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29pt"/>
    </style:style>
    <style:style style:name="co2" style:family="table-column">
      <style:table-column-properties fo:break-before="auto" style:column-width="69.9pt"/>
    </style:style>
    <style:style style:name="co3" style:family="table-column">
      <style:table-column-properties fo:break-before="auto" style:column-width="125.55pt"/>
    </style:style>
    <style:style style:name="co4" style:family="table-column">
      <style:table-column-properties fo:break-before="auto" style:column-width="64.4pt"/>
    </style:style>
    <style:style style:name="co5" style:family="table-column">
      <style:table-column-properties fo:break-before="auto" style:column-width="112.99pt"/>
    </style:style>
    <style:style style:name="co6" style:family="table-column">
      <style:table-column-properties fo:break-before="auto" style:column-width="59.7pt"/>
    </style:style>
    <style:style style:name="co7" style:family="table-column">
      <style:table-column-properties fo:break-before="auto" style:column-width="65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udents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race/ethnicity</text:p>
          </table:table-cell>
          <table:table-cell office:value-type="string" calcext:value-type="string">
            <text:p>parental level of educ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test preparation course</text:p>
          </table:table-cell>
          <table:table-cell office:value-type="string" calcext:value-type="string">
            <text:p>math score</text:p>
          </table:table-cell>
          <table:table-cell office:value-type="string" calcext:value-type="string">
            <text:p>reading score</text:p>
          </table:table-cell>
          <table:table-cell office:value-type="string" calcext:value-type="string">
            <text:p>writing score</text:p>
          </table:table-cell>
          <table:table-cell/>
          <table:table-cell office:value-type="string" calcext:value-type="string">
            <text:p>Math Mean</text:p>
          </table:table-cell>
          <table:table-cell office:value-type="string" calcext:value-type="string">
            <text:p>Math STD</text:p>
          </table:table-cell>
          <table:table-cell/>
          <table:table-cell office:value-type="string" calcext:value-type="string">
            <text:p>Read Mean</text:p>
          </table:table-cell>
          <table:table-cell office:value-type="string" calcext:value-type="string">
            <text:p>Read STD</text:p>
          </table:table-cell>
          <table:table-cell/>
          <table:table-cell office:value-type="string" calcext:value-type="string">
            <text:p>Write Mean</text:p>
          </table:table-cell>
          <table:table-cell office:value-type="string" calcext:value-type="string">
            <text:p>Write STD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AVERAGE([.F2:.F1001])" office:value-type="float" office:value="66.089" calcext:value-type="float">
            <text:p>66.089</text:p>
          </table:table-cell>
          <table:table-cell table:formula="of:=STDEV([.F2:.F1001])" office:value-type="float" office:value="15.1630800960095" calcext:value-type="float">
            <text:p>15.1630800960095</text:p>
          </table:table-cell>
          <table:table-cell/>
          <table:table-cell table:formula="of:=AVERAGE([.G1:.G1001])" office:value-type="float" office:value="69.169" calcext:value-type="float">
            <text:p>69.169</text:p>
          </table:table-cell>
          <table:table-cell table:formula="of:=STDEV([.G2:.G1001])" office:value-type="float" office:value="14.6001919372522" calcext:value-type="float">
            <text:p>14.6001919372522</text:p>
          </table:table-cell>
          <table:table-cell/>
          <table:table-cell table:formula="of:=AVERAGE([.H2:.H1001])" office:value-type="float" office:value="68.054" calcext:value-type="float">
            <text:p>68.054</text:p>
          </table:table-cell>
          <table:table-cell table:formula="of:=STDEV([.H2:.H1001])" office:value-type="float" office:value="15.1956570108696" calcext:value-type="float">
            <text:p>15.195657010869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9"/>
        </table:table-row>
      </table:table>
      <table:table table:name="Sheet2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arent Educ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Test Prep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table:formula="of:=IF([StudentsPerformance.A2] = &quot;male&quot;; 1; 0)" office:value-type="float" office:value="0" calcext:value-type="float">
            <text:p>0</text:p>
          </table:table-cell>
          <table:table-cell table:formula="of:=IF([StudentsPerformance.B2] = &quot;group A&quot;; 0; IF([StudentsPerformance.B2] = &quot;group B&quot;; 1; IF([StudentsPerformance.B2] = &quot;group C&quot;; 2; IF([StudentsPerformance.B2] = &quot;group D&quot;; 3; 4))))" office:value-type="float" office:value="1" calcext:value-type="float">
            <text:p>1</text:p>
          </table:table-cell>
          <table:table-cell table:formula="of:=IF([StudentsPerformance.C2] = &quot;some high school&quot;; 0; IF([StudentsPerformance.C2] = &quot;high school&quot;; 1; IF([StudentsPerformance.C2] = &quot;some college&quot;; 2; IF([StudentsPerformance.C2] = &quot;associate's degree&quot;; 3; IF([StudentsPerformance.C2] = &quot;bachelor's degree&quot;; 4; 5)))))" office:value-type="float" office:value="4" calcext:value-type="float">
            <text:p>4</text:p>
          </table:table-cell>
          <table:table-cell table:formula="of:=IF([StudentsPerformance.D2] = &quot;standard&quot;; 1; 0)" office:value-type="float" office:value="1" calcext:value-type="float">
            <text:p>1</text:p>
          </table:table-cell>
          <table:table-cell table:formula="of:=IF([StudentsPerformance.E2] = &quot;completed&quot;; 1; 0)" office:value-type="float" office:value="0" calcext:value-type="float">
            <text:p>0</text:p>
          </table:table-cell>
          <table:table-cell table:formula="of:=([StudentsPerformance.F2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2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2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3] = &quot;male&quot;; 1; 0)" office:value-type="float" office:value="0" calcext:value-type="float">
            <text:p>0</text:p>
          </table:table-cell>
          <table:table-cell table:formula="of:=IF([StudentsPerformance.B3] = &quot;group A&quot;; 0; IF([StudentsPerformance.B3] = &quot;group B&quot;; 1; IF([StudentsPerformance.B3] = &quot;group C&quot;; 2; IF([StudentsPerformance.B3] = &quot;group D&quot;; 3; 4))))" office:value-type="float" office:value="2" calcext:value-type="float">
            <text:p>2</text:p>
          </table:table-cell>
          <table:table-cell table:formula="of:=IF([StudentsPerformance.C3] = &quot;some high school&quot;; 0; IF([StudentsPerformance.C3] = &quot;high school&quot;; 1; IF([StudentsPerformance.C3] = &quot;some college&quot;; 2; IF([StudentsPerformance.C3] = &quot;associate's degree&quot;; 3; IF([StudentsPerformance.C3] = &quot;bachelor's degree&quot;; 4; 5)))))" office:value-type="float" office:value="2" calcext:value-type="float">
            <text:p>2</text:p>
          </table:table-cell>
          <table:table-cell table:formula="of:=IF([StudentsPerformance.D3] = &quot;standard&quot;; 1; 0)" office:value-type="float" office:value="1" calcext:value-type="float">
            <text:p>1</text:p>
          </table:table-cell>
          <table:table-cell table:formula="of:=IF([StudentsPerformance.E3] = &quot;completed&quot;; 1; 0)" office:value-type="float" office:value="1" calcext:value-type="float">
            <text:p>1</text:p>
          </table:table-cell>
          <table:table-cell table:formula="of:=([StudentsPerformance.F3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3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3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4] = &quot;male&quot;; 1; 0)" office:value-type="float" office:value="0" calcext:value-type="float">
            <text:p>0</text:p>
          </table:table-cell>
          <table:table-cell table:formula="of:=IF([StudentsPerformance.B4] = &quot;group A&quot;; 0; IF([StudentsPerformance.B4] = &quot;group B&quot;; 1; IF([StudentsPerformance.B4] = &quot;group C&quot;; 2; IF([StudentsPerformance.B4] = &quot;group D&quot;; 3; 4))))" office:value-type="float" office:value="1" calcext:value-type="float">
            <text:p>1</text:p>
          </table:table-cell>
          <table:table-cell table:formula="of:=IF([StudentsPerformance.C4] = &quot;some high school&quot;; 0; IF([StudentsPerformance.C4] = &quot;high school&quot;; 1; IF([StudentsPerformance.C4] = &quot;some college&quot;; 2; IF([StudentsPerformance.C4] = &quot;associate's degree&quot;; 3; IF([StudentsPerformance.C4] = &quot;bachelor's degree&quot;; 4; 5)))))" office:value-type="float" office:value="5" calcext:value-type="float">
            <text:p>5</text:p>
          </table:table-cell>
          <table:table-cell table:formula="of:=IF([StudentsPerformance.D4] = &quot;standard&quot;; 1; 0)" office:value-type="float" office:value="1" calcext:value-type="float">
            <text:p>1</text:p>
          </table:table-cell>
          <table:table-cell table:formula="of:=IF([StudentsPerformance.E4] = &quot;completed&quot;; 1; 0)" office:value-type="float" office:value="0" calcext:value-type="float">
            <text:p>0</text:p>
          </table:table-cell>
          <table:table-cell table:formula="of:=([StudentsPerformance.F4] - [StudentsPerformance.$J$2])/[StudentsPerformance.$K$2]" office:value-type="float" office:value="1.5769223567112" calcext:value-type="float">
            <text:p>1.5769223567112</text:p>
          </table:table-cell>
          <table:table-cell table:formula="of:=([StudentsPerformance.G4] - [StudentsPerformance.$M$2])/[StudentsPerformance.$N$2]" office:value-type="float" office:value="1.76922331644781" calcext:value-type="float">
            <text:p>1.76922331644781</text:p>
          </table:table-cell>
          <table:table-cell table:formula="of:=([StudentsPerformance.H4] - [StudentsPerformance.$P$2])/[StudentsPerformance.$Q$2]" office:value-type="float" office:value="1.64165326857245" calcext:value-type="float">
            <text:p>1.64165326857245</text:p>
          </table:table-cell>
        </table:table-row>
        <table:table-row table:style-name="ro1">
          <table:table-cell table:formula="of:=IF([StudentsPerformance.A5] = &quot;male&quot;; 1; 0)" office:value-type="float" office:value="1" calcext:value-type="float">
            <text:p>1</text:p>
          </table:table-cell>
          <table:table-cell table:formula="of:=IF([StudentsPerformance.B5] = &quot;group A&quot;; 0; IF([StudentsPerformance.B5] = &quot;group B&quot;; 1; IF([StudentsPerformance.B5] = &quot;group C&quot;; 2; IF([StudentsPerformance.B5] = &quot;group D&quot;; 3; 4))))" office:value-type="float" office:value="0" calcext:value-type="float">
            <text:p>0</text:p>
          </table:table-cell>
          <table:table-cell table:formula="of:=IF([StudentsPerformance.C5] = &quot;some high school&quot;; 0; IF([StudentsPerformance.C5] = &quot;high school&quot;; 1; IF([StudentsPerformance.C5] = &quot;some college&quot;; 2; IF([StudentsPerformance.C5] = &quot;associate's degree&quot;; 3; IF([StudentsPerformance.C5] = &quot;bachelor's degree&quot;; 4; 5)))))" office:value-type="float" office:value="3" calcext:value-type="float">
            <text:p>3</text:p>
          </table:table-cell>
          <table:table-cell table:formula="of:=IF([StudentsPerformance.D5] = &quot;standard&quot;; 1; 0)" office:value-type="float" office:value="0" calcext:value-type="float">
            <text:p>0</text:p>
          </table:table-cell>
          <table:table-cell table:formula="of:=IF([StudentsPerformance.E5] = &quot;completed&quot;; 1; 0)" office:value-type="float" office:value="0" calcext:value-type="float">
            <text:p>0</text:p>
          </table:table-cell>
          <table:table-cell table:formula="of:=([StudentsPerformance.F5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5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5] - [StudentsPerformance.$P$2])/[StudentsPerformance.$Q$2]" office:value-type="float" office:value="-1.58295228582705" calcext:value-type="float">
            <text:p>-1.58295228582705</text:p>
          </table:table-cell>
        </table:table-row>
        <table:table-row table:style-name="ro1">
          <table:table-cell table:formula="of:=IF([StudentsPerformance.A6] = &quot;male&quot;; 1; 0)" office:value-type="float" office:value="1" calcext:value-type="float">
            <text:p>1</text:p>
          </table:table-cell>
          <table:table-cell table:formula="of:=IF([StudentsPerformance.B6] = &quot;group A&quot;; 0; IF([StudentsPerformance.B6] = &quot;group B&quot;; 1; IF([StudentsPerformance.B6] = &quot;group C&quot;; 2; IF([StudentsPerformance.B6] = &quot;group D&quot;; 3; 4))))" office:value-type="float" office:value="2" calcext:value-type="float">
            <text:p>2</text:p>
          </table:table-cell>
          <table:table-cell table:formula="of:=IF([StudentsPerformance.C6] = &quot;some high school&quot;; 0; IF([StudentsPerformance.C6] = &quot;high school&quot;; 1; IF([StudentsPerformance.C6] = &quot;some college&quot;; 2; IF([StudentsPerformance.C6] = &quot;associate's degree&quot;; 3; IF([StudentsPerformance.C6] = &quot;bachelor's degree&quot;; 4; 5)))))" office:value-type="float" office:value="2" calcext:value-type="float">
            <text:p>2</text:p>
          </table:table-cell>
          <table:table-cell table:formula="of:=IF([StudentsPerformance.D6] = &quot;standard&quot;; 1; 0)" office:value-type="float" office:value="1" calcext:value-type="float">
            <text:p>1</text:p>
          </table:table-cell>
          <table:table-cell table:formula="of:=IF([StudentsPerformance.E6] = &quot;completed&quot;; 1; 0)" office:value-type="float" office:value="0" calcext:value-type="float">
            <text:p>0</text:p>
          </table:table-cell>
          <table:table-cell table:formula="of:=([StudentsPerformance.F6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6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6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7] = &quot;male&quot;; 1; 0)" office:value-type="float" office:value="0" calcext:value-type="float">
            <text:p>0</text:p>
          </table:table-cell>
          <table:table-cell table:formula="of:=IF([StudentsPerformance.B7] = &quot;group A&quot;; 0; IF([StudentsPerformance.B7] = &quot;group B&quot;; 1; IF([StudentsPerformance.B7] = &quot;group C&quot;; 2; IF([StudentsPerformance.B7] = &quot;group D&quot;; 3; 4))))" office:value-type="float" office:value="1" calcext:value-type="float">
            <text:p>1</text:p>
          </table:table-cell>
          <table:table-cell table:formula="of:=IF([StudentsPerformance.C7] = &quot;some high school&quot;; 0; IF([StudentsPerformance.C7] = &quot;high school&quot;; 1; IF([StudentsPerformance.C7] = &quot;some college&quot;; 2; IF([StudentsPerformance.C7] = &quot;associate's degree&quot;; 3; IF([StudentsPerformance.C7] = &quot;bachelor's degree&quot;; 4; 5)))))" office:value-type="float" office:value="3" calcext:value-type="float">
            <text:p>3</text:p>
          </table:table-cell>
          <table:table-cell table:formula="of:=IF([StudentsPerformance.D7] = &quot;standard&quot;; 1; 0)" office:value-type="float" office:value="1" calcext:value-type="float">
            <text:p>1</text:p>
          </table:table-cell>
          <table:table-cell table:formula="of:=IF([StudentsPerformance.E7] = &quot;completed&quot;; 1; 0)" office:value-type="float" office:value="0" calcext:value-type="float">
            <text:p>0</text:p>
          </table:table-cell>
          <table:table-cell table:formula="of:=([StudentsPerformance.F7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7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7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8] = &quot;male&quot;; 1; 0)" office:value-type="float" office:value="0" calcext:value-type="float">
            <text:p>0</text:p>
          </table:table-cell>
          <table:table-cell table:formula="of:=IF([StudentsPerformance.B8] = &quot;group A&quot;; 0; IF([StudentsPerformance.B8] = &quot;group B&quot;; 1; IF([StudentsPerformance.B8] = &quot;group C&quot;; 2; IF([StudentsPerformance.B8] = &quot;group D&quot;; 3; 4))))" office:value-type="float" office:value="1" calcext:value-type="float">
            <text:p>1</text:p>
          </table:table-cell>
          <table:table-cell table:formula="of:=IF([StudentsPerformance.C8] = &quot;some high school&quot;; 0; IF([StudentsPerformance.C8] = &quot;high school&quot;; 1; IF([StudentsPerformance.C8] = &quot;some college&quot;; 2; IF([StudentsPerformance.C8] = &quot;associate's degree&quot;; 3; IF([StudentsPerformance.C8] = &quot;bachelor's degree&quot;; 4; 5)))))" office:value-type="float" office:value="2" calcext:value-type="float">
            <text:p>2</text:p>
          </table:table-cell>
          <table:table-cell table:formula="of:=IF([StudentsPerformance.D8] = &quot;standard&quot;; 1; 0)" office:value-type="float" office:value="1" calcext:value-type="float">
            <text:p>1</text:p>
          </table:table-cell>
          <table:table-cell table:formula="of:=IF([StudentsPerformance.E8] = &quot;completed&quot;; 1; 0)" office:value-type="float" office:value="1" calcext:value-type="float">
            <text:p>1</text:p>
          </table:table-cell>
          <table:table-cell table:formula="of:=([StudentsPerformance.F8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8] - [StudentsPerformance.$M$2])/[StudentsPerformance.$N$2]" office:value-type="float" office:value="1.76922331644781" calcext:value-type="float">
            <text:p>1.76922331644781</text:p>
          </table:table-cell>
          <table:table-cell table:formula="of:=([StudentsPerformance.H8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9] = &quot;male&quot;; 1; 0)" office:value-type="float" office:value="1" calcext:value-type="float">
            <text:p>1</text:p>
          </table:table-cell>
          <table:table-cell table:formula="of:=IF([StudentsPerformance.B9] = &quot;group A&quot;; 0; IF([StudentsPerformance.B9] = &quot;group B&quot;; 1; IF([StudentsPerformance.B9] = &quot;group C&quot;; 2; IF([StudentsPerformance.B9] = &quot;group D&quot;; 3; 4))))" office:value-type="float" office:value="1" calcext:value-type="float">
            <text:p>1</text:p>
          </table:table-cell>
          <table:table-cell table:formula="of:=IF([StudentsPerformance.C9] = &quot;some high school&quot;; 0; IF([StudentsPerformance.C9] = &quot;high school&quot;; 1; IF([StudentsPerformance.C9] = &quot;some college&quot;; 2; IF([StudentsPerformance.C9] = &quot;associate's degree&quot;; 3; IF([StudentsPerformance.C9] = &quot;bachelor's degree&quot;; 4; 5)))))" office:value-type="float" office:value="2" calcext:value-type="float">
            <text:p>2</text:p>
          </table:table-cell>
          <table:table-cell table:formula="of:=IF([StudentsPerformance.D9] = &quot;standard&quot;; 1; 0)" office:value-type="float" office:value="0" calcext:value-type="float">
            <text:p>0</text:p>
          </table:table-cell>
          <table:table-cell table:formula="of:=IF([StudentsPerformance.E9] = &quot;completed&quot;; 1; 0)" office:value-type="float" office:value="0" calcext:value-type="float">
            <text:p>0</text:p>
          </table:table-cell>
          <table:table-cell table:formula="of:=([StudentsPerformance.F9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9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9] - [StudentsPerformance.$P$2])/[StudentsPerformance.$Q$2]" office:value-type="float" office:value="-1.91199366892904" calcext:value-type="float">
            <text:p>-1.91199366892904</text:p>
          </table:table-cell>
        </table:table-row>
        <table:table-row table:style-name="ro1">
          <table:table-cell table:formula="of:=IF([StudentsPerformance.A10] = &quot;male&quot;; 1; 0)" office:value-type="float" office:value="1" calcext:value-type="float">
            <text:p>1</text:p>
          </table:table-cell>
          <table:table-cell table:formula="of:=IF([StudentsPerformance.B10] = &quot;group A&quot;; 0; IF([StudentsPerformance.B10] = &quot;group B&quot;; 1; IF([StudentsPerformance.B10] = &quot;group C&quot;; 2; IF([StudentsPerformance.B10] = &quot;group D&quot;; 3; 4))))" office:value-type="float" office:value="3" calcext:value-type="float">
            <text:p>3</text:p>
          </table:table-cell>
          <table:table-cell table:formula="of:=IF([StudentsPerformance.C10] = &quot;some high school&quot;; 0; IF([StudentsPerformance.C10] = &quot;high school&quot;; 1; IF([StudentsPerformance.C10] = &quot;some college&quot;; 2; IF([StudentsPerformance.C10] = &quot;associate's degree&quot;; 3; IF([StudentsPerformance.C10] = &quot;bachelor's degree&quot;; 4; 5)))))" office:value-type="float" office:value="1" calcext:value-type="float">
            <text:p>1</text:p>
          </table:table-cell>
          <table:table-cell table:formula="of:=IF([StudentsPerformance.D10] = &quot;standard&quot;; 1; 0)" office:value-type="float" office:value="0" calcext:value-type="float">
            <text:p>0</text:p>
          </table:table-cell>
          <table:table-cell table:formula="of:=IF([StudentsPerformance.E10] = &quot;completed&quot;; 1; 0)" office:value-type="float" office:value="1" calcext:value-type="float">
            <text:p>1</text:p>
          </table:table-cell>
          <table:table-cell table:formula="of:=([StudentsPerformance.F10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10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10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11] = &quot;male&quot;; 1; 0)" office:value-type="float" office:value="0" calcext:value-type="float">
            <text:p>0</text:p>
          </table:table-cell>
          <table:table-cell table:formula="of:=IF([StudentsPerformance.B11] = &quot;group A&quot;; 0; IF([StudentsPerformance.B11] = &quot;group B&quot;; 1; IF([StudentsPerformance.B11] = &quot;group C&quot;; 2; IF([StudentsPerformance.B11] = &quot;group D&quot;; 3; 4))))" office:value-type="float" office:value="1" calcext:value-type="float">
            <text:p>1</text:p>
          </table:table-cell>
          <table:table-cell table:formula="of:=IF([StudentsPerformance.C11] = &quot;some high school&quot;; 0; IF([StudentsPerformance.C11] = &quot;high school&quot;; 1; IF([StudentsPerformance.C11] = &quot;some college&quot;; 2; IF([StudentsPerformance.C11] = &quot;associate's degree&quot;; 3; IF([StudentsPerformance.C11] = &quot;bachelor's degree&quot;; 4; 5)))))" office:value-type="float" office:value="1" calcext:value-type="float">
            <text:p>1</text:p>
          </table:table-cell>
          <table:table-cell table:formula="of:=IF([StudentsPerformance.D11] = &quot;standard&quot;; 1; 0)" office:value-type="float" office:value="0" calcext:value-type="float">
            <text:p>0</text:p>
          </table:table-cell>
          <table:table-cell table:formula="of:=IF([StudentsPerformance.E11] = &quot;completed&quot;; 1; 0)" office:value-type="float" office:value="0" calcext:value-type="float">
            <text:p>0</text:p>
          </table:table-cell>
          <table:table-cell table:formula="of:=([StudentsPerformance.F11] - [StudentsPerformance.$J$2])/[StudentsPerformance.$K$2]" office:value-type="float" office:value="-1.85246004256037" calcext:value-type="float">
            <text:p>-1.85246004256037</text:p>
          </table:table-cell>
          <table:table-cell table:formula="of:=([StudentsPerformance.G11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11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12] = &quot;male&quot;; 1; 0)" office:value-type="float" office:value="1" calcext:value-type="float">
            <text:p>1</text:p>
          </table:table-cell>
          <table:table-cell table:formula="of:=IF([StudentsPerformance.B12] = &quot;group A&quot;; 0; IF([StudentsPerformance.B12] = &quot;group B&quot;; 1; IF([StudentsPerformance.B12] = &quot;group C&quot;; 2; IF([StudentsPerformance.B12] = &quot;group D&quot;; 3; 4))))" office:value-type="float" office:value="2" calcext:value-type="float">
            <text:p>2</text:p>
          </table:table-cell>
          <table:table-cell table:formula="of:=IF([StudentsPerformance.C12] = &quot;some high school&quot;; 0; IF([StudentsPerformance.C12] = &quot;high school&quot;; 1; IF([StudentsPerformance.C12] = &quot;some college&quot;; 2; IF([StudentsPerformance.C12] = &quot;associate's degree&quot;; 3; IF([StudentsPerformance.C12] = &quot;bachelor's degree&quot;; 4; 5)))))" office:value-type="float" office:value="3" calcext:value-type="float">
            <text:p>3</text:p>
          </table:table-cell>
          <table:table-cell table:formula="of:=IF([StudentsPerformance.D12] = &quot;standard&quot;; 1; 0)" office:value-type="float" office:value="1" calcext:value-type="float">
            <text:p>1</text:p>
          </table:table-cell>
          <table:table-cell table:formula="of:=IF([StudentsPerformance.E12] = &quot;completed&quot;; 1; 0)" office:value-type="float" office:value="0" calcext:value-type="float">
            <text:p>0</text:p>
          </table:table-cell>
          <table:table-cell table:formula="of:=([StudentsPerformance.F12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12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12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13] = &quot;male&quot;; 1; 0)" office:value-type="float" office:value="1" calcext:value-type="float">
            <text:p>1</text:p>
          </table:table-cell>
          <table:table-cell table:formula="of:=IF([StudentsPerformance.B13] = &quot;group A&quot;; 0; IF([StudentsPerformance.B13] = &quot;group B&quot;; 1; IF([StudentsPerformance.B13] = &quot;group C&quot;; 2; IF([StudentsPerformance.B13] = &quot;group D&quot;; 3; 4))))" office:value-type="float" office:value="3" calcext:value-type="float">
            <text:p>3</text:p>
          </table:table-cell>
          <table:table-cell table:formula="of:=IF([StudentsPerformance.C13] = &quot;some high school&quot;; 0; IF([StudentsPerformance.C13] = &quot;high school&quot;; 1; IF([StudentsPerformance.C13] = &quot;some college&quot;; 2; IF([StudentsPerformance.C13] = &quot;associate's degree&quot;; 3; IF([StudentsPerformance.C13] = &quot;bachelor's degree&quot;; 4; 5)))))" office:value-type="float" office:value="3" calcext:value-type="float">
            <text:p>3</text:p>
          </table:table-cell>
          <table:table-cell table:formula="of:=IF([StudentsPerformance.D13] = &quot;standard&quot;; 1; 0)" office:value-type="float" office:value="1" calcext:value-type="float">
            <text:p>1</text:p>
          </table:table-cell>
          <table:table-cell table:formula="of:=IF([StudentsPerformance.E13] = &quot;completed&quot;; 1; 0)" office:value-type="float" office:value="0" calcext:value-type="float">
            <text:p>0</text:p>
          </table:table-cell>
          <table:table-cell table:formula="of:=([StudentsPerformance.F13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13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13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14] = &quot;male&quot;; 1; 0)" office:value-type="float" office:value="0" calcext:value-type="float">
            <text:p>0</text:p>
          </table:table-cell>
          <table:table-cell table:formula="of:=IF([StudentsPerformance.B14] = &quot;group A&quot;; 0; IF([StudentsPerformance.B14] = &quot;group B&quot;; 1; IF([StudentsPerformance.B14] = &quot;group C&quot;; 2; IF([StudentsPerformance.B14] = &quot;group D&quot;; 3; 4))))" office:value-type="float" office:value="1" calcext:value-type="float">
            <text:p>1</text:p>
          </table:table-cell>
          <table:table-cell table:formula="of:=IF([StudentsPerformance.C14] = &quot;some high school&quot;; 0; IF([StudentsPerformance.C14] = &quot;high school&quot;; 1; IF([StudentsPerformance.C14] = &quot;some college&quot;; 2; IF([StudentsPerformance.C14] = &quot;associate's degree&quot;; 3; IF([StudentsPerformance.C14] = &quot;bachelor's degree&quot;; 4; 5)))))" office:value-type="float" office:value="1" calcext:value-type="float">
            <text:p>1</text:p>
          </table:table-cell>
          <table:table-cell table:formula="of:=IF([StudentsPerformance.D14] = &quot;standard&quot;; 1; 0)" office:value-type="float" office:value="1" calcext:value-type="float">
            <text:p>1</text:p>
          </table:table-cell>
          <table:table-cell table:formula="of:=IF([StudentsPerformance.E14] = &quot;completed&quot;; 1; 0)" office:value-type="float" office:value="0" calcext:value-type="float">
            <text:p>0</text:p>
          </table:table-cell>
          <table:table-cell table:formula="of:=([StudentsPerformance.F14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14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14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15] = &quot;male&quot;; 1; 0)" office:value-type="float" office:value="1" calcext:value-type="float">
            <text:p>1</text:p>
          </table:table-cell>
          <table:table-cell table:formula="of:=IF([StudentsPerformance.B15] = &quot;group A&quot;; 0; IF([StudentsPerformance.B15] = &quot;group B&quot;; 1; IF([StudentsPerformance.B15] = &quot;group C&quot;; 2; IF([StudentsPerformance.B15] = &quot;group D&quot;; 3; 4))))" office:value-type="float" office:value="0" calcext:value-type="float">
            <text:p>0</text:p>
          </table:table-cell>
          <table:table-cell table:formula="of:=IF([StudentsPerformance.C15] = &quot;some high school&quot;; 0; IF([StudentsPerformance.C15] = &quot;high school&quot;; 1; IF([StudentsPerformance.C15] = &quot;some college&quot;; 2; IF([StudentsPerformance.C15] = &quot;associate's degree&quot;; 3; IF([StudentsPerformance.C15] = &quot;bachelor's degree&quot;; 4; 5)))))" office:value-type="float" office:value="2" calcext:value-type="float">
            <text:p>2</text:p>
          </table:table-cell>
          <table:table-cell table:formula="of:=IF([StudentsPerformance.D15] = &quot;standard&quot;; 1; 0)" office:value-type="float" office:value="1" calcext:value-type="float">
            <text:p>1</text:p>
          </table:table-cell>
          <table:table-cell table:formula="of:=IF([StudentsPerformance.E15] = &quot;completed&quot;; 1; 0)" office:value-type="float" office:value="1" calcext:value-type="float">
            <text:p>1</text:p>
          </table:table-cell>
          <table:table-cell table:formula="of:=([StudentsPerformance.F15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15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15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16] = &quot;male&quot;; 1; 0)" office:value-type="float" office:value="0" calcext:value-type="float">
            <text:p>0</text:p>
          </table:table-cell>
          <table:table-cell table:formula="of:=IF([StudentsPerformance.B16] = &quot;group A&quot;; 0; IF([StudentsPerformance.B16] = &quot;group B&quot;; 1; IF([StudentsPerformance.B16] = &quot;group C&quot;; 2; IF([StudentsPerformance.B16] = &quot;group D&quot;; 3; 4))))" office:value-type="float" office:value="0" calcext:value-type="float">
            <text:p>0</text:p>
          </table:table-cell>
          <table:table-cell table:formula="of:=IF([StudentsPerformance.C16] = &quot;some high school&quot;; 0; IF([StudentsPerformance.C16] = &quot;high school&quot;; 1; IF([StudentsPerformance.C16] = &quot;some college&quot;; 2; IF([StudentsPerformance.C16] = &quot;associate's degree&quot;; 3; IF([StudentsPerformance.C16] = &quot;bachelor's degree&quot;; 4; 5)))))" office:value-type="float" office:value="5" calcext:value-type="float">
            <text:p>5</text:p>
          </table:table-cell>
          <table:table-cell table:formula="of:=IF([StudentsPerformance.D16] = &quot;standard&quot;; 1; 0)" office:value-type="float" office:value="1" calcext:value-type="float">
            <text:p>1</text:p>
          </table:table-cell>
          <table:table-cell table:formula="of:=IF([StudentsPerformance.E16] = &quot;completed&quot;; 1; 0)" office:value-type="float" office:value="0" calcext:value-type="float">
            <text:p>0</text:p>
          </table:table-cell>
          <table:table-cell table:formula="of:=([StudentsPerformance.F16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16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16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17] = &quot;male&quot;; 1; 0)" office:value-type="float" office:value="0" calcext:value-type="float">
            <text:p>0</text:p>
          </table:table-cell>
          <table:table-cell table:formula="of:=IF([StudentsPerformance.B17] = &quot;group A&quot;; 0; IF([StudentsPerformance.B17] = &quot;group B&quot;; 1; IF([StudentsPerformance.B17] = &quot;group C&quot;; 2; IF([StudentsPerformance.B17] = &quot;group D&quot;; 3; 4))))" office:value-type="float" office:value="2" calcext:value-type="float">
            <text:p>2</text:p>
          </table:table-cell>
          <table:table-cell table:formula="of:=IF([StudentsPerformance.C17] = &quot;some high school&quot;; 0; IF([StudentsPerformance.C17] = &quot;high school&quot;; 1; IF([StudentsPerformance.C17] = &quot;some college&quot;; 2; IF([StudentsPerformance.C17] = &quot;associate's degree&quot;; 3; IF([StudentsPerformance.C17] = &quot;bachelor's degree&quot;; 4; 5)))))" office:value-type="float" office:value="0" calcext:value-type="float">
            <text:p>0</text:p>
          </table:table-cell>
          <table:table-cell table:formula="of:=IF([StudentsPerformance.D17] = &quot;standard&quot;; 1; 0)" office:value-type="float" office:value="1" calcext:value-type="float">
            <text:p>1</text:p>
          </table:table-cell>
          <table:table-cell table:formula="of:=IF([StudentsPerformance.E17] = &quot;completed&quot;; 1; 0)" office:value-type="float" office:value="0" calcext:value-type="float">
            <text:p>0</text:p>
          </table:table-cell>
          <table:table-cell table:formula="of:=([StudentsPerformance.F17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17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17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18] = &quot;male&quot;; 1; 0)" office:value-type="float" office:value="1" calcext:value-type="float">
            <text:p>1</text:p>
          </table:table-cell>
          <table:table-cell table:formula="of:=IF([StudentsPerformance.B18] = &quot;group A&quot;; 0; IF([StudentsPerformance.B18] = &quot;group B&quot;; 1; IF([StudentsPerformance.B18] = &quot;group C&quot;; 2; IF([StudentsPerformance.B18] = &quot;group D&quot;; 3; 4))))" office:value-type="float" office:value="2" calcext:value-type="float">
            <text:p>2</text:p>
          </table:table-cell>
          <table:table-cell table:formula="of:=IF([StudentsPerformance.C18] = &quot;some high school&quot;; 0; IF([StudentsPerformance.C18] = &quot;high school&quot;; 1; IF([StudentsPerformance.C18] = &quot;some college&quot;; 2; IF([StudentsPerformance.C18] = &quot;associate's degree&quot;; 3; IF([StudentsPerformance.C18] = &quot;bachelor's degree&quot;; 4; 5)))))" office:value-type="float" office:value="1" calcext:value-type="float">
            <text:p>1</text:p>
          </table:table-cell>
          <table:table-cell table:formula="of:=IF([StudentsPerformance.D18] = &quot;standard&quot;; 1; 0)" office:value-type="float" office:value="1" calcext:value-type="float">
            <text:p>1</text:p>
          </table:table-cell>
          <table:table-cell table:formula="of:=IF([StudentsPerformance.E18] = &quot;completed&quot;; 1; 0)" office:value-type="float" office:value="0" calcext:value-type="float">
            <text:p>0</text:p>
          </table:table-cell>
          <table:table-cell table:formula="of:=([StudentsPerformance.F18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18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18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19] = &quot;male&quot;; 1; 0)" office:value-type="float" office:value="0" calcext:value-type="float">
            <text:p>0</text:p>
          </table:table-cell>
          <table:table-cell table:formula="of:=IF([StudentsPerformance.B19] = &quot;group A&quot;; 0; IF([StudentsPerformance.B19] = &quot;group B&quot;; 1; IF([StudentsPerformance.B19] = &quot;group C&quot;; 2; IF([StudentsPerformance.B19] = &quot;group D&quot;; 3; 4))))" office:value-type="float" office:value="1" calcext:value-type="float">
            <text:p>1</text:p>
          </table:table-cell>
          <table:table-cell table:formula="of:=IF([StudentsPerformance.C19] = &quot;some high school&quot;; 0; IF([StudentsPerformance.C19] = &quot;high school&quot;; 1; IF([StudentsPerformance.C19] = &quot;some college&quot;; 2; IF([StudentsPerformance.C19] = &quot;associate's degree&quot;; 3; IF([StudentsPerformance.C19] = &quot;bachelor's degree&quot;; 4; 5)))))" office:value-type="float" office:value="0" calcext:value-type="float">
            <text:p>0</text:p>
          </table:table-cell>
          <table:table-cell table:formula="of:=IF([StudentsPerformance.D19] = &quot;standard&quot;; 1; 0)" office:value-type="float" office:value="0" calcext:value-type="float">
            <text:p>0</text:p>
          </table:table-cell>
          <table:table-cell table:formula="of:=IF([StudentsPerformance.E19] = &quot;completed&quot;; 1; 0)" office:value-type="float" office:value="0" calcext:value-type="float">
            <text:p>0</text:p>
          </table:table-cell>
          <table:table-cell table:formula="of:=([StudentsPerformance.F19] - [StudentsPerformance.$J$2])/[StudentsPerformance.$K$2]" office:value-type="float" office:value="-3.17145327304944" calcext:value-type="float">
            <text:p>-3.17145327304944</text:p>
          </table:table-cell>
          <table:table-cell table:formula="of:=([StudentsPerformance.G19] - [StudentsPerformance.$M$2])/[StudentsPerformance.$N$2]" office:value-type="float" office:value="-2.54578844988768" calcext:value-type="float">
            <text:p>-2.54578844988768</text:p>
          </table:table-cell>
          <table:table-cell table:formula="of:=([StudentsPerformance.H19] - [StudentsPerformance.$P$2])/[StudentsPerformance.$Q$2]" office:value-type="float" office:value="-2.63588471175342" calcext:value-type="float">
            <text:p>-2.63588471175342</text:p>
          </table:table-cell>
        </table:table-row>
        <table:table-row table:style-name="ro1">
          <table:table-cell table:formula="of:=IF([StudentsPerformance.A20] = &quot;male&quot;; 1; 0)" office:value-type="float" office:value="1" calcext:value-type="float">
            <text:p>1</text:p>
          </table:table-cell>
          <table:table-cell table:formula="of:=IF([StudentsPerformance.B20] = &quot;group A&quot;; 0; IF([StudentsPerformance.B20] = &quot;group B&quot;; 1; IF([StudentsPerformance.B20] = &quot;group C&quot;; 2; IF([StudentsPerformance.B20] = &quot;group D&quot;; 3; 4))))" office:value-type="float" office:value="2" calcext:value-type="float">
            <text:p>2</text:p>
          </table:table-cell>
          <table:table-cell table:formula="of:=IF([StudentsPerformance.C20] = &quot;some high school&quot;; 0; IF([StudentsPerformance.C20] = &quot;high school&quot;; 1; IF([StudentsPerformance.C20] = &quot;some college&quot;; 2; IF([StudentsPerformance.C20] = &quot;associate's degree&quot;; 3; IF([StudentsPerformance.C20] = &quot;bachelor's degree&quot;; 4; 5)))))" office:value-type="float" office:value="5" calcext:value-type="float">
            <text:p>5</text:p>
          </table:table-cell>
          <table:table-cell table:formula="of:=IF([StudentsPerformance.D20] = &quot;standard&quot;; 1; 0)" office:value-type="float" office:value="0" calcext:value-type="float">
            <text:p>0</text:p>
          </table:table-cell>
          <table:table-cell table:formula="of:=IF([StudentsPerformance.E20] = &quot;completed&quot;; 1; 0)" office:value-type="float" office:value="1" calcext:value-type="float">
            <text:p>1</text:p>
          </table:table-cell>
          <table:table-cell table:formula="of:=([StudentsPerformance.F20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20] - [StudentsPerformance.$M$2])/[StudentsPerformance.$N$2]" office:value-type="float" office:value="-1.86086594729475" calcext:value-type="float">
            <text:p>-1.86086594729475</text:p>
          </table:table-cell>
          <table:table-cell table:formula="of:=([StudentsPerformance.H20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21] = &quot;male&quot;; 1; 0)" office:value-type="float" office:value="0" calcext:value-type="float">
            <text:p>0</text:p>
          </table:table-cell>
          <table:table-cell table:formula="of:=IF([StudentsPerformance.B21] = &quot;group A&quot;; 0; IF([StudentsPerformance.B21] = &quot;group B&quot;; 1; IF([StudentsPerformance.B21] = &quot;group C&quot;; 2; IF([StudentsPerformance.B21] = &quot;group D&quot;; 3; 4))))" office:value-type="float" office:value="2" calcext:value-type="float">
            <text:p>2</text:p>
          </table:table-cell>
          <table:table-cell table:formula="of:=IF([StudentsPerformance.C21] = &quot;some high school&quot;; 0; IF([StudentsPerformance.C21] = &quot;high school&quot;; 1; IF([StudentsPerformance.C21] = &quot;some college&quot;; 2; IF([StudentsPerformance.C21] = &quot;associate's degree&quot;; 3; IF([StudentsPerformance.C21] = &quot;bachelor's degree&quot;; 4; 5)))))" office:value-type="float" office:value="3" calcext:value-type="float">
            <text:p>3</text:p>
          </table:table-cell>
          <table:table-cell table:formula="of:=IF([StudentsPerformance.D21] = &quot;standard&quot;; 1; 0)" office:value-type="float" office:value="0" calcext:value-type="float">
            <text:p>0</text:p>
          </table:table-cell>
          <table:table-cell table:formula="of:=IF([StudentsPerformance.E21] = &quot;completed&quot;; 1; 0)" office:value-type="float" office:value="0" calcext:value-type="float">
            <text:p>0</text:p>
          </table:table-cell>
          <table:table-cell table:formula="of:=([StudentsPerformance.F21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21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21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22] = &quot;male&quot;; 1; 0)" office:value-type="float" office:value="1" calcext:value-type="float">
            <text:p>1</text:p>
          </table:table-cell>
          <table:table-cell table:formula="of:=IF([StudentsPerformance.B22] = &quot;group A&quot;; 0; IF([StudentsPerformance.B22] = &quot;group B&quot;; 1; IF([StudentsPerformance.B22] = &quot;group C&quot;; 2; IF([StudentsPerformance.B22] = &quot;group D&quot;; 3; 4))))" office:value-type="float" office:value="3" calcext:value-type="float">
            <text:p>3</text:p>
          </table:table-cell>
          <table:table-cell table:formula="of:=IF([StudentsPerformance.C22] = &quot;some high school&quot;; 0; IF([StudentsPerformance.C22] = &quot;high school&quot;; 1; IF([StudentsPerformance.C22] = &quot;some college&quot;; 2; IF([StudentsPerformance.C22] = &quot;associate's degree&quot;; 3; IF([StudentsPerformance.C22] = &quot;bachelor's degree&quot;; 4; 5)))))" office:value-type="float" office:value="1" calcext:value-type="float">
            <text:p>1</text:p>
          </table:table-cell>
          <table:table-cell table:formula="of:=IF([StudentsPerformance.D22] = &quot;standard&quot;; 1; 0)" office:value-type="float" office:value="1" calcext:value-type="float">
            <text:p>1</text:p>
          </table:table-cell>
          <table:table-cell table:formula="of:=IF([StudentsPerformance.E22] = &quot;completed&quot;; 1; 0)" office:value-type="float" office:value="0" calcext:value-type="float">
            <text:p>0</text:p>
          </table:table-cell>
          <table:table-cell table:formula="of:=([StudentsPerformance.F22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22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22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23] = &quot;male&quot;; 1; 0)" office:value-type="float" office:value="0" calcext:value-type="float">
            <text:p>0</text:p>
          </table:table-cell>
          <table:table-cell table:formula="of:=IF([StudentsPerformance.B23] = &quot;group A&quot;; 0; IF([StudentsPerformance.B23] = &quot;group B&quot;; 1; IF([StudentsPerformance.B23] = &quot;group C&quot;; 2; IF([StudentsPerformance.B23] = &quot;group D&quot;; 3; 4))))" office:value-type="float" office:value="1" calcext:value-type="float">
            <text:p>1</text:p>
          </table:table-cell>
          <table:table-cell table:formula="of:=IF([StudentsPerformance.C23] = &quot;some high school&quot;; 0; IF([StudentsPerformance.C23] = &quot;high school&quot;; 1; IF([StudentsPerformance.C23] = &quot;some college&quot;; 2; IF([StudentsPerformance.C23] = &quot;associate's degree&quot;; 3; IF([StudentsPerformance.C23] = &quot;bachelor's degree&quot;; 4; 5)))))" office:value-type="float" office:value="2" calcext:value-type="float">
            <text:p>2</text:p>
          </table:table-cell>
          <table:table-cell table:formula="of:=IF([StudentsPerformance.D23] = &quot;standard&quot;; 1; 0)" office:value-type="float" office:value="0" calcext:value-type="float">
            <text:p>0</text:p>
          </table:table-cell>
          <table:table-cell table:formula="of:=IF([StudentsPerformance.E23] = &quot;completed&quot;; 1; 0)" office:value-type="float" office:value="1" calcext:value-type="float">
            <text:p>1</text:p>
          </table:table-cell>
          <table:table-cell table:formula="of:=([StudentsPerformance.F23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23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23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24] = &quot;male&quot;; 1; 0)" office:value-type="float" office:value="1" calcext:value-type="float">
            <text:p>1</text:p>
          </table:table-cell>
          <table:table-cell table:formula="of:=IF([StudentsPerformance.B24] = &quot;group A&quot;; 0; IF([StudentsPerformance.B24] = &quot;group B&quot;; 1; IF([StudentsPerformance.B24] = &quot;group C&quot;; 2; IF([StudentsPerformance.B24] = &quot;group D&quot;; 3; 4))))" office:value-type="float" office:value="3" calcext:value-type="float">
            <text:p>3</text:p>
          </table:table-cell>
          <table:table-cell table:formula="of:=IF([StudentsPerformance.C24] = &quot;some high school&quot;; 0; IF([StudentsPerformance.C24] = &quot;high school&quot;; 1; IF([StudentsPerformance.C24] = &quot;some college&quot;; 2; IF([StudentsPerformance.C24] = &quot;associate's degree&quot;; 3; IF([StudentsPerformance.C24] = &quot;bachelor's degree&quot;; 4; 5)))))" office:value-type="float" office:value="2" calcext:value-type="float">
            <text:p>2</text:p>
          </table:table-cell>
          <table:table-cell table:formula="of:=IF([StudentsPerformance.D24] = &quot;standard&quot;; 1; 0)" office:value-type="float" office:value="1" calcext:value-type="float">
            <text:p>1</text:p>
          </table:table-cell>
          <table:table-cell table:formula="of:=IF([StudentsPerformance.E24] = &quot;completed&quot;; 1; 0)" office:value-type="float" office:value="0" calcext:value-type="float">
            <text:p>0</text:p>
          </table:table-cell>
          <table:table-cell table:formula="of:=([StudentsPerformance.F24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24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24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25] = &quot;male&quot;; 1; 0)" office:value-type="float" office:value="0" calcext:value-type="float">
            <text:p>0</text:p>
          </table:table-cell>
          <table:table-cell table:formula="of:=IF([StudentsPerformance.B25] = &quot;group A&quot;; 0; IF([StudentsPerformance.B25] = &quot;group B&quot;; 1; IF([StudentsPerformance.B25] = &quot;group C&quot;; 2; IF([StudentsPerformance.B25] = &quot;group D&quot;; 3; 4))))" office:value-type="float" office:value="2" calcext:value-type="float">
            <text:p>2</text:p>
          </table:table-cell>
          <table:table-cell table:formula="of:=IF([StudentsPerformance.C25] = &quot;some high school&quot;; 0; IF([StudentsPerformance.C25] = &quot;high school&quot;; 1; IF([StudentsPerformance.C25] = &quot;some college&quot;; 2; IF([StudentsPerformance.C25] = &quot;associate's degree&quot;; 3; IF([StudentsPerformance.C25] = &quot;bachelor's degree&quot;; 4; 5)))))" office:value-type="float" office:value="0" calcext:value-type="float">
            <text:p>0</text:p>
          </table:table-cell>
          <table:table-cell table:formula="of:=IF([StudentsPerformance.D25] = &quot;standard&quot;; 1; 0)" office:value-type="float" office:value="1" calcext:value-type="float">
            <text:p>1</text:p>
          </table:table-cell>
          <table:table-cell table:formula="of:=IF([StudentsPerformance.E25] = &quot;completed&quot;; 1; 0)" office:value-type="float" office:value="0" calcext:value-type="float">
            <text:p>0</text:p>
          </table:table-cell>
          <table:table-cell table:formula="of:=([StudentsPerformance.F25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25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25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26] = &quot;male&quot;; 1; 0)" office:value-type="float" office:value="1" calcext:value-type="float">
            <text:p>1</text:p>
          </table:table-cell>
          <table:table-cell table:formula="of:=IF([StudentsPerformance.B26] = &quot;group A&quot;; 0; IF([StudentsPerformance.B26] = &quot;group B&quot;; 1; IF([StudentsPerformance.B26] = &quot;group C&quot;; 2; IF([StudentsPerformance.B26] = &quot;group D&quot;; 3; 4))))" office:value-type="float" office:value="3" calcext:value-type="float">
            <text:p>3</text:p>
          </table:table-cell>
          <table:table-cell table:formula="of:=IF([StudentsPerformance.C26] = &quot;some high school&quot;; 0; IF([StudentsPerformance.C26] = &quot;high school&quot;; 1; IF([StudentsPerformance.C26] = &quot;some college&quot;; 2; IF([StudentsPerformance.C26] = &quot;associate's degree&quot;; 3; IF([StudentsPerformance.C26] = &quot;bachelor's degree&quot;; 4; 5)))))" office:value-type="float" office:value="4" calcext:value-type="float">
            <text:p>4</text:p>
          </table:table-cell>
          <table:table-cell table:formula="of:=IF([StudentsPerformance.D26] = &quot;standard&quot;; 1; 0)" office:value-type="float" office:value="0" calcext:value-type="float">
            <text:p>0</text:p>
          </table:table-cell>
          <table:table-cell table:formula="of:=IF([StudentsPerformance.E26] = &quot;completed&quot;; 1; 0)" office:value-type="float" office:value="1" calcext:value-type="float">
            <text:p>1</text:p>
          </table:table-cell>
          <table:table-cell table:formula="of:=([StudentsPerformance.F26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26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26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27] = &quot;male&quot;; 1; 0)" office:value-type="float" office:value="1" calcext:value-type="float">
            <text:p>1</text:p>
          </table:table-cell>
          <table:table-cell table:formula="of:=IF([StudentsPerformance.B27] = &quot;group A&quot;; 0; IF([StudentsPerformance.B27] = &quot;group B&quot;; 1; IF([StudentsPerformance.B27] = &quot;group C&quot;; 2; IF([StudentsPerformance.B27] = &quot;group D&quot;; 3; 4))))" office:value-type="float" office:value="0" calcext:value-type="float">
            <text:p>0</text:p>
          </table:table-cell>
          <table:table-cell table:formula="of:=IF([StudentsPerformance.C27] = &quot;some high school&quot;; 0; IF([StudentsPerformance.C27] = &quot;high school&quot;; 1; IF([StudentsPerformance.C27] = &quot;some college&quot;; 2; IF([StudentsPerformance.C27] = &quot;associate's degree&quot;; 3; IF([StudentsPerformance.C27] = &quot;bachelor's degree&quot;; 4; 5)))))" office:value-type="float" office:value="5" calcext:value-type="float">
            <text:p>5</text:p>
          </table:table-cell>
          <table:table-cell table:formula="of:=IF([StudentsPerformance.D27] = &quot;standard&quot;; 1; 0)" office:value-type="float" office:value="0" calcext:value-type="float">
            <text:p>0</text:p>
          </table:table-cell>
          <table:table-cell table:formula="of:=IF([StudentsPerformance.E27] = &quot;completed&quot;; 1; 0)" office:value-type="float" office:value="0" calcext:value-type="float">
            <text:p>0</text:p>
          </table:table-cell>
          <table:table-cell table:formula="of:=([StudentsPerformance.F27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27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27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28] = &quot;male&quot;; 1; 0)" office:value-type="float" office:value="1" calcext:value-type="float">
            <text:p>1</text:p>
          </table:table-cell>
          <table:table-cell table:formula="of:=IF([StudentsPerformance.B28] = &quot;group A&quot;; 0; IF([StudentsPerformance.B28] = &quot;group B&quot;; 1; IF([StudentsPerformance.B28] = &quot;group C&quot;; 2; IF([StudentsPerformance.B28] = &quot;group D&quot;; 3; 4))))" office:value-type="float" office:value="1" calcext:value-type="float">
            <text:p>1</text:p>
          </table:table-cell>
          <table:table-cell table:formula="of:=IF([StudentsPerformance.C28] = &quot;some high school&quot;; 0; IF([StudentsPerformance.C28] = &quot;high school&quot;; 1; IF([StudentsPerformance.C28] = &quot;some college&quot;; 2; IF([StudentsPerformance.C28] = &quot;associate's degree&quot;; 3; IF([StudentsPerformance.C28] = &quot;bachelor's degree&quot;; 4; 5)))))" office:value-type="float" office:value="2" calcext:value-type="float">
            <text:p>2</text:p>
          </table:table-cell>
          <table:table-cell table:formula="of:=IF([StudentsPerformance.D28] = &quot;standard&quot;; 1; 0)" office:value-type="float" office:value="1" calcext:value-type="float">
            <text:p>1</text:p>
          </table:table-cell>
          <table:table-cell table:formula="of:=IF([StudentsPerformance.E28] = &quot;completed&quot;; 1; 0)" office:value-type="float" office:value="0" calcext:value-type="float">
            <text:p>0</text:p>
          </table:table-cell>
          <table:table-cell table:formula="of:=([StudentsPerformance.F28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28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28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29] = &quot;male&quot;; 1; 0)" office:value-type="float" office:value="0" calcext:value-type="float">
            <text:p>0</text:p>
          </table:table-cell>
          <table:table-cell table:formula="of:=IF([StudentsPerformance.B29] = &quot;group A&quot;; 0; IF([StudentsPerformance.B29] = &quot;group B&quot;; 1; IF([StudentsPerformance.B29] = &quot;group C&quot;; 2; IF([StudentsPerformance.B29] = &quot;group D&quot;; 3; 4))))" office:value-type="float" office:value="2" calcext:value-type="float">
            <text:p>2</text:p>
          </table:table-cell>
          <table:table-cell table:formula="of:=IF([StudentsPerformance.C29] = &quot;some high school&quot;; 0; IF([StudentsPerformance.C29] = &quot;high school&quot;; 1; IF([StudentsPerformance.C29] = &quot;some college&quot;; 2; IF([StudentsPerformance.C29] = &quot;associate's degree&quot;; 3; IF([StudentsPerformance.C29] = &quot;bachelor's degree&quot;; 4; 5)))))" office:value-type="float" office:value="4" calcext:value-type="float">
            <text:p>4</text:p>
          </table:table-cell>
          <table:table-cell table:formula="of:=IF([StudentsPerformance.D29] = &quot;standard&quot;; 1; 0)" office:value-type="float" office:value="1" calcext:value-type="float">
            <text:p>1</text:p>
          </table:table-cell>
          <table:table-cell table:formula="of:=IF([StudentsPerformance.E29] = &quot;completed&quot;; 1; 0)" office:value-type="float" office:value="0" calcext:value-type="float">
            <text:p>0</text:p>
          </table:table-cell>
          <table:table-cell table:formula="of:=([StudentsPerformance.F29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29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29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30] = &quot;male&quot;; 1; 0)" office:value-type="float" office:value="1" calcext:value-type="float">
            <text:p>1</text:p>
          </table:table-cell>
          <table:table-cell table:formula="of:=IF([StudentsPerformance.B30] = &quot;group A&quot;; 0; IF([StudentsPerformance.B30] = &quot;group B&quot;; 1; IF([StudentsPerformance.B30] = &quot;group C&quot;; 2; IF([StudentsPerformance.B30] = &quot;group D&quot;; 3; 4))))" office:value-type="float" office:value="2" calcext:value-type="float">
            <text:p>2</text:p>
          </table:table-cell>
          <table:table-cell table:formula="of:=IF([StudentsPerformance.C30] = &quot;some high school&quot;; 0; IF([StudentsPerformance.C30] = &quot;high school&quot;; 1; IF([StudentsPerformance.C30] = &quot;some college&quot;; 2; IF([StudentsPerformance.C30] = &quot;associate's degree&quot;; 3; IF([StudentsPerformance.C30] = &quot;bachelor's degree&quot;; 4; 5)))))" office:value-type="float" office:value="1" calcext:value-type="float">
            <text:p>1</text:p>
          </table:table-cell>
          <table:table-cell table:formula="of:=IF([StudentsPerformance.D30] = &quot;standard&quot;; 1; 0)" office:value-type="float" office:value="1" calcext:value-type="float">
            <text:p>1</text:p>
          </table:table-cell>
          <table:table-cell table:formula="of:=IF([StudentsPerformance.E30] = &quot;completed&quot;; 1; 0)" office:value-type="float" office:value="0" calcext:value-type="float">
            <text:p>0</text:p>
          </table:table-cell>
          <table:table-cell table:formula="of:=([StudentsPerformance.F30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30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30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31] = &quot;male&quot;; 1; 0)" office:value-type="float" office:value="0" calcext:value-type="float">
            <text:p>0</text:p>
          </table:table-cell>
          <table:table-cell table:formula="of:=IF([StudentsPerformance.B31] = &quot;group A&quot;; 0; IF([StudentsPerformance.B31] = &quot;group B&quot;; 1; IF([StudentsPerformance.B31] = &quot;group C&quot;; 2; IF([StudentsPerformance.B31] = &quot;group D&quot;; 3; 4))))" office:value-type="float" office:value="3" calcext:value-type="float">
            <text:p>3</text:p>
          </table:table-cell>
          <table:table-cell table:formula="of:=IF([StudentsPerformance.C31] = &quot;some high school&quot;; 0; IF([StudentsPerformance.C31] = &quot;high school&quot;; 1; IF([StudentsPerformance.C31] = &quot;some college&quot;; 2; IF([StudentsPerformance.C31] = &quot;associate's degree&quot;; 3; IF([StudentsPerformance.C31] = &quot;bachelor's degree&quot;; 4; 5)))))" office:value-type="float" office:value="5" calcext:value-type="float">
            <text:p>5</text:p>
          </table:table-cell>
          <table:table-cell table:formula="of:=IF([StudentsPerformance.D31] = &quot;standard&quot;; 1; 0)" office:value-type="float" office:value="1" calcext:value-type="float">
            <text:p>1</text:p>
          </table:table-cell>
          <table:table-cell table:formula="of:=IF([StudentsPerformance.E31] = &quot;completed&quot;; 1; 0)" office:value-type="float" office:value="0" calcext:value-type="float">
            <text:p>0</text:p>
          </table:table-cell>
          <table:table-cell table:formula="of:=([StudentsPerformance.F31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31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31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32] = &quot;male&quot;; 1; 0)" office:value-type="float" office:value="0" calcext:value-type="float">
            <text:p>0</text:p>
          </table:table-cell>
          <table:table-cell table:formula="of:=IF([StudentsPerformance.B32] = &quot;group A&quot;; 0; IF([StudentsPerformance.B32] = &quot;group B&quot;; 1; IF([StudentsPerformance.B32] = &quot;group C&quot;; 2; IF([StudentsPerformance.B32] = &quot;group D&quot;; 3; 4))))" office:value-type="float" office:value="3" calcext:value-type="float">
            <text:p>3</text:p>
          </table:table-cell>
          <table:table-cell table:formula="of:=IF([StudentsPerformance.C32] = &quot;some high school&quot;; 0; IF([StudentsPerformance.C32] = &quot;high school&quot;; 1; IF([StudentsPerformance.C32] = &quot;some college&quot;; 2; IF([StudentsPerformance.C32] = &quot;associate's degree&quot;; 3; IF([StudentsPerformance.C32] = &quot;bachelor's degree&quot;; 4; 5)))))" office:value-type="float" office:value="2" calcext:value-type="float">
            <text:p>2</text:p>
          </table:table-cell>
          <table:table-cell table:formula="of:=IF([StudentsPerformance.D32] = &quot;standard&quot;; 1; 0)" office:value-type="float" office:value="1" calcext:value-type="float">
            <text:p>1</text:p>
          </table:table-cell>
          <table:table-cell table:formula="of:=IF([StudentsPerformance.E32] = &quot;completed&quot;; 1; 0)" office:value-type="float" office:value="0" calcext:value-type="float">
            <text:p>0</text:p>
          </table:table-cell>
          <table:table-cell table:formula="of:=([StudentsPerformance.F32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32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32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33] = &quot;male&quot;; 1; 0)" office:value-type="float" office:value="0" calcext:value-type="float">
            <text:p>0</text:p>
          </table:table-cell>
          <table:table-cell table:formula="of:=IF([StudentsPerformance.B33] = &quot;group A&quot;; 0; IF([StudentsPerformance.B33] = &quot;group B&quot;; 1; IF([StudentsPerformance.B33] = &quot;group C&quot;; 2; IF([StudentsPerformance.B33] = &quot;group D&quot;; 3; 4))))" office:value-type="float" office:value="1" calcext:value-type="float">
            <text:p>1</text:p>
          </table:table-cell>
          <table:table-cell table:formula="of:=IF([StudentsPerformance.C33] = &quot;some high school&quot;; 0; IF([StudentsPerformance.C33] = &quot;high school&quot;; 1; IF([StudentsPerformance.C33] = &quot;some college&quot;; 2; IF([StudentsPerformance.C33] = &quot;associate's degree&quot;; 3; IF([StudentsPerformance.C33] = &quot;bachelor's degree&quot;; 4; 5)))))" office:value-type="float" office:value="2" calcext:value-type="float">
            <text:p>2</text:p>
          </table:table-cell>
          <table:table-cell table:formula="of:=IF([StudentsPerformance.D33] = &quot;standard&quot;; 1; 0)" office:value-type="float" office:value="1" calcext:value-type="float">
            <text:p>1</text:p>
          </table:table-cell>
          <table:table-cell table:formula="of:=IF([StudentsPerformance.E33] = &quot;completed&quot;; 1; 0)" office:value-type="float" office:value="0" calcext:value-type="float">
            <text:p>0</text:p>
          </table:table-cell>
          <table:table-cell table:formula="of:=([StudentsPerformance.F33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33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33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34] = &quot;male&quot;; 1; 0)" office:value-type="float" office:value="0" calcext:value-type="float">
            <text:p>0</text:p>
          </table:table-cell>
          <table:table-cell table:formula="of:=IF([StudentsPerformance.B34] = &quot;group A&quot;; 0; IF([StudentsPerformance.B34] = &quot;group B&quot;; 1; IF([StudentsPerformance.B34] = &quot;group C&quot;; 2; IF([StudentsPerformance.B34] = &quot;group D&quot;; 3; 4))))" office:value-type="float" office:value="4" calcext:value-type="float">
            <text:p>4</text:p>
          </table:table-cell>
          <table:table-cell table:formula="of:=IF([StudentsPerformance.C34] = &quot;some high school&quot;; 0; IF([StudentsPerformance.C34] = &quot;high school&quot;; 1; IF([StudentsPerformance.C34] = &quot;some college&quot;; 2; IF([StudentsPerformance.C34] = &quot;associate's degree&quot;; 3; IF([StudentsPerformance.C34] = &quot;bachelor's degree&quot;; 4; 5)))))" office:value-type="float" office:value="5" calcext:value-type="float">
            <text:p>5</text:p>
          </table:table-cell>
          <table:table-cell table:formula="of:=IF([StudentsPerformance.D34] = &quot;standard&quot;; 1; 0)" office:value-type="float" office:value="0" calcext:value-type="float">
            <text:p>0</text:p>
          </table:table-cell>
          <table:table-cell table:formula="of:=IF([StudentsPerformance.E34] = &quot;completed&quot;; 1; 0)" office:value-type="float" office:value="0" calcext:value-type="float">
            <text:p>0</text:p>
          </table:table-cell>
          <table:table-cell table:formula="of:=([StudentsPerformance.F34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34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34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35] = &quot;male&quot;; 1; 0)" office:value-type="float" office:value="1" calcext:value-type="float">
            <text:p>1</text:p>
          </table:table-cell>
          <table:table-cell table:formula="of:=IF([StudentsPerformance.B35] = &quot;group A&quot;; 0; IF([StudentsPerformance.B35] = &quot;group B&quot;; 1; IF([StudentsPerformance.B35] = &quot;group C&quot;; 2; IF([StudentsPerformance.B35] = &quot;group D&quot;; 3; 4))))" office:value-type="float" office:value="3" calcext:value-type="float">
            <text:p>3</text:p>
          </table:table-cell>
          <table:table-cell table:formula="of:=IF([StudentsPerformance.C35] = &quot;some high school&quot;; 0; IF([StudentsPerformance.C35] = &quot;high school&quot;; 1; IF([StudentsPerformance.C35] = &quot;some college&quot;; 2; IF([StudentsPerformance.C35] = &quot;associate's degree&quot;; 3; IF([StudentsPerformance.C35] = &quot;bachelor's degree&quot;; 4; 5)))))" office:value-type="float" office:value="2" calcext:value-type="float">
            <text:p>2</text:p>
          </table:table-cell>
          <table:table-cell table:formula="of:=IF([StudentsPerformance.D35] = &quot;standard&quot;; 1; 0)" office:value-type="float" office:value="1" calcext:value-type="float">
            <text:p>1</text:p>
          </table:table-cell>
          <table:table-cell table:formula="of:=IF([StudentsPerformance.E35] = &quot;completed&quot;; 1; 0)" office:value-type="float" office:value="0" calcext:value-type="float">
            <text:p>0</text:p>
          </table:table-cell>
          <table:table-cell table:formula="of:=([StudentsPerformance.F35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35] - [StudentsPerformance.$M$2])/[StudentsPerformance.$N$2]" office:value-type="float" office:value="-1.86086594729475" calcext:value-type="float">
            <text:p>-1.86086594729475</text:p>
          </table:table-cell>
          <table:table-cell table:formula="of:=([StudentsPerformance.H35] - [StudentsPerformance.$P$2])/[StudentsPerformance.$Q$2]" office:value-type="float" office:value="-1.97780194554944" calcext:value-type="float">
            <text:p>-1.97780194554944</text:p>
          </table:table-cell>
        </table:table-row>
        <table:table-row table:style-name="ro1">
          <table:table-cell table:formula="of:=IF([StudentsPerformance.A36] = &quot;male&quot;; 1; 0)" office:value-type="float" office:value="1" calcext:value-type="float">
            <text:p>1</text:p>
          </table:table-cell>
          <table:table-cell table:formula="of:=IF([StudentsPerformance.B36] = &quot;group A&quot;; 0; IF([StudentsPerformance.B36] = &quot;group B&quot;; 1; IF([StudentsPerformance.B36] = &quot;group C&quot;; 2; IF([StudentsPerformance.B36] = &quot;group D&quot;; 3; 4))))" office:value-type="float" office:value="4" calcext:value-type="float">
            <text:p>4</text:p>
          </table:table-cell>
          <table:table-cell table:formula="of:=IF([StudentsPerformance.C36] = &quot;some high school&quot;; 0; IF([StudentsPerformance.C36] = &quot;high school&quot;; 1; IF([StudentsPerformance.C36] = &quot;some college&quot;; 2; IF([StudentsPerformance.C36] = &quot;associate's degree&quot;; 3; IF([StudentsPerformance.C36] = &quot;bachelor's degree&quot;; 4; 5)))))" office:value-type="float" office:value="2" calcext:value-type="float">
            <text:p>2</text:p>
          </table:table-cell>
          <table:table-cell table:formula="of:=IF([StudentsPerformance.D36] = &quot;standard&quot;; 1; 0)" office:value-type="float" office:value="1" calcext:value-type="float">
            <text:p>1</text:p>
          </table:table-cell>
          <table:table-cell table:formula="of:=IF([StudentsPerformance.E36] = &quot;completed&quot;; 1; 0)" office:value-type="float" office:value="0" calcext:value-type="float">
            <text:p>0</text:p>
          </table:table-cell>
          <table:table-cell table:formula="of:=([StudentsPerformance.F36] - [StudentsPerformance.$J$2])/[StudentsPerformance.$K$2]" office:value-type="float" office:value="2.03856998738238" calcext:value-type="float">
            <text:p>2.03856998738238</text:p>
          </table:table-cell>
          <table:table-cell table:formula="of:=([StudentsPerformance.G36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36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37] = &quot;male&quot;; 1; 0)" office:value-type="float" office:value="1" calcext:value-type="float">
            <text:p>1</text:p>
          </table:table-cell>
          <table:table-cell table:formula="of:=IF([StudentsPerformance.B37] = &quot;group A&quot;; 0; IF([StudentsPerformance.B37] = &quot;group B&quot;; 1; IF([StudentsPerformance.B37] = &quot;group C&quot;; 2; IF([StudentsPerformance.B37] = &quot;group D&quot;; 3; 4))))" office:value-type="float" office:value="4" calcext:value-type="float">
            <text:p>4</text:p>
          </table:table-cell>
          <table:table-cell table:formula="of:=IF([StudentsPerformance.C37] = &quot;some high school&quot;; 0; IF([StudentsPerformance.C37] = &quot;high school&quot;; 1; IF([StudentsPerformance.C37] = &quot;some college&quot;; 2; IF([StudentsPerformance.C37] = &quot;associate's degree&quot;; 3; IF([StudentsPerformance.C37] = &quot;bachelor's degree&quot;; 4; 5)))))" office:value-type="float" office:value="3" calcext:value-type="float">
            <text:p>3</text:p>
          </table:table-cell>
          <table:table-cell table:formula="of:=IF([StudentsPerformance.D37] = &quot;standard&quot;; 1; 0)" office:value-type="float" office:value="1" calcext:value-type="float">
            <text:p>1</text:p>
          </table:table-cell>
          <table:table-cell table:formula="of:=IF([StudentsPerformance.E37] = &quot;completed&quot;; 1; 0)" office:value-type="float" office:value="1" calcext:value-type="float">
            <text:p>1</text:p>
          </table:table-cell>
          <table:table-cell table:formula="of:=([StudentsPerformance.F37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37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37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38] = &quot;male&quot;; 1; 0)" office:value-type="float" office:value="0" calcext:value-type="float">
            <text:p>0</text:p>
          </table:table-cell>
          <table:table-cell table:formula="of:=IF([StudentsPerformance.B38] = &quot;group A&quot;; 0; IF([StudentsPerformance.B38] = &quot;group B&quot;; 1; IF([StudentsPerformance.B38] = &quot;group C&quot;; 2; IF([StudentsPerformance.B38] = &quot;group D&quot;; 3; 4))))" office:value-type="float" office:value="3" calcext:value-type="float">
            <text:p>3</text:p>
          </table:table-cell>
          <table:table-cell table:formula="of:=IF([StudentsPerformance.C38] = &quot;some high school&quot;; 0; IF([StudentsPerformance.C38] = &quot;high school&quot;; 1; IF([StudentsPerformance.C38] = &quot;some college&quot;; 2; IF([StudentsPerformance.C38] = &quot;associate's degree&quot;; 3; IF([StudentsPerformance.C38] = &quot;bachelor's degree&quot;; 4; 5)))))" office:value-type="float" office:value="3" calcext:value-type="float">
            <text:p>3</text:p>
          </table:table-cell>
          <table:table-cell table:formula="of:=IF([StudentsPerformance.D38] = &quot;standard&quot;; 1; 0)" office:value-type="float" office:value="1" calcext:value-type="float">
            <text:p>1</text:p>
          </table:table-cell>
          <table:table-cell table:formula="of:=IF([StudentsPerformance.E38] = &quot;completed&quot;; 1; 0)" office:value-type="float" office:value="0" calcext:value-type="float">
            <text:p>0</text:p>
          </table:table-cell>
          <table:table-cell table:formula="of:=([StudentsPerformance.F38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38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38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39] = &quot;male&quot;; 1; 0)" office:value-type="float" office:value="0" calcext:value-type="float">
            <text:p>0</text:p>
          </table:table-cell>
          <table:table-cell table:formula="of:=IF([StudentsPerformance.B39] = &quot;group A&quot;; 0; IF([StudentsPerformance.B39] = &quot;group B&quot;; 1; IF([StudentsPerformance.B39] = &quot;group C&quot;; 2; IF([StudentsPerformance.B39] = &quot;group D&quot;; 3; 4))))" office:value-type="float" office:value="3" calcext:value-type="float">
            <text:p>3</text:p>
          </table:table-cell>
          <table:table-cell table:formula="of:=IF([StudentsPerformance.C39] = &quot;some high school&quot;; 0; IF([StudentsPerformance.C39] = &quot;high school&quot;; 1; IF([StudentsPerformance.C39] = &quot;some college&quot;; 2; IF([StudentsPerformance.C39] = &quot;associate's degree&quot;; 3; IF([StudentsPerformance.C39] = &quot;bachelor's degree&quot;; 4; 5)))))" office:value-type="float" office:value="0" calcext:value-type="float">
            <text:p>0</text:p>
          </table:table-cell>
          <table:table-cell table:formula="of:=IF([StudentsPerformance.D39] = &quot;standard&quot;; 1; 0)" office:value-type="float" office:value="0" calcext:value-type="float">
            <text:p>0</text:p>
          </table:table-cell>
          <table:table-cell table:formula="of:=IF([StudentsPerformance.E39] = &quot;completed&quot;; 1; 0)" office:value-type="float" office:value="0" calcext:value-type="float">
            <text:p>0</text:p>
          </table:table-cell>
          <table:table-cell table:formula="of:=([StudentsPerformance.F39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39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39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40] = &quot;male&quot;; 1; 0)" office:value-type="float" office:value="0" calcext:value-type="float">
            <text:p>0</text:p>
          </table:table-cell>
          <table:table-cell table:formula="of:=IF([StudentsPerformance.B40] = &quot;group A&quot;; 0; IF([StudentsPerformance.B40] = &quot;group B&quot;; 1; IF([StudentsPerformance.B40] = &quot;group C&quot;; 2; IF([StudentsPerformance.B40] = &quot;group D&quot;; 3; 4))))" office:value-type="float" office:value="3" calcext:value-type="float">
            <text:p>3</text:p>
          </table:table-cell>
          <table:table-cell table:formula="of:=IF([StudentsPerformance.C40] = &quot;some high school&quot;; 0; IF([StudentsPerformance.C40] = &quot;high school&quot;; 1; IF([StudentsPerformance.C40] = &quot;some college&quot;; 2; IF([StudentsPerformance.C40] = &quot;associate's degree&quot;; 3; IF([StudentsPerformance.C40] = &quot;bachelor's degree&quot;; 4; 5)))))" office:value-type="float" office:value="3" calcext:value-type="float">
            <text:p>3</text:p>
          </table:table-cell>
          <table:table-cell table:formula="of:=IF([StudentsPerformance.D40] = &quot;standard&quot;; 1; 0)" office:value-type="float" office:value="0" calcext:value-type="float">
            <text:p>0</text:p>
          </table:table-cell>
          <table:table-cell table:formula="of:=IF([StudentsPerformance.E40] = &quot;completed&quot;; 1; 0)" office:value-type="float" office:value="1" calcext:value-type="float">
            <text:p>1</text:p>
          </table:table-cell>
          <table:table-cell table:formula="of:=([StudentsPerformance.F40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40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40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41] = &quot;male&quot;; 1; 0)" office:value-type="float" office:value="1" calcext:value-type="float">
            <text:p>1</text:p>
          </table:table-cell>
          <table:table-cell table:formula="of:=IF([StudentsPerformance.B41] = &quot;group A&quot;; 0; IF([StudentsPerformance.B41] = &quot;group B&quot;; 1; IF([StudentsPerformance.B41] = &quot;group C&quot;; 2; IF([StudentsPerformance.B41] = &quot;group D&quot;; 3; 4))))" office:value-type="float" office:value="1" calcext:value-type="float">
            <text:p>1</text:p>
          </table:table-cell>
          <table:table-cell table:formula="of:=IF([StudentsPerformance.C41] = &quot;some high school&quot;; 0; IF([StudentsPerformance.C41] = &quot;high school&quot;; 1; IF([StudentsPerformance.C41] = &quot;some college&quot;; 2; IF([StudentsPerformance.C41] = &quot;associate's degree&quot;; 3; IF([StudentsPerformance.C41] = &quot;bachelor's degree&quot;; 4; 5)))))" office:value-type="float" office:value="3" calcext:value-type="float">
            <text:p>3</text:p>
          </table:table-cell>
          <table:table-cell table:formula="of:=IF([StudentsPerformance.D41] = &quot;standard&quot;; 1; 0)" office:value-type="float" office:value="0" calcext:value-type="float">
            <text:p>0</text:p>
          </table:table-cell>
          <table:table-cell table:formula="of:=IF([StudentsPerformance.E41] = &quot;completed&quot;; 1; 0)" office:value-type="float" office:value="0" calcext:value-type="float">
            <text:p>0</text:p>
          </table:table-cell>
          <table:table-cell table:formula="of:=([StudentsPerformance.F41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41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41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42] = &quot;male&quot;; 1; 0)" office:value-type="float" office:value="1" calcext:value-type="float">
            <text:p>1</text:p>
          </table:table-cell>
          <table:table-cell table:formula="of:=IF([StudentsPerformance.B42] = &quot;group A&quot;; 0; IF([StudentsPerformance.B42] = &quot;group B&quot;; 1; IF([StudentsPerformance.B42] = &quot;group C&quot;; 2; IF([StudentsPerformance.B42] = &quot;group D&quot;; 3; 4))))" office:value-type="float" office:value="2" calcext:value-type="float">
            <text:p>2</text:p>
          </table:table-cell>
          <table:table-cell table:formula="of:=IF([StudentsPerformance.C42] = &quot;some high school&quot;; 0; IF([StudentsPerformance.C42] = &quot;high school&quot;; 1; IF([StudentsPerformance.C42] = &quot;some college&quot;; 2; IF([StudentsPerformance.C42] = &quot;associate's degree&quot;; 3; IF([StudentsPerformance.C42] = &quot;bachelor's degree&quot;; 4; 5)))))" office:value-type="float" office:value="3" calcext:value-type="float">
            <text:p>3</text:p>
          </table:table-cell>
          <table:table-cell table:formula="of:=IF([StudentsPerformance.D42] = &quot;standard&quot;; 1; 0)" office:value-type="float" office:value="0" calcext:value-type="float">
            <text:p>0</text:p>
          </table:table-cell>
          <table:table-cell table:formula="of:=IF([StudentsPerformance.E42] = &quot;completed&quot;; 1; 0)" office:value-type="float" office:value="0" calcext:value-type="float">
            <text:p>0</text:p>
          </table:table-cell>
          <table:table-cell table:formula="of:=([StudentsPerformance.F42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42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42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43] = &quot;male&quot;; 1; 0)" office:value-type="float" office:value="0" calcext:value-type="float">
            <text:p>0</text:p>
          </table:table-cell>
          <table:table-cell table:formula="of:=IF([StudentsPerformance.B43] = &quot;group A&quot;; 0; IF([StudentsPerformance.B43] = &quot;group B&quot;; 1; IF([StudentsPerformance.B43] = &quot;group C&quot;; 2; IF([StudentsPerformance.B43] = &quot;group D&quot;; 3; 4))))" office:value-type="float" office:value="2" calcext:value-type="float">
            <text:p>2</text:p>
          </table:table-cell>
          <table:table-cell table:formula="of:=IF([StudentsPerformance.C43] = &quot;some high school&quot;; 0; IF([StudentsPerformance.C43] = &quot;high school&quot;; 1; IF([StudentsPerformance.C43] = &quot;some college&quot;; 2; IF([StudentsPerformance.C43] = &quot;associate's degree&quot;; 3; IF([StudentsPerformance.C43] = &quot;bachelor's degree&quot;; 4; 5)))))" office:value-type="float" office:value="3" calcext:value-type="float">
            <text:p>3</text:p>
          </table:table-cell>
          <table:table-cell table:formula="of:=IF([StudentsPerformance.D43] = &quot;standard&quot;; 1; 0)" office:value-type="float" office:value="1" calcext:value-type="float">
            <text:p>1</text:p>
          </table:table-cell>
          <table:table-cell table:formula="of:=IF([StudentsPerformance.E43] = &quot;completed&quot;; 1; 0)" office:value-type="float" office:value="0" calcext:value-type="float">
            <text:p>0</text:p>
          </table:table-cell>
          <table:table-cell table:formula="of:=([StudentsPerformance.F43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43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43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44] = &quot;male&quot;; 1; 0)" office:value-type="float" office:value="0" calcext:value-type="float">
            <text:p>0</text:p>
          </table:table-cell>
          <table:table-cell table:formula="of:=IF([StudentsPerformance.B44] = &quot;group A&quot;; 0; IF([StudentsPerformance.B44] = &quot;group B&quot;; 1; IF([StudentsPerformance.B44] = &quot;group C&quot;; 2; IF([StudentsPerformance.B44] = &quot;group D&quot;; 3; 4))))" office:value-type="float" office:value="1" calcext:value-type="float">
            <text:p>1</text:p>
          </table:table-cell>
          <table:table-cell table:formula="of:=IF([StudentsPerformance.C44] = &quot;some high school&quot;; 0; IF([StudentsPerformance.C44] = &quot;high school&quot;; 1; IF([StudentsPerformance.C44] = &quot;some college&quot;; 2; IF([StudentsPerformance.C44] = &quot;associate's degree&quot;; 3; IF([StudentsPerformance.C44] = &quot;bachelor's degree&quot;; 4; 5)))))" office:value-type="float" office:value="3" calcext:value-type="float">
            <text:p>3</text:p>
          </table:table-cell>
          <table:table-cell table:formula="of:=IF([StudentsPerformance.D44] = &quot;standard&quot;; 1; 0)" office:value-type="float" office:value="1" calcext:value-type="float">
            <text:p>1</text:p>
          </table:table-cell>
          <table:table-cell table:formula="of:=IF([StudentsPerformance.E44] = &quot;completed&quot;; 1; 0)" office:value-type="float" office:value="0" calcext:value-type="float">
            <text:p>0</text:p>
          </table:table-cell>
          <table:table-cell table:formula="of:=([StudentsPerformance.F44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44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44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45] = &quot;male&quot;; 1; 0)" office:value-type="float" office:value="1" calcext:value-type="float">
            <text:p>1</text:p>
          </table:table-cell>
          <table:table-cell table:formula="of:=IF([StudentsPerformance.B45] = &quot;group A&quot;; 0; IF([StudentsPerformance.B45] = &quot;group B&quot;; 1; IF([StudentsPerformance.B45] = &quot;group C&quot;; 2; IF([StudentsPerformance.B45] = &quot;group D&quot;; 3; 4))))" office:value-type="float" office:value="1" calcext:value-type="float">
            <text:p>1</text:p>
          </table:table-cell>
          <table:table-cell table:formula="of:=IF([StudentsPerformance.C45] = &quot;some high school&quot;; 0; IF([StudentsPerformance.C45] = &quot;high school&quot;; 1; IF([StudentsPerformance.C45] = &quot;some college&quot;; 2; IF([StudentsPerformance.C45] = &quot;associate's degree&quot;; 3; IF([StudentsPerformance.C45] = &quot;bachelor's degree&quot;; 4; 5)))))" office:value-type="float" office:value="2" calcext:value-type="float">
            <text:p>2</text:p>
          </table:table-cell>
          <table:table-cell table:formula="of:=IF([StudentsPerformance.D45] = &quot;standard&quot;; 1; 0)" office:value-type="float" office:value="0" calcext:value-type="float">
            <text:p>0</text:p>
          </table:table-cell>
          <table:table-cell table:formula="of:=IF([StudentsPerformance.E45] = &quot;completed&quot;; 1; 0)" office:value-type="float" office:value="1" calcext:value-type="float">
            <text:p>1</text:p>
          </table:table-cell>
          <table:table-cell table:formula="of:=([StudentsPerformance.F45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45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45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46] = &quot;male&quot;; 1; 0)" office:value-type="float" office:value="0" calcext:value-type="float">
            <text:p>0</text:p>
          </table:table-cell>
          <table:table-cell table:formula="of:=IF([StudentsPerformance.B46] = &quot;group A&quot;; 0; IF([StudentsPerformance.B46] = &quot;group B&quot;; 1; IF([StudentsPerformance.B46] = &quot;group C&quot;; 2; IF([StudentsPerformance.B46] = &quot;group D&quot;; 3; 4))))" office:value-type="float" office:value="4" calcext:value-type="float">
            <text:p>4</text:p>
          </table:table-cell>
          <table:table-cell table:formula="of:=IF([StudentsPerformance.C46] = &quot;some high school&quot;; 0; IF([StudentsPerformance.C46] = &quot;high school&quot;; 1; IF([StudentsPerformance.C46] = &quot;some college&quot;; 2; IF([StudentsPerformance.C46] = &quot;associate's degree&quot;; 3; IF([StudentsPerformance.C46] = &quot;bachelor's degree&quot;; 4; 5)))))" office:value-type="float" office:value="3" calcext:value-type="float">
            <text:p>3</text:p>
          </table:table-cell>
          <table:table-cell table:formula="of:=IF([StudentsPerformance.D46] = &quot;standard&quot;; 1; 0)" office:value-type="float" office:value="0" calcext:value-type="float">
            <text:p>0</text:p>
          </table:table-cell>
          <table:table-cell table:formula="of:=IF([StudentsPerformance.E46] = &quot;completed&quot;; 1; 0)" office:value-type="float" office:value="0" calcext:value-type="float">
            <text:p>0</text:p>
          </table:table-cell>
          <table:table-cell table:formula="of:=([StudentsPerformance.F46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46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46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47] = &quot;male&quot;; 1; 0)" office:value-type="float" office:value="1" calcext:value-type="float">
            <text:p>1</text:p>
          </table:table-cell>
          <table:table-cell table:formula="of:=IF([StudentsPerformance.B47] = &quot;group A&quot;; 0; IF([StudentsPerformance.B47] = &quot;group B&quot;; 1; IF([StudentsPerformance.B47] = &quot;group C&quot;; 2; IF([StudentsPerformance.B47] = &quot;group D&quot;; 3; 4))))" office:value-type="float" office:value="1" calcext:value-type="float">
            <text:p>1</text:p>
          </table:table-cell>
          <table:table-cell table:formula="of:=IF([StudentsPerformance.C47] = &quot;some high school&quot;; 0; IF([StudentsPerformance.C47] = &quot;high school&quot;; 1; IF([StudentsPerformance.C47] = &quot;some college&quot;; 2; IF([StudentsPerformance.C47] = &quot;associate's degree&quot;; 3; IF([StudentsPerformance.C47] = &quot;bachelor's degree&quot;; 4; 5)))))" office:value-type="float" office:value="3" calcext:value-type="float">
            <text:p>3</text:p>
          </table:table-cell>
          <table:table-cell table:formula="of:=IF([StudentsPerformance.D47] = &quot;standard&quot;; 1; 0)" office:value-type="float" office:value="1" calcext:value-type="float">
            <text:p>1</text:p>
          </table:table-cell>
          <table:table-cell table:formula="of:=IF([StudentsPerformance.E47] = &quot;completed&quot;; 1; 0)" office:value-type="float" office:value="0" calcext:value-type="float">
            <text:p>0</text:p>
          </table:table-cell>
          <table:table-cell table:formula="of:=([StudentsPerformance.F47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47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47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48] = &quot;male&quot;; 1; 0)" office:value-type="float" office:value="0" calcext:value-type="float">
            <text:p>0</text:p>
          </table:table-cell>
          <table:table-cell table:formula="of:=IF([StudentsPerformance.B48] = &quot;group A&quot;; 0; IF([StudentsPerformance.B48] = &quot;group B&quot;; 1; IF([StudentsPerformance.B48] = &quot;group C&quot;; 2; IF([StudentsPerformance.B48] = &quot;group D&quot;; 3; 4))))" office:value-type="float" office:value="0" calcext:value-type="float">
            <text:p>0</text:p>
          </table:table-cell>
          <table:table-cell table:formula="of:=IF([StudentsPerformance.C48] = &quot;some high school&quot;; 0; IF([StudentsPerformance.C48] = &quot;high school&quot;; 1; IF([StudentsPerformance.C48] = &quot;some college&quot;; 2; IF([StudentsPerformance.C48] = &quot;associate's degree&quot;; 3; IF([StudentsPerformance.C48] = &quot;bachelor's degree&quot;; 4; 5)))))" office:value-type="float" office:value="3" calcext:value-type="float">
            <text:p>3</text:p>
          </table:table-cell>
          <table:table-cell table:formula="of:=IF([StudentsPerformance.D48] = &quot;standard&quot;; 1; 0)" office:value-type="float" office:value="1" calcext:value-type="float">
            <text:p>1</text:p>
          </table:table-cell>
          <table:table-cell table:formula="of:=IF([StudentsPerformance.E48] = &quot;completed&quot;; 1; 0)" office:value-type="float" office:value="1" calcext:value-type="float">
            <text:p>1</text:p>
          </table:table-cell>
          <table:table-cell table:formula="of:=([StudentsPerformance.F48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48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48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49] = &quot;male&quot;; 1; 0)" office:value-type="float" office:value="0" calcext:value-type="float">
            <text:p>0</text:p>
          </table:table-cell>
          <table:table-cell table:formula="of:=IF([StudentsPerformance.B49] = &quot;group A&quot;; 0; IF([StudentsPerformance.B49] = &quot;group B&quot;; 1; IF([StudentsPerformance.B49] = &quot;group C&quot;; 2; IF([StudentsPerformance.B49] = &quot;group D&quot;; 3; 4))))" office:value-type="float" office:value="2" calcext:value-type="float">
            <text:p>2</text:p>
          </table:table-cell>
          <table:table-cell table:formula="of:=IF([StudentsPerformance.C49] = &quot;some high school&quot;; 0; IF([StudentsPerformance.C49] = &quot;high school&quot;; 1; IF([StudentsPerformance.C49] = &quot;some college&quot;; 2; IF([StudentsPerformance.C49] = &quot;associate's degree&quot;; 3; IF([StudentsPerformance.C49] = &quot;bachelor's degree&quot;; 4; 5)))))" office:value-type="float" office:value="1" calcext:value-type="float">
            <text:p>1</text:p>
          </table:table-cell>
          <table:table-cell table:formula="of:=IF([StudentsPerformance.D49] = &quot;standard&quot;; 1; 0)" office:value-type="float" office:value="1" calcext:value-type="float">
            <text:p>1</text:p>
          </table:table-cell>
          <table:table-cell table:formula="of:=IF([StudentsPerformance.E49] = &quot;completed&quot;; 1; 0)" office:value-type="float" office:value="0" calcext:value-type="float">
            <text:p>0</text:p>
          </table:table-cell>
          <table:table-cell table:formula="of:=([StudentsPerformance.F49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49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49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50] = &quot;male&quot;; 1; 0)" office:value-type="float" office:value="0" calcext:value-type="float">
            <text:p>0</text:p>
          </table:table-cell>
          <table:table-cell table:formula="of:=IF([StudentsPerformance.B50] = &quot;group A&quot;; 0; IF([StudentsPerformance.B50] = &quot;group B&quot;; 1; IF([StudentsPerformance.B50] = &quot;group C&quot;; 2; IF([StudentsPerformance.B50] = &quot;group D&quot;; 3; 4))))" office:value-type="float" office:value="3" calcext:value-type="float">
            <text:p>3</text:p>
          </table:table-cell>
          <table:table-cell table:formula="of:=IF([StudentsPerformance.C50] = &quot;some high school&quot;; 0; IF([StudentsPerformance.C50] = &quot;high school&quot;; 1; IF([StudentsPerformance.C50] = &quot;some college&quot;; 2; IF([StudentsPerformance.C50] = &quot;associate's degree&quot;; 3; IF([StudentsPerformance.C50] = &quot;bachelor's degree&quot;; 4; 5)))))" office:value-type="float" office:value="3" calcext:value-type="float">
            <text:p>3</text:p>
          </table:table-cell>
          <table:table-cell table:formula="of:=IF([StudentsPerformance.D50] = &quot;standard&quot;; 1; 0)" office:value-type="float" office:value="0" calcext:value-type="float">
            <text:p>0</text:p>
          </table:table-cell>
          <table:table-cell table:formula="of:=IF([StudentsPerformance.E50] = &quot;completed&quot;; 1; 0)" office:value-type="float" office:value="1" calcext:value-type="float">
            <text:p>1</text:p>
          </table:table-cell>
          <table:table-cell table:formula="of:=([StudentsPerformance.F50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50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50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51] = &quot;male&quot;; 1; 0)" office:value-type="float" office:value="1" calcext:value-type="float">
            <text:p>1</text:p>
          </table:table-cell>
          <table:table-cell table:formula="of:=IF([StudentsPerformance.B51] = &quot;group A&quot;; 0; IF([StudentsPerformance.B51] = &quot;group B&quot;; 1; IF([StudentsPerformance.B51] = &quot;group C&quot;; 2; IF([StudentsPerformance.B51] = &quot;group D&quot;; 3; 4))))" office:value-type="float" office:value="2" calcext:value-type="float">
            <text:p>2</text:p>
          </table:table-cell>
          <table:table-cell table:formula="of:=IF([StudentsPerformance.C51] = &quot;some high school&quot;; 0; IF([StudentsPerformance.C51] = &quot;high school&quot;; 1; IF([StudentsPerformance.C51] = &quot;some college&quot;; 2; IF([StudentsPerformance.C51] = &quot;associate's degree&quot;; 3; IF([StudentsPerformance.C51] = &quot;bachelor's degree&quot;; 4; 5)))))" office:value-type="float" office:value="1" calcext:value-type="float">
            <text:p>1</text:p>
          </table:table-cell>
          <table:table-cell table:formula="of:=IF([StudentsPerformance.D51] = &quot;standard&quot;; 1; 0)" office:value-type="float" office:value="1" calcext:value-type="float">
            <text:p>1</text:p>
          </table:table-cell>
          <table:table-cell table:formula="of:=IF([StudentsPerformance.E51] = &quot;completed&quot;; 1; 0)" office:value-type="float" office:value="1" calcext:value-type="float">
            <text:p>1</text:p>
          </table:table-cell>
          <table:table-cell table:formula="of:=([StudentsPerformance.F51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51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51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52] = &quot;male&quot;; 1; 0)" office:value-type="float" office:value="1" calcext:value-type="float">
            <text:p>1</text:p>
          </table:table-cell>
          <table:table-cell table:formula="of:=IF([StudentsPerformance.B52] = &quot;group A&quot;; 0; IF([StudentsPerformance.B52] = &quot;group B&quot;; 1; IF([StudentsPerformance.B52] = &quot;group C&quot;; 2; IF([StudentsPerformance.B52] = &quot;group D&quot;; 3; 4))))" office:value-type="float" office:value="4" calcext:value-type="float">
            <text:p>4</text:p>
          </table:table-cell>
          <table:table-cell table:formula="of:=IF([StudentsPerformance.C52] = &quot;some high school&quot;; 0; IF([StudentsPerformance.C52] = &quot;high school&quot;; 1; IF([StudentsPerformance.C52] = &quot;some college&quot;; 2; IF([StudentsPerformance.C52] = &quot;associate's degree&quot;; 3; IF([StudentsPerformance.C52] = &quot;bachelor's degree&quot;; 4; 5)))))" office:value-type="float" office:value="2" calcext:value-type="float">
            <text:p>2</text:p>
          </table:table-cell>
          <table:table-cell table:formula="of:=IF([StudentsPerformance.D52] = &quot;standard&quot;; 1; 0)" office:value-type="float" office:value="1" calcext:value-type="float">
            <text:p>1</text:p>
          </table:table-cell>
          <table:table-cell table:formula="of:=IF([StudentsPerformance.E52] = &quot;completed&quot;; 1; 0)" office:value-type="float" office:value="0" calcext:value-type="float">
            <text:p>0</text:p>
          </table:table-cell>
          <table:table-cell table:formula="of:=([StudentsPerformance.F52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52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52] - [StudentsPerformance.$P$2])/[StudentsPerformance.$Q$2]" office:value-type="float" office:value="-1.31971917934546" calcext:value-type="float">
            <text:p>-1.31971917934546</text:p>
          </table:table-cell>
        </table:table-row>
        <table:table-row table:style-name="ro1">
          <table:table-cell table:formula="of:=IF([StudentsPerformance.A53] = &quot;male&quot;; 1; 0)" office:value-type="float" office:value="1" calcext:value-type="float">
            <text:p>1</text:p>
          </table:table-cell>
          <table:table-cell table:formula="of:=IF([StudentsPerformance.B53] = &quot;group A&quot;; 0; IF([StudentsPerformance.B53] = &quot;group B&quot;; 1; IF([StudentsPerformance.B53] = &quot;group C&quot;; 2; IF([StudentsPerformance.B53] = &quot;group D&quot;; 3; 4))))" office:value-type="float" office:value="4" calcext:value-type="float">
            <text:p>4</text:p>
          </table:table-cell>
          <table:table-cell table:formula="of:=IF([StudentsPerformance.C53] = &quot;some high school&quot;; 0; IF([StudentsPerformance.C53] = &quot;high school&quot;; 1; IF([StudentsPerformance.C53] = &quot;some college&quot;; 2; IF([StudentsPerformance.C53] = &quot;associate's degree&quot;; 3; IF([StudentsPerformance.C53] = &quot;bachelor's degree&quot;; 4; 5)))))" office:value-type="float" office:value="3" calcext:value-type="float">
            <text:p>3</text:p>
          </table:table-cell>
          <table:table-cell table:formula="of:=IF([StudentsPerformance.D53] = &quot;standard&quot;; 1; 0)" office:value-type="float" office:value="0" calcext:value-type="float">
            <text:p>0</text:p>
          </table:table-cell>
          <table:table-cell table:formula="of:=IF([StudentsPerformance.E53] = &quot;completed&quot;; 1; 0)" office:value-type="float" office:value="1" calcext:value-type="float">
            <text:p>1</text:p>
          </table:table-cell>
          <table:table-cell table:formula="of:=([StudentsPerformance.F53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53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53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54] = &quot;male&quot;; 1; 0)" office:value-type="float" office:value="1" calcext:value-type="float">
            <text:p>1</text:p>
          </table:table-cell>
          <table:table-cell table:formula="of:=IF([StudentsPerformance.B54] = &quot;group A&quot;; 0; IF([StudentsPerformance.B54] = &quot;group B&quot;; 1; IF([StudentsPerformance.B54] = &quot;group C&quot;; 2; IF([StudentsPerformance.B54] = &quot;group D&quot;; 3; 4))))" office:value-type="float" office:value="2" calcext:value-type="float">
            <text:p>2</text:p>
          </table:table-cell>
          <table:table-cell table:formula="of:=IF([StudentsPerformance.C54] = &quot;some high school&quot;; 0; IF([StudentsPerformance.C54] = &quot;high school&quot;; 1; IF([StudentsPerformance.C54] = &quot;some college&quot;; 2; IF([StudentsPerformance.C54] = &quot;associate's degree&quot;; 3; IF([StudentsPerformance.C54] = &quot;bachelor's degree&quot;; 4; 5)))))" office:value-type="float" office:value="2" calcext:value-type="float">
            <text:p>2</text:p>
          </table:table-cell>
          <table:table-cell table:formula="of:=IF([StudentsPerformance.D54] = &quot;standard&quot;; 1; 0)" office:value-type="float" office:value="1" calcext:value-type="float">
            <text:p>1</text:p>
          </table:table-cell>
          <table:table-cell table:formula="of:=IF([StudentsPerformance.E54] = &quot;completed&quot;; 1; 0)" office:value-type="float" office:value="0" calcext:value-type="float">
            <text:p>0</text:p>
          </table:table-cell>
          <table:table-cell table:formula="of:=([StudentsPerformance.F54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54] - [StudentsPerformance.$M$2])/[StudentsPerformance.$N$2]" office:value-type="float" office:value="-1.72388144677616" calcext:value-type="float">
            <text:p>-1.72388144677616</text:p>
          </table:table-cell>
          <table:table-cell table:formula="of:=([StudentsPerformance.H54] - [StudentsPerformance.$P$2])/[StudentsPerformance.$Q$2]" office:value-type="float" office:value="-1.71456883906785" calcext:value-type="float">
            <text:p>-1.71456883906785</text:p>
          </table:table-cell>
        </table:table-row>
        <table:table-row table:style-name="ro1">
          <table:table-cell table:formula="of:=IF([StudentsPerformance.A55] = &quot;male&quot;; 1; 0)" office:value-type="float" office:value="1" calcext:value-type="float">
            <text:p>1</text:p>
          </table:table-cell>
          <table:table-cell table:formula="of:=IF([StudentsPerformance.B55] = &quot;group A&quot;; 0; IF([StudentsPerformance.B55] = &quot;group B&quot;; 1; IF([StudentsPerformance.B55] = &quot;group C&quot;; 2; IF([StudentsPerformance.B55] = &quot;group D&quot;; 3; 4))))" office:value-type="float" office:value="3" calcext:value-type="float">
            <text:p>3</text:p>
          </table:table-cell>
          <table:table-cell table:formula="of:=IF([StudentsPerformance.C55] = &quot;some high school&quot;; 0; IF([StudentsPerformance.C55] = &quot;high school&quot;; 1; IF([StudentsPerformance.C55] = &quot;some college&quot;; 2; IF([StudentsPerformance.C55] = &quot;associate's degree&quot;; 3; IF([StudentsPerformance.C55] = &quot;bachelor's degree&quot;; 4; 5)))))" office:value-type="float" office:value="1" calcext:value-type="float">
            <text:p>1</text:p>
          </table:table-cell>
          <table:table-cell table:formula="of:=IF([StudentsPerformance.D55] = &quot;standard&quot;; 1; 0)" office:value-type="float" office:value="1" calcext:value-type="float">
            <text:p>1</text:p>
          </table:table-cell>
          <table:table-cell table:formula="of:=IF([StudentsPerformance.E55] = &quot;completed&quot;; 1; 0)" office:value-type="float" office:value="0" calcext:value-type="float">
            <text:p>0</text:p>
          </table:table-cell>
          <table:table-cell table:formula="of:=([StudentsPerformance.F55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55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55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56] = &quot;male&quot;; 1; 0)" office:value-type="float" office:value="0" calcext:value-type="float">
            <text:p>0</text:p>
          </table:table-cell>
          <table:table-cell table:formula="of:=IF([StudentsPerformance.B56] = &quot;group A&quot;; 0; IF([StudentsPerformance.B56] = &quot;group B&quot;; 1; IF([StudentsPerformance.B56] = &quot;group C&quot;; 2; IF([StudentsPerformance.B56] = &quot;group D&quot;; 3; 4))))" office:value-type="float" office:value="2" calcext:value-type="float">
            <text:p>2</text:p>
          </table:table-cell>
          <table:table-cell table:formula="of:=IF([StudentsPerformance.C56] = &quot;some high school&quot;; 0; IF([StudentsPerformance.C56] = &quot;high school&quot;; 1; IF([StudentsPerformance.C56] = &quot;some college&quot;; 2; IF([StudentsPerformance.C56] = &quot;associate's degree&quot;; 3; IF([StudentsPerformance.C56] = &quot;bachelor's degree&quot;; 4; 5)))))" office:value-type="float" office:value="0" calcext:value-type="float">
            <text:p>0</text:p>
          </table:table-cell>
          <table:table-cell table:formula="of:=IF([StudentsPerformance.D56] = &quot;standard&quot;; 1; 0)" office:value-type="float" office:value="0" calcext:value-type="float">
            <text:p>0</text:p>
          </table:table-cell>
          <table:table-cell table:formula="of:=IF([StudentsPerformance.E56] = &quot;completed&quot;; 1; 0)" office:value-type="float" office:value="1" calcext:value-type="float">
            <text:p>1</text:p>
          </table:table-cell>
          <table:table-cell table:formula="of:=([StudentsPerformance.F56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56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56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57] = &quot;male&quot;; 1; 0)" office:value-type="float" office:value="0" calcext:value-type="float">
            <text:p>0</text:p>
          </table:table-cell>
          <table:table-cell table:formula="of:=IF([StudentsPerformance.B57] = &quot;group A&quot;; 0; IF([StudentsPerformance.B57] = &quot;group B&quot;; 1; IF([StudentsPerformance.B57] = &quot;group C&quot;; 2; IF([StudentsPerformance.B57] = &quot;group D&quot;; 3; 4))))" office:value-type="float" office:value="2" calcext:value-type="float">
            <text:p>2</text:p>
          </table:table-cell>
          <table:table-cell table:formula="of:=IF([StudentsPerformance.C57] = &quot;some high school&quot;; 0; IF([StudentsPerformance.C57] = &quot;high school&quot;; 1; IF([StudentsPerformance.C57] = &quot;some college&quot;; 2; IF([StudentsPerformance.C57] = &quot;associate's degree&quot;; 3; IF([StudentsPerformance.C57] = &quot;bachelor's degree&quot;; 4; 5)))))" office:value-type="float" office:value="1" calcext:value-type="float">
            <text:p>1</text:p>
          </table:table-cell>
          <table:table-cell table:formula="of:=IF([StudentsPerformance.D57] = &quot;standard&quot;; 1; 0)" office:value-type="float" office:value="0" calcext:value-type="float">
            <text:p>0</text:p>
          </table:table-cell>
          <table:table-cell table:formula="of:=IF([StudentsPerformance.E57] = &quot;completed&quot;; 1; 0)" office:value-type="float" office:value="0" calcext:value-type="float">
            <text:p>0</text:p>
          </table:table-cell>
          <table:table-cell table:formula="of:=([StudentsPerformance.F57] - [StudentsPerformance.$J$2])/[StudentsPerformance.$K$2]" office:value-type="float" office:value="-2.18220835018264" calcext:value-type="float">
            <text:p>-2.18220835018264</text:p>
          </table:table-cell>
          <table:table-cell table:formula="of:=([StudentsPerformance.G57] - [StudentsPerformance.$M$2])/[StudentsPerformance.$N$2]" office:value-type="float" office:value="-1.92935819755404" calcext:value-type="float">
            <text:p>-1.92935819755404</text:p>
          </table:table-cell>
          <table:table-cell table:formula="of:=([StudentsPerformance.H57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58] = &quot;male&quot;; 1; 0)" office:value-type="float" office:value="0" calcext:value-type="float">
            <text:p>0</text:p>
          </table:table-cell>
          <table:table-cell table:formula="of:=IF([StudentsPerformance.B58] = &quot;group A&quot;; 0; IF([StudentsPerformance.B58] = &quot;group B&quot;; 1; IF([StudentsPerformance.B58] = &quot;group C&quot;; 2; IF([StudentsPerformance.B58] = &quot;group D&quot;; 3; 4))))" office:value-type="float" office:value="4" calcext:value-type="float">
            <text:p>4</text:p>
          </table:table-cell>
          <table:table-cell table:formula="of:=IF([StudentsPerformance.C58] = &quot;some high school&quot;; 0; IF([StudentsPerformance.C58] = &quot;high school&quot;; 1; IF([StudentsPerformance.C58] = &quot;some college&quot;; 2; IF([StudentsPerformance.C58] = &quot;associate's degree&quot;; 3; IF([StudentsPerformance.C58] = &quot;bachelor's degree&quot;; 4; 5)))))" office:value-type="float" office:value="3" calcext:value-type="float">
            <text:p>3</text:p>
          </table:table-cell>
          <table:table-cell table:formula="of:=IF([StudentsPerformance.D58] = &quot;standard&quot;; 1; 0)" office:value-type="float" office:value="1" calcext:value-type="float">
            <text:p>1</text:p>
          </table:table-cell>
          <table:table-cell table:formula="of:=IF([StudentsPerformance.E58] = &quot;completed&quot;; 1; 0)" office:value-type="float" office:value="1" calcext:value-type="float">
            <text:p>1</text:p>
          </table:table-cell>
          <table:table-cell table:formula="of:=([StudentsPerformance.F58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58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58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59] = &quot;male&quot;; 1; 0)" office:value-type="float" office:value="1" calcext:value-type="float">
            <text:p>1</text:p>
          </table:table-cell>
          <table:table-cell table:formula="of:=IF([StudentsPerformance.B59] = &quot;group A&quot;; 0; IF([StudentsPerformance.B59] = &quot;group B&quot;; 1; IF([StudentsPerformance.B59] = &quot;group C&quot;; 2; IF([StudentsPerformance.B59] = &quot;group D&quot;; 3; 4))))" office:value-type="float" office:value="3" calcext:value-type="float">
            <text:p>3</text:p>
          </table:table-cell>
          <table:table-cell table:formula="of:=IF([StudentsPerformance.C59] = &quot;some high school&quot;; 0; IF([StudentsPerformance.C59] = &quot;high school&quot;; 1; IF([StudentsPerformance.C59] = &quot;some college&quot;; 2; IF([StudentsPerformance.C59] = &quot;associate's degree&quot;; 3; IF([StudentsPerformance.C59] = &quot;bachelor's degree&quot;; 4; 5)))))" office:value-type="float" office:value="3" calcext:value-type="float">
            <text:p>3</text:p>
          </table:table-cell>
          <table:table-cell table:formula="of:=IF([StudentsPerformance.D59] = &quot;standard&quot;; 1; 0)" office:value-type="float" office:value="1" calcext:value-type="float">
            <text:p>1</text:p>
          </table:table-cell>
          <table:table-cell table:formula="of:=IF([StudentsPerformance.E59] = &quot;completed&quot;; 1; 0)" office:value-type="float" office:value="0" calcext:value-type="float">
            <text:p>0</text:p>
          </table:table-cell>
          <table:table-cell table:formula="of:=([StudentsPerformance.F59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59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59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60] = &quot;male&quot;; 1; 0)" office:value-type="float" office:value="1" calcext:value-type="float">
            <text:p>1</text:p>
          </table:table-cell>
          <table:table-cell table:formula="of:=IF([StudentsPerformance.B60] = &quot;group A&quot;; 0; IF([StudentsPerformance.B60] = &quot;group B&quot;; 1; IF([StudentsPerformance.B60] = &quot;group C&quot;; 2; IF([StudentsPerformance.B60] = &quot;group D&quot;; 3; 4))))" office:value-type="float" office:value="3" calcext:value-type="float">
            <text:p>3</text:p>
          </table:table-cell>
          <table:table-cell table:formula="of:=IF([StudentsPerformance.C60] = &quot;some high school&quot;; 0; IF([StudentsPerformance.C60] = &quot;high school&quot;; 1; IF([StudentsPerformance.C60] = &quot;some college&quot;; 2; IF([StudentsPerformance.C60] = &quot;associate's degree&quot;; 3; IF([StudentsPerformance.C60] = &quot;bachelor's degree&quot;; 4; 5)))))" office:value-type="float" office:value="2" calcext:value-type="float">
            <text:p>2</text:p>
          </table:table-cell>
          <table:table-cell table:formula="of:=IF([StudentsPerformance.D60] = &quot;standard&quot;; 1; 0)" office:value-type="float" office:value="1" calcext:value-type="float">
            <text:p>1</text:p>
          </table:table-cell>
          <table:table-cell table:formula="of:=IF([StudentsPerformance.E60] = &quot;completed&quot;; 1; 0)" office:value-type="float" office:value="1" calcext:value-type="float">
            <text:p>1</text:p>
          </table:table-cell>
          <table:table-cell table:formula="of:=([StudentsPerformance.F60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60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60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61] = &quot;male&quot;; 1; 0)" office:value-type="float" office:value="0" calcext:value-type="float">
            <text:p>0</text:p>
          </table:table-cell>
          <table:table-cell table:formula="of:=IF([StudentsPerformance.B61] = &quot;group A&quot;; 0; IF([StudentsPerformance.B61] = &quot;group B&quot;; 1; IF([StudentsPerformance.B61] = &quot;group C&quot;; 2; IF([StudentsPerformance.B61] = &quot;group D&quot;; 3; 4))))" office:value-type="float" office:value="2" calcext:value-type="float">
            <text:p>2</text:p>
          </table:table-cell>
          <table:table-cell table:formula="of:=IF([StudentsPerformance.C61] = &quot;some high school&quot;; 0; IF([StudentsPerformance.C61] = &quot;high school&quot;; 1; IF([StudentsPerformance.C61] = &quot;some college&quot;; 2; IF([StudentsPerformance.C61] = &quot;associate's degree&quot;; 3; IF([StudentsPerformance.C61] = &quot;bachelor's degree&quot;; 4; 5)))))" office:value-type="float" office:value="0" calcext:value-type="float">
            <text:p>0</text:p>
          </table:table-cell>
          <table:table-cell table:formula="of:=IF([StudentsPerformance.D61] = &quot;standard&quot;; 1; 0)" office:value-type="float" office:value="0" calcext:value-type="float">
            <text:p>0</text:p>
          </table:table-cell>
          <table:table-cell table:formula="of:=IF([StudentsPerformance.E61] = &quot;completed&quot;; 1; 0)" office:value-type="float" office:value="0" calcext:value-type="float">
            <text:p>0</text:p>
          </table:table-cell>
          <table:table-cell table:formula="of:=([StudentsPerformance.F61] - [StudentsPerformance.$J$2])/[StudentsPerformance.$K$2]" office:value-type="float" office:value="-4.3585471804896" calcext:value-type="float">
            <text:p>-4.3585471804896</text:p>
          </table:table-cell>
          <table:table-cell table:formula="of:=([StudentsPerformance.G61] - [StudentsPerformance.$M$2])/[StudentsPerformance.$N$2]" office:value-type="float" office:value="-3.57317220377709" calcext:value-type="float">
            <text:p>-3.57317220377709</text:p>
          </table:table-cell>
          <table:table-cell table:formula="of:=([StudentsPerformance.H61] - [StudentsPerformance.$P$2])/[StudentsPerformance.$Q$2]" office:value-type="float" office:value="-3.82043369092059" calcext:value-type="float">
            <text:p>-3.82043369092059</text:p>
          </table:table-cell>
        </table:table-row>
        <table:table-row table:style-name="ro1">
          <table:table-cell table:formula="of:=IF([StudentsPerformance.A62] = &quot;male&quot;; 1; 0)" office:value-type="float" office:value="1" calcext:value-type="float">
            <text:p>1</text:p>
          </table:table-cell>
          <table:table-cell table:formula="of:=IF([StudentsPerformance.B62] = &quot;group A&quot;; 0; IF([StudentsPerformance.B62] = &quot;group B&quot;; 1; IF([StudentsPerformance.B62] = &quot;group C&quot;; 2; IF([StudentsPerformance.B62] = &quot;group D&quot;; 3; 4))))" office:value-type="float" office:value="4" calcext:value-type="float">
            <text:p>4</text:p>
          </table:table-cell>
          <table:table-cell table:formula="of:=IF([StudentsPerformance.C62] = &quot;some high school&quot;; 0; IF([StudentsPerformance.C62] = &quot;high school&quot;; 1; IF([StudentsPerformance.C62] = &quot;some college&quot;; 2; IF([StudentsPerformance.C62] = &quot;associate's degree&quot;; 3; IF([StudentsPerformance.C62] = &quot;bachelor's degree&quot;; 4; 5)))))" office:value-type="float" office:value="4" calcext:value-type="float">
            <text:p>4</text:p>
          </table:table-cell>
          <table:table-cell table:formula="of:=IF([StudentsPerformance.D62] = &quot;standard&quot;; 1; 0)" office:value-type="float" office:value="0" calcext:value-type="float">
            <text:p>0</text:p>
          </table:table-cell>
          <table:table-cell table:formula="of:=IF([StudentsPerformance.E62] = &quot;completed&quot;; 1; 0)" office:value-type="float" office:value="1" calcext:value-type="float">
            <text:p>1</text:p>
          </table:table-cell>
          <table:table-cell table:formula="of:=([StudentsPerformance.F62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62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62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63] = &quot;male&quot;; 1; 0)" office:value-type="float" office:value="1" calcext:value-type="float">
            <text:p>1</text:p>
          </table:table-cell>
          <table:table-cell table:formula="of:=IF([StudentsPerformance.B63] = &quot;group A&quot;; 0; IF([StudentsPerformance.B63] = &quot;group B&quot;; 1; IF([StudentsPerformance.B63] = &quot;group C&quot;; 2; IF([StudentsPerformance.B63] = &quot;group D&quot;; 3; 4))))" office:value-type="float" office:value="0" calcext:value-type="float">
            <text:p>0</text:p>
          </table:table-cell>
          <table:table-cell table:formula="of:=IF([StudentsPerformance.C63] = &quot;some high school&quot;; 0; IF([StudentsPerformance.C63] = &quot;high school&quot;; 1; IF([StudentsPerformance.C63] = &quot;some college&quot;; 2; IF([StudentsPerformance.C63] = &quot;associate's degree&quot;; 3; IF([StudentsPerformance.C63] = &quot;bachelor's degree&quot;; 4; 5)))))" office:value-type="float" office:value="0" calcext:value-type="float">
            <text:p>0</text:p>
          </table:table-cell>
          <table:table-cell table:formula="of:=IF([StudentsPerformance.D63] = &quot;standard&quot;; 1; 0)" office:value-type="float" office:value="0" calcext:value-type="float">
            <text:p>0</text:p>
          </table:table-cell>
          <table:table-cell table:formula="of:=IF([StudentsPerformance.E63] = &quot;completed&quot;; 1; 0)" office:value-type="float" office:value="0" calcext:value-type="float">
            <text:p>0</text:p>
          </table:table-cell>
          <table:table-cell table:formula="of:=([StudentsPerformance.F63] - [StudentsPerformance.$J$2])/[StudentsPerformance.$K$2]" office:value-type="float" office:value="-1.78651038103592" calcext:value-type="float">
            <text:p>-1.78651038103592</text:p>
          </table:table-cell>
          <table:table-cell table:formula="of:=([StudentsPerformance.G63] - [StudentsPerformance.$M$2])/[StudentsPerformance.$N$2]" office:value-type="float" office:value="-2.06634269807263" calcext:value-type="float">
            <text:p>-2.06634269807263</text:p>
          </table:table-cell>
          <table:table-cell table:formula="of:=([StudentsPerformance.H63] - [StudentsPerformance.$P$2])/[StudentsPerformance.$Q$2]" office:value-type="float" office:value="-2.24103505203103" calcext:value-type="float">
            <text:p>-2.24103505203103</text:p>
          </table:table-cell>
        </table:table-row>
        <table:table-row table:style-name="ro1">
          <table:table-cell table:formula="of:=IF([StudentsPerformance.A64] = &quot;male&quot;; 1; 0)" office:value-type="float" office:value="1" calcext:value-type="float">
            <text:p>1</text:p>
          </table:table-cell>
          <table:table-cell table:formula="of:=IF([StudentsPerformance.B64] = &quot;group A&quot;; 0; IF([StudentsPerformance.B64] = &quot;group B&quot;; 1; IF([StudentsPerformance.B64] = &quot;group C&quot;; 2; IF([StudentsPerformance.B64] = &quot;group D&quot;; 3; 4))))" office:value-type="float" office:value="0" calcext:value-type="float">
            <text:p>0</text:p>
          </table:table-cell>
          <table:table-cell table:formula="of:=IF([StudentsPerformance.C64] = &quot;some high school&quot;; 0; IF([StudentsPerformance.C64] = &quot;high school&quot;; 1; IF([StudentsPerformance.C64] = &quot;some college&quot;; 2; IF([StudentsPerformance.C64] = &quot;associate's degree&quot;; 3; IF([StudentsPerformance.C64] = &quot;bachelor's degree&quot;; 4; 5)))))" office:value-type="float" office:value="3" calcext:value-type="float">
            <text:p>3</text:p>
          </table:table-cell>
          <table:table-cell table:formula="of:=IF([StudentsPerformance.D64] = &quot;standard&quot;; 1; 0)" office:value-type="float" office:value="0" calcext:value-type="float">
            <text:p>0</text:p>
          </table:table-cell>
          <table:table-cell table:formula="of:=IF([StudentsPerformance.E64] = &quot;completed&quot;; 1; 0)" office:value-type="float" office:value="0" calcext:value-type="float">
            <text:p>0</text:p>
          </table:table-cell>
          <table:table-cell table:formula="of:=([StudentsPerformance.F64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64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64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65] = &quot;male&quot;; 1; 0)" office:value-type="float" office:value="0" calcext:value-type="float">
            <text:p>0</text:p>
          </table:table-cell>
          <table:table-cell table:formula="of:=IF([StudentsPerformance.B65] = &quot;group A&quot;; 0; IF([StudentsPerformance.B65] = &quot;group B&quot;; 1; IF([StudentsPerformance.B65] = &quot;group C&quot;; 2; IF([StudentsPerformance.B65] = &quot;group D&quot;; 3; 4))))" office:value-type="float" office:value="2" calcext:value-type="float">
            <text:p>2</text:p>
          </table:table-cell>
          <table:table-cell table:formula="of:=IF([StudentsPerformance.C65] = &quot;some high school&quot;; 0; IF([StudentsPerformance.C65] = &quot;high school&quot;; 1; IF([StudentsPerformance.C65] = &quot;some college&quot;; 2; IF([StudentsPerformance.C65] = &quot;associate's degree&quot;; 3; IF([StudentsPerformance.C65] = &quot;bachelor's degree&quot;; 4; 5)))))" office:value-type="float" office:value="3" calcext:value-type="float">
            <text:p>3</text:p>
          </table:table-cell>
          <table:table-cell table:formula="of:=IF([StudentsPerformance.D65] = &quot;standard&quot;; 1; 0)" office:value-type="float" office:value="1" calcext:value-type="float">
            <text:p>1</text:p>
          </table:table-cell>
          <table:table-cell table:formula="of:=IF([StudentsPerformance.E65] = &quot;completed&quot;; 1; 0)" office:value-type="float" office:value="0" calcext:value-type="float">
            <text:p>0</text:p>
          </table:table-cell>
          <table:table-cell table:formula="of:=([StudentsPerformance.F65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65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65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66] = &quot;male&quot;; 1; 0)" office:value-type="float" office:value="0" calcext:value-type="float">
            <text:p>0</text:p>
          </table:table-cell>
          <table:table-cell table:formula="of:=IF([StudentsPerformance.B66] = &quot;group A&quot;; 0; IF([StudentsPerformance.B66] = &quot;group B&quot;; 1; IF([StudentsPerformance.B66] = &quot;group C&quot;; 2; IF([StudentsPerformance.B66] = &quot;group D&quot;; 3; 4))))" office:value-type="float" office:value="3" calcext:value-type="float">
            <text:p>3</text:p>
          </table:table-cell>
          <table:table-cell table:formula="of:=IF([StudentsPerformance.C66] = &quot;some high school&quot;; 0; IF([StudentsPerformance.C66] = &quot;high school&quot;; 1; IF([StudentsPerformance.C66] = &quot;some college&quot;; 2; IF([StudentsPerformance.C66] = &quot;associate's degree&quot;; 3; IF([StudentsPerformance.C66] = &quot;bachelor's degree&quot;; 4; 5)))))" office:value-type="float" office:value="0" calcext:value-type="float">
            <text:p>0</text:p>
          </table:table-cell>
          <table:table-cell table:formula="of:=IF([StudentsPerformance.D66] = &quot;standard&quot;; 1; 0)" office:value-type="float" office:value="1" calcext:value-type="float">
            <text:p>1</text:p>
          </table:table-cell>
          <table:table-cell table:formula="of:=IF([StudentsPerformance.E66] = &quot;completed&quot;; 1; 0)" office:value-type="float" office:value="0" calcext:value-type="float">
            <text:p>0</text:p>
          </table:table-cell>
          <table:table-cell table:formula="of:=([StudentsPerformance.F66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66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66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67] = &quot;male&quot;; 1; 0)" office:value-type="float" office:value="1" calcext:value-type="float">
            <text:p>1</text:p>
          </table:table-cell>
          <table:table-cell table:formula="of:=IF([StudentsPerformance.B67] = &quot;group A&quot;; 0; IF([StudentsPerformance.B67] = &quot;group B&quot;; 1; IF([StudentsPerformance.B67] = &quot;group C&quot;; 2; IF([StudentsPerformance.B67] = &quot;group D&quot;; 3; 4))))" office:value-type="float" office:value="1" calcext:value-type="float">
            <text:p>1</text:p>
          </table:table-cell>
          <table:table-cell table:formula="of:=IF([StudentsPerformance.C67] = &quot;some high school&quot;; 0; IF([StudentsPerformance.C67] = &quot;high school&quot;; 1; IF([StudentsPerformance.C67] = &quot;some college&quot;; 2; IF([StudentsPerformance.C67] = &quot;associate's degree&quot;; 3; IF([StudentsPerformance.C67] = &quot;bachelor's degree&quot;; 4; 5)))))" office:value-type="float" office:value="0" calcext:value-type="float">
            <text:p>0</text:p>
          </table:table-cell>
          <table:table-cell table:formula="of:=IF([StudentsPerformance.D67] = &quot;standard&quot;; 1; 0)" office:value-type="float" office:value="1" calcext:value-type="float">
            <text:p>1</text:p>
          </table:table-cell>
          <table:table-cell table:formula="of:=IF([StudentsPerformance.E67] = &quot;completed&quot;; 1; 0)" office:value-type="float" office:value="0" calcext:value-type="float">
            <text:p>0</text:p>
          </table:table-cell>
          <table:table-cell table:formula="of:=([StudentsPerformance.F67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67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67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68] = &quot;male&quot;; 1; 0)" office:value-type="float" office:value="1" calcext:value-type="float">
            <text:p>1</text:p>
          </table:table-cell>
          <table:table-cell table:formula="of:=IF([StudentsPerformance.B68] = &quot;group A&quot;; 0; IF([StudentsPerformance.B68] = &quot;group B&quot;; 1; IF([StudentsPerformance.B68] = &quot;group C&quot;; 2; IF([StudentsPerformance.B68] = &quot;group D&quot;; 3; 4))))" office:value-type="float" office:value="3" calcext:value-type="float">
            <text:p>3</text:p>
          </table:table-cell>
          <table:table-cell table:formula="of:=IF([StudentsPerformance.C68] = &quot;some high school&quot;; 0; IF([StudentsPerformance.C68] = &quot;high school&quot;; 1; IF([StudentsPerformance.C68] = &quot;some college&quot;; 2; IF([StudentsPerformance.C68] = &quot;associate's degree&quot;; 3; IF([StudentsPerformance.C68] = &quot;bachelor's degree&quot;; 4; 5)))))" office:value-type="float" office:value="0" calcext:value-type="float">
            <text:p>0</text:p>
          </table:table-cell>
          <table:table-cell table:formula="of:=IF([StudentsPerformance.D68] = &quot;standard&quot;; 1; 0)" office:value-type="float" office:value="0" calcext:value-type="float">
            <text:p>0</text:p>
          </table:table-cell>
          <table:table-cell table:formula="of:=IF([StudentsPerformance.E68] = &quot;completed&quot;; 1; 0)" office:value-type="float" office:value="0" calcext:value-type="float">
            <text:p>0</text:p>
          </table:table-cell>
          <table:table-cell table:formula="of:=([StudentsPerformance.F68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68] - [StudentsPerformance.$M$2])/[StudentsPerformance.$N$2]" office:value-type="float" office:value="-2.20332719859122" calcext:value-type="float">
            <text:p>-2.20332719859122</text:p>
          </table:table-cell>
          <table:table-cell table:formula="of:=([StudentsPerformance.H68] - [StudentsPerformance.$P$2])/[StudentsPerformance.$Q$2]" office:value-type="float" office:value="-2.04361022216984" calcext:value-type="float">
            <text:p>-2.04361022216984</text:p>
          </table:table-cell>
        </table:table-row>
        <table:table-row table:style-name="ro1">
          <table:table-cell table:formula="of:=IF([StudentsPerformance.A69] = &quot;male&quot;; 1; 0)" office:value-type="float" office:value="0" calcext:value-type="float">
            <text:p>0</text:p>
          </table:table-cell>
          <table:table-cell table:formula="of:=IF([StudentsPerformance.B69] = &quot;group A&quot;; 0; IF([StudentsPerformance.B69] = &quot;group B&quot;; 1; IF([StudentsPerformance.B69] = &quot;group C&quot;; 2; IF([StudentsPerformance.B69] = &quot;group D&quot;; 3; 4))))" office:value-type="float" office:value="2" calcext:value-type="float">
            <text:p>2</text:p>
          </table:table-cell>
          <table:table-cell table:formula="of:=IF([StudentsPerformance.C69] = &quot;some high school&quot;; 0; IF([StudentsPerformance.C69] = &quot;high school&quot;; 1; IF([StudentsPerformance.C69] = &quot;some college&quot;; 2; IF([StudentsPerformance.C69] = &quot;associate's degree&quot;; 3; IF([StudentsPerformance.C69] = &quot;bachelor's degree&quot;; 4; 5)))))" office:value-type="float" office:value="2" calcext:value-type="float">
            <text:p>2</text:p>
          </table:table-cell>
          <table:table-cell table:formula="of:=IF([StudentsPerformance.D69] = &quot;standard&quot;; 1; 0)" office:value-type="float" office:value="1" calcext:value-type="float">
            <text:p>1</text:p>
          </table:table-cell>
          <table:table-cell table:formula="of:=IF([StudentsPerformance.E69] = &quot;completed&quot;; 1; 0)" office:value-type="float" office:value="0" calcext:value-type="float">
            <text:p>0</text:p>
          </table:table-cell>
          <table:table-cell table:formula="of:=([StudentsPerformance.F69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69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69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70] = &quot;male&quot;; 1; 0)" office:value-type="float" office:value="1" calcext:value-type="float">
            <text:p>1</text:p>
          </table:table-cell>
          <table:table-cell table:formula="of:=IF([StudentsPerformance.B70] = &quot;group A&quot;; 0; IF([StudentsPerformance.B70] = &quot;group B&quot;; 1; IF([StudentsPerformance.B70] = &quot;group C&quot;; 2; IF([StudentsPerformance.B70] = &quot;group D&quot;; 3; 4))))" office:value-type="float" office:value="1" calcext:value-type="float">
            <text:p>1</text:p>
          </table:table-cell>
          <table:table-cell table:formula="of:=IF([StudentsPerformance.C70] = &quot;some high school&quot;; 0; IF([StudentsPerformance.C70] = &quot;high school&quot;; 1; IF([StudentsPerformance.C70] = &quot;some college&quot;; 2; IF([StudentsPerformance.C70] = &quot;associate's degree&quot;; 3; IF([StudentsPerformance.C70] = &quot;bachelor's degree&quot;; 4; 5)))))" office:value-type="float" office:value="3" calcext:value-type="float">
            <text:p>3</text:p>
          </table:table-cell>
          <table:table-cell table:formula="of:=IF([StudentsPerformance.D70] = &quot;standard&quot;; 1; 0)" office:value-type="float" office:value="0" calcext:value-type="float">
            <text:p>0</text:p>
          </table:table-cell>
          <table:table-cell table:formula="of:=IF([StudentsPerformance.E70] = &quot;completed&quot;; 1; 0)" office:value-type="float" office:value="0" calcext:value-type="float">
            <text:p>0</text:p>
          </table:table-cell>
          <table:table-cell table:formula="of:=([StudentsPerformance.F70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70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70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71] = &quot;male&quot;; 1; 0)" office:value-type="float" office:value="0" calcext:value-type="float">
            <text:p>0</text:p>
          </table:table-cell>
          <table:table-cell table:formula="of:=IF([StudentsPerformance.B71] = &quot;group A&quot;; 0; IF([StudentsPerformance.B71] = &quot;group B&quot;; 1; IF([StudentsPerformance.B71] = &quot;group C&quot;; 2; IF([StudentsPerformance.B71] = &quot;group D&quot;; 3; 4))))" office:value-type="float" office:value="2" calcext:value-type="float">
            <text:p>2</text:p>
          </table:table-cell>
          <table:table-cell table:formula="of:=IF([StudentsPerformance.C71] = &quot;some high school&quot;; 0; IF([StudentsPerformance.C71] = &quot;high school&quot;; 1; IF([StudentsPerformance.C71] = &quot;some college&quot;; 2; IF([StudentsPerformance.C71] = &quot;associate's degree&quot;; 3; IF([StudentsPerformance.C71] = &quot;bachelor's degree&quot;; 4; 5)))))" office:value-type="float" office:value="3" calcext:value-type="float">
            <text:p>3</text:p>
          </table:table-cell>
          <table:table-cell table:formula="of:=IF([StudentsPerformance.D71] = &quot;standard&quot;; 1; 0)" office:value-type="float" office:value="1" calcext:value-type="float">
            <text:p>1</text:p>
          </table:table-cell>
          <table:table-cell table:formula="of:=IF([StudentsPerformance.E71] = &quot;completed&quot;; 1; 0)" office:value-type="float" office:value="0" calcext:value-type="float">
            <text:p>0</text:p>
          </table:table-cell>
          <table:table-cell table:formula="of:=([StudentsPerformance.F71] - [StudentsPerformance.$J$2])/[StudentsPerformance.$K$2]" office:value-type="float" office:value="-1.78651038103592" calcext:value-type="float">
            <text:p>-1.78651038103592</text:p>
          </table:table-cell>
          <table:table-cell table:formula="of:=([StudentsPerformance.G71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71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72] = &quot;male&quot;; 1; 0)" office:value-type="float" office:value="0" calcext:value-type="float">
            <text:p>0</text:p>
          </table:table-cell>
          <table:table-cell table:formula="of:=IF([StudentsPerformance.B72] = &quot;group A&quot;; 0; IF([StudentsPerformance.B72] = &quot;group B&quot;; 1; IF([StudentsPerformance.B72] = &quot;group C&quot;; 2; IF([StudentsPerformance.B72] = &quot;group D&quot;; 3; 4))))" office:value-type="float" office:value="3" calcext:value-type="float">
            <text:p>3</text:p>
          </table:table-cell>
          <table:table-cell table:formula="of:=IF([StudentsPerformance.C72] = &quot;some high school&quot;; 0; IF([StudentsPerformance.C72] = &quot;high school&quot;; 1; IF([StudentsPerformance.C72] = &quot;some college&quot;; 2; IF([StudentsPerformance.C72] = &quot;associate's degree&quot;; 3; IF([StudentsPerformance.C72] = &quot;bachelor's degree&quot;; 4; 5)))))" office:value-type="float" office:value="2" calcext:value-type="float">
            <text:p>2</text:p>
          </table:table-cell>
          <table:table-cell table:formula="of:=IF([StudentsPerformance.D72] = &quot;standard&quot;; 1; 0)" office:value-type="float" office:value="0" calcext:value-type="float">
            <text:p>0</text:p>
          </table:table-cell>
          <table:table-cell table:formula="of:=IF([StudentsPerformance.E72] = &quot;completed&quot;; 1; 0)" office:value-type="float" office:value="1" calcext:value-type="float">
            <text:p>1</text:p>
          </table:table-cell>
          <table:table-cell table:formula="of:=([StudentsPerformance.F72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72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72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73] = &quot;male&quot;; 1; 0)" office:value-type="float" office:value="1" calcext:value-type="float">
            <text:p>1</text:p>
          </table:table-cell>
          <table:table-cell table:formula="of:=IF([StudentsPerformance.B73] = &quot;group A&quot;; 0; IF([StudentsPerformance.B73] = &quot;group B&quot;; 1; IF([StudentsPerformance.B73] = &quot;group C&quot;; 2; IF([StudentsPerformance.B73] = &quot;group D&quot;; 3; 4))))" office:value-type="float" office:value="3" calcext:value-type="float">
            <text:p>3</text:p>
          </table:table-cell>
          <table:table-cell table:formula="of:=IF([StudentsPerformance.C73] = &quot;some high school&quot;; 0; IF([StudentsPerformance.C73] = &quot;high school&quot;; 1; IF([StudentsPerformance.C73] = &quot;some college&quot;; 2; IF([StudentsPerformance.C73] = &quot;associate's degree&quot;; 3; IF([StudentsPerformance.C73] = &quot;bachelor's degree&quot;; 4; 5)))))" office:value-type="float" office:value="2" calcext:value-type="float">
            <text:p>2</text:p>
          </table:table-cell>
          <table:table-cell table:formula="of:=IF([StudentsPerformance.D73] = &quot;standard&quot;; 1; 0)" office:value-type="float" office:value="1" calcext:value-type="float">
            <text:p>1</text:p>
          </table:table-cell>
          <table:table-cell table:formula="of:=IF([StudentsPerformance.E73] = &quot;completed&quot;; 1; 0)" office:value-type="float" office:value="1" calcext:value-type="float">
            <text:p>1</text:p>
          </table:table-cell>
          <table:table-cell table:formula="of:=([StudentsPerformance.F73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73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73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74] = &quot;male&quot;; 1; 0)" office:value-type="float" office:value="0" calcext:value-type="float">
            <text:p>0</text:p>
          </table:table-cell>
          <table:table-cell table:formula="of:=IF([StudentsPerformance.B74] = &quot;group A&quot;; 0; IF([StudentsPerformance.B74] = &quot;group B&quot;; 1; IF([StudentsPerformance.B74] = &quot;group C&quot;; 2; IF([StudentsPerformance.B74] = &quot;group D&quot;; 3; 4))))" office:value-type="float" office:value="0" calcext:value-type="float">
            <text:p>0</text:p>
          </table:table-cell>
          <table:table-cell table:formula="of:=IF([StudentsPerformance.C74] = &quot;some high school&quot;; 0; IF([StudentsPerformance.C74] = &quot;high school&quot;; 1; IF([StudentsPerformance.C74] = &quot;some college&quot;; 2; IF([StudentsPerformance.C74] = &quot;associate's degree&quot;; 3; IF([StudentsPerformance.C74] = &quot;bachelor's degree&quot;; 4; 5)))))" office:value-type="float" office:value="3" calcext:value-type="float">
            <text:p>3</text:p>
          </table:table-cell>
          <table:table-cell table:formula="of:=IF([StudentsPerformance.D74] = &quot;standard&quot;; 1; 0)" office:value-type="float" office:value="0" calcext:value-type="float">
            <text:p>0</text:p>
          </table:table-cell>
          <table:table-cell table:formula="of:=IF([StudentsPerformance.E74] = &quot;completed&quot;; 1; 0)" office:value-type="float" office:value="0" calcext:value-type="float">
            <text:p>0</text:p>
          </table:table-cell>
          <table:table-cell table:formula="of:=([StudentsPerformance.F74] - [StudentsPerformance.$J$2])/[StudentsPerformance.$K$2]" office:value-type="float" office:value="-1.65461105798701" calcext:value-type="float">
            <text:p>-1.65461105798701</text:p>
          </table:table-cell>
          <table:table-cell table:formula="of:=([StudentsPerformance.G74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74] - [StudentsPerformance.$P$2])/[StudentsPerformance.$Q$2]" office:value-type="float" office:value="-1.31971917934546" calcext:value-type="float">
            <text:p>-1.31971917934546</text:p>
          </table:table-cell>
        </table:table-row>
        <table:table-row table:style-name="ro1">
          <table:table-cell table:formula="of:=IF([StudentsPerformance.A75] = &quot;male&quot;; 1; 0)" office:value-type="float" office:value="1" calcext:value-type="float">
            <text:p>1</text:p>
          </table:table-cell>
          <table:table-cell table:formula="of:=IF([StudentsPerformance.B75] = &quot;group A&quot;; 0; IF([StudentsPerformance.B75] = &quot;group B&quot;; 1; IF([StudentsPerformance.B75] = &quot;group C&quot;; 2; IF([StudentsPerformance.B75] = &quot;group D&quot;; 3; 4))))" office:value-type="float" office:value="2" calcext:value-type="float">
            <text:p>2</text:p>
          </table:table-cell>
          <table:table-cell table:formula="of:=IF([StudentsPerformance.C75] = &quot;some high school&quot;; 0; IF([StudentsPerformance.C75] = &quot;high school&quot;; 1; IF([StudentsPerformance.C75] = &quot;some college&quot;; 2; IF([StudentsPerformance.C75] = &quot;associate's degree&quot;; 3; IF([StudentsPerformance.C75] = &quot;bachelor's degree&quot;; 4; 5)))))" office:value-type="float" office:value="0" calcext:value-type="float">
            <text:p>0</text:p>
          </table:table-cell>
          <table:table-cell table:formula="of:=IF([StudentsPerformance.D75] = &quot;standard&quot;; 1; 0)" office:value-type="float" office:value="0" calcext:value-type="float">
            <text:p>0</text:p>
          </table:table-cell>
          <table:table-cell table:formula="of:=IF([StudentsPerformance.E75] = &quot;completed&quot;; 1; 0)" office:value-type="float" office:value="0" calcext:value-type="float">
            <text:p>0</text:p>
          </table:table-cell>
          <table:table-cell table:formula="of:=([StudentsPerformance.F75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75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75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76] = &quot;male&quot;; 1; 0)" office:value-type="float" office:value="1" calcext:value-type="float">
            <text:p>1</text:p>
          </table:table-cell>
          <table:table-cell table:formula="of:=IF([StudentsPerformance.B76] = &quot;group A&quot;; 0; IF([StudentsPerformance.B76] = &quot;group B&quot;; 1; IF([StudentsPerformance.B76] = &quot;group C&quot;; 2; IF([StudentsPerformance.B76] = &quot;group D&quot;; 3; 4))))" office:value-type="float" office:value="2" calcext:value-type="float">
            <text:p>2</text:p>
          </table:table-cell>
          <table:table-cell table:formula="of:=IF([StudentsPerformance.C76] = &quot;some high school&quot;; 0; IF([StudentsPerformance.C76] = &quot;high school&quot;; 1; IF([StudentsPerformance.C76] = &quot;some college&quot;; 2; IF([StudentsPerformance.C76] = &quot;associate's degree&quot;; 3; IF([StudentsPerformance.C76] = &quot;bachelor's degree&quot;; 4; 5)))))" office:value-type="float" office:value="0" calcext:value-type="float">
            <text:p>0</text:p>
          </table:table-cell>
          <table:table-cell table:formula="of:=IF([StudentsPerformance.D76] = &quot;standard&quot;; 1; 0)" office:value-type="float" office:value="1" calcext:value-type="float">
            <text:p>1</text:p>
          </table:table-cell>
          <table:table-cell table:formula="of:=IF([StudentsPerformance.E76] = &quot;completed&quot;; 1; 0)" office:value-type="float" office:value="0" calcext:value-type="float">
            <text:p>0</text:p>
          </table:table-cell>
          <table:table-cell table:formula="of:=([StudentsPerformance.F76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76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76] - [StudentsPerformance.$P$2])/[StudentsPerformance.$Q$2]" office:value-type="float" office:value="-1.78037711568825" calcext:value-type="float">
            <text:p>-1.78037711568825</text:p>
          </table:table-cell>
        </table:table-row>
        <table:table-row table:style-name="ro1">
          <table:table-cell table:formula="of:=IF([StudentsPerformance.A77] = &quot;male&quot;; 1; 0)" office:value-type="float" office:value="1" calcext:value-type="float">
            <text:p>1</text:p>
          </table:table-cell>
          <table:table-cell table:formula="of:=IF([StudentsPerformance.B77] = &quot;group A&quot;; 0; IF([StudentsPerformance.B77] = &quot;group B&quot;; 1; IF([StudentsPerformance.B77] = &quot;group C&quot;; 2; IF([StudentsPerformance.B77] = &quot;group D&quot;; 3; 4))))" office:value-type="float" office:value="1" calcext:value-type="float">
            <text:p>1</text:p>
          </table:table-cell>
          <table:table-cell table:formula="of:=IF([StudentsPerformance.C77] = &quot;some high school&quot;; 0; IF([StudentsPerformance.C77] = &quot;high school&quot;; 1; IF([StudentsPerformance.C77] = &quot;some college&quot;; 2; IF([StudentsPerformance.C77] = &quot;associate's degree&quot;; 3; IF([StudentsPerformance.C77] = &quot;bachelor's degree&quot;; 4; 5)))))" office:value-type="float" office:value="3" calcext:value-type="float">
            <text:p>3</text:p>
          </table:table-cell>
          <table:table-cell table:formula="of:=IF([StudentsPerformance.D77] = &quot;standard&quot;; 1; 0)" office:value-type="float" office:value="0" calcext:value-type="float">
            <text:p>0</text:p>
          </table:table-cell>
          <table:table-cell table:formula="of:=IF([StudentsPerformance.E77] = &quot;completed&quot;; 1; 0)" office:value-type="float" office:value="0" calcext:value-type="float">
            <text:p>0</text:p>
          </table:table-cell>
          <table:table-cell table:formula="of:=([StudentsPerformance.F77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77] - [StudentsPerformance.$M$2])/[StudentsPerformance.$N$2]" office:value-type="float" office:value="-1.92935819755404" calcext:value-type="float">
            <text:p>-1.92935819755404</text:p>
          </table:table-cell>
          <table:table-cell table:formula="of:=([StudentsPerformance.H77] - [StudentsPerformance.$P$2])/[StudentsPerformance.$Q$2]" office:value-type="float" office:value="-1.97780194554944" calcext:value-type="float">
            <text:p>-1.97780194554944</text:p>
          </table:table-cell>
        </table:table-row>
        <table:table-row table:style-name="ro1">
          <table:table-cell table:formula="of:=IF([StudentsPerformance.A78] = &quot;male&quot;; 1; 0)" office:value-type="float" office:value="1" calcext:value-type="float">
            <text:p>1</text:p>
          </table:table-cell>
          <table:table-cell table:formula="of:=IF([StudentsPerformance.B78] = &quot;group A&quot;; 0; IF([StudentsPerformance.B78] = &quot;group B&quot;; 1; IF([StudentsPerformance.B78] = &quot;group C&quot;; 2; IF([StudentsPerformance.B78] = &quot;group D&quot;; 3; 4))))" office:value-type="float" office:value="4" calcext:value-type="float">
            <text:p>4</text:p>
          </table:table-cell>
          <table:table-cell table:formula="of:=IF([StudentsPerformance.C78] = &quot;some high school&quot;; 0; IF([StudentsPerformance.C78] = &quot;high school&quot;; 1; IF([StudentsPerformance.C78] = &quot;some college&quot;; 2; IF([StudentsPerformance.C78] = &quot;associate's degree&quot;; 3; IF([StudentsPerformance.C78] = &quot;bachelor's degree&quot;; 4; 5)))))" office:value-type="float" office:value="0" calcext:value-type="float">
            <text:p>0</text:p>
          </table:table-cell>
          <table:table-cell table:formula="of:=IF([StudentsPerformance.D78] = &quot;standard&quot;; 1; 0)" office:value-type="float" office:value="1" calcext:value-type="float">
            <text:p>1</text:p>
          </table:table-cell>
          <table:table-cell table:formula="of:=IF([StudentsPerformance.E78] = &quot;completed&quot;; 1; 0)" office:value-type="float" office:value="0" calcext:value-type="float">
            <text:p>0</text:p>
          </table:table-cell>
          <table:table-cell table:formula="of:=([StudentsPerformance.F78] - [StudentsPerformance.$J$2])/[StudentsPerformance.$K$2]" office:value-type="float" office:value="-2.380057334756" calcext:value-type="float">
            <text:p>-2.380057334756</text:p>
          </table:table-cell>
          <table:table-cell table:formula="of:=([StudentsPerformance.G78] - [StudentsPerformance.$M$2])/[StudentsPerformance.$N$2]" office:value-type="float" office:value="-2.95674195144345" calcext:value-type="float">
            <text:p>-2.95674195144345</text:p>
          </table:table-cell>
          <table:table-cell table:formula="of:=([StudentsPerformance.H78] - [StudentsPerformance.$P$2])/[StudentsPerformance.$Q$2]" office:value-type="float" office:value="-3.03073437147581" calcext:value-type="float">
            <text:p>-3.03073437147581</text:p>
          </table:table-cell>
        </table:table-row>
        <table:table-row table:style-name="ro1">
          <table:table-cell table:formula="of:=IF([StudentsPerformance.A79] = &quot;male&quot;; 1; 0)" office:value-type="float" office:value="1" calcext:value-type="float">
            <text:p>1</text:p>
          </table:table-cell>
          <table:table-cell table:formula="of:=IF([StudentsPerformance.B79] = &quot;group A&quot;; 0; IF([StudentsPerformance.B79] = &quot;group B&quot;; 1; IF([StudentsPerformance.B79] = &quot;group C&quot;; 2; IF([StudentsPerformance.B79] = &quot;group D&quot;; 3; 4))))" office:value-type="float" office:value="0" calcext:value-type="float">
            <text:p>0</text:p>
          </table:table-cell>
          <table:table-cell table:formula="of:=IF([StudentsPerformance.C79] = &quot;some high school&quot;; 0; IF([StudentsPerformance.C79] = &quot;high school&quot;; 1; IF([StudentsPerformance.C79] = &quot;some college&quot;; 2; IF([StudentsPerformance.C79] = &quot;associate's degree&quot;; 3; IF([StudentsPerformance.C79] = &quot;bachelor's degree&quot;; 4; 5)))))" office:value-type="float" office:value="4" calcext:value-type="float">
            <text:p>4</text:p>
          </table:table-cell>
          <table:table-cell table:formula="of:=IF([StudentsPerformance.D79] = &quot;standard&quot;; 1; 0)" office:value-type="float" office:value="1" calcext:value-type="float">
            <text:p>1</text:p>
          </table:table-cell>
          <table:table-cell table:formula="of:=IF([StudentsPerformance.E79] = &quot;completed&quot;; 1; 0)" office:value-type="float" office:value="1" calcext:value-type="float">
            <text:p>1</text:p>
          </table:table-cell>
          <table:table-cell table:formula="of:=([StudentsPerformance.F79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79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79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80] = &quot;male&quot;; 1; 0)" office:value-type="float" office:value="0" calcext:value-type="float">
            <text:p>0</text:p>
          </table:table-cell>
          <table:table-cell table:formula="of:=IF([StudentsPerformance.B80] = &quot;group A&quot;; 0; IF([StudentsPerformance.B80] = &quot;group B&quot;; 1; IF([StudentsPerformance.B80] = &quot;group C&quot;; 2; IF([StudentsPerformance.B80] = &quot;group D&quot;; 3; 4))))" office:value-type="float" office:value="3" calcext:value-type="float">
            <text:p>3</text:p>
          </table:table-cell>
          <table:table-cell table:formula="of:=IF([StudentsPerformance.C80] = &quot;some high school&quot;; 0; IF([StudentsPerformance.C80] = &quot;high school&quot;; 1; IF([StudentsPerformance.C80] = &quot;some college&quot;; 2; IF([StudentsPerformance.C80] = &quot;associate's degree&quot;; 3; IF([StudentsPerformance.C80] = &quot;bachelor's degree&quot;; 4; 5)))))" office:value-type="float" office:value="0" calcext:value-type="float">
            <text:p>0</text:p>
          </table:table-cell>
          <table:table-cell table:formula="of:=IF([StudentsPerformance.D80] = &quot;standard&quot;; 1; 0)" office:value-type="float" office:value="1" calcext:value-type="float">
            <text:p>1</text:p>
          </table:table-cell>
          <table:table-cell table:formula="of:=IF([StudentsPerformance.E80] = &quot;completed&quot;; 1; 0)" office:value-type="float" office:value="1" calcext:value-type="float">
            <text:p>1</text:p>
          </table:table-cell>
          <table:table-cell table:formula="of:=([StudentsPerformance.F80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80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80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81] = &quot;male&quot;; 1; 0)" office:value-type="float" office:value="0" calcext:value-type="float">
            <text:p>0</text:p>
          </table:table-cell>
          <table:table-cell table:formula="of:=IF([StudentsPerformance.B81] = &quot;group A&quot;; 0; IF([StudentsPerformance.B81] = &quot;group B&quot;; 1; IF([StudentsPerformance.B81] = &quot;group C&quot;; 2; IF([StudentsPerformance.B81] = &quot;group D&quot;; 3; 4))))" office:value-type="float" office:value="4" calcext:value-type="float">
            <text:p>4</text:p>
          </table:table-cell>
          <table:table-cell table:formula="of:=IF([StudentsPerformance.C81] = &quot;some high school&quot;; 0; IF([StudentsPerformance.C81] = &quot;high school&quot;; 1; IF([StudentsPerformance.C81] = &quot;some college&quot;; 2; IF([StudentsPerformance.C81] = &quot;associate's degree&quot;; 3; IF([StudentsPerformance.C81] = &quot;bachelor's degree&quot;; 4; 5)))))" office:value-type="float" office:value="5" calcext:value-type="float">
            <text:p>5</text:p>
          </table:table-cell>
          <table:table-cell table:formula="of:=IF([StudentsPerformance.D81] = &quot;standard&quot;; 1; 0)" office:value-type="float" office:value="1" calcext:value-type="float">
            <text:p>1</text:p>
          </table:table-cell>
          <table:table-cell table:formula="of:=IF([StudentsPerformance.E81] = &quot;completed&quot;; 1; 0)" office:value-type="float" office:value="0" calcext:value-type="float">
            <text:p>0</text:p>
          </table:table-cell>
          <table:table-cell table:formula="of:=([StudentsPerformance.F81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81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81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82] = &quot;male&quot;; 1; 0)" office:value-type="float" office:value="0" calcext:value-type="float">
            <text:p>0</text:p>
          </table:table-cell>
          <table:table-cell table:formula="of:=IF([StudentsPerformance.B82] = &quot;group A&quot;; 0; IF([StudentsPerformance.B82] = &quot;group B&quot;; 1; IF([StudentsPerformance.B82] = &quot;group C&quot;; 2; IF([StudentsPerformance.B82] = &quot;group D&quot;; 3; 4))))" office:value-type="float" office:value="1" calcext:value-type="float">
            <text:p>1</text:p>
          </table:table-cell>
          <table:table-cell table:formula="of:=IF([StudentsPerformance.C82] = &quot;some high school&quot;; 0; IF([StudentsPerformance.C82] = &quot;high school&quot;; 1; IF([StudentsPerformance.C82] = &quot;some college&quot;; 2; IF([StudentsPerformance.C82] = &quot;associate's degree&quot;; 3; IF([StudentsPerformance.C82] = &quot;bachelor's degree&quot;; 4; 5)))))" office:value-type="float" office:value="3" calcext:value-type="float">
            <text:p>3</text:p>
          </table:table-cell>
          <table:table-cell table:formula="of:=IF([StudentsPerformance.D82] = &quot;standard&quot;; 1; 0)" office:value-type="float" office:value="1" calcext:value-type="float">
            <text:p>1</text:p>
          </table:table-cell>
          <table:table-cell table:formula="of:=IF([StudentsPerformance.E82] = &quot;completed&quot;; 1; 0)" office:value-type="float" office:value="0" calcext:value-type="float">
            <text:p>0</text:p>
          </table:table-cell>
          <table:table-cell table:formula="of:=([StudentsPerformance.F82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82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82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83] = &quot;male&quot;; 1; 0)" office:value-type="float" office:value="1" calcext:value-type="float">
            <text:p>1</text:p>
          </table:table-cell>
          <table:table-cell table:formula="of:=IF([StudentsPerformance.B83] = &quot;group A&quot;; 0; IF([StudentsPerformance.B83] = &quot;group B&quot;; 1; IF([StudentsPerformance.B83] = &quot;group C&quot;; 2; IF([StudentsPerformance.B83] = &quot;group D&quot;; 3; 4))))" office:value-type="float" office:value="1" calcext:value-type="float">
            <text:p>1</text:p>
          </table:table-cell>
          <table:table-cell table:formula="of:=IF([StudentsPerformance.C83] = &quot;some high school&quot;; 0; IF([StudentsPerformance.C83] = &quot;high school&quot;; 1; IF([StudentsPerformance.C83] = &quot;some college&quot;; 2; IF([StudentsPerformance.C83] = &quot;associate's degree&quot;; 3; IF([StudentsPerformance.C83] = &quot;bachelor's degree&quot;; 4; 5)))))" office:value-type="float" office:value="1" calcext:value-type="float">
            <text:p>1</text:p>
          </table:table-cell>
          <table:table-cell table:formula="of:=IF([StudentsPerformance.D83] = &quot;standard&quot;; 1; 0)" office:value-type="float" office:value="0" calcext:value-type="float">
            <text:p>0</text:p>
          </table:table-cell>
          <table:table-cell table:formula="of:=IF([StudentsPerformance.E83] = &quot;completed&quot;; 1; 0)" office:value-type="float" office:value="0" calcext:value-type="float">
            <text:p>0</text:p>
          </table:table-cell>
          <table:table-cell table:formula="of:=([StudentsPerformance.F83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83] - [StudentsPerformance.$M$2])/[StudentsPerformance.$N$2]" office:value-type="float" office:value="-1.65538919651687" calcext:value-type="float">
            <text:p>-1.65538919651687</text:p>
          </table:table-cell>
          <table:table-cell table:formula="of:=([StudentsPerformance.H83] - [StudentsPerformance.$P$2])/[StudentsPerformance.$Q$2]" office:value-type="float" office:value="-1.51714400920666" calcext:value-type="float">
            <text:p>-1.51714400920666</text:p>
          </table:table-cell>
        </table:table-row>
        <table:table-row table:style-name="ro1">
          <table:table-cell table:formula="of:=IF([StudentsPerformance.A84] = &quot;male&quot;; 1; 0)" office:value-type="float" office:value="1" calcext:value-type="float">
            <text:p>1</text:p>
          </table:table-cell>
          <table:table-cell table:formula="of:=IF([StudentsPerformance.B84] = &quot;group A&quot;; 0; IF([StudentsPerformance.B84] = &quot;group B&quot;; 1; IF([StudentsPerformance.B84] = &quot;group C&quot;; 2; IF([StudentsPerformance.B84] = &quot;group D&quot;; 3; 4))))" office:value-type="float" office:value="0" calcext:value-type="float">
            <text:p>0</text:p>
          </table:table-cell>
          <table:table-cell table:formula="of:=IF([StudentsPerformance.C84] = &quot;some high school&quot;; 0; IF([StudentsPerformance.C84] = &quot;high school&quot;; 1; IF([StudentsPerformance.C84] = &quot;some college&quot;; 2; IF([StudentsPerformance.C84] = &quot;associate's degree&quot;; 3; IF([StudentsPerformance.C84] = &quot;bachelor's degree&quot;; 4; 5)))))" office:value-type="float" office:value="2" calcext:value-type="float">
            <text:p>2</text:p>
          </table:table-cell>
          <table:table-cell table:formula="of:=IF([StudentsPerformance.D84] = &quot;standard&quot;; 1; 0)" office:value-type="float" office:value="0" calcext:value-type="float">
            <text:p>0</text:p>
          </table:table-cell>
          <table:table-cell table:formula="of:=IF([StudentsPerformance.E84] = &quot;completed&quot;; 1; 0)" office:value-type="float" office:value="1" calcext:value-type="float">
            <text:p>1</text:p>
          </table:table-cell>
          <table:table-cell table:formula="of:=([StudentsPerformance.F84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84] - [StudentsPerformance.$M$2])/[StudentsPerformance.$N$2]" office:value-type="float" office:value="-1.51840469599828" calcext:value-type="float">
            <text:p>-1.51840469599828</text:p>
          </table:table-cell>
          <table:table-cell table:formula="of:=([StudentsPerformance.H84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85] = &quot;male&quot;; 1; 0)" office:value-type="float" office:value="1" calcext:value-type="float">
            <text:p>1</text:p>
          </table:table-cell>
          <table:table-cell table:formula="of:=IF([StudentsPerformance.B85] = &quot;group A&quot;; 0; IF([StudentsPerformance.B85] = &quot;group B&quot;; 1; IF([StudentsPerformance.B85] = &quot;group C&quot;; 2; IF([StudentsPerformance.B85] = &quot;group D&quot;; 3; 4))))" office:value-type="float" office:value="4" calcext:value-type="float">
            <text:p>4</text:p>
          </table:table-cell>
          <table:table-cell table:formula="of:=IF([StudentsPerformance.C85] = &quot;some high school&quot;; 0; IF([StudentsPerformance.C85] = &quot;high school&quot;; 1; IF([StudentsPerformance.C85] = &quot;some college&quot;; 2; IF([StudentsPerformance.C85] = &quot;associate's degree&quot;; 3; IF([StudentsPerformance.C85] = &quot;bachelor's degree&quot;; 4; 5)))))" office:value-type="float" office:value="3" calcext:value-type="float">
            <text:p>3</text:p>
          </table:table-cell>
          <table:table-cell table:formula="of:=IF([StudentsPerformance.D85] = &quot;standard&quot;; 1; 0)" office:value-type="float" office:value="1" calcext:value-type="float">
            <text:p>1</text:p>
          </table:table-cell>
          <table:table-cell table:formula="of:=IF([StudentsPerformance.E85] = &quot;completed&quot;; 1; 0)" office:value-type="float" office:value="0" calcext:value-type="float">
            <text:p>0</text:p>
          </table:table-cell>
          <table:table-cell table:formula="of:=([StudentsPerformance.F85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85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85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86] = &quot;male&quot;; 1; 0)" office:value-type="float" office:value="1" calcext:value-type="float">
            <text:p>1</text:p>
          </table:table-cell>
          <table:table-cell table:formula="of:=IF([StudentsPerformance.B86] = &quot;group A&quot;; 0; IF([StudentsPerformance.B86] = &quot;group B&quot;; 1; IF([StudentsPerformance.B86] = &quot;group C&quot;; 2; IF([StudentsPerformance.B86] = &quot;group D&quot;; 3; 4))))" office:value-type="float" office:value="3" calcext:value-type="float">
            <text:p>3</text:p>
          </table:table-cell>
          <table:table-cell table:formula="of:=IF([StudentsPerformance.C86] = &quot;some high school&quot;; 0; IF([StudentsPerformance.C86] = &quot;high school&quot;; 1; IF([StudentsPerformance.C86] = &quot;some college&quot;; 2; IF([StudentsPerformance.C86] = &quot;associate's degree&quot;; 3; IF([StudentsPerformance.C86] = &quot;bachelor's degree&quot;; 4; 5)))))" office:value-type="float" office:value="1" calcext:value-type="float">
            <text:p>1</text:p>
          </table:table-cell>
          <table:table-cell table:formula="of:=IF([StudentsPerformance.D86] = &quot;standard&quot;; 1; 0)" office:value-type="float" office:value="0" calcext:value-type="float">
            <text:p>0</text:p>
          </table:table-cell>
          <table:table-cell table:formula="of:=IF([StudentsPerformance.E86] = &quot;completed&quot;; 1; 0)" office:value-type="float" office:value="0" calcext:value-type="float">
            <text:p>0</text:p>
          </table:table-cell>
          <table:table-cell table:formula="of:=([StudentsPerformance.F86] - [StudentsPerformance.$J$2])/[StudentsPerformance.$K$2]" office:value-type="float" office:value="-1.58866139646256" calcext:value-type="float">
            <text:p>-1.58866139646256</text:p>
          </table:table-cell>
          <table:table-cell table:formula="of:=([StudentsPerformance.G86] - [StudentsPerformance.$M$2])/[StudentsPerformance.$N$2]" office:value-type="float" office:value="-2.06634269807263" calcext:value-type="float">
            <text:p>-2.06634269807263</text:p>
          </table:table-cell>
          <table:table-cell table:formula="of:=([StudentsPerformance.H86] - [StudentsPerformance.$P$2])/[StudentsPerformance.$Q$2]" office:value-type="float" office:value="-2.24103505203103" calcext:value-type="float">
            <text:p>-2.24103505203103</text:p>
          </table:table-cell>
        </table:table-row>
        <table:table-row table:style-name="ro1">
          <table:table-cell table:formula="of:=IF([StudentsPerformance.A87] = &quot;male&quot;; 1; 0)" office:value-type="float" office:value="0" calcext:value-type="float">
            <text:p>0</text:p>
          </table:table-cell>
          <table:table-cell table:formula="of:=IF([StudentsPerformance.B87] = &quot;group A&quot;; 0; IF([StudentsPerformance.B87] = &quot;group B&quot;; 1; IF([StudentsPerformance.B87] = &quot;group C&quot;; 2; IF([StudentsPerformance.B87] = &quot;group D&quot;; 3; 4))))" office:value-type="float" office:value="2" calcext:value-type="float">
            <text:p>2</text:p>
          </table:table-cell>
          <table:table-cell table:formula="of:=IF([StudentsPerformance.C87] = &quot;some high school&quot;; 0; IF([StudentsPerformance.C87] = &quot;high school&quot;; 1; IF([StudentsPerformance.C87] = &quot;some college&quot;; 2; IF([StudentsPerformance.C87] = &quot;associate's degree&quot;; 3; IF([StudentsPerformance.C87] = &quot;bachelor's degree&quot;; 4; 5)))))" office:value-type="float" office:value="2" calcext:value-type="float">
            <text:p>2</text:p>
          </table:table-cell>
          <table:table-cell table:formula="of:=IF([StudentsPerformance.D87] = &quot;standard&quot;; 1; 0)" office:value-type="float" office:value="1" calcext:value-type="float">
            <text:p>1</text:p>
          </table:table-cell>
          <table:table-cell table:formula="of:=IF([StudentsPerformance.E87] = &quot;completed&quot;; 1; 0)" office:value-type="float" office:value="0" calcext:value-type="float">
            <text:p>0</text:p>
          </table:table-cell>
          <table:table-cell table:formula="of:=([StudentsPerformance.F87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87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87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88] = &quot;male&quot;; 1; 0)" office:value-type="float" office:value="0" calcext:value-type="float">
            <text:p>0</text:p>
          </table:table-cell>
          <table:table-cell table:formula="of:=IF([StudentsPerformance.B88] = &quot;group A&quot;; 0; IF([StudentsPerformance.B88] = &quot;group B&quot;; 1; IF([StudentsPerformance.B88] = &quot;group C&quot;; 2; IF([StudentsPerformance.B88] = &quot;group D&quot;; 3; 4))))" office:value-type="float" office:value="2" calcext:value-type="float">
            <text:p>2</text:p>
          </table:table-cell>
          <table:table-cell table:formula="of:=IF([StudentsPerformance.C88] = &quot;some high school&quot;; 0; IF([StudentsPerformance.C88] = &quot;high school&quot;; 1; IF([StudentsPerformance.C88] = &quot;some college&quot;; 2; IF([StudentsPerformance.C88] = &quot;associate's degree&quot;; 3; IF([StudentsPerformance.C88] = &quot;bachelor's degree&quot;; 4; 5)))))" office:value-type="float" office:value="2" calcext:value-type="float">
            <text:p>2</text:p>
          </table:table-cell>
          <table:table-cell table:formula="of:=IF([StudentsPerformance.D88] = &quot;standard&quot;; 1; 0)" office:value-type="float" office:value="0" calcext:value-type="float">
            <text:p>0</text:p>
          </table:table-cell>
          <table:table-cell table:formula="of:=IF([StudentsPerformance.E88] = &quot;completed&quot;; 1; 0)" office:value-type="float" office:value="0" calcext:value-type="float">
            <text:p>0</text:p>
          </table:table-cell>
          <table:table-cell table:formula="of:=([StudentsPerformance.F88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88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88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89] = &quot;male&quot;; 1; 0)" office:value-type="float" office:value="0" calcext:value-type="float">
            <text:p>0</text:p>
          </table:table-cell>
          <table:table-cell table:formula="of:=IF([StudentsPerformance.B89] = &quot;group A&quot;; 0; IF([StudentsPerformance.B89] = &quot;group B&quot;; 1; IF([StudentsPerformance.B89] = &quot;group C&quot;; 2; IF([StudentsPerformance.B89] = &quot;group D&quot;; 3; 4))))" office:value-type="float" office:value="3" calcext:value-type="float">
            <text:p>3</text:p>
          </table:table-cell>
          <table:table-cell table:formula="of:=IF([StudentsPerformance.C89] = &quot;some high school&quot;; 0; IF([StudentsPerformance.C89] = &quot;high school&quot;; 1; IF([StudentsPerformance.C89] = &quot;some college&quot;; 2; IF([StudentsPerformance.C89] = &quot;associate's degree&quot;; 3; IF([StudentsPerformance.C89] = &quot;bachelor's degree&quot;; 4; 5)))))" office:value-type="float" office:value="3" calcext:value-type="float">
            <text:p>3</text:p>
          </table:table-cell>
          <table:table-cell table:formula="of:=IF([StudentsPerformance.D89] = &quot;standard&quot;; 1; 0)" office:value-type="float" office:value="1" calcext:value-type="float">
            <text:p>1</text:p>
          </table:table-cell>
          <table:table-cell table:formula="of:=IF([StudentsPerformance.E89] = &quot;completed&quot;; 1; 0)" office:value-type="float" office:value="0" calcext:value-type="float">
            <text:p>0</text:p>
          </table:table-cell>
          <table:table-cell table:formula="of:=([StudentsPerformance.F89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89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89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90] = &quot;male&quot;; 1; 0)" office:value-type="float" office:value="0" calcext:value-type="float">
            <text:p>0</text:p>
          </table:table-cell>
          <table:table-cell table:formula="of:=IF([StudentsPerformance.B90] = &quot;group A&quot;; 0; IF([StudentsPerformance.B90] = &quot;group B&quot;; 1; IF([StudentsPerformance.B90] = &quot;group C&quot;; 2; IF([StudentsPerformance.B90] = &quot;group D&quot;; 3; 4))))" office:value-type="float" office:value="0" calcext:value-type="float">
            <text:p>0</text:p>
          </table:table-cell>
          <table:table-cell table:formula="of:=IF([StudentsPerformance.C90] = &quot;some high school&quot;; 0; IF([StudentsPerformance.C90] = &quot;high school&quot;; 1; IF([StudentsPerformance.C90] = &quot;some college&quot;; 2; IF([StudentsPerformance.C90] = &quot;associate's degree&quot;; 3; IF([StudentsPerformance.C90] = &quot;bachelor's degree&quot;; 4; 5)))))" office:value-type="float" office:value="2" calcext:value-type="float">
            <text:p>2</text:p>
          </table:table-cell>
          <table:table-cell table:formula="of:=IF([StudentsPerformance.D90] = &quot;standard&quot;; 1; 0)" office:value-type="float" office:value="1" calcext:value-type="float">
            <text:p>1</text:p>
          </table:table-cell>
          <table:table-cell table:formula="of:=IF([StudentsPerformance.E90] = &quot;completed&quot;; 1; 0)" office:value-type="float" office:value="0" calcext:value-type="float">
            <text:p>0</text:p>
          </table:table-cell>
          <table:table-cell table:formula="of:=([StudentsPerformance.F90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90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90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91] = &quot;male&quot;; 1; 0)" office:value-type="float" office:value="0" calcext:value-type="float">
            <text:p>0</text:p>
          </table:table-cell>
          <table:table-cell table:formula="of:=IF([StudentsPerformance.B91] = &quot;group A&quot;; 0; IF([StudentsPerformance.B91] = &quot;group B&quot;; 1; IF([StudentsPerformance.B91] = &quot;group C&quot;; 2; IF([StudentsPerformance.B91] = &quot;group D&quot;; 3; 4))))" office:value-type="float" office:value="3" calcext:value-type="float">
            <text:p>3</text:p>
          </table:table-cell>
          <table:table-cell table:formula="of:=IF([StudentsPerformance.C91] = &quot;some high school&quot;; 0; IF([StudentsPerformance.C91] = &quot;high school&quot;; 1; IF([StudentsPerformance.C91] = &quot;some college&quot;; 2; IF([StudentsPerformance.C91] = &quot;associate's degree&quot;; 3; IF([StudentsPerformance.C91] = &quot;bachelor's degree&quot;; 4; 5)))))" office:value-type="float" office:value="0" calcext:value-type="float">
            <text:p>0</text:p>
          </table:table-cell>
          <table:table-cell table:formula="of:=IF([StudentsPerformance.D91] = &quot;standard&quot;; 1; 0)" office:value-type="float" office:value="1" calcext:value-type="float">
            <text:p>1</text:p>
          </table:table-cell>
          <table:table-cell table:formula="of:=IF([StudentsPerformance.E91] = &quot;completed&quot;; 1; 0)" office:value-type="float" office:value="0" calcext:value-type="float">
            <text:p>0</text:p>
          </table:table-cell>
          <table:table-cell table:formula="of:=([StudentsPerformance.F91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91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91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92] = &quot;male&quot;; 1; 0)" office:value-type="float" office:value="0" calcext:value-type="float">
            <text:p>0</text:p>
          </table:table-cell>
          <table:table-cell table:formula="of:=IF([StudentsPerformance.B92] = &quot;group A&quot;; 0; IF([StudentsPerformance.B92] = &quot;group B&quot;; 1; IF([StudentsPerformance.B92] = &quot;group C&quot;; 2; IF([StudentsPerformance.B92] = &quot;group D&quot;; 3; 4))))" office:value-type="float" office:value="2" calcext:value-type="float">
            <text:p>2</text:p>
          </table:table-cell>
          <table:table-cell table:formula="of:=IF([StudentsPerformance.C92] = &quot;some high school&quot;; 0; IF([StudentsPerformance.C92] = &quot;high school&quot;; 1; IF([StudentsPerformance.C92] = &quot;some college&quot;; 2; IF([StudentsPerformance.C92] = &quot;associate's degree&quot;; 3; IF([StudentsPerformance.C92] = &quot;bachelor's degree&quot;; 4; 5)))))" office:value-type="float" office:value="4" calcext:value-type="float">
            <text:p>4</text:p>
          </table:table-cell>
          <table:table-cell table:formula="of:=IF([StudentsPerformance.D92] = &quot;standard&quot;; 1; 0)" office:value-type="float" office:value="1" calcext:value-type="float">
            <text:p>1</text:p>
          </table:table-cell>
          <table:table-cell table:formula="of:=IF([StudentsPerformance.E92] = &quot;completed&quot;; 1; 0)" office:value-type="float" office:value="0" calcext:value-type="float">
            <text:p>0</text:p>
          </table:table-cell>
          <table:table-cell table:formula="of:=([StudentsPerformance.F92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92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92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93] = &quot;male&quot;; 1; 0)" office:value-type="float" office:value="1" calcext:value-type="float">
            <text:p>1</text:p>
          </table:table-cell>
          <table:table-cell table:formula="of:=IF([StudentsPerformance.B93] = &quot;group A&quot;; 0; IF([StudentsPerformance.B93] = &quot;group B&quot;; 1; IF([StudentsPerformance.B93] = &quot;group C&quot;; 2; IF([StudentsPerformance.B93] = &quot;group D&quot;; 3; 4))))" office:value-type="float" office:value="2" calcext:value-type="float">
            <text:p>2</text:p>
          </table:table-cell>
          <table:table-cell table:formula="of:=IF([StudentsPerformance.C93] = &quot;some high school&quot;; 0; IF([StudentsPerformance.C93] = &quot;high school&quot;; 1; IF([StudentsPerformance.C93] = &quot;some college&quot;; 2; IF([StudentsPerformance.C93] = &quot;associate's degree&quot;; 3; IF([StudentsPerformance.C93] = &quot;bachelor's degree&quot;; 4; 5)))))" office:value-type="float" office:value="1" calcext:value-type="float">
            <text:p>1</text:p>
          </table:table-cell>
          <table:table-cell table:formula="of:=IF([StudentsPerformance.D93] = &quot;standard&quot;; 1; 0)" office:value-type="float" office:value="0" calcext:value-type="float">
            <text:p>0</text:p>
          </table:table-cell>
          <table:table-cell table:formula="of:=IF([StudentsPerformance.E93] = &quot;completed&quot;; 1; 0)" office:value-type="float" office:value="0" calcext:value-type="float">
            <text:p>0</text:p>
          </table:table-cell>
          <table:table-cell table:formula="of:=([StudentsPerformance.F93] - [StudentsPerformance.$J$2])/[StudentsPerformance.$K$2]" office:value-type="float" office:value="-2.57790631932936" calcext:value-type="float">
            <text:p>-2.57790631932936</text:p>
          </table:table-cell>
          <table:table-cell table:formula="of:=([StudentsPerformance.G93] - [StudentsPerformance.$M$2])/[StudentsPerformance.$N$2]" office:value-type="float" office:value="-2.4088039493691" calcext:value-type="float">
            <text:p>-2.4088039493691</text:p>
          </table:table-cell>
          <table:table-cell table:formula="of:=([StudentsPerformance.H93] - [StudentsPerformance.$P$2])/[StudentsPerformance.$Q$2]" office:value-type="float" office:value="-2.10941849879024" calcext:value-type="float">
            <text:p>-2.10941849879024</text:p>
          </table:table-cell>
        </table:table-row>
        <table:table-row table:style-name="ro1">
          <table:table-cell table:formula="of:=IF([StudentsPerformance.A94] = &quot;male&quot;; 1; 0)" office:value-type="float" office:value="1" calcext:value-type="float">
            <text:p>1</text:p>
          </table:table-cell>
          <table:table-cell table:formula="of:=IF([StudentsPerformance.B94] = &quot;group A&quot;; 0; IF([StudentsPerformance.B94] = &quot;group B&quot;; 1; IF([StudentsPerformance.B94] = &quot;group C&quot;; 2; IF([StudentsPerformance.B94] = &quot;group D&quot;; 3; 4))))" office:value-type="float" office:value="2" calcext:value-type="float">
            <text:p>2</text:p>
          </table:table-cell>
          <table:table-cell table:formula="of:=IF([StudentsPerformance.C94] = &quot;some high school&quot;; 0; IF([StudentsPerformance.C94] = &quot;high school&quot;; 1; IF([StudentsPerformance.C94] = &quot;some college&quot;; 2; IF([StudentsPerformance.C94] = &quot;associate's degree&quot;; 3; IF([StudentsPerformance.C94] = &quot;bachelor's degree&quot;; 4; 5)))))" office:value-type="float" office:value="1" calcext:value-type="float">
            <text:p>1</text:p>
          </table:table-cell>
          <table:table-cell table:formula="of:=IF([StudentsPerformance.D94] = &quot;standard&quot;; 1; 0)" office:value-type="float" office:value="1" calcext:value-type="float">
            <text:p>1</text:p>
          </table:table-cell>
          <table:table-cell table:formula="of:=IF([StudentsPerformance.E94] = &quot;completed&quot;; 1; 0)" office:value-type="float" office:value="0" calcext:value-type="float">
            <text:p>0</text:p>
          </table:table-cell>
          <table:table-cell table:formula="of:=([StudentsPerformance.F94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94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94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95] = &quot;male&quot;; 1; 0)" office:value-type="float" office:value="1" calcext:value-type="float">
            <text:p>1</text:p>
          </table:table-cell>
          <table:table-cell table:formula="of:=IF([StudentsPerformance.B95] = &quot;group A&quot;; 0; IF([StudentsPerformance.B95] = &quot;group B&quot;; 1; IF([StudentsPerformance.B95] = &quot;group C&quot;; 2; IF([StudentsPerformance.B95] = &quot;group D&quot;; 3; 4))))" office:value-type="float" office:value="2" calcext:value-type="float">
            <text:p>2</text:p>
          </table:table-cell>
          <table:table-cell table:formula="of:=IF([StudentsPerformance.C95] = &quot;some high school&quot;; 0; IF([StudentsPerformance.C95] = &quot;high school&quot;; 1; IF([StudentsPerformance.C95] = &quot;some college&quot;; 2; IF([StudentsPerformance.C95] = &quot;associate's degree&quot;; 3; IF([StudentsPerformance.C95] = &quot;bachelor's degree&quot;; 4; 5)))))" office:value-type="float" office:value="3" calcext:value-type="float">
            <text:p>3</text:p>
          </table:table-cell>
          <table:table-cell table:formula="of:=IF([StudentsPerformance.D95] = &quot;standard&quot;; 1; 0)" office:value-type="float" office:value="0" calcext:value-type="float">
            <text:p>0</text:p>
          </table:table-cell>
          <table:table-cell table:formula="of:=IF([StudentsPerformance.E95] = &quot;completed&quot;; 1; 0)" office:value-type="float" office:value="1" calcext:value-type="float">
            <text:p>1</text:p>
          </table:table-cell>
          <table:table-cell table:formula="of:=([StudentsPerformance.F95] - [StudentsPerformance.$J$2])/[StudentsPerformance.$K$2]" office:value-type="float" office:value="-1.5227117349381" calcext:value-type="float">
            <text:p>-1.5227117349381</text:p>
          </table:table-cell>
          <table:table-cell table:formula="of:=([StudentsPerformance.G95] - [StudentsPerformance.$M$2])/[StudentsPerformance.$N$2]" office:value-type="float" office:value="-1.65538919651687" calcext:value-type="float">
            <text:p>-1.65538919651687</text:p>
          </table:table-cell>
          <table:table-cell table:formula="of:=([StudentsPerformance.H95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96] = &quot;male&quot;; 1; 0)" office:value-type="float" office:value="0" calcext:value-type="float">
            <text:p>0</text:p>
          </table:table-cell>
          <table:table-cell table:formula="of:=IF([StudentsPerformance.B96] = &quot;group A&quot;; 0; IF([StudentsPerformance.B96] = &quot;group B&quot;; 1; IF([StudentsPerformance.B96] = &quot;group C&quot;; 2; IF([StudentsPerformance.B96] = &quot;group D&quot;; 3; 4))))" office:value-type="float" office:value="1" calcext:value-type="float">
            <text:p>1</text:p>
          </table:table-cell>
          <table:table-cell table:formula="of:=IF([StudentsPerformance.C96] = &quot;some high school&quot;; 0; IF([StudentsPerformance.C96] = &quot;high school&quot;; 1; IF([StudentsPerformance.C96] = &quot;some college&quot;; 2; IF([StudentsPerformance.C96] = &quot;associate's degree&quot;; 3; IF([StudentsPerformance.C96] = &quot;bachelor's degree&quot;; 4; 5)))))" office:value-type="float" office:value="2" calcext:value-type="float">
            <text:p>2</text:p>
          </table:table-cell>
          <table:table-cell table:formula="of:=IF([StudentsPerformance.D96] = &quot;standard&quot;; 1; 0)" office:value-type="float" office:value="1" calcext:value-type="float">
            <text:p>1</text:p>
          </table:table-cell>
          <table:table-cell table:formula="of:=IF([StudentsPerformance.E96] = &quot;completed&quot;; 1; 0)" office:value-type="float" office:value="0" calcext:value-type="float">
            <text:p>0</text:p>
          </table:table-cell>
          <table:table-cell table:formula="of:=([StudentsPerformance.F96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96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96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97] = &quot;male&quot;; 1; 0)" office:value-type="float" office:value="1" calcext:value-type="float">
            <text:p>1</text:p>
          </table:table-cell>
          <table:table-cell table:formula="of:=IF([StudentsPerformance.B97] = &quot;group A&quot;; 0; IF([StudentsPerformance.B97] = &quot;group B&quot;; 1; IF([StudentsPerformance.B97] = &quot;group C&quot;; 2; IF([StudentsPerformance.B97] = &quot;group D&quot;; 3; 4))))" office:value-type="float" office:value="2" calcext:value-type="float">
            <text:p>2</text:p>
          </table:table-cell>
          <table:table-cell table:formula="of:=IF([StudentsPerformance.C97] = &quot;some high school&quot;; 0; IF([StudentsPerformance.C97] = &quot;high school&quot;; 1; IF([StudentsPerformance.C97] = &quot;some college&quot;; 2; IF([StudentsPerformance.C97] = &quot;associate's degree&quot;; 3; IF([StudentsPerformance.C97] = &quot;bachelor's degree&quot;; 4; 5)))))" office:value-type="float" office:value="3" calcext:value-type="float">
            <text:p>3</text:p>
          </table:table-cell>
          <table:table-cell table:formula="of:=IF([StudentsPerformance.D97] = &quot;standard&quot;; 1; 0)" office:value-type="float" office:value="0" calcext:value-type="float">
            <text:p>0</text:p>
          </table:table-cell>
          <table:table-cell table:formula="of:=IF([StudentsPerformance.E97] = &quot;completed&quot;; 1; 0)" office:value-type="float" office:value="1" calcext:value-type="float">
            <text:p>1</text:p>
          </table:table-cell>
          <table:table-cell table:formula="of:=([StudentsPerformance.F97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97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97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98] = &quot;male&quot;; 1; 0)" office:value-type="float" office:value="1" calcext:value-type="float">
            <text:p>1</text:p>
          </table:table-cell>
          <table:table-cell table:formula="of:=IF([StudentsPerformance.B98] = &quot;group A&quot;; 0; IF([StudentsPerformance.B98] = &quot;group B&quot;; 1; IF([StudentsPerformance.B98] = &quot;group C&quot;; 2; IF([StudentsPerformance.B98] = &quot;group D&quot;; 3; 4))))" office:value-type="float" office:value="1" calcext:value-type="float">
            <text:p>1</text:p>
          </table:table-cell>
          <table:table-cell table:formula="of:=IF([StudentsPerformance.C98] = &quot;some high school&quot;; 0; IF([StudentsPerformance.C98] = &quot;high school&quot;; 1; IF([StudentsPerformance.C98] = &quot;some college&quot;; 2; IF([StudentsPerformance.C98] = &quot;associate's degree&quot;; 3; IF([StudentsPerformance.C98] = &quot;bachelor's degree&quot;; 4; 5)))))" office:value-type="float" office:value="0" calcext:value-type="float">
            <text:p>0</text:p>
          </table:table-cell>
          <table:table-cell table:formula="of:=IF([StudentsPerformance.D98] = &quot;standard&quot;; 1; 0)" office:value-type="float" office:value="1" calcext:value-type="float">
            <text:p>1</text:p>
          </table:table-cell>
          <table:table-cell table:formula="of:=IF([StudentsPerformance.E98] = &quot;completed&quot;; 1; 0)" office:value-type="float" office:value="1" calcext:value-type="float">
            <text:p>1</text:p>
          </table:table-cell>
          <table:table-cell table:formula="of:=([StudentsPerformance.F98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98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98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99] = &quot;male&quot;; 1; 0)" office:value-type="float" office:value="0" calcext:value-type="float">
            <text:p>0</text:p>
          </table:table-cell>
          <table:table-cell table:formula="of:=IF([StudentsPerformance.B99] = &quot;group A&quot;; 0; IF([StudentsPerformance.B99] = &quot;group B&quot;; 1; IF([StudentsPerformance.B99] = &quot;group C&quot;; 2; IF([StudentsPerformance.B99] = &quot;group D&quot;; 3; 4))))" office:value-type="float" office:value="4" calcext:value-type="float">
            <text:p>4</text:p>
          </table:table-cell>
          <table:table-cell table:formula="of:=IF([StudentsPerformance.C99] = &quot;some high school&quot;; 0; IF([StudentsPerformance.C99] = &quot;high school&quot;; 1; IF([StudentsPerformance.C99] = &quot;some college&quot;; 2; IF([StudentsPerformance.C99] = &quot;associate's degree&quot;; 3; IF([StudentsPerformance.C99] = &quot;bachelor's degree&quot;; 4; 5)))))" office:value-type="float" office:value="2" calcext:value-type="float">
            <text:p>2</text:p>
          </table:table-cell>
          <table:table-cell table:formula="of:=IF([StudentsPerformance.D99] = &quot;standard&quot;; 1; 0)" office:value-type="float" office:value="1" calcext:value-type="float">
            <text:p>1</text:p>
          </table:table-cell>
          <table:table-cell table:formula="of:=IF([StudentsPerformance.E99] = &quot;completed&quot;; 1; 0)" office:value-type="float" office:value="1" calcext:value-type="float">
            <text:p>1</text:p>
          </table:table-cell>
          <table:table-cell table:formula="of:=([StudentsPerformance.F99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99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99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100] = &quot;male&quot;; 1; 0)" office:value-type="float" office:value="0" calcext:value-type="float">
            <text:p>0</text:p>
          </table:table-cell>
          <table:table-cell table:formula="of:=IF([StudentsPerformance.B100] = &quot;group A&quot;; 0; IF([StudentsPerformance.B100] = &quot;group B&quot;; 1; IF([StudentsPerformance.B100] = &quot;group C&quot;; 2; IF([StudentsPerformance.B100] = &quot;group D&quot;; 3; 4))))" office:value-type="float" office:value="3" calcext:value-type="float">
            <text:p>3</text:p>
          </table:table-cell>
          <table:table-cell table:formula="of:=IF([StudentsPerformance.C100] = &quot;some high school&quot;; 0; IF([StudentsPerformance.C100] = &quot;high school&quot;; 1; IF([StudentsPerformance.C100] = &quot;some college&quot;; 2; IF([StudentsPerformance.C100] = &quot;associate's degree&quot;; 3; IF([StudentsPerformance.C100] = &quot;bachelor's degree&quot;; 4; 5)))))" office:value-type="float" office:value="2" calcext:value-type="float">
            <text:p>2</text:p>
          </table:table-cell>
          <table:table-cell table:formula="of:=IF([StudentsPerformance.D100] = &quot;standard&quot;; 1; 0)" office:value-type="float" office:value="0" calcext:value-type="float">
            <text:p>0</text:p>
          </table:table-cell>
          <table:table-cell table:formula="of:=IF([StudentsPerformance.E100] = &quot;completed&quot;; 1; 0)" office:value-type="float" office:value="0" calcext:value-type="float">
            <text:p>0</text:p>
          </table:table-cell>
          <table:table-cell table:formula="of:=([StudentsPerformance.F100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100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00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101] = &quot;male&quot;; 1; 0)" office:value-type="float" office:value="0" calcext:value-type="float">
            <text:p>0</text:p>
          </table:table-cell>
          <table:table-cell table:formula="of:=IF([StudentsPerformance.B101] = &quot;group A&quot;; 0; IF([StudentsPerformance.B101] = &quot;group B&quot;; 1; IF([StudentsPerformance.B101] = &quot;group C&quot;; 2; IF([StudentsPerformance.B101] = &quot;group D&quot;; 3; 4))))" office:value-type="float" office:value="3" calcext:value-type="float">
            <text:p>3</text:p>
          </table:table-cell>
          <table:table-cell table:formula="of:=IF([StudentsPerformance.C101] = &quot;some high school&quot;; 0; IF([StudentsPerformance.C101] = &quot;high school&quot;; 1; IF([StudentsPerformance.C101] = &quot;some college&quot;; 2; IF([StudentsPerformance.C101] = &quot;associate's degree&quot;; 3; IF([StudentsPerformance.C101] = &quot;bachelor's degree&quot;; 4; 5)))))" office:value-type="float" office:value="4" calcext:value-type="float">
            <text:p>4</text:p>
          </table:table-cell>
          <table:table-cell table:formula="of:=IF([StudentsPerformance.D101] = &quot;standard&quot;; 1; 0)" office:value-type="float" office:value="1" calcext:value-type="float">
            <text:p>1</text:p>
          </table:table-cell>
          <table:table-cell table:formula="of:=IF([StudentsPerformance.E101] = &quot;completed&quot;; 1; 0)" office:value-type="float" office:value="0" calcext:value-type="float">
            <text:p>0</text:p>
          </table:table-cell>
          <table:table-cell table:formula="of:=([StudentsPerformance.F101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101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01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102] = &quot;male&quot;; 1; 0)" office:value-type="float" office:value="1" calcext:value-type="float">
            <text:p>1</text:p>
          </table:table-cell>
          <table:table-cell table:formula="of:=IF([StudentsPerformance.B102] = &quot;group A&quot;; 0; IF([StudentsPerformance.B102] = &quot;group B&quot;; 1; IF([StudentsPerformance.B102] = &quot;group C&quot;; 2; IF([StudentsPerformance.B102] = &quot;group D&quot;; 3; 4))))" office:value-type="float" office:value="1" calcext:value-type="float">
            <text:p>1</text:p>
          </table:table-cell>
          <table:table-cell table:formula="of:=IF([StudentsPerformance.C102] = &quot;some high school&quot;; 0; IF([StudentsPerformance.C102] = &quot;high school&quot;; 1; IF([StudentsPerformance.C102] = &quot;some college&quot;; 2; IF([StudentsPerformance.C102] = &quot;associate's degree&quot;; 3; IF([StudentsPerformance.C102] = &quot;bachelor's degree&quot;; 4; 5)))))" office:value-type="float" office:value="2" calcext:value-type="float">
            <text:p>2</text:p>
          </table:table-cell>
          <table:table-cell table:formula="of:=IF([StudentsPerformance.D102] = &quot;standard&quot;; 1; 0)" office:value-type="float" office:value="1" calcext:value-type="float">
            <text:p>1</text:p>
          </table:table-cell>
          <table:table-cell table:formula="of:=IF([StudentsPerformance.E102] = &quot;completed&quot;; 1; 0)" office:value-type="float" office:value="0" calcext:value-type="float">
            <text:p>0</text:p>
          </table:table-cell>
          <table:table-cell table:formula="of:=([StudentsPerformance.F102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102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02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103] = &quot;male&quot;; 1; 0)" office:value-type="float" office:value="1" calcext:value-type="float">
            <text:p>1</text:p>
          </table:table-cell>
          <table:table-cell table:formula="of:=IF([StudentsPerformance.B103] = &quot;group A&quot;; 0; IF([StudentsPerformance.B103] = &quot;group B&quot;; 1; IF([StudentsPerformance.B103] = &quot;group C&quot;; 2; IF([StudentsPerformance.B103] = &quot;group D&quot;; 3; 4))))" office:value-type="float" office:value="3" calcext:value-type="float">
            <text:p>3</text:p>
          </table:table-cell>
          <table:table-cell table:formula="of:=IF([StudentsPerformance.C103] = &quot;some high school&quot;; 0; IF([StudentsPerformance.C103] = &quot;high school&quot;; 1; IF([StudentsPerformance.C103] = &quot;some college&quot;; 2; IF([StudentsPerformance.C103] = &quot;associate's degree&quot;; 3; IF([StudentsPerformance.C103] = &quot;bachelor's degree&quot;; 4; 5)))))" office:value-type="float" office:value="4" calcext:value-type="float">
            <text:p>4</text:p>
          </table:table-cell>
          <table:table-cell table:formula="of:=IF([StudentsPerformance.D103] = &quot;standard&quot;; 1; 0)" office:value-type="float" office:value="1" calcext:value-type="float">
            <text:p>1</text:p>
          </table:table-cell>
          <table:table-cell table:formula="of:=IF([StudentsPerformance.E103] = &quot;completed&quot;; 1; 0)" office:value-type="float" office:value="1" calcext:value-type="float">
            <text:p>1</text:p>
          </table:table-cell>
          <table:table-cell table:formula="of:=([StudentsPerformance.F103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103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103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104] = &quot;male&quot;; 1; 0)" office:value-type="float" office:value="0" calcext:value-type="float">
            <text:p>0</text:p>
          </table:table-cell>
          <table:table-cell table:formula="of:=IF([StudentsPerformance.B104] = &quot;group A&quot;; 0; IF([StudentsPerformance.B104] = &quot;group B&quot;; 1; IF([StudentsPerformance.B104] = &quot;group C&quot;; 2; IF([StudentsPerformance.B104] = &quot;group D&quot;; 3; 4))))" office:value-type="float" office:value="3" calcext:value-type="float">
            <text:p>3</text:p>
          </table:table-cell>
          <table:table-cell table:formula="of:=IF([StudentsPerformance.C104] = &quot;some high school&quot;; 0; IF([StudentsPerformance.C104] = &quot;high school&quot;; 1; IF([StudentsPerformance.C104] = &quot;some college&quot;; 2; IF([StudentsPerformance.C104] = &quot;associate's degree&quot;; 3; IF([StudentsPerformance.C104] = &quot;bachelor's degree&quot;; 4; 5)))))" office:value-type="float" office:value="3" calcext:value-type="float">
            <text:p>3</text:p>
          </table:table-cell>
          <table:table-cell table:formula="of:=IF([StudentsPerformance.D104] = &quot;standard&quot;; 1; 0)" office:value-type="float" office:value="1" calcext:value-type="float">
            <text:p>1</text:p>
          </table:table-cell>
          <table:table-cell table:formula="of:=IF([StudentsPerformance.E104] = &quot;completed&quot;; 1; 0)" office:value-type="float" office:value="0" calcext:value-type="float">
            <text:p>0</text:p>
          </table:table-cell>
          <table:table-cell table:formula="of:=([StudentsPerformance.F104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104] - [StudentsPerformance.$M$2])/[StudentsPerformance.$N$2]" office:value-type="float" office:value="1.49525431541064" calcext:value-type="float">
            <text:p>1.49525431541064</text:p>
          </table:table-cell>
          <table:table-cell table:formula="of:=([StudentsPerformance.H104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105] = &quot;male&quot;; 1; 0)" office:value-type="float" office:value="1" calcext:value-type="float">
            <text:p>1</text:p>
          </table:table-cell>
          <table:table-cell table:formula="of:=IF([StudentsPerformance.B105] = &quot;group A&quot;; 0; IF([StudentsPerformance.B105] = &quot;group B&quot;; 1; IF([StudentsPerformance.B105] = &quot;group C&quot;; 2; IF([StudentsPerformance.B105] = &quot;group D&quot;; 3; 4))))" office:value-type="float" office:value="1" calcext:value-type="float">
            <text:p>1</text:p>
          </table:table-cell>
          <table:table-cell table:formula="of:=IF([StudentsPerformance.C105] = &quot;some high school&quot;; 0; IF([StudentsPerformance.C105] = &quot;high school&quot;; 1; IF([StudentsPerformance.C105] = &quot;some college&quot;; 2; IF([StudentsPerformance.C105] = &quot;associate's degree&quot;; 3; IF([StudentsPerformance.C105] = &quot;bachelor's degree&quot;; 4; 5)))))" office:value-type="float" office:value="1" calcext:value-type="float">
            <text:p>1</text:p>
          </table:table-cell>
          <table:table-cell table:formula="of:=IF([StudentsPerformance.D105] = &quot;standard&quot;; 1; 0)" office:value-type="float" office:value="1" calcext:value-type="float">
            <text:p>1</text:p>
          </table:table-cell>
          <table:table-cell table:formula="of:=IF([StudentsPerformance.E105] = &quot;completed&quot;; 1; 0)" office:value-type="float" office:value="1" calcext:value-type="float">
            <text:p>1</text:p>
          </table:table-cell>
          <table:table-cell table:formula="of:=([StudentsPerformance.F105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105] - [StudentsPerformance.$M$2])/[StudentsPerformance.$N$2]" office:value-type="float" office:value="-1.72388144677616" calcext:value-type="float">
            <text:p>-1.72388144677616</text:p>
          </table:table-cell>
          <table:table-cell table:formula="of:=([StudentsPerformance.H105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106] = &quot;male&quot;; 1; 0)" office:value-type="float" office:value="1" calcext:value-type="float">
            <text:p>1</text:p>
          </table:table-cell>
          <table:table-cell table:formula="of:=IF([StudentsPerformance.B106] = &quot;group A&quot;; 0; IF([StudentsPerformance.B106] = &quot;group B&quot;; 1; IF([StudentsPerformance.B106] = &quot;group C&quot;; 2; IF([StudentsPerformance.B106] = &quot;group D&quot;; 3; 4))))" office:value-type="float" office:value="2" calcext:value-type="float">
            <text:p>2</text:p>
          </table:table-cell>
          <table:table-cell table:formula="of:=IF([StudentsPerformance.C106] = &quot;some high school&quot;; 0; IF([StudentsPerformance.C106] = &quot;high school&quot;; 1; IF([StudentsPerformance.C106] = &quot;some college&quot;; 2; IF([StudentsPerformance.C106] = &quot;associate's degree&quot;; 3; IF([StudentsPerformance.C106] = &quot;bachelor's degree&quot;; 4; 5)))))" office:value-type="float" office:value="2" calcext:value-type="float">
            <text:p>2</text:p>
          </table:table-cell>
          <table:table-cell table:formula="of:=IF([StudentsPerformance.D106] = &quot;standard&quot;; 1; 0)" office:value-type="float" office:value="1" calcext:value-type="float">
            <text:p>1</text:p>
          </table:table-cell>
          <table:table-cell table:formula="of:=IF([StudentsPerformance.E106] = &quot;completed&quot;; 1; 0)" office:value-type="float" office:value="1" calcext:value-type="float">
            <text:p>1</text:p>
          </table:table-cell>
          <table:table-cell table:formula="of:=([StudentsPerformance.F106] - [StudentsPerformance.$J$2])/[StudentsPerformance.$K$2]" office:value-type="float" office:value="2.10451964890683" calcext:value-type="float">
            <text:p>2.10451964890683</text:p>
          </table:table-cell>
          <table:table-cell table:formula="of:=([StudentsPerformance.G106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106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107] = &quot;male&quot;; 1; 0)" office:value-type="float" office:value="0" calcext:value-type="float">
            <text:p>0</text:p>
          </table:table-cell>
          <table:table-cell table:formula="of:=IF([StudentsPerformance.B107] = &quot;group A&quot;; 0; IF([StudentsPerformance.B107] = &quot;group B&quot;; 1; IF([StudentsPerformance.B107] = &quot;group C&quot;; 2; IF([StudentsPerformance.B107] = &quot;group D&quot;; 3; 4))))" office:value-type="float" office:value="2" calcext:value-type="float">
            <text:p>2</text:p>
          </table:table-cell>
          <table:table-cell table:formula="of:=IF([StudentsPerformance.C107] = &quot;some high school&quot;; 0; IF([StudentsPerformance.C107] = &quot;high school&quot;; 1; IF([StudentsPerformance.C107] = &quot;some college&quot;; 2; IF([StudentsPerformance.C107] = &quot;associate's degree&quot;; 3; IF([StudentsPerformance.C107] = &quot;bachelor's degree&quot;; 4; 5)))))" office:value-type="float" office:value="2" calcext:value-type="float">
            <text:p>2</text:p>
          </table:table-cell>
          <table:table-cell table:formula="of:=IF([StudentsPerformance.D107] = &quot;standard&quot;; 1; 0)" office:value-type="float" office:value="1" calcext:value-type="float">
            <text:p>1</text:p>
          </table:table-cell>
          <table:table-cell table:formula="of:=IF([StudentsPerformance.E107] = &quot;completed&quot;; 1; 0)" office:value-type="float" office:value="0" calcext:value-type="float">
            <text:p>0</text:p>
          </table:table-cell>
          <table:table-cell table:formula="of:=([StudentsPerformance.F107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107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07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108] = &quot;male&quot;; 1; 0)" office:value-type="float" office:value="0" calcext:value-type="float">
            <text:p>0</text:p>
          </table:table-cell>
          <table:table-cell table:formula="of:=IF([StudentsPerformance.B108] = &quot;group A&quot;; 0; IF([StudentsPerformance.B108] = &quot;group B&quot;; 1; IF([StudentsPerformance.B108] = &quot;group C&quot;; 2; IF([StudentsPerformance.B108] = &quot;group D&quot;; 3; 4))))" office:value-type="float" office:value="3" calcext:value-type="float">
            <text:p>3</text:p>
          </table:table-cell>
          <table:table-cell table:formula="of:=IF([StudentsPerformance.C108] = &quot;some high school&quot;; 0; IF([StudentsPerformance.C108] = &quot;high school&quot;; 1; IF([StudentsPerformance.C108] = &quot;some college&quot;; 2; IF([StudentsPerformance.C108] = &quot;associate's degree&quot;; 3; IF([StudentsPerformance.C108] = &quot;bachelor's degree&quot;; 4; 5)))))" office:value-type="float" office:value="5" calcext:value-type="float">
            <text:p>5</text:p>
          </table:table-cell>
          <table:table-cell table:formula="of:=IF([StudentsPerformance.D108] = &quot;standard&quot;; 1; 0)" office:value-type="float" office:value="1" calcext:value-type="float">
            <text:p>1</text:p>
          </table:table-cell>
          <table:table-cell table:formula="of:=IF([StudentsPerformance.E108] = &quot;completed&quot;; 1; 0)" office:value-type="float" office:value="0" calcext:value-type="float">
            <text:p>0</text:p>
          </table:table-cell>
          <table:table-cell table:formula="of:=([StudentsPerformance.F108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108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108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109] = &quot;male&quot;; 1; 0)" office:value-type="float" office:value="1" calcext:value-type="float">
            <text:p>1</text:p>
          </table:table-cell>
          <table:table-cell table:formula="of:=IF([StudentsPerformance.B109] = &quot;group A&quot;; 0; IF([StudentsPerformance.B109] = &quot;group B&quot;; 1; IF([StudentsPerformance.B109] = &quot;group C&quot;; 2; IF([StudentsPerformance.B109] = &quot;group D&quot;; 3; 4))))" office:value-type="float" office:value="4" calcext:value-type="float">
            <text:p>4</text:p>
          </table:table-cell>
          <table:table-cell table:formula="of:=IF([StudentsPerformance.C109] = &quot;some high school&quot;; 0; IF([StudentsPerformance.C109] = &quot;high school&quot;; 1; IF([StudentsPerformance.C109] = &quot;some college&quot;; 2; IF([StudentsPerformance.C109] = &quot;associate's degree&quot;; 3; IF([StudentsPerformance.C109] = &quot;bachelor's degree&quot;; 4; 5)))))" office:value-type="float" office:value="3" calcext:value-type="float">
            <text:p>3</text:p>
          </table:table-cell>
          <table:table-cell table:formula="of:=IF([StudentsPerformance.D109] = &quot;standard&quot;; 1; 0)" office:value-type="float" office:value="1" calcext:value-type="float">
            <text:p>1</text:p>
          </table:table-cell>
          <table:table-cell table:formula="of:=IF([StudentsPerformance.E109] = &quot;completed&quot;; 1; 0)" office:value-type="float" office:value="1" calcext:value-type="float">
            <text:p>1</text:p>
          </table:table-cell>
          <table:table-cell table:formula="of:=([StudentsPerformance.F109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109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109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110] = &quot;male&quot;; 1; 0)" office:value-type="float" office:value="0" calcext:value-type="float">
            <text:p>0</text:p>
          </table:table-cell>
          <table:table-cell table:formula="of:=IF([StudentsPerformance.B110] = &quot;group A&quot;; 0; IF([StudentsPerformance.B110] = &quot;group B&quot;; 1; IF([StudentsPerformance.B110] = &quot;group C&quot;; 2; IF([StudentsPerformance.B110] = &quot;group D&quot;; 3; 4))))" office:value-type="float" office:value="1" calcext:value-type="float">
            <text:p>1</text:p>
          </table:table-cell>
          <table:table-cell table:formula="of:=IF([StudentsPerformance.C110] = &quot;some high school&quot;; 0; IF([StudentsPerformance.C110] = &quot;high school&quot;; 1; IF([StudentsPerformance.C110] = &quot;some college&quot;; 2; IF([StudentsPerformance.C110] = &quot;associate's degree&quot;; 3; IF([StudentsPerformance.C110] = &quot;bachelor's degree&quot;; 4; 5)))))" office:value-type="float" office:value="3" calcext:value-type="float">
            <text:p>3</text:p>
          </table:table-cell>
          <table:table-cell table:formula="of:=IF([StudentsPerformance.D110] = &quot;standard&quot;; 1; 0)" office:value-type="float" office:value="0" calcext:value-type="float">
            <text:p>0</text:p>
          </table:table-cell>
          <table:table-cell table:formula="of:=IF([StudentsPerformance.E110] = &quot;completed&quot;; 1; 0)" office:value-type="float" office:value="0" calcext:value-type="float">
            <text:p>0</text:p>
          </table:table-cell>
          <table:table-cell table:formula="of:=([StudentsPerformance.F110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110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110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111] = &quot;male&quot;; 1; 0)" office:value-type="float" office:value="0" calcext:value-type="float">
            <text:p>0</text:p>
          </table:table-cell>
          <table:table-cell table:formula="of:=IF([StudentsPerformance.B111] = &quot;group A&quot;; 0; IF([StudentsPerformance.B111] = &quot;group B&quot;; 1; IF([StudentsPerformance.B111] = &quot;group C&quot;; 2; IF([StudentsPerformance.B111] = &quot;group D&quot;; 3; 4))))" office:value-type="float" office:value="1" calcext:value-type="float">
            <text:p>1</text:p>
          </table:table-cell>
          <table:table-cell table:formula="of:=IF([StudentsPerformance.C111] = &quot;some high school&quot;; 0; IF([StudentsPerformance.C111] = &quot;high school&quot;; 1; IF([StudentsPerformance.C111] = &quot;some college&quot;; 2; IF([StudentsPerformance.C111] = &quot;associate's degree&quot;; 3; IF([StudentsPerformance.C111] = &quot;bachelor's degree&quot;; 4; 5)))))" office:value-type="float" office:value="0" calcext:value-type="float">
            <text:p>0</text:p>
          </table:table-cell>
          <table:table-cell table:formula="of:=IF([StudentsPerformance.D111] = &quot;standard&quot;; 1; 0)" office:value-type="float" office:value="1" calcext:value-type="float">
            <text:p>1</text:p>
          </table:table-cell>
          <table:table-cell table:formula="of:=IF([StudentsPerformance.E111] = &quot;completed&quot;; 1; 0)" office:value-type="float" office:value="0" calcext:value-type="float">
            <text:p>0</text:p>
          </table:table-cell>
          <table:table-cell table:formula="of:=([StudentsPerformance.F111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111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111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112] = &quot;male&quot;; 1; 0)" office:value-type="float" office:value="0" calcext:value-type="float">
            <text:p>0</text:p>
          </table:table-cell>
          <table:table-cell table:formula="of:=IF([StudentsPerformance.B112] = &quot;group A&quot;; 0; IF([StudentsPerformance.B112] = &quot;group B&quot;; 1; IF([StudentsPerformance.B112] = &quot;group C&quot;; 2; IF([StudentsPerformance.B112] = &quot;group D&quot;; 3; 4))))" office:value-type="float" office:value="3" calcext:value-type="float">
            <text:p>3</text:p>
          </table:table-cell>
          <table:table-cell table:formula="of:=IF([StudentsPerformance.C112] = &quot;some high school&quot;; 0; IF([StudentsPerformance.C112] = &quot;high school&quot;; 1; IF([StudentsPerformance.C112] = &quot;some college&quot;; 2; IF([StudentsPerformance.C112] = &quot;associate's degree&quot;; 3; IF([StudentsPerformance.C112] = &quot;bachelor's degree&quot;; 4; 5)))))" office:value-type="float" office:value="3" calcext:value-type="float">
            <text:p>3</text:p>
          </table:table-cell>
          <table:table-cell table:formula="of:=IF([StudentsPerformance.D112] = &quot;standard&quot;; 1; 0)" office:value-type="float" office:value="0" calcext:value-type="float">
            <text:p>0</text:p>
          </table:table-cell>
          <table:table-cell table:formula="of:=IF([StudentsPerformance.E112] = &quot;completed&quot;; 1; 0)" office:value-type="float" office:value="1" calcext:value-type="float">
            <text:p>1</text:p>
          </table:table-cell>
          <table:table-cell table:formula="of:=([StudentsPerformance.F112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112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112] - [StudentsPerformance.$P$2])/[StudentsPerformance.$Q$2]" office:value-type="float" office:value="1.97069465167444" calcext:value-type="float">
            <text:p>1.97069465167444</text:p>
          </table:table-cell>
        </table:table-row>
        <table:table-row table:style-name="ro1">
          <table:table-cell table:formula="of:=IF([StudentsPerformance.A113] = &quot;male&quot;; 1; 0)" office:value-type="float" office:value="1" calcext:value-type="float">
            <text:p>1</text:p>
          </table:table-cell>
          <table:table-cell table:formula="of:=IF([StudentsPerformance.B113] = &quot;group A&quot;; 0; IF([StudentsPerformance.B113] = &quot;group B&quot;; 1; IF([StudentsPerformance.B113] = &quot;group C&quot;; 2; IF([StudentsPerformance.B113] = &quot;group D&quot;; 3; 4))))" office:value-type="float" office:value="2" calcext:value-type="float">
            <text:p>2</text:p>
          </table:table-cell>
          <table:table-cell table:formula="of:=IF([StudentsPerformance.C113] = &quot;some high school&quot;; 0; IF([StudentsPerformance.C113] = &quot;high school&quot;; 1; IF([StudentsPerformance.C113] = &quot;some college&quot;; 2; IF([StudentsPerformance.C113] = &quot;associate's degree&quot;; 3; IF([StudentsPerformance.C113] = &quot;bachelor's degree&quot;; 4; 5)))))" office:value-type="float" office:value="1" calcext:value-type="float">
            <text:p>1</text:p>
          </table:table-cell>
          <table:table-cell table:formula="of:=IF([StudentsPerformance.D113] = &quot;standard&quot;; 1; 0)" office:value-type="float" office:value="1" calcext:value-type="float">
            <text:p>1</text:p>
          </table:table-cell>
          <table:table-cell table:formula="of:=IF([StudentsPerformance.E113] = &quot;completed&quot;; 1; 0)" office:value-type="float" office:value="0" calcext:value-type="float">
            <text:p>0</text:p>
          </table:table-cell>
          <table:table-cell table:formula="of:=([StudentsPerformance.F113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113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113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114] = &quot;male&quot;; 1; 0)" office:value-type="float" office:value="1" calcext:value-type="float">
            <text:p>1</text:p>
          </table:table-cell>
          <table:table-cell table:formula="of:=IF([StudentsPerformance.B114] = &quot;group A&quot;; 0; IF([StudentsPerformance.B114] = &quot;group B&quot;; 1; IF([StudentsPerformance.B114] = &quot;group C&quot;; 2; IF([StudentsPerformance.B114] = &quot;group D&quot;; 3; 4))))" office:value-type="float" office:value="0" calcext:value-type="float">
            <text:p>0</text:p>
          </table:table-cell>
          <table:table-cell table:formula="of:=IF([StudentsPerformance.C114] = &quot;some high school&quot;; 0; IF([StudentsPerformance.C114] = &quot;high school&quot;; 1; IF([StudentsPerformance.C114] = &quot;some college&quot;; 2; IF([StudentsPerformance.C114] = &quot;associate's degree&quot;; 3; IF([StudentsPerformance.C114] = &quot;bachelor's degree&quot;; 4; 5)))))" office:value-type="float" office:value="3" calcext:value-type="float">
            <text:p>3</text:p>
          </table:table-cell>
          <table:table-cell table:formula="of:=IF([StudentsPerformance.D114] = &quot;standard&quot;; 1; 0)" office:value-type="float" office:value="1" calcext:value-type="float">
            <text:p>1</text:p>
          </table:table-cell>
          <table:table-cell table:formula="of:=IF([StudentsPerformance.E114] = &quot;completed&quot;; 1; 0)" office:value-type="float" office:value="0" calcext:value-type="float">
            <text:p>0</text:p>
          </table:table-cell>
          <table:table-cell table:formula="of:=([StudentsPerformance.F114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114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114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115] = &quot;male&quot;; 1; 0)" office:value-type="float" office:value="0" calcext:value-type="float">
            <text:p>0</text:p>
          </table:table-cell>
          <table:table-cell table:formula="of:=IF([StudentsPerformance.B115] = &quot;group A&quot;; 0; IF([StudentsPerformance.B115] = &quot;group B&quot;; 1; IF([StudentsPerformance.B115] = &quot;group C&quot;; 2; IF([StudentsPerformance.B115] = &quot;group D&quot;; 3; 4))))" office:value-type="float" office:value="3" calcext:value-type="float">
            <text:p>3</text:p>
          </table:table-cell>
          <table:table-cell table:formula="of:=IF([StudentsPerformance.C115] = &quot;some high school&quot;; 0; IF([StudentsPerformance.C115] = &quot;high school&quot;; 1; IF([StudentsPerformance.C115] = &quot;some college&quot;; 2; IF([StudentsPerformance.C115] = &quot;associate's degree&quot;; 3; IF([StudentsPerformance.C115] = &quot;bachelor's degree&quot;; 4; 5)))))" office:value-type="float" office:value="2" calcext:value-type="float">
            <text:p>2</text:p>
          </table:table-cell>
          <table:table-cell table:formula="of:=IF([StudentsPerformance.D115] = &quot;standard&quot;; 1; 0)" office:value-type="float" office:value="1" calcext:value-type="float">
            <text:p>1</text:p>
          </table:table-cell>
          <table:table-cell table:formula="of:=IF([StudentsPerformance.E115] = &quot;completed&quot;; 1; 0)" office:value-type="float" office:value="0" calcext:value-type="float">
            <text:p>0</text:p>
          </table:table-cell>
          <table:table-cell table:formula="of:=([StudentsPerformance.F115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115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115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116] = &quot;male&quot;; 1; 0)" office:value-type="float" office:value="0" calcext:value-type="float">
            <text:p>0</text:p>
          </table:table-cell>
          <table:table-cell table:formula="of:=IF([StudentsPerformance.B116] = &quot;group A&quot;; 0; IF([StudentsPerformance.B116] = &quot;group B&quot;; 1; IF([StudentsPerformance.B116] = &quot;group C&quot;; 2; IF([StudentsPerformance.B116] = &quot;group D&quot;; 3; 4))))" office:value-type="float" office:value="4" calcext:value-type="float">
            <text:p>4</text:p>
          </table:table-cell>
          <table:table-cell table:formula="of:=IF([StudentsPerformance.C116] = &quot;some high school&quot;; 0; IF([StudentsPerformance.C116] = &quot;high school&quot;; 1; IF([StudentsPerformance.C116] = &quot;some college&quot;; 2; IF([StudentsPerformance.C116] = &quot;associate's degree&quot;; 3; IF([StudentsPerformance.C116] = &quot;bachelor's degree&quot;; 4; 5)))))" office:value-type="float" office:value="4" calcext:value-type="float">
            <text:p>4</text:p>
          </table:table-cell>
          <table:table-cell table:formula="of:=IF([StudentsPerformance.D116] = &quot;standard&quot;; 1; 0)" office:value-type="float" office:value="1" calcext:value-type="float">
            <text:p>1</text:p>
          </table:table-cell>
          <table:table-cell table:formula="of:=IF([StudentsPerformance.E116] = &quot;completed&quot;; 1; 0)" office:value-type="float" office:value="1" calcext:value-type="float">
            <text:p>1</text:p>
          </table:table-cell>
          <table:table-cell table:formula="of:=([StudentsPerformance.F116] - [StudentsPerformance.$J$2])/[StudentsPerformance.$K$2]" office:value-type="float" office:value="2.17046931043128" calcext:value-type="float">
            <text:p>2.17046931043128</text:p>
          </table:table-cell>
          <table:table-cell table:formula="of:=([StudentsPerformance.G116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116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117] = &quot;male&quot;; 1; 0)" office:value-type="float" office:value="1" calcext:value-type="float">
            <text:p>1</text:p>
          </table:table-cell>
          <table:table-cell table:formula="of:=IF([StudentsPerformance.B117] = &quot;group A&quot;; 0; IF([StudentsPerformance.B117] = &quot;group B&quot;; 1; IF([StudentsPerformance.B117] = &quot;group C&quot;; 2; IF([StudentsPerformance.B117] = &quot;group D&quot;; 3; 4))))" office:value-type="float" office:value="2" calcext:value-type="float">
            <text:p>2</text:p>
          </table:table-cell>
          <table:table-cell table:formula="of:=IF([StudentsPerformance.C117] = &quot;some high school&quot;; 0; IF([StudentsPerformance.C117] = &quot;high school&quot;; 1; IF([StudentsPerformance.C117] = &quot;some college&quot;; 2; IF([StudentsPerformance.C117] = &quot;associate's degree&quot;; 3; IF([StudentsPerformance.C117] = &quot;bachelor's degree&quot;; 4; 5)))))" office:value-type="float" office:value="1" calcext:value-type="float">
            <text:p>1</text:p>
          </table:table-cell>
          <table:table-cell table:formula="of:=IF([StudentsPerformance.D117] = &quot;standard&quot;; 1; 0)" office:value-type="float" office:value="1" calcext:value-type="float">
            <text:p>1</text:p>
          </table:table-cell>
          <table:table-cell table:formula="of:=IF([StudentsPerformance.E117] = &quot;completed&quot;; 1; 0)" office:value-type="float" office:value="0" calcext:value-type="float">
            <text:p>0</text:p>
          </table:table-cell>
          <table:table-cell table:formula="of:=([StudentsPerformance.F117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117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117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118] = &quot;male&quot;; 1; 0)" office:value-type="float" office:value="0" calcext:value-type="float">
            <text:p>0</text:p>
          </table:table-cell>
          <table:table-cell table:formula="of:=IF([StudentsPerformance.B118] = &quot;group A&quot;; 0; IF([StudentsPerformance.B118] = &quot;group B&quot;; 1; IF([StudentsPerformance.B118] = &quot;group C&quot;; 2; IF([StudentsPerformance.B118] = &quot;group D&quot;; 3; 4))))" office:value-type="float" office:value="1" calcext:value-type="float">
            <text:p>1</text:p>
          </table:table-cell>
          <table:table-cell table:formula="of:=IF([StudentsPerformance.C118] = &quot;some high school&quot;; 0; IF([StudentsPerformance.C118] = &quot;high school&quot;; 1; IF([StudentsPerformance.C118] = &quot;some college&quot;; 2; IF([StudentsPerformance.C118] = &quot;associate's degree&quot;; 3; IF([StudentsPerformance.C118] = &quot;bachelor's degree&quot;; 4; 5)))))" office:value-type="float" office:value="4" calcext:value-type="float">
            <text:p>4</text:p>
          </table:table-cell>
          <table:table-cell table:formula="of:=IF([StudentsPerformance.D118] = &quot;standard&quot;; 1; 0)" office:value-type="float" office:value="0" calcext:value-type="float">
            <text:p>0</text:p>
          </table:table-cell>
          <table:table-cell table:formula="of:=IF([StudentsPerformance.E118] = &quot;completed&quot;; 1; 0)" office:value-type="float" office:value="0" calcext:value-type="float">
            <text:p>0</text:p>
          </table:table-cell>
          <table:table-cell table:formula="of:=([StudentsPerformance.F118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118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118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119] = &quot;male&quot;; 1; 0)" office:value-type="float" office:value="0" calcext:value-type="float">
            <text:p>0</text:p>
          </table:table-cell>
          <table:table-cell table:formula="of:=IF([StudentsPerformance.B119] = &quot;group A&quot;; 0; IF([StudentsPerformance.B119] = &quot;group B&quot;; 1; IF([StudentsPerformance.B119] = &quot;group C&quot;; 2; IF([StudentsPerformance.B119] = &quot;group D&quot;; 3; 4))))" office:value-type="float" office:value="3" calcext:value-type="float">
            <text:p>3</text:p>
          </table:table-cell>
          <table:table-cell table:formula="of:=IF([StudentsPerformance.C119] = &quot;some high school&quot;; 0; IF([StudentsPerformance.C119] = &quot;high school&quot;; 1; IF([StudentsPerformance.C119] = &quot;some college&quot;; 2; IF([StudentsPerformance.C119] = &quot;associate's degree&quot;; 3; IF([StudentsPerformance.C119] = &quot;bachelor's degree&quot;; 4; 5)))))" office:value-type="float" office:value="4" calcext:value-type="float">
            <text:p>4</text:p>
          </table:table-cell>
          <table:table-cell table:formula="of:=IF([StudentsPerformance.D119] = &quot;standard&quot;; 1; 0)" office:value-type="float" office:value="1" calcext:value-type="float">
            <text:p>1</text:p>
          </table:table-cell>
          <table:table-cell table:formula="of:=IF([StudentsPerformance.E119] = &quot;completed&quot;; 1; 0)" office:value-type="float" office:value="0" calcext:value-type="float">
            <text:p>0</text:p>
          </table:table-cell>
          <table:table-cell table:formula="of:=([StudentsPerformance.F119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119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119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120] = &quot;male&quot;; 1; 0)" office:value-type="float" office:value="0" calcext:value-type="float">
            <text:p>0</text:p>
          </table:table-cell>
          <table:table-cell table:formula="of:=IF([StudentsPerformance.B120] = &quot;group A&quot;; 0; IF([StudentsPerformance.B120] = &quot;group B&quot;; 1; IF([StudentsPerformance.B120] = &quot;group C&quot;; 2; IF([StudentsPerformance.B120] = &quot;group D&quot;; 3; 4))))" office:value-type="float" office:value="3" calcext:value-type="float">
            <text:p>3</text:p>
          </table:table-cell>
          <table:table-cell table:formula="of:=IF([StudentsPerformance.C120] = &quot;some high school&quot;; 0; IF([StudentsPerformance.C120] = &quot;high school&quot;; 1; IF([StudentsPerformance.C120] = &quot;some college&quot;; 2; IF([StudentsPerformance.C120] = &quot;associate's degree&quot;; 3; IF([StudentsPerformance.C120] = &quot;bachelor's degree&quot;; 4; 5)))))" office:value-type="float" office:value="0" calcext:value-type="float">
            <text:p>0</text:p>
          </table:table-cell>
          <table:table-cell table:formula="of:=IF([StudentsPerformance.D120] = &quot;standard&quot;; 1; 0)" office:value-type="float" office:value="1" calcext:value-type="float">
            <text:p>1</text:p>
          </table:table-cell>
          <table:table-cell table:formula="of:=IF([StudentsPerformance.E120] = &quot;completed&quot;; 1; 0)" office:value-type="float" office:value="0" calcext:value-type="float">
            <text:p>0</text:p>
          </table:table-cell>
          <table:table-cell table:formula="of:=([StudentsPerformance.F120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120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120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121] = &quot;male&quot;; 1; 0)" office:value-type="float" office:value="0" calcext:value-type="float">
            <text:p>0</text:p>
          </table:table-cell>
          <table:table-cell table:formula="of:=IF([StudentsPerformance.B121] = &quot;group A&quot;; 0; IF([StudentsPerformance.B121] = &quot;group B&quot;; 1; IF([StudentsPerformance.B121] = &quot;group C&quot;; 2; IF([StudentsPerformance.B121] = &quot;group D&quot;; 3; 4))))" office:value-type="float" office:value="2" calcext:value-type="float">
            <text:p>2</text:p>
          </table:table-cell>
          <table:table-cell table:formula="of:=IF([StudentsPerformance.C121] = &quot;some high school&quot;; 0; IF([StudentsPerformance.C121] = &quot;high school&quot;; 1; IF([StudentsPerformance.C121] = &quot;some college&quot;; 2; IF([StudentsPerformance.C121] = &quot;associate's degree&quot;; 3; IF([StudentsPerformance.C121] = &quot;bachelor's degree&quot;; 4; 5)))))" office:value-type="float" office:value="2" calcext:value-type="float">
            <text:p>2</text:p>
          </table:table-cell>
          <table:table-cell table:formula="of:=IF([StudentsPerformance.D121] = &quot;standard&quot;; 1; 0)" office:value-type="float" office:value="1" calcext:value-type="float">
            <text:p>1</text:p>
          </table:table-cell>
          <table:table-cell table:formula="of:=IF([StudentsPerformance.E121] = &quot;completed&quot;; 1; 0)" office:value-type="float" office:value="0" calcext:value-type="float">
            <text:p>0</text:p>
          </table:table-cell>
          <table:table-cell table:formula="of:=([StudentsPerformance.F121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121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121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122] = &quot;male&quot;; 1; 0)" office:value-type="float" office:value="0" calcext:value-type="float">
            <text:p>0</text:p>
          </table:table-cell>
          <table:table-cell table:formula="of:=IF([StudentsPerformance.B122] = &quot;group A&quot;; 0; IF([StudentsPerformance.B122] = &quot;group B&quot;; 1; IF([StudentsPerformance.B122] = &quot;group C&quot;; 2; IF([StudentsPerformance.B122] = &quot;group D&quot;; 3; 4))))" office:value-type="float" office:value="2" calcext:value-type="float">
            <text:p>2</text:p>
          </table:table-cell>
          <table:table-cell table:formula="of:=IF([StudentsPerformance.C122] = &quot;some high school&quot;; 0; IF([StudentsPerformance.C122] = &quot;high school&quot;; 1; IF([StudentsPerformance.C122] = &quot;some college&quot;; 2; IF([StudentsPerformance.C122] = &quot;associate's degree&quot;; 3; IF([StudentsPerformance.C122] = &quot;bachelor's degree&quot;; 4; 5)))))" office:value-type="float" office:value="4" calcext:value-type="float">
            <text:p>4</text:p>
          </table:table-cell>
          <table:table-cell table:formula="of:=IF([StudentsPerformance.D122] = &quot;standard&quot;; 1; 0)" office:value-type="float" office:value="1" calcext:value-type="float">
            <text:p>1</text:p>
          </table:table-cell>
          <table:table-cell table:formula="of:=IF([StudentsPerformance.E122] = &quot;completed&quot;; 1; 0)" office:value-type="float" office:value="1" calcext:value-type="float">
            <text:p>1</text:p>
          </table:table-cell>
          <table:table-cell table:formula="of:=([StudentsPerformance.F122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122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122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123] = &quot;male&quot;; 1; 0)" office:value-type="float" office:value="1" calcext:value-type="float">
            <text:p>1</text:p>
          </table:table-cell>
          <table:table-cell table:formula="of:=IF([StudentsPerformance.B123] = &quot;group A&quot;; 0; IF([StudentsPerformance.B123] = &quot;group B&quot;; 1; IF([StudentsPerformance.B123] = &quot;group C&quot;; 2; IF([StudentsPerformance.B123] = &quot;group D&quot;; 3; 4))))" office:value-type="float" office:value="1" calcext:value-type="float">
            <text:p>1</text:p>
          </table:table-cell>
          <table:table-cell table:formula="of:=IF([StudentsPerformance.C123] = &quot;some high school&quot;; 0; IF([StudentsPerformance.C123] = &quot;high school&quot;; 1; IF([StudentsPerformance.C123] = &quot;some college&quot;; 2; IF([StudentsPerformance.C123] = &quot;associate's degree&quot;; 3; IF([StudentsPerformance.C123] = &quot;bachelor's degree&quot;; 4; 5)))))" office:value-type="float" office:value="3" calcext:value-type="float">
            <text:p>3</text:p>
          </table:table-cell>
          <table:table-cell table:formula="of:=IF([StudentsPerformance.D123] = &quot;standard&quot;; 1; 0)" office:value-type="float" office:value="1" calcext:value-type="float">
            <text:p>1</text:p>
          </table:table-cell>
          <table:table-cell table:formula="of:=IF([StudentsPerformance.E123] = &quot;completed&quot;; 1; 0)" office:value-type="float" office:value="1" calcext:value-type="float">
            <text:p>1</text:p>
          </table:table-cell>
          <table:table-cell table:formula="of:=([StudentsPerformance.F123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123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123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124] = &quot;male&quot;; 1; 0)" office:value-type="float" office:value="0" calcext:value-type="float">
            <text:p>0</text:p>
          </table:table-cell>
          <table:table-cell table:formula="of:=IF([StudentsPerformance.B124] = &quot;group A&quot;; 0; IF([StudentsPerformance.B124] = &quot;group B&quot;; 1; IF([StudentsPerformance.B124] = &quot;group C&quot;; 2; IF([StudentsPerformance.B124] = &quot;group D&quot;; 3; 4))))" office:value-type="float" office:value="2" calcext:value-type="float">
            <text:p>2</text:p>
          </table:table-cell>
          <table:table-cell table:formula="of:=IF([StudentsPerformance.C124] = &quot;some high school&quot;; 0; IF([StudentsPerformance.C124] = &quot;high school&quot;; 1; IF([StudentsPerformance.C124] = &quot;some college&quot;; 2; IF([StudentsPerformance.C124] = &quot;associate's degree&quot;; 3; IF([StudentsPerformance.C124] = &quot;bachelor's degree&quot;; 4; 5)))))" office:value-type="float" office:value="2" calcext:value-type="float">
            <text:p>2</text:p>
          </table:table-cell>
          <table:table-cell table:formula="of:=IF([StudentsPerformance.D124] = &quot;standard&quot;; 1; 0)" office:value-type="float" office:value="1" calcext:value-type="float">
            <text:p>1</text:p>
          </table:table-cell>
          <table:table-cell table:formula="of:=IF([StudentsPerformance.E124] = &quot;completed&quot;; 1; 0)" office:value-type="float" office:value="1" calcext:value-type="float">
            <text:p>1</text:p>
          </table:table-cell>
          <table:table-cell table:formula="of:=([StudentsPerformance.F124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124] - [StudentsPerformance.$M$2])/[StudentsPerformance.$N$2]" office:value-type="float" office:value="1.63223881592923" calcext:value-type="float">
            <text:p>1.63223881592923</text:p>
          </table:table-cell>
          <table:table-cell table:formula="of:=([StudentsPerformance.H124] - [StudentsPerformance.$P$2])/[StudentsPerformance.$Q$2]" office:value-type="float" office:value="1.64165326857245" calcext:value-type="float">
            <text:p>1.64165326857245</text:p>
          </table:table-cell>
        </table:table-row>
        <table:table-row table:style-name="ro1">
          <table:table-cell table:formula="of:=IF([StudentsPerformance.A125] = &quot;male&quot;; 1; 0)" office:value-type="float" office:value="1" calcext:value-type="float">
            <text:p>1</text:p>
          </table:table-cell>
          <table:table-cell table:formula="of:=IF([StudentsPerformance.B125] = &quot;group A&quot;; 0; IF([StudentsPerformance.B125] = &quot;group B&quot;; 1; IF([StudentsPerformance.B125] = &quot;group C&quot;; 2; IF([StudentsPerformance.B125] = &quot;group D&quot;; 3; 4))))" office:value-type="float" office:value="3" calcext:value-type="float">
            <text:p>3</text:p>
          </table:table-cell>
          <table:table-cell table:formula="of:=IF([StudentsPerformance.C125] = &quot;some high school&quot;; 0; IF([StudentsPerformance.C125] = &quot;high school&quot;; 1; IF([StudentsPerformance.C125] = &quot;some college&quot;; 2; IF([StudentsPerformance.C125] = &quot;associate's degree&quot;; 3; IF([StudentsPerformance.C125] = &quot;bachelor's degree&quot;; 4; 5)))))" office:value-type="float" office:value="1" calcext:value-type="float">
            <text:p>1</text:p>
          </table:table-cell>
          <table:table-cell table:formula="of:=IF([StudentsPerformance.D125] = &quot;standard&quot;; 1; 0)" office:value-type="float" office:value="0" calcext:value-type="float">
            <text:p>0</text:p>
          </table:table-cell>
          <table:table-cell table:formula="of:=IF([StudentsPerformance.E125] = &quot;completed&quot;; 1; 0)" office:value-type="float" office:value="0" calcext:value-type="float">
            <text:p>0</text:p>
          </table:table-cell>
          <table:table-cell table:formula="of:=([StudentsPerformance.F125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125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125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126] = &quot;male&quot;; 1; 0)" office:value-type="float" office:value="1" calcext:value-type="float">
            <text:p>1</text:p>
          </table:table-cell>
          <table:table-cell table:formula="of:=IF([StudentsPerformance.B126] = &quot;group A&quot;; 0; IF([StudentsPerformance.B126] = &quot;group B&quot;; 1; IF([StudentsPerformance.B126] = &quot;group C&quot;; 2; IF([StudentsPerformance.B126] = &quot;group D&quot;; 3; 4))))" office:value-type="float" office:value="4" calcext:value-type="float">
            <text:p>4</text:p>
          </table:table-cell>
          <table:table-cell table:formula="of:=IF([StudentsPerformance.C126] = &quot;some high school&quot;; 0; IF([StudentsPerformance.C126] = &quot;high school&quot;; 1; IF([StudentsPerformance.C126] = &quot;some college&quot;; 2; IF([StudentsPerformance.C126] = &quot;associate's degree&quot;; 3; IF([StudentsPerformance.C126] = &quot;bachelor's degree&quot;; 4; 5)))))" office:value-type="float" office:value="2" calcext:value-type="float">
            <text:p>2</text:p>
          </table:table-cell>
          <table:table-cell table:formula="of:=IF([StudentsPerformance.D126] = &quot;standard&quot;; 1; 0)" office:value-type="float" office:value="1" calcext:value-type="float">
            <text:p>1</text:p>
          </table:table-cell>
          <table:table-cell table:formula="of:=IF([StudentsPerformance.E126] = &quot;completed&quot;; 1; 0)" office:value-type="float" office:value="0" calcext:value-type="float">
            <text:p>0</text:p>
          </table:table-cell>
          <table:table-cell table:formula="of:=([StudentsPerformance.F126] - [StudentsPerformance.$J$2])/[StudentsPerformance.$K$2]" office:value-type="float" office:value="1.11527472604003" calcext:value-type="float">
            <text:p>1.11527472604003</text:p>
          </table:table-cell>
          <table:table-cell table:formula="of:=([StudentsPerformance.G126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126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127] = &quot;male&quot;; 1; 0)" office:value-type="float" office:value="0" calcext:value-type="float">
            <text:p>0</text:p>
          </table:table-cell>
          <table:table-cell table:formula="of:=IF([StudentsPerformance.B127] = &quot;group A&quot;; 0; IF([StudentsPerformance.B127] = &quot;group B&quot;; 1; IF([StudentsPerformance.B127] = &quot;group C&quot;; 2; IF([StudentsPerformance.B127] = &quot;group D&quot;; 3; 4))))" office:value-type="float" office:value="1" calcext:value-type="float">
            <text:p>1</text:p>
          </table:table-cell>
          <table:table-cell table:formula="of:=IF([StudentsPerformance.C127] = &quot;some high school&quot;; 0; IF([StudentsPerformance.C127] = &quot;high school&quot;; 1; IF([StudentsPerformance.C127] = &quot;some college&quot;; 2; IF([StudentsPerformance.C127] = &quot;associate's degree&quot;; 3; IF([StudentsPerformance.C127] = &quot;bachelor's degree&quot;; 4; 5)))))" office:value-type="float" office:value="1" calcext:value-type="float">
            <text:p>1</text:p>
          </table:table-cell>
          <table:table-cell table:formula="of:=IF([StudentsPerformance.D127] = &quot;standard&quot;; 1; 0)" office:value-type="float" office:value="1" calcext:value-type="float">
            <text:p>1</text:p>
          </table:table-cell>
          <table:table-cell table:formula="of:=IF([StudentsPerformance.E127] = &quot;completed&quot;; 1; 0)" office:value-type="float" office:value="0" calcext:value-type="float">
            <text:p>0</text:p>
          </table:table-cell>
          <table:table-cell table:formula="of:=([StudentsPerformance.F127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127] - [StudentsPerformance.$M$2])/[StudentsPerformance.$N$2]" office:value-type="float" office:value="1.76922331644781" calcext:value-type="float">
            <text:p>1.76922331644781</text:p>
          </table:table-cell>
          <table:table-cell table:formula="of:=([StudentsPerformance.H127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128] = &quot;male&quot;; 1; 0)" office:value-type="float" office:value="1" calcext:value-type="float">
            <text:p>1</text:p>
          </table:table-cell>
          <table:table-cell table:formula="of:=IF([StudentsPerformance.B128] = &quot;group A&quot;; 0; IF([StudentsPerformance.B128] = &quot;group B&quot;; 1; IF([StudentsPerformance.B128] = &quot;group C&quot;; 2; IF([StudentsPerformance.B128] = &quot;group D&quot;; 3; 4))))" office:value-type="float" office:value="1" calcext:value-type="float">
            <text:p>1</text:p>
          </table:table-cell>
          <table:table-cell table:formula="of:=IF([StudentsPerformance.C128] = &quot;some high school&quot;; 0; IF([StudentsPerformance.C128] = &quot;high school&quot;; 1; IF([StudentsPerformance.C128] = &quot;some college&quot;; 2; IF([StudentsPerformance.C128] = &quot;associate's degree&quot;; 3; IF([StudentsPerformance.C128] = &quot;bachelor's degree&quot;; 4; 5)))))" office:value-type="float" office:value="0" calcext:value-type="float">
            <text:p>0</text:p>
          </table:table-cell>
          <table:table-cell table:formula="of:=IF([StudentsPerformance.D128] = &quot;standard&quot;; 1; 0)" office:value-type="float" office:value="1" calcext:value-type="float">
            <text:p>1</text:p>
          </table:table-cell>
          <table:table-cell table:formula="of:=IF([StudentsPerformance.E128] = &quot;completed&quot;; 1; 0)" office:value-type="float" office:value="0" calcext:value-type="float">
            <text:p>0</text:p>
          </table:table-cell>
          <table:table-cell table:formula="of:=([StudentsPerformance.F128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128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128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129] = &quot;male&quot;; 1; 0)" office:value-type="float" office:value="1" calcext:value-type="float">
            <text:p>1</text:p>
          </table:table-cell>
          <table:table-cell table:formula="of:=IF([StudentsPerformance.B129] = &quot;group A&quot;; 0; IF([StudentsPerformance.B129] = &quot;group B&quot;; 1; IF([StudentsPerformance.B129] = &quot;group C&quot;; 2; IF([StudentsPerformance.B129] = &quot;group D&quot;; 3; 4))))" office:value-type="float" office:value="3" calcext:value-type="float">
            <text:p>3</text:p>
          </table:table-cell>
          <table:table-cell table:formula="of:=IF([StudentsPerformance.C129] = &quot;some high school&quot;; 0; IF([StudentsPerformance.C129] = &quot;high school&quot;; 1; IF([StudentsPerformance.C129] = &quot;some college&quot;; 2; IF([StudentsPerformance.C129] = &quot;associate's degree&quot;; 3; IF([StudentsPerformance.C129] = &quot;bachelor's degree&quot;; 4; 5)))))" office:value-type="float" office:value="2" calcext:value-type="float">
            <text:p>2</text:p>
          </table:table-cell>
          <table:table-cell table:formula="of:=IF([StudentsPerformance.D129] = &quot;standard&quot;; 1; 0)" office:value-type="float" office:value="1" calcext:value-type="float">
            <text:p>1</text:p>
          </table:table-cell>
          <table:table-cell table:formula="of:=IF([StudentsPerformance.E129] = &quot;completed&quot;; 1; 0)" office:value-type="float" office:value="1" calcext:value-type="float">
            <text:p>1</text:p>
          </table:table-cell>
          <table:table-cell table:formula="of:=([StudentsPerformance.F129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129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129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130] = &quot;male&quot;; 1; 0)" office:value-type="float" office:value="1" calcext:value-type="float">
            <text:p>1</text:p>
          </table:table-cell>
          <table:table-cell table:formula="of:=IF([StudentsPerformance.B130] = &quot;group A&quot;; 0; IF([StudentsPerformance.B130] = &quot;group B&quot;; 1; IF([StudentsPerformance.B130] = &quot;group C&quot;; 2; IF([StudentsPerformance.B130] = &quot;group D&quot;; 3; 4))))" office:value-type="float" office:value="3" calcext:value-type="float">
            <text:p>3</text:p>
          </table:table-cell>
          <table:table-cell table:formula="of:=IF([StudentsPerformance.C130] = &quot;some high school&quot;; 0; IF([StudentsPerformance.C130] = &quot;high school&quot;; 1; IF([StudentsPerformance.C130] = &quot;some college&quot;; 2; IF([StudentsPerformance.C130] = &quot;associate's degree&quot;; 3; IF([StudentsPerformance.C130] = &quot;bachelor's degree&quot;; 4; 5)))))" office:value-type="float" office:value="5" calcext:value-type="float">
            <text:p>5</text:p>
          </table:table-cell>
          <table:table-cell table:formula="of:=IF([StudentsPerformance.D130] = &quot;standard&quot;; 1; 0)" office:value-type="float" office:value="1" calcext:value-type="float">
            <text:p>1</text:p>
          </table:table-cell>
          <table:table-cell table:formula="of:=IF([StudentsPerformance.E130] = &quot;completed&quot;; 1; 0)" office:value-type="float" office:value="0" calcext:value-type="float">
            <text:p>0</text:p>
          </table:table-cell>
          <table:table-cell table:formula="of:=([StudentsPerformance.F130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130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130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131] = &quot;male&quot;; 1; 0)" office:value-type="float" office:value="0" calcext:value-type="float">
            <text:p>0</text:p>
          </table:table-cell>
          <table:table-cell table:formula="of:=IF([StudentsPerformance.B131] = &quot;group A&quot;; 0; IF([StudentsPerformance.B131] = &quot;group B&quot;; 1; IF([StudentsPerformance.B131] = &quot;group C&quot;; 2; IF([StudentsPerformance.B131] = &quot;group D&quot;; 3; 4))))" office:value-type="float" office:value="0" calcext:value-type="float">
            <text:p>0</text:p>
          </table:table-cell>
          <table:table-cell table:formula="of:=IF([StudentsPerformance.C131] = &quot;some high school&quot;; 0; IF([StudentsPerformance.C131] = &quot;high school&quot;; 1; IF([StudentsPerformance.C131] = &quot;some college&quot;; 2; IF([StudentsPerformance.C131] = &quot;associate's degree&quot;; 3; IF([StudentsPerformance.C131] = &quot;bachelor's degree&quot;; 4; 5)))))" office:value-type="float" office:value="4" calcext:value-type="float">
            <text:p>4</text:p>
          </table:table-cell>
          <table:table-cell table:formula="of:=IF([StudentsPerformance.D131] = &quot;standard&quot;; 1; 0)" office:value-type="float" office:value="1" calcext:value-type="float">
            <text:p>1</text:p>
          </table:table-cell>
          <table:table-cell table:formula="of:=IF([StudentsPerformance.E131] = &quot;completed&quot;; 1; 0)" office:value-type="float" office:value="0" calcext:value-type="float">
            <text:p>0</text:p>
          </table:table-cell>
          <table:table-cell table:formula="of:=([StudentsPerformance.F131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131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131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132] = &quot;male&quot;; 1; 0)" office:value-type="float" office:value="1" calcext:value-type="float">
            <text:p>1</text:p>
          </table:table-cell>
          <table:table-cell table:formula="of:=IF([StudentsPerformance.B132] = &quot;group A&quot;; 0; IF([StudentsPerformance.B132] = &quot;group B&quot;; 1; IF([StudentsPerformance.B132] = &quot;group C&quot;; 2; IF([StudentsPerformance.B132] = &quot;group D&quot;; 3; 4))))" office:value-type="float" office:value="3" calcext:value-type="float">
            <text:p>3</text:p>
          </table:table-cell>
          <table:table-cell table:formula="of:=IF([StudentsPerformance.C132] = &quot;some high school&quot;; 0; IF([StudentsPerformance.C132] = &quot;high school&quot;; 1; IF([StudentsPerformance.C132] = &quot;some college&quot;; 2; IF([StudentsPerformance.C132] = &quot;associate's degree&quot;; 3; IF([StudentsPerformance.C132] = &quot;bachelor's degree&quot;; 4; 5)))))" office:value-type="float" office:value="5" calcext:value-type="float">
            <text:p>5</text:p>
          </table:table-cell>
          <table:table-cell table:formula="of:=IF([StudentsPerformance.D132] = &quot;standard&quot;; 1; 0)" office:value-type="float" office:value="1" calcext:value-type="float">
            <text:p>1</text:p>
          </table:table-cell>
          <table:table-cell table:formula="of:=IF([StudentsPerformance.E132] = &quot;completed&quot;; 1; 0)" office:value-type="float" office:value="0" calcext:value-type="float">
            <text:p>0</text:p>
          </table:table-cell>
          <table:table-cell table:formula="of:=([StudentsPerformance.F132] - [StudentsPerformance.$J$2])/[StudentsPerformance.$K$2]" office:value-type="float" office:value="1.51097269518675" calcext:value-type="float">
            <text:p>1.51097269518675</text:p>
          </table:table-cell>
          <table:table-cell table:formula="of:=([StudentsPerformance.G132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132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133] = &quot;male&quot;; 1; 0)" office:value-type="float" office:value="1" calcext:value-type="float">
            <text:p>1</text:p>
          </table:table-cell>
          <table:table-cell table:formula="of:=IF([StudentsPerformance.B133] = &quot;group A&quot;; 0; IF([StudentsPerformance.B133] = &quot;group B&quot;; 1; IF([StudentsPerformance.B133] = &quot;group C&quot;; 2; IF([StudentsPerformance.B133] = &quot;group D&quot;; 3; 4))))" office:value-type="float" office:value="2" calcext:value-type="float">
            <text:p>2</text:p>
          </table:table-cell>
          <table:table-cell table:formula="of:=IF([StudentsPerformance.C133] = &quot;some high school&quot;; 0; IF([StudentsPerformance.C133] = &quot;high school&quot;; 1; IF([StudentsPerformance.C133] = &quot;some college&quot;; 2; IF([StudentsPerformance.C133] = &quot;associate's degree&quot;; 3; IF([StudentsPerformance.C133] = &quot;bachelor's degree&quot;; 4; 5)))))" office:value-type="float" office:value="0" calcext:value-type="float">
            <text:p>0</text:p>
          </table:table-cell>
          <table:table-cell table:formula="of:=IF([StudentsPerformance.D133] = &quot;standard&quot;; 1; 0)" office:value-type="float" office:value="0" calcext:value-type="float">
            <text:p>0</text:p>
          </table:table-cell>
          <table:table-cell table:formula="of:=IF([StudentsPerformance.E133] = &quot;completed&quot;; 1; 0)" office:value-type="float" office:value="1" calcext:value-type="float">
            <text:p>1</text:p>
          </table:table-cell>
          <table:table-cell table:formula="of:=([StudentsPerformance.F133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133] - [StudentsPerformance.$M$2])/[StudentsPerformance.$N$2]" office:value-type="float" office:value="-2.20332719859122" calcext:value-type="float">
            <text:p>-2.20332719859122</text:p>
          </table:table-cell>
          <table:table-cell table:formula="of:=([StudentsPerformance.H133] - [StudentsPerformance.$P$2])/[StudentsPerformance.$Q$2]" office:value-type="float" office:value="-1.84618539230865" calcext:value-type="float">
            <text:p>-1.84618539230865</text:p>
          </table:table-cell>
        </table:table-row>
        <table:table-row table:style-name="ro1">
          <table:table-cell table:formula="of:=IF([StudentsPerformance.A134] = &quot;male&quot;; 1; 0)" office:value-type="float" office:value="1" calcext:value-type="float">
            <text:p>1</text:p>
          </table:table-cell>
          <table:table-cell table:formula="of:=IF([StudentsPerformance.B134] = &quot;group A&quot;; 0; IF([StudentsPerformance.B134] = &quot;group B&quot;; 1; IF([StudentsPerformance.B134] = &quot;group C&quot;; 2; IF([StudentsPerformance.B134] = &quot;group D&quot;; 3; 4))))" office:value-type="float" office:value="4" calcext:value-type="float">
            <text:p>4</text:p>
          </table:table-cell>
          <table:table-cell table:formula="of:=IF([StudentsPerformance.C134] = &quot;some high school&quot;; 0; IF([StudentsPerformance.C134] = &quot;high school&quot;; 1; IF([StudentsPerformance.C134] = &quot;some college&quot;; 2; IF([StudentsPerformance.C134] = &quot;associate's degree&quot;; 3; IF([StudentsPerformance.C134] = &quot;bachelor's degree&quot;; 4; 5)))))" office:value-type="float" office:value="2" calcext:value-type="float">
            <text:p>2</text:p>
          </table:table-cell>
          <table:table-cell table:formula="of:=IF([StudentsPerformance.D134] = &quot;standard&quot;; 1; 0)" office:value-type="float" office:value="0" calcext:value-type="float">
            <text:p>0</text:p>
          </table:table-cell>
          <table:table-cell table:formula="of:=IF([StudentsPerformance.E134] = &quot;completed&quot;; 1; 0)" office:value-type="float" office:value="1" calcext:value-type="float">
            <text:p>1</text:p>
          </table:table-cell>
          <table:table-cell table:formula="of:=([StudentsPerformance.F134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134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134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135] = &quot;male&quot;; 1; 0)" office:value-type="float" office:value="0" calcext:value-type="float">
            <text:p>0</text:p>
          </table:table-cell>
          <table:table-cell table:formula="of:=IF([StudentsPerformance.B135] = &quot;group A&quot;; 0; IF([StudentsPerformance.B135] = &quot;group B&quot;; 1; IF([StudentsPerformance.B135] = &quot;group C&quot;; 2; IF([StudentsPerformance.B135] = &quot;group D&quot;; 3; 4))))" office:value-type="float" office:value="2" calcext:value-type="float">
            <text:p>2</text:p>
          </table:table-cell>
          <table:table-cell table:formula="of:=IF([StudentsPerformance.C135] = &quot;some high school&quot;; 0; IF([StudentsPerformance.C135] = &quot;high school&quot;; 1; IF([StudentsPerformance.C135] = &quot;some college&quot;; 2; IF([StudentsPerformance.C135] = &quot;associate's degree&quot;; 3; IF([StudentsPerformance.C135] = &quot;bachelor's degree&quot;; 4; 5)))))" office:value-type="float" office:value="2" calcext:value-type="float">
            <text:p>2</text:p>
          </table:table-cell>
          <table:table-cell table:formula="of:=IF([StudentsPerformance.D135] = &quot;standard&quot;; 1; 0)" office:value-type="float" office:value="1" calcext:value-type="float">
            <text:p>1</text:p>
          </table:table-cell>
          <table:table-cell table:formula="of:=IF([StudentsPerformance.E135] = &quot;completed&quot;; 1; 0)" office:value-type="float" office:value="1" calcext:value-type="float">
            <text:p>1</text:p>
          </table:table-cell>
          <table:table-cell table:formula="of:=([StudentsPerformance.F135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135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135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136] = &quot;male&quot;; 1; 0)" office:value-type="float" office:value="1" calcext:value-type="float">
            <text:p>1</text:p>
          </table:table-cell>
          <table:table-cell table:formula="of:=IF([StudentsPerformance.B136] = &quot;group A&quot;; 0; IF([StudentsPerformance.B136] = &quot;group B&quot;; 1; IF([StudentsPerformance.B136] = &quot;group C&quot;; 2; IF([StudentsPerformance.B136] = &quot;group D&quot;; 3; 4))))" office:value-type="float" office:value="3" calcext:value-type="float">
            <text:p>3</text:p>
          </table:table-cell>
          <table:table-cell table:formula="of:=IF([StudentsPerformance.C136] = &quot;some high school&quot;; 0; IF([StudentsPerformance.C136] = &quot;high school&quot;; 1; IF([StudentsPerformance.C136] = &quot;some college&quot;; 2; IF([StudentsPerformance.C136] = &quot;associate's degree&quot;; 3; IF([StudentsPerformance.C136] = &quot;bachelor's degree&quot;; 4; 5)))))" office:value-type="float" office:value="4" calcext:value-type="float">
            <text:p>4</text:p>
          </table:table-cell>
          <table:table-cell table:formula="of:=IF([StudentsPerformance.D136] = &quot;standard&quot;; 1; 0)" office:value-type="float" office:value="0" calcext:value-type="float">
            <text:p>0</text:p>
          </table:table-cell>
          <table:table-cell table:formula="of:=IF([StudentsPerformance.E136] = &quot;completed&quot;; 1; 0)" office:value-type="float" office:value="1" calcext:value-type="float">
            <text:p>1</text:p>
          </table:table-cell>
          <table:table-cell table:formula="of:=([StudentsPerformance.F136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136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136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137] = &quot;male&quot;; 1; 0)" office:value-type="float" office:value="1" calcext:value-type="float">
            <text:p>1</text:p>
          </table:table-cell>
          <table:table-cell table:formula="of:=IF([StudentsPerformance.B137] = &quot;group A&quot;; 0; IF([StudentsPerformance.B137] = &quot;group B&quot;; 1; IF([StudentsPerformance.B137] = &quot;group C&quot;; 2; IF([StudentsPerformance.B137] = &quot;group D&quot;; 3; 4))))" office:value-type="float" office:value="2" calcext:value-type="float">
            <text:p>2</text:p>
          </table:table-cell>
          <table:table-cell table:formula="of:=IF([StudentsPerformance.C137] = &quot;some high school&quot;; 0; IF([StudentsPerformance.C137] = &quot;high school&quot;; 1; IF([StudentsPerformance.C137] = &quot;some college&quot;; 2; IF([StudentsPerformance.C137] = &quot;associate's degree&quot;; 3; IF([StudentsPerformance.C137] = &quot;bachelor's degree&quot;; 4; 5)))))" office:value-type="float" office:value="4" calcext:value-type="float">
            <text:p>4</text:p>
          </table:table-cell>
          <table:table-cell table:formula="of:=IF([StudentsPerformance.D137] = &quot;standard&quot;; 1; 0)" office:value-type="float" office:value="1" calcext:value-type="float">
            <text:p>1</text:p>
          </table:table-cell>
          <table:table-cell table:formula="of:=IF([StudentsPerformance.E137] = &quot;completed&quot;; 1; 0)" office:value-type="float" office:value="0" calcext:value-type="float">
            <text:p>0</text:p>
          </table:table-cell>
          <table:table-cell table:formula="of:=([StudentsPerformance.F137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137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137] - [StudentsPerformance.$P$2])/[StudentsPerformance.$Q$2]" office:value-type="float" office:value="-1.31971917934546" calcext:value-type="float">
            <text:p>-1.31971917934546</text:p>
          </table:table-cell>
        </table:table-row>
        <table:table-row table:style-name="ro1">
          <table:table-cell table:formula="of:=IF([StudentsPerformance.A138] = &quot;male&quot;; 1; 0)" office:value-type="float" office:value="1" calcext:value-type="float">
            <text:p>1</text:p>
          </table:table-cell>
          <table:table-cell table:formula="of:=IF([StudentsPerformance.B138] = &quot;group A&quot;; 0; IF([StudentsPerformance.B138] = &quot;group B&quot;; 1; IF([StudentsPerformance.B138] = &quot;group C&quot;; 2; IF([StudentsPerformance.B138] = &quot;group D&quot;; 3; 4))))" office:value-type="float" office:value="1" calcext:value-type="float">
            <text:p>1</text:p>
          </table:table-cell>
          <table:table-cell table:formula="of:=IF([StudentsPerformance.C138] = &quot;some high school&quot;; 0; IF([StudentsPerformance.C138] = &quot;high school&quot;; 1; IF([StudentsPerformance.C138] = &quot;some college&quot;; 2; IF([StudentsPerformance.C138] = &quot;associate's degree&quot;; 3; IF([StudentsPerformance.C138] = &quot;bachelor's degree&quot;; 4; 5)))))" office:value-type="float" office:value="0" calcext:value-type="float">
            <text:p>0</text:p>
          </table:table-cell>
          <table:table-cell table:formula="of:=IF([StudentsPerformance.D138] = &quot;standard&quot;; 1; 0)" office:value-type="float" office:value="1" calcext:value-type="float">
            <text:p>1</text:p>
          </table:table-cell>
          <table:table-cell table:formula="of:=IF([StudentsPerformance.E138] = &quot;completed&quot;; 1; 0)" office:value-type="float" office:value="1" calcext:value-type="float">
            <text:p>1</text:p>
          </table:table-cell>
          <table:table-cell table:formula="of:=([StudentsPerformance.F138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138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138] - [StudentsPerformance.$P$2])/[StudentsPerformance.$Q$2]" office:value-type="float" office:value="-1.78037711568825" calcext:value-type="float">
            <text:p>-1.78037711568825</text:p>
          </table:table-cell>
        </table:table-row>
        <table:table-row table:style-name="ro1">
          <table:table-cell table:formula="of:=IF([StudentsPerformance.A139] = &quot;male&quot;; 1; 0)" office:value-type="float" office:value="1" calcext:value-type="float">
            <text:p>1</text:p>
          </table:table-cell>
          <table:table-cell table:formula="of:=IF([StudentsPerformance.B139] = &quot;group A&quot;; 0; IF([StudentsPerformance.B139] = &quot;group B&quot;; 1; IF([StudentsPerformance.B139] = &quot;group C&quot;; 2; IF([StudentsPerformance.B139] = &quot;group D&quot;; 3; 4))))" office:value-type="float" office:value="4" calcext:value-type="float">
            <text:p>4</text:p>
          </table:table-cell>
          <table:table-cell table:formula="of:=IF([StudentsPerformance.C139] = &quot;some high school&quot;; 0; IF([StudentsPerformance.C139] = &quot;high school&quot;; 1; IF([StudentsPerformance.C139] = &quot;some college&quot;; 2; IF([StudentsPerformance.C139] = &quot;associate's degree&quot;; 3; IF([StudentsPerformance.C139] = &quot;bachelor's degree&quot;; 4; 5)))))" office:value-type="float" office:value="1" calcext:value-type="float">
            <text:p>1</text:p>
          </table:table-cell>
          <table:table-cell table:formula="of:=IF([StudentsPerformance.D139] = &quot;standard&quot;; 1; 0)" office:value-type="float" office:value="1" calcext:value-type="float">
            <text:p>1</text:p>
          </table:table-cell>
          <table:table-cell table:formula="of:=IF([StudentsPerformance.E139] = &quot;completed&quot;; 1; 0)" office:value-type="float" office:value="0" calcext:value-type="float">
            <text:p>0</text:p>
          </table:table-cell>
          <table:table-cell table:formula="of:=([StudentsPerformance.F139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139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139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140] = &quot;male&quot;; 1; 0)" office:value-type="float" office:value="0" calcext:value-type="float">
            <text:p>0</text:p>
          </table:table-cell>
          <table:table-cell table:formula="of:=IF([StudentsPerformance.B140] = &quot;group A&quot;; 0; IF([StudentsPerformance.B140] = &quot;group B&quot;; 1; IF([StudentsPerformance.B140] = &quot;group C&quot;; 2; IF([StudentsPerformance.B140] = &quot;group D&quot;; 3; 4))))" office:value-type="float" office:value="2" calcext:value-type="float">
            <text:p>2</text:p>
          </table:table-cell>
          <table:table-cell table:formula="of:=IF([StudentsPerformance.C140] = &quot;some high school&quot;; 0; IF([StudentsPerformance.C140] = &quot;high school&quot;; 1; IF([StudentsPerformance.C140] = &quot;some college&quot;; 2; IF([StudentsPerformance.C140] = &quot;associate's degree&quot;; 3; IF([StudentsPerformance.C140] = &quot;bachelor's degree&quot;; 4; 5)))))" office:value-type="float" office:value="3" calcext:value-type="float">
            <text:p>3</text:p>
          </table:table-cell>
          <table:table-cell table:formula="of:=IF([StudentsPerformance.D140] = &quot;standard&quot;; 1; 0)" office:value-type="float" office:value="1" calcext:value-type="float">
            <text:p>1</text:p>
          </table:table-cell>
          <table:table-cell table:formula="of:=IF([StudentsPerformance.E140] = &quot;completed&quot;; 1; 0)" office:value-type="float" office:value="0" calcext:value-type="float">
            <text:p>0</text:p>
          </table:table-cell>
          <table:table-cell table:formula="of:=([StudentsPerformance.F140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140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140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141] = &quot;male&quot;; 1; 0)" office:value-type="float" office:value="1" calcext:value-type="float">
            <text:p>1</text:p>
          </table:table-cell>
          <table:table-cell table:formula="of:=IF([StudentsPerformance.B141] = &quot;group A&quot;; 0; IF([StudentsPerformance.B141] = &quot;group B&quot;; 1; IF([StudentsPerformance.B141] = &quot;group C&quot;; 2; IF([StudentsPerformance.B141] = &quot;group D&quot;; 3; 4))))" office:value-type="float" office:value="3" calcext:value-type="float">
            <text:p>3</text:p>
          </table:table-cell>
          <table:table-cell table:formula="of:=IF([StudentsPerformance.C141] = &quot;some high school&quot;; 0; IF([StudentsPerformance.C141] = &quot;high school&quot;; 1; IF([StudentsPerformance.C141] = &quot;some college&quot;; 2; IF([StudentsPerformance.C141] = &quot;associate's degree&quot;; 3; IF([StudentsPerformance.C141] = &quot;bachelor's degree&quot;; 4; 5)))))" office:value-type="float" office:value="2" calcext:value-type="float">
            <text:p>2</text:p>
          </table:table-cell>
          <table:table-cell table:formula="of:=IF([StudentsPerformance.D141] = &quot;standard&quot;; 1; 0)" office:value-type="float" office:value="1" calcext:value-type="float">
            <text:p>1</text:p>
          </table:table-cell>
          <table:table-cell table:formula="of:=IF([StudentsPerformance.E141] = &quot;completed&quot;; 1; 0)" office:value-type="float" office:value="1" calcext:value-type="float">
            <text:p>1</text:p>
          </table:table-cell>
          <table:table-cell table:formula="of:=([StudentsPerformance.F141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141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141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142] = &quot;male&quot;; 1; 0)" office:value-type="float" office:value="0" calcext:value-type="float">
            <text:p>0</text:p>
          </table:table-cell>
          <table:table-cell table:formula="of:=IF([StudentsPerformance.B142] = &quot;group A&quot;; 0; IF([StudentsPerformance.B142] = &quot;group B&quot;; 1; IF([StudentsPerformance.B142] = &quot;group C&quot;; 2; IF([StudentsPerformance.B142] = &quot;group D&quot;; 3; 4))))" office:value-type="float" office:value="3" calcext:value-type="float">
            <text:p>3</text:p>
          </table:table-cell>
          <table:table-cell table:formula="of:=IF([StudentsPerformance.C142] = &quot;some high school&quot;; 0; IF([StudentsPerformance.C142] = &quot;high school&quot;; 1; IF([StudentsPerformance.C142] = &quot;some college&quot;; 2; IF([StudentsPerformance.C142] = &quot;associate's degree&quot;; 3; IF([StudentsPerformance.C142] = &quot;bachelor's degree&quot;; 4; 5)))))" office:value-type="float" office:value="0" calcext:value-type="float">
            <text:p>0</text:p>
          </table:table-cell>
          <table:table-cell table:formula="of:=IF([StudentsPerformance.D142] = &quot;standard&quot;; 1; 0)" office:value-type="float" office:value="1" calcext:value-type="float">
            <text:p>1</text:p>
          </table:table-cell>
          <table:table-cell table:formula="of:=IF([StudentsPerformance.E142] = &quot;completed&quot;; 1; 0)" office:value-type="float" office:value="0" calcext:value-type="float">
            <text:p>0</text:p>
          </table:table-cell>
          <table:table-cell table:formula="of:=([StudentsPerformance.F142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142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142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143] = &quot;male&quot;; 1; 0)" office:value-type="float" office:value="0" calcext:value-type="float">
            <text:p>0</text:p>
          </table:table-cell>
          <table:table-cell table:formula="of:=IF([StudentsPerformance.B143] = &quot;group A&quot;; 0; IF([StudentsPerformance.B143] = &quot;group B&quot;; 1; IF([StudentsPerformance.B143] = &quot;group C&quot;; 2; IF([StudentsPerformance.B143] = &quot;group D&quot;; 3; 4))))" office:value-type="float" office:value="2" calcext:value-type="float">
            <text:p>2</text:p>
          </table:table-cell>
          <table:table-cell table:formula="of:=IF([StudentsPerformance.C143] = &quot;some high school&quot;; 0; IF([StudentsPerformance.C143] = &quot;high school&quot;; 1; IF([StudentsPerformance.C143] = &quot;some college&quot;; 2; IF([StudentsPerformance.C143] = &quot;associate's degree&quot;; 3; IF([StudentsPerformance.C143] = &quot;bachelor's degree&quot;; 4; 5)))))" office:value-type="float" office:value="2" calcext:value-type="float">
            <text:p>2</text:p>
          </table:table-cell>
          <table:table-cell table:formula="of:=IF([StudentsPerformance.D143] = &quot;standard&quot;; 1; 0)" office:value-type="float" office:value="0" calcext:value-type="float">
            <text:p>0</text:p>
          </table:table-cell>
          <table:table-cell table:formula="of:=IF([StudentsPerformance.E143] = &quot;completed&quot;; 1; 0)" office:value-type="float" office:value="0" calcext:value-type="float">
            <text:p>0</text:p>
          </table:table-cell>
          <table:table-cell table:formula="of:=([StudentsPerformance.F143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143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143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144] = &quot;male&quot;; 1; 0)" office:value-type="float" office:value="0" calcext:value-type="float">
            <text:p>0</text:p>
          </table:table-cell>
          <table:table-cell table:formula="of:=IF([StudentsPerformance.B144] = &quot;group A&quot;; 0; IF([StudentsPerformance.B144] = &quot;group B&quot;; 1; IF([StudentsPerformance.B144] = &quot;group C&quot;; 2; IF([StudentsPerformance.B144] = &quot;group D&quot;; 3; 4))))" office:value-type="float" office:value="4" calcext:value-type="float">
            <text:p>4</text:p>
          </table:table-cell>
          <table:table-cell table:formula="of:=IF([StudentsPerformance.C144] = &quot;some high school&quot;; 0; IF([StudentsPerformance.C144] = &quot;high school&quot;; 1; IF([StudentsPerformance.C144] = &quot;some college&quot;; 2; IF([StudentsPerformance.C144] = &quot;associate's degree&quot;; 3; IF([StudentsPerformance.C144] = &quot;bachelor's degree&quot;; 4; 5)))))" office:value-type="float" office:value="2" calcext:value-type="float">
            <text:p>2</text:p>
          </table:table-cell>
          <table:table-cell table:formula="of:=IF([StudentsPerformance.D144] = &quot;standard&quot;; 1; 0)" office:value-type="float" office:value="0" calcext:value-type="float">
            <text:p>0</text:p>
          </table:table-cell>
          <table:table-cell table:formula="of:=IF([StudentsPerformance.E144] = &quot;completed&quot;; 1; 0)" office:value-type="float" office:value="1" calcext:value-type="float">
            <text:p>1</text:p>
          </table:table-cell>
          <table:table-cell table:formula="of:=([StudentsPerformance.F144] - [StudentsPerformance.$J$2])/[StudentsPerformance.$K$2]" office:value-type="float" office:value="-1.58866139646256" calcext:value-type="float">
            <text:p>-1.58866139646256</text:p>
          </table:table-cell>
          <table:table-cell table:formula="of:=([StudentsPerformance.G144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144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145] = &quot;male&quot;; 1; 0)" office:value-type="float" office:value="1" calcext:value-type="float">
            <text:p>1</text:p>
          </table:table-cell>
          <table:table-cell table:formula="of:=IF([StudentsPerformance.B145] = &quot;group A&quot;; 0; IF([StudentsPerformance.B145] = &quot;group B&quot;; 1; IF([StudentsPerformance.B145] = &quot;group C&quot;; 2; IF([StudentsPerformance.B145] = &quot;group D&quot;; 3; 4))))" office:value-type="float" office:value="0" calcext:value-type="float">
            <text:p>0</text:p>
          </table:table-cell>
          <table:table-cell table:formula="of:=IF([StudentsPerformance.C145] = &quot;some high school&quot;; 0; IF([StudentsPerformance.C145] = &quot;high school&quot;; 1; IF([StudentsPerformance.C145] = &quot;some college&quot;; 2; IF([StudentsPerformance.C145] = &quot;associate's degree&quot;; 3; IF([StudentsPerformance.C145] = &quot;bachelor's degree&quot;; 4; 5)))))" office:value-type="float" office:value="1" calcext:value-type="float">
            <text:p>1</text:p>
          </table:table-cell>
          <table:table-cell table:formula="of:=IF([StudentsPerformance.D145] = &quot;standard&quot;; 1; 0)" office:value-type="float" office:value="1" calcext:value-type="float">
            <text:p>1</text:p>
          </table:table-cell>
          <table:table-cell table:formula="of:=IF([StudentsPerformance.E145] = &quot;completed&quot;; 1; 0)" office:value-type="float" office:value="0" calcext:value-type="float">
            <text:p>0</text:p>
          </table:table-cell>
          <table:table-cell table:formula="of:=([StudentsPerformance.F145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145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145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146] = &quot;male&quot;; 1; 0)" office:value-type="float" office:value="1" calcext:value-type="float">
            <text:p>1</text:p>
          </table:table-cell>
          <table:table-cell table:formula="of:=IF([StudentsPerformance.B146] = &quot;group A&quot;; 0; IF([StudentsPerformance.B146] = &quot;group B&quot;; 1; IF([StudentsPerformance.B146] = &quot;group C&quot;; 2; IF([StudentsPerformance.B146] = &quot;group D&quot;; 3; 4))))" office:value-type="float" office:value="3" calcext:value-type="float">
            <text:p>3</text:p>
          </table:table-cell>
          <table:table-cell table:formula="of:=IF([StudentsPerformance.C146] = &quot;some high school&quot;; 0; IF([StudentsPerformance.C146] = &quot;high school&quot;; 1; IF([StudentsPerformance.C146] = &quot;some college&quot;; 2; IF([StudentsPerformance.C146] = &quot;associate's degree&quot;; 3; IF([StudentsPerformance.C146] = &quot;bachelor's degree&quot;; 4; 5)))))" office:value-type="float" office:value="2" calcext:value-type="float">
            <text:p>2</text:p>
          </table:table-cell>
          <table:table-cell table:formula="of:=IF([StudentsPerformance.D146] = &quot;standard&quot;; 1; 0)" office:value-type="float" office:value="1" calcext:value-type="float">
            <text:p>1</text:p>
          </table:table-cell>
          <table:table-cell table:formula="of:=IF([StudentsPerformance.E146] = &quot;completed&quot;; 1; 0)" office:value-type="float" office:value="0" calcext:value-type="float">
            <text:p>0</text:p>
          </table:table-cell>
          <table:table-cell table:formula="of:=([StudentsPerformance.F146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146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146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147] = &quot;male&quot;; 1; 0)" office:value-type="float" office:value="0" calcext:value-type="float">
            <text:p>0</text:p>
          </table:table-cell>
          <table:table-cell table:formula="of:=IF([StudentsPerformance.B147] = &quot;group A&quot;; 0; IF([StudentsPerformance.B147] = &quot;group B&quot;; 1; IF([StudentsPerformance.B147] = &quot;group C&quot;; 2; IF([StudentsPerformance.B147] = &quot;group D&quot;; 3; 4))))" office:value-type="float" office:value="2" calcext:value-type="float">
            <text:p>2</text:p>
          </table:table-cell>
          <table:table-cell table:formula="of:=IF([StudentsPerformance.C147] = &quot;some high school&quot;; 0; IF([StudentsPerformance.C147] = &quot;high school&quot;; 1; IF([StudentsPerformance.C147] = &quot;some college&quot;; 2; IF([StudentsPerformance.C147] = &quot;associate's degree&quot;; 3; IF([StudentsPerformance.C147] = &quot;bachelor's degree&quot;; 4; 5)))))" office:value-type="float" office:value="2" calcext:value-type="float">
            <text:p>2</text:p>
          </table:table-cell>
          <table:table-cell table:formula="of:=IF([StudentsPerformance.D147] = &quot;standard&quot;; 1; 0)" office:value-type="float" office:value="0" calcext:value-type="float">
            <text:p>0</text:p>
          </table:table-cell>
          <table:table-cell table:formula="of:=IF([StudentsPerformance.E147] = &quot;completed&quot;; 1; 0)" office:value-type="float" office:value="0" calcext:value-type="float">
            <text:p>0</text:p>
          </table:table-cell>
          <table:table-cell table:formula="of:=([StudentsPerformance.F147] - [StudentsPerformance.$J$2])/[StudentsPerformance.$K$2]" office:value-type="float" office:value="-2.90765462695162" calcext:value-type="float">
            <text:p>-2.90765462695162</text:p>
          </table:table-cell>
          <table:table-cell table:formula="of:=([StudentsPerformance.G147] - [StudentsPerformance.$M$2])/[StudentsPerformance.$N$2]" office:value-type="float" office:value="-2.06634269807263" calcext:value-type="float">
            <text:p>-2.06634269807263</text:p>
          </table:table-cell>
          <table:table-cell table:formula="of:=([StudentsPerformance.H147] - [StudentsPerformance.$P$2])/[StudentsPerformance.$Q$2]" office:value-type="float" office:value="-2.30684332865143" calcext:value-type="float">
            <text:p>-2.30684332865143</text:p>
          </table:table-cell>
        </table:table-row>
        <table:table-row table:style-name="ro1">
          <table:table-cell table:formula="of:=IF([StudentsPerformance.A148] = &quot;male&quot;; 1; 0)" office:value-type="float" office:value="1" calcext:value-type="float">
            <text:p>1</text:p>
          </table:table-cell>
          <table:table-cell table:formula="of:=IF([StudentsPerformance.B148] = &quot;group A&quot;; 0; IF([StudentsPerformance.B148] = &quot;group B&quot;; 1; IF([StudentsPerformance.B148] = &quot;group C&quot;; 2; IF([StudentsPerformance.B148] = &quot;group D&quot;; 3; 4))))" office:value-type="float" office:value="1" calcext:value-type="float">
            <text:p>1</text:p>
          </table:table-cell>
          <table:table-cell table:formula="of:=IF([StudentsPerformance.C148] = &quot;some high school&quot;; 0; IF([StudentsPerformance.C148] = &quot;high school&quot;; 1; IF([StudentsPerformance.C148] = &quot;some college&quot;; 2; IF([StudentsPerformance.C148] = &quot;associate's degree&quot;; 3; IF([StudentsPerformance.C148] = &quot;bachelor's degree&quot;; 4; 5)))))" office:value-type="float" office:value="0" calcext:value-type="float">
            <text:p>0</text:p>
          </table:table-cell>
          <table:table-cell table:formula="of:=IF([StudentsPerformance.D148] = &quot;standard&quot;; 1; 0)" office:value-type="float" office:value="1" calcext:value-type="float">
            <text:p>1</text:p>
          </table:table-cell>
          <table:table-cell table:formula="of:=IF([StudentsPerformance.E148] = &quot;completed&quot;; 1; 0)" office:value-type="float" office:value="0" calcext:value-type="float">
            <text:p>0</text:p>
          </table:table-cell>
          <table:table-cell table:formula="of:=([StudentsPerformance.F148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148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148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149] = &quot;male&quot;; 1; 0)" office:value-type="float" office:value="1" calcext:value-type="float">
            <text:p>1</text:p>
          </table:table-cell>
          <table:table-cell table:formula="of:=IF([StudentsPerformance.B149] = &quot;group A&quot;; 0; IF([StudentsPerformance.B149] = &quot;group B&quot;; 1; IF([StudentsPerformance.B149] = &quot;group C&quot;; 2; IF([StudentsPerformance.B149] = &quot;group D&quot;; 3; 4))))" office:value-type="float" office:value="2" calcext:value-type="float">
            <text:p>2</text:p>
          </table:table-cell>
          <table:table-cell table:formula="of:=IF([StudentsPerformance.C149] = &quot;some high school&quot;; 0; IF([StudentsPerformance.C149] = &quot;high school&quot;; 1; IF([StudentsPerformance.C149] = &quot;some college&quot;; 2; IF([StudentsPerformance.C149] = &quot;associate's degree&quot;; 3; IF([StudentsPerformance.C149] = &quot;bachelor's degree&quot;; 4; 5)))))" office:value-type="float" office:value="3" calcext:value-type="float">
            <text:p>3</text:p>
          </table:table-cell>
          <table:table-cell table:formula="of:=IF([StudentsPerformance.D149] = &quot;standard&quot;; 1; 0)" office:value-type="float" office:value="0" calcext:value-type="float">
            <text:p>0</text:p>
          </table:table-cell>
          <table:table-cell table:formula="of:=IF([StudentsPerformance.E149] = &quot;completed&quot;; 1; 0)" office:value-type="float" office:value="0" calcext:value-type="float">
            <text:p>0</text:p>
          </table:table-cell>
          <table:table-cell table:formula="of:=([StudentsPerformance.F149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149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149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150] = &quot;male&quot;; 1; 0)" office:value-type="float" office:value="0" calcext:value-type="float">
            <text:p>0</text:p>
          </table:table-cell>
          <table:table-cell table:formula="of:=IF([StudentsPerformance.B150] = &quot;group A&quot;; 0; IF([StudentsPerformance.B150] = &quot;group B&quot;; 1; IF([StudentsPerformance.B150] = &quot;group C&quot;; 2; IF([StudentsPerformance.B150] = &quot;group D&quot;; 3; 4))))" office:value-type="float" office:value="3" calcext:value-type="float">
            <text:p>3</text:p>
          </table:table-cell>
          <table:table-cell table:formula="of:=IF([StudentsPerformance.C150] = &quot;some high school&quot;; 0; IF([StudentsPerformance.C150] = &quot;high school&quot;; 1; IF([StudentsPerformance.C150] = &quot;some college&quot;; 2; IF([StudentsPerformance.C150] = &quot;associate's degree&quot;; 3; IF([StudentsPerformance.C150] = &quot;bachelor's degree&quot;; 4; 5)))))" office:value-type="float" office:value="4" calcext:value-type="float">
            <text:p>4</text:p>
          </table:table-cell>
          <table:table-cell table:formula="of:=IF([StudentsPerformance.D150] = &quot;standard&quot;; 1; 0)" office:value-type="float" office:value="1" calcext:value-type="float">
            <text:p>1</text:p>
          </table:table-cell>
          <table:table-cell table:formula="of:=IF([StudentsPerformance.E150] = &quot;completed&quot;; 1; 0)" office:value-type="float" office:value="1" calcext:value-type="float">
            <text:p>1</text:p>
          </table:table-cell>
          <table:table-cell table:formula="of:=([StudentsPerformance.F150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150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150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151] = &quot;male&quot;; 1; 0)" office:value-type="float" office:value="1" calcext:value-type="float">
            <text:p>1</text:p>
          </table:table-cell>
          <table:table-cell table:formula="of:=IF([StudentsPerformance.B151] = &quot;group A&quot;; 0; IF([StudentsPerformance.B151] = &quot;group B&quot;; 1; IF([StudentsPerformance.B151] = &quot;group C&quot;; 2; IF([StudentsPerformance.B151] = &quot;group D&quot;; 3; 4))))" office:value-type="float" office:value="4" calcext:value-type="float">
            <text:p>4</text:p>
          </table:table-cell>
          <table:table-cell table:formula="of:=IF([StudentsPerformance.C151] = &quot;some high school&quot;; 0; IF([StudentsPerformance.C151] = &quot;high school&quot;; 1; IF([StudentsPerformance.C151] = &quot;some college&quot;; 2; IF([StudentsPerformance.C151] = &quot;associate's degree&quot;; 3; IF([StudentsPerformance.C151] = &quot;bachelor's degree&quot;; 4; 5)))))" office:value-type="float" office:value="3" calcext:value-type="float">
            <text:p>3</text:p>
          </table:table-cell>
          <table:table-cell table:formula="of:=IF([StudentsPerformance.D151] = &quot;standard&quot;; 1; 0)" office:value-type="float" office:value="0" calcext:value-type="float">
            <text:p>0</text:p>
          </table:table-cell>
          <table:table-cell table:formula="of:=IF([StudentsPerformance.E151] = &quot;completed&quot;; 1; 0)" office:value-type="float" office:value="1" calcext:value-type="float">
            <text:p>1</text:p>
          </table:table-cell>
          <table:table-cell table:formula="of:=([StudentsPerformance.F151] - [StudentsPerformance.$J$2])/[StudentsPerformance.$K$2]" office:value-type="float" office:value="2.23641897195574" calcext:value-type="float">
            <text:p>2.23641897195574</text:p>
          </table:table-cell>
          <table:table-cell table:formula="of:=([StudentsPerformance.G151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151] - [StudentsPerformance.$P$2])/[StudentsPerformance.$Q$2]" office:value-type="float" office:value="1.64165326857245" calcext:value-type="float">
            <text:p>1.64165326857245</text:p>
          </table:table-cell>
        </table:table-row>
        <table:table-row table:style-name="ro1">
          <table:table-cell table:formula="of:=IF([StudentsPerformance.A152] = &quot;male&quot;; 1; 0)" office:value-type="float" office:value="1" calcext:value-type="float">
            <text:p>1</text:p>
          </table:table-cell>
          <table:table-cell table:formula="of:=IF([StudentsPerformance.B152] = &quot;group A&quot;; 0; IF([StudentsPerformance.B152] = &quot;group B&quot;; 1; IF([StudentsPerformance.B152] = &quot;group C&quot;; 2; IF([StudentsPerformance.B152] = &quot;group D&quot;; 3; 4))))" office:value-type="float" office:value="0" calcext:value-type="float">
            <text:p>0</text:p>
          </table:table-cell>
          <table:table-cell table:formula="of:=IF([StudentsPerformance.C152] = &quot;some high school&quot;; 0; IF([StudentsPerformance.C152] = &quot;high school&quot;; 1; IF([StudentsPerformance.C152] = &quot;some college&quot;; 2; IF([StudentsPerformance.C152] = &quot;associate's degree&quot;; 3; IF([StudentsPerformance.C152] = &quot;bachelor's degree&quot;; 4; 5)))))" office:value-type="float" office:value="0" calcext:value-type="float">
            <text:p>0</text:p>
          </table:table-cell>
          <table:table-cell table:formula="of:=IF([StudentsPerformance.D152] = &quot;standard&quot;; 1; 0)" office:value-type="float" office:value="1" calcext:value-type="float">
            <text:p>1</text:p>
          </table:table-cell>
          <table:table-cell table:formula="of:=IF([StudentsPerformance.E152] = &quot;completed&quot;; 1; 0)" office:value-type="float" office:value="1" calcext:value-type="float">
            <text:p>1</text:p>
          </table:table-cell>
          <table:table-cell table:formula="of:=([StudentsPerformance.F152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152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52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153] = &quot;male&quot;; 1; 0)" office:value-type="float" office:value="1" calcext:value-type="float">
            <text:p>1</text:p>
          </table:table-cell>
          <table:table-cell table:formula="of:=IF([StudentsPerformance.B153] = &quot;group A&quot;; 0; IF([StudentsPerformance.B153] = &quot;group B&quot;; 1; IF([StudentsPerformance.B153] = &quot;group C&quot;; 2; IF([StudentsPerformance.B153] = &quot;group D&quot;; 3; 4))))" office:value-type="float" office:value="0" calcext:value-type="float">
            <text:p>0</text:p>
          </table:table-cell>
          <table:table-cell table:formula="of:=IF([StudentsPerformance.C153] = &quot;some high school&quot;; 0; IF([StudentsPerformance.C153] = &quot;high school&quot;; 1; IF([StudentsPerformance.C153] = &quot;some college&quot;; 2; IF([StudentsPerformance.C153] = &quot;associate's degree&quot;; 3; IF([StudentsPerformance.C153] = &quot;bachelor's degree&quot;; 4; 5)))))" office:value-type="float" office:value="4" calcext:value-type="float">
            <text:p>4</text:p>
          </table:table-cell>
          <table:table-cell table:formula="of:=IF([StudentsPerformance.D153] = &quot;standard&quot;; 1; 0)" office:value-type="float" office:value="1" calcext:value-type="float">
            <text:p>1</text:p>
          </table:table-cell>
          <table:table-cell table:formula="of:=IF([StudentsPerformance.E153] = &quot;completed&quot;; 1; 0)" office:value-type="float" office:value="0" calcext:value-type="float">
            <text:p>0</text:p>
          </table:table-cell>
          <table:table-cell table:formula="of:=([StudentsPerformance.F153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153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53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154] = &quot;male&quot;; 1; 0)" office:value-type="float" office:value="0" calcext:value-type="float">
            <text:p>0</text:p>
          </table:table-cell>
          <table:table-cell table:formula="of:=IF([StudentsPerformance.B154] = &quot;group A&quot;; 0; IF([StudentsPerformance.B154] = &quot;group B&quot;; 1; IF([StudentsPerformance.B154] = &quot;group C&quot;; 2; IF([StudentsPerformance.B154] = &quot;group D&quot;; 3; 4))))" office:value-type="float" office:value="1" calcext:value-type="float">
            <text:p>1</text:p>
          </table:table-cell>
          <table:table-cell table:formula="of:=IF([StudentsPerformance.C154] = &quot;some high school&quot;; 0; IF([StudentsPerformance.C154] = &quot;high school&quot;; 1; IF([StudentsPerformance.C154] = &quot;some college&quot;; 2; IF([StudentsPerformance.C154] = &quot;associate's degree&quot;; 3; IF([StudentsPerformance.C154] = &quot;bachelor's degree&quot;; 4; 5)))))" office:value-type="float" office:value="3" calcext:value-type="float">
            <text:p>3</text:p>
          </table:table-cell>
          <table:table-cell table:formula="of:=IF([StudentsPerformance.D154] = &quot;standard&quot;; 1; 0)" office:value-type="float" office:value="1" calcext:value-type="float">
            <text:p>1</text:p>
          </table:table-cell>
          <table:table-cell table:formula="of:=IF([StudentsPerformance.E154] = &quot;completed&quot;; 1; 0)" office:value-type="float" office:value="1" calcext:value-type="float">
            <text:p>1</text:p>
          </table:table-cell>
          <table:table-cell table:formula="of:=([StudentsPerformance.F154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154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154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155] = &quot;male&quot;; 1; 0)" office:value-type="float" office:value="1" calcext:value-type="float">
            <text:p>1</text:p>
          </table:table-cell>
          <table:table-cell table:formula="of:=IF([StudentsPerformance.B155] = &quot;group A&quot;; 0; IF([StudentsPerformance.B155] = &quot;group B&quot;; 1; IF([StudentsPerformance.B155] = &quot;group C&quot;; 2; IF([StudentsPerformance.B155] = &quot;group D&quot;; 3; 4))))" office:value-type="float" office:value="3" calcext:value-type="float">
            <text:p>3</text:p>
          </table:table-cell>
          <table:table-cell table:formula="of:=IF([StudentsPerformance.C155] = &quot;some high school&quot;; 0; IF([StudentsPerformance.C155] = &quot;high school&quot;; 1; IF([StudentsPerformance.C155] = &quot;some college&quot;; 2; IF([StudentsPerformance.C155] = &quot;associate's degree&quot;; 3; IF([StudentsPerformance.C155] = &quot;bachelor's degree&quot;; 4; 5)))))" office:value-type="float" office:value="4" calcext:value-type="float">
            <text:p>4</text:p>
          </table:table-cell>
          <table:table-cell table:formula="of:=IF([StudentsPerformance.D155] = &quot;standard&quot;; 1; 0)" office:value-type="float" office:value="1" calcext:value-type="float">
            <text:p>1</text:p>
          </table:table-cell>
          <table:table-cell table:formula="of:=IF([StudentsPerformance.E155] = &quot;completed&quot;; 1; 0)" office:value-type="float" office:value="0" calcext:value-type="float">
            <text:p>0</text:p>
          </table:table-cell>
          <table:table-cell table:formula="of:=([StudentsPerformance.F155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155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155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156] = &quot;male&quot;; 1; 0)" office:value-type="float" office:value="1" calcext:value-type="float">
            <text:p>1</text:p>
          </table:table-cell>
          <table:table-cell table:formula="of:=IF([StudentsPerformance.B156] = &quot;group A&quot;; 0; IF([StudentsPerformance.B156] = &quot;group B&quot;; 1; IF([StudentsPerformance.B156] = &quot;group C&quot;; 2; IF([StudentsPerformance.B156] = &quot;group D&quot;; 3; 4))))" office:value-type="float" office:value="3" calcext:value-type="float">
            <text:p>3</text:p>
          </table:table-cell>
          <table:table-cell table:formula="of:=IF([StudentsPerformance.C156] = &quot;some high school&quot;; 0; IF([StudentsPerformance.C156] = &quot;high school&quot;; 1; IF([StudentsPerformance.C156] = &quot;some college&quot;; 2; IF([StudentsPerformance.C156] = &quot;associate's degree&quot;; 3; IF([StudentsPerformance.C156] = &quot;bachelor's degree&quot;; 4; 5)))))" office:value-type="float" office:value="0" calcext:value-type="float">
            <text:p>0</text:p>
          </table:table-cell>
          <table:table-cell table:formula="of:=IF([StudentsPerformance.D156] = &quot;standard&quot;; 1; 0)" office:value-type="float" office:value="1" calcext:value-type="float">
            <text:p>1</text:p>
          </table:table-cell>
          <table:table-cell table:formula="of:=IF([StudentsPerformance.E156] = &quot;completed&quot;; 1; 0)" office:value-type="float" office:value="0" calcext:value-type="float">
            <text:p>0</text:p>
          </table:table-cell>
          <table:table-cell table:formula="of:=([StudentsPerformance.F156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156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56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157] = &quot;male&quot;; 1; 0)" office:value-type="float" office:value="0" calcext:value-type="float">
            <text:p>0</text:p>
          </table:table-cell>
          <table:table-cell table:formula="of:=IF([StudentsPerformance.B157] = &quot;group A&quot;; 0; IF([StudentsPerformance.B157] = &quot;group B&quot;; 1; IF([StudentsPerformance.B157] = &quot;group C&quot;; 2; IF([StudentsPerformance.B157] = &quot;group D&quot;; 3; 4))))" office:value-type="float" office:value="2" calcext:value-type="float">
            <text:p>2</text:p>
          </table:table-cell>
          <table:table-cell table:formula="of:=IF([StudentsPerformance.C157] = &quot;some high school&quot;; 0; IF([StudentsPerformance.C157] = &quot;high school&quot;; 1; IF([StudentsPerformance.C157] = &quot;some college&quot;; 2; IF([StudentsPerformance.C157] = &quot;associate's degree&quot;; 3; IF([StudentsPerformance.C157] = &quot;bachelor's degree&quot;; 4; 5)))))" office:value-type="float" office:value="2" calcext:value-type="float">
            <text:p>2</text:p>
          </table:table-cell>
          <table:table-cell table:formula="of:=IF([StudentsPerformance.D157] = &quot;standard&quot;; 1; 0)" office:value-type="float" office:value="1" calcext:value-type="float">
            <text:p>1</text:p>
          </table:table-cell>
          <table:table-cell table:formula="of:=IF([StudentsPerformance.E157] = &quot;completed&quot;; 1; 0)" office:value-type="float" office:value="1" calcext:value-type="float">
            <text:p>1</text:p>
          </table:table-cell>
          <table:table-cell table:formula="of:=([StudentsPerformance.F157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157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157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158] = &quot;male&quot;; 1; 0)" office:value-type="float" office:value="0" calcext:value-type="float">
            <text:p>0</text:p>
          </table:table-cell>
          <table:table-cell table:formula="of:=IF([StudentsPerformance.B158] = &quot;group A&quot;; 0; IF([StudentsPerformance.B158] = &quot;group B&quot;; 1; IF([StudentsPerformance.B158] = &quot;group C&quot;; 2; IF([StudentsPerformance.B158] = &quot;group D&quot;; 3; 4))))" office:value-type="float" office:value="4" calcext:value-type="float">
            <text:p>4</text:p>
          </table:table-cell>
          <table:table-cell table:formula="of:=IF([StudentsPerformance.C158] = &quot;some high school&quot;; 0; IF([StudentsPerformance.C158] = &quot;high school&quot;; 1; IF([StudentsPerformance.C158] = &quot;some college&quot;; 2; IF([StudentsPerformance.C158] = &quot;associate's degree&quot;; 3; IF([StudentsPerformance.C158] = &quot;bachelor's degree&quot;; 4; 5)))))" office:value-type="float" office:value="1" calcext:value-type="float">
            <text:p>1</text:p>
          </table:table-cell>
          <table:table-cell table:formula="of:=IF([StudentsPerformance.D158] = &quot;standard&quot;; 1; 0)" office:value-type="float" office:value="0" calcext:value-type="float">
            <text:p>0</text:p>
          </table:table-cell>
          <table:table-cell table:formula="of:=IF([StudentsPerformance.E158] = &quot;completed&quot;; 1; 0)" office:value-type="float" office:value="1" calcext:value-type="float">
            <text:p>1</text:p>
          </table:table-cell>
          <table:table-cell table:formula="of:=([StudentsPerformance.F158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158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158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159] = &quot;male&quot;; 1; 0)" office:value-type="float" office:value="1" calcext:value-type="float">
            <text:p>1</text:p>
          </table:table-cell>
          <table:table-cell table:formula="of:=IF([StudentsPerformance.B159] = &quot;group A&quot;; 0; IF([StudentsPerformance.B159] = &quot;group B&quot;; 1; IF([StudentsPerformance.B159] = &quot;group C&quot;; 2; IF([StudentsPerformance.B159] = &quot;group D&quot;; 3; 4))))" office:value-type="float" office:value="1" calcext:value-type="float">
            <text:p>1</text:p>
          </table:table-cell>
          <table:table-cell table:formula="of:=IF([StudentsPerformance.C159] = &quot;some high school&quot;; 0; IF([StudentsPerformance.C159] = &quot;high school&quot;; 1; IF([StudentsPerformance.C159] = &quot;some college&quot;; 2; IF([StudentsPerformance.C159] = &quot;associate's degree&quot;; 3; IF([StudentsPerformance.C159] = &quot;bachelor's degree&quot;; 4; 5)))))" office:value-type="float" office:value="2" calcext:value-type="float">
            <text:p>2</text:p>
          </table:table-cell>
          <table:table-cell table:formula="of:=IF([StudentsPerformance.D159] = &quot;standard&quot;; 1; 0)" office:value-type="float" office:value="0" calcext:value-type="float">
            <text:p>0</text:p>
          </table:table-cell>
          <table:table-cell table:formula="of:=IF([StudentsPerformance.E159] = &quot;completed&quot;; 1; 0)" office:value-type="float" office:value="0" calcext:value-type="float">
            <text:p>0</text:p>
          </table:table-cell>
          <table:table-cell table:formula="of:=([StudentsPerformance.F159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159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159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160] = &quot;male&quot;; 1; 0)" office:value-type="float" office:value="0" calcext:value-type="float">
            <text:p>0</text:p>
          </table:table-cell>
          <table:table-cell table:formula="of:=IF([StudentsPerformance.B160] = &quot;group A&quot;; 0; IF([StudentsPerformance.B160] = &quot;group B&quot;; 1; IF([StudentsPerformance.B160] = &quot;group C&quot;; 2; IF([StudentsPerformance.B160] = &quot;group D&quot;; 3; 4))))" office:value-type="float" office:value="1" calcext:value-type="float">
            <text:p>1</text:p>
          </table:table-cell>
          <table:table-cell table:formula="of:=IF([StudentsPerformance.C160] = &quot;some high school&quot;; 0; IF([StudentsPerformance.C160] = &quot;high school&quot;; 1; IF([StudentsPerformance.C160] = &quot;some college&quot;; 2; IF([StudentsPerformance.C160] = &quot;associate's degree&quot;; 3; IF([StudentsPerformance.C160] = &quot;bachelor's degree&quot;; 4; 5)))))" office:value-type="float" office:value="3" calcext:value-type="float">
            <text:p>3</text:p>
          </table:table-cell>
          <table:table-cell table:formula="of:=IF([StudentsPerformance.D160] = &quot;standard&quot;; 1; 0)" office:value-type="float" office:value="1" calcext:value-type="float">
            <text:p>1</text:p>
          </table:table-cell>
          <table:table-cell table:formula="of:=IF([StudentsPerformance.E160] = &quot;completed&quot;; 1; 0)" office:value-type="float" office:value="1" calcext:value-type="float">
            <text:p>1</text:p>
          </table:table-cell>
          <table:table-cell table:formula="of:=([StudentsPerformance.F160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160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160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161] = &quot;male&quot;; 1; 0)" office:value-type="float" office:value="1" calcext:value-type="float">
            <text:p>1</text:p>
          </table:table-cell>
          <table:table-cell table:formula="of:=IF([StudentsPerformance.B161] = &quot;group A&quot;; 0; IF([StudentsPerformance.B161] = &quot;group B&quot;; 1; IF([StudentsPerformance.B161] = &quot;group C&quot;; 2; IF([StudentsPerformance.B161] = &quot;group D&quot;; 3; 4))))" office:value-type="float" office:value="3" calcext:value-type="float">
            <text:p>3</text:p>
          </table:table-cell>
          <table:table-cell table:formula="of:=IF([StudentsPerformance.C161] = &quot;some high school&quot;; 0; IF([StudentsPerformance.C161] = &quot;high school&quot;; 1; IF([StudentsPerformance.C161] = &quot;some college&quot;; 2; IF([StudentsPerformance.C161] = &quot;associate's degree&quot;; 3; IF([StudentsPerformance.C161] = &quot;bachelor's degree&quot;; 4; 5)))))" office:value-type="float" office:value="3" calcext:value-type="float">
            <text:p>3</text:p>
          </table:table-cell>
          <table:table-cell table:formula="of:=IF([StudentsPerformance.D161] = &quot;standard&quot;; 1; 0)" office:value-type="float" office:value="0" calcext:value-type="float">
            <text:p>0</text:p>
          </table:table-cell>
          <table:table-cell table:formula="of:=IF([StudentsPerformance.E161] = &quot;completed&quot;; 1; 0)" office:value-type="float" office:value="0" calcext:value-type="float">
            <text:p>0</text:p>
          </table:table-cell>
          <table:table-cell table:formula="of:=([StudentsPerformance.F161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161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161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162] = &quot;male&quot;; 1; 0)" office:value-type="float" office:value="1" calcext:value-type="float">
            <text:p>1</text:p>
          </table:table-cell>
          <table:table-cell table:formula="of:=IF([StudentsPerformance.B162] = &quot;group A&quot;; 0; IF([StudentsPerformance.B162] = &quot;group B&quot;; 1; IF([StudentsPerformance.B162] = &quot;group C&quot;; 2; IF([StudentsPerformance.B162] = &quot;group D&quot;; 3; 4))))" office:value-type="float" office:value="1" calcext:value-type="float">
            <text:p>1</text:p>
          </table:table-cell>
          <table:table-cell table:formula="of:=IF([StudentsPerformance.C162] = &quot;some high school&quot;; 0; IF([StudentsPerformance.C162] = &quot;high school&quot;; 1; IF([StudentsPerformance.C162] = &quot;some college&quot;; 2; IF([StudentsPerformance.C162] = &quot;associate's degree&quot;; 3; IF([StudentsPerformance.C162] = &quot;bachelor's degree&quot;; 4; 5)))))" office:value-type="float" office:value="3" calcext:value-type="float">
            <text:p>3</text:p>
          </table:table-cell>
          <table:table-cell table:formula="of:=IF([StudentsPerformance.D162] = &quot;standard&quot;; 1; 0)" office:value-type="float" office:value="0" calcext:value-type="float">
            <text:p>0</text:p>
          </table:table-cell>
          <table:table-cell table:formula="of:=IF([StudentsPerformance.E162] = &quot;completed&quot;; 1; 0)" office:value-type="float" office:value="1" calcext:value-type="float">
            <text:p>1</text:p>
          </table:table-cell>
          <table:table-cell table:formula="of:=([StudentsPerformance.F162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162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162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163] = &quot;male&quot;; 1; 0)" office:value-type="float" office:value="0" calcext:value-type="float">
            <text:p>0</text:p>
          </table:table-cell>
          <table:table-cell table:formula="of:=IF([StudentsPerformance.B163] = &quot;group A&quot;; 0; IF([StudentsPerformance.B163] = &quot;group B&quot;; 1; IF([StudentsPerformance.B163] = &quot;group C&quot;; 2; IF([StudentsPerformance.B163] = &quot;group D&quot;; 3; 4))))" office:value-type="float" office:value="4" calcext:value-type="float">
            <text:p>4</text:p>
          </table:table-cell>
          <table:table-cell table:formula="of:=IF([StudentsPerformance.C163] = &quot;some high school&quot;; 0; IF([StudentsPerformance.C163] = &quot;high school&quot;; 1; IF([StudentsPerformance.C163] = &quot;some college&quot;; 2; IF([StudentsPerformance.C163] = &quot;associate's degree&quot;; 3; IF([StudentsPerformance.C163] = &quot;bachelor's degree&quot;; 4; 5)))))" office:value-type="float" office:value="2" calcext:value-type="float">
            <text:p>2</text:p>
          </table:table-cell>
          <table:table-cell table:formula="of:=IF([StudentsPerformance.D163] = &quot;standard&quot;; 1; 0)" office:value-type="float" office:value="0" calcext:value-type="float">
            <text:p>0</text:p>
          </table:table-cell>
          <table:table-cell table:formula="of:=IF([StudentsPerformance.E163] = &quot;completed&quot;; 1; 0)" office:value-type="float" office:value="1" calcext:value-type="float">
            <text:p>1</text:p>
          </table:table-cell>
          <table:table-cell table:formula="of:=([StudentsPerformance.F163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163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163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164] = &quot;male&quot;; 1; 0)" office:value-type="float" office:value="1" calcext:value-type="float">
            <text:p>1</text:p>
          </table:table-cell>
          <table:table-cell table:formula="of:=IF([StudentsPerformance.B164] = &quot;group A&quot;; 0; IF([StudentsPerformance.B164] = &quot;group B&quot;; 1; IF([StudentsPerformance.B164] = &quot;group C&quot;; 2; IF([StudentsPerformance.B164] = &quot;group D&quot;; 3; 4))))" office:value-type="float" office:value="1" calcext:value-type="float">
            <text:p>1</text:p>
          </table:table-cell>
          <table:table-cell table:formula="of:=IF([StudentsPerformance.C164] = &quot;some high school&quot;; 0; IF([StudentsPerformance.C164] = &quot;high school&quot;; 1; IF([StudentsPerformance.C164] = &quot;some college&quot;; 2; IF([StudentsPerformance.C164] = &quot;associate's degree&quot;; 3; IF([StudentsPerformance.C164] = &quot;bachelor's degree&quot;; 4; 5)))))" office:value-type="float" office:value="5" calcext:value-type="float">
            <text:p>5</text:p>
          </table:table-cell>
          <table:table-cell table:formula="of:=IF([StudentsPerformance.D164] = &quot;standard&quot;; 1; 0)" office:value-type="float" office:value="0" calcext:value-type="float">
            <text:p>0</text:p>
          </table:table-cell>
          <table:table-cell table:formula="of:=IF([StudentsPerformance.E164] = &quot;completed&quot;; 1; 0)" office:value-type="float" office:value="0" calcext:value-type="float">
            <text:p>0</text:p>
          </table:table-cell>
          <table:table-cell table:formula="of:=([StudentsPerformance.F164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164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164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165] = &quot;male&quot;; 1; 0)" office:value-type="float" office:value="1" calcext:value-type="float">
            <text:p>1</text:p>
          </table:table-cell>
          <table:table-cell table:formula="of:=IF([StudentsPerformance.B165] = &quot;group A&quot;; 0; IF([StudentsPerformance.B165] = &quot;group B&quot;; 1; IF([StudentsPerformance.B165] = &quot;group C&quot;; 2; IF([StudentsPerformance.B165] = &quot;group D&quot;; 3; 4))))" office:value-type="float" office:value="2" calcext:value-type="float">
            <text:p>2</text:p>
          </table:table-cell>
          <table:table-cell table:formula="of:=IF([StudentsPerformance.C165] = &quot;some high school&quot;; 0; IF([StudentsPerformance.C165] = &quot;high school&quot;; 1; IF([StudentsPerformance.C165] = &quot;some college&quot;; 2; IF([StudentsPerformance.C165] = &quot;associate's degree&quot;; 3; IF([StudentsPerformance.C165] = &quot;bachelor's degree&quot;; 4; 5)))))" office:value-type="float" office:value="1" calcext:value-type="float">
            <text:p>1</text:p>
          </table:table-cell>
          <table:table-cell table:formula="of:=IF([StudentsPerformance.D165] = &quot;standard&quot;; 1; 0)" office:value-type="float" office:value="1" calcext:value-type="float">
            <text:p>1</text:p>
          </table:table-cell>
          <table:table-cell table:formula="of:=IF([StudentsPerformance.E165] = &quot;completed&quot;; 1; 0)" office:value-type="float" office:value="0" calcext:value-type="float">
            <text:p>0</text:p>
          </table:table-cell>
          <table:table-cell table:formula="of:=([StudentsPerformance.F165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165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165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166] = &quot;male&quot;; 1; 0)" office:value-type="float" office:value="0" calcext:value-type="float">
            <text:p>0</text:p>
          </table:table-cell>
          <table:table-cell table:formula="of:=IF([StudentsPerformance.B166] = &quot;group A&quot;; 0; IF([StudentsPerformance.B166] = &quot;group B&quot;; 1; IF([StudentsPerformance.B166] = &quot;group C&quot;; 2; IF([StudentsPerformance.B166] = &quot;group D&quot;; 3; 4))))" office:value-type="float" office:value="4" calcext:value-type="float">
            <text:p>4</text:p>
          </table:table-cell>
          <table:table-cell table:formula="of:=IF([StudentsPerformance.C166] = &quot;some high school&quot;; 0; IF([StudentsPerformance.C166] = &quot;high school&quot;; 1; IF([StudentsPerformance.C166] = &quot;some college&quot;; 2; IF([StudentsPerformance.C166] = &quot;associate's degree&quot;; 3; IF([StudentsPerformance.C166] = &quot;bachelor's degree&quot;; 4; 5)))))" office:value-type="float" office:value="5" calcext:value-type="float">
            <text:p>5</text:p>
          </table:table-cell>
          <table:table-cell table:formula="of:=IF([StudentsPerformance.D166] = &quot;standard&quot;; 1; 0)" office:value-type="float" office:value="1" calcext:value-type="float">
            <text:p>1</text:p>
          </table:table-cell>
          <table:table-cell table:formula="of:=IF([StudentsPerformance.E166] = &quot;completed&quot;; 1; 0)" office:value-type="float" office:value="0" calcext:value-type="float">
            <text:p>0</text:p>
          </table:table-cell>
          <table:table-cell table:formula="of:=([StudentsPerformance.F166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166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166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167] = &quot;male&quot;; 1; 0)" office:value-type="float" office:value="0" calcext:value-type="float">
            <text:p>0</text:p>
          </table:table-cell>
          <table:table-cell table:formula="of:=IF([StudentsPerformance.B167] = &quot;group A&quot;; 0; IF([StudentsPerformance.B167] = &quot;group B&quot;; 1; IF([StudentsPerformance.B167] = &quot;group C&quot;; 2; IF([StudentsPerformance.B167] = &quot;group D&quot;; 3; 4))))" office:value-type="float" office:value="2" calcext:value-type="float">
            <text:p>2</text:p>
          </table:table-cell>
          <table:table-cell table:formula="of:=IF([StudentsPerformance.C167] = &quot;some high school&quot;; 0; IF([StudentsPerformance.C167] = &quot;high school&quot;; 1; IF([StudentsPerformance.C167] = &quot;some college&quot;; 2; IF([StudentsPerformance.C167] = &quot;associate's degree&quot;; 3; IF([StudentsPerformance.C167] = &quot;bachelor's degree&quot;; 4; 5)))))" office:value-type="float" office:value="4" calcext:value-type="float">
            <text:p>4</text:p>
          </table:table-cell>
          <table:table-cell table:formula="of:=IF([StudentsPerformance.D167] = &quot;standard&quot;; 1; 0)" office:value-type="float" office:value="1" calcext:value-type="float">
            <text:p>1</text:p>
          </table:table-cell>
          <table:table-cell table:formula="of:=IF([StudentsPerformance.E167] = &quot;completed&quot;; 1; 0)" office:value-type="float" office:value="1" calcext:value-type="float">
            <text:p>1</text:p>
          </table:table-cell>
          <table:table-cell table:formula="of:=([StudentsPerformance.F167] - [StudentsPerformance.$J$2])/[StudentsPerformance.$K$2]" office:value-type="float" office:value="1.97262032585792" calcext:value-type="float">
            <text:p>1.97262032585792</text:p>
          </table:table-cell>
          <table:table-cell table:formula="of:=([StudentsPerformance.G167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167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168] = &quot;male&quot;; 1; 0)" office:value-type="float" office:value="1" calcext:value-type="float">
            <text:p>1</text:p>
          </table:table-cell>
          <table:table-cell table:formula="of:=IF([StudentsPerformance.B168] = &quot;group A&quot;; 0; IF([StudentsPerformance.B168] = &quot;group B&quot;; 1; IF([StudentsPerformance.B168] = &quot;group C&quot;; 2; IF([StudentsPerformance.B168] = &quot;group D&quot;; 3; 4))))" office:value-type="float" office:value="2" calcext:value-type="float">
            <text:p>2</text:p>
          </table:table-cell>
          <table:table-cell table:formula="of:=IF([StudentsPerformance.C168] = &quot;some high school&quot;; 0; IF([StudentsPerformance.C168] = &quot;high school&quot;; 1; IF([StudentsPerformance.C168] = &quot;some college&quot;; 2; IF([StudentsPerformance.C168] = &quot;associate's degree&quot;; 3; IF([StudentsPerformance.C168] = &quot;bachelor's degree&quot;; 4; 5)))))" office:value-type="float" office:value="1" calcext:value-type="float">
            <text:p>1</text:p>
          </table:table-cell>
          <table:table-cell table:formula="of:=IF([StudentsPerformance.D168] = &quot;standard&quot;; 1; 0)" office:value-type="float" office:value="0" calcext:value-type="float">
            <text:p>0</text:p>
          </table:table-cell>
          <table:table-cell table:formula="of:=IF([StudentsPerformance.E168] = &quot;completed&quot;; 1; 0)" office:value-type="float" office:value="1" calcext:value-type="float">
            <text:p>1</text:p>
          </table:table-cell>
          <table:table-cell table:formula="of:=([StudentsPerformance.F168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168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168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169] = &quot;male&quot;; 1; 0)" office:value-type="float" office:value="0" calcext:value-type="float">
            <text:p>0</text:p>
          </table:table-cell>
          <table:table-cell table:formula="of:=IF([StudentsPerformance.B169] = &quot;group A&quot;; 0; IF([StudentsPerformance.B169] = &quot;group B&quot;; 1; IF([StudentsPerformance.B169] = &quot;group C&quot;; 2; IF([StudentsPerformance.B169] = &quot;group D&quot;; 3; 4))))" office:value-type="float" office:value="1" calcext:value-type="float">
            <text:p>1</text:p>
          </table:table-cell>
          <table:table-cell table:formula="of:=IF([StudentsPerformance.C169] = &quot;some high school&quot;; 0; IF([StudentsPerformance.C169] = &quot;high school&quot;; 1; IF([StudentsPerformance.C169] = &quot;some college&quot;; 2; IF([StudentsPerformance.C169] = &quot;associate's degree&quot;; 3; IF([StudentsPerformance.C169] = &quot;bachelor's degree&quot;; 4; 5)))))" office:value-type="float" office:value="5" calcext:value-type="float">
            <text:p>5</text:p>
          </table:table-cell>
          <table:table-cell table:formula="of:=IF([StudentsPerformance.D169] = &quot;standard&quot;; 1; 0)" office:value-type="float" office:value="0" calcext:value-type="float">
            <text:p>0</text:p>
          </table:table-cell>
          <table:table-cell table:formula="of:=IF([StudentsPerformance.E169] = &quot;completed&quot;; 1; 0)" office:value-type="float" office:value="1" calcext:value-type="float">
            <text:p>1</text:p>
          </table:table-cell>
          <table:table-cell table:formula="of:=([StudentsPerformance.F169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169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169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170] = &quot;male&quot;; 1; 0)" office:value-type="float" office:value="0" calcext:value-type="float">
            <text:p>0</text:p>
          </table:table-cell>
          <table:table-cell table:formula="of:=IF([StudentsPerformance.B170] = &quot;group A&quot;; 0; IF([StudentsPerformance.B170] = &quot;group B&quot;; 1; IF([StudentsPerformance.B170] = &quot;group C&quot;; 2; IF([StudentsPerformance.B170] = &quot;group D&quot;; 3; 4))))" office:value-type="float" office:value="1" calcext:value-type="float">
            <text:p>1</text:p>
          </table:table-cell>
          <table:table-cell table:formula="of:=IF([StudentsPerformance.C170] = &quot;some high school&quot;; 0; IF([StudentsPerformance.C170] = &quot;high school&quot;; 1; IF([StudentsPerformance.C170] = &quot;some college&quot;; 2; IF([StudentsPerformance.C170] = &quot;associate's degree&quot;; 3; IF([StudentsPerformance.C170] = &quot;bachelor's degree&quot;; 4; 5)))))" office:value-type="float" office:value="1" calcext:value-type="float">
            <text:p>1</text:p>
          </table:table-cell>
          <table:table-cell table:formula="of:=IF([StudentsPerformance.D170] = &quot;standard&quot;; 1; 0)" office:value-type="float" office:value="1" calcext:value-type="float">
            <text:p>1</text:p>
          </table:table-cell>
          <table:table-cell table:formula="of:=IF([StudentsPerformance.E170] = &quot;completed&quot;; 1; 0)" office:value-type="float" office:value="1" calcext:value-type="float">
            <text:p>1</text:p>
          </table:table-cell>
          <table:table-cell table:formula="of:=([StudentsPerformance.F170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170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170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171] = &quot;male&quot;; 1; 0)" office:value-type="float" office:value="0" calcext:value-type="float">
            <text:p>0</text:p>
          </table:table-cell>
          <table:table-cell table:formula="of:=IF([StudentsPerformance.B171] = &quot;group A&quot;; 0; IF([StudentsPerformance.B171] = &quot;group B&quot;; 1; IF([StudentsPerformance.B171] = &quot;group C&quot;; 2; IF([StudentsPerformance.B171] = &quot;group D&quot;; 3; 4))))" office:value-type="float" office:value="2" calcext:value-type="float">
            <text:p>2</text:p>
          </table:table-cell>
          <table:table-cell table:formula="of:=IF([StudentsPerformance.C171] = &quot;some high school&quot;; 0; IF([StudentsPerformance.C171] = &quot;high school&quot;; 1; IF([StudentsPerformance.C171] = &quot;some college&quot;; 2; IF([StudentsPerformance.C171] = &quot;associate's degree&quot;; 3; IF([StudentsPerformance.C171] = &quot;bachelor's degree&quot;; 4; 5)))))" office:value-type="float" office:value="2" calcext:value-type="float">
            <text:p>2</text:p>
          </table:table-cell>
          <table:table-cell table:formula="of:=IF([StudentsPerformance.D171] = &quot;standard&quot;; 1; 0)" office:value-type="float" office:value="0" calcext:value-type="float">
            <text:p>0</text:p>
          </table:table-cell>
          <table:table-cell table:formula="of:=IF([StudentsPerformance.E171] = &quot;completed&quot;; 1; 0)" office:value-type="float" office:value="1" calcext:value-type="float">
            <text:p>1</text:p>
          </table:table-cell>
          <table:table-cell table:formula="of:=([StudentsPerformance.F171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171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171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172] = &quot;male&quot;; 1; 0)" office:value-type="float" office:value="1" calcext:value-type="float">
            <text:p>1</text:p>
          </table:table-cell>
          <table:table-cell table:formula="of:=IF([StudentsPerformance.B172] = &quot;group A&quot;; 0; IF([StudentsPerformance.B172] = &quot;group B&quot;; 1; IF([StudentsPerformance.B172] = &quot;group C&quot;; 2; IF([StudentsPerformance.B172] = &quot;group D&quot;; 3; 4))))" office:value-type="float" office:value="0" calcext:value-type="float">
            <text:p>0</text:p>
          </table:table-cell>
          <table:table-cell table:formula="of:=IF([StudentsPerformance.C172] = &quot;some high school&quot;; 0; IF([StudentsPerformance.C172] = &quot;high school&quot;; 1; IF([StudentsPerformance.C172] = &quot;some college&quot;; 2; IF([StudentsPerformance.C172] = &quot;associate's degree&quot;; 3; IF([StudentsPerformance.C172] = &quot;bachelor's degree&quot;; 4; 5)))))" office:value-type="float" office:value="1" calcext:value-type="float">
            <text:p>1</text:p>
          </table:table-cell>
          <table:table-cell table:formula="of:=IF([StudentsPerformance.D172] = &quot;standard&quot;; 1; 0)" office:value-type="float" office:value="1" calcext:value-type="float">
            <text:p>1</text:p>
          </table:table-cell>
          <table:table-cell table:formula="of:=IF([StudentsPerformance.E172] = &quot;completed&quot;; 1; 0)" office:value-type="float" office:value="1" calcext:value-type="float">
            <text:p>1</text:p>
          </table:table-cell>
          <table:table-cell table:formula="of:=([StudentsPerformance.F172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172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172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173] = &quot;male&quot;; 1; 0)" office:value-type="float" office:value="1" calcext:value-type="float">
            <text:p>1</text:p>
          </table:table-cell>
          <table:table-cell table:formula="of:=IF([StudentsPerformance.B173] = &quot;group A&quot;; 0; IF([StudentsPerformance.B173] = &quot;group B&quot;; 1; IF([StudentsPerformance.B173] = &quot;group C&quot;; 2; IF([StudentsPerformance.B173] = &quot;group D&quot;; 3; 4))))" office:value-type="float" office:value="4" calcext:value-type="float">
            <text:p>4</text:p>
          </table:table-cell>
          <table:table-cell table:formula="of:=IF([StudentsPerformance.C173] = &quot;some high school&quot;; 0; IF([StudentsPerformance.C173] = &quot;high school&quot;; 1; IF([StudentsPerformance.C173] = &quot;some college&quot;; 2; IF([StudentsPerformance.C173] = &quot;associate's degree&quot;; 3; IF([StudentsPerformance.C173] = &quot;bachelor's degree&quot;; 4; 5)))))" office:value-type="float" office:value="0" calcext:value-type="float">
            <text:p>0</text:p>
          </table:table-cell>
          <table:table-cell table:formula="of:=IF([StudentsPerformance.D173] = &quot;standard&quot;; 1; 0)" office:value-type="float" office:value="1" calcext:value-type="float">
            <text:p>1</text:p>
          </table:table-cell>
          <table:table-cell table:formula="of:=IF([StudentsPerformance.E173] = &quot;completed&quot;; 1; 0)" office:value-type="float" office:value="0" calcext:value-type="float">
            <text:p>0</text:p>
          </table:table-cell>
          <table:table-cell table:formula="of:=([StudentsPerformance.F173] - [StudentsPerformance.$J$2])/[StudentsPerformance.$K$2]" office:value-type="float" office:value="1.84072100280902" calcext:value-type="float">
            <text:p>1.84072100280902</text:p>
          </table:table-cell>
          <table:table-cell table:formula="of:=([StudentsPerformance.G173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173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174] = &quot;male&quot;; 1; 0)" office:value-type="float" office:value="0" calcext:value-type="float">
            <text:p>0</text:p>
          </table:table-cell>
          <table:table-cell table:formula="of:=IF([StudentsPerformance.B174] = &quot;group A&quot;; 0; IF([StudentsPerformance.B174] = &quot;group B&quot;; 1; IF([StudentsPerformance.B174] = &quot;group C&quot;; 2; IF([StudentsPerformance.B174] = &quot;group D&quot;; 3; 4))))" office:value-type="float" office:value="3" calcext:value-type="float">
            <text:p>3</text:p>
          </table:table-cell>
          <table:table-cell table:formula="of:=IF([StudentsPerformance.C174] = &quot;some high school&quot;; 0; IF([StudentsPerformance.C174] = &quot;high school&quot;; 1; IF([StudentsPerformance.C174] = &quot;some college&quot;; 2; IF([StudentsPerformance.C174] = &quot;associate's degree&quot;; 3; IF([StudentsPerformance.C174] = &quot;bachelor's degree&quot;; 4; 5)))))" office:value-type="float" office:value="2" calcext:value-type="float">
            <text:p>2</text:p>
          </table:table-cell>
          <table:table-cell table:formula="of:=IF([StudentsPerformance.D174] = &quot;standard&quot;; 1; 0)" office:value-type="float" office:value="1" calcext:value-type="float">
            <text:p>1</text:p>
          </table:table-cell>
          <table:table-cell table:formula="of:=IF([StudentsPerformance.E174] = &quot;completed&quot;; 1; 0)" office:value-type="float" office:value="0" calcext:value-type="float">
            <text:p>0</text:p>
          </table:table-cell>
          <table:table-cell table:formula="of:=([StudentsPerformance.F174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174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174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175] = &quot;male&quot;; 1; 0)" office:value-type="float" office:value="0" calcext:value-type="float">
            <text:p>0</text:p>
          </table:table-cell>
          <table:table-cell table:formula="of:=IF([StudentsPerformance.B175] = &quot;group A&quot;; 0; IF([StudentsPerformance.B175] = &quot;group B&quot;; 1; IF([StudentsPerformance.B175] = &quot;group C&quot;; 2; IF([StudentsPerformance.B175] = &quot;group D&quot;; 3; 4))))" office:value-type="float" office:value="2" calcext:value-type="float">
            <text:p>2</text:p>
          </table:table-cell>
          <table:table-cell table:formula="of:=IF([StudentsPerformance.C175] = &quot;some high school&quot;; 0; IF([StudentsPerformance.C175] = &quot;high school&quot;; 1; IF([StudentsPerformance.C175] = &quot;some college&quot;; 2; IF([StudentsPerformance.C175] = &quot;associate's degree&quot;; 3; IF([StudentsPerformance.C175] = &quot;bachelor's degree&quot;; 4; 5)))))" office:value-type="float" office:value="3" calcext:value-type="float">
            <text:p>3</text:p>
          </table:table-cell>
          <table:table-cell table:formula="of:=IF([StudentsPerformance.D175] = &quot;standard&quot;; 1; 0)" office:value-type="float" office:value="1" calcext:value-type="float">
            <text:p>1</text:p>
          </table:table-cell>
          <table:table-cell table:formula="of:=IF([StudentsPerformance.E175] = &quot;completed&quot;; 1; 0)" office:value-type="float" office:value="0" calcext:value-type="float">
            <text:p>0</text:p>
          </table:table-cell>
          <table:table-cell table:formula="of:=([StudentsPerformance.F175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175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75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176] = &quot;male&quot;; 1; 0)" office:value-type="float" office:value="0" calcext:value-type="float">
            <text:p>0</text:p>
          </table:table-cell>
          <table:table-cell table:formula="of:=IF([StudentsPerformance.B176] = &quot;group A&quot;; 0; IF([StudentsPerformance.B176] = &quot;group B&quot;; 1; IF([StudentsPerformance.B176] = &quot;group C&quot;; 2; IF([StudentsPerformance.B176] = &quot;group D&quot;; 3; 4))))" office:value-type="float" office:value="2" calcext:value-type="float">
            <text:p>2</text:p>
          </table:table-cell>
          <table:table-cell table:formula="of:=IF([StudentsPerformance.C176] = &quot;some high school&quot;; 0; IF([StudentsPerformance.C176] = &quot;high school&quot;; 1; IF([StudentsPerformance.C176] = &quot;some college&quot;; 2; IF([StudentsPerformance.C176] = &quot;associate's degree&quot;; 3; IF([StudentsPerformance.C176] = &quot;bachelor's degree&quot;; 4; 5)))))" office:value-type="float" office:value="4" calcext:value-type="float">
            <text:p>4</text:p>
          </table:table-cell>
          <table:table-cell table:formula="of:=IF([StudentsPerformance.D176] = &quot;standard&quot;; 1; 0)" office:value-type="float" office:value="0" calcext:value-type="float">
            <text:p>0</text:p>
          </table:table-cell>
          <table:table-cell table:formula="of:=IF([StudentsPerformance.E176] = &quot;completed&quot;; 1; 0)" office:value-type="float" office:value="1" calcext:value-type="float">
            <text:p>1</text:p>
          </table:table-cell>
          <table:table-cell table:formula="of:=([StudentsPerformance.F176] - [StudentsPerformance.$J$2])/[StudentsPerformance.$K$2]" office:value-type="float" office:value="-1.5227117349381" calcext:value-type="float">
            <text:p>-1.5227117349381</text:p>
          </table:table-cell>
          <table:table-cell table:formula="of:=([StudentsPerformance.G176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176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177] = &quot;male&quot;; 1; 0)" office:value-type="float" office:value="0" calcext:value-type="float">
            <text:p>0</text:p>
          </table:table-cell>
          <table:table-cell table:formula="of:=IF([StudentsPerformance.B177] = &quot;group A&quot;; 0; IF([StudentsPerformance.B177] = &quot;group B&quot;; 1; IF([StudentsPerformance.B177] = &quot;group C&quot;; 2; IF([StudentsPerformance.B177] = &quot;group D&quot;; 3; 4))))" office:value-type="float" office:value="2" calcext:value-type="float">
            <text:p>2</text:p>
          </table:table-cell>
          <table:table-cell table:formula="of:=IF([StudentsPerformance.C177] = &quot;some high school&quot;; 0; IF([StudentsPerformance.C177] = &quot;high school&quot;; 1; IF([StudentsPerformance.C177] = &quot;some college&quot;; 2; IF([StudentsPerformance.C177] = &quot;associate's degree&quot;; 3; IF([StudentsPerformance.C177] = &quot;bachelor's degree&quot;; 4; 5)))))" office:value-type="float" office:value="5" calcext:value-type="float">
            <text:p>5</text:p>
          </table:table-cell>
          <table:table-cell table:formula="of:=IF([StudentsPerformance.D177] = &quot;standard&quot;; 1; 0)" office:value-type="float" office:value="1" calcext:value-type="float">
            <text:p>1</text:p>
          </table:table-cell>
          <table:table-cell table:formula="of:=IF([StudentsPerformance.E177] = &quot;completed&quot;; 1; 0)" office:value-type="float" office:value="1" calcext:value-type="float">
            <text:p>1</text:p>
          </table:table-cell>
          <table:table-cell table:formula="of:=([StudentsPerformance.F177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177] - [StudentsPerformance.$M$2])/[StudentsPerformance.$N$2]" office:value-type="float" office:value="1.49525431541064" calcext:value-type="float">
            <text:p>1.49525431541064</text:p>
          </table:table-cell>
          <table:table-cell table:formula="of:=([StudentsPerformance.H177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178] = &quot;male&quot;; 1; 0)" office:value-type="float" office:value="0" calcext:value-type="float">
            <text:p>0</text:p>
          </table:table-cell>
          <table:table-cell table:formula="of:=IF([StudentsPerformance.B178] = &quot;group A&quot;; 0; IF([StudentsPerformance.B178] = &quot;group B&quot;; 1; IF([StudentsPerformance.B178] = &quot;group C&quot;; 2; IF([StudentsPerformance.B178] = &quot;group D&quot;; 3; 4))))" office:value-type="float" office:value="1" calcext:value-type="float">
            <text:p>1</text:p>
          </table:table-cell>
          <table:table-cell table:formula="of:=IF([StudentsPerformance.C178] = &quot;some high school&quot;; 0; IF([StudentsPerformance.C178] = &quot;high school&quot;; 1; IF([StudentsPerformance.C178] = &quot;some college&quot;; 2; IF([StudentsPerformance.C178] = &quot;associate's degree&quot;; 3; IF([StudentsPerformance.C178] = &quot;bachelor's degree&quot;; 4; 5)))))" office:value-type="float" office:value="1" calcext:value-type="float">
            <text:p>1</text:p>
          </table:table-cell>
          <table:table-cell table:formula="of:=IF([StudentsPerformance.D178] = &quot;standard&quot;; 1; 0)" office:value-type="float" office:value="0" calcext:value-type="float">
            <text:p>0</text:p>
          </table:table-cell>
          <table:table-cell table:formula="of:=IF([StudentsPerformance.E178] = &quot;completed&quot;; 1; 0)" office:value-type="float" office:value="1" calcext:value-type="float">
            <text:p>1</text:p>
          </table:table-cell>
          <table:table-cell table:formula="of:=([StudentsPerformance.F178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178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178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179] = &quot;male&quot;; 1; 0)" office:value-type="float" office:value="0" calcext:value-type="float">
            <text:p>0</text:p>
          </table:table-cell>
          <table:table-cell table:formula="of:=IF([StudentsPerformance.B179] = &quot;group A&quot;; 0; IF([StudentsPerformance.B179] = &quot;group B&quot;; 1; IF([StudentsPerformance.B179] = &quot;group C&quot;; 2; IF([StudentsPerformance.B179] = &quot;group D&quot;; 3; 4))))" office:value-type="float" office:value="2" calcext:value-type="float">
            <text:p>2</text:p>
          </table:table-cell>
          <table:table-cell table:formula="of:=IF([StudentsPerformance.C179] = &quot;some high school&quot;; 0; IF([StudentsPerformance.C179] = &quot;high school&quot;; 1; IF([StudentsPerformance.C179] = &quot;some college&quot;; 2; IF([StudentsPerformance.C179] = &quot;associate's degree&quot;; 3; IF([StudentsPerformance.C179] = &quot;bachelor's degree&quot;; 4; 5)))))" office:value-type="float" office:value="3" calcext:value-type="float">
            <text:p>3</text:p>
          </table:table-cell>
          <table:table-cell table:formula="of:=IF([StudentsPerformance.D179] = &quot;standard&quot;; 1; 0)" office:value-type="float" office:value="1" calcext:value-type="float">
            <text:p>1</text:p>
          </table:table-cell>
          <table:table-cell table:formula="of:=IF([StudentsPerformance.E179] = &quot;completed&quot;; 1; 0)" office:value-type="float" office:value="1" calcext:value-type="float">
            <text:p>1</text:p>
          </table:table-cell>
          <table:table-cell table:formula="of:=([StudentsPerformance.F179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179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179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180] = &quot;male&quot;; 1; 0)" office:value-type="float" office:value="0" calcext:value-type="float">
            <text:p>0</text:p>
          </table:table-cell>
          <table:table-cell table:formula="of:=IF([StudentsPerformance.B180] = &quot;group A&quot;; 0; IF([StudentsPerformance.B180] = &quot;group B&quot;; 1; IF([StudentsPerformance.B180] = &quot;group C&quot;; 2; IF([StudentsPerformance.B180] = &quot;group D&quot;; 3; 4))))" office:value-type="float" office:value="1" calcext:value-type="float">
            <text:p>1</text:p>
          </table:table-cell>
          <table:table-cell table:formula="of:=IF([StudentsPerformance.C180] = &quot;some high school&quot;; 0; IF([StudentsPerformance.C180] = &quot;high school&quot;; 1; IF([StudentsPerformance.C180] = &quot;some college&quot;; 2; IF([StudentsPerformance.C180] = &quot;associate's degree&quot;; 3; IF([StudentsPerformance.C180] = &quot;bachelor's degree&quot;; 4; 5)))))" office:value-type="float" office:value="5" calcext:value-type="float">
            <text:p>5</text:p>
          </table:table-cell>
          <table:table-cell table:formula="of:=IF([StudentsPerformance.D180] = &quot;standard&quot;; 1; 0)" office:value-type="float" office:value="0" calcext:value-type="float">
            <text:p>0</text:p>
          </table:table-cell>
          <table:table-cell table:formula="of:=IF([StudentsPerformance.E180] = &quot;completed&quot;; 1; 0)" office:value-type="float" office:value="1" calcext:value-type="float">
            <text:p>1</text:p>
          </table:table-cell>
          <table:table-cell table:formula="of:=([StudentsPerformance.F180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180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180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181] = &quot;male&quot;; 1; 0)" office:value-type="float" office:value="0" calcext:value-type="float">
            <text:p>0</text:p>
          </table:table-cell>
          <table:table-cell table:formula="of:=IF([StudentsPerformance.B181] = &quot;group A&quot;; 0; IF([StudentsPerformance.B181] = &quot;group B&quot;; 1; IF([StudentsPerformance.B181] = &quot;group C&quot;; 2; IF([StudentsPerformance.B181] = &quot;group D&quot;; 3; 4))))" office:value-type="float" office:value="3" calcext:value-type="float">
            <text:p>3</text:p>
          </table:table-cell>
          <table:table-cell table:formula="of:=IF([StudentsPerformance.C181] = &quot;some high school&quot;; 0; IF([StudentsPerformance.C181] = &quot;high school&quot;; 1; IF([StudentsPerformance.C181] = &quot;some college&quot;; 2; IF([StudentsPerformance.C181] = &quot;associate's degree&quot;; 3; IF([StudentsPerformance.C181] = &quot;bachelor's degree&quot;; 4; 5)))))" office:value-type="float" office:value="0" calcext:value-type="float">
            <text:p>0</text:p>
          </table:table-cell>
          <table:table-cell table:formula="of:=IF([StudentsPerformance.D181] = &quot;standard&quot;; 1; 0)" office:value-type="float" office:value="1" calcext:value-type="float">
            <text:p>1</text:p>
          </table:table-cell>
          <table:table-cell table:formula="of:=IF([StudentsPerformance.E181] = &quot;completed&quot;; 1; 0)" office:value-type="float" office:value="1" calcext:value-type="float">
            <text:p>1</text:p>
          </table:table-cell>
          <table:table-cell table:formula="of:=([StudentsPerformance.F181] - [StudentsPerformance.$J$2])/[StudentsPerformance.$K$2]" office:value-type="float" office:value="2.03856998738238" calcext:value-type="float">
            <text:p>2.03856998738238</text:p>
          </table:table-cell>
          <table:table-cell table:formula="of:=([StudentsPerformance.G181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181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182] = &quot;male&quot;; 1; 0)" office:value-type="float" office:value="1" calcext:value-type="float">
            <text:p>1</text:p>
          </table:table-cell>
          <table:table-cell table:formula="of:=IF([StudentsPerformance.B182] = &quot;group A&quot;; 0; IF([StudentsPerformance.B182] = &quot;group B&quot;; 1; IF([StudentsPerformance.B182] = &quot;group C&quot;; 2; IF([StudentsPerformance.B182] = &quot;group D&quot;; 3; 4))))" office:value-type="float" office:value="2" calcext:value-type="float">
            <text:p>2</text:p>
          </table:table-cell>
          <table:table-cell table:formula="of:=IF([StudentsPerformance.C182] = &quot;some high school&quot;; 0; IF([StudentsPerformance.C182] = &quot;high school&quot;; 1; IF([StudentsPerformance.C182] = &quot;some college&quot;; 2; IF([StudentsPerformance.C182] = &quot;associate's degree&quot;; 3; IF([StudentsPerformance.C182] = &quot;bachelor's degree&quot;; 4; 5)))))" office:value-type="float" office:value="5" calcext:value-type="float">
            <text:p>5</text:p>
          </table:table-cell>
          <table:table-cell table:formula="of:=IF([StudentsPerformance.D182] = &quot;standard&quot;; 1; 0)" office:value-type="float" office:value="0" calcext:value-type="float">
            <text:p>0</text:p>
          </table:table-cell>
          <table:table-cell table:formula="of:=IF([StudentsPerformance.E182] = &quot;completed&quot;; 1; 0)" office:value-type="float" office:value="1" calcext:value-type="float">
            <text:p>1</text:p>
          </table:table-cell>
          <table:table-cell table:formula="of:=([StudentsPerformance.F182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182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182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183] = &quot;male&quot;; 1; 0)" office:value-type="float" office:value="0" calcext:value-type="float">
            <text:p>0</text:p>
          </table:table-cell>
          <table:table-cell table:formula="of:=IF([StudentsPerformance.B183] = &quot;group A&quot;; 0; IF([StudentsPerformance.B183] = &quot;group B&quot;; 1; IF([StudentsPerformance.B183] = &quot;group C&quot;; 2; IF([StudentsPerformance.B183] = &quot;group D&quot;; 3; 4))))" office:value-type="float" office:value="2" calcext:value-type="float">
            <text:p>2</text:p>
          </table:table-cell>
          <table:table-cell table:formula="of:=IF([StudentsPerformance.C183] = &quot;some high school&quot;; 0; IF([StudentsPerformance.C183] = &quot;high school&quot;; 1; IF([StudentsPerformance.C183] = &quot;some college&quot;; 2; IF([StudentsPerformance.C183] = &quot;associate's degree&quot;; 3; IF([StudentsPerformance.C183] = &quot;bachelor's degree&quot;; 4; 5)))))" office:value-type="float" office:value="2" calcext:value-type="float">
            <text:p>2</text:p>
          </table:table-cell>
          <table:table-cell table:formula="of:=IF([StudentsPerformance.D183] = &quot;standard&quot;; 1; 0)" office:value-type="float" office:value="0" calcext:value-type="float">
            <text:p>0</text:p>
          </table:table-cell>
          <table:table-cell table:formula="of:=IF([StudentsPerformance.E183] = &quot;completed&quot;; 1; 0)" office:value-type="float" office:value="0" calcext:value-type="float">
            <text:p>0</text:p>
          </table:table-cell>
          <table:table-cell table:formula="of:=([StudentsPerformance.F183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183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183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184] = &quot;male&quot;; 1; 0)" office:value-type="float" office:value="0" calcext:value-type="float">
            <text:p>0</text:p>
          </table:table-cell>
          <table:table-cell table:formula="of:=IF([StudentsPerformance.B184] = &quot;group A&quot;; 0; IF([StudentsPerformance.B184] = &quot;group B&quot;; 1; IF([StudentsPerformance.B184] = &quot;group C&quot;; 2; IF([StudentsPerformance.B184] = &quot;group D&quot;; 3; 4))))" office:value-type="float" office:value="4" calcext:value-type="float">
            <text:p>4</text:p>
          </table:table-cell>
          <table:table-cell table:formula="of:=IF([StudentsPerformance.C184] = &quot;some high school&quot;; 0; IF([StudentsPerformance.C184] = &quot;high school&quot;; 1; IF([StudentsPerformance.C184] = &quot;some college&quot;; 2; IF([StudentsPerformance.C184] = &quot;associate's degree&quot;; 3; IF([StudentsPerformance.C184] = &quot;bachelor's degree&quot;; 4; 5)))))" office:value-type="float" office:value="1" calcext:value-type="float">
            <text:p>1</text:p>
          </table:table-cell>
          <table:table-cell table:formula="of:=IF([StudentsPerformance.D184] = &quot;standard&quot;; 1; 0)" office:value-type="float" office:value="1" calcext:value-type="float">
            <text:p>1</text:p>
          </table:table-cell>
          <table:table-cell table:formula="of:=IF([StudentsPerformance.E184] = &quot;completed&quot;; 1; 0)" office:value-type="float" office:value="0" calcext:value-type="float">
            <text:p>0</text:p>
          </table:table-cell>
          <table:table-cell table:formula="of:=([StudentsPerformance.F184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184] - [StudentsPerformance.$M$2])/[StudentsPerformance.$N$2]" office:value-type="float" office:value="-1.3129279452204" calcext:value-type="float">
            <text:p>-1.3129279452204</text:p>
          </table:table-cell>
          <table:table-cell table:formula="of:=([StudentsPerformance.H184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185] = &quot;male&quot;; 1; 0)" office:value-type="float" office:value="0" calcext:value-type="float">
            <text:p>0</text:p>
          </table:table-cell>
          <table:table-cell table:formula="of:=IF([StudentsPerformance.B185] = &quot;group A&quot;; 0; IF([StudentsPerformance.B185] = &quot;group B&quot;; 1; IF([StudentsPerformance.B185] = &quot;group C&quot;; 2; IF([StudentsPerformance.B185] = &quot;group D&quot;; 3; 4))))" office:value-type="float" office:value="3" calcext:value-type="float">
            <text:p>3</text:p>
          </table:table-cell>
          <table:table-cell table:formula="of:=IF([StudentsPerformance.C185] = &quot;some high school&quot;; 0; IF([StudentsPerformance.C185] = &quot;high school&quot;; 1; IF([StudentsPerformance.C185] = &quot;some college&quot;; 2; IF([StudentsPerformance.C185] = &quot;associate's degree&quot;; 3; IF([StudentsPerformance.C185] = &quot;bachelor's degree&quot;; 4; 5)))))" office:value-type="float" office:value="3" calcext:value-type="float">
            <text:p>3</text:p>
          </table:table-cell>
          <table:table-cell table:formula="of:=IF([StudentsPerformance.D185] = &quot;standard&quot;; 1; 0)" office:value-type="float" office:value="1" calcext:value-type="float">
            <text:p>1</text:p>
          </table:table-cell>
          <table:table-cell table:formula="of:=IF([StudentsPerformance.E185] = &quot;completed&quot;; 1; 0)" office:value-type="float" office:value="0" calcext:value-type="float">
            <text:p>0</text:p>
          </table:table-cell>
          <table:table-cell table:formula="of:=([StudentsPerformance.F18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185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185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186] = &quot;male&quot;; 1; 0)" office:value-type="float" office:value="1" calcext:value-type="float">
            <text:p>1</text:p>
          </table:table-cell>
          <table:table-cell table:formula="of:=IF([StudentsPerformance.B186] = &quot;group A&quot;; 0; IF([StudentsPerformance.B186] = &quot;group B&quot;; 1; IF([StudentsPerformance.B186] = &quot;group C&quot;; 2; IF([StudentsPerformance.B186] = &quot;group D&quot;; 3; 4))))" office:value-type="float" office:value="2" calcext:value-type="float">
            <text:p>2</text:p>
          </table:table-cell>
          <table:table-cell table:formula="of:=IF([StudentsPerformance.C186] = &quot;some high school&quot;; 0; IF([StudentsPerformance.C186] = &quot;high school&quot;; 1; IF([StudentsPerformance.C186] = &quot;some college&quot;; 2; IF([StudentsPerformance.C186] = &quot;associate's degree&quot;; 3; IF([StudentsPerformance.C186] = &quot;bachelor's degree&quot;; 4; 5)))))" office:value-type="float" office:value="0" calcext:value-type="float">
            <text:p>0</text:p>
          </table:table-cell>
          <table:table-cell table:formula="of:=IF([StudentsPerformance.D186] = &quot;standard&quot;; 1; 0)" office:value-type="float" office:value="0" calcext:value-type="float">
            <text:p>0</text:p>
          </table:table-cell>
          <table:table-cell table:formula="of:=IF([StudentsPerformance.E186] = &quot;completed&quot;; 1; 0)" office:value-type="float" office:value="1" calcext:value-type="float">
            <text:p>1</text:p>
          </table:table-cell>
          <table:table-cell table:formula="of:=([StudentsPerformance.F186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186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186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187] = &quot;male&quot;; 1; 0)" office:value-type="float" office:value="1" calcext:value-type="float">
            <text:p>1</text:p>
          </table:table-cell>
          <table:table-cell table:formula="of:=IF([StudentsPerformance.B187] = &quot;group A&quot;; 0; IF([StudentsPerformance.B187] = &quot;group B&quot;; 1; IF([StudentsPerformance.B187] = &quot;group C&quot;; 2; IF([StudentsPerformance.B187] = &quot;group D&quot;; 3; 4))))" office:value-type="float" office:value="2" calcext:value-type="float">
            <text:p>2</text:p>
          </table:table-cell>
          <table:table-cell table:formula="of:=IF([StudentsPerformance.C187] = &quot;some high school&quot;; 0; IF([StudentsPerformance.C187] = &quot;high school&quot;; 1; IF([StudentsPerformance.C187] = &quot;some college&quot;; 2; IF([StudentsPerformance.C187] = &quot;associate's degree&quot;; 3; IF([StudentsPerformance.C187] = &quot;bachelor's degree&quot;; 4; 5)))))" office:value-type="float" office:value="3" calcext:value-type="float">
            <text:p>3</text:p>
          </table:table-cell>
          <table:table-cell table:formula="of:=IF([StudentsPerformance.D187] = &quot;standard&quot;; 1; 0)" office:value-type="float" office:value="0" calcext:value-type="float">
            <text:p>0</text:p>
          </table:table-cell>
          <table:table-cell table:formula="of:=IF([StudentsPerformance.E187] = &quot;completed&quot;; 1; 0)" office:value-type="float" office:value="1" calcext:value-type="float">
            <text:p>1</text:p>
          </table:table-cell>
          <table:table-cell table:formula="of:=([StudentsPerformance.F187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187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187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188] = &quot;male&quot;; 1; 0)" office:value-type="float" office:value="1" calcext:value-type="float">
            <text:p>1</text:p>
          </table:table-cell>
          <table:table-cell table:formula="of:=IF([StudentsPerformance.B188] = &quot;group A&quot;; 0; IF([StudentsPerformance.B188] = &quot;group B&quot;; 1; IF([StudentsPerformance.B188] = &quot;group C&quot;; 2; IF([StudentsPerformance.B188] = &quot;group D&quot;; 3; 4))))" office:value-type="float" office:value="4" calcext:value-type="float">
            <text:p>4</text:p>
          </table:table-cell>
          <table:table-cell table:formula="of:=IF([StudentsPerformance.C188] = &quot;some high school&quot;; 0; IF([StudentsPerformance.C188] = &quot;high school&quot;; 1; IF([StudentsPerformance.C188] = &quot;some college&quot;; 2; IF([StudentsPerformance.C188] = &quot;associate's degree&quot;; 3; IF([StudentsPerformance.C188] = &quot;bachelor's degree&quot;; 4; 5)))))" office:value-type="float" office:value="1" calcext:value-type="float">
            <text:p>1</text:p>
          </table:table-cell>
          <table:table-cell table:formula="of:=IF([StudentsPerformance.D188] = &quot;standard&quot;; 1; 0)" office:value-type="float" office:value="1" calcext:value-type="float">
            <text:p>1</text:p>
          </table:table-cell>
          <table:table-cell table:formula="of:=IF([StudentsPerformance.E188] = &quot;completed&quot;; 1; 0)" office:value-type="float" office:value="0" calcext:value-type="float">
            <text:p>0</text:p>
          </table:table-cell>
          <table:table-cell table:formula="of:=([StudentsPerformance.F188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188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188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189] = &quot;male&quot;; 1; 0)" office:value-type="float" office:value="1" calcext:value-type="float">
            <text:p>1</text:p>
          </table:table-cell>
          <table:table-cell table:formula="of:=IF([StudentsPerformance.B189] = &quot;group A&quot;; 0; IF([StudentsPerformance.B189] = &quot;group B&quot;; 1; IF([StudentsPerformance.B189] = &quot;group C&quot;; 2; IF([StudentsPerformance.B189] = &quot;group D&quot;; 3; 4))))" office:value-type="float" office:value="3" calcext:value-type="float">
            <text:p>3</text:p>
          </table:table-cell>
          <table:table-cell table:formula="of:=IF([StudentsPerformance.C189] = &quot;some high school&quot;; 0; IF([StudentsPerformance.C189] = &quot;high school&quot;; 1; IF([StudentsPerformance.C189] = &quot;some college&quot;; 2; IF([StudentsPerformance.C189] = &quot;associate's degree&quot;; 3; IF([StudentsPerformance.C189] = &quot;bachelor's degree&quot;; 4; 5)))))" office:value-type="float" office:value="0" calcext:value-type="float">
            <text:p>0</text:p>
          </table:table-cell>
          <table:table-cell table:formula="of:=IF([StudentsPerformance.D189] = &quot;standard&quot;; 1; 0)" office:value-type="float" office:value="1" calcext:value-type="float">
            <text:p>1</text:p>
          </table:table-cell>
          <table:table-cell table:formula="of:=IF([StudentsPerformance.E189] = &quot;completed&quot;; 1; 0)" office:value-type="float" office:value="1" calcext:value-type="float">
            <text:p>1</text:p>
          </table:table-cell>
          <table:table-cell table:formula="of:=([StudentsPerformance.F189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189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189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190] = &quot;male&quot;; 1; 0)" office:value-type="float" office:value="1" calcext:value-type="float">
            <text:p>1</text:p>
          </table:table-cell>
          <table:table-cell table:formula="of:=IF([StudentsPerformance.B190] = &quot;group A&quot;; 0; IF([StudentsPerformance.B190] = &quot;group B&quot;; 1; IF([StudentsPerformance.B190] = &quot;group C&quot;; 2; IF([StudentsPerformance.B190] = &quot;group D&quot;; 3; 4))))" office:value-type="float" office:value="1" calcext:value-type="float">
            <text:p>1</text:p>
          </table:table-cell>
          <table:table-cell table:formula="of:=IF([StudentsPerformance.C190] = &quot;some high school&quot;; 0; IF([StudentsPerformance.C190] = &quot;high school&quot;; 1; IF([StudentsPerformance.C190] = &quot;some college&quot;; 2; IF([StudentsPerformance.C190] = &quot;associate's degree&quot;; 3; IF([StudentsPerformance.C190] = &quot;bachelor's degree&quot;; 4; 5)))))" office:value-type="float" office:value="0" calcext:value-type="float">
            <text:p>0</text:p>
          </table:table-cell>
          <table:table-cell table:formula="of:=IF([StudentsPerformance.D190] = &quot;standard&quot;; 1; 0)" office:value-type="float" office:value="0" calcext:value-type="float">
            <text:p>0</text:p>
          </table:table-cell>
          <table:table-cell table:formula="of:=IF([StudentsPerformance.E190] = &quot;completed&quot;; 1; 0)" office:value-type="float" office:value="0" calcext:value-type="float">
            <text:p>0</text:p>
          </table:table-cell>
          <table:table-cell table:formula="of:=([StudentsPerformance.F190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190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190] - [StudentsPerformance.$P$2])/[StudentsPerformance.$Q$2]" office:value-type="float" office:value="-1.51714400920666" calcext:value-type="float">
            <text:p>-1.51714400920666</text:p>
          </table:table-cell>
        </table:table-row>
        <table:table-row table:style-name="ro1">
          <table:table-cell table:formula="of:=IF([StudentsPerformance.A191] = &quot;male&quot;; 1; 0)" office:value-type="float" office:value="0" calcext:value-type="float">
            <text:p>0</text:p>
          </table:table-cell>
          <table:table-cell table:formula="of:=IF([StudentsPerformance.B191] = &quot;group A&quot;; 0; IF([StudentsPerformance.B191] = &quot;group B&quot;; 1; IF([StudentsPerformance.B191] = &quot;group C&quot;; 2; IF([StudentsPerformance.B191] = &quot;group D&quot;; 3; 4))))" office:value-type="float" office:value="2" calcext:value-type="float">
            <text:p>2</text:p>
          </table:table-cell>
          <table:table-cell table:formula="of:=IF([StudentsPerformance.C191] = &quot;some high school&quot;; 0; IF([StudentsPerformance.C191] = &quot;high school&quot;; 1; IF([StudentsPerformance.C191] = &quot;some college&quot;; 2; IF([StudentsPerformance.C191] = &quot;associate's degree&quot;; 3; IF([StudentsPerformance.C191] = &quot;bachelor's degree&quot;; 4; 5)))))" office:value-type="float" office:value="4" calcext:value-type="float">
            <text:p>4</text:p>
          </table:table-cell>
          <table:table-cell table:formula="of:=IF([StudentsPerformance.D191] = &quot;standard&quot;; 1; 0)" office:value-type="float" office:value="1" calcext:value-type="float">
            <text:p>1</text:p>
          </table:table-cell>
          <table:table-cell table:formula="of:=IF([StudentsPerformance.E191] = &quot;completed&quot;; 1; 0)" office:value-type="float" office:value="0" calcext:value-type="float">
            <text:p>0</text:p>
          </table:table-cell>
          <table:table-cell table:formula="of:=([StudentsPerformance.F191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191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191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192] = &quot;male&quot;; 1; 0)" office:value-type="float" office:value="0" calcext:value-type="float">
            <text:p>0</text:p>
          </table:table-cell>
          <table:table-cell table:formula="of:=IF([StudentsPerformance.B192] = &quot;group A&quot;; 0; IF([StudentsPerformance.B192] = &quot;group B&quot;; 1; IF([StudentsPerformance.B192] = &quot;group C&quot;; 2; IF([StudentsPerformance.B192] = &quot;group D&quot;; 3; 4))))" office:value-type="float" office:value="4" calcext:value-type="float">
            <text:p>4</text:p>
          </table:table-cell>
          <table:table-cell table:formula="of:=IF([StudentsPerformance.C192] = &quot;some high school&quot;; 0; IF([StudentsPerformance.C192] = &quot;high school&quot;; 1; IF([StudentsPerformance.C192] = &quot;some college&quot;; 2; IF([StudentsPerformance.C192] = &quot;associate's degree&quot;; 3; IF([StudentsPerformance.C192] = &quot;bachelor's degree&quot;; 4; 5)))))" office:value-type="float" office:value="3" calcext:value-type="float">
            <text:p>3</text:p>
          </table:table-cell>
          <table:table-cell table:formula="of:=IF([StudentsPerformance.D192] = &quot;standard&quot;; 1; 0)" office:value-type="float" office:value="1" calcext:value-type="float">
            <text:p>1</text:p>
          </table:table-cell>
          <table:table-cell table:formula="of:=IF([StudentsPerformance.E192] = &quot;completed&quot;; 1; 0)" office:value-type="float" office:value="0" calcext:value-type="float">
            <text:p>0</text:p>
          </table:table-cell>
          <table:table-cell table:formula="of:=([StudentsPerformance.F192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192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192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193] = &quot;male&quot;; 1; 0)" office:value-type="float" office:value="1" calcext:value-type="float">
            <text:p>1</text:p>
          </table:table-cell>
          <table:table-cell table:formula="of:=IF([StudentsPerformance.B193] = &quot;group A&quot;; 0; IF([StudentsPerformance.B193] = &quot;group B&quot;; 1; IF([StudentsPerformance.B193] = &quot;group C&quot;; 2; IF([StudentsPerformance.B193] = &quot;group D&quot;; 3; 4))))" office:value-type="float" office:value="3" calcext:value-type="float">
            <text:p>3</text:p>
          </table:table-cell>
          <table:table-cell table:formula="of:=IF([StudentsPerformance.C193] = &quot;some high school&quot;; 0; IF([StudentsPerformance.C193] = &quot;high school&quot;; 1; IF([StudentsPerformance.C193] = &quot;some college&quot;; 2; IF([StudentsPerformance.C193] = &quot;associate's degree&quot;; 3; IF([StudentsPerformance.C193] = &quot;bachelor's degree&quot;; 4; 5)))))" office:value-type="float" office:value="2" calcext:value-type="float">
            <text:p>2</text:p>
          </table:table-cell>
          <table:table-cell table:formula="of:=IF([StudentsPerformance.D193] = &quot;standard&quot;; 1; 0)" office:value-type="float" office:value="1" calcext:value-type="float">
            <text:p>1</text:p>
          </table:table-cell>
          <table:table-cell table:formula="of:=IF([StudentsPerformance.E193] = &quot;completed&quot;; 1; 0)" office:value-type="float" office:value="1" calcext:value-type="float">
            <text:p>1</text:p>
          </table:table-cell>
          <table:table-cell table:formula="of:=([StudentsPerformance.F193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193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193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194] = &quot;male&quot;; 1; 0)" office:value-type="float" office:value="0" calcext:value-type="float">
            <text:p>0</text:p>
          </table:table-cell>
          <table:table-cell table:formula="of:=IF([StudentsPerformance.B194] = &quot;group A&quot;; 0; IF([StudentsPerformance.B194] = &quot;group B&quot;; 1; IF([StudentsPerformance.B194] = &quot;group C&quot;; 2; IF([StudentsPerformance.B194] = &quot;group D&quot;; 3; 4))))" office:value-type="float" office:value="1" calcext:value-type="float">
            <text:p>1</text:p>
          </table:table-cell>
          <table:table-cell table:formula="of:=IF([StudentsPerformance.C194] = &quot;some high school&quot;; 0; IF([StudentsPerformance.C194] = &quot;high school&quot;; 1; IF([StudentsPerformance.C194] = &quot;some college&quot;; 2; IF([StudentsPerformance.C194] = &quot;associate's degree&quot;; 3; IF([StudentsPerformance.C194] = &quot;bachelor's degree&quot;; 4; 5)))))" office:value-type="float" office:value="0" calcext:value-type="float">
            <text:p>0</text:p>
          </table:table-cell>
          <table:table-cell table:formula="of:=IF([StudentsPerformance.D194] = &quot;standard&quot;; 1; 0)" office:value-type="float" office:value="1" calcext:value-type="float">
            <text:p>1</text:p>
          </table:table-cell>
          <table:table-cell table:formula="of:=IF([StudentsPerformance.E194] = &quot;completed&quot;; 1; 0)" office:value-type="float" office:value="0" calcext:value-type="float">
            <text:p>0</text:p>
          </table:table-cell>
          <table:table-cell table:formula="of:=([StudentsPerformance.F194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194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194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195] = &quot;male&quot;; 1; 0)" office:value-type="float" office:value="1" calcext:value-type="float">
            <text:p>1</text:p>
          </table:table-cell>
          <table:table-cell table:formula="of:=IF([StudentsPerformance.B195] = &quot;group A&quot;; 0; IF([StudentsPerformance.B195] = &quot;group B&quot;; 1; IF([StudentsPerformance.B195] = &quot;group C&quot;; 2; IF([StudentsPerformance.B195] = &quot;group D&quot;; 3; 4))))" office:value-type="float" office:value="3" calcext:value-type="float">
            <text:p>3</text:p>
          </table:table-cell>
          <table:table-cell table:formula="of:=IF([StudentsPerformance.C195] = &quot;some high school&quot;; 0; IF([StudentsPerformance.C195] = &quot;high school&quot;; 1; IF([StudentsPerformance.C195] = &quot;some college&quot;; 2; IF([StudentsPerformance.C195] = &quot;associate's degree&quot;; 3; IF([StudentsPerformance.C195] = &quot;bachelor's degree&quot;; 4; 5)))))" office:value-type="float" office:value="2" calcext:value-type="float">
            <text:p>2</text:p>
          </table:table-cell>
          <table:table-cell table:formula="of:=IF([StudentsPerformance.D195] = &quot;standard&quot;; 1; 0)" office:value-type="float" office:value="1" calcext:value-type="float">
            <text:p>1</text:p>
          </table:table-cell>
          <table:table-cell table:formula="of:=IF([StudentsPerformance.E195] = &quot;completed&quot;; 1; 0)" office:value-type="float" office:value="1" calcext:value-type="float">
            <text:p>1</text:p>
          </table:table-cell>
          <table:table-cell table:formula="of:=([StudentsPerformance.F195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195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195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196] = &quot;male&quot;; 1; 0)" office:value-type="float" office:value="0" calcext:value-type="float">
            <text:p>0</text:p>
          </table:table-cell>
          <table:table-cell table:formula="of:=IF([StudentsPerformance.B196] = &quot;group A&quot;; 0; IF([StudentsPerformance.B196] = &quot;group B&quot;; 1; IF([StudentsPerformance.B196] = &quot;group C&quot;; 2; IF([StudentsPerformance.B196] = &quot;group D&quot;; 3; 4))))" office:value-type="float" office:value="2" calcext:value-type="float">
            <text:p>2</text:p>
          </table:table-cell>
          <table:table-cell table:formula="of:=IF([StudentsPerformance.C196] = &quot;some high school&quot;; 0; IF([StudentsPerformance.C196] = &quot;high school&quot;; 1; IF([StudentsPerformance.C196] = &quot;some college&quot;; 2; IF([StudentsPerformance.C196] = &quot;associate's degree&quot;; 3; IF([StudentsPerformance.C196] = &quot;bachelor's degree&quot;; 4; 5)))))" office:value-type="float" office:value="5" calcext:value-type="float">
            <text:p>5</text:p>
          </table:table-cell>
          <table:table-cell table:formula="of:=IF([StudentsPerformance.D196] = &quot;standard&quot;; 1; 0)" office:value-type="float" office:value="1" calcext:value-type="float">
            <text:p>1</text:p>
          </table:table-cell>
          <table:table-cell table:formula="of:=IF([StudentsPerformance.E196] = &quot;completed&quot;; 1; 0)" office:value-type="float" office:value="1" calcext:value-type="float">
            <text:p>1</text:p>
          </table:table-cell>
          <table:table-cell table:formula="of:=([StudentsPerformance.F196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196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196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197] = &quot;male&quot;; 1; 0)" office:value-type="float" office:value="1" calcext:value-type="float">
            <text:p>1</text:p>
          </table:table-cell>
          <table:table-cell table:formula="of:=IF([StudentsPerformance.B197] = &quot;group A&quot;; 0; IF([StudentsPerformance.B197] = &quot;group B&quot;; 1; IF([StudentsPerformance.B197] = &quot;group C&quot;; 2; IF([StudentsPerformance.B197] = &quot;group D&quot;; 3; 4))))" office:value-type="float" office:value="3" calcext:value-type="float">
            <text:p>3</text:p>
          </table:table-cell>
          <table:table-cell table:formula="of:=IF([StudentsPerformance.C197] = &quot;some high school&quot;; 0; IF([StudentsPerformance.C197] = &quot;high school&quot;; 1; IF([StudentsPerformance.C197] = &quot;some college&quot;; 2; IF([StudentsPerformance.C197] = &quot;associate's degree&quot;; 3; IF([StudentsPerformance.C197] = &quot;bachelor's degree&quot;; 4; 5)))))" office:value-type="float" office:value="3" calcext:value-type="float">
            <text:p>3</text:p>
          </table:table-cell>
          <table:table-cell table:formula="of:=IF([StudentsPerformance.D197] = &quot;standard&quot;; 1; 0)" office:value-type="float" office:value="1" calcext:value-type="float">
            <text:p>1</text:p>
          </table:table-cell>
          <table:table-cell table:formula="of:=IF([StudentsPerformance.E197] = &quot;completed&quot;; 1; 0)" office:value-type="float" office:value="0" calcext:value-type="float">
            <text:p>0</text:p>
          </table:table-cell>
          <table:table-cell table:formula="of:=([StudentsPerformance.F197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197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197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198] = &quot;male&quot;; 1; 0)" office:value-type="float" office:value="1" calcext:value-type="float">
            <text:p>1</text:p>
          </table:table-cell>
          <table:table-cell table:formula="of:=IF([StudentsPerformance.B198] = &quot;group A&quot;; 0; IF([StudentsPerformance.B198] = &quot;group B&quot;; 1; IF([StudentsPerformance.B198] = &quot;group C&quot;; 2; IF([StudentsPerformance.B198] = &quot;group D&quot;; 3; 4))))" office:value-type="float" office:value="2" calcext:value-type="float">
            <text:p>2</text:p>
          </table:table-cell>
          <table:table-cell table:formula="of:=IF([StudentsPerformance.C198] = &quot;some high school&quot;; 0; IF([StudentsPerformance.C198] = &quot;high school&quot;; 1; IF([StudentsPerformance.C198] = &quot;some college&quot;; 2; IF([StudentsPerformance.C198] = &quot;associate's degree&quot;; 3; IF([StudentsPerformance.C198] = &quot;bachelor's degree&quot;; 4; 5)))))" office:value-type="float" office:value="0" calcext:value-type="float">
            <text:p>0</text:p>
          </table:table-cell>
          <table:table-cell table:formula="of:=IF([StudentsPerformance.D198] = &quot;standard&quot;; 1; 0)" office:value-type="float" office:value="0" calcext:value-type="float">
            <text:p>0</text:p>
          </table:table-cell>
          <table:table-cell table:formula="of:=IF([StudentsPerformance.E198] = &quot;completed&quot;; 1; 0)" office:value-type="float" office:value="1" calcext:value-type="float">
            <text:p>1</text:p>
          </table:table-cell>
          <table:table-cell table:formula="of:=([StudentsPerformance.F198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198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198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199] = &quot;male&quot;; 1; 0)" office:value-type="float" office:value="1" calcext:value-type="float">
            <text:p>1</text:p>
          </table:table-cell>
          <table:table-cell table:formula="of:=IF([StudentsPerformance.B199] = &quot;group A&quot;; 0; IF([StudentsPerformance.B199] = &quot;group B&quot;; 1; IF([StudentsPerformance.B199] = &quot;group C&quot;; 2; IF([StudentsPerformance.B199] = &quot;group D&quot;; 3; 4))))" office:value-type="float" office:value="4" calcext:value-type="float">
            <text:p>4</text:p>
          </table:table-cell>
          <table:table-cell table:formula="of:=IF([StudentsPerformance.C199] = &quot;some high school&quot;; 0; IF([StudentsPerformance.C199] = &quot;high school&quot;; 1; IF([StudentsPerformance.C199] = &quot;some college&quot;; 2; IF([StudentsPerformance.C199] = &quot;associate's degree&quot;; 3; IF([StudentsPerformance.C199] = &quot;bachelor's degree&quot;; 4; 5)))))" office:value-type="float" office:value="1" calcext:value-type="float">
            <text:p>1</text:p>
          </table:table-cell>
          <table:table-cell table:formula="of:=IF([StudentsPerformance.D199] = &quot;standard&quot;; 1; 0)" office:value-type="float" office:value="0" calcext:value-type="float">
            <text:p>0</text:p>
          </table:table-cell>
          <table:table-cell table:formula="of:=IF([StudentsPerformance.E199] = &quot;completed&quot;; 1; 0)" office:value-type="float" office:value="0" calcext:value-type="float">
            <text:p>0</text:p>
          </table:table-cell>
          <table:table-cell table:formula="of:=([StudentsPerformance.F199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199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199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200] = &quot;male&quot;; 1; 0)" office:value-type="float" office:value="0" calcext:value-type="float">
            <text:p>0</text:p>
          </table:table-cell>
          <table:table-cell table:formula="of:=IF([StudentsPerformance.B200] = &quot;group A&quot;; 0; IF([StudentsPerformance.B200] = &quot;group B&quot;; 1; IF([StudentsPerformance.B200] = &quot;group C&quot;; 2; IF([StudentsPerformance.B200] = &quot;group D&quot;; 3; 4))))" office:value-type="float" office:value="1" calcext:value-type="float">
            <text:p>1</text:p>
          </table:table-cell>
          <table:table-cell table:formula="of:=IF([StudentsPerformance.C200] = &quot;some high school&quot;; 0; IF([StudentsPerformance.C200] = &quot;high school&quot;; 1; IF([StudentsPerformance.C200] = &quot;some college&quot;; 2; IF([StudentsPerformance.C200] = &quot;associate's degree&quot;; 3; IF([StudentsPerformance.C200] = &quot;bachelor's degree&quot;; 4; 5)))))" office:value-type="float" office:value="2" calcext:value-type="float">
            <text:p>2</text:p>
          </table:table-cell>
          <table:table-cell table:formula="of:=IF([StudentsPerformance.D200] = &quot;standard&quot;; 1; 0)" office:value-type="float" office:value="0" calcext:value-type="float">
            <text:p>0</text:p>
          </table:table-cell>
          <table:table-cell table:formula="of:=IF([StudentsPerformance.E200] = &quot;completed&quot;; 1; 0)" office:value-type="float" office:value="0" calcext:value-type="float">
            <text:p>0</text:p>
          </table:table-cell>
          <table:table-cell table:formula="of:=([StudentsPerformance.F200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200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200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201] = &quot;male&quot;; 1; 0)" office:value-type="float" office:value="0" calcext:value-type="float">
            <text:p>0</text:p>
          </table:table-cell>
          <table:table-cell table:formula="of:=IF([StudentsPerformance.B201] = &quot;group A&quot;; 0; IF([StudentsPerformance.B201] = &quot;group B&quot;; 1; IF([StudentsPerformance.B201] = &quot;group C&quot;; 2; IF([StudentsPerformance.B201] = &quot;group D&quot;; 3; 4))))" office:value-type="float" office:value="1" calcext:value-type="float">
            <text:p>1</text:p>
          </table:table-cell>
          <table:table-cell table:formula="of:=IF([StudentsPerformance.C201] = &quot;some high school&quot;; 0; IF([StudentsPerformance.C201] = &quot;high school&quot;; 1; IF([StudentsPerformance.C201] = &quot;some college&quot;; 2; IF([StudentsPerformance.C201] = &quot;associate's degree&quot;; 3; IF([StudentsPerformance.C201] = &quot;bachelor's degree&quot;; 4; 5)))))" office:value-type="float" office:value="4" calcext:value-type="float">
            <text:p>4</text:p>
          </table:table-cell>
          <table:table-cell table:formula="of:=IF([StudentsPerformance.D201] = &quot;standard&quot;; 1; 0)" office:value-type="float" office:value="0" calcext:value-type="float">
            <text:p>0</text:p>
          </table:table-cell>
          <table:table-cell table:formula="of:=IF([StudentsPerformance.E201] = &quot;completed&quot;; 1; 0)" office:value-type="float" office:value="0" calcext:value-type="float">
            <text:p>0</text:p>
          </table:table-cell>
          <table:table-cell table:formula="of:=([StudentsPerformance.F201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201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201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202] = &quot;male&quot;; 1; 0)" office:value-type="float" office:value="0" calcext:value-type="float">
            <text:p>0</text:p>
          </table:table-cell>
          <table:table-cell table:formula="of:=IF([StudentsPerformance.B202] = &quot;group A&quot;; 0; IF([StudentsPerformance.B202] = &quot;group B&quot;; 1; IF([StudentsPerformance.B202] = &quot;group C&quot;; 2; IF([StudentsPerformance.B202] = &quot;group D&quot;; 3; 4))))" office:value-type="float" office:value="2" calcext:value-type="float">
            <text:p>2</text:p>
          </table:table-cell>
          <table:table-cell table:formula="of:=IF([StudentsPerformance.C202] = &quot;some high school&quot;; 0; IF([StudentsPerformance.C202] = &quot;high school&quot;; 1; IF([StudentsPerformance.C202] = &quot;some college&quot;; 2; IF([StudentsPerformance.C202] = &quot;associate's degree&quot;; 3; IF([StudentsPerformance.C202] = &quot;bachelor's degree&quot;; 4; 5)))))" office:value-type="float" office:value="3" calcext:value-type="float">
            <text:p>3</text:p>
          </table:table-cell>
          <table:table-cell table:formula="of:=IF([StudentsPerformance.D202] = &quot;standard&quot;; 1; 0)" office:value-type="float" office:value="1" calcext:value-type="float">
            <text:p>1</text:p>
          </table:table-cell>
          <table:table-cell table:formula="of:=IF([StudentsPerformance.E202] = &quot;completed&quot;; 1; 0)" office:value-type="float" office:value="1" calcext:value-type="float">
            <text:p>1</text:p>
          </table:table-cell>
          <table:table-cell table:formula="of:=([StudentsPerformance.F202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202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202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203] = &quot;male&quot;; 1; 0)" office:value-type="float" office:value="0" calcext:value-type="float">
            <text:p>0</text:p>
          </table:table-cell>
          <table:table-cell table:formula="of:=IF([StudentsPerformance.B203] = &quot;group A&quot;; 0; IF([StudentsPerformance.B203] = &quot;group B&quot;; 1; IF([StudentsPerformance.B203] = &quot;group C&quot;; 2; IF([StudentsPerformance.B203] = &quot;group D&quot;; 3; 4))))" office:value-type="float" office:value="3" calcext:value-type="float">
            <text:p>3</text:p>
          </table:table-cell>
          <table:table-cell table:formula="of:=IF([StudentsPerformance.C203] = &quot;some high school&quot;; 0; IF([StudentsPerformance.C203] = &quot;high school&quot;; 1; IF([StudentsPerformance.C203] = &quot;some college&quot;; 2; IF([StudentsPerformance.C203] = &quot;associate's degree&quot;; 3; IF([StudentsPerformance.C203] = &quot;bachelor's degree&quot;; 4; 5)))))" office:value-type="float" office:value="2" calcext:value-type="float">
            <text:p>2</text:p>
          </table:table-cell>
          <table:table-cell table:formula="of:=IF([StudentsPerformance.D203] = &quot;standard&quot;; 1; 0)" office:value-type="float" office:value="0" calcext:value-type="float">
            <text:p>0</text:p>
          </table:table-cell>
          <table:table-cell table:formula="of:=IF([StudentsPerformance.E203] = &quot;completed&quot;; 1; 0)" office:value-type="float" office:value="0" calcext:value-type="float">
            <text:p>0</text:p>
          </table:table-cell>
          <table:table-cell table:formula="of:=([StudentsPerformance.F203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203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203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204] = &quot;male&quot;; 1; 0)" office:value-type="float" office:value="1" calcext:value-type="float">
            <text:p>1</text:p>
          </table:table-cell>
          <table:table-cell table:formula="of:=IF([StudentsPerformance.B204] = &quot;group A&quot;; 0; IF([StudentsPerformance.B204] = &quot;group B&quot;; 1; IF([StudentsPerformance.B204] = &quot;group C&quot;; 2; IF([StudentsPerformance.B204] = &quot;group D&quot;; 3; 4))))" office:value-type="float" office:value="2" calcext:value-type="float">
            <text:p>2</text:p>
          </table:table-cell>
          <table:table-cell table:formula="of:=IF([StudentsPerformance.C204] = &quot;some high school&quot;; 0; IF([StudentsPerformance.C204] = &quot;high school&quot;; 1; IF([StudentsPerformance.C204] = &quot;some college&quot;; 2; IF([StudentsPerformance.C204] = &quot;associate's degree&quot;; 3; IF([StudentsPerformance.C204] = &quot;bachelor's degree&quot;; 4; 5)))))" office:value-type="float" office:value="3" calcext:value-type="float">
            <text:p>3</text:p>
          </table:table-cell>
          <table:table-cell table:formula="of:=IF([StudentsPerformance.D204] = &quot;standard&quot;; 1; 0)" office:value-type="float" office:value="1" calcext:value-type="float">
            <text:p>1</text:p>
          </table:table-cell>
          <table:table-cell table:formula="of:=IF([StudentsPerformance.E204] = &quot;completed&quot;; 1; 0)" office:value-type="float" office:value="0" calcext:value-type="float">
            <text:p>0</text:p>
          </table:table-cell>
          <table:table-cell table:formula="of:=([StudentsPerformance.F204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204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204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205] = &quot;male&quot;; 1; 0)" office:value-type="float" office:value="0" calcext:value-type="float">
            <text:p>0</text:p>
          </table:table-cell>
          <table:table-cell table:formula="of:=IF([StudentsPerformance.B205] = &quot;group A&quot;; 0; IF([StudentsPerformance.B205] = &quot;group B&quot;; 1; IF([StudentsPerformance.B205] = &quot;group C&quot;; 2; IF([StudentsPerformance.B205] = &quot;group D&quot;; 3; 4))))" office:value-type="float" office:value="1" calcext:value-type="float">
            <text:p>1</text:p>
          </table:table-cell>
          <table:table-cell table:formula="of:=IF([StudentsPerformance.C205] = &quot;some high school&quot;; 0; IF([StudentsPerformance.C205] = &quot;high school&quot;; 1; IF([StudentsPerformance.C205] = &quot;some college&quot;; 2; IF([StudentsPerformance.C205] = &quot;associate's degree&quot;; 3; IF([StudentsPerformance.C205] = &quot;bachelor's degree&quot;; 4; 5)))))" office:value-type="float" office:value="3" calcext:value-type="float">
            <text:p>3</text:p>
          </table:table-cell>
          <table:table-cell table:formula="of:=IF([StudentsPerformance.D205] = &quot;standard&quot;; 1; 0)" office:value-type="float" office:value="1" calcext:value-type="float">
            <text:p>1</text:p>
          </table:table-cell>
          <table:table-cell table:formula="of:=IF([StudentsPerformance.E205] = &quot;completed&quot;; 1; 0)" office:value-type="float" office:value="0" calcext:value-type="float">
            <text:p>0</text:p>
          </table:table-cell>
          <table:table-cell table:formula="of:=([StudentsPerformance.F205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205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205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206] = &quot;male&quot;; 1; 0)" office:value-type="float" office:value="1" calcext:value-type="float">
            <text:p>1</text:p>
          </table:table-cell>
          <table:table-cell table:formula="of:=IF([StudentsPerformance.B206] = &quot;group A&quot;; 0; IF([StudentsPerformance.B206] = &quot;group B&quot;; 1; IF([StudentsPerformance.B206] = &quot;group C&quot;; 2; IF([StudentsPerformance.B206] = &quot;group D&quot;; 3; 4))))" office:value-type="float" office:value="2" calcext:value-type="float">
            <text:p>2</text:p>
          </table:table-cell>
          <table:table-cell table:formula="of:=IF([StudentsPerformance.C206] = &quot;some high school&quot;; 0; IF([StudentsPerformance.C206] = &quot;high school&quot;; 1; IF([StudentsPerformance.C206] = &quot;some college&quot;; 2; IF([StudentsPerformance.C206] = &quot;associate's degree&quot;; 3; IF([StudentsPerformance.C206] = &quot;bachelor's degree&quot;; 4; 5)))))" office:value-type="float" office:value="2" calcext:value-type="float">
            <text:p>2</text:p>
          </table:table-cell>
          <table:table-cell table:formula="of:=IF([StudentsPerformance.D206] = &quot;standard&quot;; 1; 0)" office:value-type="float" office:value="1" calcext:value-type="float">
            <text:p>1</text:p>
          </table:table-cell>
          <table:table-cell table:formula="of:=IF([StudentsPerformance.E206] = &quot;completed&quot;; 1; 0)" office:value-type="float" office:value="0" calcext:value-type="float">
            <text:p>0</text:p>
          </table:table-cell>
          <table:table-cell table:formula="of:=([StudentsPerformance.F206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206] - [StudentsPerformance.$M$2])/[StudentsPerformance.$N$2]" office:value-type="float" office:value="-1.92935819755404" calcext:value-type="float">
            <text:p>-1.92935819755404</text:p>
          </table:table-cell>
          <table:table-cell table:formula="of:=([StudentsPerformance.H206] - [StudentsPerformance.$P$2])/[StudentsPerformance.$Q$2]" office:value-type="float" office:value="-1.71456883906785" calcext:value-type="float">
            <text:p>-1.71456883906785</text:p>
          </table:table-cell>
        </table:table-row>
        <table:table-row table:style-name="ro1">
          <table:table-cell table:formula="of:=IF([StudentsPerformance.A207] = &quot;male&quot;; 1; 0)" office:value-type="float" office:value="1" calcext:value-type="float">
            <text:p>1</text:p>
          </table:table-cell>
          <table:table-cell table:formula="of:=IF([StudentsPerformance.B207] = &quot;group A&quot;; 0; IF([StudentsPerformance.B207] = &quot;group B&quot;; 1; IF([StudentsPerformance.B207] = &quot;group C&quot;; 2; IF([StudentsPerformance.B207] = &quot;group D&quot;; 3; 4))))" office:value-type="float" office:value="3" calcext:value-type="float">
            <text:p>3</text:p>
          </table:table-cell>
          <table:table-cell table:formula="of:=IF([StudentsPerformance.C207] = &quot;some high school&quot;; 0; IF([StudentsPerformance.C207] = &quot;high school&quot;; 1; IF([StudentsPerformance.C207] = &quot;some college&quot;; 2; IF([StudentsPerformance.C207] = &quot;associate's degree&quot;; 3; IF([StudentsPerformance.C207] = &quot;bachelor's degree&quot;; 4; 5)))))" office:value-type="float" office:value="0" calcext:value-type="float">
            <text:p>0</text:p>
          </table:table-cell>
          <table:table-cell table:formula="of:=IF([StudentsPerformance.D207] = &quot;standard&quot;; 1; 0)" office:value-type="float" office:value="1" calcext:value-type="float">
            <text:p>1</text:p>
          </table:table-cell>
          <table:table-cell table:formula="of:=IF([StudentsPerformance.E207] = &quot;completed&quot;; 1; 0)" office:value-type="float" office:value="1" calcext:value-type="float">
            <text:p>1</text:p>
          </table:table-cell>
          <table:table-cell table:formula="of:=([StudentsPerformance.F207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207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207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208] = &quot;male&quot;; 1; 0)" office:value-type="float" office:value="1" calcext:value-type="float">
            <text:p>1</text:p>
          </table:table-cell>
          <table:table-cell table:formula="of:=IF([StudentsPerformance.B208] = &quot;group A&quot;; 0; IF([StudentsPerformance.B208] = &quot;group B&quot;; 1; IF([StudentsPerformance.B208] = &quot;group C&quot;; 2; IF([StudentsPerformance.B208] = &quot;group D&quot;; 3; 4))))" office:value-type="float" office:value="4" calcext:value-type="float">
            <text:p>4</text:p>
          </table:table-cell>
          <table:table-cell table:formula="of:=IF([StudentsPerformance.C208] = &quot;some high school&quot;; 0; IF([StudentsPerformance.C208] = &quot;high school&quot;; 1; IF([StudentsPerformance.C208] = &quot;some college&quot;; 2; IF([StudentsPerformance.C208] = &quot;associate's degree&quot;; 3; IF([StudentsPerformance.C208] = &quot;bachelor's degree&quot;; 4; 5)))))" office:value-type="float" office:value="4" calcext:value-type="float">
            <text:p>4</text:p>
          </table:table-cell>
          <table:table-cell table:formula="of:=IF([StudentsPerformance.D208] = &quot;standard&quot;; 1; 0)" office:value-type="float" office:value="1" calcext:value-type="float">
            <text:p>1</text:p>
          </table:table-cell>
          <table:table-cell table:formula="of:=IF([StudentsPerformance.E208] = &quot;completed&quot;; 1; 0)" office:value-type="float" office:value="0" calcext:value-type="float">
            <text:p>0</text:p>
          </table:table-cell>
          <table:table-cell table:formula="of:=([StudentsPerformance.F208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208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208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209] = &quot;male&quot;; 1; 0)" office:value-type="float" office:value="1" calcext:value-type="float">
            <text:p>1</text:p>
          </table:table-cell>
          <table:table-cell table:formula="of:=IF([StudentsPerformance.B209] = &quot;group A&quot;; 0; IF([StudentsPerformance.B209] = &quot;group B&quot;; 1; IF([StudentsPerformance.B209] = &quot;group C&quot;; 2; IF([StudentsPerformance.B209] = &quot;group D&quot;; 3; 4))))" office:value-type="float" office:value="4" calcext:value-type="float">
            <text:p>4</text:p>
          </table:table-cell>
          <table:table-cell table:formula="of:=IF([StudentsPerformance.C209] = &quot;some high school&quot;; 0; IF([StudentsPerformance.C209] = &quot;high school&quot;; 1; IF([StudentsPerformance.C209] = &quot;some college&quot;; 2; IF([StudentsPerformance.C209] = &quot;associate's degree&quot;; 3; IF([StudentsPerformance.C209] = &quot;bachelor's degree&quot;; 4; 5)))))" office:value-type="float" office:value="1" calcext:value-type="float">
            <text:p>1</text:p>
          </table:table-cell>
          <table:table-cell table:formula="of:=IF([StudentsPerformance.D209] = &quot;standard&quot;; 1; 0)" office:value-type="float" office:value="1" calcext:value-type="float">
            <text:p>1</text:p>
          </table:table-cell>
          <table:table-cell table:formula="of:=IF([StudentsPerformance.E209] = &quot;completed&quot;; 1; 0)" office:value-type="float" office:value="1" calcext:value-type="float">
            <text:p>1</text:p>
          </table:table-cell>
          <table:table-cell table:formula="of:=([StudentsPerformance.F209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209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209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210] = &quot;male&quot;; 1; 0)" office:value-type="float" office:value="0" calcext:value-type="float">
            <text:p>0</text:p>
          </table:table-cell>
          <table:table-cell table:formula="of:=IF([StudentsPerformance.B210] = &quot;group A&quot;; 0; IF([StudentsPerformance.B210] = &quot;group B&quot;; 1; IF([StudentsPerformance.B210] = &quot;group C&quot;; 2; IF([StudentsPerformance.B210] = &quot;group D&quot;; 3; 4))))" office:value-type="float" office:value="1" calcext:value-type="float">
            <text:p>1</text:p>
          </table:table-cell>
          <table:table-cell table:formula="of:=IF([StudentsPerformance.C210] = &quot;some high school&quot;; 0; IF([StudentsPerformance.C210] = &quot;high school&quot;; 1; IF([StudentsPerformance.C210] = &quot;some college&quot;; 2; IF([StudentsPerformance.C210] = &quot;associate's degree&quot;; 3; IF([StudentsPerformance.C210] = &quot;bachelor's degree&quot;; 4; 5)))))" office:value-type="float" office:value="2" calcext:value-type="float">
            <text:p>2</text:p>
          </table:table-cell>
          <table:table-cell table:formula="of:=IF([StudentsPerformance.D210] = &quot;standard&quot;; 1; 0)" office:value-type="float" office:value="0" calcext:value-type="float">
            <text:p>0</text:p>
          </table:table-cell>
          <table:table-cell table:formula="of:=IF([StudentsPerformance.E210] = &quot;completed&quot;; 1; 0)" office:value-type="float" office:value="0" calcext:value-type="float">
            <text:p>0</text:p>
          </table:table-cell>
          <table:table-cell table:formula="of:=([StudentsPerformance.F210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210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210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211] = &quot;male&quot;; 1; 0)" office:value-type="float" office:value="0" calcext:value-type="float">
            <text:p>0</text:p>
          </table:table-cell>
          <table:table-cell table:formula="of:=IF([StudentsPerformance.B211] = &quot;group A&quot;; 0; IF([StudentsPerformance.B211] = &quot;group B&quot;; 1; IF([StudentsPerformance.B211] = &quot;group C&quot;; 2; IF([StudentsPerformance.B211] = &quot;group D&quot;; 3; 4))))" office:value-type="float" office:value="1" calcext:value-type="float">
            <text:p>1</text:p>
          </table:table-cell>
          <table:table-cell table:formula="of:=IF([StudentsPerformance.C211] = &quot;some high school&quot;; 0; IF([StudentsPerformance.C211] = &quot;high school&quot;; 1; IF([StudentsPerformance.C211] = &quot;some college&quot;; 2; IF([StudentsPerformance.C211] = &quot;associate's degree&quot;; 3; IF([StudentsPerformance.C211] = &quot;bachelor's degree&quot;; 4; 5)))))" office:value-type="float" office:value="2" calcext:value-type="float">
            <text:p>2</text:p>
          </table:table-cell>
          <table:table-cell table:formula="of:=IF([StudentsPerformance.D211] = &quot;standard&quot;; 1; 0)" office:value-type="float" office:value="0" calcext:value-type="float">
            <text:p>0</text:p>
          </table:table-cell>
          <table:table-cell table:formula="of:=IF([StudentsPerformance.E211] = &quot;completed&quot;; 1; 0)" office:value-type="float" office:value="0" calcext:value-type="float">
            <text:p>0</text:p>
          </table:table-cell>
          <table:table-cell table:formula="of:=([StudentsPerformance.F211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211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211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212] = &quot;male&quot;; 1; 0)" office:value-type="float" office:value="1" calcext:value-type="float">
            <text:p>1</text:p>
          </table:table-cell>
          <table:table-cell table:formula="of:=IF([StudentsPerformance.B212] = &quot;group A&quot;; 0; IF([StudentsPerformance.B212] = &quot;group B&quot;; 1; IF([StudentsPerformance.B212] = &quot;group C&quot;; 2; IF([StudentsPerformance.B212] = &quot;group D&quot;; 3; 4))))" office:value-type="float" office:value="3" calcext:value-type="float">
            <text:p>3</text:p>
          </table:table-cell>
          <table:table-cell table:formula="of:=IF([StudentsPerformance.C212] = &quot;some high school&quot;; 0; IF([StudentsPerformance.C212] = &quot;high school&quot;; 1; IF([StudentsPerformance.C212] = &quot;some college&quot;; 2; IF([StudentsPerformance.C212] = &quot;associate's degree&quot;; 3; IF([StudentsPerformance.C212] = &quot;bachelor's degree&quot;; 4; 5)))))" office:value-type="float" office:value="0" calcext:value-type="float">
            <text:p>0</text:p>
          </table:table-cell>
          <table:table-cell table:formula="of:=IF([StudentsPerformance.D212] = &quot;standard&quot;; 1; 0)" office:value-type="float" office:value="0" calcext:value-type="float">
            <text:p>0</text:p>
          </table:table-cell>
          <table:table-cell table:formula="of:=IF([StudentsPerformance.E212] = &quot;completed&quot;; 1; 0)" office:value-type="float" office:value="1" calcext:value-type="float">
            <text:p>1</text:p>
          </table:table-cell>
          <table:table-cell table:formula="of:=([StudentsPerformance.F212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212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212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213] = &quot;male&quot;; 1; 0)" office:value-type="float" office:value="1" calcext:value-type="float">
            <text:p>1</text:p>
          </table:table-cell>
          <table:table-cell table:formula="of:=IF([StudentsPerformance.B213] = &quot;group A&quot;; 0; IF([StudentsPerformance.B213] = &quot;group B&quot;; 1; IF([StudentsPerformance.B213] = &quot;group C&quot;; 2; IF([StudentsPerformance.B213] = &quot;group D&quot;; 3; 4))))" office:value-type="float" office:value="2" calcext:value-type="float">
            <text:p>2</text:p>
          </table:table-cell>
          <table:table-cell table:formula="of:=IF([StudentsPerformance.C213] = &quot;some high school&quot;; 0; IF([StudentsPerformance.C213] = &quot;high school&quot;; 1; IF([StudentsPerformance.C213] = &quot;some college&quot;; 2; IF([StudentsPerformance.C213] = &quot;associate's degree&quot;; 3; IF([StudentsPerformance.C213] = &quot;bachelor's degree&quot;; 4; 5)))))" office:value-type="float" office:value="2" calcext:value-type="float">
            <text:p>2</text:p>
          </table:table-cell>
          <table:table-cell table:formula="of:=IF([StudentsPerformance.D213] = &quot;standard&quot;; 1; 0)" office:value-type="float" office:value="0" calcext:value-type="float">
            <text:p>0</text:p>
          </table:table-cell>
          <table:table-cell table:formula="of:=IF([StudentsPerformance.E213] = &quot;completed&quot;; 1; 0)" office:value-type="float" office:value="0" calcext:value-type="float">
            <text:p>0</text:p>
          </table:table-cell>
          <table:table-cell table:formula="of:=([StudentsPerformance.F213] - [StudentsPerformance.$J$2])/[StudentsPerformance.$K$2]" office:value-type="float" office:value="-2.05030902713373" calcext:value-type="float">
            <text:p>-2.05030902713373</text:p>
          </table:table-cell>
          <table:table-cell table:formula="of:=([StudentsPerformance.G213] - [StudentsPerformance.$M$2])/[StudentsPerformance.$N$2]" office:value-type="float" office:value="-2.81975745092486" calcext:value-type="float">
            <text:p>-2.81975745092486</text:p>
          </table:table-cell>
          <table:table-cell table:formula="of:=([StudentsPerformance.H213] - [StudentsPerformance.$P$2])/[StudentsPerformance.$Q$2]" office:value-type="float" office:value="-2.70169298837382" calcext:value-type="float">
            <text:p>-2.70169298837382</text:p>
          </table:table-cell>
        </table:table-row>
        <table:table-row table:style-name="ro1">
          <table:table-cell table:formula="of:=IF([StudentsPerformance.A214] = &quot;male&quot;; 1; 0)" office:value-type="float" office:value="0" calcext:value-type="float">
            <text:p>0</text:p>
          </table:table-cell>
          <table:table-cell table:formula="of:=IF([StudentsPerformance.B214] = &quot;group A&quot;; 0; IF([StudentsPerformance.B214] = &quot;group B&quot;; 1; IF([StudentsPerformance.B214] = &quot;group C&quot;; 2; IF([StudentsPerformance.B214] = &quot;group D&quot;; 3; 4))))" office:value-type="float" office:value="2" calcext:value-type="float">
            <text:p>2</text:p>
          </table:table-cell>
          <table:table-cell table:formula="of:=IF([StudentsPerformance.C214] = &quot;some high school&quot;; 0; IF([StudentsPerformance.C214] = &quot;high school&quot;; 1; IF([StudentsPerformance.C214] = &quot;some college&quot;; 2; IF([StudentsPerformance.C214] = &quot;associate's degree&quot;; 3; IF([StudentsPerformance.C214] = &quot;bachelor's degree&quot;; 4; 5)))))" office:value-type="float" office:value="1" calcext:value-type="float">
            <text:p>1</text:p>
          </table:table-cell>
          <table:table-cell table:formula="of:=IF([StudentsPerformance.D214] = &quot;standard&quot;; 1; 0)" office:value-type="float" office:value="0" calcext:value-type="float">
            <text:p>0</text:p>
          </table:table-cell>
          <table:table-cell table:formula="of:=IF([StudentsPerformance.E214] = &quot;completed&quot;; 1; 0)" office:value-type="float" office:value="0" calcext:value-type="float">
            <text:p>0</text:p>
          </table:table-cell>
          <table:table-cell table:formula="of:=([StudentsPerformance.F214] - [StudentsPerformance.$J$2])/[StudentsPerformance.$K$2]" office:value-type="float" office:value="-1.58866139646256" calcext:value-type="float">
            <text:p>-1.58866139646256</text:p>
          </table:table-cell>
          <table:table-cell table:formula="of:=([StudentsPerformance.G214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214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215] = &quot;male&quot;; 1; 0)" office:value-type="float" office:value="1" calcext:value-type="float">
            <text:p>1</text:p>
          </table:table-cell>
          <table:table-cell table:formula="of:=IF([StudentsPerformance.B215] = &quot;group A&quot;; 0; IF([StudentsPerformance.B215] = &quot;group B&quot;; 1; IF([StudentsPerformance.B215] = &quot;group C&quot;; 2; IF([StudentsPerformance.B215] = &quot;group D&quot;; 3; 4))))" office:value-type="float" office:value="2" calcext:value-type="float">
            <text:p>2</text:p>
          </table:table-cell>
          <table:table-cell table:formula="of:=IF([StudentsPerformance.C215] = &quot;some high school&quot;; 0; IF([StudentsPerformance.C215] = &quot;high school&quot;; 1; IF([StudentsPerformance.C215] = &quot;some college&quot;; 2; IF([StudentsPerformance.C215] = &quot;associate's degree&quot;; 3; IF([StudentsPerformance.C215] = &quot;bachelor's degree&quot;; 4; 5)))))" office:value-type="float" office:value="3" calcext:value-type="float">
            <text:p>3</text:p>
          </table:table-cell>
          <table:table-cell table:formula="of:=IF([StudentsPerformance.D215] = &quot;standard&quot;; 1; 0)" office:value-type="float" office:value="0" calcext:value-type="float">
            <text:p>0</text:p>
          </table:table-cell>
          <table:table-cell table:formula="of:=IF([StudentsPerformance.E215] = &quot;completed&quot;; 1; 0)" office:value-type="float" office:value="1" calcext:value-type="float">
            <text:p>1</text:p>
          </table:table-cell>
          <table:table-cell table:formula="of:=([StudentsPerformance.F215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215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215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216] = &quot;male&quot;; 1; 0)" office:value-type="float" office:value="1" calcext:value-type="float">
            <text:p>1</text:p>
          </table:table-cell>
          <table:table-cell table:formula="of:=IF([StudentsPerformance.B216] = &quot;group A&quot;; 0; IF([StudentsPerformance.B216] = &quot;group B&quot;; 1; IF([StudentsPerformance.B216] = &quot;group C&quot;; 2; IF([StudentsPerformance.B216] = &quot;group D&quot;; 3; 4))))" office:value-type="float" office:value="4" calcext:value-type="float">
            <text:p>4</text:p>
          </table:table-cell>
          <table:table-cell table:formula="of:=IF([StudentsPerformance.C216] = &quot;some high school&quot;; 0; IF([StudentsPerformance.C216] = &quot;high school&quot;; 1; IF([StudentsPerformance.C216] = &quot;some college&quot;; 2; IF([StudentsPerformance.C216] = &quot;associate's degree&quot;; 3; IF([StudentsPerformance.C216] = &quot;bachelor's degree&quot;; 4; 5)))))" office:value-type="float" office:value="1" calcext:value-type="float">
            <text:p>1</text:p>
          </table:table-cell>
          <table:table-cell table:formula="of:=IF([StudentsPerformance.D216] = &quot;standard&quot;; 1; 0)" office:value-type="float" office:value="1" calcext:value-type="float">
            <text:p>1</text:p>
          </table:table-cell>
          <table:table-cell table:formula="of:=IF([StudentsPerformance.E216] = &quot;completed&quot;; 1; 0)" office:value-type="float" office:value="1" calcext:value-type="float">
            <text:p>1</text:p>
          </table:table-cell>
          <table:table-cell table:formula="of:=([StudentsPerformance.F216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216] - [StudentsPerformance.$M$2])/[StudentsPerformance.$N$2]" office:value-type="float" office:value="1.49525431541064" calcext:value-type="float">
            <text:p>1.49525431541064</text:p>
          </table:table-cell>
          <table:table-cell table:formula="of:=([StudentsPerformance.H216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217] = &quot;male&quot;; 1; 0)" office:value-type="float" office:value="1" calcext:value-type="float">
            <text:p>1</text:p>
          </table:table-cell>
          <table:table-cell table:formula="of:=IF([StudentsPerformance.B217] = &quot;group A&quot;; 0; IF([StudentsPerformance.B217] = &quot;group B&quot;; 1; IF([StudentsPerformance.B217] = &quot;group C&quot;; 2; IF([StudentsPerformance.B217] = &quot;group D&quot;; 3; 4))))" office:value-type="float" office:value="1" calcext:value-type="float">
            <text:p>1</text:p>
          </table:table-cell>
          <table:table-cell table:formula="of:=IF([StudentsPerformance.C217] = &quot;some high school&quot;; 0; IF([StudentsPerformance.C217] = &quot;high school&quot;; 1; IF([StudentsPerformance.C217] = &quot;some college&quot;; 2; IF([StudentsPerformance.C217] = &quot;associate's degree&quot;; 3; IF([StudentsPerformance.C217] = &quot;bachelor's degree&quot;; 4; 5)))))" office:value-type="float" office:value="0" calcext:value-type="float">
            <text:p>0</text:p>
          </table:table-cell>
          <table:table-cell table:formula="of:=IF([StudentsPerformance.D217] = &quot;standard&quot;; 1; 0)" office:value-type="float" office:value="1" calcext:value-type="float">
            <text:p>1</text:p>
          </table:table-cell>
          <table:table-cell table:formula="of:=IF([StudentsPerformance.E217] = &quot;completed&quot;; 1; 0)" office:value-type="float" office:value="1" calcext:value-type="float">
            <text:p>1</text:p>
          </table:table-cell>
          <table:table-cell table:formula="of:=([StudentsPerformance.F217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217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217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218] = &quot;male&quot;; 1; 0)" office:value-type="float" office:value="0" calcext:value-type="float">
            <text:p>0</text:p>
          </table:table-cell>
          <table:table-cell table:formula="of:=IF([StudentsPerformance.B218] = &quot;group A&quot;; 0; IF([StudentsPerformance.B218] = &quot;group B&quot;; 1; IF([StudentsPerformance.B218] = &quot;group C&quot;; 2; IF([StudentsPerformance.B218] = &quot;group D&quot;; 3; 4))))" office:value-type="float" office:value="4" calcext:value-type="float">
            <text:p>4</text:p>
          </table:table-cell>
          <table:table-cell table:formula="of:=IF([StudentsPerformance.C218] = &quot;some high school&quot;; 0; IF([StudentsPerformance.C218] = &quot;high school&quot;; 1; IF([StudentsPerformance.C218] = &quot;some college&quot;; 2; IF([StudentsPerformance.C218] = &quot;associate's degree&quot;; 3; IF([StudentsPerformance.C218] = &quot;bachelor's degree&quot;; 4; 5)))))" office:value-type="float" office:value="3" calcext:value-type="float">
            <text:p>3</text:p>
          </table:table-cell>
          <table:table-cell table:formula="of:=IF([StudentsPerformance.D218] = &quot;standard&quot;; 1; 0)" office:value-type="float" office:value="0" calcext:value-type="float">
            <text:p>0</text:p>
          </table:table-cell>
          <table:table-cell table:formula="of:=IF([StudentsPerformance.E218] = &quot;completed&quot;; 1; 0)" office:value-type="float" office:value="1" calcext:value-type="float">
            <text:p>1</text:p>
          </table:table-cell>
          <table:table-cell table:formula="of:=([StudentsPerformance.F218] - [StudentsPerformance.$J$2])/[StudentsPerformance.$K$2]" office:value-type="float" office:value="1.11527472604003" calcext:value-type="float">
            <text:p>1.11527472604003</text:p>
          </table:table-cell>
          <table:table-cell table:formula="of:=([StudentsPerformance.G218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218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219] = &quot;male&quot;; 1; 0)" office:value-type="float" office:value="0" calcext:value-type="float">
            <text:p>0</text:p>
          </table:table-cell>
          <table:table-cell table:formula="of:=IF([StudentsPerformance.B219] = &quot;group A&quot;; 0; IF([StudentsPerformance.B219] = &quot;group B&quot;; 1; IF([StudentsPerformance.B219] = &quot;group C&quot;; 2; IF([StudentsPerformance.B219] = &quot;group D&quot;; 3; 4))))" office:value-type="float" office:value="2" calcext:value-type="float">
            <text:p>2</text:p>
          </table:table-cell>
          <table:table-cell table:formula="of:=IF([StudentsPerformance.C219] = &quot;some high school&quot;; 0; IF([StudentsPerformance.C219] = &quot;high school&quot;; 1; IF([StudentsPerformance.C219] = &quot;some college&quot;; 2; IF([StudentsPerformance.C219] = &quot;associate's degree&quot;; 3; IF([StudentsPerformance.C219] = &quot;bachelor's degree&quot;; 4; 5)))))" office:value-type="float" office:value="1" calcext:value-type="float">
            <text:p>1</text:p>
          </table:table-cell>
          <table:table-cell table:formula="of:=IF([StudentsPerformance.D219] = &quot;standard&quot;; 1; 0)" office:value-type="float" office:value="0" calcext:value-type="float">
            <text:p>0</text:p>
          </table:table-cell>
          <table:table-cell table:formula="of:=IF([StudentsPerformance.E219] = &quot;completed&quot;; 1; 0)" office:value-type="float" office:value="0" calcext:value-type="float">
            <text:p>0</text:p>
          </table:table-cell>
          <table:table-cell table:formula="of:=([StudentsPerformance.F219] - [StudentsPerformance.$J$2])/[StudentsPerformance.$K$2]" office:value-type="float" office:value="-2.11625868865818" calcext:value-type="float">
            <text:p>-2.11625868865818</text:p>
          </table:table-cell>
          <table:table-cell table:formula="of:=([StudentsPerformance.G219] - [StudentsPerformance.$M$2])/[StudentsPerformance.$N$2]" office:value-type="float" office:value="-1.86086594729475" calcext:value-type="float">
            <text:p>-1.86086594729475</text:p>
          </table:table-cell>
          <table:table-cell table:formula="of:=([StudentsPerformance.H219] - [StudentsPerformance.$P$2])/[StudentsPerformance.$Q$2]" office:value-type="float" office:value="-1.91199366892904" calcext:value-type="float">
            <text:p>-1.91199366892904</text:p>
          </table:table-cell>
        </table:table-row>
        <table:table-row table:style-name="ro1">
          <table:table-cell table:formula="of:=IF([StudentsPerformance.A220] = &quot;male&quot;; 1; 0)" office:value-type="float" office:value="1" calcext:value-type="float">
            <text:p>1</text:p>
          </table:table-cell>
          <table:table-cell table:formula="of:=IF([StudentsPerformance.B220] = &quot;group A&quot;; 0; IF([StudentsPerformance.B220] = &quot;group B&quot;; 1; IF([StudentsPerformance.B220] = &quot;group C&quot;; 2; IF([StudentsPerformance.B220] = &quot;group D&quot;; 3; 4))))" office:value-type="float" office:value="1" calcext:value-type="float">
            <text:p>1</text:p>
          </table:table-cell>
          <table:table-cell table:formula="of:=IF([StudentsPerformance.C220] = &quot;some high school&quot;; 0; IF([StudentsPerformance.C220] = &quot;high school&quot;; 1; IF([StudentsPerformance.C220] = &quot;some college&quot;; 2; IF([StudentsPerformance.C220] = &quot;associate's degree&quot;; 3; IF([StudentsPerformance.C220] = &quot;bachelor's degree&quot;; 4; 5)))))" office:value-type="float" office:value="1" calcext:value-type="float">
            <text:p>1</text:p>
          </table:table-cell>
          <table:table-cell table:formula="of:=IF([StudentsPerformance.D220] = &quot;standard&quot;; 1; 0)" office:value-type="float" office:value="0" calcext:value-type="float">
            <text:p>0</text:p>
          </table:table-cell>
          <table:table-cell table:formula="of:=IF([StudentsPerformance.E220] = &quot;completed&quot;; 1; 0)" office:value-type="float" office:value="0" calcext:value-type="float">
            <text:p>0</text:p>
          </table:table-cell>
          <table:table-cell table:formula="of:=([StudentsPerformance.F220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220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220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221] = &quot;male&quot;; 1; 0)" office:value-type="float" office:value="1" calcext:value-type="float">
            <text:p>1</text:p>
          </table:table-cell>
          <table:table-cell table:formula="of:=IF([StudentsPerformance.B221] = &quot;group A&quot;; 0; IF([StudentsPerformance.B221] = &quot;group B&quot;; 1; IF([StudentsPerformance.B221] = &quot;group C&quot;; 2; IF([StudentsPerformance.B221] = &quot;group D&quot;; 3; 4))))" office:value-type="float" office:value="1" calcext:value-type="float">
            <text:p>1</text:p>
          </table:table-cell>
          <table:table-cell table:formula="of:=IF([StudentsPerformance.C221] = &quot;some high school&quot;; 0; IF([StudentsPerformance.C221] = &quot;high school&quot;; 1; IF([StudentsPerformance.C221] = &quot;some college&quot;; 2; IF([StudentsPerformance.C221] = &quot;associate's degree&quot;; 3; IF([StudentsPerformance.C221] = &quot;bachelor's degree&quot;; 4; 5)))))" office:value-type="float" office:value="0" calcext:value-type="float">
            <text:p>0</text:p>
          </table:table-cell>
          <table:table-cell table:formula="of:=IF([StudentsPerformance.D221] = &quot;standard&quot;; 1; 0)" office:value-type="float" office:value="1" calcext:value-type="float">
            <text:p>1</text:p>
          </table:table-cell>
          <table:table-cell table:formula="of:=IF([StudentsPerformance.E221] = &quot;completed&quot;; 1; 0)" office:value-type="float" office:value="1" calcext:value-type="float">
            <text:p>1</text:p>
          </table:table-cell>
          <table:table-cell table:formula="of:=([StudentsPerformance.F221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221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221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222] = &quot;male&quot;; 1; 0)" office:value-type="float" office:value="0" calcext:value-type="float">
            <text:p>0</text:p>
          </table:table-cell>
          <table:table-cell table:formula="of:=IF([StudentsPerformance.B222] = &quot;group A&quot;; 0; IF([StudentsPerformance.B222] = &quot;group B&quot;; 1; IF([StudentsPerformance.B222] = &quot;group C&quot;; 2; IF([StudentsPerformance.B222] = &quot;group D&quot;; 3; 4))))" office:value-type="float" office:value="3" calcext:value-type="float">
            <text:p>3</text:p>
          </table:table-cell>
          <table:table-cell table:formula="of:=IF([StudentsPerformance.C222] = &quot;some high school&quot;; 0; IF([StudentsPerformance.C222] = &quot;high school&quot;; 1; IF([StudentsPerformance.C222] = &quot;some college&quot;; 2; IF([StudentsPerformance.C222] = &quot;associate's degree&quot;; 3; IF([StudentsPerformance.C222] = &quot;bachelor's degree&quot;; 4; 5)))))" office:value-type="float" office:value="1" calcext:value-type="float">
            <text:p>1</text:p>
          </table:table-cell>
          <table:table-cell table:formula="of:=IF([StudentsPerformance.D222] = &quot;standard&quot;; 1; 0)" office:value-type="float" office:value="1" calcext:value-type="float">
            <text:p>1</text:p>
          </table:table-cell>
          <table:table-cell table:formula="of:=IF([StudentsPerformance.E222] = &quot;completed&quot;; 1; 0)" office:value-type="float" office:value="1" calcext:value-type="float">
            <text:p>1</text:p>
          </table:table-cell>
          <table:table-cell table:formula="of:=([StudentsPerformance.F222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222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222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223] = &quot;male&quot;; 1; 0)" office:value-type="float" office:value="1" calcext:value-type="float">
            <text:p>1</text:p>
          </table:table-cell>
          <table:table-cell table:formula="of:=IF([StudentsPerformance.B223] = &quot;group A&quot;; 0; IF([StudentsPerformance.B223] = &quot;group B&quot;; 1; IF([StudentsPerformance.B223] = &quot;group C&quot;; 2; IF([StudentsPerformance.B223] = &quot;group D&quot;; 3; 4))))" office:value-type="float" office:value="1" calcext:value-type="float">
            <text:p>1</text:p>
          </table:table-cell>
          <table:table-cell table:formula="of:=IF([StudentsPerformance.C223] = &quot;some high school&quot;; 0; IF([StudentsPerformance.C223] = &quot;high school&quot;; 1; IF([StudentsPerformance.C223] = &quot;some college&quot;; 2; IF([StudentsPerformance.C223] = &quot;associate's degree&quot;; 3; IF([StudentsPerformance.C223] = &quot;bachelor's degree&quot;; 4; 5)))))" office:value-type="float" office:value="3" calcext:value-type="float">
            <text:p>3</text:p>
          </table:table-cell>
          <table:table-cell table:formula="of:=IF([StudentsPerformance.D223] = &quot;standard&quot;; 1; 0)" office:value-type="float" office:value="1" calcext:value-type="float">
            <text:p>1</text:p>
          </table:table-cell>
          <table:table-cell table:formula="of:=IF([StudentsPerformance.E223] = &quot;completed&quot;; 1; 0)" office:value-type="float" office:value="0" calcext:value-type="float">
            <text:p>0</text:p>
          </table:table-cell>
          <table:table-cell table:formula="of:=([StudentsPerformance.F223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223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223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224] = &quot;male&quot;; 1; 0)" office:value-type="float" office:value="0" calcext:value-type="float">
            <text:p>0</text:p>
          </table:table-cell>
          <table:table-cell table:formula="of:=IF([StudentsPerformance.B224] = &quot;group A&quot;; 0; IF([StudentsPerformance.B224] = &quot;group B&quot;; 1; IF([StudentsPerformance.B224] = &quot;group C&quot;; 2; IF([StudentsPerformance.B224] = &quot;group D&quot;; 3; 4))))" office:value-type="float" office:value="2" calcext:value-type="float">
            <text:p>2</text:p>
          </table:table-cell>
          <table:table-cell table:formula="of:=IF([StudentsPerformance.C224] = &quot;some high school&quot;; 0; IF([StudentsPerformance.C224] = &quot;high school&quot;; 1; IF([StudentsPerformance.C224] = &quot;some college&quot;; 2; IF([StudentsPerformance.C224] = &quot;associate's degree&quot;; 3; IF([StudentsPerformance.C224] = &quot;bachelor's degree&quot;; 4; 5)))))" office:value-type="float" office:value="0" calcext:value-type="float">
            <text:p>0</text:p>
          </table:table-cell>
          <table:table-cell table:formula="of:=IF([StudentsPerformance.D224] = &quot;standard&quot;; 1; 0)" office:value-type="float" office:value="0" calcext:value-type="float">
            <text:p>0</text:p>
          </table:table-cell>
          <table:table-cell table:formula="of:=IF([StudentsPerformance.E224] = &quot;completed&quot;; 1; 0)" office:value-type="float" office:value="0" calcext:value-type="float">
            <text:p>0</text:p>
          </table:table-cell>
          <table:table-cell table:formula="of:=([StudentsPerformance.F224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224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224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225] = &quot;male&quot;; 1; 0)" office:value-type="float" office:value="1" calcext:value-type="float">
            <text:p>1</text:p>
          </table:table-cell>
          <table:table-cell table:formula="of:=IF([StudentsPerformance.B225] = &quot;group A&quot;; 0; IF([StudentsPerformance.B225] = &quot;group B&quot;; 1; IF([StudentsPerformance.B225] = &quot;group C&quot;; 2; IF([StudentsPerformance.B225] = &quot;group D&quot;; 3; 4))))" office:value-type="float" office:value="3" calcext:value-type="float">
            <text:p>3</text:p>
          </table:table-cell>
          <table:table-cell table:formula="of:=IF([StudentsPerformance.C225] = &quot;some high school&quot;; 0; IF([StudentsPerformance.C225] = &quot;high school&quot;; 1; IF([StudentsPerformance.C225] = &quot;some college&quot;; 2; IF([StudentsPerformance.C225] = &quot;associate's degree&quot;; 3; IF([StudentsPerformance.C225] = &quot;bachelor's degree&quot;; 4; 5)))))" office:value-type="float" office:value="0" calcext:value-type="float">
            <text:p>0</text:p>
          </table:table-cell>
          <table:table-cell table:formula="of:=IF([StudentsPerformance.D225] = &quot;standard&quot;; 1; 0)" office:value-type="float" office:value="1" calcext:value-type="float">
            <text:p>1</text:p>
          </table:table-cell>
          <table:table-cell table:formula="of:=IF([StudentsPerformance.E225] = &quot;completed&quot;; 1; 0)" office:value-type="float" office:value="0" calcext:value-type="float">
            <text:p>0</text:p>
          </table:table-cell>
          <table:table-cell table:formula="of:=([StudentsPerformance.F225] - [StudentsPerformance.$J$2])/[StudentsPerformance.$K$2]" office:value-type="float" office:value="1.31312371061339" calcext:value-type="float">
            <text:p>1.31312371061339</text:p>
          </table:table-cell>
          <table:table-cell table:formula="of:=([StudentsPerformance.G225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225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226] = &quot;male&quot;; 1; 0)" office:value-type="float" office:value="0" calcext:value-type="float">
            <text:p>0</text:p>
          </table:table-cell>
          <table:table-cell table:formula="of:=IF([StudentsPerformance.B226] = &quot;group A&quot;; 0; IF([StudentsPerformance.B226] = &quot;group B&quot;; 1; IF([StudentsPerformance.B226] = &quot;group C&quot;; 2; IF([StudentsPerformance.B226] = &quot;group D&quot;; 3; 4))))" office:value-type="float" office:value="1" calcext:value-type="float">
            <text:p>1</text:p>
          </table:table-cell>
          <table:table-cell table:formula="of:=IF([StudentsPerformance.C226] = &quot;some high school&quot;; 0; IF([StudentsPerformance.C226] = &quot;high school&quot;; 1; IF([StudentsPerformance.C226] = &quot;some college&quot;; 2; IF([StudentsPerformance.C226] = &quot;associate's degree&quot;; 3; IF([StudentsPerformance.C226] = &quot;bachelor's degree&quot;; 4; 5)))))" office:value-type="float" office:value="3" calcext:value-type="float">
            <text:p>3</text:p>
          </table:table-cell>
          <table:table-cell table:formula="of:=IF([StudentsPerformance.D226] = &quot;standard&quot;; 1; 0)" office:value-type="float" office:value="1" calcext:value-type="float">
            <text:p>1</text:p>
          </table:table-cell>
          <table:table-cell table:formula="of:=IF([StudentsPerformance.E226] = &quot;completed&quot;; 1; 0)" office:value-type="float" office:value="1" calcext:value-type="float">
            <text:p>1</text:p>
          </table:table-cell>
          <table:table-cell table:formula="of:=([StudentsPerformance.F226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226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226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227] = &quot;male&quot;; 1; 0)" office:value-type="float" office:value="0" calcext:value-type="float">
            <text:p>0</text:p>
          </table:table-cell>
          <table:table-cell table:formula="of:=IF([StudentsPerformance.B227] = &quot;group A&quot;; 0; IF([StudentsPerformance.B227] = &quot;group B&quot;; 1; IF([StudentsPerformance.B227] = &quot;group C&quot;; 2; IF([StudentsPerformance.B227] = &quot;group D&quot;; 3; 4))))" office:value-type="float" office:value="4" calcext:value-type="float">
            <text:p>4</text:p>
          </table:table-cell>
          <table:table-cell table:formula="of:=IF([StudentsPerformance.C227] = &quot;some high school&quot;; 0; IF([StudentsPerformance.C227] = &quot;high school&quot;; 1; IF([StudentsPerformance.C227] = &quot;some college&quot;; 2; IF([StudentsPerformance.C227] = &quot;associate's degree&quot;; 3; IF([StudentsPerformance.C227] = &quot;bachelor's degree&quot;; 4; 5)))))" office:value-type="float" office:value="5" calcext:value-type="float">
            <text:p>5</text:p>
          </table:table-cell>
          <table:table-cell table:formula="of:=IF([StudentsPerformance.D227] = &quot;standard&quot;; 1; 0)" office:value-type="float" office:value="0" calcext:value-type="float">
            <text:p>0</text:p>
          </table:table-cell>
          <table:table-cell table:formula="of:=IF([StudentsPerformance.E227] = &quot;completed&quot;; 1; 0)" office:value-type="float" office:value="0" calcext:value-type="float">
            <text:p>0</text:p>
          </table:table-cell>
          <table:table-cell table:formula="of:=([StudentsPerformance.F227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227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227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228] = &quot;male&quot;; 1; 0)" office:value-type="float" office:value="0" calcext:value-type="float">
            <text:p>0</text:p>
          </table:table-cell>
          <table:table-cell table:formula="of:=IF([StudentsPerformance.B228] = &quot;group A&quot;; 0; IF([StudentsPerformance.B228] = &quot;group B&quot;; 1; IF([StudentsPerformance.B228] = &quot;group C&quot;; 2; IF([StudentsPerformance.B228] = &quot;group D&quot;; 3; 4))))" office:value-type="float" office:value="2" calcext:value-type="float">
            <text:p>2</text:p>
          </table:table-cell>
          <table:table-cell table:formula="of:=IF([StudentsPerformance.C228] = &quot;some high school&quot;; 0; IF([StudentsPerformance.C228] = &quot;high school&quot;; 1; IF([StudentsPerformance.C228] = &quot;some college&quot;; 2; IF([StudentsPerformance.C228] = &quot;associate's degree&quot;; 3; IF([StudentsPerformance.C228] = &quot;bachelor's degree&quot;; 4; 5)))))" office:value-type="float" office:value="2" calcext:value-type="float">
            <text:p>2</text:p>
          </table:table-cell>
          <table:table-cell table:formula="of:=IF([StudentsPerformance.D228] = &quot;standard&quot;; 1; 0)" office:value-type="float" office:value="1" calcext:value-type="float">
            <text:p>1</text:p>
          </table:table-cell>
          <table:table-cell table:formula="of:=IF([StudentsPerformance.E228] = &quot;completed&quot;; 1; 0)" office:value-type="float" office:value="0" calcext:value-type="float">
            <text:p>0</text:p>
          </table:table-cell>
          <table:table-cell table:formula="of:=([StudentsPerformance.F228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228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228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229] = &quot;male&quot;; 1; 0)" office:value-type="float" office:value="1" calcext:value-type="float">
            <text:p>1</text:p>
          </table:table-cell>
          <table:table-cell table:formula="of:=IF([StudentsPerformance.B229] = &quot;group A&quot;; 0; IF([StudentsPerformance.B229] = &quot;group B&quot;; 1; IF([StudentsPerformance.B229] = &quot;group C&quot;; 2; IF([StudentsPerformance.B229] = &quot;group D&quot;; 3; 4))))" office:value-type="float" office:value="3" calcext:value-type="float">
            <text:p>3</text:p>
          </table:table-cell>
          <table:table-cell table:formula="of:=IF([StudentsPerformance.C229] = &quot;some high school&quot;; 0; IF([StudentsPerformance.C229] = &quot;high school&quot;; 1; IF([StudentsPerformance.C229] = &quot;some college&quot;; 2; IF([StudentsPerformance.C229] = &quot;associate's degree&quot;; 3; IF([StudentsPerformance.C229] = &quot;bachelor's degree&quot;; 4; 5)))))" office:value-type="float" office:value="1" calcext:value-type="float">
            <text:p>1</text:p>
          </table:table-cell>
          <table:table-cell table:formula="of:=IF([StudentsPerformance.D229] = &quot;standard&quot;; 1; 0)" office:value-type="float" office:value="1" calcext:value-type="float">
            <text:p>1</text:p>
          </table:table-cell>
          <table:table-cell table:formula="of:=IF([StudentsPerformance.E229] = &quot;completed&quot;; 1; 0)" office:value-type="float" office:value="0" calcext:value-type="float">
            <text:p>0</text:p>
          </table:table-cell>
          <table:table-cell table:formula="of:=([StudentsPerformance.F229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229] - [StudentsPerformance.$M$2])/[StudentsPerformance.$N$2]" office:value-type="float" office:value="-1.3129279452204" calcext:value-type="float">
            <text:p>-1.3129279452204</text:p>
          </table:table-cell>
          <table:table-cell table:formula="of:=([StudentsPerformance.H229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230] = &quot;male&quot;; 1; 0)" office:value-type="float" office:value="1" calcext:value-type="float">
            <text:p>1</text:p>
          </table:table-cell>
          <table:table-cell table:formula="of:=IF([StudentsPerformance.B230] = &quot;group A&quot;; 0; IF([StudentsPerformance.B230] = &quot;group B&quot;; 1; IF([StudentsPerformance.B230] = &quot;group C&quot;; 2; IF([StudentsPerformance.B230] = &quot;group D&quot;; 3; 4))))" office:value-type="float" office:value="0" calcext:value-type="float">
            <text:p>0</text:p>
          </table:table-cell>
          <table:table-cell table:formula="of:=IF([StudentsPerformance.C230] = &quot;some high school&quot;; 0; IF([StudentsPerformance.C230] = &quot;high school&quot;; 1; IF([StudentsPerformance.C230] = &quot;some college&quot;; 2; IF([StudentsPerformance.C230] = &quot;associate's degree&quot;; 3; IF([StudentsPerformance.C230] = &quot;bachelor's degree&quot;; 4; 5)))))" office:value-type="float" office:value="0" calcext:value-type="float">
            <text:p>0</text:p>
          </table:table-cell>
          <table:table-cell table:formula="of:=IF([StudentsPerformance.D230] = &quot;standard&quot;; 1; 0)" office:value-type="float" office:value="0" calcext:value-type="float">
            <text:p>0</text:p>
          </table:table-cell>
          <table:table-cell table:formula="of:=IF([StudentsPerformance.E230] = &quot;completed&quot;; 1; 0)" office:value-type="float" office:value="0" calcext:value-type="float">
            <text:p>0</text:p>
          </table:table-cell>
          <table:table-cell table:formula="of:=([StudentsPerformance.F230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230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230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231] = &quot;male&quot;; 1; 0)" office:value-type="float" office:value="0" calcext:value-type="float">
            <text:p>0</text:p>
          </table:table-cell>
          <table:table-cell table:formula="of:=IF([StudentsPerformance.B231] = &quot;group A&quot;; 0; IF([StudentsPerformance.B231] = &quot;group B&quot;; 1; IF([StudentsPerformance.B231] = &quot;group C&quot;; 2; IF([StudentsPerformance.B231] = &quot;group D&quot;; 3; 4))))" office:value-type="float" office:value="2" calcext:value-type="float">
            <text:p>2</text:p>
          </table:table-cell>
          <table:table-cell table:formula="of:=IF([StudentsPerformance.C231] = &quot;some high school&quot;; 0; IF([StudentsPerformance.C231] = &quot;high school&quot;; 1; IF([StudentsPerformance.C231] = &quot;some college&quot;; 2; IF([StudentsPerformance.C231] = &quot;associate's degree&quot;; 3; IF([StudentsPerformance.C231] = &quot;bachelor's degree&quot;; 4; 5)))))" office:value-type="float" office:value="2" calcext:value-type="float">
            <text:p>2</text:p>
          </table:table-cell>
          <table:table-cell table:formula="of:=IF([StudentsPerformance.D231] = &quot;standard&quot;; 1; 0)" office:value-type="float" office:value="1" calcext:value-type="float">
            <text:p>1</text:p>
          </table:table-cell>
          <table:table-cell table:formula="of:=IF([StudentsPerformance.E231] = &quot;completed&quot;; 1; 0)" office:value-type="float" office:value="1" calcext:value-type="float">
            <text:p>1</text:p>
          </table:table-cell>
          <table:table-cell table:formula="of:=([StudentsPerformance.F231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231] - [StudentsPerformance.$M$2])/[StudentsPerformance.$N$2]" office:value-type="float" office:value="1.76922331644781" calcext:value-type="float">
            <text:p>1.76922331644781</text:p>
          </table:table-cell>
          <table:table-cell table:formula="of:=([StudentsPerformance.H231] - [StudentsPerformance.$P$2])/[StudentsPerformance.$Q$2]" office:value-type="float" office:value="1.70746154519285" calcext:value-type="float">
            <text:p>1.70746154519285</text:p>
          </table:table-cell>
        </table:table-row>
        <table:table-row table:style-name="ro1">
          <table:table-cell table:formula="of:=IF([StudentsPerformance.A232] = &quot;male&quot;; 1; 0)" office:value-type="float" office:value="1" calcext:value-type="float">
            <text:p>1</text:p>
          </table:table-cell>
          <table:table-cell table:formula="of:=IF([StudentsPerformance.B232] = &quot;group A&quot;; 0; IF([StudentsPerformance.B232] = &quot;group B&quot;; 1; IF([StudentsPerformance.B232] = &quot;group C&quot;; 2; IF([StudentsPerformance.B232] = &quot;group D&quot;; 3; 4))))" office:value-type="float" office:value="3" calcext:value-type="float">
            <text:p>3</text:p>
          </table:table-cell>
          <table:table-cell table:formula="of:=IF([StudentsPerformance.C232] = &quot;some high school&quot;; 0; IF([StudentsPerformance.C232] = &quot;high school&quot;; 1; IF([StudentsPerformance.C232] = &quot;some college&quot;; 2; IF([StudentsPerformance.C232] = &quot;associate's degree&quot;; 3; IF([StudentsPerformance.C232] = &quot;bachelor's degree&quot;; 4; 5)))))" office:value-type="float" office:value="2" calcext:value-type="float">
            <text:p>2</text:p>
          </table:table-cell>
          <table:table-cell table:formula="of:=IF([StudentsPerformance.D232] = &quot;standard&quot;; 1; 0)" office:value-type="float" office:value="1" calcext:value-type="float">
            <text:p>1</text:p>
          </table:table-cell>
          <table:table-cell table:formula="of:=IF([StudentsPerformance.E232] = &quot;completed&quot;; 1; 0)" office:value-type="float" office:value="0" calcext:value-type="float">
            <text:p>0</text:p>
          </table:table-cell>
          <table:table-cell table:formula="of:=([StudentsPerformance.F232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232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232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233] = &quot;male&quot;; 1; 0)" office:value-type="float" office:value="1" calcext:value-type="float">
            <text:p>1</text:p>
          </table:table-cell>
          <table:table-cell table:formula="of:=IF([StudentsPerformance.B233] = &quot;group A&quot;; 0; IF([StudentsPerformance.B233] = &quot;group B&quot;; 1; IF([StudentsPerformance.B233] = &quot;group C&quot;; 2; IF([StudentsPerformance.B233] = &quot;group D&quot;; 3; 4))))" office:value-type="float" office:value="2" calcext:value-type="float">
            <text:p>2</text:p>
          </table:table-cell>
          <table:table-cell table:formula="of:=IF([StudentsPerformance.C233] = &quot;some high school&quot;; 0; IF([StudentsPerformance.C233] = &quot;high school&quot;; 1; IF([StudentsPerformance.C233] = &quot;some college&quot;; 2; IF([StudentsPerformance.C233] = &quot;associate's degree&quot;; 3; IF([StudentsPerformance.C233] = &quot;bachelor's degree&quot;; 4; 5)))))" office:value-type="float" office:value="3" calcext:value-type="float">
            <text:p>3</text:p>
          </table:table-cell>
          <table:table-cell table:formula="of:=IF([StudentsPerformance.D233] = &quot;standard&quot;; 1; 0)" office:value-type="float" office:value="1" calcext:value-type="float">
            <text:p>1</text:p>
          </table:table-cell>
          <table:table-cell table:formula="of:=IF([StudentsPerformance.E233] = &quot;completed&quot;; 1; 0)" office:value-type="float" office:value="0" calcext:value-type="float">
            <text:p>0</text:p>
          </table:table-cell>
          <table:table-cell table:formula="of:=([StudentsPerformance.F233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233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233] - [StudentsPerformance.$P$2])/[StudentsPerformance.$Q$2]" office:value-type="float" office:value="-1.71456883906785" calcext:value-type="float">
            <text:p>-1.71456883906785</text:p>
          </table:table-cell>
        </table:table-row>
        <table:table-row table:style-name="ro1">
          <table:table-cell table:formula="of:=IF([StudentsPerformance.A234] = &quot;male&quot;; 1; 0)" office:value-type="float" office:value="0" calcext:value-type="float">
            <text:p>0</text:p>
          </table:table-cell>
          <table:table-cell table:formula="of:=IF([StudentsPerformance.B234] = &quot;group A&quot;; 0; IF([StudentsPerformance.B234] = &quot;group B&quot;; 1; IF([StudentsPerformance.B234] = &quot;group C&quot;; 2; IF([StudentsPerformance.B234] = &quot;group D&quot;; 3; 4))))" office:value-type="float" office:value="1" calcext:value-type="float">
            <text:p>1</text:p>
          </table:table-cell>
          <table:table-cell table:formula="of:=IF([StudentsPerformance.C234] = &quot;some high school&quot;; 0; IF([StudentsPerformance.C234] = &quot;high school&quot;; 1; IF([StudentsPerformance.C234] = &quot;some college&quot;; 2; IF([StudentsPerformance.C234] = &quot;associate's degree&quot;; 3; IF([StudentsPerformance.C234] = &quot;bachelor's degree&quot;; 4; 5)))))" office:value-type="float" office:value="4" calcext:value-type="float">
            <text:p>4</text:p>
          </table:table-cell>
          <table:table-cell table:formula="of:=IF([StudentsPerformance.D234] = &quot;standard&quot;; 1; 0)" office:value-type="float" office:value="1" calcext:value-type="float">
            <text:p>1</text:p>
          </table:table-cell>
          <table:table-cell table:formula="of:=IF([StudentsPerformance.E234] = &quot;completed&quot;; 1; 0)" office:value-type="float" office:value="0" calcext:value-type="float">
            <text:p>0</text:p>
          </table:table-cell>
          <table:table-cell table:formula="of:=([StudentsPerformance.F234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234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234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235] = &quot;male&quot;; 1; 0)" office:value-type="float" office:value="1" calcext:value-type="float">
            <text:p>1</text:p>
          </table:table-cell>
          <table:table-cell table:formula="of:=IF([StudentsPerformance.B235] = &quot;group A&quot;; 0; IF([StudentsPerformance.B235] = &quot;group B&quot;; 1; IF([StudentsPerformance.B235] = &quot;group C&quot;; 2; IF([StudentsPerformance.B235] = &quot;group D&quot;; 3; 4))))" office:value-type="float" office:value="4" calcext:value-type="float">
            <text:p>4</text:p>
          </table:table-cell>
          <table:table-cell table:formula="of:=IF([StudentsPerformance.C235] = &quot;some high school&quot;; 0; IF([StudentsPerformance.C235] = &quot;high school&quot;; 1; IF([StudentsPerformance.C235] = &quot;some college&quot;; 2; IF([StudentsPerformance.C235] = &quot;associate's degree&quot;; 3; IF([StudentsPerformance.C235] = &quot;bachelor's degree&quot;; 4; 5)))))" office:value-type="float" office:value="0" calcext:value-type="float">
            <text:p>0</text:p>
          </table:table-cell>
          <table:table-cell table:formula="of:=IF([StudentsPerformance.D235] = &quot;standard&quot;; 1; 0)" office:value-type="float" office:value="1" calcext:value-type="float">
            <text:p>1</text:p>
          </table:table-cell>
          <table:table-cell table:formula="of:=IF([StudentsPerformance.E235] = &quot;completed&quot;; 1; 0)" office:value-type="float" office:value="0" calcext:value-type="float">
            <text:p>0</text:p>
          </table:table-cell>
          <table:table-cell table:formula="of:=([StudentsPerformance.F235] - [StudentsPerformance.$J$2])/[StudentsPerformance.$K$2]" office:value-type="float" office:value="1.70882167976011" calcext:value-type="float">
            <text:p>1.70882167976011</text:p>
          </table:table-cell>
          <table:table-cell table:formula="of:=([StudentsPerformance.G235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235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236] = &quot;male&quot;; 1; 0)" office:value-type="float" office:value="1" calcext:value-type="float">
            <text:p>1</text:p>
          </table:table-cell>
          <table:table-cell table:formula="of:=IF([StudentsPerformance.B236] = &quot;group A&quot;; 0; IF([StudentsPerformance.B236] = &quot;group B&quot;; 1; IF([StudentsPerformance.B236] = &quot;group C&quot;; 2; IF([StudentsPerformance.B236] = &quot;group D&quot;; 3; 4))))" office:value-type="float" office:value="2" calcext:value-type="float">
            <text:p>2</text:p>
          </table:table-cell>
          <table:table-cell table:formula="of:=IF([StudentsPerformance.C236] = &quot;some high school&quot;; 0; IF([StudentsPerformance.C236] = &quot;high school&quot;; 1; IF([StudentsPerformance.C236] = &quot;some college&quot;; 2; IF([StudentsPerformance.C236] = &quot;associate's degree&quot;; 3; IF([StudentsPerformance.C236] = &quot;bachelor's degree&quot;; 4; 5)))))" office:value-type="float" office:value="4" calcext:value-type="float">
            <text:p>4</text:p>
          </table:table-cell>
          <table:table-cell table:formula="of:=IF([StudentsPerformance.D236] = &quot;standard&quot;; 1; 0)" office:value-type="float" office:value="1" calcext:value-type="float">
            <text:p>1</text:p>
          </table:table-cell>
          <table:table-cell table:formula="of:=IF([StudentsPerformance.E236] = &quot;completed&quot;; 1; 0)" office:value-type="float" office:value="1" calcext:value-type="float">
            <text:p>1</text:p>
          </table:table-cell>
          <table:table-cell table:formula="of:=([StudentsPerformance.F236] - [StudentsPerformance.$J$2])/[StudentsPerformance.$K$2]" office:value-type="float" office:value="1.11527472604003" calcext:value-type="float">
            <text:p>1.11527472604003</text:p>
          </table:table-cell>
          <table:table-cell table:formula="of:=([StudentsPerformance.G236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236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237] = &quot;male&quot;; 1; 0)" office:value-type="float" office:value="1" calcext:value-type="float">
            <text:p>1</text:p>
          </table:table-cell>
          <table:table-cell table:formula="of:=IF([StudentsPerformance.B237] = &quot;group A&quot;; 0; IF([StudentsPerformance.B237] = &quot;group B&quot;; 1; IF([StudentsPerformance.B237] = &quot;group C&quot;; 2; IF([StudentsPerformance.B237] = &quot;group D&quot;; 3; 4))))" office:value-type="float" office:value="3" calcext:value-type="float">
            <text:p>3</text:p>
          </table:table-cell>
          <table:table-cell table:formula="of:=IF([StudentsPerformance.C237] = &quot;some high school&quot;; 0; IF([StudentsPerformance.C237] = &quot;high school&quot;; 1; IF([StudentsPerformance.C237] = &quot;some college&quot;; 2; IF([StudentsPerformance.C237] = &quot;associate's degree&quot;; 3; IF([StudentsPerformance.C237] = &quot;bachelor's degree&quot;; 4; 5)))))" office:value-type="float" office:value="3" calcext:value-type="float">
            <text:p>3</text:p>
          </table:table-cell>
          <table:table-cell table:formula="of:=IF([StudentsPerformance.D237] = &quot;standard&quot;; 1; 0)" office:value-type="float" office:value="1" calcext:value-type="float">
            <text:p>1</text:p>
          </table:table-cell>
          <table:table-cell table:formula="of:=IF([StudentsPerformance.E237] = &quot;completed&quot;; 1; 0)" office:value-type="float" office:value="0" calcext:value-type="float">
            <text:p>0</text:p>
          </table:table-cell>
          <table:table-cell table:formula="of:=([StudentsPerformance.F237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237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237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238] = &quot;male&quot;; 1; 0)" office:value-type="float" office:value="1" calcext:value-type="float">
            <text:p>1</text:p>
          </table:table-cell>
          <table:table-cell table:formula="of:=IF([StudentsPerformance.B238] = &quot;group A&quot;; 0; IF([StudentsPerformance.B238] = &quot;group B&quot;; 1; IF([StudentsPerformance.B238] = &quot;group C&quot;; 2; IF([StudentsPerformance.B238] = &quot;group D&quot;; 3; 4))))" office:value-type="float" office:value="3" calcext:value-type="float">
            <text:p>3</text:p>
          </table:table-cell>
          <table:table-cell table:formula="of:=IF([StudentsPerformance.C238] = &quot;some high school&quot;; 0; IF([StudentsPerformance.C238] = &quot;high school&quot;; 1; IF([StudentsPerformance.C238] = &quot;some college&quot;; 2; IF([StudentsPerformance.C238] = &quot;associate's degree&quot;; 3; IF([StudentsPerformance.C238] = &quot;bachelor's degree&quot;; 4; 5)))))" office:value-type="float" office:value="4" calcext:value-type="float">
            <text:p>4</text:p>
          </table:table-cell>
          <table:table-cell table:formula="of:=IF([StudentsPerformance.D238] = &quot;standard&quot;; 1; 0)" office:value-type="float" office:value="0" calcext:value-type="float">
            <text:p>0</text:p>
          </table:table-cell>
          <table:table-cell table:formula="of:=IF([StudentsPerformance.E238] = &quot;completed&quot;; 1; 0)" office:value-type="float" office:value="0" calcext:value-type="float">
            <text:p>0</text:p>
          </table:table-cell>
          <table:table-cell table:formula="of:=([StudentsPerformance.F238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238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238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239] = &quot;male&quot;; 1; 0)" office:value-type="float" office:value="0" calcext:value-type="float">
            <text:p>0</text:p>
          </table:table-cell>
          <table:table-cell table:formula="of:=IF([StudentsPerformance.B239] = &quot;group A&quot;; 0; IF([StudentsPerformance.B239] = &quot;group B&quot;; 1; IF([StudentsPerformance.B239] = &quot;group C&quot;; 2; IF([StudentsPerformance.B239] = &quot;group D&quot;; 3; 4))))" office:value-type="float" office:value="3" calcext:value-type="float">
            <text:p>3</text:p>
          </table:table-cell>
          <table:table-cell table:formula="of:=IF([StudentsPerformance.C239] = &quot;some high school&quot;; 0; IF([StudentsPerformance.C239] = &quot;high school&quot;; 1; IF([StudentsPerformance.C239] = &quot;some college&quot;; 2; IF([StudentsPerformance.C239] = &quot;associate's degree&quot;; 3; IF([StudentsPerformance.C239] = &quot;bachelor's degree&quot;; 4; 5)))))" office:value-type="float" office:value="0" calcext:value-type="float">
            <text:p>0</text:p>
          </table:table-cell>
          <table:table-cell table:formula="of:=IF([StudentsPerformance.D239] = &quot;standard&quot;; 1; 0)" office:value-type="float" office:value="1" calcext:value-type="float">
            <text:p>1</text:p>
          </table:table-cell>
          <table:table-cell table:formula="of:=IF([StudentsPerformance.E239] = &quot;completed&quot;; 1; 0)" office:value-type="float" office:value="1" calcext:value-type="float">
            <text:p>1</text:p>
          </table:table-cell>
          <table:table-cell table:formula="of:=([StudentsPerformance.F239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239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239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240] = &quot;male&quot;; 1; 0)" office:value-type="float" office:value="1" calcext:value-type="float">
            <text:p>1</text:p>
          </table:table-cell>
          <table:table-cell table:formula="of:=IF([StudentsPerformance.B240] = &quot;group A&quot;; 0; IF([StudentsPerformance.B240] = &quot;group B&quot;; 1; IF([StudentsPerformance.B240] = &quot;group C&quot;; 2; IF([StudentsPerformance.B240] = &quot;group D&quot;; 3; 4))))" office:value-type="float" office:value="1" calcext:value-type="float">
            <text:p>1</text:p>
          </table:table-cell>
          <table:table-cell table:formula="of:=IF([StudentsPerformance.C240] = &quot;some high school&quot;; 0; IF([StudentsPerformance.C240] = &quot;high school&quot;; 1; IF([StudentsPerformance.C240] = &quot;some college&quot;; 2; IF([StudentsPerformance.C240] = &quot;associate's degree&quot;; 3; IF([StudentsPerformance.C240] = &quot;bachelor's degree&quot;; 4; 5)))))" office:value-type="float" office:value="2" calcext:value-type="float">
            <text:p>2</text:p>
          </table:table-cell>
          <table:table-cell table:formula="of:=IF([StudentsPerformance.D240] = &quot;standard&quot;; 1; 0)" office:value-type="float" office:value="1" calcext:value-type="float">
            <text:p>1</text:p>
          </table:table-cell>
          <table:table-cell table:formula="of:=IF([StudentsPerformance.E240] = &quot;completed&quot;; 1; 0)" office:value-type="float" office:value="0" calcext:value-type="float">
            <text:p>0</text:p>
          </table:table-cell>
          <table:table-cell table:formula="of:=([StudentsPerformance.F240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240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240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241] = &quot;male&quot;; 1; 0)" office:value-type="float" office:value="1" calcext:value-type="float">
            <text:p>1</text:p>
          </table:table-cell>
          <table:table-cell table:formula="of:=IF([StudentsPerformance.B241] = &quot;group A&quot;; 0; IF([StudentsPerformance.B241] = &quot;group B&quot;; 1; IF([StudentsPerformance.B241] = &quot;group C&quot;; 2; IF([StudentsPerformance.B241] = &quot;group D&quot;; 3; 4))))" office:value-type="float" office:value="2" calcext:value-type="float">
            <text:p>2</text:p>
          </table:table-cell>
          <table:table-cell table:formula="of:=IF([StudentsPerformance.C241] = &quot;some high school&quot;; 0; IF([StudentsPerformance.C241] = &quot;high school&quot;; 1; IF([StudentsPerformance.C241] = &quot;some college&quot;; 2; IF([StudentsPerformance.C241] = &quot;associate's degree&quot;; 3; IF([StudentsPerformance.C241] = &quot;bachelor's degree&quot;; 4; 5)))))" office:value-type="float" office:value="3" calcext:value-type="float">
            <text:p>3</text:p>
          </table:table-cell>
          <table:table-cell table:formula="of:=IF([StudentsPerformance.D241] = &quot;standard&quot;; 1; 0)" office:value-type="float" office:value="1" calcext:value-type="float">
            <text:p>1</text:p>
          </table:table-cell>
          <table:table-cell table:formula="of:=IF([StudentsPerformance.E241] = &quot;completed&quot;; 1; 0)" office:value-type="float" office:value="0" calcext:value-type="float">
            <text:p>0</text:p>
          </table:table-cell>
          <table:table-cell table:formula="of:=([StudentsPerformance.F241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241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241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242] = &quot;male&quot;; 1; 0)" office:value-type="float" office:value="1" calcext:value-type="float">
            <text:p>1</text:p>
          </table:table-cell>
          <table:table-cell table:formula="of:=IF([StudentsPerformance.B242] = &quot;group A&quot;; 0; IF([StudentsPerformance.B242] = &quot;group B&quot;; 1; IF([StudentsPerformance.B242] = &quot;group C&quot;; 2; IF([StudentsPerformance.B242] = &quot;group D&quot;; 3; 4))))" office:value-type="float" office:value="3" calcext:value-type="float">
            <text:p>3</text:p>
          </table:table-cell>
          <table:table-cell table:formula="of:=IF([StudentsPerformance.C242] = &quot;some high school&quot;; 0; IF([StudentsPerformance.C242] = &quot;high school&quot;; 1; IF([StudentsPerformance.C242] = &quot;some college&quot;; 2; IF([StudentsPerformance.C242] = &quot;associate's degree&quot;; 3; IF([StudentsPerformance.C242] = &quot;bachelor's degree&quot;; 4; 5)))))" office:value-type="float" office:value="1" calcext:value-type="float">
            <text:p>1</text:p>
          </table:table-cell>
          <table:table-cell table:formula="of:=IF([StudentsPerformance.D242] = &quot;standard&quot;; 1; 0)" office:value-type="float" office:value="0" calcext:value-type="float">
            <text:p>0</text:p>
          </table:table-cell>
          <table:table-cell table:formula="of:=IF([StudentsPerformance.E242] = &quot;completed&quot;; 1; 0)" office:value-type="float" office:value="1" calcext:value-type="float">
            <text:p>1</text:p>
          </table:table-cell>
          <table:table-cell table:formula="of:=([StudentsPerformance.F242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242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242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243] = &quot;male&quot;; 1; 0)" office:value-type="float" office:value="0" calcext:value-type="float">
            <text:p>0</text:p>
          </table:table-cell>
          <table:table-cell table:formula="of:=IF([StudentsPerformance.B243] = &quot;group A&quot;; 0; IF([StudentsPerformance.B243] = &quot;group B&quot;; 1; IF([StudentsPerformance.B243] = &quot;group C&quot;; 2; IF([StudentsPerformance.B243] = &quot;group D&quot;; 3; 4))))" office:value-type="float" office:value="4" calcext:value-type="float">
            <text:p>4</text:p>
          </table:table-cell>
          <table:table-cell table:formula="of:=IF([StudentsPerformance.C243] = &quot;some high school&quot;; 0; IF([StudentsPerformance.C243] = &quot;high school&quot;; 1; IF([StudentsPerformance.C243] = &quot;some college&quot;; 2; IF([StudentsPerformance.C243] = &quot;associate's degree&quot;; 3; IF([StudentsPerformance.C243] = &quot;bachelor's degree&quot;; 4; 5)))))" office:value-type="float" office:value="4" calcext:value-type="float">
            <text:p>4</text:p>
          </table:table-cell>
          <table:table-cell table:formula="of:=IF([StudentsPerformance.D243] = &quot;standard&quot;; 1; 0)" office:value-type="float" office:value="1" calcext:value-type="float">
            <text:p>1</text:p>
          </table:table-cell>
          <table:table-cell table:formula="of:=IF([StudentsPerformance.E243] = &quot;completed&quot;; 1; 0)" office:value-type="float" office:value="0" calcext:value-type="float">
            <text:p>0</text:p>
          </table:table-cell>
          <table:table-cell table:formula="of:=([StudentsPerformance.F243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243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243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244] = &quot;male&quot;; 1; 0)" office:value-type="float" office:value="0" calcext:value-type="float">
            <text:p>0</text:p>
          </table:table-cell>
          <table:table-cell table:formula="of:=IF([StudentsPerformance.B244] = &quot;group A&quot;; 0; IF([StudentsPerformance.B244] = &quot;group B&quot;; 1; IF([StudentsPerformance.B244] = &quot;group C&quot;; 2; IF([StudentsPerformance.B244] = &quot;group D&quot;; 3; 4))))" office:value-type="float" office:value="3" calcext:value-type="float">
            <text:p>3</text:p>
          </table:table-cell>
          <table:table-cell table:formula="of:=IF([StudentsPerformance.C244] = &quot;some high school&quot;; 0; IF([StudentsPerformance.C244] = &quot;high school&quot;; 1; IF([StudentsPerformance.C244] = &quot;some college&quot;; 2; IF([StudentsPerformance.C244] = &quot;associate's degree&quot;; 3; IF([StudentsPerformance.C244] = &quot;bachelor's degree&quot;; 4; 5)))))" office:value-type="float" office:value="1" calcext:value-type="float">
            <text:p>1</text:p>
          </table:table-cell>
          <table:table-cell table:formula="of:=IF([StudentsPerformance.D244] = &quot;standard&quot;; 1; 0)" office:value-type="float" office:value="1" calcext:value-type="float">
            <text:p>1</text:p>
          </table:table-cell>
          <table:table-cell table:formula="of:=IF([StudentsPerformance.E244] = &quot;completed&quot;; 1; 0)" office:value-type="float" office:value="0" calcext:value-type="float">
            <text:p>0</text:p>
          </table:table-cell>
          <table:table-cell table:formula="of:=([StudentsPerformance.F244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244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244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245] = &quot;male&quot;; 1; 0)" office:value-type="float" office:value="1" calcext:value-type="float">
            <text:p>1</text:p>
          </table:table-cell>
          <table:table-cell table:formula="of:=IF([StudentsPerformance.B245] = &quot;group A&quot;; 0; IF([StudentsPerformance.B245] = &quot;group B&quot;; 1; IF([StudentsPerformance.B245] = &quot;group C&quot;; 2; IF([StudentsPerformance.B245] = &quot;group D&quot;; 3; 4))))" office:value-type="float" office:value="4" calcext:value-type="float">
            <text:p>4</text:p>
          </table:table-cell>
          <table:table-cell table:formula="of:=IF([StudentsPerformance.C245] = &quot;some high school&quot;; 0; IF([StudentsPerformance.C245] = &quot;high school&quot;; 1; IF([StudentsPerformance.C245] = &quot;some college&quot;; 2; IF([StudentsPerformance.C245] = &quot;associate's degree&quot;; 3; IF([StudentsPerformance.C245] = &quot;bachelor's degree&quot;; 4; 5)))))" office:value-type="float" office:value="2" calcext:value-type="float">
            <text:p>2</text:p>
          </table:table-cell>
          <table:table-cell table:formula="of:=IF([StudentsPerformance.D245] = &quot;standard&quot;; 1; 0)" office:value-type="float" office:value="1" calcext:value-type="float">
            <text:p>1</text:p>
          </table:table-cell>
          <table:table-cell table:formula="of:=IF([StudentsPerformance.E245] = &quot;completed&quot;; 1; 0)" office:value-type="float" office:value="0" calcext:value-type="float">
            <text:p>0</text:p>
          </table:table-cell>
          <table:table-cell table:formula="of:=([StudentsPerformance.F245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245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245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246] = &quot;male&quot;; 1; 0)" office:value-type="float" office:value="1" calcext:value-type="float">
            <text:p>1</text:p>
          </table:table-cell>
          <table:table-cell table:formula="of:=IF([StudentsPerformance.B246] = &quot;group A&quot;; 0; IF([StudentsPerformance.B246] = &quot;group B&quot;; 1; IF([StudentsPerformance.B246] = &quot;group C&quot;; 2; IF([StudentsPerformance.B246] = &quot;group D&quot;; 3; 4))))" office:value-type="float" office:value="3" calcext:value-type="float">
            <text:p>3</text:p>
          </table:table-cell>
          <table:table-cell table:formula="of:=IF([StudentsPerformance.C246] = &quot;some high school&quot;; 0; IF([StudentsPerformance.C246] = &quot;high school&quot;; 1; IF([StudentsPerformance.C246] = &quot;some college&quot;; 2; IF([StudentsPerformance.C246] = &quot;associate's degree&quot;; 3; IF([StudentsPerformance.C246] = &quot;bachelor's degree&quot;; 4; 5)))))" office:value-type="float" office:value="0" calcext:value-type="float">
            <text:p>0</text:p>
          </table:table-cell>
          <table:table-cell table:formula="of:=IF([StudentsPerformance.D246] = &quot;standard&quot;; 1; 0)" office:value-type="float" office:value="1" calcext:value-type="float">
            <text:p>1</text:p>
          </table:table-cell>
          <table:table-cell table:formula="of:=IF([StudentsPerformance.E246] = &quot;completed&quot;; 1; 0)" office:value-type="float" office:value="0" calcext:value-type="float">
            <text:p>0</text:p>
          </table:table-cell>
          <table:table-cell table:formula="of:=([StudentsPerformance.F246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246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246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247] = &quot;male&quot;; 1; 0)" office:value-type="float" office:value="1" calcext:value-type="float">
            <text:p>1</text:p>
          </table:table-cell>
          <table:table-cell table:formula="of:=IF([StudentsPerformance.B247] = &quot;group A&quot;; 0; IF([StudentsPerformance.B247] = &quot;group B&quot;; 1; IF([StudentsPerformance.B247] = &quot;group C&quot;; 2; IF([StudentsPerformance.B247] = &quot;group D&quot;; 3; 4))))" office:value-type="float" office:value="2" calcext:value-type="float">
            <text:p>2</text:p>
          </table:table-cell>
          <table:table-cell table:formula="of:=IF([StudentsPerformance.C247] = &quot;some high school&quot;; 0; IF([StudentsPerformance.C247] = &quot;high school&quot;; 1; IF([StudentsPerformance.C247] = &quot;some college&quot;; 2; IF([StudentsPerformance.C247] = &quot;associate's degree&quot;; 3; IF([StudentsPerformance.C247] = &quot;bachelor's degree&quot;; 4; 5)))))" office:value-type="float" office:value="3" calcext:value-type="float">
            <text:p>3</text:p>
          </table:table-cell>
          <table:table-cell table:formula="of:=IF([StudentsPerformance.D247] = &quot;standard&quot;; 1; 0)" office:value-type="float" office:value="1" calcext:value-type="float">
            <text:p>1</text:p>
          </table:table-cell>
          <table:table-cell table:formula="of:=IF([StudentsPerformance.E247] = &quot;completed&quot;; 1; 0)" office:value-type="float" office:value="0" calcext:value-type="float">
            <text:p>0</text:p>
          </table:table-cell>
          <table:table-cell table:formula="of:=([StudentsPerformance.F247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247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247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248] = &quot;male&quot;; 1; 0)" office:value-type="float" office:value="1" calcext:value-type="float">
            <text:p>1</text:p>
          </table:table-cell>
          <table:table-cell table:formula="of:=IF([StudentsPerformance.B248] = &quot;group A&quot;; 0; IF([StudentsPerformance.B248] = &quot;group B&quot;; 1; IF([StudentsPerformance.B248] = &quot;group C&quot;; 2; IF([StudentsPerformance.B248] = &quot;group D&quot;; 3; 4))))" office:value-type="float" office:value="4" calcext:value-type="float">
            <text:p>4</text:p>
          </table:table-cell>
          <table:table-cell table:formula="of:=IF([StudentsPerformance.C248] = &quot;some high school&quot;; 0; IF([StudentsPerformance.C248] = &quot;high school&quot;; 1; IF([StudentsPerformance.C248] = &quot;some college&quot;; 2; IF([StudentsPerformance.C248] = &quot;associate's degree&quot;; 3; IF([StudentsPerformance.C248] = &quot;bachelor's degree&quot;; 4; 5)))))" office:value-type="float" office:value="3" calcext:value-type="float">
            <text:p>3</text:p>
          </table:table-cell>
          <table:table-cell table:formula="of:=IF([StudentsPerformance.D248] = &quot;standard&quot;; 1; 0)" office:value-type="float" office:value="1" calcext:value-type="float">
            <text:p>1</text:p>
          </table:table-cell>
          <table:table-cell table:formula="of:=IF([StudentsPerformance.E248] = &quot;completed&quot;; 1; 0)" office:value-type="float" office:value="0" calcext:value-type="float">
            <text:p>0</text:p>
          </table:table-cell>
          <table:table-cell table:formula="of:=([StudentsPerformance.F248] - [StudentsPerformance.$J$2])/[StudentsPerformance.$K$2]" office:value-type="float" office:value="1.51097269518675" calcext:value-type="float">
            <text:p>1.51097269518675</text:p>
          </table:table-cell>
          <table:table-cell table:formula="of:=([StudentsPerformance.G248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248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249] = &quot;male&quot;; 1; 0)" office:value-type="float" office:value="0" calcext:value-type="float">
            <text:p>0</text:p>
          </table:table-cell>
          <table:table-cell table:formula="of:=IF([StudentsPerformance.B249] = &quot;group A&quot;; 0; IF([StudentsPerformance.B249] = &quot;group B&quot;; 1; IF([StudentsPerformance.B249] = &quot;group C&quot;; 2; IF([StudentsPerformance.B249] = &quot;group D&quot;; 3; 4))))" office:value-type="float" office:value="1" calcext:value-type="float">
            <text:p>1</text:p>
          </table:table-cell>
          <table:table-cell table:formula="of:=IF([StudentsPerformance.C249] = &quot;some high school&quot;; 0; IF([StudentsPerformance.C249] = &quot;high school&quot;; 1; IF([StudentsPerformance.C249] = &quot;some college&quot;; 2; IF([StudentsPerformance.C249] = &quot;associate's degree&quot;; 3; IF([StudentsPerformance.C249] = &quot;bachelor's degree&quot;; 4; 5)))))" office:value-type="float" office:value="1" calcext:value-type="float">
            <text:p>1</text:p>
          </table:table-cell>
          <table:table-cell table:formula="of:=IF([StudentsPerformance.D249] = &quot;standard&quot;; 1; 0)" office:value-type="float" office:value="1" calcext:value-type="float">
            <text:p>1</text:p>
          </table:table-cell>
          <table:table-cell table:formula="of:=IF([StudentsPerformance.E249] = &quot;completed&quot;; 1; 0)" office:value-type="float" office:value="1" calcext:value-type="float">
            <text:p>1</text:p>
          </table:table-cell>
          <table:table-cell table:formula="of:=([StudentsPerformance.F249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249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249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250] = &quot;male&quot;; 1; 0)" office:value-type="float" office:value="0" calcext:value-type="float">
            <text:p>0</text:p>
          </table:table-cell>
          <table:table-cell table:formula="of:=IF([StudentsPerformance.B250] = &quot;group A&quot;; 0; IF([StudentsPerformance.B250] = &quot;group B&quot;; 1; IF([StudentsPerformance.B250] = &quot;group C&quot;; 2; IF([StudentsPerformance.B250] = &quot;group D&quot;; 3; 4))))" office:value-type="float" office:value="1" calcext:value-type="float">
            <text:p>1</text:p>
          </table:table-cell>
          <table:table-cell table:formula="of:=IF([StudentsPerformance.C250] = &quot;some high school&quot;; 0; IF([StudentsPerformance.C250] = &quot;high school&quot;; 1; IF([StudentsPerformance.C250] = &quot;some college&quot;; 2; IF([StudentsPerformance.C250] = &quot;associate's degree&quot;; 3; IF([StudentsPerformance.C250] = &quot;bachelor's degree&quot;; 4; 5)))))" office:value-type="float" office:value="1" calcext:value-type="float">
            <text:p>1</text:p>
          </table:table-cell>
          <table:table-cell table:formula="of:=IF([StudentsPerformance.D250] = &quot;standard&quot;; 1; 0)" office:value-type="float" office:value="1" calcext:value-type="float">
            <text:p>1</text:p>
          </table:table-cell>
          <table:table-cell table:formula="of:=IF([StudentsPerformance.E250] = &quot;completed&quot;; 1; 0)" office:value-type="float" office:value="0" calcext:value-type="float">
            <text:p>0</text:p>
          </table:table-cell>
          <table:table-cell table:formula="of:=([StudentsPerformance.F250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250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250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251] = &quot;male&quot;; 1; 0)" office:value-type="float" office:value="1" calcext:value-type="float">
            <text:p>1</text:p>
          </table:table-cell>
          <table:table-cell table:formula="of:=IF([StudentsPerformance.B251] = &quot;group A&quot;; 0; IF([StudentsPerformance.B251] = &quot;group B&quot;; 1; IF([StudentsPerformance.B251] = &quot;group C&quot;; 2; IF([StudentsPerformance.B251] = &quot;group D&quot;; 3; 4))))" office:value-type="float" office:value="2" calcext:value-type="float">
            <text:p>2</text:p>
          </table:table-cell>
          <table:table-cell table:formula="of:=IF([StudentsPerformance.C251] = &quot;some high school&quot;; 0; IF([StudentsPerformance.C251] = &quot;high school&quot;; 1; IF([StudentsPerformance.C251] = &quot;some college&quot;; 2; IF([StudentsPerformance.C251] = &quot;associate's degree&quot;; 3; IF([StudentsPerformance.C251] = &quot;bachelor's degree&quot;; 4; 5)))))" office:value-type="float" office:value="1" calcext:value-type="float">
            <text:p>1</text:p>
          </table:table-cell>
          <table:table-cell table:formula="of:=IF([StudentsPerformance.D251] = &quot;standard&quot;; 1; 0)" office:value-type="float" office:value="1" calcext:value-type="float">
            <text:p>1</text:p>
          </table:table-cell>
          <table:table-cell table:formula="of:=IF([StudentsPerformance.E251] = &quot;completed&quot;; 1; 0)" office:value-type="float" office:value="0" calcext:value-type="float">
            <text:p>0</text:p>
          </table:table-cell>
          <table:table-cell table:formula="of:=([StudentsPerformance.F251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251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251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252] = &quot;male&quot;; 1; 0)" office:value-type="float" office:value="1" calcext:value-type="float">
            <text:p>1</text:p>
          </table:table-cell>
          <table:table-cell table:formula="of:=IF([StudentsPerformance.B252] = &quot;group A&quot;; 0; IF([StudentsPerformance.B252] = &quot;group B&quot;; 1; IF([StudentsPerformance.B252] = &quot;group C&quot;; 2; IF([StudentsPerformance.B252] = &quot;group D&quot;; 3; 4))))" office:value-type="float" office:value="0" calcext:value-type="float">
            <text:p>0</text:p>
          </table:table-cell>
          <table:table-cell table:formula="of:=IF([StudentsPerformance.C252] = &quot;some high school&quot;; 0; IF([StudentsPerformance.C252] = &quot;high school&quot;; 1; IF([StudentsPerformance.C252] = &quot;some college&quot;; 2; IF([StudentsPerformance.C252] = &quot;associate's degree&quot;; 3; IF([StudentsPerformance.C252] = &quot;bachelor's degree&quot;; 4; 5)))))" office:value-type="float" office:value="0" calcext:value-type="float">
            <text:p>0</text:p>
          </table:table-cell>
          <table:table-cell table:formula="of:=IF([StudentsPerformance.D252] = &quot;standard&quot;; 1; 0)" office:value-type="float" office:value="1" calcext:value-type="float">
            <text:p>1</text:p>
          </table:table-cell>
          <table:table-cell table:formula="of:=IF([StudentsPerformance.E252] = &quot;completed&quot;; 1; 0)" office:value-type="float" office:value="1" calcext:value-type="float">
            <text:p>1</text:p>
          </table:table-cell>
          <table:table-cell table:formula="of:=([StudentsPerformance.F252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252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252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253] = &quot;male&quot;; 1; 0)" office:value-type="float" office:value="0" calcext:value-type="float">
            <text:p>0</text:p>
          </table:table-cell>
          <table:table-cell table:formula="of:=IF([StudentsPerformance.B253] = &quot;group A&quot;; 0; IF([StudentsPerformance.B253] = &quot;group B&quot;; 1; IF([StudentsPerformance.B253] = &quot;group C&quot;; 2; IF([StudentsPerformance.B253] = &quot;group D&quot;; 3; 4))))" office:value-type="float" office:value="3" calcext:value-type="float">
            <text:p>3</text:p>
          </table:table-cell>
          <table:table-cell table:formula="of:=IF([StudentsPerformance.C253] = &quot;some high school&quot;; 0; IF([StudentsPerformance.C253] = &quot;high school&quot;; 1; IF([StudentsPerformance.C253] = &quot;some college&quot;; 2; IF([StudentsPerformance.C253] = &quot;associate's degree&quot;; 3; IF([StudentsPerformance.C253] = &quot;bachelor's degree&quot;; 4; 5)))))" office:value-type="float" office:value="2" calcext:value-type="float">
            <text:p>2</text:p>
          </table:table-cell>
          <table:table-cell table:formula="of:=IF([StudentsPerformance.D253] = &quot;standard&quot;; 1; 0)" office:value-type="float" office:value="0" calcext:value-type="float">
            <text:p>0</text:p>
          </table:table-cell>
          <table:table-cell table:formula="of:=IF([StudentsPerformance.E253] = &quot;completed&quot;; 1; 0)" office:value-type="float" office:value="0" calcext:value-type="float">
            <text:p>0</text:p>
          </table:table-cell>
          <table:table-cell table:formula="of:=([StudentsPerformance.F253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253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253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254] = &quot;male&quot;; 1; 0)" office:value-type="float" office:value="0" calcext:value-type="float">
            <text:p>0</text:p>
          </table:table-cell>
          <table:table-cell table:formula="of:=IF([StudentsPerformance.B254] = &quot;group A&quot;; 0; IF([StudentsPerformance.B254] = &quot;group B&quot;; 1; IF([StudentsPerformance.B254] = &quot;group C&quot;; 2; IF([StudentsPerformance.B254] = &quot;group D&quot;; 3; 4))))" office:value-type="float" office:value="1" calcext:value-type="float">
            <text:p>1</text:p>
          </table:table-cell>
          <table:table-cell table:formula="of:=IF([StudentsPerformance.C254] = &quot;some high school&quot;; 0; IF([StudentsPerformance.C254] = &quot;high school&quot;; 1; IF([StudentsPerformance.C254] = &quot;some college&quot;; 2; IF([StudentsPerformance.C254] = &quot;associate's degree&quot;; 3; IF([StudentsPerformance.C254] = &quot;bachelor's degree&quot;; 4; 5)))))" office:value-type="float" office:value="0" calcext:value-type="float">
            <text:p>0</text:p>
          </table:table-cell>
          <table:table-cell table:formula="of:=IF([StudentsPerformance.D254] = &quot;standard&quot;; 1; 0)" office:value-type="float" office:value="1" calcext:value-type="float">
            <text:p>1</text:p>
          </table:table-cell>
          <table:table-cell table:formula="of:=IF([StudentsPerformance.E254] = &quot;completed&quot;; 1; 0)" office:value-type="float" office:value="1" calcext:value-type="float">
            <text:p>1</text:p>
          </table:table-cell>
          <table:table-cell table:formula="of:=([StudentsPerformance.F254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254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254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255] = &quot;male&quot;; 1; 0)" office:value-type="float" office:value="1" calcext:value-type="float">
            <text:p>1</text:p>
          </table:table-cell>
          <table:table-cell table:formula="of:=IF([StudentsPerformance.B255] = &quot;group A&quot;; 0; IF([StudentsPerformance.B255] = &quot;group B&quot;; 1; IF([StudentsPerformance.B255] = &quot;group C&quot;; 2; IF([StudentsPerformance.B255] = &quot;group D&quot;; 3; 4))))" office:value-type="float" office:value="3" calcext:value-type="float">
            <text:p>3</text:p>
          </table:table-cell>
          <table:table-cell table:formula="of:=IF([StudentsPerformance.C255] = &quot;some high school&quot;; 0; IF([StudentsPerformance.C255] = &quot;high school&quot;; 1; IF([StudentsPerformance.C255] = &quot;some college&quot;; 2; IF([StudentsPerformance.C255] = &quot;associate's degree&quot;; 3; IF([StudentsPerformance.C255] = &quot;bachelor's degree&quot;; 4; 5)))))" office:value-type="float" office:value="5" calcext:value-type="float">
            <text:p>5</text:p>
          </table:table-cell>
          <table:table-cell table:formula="of:=IF([StudentsPerformance.D255] = &quot;standard&quot;; 1; 0)" office:value-type="float" office:value="1" calcext:value-type="float">
            <text:p>1</text:p>
          </table:table-cell>
          <table:table-cell table:formula="of:=IF([StudentsPerformance.E255] = &quot;completed&quot;; 1; 0)" office:value-type="float" office:value="0" calcext:value-type="float">
            <text:p>0</text:p>
          </table:table-cell>
          <table:table-cell table:formula="of:=([StudentsPerformance.F255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255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255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256] = &quot;male&quot;; 1; 0)" office:value-type="float" office:value="1" calcext:value-type="float">
            <text:p>1</text:p>
          </table:table-cell>
          <table:table-cell table:formula="of:=IF([StudentsPerformance.B256] = &quot;group A&quot;; 0; IF([StudentsPerformance.B256] = &quot;group B&quot;; 1; IF([StudentsPerformance.B256] = &quot;group C&quot;; 2; IF([StudentsPerformance.B256] = &quot;group D&quot;; 3; 4))))" office:value-type="float" office:value="3" calcext:value-type="float">
            <text:p>3</text:p>
          </table:table-cell>
          <table:table-cell table:formula="of:=IF([StudentsPerformance.C256] = &quot;some high school&quot;; 0; IF([StudentsPerformance.C256] = &quot;high school&quot;; 1; IF([StudentsPerformance.C256] = &quot;some college&quot;; 2; IF([StudentsPerformance.C256] = &quot;associate's degree&quot;; 3; IF([StudentsPerformance.C256] = &quot;bachelor's degree&quot;; 4; 5)))))" office:value-type="float" office:value="1" calcext:value-type="float">
            <text:p>1</text:p>
          </table:table-cell>
          <table:table-cell table:formula="of:=IF([StudentsPerformance.D256] = &quot;standard&quot;; 1; 0)" office:value-type="float" office:value="1" calcext:value-type="float">
            <text:p>1</text:p>
          </table:table-cell>
          <table:table-cell table:formula="of:=IF([StudentsPerformance.E256] = &quot;completed&quot;; 1; 0)" office:value-type="float" office:value="0" calcext:value-type="float">
            <text:p>0</text:p>
          </table:table-cell>
          <table:table-cell table:formula="of:=([StudentsPerformance.F256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256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256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257] = &quot;male&quot;; 1; 0)" office:value-type="float" office:value="0" calcext:value-type="float">
            <text:p>0</text:p>
          </table:table-cell>
          <table:table-cell table:formula="of:=IF([StudentsPerformance.B257] = &quot;group A&quot;; 0; IF([StudentsPerformance.B257] = &quot;group B&quot;; 1; IF([StudentsPerformance.B257] = &quot;group C&quot;; 2; IF([StudentsPerformance.B257] = &quot;group D&quot;; 3; 4))))" office:value-type="float" office:value="4" calcext:value-type="float">
            <text:p>4</text:p>
          </table:table-cell>
          <table:table-cell table:formula="of:=IF([StudentsPerformance.C257] = &quot;some high school&quot;; 0; IF([StudentsPerformance.C257] = &quot;high school&quot;; 1; IF([StudentsPerformance.C257] = &quot;some college&quot;; 2; IF([StudentsPerformance.C257] = &quot;associate's degree&quot;; 3; IF([StudentsPerformance.C257] = &quot;bachelor's degree&quot;; 4; 5)))))" office:value-type="float" office:value="2" calcext:value-type="float">
            <text:p>2</text:p>
          </table:table-cell>
          <table:table-cell table:formula="of:=IF([StudentsPerformance.D257] = &quot;standard&quot;; 1; 0)" office:value-type="float" office:value="1" calcext:value-type="float">
            <text:p>1</text:p>
          </table:table-cell>
          <table:table-cell table:formula="of:=IF([StudentsPerformance.E257] = &quot;completed&quot;; 1; 0)" office:value-type="float" office:value="0" calcext:value-type="float">
            <text:p>0</text:p>
          </table:table-cell>
          <table:table-cell table:formula="of:=([StudentsPerformance.F257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257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257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258] = &quot;male&quot;; 1; 0)" office:value-type="float" office:value="0" calcext:value-type="float">
            <text:p>0</text:p>
          </table:table-cell>
          <table:table-cell table:formula="of:=IF([StudentsPerformance.B258] = &quot;group A&quot;; 0; IF([StudentsPerformance.B258] = &quot;group B&quot;; 1; IF([StudentsPerformance.B258] = &quot;group C&quot;; 2; IF([StudentsPerformance.B258] = &quot;group D&quot;; 3; 4))))" office:value-type="float" office:value="2" calcext:value-type="float">
            <text:p>2</text:p>
          </table:table-cell>
          <table:table-cell table:formula="of:=IF([StudentsPerformance.C258] = &quot;some high school&quot;; 0; IF([StudentsPerformance.C258] = &quot;high school&quot;; 1; IF([StudentsPerformance.C258] = &quot;some college&quot;; 2; IF([StudentsPerformance.C258] = &quot;associate's degree&quot;; 3; IF([StudentsPerformance.C258] = &quot;bachelor's degree&quot;; 4; 5)))))" office:value-type="float" office:value="3" calcext:value-type="float">
            <text:p>3</text:p>
          </table:table-cell>
          <table:table-cell table:formula="of:=IF([StudentsPerformance.D258] = &quot;standard&quot;; 1; 0)" office:value-type="float" office:value="0" calcext:value-type="float">
            <text:p>0</text:p>
          </table:table-cell>
          <table:table-cell table:formula="of:=IF([StudentsPerformance.E258] = &quot;completed&quot;; 1; 0)" office:value-type="float" office:value="0" calcext:value-type="float">
            <text:p>0</text:p>
          </table:table-cell>
          <table:table-cell table:formula="of:=([StudentsPerformance.F258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258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258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259] = &quot;male&quot;; 1; 0)" office:value-type="float" office:value="1" calcext:value-type="float">
            <text:p>1</text:p>
          </table:table-cell>
          <table:table-cell table:formula="of:=IF([StudentsPerformance.B259] = &quot;group A&quot;; 0; IF([StudentsPerformance.B259] = &quot;group B&quot;; 1; IF([StudentsPerformance.B259] = &quot;group C&quot;; 2; IF([StudentsPerformance.B259] = &quot;group D&quot;; 3; 4))))" office:value-type="float" office:value="2" calcext:value-type="float">
            <text:p>2</text:p>
          </table:table-cell>
          <table:table-cell table:formula="of:=IF([StudentsPerformance.C259] = &quot;some high school&quot;; 0; IF([StudentsPerformance.C259] = &quot;high school&quot;; 1; IF([StudentsPerformance.C259] = &quot;some college&quot;; 2; IF([StudentsPerformance.C259] = &quot;associate's degree&quot;; 3; IF([StudentsPerformance.C259] = &quot;bachelor's degree&quot;; 4; 5)))))" office:value-type="float" office:value="3" calcext:value-type="float">
            <text:p>3</text:p>
          </table:table-cell>
          <table:table-cell table:formula="of:=IF([StudentsPerformance.D259] = &quot;standard&quot;; 1; 0)" office:value-type="float" office:value="1" calcext:value-type="float">
            <text:p>1</text:p>
          </table:table-cell>
          <table:table-cell table:formula="of:=IF([StudentsPerformance.E259] = &quot;completed&quot;; 1; 0)" office:value-type="float" office:value="1" calcext:value-type="float">
            <text:p>1</text:p>
          </table:table-cell>
          <table:table-cell table:formula="of:=([StudentsPerformance.F259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259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259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260] = &quot;male&quot;; 1; 0)" office:value-type="float" office:value="0" calcext:value-type="float">
            <text:p>0</text:p>
          </table:table-cell>
          <table:table-cell table:formula="of:=IF([StudentsPerformance.B260] = &quot;group A&quot;; 0; IF([StudentsPerformance.B260] = &quot;group B&quot;; 1; IF([StudentsPerformance.B260] = &quot;group C&quot;; 2; IF([StudentsPerformance.B260] = &quot;group D&quot;; 3; 4))))" office:value-type="float" office:value="1" calcext:value-type="float">
            <text:p>1</text:p>
          </table:table-cell>
          <table:table-cell table:formula="of:=IF([StudentsPerformance.C260] = &quot;some high school&quot;; 0; IF([StudentsPerformance.C260] = &quot;high school&quot;; 1; IF([StudentsPerformance.C260] = &quot;some college&quot;; 2; IF([StudentsPerformance.C260] = &quot;associate's degree&quot;; 3; IF([StudentsPerformance.C260] = &quot;bachelor's degree&quot;; 4; 5)))))" office:value-type="float" office:value="2" calcext:value-type="float">
            <text:p>2</text:p>
          </table:table-cell>
          <table:table-cell table:formula="of:=IF([StudentsPerformance.D260] = &quot;standard&quot;; 1; 0)" office:value-type="float" office:value="1" calcext:value-type="float">
            <text:p>1</text:p>
          </table:table-cell>
          <table:table-cell table:formula="of:=IF([StudentsPerformance.E260] = &quot;completed&quot;; 1; 0)" office:value-type="float" office:value="0" calcext:value-type="float">
            <text:p>0</text:p>
          </table:table-cell>
          <table:table-cell table:formula="of:=([StudentsPerformance.F260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260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260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261] = &quot;male&quot;; 1; 0)" office:value-type="float" office:value="0" calcext:value-type="float">
            <text:p>0</text:p>
          </table:table-cell>
          <table:table-cell table:formula="of:=IF([StudentsPerformance.B261] = &quot;group A&quot;; 0; IF([StudentsPerformance.B261] = &quot;group B&quot;; 1; IF([StudentsPerformance.B261] = &quot;group C&quot;; 2; IF([StudentsPerformance.B261] = &quot;group D&quot;; 3; 4))))" office:value-type="float" office:value="2" calcext:value-type="float">
            <text:p>2</text:p>
          </table:table-cell>
          <table:table-cell table:formula="of:=IF([StudentsPerformance.C261] = &quot;some high school&quot;; 0; IF([StudentsPerformance.C261] = &quot;high school&quot;; 1; IF([StudentsPerformance.C261] = &quot;some college&quot;; 2; IF([StudentsPerformance.C261] = &quot;associate's degree&quot;; 3; IF([StudentsPerformance.C261] = &quot;bachelor's degree&quot;; 4; 5)))))" office:value-type="float" office:value="5" calcext:value-type="float">
            <text:p>5</text:p>
          </table:table-cell>
          <table:table-cell table:formula="of:=IF([StudentsPerformance.D261] = &quot;standard&quot;; 1; 0)" office:value-type="float" office:value="0" calcext:value-type="float">
            <text:p>0</text:p>
          </table:table-cell>
          <table:table-cell table:formula="of:=IF([StudentsPerformance.E261] = &quot;completed&quot;; 1; 0)" office:value-type="float" office:value="1" calcext:value-type="float">
            <text:p>1</text:p>
          </table:table-cell>
          <table:table-cell table:formula="of:=([StudentsPerformance.F261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261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261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262] = &quot;male&quot;; 1; 0)" office:value-type="float" office:value="0" calcext:value-type="float">
            <text:p>0</text:p>
          </table:table-cell>
          <table:table-cell table:formula="of:=IF([StudentsPerformance.B262] = &quot;group A&quot;; 0; IF([StudentsPerformance.B262] = &quot;group B&quot;; 1; IF([StudentsPerformance.B262] = &quot;group C&quot;; 2; IF([StudentsPerformance.B262] = &quot;group D&quot;; 3; 4))))" office:value-type="float" office:value="2" calcext:value-type="float">
            <text:p>2</text:p>
          </table:table-cell>
          <table:table-cell table:formula="of:=IF([StudentsPerformance.C262] = &quot;some high school&quot;; 0; IF([StudentsPerformance.C262] = &quot;high school&quot;; 1; IF([StudentsPerformance.C262] = &quot;some college&quot;; 2; IF([StudentsPerformance.C262] = &quot;associate's degree&quot;; 3; IF([StudentsPerformance.C262] = &quot;bachelor's degree&quot;; 4; 5)))))" office:value-type="float" office:value="0" calcext:value-type="float">
            <text:p>0</text:p>
          </table:table-cell>
          <table:table-cell table:formula="of:=IF([StudentsPerformance.D262] = &quot;standard&quot;; 1; 0)" office:value-type="float" office:value="0" calcext:value-type="float">
            <text:p>0</text:p>
          </table:table-cell>
          <table:table-cell table:formula="of:=IF([StudentsPerformance.E262] = &quot;completed&quot;; 1; 0)" office:value-type="float" office:value="1" calcext:value-type="float">
            <text:p>1</text:p>
          </table:table-cell>
          <table:table-cell table:formula="of:=([StudentsPerformance.F262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262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262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263] = &quot;male&quot;; 1; 0)" office:value-type="float" office:value="1" calcext:value-type="float">
            <text:p>1</text:p>
          </table:table-cell>
          <table:table-cell table:formula="of:=IF([StudentsPerformance.B263] = &quot;group A&quot;; 0; IF([StudentsPerformance.B263] = &quot;group B&quot;; 1; IF([StudentsPerformance.B263] = &quot;group C&quot;; 2; IF([StudentsPerformance.B263] = &quot;group D&quot;; 3; 4))))" office:value-type="float" office:value="2" calcext:value-type="float">
            <text:p>2</text:p>
          </table:table-cell>
          <table:table-cell table:formula="of:=IF([StudentsPerformance.C263] = &quot;some high school&quot;; 0; IF([StudentsPerformance.C263] = &quot;high school&quot;; 1; IF([StudentsPerformance.C263] = &quot;some college&quot;; 2; IF([StudentsPerformance.C263] = &quot;associate's degree&quot;; 3; IF([StudentsPerformance.C263] = &quot;bachelor's degree&quot;; 4; 5)))))" office:value-type="float" office:value="2" calcext:value-type="float">
            <text:p>2</text:p>
          </table:table-cell>
          <table:table-cell table:formula="of:=IF([StudentsPerformance.D263] = &quot;standard&quot;; 1; 0)" office:value-type="float" office:value="1" calcext:value-type="float">
            <text:p>1</text:p>
          </table:table-cell>
          <table:table-cell table:formula="of:=IF([StudentsPerformance.E263] = &quot;completed&quot;; 1; 0)" office:value-type="float" office:value="1" calcext:value-type="float">
            <text:p>1</text:p>
          </table:table-cell>
          <table:table-cell table:formula="of:=([StudentsPerformance.F263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263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263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264] = &quot;male&quot;; 1; 0)" office:value-type="float" office:value="0" calcext:value-type="float">
            <text:p>0</text:p>
          </table:table-cell>
          <table:table-cell table:formula="of:=IF([StudentsPerformance.B264] = &quot;group A&quot;; 0; IF([StudentsPerformance.B264] = &quot;group B&quot;; 1; IF([StudentsPerformance.B264] = &quot;group C&quot;; 2; IF([StudentsPerformance.B264] = &quot;group D&quot;; 3; 4))))" office:value-type="float" office:value="2" calcext:value-type="float">
            <text:p>2</text:p>
          </table:table-cell>
          <table:table-cell table:formula="of:=IF([StudentsPerformance.C264] = &quot;some high school&quot;; 0; IF([StudentsPerformance.C264] = &quot;high school&quot;; 1; IF([StudentsPerformance.C264] = &quot;some college&quot;; 2; IF([StudentsPerformance.C264] = &quot;associate's degree&quot;; 3; IF([StudentsPerformance.C264] = &quot;bachelor's degree&quot;; 4; 5)))))" office:value-type="float" office:value="0" calcext:value-type="float">
            <text:p>0</text:p>
          </table:table-cell>
          <table:table-cell table:formula="of:=IF([StudentsPerformance.D264] = &quot;standard&quot;; 1; 0)" office:value-type="float" office:value="0" calcext:value-type="float">
            <text:p>0</text:p>
          </table:table-cell>
          <table:table-cell table:formula="of:=IF([StudentsPerformance.E264] = &quot;completed&quot;; 1; 0)" office:value-type="float" office:value="0" calcext:value-type="float">
            <text:p>0</text:p>
          </table:table-cell>
          <table:table-cell table:formula="of:=([StudentsPerformance.F264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264] - [StudentsPerformance.$M$2])/[StudentsPerformance.$N$2]" office:value-type="float" office:value="-1.3129279452204" calcext:value-type="float">
            <text:p>-1.3129279452204</text:p>
          </table:table-cell>
          <table:table-cell table:formula="of:=([StudentsPerformance.H264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265] = &quot;male&quot;; 1; 0)" office:value-type="float" office:value="0" calcext:value-type="float">
            <text:p>0</text:p>
          </table:table-cell>
          <table:table-cell table:formula="of:=IF([StudentsPerformance.B265] = &quot;group A&quot;; 0; IF([StudentsPerformance.B265] = &quot;group B&quot;; 1; IF([StudentsPerformance.B265] = &quot;group C&quot;; 2; IF([StudentsPerformance.B265] = &quot;group D&quot;; 3; 4))))" office:value-type="float" office:value="4" calcext:value-type="float">
            <text:p>4</text:p>
          </table:table-cell>
          <table:table-cell table:formula="of:=IF([StudentsPerformance.C265] = &quot;some high school&quot;; 0; IF([StudentsPerformance.C265] = &quot;high school&quot;; 1; IF([StudentsPerformance.C265] = &quot;some college&quot;; 2; IF([StudentsPerformance.C265] = &quot;associate's degree&quot;; 3; IF([StudentsPerformance.C265] = &quot;bachelor's degree&quot;; 4; 5)))))" office:value-type="float" office:value="1" calcext:value-type="float">
            <text:p>1</text:p>
          </table:table-cell>
          <table:table-cell table:formula="of:=IF([StudentsPerformance.D265] = &quot;standard&quot;; 1; 0)" office:value-type="float" office:value="1" calcext:value-type="float">
            <text:p>1</text:p>
          </table:table-cell>
          <table:table-cell table:formula="of:=IF([StudentsPerformance.E265] = &quot;completed&quot;; 1; 0)" office:value-type="float" office:value="0" calcext:value-type="float">
            <text:p>0</text:p>
          </table:table-cell>
          <table:table-cell table:formula="of:=([StudentsPerformance.F265] - [StudentsPerformance.$J$2])/[StudentsPerformance.$K$2]" office:value-type="float" office:value="2.17046931043128" calcext:value-type="float">
            <text:p>2.17046931043128</text:p>
          </table:table-cell>
          <table:table-cell table:formula="of:=([StudentsPerformance.G265] - [StudentsPerformance.$M$2])/[StudentsPerformance.$N$2]" office:value-type="float" office:value="1.63223881592923" calcext:value-type="float">
            <text:p>1.63223881592923</text:p>
          </table:table-cell>
          <table:table-cell table:formula="of:=([StudentsPerformance.H265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266] = &quot;male&quot;; 1; 0)" office:value-type="float" office:value="1" calcext:value-type="float">
            <text:p>1</text:p>
          </table:table-cell>
          <table:table-cell table:formula="of:=IF([StudentsPerformance.B266] = &quot;group A&quot;; 0; IF([StudentsPerformance.B266] = &quot;group B&quot;; 1; IF([StudentsPerformance.B266] = &quot;group C&quot;; 2; IF([StudentsPerformance.B266] = &quot;group D&quot;; 3; 4))))" office:value-type="float" office:value="3" calcext:value-type="float">
            <text:p>3</text:p>
          </table:table-cell>
          <table:table-cell table:formula="of:=IF([StudentsPerformance.C266] = &quot;some high school&quot;; 0; IF([StudentsPerformance.C266] = &quot;high school&quot;; 1; IF([StudentsPerformance.C266] = &quot;some college&quot;; 2; IF([StudentsPerformance.C266] = &quot;associate's degree&quot;; 3; IF([StudentsPerformance.C266] = &quot;bachelor's degree&quot;; 4; 5)))))" office:value-type="float" office:value="1" calcext:value-type="float">
            <text:p>1</text:p>
          </table:table-cell>
          <table:table-cell table:formula="of:=IF([StudentsPerformance.D266] = &quot;standard&quot;; 1; 0)" office:value-type="float" office:value="1" calcext:value-type="float">
            <text:p>1</text:p>
          </table:table-cell>
          <table:table-cell table:formula="of:=IF([StudentsPerformance.E266] = &quot;completed&quot;; 1; 0)" office:value-type="float" office:value="0" calcext:value-type="float">
            <text:p>0</text:p>
          </table:table-cell>
          <table:table-cell table:formula="of:=([StudentsPerformance.F266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266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266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267] = &quot;male&quot;; 1; 0)" office:value-type="float" office:value="1" calcext:value-type="float">
            <text:p>1</text:p>
          </table:table-cell>
          <table:table-cell table:formula="of:=IF([StudentsPerformance.B267] = &quot;group A&quot;; 0; IF([StudentsPerformance.B267] = &quot;group B&quot;; 1; IF([StudentsPerformance.B267] = &quot;group C&quot;; 2; IF([StudentsPerformance.B267] = &quot;group D&quot;; 3; 4))))" office:value-type="float" office:value="3" calcext:value-type="float">
            <text:p>3</text:p>
          </table:table-cell>
          <table:table-cell table:formula="of:=IF([StudentsPerformance.C267] = &quot;some high school&quot;; 0; IF([StudentsPerformance.C267] = &quot;high school&quot;; 1; IF([StudentsPerformance.C267] = &quot;some college&quot;; 2; IF([StudentsPerformance.C267] = &quot;associate's degree&quot;; 3; IF([StudentsPerformance.C267] = &quot;bachelor's degree&quot;; 4; 5)))))" office:value-type="float" office:value="0" calcext:value-type="float">
            <text:p>0</text:p>
          </table:table-cell>
          <table:table-cell table:formula="of:=IF([StudentsPerformance.D267] = &quot;standard&quot;; 1; 0)" office:value-type="float" office:value="0" calcext:value-type="float">
            <text:p>0</text:p>
          </table:table-cell>
          <table:table-cell table:formula="of:=IF([StudentsPerformance.E267] = &quot;completed&quot;; 1; 0)" office:value-type="float" office:value="0" calcext:value-type="float">
            <text:p>0</text:p>
          </table:table-cell>
          <table:table-cell table:formula="of:=([StudentsPerformance.F267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267] - [StudentsPerformance.$M$2])/[StudentsPerformance.$N$2]" office:value-type="float" office:value="-1.86086594729475" calcext:value-type="float">
            <text:p>-1.86086594729475</text:p>
          </table:table-cell>
          <table:table-cell table:formula="of:=([StudentsPerformance.H267] - [StudentsPerformance.$P$2])/[StudentsPerformance.$Q$2]" office:value-type="float" office:value="-1.78037711568825" calcext:value-type="float">
            <text:p>-1.78037711568825</text:p>
          </table:table-cell>
        </table:table-row>
        <table:table-row table:style-name="ro1">
          <table:table-cell table:formula="of:=IF([StudentsPerformance.A268] = &quot;male&quot;; 1; 0)" office:value-type="float" office:value="0" calcext:value-type="float">
            <text:p>0</text:p>
          </table:table-cell>
          <table:table-cell table:formula="of:=IF([StudentsPerformance.B268] = &quot;group A&quot;; 0; IF([StudentsPerformance.B268] = &quot;group B&quot;; 1; IF([StudentsPerformance.B268] = &quot;group C&quot;; 2; IF([StudentsPerformance.B268] = &quot;group D&quot;; 3; 4))))" office:value-type="float" office:value="2" calcext:value-type="float">
            <text:p>2</text:p>
          </table:table-cell>
          <table:table-cell table:formula="of:=IF([StudentsPerformance.C268] = &quot;some high school&quot;; 0; IF([StudentsPerformance.C268] = &quot;high school&quot;; 1; IF([StudentsPerformance.C268] = &quot;some college&quot;; 2; IF([StudentsPerformance.C268] = &quot;associate's degree&quot;; 3; IF([StudentsPerformance.C268] = &quot;bachelor's degree&quot;; 4; 5)))))" office:value-type="float" office:value="4" calcext:value-type="float">
            <text:p>4</text:p>
          </table:table-cell>
          <table:table-cell table:formula="of:=IF([StudentsPerformance.D268] = &quot;standard&quot;; 1; 0)" office:value-type="float" office:value="1" calcext:value-type="float">
            <text:p>1</text:p>
          </table:table-cell>
          <table:table-cell table:formula="of:=IF([StudentsPerformance.E268] = &quot;completed&quot;; 1; 0)" office:value-type="float" office:value="0" calcext:value-type="float">
            <text:p>0</text:p>
          </table:table-cell>
          <table:table-cell table:formula="of:=([StudentsPerformance.F268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268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268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269] = &quot;male&quot;; 1; 0)" office:value-type="float" office:value="0" calcext:value-type="float">
            <text:p>0</text:p>
          </table:table-cell>
          <table:table-cell table:formula="of:=IF([StudentsPerformance.B269] = &quot;group A&quot;; 0; IF([StudentsPerformance.B269] = &quot;group B&quot;; 1; IF([StudentsPerformance.B269] = &quot;group C&quot;; 2; IF([StudentsPerformance.B269] = &quot;group D&quot;; 3; 4))))" office:value-type="float" office:value="3" calcext:value-type="float">
            <text:p>3</text:p>
          </table:table-cell>
          <table:table-cell table:formula="of:=IF([StudentsPerformance.C269] = &quot;some high school&quot;; 0; IF([StudentsPerformance.C269] = &quot;high school&quot;; 1; IF([StudentsPerformance.C269] = &quot;some college&quot;; 2; IF([StudentsPerformance.C269] = &quot;associate's degree&quot;; 3; IF([StudentsPerformance.C269] = &quot;bachelor's degree&quot;; 4; 5)))))" office:value-type="float" office:value="1" calcext:value-type="float">
            <text:p>1</text:p>
          </table:table-cell>
          <table:table-cell table:formula="of:=IF([StudentsPerformance.D269] = &quot;standard&quot;; 1; 0)" office:value-type="float" office:value="1" calcext:value-type="float">
            <text:p>1</text:p>
          </table:table-cell>
          <table:table-cell table:formula="of:=IF([StudentsPerformance.E269] = &quot;completed&quot;; 1; 0)" office:value-type="float" office:value="0" calcext:value-type="float">
            <text:p>0</text:p>
          </table:table-cell>
          <table:table-cell table:formula="of:=([StudentsPerformance.F269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269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269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270] = &quot;male&quot;; 1; 0)" office:value-type="float" office:value="0" calcext:value-type="float">
            <text:p>0</text:p>
          </table:table-cell>
          <table:table-cell table:formula="of:=IF([StudentsPerformance.B270] = &quot;group A&quot;; 0; IF([StudentsPerformance.B270] = &quot;group B&quot;; 1; IF([StudentsPerformance.B270] = &quot;group C&quot;; 2; IF([StudentsPerformance.B270] = &quot;group D&quot;; 3; 4))))" office:value-type="float" office:value="3" calcext:value-type="float">
            <text:p>3</text:p>
          </table:table-cell>
          <table:table-cell table:formula="of:=IF([StudentsPerformance.C270] = &quot;some high school&quot;; 0; IF([StudentsPerformance.C270] = &quot;high school&quot;; 1; IF([StudentsPerformance.C270] = &quot;some college&quot;; 2; IF([StudentsPerformance.C270] = &quot;associate's degree&quot;; 3; IF([StudentsPerformance.C270] = &quot;bachelor's degree&quot;; 4; 5)))))" office:value-type="float" office:value="3" calcext:value-type="float">
            <text:p>3</text:p>
          </table:table-cell>
          <table:table-cell table:formula="of:=IF([StudentsPerformance.D270] = &quot;standard&quot;; 1; 0)" office:value-type="float" office:value="1" calcext:value-type="float">
            <text:p>1</text:p>
          </table:table-cell>
          <table:table-cell table:formula="of:=IF([StudentsPerformance.E270] = &quot;completed&quot;; 1; 0)" office:value-type="float" office:value="1" calcext:value-type="float">
            <text:p>1</text:p>
          </table:table-cell>
          <table:table-cell table:formula="of:=([StudentsPerformance.F270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270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270] - [StudentsPerformance.$P$2])/[StudentsPerformance.$Q$2]" office:value-type="float" office:value="1.77326982181325" calcext:value-type="float">
            <text:p>1.77326982181325</text:p>
          </table:table-cell>
        </table:table-row>
        <table:table-row table:style-name="ro1">
          <table:table-cell table:formula="of:=IF([StudentsPerformance.A271] = &quot;male&quot;; 1; 0)" office:value-type="float" office:value="0" calcext:value-type="float">
            <text:p>0</text:p>
          </table:table-cell>
          <table:table-cell table:formula="of:=IF([StudentsPerformance.B271] = &quot;group A&quot;; 0; IF([StudentsPerformance.B271] = &quot;group B&quot;; 1; IF([StudentsPerformance.B271] = &quot;group C&quot;; 2; IF([StudentsPerformance.B271] = &quot;group D&quot;; 3; 4))))" office:value-type="float" office:value="4" calcext:value-type="float">
            <text:p>4</text:p>
          </table:table-cell>
          <table:table-cell table:formula="of:=IF([StudentsPerformance.C271] = &quot;some high school&quot;; 0; IF([StudentsPerformance.C271] = &quot;high school&quot;; 1; IF([StudentsPerformance.C271] = &quot;some college&quot;; 2; IF([StudentsPerformance.C271] = &quot;associate's degree&quot;; 3; IF([StudentsPerformance.C271] = &quot;bachelor's degree&quot;; 4; 5)))))" office:value-type="float" office:value="2" calcext:value-type="float">
            <text:p>2</text:p>
          </table:table-cell>
          <table:table-cell table:formula="of:=IF([StudentsPerformance.D271] = &quot;standard&quot;; 1; 0)" office:value-type="float" office:value="0" calcext:value-type="float">
            <text:p>0</text:p>
          </table:table-cell>
          <table:table-cell table:formula="of:=IF([StudentsPerformance.E271] = &quot;completed&quot;; 1; 0)" office:value-type="float" office:value="0" calcext:value-type="float">
            <text:p>0</text:p>
          </table:table-cell>
          <table:table-cell table:formula="of:=([StudentsPerformance.F271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271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271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272] = &quot;male&quot;; 1; 0)" office:value-type="float" office:value="1" calcext:value-type="float">
            <text:p>1</text:p>
          </table:table-cell>
          <table:table-cell table:formula="of:=IF([StudentsPerformance.B272] = &quot;group A&quot;; 0; IF([StudentsPerformance.B272] = &quot;group B&quot;; 1; IF([StudentsPerformance.B272] = &quot;group C&quot;; 2; IF([StudentsPerformance.B272] = &quot;group D&quot;; 3; 4))))" office:value-type="float" office:value="2" calcext:value-type="float">
            <text:p>2</text:p>
          </table:table-cell>
          <table:table-cell table:formula="of:=IF([StudentsPerformance.C272] = &quot;some high school&quot;; 0; IF([StudentsPerformance.C272] = &quot;high school&quot;; 1; IF([StudentsPerformance.C272] = &quot;some college&quot;; 2; IF([StudentsPerformance.C272] = &quot;associate's degree&quot;; 3; IF([StudentsPerformance.C272] = &quot;bachelor's degree&quot;; 4; 5)))))" office:value-type="float" office:value="4" calcext:value-type="float">
            <text:p>4</text:p>
          </table:table-cell>
          <table:table-cell table:formula="of:=IF([StudentsPerformance.D272] = &quot;standard&quot;; 1; 0)" office:value-type="float" office:value="1" calcext:value-type="float">
            <text:p>1</text:p>
          </table:table-cell>
          <table:table-cell table:formula="of:=IF([StudentsPerformance.E272] = &quot;completed&quot;; 1; 0)" office:value-type="float" office:value="0" calcext:value-type="float">
            <text:p>0</text:p>
          </table:table-cell>
          <table:table-cell table:formula="of:=([StudentsPerformance.F272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272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272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273] = &quot;male&quot;; 1; 0)" office:value-type="float" office:value="1" calcext:value-type="float">
            <text:p>1</text:p>
          </table:table-cell>
          <table:table-cell table:formula="of:=IF([StudentsPerformance.B273] = &quot;group A&quot;; 0; IF([StudentsPerformance.B273] = &quot;group B&quot;; 1; IF([StudentsPerformance.B273] = &quot;group C&quot;; 2; IF([StudentsPerformance.B273] = &quot;group D&quot;; 3; 4))))" office:value-type="float" office:value="2" calcext:value-type="float">
            <text:p>2</text:p>
          </table:table-cell>
          <table:table-cell table:formula="of:=IF([StudentsPerformance.C273] = &quot;some high school&quot;; 0; IF([StudentsPerformance.C273] = &quot;high school&quot;; 1; IF([StudentsPerformance.C273] = &quot;some college&quot;; 2; IF([StudentsPerformance.C273] = &quot;associate's degree&quot;; 3; IF([StudentsPerformance.C273] = &quot;bachelor's degree&quot;; 4; 5)))))" office:value-type="float" office:value="2" calcext:value-type="float">
            <text:p>2</text:p>
          </table:table-cell>
          <table:table-cell table:formula="of:=IF([StudentsPerformance.D273] = &quot;standard&quot;; 1; 0)" office:value-type="float" office:value="1" calcext:value-type="float">
            <text:p>1</text:p>
          </table:table-cell>
          <table:table-cell table:formula="of:=IF([StudentsPerformance.E273] = &quot;completed&quot;; 1; 0)" office:value-type="float" office:value="0" calcext:value-type="float">
            <text:p>0</text:p>
          </table:table-cell>
          <table:table-cell table:formula="of:=([StudentsPerformance.F273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273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273] - [StudentsPerformance.$P$2])/[StudentsPerformance.$Q$2]" office:value-type="float" office:value="-1.71456883906785" calcext:value-type="float">
            <text:p>-1.71456883906785</text:p>
          </table:table-cell>
        </table:table-row>
        <table:table-row table:style-name="ro1">
          <table:table-cell table:formula="of:=IF([StudentsPerformance.A274] = &quot;male&quot;; 1; 0)" office:value-type="float" office:value="0" calcext:value-type="float">
            <text:p>0</text:p>
          </table:table-cell>
          <table:table-cell table:formula="of:=IF([StudentsPerformance.B274] = &quot;group A&quot;; 0; IF([StudentsPerformance.B274] = &quot;group B&quot;; 1; IF([StudentsPerformance.B274] = &quot;group C&quot;; 2; IF([StudentsPerformance.B274] = &quot;group D&quot;; 3; 4))))" office:value-type="float" office:value="3" calcext:value-type="float">
            <text:p>3</text:p>
          </table:table-cell>
          <table:table-cell table:formula="of:=IF([StudentsPerformance.C274] = &quot;some high school&quot;; 0; IF([StudentsPerformance.C274] = &quot;high school&quot;; 1; IF([StudentsPerformance.C274] = &quot;some college&quot;; 2; IF([StudentsPerformance.C274] = &quot;associate's degree&quot;; 3; IF([StudentsPerformance.C274] = &quot;bachelor's degree&quot;; 4; 5)))))" office:value-type="float" office:value="3" calcext:value-type="float">
            <text:p>3</text:p>
          </table:table-cell>
          <table:table-cell table:formula="of:=IF([StudentsPerformance.D274] = &quot;standard&quot;; 1; 0)" office:value-type="float" office:value="0" calcext:value-type="float">
            <text:p>0</text:p>
          </table:table-cell>
          <table:table-cell table:formula="of:=IF([StudentsPerformance.E274] = &quot;completed&quot;; 1; 0)" office:value-type="float" office:value="0" calcext:value-type="float">
            <text:p>0</text:p>
          </table:table-cell>
          <table:table-cell table:formula="of:=([StudentsPerformance.F274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274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274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275] = &quot;male&quot;; 1; 0)" office:value-type="float" office:value="0" calcext:value-type="float">
            <text:p>0</text:p>
          </table:table-cell>
          <table:table-cell table:formula="of:=IF([StudentsPerformance.B275] = &quot;group A&quot;; 0; IF([StudentsPerformance.B275] = &quot;group B&quot;; 1; IF([StudentsPerformance.B275] = &quot;group C&quot;; 2; IF([StudentsPerformance.B275] = &quot;group D&quot;; 3; 4))))" office:value-type="float" office:value="3" calcext:value-type="float">
            <text:p>3</text:p>
          </table:table-cell>
          <table:table-cell table:formula="of:=IF([StudentsPerformance.C275] = &quot;some high school&quot;; 0; IF([StudentsPerformance.C275] = &quot;high school&quot;; 1; IF([StudentsPerformance.C275] = &quot;some college&quot;; 2; IF([StudentsPerformance.C275] = &quot;associate's degree&quot;; 3; IF([StudentsPerformance.C275] = &quot;bachelor's degree&quot;; 4; 5)))))" office:value-type="float" office:value="2" calcext:value-type="float">
            <text:p>2</text:p>
          </table:table-cell>
          <table:table-cell table:formula="of:=IF([StudentsPerformance.D275] = &quot;standard&quot;; 1; 0)" office:value-type="float" office:value="1" calcext:value-type="float">
            <text:p>1</text:p>
          </table:table-cell>
          <table:table-cell table:formula="of:=IF([StudentsPerformance.E275] = &quot;completed&quot;; 1; 0)" office:value-type="float" office:value="0" calcext:value-type="float">
            <text:p>0</text:p>
          </table:table-cell>
          <table:table-cell table:formula="of:=([StudentsPerformance.F27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275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275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276] = &quot;male&quot;; 1; 0)" office:value-type="float" office:value="1" calcext:value-type="float">
            <text:p>1</text:p>
          </table:table-cell>
          <table:table-cell table:formula="of:=IF([StudentsPerformance.B276] = &quot;group A&quot;; 0; IF([StudentsPerformance.B276] = &quot;group B&quot;; 1; IF([StudentsPerformance.B276] = &quot;group C&quot;; 2; IF([StudentsPerformance.B276] = &quot;group D&quot;; 3; 4))))" office:value-type="float" office:value="1" calcext:value-type="float">
            <text:p>1</text:p>
          </table:table-cell>
          <table:table-cell table:formula="of:=IF([StudentsPerformance.C276] = &quot;some high school&quot;; 0; IF([StudentsPerformance.C276] = &quot;high school&quot;; 1; IF([StudentsPerformance.C276] = &quot;some college&quot;; 2; IF([StudentsPerformance.C276] = &quot;associate's degree&quot;; 3; IF([StudentsPerformance.C276] = &quot;bachelor's degree&quot;; 4; 5)))))" office:value-type="float" office:value="2" calcext:value-type="float">
            <text:p>2</text:p>
          </table:table-cell>
          <table:table-cell table:formula="of:=IF([StudentsPerformance.D276] = &quot;standard&quot;; 1; 0)" office:value-type="float" office:value="1" calcext:value-type="float">
            <text:p>1</text:p>
          </table:table-cell>
          <table:table-cell table:formula="of:=IF([StudentsPerformance.E276] = &quot;completed&quot;; 1; 0)" office:value-type="float" office:value="1" calcext:value-type="float">
            <text:p>1</text:p>
          </table:table-cell>
          <table:table-cell table:formula="of:=([StudentsPerformance.F276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276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276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277] = &quot;male&quot;; 1; 0)" office:value-type="float" office:value="1" calcext:value-type="float">
            <text:p>1</text:p>
          </table:table-cell>
          <table:table-cell table:formula="of:=IF([StudentsPerformance.B277] = &quot;group A&quot;; 0; IF([StudentsPerformance.B277] = &quot;group B&quot;; 1; IF([StudentsPerformance.B277] = &quot;group C&quot;; 2; IF([StudentsPerformance.B277] = &quot;group D&quot;; 3; 4))))" office:value-type="float" office:value="2" calcext:value-type="float">
            <text:p>2</text:p>
          </table:table-cell>
          <table:table-cell table:formula="of:=IF([StudentsPerformance.C277] = &quot;some high school&quot;; 0; IF([StudentsPerformance.C277] = &quot;high school&quot;; 1; IF([StudentsPerformance.C277] = &quot;some college&quot;; 2; IF([StudentsPerformance.C277] = &quot;associate's degree&quot;; 3; IF([StudentsPerformance.C277] = &quot;bachelor's degree&quot;; 4; 5)))))" office:value-type="float" office:value="4" calcext:value-type="float">
            <text:p>4</text:p>
          </table:table-cell>
          <table:table-cell table:formula="of:=IF([StudentsPerformance.D277] = &quot;standard&quot;; 1; 0)" office:value-type="float" office:value="1" calcext:value-type="float">
            <text:p>1</text:p>
          </table:table-cell>
          <table:table-cell table:formula="of:=IF([StudentsPerformance.E277] = &quot;completed&quot;; 1; 0)" office:value-type="float" office:value="0" calcext:value-type="float">
            <text:p>0</text:p>
          </table:table-cell>
          <table:table-cell table:formula="of:=([StudentsPerformance.F277] - [StudentsPerformance.$J$2])/[StudentsPerformance.$K$2]" office:value-type="float" office:value="1.11527472604003" calcext:value-type="float">
            <text:p>1.11527472604003</text:p>
          </table:table-cell>
          <table:table-cell table:formula="of:=([StudentsPerformance.G277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277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278] = &quot;male&quot;; 1; 0)" office:value-type="float" office:value="0" calcext:value-type="float">
            <text:p>0</text:p>
          </table:table-cell>
          <table:table-cell table:formula="of:=IF([StudentsPerformance.B278] = &quot;group A&quot;; 0; IF([StudentsPerformance.B278] = &quot;group B&quot;; 1; IF([StudentsPerformance.B278] = &quot;group C&quot;; 2; IF([StudentsPerformance.B278] = &quot;group D&quot;; 3; 4))))" office:value-type="float" office:value="2" calcext:value-type="float">
            <text:p>2</text:p>
          </table:table-cell>
          <table:table-cell table:formula="of:=IF([StudentsPerformance.C278] = &quot;some high school&quot;; 0; IF([StudentsPerformance.C278] = &quot;high school&quot;; 1; IF([StudentsPerformance.C278] = &quot;some college&quot;; 2; IF([StudentsPerformance.C278] = &quot;associate's degree&quot;; 3; IF([StudentsPerformance.C278] = &quot;bachelor's degree&quot;; 4; 5)))))" office:value-type="float" office:value="0" calcext:value-type="float">
            <text:p>0</text:p>
          </table:table-cell>
          <table:table-cell table:formula="of:=IF([StudentsPerformance.D278] = &quot;standard&quot;; 1; 0)" office:value-type="float" office:value="1" calcext:value-type="float">
            <text:p>1</text:p>
          </table:table-cell>
          <table:table-cell table:formula="of:=IF([StudentsPerformance.E278] = &quot;completed&quot;; 1; 0)" office:value-type="float" office:value="1" calcext:value-type="float">
            <text:p>1</text:p>
          </table:table-cell>
          <table:table-cell table:formula="of:=([StudentsPerformance.F278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278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278] - [StudentsPerformance.$P$2])/[StudentsPerformance.$Q$2]" office:value-type="float" office:value="1.64165326857245" calcext:value-type="float">
            <text:p>1.64165326857245</text:p>
          </table:table-cell>
        </table:table-row>
        <table:table-row table:style-name="ro1">
          <table:table-cell table:formula="of:=IF([StudentsPerformance.A279] = &quot;male&quot;; 1; 0)" office:value-type="float" office:value="0" calcext:value-type="float">
            <text:p>0</text:p>
          </table:table-cell>
          <table:table-cell table:formula="of:=IF([StudentsPerformance.B279] = &quot;group A&quot;; 0; IF([StudentsPerformance.B279] = &quot;group B&quot;; 1; IF([StudentsPerformance.B279] = &quot;group C&quot;; 2; IF([StudentsPerformance.B279] = &quot;group D&quot;; 3; 4))))" office:value-type="float" office:value="4" calcext:value-type="float">
            <text:p>4</text:p>
          </table:table-cell>
          <table:table-cell table:formula="of:=IF([StudentsPerformance.C279] = &quot;some high school&quot;; 0; IF([StudentsPerformance.C279] = &quot;high school&quot;; 1; IF([StudentsPerformance.C279] = &quot;some college&quot;; 2; IF([StudentsPerformance.C279] = &quot;associate's degree&quot;; 3; IF([StudentsPerformance.C279] = &quot;bachelor's degree&quot;; 4; 5)))))" office:value-type="float" office:value="1" calcext:value-type="float">
            <text:p>1</text:p>
          </table:table-cell>
          <table:table-cell table:formula="of:=IF([StudentsPerformance.D279] = &quot;standard&quot;; 1; 0)" office:value-type="float" office:value="1" calcext:value-type="float">
            <text:p>1</text:p>
          </table:table-cell>
          <table:table-cell table:formula="of:=IF([StudentsPerformance.E279] = &quot;completed&quot;; 1; 0)" office:value-type="float" office:value="1" calcext:value-type="float">
            <text:p>1</text:p>
          </table:table-cell>
          <table:table-cell table:formula="of:=([StudentsPerformance.F279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279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279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280] = &quot;male&quot;; 1; 0)" office:value-type="float" office:value="0" calcext:value-type="float">
            <text:p>0</text:p>
          </table:table-cell>
          <table:table-cell table:formula="of:=IF([StudentsPerformance.B280] = &quot;group A&quot;; 0; IF([StudentsPerformance.B280] = &quot;group B&quot;; 1; IF([StudentsPerformance.B280] = &quot;group C&quot;; 2; IF([StudentsPerformance.B280] = &quot;group D&quot;; 3; 4))))" office:value-type="float" office:value="2" calcext:value-type="float">
            <text:p>2</text:p>
          </table:table-cell>
          <table:table-cell table:formula="of:=IF([StudentsPerformance.C280] = &quot;some high school&quot;; 0; IF([StudentsPerformance.C280] = &quot;high school&quot;; 1; IF([StudentsPerformance.C280] = &quot;some college&quot;; 2; IF([StudentsPerformance.C280] = &quot;associate's degree&quot;; 3; IF([StudentsPerformance.C280] = &quot;bachelor's degree&quot;; 4; 5)))))" office:value-type="float" office:value="0" calcext:value-type="float">
            <text:p>0</text:p>
          </table:table-cell>
          <table:table-cell table:formula="of:=IF([StudentsPerformance.D280] = &quot;standard&quot;; 1; 0)" office:value-type="float" office:value="0" calcext:value-type="float">
            <text:p>0</text:p>
          </table:table-cell>
          <table:table-cell table:formula="of:=IF([StudentsPerformance.E280] = &quot;completed&quot;; 1; 0)" office:value-type="float" office:value="0" calcext:value-type="float">
            <text:p>0</text:p>
          </table:table-cell>
          <table:table-cell table:formula="of:=([StudentsPerformance.F280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280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280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281] = &quot;male&quot;; 1; 0)" office:value-type="float" office:value="1" calcext:value-type="float">
            <text:p>1</text:p>
          </table:table-cell>
          <table:table-cell table:formula="of:=IF([StudentsPerformance.B281] = &quot;group A&quot;; 0; IF([StudentsPerformance.B281] = &quot;group B&quot;; 1; IF([StudentsPerformance.B281] = &quot;group C&quot;; 2; IF([StudentsPerformance.B281] = &quot;group D&quot;; 3; 4))))" office:value-type="float" office:value="1" calcext:value-type="float">
            <text:p>1</text:p>
          </table:table-cell>
          <table:table-cell table:formula="of:=IF([StudentsPerformance.C281] = &quot;some high school&quot;; 0; IF([StudentsPerformance.C281] = &quot;high school&quot;; 1; IF([StudentsPerformance.C281] = &quot;some college&quot;; 2; IF([StudentsPerformance.C281] = &quot;associate's degree&quot;; 3; IF([StudentsPerformance.C281] = &quot;bachelor's degree&quot;; 4; 5)))))" office:value-type="float" office:value="4" calcext:value-type="float">
            <text:p>4</text:p>
          </table:table-cell>
          <table:table-cell table:formula="of:=IF([StudentsPerformance.D281] = &quot;standard&quot;; 1; 0)" office:value-type="float" office:value="0" calcext:value-type="float">
            <text:p>0</text:p>
          </table:table-cell>
          <table:table-cell table:formula="of:=IF([StudentsPerformance.E281] = &quot;completed&quot;; 1; 0)" office:value-type="float" office:value="0" calcext:value-type="float">
            <text:p>0</text:p>
          </table:table-cell>
          <table:table-cell table:formula="of:=([StudentsPerformance.F281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281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281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282] = &quot;male&quot;; 1; 0)" office:value-type="float" office:value="1" calcext:value-type="float">
            <text:p>1</text:p>
          </table:table-cell>
          <table:table-cell table:formula="of:=IF([StudentsPerformance.B282] = &quot;group A&quot;; 0; IF([StudentsPerformance.B282] = &quot;group B&quot;; 1; IF([StudentsPerformance.B282] = &quot;group C&quot;; 2; IF([StudentsPerformance.B282] = &quot;group D&quot;; 3; 4))))" office:value-type="float" office:value="3" calcext:value-type="float">
            <text:p>3</text:p>
          </table:table-cell>
          <table:table-cell table:formula="of:=IF([StudentsPerformance.C282] = &quot;some high school&quot;; 0; IF([StudentsPerformance.C282] = &quot;high school&quot;; 1; IF([StudentsPerformance.C282] = &quot;some college&quot;; 2; IF([StudentsPerformance.C282] = &quot;associate's degree&quot;; 3; IF([StudentsPerformance.C282] = &quot;bachelor's degree&quot;; 4; 5)))))" office:value-type="float" office:value="1" calcext:value-type="float">
            <text:p>1</text:p>
          </table:table-cell>
          <table:table-cell table:formula="of:=IF([StudentsPerformance.D282] = &quot;standard&quot;; 1; 0)" office:value-type="float" office:value="1" calcext:value-type="float">
            <text:p>1</text:p>
          </table:table-cell>
          <table:table-cell table:formula="of:=IF([StudentsPerformance.E282] = &quot;completed&quot;; 1; 0)" office:value-type="float" office:value="0" calcext:value-type="float">
            <text:p>0</text:p>
          </table:table-cell>
          <table:table-cell table:formula="of:=([StudentsPerformance.F282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282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282] - [StudentsPerformance.$P$2])/[StudentsPerformance.$Q$2]" office:value-type="float" office:value="-1.71456883906785" calcext:value-type="float">
            <text:p>-1.71456883906785</text:p>
          </table:table-cell>
        </table:table-row>
        <table:table-row table:style-name="ro1">
          <table:table-cell table:formula="of:=IF([StudentsPerformance.A283] = &quot;male&quot;; 1; 0)" office:value-type="float" office:value="1" calcext:value-type="float">
            <text:p>1</text:p>
          </table:table-cell>
          <table:table-cell table:formula="of:=IF([StudentsPerformance.B283] = &quot;group A&quot;; 0; IF([StudentsPerformance.B283] = &quot;group B&quot;; 1; IF([StudentsPerformance.B283] = &quot;group C&quot;; 2; IF([StudentsPerformance.B283] = &quot;group D&quot;; 3; 4))))" office:value-type="float" office:value="3" calcext:value-type="float">
            <text:p>3</text:p>
          </table:table-cell>
          <table:table-cell table:formula="of:=IF([StudentsPerformance.C283] = &quot;some high school&quot;; 0; IF([StudentsPerformance.C283] = &quot;high school&quot;; 1; IF([StudentsPerformance.C283] = &quot;some college&quot;; 2; IF([StudentsPerformance.C283] = &quot;associate's degree&quot;; 3; IF([StudentsPerformance.C283] = &quot;bachelor's degree&quot;; 4; 5)))))" office:value-type="float" office:value="1" calcext:value-type="float">
            <text:p>1</text:p>
          </table:table-cell>
          <table:table-cell table:formula="of:=IF([StudentsPerformance.D283] = &quot;standard&quot;; 1; 0)" office:value-type="float" office:value="1" calcext:value-type="float">
            <text:p>1</text:p>
          </table:table-cell>
          <table:table-cell table:formula="of:=IF([StudentsPerformance.E283] = &quot;completed&quot;; 1; 0)" office:value-type="float" office:value="0" calcext:value-type="float">
            <text:p>0</text:p>
          </table:table-cell>
          <table:table-cell table:formula="of:=([StudentsPerformance.F283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283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283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284] = &quot;male&quot;; 1; 0)" office:value-type="float" office:value="0" calcext:value-type="float">
            <text:p>0</text:p>
          </table:table-cell>
          <table:table-cell table:formula="of:=IF([StudentsPerformance.B284] = &quot;group A&quot;; 0; IF([StudentsPerformance.B284] = &quot;group B&quot;; 1; IF([StudentsPerformance.B284] = &quot;group C&quot;; 2; IF([StudentsPerformance.B284] = &quot;group D&quot;; 3; 4))))" office:value-type="float" office:value="3" calcext:value-type="float">
            <text:p>3</text:p>
          </table:table-cell>
          <table:table-cell table:formula="of:=IF([StudentsPerformance.C284] = &quot;some high school&quot;; 0; IF([StudentsPerformance.C284] = &quot;high school&quot;; 1; IF([StudentsPerformance.C284] = &quot;some college&quot;; 2; IF([StudentsPerformance.C284] = &quot;associate's degree&quot;; 3; IF([StudentsPerformance.C284] = &quot;bachelor's degree&quot;; 4; 5)))))" office:value-type="float" office:value="4" calcext:value-type="float">
            <text:p>4</text:p>
          </table:table-cell>
          <table:table-cell table:formula="of:=IF([StudentsPerformance.D284] = &quot;standard&quot;; 1; 0)" office:value-type="float" office:value="0" calcext:value-type="float">
            <text:p>0</text:p>
          </table:table-cell>
          <table:table-cell table:formula="of:=IF([StudentsPerformance.E284] = &quot;completed&quot;; 1; 0)" office:value-type="float" office:value="0" calcext:value-type="float">
            <text:p>0</text:p>
          </table:table-cell>
          <table:table-cell table:formula="of:=([StudentsPerformance.F284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284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284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285] = &quot;male&quot;; 1; 0)" office:value-type="float" office:value="0" calcext:value-type="float">
            <text:p>0</text:p>
          </table:table-cell>
          <table:table-cell table:formula="of:=IF([StudentsPerformance.B285] = &quot;group A&quot;; 0; IF([StudentsPerformance.B285] = &quot;group B&quot;; 1; IF([StudentsPerformance.B285] = &quot;group C&quot;; 2; IF([StudentsPerformance.B285] = &quot;group D&quot;; 3; 4))))" office:value-type="float" office:value="3" calcext:value-type="float">
            <text:p>3</text:p>
          </table:table-cell>
          <table:table-cell table:formula="of:=IF([StudentsPerformance.C285] = &quot;some high school&quot;; 0; IF([StudentsPerformance.C285] = &quot;high school&quot;; 1; IF([StudentsPerformance.C285] = &quot;some college&quot;; 2; IF([StudentsPerformance.C285] = &quot;associate's degree&quot;; 3; IF([StudentsPerformance.C285] = &quot;bachelor's degree&quot;; 4; 5)))))" office:value-type="float" office:value="2" calcext:value-type="float">
            <text:p>2</text:p>
          </table:table-cell>
          <table:table-cell table:formula="of:=IF([StudentsPerformance.D285] = &quot;standard&quot;; 1; 0)" office:value-type="float" office:value="0" calcext:value-type="float">
            <text:p>0</text:p>
          </table:table-cell>
          <table:table-cell table:formula="of:=IF([StudentsPerformance.E285] = &quot;completed&quot;; 1; 0)" office:value-type="float" office:value="1" calcext:value-type="float">
            <text:p>1</text:p>
          </table:table-cell>
          <table:table-cell table:formula="of:=([StudentsPerformance.F285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285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285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286] = &quot;male&quot;; 1; 0)" office:value-type="float" office:value="0" calcext:value-type="float">
            <text:p>0</text:p>
          </table:table-cell>
          <table:table-cell table:formula="of:=IF([StudentsPerformance.B286] = &quot;group A&quot;; 0; IF([StudentsPerformance.B286] = &quot;group B&quot;; 1; IF([StudentsPerformance.B286] = &quot;group C&quot;; 2; IF([StudentsPerformance.B286] = &quot;group D&quot;; 3; 4))))" office:value-type="float" office:value="1" calcext:value-type="float">
            <text:p>1</text:p>
          </table:table-cell>
          <table:table-cell table:formula="of:=IF([StudentsPerformance.C286] = &quot;some high school&quot;; 0; IF([StudentsPerformance.C286] = &quot;high school&quot;; 1; IF([StudentsPerformance.C286] = &quot;some college&quot;; 2; IF([StudentsPerformance.C286] = &quot;associate's degree&quot;; 3; IF([StudentsPerformance.C286] = &quot;bachelor's degree&quot;; 4; 5)))))" office:value-type="float" office:value="0" calcext:value-type="float">
            <text:p>0</text:p>
          </table:table-cell>
          <table:table-cell table:formula="of:=IF([StudentsPerformance.D286] = &quot;standard&quot;; 1; 0)" office:value-type="float" office:value="1" calcext:value-type="float">
            <text:p>1</text:p>
          </table:table-cell>
          <table:table-cell table:formula="of:=IF([StudentsPerformance.E286] = &quot;completed&quot;; 1; 0)" office:value-type="float" office:value="0" calcext:value-type="float">
            <text:p>0</text:p>
          </table:table-cell>
          <table:table-cell table:formula="of:=([StudentsPerformance.F286] - [StudentsPerformance.$J$2])/[StudentsPerformance.$K$2]" office:value-type="float" office:value="-1.91840970408482" calcext:value-type="float">
            <text:p>-1.91840970408482</text:p>
          </table:table-cell>
          <table:table-cell table:formula="of:=([StudentsPerformance.G286] - [StudentsPerformance.$M$2])/[StudentsPerformance.$N$2]" office:value-type="float" office:value="-1.58689694625757" calcext:value-type="float">
            <text:p>-1.58689694625757</text:p>
          </table:table-cell>
          <table:table-cell table:formula="of:=([StudentsPerformance.H286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287] = &quot;male&quot;; 1; 0)" office:value-type="float" office:value="1" calcext:value-type="float">
            <text:p>1</text:p>
          </table:table-cell>
          <table:table-cell table:formula="of:=IF([StudentsPerformance.B287] = &quot;group A&quot;; 0; IF([StudentsPerformance.B287] = &quot;group B&quot;; 1; IF([StudentsPerformance.B287] = &quot;group C&quot;; 2; IF([StudentsPerformance.B287] = &quot;group D&quot;; 3; 4))))" office:value-type="float" office:value="1" calcext:value-type="float">
            <text:p>1</text:p>
          </table:table-cell>
          <table:table-cell table:formula="of:=IF([StudentsPerformance.C287] = &quot;some high school&quot;; 0; IF([StudentsPerformance.C287] = &quot;high school&quot;; 1; IF([StudentsPerformance.C287] = &quot;some college&quot;; 2; IF([StudentsPerformance.C287] = &quot;associate's degree&quot;; 3; IF([StudentsPerformance.C287] = &quot;bachelor's degree&quot;; 4; 5)))))" office:value-type="float" office:value="3" calcext:value-type="float">
            <text:p>3</text:p>
          </table:table-cell>
          <table:table-cell table:formula="of:=IF([StudentsPerformance.D287] = &quot;standard&quot;; 1; 0)" office:value-type="float" office:value="1" calcext:value-type="float">
            <text:p>1</text:p>
          </table:table-cell>
          <table:table-cell table:formula="of:=IF([StudentsPerformance.E287] = &quot;completed&quot;; 1; 0)" office:value-type="float" office:value="1" calcext:value-type="float">
            <text:p>1</text:p>
          </table:table-cell>
          <table:table-cell table:formula="of:=([StudentsPerformance.F287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287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287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288] = &quot;male&quot;; 1; 0)" office:value-type="float" office:value="1" calcext:value-type="float">
            <text:p>1</text:p>
          </table:table-cell>
          <table:table-cell table:formula="of:=IF([StudentsPerformance.B288] = &quot;group A&quot;; 0; IF([StudentsPerformance.B288] = &quot;group B&quot;; 1; IF([StudentsPerformance.B288] = &quot;group C&quot;; 2; IF([StudentsPerformance.B288] = &quot;group D&quot;; 3; 4))))" office:value-type="float" office:value="4" calcext:value-type="float">
            <text:p>4</text:p>
          </table:table-cell>
          <table:table-cell table:formula="of:=IF([StudentsPerformance.C288] = &quot;some high school&quot;; 0; IF([StudentsPerformance.C288] = &quot;high school&quot;; 1; IF([StudentsPerformance.C288] = &quot;some college&quot;; 2; IF([StudentsPerformance.C288] = &quot;associate's degree&quot;; 3; IF([StudentsPerformance.C288] = &quot;bachelor's degree&quot;; 4; 5)))))" office:value-type="float" office:value="3" calcext:value-type="float">
            <text:p>3</text:p>
          </table:table-cell>
          <table:table-cell table:formula="of:=IF([StudentsPerformance.D288] = &quot;standard&quot;; 1; 0)" office:value-type="float" office:value="1" calcext:value-type="float">
            <text:p>1</text:p>
          </table:table-cell>
          <table:table-cell table:formula="of:=IF([StudentsPerformance.E288] = &quot;completed&quot;; 1; 0)" office:value-type="float" office:value="1" calcext:value-type="float">
            <text:p>1</text:p>
          </table:table-cell>
          <table:table-cell table:formula="of:=([StudentsPerformance.F288] - [StudentsPerformance.$J$2])/[StudentsPerformance.$K$2]" office:value-type="float" office:value="2.03856998738238" calcext:value-type="float">
            <text:p>2.03856998738238</text:p>
          </table:table-cell>
          <table:table-cell table:formula="of:=([StudentsPerformance.G288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288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289] = &quot;male&quot;; 1; 0)" office:value-type="float" office:value="0" calcext:value-type="float">
            <text:p>0</text:p>
          </table:table-cell>
          <table:table-cell table:formula="of:=IF([StudentsPerformance.B289] = &quot;group A&quot;; 0; IF([StudentsPerformance.B289] = &quot;group B&quot;; 1; IF([StudentsPerformance.B289] = &quot;group C&quot;; 2; IF([StudentsPerformance.B289] = &quot;group D&quot;; 3; 4))))" office:value-type="float" office:value="1" calcext:value-type="float">
            <text:p>1</text:p>
          </table:table-cell>
          <table:table-cell table:formula="of:=IF([StudentsPerformance.C289] = &quot;some high school&quot;; 0; IF([StudentsPerformance.C289] = &quot;high school&quot;; 1; IF([StudentsPerformance.C289] = &quot;some college&quot;; 2; IF([StudentsPerformance.C289] = &quot;associate's degree&quot;; 3; IF([StudentsPerformance.C289] = &quot;bachelor's degree&quot;; 4; 5)))))" office:value-type="float" office:value="0" calcext:value-type="float">
            <text:p>0</text:p>
          </table:table-cell>
          <table:table-cell table:formula="of:=IF([StudentsPerformance.D289] = &quot;standard&quot;; 1; 0)" office:value-type="float" office:value="1" calcext:value-type="float">
            <text:p>1</text:p>
          </table:table-cell>
          <table:table-cell table:formula="of:=IF([StudentsPerformance.E289] = &quot;completed&quot;; 1; 0)" office:value-type="float" office:value="0" calcext:value-type="float">
            <text:p>0</text:p>
          </table:table-cell>
          <table:table-cell table:formula="of:=([StudentsPerformance.F289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289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289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290] = &quot;male&quot;; 1; 0)" office:value-type="float" office:value="1" calcext:value-type="float">
            <text:p>1</text:p>
          </table:table-cell>
          <table:table-cell table:formula="of:=IF([StudentsPerformance.B290] = &quot;group A&quot;; 0; IF([StudentsPerformance.B290] = &quot;group B&quot;; 1; IF([StudentsPerformance.B290] = &quot;group C&quot;; 2; IF([StudentsPerformance.B290] = &quot;group D&quot;; 3; 4))))" office:value-type="float" office:value="1" calcext:value-type="float">
            <text:p>1</text:p>
          </table:table-cell>
          <table:table-cell table:formula="of:=IF([StudentsPerformance.C290] = &quot;some high school&quot;; 0; IF([StudentsPerformance.C290] = &quot;high school&quot;; 1; IF([StudentsPerformance.C290] = &quot;some college&quot;; 2; IF([StudentsPerformance.C290] = &quot;associate's degree&quot;; 3; IF([StudentsPerformance.C290] = &quot;bachelor's degree&quot;; 4; 5)))))" office:value-type="float" office:value="4" calcext:value-type="float">
            <text:p>4</text:p>
          </table:table-cell>
          <table:table-cell table:formula="of:=IF([StudentsPerformance.D290] = &quot;standard&quot;; 1; 0)" office:value-type="float" office:value="0" calcext:value-type="float">
            <text:p>0</text:p>
          </table:table-cell>
          <table:table-cell table:formula="of:=IF([StudentsPerformance.E290] = &quot;completed&quot;; 1; 0)" office:value-type="float" office:value="0" calcext:value-type="float">
            <text:p>0</text:p>
          </table:table-cell>
          <table:table-cell table:formula="of:=([StudentsPerformance.F290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290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290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291] = &quot;male&quot;; 1; 0)" office:value-type="float" office:value="1" calcext:value-type="float">
            <text:p>1</text:p>
          </table:table-cell>
          <table:table-cell table:formula="of:=IF([StudentsPerformance.B291] = &quot;group A&quot;; 0; IF([StudentsPerformance.B291] = &quot;group B&quot;; 1; IF([StudentsPerformance.B291] = &quot;group C&quot;; 2; IF([StudentsPerformance.B291] = &quot;group D&quot;; 3; 4))))" office:value-type="float" office:value="4" calcext:value-type="float">
            <text:p>4</text:p>
          </table:table-cell>
          <table:table-cell table:formula="of:=IF([StudentsPerformance.C291] = &quot;some high school&quot;; 0; IF([StudentsPerformance.C291] = &quot;high school&quot;; 1; IF([StudentsPerformance.C291] = &quot;some college&quot;; 2; IF([StudentsPerformance.C291] = &quot;associate's degree&quot;; 3; IF([StudentsPerformance.C291] = &quot;bachelor's degree&quot;; 4; 5)))))" office:value-type="float" office:value="0" calcext:value-type="float">
            <text:p>0</text:p>
          </table:table-cell>
          <table:table-cell table:formula="of:=IF([StudentsPerformance.D291] = &quot;standard&quot;; 1; 0)" office:value-type="float" office:value="1" calcext:value-type="float">
            <text:p>1</text:p>
          </table:table-cell>
          <table:table-cell table:formula="of:=IF([StudentsPerformance.E291] = &quot;completed&quot;; 1; 0)" office:value-type="float" office:value="1" calcext:value-type="float">
            <text:p>1</text:p>
          </table:table-cell>
          <table:table-cell table:formula="of:=([StudentsPerformance.F291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291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291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292] = &quot;male&quot;; 1; 0)" office:value-type="float" office:value="1" calcext:value-type="float">
            <text:p>1</text:p>
          </table:table-cell>
          <table:table-cell table:formula="of:=IF([StudentsPerformance.B292] = &quot;group A&quot;; 0; IF([StudentsPerformance.B292] = &quot;group B&quot;; 1; IF([StudentsPerformance.B292] = &quot;group C&quot;; 2; IF([StudentsPerformance.B292] = &quot;group D&quot;; 3; 4))))" office:value-type="float" office:value="2" calcext:value-type="float">
            <text:p>2</text:p>
          </table:table-cell>
          <table:table-cell table:formula="of:=IF([StudentsPerformance.C292] = &quot;some high school&quot;; 0; IF([StudentsPerformance.C292] = &quot;high school&quot;; 1; IF([StudentsPerformance.C292] = &quot;some college&quot;; 2; IF([StudentsPerformance.C292] = &quot;associate's degree&quot;; 3; IF([StudentsPerformance.C292] = &quot;bachelor's degree&quot;; 4; 5)))))" office:value-type="float" office:value="3" calcext:value-type="float">
            <text:p>3</text:p>
          </table:table-cell>
          <table:table-cell table:formula="of:=IF([StudentsPerformance.D292] = &quot;standard&quot;; 1; 0)" office:value-type="float" office:value="1" calcext:value-type="float">
            <text:p>1</text:p>
          </table:table-cell>
          <table:table-cell table:formula="of:=IF([StudentsPerformance.E292] = &quot;completed&quot;; 1; 0)" office:value-type="float" office:value="0" calcext:value-type="float">
            <text:p>0</text:p>
          </table:table-cell>
          <table:table-cell table:formula="of:=([StudentsPerformance.F292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292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292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293] = &quot;male&quot;; 1; 0)" office:value-type="float" office:value="1" calcext:value-type="float">
            <text:p>1</text:p>
          </table:table-cell>
          <table:table-cell table:formula="of:=IF([StudentsPerformance.B293] = &quot;group A&quot;; 0; IF([StudentsPerformance.B293] = &quot;group B&quot;; 1; IF([StudentsPerformance.B293] = &quot;group C&quot;; 2; IF([StudentsPerformance.B293] = &quot;group D&quot;; 3; 4))))" office:value-type="float" office:value="3" calcext:value-type="float">
            <text:p>3</text:p>
          </table:table-cell>
          <table:table-cell table:formula="of:=IF([StudentsPerformance.C293] = &quot;some high school&quot;; 0; IF([StudentsPerformance.C293] = &quot;high school&quot;; 1; IF([StudentsPerformance.C293] = &quot;some college&quot;; 2; IF([StudentsPerformance.C293] = &quot;associate's degree&quot;; 3; IF([StudentsPerformance.C293] = &quot;bachelor's degree&quot;; 4; 5)))))" office:value-type="float" office:value="0" calcext:value-type="float">
            <text:p>0</text:p>
          </table:table-cell>
          <table:table-cell table:formula="of:=IF([StudentsPerformance.D293] = &quot;standard&quot;; 1; 0)" office:value-type="float" office:value="1" calcext:value-type="float">
            <text:p>1</text:p>
          </table:table-cell>
          <table:table-cell table:formula="of:=IF([StudentsPerformance.E293] = &quot;completed&quot;; 1; 0)" office:value-type="float" office:value="0" calcext:value-type="float">
            <text:p>0</text:p>
          </table:table-cell>
          <table:table-cell table:formula="of:=([StudentsPerformance.F293] - [StudentsPerformance.$J$2])/[StudentsPerformance.$K$2]" office:value-type="float" office:value="1.31312371061339" calcext:value-type="float">
            <text:p>1.31312371061339</text:p>
          </table:table-cell>
          <table:table-cell table:formula="of:=([StudentsPerformance.G293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293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294] = &quot;male&quot;; 1; 0)" office:value-type="float" office:value="1" calcext:value-type="float">
            <text:p>1</text:p>
          </table:table-cell>
          <table:table-cell table:formula="of:=IF([StudentsPerformance.B294] = &quot;group A&quot;; 0; IF([StudentsPerformance.B294] = &quot;group B&quot;; 1; IF([StudentsPerformance.B294] = &quot;group C&quot;; 2; IF([StudentsPerformance.B294] = &quot;group D&quot;; 3; 4))))" office:value-type="float" office:value="2" calcext:value-type="float">
            <text:p>2</text:p>
          </table:table-cell>
          <table:table-cell table:formula="of:=IF([StudentsPerformance.C294] = &quot;some high school&quot;; 0; IF([StudentsPerformance.C294] = &quot;high school&quot;; 1; IF([StudentsPerformance.C294] = &quot;some college&quot;; 2; IF([StudentsPerformance.C294] = &quot;associate's degree&quot;; 3; IF([StudentsPerformance.C294] = &quot;bachelor's degree&quot;; 4; 5)))))" office:value-type="float" office:value="0" calcext:value-type="float">
            <text:p>0</text:p>
          </table:table-cell>
          <table:table-cell table:formula="of:=IF([StudentsPerformance.D294] = &quot;standard&quot;; 1; 0)" office:value-type="float" office:value="1" calcext:value-type="float">
            <text:p>1</text:p>
          </table:table-cell>
          <table:table-cell table:formula="of:=IF([StudentsPerformance.E294] = &quot;completed&quot;; 1; 0)" office:value-type="float" office:value="1" calcext:value-type="float">
            <text:p>1</text:p>
          </table:table-cell>
          <table:table-cell table:formula="of:=([StudentsPerformance.F294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294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294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295] = &quot;male&quot;; 1; 0)" office:value-type="float" office:value="0" calcext:value-type="float">
            <text:p>0</text:p>
          </table:table-cell>
          <table:table-cell table:formula="of:=IF([StudentsPerformance.B295] = &quot;group A&quot;; 0; IF([StudentsPerformance.B295] = &quot;group B&quot;; 1; IF([StudentsPerformance.B295] = &quot;group C&quot;; 2; IF([StudentsPerformance.B295] = &quot;group D&quot;; 3; 4))))" office:value-type="float" office:value="4" calcext:value-type="float">
            <text:p>4</text:p>
          </table:table-cell>
          <table:table-cell table:formula="of:=IF([StudentsPerformance.C295] = &quot;some high school&quot;; 0; IF([StudentsPerformance.C295] = &quot;high school&quot;; 1; IF([StudentsPerformance.C295] = &quot;some college&quot;; 2; IF([StudentsPerformance.C295] = &quot;associate's degree&quot;; 3; IF([StudentsPerformance.C295] = &quot;bachelor's degree&quot;; 4; 5)))))" office:value-type="float" office:value="4" calcext:value-type="float">
            <text:p>4</text:p>
          </table:table-cell>
          <table:table-cell table:formula="of:=IF([StudentsPerformance.D295] = &quot;standard&quot;; 1; 0)" office:value-type="float" office:value="1" calcext:value-type="float">
            <text:p>1</text:p>
          </table:table-cell>
          <table:table-cell table:formula="of:=IF([StudentsPerformance.E295] = &quot;completed&quot;; 1; 0)" office:value-type="float" office:value="0" calcext:value-type="float">
            <text:p>0</text:p>
          </table:table-cell>
          <table:table-cell table:formula="of:=([StudentsPerformance.F29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295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295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296] = &quot;male&quot;; 1; 0)" office:value-type="float" office:value="1" calcext:value-type="float">
            <text:p>1</text:p>
          </table:table-cell>
          <table:table-cell table:formula="of:=IF([StudentsPerformance.B296] = &quot;group A&quot;; 0; IF([StudentsPerformance.B296] = &quot;group B&quot;; 1; IF([StudentsPerformance.B296] = &quot;group C&quot;; 2; IF([StudentsPerformance.B296] = &quot;group D&quot;; 3; 4))))" office:value-type="float" office:value="3" calcext:value-type="float">
            <text:p>3</text:p>
          </table:table-cell>
          <table:table-cell table:formula="of:=IF([StudentsPerformance.C296] = &quot;some high school&quot;; 0; IF([StudentsPerformance.C296] = &quot;high school&quot;; 1; IF([StudentsPerformance.C296] = &quot;some college&quot;; 2; IF([StudentsPerformance.C296] = &quot;associate's degree&quot;; 3; IF([StudentsPerformance.C296] = &quot;bachelor's degree&quot;; 4; 5)))))" office:value-type="float" office:value="1" calcext:value-type="float">
            <text:p>1</text:p>
          </table:table-cell>
          <table:table-cell table:formula="of:=IF([StudentsPerformance.D296] = &quot;standard&quot;; 1; 0)" office:value-type="float" office:value="0" calcext:value-type="float">
            <text:p>0</text:p>
          </table:table-cell>
          <table:table-cell table:formula="of:=IF([StudentsPerformance.E296] = &quot;completed&quot;; 1; 0)" office:value-type="float" office:value="1" calcext:value-type="float">
            <text:p>1</text:p>
          </table:table-cell>
          <table:table-cell table:formula="of:=([StudentsPerformance.F296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296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296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297] = &quot;male&quot;; 1; 0)" office:value-type="float" office:value="1" calcext:value-type="float">
            <text:p>1</text:p>
          </table:table-cell>
          <table:table-cell table:formula="of:=IF([StudentsPerformance.B297] = &quot;group A&quot;; 0; IF([StudentsPerformance.B297] = &quot;group B&quot;; 1; IF([StudentsPerformance.B297] = &quot;group C&quot;; 2; IF([StudentsPerformance.B297] = &quot;group D&quot;; 3; 4))))" office:value-type="float" office:value="1" calcext:value-type="float">
            <text:p>1</text:p>
          </table:table-cell>
          <table:table-cell table:formula="of:=IF([StudentsPerformance.C297] = &quot;some high school&quot;; 0; IF([StudentsPerformance.C297] = &quot;high school&quot;; 1; IF([StudentsPerformance.C297] = &quot;some college&quot;; 2; IF([StudentsPerformance.C297] = &quot;associate's degree&quot;; 3; IF([StudentsPerformance.C297] = &quot;bachelor's degree&quot;; 4; 5)))))" office:value-type="float" office:value="3" calcext:value-type="float">
            <text:p>3</text:p>
          </table:table-cell>
          <table:table-cell table:formula="of:=IF([StudentsPerformance.D297] = &quot;standard&quot;; 1; 0)" office:value-type="float" office:value="0" calcext:value-type="float">
            <text:p>0</text:p>
          </table:table-cell>
          <table:table-cell table:formula="of:=IF([StudentsPerformance.E297] = &quot;completed&quot;; 1; 0)" office:value-type="float" office:value="0" calcext:value-type="float">
            <text:p>0</text:p>
          </table:table-cell>
          <table:table-cell table:formula="of:=([StudentsPerformance.F297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297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297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298] = &quot;male&quot;; 1; 0)" office:value-type="float" office:value="1" calcext:value-type="float">
            <text:p>1</text:p>
          </table:table-cell>
          <table:table-cell table:formula="of:=IF([StudentsPerformance.B298] = &quot;group A&quot;; 0; IF([StudentsPerformance.B298] = &quot;group B&quot;; 1; IF([StudentsPerformance.B298] = &quot;group C&quot;; 2; IF([StudentsPerformance.B298] = &quot;group D&quot;; 3; 4))))" office:value-type="float" office:value="0" calcext:value-type="float">
            <text:p>0</text:p>
          </table:table-cell>
          <table:table-cell table:formula="of:=IF([StudentsPerformance.C298] = &quot;some high school&quot;; 0; IF([StudentsPerformance.C298] = &quot;high school&quot;; 1; IF([StudentsPerformance.C298] = &quot;some college&quot;; 2; IF([StudentsPerformance.C298] = &quot;associate's degree&quot;; 3; IF([StudentsPerformance.C298] = &quot;bachelor's degree&quot;; 4; 5)))))" office:value-type="float" office:value="0" calcext:value-type="float">
            <text:p>0</text:p>
          </table:table-cell>
          <table:table-cell table:formula="of:=IF([StudentsPerformance.D298] = &quot;standard&quot;; 1; 0)" office:value-type="float" office:value="1" calcext:value-type="float">
            <text:p>1</text:p>
          </table:table-cell>
          <table:table-cell table:formula="of:=IF([StudentsPerformance.E298] = &quot;completed&quot;; 1; 0)" office:value-type="float" office:value="1" calcext:value-type="float">
            <text:p>1</text:p>
          </table:table-cell>
          <table:table-cell table:formula="of:=([StudentsPerformance.F298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298] - [StudentsPerformance.$M$2])/[StudentsPerformance.$N$2]" office:value-type="float" office:value="-1.92935819755404" calcext:value-type="float">
            <text:p>-1.92935819755404</text:p>
          </table:table-cell>
          <table:table-cell table:formula="of:=([StudentsPerformance.H298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299] = &quot;male&quot;; 1; 0)" office:value-type="float" office:value="1" calcext:value-type="float">
            <text:p>1</text:p>
          </table:table-cell>
          <table:table-cell table:formula="of:=IF([StudentsPerformance.B299] = &quot;group A&quot;; 0; IF([StudentsPerformance.B299] = &quot;group B&quot;; 1; IF([StudentsPerformance.B299] = &quot;group C&quot;; 2; IF([StudentsPerformance.B299] = &quot;group D&quot;; 3; 4))))" office:value-type="float" office:value="4" calcext:value-type="float">
            <text:p>4</text:p>
          </table:table-cell>
          <table:table-cell table:formula="of:=IF([StudentsPerformance.C299] = &quot;some high school&quot;; 0; IF([StudentsPerformance.C299] = &quot;high school&quot;; 1; IF([StudentsPerformance.C299] = &quot;some college&quot;; 2; IF([StudentsPerformance.C299] = &quot;associate's degree&quot;; 3; IF([StudentsPerformance.C299] = &quot;bachelor's degree&quot;; 4; 5)))))" office:value-type="float" office:value="3" calcext:value-type="float">
            <text:p>3</text:p>
          </table:table-cell>
          <table:table-cell table:formula="of:=IF([StudentsPerformance.D299] = &quot;standard&quot;; 1; 0)" office:value-type="float" office:value="1" calcext:value-type="float">
            <text:p>1</text:p>
          </table:table-cell>
          <table:table-cell table:formula="of:=IF([StudentsPerformance.E299] = &quot;completed&quot;; 1; 0)" office:value-type="float" office:value="1" calcext:value-type="float">
            <text:p>1</text:p>
          </table:table-cell>
          <table:table-cell table:formula="of:=([StudentsPerformance.F299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299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299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300] = &quot;male&quot;; 1; 0)" office:value-type="float" office:value="1" calcext:value-type="float">
            <text:p>1</text:p>
          </table:table-cell>
          <table:table-cell table:formula="of:=IF([StudentsPerformance.B300] = &quot;group A&quot;; 0; IF([StudentsPerformance.B300] = &quot;group B&quot;; 1; IF([StudentsPerformance.B300] = &quot;group C&quot;; 2; IF([StudentsPerformance.B300] = &quot;group D&quot;; 3; 4))))" office:value-type="float" office:value="2" calcext:value-type="float">
            <text:p>2</text:p>
          </table:table-cell>
          <table:table-cell table:formula="of:=IF([StudentsPerformance.C300] = &quot;some high school&quot;; 0; IF([StudentsPerformance.C300] = &quot;high school&quot;; 1; IF([StudentsPerformance.C300] = &quot;some college&quot;; 2; IF([StudentsPerformance.C300] = &quot;associate's degree&quot;; 3; IF([StudentsPerformance.C300] = &quot;bachelor's degree&quot;; 4; 5)))))" office:value-type="float" office:value="1" calcext:value-type="float">
            <text:p>1</text:p>
          </table:table-cell>
          <table:table-cell table:formula="of:=IF([StudentsPerformance.D300] = &quot;standard&quot;; 1; 0)" office:value-type="float" office:value="0" calcext:value-type="float">
            <text:p>0</text:p>
          </table:table-cell>
          <table:table-cell table:formula="of:=IF([StudentsPerformance.E300] = &quot;completed&quot;; 1; 0)" office:value-type="float" office:value="1" calcext:value-type="float">
            <text:p>1</text:p>
          </table:table-cell>
          <table:table-cell table:formula="of:=([StudentsPerformance.F300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300] - [StudentsPerformance.$M$2])/[StudentsPerformance.$N$2]" office:value-type="float" office:value="-1.58689694625757" calcext:value-type="float">
            <text:p>-1.58689694625757</text:p>
          </table:table-cell>
          <table:table-cell table:formula="of:=([StudentsPerformance.H300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301] = &quot;male&quot;; 1; 0)" office:value-type="float" office:value="1" calcext:value-type="float">
            <text:p>1</text:p>
          </table:table-cell>
          <table:table-cell table:formula="of:=IF([StudentsPerformance.B301] = &quot;group A&quot;; 0; IF([StudentsPerformance.B301] = &quot;group B&quot;; 1; IF([StudentsPerformance.B301] = &quot;group C&quot;; 2; IF([StudentsPerformance.B301] = &quot;group D&quot;; 3; 4))))" office:value-type="float" office:value="3" calcext:value-type="float">
            <text:p>3</text:p>
          </table:table-cell>
          <table:table-cell table:formula="of:=IF([StudentsPerformance.C301] = &quot;some high school&quot;; 0; IF([StudentsPerformance.C301] = &quot;high school&quot;; 1; IF([StudentsPerformance.C301] = &quot;some college&quot;; 2; IF([StudentsPerformance.C301] = &quot;associate's degree&quot;; 3; IF([StudentsPerformance.C301] = &quot;bachelor's degree&quot;; 4; 5)))))" office:value-type="float" office:value="3" calcext:value-type="float">
            <text:p>3</text:p>
          </table:table-cell>
          <table:table-cell table:formula="of:=IF([StudentsPerformance.D301] = &quot;standard&quot;; 1; 0)" office:value-type="float" office:value="0" calcext:value-type="float">
            <text:p>0</text:p>
          </table:table-cell>
          <table:table-cell table:formula="of:=IF([StudentsPerformance.E301] = &quot;completed&quot;; 1; 0)" office:value-type="float" office:value="0" calcext:value-type="float">
            <text:p>0</text:p>
          </table:table-cell>
          <table:table-cell table:formula="of:=([StudentsPerformance.F301] - [StudentsPerformance.$J$2])/[StudentsPerformance.$K$2]" office:value-type="float" office:value="1.5769223567112" calcext:value-type="float">
            <text:p>1.5769223567112</text:p>
          </table:table-cell>
          <table:table-cell table:formula="of:=([StudentsPerformance.G301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301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302] = &quot;male&quot;; 1; 0)" office:value-type="float" office:value="1" calcext:value-type="float">
            <text:p>1</text:p>
          </table:table-cell>
          <table:table-cell table:formula="of:=IF([StudentsPerformance.B302] = &quot;group A&quot;; 0; IF([StudentsPerformance.B302] = &quot;group B&quot;; 1; IF([StudentsPerformance.B302] = &quot;group C&quot;; 2; IF([StudentsPerformance.B302] = &quot;group D&quot;; 3; 4))))" office:value-type="float" office:value="0" calcext:value-type="float">
            <text:p>0</text:p>
          </table:table-cell>
          <table:table-cell table:formula="of:=IF([StudentsPerformance.C302] = &quot;some high school&quot;; 0; IF([StudentsPerformance.C302] = &quot;high school&quot;; 1; IF([StudentsPerformance.C302] = &quot;some college&quot;; 2; IF([StudentsPerformance.C302] = &quot;associate's degree&quot;; 3; IF([StudentsPerformance.C302] = &quot;bachelor's degree&quot;; 4; 5)))))" office:value-type="float" office:value="2" calcext:value-type="float">
            <text:p>2</text:p>
          </table:table-cell>
          <table:table-cell table:formula="of:=IF([StudentsPerformance.D302] = &quot;standard&quot;; 1; 0)" office:value-type="float" office:value="0" calcext:value-type="float">
            <text:p>0</text:p>
          </table:table-cell>
          <table:table-cell table:formula="of:=IF([StudentsPerformance.E302] = &quot;completed&quot;; 1; 0)" office:value-type="float" office:value="1" calcext:value-type="float">
            <text:p>1</text:p>
          </table:table-cell>
          <table:table-cell table:formula="of:=([StudentsPerformance.F302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302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302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303] = &quot;male&quot;; 1; 0)" office:value-type="float" office:value="1" calcext:value-type="float">
            <text:p>1</text:p>
          </table:table-cell>
          <table:table-cell table:formula="of:=IF([StudentsPerformance.B303] = &quot;group A&quot;; 0; IF([StudentsPerformance.B303] = &quot;group B&quot;; 1; IF([StudentsPerformance.B303] = &quot;group C&quot;; 2; IF([StudentsPerformance.B303] = &quot;group D&quot;; 3; 4))))" office:value-type="float" office:value="3" calcext:value-type="float">
            <text:p>3</text:p>
          </table:table-cell>
          <table:table-cell table:formula="of:=IF([StudentsPerformance.C303] = &quot;some high school&quot;; 0; IF([StudentsPerformance.C303] = &quot;high school&quot;; 1; IF([StudentsPerformance.C303] = &quot;some college&quot;; 2; IF([StudentsPerformance.C303] = &quot;associate's degree&quot;; 3; IF([StudentsPerformance.C303] = &quot;bachelor's degree&quot;; 4; 5)))))" office:value-type="float" office:value="0" calcext:value-type="float">
            <text:p>0</text:p>
          </table:table-cell>
          <table:table-cell table:formula="of:=IF([StudentsPerformance.D303] = &quot;standard&quot;; 1; 0)" office:value-type="float" office:value="0" calcext:value-type="float">
            <text:p>0</text:p>
          </table:table-cell>
          <table:table-cell table:formula="of:=IF([StudentsPerformance.E303] = &quot;completed&quot;; 1; 0)" office:value-type="float" office:value="0" calcext:value-type="float">
            <text:p>0</text:p>
          </table:table-cell>
          <table:table-cell table:formula="of:=([StudentsPerformance.F303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303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303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304] = &quot;male&quot;; 1; 0)" office:value-type="float" office:value="0" calcext:value-type="float">
            <text:p>0</text:p>
          </table:table-cell>
          <table:table-cell table:formula="of:=IF([StudentsPerformance.B304] = &quot;group A&quot;; 0; IF([StudentsPerformance.B304] = &quot;group B&quot;; 1; IF([StudentsPerformance.B304] = &quot;group C&quot;; 2; IF([StudentsPerformance.B304] = &quot;group D&quot;; 3; 4))))" office:value-type="float" office:value="2" calcext:value-type="float">
            <text:p>2</text:p>
          </table:table-cell>
          <table:table-cell table:formula="of:=IF([StudentsPerformance.C304] = &quot;some high school&quot;; 0; IF([StudentsPerformance.C304] = &quot;high school&quot;; 1; IF([StudentsPerformance.C304] = &quot;some college&quot;; 2; IF([StudentsPerformance.C304] = &quot;associate's degree&quot;; 3; IF([StudentsPerformance.C304] = &quot;bachelor's degree&quot;; 4; 5)))))" office:value-type="float" office:value="3" calcext:value-type="float">
            <text:p>3</text:p>
          </table:table-cell>
          <table:table-cell table:formula="of:=IF([StudentsPerformance.D304] = &quot;standard&quot;; 1; 0)" office:value-type="float" office:value="1" calcext:value-type="float">
            <text:p>1</text:p>
          </table:table-cell>
          <table:table-cell table:formula="of:=IF([StudentsPerformance.E304] = &quot;completed&quot;; 1; 0)" office:value-type="float" office:value="1" calcext:value-type="float">
            <text:p>1</text:p>
          </table:table-cell>
          <table:table-cell table:formula="of:=([StudentsPerformance.F304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304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304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305] = &quot;male&quot;; 1; 0)" office:value-type="float" office:value="1" calcext:value-type="float">
            <text:p>1</text:p>
          </table:table-cell>
          <table:table-cell table:formula="of:=IF([StudentsPerformance.B305] = &quot;group A&quot;; 0; IF([StudentsPerformance.B305] = &quot;group B&quot;; 1; IF([StudentsPerformance.B305] = &quot;group C&quot;; 2; IF([StudentsPerformance.B305] = &quot;group D&quot;; 3; 4))))" office:value-type="float" office:value="1" calcext:value-type="float">
            <text:p>1</text:p>
          </table:table-cell>
          <table:table-cell table:formula="of:=IF([StudentsPerformance.C305] = &quot;some high school&quot;; 0; IF([StudentsPerformance.C305] = &quot;high school&quot;; 1; IF([StudentsPerformance.C305] = &quot;some college&quot;; 2; IF([StudentsPerformance.C305] = &quot;associate's degree&quot;; 3; IF([StudentsPerformance.C305] = &quot;bachelor's degree&quot;; 4; 5)))))" office:value-type="float" office:value="3" calcext:value-type="float">
            <text:p>3</text:p>
          </table:table-cell>
          <table:table-cell table:formula="of:=IF([StudentsPerformance.D305] = &quot;standard&quot;; 1; 0)" office:value-type="float" office:value="1" calcext:value-type="float">
            <text:p>1</text:p>
          </table:table-cell>
          <table:table-cell table:formula="of:=IF([StudentsPerformance.E305] = &quot;completed&quot;; 1; 0)" office:value-type="float" office:value="0" calcext:value-type="float">
            <text:p>0</text:p>
          </table:table-cell>
          <table:table-cell table:formula="of:=([StudentsPerformance.F305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305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305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306] = &quot;male&quot;; 1; 0)" office:value-type="float" office:value="0" calcext:value-type="float">
            <text:p>0</text:p>
          </table:table-cell>
          <table:table-cell table:formula="of:=IF([StudentsPerformance.B306] = &quot;group A&quot;; 0; IF([StudentsPerformance.B306] = &quot;group B&quot;; 1; IF([StudentsPerformance.B306] = &quot;group C&quot;; 2; IF([StudentsPerformance.B306] = &quot;group D&quot;; 3; 4))))" office:value-type="float" office:value="2" calcext:value-type="float">
            <text:p>2</text:p>
          </table:table-cell>
          <table:table-cell table:formula="of:=IF([StudentsPerformance.C306] = &quot;some high school&quot;; 0; IF([StudentsPerformance.C306] = &quot;high school&quot;; 1; IF([StudentsPerformance.C306] = &quot;some college&quot;; 2; IF([StudentsPerformance.C306] = &quot;associate's degree&quot;; 3; IF([StudentsPerformance.C306] = &quot;bachelor's degree&quot;; 4; 5)))))" office:value-type="float" office:value="3" calcext:value-type="float">
            <text:p>3</text:p>
          </table:table-cell>
          <table:table-cell table:formula="of:=IF([StudentsPerformance.D306] = &quot;standard&quot;; 1; 0)" office:value-type="float" office:value="1" calcext:value-type="float">
            <text:p>1</text:p>
          </table:table-cell>
          <table:table-cell table:formula="of:=IF([StudentsPerformance.E306] = &quot;completed&quot;; 1; 0)" office:value-type="float" office:value="1" calcext:value-type="float">
            <text:p>1</text:p>
          </table:table-cell>
          <table:table-cell table:formula="of:=([StudentsPerformance.F306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306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306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307] = &quot;male&quot;; 1; 0)" office:value-type="float" office:value="1" calcext:value-type="float">
            <text:p>1</text:p>
          </table:table-cell>
          <table:table-cell table:formula="of:=IF([StudentsPerformance.B307] = &quot;group A&quot;; 0; IF([StudentsPerformance.B307] = &quot;group B&quot;; 1; IF([StudentsPerformance.B307] = &quot;group C&quot;; 2; IF([StudentsPerformance.B307] = &quot;group D&quot;; 3; 4))))" office:value-type="float" office:value="0" calcext:value-type="float">
            <text:p>0</text:p>
          </table:table-cell>
          <table:table-cell table:formula="of:=IF([StudentsPerformance.C307] = &quot;some high school&quot;; 0; IF([StudentsPerformance.C307] = &quot;high school&quot;; 1; IF([StudentsPerformance.C307] = &quot;some college&quot;; 2; IF([StudentsPerformance.C307] = &quot;associate's degree&quot;; 3; IF([StudentsPerformance.C307] = &quot;bachelor's degree&quot;; 4; 5)))))" office:value-type="float" office:value="2" calcext:value-type="float">
            <text:p>2</text:p>
          </table:table-cell>
          <table:table-cell table:formula="of:=IF([StudentsPerformance.D307] = &quot;standard&quot;; 1; 0)" office:value-type="float" office:value="1" calcext:value-type="float">
            <text:p>1</text:p>
          </table:table-cell>
          <table:table-cell table:formula="of:=IF([StudentsPerformance.E307] = &quot;completed&quot;; 1; 0)" office:value-type="float" office:value="0" calcext:value-type="float">
            <text:p>0</text:p>
          </table:table-cell>
          <table:table-cell table:formula="of:=([StudentsPerformance.F307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307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307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308] = &quot;male&quot;; 1; 0)" office:value-type="float" office:value="1" calcext:value-type="float">
            <text:p>1</text:p>
          </table:table-cell>
          <table:table-cell table:formula="of:=IF([StudentsPerformance.B308] = &quot;group A&quot;; 0; IF([StudentsPerformance.B308] = &quot;group B&quot;; 1; IF([StudentsPerformance.B308] = &quot;group C&quot;; 2; IF([StudentsPerformance.B308] = &quot;group D&quot;; 3; 4))))" office:value-type="float" office:value="4" calcext:value-type="float">
            <text:p>4</text:p>
          </table:table-cell>
          <table:table-cell table:formula="of:=IF([StudentsPerformance.C308] = &quot;some high school&quot;; 0; IF([StudentsPerformance.C308] = &quot;high school&quot;; 1; IF([StudentsPerformance.C308] = &quot;some college&quot;; 2; IF([StudentsPerformance.C308] = &quot;associate's degree&quot;; 3; IF([StudentsPerformance.C308] = &quot;bachelor's degree&quot;; 4; 5)))))" office:value-type="float" office:value="2" calcext:value-type="float">
            <text:p>2</text:p>
          </table:table-cell>
          <table:table-cell table:formula="of:=IF([StudentsPerformance.D308] = &quot;standard&quot;; 1; 0)" office:value-type="float" office:value="1" calcext:value-type="float">
            <text:p>1</text:p>
          </table:table-cell>
          <table:table-cell table:formula="of:=IF([StudentsPerformance.E308] = &quot;completed&quot;; 1; 0)" office:value-type="float" office:value="1" calcext:value-type="float">
            <text:p>1</text:p>
          </table:table-cell>
          <table:table-cell table:formula="of:=([StudentsPerformance.F308] - [StudentsPerformance.$J$2])/[StudentsPerformance.$K$2]" office:value-type="float" office:value="2.17046931043128" calcext:value-type="float">
            <text:p>2.17046931043128</text:p>
          </table:table-cell>
          <table:table-cell table:formula="of:=([StudentsPerformance.G308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308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309] = &quot;male&quot;; 1; 0)" office:value-type="float" office:value="1" calcext:value-type="float">
            <text:p>1</text:p>
          </table:table-cell>
          <table:table-cell table:formula="of:=IF([StudentsPerformance.B309] = &quot;group A&quot;; 0; IF([StudentsPerformance.B309] = &quot;group B&quot;; 1; IF([StudentsPerformance.B309] = &quot;group C&quot;; 2; IF([StudentsPerformance.B309] = &quot;group D&quot;; 3; 4))))" office:value-type="float" office:value="2" calcext:value-type="float">
            <text:p>2</text:p>
          </table:table-cell>
          <table:table-cell table:formula="of:=IF([StudentsPerformance.C309] = &quot;some high school&quot;; 0; IF([StudentsPerformance.C309] = &quot;high school&quot;; 1; IF([StudentsPerformance.C309] = &quot;some college&quot;; 2; IF([StudentsPerformance.C309] = &quot;associate's degree&quot;; 3; IF([StudentsPerformance.C309] = &quot;bachelor's degree&quot;; 4; 5)))))" office:value-type="float" office:value="0" calcext:value-type="float">
            <text:p>0</text:p>
          </table:table-cell>
          <table:table-cell table:formula="of:=IF([StudentsPerformance.D309] = &quot;standard&quot;; 1; 0)" office:value-type="float" office:value="1" calcext:value-type="float">
            <text:p>1</text:p>
          </table:table-cell>
          <table:table-cell table:formula="of:=IF([StudentsPerformance.E309] = &quot;completed&quot;; 1; 0)" office:value-type="float" office:value="0" calcext:value-type="float">
            <text:p>0</text:p>
          </table:table-cell>
          <table:table-cell table:formula="of:=([StudentsPerformance.F309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309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309] - [StudentsPerformance.$P$2])/[StudentsPerformance.$Q$2]" office:value-type="float" office:value="-1.58295228582705" calcext:value-type="float">
            <text:p>-1.58295228582705</text:p>
          </table:table-cell>
        </table:table-row>
        <table:table-row table:style-name="ro1">
          <table:table-cell table:formula="of:=IF([StudentsPerformance.A310] = &quot;male&quot;; 1; 0)" office:value-type="float" office:value="0" calcext:value-type="float">
            <text:p>0</text:p>
          </table:table-cell>
          <table:table-cell table:formula="of:=IF([StudentsPerformance.B310] = &quot;group A&quot;; 0; IF([StudentsPerformance.B310] = &quot;group B&quot;; 1; IF([StudentsPerformance.B310] = &quot;group C&quot;; 2; IF([StudentsPerformance.B310] = &quot;group D&quot;; 3; 4))))" office:value-type="float" office:value="1" calcext:value-type="float">
            <text:p>1</text:p>
          </table:table-cell>
          <table:table-cell table:formula="of:=IF([StudentsPerformance.C310] = &quot;some high school&quot;; 0; IF([StudentsPerformance.C310] = &quot;high school&quot;; 1; IF([StudentsPerformance.C310] = &quot;some college&quot;; 2; IF([StudentsPerformance.C310] = &quot;associate's degree&quot;; 3; IF([StudentsPerformance.C310] = &quot;bachelor's degree&quot;; 4; 5)))))" office:value-type="float" office:value="3" calcext:value-type="float">
            <text:p>3</text:p>
          </table:table-cell>
          <table:table-cell table:formula="of:=IF([StudentsPerformance.D310] = &quot;standard&quot;; 1; 0)" office:value-type="float" office:value="0" calcext:value-type="float">
            <text:p>0</text:p>
          </table:table-cell>
          <table:table-cell table:formula="of:=IF([StudentsPerformance.E310] = &quot;completed&quot;; 1; 0)" office:value-type="float" office:value="0" calcext:value-type="float">
            <text:p>0</text:p>
          </table:table-cell>
          <table:table-cell table:formula="of:=([StudentsPerformance.F310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310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310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311] = &quot;male&quot;; 1; 0)" office:value-type="float" office:value="0" calcext:value-type="float">
            <text:p>0</text:p>
          </table:table-cell>
          <table:table-cell table:formula="of:=IF([StudentsPerformance.B311] = &quot;group A&quot;; 0; IF([StudentsPerformance.B311] = &quot;group B&quot;; 1; IF([StudentsPerformance.B311] = &quot;group C&quot;; 2; IF([StudentsPerformance.B311] = &quot;group D&quot;; 3; 4))))" office:value-type="float" office:value="3" calcext:value-type="float">
            <text:p>3</text:p>
          </table:table-cell>
          <table:table-cell table:formula="of:=IF([StudentsPerformance.C311] = &quot;some high school&quot;; 0; IF([StudentsPerformance.C311] = &quot;high school&quot;; 1; IF([StudentsPerformance.C311] = &quot;some college&quot;; 2; IF([StudentsPerformance.C311] = &quot;associate's degree&quot;; 3; IF([StudentsPerformance.C311] = &quot;bachelor's degree&quot;; 4; 5)))))" office:value-type="float" office:value="1" calcext:value-type="float">
            <text:p>1</text:p>
          </table:table-cell>
          <table:table-cell table:formula="of:=IF([StudentsPerformance.D311] = &quot;standard&quot;; 1; 0)" office:value-type="float" office:value="0" calcext:value-type="float">
            <text:p>0</text:p>
          </table:table-cell>
          <table:table-cell table:formula="of:=IF([StudentsPerformance.E311] = &quot;completed&quot;; 1; 0)" office:value-type="float" office:value="0" calcext:value-type="float">
            <text:p>0</text:p>
          </table:table-cell>
          <table:table-cell table:formula="of:=([StudentsPerformance.F311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311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311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312] = &quot;male&quot;; 1; 0)" office:value-type="float" office:value="0" calcext:value-type="float">
            <text:p>0</text:p>
          </table:table-cell>
          <table:table-cell table:formula="of:=IF([StudentsPerformance.B312] = &quot;group A&quot;; 0; IF([StudentsPerformance.B312] = &quot;group B&quot;; 1; IF([StudentsPerformance.B312] = &quot;group C&quot;; 2; IF([StudentsPerformance.B312] = &quot;group D&quot;; 3; 4))))" office:value-type="float" office:value="1" calcext:value-type="float">
            <text:p>1</text:p>
          </table:table-cell>
          <table:table-cell table:formula="of:=IF([StudentsPerformance.C312] = &quot;some high school&quot;; 0; IF([StudentsPerformance.C312] = &quot;high school&quot;; 1; IF([StudentsPerformance.C312] = &quot;some college&quot;; 2; IF([StudentsPerformance.C312] = &quot;associate's degree&quot;; 3; IF([StudentsPerformance.C312] = &quot;bachelor's degree&quot;; 4; 5)))))" office:value-type="float" office:value="3" calcext:value-type="float">
            <text:p>3</text:p>
          </table:table-cell>
          <table:table-cell table:formula="of:=IF([StudentsPerformance.D312] = &quot;standard&quot;; 1; 0)" office:value-type="float" office:value="1" calcext:value-type="float">
            <text:p>1</text:p>
          </table:table-cell>
          <table:table-cell table:formula="of:=IF([StudentsPerformance.E312] = &quot;completed&quot;; 1; 0)" office:value-type="float" office:value="0" calcext:value-type="float">
            <text:p>0</text:p>
          </table:table-cell>
          <table:table-cell table:formula="of:=([StudentsPerformance.F312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312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312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313] = &quot;male&quot;; 1; 0)" office:value-type="float" office:value="1" calcext:value-type="float">
            <text:p>1</text:p>
          </table:table-cell>
          <table:table-cell table:formula="of:=IF([StudentsPerformance.B313] = &quot;group A&quot;; 0; IF([StudentsPerformance.B313] = &quot;group B&quot;; 1; IF([StudentsPerformance.B313] = &quot;group C&quot;; 2; IF([StudentsPerformance.B313] = &quot;group D&quot;; 3; 4))))" office:value-type="float" office:value="1" calcext:value-type="float">
            <text:p>1</text:p>
          </table:table-cell>
          <table:table-cell table:formula="of:=IF([StudentsPerformance.C313] = &quot;some high school&quot;; 0; IF([StudentsPerformance.C313] = &quot;high school&quot;; 1; IF([StudentsPerformance.C313] = &quot;some college&quot;; 2; IF([StudentsPerformance.C313] = &quot;associate's degree&quot;; 3; IF([StudentsPerformance.C313] = &quot;bachelor's degree&quot;; 4; 5)))))" office:value-type="float" office:value="4" calcext:value-type="float">
            <text:p>4</text:p>
          </table:table-cell>
          <table:table-cell table:formula="of:=IF([StudentsPerformance.D313] = &quot;standard&quot;; 1; 0)" office:value-type="float" office:value="1" calcext:value-type="float">
            <text:p>1</text:p>
          </table:table-cell>
          <table:table-cell table:formula="of:=IF([StudentsPerformance.E313] = &quot;completed&quot;; 1; 0)" office:value-type="float" office:value="0" calcext:value-type="float">
            <text:p>0</text:p>
          </table:table-cell>
          <table:table-cell table:formula="of:=([StudentsPerformance.F313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313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313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314] = &quot;male&quot;; 1; 0)" office:value-type="float" office:value="1" calcext:value-type="float">
            <text:p>1</text:p>
          </table:table-cell>
          <table:table-cell table:formula="of:=IF([StudentsPerformance.B314] = &quot;group A&quot;; 0; IF([StudentsPerformance.B314] = &quot;group B&quot;; 1; IF([StudentsPerformance.B314] = &quot;group C&quot;; 2; IF([StudentsPerformance.B314] = &quot;group D&quot;; 3; 4))))" office:value-type="float" office:value="3" calcext:value-type="float">
            <text:p>3</text:p>
          </table:table-cell>
          <table:table-cell table:formula="of:=IF([StudentsPerformance.C314] = &quot;some high school&quot;; 0; IF([StudentsPerformance.C314] = &quot;high school&quot;; 1; IF([StudentsPerformance.C314] = &quot;some college&quot;; 2; IF([StudentsPerformance.C314] = &quot;associate's degree&quot;; 3; IF([StudentsPerformance.C314] = &quot;bachelor's degree&quot;; 4; 5)))))" office:value-type="float" office:value="4" calcext:value-type="float">
            <text:p>4</text:p>
          </table:table-cell>
          <table:table-cell table:formula="of:=IF([StudentsPerformance.D314] = &quot;standard&quot;; 1; 0)" office:value-type="float" office:value="1" calcext:value-type="float">
            <text:p>1</text:p>
          </table:table-cell>
          <table:table-cell table:formula="of:=IF([StudentsPerformance.E314] = &quot;completed&quot;; 1; 0)" office:value-type="float" office:value="1" calcext:value-type="float">
            <text:p>1</text:p>
          </table:table-cell>
          <table:table-cell table:formula="of:=([StudentsPerformance.F314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314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314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315] = &quot;male&quot;; 1; 0)" office:value-type="float" office:value="0" calcext:value-type="float">
            <text:p>0</text:p>
          </table:table-cell>
          <table:table-cell table:formula="of:=IF([StudentsPerformance.B315] = &quot;group A&quot;; 0; IF([StudentsPerformance.B315] = &quot;group B&quot;; 1; IF([StudentsPerformance.B315] = &quot;group C&quot;; 2; IF([StudentsPerformance.B315] = &quot;group D&quot;; 3; 4))))" office:value-type="float" office:value="2" calcext:value-type="float">
            <text:p>2</text:p>
          </table:table-cell>
          <table:table-cell table:formula="of:=IF([StudentsPerformance.C315] = &quot;some high school&quot;; 0; IF([StudentsPerformance.C315] = &quot;high school&quot;; 1; IF([StudentsPerformance.C315] = &quot;some college&quot;; 2; IF([StudentsPerformance.C315] = &quot;associate's degree&quot;; 3; IF([StudentsPerformance.C315] = &quot;bachelor's degree&quot;; 4; 5)))))" office:value-type="float" office:value="3" calcext:value-type="float">
            <text:p>3</text:p>
          </table:table-cell>
          <table:table-cell table:formula="of:=IF([StudentsPerformance.D315] = &quot;standard&quot;; 1; 0)" office:value-type="float" office:value="0" calcext:value-type="float">
            <text:p>0</text:p>
          </table:table-cell>
          <table:table-cell table:formula="of:=IF([StudentsPerformance.E315] = &quot;completed&quot;; 1; 0)" office:value-type="float" office:value="1" calcext:value-type="float">
            <text:p>1</text:p>
          </table:table-cell>
          <table:table-cell table:formula="of:=([StudentsPerformance.F315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315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315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316] = &quot;male&quot;; 1; 0)" office:value-type="float" office:value="0" calcext:value-type="float">
            <text:p>0</text:p>
          </table:table-cell>
          <table:table-cell table:formula="of:=IF([StudentsPerformance.B316] = &quot;group A&quot;; 0; IF([StudentsPerformance.B316] = &quot;group B&quot;; 1; IF([StudentsPerformance.B316] = &quot;group C&quot;; 2; IF([StudentsPerformance.B316] = &quot;group D&quot;; 3; 4))))" office:value-type="float" office:value="2" calcext:value-type="float">
            <text:p>2</text:p>
          </table:table-cell>
          <table:table-cell table:formula="of:=IF([StudentsPerformance.C316] = &quot;some high school&quot;; 0; IF([StudentsPerformance.C316] = &quot;high school&quot;; 1; IF([StudentsPerformance.C316] = &quot;some college&quot;; 2; IF([StudentsPerformance.C316] = &quot;associate's degree&quot;; 3; IF([StudentsPerformance.C316] = &quot;bachelor's degree&quot;; 4; 5)))))" office:value-type="float" office:value="4" calcext:value-type="float">
            <text:p>4</text:p>
          </table:table-cell>
          <table:table-cell table:formula="of:=IF([StudentsPerformance.D316] = &quot;standard&quot;; 1; 0)" office:value-type="float" office:value="1" calcext:value-type="float">
            <text:p>1</text:p>
          </table:table-cell>
          <table:table-cell table:formula="of:=IF([StudentsPerformance.E316] = &quot;completed&quot;; 1; 0)" office:value-type="float" office:value="1" calcext:value-type="float">
            <text:p>1</text:p>
          </table:table-cell>
          <table:table-cell table:formula="of:=([StudentsPerformance.F316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316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316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317] = &quot;male&quot;; 1; 0)" office:value-type="float" office:value="1" calcext:value-type="float">
            <text:p>1</text:p>
          </table:table-cell>
          <table:table-cell table:formula="of:=IF([StudentsPerformance.B317] = &quot;group A&quot;; 0; IF([StudentsPerformance.B317] = &quot;group B&quot;; 1; IF([StudentsPerformance.B317] = &quot;group C&quot;; 2; IF([StudentsPerformance.B317] = &quot;group D&quot;; 3; 4))))" office:value-type="float" office:value="2" calcext:value-type="float">
            <text:p>2</text:p>
          </table:table-cell>
          <table:table-cell table:formula="of:=IF([StudentsPerformance.C317] = &quot;some high school&quot;; 0; IF([StudentsPerformance.C317] = &quot;high school&quot;; 1; IF([StudentsPerformance.C317] = &quot;some college&quot;; 2; IF([StudentsPerformance.C317] = &quot;associate's degree&quot;; 3; IF([StudentsPerformance.C317] = &quot;bachelor's degree&quot;; 4; 5)))))" office:value-type="float" office:value="1" calcext:value-type="float">
            <text:p>1</text:p>
          </table:table-cell>
          <table:table-cell table:formula="of:=IF([StudentsPerformance.D317] = &quot;standard&quot;; 1; 0)" office:value-type="float" office:value="1" calcext:value-type="float">
            <text:p>1</text:p>
          </table:table-cell>
          <table:table-cell table:formula="of:=IF([StudentsPerformance.E317] = &quot;completed&quot;; 1; 0)" office:value-type="float" office:value="0" calcext:value-type="float">
            <text:p>0</text:p>
          </table:table-cell>
          <table:table-cell table:formula="of:=([StudentsPerformance.F317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317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317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318] = &quot;male&quot;; 1; 0)" office:value-type="float" office:value="0" calcext:value-type="float">
            <text:p>0</text:p>
          </table:table-cell>
          <table:table-cell table:formula="of:=IF([StudentsPerformance.B318] = &quot;group A&quot;; 0; IF([StudentsPerformance.B318] = &quot;group B&quot;; 1; IF([StudentsPerformance.B318] = &quot;group C&quot;; 2; IF([StudentsPerformance.B318] = &quot;group D&quot;; 3; 4))))" office:value-type="float" office:value="3" calcext:value-type="float">
            <text:p>3</text:p>
          </table:table-cell>
          <table:table-cell table:formula="of:=IF([StudentsPerformance.C318] = &quot;some high school&quot;; 0; IF([StudentsPerformance.C318] = &quot;high school&quot;; 1; IF([StudentsPerformance.C318] = &quot;some college&quot;; 2; IF([StudentsPerformance.C318] = &quot;associate's degree&quot;; 3; IF([StudentsPerformance.C318] = &quot;bachelor's degree&quot;; 4; 5)))))" office:value-type="float" office:value="5" calcext:value-type="float">
            <text:p>5</text:p>
          </table:table-cell>
          <table:table-cell table:formula="of:=IF([StudentsPerformance.D318] = &quot;standard&quot;; 1; 0)" office:value-type="float" office:value="1" calcext:value-type="float">
            <text:p>1</text:p>
          </table:table-cell>
          <table:table-cell table:formula="of:=IF([StudentsPerformance.E318] = &quot;completed&quot;; 1; 0)" office:value-type="float" office:value="1" calcext:value-type="float">
            <text:p>1</text:p>
          </table:table-cell>
          <table:table-cell table:formula="of:=([StudentsPerformance.F318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318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318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319] = &quot;male&quot;; 1; 0)" office:value-type="float" office:value="1" calcext:value-type="float">
            <text:p>1</text:p>
          </table:table-cell>
          <table:table-cell table:formula="of:=IF([StudentsPerformance.B319] = &quot;group A&quot;; 0; IF([StudentsPerformance.B319] = &quot;group B&quot;; 1; IF([StudentsPerformance.B319] = &quot;group C&quot;; 2; IF([StudentsPerformance.B319] = &quot;group D&quot;; 3; 4))))" office:value-type="float" office:value="2" calcext:value-type="float">
            <text:p>2</text:p>
          </table:table-cell>
          <table:table-cell table:formula="of:=IF([StudentsPerformance.C319] = &quot;some high school&quot;; 0; IF([StudentsPerformance.C319] = &quot;high school&quot;; 1; IF([StudentsPerformance.C319] = &quot;some college&quot;; 2; IF([StudentsPerformance.C319] = &quot;associate's degree&quot;; 3; IF([StudentsPerformance.C319] = &quot;bachelor's degree&quot;; 4; 5)))))" office:value-type="float" office:value="3" calcext:value-type="float">
            <text:p>3</text:p>
          </table:table-cell>
          <table:table-cell table:formula="of:=IF([StudentsPerformance.D319] = &quot;standard&quot;; 1; 0)" office:value-type="float" office:value="1" calcext:value-type="float">
            <text:p>1</text:p>
          </table:table-cell>
          <table:table-cell table:formula="of:=IF([StudentsPerformance.E319] = &quot;completed&quot;; 1; 0)" office:value-type="float" office:value="0" calcext:value-type="float">
            <text:p>0</text:p>
          </table:table-cell>
          <table:table-cell table:formula="of:=([StudentsPerformance.F319] - [StudentsPerformance.$J$2])/[StudentsPerformance.$K$2]" office:value-type="float" office:value="1.11527472604003" calcext:value-type="float">
            <text:p>1.11527472604003</text:p>
          </table:table-cell>
          <table:table-cell table:formula="of:=([StudentsPerformance.G319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319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320] = &quot;male&quot;; 1; 0)" office:value-type="float" office:value="1" calcext:value-type="float">
            <text:p>1</text:p>
          </table:table-cell>
          <table:table-cell table:formula="of:=IF([StudentsPerformance.B320] = &quot;group A&quot;; 0; IF([StudentsPerformance.B320] = &quot;group B&quot;; 1; IF([StudentsPerformance.B320] = &quot;group C&quot;; 2; IF([StudentsPerformance.B320] = &quot;group D&quot;; 3; 4))))" office:value-type="float" office:value="1" calcext:value-type="float">
            <text:p>1</text:p>
          </table:table-cell>
          <table:table-cell table:formula="of:=IF([StudentsPerformance.C320] = &quot;some high school&quot;; 0; IF([StudentsPerformance.C320] = &quot;high school&quot;; 1; IF([StudentsPerformance.C320] = &quot;some college&quot;; 2; IF([StudentsPerformance.C320] = &quot;associate's degree&quot;; 3; IF([StudentsPerformance.C320] = &quot;bachelor's degree&quot;; 4; 5)))))" office:value-type="float" office:value="4" calcext:value-type="float">
            <text:p>4</text:p>
          </table:table-cell>
          <table:table-cell table:formula="of:=IF([StudentsPerformance.D320] = &quot;standard&quot;; 1; 0)" office:value-type="float" office:value="1" calcext:value-type="float">
            <text:p>1</text:p>
          </table:table-cell>
          <table:table-cell table:formula="of:=IF([StudentsPerformance.E320] = &quot;completed&quot;; 1; 0)" office:value-type="float" office:value="0" calcext:value-type="float">
            <text:p>0</text:p>
          </table:table-cell>
          <table:table-cell table:formula="of:=([StudentsPerformance.F320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320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320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321] = &quot;male&quot;; 1; 0)" office:value-type="float" office:value="0" calcext:value-type="float">
            <text:p>0</text:p>
          </table:table-cell>
          <table:table-cell table:formula="of:=IF([StudentsPerformance.B321] = &quot;group A&quot;; 0; IF([StudentsPerformance.B321] = &quot;group B&quot;; 1; IF([StudentsPerformance.B321] = &quot;group C&quot;; 2; IF([StudentsPerformance.B321] = &quot;group D&quot;; 3; 4))))" office:value-type="float" office:value="3" calcext:value-type="float">
            <text:p>3</text:p>
          </table:table-cell>
          <table:table-cell table:formula="of:=IF([StudentsPerformance.C321] = &quot;some high school&quot;; 0; IF([StudentsPerformance.C321] = &quot;high school&quot;; 1; IF([StudentsPerformance.C321] = &quot;some college&quot;; 2; IF([StudentsPerformance.C321] = &quot;associate's degree&quot;; 3; IF([StudentsPerformance.C321] = &quot;bachelor's degree&quot;; 4; 5)))))" office:value-type="float" office:value="3" calcext:value-type="float">
            <text:p>3</text:p>
          </table:table-cell>
          <table:table-cell table:formula="of:=IF([StudentsPerformance.D321] = &quot;standard&quot;; 1; 0)" office:value-type="float" office:value="0" calcext:value-type="float">
            <text:p>0</text:p>
          </table:table-cell>
          <table:table-cell table:formula="of:=IF([StudentsPerformance.E321] = &quot;completed&quot;; 1; 0)" office:value-type="float" office:value="0" calcext:value-type="float">
            <text:p>0</text:p>
          </table:table-cell>
          <table:table-cell table:formula="of:=([StudentsPerformance.F321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321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321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322] = &quot;male&quot;; 1; 0)" office:value-type="float" office:value="0" calcext:value-type="float">
            <text:p>0</text:p>
          </table:table-cell>
          <table:table-cell table:formula="of:=IF([StudentsPerformance.B322] = &quot;group A&quot;; 0; IF([StudentsPerformance.B322] = &quot;group B&quot;; 1; IF([StudentsPerformance.B322] = &quot;group C&quot;; 2; IF([StudentsPerformance.B322] = &quot;group D&quot;; 3; 4))))" office:value-type="float" office:value="2" calcext:value-type="float">
            <text:p>2</text:p>
          </table:table-cell>
          <table:table-cell table:formula="of:=IF([StudentsPerformance.C322] = &quot;some high school&quot;; 0; IF([StudentsPerformance.C322] = &quot;high school&quot;; 1; IF([StudentsPerformance.C322] = &quot;some college&quot;; 2; IF([StudentsPerformance.C322] = &quot;associate's degree&quot;; 3; IF([StudentsPerformance.C322] = &quot;bachelor's degree&quot;; 4; 5)))))" office:value-type="float" office:value="1" calcext:value-type="float">
            <text:p>1</text:p>
          </table:table-cell>
          <table:table-cell table:formula="of:=IF([StudentsPerformance.D322] = &quot;standard&quot;; 1; 0)" office:value-type="float" office:value="0" calcext:value-type="float">
            <text:p>0</text:p>
          </table:table-cell>
          <table:table-cell table:formula="of:=IF([StudentsPerformance.E322] = &quot;completed&quot;; 1; 0)" office:value-type="float" office:value="1" calcext:value-type="float">
            <text:p>1</text:p>
          </table:table-cell>
          <table:table-cell table:formula="of:=([StudentsPerformance.F322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322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322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323] = &quot;male&quot;; 1; 0)" office:value-type="float" office:value="0" calcext:value-type="float">
            <text:p>0</text:p>
          </table:table-cell>
          <table:table-cell table:formula="of:=IF([StudentsPerformance.B323] = &quot;group A&quot;; 0; IF([StudentsPerformance.B323] = &quot;group B&quot;; 1; IF([StudentsPerformance.B323] = &quot;group C&quot;; 2; IF([StudentsPerformance.B323] = &quot;group D&quot;; 3; 4))))" office:value-type="float" office:value="4" calcext:value-type="float">
            <text:p>4</text:p>
          </table:table-cell>
          <table:table-cell table:formula="of:=IF([StudentsPerformance.C323] = &quot;some high school&quot;; 0; IF([StudentsPerformance.C323] = &quot;high school&quot;; 1; IF([StudentsPerformance.C323] = &quot;some college&quot;; 2; IF([StudentsPerformance.C323] = &quot;associate's degree&quot;; 3; IF([StudentsPerformance.C323] = &quot;bachelor's degree&quot;; 4; 5)))))" office:value-type="float" office:value="1" calcext:value-type="float">
            <text:p>1</text:p>
          </table:table-cell>
          <table:table-cell table:formula="of:=IF([StudentsPerformance.D323] = &quot;standard&quot;; 1; 0)" office:value-type="float" office:value="1" calcext:value-type="float">
            <text:p>1</text:p>
          </table:table-cell>
          <table:table-cell table:formula="of:=IF([StudentsPerformance.E323] = &quot;completed&quot;; 1; 0)" office:value-type="float" office:value="0" calcext:value-type="float">
            <text:p>0</text:p>
          </table:table-cell>
          <table:table-cell table:formula="of:=([StudentsPerformance.F323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323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323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324] = &quot;male&quot;; 1; 0)" office:value-type="float" office:value="0" calcext:value-type="float">
            <text:p>0</text:p>
          </table:table-cell>
          <table:table-cell table:formula="of:=IF([StudentsPerformance.B324] = &quot;group A&quot;; 0; IF([StudentsPerformance.B324] = &quot;group B&quot;; 1; IF([StudentsPerformance.B324] = &quot;group C&quot;; 2; IF([StudentsPerformance.B324] = &quot;group D&quot;; 3; 4))))" office:value-type="float" office:value="2" calcext:value-type="float">
            <text:p>2</text:p>
          </table:table-cell>
          <table:table-cell table:formula="of:=IF([StudentsPerformance.C324] = &quot;some high school&quot;; 0; IF([StudentsPerformance.C324] = &quot;high school&quot;; 1; IF([StudentsPerformance.C324] = &quot;some college&quot;; 2; IF([StudentsPerformance.C324] = &quot;associate's degree&quot;; 3; IF([StudentsPerformance.C324] = &quot;bachelor's degree&quot;; 4; 5)))))" office:value-type="float" office:value="2" calcext:value-type="float">
            <text:p>2</text:p>
          </table:table-cell>
          <table:table-cell table:formula="of:=IF([StudentsPerformance.D324] = &quot;standard&quot;; 1; 0)" office:value-type="float" office:value="1" calcext:value-type="float">
            <text:p>1</text:p>
          </table:table-cell>
          <table:table-cell table:formula="of:=IF([StudentsPerformance.E324] = &quot;completed&quot;; 1; 0)" office:value-type="float" office:value="0" calcext:value-type="float">
            <text:p>0</text:p>
          </table:table-cell>
          <table:table-cell table:formula="of:=([StudentsPerformance.F324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324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324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325] = &quot;male&quot;; 1; 0)" office:value-type="float" office:value="0" calcext:value-type="float">
            <text:p>0</text:p>
          </table:table-cell>
          <table:table-cell table:formula="of:=IF([StudentsPerformance.B325] = &quot;group A&quot;; 0; IF([StudentsPerformance.B325] = &quot;group B&quot;; 1; IF([StudentsPerformance.B325] = &quot;group C&quot;; 2; IF([StudentsPerformance.B325] = &quot;group D&quot;; 3; 4))))" office:value-type="float" office:value="2" calcext:value-type="float">
            <text:p>2</text:p>
          </table:table-cell>
          <table:table-cell table:formula="of:=IF([StudentsPerformance.C325] = &quot;some high school&quot;; 0; IF([StudentsPerformance.C325] = &quot;high school&quot;; 1; IF([StudentsPerformance.C325] = &quot;some college&quot;; 2; IF([StudentsPerformance.C325] = &quot;associate's degree&quot;; 3; IF([StudentsPerformance.C325] = &quot;bachelor's degree&quot;; 4; 5)))))" office:value-type="float" office:value="0" calcext:value-type="float">
            <text:p>0</text:p>
          </table:table-cell>
          <table:table-cell table:formula="of:=IF([StudentsPerformance.D325] = &quot;standard&quot;; 1; 0)" office:value-type="float" office:value="0" calcext:value-type="float">
            <text:p>0</text:p>
          </table:table-cell>
          <table:table-cell table:formula="of:=IF([StudentsPerformance.E325] = &quot;completed&quot;; 1; 0)" office:value-type="float" office:value="0" calcext:value-type="float">
            <text:p>0</text:p>
          </table:table-cell>
          <table:table-cell table:formula="of:=([StudentsPerformance.F325] - [StudentsPerformance.$J$2])/[StudentsPerformance.$K$2]" office:value-type="float" office:value="-1.5227117349381" calcext:value-type="float">
            <text:p>-1.5227117349381</text:p>
          </table:table-cell>
          <table:table-cell table:formula="of:=([StudentsPerformance.G325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325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326] = &quot;male&quot;; 1; 0)" office:value-type="float" office:value="0" calcext:value-type="float">
            <text:p>0</text:p>
          </table:table-cell>
          <table:table-cell table:formula="of:=IF([StudentsPerformance.B326] = &quot;group A&quot;; 0; IF([StudentsPerformance.B326] = &quot;group B&quot;; 1; IF([StudentsPerformance.B326] = &quot;group C&quot;; 2; IF([StudentsPerformance.B326] = &quot;group D&quot;; 3; 4))))" office:value-type="float" office:value="2" calcext:value-type="float">
            <text:p>2</text:p>
          </table:table-cell>
          <table:table-cell table:formula="of:=IF([StudentsPerformance.C326] = &quot;some high school&quot;; 0; IF([StudentsPerformance.C326] = &quot;high school&quot;; 1; IF([StudentsPerformance.C326] = &quot;some college&quot;; 2; IF([StudentsPerformance.C326] = &quot;associate's degree&quot;; 3; IF([StudentsPerformance.C326] = &quot;bachelor's degree&quot;; 4; 5)))))" office:value-type="float" office:value="1" calcext:value-type="float">
            <text:p>1</text:p>
          </table:table-cell>
          <table:table-cell table:formula="of:=IF([StudentsPerformance.D326] = &quot;standard&quot;; 1; 0)" office:value-type="float" office:value="0" calcext:value-type="float">
            <text:p>0</text:p>
          </table:table-cell>
          <table:table-cell table:formula="of:=IF([StudentsPerformance.E326] = &quot;completed&quot;; 1; 0)" office:value-type="float" office:value="0" calcext:value-type="float">
            <text:p>0</text:p>
          </table:table-cell>
          <table:table-cell table:formula="of:=([StudentsPerformance.F326] - [StudentsPerformance.$J$2])/[StudentsPerformance.$K$2]" office:value-type="float" office:value="-1.65461105798701" calcext:value-type="float">
            <text:p>-1.65461105798701</text:p>
          </table:table-cell>
          <table:table-cell table:formula="of:=([StudentsPerformance.G326] - [StudentsPerformance.$M$2])/[StudentsPerformance.$N$2]" office:value-type="float" office:value="-1.58689694625757" calcext:value-type="float">
            <text:p>-1.58689694625757</text:p>
          </table:table-cell>
          <table:table-cell table:formula="of:=([StudentsPerformance.H326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327] = &quot;male&quot;; 1; 0)" office:value-type="float" office:value="0" calcext:value-type="float">
            <text:p>0</text:p>
          </table:table-cell>
          <table:table-cell table:formula="of:=IF([StudentsPerformance.B327] = &quot;group A&quot;; 0; IF([StudentsPerformance.B327] = &quot;group B&quot;; 1; IF([StudentsPerformance.B327] = &quot;group C&quot;; 2; IF([StudentsPerformance.B327] = &quot;group D&quot;; 3; 4))))" office:value-type="float" office:value="2" calcext:value-type="float">
            <text:p>2</text:p>
          </table:table-cell>
          <table:table-cell table:formula="of:=IF([StudentsPerformance.C327] = &quot;some high school&quot;; 0; IF([StudentsPerformance.C327] = &quot;high school&quot;; 1; IF([StudentsPerformance.C327] = &quot;some college&quot;; 2; IF([StudentsPerformance.C327] = &quot;associate's degree&quot;; 3; IF([StudentsPerformance.C327] = &quot;bachelor's degree&quot;; 4; 5)))))" office:value-type="float" office:value="2" calcext:value-type="float">
            <text:p>2</text:p>
          </table:table-cell>
          <table:table-cell table:formula="of:=IF([StudentsPerformance.D327] = &quot;standard&quot;; 1; 0)" office:value-type="float" office:value="1" calcext:value-type="float">
            <text:p>1</text:p>
          </table:table-cell>
          <table:table-cell table:formula="of:=IF([StudentsPerformance.E327] = &quot;completed&quot;; 1; 0)" office:value-type="float" office:value="0" calcext:value-type="float">
            <text:p>0</text:p>
          </table:table-cell>
          <table:table-cell table:formula="of:=([StudentsPerformance.F327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327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327] - [StudentsPerformance.$P$2])/[StudentsPerformance.$Q$2]" office:value-type="float" office:value="1.70746154519285" calcext:value-type="float">
            <text:p>1.70746154519285</text:p>
          </table:table-cell>
        </table:table-row>
        <table:table-row table:style-name="ro1">
          <table:table-cell table:formula="of:=IF([StudentsPerformance.A328] = &quot;male&quot;; 1; 0)" office:value-type="float" office:value="1" calcext:value-type="float">
            <text:p>1</text:p>
          </table:table-cell>
          <table:table-cell table:formula="of:=IF([StudentsPerformance.B328] = &quot;group A&quot;; 0; IF([StudentsPerformance.B328] = &quot;group B&quot;; 1; IF([StudentsPerformance.B328] = &quot;group C&quot;; 2; IF([StudentsPerformance.B328] = &quot;group D&quot;; 3; 4))))" office:value-type="float" office:value="2" calcext:value-type="float">
            <text:p>2</text:p>
          </table:table-cell>
          <table:table-cell table:formula="of:=IF([StudentsPerformance.C328] = &quot;some high school&quot;; 0; IF([StudentsPerformance.C328] = &quot;high school&quot;; 1; IF([StudentsPerformance.C328] = &quot;some college&quot;; 2; IF([StudentsPerformance.C328] = &quot;associate's degree&quot;; 3; IF([StudentsPerformance.C328] = &quot;bachelor's degree&quot;; 4; 5)))))" office:value-type="float" office:value="2" calcext:value-type="float">
            <text:p>2</text:p>
          </table:table-cell>
          <table:table-cell table:formula="of:=IF([StudentsPerformance.D328] = &quot;standard&quot;; 1; 0)" office:value-type="float" office:value="1" calcext:value-type="float">
            <text:p>1</text:p>
          </table:table-cell>
          <table:table-cell table:formula="of:=IF([StudentsPerformance.E328] = &quot;completed&quot;; 1; 0)" office:value-type="float" office:value="0" calcext:value-type="float">
            <text:p>0</text:p>
          </table:table-cell>
          <table:table-cell table:formula="of:=([StudentsPerformance.F328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328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328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329] = &quot;male&quot;; 1; 0)" office:value-type="float" office:value="1" calcext:value-type="float">
            <text:p>1</text:p>
          </table:table-cell>
          <table:table-cell table:formula="of:=IF([StudentsPerformance.B329] = &quot;group A&quot;; 0; IF([StudentsPerformance.B329] = &quot;group B&quot;; 1; IF([StudentsPerformance.B329] = &quot;group C&quot;; 2; IF([StudentsPerformance.B329] = &quot;group D&quot;; 3; 4))))" office:value-type="float" office:value="0" calcext:value-type="float">
            <text:p>0</text:p>
          </table:table-cell>
          <table:table-cell table:formula="of:=IF([StudentsPerformance.C329] = &quot;some high school&quot;; 0; IF([StudentsPerformance.C329] = &quot;high school&quot;; 1; IF([StudentsPerformance.C329] = &quot;some college&quot;; 2; IF([StudentsPerformance.C329] = &quot;associate's degree&quot;; 3; IF([StudentsPerformance.C329] = &quot;bachelor's degree&quot;; 4; 5)))))" office:value-type="float" office:value="2" calcext:value-type="float">
            <text:p>2</text:p>
          </table:table-cell>
          <table:table-cell table:formula="of:=IF([StudentsPerformance.D329] = &quot;standard&quot;; 1; 0)" office:value-type="float" office:value="0" calcext:value-type="float">
            <text:p>0</text:p>
          </table:table-cell>
          <table:table-cell table:formula="of:=IF([StudentsPerformance.E329] = &quot;completed&quot;; 1; 0)" office:value-type="float" office:value="0" calcext:value-type="float">
            <text:p>0</text:p>
          </table:table-cell>
          <table:table-cell table:formula="of:=([StudentsPerformance.F329] - [StudentsPerformance.$J$2])/[StudentsPerformance.$K$2]" office:value-type="float" office:value="-2.5119566578049" calcext:value-type="float">
            <text:p>-2.5119566578049</text:p>
          </table:table-cell>
          <table:table-cell table:formula="of:=([StudentsPerformance.G329] - [StudentsPerformance.$M$2])/[StudentsPerformance.$N$2]" office:value-type="float" office:value="-3.16221870222133" calcext:value-type="float">
            <text:p>-3.16221870222133</text:p>
          </table:table-cell>
          <table:table-cell table:formula="of:=([StudentsPerformance.H329] - [StudentsPerformance.$P$2])/[StudentsPerformance.$Q$2]" office:value-type="float" office:value="-3.228159201337" calcext:value-type="float">
            <text:p>-3.228159201337</text:p>
          </table:table-cell>
        </table:table-row>
        <table:table-row table:style-name="ro1">
          <table:table-cell table:formula="of:=IF([StudentsPerformance.A330] = &quot;male&quot;; 1; 0)" office:value-type="float" office:value="1" calcext:value-type="float">
            <text:p>1</text:p>
          </table:table-cell>
          <table:table-cell table:formula="of:=IF([StudentsPerformance.B330] = &quot;group A&quot;; 0; IF([StudentsPerformance.B330] = &quot;group B&quot;; 1; IF([StudentsPerformance.B330] = &quot;group C&quot;; 2; IF([StudentsPerformance.B330] = &quot;group D&quot;; 3; 4))))" office:value-type="float" office:value="2" calcext:value-type="float">
            <text:p>2</text:p>
          </table:table-cell>
          <table:table-cell table:formula="of:=IF([StudentsPerformance.C330] = &quot;some high school&quot;; 0; IF([StudentsPerformance.C330] = &quot;high school&quot;; 1; IF([StudentsPerformance.C330] = &quot;some college&quot;; 2; IF([StudentsPerformance.C330] = &quot;associate's degree&quot;; 3; IF([StudentsPerformance.C330] = &quot;bachelor's degree&quot;; 4; 5)))))" office:value-type="float" office:value="3" calcext:value-type="float">
            <text:p>3</text:p>
          </table:table-cell>
          <table:table-cell table:formula="of:=IF([StudentsPerformance.D330] = &quot;standard&quot;; 1; 0)" office:value-type="float" office:value="1" calcext:value-type="float">
            <text:p>1</text:p>
          </table:table-cell>
          <table:table-cell table:formula="of:=IF([StudentsPerformance.E330] = &quot;completed&quot;; 1; 0)" office:value-type="float" office:value="1" calcext:value-type="float">
            <text:p>1</text:p>
          </table:table-cell>
          <table:table-cell table:formula="of:=([StudentsPerformance.F330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330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330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331] = &quot;male&quot;; 1; 0)" office:value-type="float" office:value="0" calcext:value-type="float">
            <text:p>0</text:p>
          </table:table-cell>
          <table:table-cell table:formula="of:=IF([StudentsPerformance.B331] = &quot;group A&quot;; 0; IF([StudentsPerformance.B331] = &quot;group B&quot;; 1; IF([StudentsPerformance.B331] = &quot;group C&quot;; 2; IF([StudentsPerformance.B331] = &quot;group D&quot;; 3; 4))))" office:value-type="float" office:value="1" calcext:value-type="float">
            <text:p>1</text:p>
          </table:table-cell>
          <table:table-cell table:formula="of:=IF([StudentsPerformance.C331] = &quot;some high school&quot;; 0; IF([StudentsPerformance.C331] = &quot;high school&quot;; 1; IF([StudentsPerformance.C331] = &quot;some college&quot;; 2; IF([StudentsPerformance.C331] = &quot;associate's degree&quot;; 3; IF([StudentsPerformance.C331] = &quot;bachelor's degree&quot;; 4; 5)))))" office:value-type="float" office:value="0" calcext:value-type="float">
            <text:p>0</text:p>
          </table:table-cell>
          <table:table-cell table:formula="of:=IF([StudentsPerformance.D331] = &quot;standard&quot;; 1; 0)" office:value-type="float" office:value="1" calcext:value-type="float">
            <text:p>1</text:p>
          </table:table-cell>
          <table:table-cell table:formula="of:=IF([StudentsPerformance.E331] = &quot;completed&quot;; 1; 0)" office:value-type="float" office:value="0" calcext:value-type="float">
            <text:p>0</text:p>
          </table:table-cell>
          <table:table-cell table:formula="of:=([StudentsPerformance.F331] - [StudentsPerformance.$J$2])/[StudentsPerformance.$K$2]" office:value-type="float" office:value="-1.65461105798701" calcext:value-type="float">
            <text:p>-1.65461105798701</text:p>
          </table:table-cell>
          <table:table-cell table:formula="of:=([StudentsPerformance.G331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331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332] = &quot;male&quot;; 1; 0)" office:value-type="float" office:value="1" calcext:value-type="float">
            <text:p>1</text:p>
          </table:table-cell>
          <table:table-cell table:formula="of:=IF([StudentsPerformance.B332] = &quot;group A&quot;; 0; IF([StudentsPerformance.B332] = &quot;group B&quot;; 1; IF([StudentsPerformance.B332] = &quot;group C&quot;; 2; IF([StudentsPerformance.B332] = &quot;group D&quot;; 3; 4))))" office:value-type="float" office:value="2" calcext:value-type="float">
            <text:p>2</text:p>
          </table:table-cell>
          <table:table-cell table:formula="of:=IF([StudentsPerformance.C332] = &quot;some high school&quot;; 0; IF([StudentsPerformance.C332] = &quot;high school&quot;; 1; IF([StudentsPerformance.C332] = &quot;some college&quot;; 2; IF([StudentsPerformance.C332] = &quot;associate's degree&quot;; 3; IF([StudentsPerformance.C332] = &quot;bachelor's degree&quot;; 4; 5)))))" office:value-type="float" office:value="1" calcext:value-type="float">
            <text:p>1</text:p>
          </table:table-cell>
          <table:table-cell table:formula="of:=IF([StudentsPerformance.D332] = &quot;standard&quot;; 1; 0)" office:value-type="float" office:value="1" calcext:value-type="float">
            <text:p>1</text:p>
          </table:table-cell>
          <table:table-cell table:formula="of:=IF([StudentsPerformance.E332] = &quot;completed&quot;; 1; 0)" office:value-type="float" office:value="0" calcext:value-type="float">
            <text:p>0</text:p>
          </table:table-cell>
          <table:table-cell table:formula="of:=([StudentsPerformance.F332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332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332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333] = &quot;male&quot;; 1; 0)" office:value-type="float" office:value="1" calcext:value-type="float">
            <text:p>1</text:p>
          </table:table-cell>
          <table:table-cell table:formula="of:=IF([StudentsPerformance.B333] = &quot;group A&quot;; 0; IF([StudentsPerformance.B333] = &quot;group B&quot;; 1; IF([StudentsPerformance.B333] = &quot;group C&quot;; 2; IF([StudentsPerformance.B333] = &quot;group D&quot;; 3; 4))))" office:value-type="float" office:value="2" calcext:value-type="float">
            <text:p>2</text:p>
          </table:table-cell>
          <table:table-cell table:formula="of:=IF([StudentsPerformance.C333] = &quot;some high school&quot;; 0; IF([StudentsPerformance.C333] = &quot;high school&quot;; 1; IF([StudentsPerformance.C333] = &quot;some college&quot;; 2; IF([StudentsPerformance.C333] = &quot;associate's degree&quot;; 3; IF([StudentsPerformance.C333] = &quot;bachelor's degree&quot;; 4; 5)))))" office:value-type="float" office:value="3" calcext:value-type="float">
            <text:p>3</text:p>
          </table:table-cell>
          <table:table-cell table:formula="of:=IF([StudentsPerformance.D333] = &quot;standard&quot;; 1; 0)" office:value-type="float" office:value="1" calcext:value-type="float">
            <text:p>1</text:p>
          </table:table-cell>
          <table:table-cell table:formula="of:=IF([StudentsPerformance.E333] = &quot;completed&quot;; 1; 0)" office:value-type="float" office:value="0" calcext:value-type="float">
            <text:p>0</text:p>
          </table:table-cell>
          <table:table-cell table:formula="of:=([StudentsPerformance.F333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333] - [StudentsPerformance.$M$2])/[StudentsPerformance.$N$2]" office:value-type="float" office:value="-2.20332719859122" calcext:value-type="float">
            <text:p>-2.20332719859122</text:p>
          </table:table-cell>
          <table:table-cell table:formula="of:=([StudentsPerformance.H333] - [StudentsPerformance.$P$2])/[StudentsPerformance.$Q$2]" office:value-type="float" office:value="-2.17522677541064" calcext:value-type="float">
            <text:p>-2.17522677541064</text:p>
          </table:table-cell>
        </table:table-row>
        <table:table-row table:style-name="ro1">
          <table:table-cell table:formula="of:=IF([StudentsPerformance.A334] = &quot;male&quot;; 1; 0)" office:value-type="float" office:value="1" calcext:value-type="float">
            <text:p>1</text:p>
          </table:table-cell>
          <table:table-cell table:formula="of:=IF([StudentsPerformance.B334] = &quot;group A&quot;; 0; IF([StudentsPerformance.B334] = &quot;group B&quot;; 1; IF([StudentsPerformance.B334] = &quot;group C&quot;; 2; IF([StudentsPerformance.B334] = &quot;group D&quot;; 3; 4))))" office:value-type="float" office:value="4" calcext:value-type="float">
            <text:p>4</text:p>
          </table:table-cell>
          <table:table-cell table:formula="of:=IF([StudentsPerformance.C334] = &quot;some high school&quot;; 0; IF([StudentsPerformance.C334] = &quot;high school&quot;; 1; IF([StudentsPerformance.C334] = &quot;some college&quot;; 2; IF([StudentsPerformance.C334] = &quot;associate's degree&quot;; 3; IF([StudentsPerformance.C334] = &quot;bachelor's degree&quot;; 4; 5)))))" office:value-type="float" office:value="3" calcext:value-type="float">
            <text:p>3</text:p>
          </table:table-cell>
          <table:table-cell table:formula="of:=IF([StudentsPerformance.D334] = &quot;standard&quot;; 1; 0)" office:value-type="float" office:value="1" calcext:value-type="float">
            <text:p>1</text:p>
          </table:table-cell>
          <table:table-cell table:formula="of:=IF([StudentsPerformance.E334] = &quot;completed&quot;; 1; 0)" office:value-type="float" office:value="1" calcext:value-type="float">
            <text:p>1</text:p>
          </table:table-cell>
          <table:table-cell table:formula="of:=([StudentsPerformance.F334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334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334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335] = &quot;male&quot;; 1; 0)" office:value-type="float" office:value="1" calcext:value-type="float">
            <text:p>1</text:p>
          </table:table-cell>
          <table:table-cell table:formula="of:=IF([StudentsPerformance.B335] = &quot;group A&quot;; 0; IF([StudentsPerformance.B335] = &quot;group B&quot;; 1; IF([StudentsPerformance.B335] = &quot;group C&quot;; 2; IF([StudentsPerformance.B335] = &quot;group D&quot;; 3; 4))))" office:value-type="float" office:value="1" calcext:value-type="float">
            <text:p>1</text:p>
          </table:table-cell>
          <table:table-cell table:formula="of:=IF([StudentsPerformance.C335] = &quot;some high school&quot;; 0; IF([StudentsPerformance.C335] = &quot;high school&quot;; 1; IF([StudentsPerformance.C335] = &quot;some college&quot;; 2; IF([StudentsPerformance.C335] = &quot;associate's degree&quot;; 3; IF([StudentsPerformance.C335] = &quot;bachelor's degree&quot;; 4; 5)))))" office:value-type="float" office:value="3" calcext:value-type="float">
            <text:p>3</text:p>
          </table:table-cell>
          <table:table-cell table:formula="of:=IF([StudentsPerformance.D335] = &quot;standard&quot;; 1; 0)" office:value-type="float" office:value="1" calcext:value-type="float">
            <text:p>1</text:p>
          </table:table-cell>
          <table:table-cell table:formula="of:=IF([StudentsPerformance.E335] = &quot;completed&quot;; 1; 0)" office:value-type="float" office:value="0" calcext:value-type="float">
            <text:p>0</text:p>
          </table:table-cell>
          <table:table-cell table:formula="of:=([StudentsPerformance.F335] - [StudentsPerformance.$J$2])/[StudentsPerformance.$K$2]" office:value-type="float" office:value="1.5769223567112" calcext:value-type="float">
            <text:p>1.5769223567112</text:p>
          </table:table-cell>
          <table:table-cell table:formula="of:=([StudentsPerformance.G335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335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336] = &quot;male&quot;; 1; 0)" office:value-type="float" office:value="0" calcext:value-type="float">
            <text:p>0</text:p>
          </table:table-cell>
          <table:table-cell table:formula="of:=IF([StudentsPerformance.B336] = &quot;group A&quot;; 0; IF([StudentsPerformance.B336] = &quot;group B&quot;; 1; IF([StudentsPerformance.B336] = &quot;group C&quot;; 2; IF([StudentsPerformance.B336] = &quot;group D&quot;; 3; 4))))" office:value-type="float" office:value="2" calcext:value-type="float">
            <text:p>2</text:p>
          </table:table-cell>
          <table:table-cell table:formula="of:=IF([StudentsPerformance.C336] = &quot;some high school&quot;; 0; IF([StudentsPerformance.C336] = &quot;high school&quot;; 1; IF([StudentsPerformance.C336] = &quot;some college&quot;; 2; IF([StudentsPerformance.C336] = &quot;associate's degree&quot;; 3; IF([StudentsPerformance.C336] = &quot;bachelor's degree&quot;; 4; 5)))))" office:value-type="float" office:value="4" calcext:value-type="float">
            <text:p>4</text:p>
          </table:table-cell>
          <table:table-cell table:formula="of:=IF([StudentsPerformance.D336] = &quot;standard&quot;; 1; 0)" office:value-type="float" office:value="1" calcext:value-type="float">
            <text:p>1</text:p>
          </table:table-cell>
          <table:table-cell table:formula="of:=IF([StudentsPerformance.E336] = &quot;completed&quot;; 1; 0)" office:value-type="float" office:value="0" calcext:value-type="float">
            <text:p>0</text:p>
          </table:table-cell>
          <table:table-cell table:formula="of:=([StudentsPerformance.F336] - [StudentsPerformance.$J$2])/[StudentsPerformance.$K$2]" office:value-type="float" office:value="1.11527472604003" calcext:value-type="float">
            <text:p>1.11527472604003</text:p>
          </table:table-cell>
          <table:table-cell table:formula="of:=([StudentsPerformance.G336] - [StudentsPerformance.$M$2])/[StudentsPerformance.$N$2]" office:value-type="float" office:value="1.63223881592923" calcext:value-type="float">
            <text:p>1.63223881592923</text:p>
          </table:table-cell>
          <table:table-cell table:formula="of:=([StudentsPerformance.H336] - [StudentsPerformance.$P$2])/[StudentsPerformance.$Q$2]" office:value-type="float" office:value="1.77326982181325" calcext:value-type="float">
            <text:p>1.77326982181325</text:p>
          </table:table-cell>
        </table:table-row>
        <table:table-row table:style-name="ro1">
          <table:table-cell table:formula="of:=IF([StudentsPerformance.A337] = &quot;male&quot;; 1; 0)" office:value-type="float" office:value="0" calcext:value-type="float">
            <text:p>0</text:p>
          </table:table-cell>
          <table:table-cell table:formula="of:=IF([StudentsPerformance.B337] = &quot;group A&quot;; 0; IF([StudentsPerformance.B337] = &quot;group B&quot;; 1; IF([StudentsPerformance.B337] = &quot;group C&quot;; 2; IF([StudentsPerformance.B337] = &quot;group D&quot;; 3; 4))))" office:value-type="float" office:value="1" calcext:value-type="float">
            <text:p>1</text:p>
          </table:table-cell>
          <table:table-cell table:formula="of:=IF([StudentsPerformance.C337] = &quot;some high school&quot;; 0; IF([StudentsPerformance.C337] = &quot;high school&quot;; 1; IF([StudentsPerformance.C337] = &quot;some college&quot;; 2; IF([StudentsPerformance.C337] = &quot;associate's degree&quot;; 3; IF([StudentsPerformance.C337] = &quot;bachelor's degree&quot;; 4; 5)))))" office:value-type="float" office:value="2" calcext:value-type="float">
            <text:p>2</text:p>
          </table:table-cell>
          <table:table-cell table:formula="of:=IF([StudentsPerformance.D337] = &quot;standard&quot;; 1; 0)" office:value-type="float" office:value="0" calcext:value-type="float">
            <text:p>0</text:p>
          </table:table-cell>
          <table:table-cell table:formula="of:=IF([StudentsPerformance.E337] = &quot;completed&quot;; 1; 0)" office:value-type="float" office:value="0" calcext:value-type="float">
            <text:p>0</text:p>
          </table:table-cell>
          <table:table-cell table:formula="of:=([StudentsPerformance.F337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337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337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338] = &quot;male&quot;; 1; 0)" office:value-type="float" office:value="1" calcext:value-type="float">
            <text:p>1</text:p>
          </table:table-cell>
          <table:table-cell table:formula="of:=IF([StudentsPerformance.B338] = &quot;group A&quot;; 0; IF([StudentsPerformance.B338] = &quot;group B&quot;; 1; IF([StudentsPerformance.B338] = &quot;group C&quot;; 2; IF([StudentsPerformance.B338] = &quot;group D&quot;; 3; 4))))" office:value-type="float" office:value="3" calcext:value-type="float">
            <text:p>3</text:p>
          </table:table-cell>
          <table:table-cell table:formula="of:=IF([StudentsPerformance.C338] = &quot;some high school&quot;; 0; IF([StudentsPerformance.C338] = &quot;high school&quot;; 1; IF([StudentsPerformance.C338] = &quot;some college&quot;; 2; IF([StudentsPerformance.C338] = &quot;associate's degree&quot;; 3; IF([StudentsPerformance.C338] = &quot;bachelor's degree&quot;; 4; 5)))))" office:value-type="float" office:value="0" calcext:value-type="float">
            <text:p>0</text:p>
          </table:table-cell>
          <table:table-cell table:formula="of:=IF([StudentsPerformance.D338] = &quot;standard&quot;; 1; 0)" office:value-type="float" office:value="1" calcext:value-type="float">
            <text:p>1</text:p>
          </table:table-cell>
          <table:table-cell table:formula="of:=IF([StudentsPerformance.E338] = &quot;completed&quot;; 1; 0)" office:value-type="float" office:value="1" calcext:value-type="float">
            <text:p>1</text:p>
          </table:table-cell>
          <table:table-cell table:formula="of:=([StudentsPerformance.F338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338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338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339] = &quot;male&quot;; 1; 0)" office:value-type="float" office:value="1" calcext:value-type="float">
            <text:p>1</text:p>
          </table:table-cell>
          <table:table-cell table:formula="of:=IF([StudentsPerformance.B339] = &quot;group A&quot;; 0; IF([StudentsPerformance.B339] = &quot;group B&quot;; 1; IF([StudentsPerformance.B339] = &quot;group C&quot;; 2; IF([StudentsPerformance.B339] = &quot;group D&quot;; 3; 4))))" office:value-type="float" office:value="2" calcext:value-type="float">
            <text:p>2</text:p>
          </table:table-cell>
          <table:table-cell table:formula="of:=IF([StudentsPerformance.C339] = &quot;some high school&quot;; 0; IF([StudentsPerformance.C339] = &quot;high school&quot;; 1; IF([StudentsPerformance.C339] = &quot;some college&quot;; 2; IF([StudentsPerformance.C339] = &quot;associate's degree&quot;; 3; IF([StudentsPerformance.C339] = &quot;bachelor's degree&quot;; 4; 5)))))" office:value-type="float" office:value="3" calcext:value-type="float">
            <text:p>3</text:p>
          </table:table-cell>
          <table:table-cell table:formula="of:=IF([StudentsPerformance.D339] = &quot;standard&quot;; 1; 0)" office:value-type="float" office:value="1" calcext:value-type="float">
            <text:p>1</text:p>
          </table:table-cell>
          <table:table-cell table:formula="of:=IF([StudentsPerformance.E339] = &quot;completed&quot;; 1; 0)" office:value-type="float" office:value="0" calcext:value-type="float">
            <text:p>0</text:p>
          </table:table-cell>
          <table:table-cell table:formula="of:=([StudentsPerformance.F339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339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339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340] = &quot;male&quot;; 1; 0)" office:value-type="float" office:value="0" calcext:value-type="float">
            <text:p>0</text:p>
          </table:table-cell>
          <table:table-cell table:formula="of:=IF([StudentsPerformance.B340] = &quot;group A&quot;; 0; IF([StudentsPerformance.B340] = &quot;group B&quot;; 1; IF([StudentsPerformance.B340] = &quot;group C&quot;; 2; IF([StudentsPerformance.B340] = &quot;group D&quot;; 3; 4))))" office:value-type="float" office:value="1" calcext:value-type="float">
            <text:p>1</text:p>
          </table:table-cell>
          <table:table-cell table:formula="of:=IF([StudentsPerformance.C340] = &quot;some high school&quot;; 0; IF([StudentsPerformance.C340] = &quot;high school&quot;; 1; IF([StudentsPerformance.C340] = &quot;some college&quot;; 2; IF([StudentsPerformance.C340] = &quot;associate's degree&quot;; 3; IF([StudentsPerformance.C340] = &quot;bachelor's degree&quot;; 4; 5)))))" office:value-type="float" office:value="0" calcext:value-type="float">
            <text:p>0</text:p>
          </table:table-cell>
          <table:table-cell table:formula="of:=IF([StudentsPerformance.D340] = &quot;standard&quot;; 1; 0)" office:value-type="float" office:value="0" calcext:value-type="float">
            <text:p>0</text:p>
          </table:table-cell>
          <table:table-cell table:formula="of:=IF([StudentsPerformance.E340] = &quot;completed&quot;; 1; 0)" office:value-type="float" office:value="0" calcext:value-type="float">
            <text:p>0</text:p>
          </table:table-cell>
          <table:table-cell table:formula="of:=([StudentsPerformance.F340] - [StudentsPerformance.$J$2])/[StudentsPerformance.$K$2]" office:value-type="float" office:value="-2.77575530390272" calcext:value-type="float">
            <text:p>-2.77575530390272</text:p>
          </table:table-cell>
          <table:table-cell table:formula="of:=([StudentsPerformance.G340] - [StudentsPerformance.$M$2])/[StudentsPerformance.$N$2]" office:value-type="float" office:value="-2.13483494833192" calcext:value-type="float">
            <text:p>-2.13483494833192</text:p>
          </table:table-cell>
          <table:table-cell table:formula="of:=([StudentsPerformance.H340] - [StudentsPerformance.$P$2])/[StudentsPerformance.$Q$2]" office:value-type="float" office:value="-2.70169298837382" calcext:value-type="float">
            <text:p>-2.70169298837382</text:p>
          </table:table-cell>
        </table:table-row>
        <table:table-row table:style-name="ro1">
          <table:table-cell table:formula="of:=IF([StudentsPerformance.A341] = &quot;male&quot;; 1; 0)" office:value-type="float" office:value="0" calcext:value-type="float">
            <text:p>0</text:p>
          </table:table-cell>
          <table:table-cell table:formula="of:=IF([StudentsPerformance.B341] = &quot;group A&quot;; 0; IF([StudentsPerformance.B341] = &quot;group B&quot;; 1; IF([StudentsPerformance.B341] = &quot;group C&quot;; 2; IF([StudentsPerformance.B341] = &quot;group D&quot;; 3; 4))))" office:value-type="float" office:value="3" calcext:value-type="float">
            <text:p>3</text:p>
          </table:table-cell>
          <table:table-cell table:formula="of:=IF([StudentsPerformance.C341] = &quot;some high school&quot;; 0; IF([StudentsPerformance.C341] = &quot;high school&quot;; 1; IF([StudentsPerformance.C341] = &quot;some college&quot;; 2; IF([StudentsPerformance.C341] = &quot;associate's degree&quot;; 3; IF([StudentsPerformance.C341] = &quot;bachelor's degree&quot;; 4; 5)))))" office:value-type="float" office:value="0" calcext:value-type="float">
            <text:p>0</text:p>
          </table:table-cell>
          <table:table-cell table:formula="of:=IF([StudentsPerformance.D341] = &quot;standard&quot;; 1; 0)" office:value-type="float" office:value="0" calcext:value-type="float">
            <text:p>0</text:p>
          </table:table-cell>
          <table:table-cell table:formula="of:=IF([StudentsPerformance.E341] = &quot;completed&quot;; 1; 0)" office:value-type="float" office:value="1" calcext:value-type="float">
            <text:p>1</text:p>
          </table:table-cell>
          <table:table-cell table:formula="of:=([StudentsPerformance.F341] - [StudentsPerformance.$J$2])/[StudentsPerformance.$K$2]" office:value-type="float" office:value="-2.05030902713373" calcext:value-type="float">
            <text:p>-2.05030902713373</text:p>
          </table:table-cell>
          <table:table-cell table:formula="of:=([StudentsPerformance.G341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341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342] = &quot;male&quot;; 1; 0)" office:value-type="float" office:value="1" calcext:value-type="float">
            <text:p>1</text:p>
          </table:table-cell>
          <table:table-cell table:formula="of:=IF([StudentsPerformance.B342] = &quot;group A&quot;; 0; IF([StudentsPerformance.B342] = &quot;group B&quot;; 1; IF([StudentsPerformance.B342] = &quot;group C&quot;; 2; IF([StudentsPerformance.B342] = &quot;group D&quot;; 3; 4))))" office:value-type="float" office:value="2" calcext:value-type="float">
            <text:p>2</text:p>
          </table:table-cell>
          <table:table-cell table:formula="of:=IF([StudentsPerformance.C342] = &quot;some high school&quot;; 0; IF([StudentsPerformance.C342] = &quot;high school&quot;; 1; IF([StudentsPerformance.C342] = &quot;some college&quot;; 2; IF([StudentsPerformance.C342] = &quot;associate's degree&quot;; 3; IF([StudentsPerformance.C342] = &quot;bachelor's degree&quot;; 4; 5)))))" office:value-type="float" office:value="1" calcext:value-type="float">
            <text:p>1</text:p>
          </table:table-cell>
          <table:table-cell table:formula="of:=IF([StudentsPerformance.D342] = &quot;standard&quot;; 1; 0)" office:value-type="float" office:value="0" calcext:value-type="float">
            <text:p>0</text:p>
          </table:table-cell>
          <table:table-cell table:formula="of:=IF([StudentsPerformance.E342] = &quot;completed&quot;; 1; 0)" office:value-type="float" office:value="0" calcext:value-type="float">
            <text:p>0</text:p>
          </table:table-cell>
          <table:table-cell table:formula="of:=([StudentsPerformance.F342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342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342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343] = &quot;male&quot;; 1; 0)" office:value-type="float" office:value="0" calcext:value-type="float">
            <text:p>0</text:p>
          </table:table-cell>
          <table:table-cell table:formula="of:=IF([StudentsPerformance.B343] = &quot;group A&quot;; 0; IF([StudentsPerformance.B343] = &quot;group B&quot;; 1; IF([StudentsPerformance.B343] = &quot;group C&quot;; 2; IF([StudentsPerformance.B343] = &quot;group D&quot;; 3; 4))))" office:value-type="float" office:value="2" calcext:value-type="float">
            <text:p>2</text:p>
          </table:table-cell>
          <table:table-cell table:formula="of:=IF([StudentsPerformance.C343] = &quot;some high school&quot;; 0; IF([StudentsPerformance.C343] = &quot;high school&quot;; 1; IF([StudentsPerformance.C343] = &quot;some college&quot;; 2; IF([StudentsPerformance.C343] = &quot;associate's degree&quot;; 3; IF([StudentsPerformance.C343] = &quot;bachelor's degree&quot;; 4; 5)))))" office:value-type="float" office:value="1" calcext:value-type="float">
            <text:p>1</text:p>
          </table:table-cell>
          <table:table-cell table:formula="of:=IF([StudentsPerformance.D343] = &quot;standard&quot;; 1; 0)" office:value-type="float" office:value="1" calcext:value-type="float">
            <text:p>1</text:p>
          </table:table-cell>
          <table:table-cell table:formula="of:=IF([StudentsPerformance.E343] = &quot;completed&quot;; 1; 0)" office:value-type="float" office:value="0" calcext:value-type="float">
            <text:p>0</text:p>
          </table:table-cell>
          <table:table-cell table:formula="of:=([StudentsPerformance.F343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343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343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344] = &quot;male&quot;; 1; 0)" office:value-type="float" office:value="0" calcext:value-type="float">
            <text:p>0</text:p>
          </table:table-cell>
          <table:table-cell table:formula="of:=IF([StudentsPerformance.B344] = &quot;group A&quot;; 0; IF([StudentsPerformance.B344] = &quot;group B&quot;; 1; IF([StudentsPerformance.B344] = &quot;group C&quot;; 2; IF([StudentsPerformance.B344] = &quot;group D&quot;; 3; 4))))" office:value-type="float" office:value="1" calcext:value-type="float">
            <text:p>1</text:p>
          </table:table-cell>
          <table:table-cell table:formula="of:=IF([StudentsPerformance.C344] = &quot;some high school&quot;; 0; IF([StudentsPerformance.C344] = &quot;high school&quot;; 1; IF([StudentsPerformance.C344] = &quot;some college&quot;; 2; IF([StudentsPerformance.C344] = &quot;associate's degree&quot;; 3; IF([StudentsPerformance.C344] = &quot;bachelor's degree&quot;; 4; 5)))))" office:value-type="float" office:value="1" calcext:value-type="float">
            <text:p>1</text:p>
          </table:table-cell>
          <table:table-cell table:formula="of:=IF([StudentsPerformance.D344] = &quot;standard&quot;; 1; 0)" office:value-type="float" office:value="1" calcext:value-type="float">
            <text:p>1</text:p>
          </table:table-cell>
          <table:table-cell table:formula="of:=IF([StudentsPerformance.E344] = &quot;completed&quot;; 1; 0)" office:value-type="float" office:value="1" calcext:value-type="float">
            <text:p>1</text:p>
          </table:table-cell>
          <table:table-cell table:formula="of:=([StudentsPerformance.F344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344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344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345] = &quot;male&quot;; 1; 0)" office:value-type="float" office:value="1" calcext:value-type="float">
            <text:p>1</text:p>
          </table:table-cell>
          <table:table-cell table:formula="of:=IF([StudentsPerformance.B345] = &quot;group A&quot;; 0; IF([StudentsPerformance.B345] = &quot;group B&quot;; 1; IF([StudentsPerformance.B345] = &quot;group C&quot;; 2; IF([StudentsPerformance.B345] = &quot;group D&quot;; 3; 4))))" office:value-type="float" office:value="3" calcext:value-type="float">
            <text:p>3</text:p>
          </table:table-cell>
          <table:table-cell table:formula="of:=IF([StudentsPerformance.C345] = &quot;some high school&quot;; 0; IF([StudentsPerformance.C345] = &quot;high school&quot;; 1; IF([StudentsPerformance.C345] = &quot;some college&quot;; 2; IF([StudentsPerformance.C345] = &quot;associate's degree&quot;; 3; IF([StudentsPerformance.C345] = &quot;bachelor's degree&quot;; 4; 5)))))" office:value-type="float" office:value="3" calcext:value-type="float">
            <text:p>3</text:p>
          </table:table-cell>
          <table:table-cell table:formula="of:=IF([StudentsPerformance.D345] = &quot;standard&quot;; 1; 0)" office:value-type="float" office:value="1" calcext:value-type="float">
            <text:p>1</text:p>
          </table:table-cell>
          <table:table-cell table:formula="of:=IF([StudentsPerformance.E345] = &quot;completed&quot;; 1; 0)" office:value-type="float" office:value="1" calcext:value-type="float">
            <text:p>1</text:p>
          </table:table-cell>
          <table:table-cell table:formula="of:=([StudentsPerformance.F345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345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345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346] = &quot;male&quot;; 1; 0)" office:value-type="float" office:value="1" calcext:value-type="float">
            <text:p>1</text:p>
          </table:table-cell>
          <table:table-cell table:formula="of:=IF([StudentsPerformance.B346] = &quot;group A&quot;; 0; IF([StudentsPerformance.B346] = &quot;group B&quot;; 1; IF([StudentsPerformance.B346] = &quot;group C&quot;; 2; IF([StudentsPerformance.B346] = &quot;group D&quot;; 3; 4))))" office:value-type="float" office:value="3" calcext:value-type="float">
            <text:p>3</text:p>
          </table:table-cell>
          <table:table-cell table:formula="of:=IF([StudentsPerformance.C346] = &quot;some high school&quot;; 0; IF([StudentsPerformance.C346] = &quot;high school&quot;; 1; IF([StudentsPerformance.C346] = &quot;some college&quot;; 2; IF([StudentsPerformance.C346] = &quot;associate's degree&quot;; 3; IF([StudentsPerformance.C346] = &quot;bachelor's degree&quot;; 4; 5)))))" office:value-type="float" office:value="2" calcext:value-type="float">
            <text:p>2</text:p>
          </table:table-cell>
          <table:table-cell table:formula="of:=IF([StudentsPerformance.D346] = &quot;standard&quot;; 1; 0)" office:value-type="float" office:value="1" calcext:value-type="float">
            <text:p>1</text:p>
          </table:table-cell>
          <table:table-cell table:formula="of:=IF([StudentsPerformance.E346] = &quot;completed&quot;; 1; 0)" office:value-type="float" office:value="0" calcext:value-type="float">
            <text:p>0</text:p>
          </table:table-cell>
          <table:table-cell table:formula="of:=([StudentsPerformance.F346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346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346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347] = &quot;male&quot;; 1; 0)" office:value-type="float" office:value="0" calcext:value-type="float">
            <text:p>0</text:p>
          </table:table-cell>
          <table:table-cell table:formula="of:=IF([StudentsPerformance.B347] = &quot;group A&quot;; 0; IF([StudentsPerformance.B347] = &quot;group B&quot;; 1; IF([StudentsPerformance.B347] = &quot;group C&quot;; 2; IF([StudentsPerformance.B347] = &quot;group D&quot;; 3; 4))))" office:value-type="float" office:value="2" calcext:value-type="float">
            <text:p>2</text:p>
          </table:table-cell>
          <table:table-cell table:formula="of:=IF([StudentsPerformance.C347] = &quot;some high school&quot;; 0; IF([StudentsPerformance.C347] = &quot;high school&quot;; 1; IF([StudentsPerformance.C347] = &quot;some college&quot;; 2; IF([StudentsPerformance.C347] = &quot;associate's degree&quot;; 3; IF([StudentsPerformance.C347] = &quot;bachelor's degree&quot;; 4; 5)))))" office:value-type="float" office:value="1" calcext:value-type="float">
            <text:p>1</text:p>
          </table:table-cell>
          <table:table-cell table:formula="of:=IF([StudentsPerformance.D347] = &quot;standard&quot;; 1; 0)" office:value-type="float" office:value="1" calcext:value-type="float">
            <text:p>1</text:p>
          </table:table-cell>
          <table:table-cell table:formula="of:=IF([StudentsPerformance.E347] = &quot;completed&quot;; 1; 0)" office:value-type="float" office:value="0" calcext:value-type="float">
            <text:p>0</text:p>
          </table:table-cell>
          <table:table-cell table:formula="of:=([StudentsPerformance.F347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347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347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348] = &quot;male&quot;; 1; 0)" office:value-type="float" office:value="1" calcext:value-type="float">
            <text:p>1</text:p>
          </table:table-cell>
          <table:table-cell table:formula="of:=IF([StudentsPerformance.B348] = &quot;group A&quot;; 0; IF([StudentsPerformance.B348] = &quot;group B&quot;; 1; IF([StudentsPerformance.B348] = &quot;group C&quot;; 2; IF([StudentsPerformance.B348] = &quot;group D&quot;; 3; 4))))" office:value-type="float" office:value="1" calcext:value-type="float">
            <text:p>1</text:p>
          </table:table-cell>
          <table:table-cell table:formula="of:=IF([StudentsPerformance.C348] = &quot;some high school&quot;; 0; IF([StudentsPerformance.C348] = &quot;high school&quot;; 1; IF([StudentsPerformance.C348] = &quot;some college&quot;; 2; IF([StudentsPerformance.C348] = &quot;associate's degree&quot;; 3; IF([StudentsPerformance.C348] = &quot;bachelor's degree&quot;; 4; 5)))))" office:value-type="float" office:value="2" calcext:value-type="float">
            <text:p>2</text:p>
          </table:table-cell>
          <table:table-cell table:formula="of:=IF([StudentsPerformance.D348] = &quot;standard&quot;; 1; 0)" office:value-type="float" office:value="1" calcext:value-type="float">
            <text:p>1</text:p>
          </table:table-cell>
          <table:table-cell table:formula="of:=IF([StudentsPerformance.E348] = &quot;completed&quot;; 1; 0)" office:value-type="float" office:value="0" calcext:value-type="float">
            <text:p>0</text:p>
          </table:table-cell>
          <table:table-cell table:formula="of:=([StudentsPerformance.F348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348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348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349] = &quot;male&quot;; 1; 0)" office:value-type="float" office:value="0" calcext:value-type="float">
            <text:p>0</text:p>
          </table:table-cell>
          <table:table-cell table:formula="of:=IF([StudentsPerformance.B349] = &quot;group A&quot;; 0; IF([StudentsPerformance.B349] = &quot;group B&quot;; 1; IF([StudentsPerformance.B349] = &quot;group C&quot;; 2; IF([StudentsPerformance.B349] = &quot;group D&quot;; 3; 4))))" office:value-type="float" office:value="2" calcext:value-type="float">
            <text:p>2</text:p>
          </table:table-cell>
          <table:table-cell table:formula="of:=IF([StudentsPerformance.C349] = &quot;some high school&quot;; 0; IF([StudentsPerformance.C349] = &quot;high school&quot;; 1; IF([StudentsPerformance.C349] = &quot;some college&quot;; 2; IF([StudentsPerformance.C349] = &quot;associate's degree&quot;; 3; IF([StudentsPerformance.C349] = &quot;bachelor's degree&quot;; 4; 5)))))" office:value-type="float" office:value="4" calcext:value-type="float">
            <text:p>4</text:p>
          </table:table-cell>
          <table:table-cell table:formula="of:=IF([StudentsPerformance.D349] = &quot;standard&quot;; 1; 0)" office:value-type="float" office:value="1" calcext:value-type="float">
            <text:p>1</text:p>
          </table:table-cell>
          <table:table-cell table:formula="of:=IF([StudentsPerformance.E349] = &quot;completed&quot;; 1; 0)" office:value-type="float" office:value="1" calcext:value-type="float">
            <text:p>1</text:p>
          </table:table-cell>
          <table:table-cell table:formula="of:=([StudentsPerformance.F349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349] - [StudentsPerformance.$M$2])/[StudentsPerformance.$N$2]" office:value-type="float" office:value="1.70073106618852" calcext:value-type="float">
            <text:p>1.70073106618852</text:p>
          </table:table-cell>
          <table:table-cell table:formula="of:=([StudentsPerformance.H349] - [StudentsPerformance.$P$2])/[StudentsPerformance.$Q$2]" office:value-type="float" office:value="1.77326982181325" calcext:value-type="float">
            <text:p>1.77326982181325</text:p>
          </table:table-cell>
        </table:table-row>
        <table:table-row table:style-name="ro1">
          <table:table-cell table:formula="of:=IF([StudentsPerformance.A350] = &quot;male&quot;; 1; 0)" office:value-type="float" office:value="1" calcext:value-type="float">
            <text:p>1</text:p>
          </table:table-cell>
          <table:table-cell table:formula="of:=IF([StudentsPerformance.B350] = &quot;group A&quot;; 0; IF([StudentsPerformance.B350] = &quot;group B&quot;; 1; IF([StudentsPerformance.B350] = &quot;group C&quot;; 2; IF([StudentsPerformance.B350] = &quot;group D&quot;; 3; 4))))" office:value-type="float" office:value="3" calcext:value-type="float">
            <text:p>3</text:p>
          </table:table-cell>
          <table:table-cell table:formula="of:=IF([StudentsPerformance.C350] = &quot;some high school&quot;; 0; IF([StudentsPerformance.C350] = &quot;high school&quot;; 1; IF([StudentsPerformance.C350] = &quot;some college&quot;; 2; IF([StudentsPerformance.C350] = &quot;associate's degree&quot;; 3; IF([StudentsPerformance.C350] = &quot;bachelor's degree&quot;; 4; 5)))))" office:value-type="float" office:value="1" calcext:value-type="float">
            <text:p>1</text:p>
          </table:table-cell>
          <table:table-cell table:formula="of:=IF([StudentsPerformance.D350] = &quot;standard&quot;; 1; 0)" office:value-type="float" office:value="0" calcext:value-type="float">
            <text:p>0</text:p>
          </table:table-cell>
          <table:table-cell table:formula="of:=IF([StudentsPerformance.E350] = &quot;completed&quot;; 1; 0)" office:value-type="float" office:value="0" calcext:value-type="float">
            <text:p>0</text:p>
          </table:table-cell>
          <table:table-cell table:formula="of:=([StudentsPerformance.F350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350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350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351] = &quot;male&quot;; 1; 0)" office:value-type="float" office:value="1" calcext:value-type="float">
            <text:p>1</text:p>
          </table:table-cell>
          <table:table-cell table:formula="of:=IF([StudentsPerformance.B351] = &quot;group A&quot;; 0; IF([StudentsPerformance.B351] = &quot;group B&quot;; 1; IF([StudentsPerformance.B351] = &quot;group C&quot;; 2; IF([StudentsPerformance.B351] = &quot;group D&quot;; 3; 4))))" office:value-type="float" office:value="4" calcext:value-type="float">
            <text:p>4</text:p>
          </table:table-cell>
          <table:table-cell table:formula="of:=IF([StudentsPerformance.C351] = &quot;some high school&quot;; 0; IF([StudentsPerformance.C351] = &quot;high school&quot;; 1; IF([StudentsPerformance.C351] = &quot;some college&quot;; 2; IF([StudentsPerformance.C351] = &quot;associate's degree&quot;; 3; IF([StudentsPerformance.C351] = &quot;bachelor's degree&quot;; 4; 5)))))" office:value-type="float" office:value="3" calcext:value-type="float">
            <text:p>3</text:p>
          </table:table-cell>
          <table:table-cell table:formula="of:=IF([StudentsPerformance.D351] = &quot;standard&quot;; 1; 0)" office:value-type="float" office:value="1" calcext:value-type="float">
            <text:p>1</text:p>
          </table:table-cell>
          <table:table-cell table:formula="of:=IF([StudentsPerformance.E351] = &quot;completed&quot;; 1; 0)" office:value-type="float" office:value="0" calcext:value-type="float">
            <text:p>0</text:p>
          </table:table-cell>
          <table:table-cell table:formula="of:=([StudentsPerformance.F351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351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351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352] = &quot;male&quot;; 1; 0)" office:value-type="float" office:value="0" calcext:value-type="float">
            <text:p>0</text:p>
          </table:table-cell>
          <table:table-cell table:formula="of:=IF([StudentsPerformance.B352] = &quot;group A&quot;; 0; IF([StudentsPerformance.B352] = &quot;group B&quot;; 1; IF([StudentsPerformance.B352] = &quot;group C&quot;; 2; IF([StudentsPerformance.B352] = &quot;group D&quot;; 3; 4))))" office:value-type="float" office:value="1" calcext:value-type="float">
            <text:p>1</text:p>
          </table:table-cell>
          <table:table-cell table:formula="of:=IF([StudentsPerformance.C352] = &quot;some high school&quot;; 0; IF([StudentsPerformance.C352] = &quot;high school&quot;; 1; IF([StudentsPerformance.C352] = &quot;some college&quot;; 2; IF([StudentsPerformance.C352] = &quot;associate's degree&quot;; 3; IF([StudentsPerformance.C352] = &quot;bachelor's degree&quot;; 4; 5)))))" office:value-type="float" office:value="4" calcext:value-type="float">
            <text:p>4</text:p>
          </table:table-cell>
          <table:table-cell table:formula="of:=IF([StudentsPerformance.D352] = &quot;standard&quot;; 1; 0)" office:value-type="float" office:value="1" calcext:value-type="float">
            <text:p>1</text:p>
          </table:table-cell>
          <table:table-cell table:formula="of:=IF([StudentsPerformance.E352] = &quot;completed&quot;; 1; 0)" office:value-type="float" office:value="0" calcext:value-type="float">
            <text:p>0</text:p>
          </table:table-cell>
          <table:table-cell table:formula="of:=([StudentsPerformance.F352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352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352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353] = &quot;male&quot;; 1; 0)" office:value-type="float" office:value="1" calcext:value-type="float">
            <text:p>1</text:p>
          </table:table-cell>
          <table:table-cell table:formula="of:=IF([StudentsPerformance.B353] = &quot;group A&quot;; 0; IF([StudentsPerformance.B353] = &quot;group B&quot;; 1; IF([StudentsPerformance.B353] = &quot;group C&quot;; 2; IF([StudentsPerformance.B353] = &quot;group D&quot;; 3; 4))))" office:value-type="float" office:value="4" calcext:value-type="float">
            <text:p>4</text:p>
          </table:table-cell>
          <table:table-cell table:formula="of:=IF([StudentsPerformance.C353] = &quot;some high school&quot;; 0; IF([StudentsPerformance.C353] = &quot;high school&quot;; 1; IF([StudentsPerformance.C353] = &quot;some college&quot;; 2; IF([StudentsPerformance.C353] = &quot;associate's degree&quot;; 3; IF([StudentsPerformance.C353] = &quot;bachelor's degree&quot;; 4; 5)))))" office:value-type="float" office:value="2" calcext:value-type="float">
            <text:p>2</text:p>
          </table:table-cell>
          <table:table-cell table:formula="of:=IF([StudentsPerformance.D353] = &quot;standard&quot;; 1; 0)" office:value-type="float" office:value="1" calcext:value-type="float">
            <text:p>1</text:p>
          </table:table-cell>
          <table:table-cell table:formula="of:=IF([StudentsPerformance.E353] = &quot;completed&quot;; 1; 0)" office:value-type="float" office:value="0" calcext:value-type="float">
            <text:p>0</text:p>
          </table:table-cell>
          <table:table-cell table:formula="of:=([StudentsPerformance.F353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353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353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354] = &quot;male&quot;; 1; 0)" office:value-type="float" office:value="0" calcext:value-type="float">
            <text:p>0</text:p>
          </table:table-cell>
          <table:table-cell table:formula="of:=IF([StudentsPerformance.B354] = &quot;group A&quot;; 0; IF([StudentsPerformance.B354] = &quot;group B&quot;; 1; IF([StudentsPerformance.B354] = &quot;group C&quot;; 2; IF([StudentsPerformance.B354] = &quot;group D&quot;; 3; 4))))" office:value-type="float" office:value="2" calcext:value-type="float">
            <text:p>2</text:p>
          </table:table-cell>
          <table:table-cell table:formula="of:=IF([StudentsPerformance.C354] = &quot;some high school&quot;; 0; IF([StudentsPerformance.C354] = &quot;high school&quot;; 1; IF([StudentsPerformance.C354] = &quot;some college&quot;; 2; IF([StudentsPerformance.C354] = &quot;associate's degree&quot;; 3; IF([StudentsPerformance.C354] = &quot;bachelor's degree&quot;; 4; 5)))))" office:value-type="float" office:value="2" calcext:value-type="float">
            <text:p>2</text:p>
          </table:table-cell>
          <table:table-cell table:formula="of:=IF([StudentsPerformance.D354] = &quot;standard&quot;; 1; 0)" office:value-type="float" office:value="1" calcext:value-type="float">
            <text:p>1</text:p>
          </table:table-cell>
          <table:table-cell table:formula="of:=IF([StudentsPerformance.E354] = &quot;completed&quot;; 1; 0)" office:value-type="float" office:value="1" calcext:value-type="float">
            <text:p>1</text:p>
          </table:table-cell>
          <table:table-cell table:formula="of:=([StudentsPerformance.F354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354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354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355] = &quot;male&quot;; 1; 0)" office:value-type="float" office:value="0" calcext:value-type="float">
            <text:p>0</text:p>
          </table:table-cell>
          <table:table-cell table:formula="of:=IF([StudentsPerformance.B355] = &quot;group A&quot;; 0; IF([StudentsPerformance.B355] = &quot;group B&quot;; 1; IF([StudentsPerformance.B355] = &quot;group C&quot;; 2; IF([StudentsPerformance.B355] = &quot;group D&quot;; 3; 4))))" office:value-type="float" office:value="2" calcext:value-type="float">
            <text:p>2</text:p>
          </table:table-cell>
          <table:table-cell table:formula="of:=IF([StudentsPerformance.C355] = &quot;some high school&quot;; 0; IF([StudentsPerformance.C355] = &quot;high school&quot;; 1; IF([StudentsPerformance.C355] = &quot;some college&quot;; 2; IF([StudentsPerformance.C355] = &quot;associate's degree&quot;; 3; IF([StudentsPerformance.C355] = &quot;bachelor's degree&quot;; 4; 5)))))" office:value-type="float" office:value="3" calcext:value-type="float">
            <text:p>3</text:p>
          </table:table-cell>
          <table:table-cell table:formula="of:=IF([StudentsPerformance.D355] = &quot;standard&quot;; 1; 0)" office:value-type="float" office:value="1" calcext:value-type="float">
            <text:p>1</text:p>
          </table:table-cell>
          <table:table-cell table:formula="of:=IF([StudentsPerformance.E355] = &quot;completed&quot;; 1; 0)" office:value-type="float" office:value="0" calcext:value-type="float">
            <text:p>0</text:p>
          </table:table-cell>
          <table:table-cell table:formula="of:=([StudentsPerformance.F355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355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355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356] = &quot;male&quot;; 1; 0)" office:value-type="float" office:value="0" calcext:value-type="float">
            <text:p>0</text:p>
          </table:table-cell>
          <table:table-cell table:formula="of:=IF([StudentsPerformance.B356] = &quot;group A&quot;; 0; IF([StudentsPerformance.B356] = &quot;group B&quot;; 1; IF([StudentsPerformance.B356] = &quot;group C&quot;; 2; IF([StudentsPerformance.B356] = &quot;group D&quot;; 3; 4))))" office:value-type="float" office:value="2" calcext:value-type="float">
            <text:p>2</text:p>
          </table:table-cell>
          <table:table-cell table:formula="of:=IF([StudentsPerformance.C356] = &quot;some high school&quot;; 0; IF([StudentsPerformance.C356] = &quot;high school&quot;; 1; IF([StudentsPerformance.C356] = &quot;some college&quot;; 2; IF([StudentsPerformance.C356] = &quot;associate's degree&quot;; 3; IF([StudentsPerformance.C356] = &quot;bachelor's degree&quot;; 4; 5)))))" office:value-type="float" office:value="2" calcext:value-type="float">
            <text:p>2</text:p>
          </table:table-cell>
          <table:table-cell table:formula="of:=IF([StudentsPerformance.D356] = &quot;standard&quot;; 1; 0)" office:value-type="float" office:value="1" calcext:value-type="float">
            <text:p>1</text:p>
          </table:table-cell>
          <table:table-cell table:formula="of:=IF([StudentsPerformance.E356] = &quot;completed&quot;; 1; 0)" office:value-type="float" office:value="0" calcext:value-type="float">
            <text:p>0</text:p>
          </table:table-cell>
          <table:table-cell table:formula="of:=([StudentsPerformance.F356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356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356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357] = &quot;male&quot;; 1; 0)" office:value-type="float" office:value="0" calcext:value-type="float">
            <text:p>0</text:p>
          </table:table-cell>
          <table:table-cell table:formula="of:=IF([StudentsPerformance.B357] = &quot;group A&quot;; 0; IF([StudentsPerformance.B357] = &quot;group B&quot;; 1; IF([StudentsPerformance.B357] = &quot;group C&quot;; 2; IF([StudentsPerformance.B357] = &quot;group D&quot;; 3; 4))))" office:value-type="float" office:value="1" calcext:value-type="float">
            <text:p>1</text:p>
          </table:table-cell>
          <table:table-cell table:formula="of:=IF([StudentsPerformance.C357] = &quot;some high school&quot;; 0; IF([StudentsPerformance.C357] = &quot;high school&quot;; 1; IF([StudentsPerformance.C357] = &quot;some college&quot;; 2; IF([StudentsPerformance.C357] = &quot;associate's degree&quot;; 3; IF([StudentsPerformance.C357] = &quot;bachelor's degree&quot;; 4; 5)))))" office:value-type="float" office:value="4" calcext:value-type="float">
            <text:p>4</text:p>
          </table:table-cell>
          <table:table-cell table:formula="of:=IF([StudentsPerformance.D357] = &quot;standard&quot;; 1; 0)" office:value-type="float" office:value="1" calcext:value-type="float">
            <text:p>1</text:p>
          </table:table-cell>
          <table:table-cell table:formula="of:=IF([StudentsPerformance.E357] = &quot;completed&quot;; 1; 0)" office:value-type="float" office:value="0" calcext:value-type="float">
            <text:p>0</text:p>
          </table:table-cell>
          <table:table-cell table:formula="of:=([StudentsPerformance.F357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357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357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358] = &quot;male&quot;; 1; 0)" office:value-type="float" office:value="1" calcext:value-type="float">
            <text:p>1</text:p>
          </table:table-cell>
          <table:table-cell table:formula="of:=IF([StudentsPerformance.B358] = &quot;group A&quot;; 0; IF([StudentsPerformance.B358] = &quot;group B&quot;; 1; IF([StudentsPerformance.B358] = &quot;group C&quot;; 2; IF([StudentsPerformance.B358] = &quot;group D&quot;; 3; 4))))" office:value-type="float" office:value="0" calcext:value-type="float">
            <text:p>0</text:p>
          </table:table-cell>
          <table:table-cell table:formula="of:=IF([StudentsPerformance.C358] = &quot;some high school&quot;; 0; IF([StudentsPerformance.C358] = &quot;high school&quot;; 1; IF([StudentsPerformance.C358] = &quot;some college&quot;; 2; IF([StudentsPerformance.C358] = &quot;associate's degree&quot;; 3; IF([StudentsPerformance.C358] = &quot;bachelor's degree&quot;; 4; 5)))))" office:value-type="float" office:value="3" calcext:value-type="float">
            <text:p>3</text:p>
          </table:table-cell>
          <table:table-cell table:formula="of:=IF([StudentsPerformance.D358] = &quot;standard&quot;; 1; 0)" office:value-type="float" office:value="1" calcext:value-type="float">
            <text:p>1</text:p>
          </table:table-cell>
          <table:table-cell table:formula="of:=IF([StudentsPerformance.E358] = &quot;completed&quot;; 1; 0)" office:value-type="float" office:value="0" calcext:value-type="float">
            <text:p>0</text:p>
          </table:table-cell>
          <table:table-cell table:formula="of:=([StudentsPerformance.F358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358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358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359] = &quot;male&quot;; 1; 0)" office:value-type="float" office:value="0" calcext:value-type="float">
            <text:p>0</text:p>
          </table:table-cell>
          <table:table-cell table:formula="of:=IF([StudentsPerformance.B359] = &quot;group A&quot;; 0; IF([StudentsPerformance.B359] = &quot;group B&quot;; 1; IF([StudentsPerformance.B359] = &quot;group C&quot;; 2; IF([StudentsPerformance.B359] = &quot;group D&quot;; 3; 4))))" office:value-type="float" office:value="2" calcext:value-type="float">
            <text:p>2</text:p>
          </table:table-cell>
          <table:table-cell table:formula="of:=IF([StudentsPerformance.C359] = &quot;some high school&quot;; 0; IF([StudentsPerformance.C359] = &quot;high school&quot;; 1; IF([StudentsPerformance.C359] = &quot;some college&quot;; 2; IF([StudentsPerformance.C359] = &quot;associate's degree&quot;; 3; IF([StudentsPerformance.C359] = &quot;bachelor's degree&quot;; 4; 5)))))" office:value-type="float" office:value="2" calcext:value-type="float">
            <text:p>2</text:p>
          </table:table-cell>
          <table:table-cell table:formula="of:=IF([StudentsPerformance.D359] = &quot;standard&quot;; 1; 0)" office:value-type="float" office:value="0" calcext:value-type="float">
            <text:p>0</text:p>
          </table:table-cell>
          <table:table-cell table:formula="of:=IF([StudentsPerformance.E359] = &quot;completed&quot;; 1; 0)" office:value-type="float" office:value="1" calcext:value-type="float">
            <text:p>1</text:p>
          </table:table-cell>
          <table:table-cell table:formula="of:=([StudentsPerformance.F359] - [StudentsPerformance.$J$2])/[StudentsPerformance.$K$2]" office:value-type="float" office:value="-1.58866139646256" calcext:value-type="float">
            <text:p>-1.58866139646256</text:p>
          </table:table-cell>
          <table:table-cell table:formula="of:=([StudentsPerformance.G359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359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360] = &quot;male&quot;; 1; 0)" office:value-type="float" office:value="1" calcext:value-type="float">
            <text:p>1</text:p>
          </table:table-cell>
          <table:table-cell table:formula="of:=IF([StudentsPerformance.B360] = &quot;group A&quot;; 0; IF([StudentsPerformance.B360] = &quot;group B&quot;; 1; IF([StudentsPerformance.B360] = &quot;group C&quot;; 2; IF([StudentsPerformance.B360] = &quot;group D&quot;; 3; 4))))" office:value-type="float" office:value="3" calcext:value-type="float">
            <text:p>3</text:p>
          </table:table-cell>
          <table:table-cell table:formula="of:=IF([StudentsPerformance.C360] = &quot;some high school&quot;; 0; IF([StudentsPerformance.C360] = &quot;high school&quot;; 1; IF([StudentsPerformance.C360] = &quot;some college&quot;; 2; IF([StudentsPerformance.C360] = &quot;associate's degree&quot;; 3; IF([StudentsPerformance.C360] = &quot;bachelor's degree&quot;; 4; 5)))))" office:value-type="float" office:value="2" calcext:value-type="float">
            <text:p>2</text:p>
          </table:table-cell>
          <table:table-cell table:formula="of:=IF([StudentsPerformance.D360] = &quot;standard&quot;; 1; 0)" office:value-type="float" office:value="0" calcext:value-type="float">
            <text:p>0</text:p>
          </table:table-cell>
          <table:table-cell table:formula="of:=IF([StudentsPerformance.E360] = &quot;completed&quot;; 1; 0)" office:value-type="float" office:value="0" calcext:value-type="float">
            <text:p>0</text:p>
          </table:table-cell>
          <table:table-cell table:formula="of:=([StudentsPerformance.F360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360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360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361] = &quot;male&quot;; 1; 0)" office:value-type="float" office:value="0" calcext:value-type="float">
            <text:p>0</text:p>
          </table:table-cell>
          <table:table-cell table:formula="of:=IF([StudentsPerformance.B361] = &quot;group A&quot;; 0; IF([StudentsPerformance.B361] = &quot;group B&quot;; 1; IF([StudentsPerformance.B361] = &quot;group C&quot;; 2; IF([StudentsPerformance.B361] = &quot;group D&quot;; 3; 4))))" office:value-type="float" office:value="3" calcext:value-type="float">
            <text:p>3</text:p>
          </table:table-cell>
          <table:table-cell table:formula="of:=IF([StudentsPerformance.C361] = &quot;some high school&quot;; 0; IF([StudentsPerformance.C361] = &quot;high school&quot;; 1; IF([StudentsPerformance.C361] = &quot;some college&quot;; 2; IF([StudentsPerformance.C361] = &quot;associate's degree&quot;; 3; IF([StudentsPerformance.C361] = &quot;bachelor's degree&quot;; 4; 5)))))" office:value-type="float" office:value="2" calcext:value-type="float">
            <text:p>2</text:p>
          </table:table-cell>
          <table:table-cell table:formula="of:=IF([StudentsPerformance.D361] = &quot;standard&quot;; 1; 0)" office:value-type="float" office:value="1" calcext:value-type="float">
            <text:p>1</text:p>
          </table:table-cell>
          <table:table-cell table:formula="of:=IF([StudentsPerformance.E361] = &quot;completed&quot;; 1; 0)" office:value-type="float" office:value="0" calcext:value-type="float">
            <text:p>0</text:p>
          </table:table-cell>
          <table:table-cell table:formula="of:=([StudentsPerformance.F361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361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361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362] = &quot;male&quot;; 1; 0)" office:value-type="float" office:value="0" calcext:value-type="float">
            <text:p>0</text:p>
          </table:table-cell>
          <table:table-cell table:formula="of:=IF([StudentsPerformance.B362] = &quot;group A&quot;; 0; IF([StudentsPerformance.B362] = &quot;group B&quot;; 1; IF([StudentsPerformance.B362] = &quot;group C&quot;; 2; IF([StudentsPerformance.B362] = &quot;group D&quot;; 3; 4))))" office:value-type="float" office:value="1" calcext:value-type="float">
            <text:p>1</text:p>
          </table:table-cell>
          <table:table-cell table:formula="of:=IF([StudentsPerformance.C362] = &quot;some high school&quot;; 0; IF([StudentsPerformance.C362] = &quot;high school&quot;; 1; IF([StudentsPerformance.C362] = &quot;some college&quot;; 2; IF([StudentsPerformance.C362] = &quot;associate's degree&quot;; 3; IF([StudentsPerformance.C362] = &quot;bachelor's degree&quot;; 4; 5)))))" office:value-type="float" office:value="1" calcext:value-type="float">
            <text:p>1</text:p>
          </table:table-cell>
          <table:table-cell table:formula="of:=IF([StudentsPerformance.D362] = &quot;standard&quot;; 1; 0)" office:value-type="float" office:value="1" calcext:value-type="float">
            <text:p>1</text:p>
          </table:table-cell>
          <table:table-cell table:formula="of:=IF([StudentsPerformance.E362] = &quot;completed&quot;; 1; 0)" office:value-type="float" office:value="0" calcext:value-type="float">
            <text:p>0</text:p>
          </table:table-cell>
          <table:table-cell table:formula="of:=([StudentsPerformance.F362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362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362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363] = &quot;male&quot;; 1; 0)" office:value-type="float" office:value="1" calcext:value-type="float">
            <text:p>1</text:p>
          </table:table-cell>
          <table:table-cell table:formula="of:=IF([StudentsPerformance.B363] = &quot;group A&quot;; 0; IF([StudentsPerformance.B363] = &quot;group B&quot;; 1; IF([StudentsPerformance.B363] = &quot;group C&quot;; 2; IF([StudentsPerformance.B363] = &quot;group D&quot;; 3; 4))))" office:value-type="float" office:value="1" calcext:value-type="float">
            <text:p>1</text:p>
          </table:table-cell>
          <table:table-cell table:formula="of:=IF([StudentsPerformance.C363] = &quot;some high school&quot;; 0; IF([StudentsPerformance.C363] = &quot;high school&quot;; 1; IF([StudentsPerformance.C363] = &quot;some college&quot;; 2; IF([StudentsPerformance.C363] = &quot;associate's degree&quot;; 3; IF([StudentsPerformance.C363] = &quot;bachelor's degree&quot;; 4; 5)))))" office:value-type="float" office:value="0" calcext:value-type="float">
            <text:p>0</text:p>
          </table:table-cell>
          <table:table-cell table:formula="of:=IF([StudentsPerformance.D363] = &quot;standard&quot;; 1; 0)" office:value-type="float" office:value="1" calcext:value-type="float">
            <text:p>1</text:p>
          </table:table-cell>
          <table:table-cell table:formula="of:=IF([StudentsPerformance.E363] = &quot;completed&quot;; 1; 0)" office:value-type="float" office:value="1" calcext:value-type="float">
            <text:p>1</text:p>
          </table:table-cell>
          <table:table-cell table:formula="of:=([StudentsPerformance.F363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363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363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364] = &quot;male&quot;; 1; 0)" office:value-type="float" office:value="0" calcext:value-type="float">
            <text:p>0</text:p>
          </table:table-cell>
          <table:table-cell table:formula="of:=IF([StudentsPerformance.B364] = &quot;group A&quot;; 0; IF([StudentsPerformance.B364] = &quot;group B&quot;; 1; IF([StudentsPerformance.B364] = &quot;group C&quot;; 2; IF([StudentsPerformance.B364] = &quot;group D&quot;; 3; 4))))" office:value-type="float" office:value="2" calcext:value-type="float">
            <text:p>2</text:p>
          </table:table-cell>
          <table:table-cell table:formula="of:=IF([StudentsPerformance.C364] = &quot;some high school&quot;; 0; IF([StudentsPerformance.C364] = &quot;high school&quot;; 1; IF([StudentsPerformance.C364] = &quot;some college&quot;; 2; IF([StudentsPerformance.C364] = &quot;associate's degree&quot;; 3; IF([StudentsPerformance.C364] = &quot;bachelor's degree&quot;; 4; 5)))))" office:value-type="float" office:value="2" calcext:value-type="float">
            <text:p>2</text:p>
          </table:table-cell>
          <table:table-cell table:formula="of:=IF([StudentsPerformance.D364] = &quot;standard&quot;; 1; 0)" office:value-type="float" office:value="1" calcext:value-type="float">
            <text:p>1</text:p>
          </table:table-cell>
          <table:table-cell table:formula="of:=IF([StudentsPerformance.E364] = &quot;completed&quot;; 1; 0)" office:value-type="float" office:value="0" calcext:value-type="float">
            <text:p>0</text:p>
          </table:table-cell>
          <table:table-cell table:formula="of:=([StudentsPerformance.F364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364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364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365] = &quot;male&quot;; 1; 0)" office:value-type="float" office:value="0" calcext:value-type="float">
            <text:p>0</text:p>
          </table:table-cell>
          <table:table-cell table:formula="of:=IF([StudentsPerformance.B365] = &quot;group A&quot;; 0; IF([StudentsPerformance.B365] = &quot;group B&quot;; 1; IF([StudentsPerformance.B365] = &quot;group C&quot;; 2; IF([StudentsPerformance.B365] = &quot;group D&quot;; 3; 4))))" office:value-type="float" office:value="3" calcext:value-type="float">
            <text:p>3</text:p>
          </table:table-cell>
          <table:table-cell table:formula="of:=IF([StudentsPerformance.C365] = &quot;some high school&quot;; 0; IF([StudentsPerformance.C365] = &quot;high school&quot;; 1; IF([StudentsPerformance.C365] = &quot;some college&quot;; 2; IF([StudentsPerformance.C365] = &quot;associate's degree&quot;; 3; IF([StudentsPerformance.C365] = &quot;bachelor's degree&quot;; 4; 5)))))" office:value-type="float" office:value="0" calcext:value-type="float">
            <text:p>0</text:p>
          </table:table-cell>
          <table:table-cell table:formula="of:=IF([StudentsPerformance.D365] = &quot;standard&quot;; 1; 0)" office:value-type="float" office:value="0" calcext:value-type="float">
            <text:p>0</text:p>
          </table:table-cell>
          <table:table-cell table:formula="of:=IF([StudentsPerformance.E365] = &quot;completed&quot;; 1; 0)" office:value-type="float" office:value="0" calcext:value-type="float">
            <text:p>0</text:p>
          </table:table-cell>
          <table:table-cell table:formula="of:=([StudentsPerformance.F365] - [StudentsPerformance.$J$2])/[StudentsPerformance.$K$2]" office:value-type="float" office:value="-2.57790631932936" calcext:value-type="float">
            <text:p>-2.57790631932936</text:p>
          </table:table-cell>
          <table:table-cell table:formula="of:=([StudentsPerformance.G365] - [StudentsPerformance.$M$2])/[StudentsPerformance.$N$2]" office:value-type="float" office:value="-2.4088039493691" calcext:value-type="float">
            <text:p>-2.4088039493691</text:p>
          </table:table-cell>
          <table:table-cell table:formula="of:=([StudentsPerformance.H365] - [StudentsPerformance.$P$2])/[StudentsPerformance.$Q$2]" office:value-type="float" office:value="-2.37265160527183" calcext:value-type="float">
            <text:p>-2.37265160527183</text:p>
          </table:table-cell>
        </table:table-row>
        <table:table-row table:style-name="ro1">
          <table:table-cell table:formula="of:=IF([StudentsPerformance.A366] = &quot;male&quot;; 1; 0)" office:value-type="float" office:value="1" calcext:value-type="float">
            <text:p>1</text:p>
          </table:table-cell>
          <table:table-cell table:formula="of:=IF([StudentsPerformance.B366] = &quot;group A&quot;; 0; IF([StudentsPerformance.B366] = &quot;group B&quot;; 1; IF([StudentsPerformance.B366] = &quot;group C&quot;; 2; IF([StudentsPerformance.B366] = &quot;group D&quot;; 3; 4))))" office:value-type="float" office:value="2" calcext:value-type="float">
            <text:p>2</text:p>
          </table:table-cell>
          <table:table-cell table:formula="of:=IF([StudentsPerformance.C366] = &quot;some high school&quot;; 0; IF([StudentsPerformance.C366] = &quot;high school&quot;; 1; IF([StudentsPerformance.C366] = &quot;some college&quot;; 2; IF([StudentsPerformance.C366] = &quot;associate's degree&quot;; 3; IF([StudentsPerformance.C366] = &quot;bachelor's degree&quot;; 4; 5)))))" office:value-type="float" office:value="2" calcext:value-type="float">
            <text:p>2</text:p>
          </table:table-cell>
          <table:table-cell table:formula="of:=IF([StudentsPerformance.D366] = &quot;standard&quot;; 1; 0)" office:value-type="float" office:value="1" calcext:value-type="float">
            <text:p>1</text:p>
          </table:table-cell>
          <table:table-cell table:formula="of:=IF([StudentsPerformance.E366] = &quot;completed&quot;; 1; 0)" office:value-type="float" office:value="0" calcext:value-type="float">
            <text:p>0</text:p>
          </table:table-cell>
          <table:table-cell table:formula="of:=([StudentsPerformance.F366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366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366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367] = &quot;male&quot;; 1; 0)" office:value-type="float" office:value="1" calcext:value-type="float">
            <text:p>1</text:p>
          </table:table-cell>
          <table:table-cell table:formula="of:=IF([StudentsPerformance.B367] = &quot;group A&quot;; 0; IF([StudentsPerformance.B367] = &quot;group B&quot;; 1; IF([StudentsPerformance.B367] = &quot;group C&quot;; 2; IF([StudentsPerformance.B367] = &quot;group D&quot;; 3; 4))))" office:value-type="float" office:value="0" calcext:value-type="float">
            <text:p>0</text:p>
          </table:table-cell>
          <table:table-cell table:formula="of:=IF([StudentsPerformance.C367] = &quot;some high school&quot;; 0; IF([StudentsPerformance.C367] = &quot;high school&quot;; 1; IF([StudentsPerformance.C367] = &quot;some college&quot;; 2; IF([StudentsPerformance.C367] = &quot;associate's degree&quot;; 3; IF([StudentsPerformance.C367] = &quot;bachelor's degree&quot;; 4; 5)))))" office:value-type="float" office:value="4" calcext:value-type="float">
            <text:p>4</text:p>
          </table:table-cell>
          <table:table-cell table:formula="of:=IF([StudentsPerformance.D367] = &quot;standard&quot;; 1; 0)" office:value-type="float" office:value="0" calcext:value-type="float">
            <text:p>0</text:p>
          </table:table-cell>
          <table:table-cell table:formula="of:=IF([StudentsPerformance.E367] = &quot;completed&quot;; 1; 0)" office:value-type="float" office:value="1" calcext:value-type="float">
            <text:p>1</text:p>
          </table:table-cell>
          <table:table-cell table:formula="of:=([StudentsPerformance.F367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367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367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368] = &quot;male&quot;; 1; 0)" office:value-type="float" office:value="1" calcext:value-type="float">
            <text:p>1</text:p>
          </table:table-cell>
          <table:table-cell table:formula="of:=IF([StudentsPerformance.B368] = &quot;group A&quot;; 0; IF([StudentsPerformance.B368] = &quot;group B&quot;; 1; IF([StudentsPerformance.B368] = &quot;group C&quot;; 2; IF([StudentsPerformance.B368] = &quot;group D&quot;; 3; 4))))" office:value-type="float" office:value="2" calcext:value-type="float">
            <text:p>2</text:p>
          </table:table-cell>
          <table:table-cell table:formula="of:=IF([StudentsPerformance.C368] = &quot;some high school&quot;; 0; IF([StudentsPerformance.C368] = &quot;high school&quot;; 1; IF([StudentsPerformance.C368] = &quot;some college&quot;; 2; IF([StudentsPerformance.C368] = &quot;associate's degree&quot;; 3; IF([StudentsPerformance.C368] = &quot;bachelor's degree&quot;; 4; 5)))))" office:value-type="float" office:value="1" calcext:value-type="float">
            <text:p>1</text:p>
          </table:table-cell>
          <table:table-cell table:formula="of:=IF([StudentsPerformance.D368] = &quot;standard&quot;; 1; 0)" office:value-type="float" office:value="1" calcext:value-type="float">
            <text:p>1</text:p>
          </table:table-cell>
          <table:table-cell table:formula="of:=IF([StudentsPerformance.E368] = &quot;completed&quot;; 1; 0)" office:value-type="float" office:value="1" calcext:value-type="float">
            <text:p>1</text:p>
          </table:table-cell>
          <table:table-cell table:formula="of:=([StudentsPerformance.F368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368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368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369] = &quot;male&quot;; 1; 0)" office:value-type="float" office:value="1" calcext:value-type="float">
            <text:p>1</text:p>
          </table:table-cell>
          <table:table-cell table:formula="of:=IF([StudentsPerformance.B369] = &quot;group A&quot;; 0; IF([StudentsPerformance.B369] = &quot;group B&quot;; 1; IF([StudentsPerformance.B369] = &quot;group C&quot;; 2; IF([StudentsPerformance.B369] = &quot;group D&quot;; 3; 4))))" office:value-type="float" office:value="2" calcext:value-type="float">
            <text:p>2</text:p>
          </table:table-cell>
          <table:table-cell table:formula="of:=IF([StudentsPerformance.C369] = &quot;some high school&quot;; 0; IF([StudentsPerformance.C369] = &quot;high school&quot;; 1; IF([StudentsPerformance.C369] = &quot;some college&quot;; 2; IF([StudentsPerformance.C369] = &quot;associate's degree&quot;; 3; IF([StudentsPerformance.C369] = &quot;bachelor's degree&quot;; 4; 5)))))" office:value-type="float" office:value="4" calcext:value-type="float">
            <text:p>4</text:p>
          </table:table-cell>
          <table:table-cell table:formula="of:=IF([StudentsPerformance.D369] = &quot;standard&quot;; 1; 0)" office:value-type="float" office:value="0" calcext:value-type="float">
            <text:p>0</text:p>
          </table:table-cell>
          <table:table-cell table:formula="of:=IF([StudentsPerformance.E369] = &quot;completed&quot;; 1; 0)" office:value-type="float" office:value="0" calcext:value-type="float">
            <text:p>0</text:p>
          </table:table-cell>
          <table:table-cell table:formula="of:=([StudentsPerformance.F369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369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369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370] = &quot;male&quot;; 1; 0)" office:value-type="float" office:value="0" calcext:value-type="float">
            <text:p>0</text:p>
          </table:table-cell>
          <table:table-cell table:formula="of:=IF([StudentsPerformance.B370] = &quot;group A&quot;; 0; IF([StudentsPerformance.B370] = &quot;group B&quot;; 1; IF([StudentsPerformance.B370] = &quot;group C&quot;; 2; IF([StudentsPerformance.B370] = &quot;group D&quot;; 3; 4))))" office:value-type="float" office:value="0" calcext:value-type="float">
            <text:p>0</text:p>
          </table:table-cell>
          <table:table-cell table:formula="of:=IF([StudentsPerformance.C370] = &quot;some high school&quot;; 0; IF([StudentsPerformance.C370] = &quot;high school&quot;; 1; IF([StudentsPerformance.C370] = &quot;some college&quot;; 2; IF([StudentsPerformance.C370] = &quot;associate's degree&quot;; 3; IF([StudentsPerformance.C370] = &quot;bachelor's degree&quot;; 4; 5)))))" office:value-type="float" office:value="0" calcext:value-type="float">
            <text:p>0</text:p>
          </table:table-cell>
          <table:table-cell table:formula="of:=IF([StudentsPerformance.D370] = &quot;standard&quot;; 1; 0)" office:value-type="float" office:value="0" calcext:value-type="float">
            <text:p>0</text:p>
          </table:table-cell>
          <table:table-cell table:formula="of:=IF([StudentsPerformance.E370] = &quot;completed&quot;; 1; 0)" office:value-type="float" office:value="0" calcext:value-type="float">
            <text:p>0</text:p>
          </table:table-cell>
          <table:table-cell table:formula="of:=([StudentsPerformance.F370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370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370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371] = &quot;male&quot;; 1; 0)" office:value-type="float" office:value="0" calcext:value-type="float">
            <text:p>0</text:p>
          </table:table-cell>
          <table:table-cell table:formula="of:=IF([StudentsPerformance.B371] = &quot;group A&quot;; 0; IF([StudentsPerformance.B371] = &quot;group B&quot;; 1; IF([StudentsPerformance.B371] = &quot;group C&quot;; 2; IF([StudentsPerformance.B371] = &quot;group D&quot;; 3; 4))))" office:value-type="float" office:value="3" calcext:value-type="float">
            <text:p>3</text:p>
          </table:table-cell>
          <table:table-cell table:formula="of:=IF([StudentsPerformance.C371] = &quot;some high school&quot;; 0; IF([StudentsPerformance.C371] = &quot;high school&quot;; 1; IF([StudentsPerformance.C371] = &quot;some college&quot;; 2; IF([StudentsPerformance.C371] = &quot;associate's degree&quot;; 3; IF([StudentsPerformance.C371] = &quot;bachelor's degree&quot;; 4; 5)))))" office:value-type="float" office:value="0" calcext:value-type="float">
            <text:p>0</text:p>
          </table:table-cell>
          <table:table-cell table:formula="of:=IF([StudentsPerformance.D371] = &quot;standard&quot;; 1; 0)" office:value-type="float" office:value="1" calcext:value-type="float">
            <text:p>1</text:p>
          </table:table-cell>
          <table:table-cell table:formula="of:=IF([StudentsPerformance.E371] = &quot;completed&quot;; 1; 0)" office:value-type="float" office:value="0" calcext:value-type="float">
            <text:p>0</text:p>
          </table:table-cell>
          <table:table-cell table:formula="of:=([StudentsPerformance.F371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371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371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372] = &quot;male&quot;; 1; 0)" office:value-type="float" office:value="1" calcext:value-type="float">
            <text:p>1</text:p>
          </table:table-cell>
          <table:table-cell table:formula="of:=IF([StudentsPerformance.B372] = &quot;group A&quot;; 0; IF([StudentsPerformance.B372] = &quot;group B&quot;; 1; IF([StudentsPerformance.B372] = &quot;group C&quot;; 2; IF([StudentsPerformance.B372] = &quot;group D&quot;; 3; 4))))" office:value-type="float" office:value="4" calcext:value-type="float">
            <text:p>4</text:p>
          </table:table-cell>
          <table:table-cell table:formula="of:=IF([StudentsPerformance.C372] = &quot;some high school&quot;; 0; IF([StudentsPerformance.C372] = &quot;high school&quot;; 1; IF([StudentsPerformance.C372] = &quot;some college&quot;; 2; IF([StudentsPerformance.C372] = &quot;associate's degree&quot;; 3; IF([StudentsPerformance.C372] = &quot;bachelor's degree&quot;; 4; 5)))))" office:value-type="float" office:value="2" calcext:value-type="float">
            <text:p>2</text:p>
          </table:table-cell>
          <table:table-cell table:formula="of:=IF([StudentsPerformance.D372] = &quot;standard&quot;; 1; 0)" office:value-type="float" office:value="1" calcext:value-type="float">
            <text:p>1</text:p>
          </table:table-cell>
          <table:table-cell table:formula="of:=IF([StudentsPerformance.E372] = &quot;completed&quot;; 1; 0)" office:value-type="float" office:value="0" calcext:value-type="float">
            <text:p>0</text:p>
          </table:table-cell>
          <table:table-cell table:formula="of:=([StudentsPerformance.F372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372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372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373] = &quot;male&quot;; 1; 0)" office:value-type="float" office:value="0" calcext:value-type="float">
            <text:p>0</text:p>
          </table:table-cell>
          <table:table-cell table:formula="of:=IF([StudentsPerformance.B373] = &quot;group A&quot;; 0; IF([StudentsPerformance.B373] = &quot;group B&quot;; 1; IF([StudentsPerformance.B373] = &quot;group C&quot;; 2; IF([StudentsPerformance.B373] = &quot;group D&quot;; 3; 4))))" office:value-type="float" office:value="2" calcext:value-type="float">
            <text:p>2</text:p>
          </table:table-cell>
          <table:table-cell table:formula="of:=IF([StudentsPerformance.C373] = &quot;some high school&quot;; 0; IF([StudentsPerformance.C373] = &quot;high school&quot;; 1; IF([StudentsPerformance.C373] = &quot;some college&quot;; 2; IF([StudentsPerformance.C373] = &quot;associate's degree&quot;; 3; IF([StudentsPerformance.C373] = &quot;bachelor's degree&quot;; 4; 5)))))" office:value-type="float" office:value="2" calcext:value-type="float">
            <text:p>2</text:p>
          </table:table-cell>
          <table:table-cell table:formula="of:=IF([StudentsPerformance.D373] = &quot;standard&quot;; 1; 0)" office:value-type="float" office:value="0" calcext:value-type="float">
            <text:p>0</text:p>
          </table:table-cell>
          <table:table-cell table:formula="of:=IF([StudentsPerformance.E373] = &quot;completed&quot;; 1; 0)" office:value-type="float" office:value="1" calcext:value-type="float">
            <text:p>1</text:p>
          </table:table-cell>
          <table:table-cell table:formula="of:=([StudentsPerformance.F373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373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373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374] = &quot;male&quot;; 1; 0)" office:value-type="float" office:value="1" calcext:value-type="float">
            <text:p>1</text:p>
          </table:table-cell>
          <table:table-cell table:formula="of:=IF([StudentsPerformance.B374] = &quot;group A&quot;; 0; IF([StudentsPerformance.B374] = &quot;group B&quot;; 1; IF([StudentsPerformance.B374] = &quot;group C&quot;; 2; IF([StudentsPerformance.B374] = &quot;group D&quot;; 3; 4))))" office:value-type="float" office:value="3" calcext:value-type="float">
            <text:p>3</text:p>
          </table:table-cell>
          <table:table-cell table:formula="of:=IF([StudentsPerformance.C374] = &quot;some high school&quot;; 0; IF([StudentsPerformance.C374] = &quot;high school&quot;; 1; IF([StudentsPerformance.C374] = &quot;some college&quot;; 2; IF([StudentsPerformance.C374] = &quot;associate's degree&quot;; 3; IF([StudentsPerformance.C374] = &quot;bachelor's degree&quot;; 4; 5)))))" office:value-type="float" office:value="0" calcext:value-type="float">
            <text:p>0</text:p>
          </table:table-cell>
          <table:table-cell table:formula="of:=IF([StudentsPerformance.D374] = &quot;standard&quot;; 1; 0)" office:value-type="float" office:value="1" calcext:value-type="float">
            <text:p>1</text:p>
          </table:table-cell>
          <table:table-cell table:formula="of:=IF([StudentsPerformance.E374] = &quot;completed&quot;; 1; 0)" office:value-type="float" office:value="0" calcext:value-type="float">
            <text:p>0</text:p>
          </table:table-cell>
          <table:table-cell table:formula="of:=([StudentsPerformance.F374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374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374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375] = &quot;male&quot;; 1; 0)" office:value-type="float" office:value="0" calcext:value-type="float">
            <text:p>0</text:p>
          </table:table-cell>
          <table:table-cell table:formula="of:=IF([StudentsPerformance.B375] = &quot;group A&quot;; 0; IF([StudentsPerformance.B375] = &quot;group B&quot;; 1; IF([StudentsPerformance.B375] = &quot;group C&quot;; 2; IF([StudentsPerformance.B375] = &quot;group D&quot;; 3; 4))))" office:value-type="float" office:value="3" calcext:value-type="float">
            <text:p>3</text:p>
          </table:table-cell>
          <table:table-cell table:formula="of:=IF([StudentsPerformance.C375] = &quot;some high school&quot;; 0; IF([StudentsPerformance.C375] = &quot;high school&quot;; 1; IF([StudentsPerformance.C375] = &quot;some college&quot;; 2; IF([StudentsPerformance.C375] = &quot;associate's degree&quot;; 3; IF([StudentsPerformance.C375] = &quot;bachelor's degree&quot;; 4; 5)))))" office:value-type="float" office:value="2" calcext:value-type="float">
            <text:p>2</text:p>
          </table:table-cell>
          <table:table-cell table:formula="of:=IF([StudentsPerformance.D375] = &quot;standard&quot;; 1; 0)" office:value-type="float" office:value="1" calcext:value-type="float">
            <text:p>1</text:p>
          </table:table-cell>
          <table:table-cell table:formula="of:=IF([StudentsPerformance.E375] = &quot;completed&quot;; 1; 0)" office:value-type="float" office:value="1" calcext:value-type="float">
            <text:p>1</text:p>
          </table:table-cell>
          <table:table-cell table:formula="of:=([StudentsPerformance.F375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375] - [StudentsPerformance.$M$2])/[StudentsPerformance.$N$2]" office:value-type="float" office:value="1.9062078169664" calcext:value-type="float">
            <text:p>1.9062078169664</text:p>
          </table:table-cell>
          <table:table-cell table:formula="of:=([StudentsPerformance.H375] - [StudentsPerformance.$P$2])/[StudentsPerformance.$Q$2]" office:value-type="float" office:value="1.83907809843364" calcext:value-type="float">
            <text:p>1.83907809843364</text:p>
          </table:table-cell>
        </table:table-row>
        <table:table-row table:style-name="ro1">
          <table:table-cell table:formula="of:=IF([StudentsPerformance.A376] = &quot;male&quot;; 1; 0)" office:value-type="float" office:value="0" calcext:value-type="float">
            <text:p>0</text:p>
          </table:table-cell>
          <table:table-cell table:formula="of:=IF([StudentsPerformance.B376] = &quot;group A&quot;; 0; IF([StudentsPerformance.B376] = &quot;group B&quot;; 1; IF([StudentsPerformance.B376] = &quot;group C&quot;; 2; IF([StudentsPerformance.B376] = &quot;group D&quot;; 3; 4))))" office:value-type="float" office:value="3" calcext:value-type="float">
            <text:p>3</text:p>
          </table:table-cell>
          <table:table-cell table:formula="of:=IF([StudentsPerformance.C376] = &quot;some high school&quot;; 0; IF([StudentsPerformance.C376] = &quot;high school&quot;; 1; IF([StudentsPerformance.C376] = &quot;some college&quot;; 2; IF([StudentsPerformance.C376] = &quot;associate's degree&quot;; 3; IF([StudentsPerformance.C376] = &quot;bachelor's degree&quot;; 4; 5)))))" office:value-type="float" office:value="4" calcext:value-type="float">
            <text:p>4</text:p>
          </table:table-cell>
          <table:table-cell table:formula="of:=IF([StudentsPerformance.D376] = &quot;standard&quot;; 1; 0)" office:value-type="float" office:value="1" calcext:value-type="float">
            <text:p>1</text:p>
          </table:table-cell>
          <table:table-cell table:formula="of:=IF([StudentsPerformance.E376] = &quot;completed&quot;; 1; 0)" office:value-type="float" office:value="0" calcext:value-type="float">
            <text:p>0</text:p>
          </table:table-cell>
          <table:table-cell table:formula="of:=([StudentsPerformance.F376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376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376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377] = &quot;male&quot;; 1; 0)" office:value-type="float" office:value="1" calcext:value-type="float">
            <text:p>1</text:p>
          </table:table-cell>
          <table:table-cell table:formula="of:=IF([StudentsPerformance.B377] = &quot;group A&quot;; 0; IF([StudentsPerformance.B377] = &quot;group B&quot;; 1; IF([StudentsPerformance.B377] = &quot;group C&quot;; 2; IF([StudentsPerformance.B377] = &quot;group D&quot;; 3; 4))))" office:value-type="float" office:value="4" calcext:value-type="float">
            <text:p>4</text:p>
          </table:table-cell>
          <table:table-cell table:formula="of:=IF([StudentsPerformance.C377] = &quot;some high school&quot;; 0; IF([StudentsPerformance.C377] = &quot;high school&quot;; 1; IF([StudentsPerformance.C377] = &quot;some college&quot;; 2; IF([StudentsPerformance.C377] = &quot;associate's degree&quot;; 3; IF([StudentsPerformance.C377] = &quot;bachelor's degree&quot;; 4; 5)))))" office:value-type="float" office:value="3" calcext:value-type="float">
            <text:p>3</text:p>
          </table:table-cell>
          <table:table-cell table:formula="of:=IF([StudentsPerformance.D377] = &quot;standard&quot;; 1; 0)" office:value-type="float" office:value="0" calcext:value-type="float">
            <text:p>0</text:p>
          </table:table-cell>
          <table:table-cell table:formula="of:=IF([StudentsPerformance.E377] = &quot;completed&quot;; 1; 0)" office:value-type="float" office:value="0" calcext:value-type="float">
            <text:p>0</text:p>
          </table:table-cell>
          <table:table-cell table:formula="of:=([StudentsPerformance.F377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377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377] - [StudentsPerformance.$P$2])/[StudentsPerformance.$Q$2]" office:value-type="float" office:value="-1.78037711568825" calcext:value-type="float">
            <text:p>-1.78037711568825</text:p>
          </table:table-cell>
        </table:table-row>
        <table:table-row table:style-name="ro1">
          <table:table-cell table:formula="of:=IF([StudentsPerformance.A378] = &quot;male&quot;; 1; 0)" office:value-type="float" office:value="0" calcext:value-type="float">
            <text:p>0</text:p>
          </table:table-cell>
          <table:table-cell table:formula="of:=IF([StudentsPerformance.B378] = &quot;group A&quot;; 0; IF([StudentsPerformance.B378] = &quot;group B&quot;; 1; IF([StudentsPerformance.B378] = &quot;group C&quot;; 2; IF([StudentsPerformance.B378] = &quot;group D&quot;; 3; 4))))" office:value-type="float" office:value="3" calcext:value-type="float">
            <text:p>3</text:p>
          </table:table-cell>
          <table:table-cell table:formula="of:=IF([StudentsPerformance.C378] = &quot;some high school&quot;; 0; IF([StudentsPerformance.C378] = &quot;high school&quot;; 1; IF([StudentsPerformance.C378] = &quot;some college&quot;; 2; IF([StudentsPerformance.C378] = &quot;associate's degree&quot;; 3; IF([StudentsPerformance.C378] = &quot;bachelor's degree&quot;; 4; 5)))))" office:value-type="float" office:value="0" calcext:value-type="float">
            <text:p>0</text:p>
          </table:table-cell>
          <table:table-cell table:formula="of:=IF([StudentsPerformance.D378] = &quot;standard&quot;; 1; 0)" office:value-type="float" office:value="1" calcext:value-type="float">
            <text:p>1</text:p>
          </table:table-cell>
          <table:table-cell table:formula="of:=IF([StudentsPerformance.E378] = &quot;completed&quot;; 1; 0)" office:value-type="float" office:value="0" calcext:value-type="float">
            <text:p>0</text:p>
          </table:table-cell>
          <table:table-cell table:formula="of:=([StudentsPerformance.F378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378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378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379] = &quot;male&quot;; 1; 0)" office:value-type="float" office:value="0" calcext:value-type="float">
            <text:p>0</text:p>
          </table:table-cell>
          <table:table-cell table:formula="of:=IF([StudentsPerformance.B379] = &quot;group A&quot;; 0; IF([StudentsPerformance.B379] = &quot;group B&quot;; 1; IF([StudentsPerformance.B379] = &quot;group C&quot;; 2; IF([StudentsPerformance.B379] = &quot;group D&quot;; 3; 4))))" office:value-type="float" office:value="3" calcext:value-type="float">
            <text:p>3</text:p>
          </table:table-cell>
          <table:table-cell table:formula="of:=IF([StudentsPerformance.C379] = &quot;some high school&quot;; 0; IF([StudentsPerformance.C379] = &quot;high school&quot;; 1; IF([StudentsPerformance.C379] = &quot;some college&quot;; 2; IF([StudentsPerformance.C379] = &quot;associate's degree&quot;; 3; IF([StudentsPerformance.C379] = &quot;bachelor's degree&quot;; 4; 5)))))" office:value-type="float" office:value="5" calcext:value-type="float">
            <text:p>5</text:p>
          </table:table-cell>
          <table:table-cell table:formula="of:=IF([StudentsPerformance.D379] = &quot;standard&quot;; 1; 0)" office:value-type="float" office:value="0" calcext:value-type="float">
            <text:p>0</text:p>
          </table:table-cell>
          <table:table-cell table:formula="of:=IF([StudentsPerformance.E379] = &quot;completed&quot;; 1; 0)" office:value-type="float" office:value="1" calcext:value-type="float">
            <text:p>1</text:p>
          </table:table-cell>
          <table:table-cell table:formula="of:=([StudentsPerformance.F379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379] - [StudentsPerformance.$M$2])/[StudentsPerformance.$N$2]" office:value-type="float" office:value="1.76922331644781" calcext:value-type="float">
            <text:p>1.76922331644781</text:p>
          </table:table-cell>
          <table:table-cell table:formula="of:=([StudentsPerformance.H379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380] = &quot;male&quot;; 1; 0)" office:value-type="float" office:value="0" calcext:value-type="float">
            <text:p>0</text:p>
          </table:table-cell>
          <table:table-cell table:formula="of:=IF([StudentsPerformance.B380] = &quot;group A&quot;; 0; IF([StudentsPerformance.B380] = &quot;group B&quot;; 1; IF([StudentsPerformance.B380] = &quot;group C&quot;; 2; IF([StudentsPerformance.B380] = &quot;group D&quot;; 3; 4))))" office:value-type="float" office:value="0" calcext:value-type="float">
            <text:p>0</text:p>
          </table:table-cell>
          <table:table-cell table:formula="of:=IF([StudentsPerformance.C380] = &quot;some high school&quot;; 0; IF([StudentsPerformance.C380] = &quot;high school&quot;; 1; IF([StudentsPerformance.C380] = &quot;some college&quot;; 2; IF([StudentsPerformance.C380] = &quot;associate's degree&quot;; 3; IF([StudentsPerformance.C380] = &quot;bachelor's degree&quot;; 4; 5)))))" office:value-type="float" office:value="0" calcext:value-type="float">
            <text:p>0</text:p>
          </table:table-cell>
          <table:table-cell table:formula="of:=IF([StudentsPerformance.D380] = &quot;standard&quot;; 1; 0)" office:value-type="float" office:value="1" calcext:value-type="float">
            <text:p>1</text:p>
          </table:table-cell>
          <table:table-cell table:formula="of:=IF([StudentsPerformance.E380] = &quot;completed&quot;; 1; 0)" office:value-type="float" office:value="0" calcext:value-type="float">
            <text:p>0</text:p>
          </table:table-cell>
          <table:table-cell table:formula="of:=([StudentsPerformance.F380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380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380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381] = &quot;male&quot;; 1; 0)" office:value-type="float" office:value="1" calcext:value-type="float">
            <text:p>1</text:p>
          </table:table-cell>
          <table:table-cell table:formula="of:=IF([StudentsPerformance.B381] = &quot;group A&quot;; 0; IF([StudentsPerformance.B381] = &quot;group B&quot;; 1; IF([StudentsPerformance.B381] = &quot;group C&quot;; 2; IF([StudentsPerformance.B381] = &quot;group D&quot;; 3; 4))))" office:value-type="float" office:value="0" calcext:value-type="float">
            <text:p>0</text:p>
          </table:table-cell>
          <table:table-cell table:formula="of:=IF([StudentsPerformance.C381] = &quot;some high school&quot;; 0; IF([StudentsPerformance.C381] = &quot;high school&quot;; 1; IF([StudentsPerformance.C381] = &quot;some college&quot;; 2; IF([StudentsPerformance.C381] = &quot;associate's degree&quot;; 3; IF([StudentsPerformance.C381] = &quot;bachelor's degree&quot;; 4; 5)))))" office:value-type="float" office:value="4" calcext:value-type="float">
            <text:p>4</text:p>
          </table:table-cell>
          <table:table-cell table:formula="of:=IF([StudentsPerformance.D381] = &quot;standard&quot;; 1; 0)" office:value-type="float" office:value="1" calcext:value-type="float">
            <text:p>1</text:p>
          </table:table-cell>
          <table:table-cell table:formula="of:=IF([StudentsPerformance.E381] = &quot;completed&quot;; 1; 0)" office:value-type="float" office:value="0" calcext:value-type="float">
            <text:p>0</text:p>
          </table:table-cell>
          <table:table-cell table:formula="of:=([StudentsPerformance.F381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381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381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382] = &quot;male&quot;; 1; 0)" office:value-type="float" office:value="0" calcext:value-type="float">
            <text:p>0</text:p>
          </table:table-cell>
          <table:table-cell table:formula="of:=IF([StudentsPerformance.B382] = &quot;group A&quot;; 0; IF([StudentsPerformance.B382] = &quot;group B&quot;; 1; IF([StudentsPerformance.B382] = &quot;group C&quot;; 2; IF([StudentsPerformance.B382] = &quot;group D&quot;; 3; 4))))" office:value-type="float" office:value="1" calcext:value-type="float">
            <text:p>1</text:p>
          </table:table-cell>
          <table:table-cell table:formula="of:=IF([StudentsPerformance.C382] = &quot;some high school&quot;; 0; IF([StudentsPerformance.C382] = &quot;high school&quot;; 1; IF([StudentsPerformance.C382] = &quot;some college&quot;; 2; IF([StudentsPerformance.C382] = &quot;associate's degree&quot;; 3; IF([StudentsPerformance.C382] = &quot;bachelor's degree&quot;; 4; 5)))))" office:value-type="float" office:value="3" calcext:value-type="float">
            <text:p>3</text:p>
          </table:table-cell>
          <table:table-cell table:formula="of:=IF([StudentsPerformance.D382] = &quot;standard&quot;; 1; 0)" office:value-type="float" office:value="1" calcext:value-type="float">
            <text:p>1</text:p>
          </table:table-cell>
          <table:table-cell table:formula="of:=IF([StudentsPerformance.E382] = &quot;completed&quot;; 1; 0)" office:value-type="float" office:value="0" calcext:value-type="float">
            <text:p>0</text:p>
          </table:table-cell>
          <table:table-cell table:formula="of:=([StudentsPerformance.F382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382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382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383] = &quot;male&quot;; 1; 0)" office:value-type="float" office:value="1" calcext:value-type="float">
            <text:p>1</text:p>
          </table:table-cell>
          <table:table-cell table:formula="of:=IF([StudentsPerformance.B383] = &quot;group A&quot;; 0; IF([StudentsPerformance.B383] = &quot;group B&quot;; 1; IF([StudentsPerformance.B383] = &quot;group C&quot;; 2; IF([StudentsPerformance.B383] = &quot;group D&quot;; 3; 4))))" office:value-type="float" office:value="2" calcext:value-type="float">
            <text:p>2</text:p>
          </table:table-cell>
          <table:table-cell table:formula="of:=IF([StudentsPerformance.C383] = &quot;some high school&quot;; 0; IF([StudentsPerformance.C383] = &quot;high school&quot;; 1; IF([StudentsPerformance.C383] = &quot;some college&quot;; 2; IF([StudentsPerformance.C383] = &quot;associate's degree&quot;; 3; IF([StudentsPerformance.C383] = &quot;bachelor's degree&quot;; 4; 5)))))" office:value-type="float" office:value="3" calcext:value-type="float">
            <text:p>3</text:p>
          </table:table-cell>
          <table:table-cell table:formula="of:=IF([StudentsPerformance.D383] = &quot;standard&quot;; 1; 0)" office:value-type="float" office:value="1" calcext:value-type="float">
            <text:p>1</text:p>
          </table:table-cell>
          <table:table-cell table:formula="of:=IF([StudentsPerformance.E383] = &quot;completed&quot;; 1; 0)" office:value-type="float" office:value="1" calcext:value-type="float">
            <text:p>1</text:p>
          </table:table-cell>
          <table:table-cell table:formula="of:=([StudentsPerformance.F383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383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383] - [StudentsPerformance.$P$2])/[StudentsPerformance.$Q$2]" office:value-type="float" office:value="1.77326982181325" calcext:value-type="float">
            <text:p>1.77326982181325</text:p>
          </table:table-cell>
        </table:table-row>
        <table:table-row table:style-name="ro1">
          <table:table-cell table:formula="of:=IF([StudentsPerformance.A384] = &quot;male&quot;; 1; 0)" office:value-type="float" office:value="1" calcext:value-type="float">
            <text:p>1</text:p>
          </table:table-cell>
          <table:table-cell table:formula="of:=IF([StudentsPerformance.B384] = &quot;group A&quot;; 0; IF([StudentsPerformance.B384] = &quot;group B&quot;; 1; IF([StudentsPerformance.B384] = &quot;group C&quot;; 2; IF([StudentsPerformance.B384] = &quot;group D&quot;; 3; 4))))" office:value-type="float" office:value="2" calcext:value-type="float">
            <text:p>2</text:p>
          </table:table-cell>
          <table:table-cell table:formula="of:=IF([StudentsPerformance.C384] = &quot;some high school&quot;; 0; IF([StudentsPerformance.C384] = &quot;high school&quot;; 1; IF([StudentsPerformance.C384] = &quot;some college&quot;; 2; IF([StudentsPerformance.C384] = &quot;associate's degree&quot;; 3; IF([StudentsPerformance.C384] = &quot;bachelor's degree&quot;; 4; 5)))))" office:value-type="float" office:value="5" calcext:value-type="float">
            <text:p>5</text:p>
          </table:table-cell>
          <table:table-cell table:formula="of:=IF([StudentsPerformance.D384] = &quot;standard&quot;; 1; 0)" office:value-type="float" office:value="0" calcext:value-type="float">
            <text:p>0</text:p>
          </table:table-cell>
          <table:table-cell table:formula="of:=IF([StudentsPerformance.E384] = &quot;completed&quot;; 1; 0)" office:value-type="float" office:value="0" calcext:value-type="float">
            <text:p>0</text:p>
          </table:table-cell>
          <table:table-cell table:formula="of:=([StudentsPerformance.F384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384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384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385] = &quot;male&quot;; 1; 0)" office:value-type="float" office:value="0" calcext:value-type="float">
            <text:p>0</text:p>
          </table:table-cell>
          <table:table-cell table:formula="of:=IF([StudentsPerformance.B385] = &quot;group A&quot;; 0; IF([StudentsPerformance.B385] = &quot;group B&quot;; 1; IF([StudentsPerformance.B385] = &quot;group C&quot;; 2; IF([StudentsPerformance.B385] = &quot;group D&quot;; 3; 4))))" office:value-type="float" office:value="4" calcext:value-type="float">
            <text:p>4</text:p>
          </table:table-cell>
          <table:table-cell table:formula="of:=IF([StudentsPerformance.C385] = &quot;some high school&quot;; 0; IF([StudentsPerformance.C385] = &quot;high school&quot;; 1; IF([StudentsPerformance.C385] = &quot;some college&quot;; 2; IF([StudentsPerformance.C385] = &quot;associate's degree&quot;; 3; IF([StudentsPerformance.C385] = &quot;bachelor's degree&quot;; 4; 5)))))" office:value-type="float" office:value="0" calcext:value-type="float">
            <text:p>0</text:p>
          </table:table-cell>
          <table:table-cell table:formula="of:=IF([StudentsPerformance.D385] = &quot;standard&quot;; 1; 0)" office:value-type="float" office:value="0" calcext:value-type="float">
            <text:p>0</text:p>
          </table:table-cell>
          <table:table-cell table:formula="of:=IF([StudentsPerformance.E385] = &quot;completed&quot;; 1; 0)" office:value-type="float" office:value="0" calcext:value-type="float">
            <text:p>0</text:p>
          </table:table-cell>
          <table:table-cell table:formula="of:=([StudentsPerformance.F385] - [StudentsPerformance.$J$2])/[StudentsPerformance.$K$2]" office:value-type="float" office:value="-1.85246004256037" calcext:value-type="float">
            <text:p>-1.85246004256037</text:p>
          </table:table-cell>
          <table:table-cell table:formula="of:=([StudentsPerformance.G385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385] - [StudentsPerformance.$P$2])/[StudentsPerformance.$Q$2]" office:value-type="float" office:value="-1.51714400920666" calcext:value-type="float">
            <text:p>-1.51714400920666</text:p>
          </table:table-cell>
        </table:table-row>
        <table:table-row table:style-name="ro1">
          <table:table-cell table:formula="of:=IF([StudentsPerformance.A386] = &quot;male&quot;; 1; 0)" office:value-type="float" office:value="0" calcext:value-type="float">
            <text:p>0</text:p>
          </table:table-cell>
          <table:table-cell table:formula="of:=IF([StudentsPerformance.B386] = &quot;group A&quot;; 0; IF([StudentsPerformance.B386] = &quot;group B&quot;; 1; IF([StudentsPerformance.B386] = &quot;group C&quot;; 2; IF([StudentsPerformance.B386] = &quot;group D&quot;; 3; 4))))" office:value-type="float" office:value="0" calcext:value-type="float">
            <text:p>0</text:p>
          </table:table-cell>
          <table:table-cell table:formula="of:=IF([StudentsPerformance.C386] = &quot;some high school&quot;; 0; IF([StudentsPerformance.C386] = &quot;high school&quot;; 1; IF([StudentsPerformance.C386] = &quot;some college&quot;; 2; IF([StudentsPerformance.C386] = &quot;associate's degree&quot;; 3; IF([StudentsPerformance.C386] = &quot;bachelor's degree&quot;; 4; 5)))))" office:value-type="float" office:value="0" calcext:value-type="float">
            <text:p>0</text:p>
          </table:table-cell>
          <table:table-cell table:formula="of:=IF([StudentsPerformance.D386] = &quot;standard&quot;; 1; 0)" office:value-type="float" office:value="0" calcext:value-type="float">
            <text:p>0</text:p>
          </table:table-cell>
          <table:table-cell table:formula="of:=IF([StudentsPerformance.E386] = &quot;completed&quot;; 1; 0)" office:value-type="float" office:value="0" calcext:value-type="float">
            <text:p>0</text:p>
          </table:table-cell>
          <table:table-cell table:formula="of:=([StudentsPerformance.F386] - [StudentsPerformance.$J$2])/[StudentsPerformance.$K$2]" office:value-type="float" office:value="-1.85246004256037" calcext:value-type="float">
            <text:p>-1.85246004256037</text:p>
          </table:table-cell>
          <table:table-cell table:formula="of:=([StudentsPerformance.G386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386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387] = &quot;male&quot;; 1; 0)" office:value-type="float" office:value="0" calcext:value-type="float">
            <text:p>0</text:p>
          </table:table-cell>
          <table:table-cell table:formula="of:=IF([StudentsPerformance.B387] = &quot;group A&quot;; 0; IF([StudentsPerformance.B387] = &quot;group B&quot;; 1; IF([StudentsPerformance.B387] = &quot;group C&quot;; 2; IF([StudentsPerformance.B387] = &quot;group D&quot;; 3; 4))))" office:value-type="float" office:value="4" calcext:value-type="float">
            <text:p>4</text:p>
          </table:table-cell>
          <table:table-cell table:formula="of:=IF([StudentsPerformance.C387] = &quot;some high school&quot;; 0; IF([StudentsPerformance.C387] = &quot;high school&quot;; 1; IF([StudentsPerformance.C387] = &quot;some college&quot;; 2; IF([StudentsPerformance.C387] = &quot;associate's degree&quot;; 3; IF([StudentsPerformance.C387] = &quot;bachelor's degree&quot;; 4; 5)))))" office:value-type="float" office:value="2" calcext:value-type="float">
            <text:p>2</text:p>
          </table:table-cell>
          <table:table-cell table:formula="of:=IF([StudentsPerformance.D387] = &quot;standard&quot;; 1; 0)" office:value-type="float" office:value="1" calcext:value-type="float">
            <text:p>1</text:p>
          </table:table-cell>
          <table:table-cell table:formula="of:=IF([StudentsPerformance.E387] = &quot;completed&quot;; 1; 0)" office:value-type="float" office:value="0" calcext:value-type="float">
            <text:p>0</text:p>
          </table:table-cell>
          <table:table-cell table:formula="of:=([StudentsPerformance.F387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387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387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388] = &quot;male&quot;; 1; 0)" office:value-type="float" office:value="0" calcext:value-type="float">
            <text:p>0</text:p>
          </table:table-cell>
          <table:table-cell table:formula="of:=IF([StudentsPerformance.B388] = &quot;group A&quot;; 0; IF([StudentsPerformance.B388] = &quot;group B&quot;; 1; IF([StudentsPerformance.B388] = &quot;group C&quot;; 2; IF([StudentsPerformance.B388] = &quot;group D&quot;; 3; 4))))" office:value-type="float" office:value="4" calcext:value-type="float">
            <text:p>4</text:p>
          </table:table-cell>
          <table:table-cell table:formula="of:=IF([StudentsPerformance.C388] = &quot;some high school&quot;; 0; IF([StudentsPerformance.C388] = &quot;high school&quot;; 1; IF([StudentsPerformance.C388] = &quot;some college&quot;; 2; IF([StudentsPerformance.C388] = &quot;associate's degree&quot;; 3; IF([StudentsPerformance.C388] = &quot;bachelor's degree&quot;; 4; 5)))))" office:value-type="float" office:value="4" calcext:value-type="float">
            <text:p>4</text:p>
          </table:table-cell>
          <table:table-cell table:formula="of:=IF([StudentsPerformance.D388] = &quot;standard&quot;; 1; 0)" office:value-type="float" office:value="1" calcext:value-type="float">
            <text:p>1</text:p>
          </table:table-cell>
          <table:table-cell table:formula="of:=IF([StudentsPerformance.E388] = &quot;completed&quot;; 1; 0)" office:value-type="float" office:value="0" calcext:value-type="float">
            <text:p>0</text:p>
          </table:table-cell>
          <table:table-cell table:formula="of:=([StudentsPerformance.F388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388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388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389] = &quot;male&quot;; 1; 0)" office:value-type="float" office:value="0" calcext:value-type="float">
            <text:p>0</text:p>
          </table:table-cell>
          <table:table-cell table:formula="of:=IF([StudentsPerformance.B389] = &quot;group A&quot;; 0; IF([StudentsPerformance.B389] = &quot;group B&quot;; 1; IF([StudentsPerformance.B389] = &quot;group C&quot;; 2; IF([StudentsPerformance.B389] = &quot;group D&quot;; 3; 4))))" office:value-type="float" office:value="2" calcext:value-type="float">
            <text:p>2</text:p>
          </table:table-cell>
          <table:table-cell table:formula="of:=IF([StudentsPerformance.C389] = &quot;some high school&quot;; 0; IF([StudentsPerformance.C389] = &quot;high school&quot;; 1; IF([StudentsPerformance.C389] = &quot;some college&quot;; 2; IF([StudentsPerformance.C389] = &quot;associate's degree&quot;; 3; IF([StudentsPerformance.C389] = &quot;bachelor's degree&quot;; 4; 5)))))" office:value-type="float" office:value="3" calcext:value-type="float">
            <text:p>3</text:p>
          </table:table-cell>
          <table:table-cell table:formula="of:=IF([StudentsPerformance.D389] = &quot;standard&quot;; 1; 0)" office:value-type="float" office:value="0" calcext:value-type="float">
            <text:p>0</text:p>
          </table:table-cell>
          <table:table-cell table:formula="of:=IF([StudentsPerformance.E389] = &quot;completed&quot;; 1; 0)" office:value-type="float" office:value="0" calcext:value-type="float">
            <text:p>0</text:p>
          </table:table-cell>
          <table:table-cell table:formula="of:=([StudentsPerformance.F389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389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389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390] = &quot;male&quot;; 1; 0)" office:value-type="float" office:value="0" calcext:value-type="float">
            <text:p>0</text:p>
          </table:table-cell>
          <table:table-cell table:formula="of:=IF([StudentsPerformance.B390] = &quot;group A&quot;; 0; IF([StudentsPerformance.B390] = &quot;group B&quot;; 1; IF([StudentsPerformance.B390] = &quot;group C&quot;; 2; IF([StudentsPerformance.B390] = &quot;group D&quot;; 3; 4))))" office:value-type="float" office:value="3" calcext:value-type="float">
            <text:p>3</text:p>
          </table:table-cell>
          <table:table-cell table:formula="of:=IF([StudentsPerformance.C390] = &quot;some high school&quot;; 0; IF([StudentsPerformance.C390] = &quot;high school&quot;; 1; IF([StudentsPerformance.C390] = &quot;some college&quot;; 2; IF([StudentsPerformance.C390] = &quot;associate's degree&quot;; 3; IF([StudentsPerformance.C390] = &quot;bachelor's degree&quot;; 4; 5)))))" office:value-type="float" office:value="1" calcext:value-type="float">
            <text:p>1</text:p>
          </table:table-cell>
          <table:table-cell table:formula="of:=IF([StudentsPerformance.D390] = &quot;standard&quot;; 1; 0)" office:value-type="float" office:value="1" calcext:value-type="float">
            <text:p>1</text:p>
          </table:table-cell>
          <table:table-cell table:formula="of:=IF([StudentsPerformance.E390] = &quot;completed&quot;; 1; 0)" office:value-type="float" office:value="0" calcext:value-type="float">
            <text:p>0</text:p>
          </table:table-cell>
          <table:table-cell table:formula="of:=([StudentsPerformance.F390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390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390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391] = &quot;male&quot;; 1; 0)" office:value-type="float" office:value="1" calcext:value-type="float">
            <text:p>1</text:p>
          </table:table-cell>
          <table:table-cell table:formula="of:=IF([StudentsPerformance.B391] = &quot;group A&quot;; 0; IF([StudentsPerformance.B391] = &quot;group B&quot;; 1; IF([StudentsPerformance.B391] = &quot;group C&quot;; 2; IF([StudentsPerformance.B391] = &quot;group D&quot;; 3; 4))))" office:value-type="float" office:value="3" calcext:value-type="float">
            <text:p>3</text:p>
          </table:table-cell>
          <table:table-cell table:formula="of:=IF([StudentsPerformance.C391] = &quot;some high school&quot;; 0; IF([StudentsPerformance.C391] = &quot;high school&quot;; 1; IF([StudentsPerformance.C391] = &quot;some college&quot;; 2; IF([StudentsPerformance.C391] = &quot;associate's degree&quot;; 3; IF([StudentsPerformance.C391] = &quot;bachelor's degree&quot;; 4; 5)))))" office:value-type="float" office:value="5" calcext:value-type="float">
            <text:p>5</text:p>
          </table:table-cell>
          <table:table-cell table:formula="of:=IF([StudentsPerformance.D391] = &quot;standard&quot;; 1; 0)" office:value-type="float" office:value="1" calcext:value-type="float">
            <text:p>1</text:p>
          </table:table-cell>
          <table:table-cell table:formula="of:=IF([StudentsPerformance.E391] = &quot;completed&quot;; 1; 0)" office:value-type="float" office:value="0" calcext:value-type="float">
            <text:p>0</text:p>
          </table:table-cell>
          <table:table-cell table:formula="of:=([StudentsPerformance.F391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391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391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392] = &quot;male&quot;; 1; 0)" office:value-type="float" office:value="1" calcext:value-type="float">
            <text:p>1</text:p>
          </table:table-cell>
          <table:table-cell table:formula="of:=IF([StudentsPerformance.B392] = &quot;group A&quot;; 0; IF([StudentsPerformance.B392] = &quot;group B&quot;; 1; IF([StudentsPerformance.B392] = &quot;group C&quot;; 2; IF([StudentsPerformance.B392] = &quot;group D&quot;; 3; 4))))" office:value-type="float" office:value="4" calcext:value-type="float">
            <text:p>4</text:p>
          </table:table-cell>
          <table:table-cell table:formula="of:=IF([StudentsPerformance.C392] = &quot;some high school&quot;; 0; IF([StudentsPerformance.C392] = &quot;high school&quot;; 1; IF([StudentsPerformance.C392] = &quot;some college&quot;; 2; IF([StudentsPerformance.C392] = &quot;associate's degree&quot;; 3; IF([StudentsPerformance.C392] = &quot;bachelor's degree&quot;; 4; 5)))))" office:value-type="float" office:value="0" calcext:value-type="float">
            <text:p>0</text:p>
          </table:table-cell>
          <table:table-cell table:formula="of:=IF([StudentsPerformance.D392] = &quot;standard&quot;; 1; 0)" office:value-type="float" office:value="0" calcext:value-type="float">
            <text:p>0</text:p>
          </table:table-cell>
          <table:table-cell table:formula="of:=IF([StudentsPerformance.E392] = &quot;completed&quot;; 1; 0)" office:value-type="float" office:value="1" calcext:value-type="float">
            <text:p>1</text:p>
          </table:table-cell>
          <table:table-cell table:formula="of:=([StudentsPerformance.F392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392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392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393] = &quot;male&quot;; 1; 0)" office:value-type="float" office:value="0" calcext:value-type="float">
            <text:p>0</text:p>
          </table:table-cell>
          <table:table-cell table:formula="of:=IF([StudentsPerformance.B393] = &quot;group A&quot;; 0; IF([StudentsPerformance.B393] = &quot;group B&quot;; 1; IF([StudentsPerformance.B393] = &quot;group C&quot;; 2; IF([StudentsPerformance.B393] = &quot;group D&quot;; 3; 4))))" office:value-type="float" office:value="3" calcext:value-type="float">
            <text:p>3</text:p>
          </table:table-cell>
          <table:table-cell table:formula="of:=IF([StudentsPerformance.C393] = &quot;some high school&quot;; 0; IF([StudentsPerformance.C393] = &quot;high school&quot;; 1; IF([StudentsPerformance.C393] = &quot;some college&quot;; 2; IF([StudentsPerformance.C393] = &quot;associate's degree&quot;; 3; IF([StudentsPerformance.C393] = &quot;bachelor's degree&quot;; 4; 5)))))" office:value-type="float" office:value="2" calcext:value-type="float">
            <text:p>2</text:p>
          </table:table-cell>
          <table:table-cell table:formula="of:=IF([StudentsPerformance.D393] = &quot;standard&quot;; 1; 0)" office:value-type="float" office:value="1" calcext:value-type="float">
            <text:p>1</text:p>
          </table:table-cell>
          <table:table-cell table:formula="of:=IF([StudentsPerformance.E393] = &quot;completed&quot;; 1; 0)" office:value-type="float" office:value="0" calcext:value-type="float">
            <text:p>0</text:p>
          </table:table-cell>
          <table:table-cell table:formula="of:=([StudentsPerformance.F393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393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393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394] = &quot;male&quot;; 1; 0)" office:value-type="float" office:value="1" calcext:value-type="float">
            <text:p>1</text:p>
          </table:table-cell>
          <table:table-cell table:formula="of:=IF([StudentsPerformance.B394] = &quot;group A&quot;; 0; IF([StudentsPerformance.B394] = &quot;group B&quot;; 1; IF([StudentsPerformance.B394] = &quot;group C&quot;; 2; IF([StudentsPerformance.B394] = &quot;group D&quot;; 3; 4))))" office:value-type="float" office:value="4" calcext:value-type="float">
            <text:p>4</text:p>
          </table:table-cell>
          <table:table-cell table:formula="of:=IF([StudentsPerformance.C394] = &quot;some high school&quot;; 0; IF([StudentsPerformance.C394] = &quot;high school&quot;; 1; IF([StudentsPerformance.C394] = &quot;some college&quot;; 2; IF([StudentsPerformance.C394] = &quot;associate's degree&quot;; 3; IF([StudentsPerformance.C394] = &quot;bachelor's degree&quot;; 4; 5)))))" office:value-type="float" office:value="2" calcext:value-type="float">
            <text:p>2</text:p>
          </table:table-cell>
          <table:table-cell table:formula="of:=IF([StudentsPerformance.D394] = &quot;standard&quot;; 1; 0)" office:value-type="float" office:value="1" calcext:value-type="float">
            <text:p>1</text:p>
          </table:table-cell>
          <table:table-cell table:formula="of:=IF([StudentsPerformance.E394] = &quot;completed&quot;; 1; 0)" office:value-type="float" office:value="0" calcext:value-type="float">
            <text:p>0</text:p>
          </table:table-cell>
          <table:table-cell table:formula="of:=([StudentsPerformance.F394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394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394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395] = &quot;male&quot;; 1; 0)" office:value-type="float" office:value="1" calcext:value-type="float">
            <text:p>1</text:p>
          </table:table-cell>
          <table:table-cell table:formula="of:=IF([StudentsPerformance.B395] = &quot;group A&quot;; 0; IF([StudentsPerformance.B395] = &quot;group B&quot;; 1; IF([StudentsPerformance.B395] = &quot;group C&quot;; 2; IF([StudentsPerformance.B395] = &quot;group D&quot;; 3; 4))))" office:value-type="float" office:value="2" calcext:value-type="float">
            <text:p>2</text:p>
          </table:table-cell>
          <table:table-cell table:formula="of:=IF([StudentsPerformance.C395] = &quot;some high school&quot;; 0; IF([StudentsPerformance.C395] = &quot;high school&quot;; 1; IF([StudentsPerformance.C395] = &quot;some college&quot;; 2; IF([StudentsPerformance.C395] = &quot;associate's degree&quot;; 3; IF([StudentsPerformance.C395] = &quot;bachelor's degree&quot;; 4; 5)))))" office:value-type="float" office:value="3" calcext:value-type="float">
            <text:p>3</text:p>
          </table:table-cell>
          <table:table-cell table:formula="of:=IF([StudentsPerformance.D395] = &quot;standard&quot;; 1; 0)" office:value-type="float" office:value="1" calcext:value-type="float">
            <text:p>1</text:p>
          </table:table-cell>
          <table:table-cell table:formula="of:=IF([StudentsPerformance.E395] = &quot;completed&quot;; 1; 0)" office:value-type="float" office:value="1" calcext:value-type="float">
            <text:p>1</text:p>
          </table:table-cell>
          <table:table-cell table:formula="of:=([StudentsPerformance.F395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395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395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396] = &quot;male&quot;; 1; 0)" office:value-type="float" office:value="0" calcext:value-type="float">
            <text:p>0</text:p>
          </table:table-cell>
          <table:table-cell table:formula="of:=IF([StudentsPerformance.B396] = &quot;group A&quot;; 0; IF([StudentsPerformance.B396] = &quot;group B&quot;; 1; IF([StudentsPerformance.B396] = &quot;group C&quot;; 2; IF([StudentsPerformance.B396] = &quot;group D&quot;; 3; 4))))" office:value-type="float" office:value="2" calcext:value-type="float">
            <text:p>2</text:p>
          </table:table-cell>
          <table:table-cell table:formula="of:=IF([StudentsPerformance.C396] = &quot;some high school&quot;; 0; IF([StudentsPerformance.C396] = &quot;high school&quot;; 1; IF([StudentsPerformance.C396] = &quot;some college&quot;; 2; IF([StudentsPerformance.C396] = &quot;associate's degree&quot;; 3; IF([StudentsPerformance.C396] = &quot;bachelor's degree&quot;; 4; 5)))))" office:value-type="float" office:value="0" calcext:value-type="float">
            <text:p>0</text:p>
          </table:table-cell>
          <table:table-cell table:formula="of:=IF([StudentsPerformance.D396] = &quot;standard&quot;; 1; 0)" office:value-type="float" office:value="1" calcext:value-type="float">
            <text:p>1</text:p>
          </table:table-cell>
          <table:table-cell table:formula="of:=IF([StudentsPerformance.E396] = &quot;completed&quot;; 1; 0)" office:value-type="float" office:value="1" calcext:value-type="float">
            <text:p>1</text:p>
          </table:table-cell>
          <table:table-cell table:formula="of:=([StudentsPerformance.F396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396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396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397] = &quot;male&quot;; 1; 0)" office:value-type="float" office:value="1" calcext:value-type="float">
            <text:p>1</text:p>
          </table:table-cell>
          <table:table-cell table:formula="of:=IF([StudentsPerformance.B397] = &quot;group A&quot;; 0; IF([StudentsPerformance.B397] = &quot;group B&quot;; 1; IF([StudentsPerformance.B397] = &quot;group C&quot;; 2; IF([StudentsPerformance.B397] = &quot;group D&quot;; 3; 4))))" office:value-type="float" office:value="0" calcext:value-type="float">
            <text:p>0</text:p>
          </table:table-cell>
          <table:table-cell table:formula="of:=IF([StudentsPerformance.C397] = &quot;some high school&quot;; 0; IF([StudentsPerformance.C397] = &quot;high school&quot;; 1; IF([StudentsPerformance.C397] = &quot;some college&quot;; 2; IF([StudentsPerformance.C397] = &quot;associate's degree&quot;; 3; IF([StudentsPerformance.C397] = &quot;bachelor's degree&quot;; 4; 5)))))" office:value-type="float" office:value="1" calcext:value-type="float">
            <text:p>1</text:p>
          </table:table-cell>
          <table:table-cell table:formula="of:=IF([StudentsPerformance.D397] = &quot;standard&quot;; 1; 0)" office:value-type="float" office:value="0" calcext:value-type="float">
            <text:p>0</text:p>
          </table:table-cell>
          <table:table-cell table:formula="of:=IF([StudentsPerformance.E397] = &quot;completed&quot;; 1; 0)" office:value-type="float" office:value="0" calcext:value-type="float">
            <text:p>0</text:p>
          </table:table-cell>
          <table:table-cell table:formula="of:=([StudentsPerformance.F397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397] - [StudentsPerformance.$M$2])/[StudentsPerformance.$N$2]" office:value-type="float" office:value="-1.65538919651687" calcext:value-type="float">
            <text:p>-1.65538919651687</text:p>
          </table:table-cell>
          <table:table-cell table:formula="of:=([StudentsPerformance.H397] - [StudentsPerformance.$P$2])/[StudentsPerformance.$Q$2]" office:value-type="float" office:value="-1.78037711568825" calcext:value-type="float">
            <text:p>-1.78037711568825</text:p>
          </table:table-cell>
        </table:table-row>
        <table:table-row table:style-name="ro1">
          <table:table-cell table:formula="of:=IF([StudentsPerformance.A398] = &quot;male&quot;; 1; 0)" office:value-type="float" office:value="0" calcext:value-type="float">
            <text:p>0</text:p>
          </table:table-cell>
          <table:table-cell table:formula="of:=IF([StudentsPerformance.B398] = &quot;group A&quot;; 0; IF([StudentsPerformance.B398] = &quot;group B&quot;; 1; IF([StudentsPerformance.B398] = &quot;group C&quot;; 2; IF([StudentsPerformance.B398] = &quot;group D&quot;; 3; 4))))" office:value-type="float" office:value="1" calcext:value-type="float">
            <text:p>1</text:p>
          </table:table-cell>
          <table:table-cell table:formula="of:=IF([StudentsPerformance.C398] = &quot;some high school&quot;; 0; IF([StudentsPerformance.C398] = &quot;high school&quot;; 1; IF([StudentsPerformance.C398] = &quot;some college&quot;; 2; IF([StudentsPerformance.C398] = &quot;associate's degree&quot;; 3; IF([StudentsPerformance.C398] = &quot;bachelor's degree&quot;; 4; 5)))))" office:value-type="float" office:value="1" calcext:value-type="float">
            <text:p>1</text:p>
          </table:table-cell>
          <table:table-cell table:formula="of:=IF([StudentsPerformance.D398] = &quot;standard&quot;; 1; 0)" office:value-type="float" office:value="0" calcext:value-type="float">
            <text:p>0</text:p>
          </table:table-cell>
          <table:table-cell table:formula="of:=IF([StudentsPerformance.E398] = &quot;completed&quot;; 1; 0)" office:value-type="float" office:value="0" calcext:value-type="float">
            <text:p>0</text:p>
          </table:table-cell>
          <table:table-cell table:formula="of:=([StudentsPerformance.F398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398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398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399] = &quot;male&quot;; 1; 0)" office:value-type="float" office:value="0" calcext:value-type="float">
            <text:p>0</text:p>
          </table:table-cell>
          <table:table-cell table:formula="of:=IF([StudentsPerformance.B399] = &quot;group A&quot;; 0; IF([StudentsPerformance.B399] = &quot;group B&quot;; 1; IF([StudentsPerformance.B399] = &quot;group C&quot;; 2; IF([StudentsPerformance.B399] = &quot;group D&quot;; 3; 4))))" office:value-type="float" office:value="2" calcext:value-type="float">
            <text:p>2</text:p>
          </table:table-cell>
          <table:table-cell table:formula="of:=IF([StudentsPerformance.C399] = &quot;some high school&quot;; 0; IF([StudentsPerformance.C399] = &quot;high school&quot;; 1; IF([StudentsPerformance.C399] = &quot;some college&quot;; 2; IF([StudentsPerformance.C399] = &quot;associate's degree&quot;; 3; IF([StudentsPerformance.C399] = &quot;bachelor's degree&quot;; 4; 5)))))" office:value-type="float" office:value="3" calcext:value-type="float">
            <text:p>3</text:p>
          </table:table-cell>
          <table:table-cell table:formula="of:=IF([StudentsPerformance.D399] = &quot;standard&quot;; 1; 0)" office:value-type="float" office:value="1" calcext:value-type="float">
            <text:p>1</text:p>
          </table:table-cell>
          <table:table-cell table:formula="of:=IF([StudentsPerformance.E399] = &quot;completed&quot;; 1; 0)" office:value-type="float" office:value="0" calcext:value-type="float">
            <text:p>0</text:p>
          </table:table-cell>
          <table:table-cell table:formula="of:=([StudentsPerformance.F399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399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399] - [StudentsPerformance.$P$2])/[StudentsPerformance.$Q$2]" office:value-type="float" office:value="1.77326982181325" calcext:value-type="float">
            <text:p>1.77326982181325</text:p>
          </table:table-cell>
        </table:table-row>
        <table:table-row table:style-name="ro1">
          <table:table-cell table:formula="of:=IF([StudentsPerformance.A400] = &quot;male&quot;; 1; 0)" office:value-type="float" office:value="1" calcext:value-type="float">
            <text:p>1</text:p>
          </table:table-cell>
          <table:table-cell table:formula="of:=IF([StudentsPerformance.B400] = &quot;group A&quot;; 0; IF([StudentsPerformance.B400] = &quot;group B&quot;; 1; IF([StudentsPerformance.B400] = &quot;group C&quot;; 2; IF([StudentsPerformance.B400] = &quot;group D&quot;; 3; 4))))" office:value-type="float" office:value="1" calcext:value-type="float">
            <text:p>1</text:p>
          </table:table-cell>
          <table:table-cell table:formula="of:=IF([StudentsPerformance.C400] = &quot;some high school&quot;; 0; IF([StudentsPerformance.C400] = &quot;high school&quot;; 1; IF([StudentsPerformance.C400] = &quot;some college&quot;; 2; IF([StudentsPerformance.C400] = &quot;associate's degree&quot;; 3; IF([StudentsPerformance.C400] = &quot;bachelor's degree&quot;; 4; 5)))))" office:value-type="float" office:value="0" calcext:value-type="float">
            <text:p>0</text:p>
          </table:table-cell>
          <table:table-cell table:formula="of:=IF([StudentsPerformance.D400] = &quot;standard&quot;; 1; 0)" office:value-type="float" office:value="1" calcext:value-type="float">
            <text:p>1</text:p>
          </table:table-cell>
          <table:table-cell table:formula="of:=IF([StudentsPerformance.E400] = &quot;completed&quot;; 1; 0)" office:value-type="float" office:value="0" calcext:value-type="float">
            <text:p>0</text:p>
          </table:table-cell>
          <table:table-cell table:formula="of:=([StudentsPerformance.F400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400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400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401] = &quot;male&quot;; 1; 0)" office:value-type="float" office:value="1" calcext:value-type="float">
            <text:p>1</text:p>
          </table:table-cell>
          <table:table-cell table:formula="of:=IF([StudentsPerformance.B401] = &quot;group A&quot;; 0; IF([StudentsPerformance.B401] = &quot;group B&quot;; 1; IF([StudentsPerformance.B401] = &quot;group C&quot;; 2; IF([StudentsPerformance.B401] = &quot;group D&quot;; 3; 4))))" office:value-type="float" office:value="3" calcext:value-type="float">
            <text:p>3</text:p>
          </table:table-cell>
          <table:table-cell table:formula="of:=IF([StudentsPerformance.C401] = &quot;some high school&quot;; 0; IF([StudentsPerformance.C401] = &quot;high school&quot;; 1; IF([StudentsPerformance.C401] = &quot;some college&quot;; 2; IF([StudentsPerformance.C401] = &quot;associate's degree&quot;; 3; IF([StudentsPerformance.C401] = &quot;bachelor's degree&quot;; 4; 5)))))" office:value-type="float" office:value="0" calcext:value-type="float">
            <text:p>0</text:p>
          </table:table-cell>
          <table:table-cell table:formula="of:=IF([StudentsPerformance.D401] = &quot;standard&quot;; 1; 0)" office:value-type="float" office:value="1" calcext:value-type="float">
            <text:p>1</text:p>
          </table:table-cell>
          <table:table-cell table:formula="of:=IF([StudentsPerformance.E401] = &quot;completed&quot;; 1; 0)" office:value-type="float" office:value="0" calcext:value-type="float">
            <text:p>0</text:p>
          </table:table-cell>
          <table:table-cell table:formula="of:=([StudentsPerformance.F401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401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401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402] = &quot;male&quot;; 1; 0)" office:value-type="float" office:value="0" calcext:value-type="float">
            <text:p>0</text:p>
          </table:table-cell>
          <table:table-cell table:formula="of:=IF([StudentsPerformance.B402] = &quot;group A&quot;; 0; IF([StudentsPerformance.B402] = &quot;group B&quot;; 1; IF([StudentsPerformance.B402] = &quot;group C&quot;; 2; IF([StudentsPerformance.B402] = &quot;group D&quot;; 3; 4))))" office:value-type="float" office:value="2" calcext:value-type="float">
            <text:p>2</text:p>
          </table:table-cell>
          <table:table-cell table:formula="of:=IF([StudentsPerformance.C402] = &quot;some high school&quot;; 0; IF([StudentsPerformance.C402] = &quot;high school&quot;; 1; IF([StudentsPerformance.C402] = &quot;some college&quot;; 2; IF([StudentsPerformance.C402] = &quot;associate's degree&quot;; 3; IF([StudentsPerformance.C402] = &quot;bachelor's degree&quot;; 4; 5)))))" office:value-type="float" office:value="0" calcext:value-type="float">
            <text:p>0</text:p>
          </table:table-cell>
          <table:table-cell table:formula="of:=IF([StudentsPerformance.D402] = &quot;standard&quot;; 1; 0)" office:value-type="float" office:value="1" calcext:value-type="float">
            <text:p>1</text:p>
          </table:table-cell>
          <table:table-cell table:formula="of:=IF([StudentsPerformance.E402] = &quot;completed&quot;; 1; 0)" office:value-type="float" office:value="1" calcext:value-type="float">
            <text:p>1</text:p>
          </table:table-cell>
          <table:table-cell table:formula="of:=([StudentsPerformance.F402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402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402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403] = &quot;male&quot;; 1; 0)" office:value-type="float" office:value="1" calcext:value-type="float">
            <text:p>1</text:p>
          </table:table-cell>
          <table:table-cell table:formula="of:=IF([StudentsPerformance.B403] = &quot;group A&quot;; 0; IF([StudentsPerformance.B403] = &quot;group B&quot;; 1; IF([StudentsPerformance.B403] = &quot;group C&quot;; 2; IF([StudentsPerformance.B403] = &quot;group D&quot;; 3; 4))))" office:value-type="float" office:value="0" calcext:value-type="float">
            <text:p>0</text:p>
          </table:table-cell>
          <table:table-cell table:formula="of:=IF([StudentsPerformance.C403] = &quot;some high school&quot;; 0; IF([StudentsPerformance.C403] = &quot;high school&quot;; 1; IF([StudentsPerformance.C403] = &quot;some college&quot;; 2; IF([StudentsPerformance.C403] = &quot;associate's degree&quot;; 3; IF([StudentsPerformance.C403] = &quot;bachelor's degree&quot;; 4; 5)))))" office:value-type="float" office:value="2" calcext:value-type="float">
            <text:p>2</text:p>
          </table:table-cell>
          <table:table-cell table:formula="of:=IF([StudentsPerformance.D403] = &quot;standard&quot;; 1; 0)" office:value-type="float" office:value="1" calcext:value-type="float">
            <text:p>1</text:p>
          </table:table-cell>
          <table:table-cell table:formula="of:=IF([StudentsPerformance.E403] = &quot;completed&quot;; 1; 0)" office:value-type="float" office:value="0" calcext:value-type="float">
            <text:p>0</text:p>
          </table:table-cell>
          <table:table-cell table:formula="of:=([StudentsPerformance.F403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403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403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404] = &quot;male&quot;; 1; 0)" office:value-type="float" office:value="0" calcext:value-type="float">
            <text:p>0</text:p>
          </table:table-cell>
          <table:table-cell table:formula="of:=IF([StudentsPerformance.B404] = &quot;group A&quot;; 0; IF([StudentsPerformance.B404] = &quot;group B&quot;; 1; IF([StudentsPerformance.B404] = &quot;group C&quot;; 2; IF([StudentsPerformance.B404] = &quot;group D&quot;; 3; 4))))" office:value-type="float" office:value="0" calcext:value-type="float">
            <text:p>0</text:p>
          </table:table-cell>
          <table:table-cell table:formula="of:=IF([StudentsPerformance.C404] = &quot;some high school&quot;; 0; IF([StudentsPerformance.C404] = &quot;high school&quot;; 1; IF([StudentsPerformance.C404] = &quot;some college&quot;; 2; IF([StudentsPerformance.C404] = &quot;associate's degree&quot;; 3; IF([StudentsPerformance.C404] = &quot;bachelor's degree&quot;; 4; 5)))))" office:value-type="float" office:value="2" calcext:value-type="float">
            <text:p>2</text:p>
          </table:table-cell>
          <table:table-cell table:formula="of:=IF([StudentsPerformance.D404] = &quot;standard&quot;; 1; 0)" office:value-type="float" office:value="0" calcext:value-type="float">
            <text:p>0</text:p>
          </table:table-cell>
          <table:table-cell table:formula="of:=IF([StudentsPerformance.E404] = &quot;completed&quot;; 1; 0)" office:value-type="float" office:value="0" calcext:value-type="float">
            <text:p>0</text:p>
          </table:table-cell>
          <table:table-cell table:formula="of:=([StudentsPerformance.F404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404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404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405] = &quot;male&quot;; 1; 0)" office:value-type="float" office:value="0" calcext:value-type="float">
            <text:p>0</text:p>
          </table:table-cell>
          <table:table-cell table:formula="of:=IF([StudentsPerformance.B405] = &quot;group A&quot;; 0; IF([StudentsPerformance.B405] = &quot;group B&quot;; 1; IF([StudentsPerformance.B405] = &quot;group C&quot;; 2; IF([StudentsPerformance.B405] = &quot;group D&quot;; 3; 4))))" office:value-type="float" office:value="3" calcext:value-type="float">
            <text:p>3</text:p>
          </table:table-cell>
          <table:table-cell table:formula="of:=IF([StudentsPerformance.C405] = &quot;some high school&quot;; 0; IF([StudentsPerformance.C405] = &quot;high school&quot;; 1; IF([StudentsPerformance.C405] = &quot;some college&quot;; 2; IF([StudentsPerformance.C405] = &quot;associate's degree&quot;; 3; IF([StudentsPerformance.C405] = &quot;bachelor's degree&quot;; 4; 5)))))" office:value-type="float" office:value="1" calcext:value-type="float">
            <text:p>1</text:p>
          </table:table-cell>
          <table:table-cell table:formula="of:=IF([StudentsPerformance.D405] = &quot;standard&quot;; 1; 0)" office:value-type="float" office:value="1" calcext:value-type="float">
            <text:p>1</text:p>
          </table:table-cell>
          <table:table-cell table:formula="of:=IF([StudentsPerformance.E405] = &quot;completed&quot;; 1; 0)" office:value-type="float" office:value="1" calcext:value-type="float">
            <text:p>1</text:p>
          </table:table-cell>
          <table:table-cell table:formula="of:=([StudentsPerformance.F405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405] - [StudentsPerformance.$M$2])/[StudentsPerformance.$N$2]" office:value-type="float" office:value="2.04319231748499" calcext:value-type="float">
            <text:p>2.04319231748499</text:p>
          </table:table-cell>
          <table:table-cell table:formula="of:=([StudentsPerformance.H405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406] = &quot;male&quot;; 1; 0)" office:value-type="float" office:value="0" calcext:value-type="float">
            <text:p>0</text:p>
          </table:table-cell>
          <table:table-cell table:formula="of:=IF([StudentsPerformance.B406] = &quot;group A&quot;; 0; IF([StudentsPerformance.B406] = &quot;group B&quot;; 1; IF([StudentsPerformance.B406] = &quot;group C&quot;; 2; IF([StudentsPerformance.B406] = &quot;group D&quot;; 3; 4))))" office:value-type="float" office:value="2" calcext:value-type="float">
            <text:p>2</text:p>
          </table:table-cell>
          <table:table-cell table:formula="of:=IF([StudentsPerformance.C406] = &quot;some high school&quot;; 0; IF([StudentsPerformance.C406] = &quot;high school&quot;; 1; IF([StudentsPerformance.C406] = &quot;some college&quot;; 2; IF([StudentsPerformance.C406] = &quot;associate's degree&quot;; 3; IF([StudentsPerformance.C406] = &quot;bachelor's degree&quot;; 4; 5)))))" office:value-type="float" office:value="1" calcext:value-type="float">
            <text:p>1</text:p>
          </table:table-cell>
          <table:table-cell table:formula="of:=IF([StudentsPerformance.D406] = &quot;standard&quot;; 1; 0)" office:value-type="float" office:value="1" calcext:value-type="float">
            <text:p>1</text:p>
          </table:table-cell>
          <table:table-cell table:formula="of:=IF([StudentsPerformance.E406] = &quot;completed&quot;; 1; 0)" office:value-type="float" office:value="0" calcext:value-type="float">
            <text:p>0</text:p>
          </table:table-cell>
          <table:table-cell table:formula="of:=([StudentsPerformance.F406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406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406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407] = &quot;male&quot;; 1; 0)" office:value-type="float" office:value="0" calcext:value-type="float">
            <text:p>0</text:p>
          </table:table-cell>
          <table:table-cell table:formula="of:=IF([StudentsPerformance.B407] = &quot;group A&quot;; 0; IF([StudentsPerformance.B407] = &quot;group B&quot;; 1; IF([StudentsPerformance.B407] = &quot;group C&quot;; 2; IF([StudentsPerformance.B407] = &quot;group D&quot;; 3; 4))))" office:value-type="float" office:value="2" calcext:value-type="float">
            <text:p>2</text:p>
          </table:table-cell>
          <table:table-cell table:formula="of:=IF([StudentsPerformance.C407] = &quot;some high school&quot;; 0; IF([StudentsPerformance.C407] = &quot;high school&quot;; 1; IF([StudentsPerformance.C407] = &quot;some college&quot;; 2; IF([StudentsPerformance.C407] = &quot;associate's degree&quot;; 3; IF([StudentsPerformance.C407] = &quot;bachelor's degree&quot;; 4; 5)))))" office:value-type="float" office:value="0" calcext:value-type="float">
            <text:p>0</text:p>
          </table:table-cell>
          <table:table-cell table:formula="of:=IF([StudentsPerformance.D407] = &quot;standard&quot;; 1; 0)" office:value-type="float" office:value="1" calcext:value-type="float">
            <text:p>1</text:p>
          </table:table-cell>
          <table:table-cell table:formula="of:=IF([StudentsPerformance.E407] = &quot;completed&quot;; 1; 0)" office:value-type="float" office:value="0" calcext:value-type="float">
            <text:p>0</text:p>
          </table:table-cell>
          <table:table-cell table:formula="of:=([StudentsPerformance.F407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407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407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408] = &quot;male&quot;; 1; 0)" office:value-type="float" office:value="1" calcext:value-type="float">
            <text:p>1</text:p>
          </table:table-cell>
          <table:table-cell table:formula="of:=IF([StudentsPerformance.B408] = &quot;group A&quot;; 0; IF([StudentsPerformance.B408] = &quot;group B&quot;; 1; IF([StudentsPerformance.B408] = &quot;group C&quot;; 2; IF([StudentsPerformance.B408] = &quot;group D&quot;; 3; 4))))" office:value-type="float" office:value="1" calcext:value-type="float">
            <text:p>1</text:p>
          </table:table-cell>
          <table:table-cell table:formula="of:=IF([StudentsPerformance.C408] = &quot;some high school&quot;; 0; IF([StudentsPerformance.C408] = &quot;high school&quot;; 1; IF([StudentsPerformance.C408] = &quot;some college&quot;; 2; IF([StudentsPerformance.C408] = &quot;associate's degree&quot;; 3; IF([StudentsPerformance.C408] = &quot;bachelor's degree&quot;; 4; 5)))))" office:value-type="float" office:value="3" calcext:value-type="float">
            <text:p>3</text:p>
          </table:table-cell>
          <table:table-cell table:formula="of:=IF([StudentsPerformance.D408] = &quot;standard&quot;; 1; 0)" office:value-type="float" office:value="1" calcext:value-type="float">
            <text:p>1</text:p>
          </table:table-cell>
          <table:table-cell table:formula="of:=IF([StudentsPerformance.E408] = &quot;completed&quot;; 1; 0)" office:value-type="float" office:value="1" calcext:value-type="float">
            <text:p>1</text:p>
          </table:table-cell>
          <table:table-cell table:formula="of:=([StudentsPerformance.F408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408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408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409] = &quot;male&quot;; 1; 0)" office:value-type="float" office:value="0" calcext:value-type="float">
            <text:p>0</text:p>
          </table:table-cell>
          <table:table-cell table:formula="of:=IF([StudentsPerformance.B409] = &quot;group A&quot;; 0; IF([StudentsPerformance.B409] = &quot;group B&quot;; 1; IF([StudentsPerformance.B409] = &quot;group C&quot;; 2; IF([StudentsPerformance.B409] = &quot;group D&quot;; 3; 4))))" office:value-type="float" office:value="1" calcext:value-type="float">
            <text:p>1</text:p>
          </table:table-cell>
          <table:table-cell table:formula="of:=IF([StudentsPerformance.C409] = &quot;some high school&quot;; 0; IF([StudentsPerformance.C409] = &quot;high school&quot;; 1; IF([StudentsPerformance.C409] = &quot;some college&quot;; 2; IF([StudentsPerformance.C409] = &quot;associate's degree&quot;; 3; IF([StudentsPerformance.C409] = &quot;bachelor's degree&quot;; 4; 5)))))" office:value-type="float" office:value="3" calcext:value-type="float">
            <text:p>3</text:p>
          </table:table-cell>
          <table:table-cell table:formula="of:=IF([StudentsPerformance.D409] = &quot;standard&quot;; 1; 0)" office:value-type="float" office:value="1" calcext:value-type="float">
            <text:p>1</text:p>
          </table:table-cell>
          <table:table-cell table:formula="of:=IF([StudentsPerformance.E409] = &quot;completed&quot;; 1; 0)" office:value-type="float" office:value="0" calcext:value-type="float">
            <text:p>0</text:p>
          </table:table-cell>
          <table:table-cell table:formula="of:=([StudentsPerformance.F409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409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409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410] = &quot;male&quot;; 1; 0)" office:value-type="float" office:value="0" calcext:value-type="float">
            <text:p>0</text:p>
          </table:table-cell>
          <table:table-cell table:formula="of:=IF([StudentsPerformance.B410] = &quot;group A&quot;; 0; IF([StudentsPerformance.B410] = &quot;group B&quot;; 1; IF([StudentsPerformance.B410] = &quot;group C&quot;; 2; IF([StudentsPerformance.B410] = &quot;group D&quot;; 3; 4))))" office:value-type="float" office:value="3" calcext:value-type="float">
            <text:p>3</text:p>
          </table:table-cell>
          <table:table-cell table:formula="of:=IF([StudentsPerformance.C410] = &quot;some high school&quot;; 0; IF([StudentsPerformance.C410] = &quot;high school&quot;; 1; IF([StudentsPerformance.C410] = &quot;some college&quot;; 2; IF([StudentsPerformance.C410] = &quot;associate's degree&quot;; 3; IF([StudentsPerformance.C410] = &quot;bachelor's degree&quot;; 4; 5)))))" office:value-type="float" office:value="1" calcext:value-type="float">
            <text:p>1</text:p>
          </table:table-cell>
          <table:table-cell table:formula="of:=IF([StudentsPerformance.D410] = &quot;standard&quot;; 1; 0)" office:value-type="float" office:value="0" calcext:value-type="float">
            <text:p>0</text:p>
          </table:table-cell>
          <table:table-cell table:formula="of:=IF([StudentsPerformance.E410] = &quot;completed&quot;; 1; 0)" office:value-type="float" office:value="1" calcext:value-type="float">
            <text:p>1</text:p>
          </table:table-cell>
          <table:table-cell table:formula="of:=([StudentsPerformance.F410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410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410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411] = &quot;male&quot;; 1; 0)" office:value-type="float" office:value="1" calcext:value-type="float">
            <text:p>1</text:p>
          </table:table-cell>
          <table:table-cell table:formula="of:=IF([StudentsPerformance.B411] = &quot;group A&quot;; 0; IF([StudentsPerformance.B411] = &quot;group B&quot;; 1; IF([StudentsPerformance.B411] = &quot;group C&quot;; 2; IF([StudentsPerformance.B411] = &quot;group D&quot;; 3; 4))))" office:value-type="float" office:value="3" calcext:value-type="float">
            <text:p>3</text:p>
          </table:table-cell>
          <table:table-cell table:formula="of:=IF([StudentsPerformance.C411] = &quot;some high school&quot;; 0; IF([StudentsPerformance.C411] = &quot;high school&quot;; 1; IF([StudentsPerformance.C411] = &quot;some college&quot;; 2; IF([StudentsPerformance.C411] = &quot;associate's degree&quot;; 3; IF([StudentsPerformance.C411] = &quot;bachelor's degree&quot;; 4; 5)))))" office:value-type="float" office:value="3" calcext:value-type="float">
            <text:p>3</text:p>
          </table:table-cell>
          <table:table-cell table:formula="of:=IF([StudentsPerformance.D411] = &quot;standard&quot;; 1; 0)" office:value-type="float" office:value="1" calcext:value-type="float">
            <text:p>1</text:p>
          </table:table-cell>
          <table:table-cell table:formula="of:=IF([StudentsPerformance.E411] = &quot;completed&quot;; 1; 0)" office:value-type="float" office:value="1" calcext:value-type="float">
            <text:p>1</text:p>
          </table:table-cell>
          <table:table-cell table:formula="of:=([StudentsPerformance.F411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411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411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412] = &quot;male&quot;; 1; 0)" office:value-type="float" office:value="0" calcext:value-type="float">
            <text:p>0</text:p>
          </table:table-cell>
          <table:table-cell table:formula="of:=IF([StudentsPerformance.B412] = &quot;group A&quot;; 0; IF([StudentsPerformance.B412] = &quot;group B&quot;; 1; IF([StudentsPerformance.B412] = &quot;group C&quot;; 2; IF([StudentsPerformance.B412] = &quot;group D&quot;; 3; 4))))" office:value-type="float" office:value="3" calcext:value-type="float">
            <text:p>3</text:p>
          </table:table-cell>
          <table:table-cell table:formula="of:=IF([StudentsPerformance.C412] = &quot;some high school&quot;; 0; IF([StudentsPerformance.C412] = &quot;high school&quot;; 1; IF([StudentsPerformance.C412] = &quot;some college&quot;; 2; IF([StudentsPerformance.C412] = &quot;associate's degree&quot;; 3; IF([StudentsPerformance.C412] = &quot;bachelor's degree&quot;; 4; 5)))))" office:value-type="float" office:value="5" calcext:value-type="float">
            <text:p>5</text:p>
          </table:table-cell>
          <table:table-cell table:formula="of:=IF([StudentsPerformance.D412] = &quot;standard&quot;; 1; 0)" office:value-type="float" office:value="1" calcext:value-type="float">
            <text:p>1</text:p>
          </table:table-cell>
          <table:table-cell table:formula="of:=IF([StudentsPerformance.E412] = &quot;completed&quot;; 1; 0)" office:value-type="float" office:value="1" calcext:value-type="float">
            <text:p>1</text:p>
          </table:table-cell>
          <table:table-cell table:formula="of:=([StudentsPerformance.F412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412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412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413] = &quot;male&quot;; 1; 0)" office:value-type="float" office:value="1" calcext:value-type="float">
            <text:p>1</text:p>
          </table:table-cell>
          <table:table-cell table:formula="of:=IF([StudentsPerformance.B413] = &quot;group A&quot;; 0; IF([StudentsPerformance.B413] = &quot;group B&quot;; 1; IF([StudentsPerformance.B413] = &quot;group C&quot;; 2; IF([StudentsPerformance.B413] = &quot;group D&quot;; 3; 4))))" office:value-type="float" office:value="4" calcext:value-type="float">
            <text:p>4</text:p>
          </table:table-cell>
          <table:table-cell table:formula="of:=IF([StudentsPerformance.C413] = &quot;some high school&quot;; 0; IF([StudentsPerformance.C413] = &quot;high school&quot;; 1; IF([StudentsPerformance.C413] = &quot;some college&quot;; 2; IF([StudentsPerformance.C413] = &quot;associate's degree&quot;; 3; IF([StudentsPerformance.C413] = &quot;bachelor's degree&quot;; 4; 5)))))" office:value-type="float" office:value="2" calcext:value-type="float">
            <text:p>2</text:p>
          </table:table-cell>
          <table:table-cell table:formula="of:=IF([StudentsPerformance.D413] = &quot;standard&quot;; 1; 0)" office:value-type="float" office:value="1" calcext:value-type="float">
            <text:p>1</text:p>
          </table:table-cell>
          <table:table-cell table:formula="of:=IF([StudentsPerformance.E413] = &quot;completed&quot;; 1; 0)" office:value-type="float" office:value="1" calcext:value-type="float">
            <text:p>1</text:p>
          </table:table-cell>
          <table:table-cell table:formula="of:=([StudentsPerformance.F413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413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413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414] = &quot;male&quot;; 1; 0)" office:value-type="float" office:value="1" calcext:value-type="float">
            <text:p>1</text:p>
          </table:table-cell>
          <table:table-cell table:formula="of:=IF([StudentsPerformance.B414] = &quot;group A&quot;; 0; IF([StudentsPerformance.B414] = &quot;group B&quot;; 1; IF([StudentsPerformance.B414] = &quot;group C&quot;; 2; IF([StudentsPerformance.B414] = &quot;group D&quot;; 3; 4))))" office:value-type="float" office:value="3" calcext:value-type="float">
            <text:p>3</text:p>
          </table:table-cell>
          <table:table-cell table:formula="of:=IF([StudentsPerformance.C414] = &quot;some high school&quot;; 0; IF([StudentsPerformance.C414] = &quot;high school&quot;; 1; IF([StudentsPerformance.C414] = &quot;some college&quot;; 2; IF([StudentsPerformance.C414] = &quot;associate's degree&quot;; 3; IF([StudentsPerformance.C414] = &quot;bachelor's degree&quot;; 4; 5)))))" office:value-type="float" office:value="3" calcext:value-type="float">
            <text:p>3</text:p>
          </table:table-cell>
          <table:table-cell table:formula="of:=IF([StudentsPerformance.D414] = &quot;standard&quot;; 1; 0)" office:value-type="float" office:value="1" calcext:value-type="float">
            <text:p>1</text:p>
          </table:table-cell>
          <table:table-cell table:formula="of:=IF([StudentsPerformance.E414] = &quot;completed&quot;; 1; 0)" office:value-type="float" office:value="0" calcext:value-type="float">
            <text:p>0</text:p>
          </table:table-cell>
          <table:table-cell table:formula="of:=([StudentsPerformance.F414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414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414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415] = &quot;male&quot;; 1; 0)" office:value-type="float" office:value="1" calcext:value-type="float">
            <text:p>1</text:p>
          </table:table-cell>
          <table:table-cell table:formula="of:=IF([StudentsPerformance.B415] = &quot;group A&quot;; 0; IF([StudentsPerformance.B415] = &quot;group B&quot;; 1; IF([StudentsPerformance.B415] = &quot;group C&quot;; 2; IF([StudentsPerformance.B415] = &quot;group D&quot;; 3; 4))))" office:value-type="float" office:value="1" calcext:value-type="float">
            <text:p>1</text:p>
          </table:table-cell>
          <table:table-cell table:formula="of:=IF([StudentsPerformance.C415] = &quot;some high school&quot;; 0; IF([StudentsPerformance.C415] = &quot;high school&quot;; 1; IF([StudentsPerformance.C415] = &quot;some college&quot;; 2; IF([StudentsPerformance.C415] = &quot;associate's degree&quot;; 3; IF([StudentsPerformance.C415] = &quot;bachelor's degree&quot;; 4; 5)))))" office:value-type="float" office:value="0" calcext:value-type="float">
            <text:p>0</text:p>
          </table:table-cell>
          <table:table-cell table:formula="of:=IF([StudentsPerformance.D415] = &quot;standard&quot;; 1; 0)" office:value-type="float" office:value="1" calcext:value-type="float">
            <text:p>1</text:p>
          </table:table-cell>
          <table:table-cell table:formula="of:=IF([StudentsPerformance.E415] = &quot;completed&quot;; 1; 0)" office:value-type="float" office:value="1" calcext:value-type="float">
            <text:p>1</text:p>
          </table:table-cell>
          <table:table-cell table:formula="of:=([StudentsPerformance.F415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415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415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416] = &quot;male&quot;; 1; 0)" office:value-type="float" office:value="0" calcext:value-type="float">
            <text:p>0</text:p>
          </table:table-cell>
          <table:table-cell table:formula="of:=IF([StudentsPerformance.B416] = &quot;group A&quot;; 0; IF([StudentsPerformance.B416] = &quot;group B&quot;; 1; IF([StudentsPerformance.B416] = &quot;group C&quot;; 2; IF([StudentsPerformance.B416] = &quot;group D&quot;; 3; 4))))" office:value-type="float" office:value="2" calcext:value-type="float">
            <text:p>2</text:p>
          </table:table-cell>
          <table:table-cell table:formula="of:=IF([StudentsPerformance.C416] = &quot;some high school&quot;; 0; IF([StudentsPerformance.C416] = &quot;high school&quot;; 1; IF([StudentsPerformance.C416] = &quot;some college&quot;; 2; IF([StudentsPerformance.C416] = &quot;associate's degree&quot;; 3; IF([StudentsPerformance.C416] = &quot;bachelor's degree&quot;; 4; 5)))))" office:value-type="float" office:value="4" calcext:value-type="float">
            <text:p>4</text:p>
          </table:table-cell>
          <table:table-cell table:formula="of:=IF([StudentsPerformance.D416] = &quot;standard&quot;; 1; 0)" office:value-type="float" office:value="0" calcext:value-type="float">
            <text:p>0</text:p>
          </table:table-cell>
          <table:table-cell table:formula="of:=IF([StudentsPerformance.E416] = &quot;completed&quot;; 1; 0)" office:value-type="float" office:value="1" calcext:value-type="float">
            <text:p>1</text:p>
          </table:table-cell>
          <table:table-cell table:formula="of:=([StudentsPerformance.F416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416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416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417] = &quot;male&quot;; 1; 0)" office:value-type="float" office:value="1" calcext:value-type="float">
            <text:p>1</text:p>
          </table:table-cell>
          <table:table-cell table:formula="of:=IF([StudentsPerformance.B417] = &quot;group A&quot;; 0; IF([StudentsPerformance.B417] = &quot;group B&quot;; 1; IF([StudentsPerformance.B417] = &quot;group C&quot;; 2; IF([StudentsPerformance.B417] = &quot;group D&quot;; 3; 4))))" office:value-type="float" office:value="4" calcext:value-type="float">
            <text:p>4</text:p>
          </table:table-cell>
          <table:table-cell table:formula="of:=IF([StudentsPerformance.C417] = &quot;some high school&quot;; 0; IF([StudentsPerformance.C417] = &quot;high school&quot;; 1; IF([StudentsPerformance.C417] = &quot;some college&quot;; 2; IF([StudentsPerformance.C417] = &quot;associate's degree&quot;; 3; IF([StudentsPerformance.C417] = &quot;bachelor's degree&quot;; 4; 5)))))" office:value-type="float" office:value="1" calcext:value-type="float">
            <text:p>1</text:p>
          </table:table-cell>
          <table:table-cell table:formula="of:=IF([StudentsPerformance.D417] = &quot;standard&quot;; 1; 0)" office:value-type="float" office:value="1" calcext:value-type="float">
            <text:p>1</text:p>
          </table:table-cell>
          <table:table-cell table:formula="of:=IF([StudentsPerformance.E417] = &quot;completed&quot;; 1; 0)" office:value-type="float" office:value="0" calcext:value-type="float">
            <text:p>0</text:p>
          </table:table-cell>
          <table:table-cell table:formula="of:=([StudentsPerformance.F417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417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417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418] = &quot;male&quot;; 1; 0)" office:value-type="float" office:value="1" calcext:value-type="float">
            <text:p>1</text:p>
          </table:table-cell>
          <table:table-cell table:formula="of:=IF([StudentsPerformance.B418] = &quot;group A&quot;; 0; IF([StudentsPerformance.B418] = &quot;group B&quot;; 1; IF([StudentsPerformance.B418] = &quot;group C&quot;; 2; IF([StudentsPerformance.B418] = &quot;group D&quot;; 3; 4))))" office:value-type="float" office:value="2" calcext:value-type="float">
            <text:p>2</text:p>
          </table:table-cell>
          <table:table-cell table:formula="of:=IF([StudentsPerformance.C418] = &quot;some high school&quot;; 0; IF([StudentsPerformance.C418] = &quot;high school&quot;; 1; IF([StudentsPerformance.C418] = &quot;some college&quot;; 2; IF([StudentsPerformance.C418] = &quot;associate's degree&quot;; 3; IF([StudentsPerformance.C418] = &quot;bachelor's degree&quot;; 4; 5)))))" office:value-type="float" office:value="4" calcext:value-type="float">
            <text:p>4</text:p>
          </table:table-cell>
          <table:table-cell table:formula="of:=IF([StudentsPerformance.D418] = &quot;standard&quot;; 1; 0)" office:value-type="float" office:value="1" calcext:value-type="float">
            <text:p>1</text:p>
          </table:table-cell>
          <table:table-cell table:formula="of:=IF([StudentsPerformance.E418] = &quot;completed&quot;; 1; 0)" office:value-type="float" office:value="1" calcext:value-type="float">
            <text:p>1</text:p>
          </table:table-cell>
          <table:table-cell table:formula="of:=([StudentsPerformance.F418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418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418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419] = &quot;male&quot;; 1; 0)" office:value-type="float" office:value="1" calcext:value-type="float">
            <text:p>1</text:p>
          </table:table-cell>
          <table:table-cell table:formula="of:=IF([StudentsPerformance.B419] = &quot;group A&quot;; 0; IF([StudentsPerformance.B419] = &quot;group B&quot;; 1; IF([StudentsPerformance.B419] = &quot;group C&quot;; 2; IF([StudentsPerformance.B419] = &quot;group D&quot;; 3; 4))))" office:value-type="float" office:value="2" calcext:value-type="float">
            <text:p>2</text:p>
          </table:table-cell>
          <table:table-cell table:formula="of:=IF([StudentsPerformance.C419] = &quot;some high school&quot;; 0; IF([StudentsPerformance.C419] = &quot;high school&quot;; 1; IF([StudentsPerformance.C419] = &quot;some college&quot;; 2; IF([StudentsPerformance.C419] = &quot;associate's degree&quot;; 3; IF([StudentsPerformance.C419] = &quot;bachelor's degree&quot;; 4; 5)))))" office:value-type="float" office:value="3" calcext:value-type="float">
            <text:p>3</text:p>
          </table:table-cell>
          <table:table-cell table:formula="of:=IF([StudentsPerformance.D419] = &quot;standard&quot;; 1; 0)" office:value-type="float" office:value="1" calcext:value-type="float">
            <text:p>1</text:p>
          </table:table-cell>
          <table:table-cell table:formula="of:=IF([StudentsPerformance.E419] = &quot;completed&quot;; 1; 0)" office:value-type="float" office:value="0" calcext:value-type="float">
            <text:p>0</text:p>
          </table:table-cell>
          <table:table-cell table:formula="of:=([StudentsPerformance.F419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419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419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420] = &quot;male&quot;; 1; 0)" office:value-type="float" office:value="1" calcext:value-type="float">
            <text:p>1</text:p>
          </table:table-cell>
          <table:table-cell table:formula="of:=IF([StudentsPerformance.B420] = &quot;group A&quot;; 0; IF([StudentsPerformance.B420] = &quot;group B&quot;; 1; IF([StudentsPerformance.B420] = &quot;group C&quot;; 2; IF([StudentsPerformance.B420] = &quot;group D&quot;; 3; 4))))" office:value-type="float" office:value="3" calcext:value-type="float">
            <text:p>3</text:p>
          </table:table-cell>
          <table:table-cell table:formula="of:=IF([StudentsPerformance.C420] = &quot;some high school&quot;; 0; IF([StudentsPerformance.C420] = &quot;high school&quot;; 1; IF([StudentsPerformance.C420] = &quot;some college&quot;; 2; IF([StudentsPerformance.C420] = &quot;associate's degree&quot;; 3; IF([StudentsPerformance.C420] = &quot;bachelor's degree&quot;; 4; 5)))))" office:value-type="float" office:value="2" calcext:value-type="float">
            <text:p>2</text:p>
          </table:table-cell>
          <table:table-cell table:formula="of:=IF([StudentsPerformance.D420] = &quot;standard&quot;; 1; 0)" office:value-type="float" office:value="1" calcext:value-type="float">
            <text:p>1</text:p>
          </table:table-cell>
          <table:table-cell table:formula="of:=IF([StudentsPerformance.E420] = &quot;completed&quot;; 1; 0)" office:value-type="float" office:value="0" calcext:value-type="float">
            <text:p>0</text:p>
          </table:table-cell>
          <table:table-cell table:formula="of:=([StudentsPerformance.F420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420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420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421] = &quot;male&quot;; 1; 0)" office:value-type="float" office:value="1" calcext:value-type="float">
            <text:p>1</text:p>
          </table:table-cell>
          <table:table-cell table:formula="of:=IF([StudentsPerformance.B421] = &quot;group A&quot;; 0; IF([StudentsPerformance.B421] = &quot;group B&quot;; 1; IF([StudentsPerformance.B421] = &quot;group C&quot;; 2; IF([StudentsPerformance.B421] = &quot;group D&quot;; 3; 4))))" office:value-type="float" office:value="4" calcext:value-type="float">
            <text:p>4</text:p>
          </table:table-cell>
          <table:table-cell table:formula="of:=IF([StudentsPerformance.C421] = &quot;some high school&quot;; 0; IF([StudentsPerformance.C421] = &quot;high school&quot;; 1; IF([StudentsPerformance.C421] = &quot;some college&quot;; 2; IF([StudentsPerformance.C421] = &quot;associate's degree&quot;; 3; IF([StudentsPerformance.C421] = &quot;bachelor's degree&quot;; 4; 5)))))" office:value-type="float" office:value="1" calcext:value-type="float">
            <text:p>1</text:p>
          </table:table-cell>
          <table:table-cell table:formula="of:=IF([StudentsPerformance.D421] = &quot;standard&quot;; 1; 0)" office:value-type="float" office:value="0" calcext:value-type="float">
            <text:p>0</text:p>
          </table:table-cell>
          <table:table-cell table:formula="of:=IF([StudentsPerformance.E421] = &quot;completed&quot;; 1; 0)" office:value-type="float" office:value="1" calcext:value-type="float">
            <text:p>1</text:p>
          </table:table-cell>
          <table:table-cell table:formula="of:=([StudentsPerformance.F421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421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421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422] = &quot;male&quot;; 1; 0)" office:value-type="float" office:value="0" calcext:value-type="float">
            <text:p>0</text:p>
          </table:table-cell>
          <table:table-cell table:formula="of:=IF([StudentsPerformance.B422] = &quot;group A&quot;; 0; IF([StudentsPerformance.B422] = &quot;group B&quot;; 1; IF([StudentsPerformance.B422] = &quot;group C&quot;; 2; IF([StudentsPerformance.B422] = &quot;group D&quot;; 3; 4))))" office:value-type="float" office:value="2" calcext:value-type="float">
            <text:p>2</text:p>
          </table:table-cell>
          <table:table-cell table:formula="of:=IF([StudentsPerformance.C422] = &quot;some high school&quot;; 0; IF([StudentsPerformance.C422] = &quot;high school&quot;; 1; IF([StudentsPerformance.C422] = &quot;some college&quot;; 2; IF([StudentsPerformance.C422] = &quot;associate's degree&quot;; 3; IF([StudentsPerformance.C422] = &quot;bachelor's degree&quot;; 4; 5)))))" office:value-type="float" office:value="3" calcext:value-type="float">
            <text:p>3</text:p>
          </table:table-cell>
          <table:table-cell table:formula="of:=IF([StudentsPerformance.D422] = &quot;standard&quot;; 1; 0)" office:value-type="float" office:value="0" calcext:value-type="float">
            <text:p>0</text:p>
          </table:table-cell>
          <table:table-cell table:formula="of:=IF([StudentsPerformance.E422] = &quot;completed&quot;; 1; 0)" office:value-type="float" office:value="1" calcext:value-type="float">
            <text:p>1</text:p>
          </table:table-cell>
          <table:table-cell table:formula="of:=([StudentsPerformance.F422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422] - [StudentsPerformance.$M$2])/[StudentsPerformance.$N$2]" office:value-type="float" office:value="1.63223881592923" calcext:value-type="float">
            <text:p>1.63223881592923</text:p>
          </table:table-cell>
          <table:table-cell table:formula="of:=([StudentsPerformance.H422] - [StudentsPerformance.$P$2])/[StudentsPerformance.$Q$2]" office:value-type="float" office:value="1.64165326857245" calcext:value-type="float">
            <text:p>1.64165326857245</text:p>
          </table:table-cell>
        </table:table-row>
        <table:table-row table:style-name="ro1">
          <table:table-cell table:formula="of:=IF([StudentsPerformance.A423] = &quot;male&quot;; 1; 0)" office:value-type="float" office:value="0" calcext:value-type="float">
            <text:p>0</text:p>
          </table:table-cell>
          <table:table-cell table:formula="of:=IF([StudentsPerformance.B423] = &quot;group A&quot;; 0; IF([StudentsPerformance.B423] = &quot;group B&quot;; 1; IF([StudentsPerformance.B423] = &quot;group C&quot;; 2; IF([StudentsPerformance.B423] = &quot;group D&quot;; 3; 4))))" office:value-type="float" office:value="3" calcext:value-type="float">
            <text:p>3</text:p>
          </table:table-cell>
          <table:table-cell table:formula="of:=IF([StudentsPerformance.C423] = &quot;some high school&quot;; 0; IF([StudentsPerformance.C423] = &quot;high school&quot;; 1; IF([StudentsPerformance.C423] = &quot;some college&quot;; 2; IF([StudentsPerformance.C423] = &quot;associate's degree&quot;; 3; IF([StudentsPerformance.C423] = &quot;bachelor's degree&quot;; 4; 5)))))" office:value-type="float" office:value="1" calcext:value-type="float">
            <text:p>1</text:p>
          </table:table-cell>
          <table:table-cell table:formula="of:=IF([StudentsPerformance.D423] = &quot;standard&quot;; 1; 0)" office:value-type="float" office:value="1" calcext:value-type="float">
            <text:p>1</text:p>
          </table:table-cell>
          <table:table-cell table:formula="of:=IF([StudentsPerformance.E423] = &quot;completed&quot;; 1; 0)" office:value-type="float" office:value="1" calcext:value-type="float">
            <text:p>1</text:p>
          </table:table-cell>
          <table:table-cell table:formula="of:=([StudentsPerformance.F423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423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423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424] = &quot;male&quot;; 1; 0)" office:value-type="float" office:value="0" calcext:value-type="float">
            <text:p>0</text:p>
          </table:table-cell>
          <table:table-cell table:formula="of:=IF([StudentsPerformance.B424] = &quot;group A&quot;; 0; IF([StudentsPerformance.B424] = &quot;group B&quot;; 1; IF([StudentsPerformance.B424] = &quot;group C&quot;; 2; IF([StudentsPerformance.B424] = &quot;group D&quot;; 3; 4))))" office:value-type="float" office:value="3" calcext:value-type="float">
            <text:p>3</text:p>
          </table:table-cell>
          <table:table-cell table:formula="of:=IF([StudentsPerformance.C424] = &quot;some high school&quot;; 0; IF([StudentsPerformance.C424] = &quot;high school&quot;; 1; IF([StudentsPerformance.C424] = &quot;some college&quot;; 2; IF([StudentsPerformance.C424] = &quot;associate's degree&quot;; 3; IF([StudentsPerformance.C424] = &quot;bachelor's degree&quot;; 4; 5)))))" office:value-type="float" office:value="5" calcext:value-type="float">
            <text:p>5</text:p>
          </table:table-cell>
          <table:table-cell table:formula="of:=IF([StudentsPerformance.D424] = &quot;standard&quot;; 1; 0)" office:value-type="float" office:value="0" calcext:value-type="float">
            <text:p>0</text:p>
          </table:table-cell>
          <table:table-cell table:formula="of:=IF([StudentsPerformance.E424] = &quot;completed&quot;; 1; 0)" office:value-type="float" office:value="1" calcext:value-type="float">
            <text:p>1</text:p>
          </table:table-cell>
          <table:table-cell table:formula="of:=([StudentsPerformance.F424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424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424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425] = &quot;male&quot;; 1; 0)" office:value-type="float" office:value="0" calcext:value-type="float">
            <text:p>0</text:p>
          </table:table-cell>
          <table:table-cell table:formula="of:=IF([StudentsPerformance.B425] = &quot;group A&quot;; 0; IF([StudentsPerformance.B425] = &quot;group B&quot;; 1; IF([StudentsPerformance.B425] = &quot;group C&quot;; 2; IF([StudentsPerformance.B425] = &quot;group D&quot;; 3; 4))))" office:value-type="float" office:value="0" calcext:value-type="float">
            <text:p>0</text:p>
          </table:table-cell>
          <table:table-cell table:formula="of:=IF([StudentsPerformance.C425] = &quot;some high school&quot;; 0; IF([StudentsPerformance.C425] = &quot;high school&quot;; 1; IF([StudentsPerformance.C425] = &quot;some college&quot;; 2; IF([StudentsPerformance.C425] = &quot;associate's degree&quot;; 3; IF([StudentsPerformance.C425] = &quot;bachelor's degree&quot;; 4; 5)))))" office:value-type="float" office:value="0" calcext:value-type="float">
            <text:p>0</text:p>
          </table:table-cell>
          <table:table-cell table:formula="of:=IF([StudentsPerformance.D425] = &quot;standard&quot;; 1; 0)" office:value-type="float" office:value="1" calcext:value-type="float">
            <text:p>1</text:p>
          </table:table-cell>
          <table:table-cell table:formula="of:=IF([StudentsPerformance.E425] = &quot;completed&quot;; 1; 0)" office:value-type="float" office:value="1" calcext:value-type="float">
            <text:p>1</text:p>
          </table:table-cell>
          <table:table-cell table:formula="of:=([StudentsPerformance.F425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425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425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426] = &quot;male&quot;; 1; 0)" office:value-type="float" office:value="1" calcext:value-type="float">
            <text:p>1</text:p>
          </table:table-cell>
          <table:table-cell table:formula="of:=IF([StudentsPerformance.B426] = &quot;group A&quot;; 0; IF([StudentsPerformance.B426] = &quot;group B&quot;; 1; IF([StudentsPerformance.B426] = &quot;group C&quot;; 2; IF([StudentsPerformance.B426] = &quot;group D&quot;; 3; 4))))" office:value-type="float" office:value="1" calcext:value-type="float">
            <text:p>1</text:p>
          </table:table-cell>
          <table:table-cell table:formula="of:=IF([StudentsPerformance.C426] = &quot;some high school&quot;; 0; IF([StudentsPerformance.C426] = &quot;high school&quot;; 1; IF([StudentsPerformance.C426] = &quot;some college&quot;; 2; IF([StudentsPerformance.C426] = &quot;associate's degree&quot;; 3; IF([StudentsPerformance.C426] = &quot;bachelor's degree&quot;; 4; 5)))))" office:value-type="float" office:value="2" calcext:value-type="float">
            <text:p>2</text:p>
          </table:table-cell>
          <table:table-cell table:formula="of:=IF([StudentsPerformance.D426] = &quot;standard&quot;; 1; 0)" office:value-type="float" office:value="0" calcext:value-type="float">
            <text:p>0</text:p>
          </table:table-cell>
          <table:table-cell table:formula="of:=IF([StudentsPerformance.E426] = &quot;completed&quot;; 1; 0)" office:value-type="float" office:value="0" calcext:value-type="float">
            <text:p>0</text:p>
          </table:table-cell>
          <table:table-cell table:formula="of:=([StudentsPerformance.F426] - [StudentsPerformance.$J$2])/[StudentsPerformance.$K$2]" office:value-type="float" office:value="-1.65461105798701" calcext:value-type="float">
            <text:p>-1.65461105798701</text:p>
          </table:table-cell>
          <table:table-cell table:formula="of:=([StudentsPerformance.G426] - [StudentsPerformance.$M$2])/[StudentsPerformance.$N$2]" office:value-type="float" office:value="-2.06634269807263" calcext:value-type="float">
            <text:p>-2.06634269807263</text:p>
          </table:table-cell>
          <table:table-cell table:formula="of:=([StudentsPerformance.H426] - [StudentsPerformance.$P$2])/[StudentsPerformance.$Q$2]" office:value-type="float" office:value="-2.24103505203103" calcext:value-type="float">
            <text:p>-2.24103505203103</text:p>
          </table:table-cell>
        </table:table-row>
        <table:table-row table:style-name="ro1">
          <table:table-cell table:formula="of:=IF([StudentsPerformance.A427] = &quot;male&quot;; 1; 0)" office:value-type="float" office:value="0" calcext:value-type="float">
            <text:p>0</text:p>
          </table:table-cell>
          <table:table-cell table:formula="of:=IF([StudentsPerformance.B427] = &quot;group A&quot;; 0; IF([StudentsPerformance.B427] = &quot;group B&quot;; 1; IF([StudentsPerformance.B427] = &quot;group C&quot;; 2; IF([StudentsPerformance.B427] = &quot;group D&quot;; 3; 4))))" office:value-type="float" office:value="2" calcext:value-type="float">
            <text:p>2</text:p>
          </table:table-cell>
          <table:table-cell table:formula="of:=IF([StudentsPerformance.C427] = &quot;some high school&quot;; 0; IF([StudentsPerformance.C427] = &quot;high school&quot;; 1; IF([StudentsPerformance.C427] = &quot;some college&quot;; 2; IF([StudentsPerformance.C427] = &quot;associate's degree&quot;; 3; IF([StudentsPerformance.C427] = &quot;bachelor's degree&quot;; 4; 5)))))" office:value-type="float" office:value="2" calcext:value-type="float">
            <text:p>2</text:p>
          </table:table-cell>
          <table:table-cell table:formula="of:=IF([StudentsPerformance.D427] = &quot;standard&quot;; 1; 0)" office:value-type="float" office:value="0" calcext:value-type="float">
            <text:p>0</text:p>
          </table:table-cell>
          <table:table-cell table:formula="of:=IF([StudentsPerformance.E427] = &quot;completed&quot;; 1; 0)" office:value-type="float" office:value="0" calcext:value-type="float">
            <text:p>0</text:p>
          </table:table-cell>
          <table:table-cell table:formula="of:=([StudentsPerformance.F427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427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427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428] = &quot;male&quot;; 1; 0)" office:value-type="float" office:value="1" calcext:value-type="float">
            <text:p>1</text:p>
          </table:table-cell>
          <table:table-cell table:formula="of:=IF([StudentsPerformance.B428] = &quot;group A&quot;; 0; IF([StudentsPerformance.B428] = &quot;group B&quot;; 1; IF([StudentsPerformance.B428] = &quot;group C&quot;; 2; IF([StudentsPerformance.B428] = &quot;group D&quot;; 3; 4))))" office:value-type="float" office:value="2" calcext:value-type="float">
            <text:p>2</text:p>
          </table:table-cell>
          <table:table-cell table:formula="of:=IF([StudentsPerformance.C428] = &quot;some high school&quot;; 0; IF([StudentsPerformance.C428] = &quot;high school&quot;; 1; IF([StudentsPerformance.C428] = &quot;some college&quot;; 2; IF([StudentsPerformance.C428] = &quot;associate's degree&quot;; 3; IF([StudentsPerformance.C428] = &quot;bachelor's degree&quot;; 4; 5)))))" office:value-type="float" office:value="4" calcext:value-type="float">
            <text:p>4</text:p>
          </table:table-cell>
          <table:table-cell table:formula="of:=IF([StudentsPerformance.D428] = &quot;standard&quot;; 1; 0)" office:value-type="float" office:value="1" calcext:value-type="float">
            <text:p>1</text:p>
          </table:table-cell>
          <table:table-cell table:formula="of:=IF([StudentsPerformance.E428] = &quot;completed&quot;; 1; 0)" office:value-type="float" office:value="0" calcext:value-type="float">
            <text:p>0</text:p>
          </table:table-cell>
          <table:table-cell table:formula="of:=([StudentsPerformance.F428] - [StudentsPerformance.$J$2])/[StudentsPerformance.$K$2]" office:value-type="float" office:value="1.31312371061339" calcext:value-type="float">
            <text:p>1.31312371061339</text:p>
          </table:table-cell>
          <table:table-cell table:formula="of:=([StudentsPerformance.G428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428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429] = &quot;male&quot;; 1; 0)" office:value-type="float" office:value="1" calcext:value-type="float">
            <text:p>1</text:p>
          </table:table-cell>
          <table:table-cell table:formula="of:=IF([StudentsPerformance.B429] = &quot;group A&quot;; 0; IF([StudentsPerformance.B429] = &quot;group B&quot;; 1; IF([StudentsPerformance.B429] = &quot;group C&quot;; 2; IF([StudentsPerformance.B429] = &quot;group D&quot;; 3; 4))))" office:value-type="float" office:value="2" calcext:value-type="float">
            <text:p>2</text:p>
          </table:table-cell>
          <table:table-cell table:formula="of:=IF([StudentsPerformance.C429] = &quot;some high school&quot;; 0; IF([StudentsPerformance.C429] = &quot;high school&quot;; 1; IF([StudentsPerformance.C429] = &quot;some college&quot;; 2; IF([StudentsPerformance.C429] = &quot;associate's degree&quot;; 3; IF([StudentsPerformance.C429] = &quot;bachelor's degree&quot;; 4; 5)))))" office:value-type="float" office:value="0" calcext:value-type="float">
            <text:p>0</text:p>
          </table:table-cell>
          <table:table-cell table:formula="of:=IF([StudentsPerformance.D429] = &quot;standard&quot;; 1; 0)" office:value-type="float" office:value="0" calcext:value-type="float">
            <text:p>0</text:p>
          </table:table-cell>
          <table:table-cell table:formula="of:=IF([StudentsPerformance.E429] = &quot;completed&quot;; 1; 0)" office:value-type="float" office:value="0" calcext:value-type="float">
            <text:p>0</text:p>
          </table:table-cell>
          <table:table-cell table:formula="of:=([StudentsPerformance.F429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429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429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430] = &quot;male&quot;; 1; 0)" office:value-type="float" office:value="1" calcext:value-type="float">
            <text:p>1</text:p>
          </table:table-cell>
          <table:table-cell table:formula="of:=IF([StudentsPerformance.B430] = &quot;group A&quot;; 0; IF([StudentsPerformance.B430] = &quot;group B&quot;; 1; IF([StudentsPerformance.B430] = &quot;group C&quot;; 2; IF([StudentsPerformance.B430] = &quot;group D&quot;; 3; 4))))" office:value-type="float" office:value="0" calcext:value-type="float">
            <text:p>0</text:p>
          </table:table-cell>
          <table:table-cell table:formula="of:=IF([StudentsPerformance.C430] = &quot;some high school&quot;; 0; IF([StudentsPerformance.C430] = &quot;high school&quot;; 1; IF([StudentsPerformance.C430] = &quot;some college&quot;; 2; IF([StudentsPerformance.C430] = &quot;associate's degree&quot;; 3; IF([StudentsPerformance.C430] = &quot;bachelor's degree&quot;; 4; 5)))))" office:value-type="float" office:value="0" calcext:value-type="float">
            <text:p>0</text:p>
          </table:table-cell>
          <table:table-cell table:formula="of:=IF([StudentsPerformance.D430] = &quot;standard&quot;; 1; 0)" office:value-type="float" office:value="0" calcext:value-type="float">
            <text:p>0</text:p>
          </table:table-cell>
          <table:table-cell table:formula="of:=IF([StudentsPerformance.E430] = &quot;completed&quot;; 1; 0)" office:value-type="float" office:value="0" calcext:value-type="float">
            <text:p>0</text:p>
          </table:table-cell>
          <table:table-cell table:formula="of:=([StudentsPerformance.F430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430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430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431] = &quot;male&quot;; 1; 0)" office:value-type="float" office:value="1" calcext:value-type="float">
            <text:p>1</text:p>
          </table:table-cell>
          <table:table-cell table:formula="of:=IF([StudentsPerformance.B431] = &quot;group A&quot;; 0; IF([StudentsPerformance.B431] = &quot;group B&quot;; 1; IF([StudentsPerformance.B431] = &quot;group C&quot;; 2; IF([StudentsPerformance.B431] = &quot;group D&quot;; 3; 4))))" office:value-type="float" office:value="2" calcext:value-type="float">
            <text:p>2</text:p>
          </table:table-cell>
          <table:table-cell table:formula="of:=IF([StudentsPerformance.C431] = &quot;some high school&quot;; 0; IF([StudentsPerformance.C431] = &quot;high school&quot;; 1; IF([StudentsPerformance.C431] = &quot;some college&quot;; 2; IF([StudentsPerformance.C431] = &quot;associate's degree&quot;; 3; IF([StudentsPerformance.C431] = &quot;bachelor's degree&quot;; 4; 5)))))" office:value-type="float" office:value="0" calcext:value-type="float">
            <text:p>0</text:p>
          </table:table-cell>
          <table:table-cell table:formula="of:=IF([StudentsPerformance.D431] = &quot;standard&quot;; 1; 0)" office:value-type="float" office:value="0" calcext:value-type="float">
            <text:p>0</text:p>
          </table:table-cell>
          <table:table-cell table:formula="of:=IF([StudentsPerformance.E431] = &quot;completed&quot;; 1; 0)" office:value-type="float" office:value="0" calcext:value-type="float">
            <text:p>0</text:p>
          </table:table-cell>
          <table:table-cell table:formula="of:=([StudentsPerformance.F431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431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431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432] = &quot;male&quot;; 1; 0)" office:value-type="float" office:value="1" calcext:value-type="float">
            <text:p>1</text:p>
          </table:table-cell>
          <table:table-cell table:formula="of:=IF([StudentsPerformance.B432] = &quot;group A&quot;; 0; IF([StudentsPerformance.B432] = &quot;group B&quot;; 1; IF([StudentsPerformance.B432] = &quot;group C&quot;; 2; IF([StudentsPerformance.B432] = &quot;group D&quot;; 3; 4))))" office:value-type="float" office:value="2" calcext:value-type="float">
            <text:p>2</text:p>
          </table:table-cell>
          <table:table-cell table:formula="of:=IF([StudentsPerformance.C432] = &quot;some high school&quot;; 0; IF([StudentsPerformance.C432] = &quot;high school&quot;; 1; IF([StudentsPerformance.C432] = &quot;some college&quot;; 2; IF([StudentsPerformance.C432] = &quot;associate's degree&quot;; 3; IF([StudentsPerformance.C432] = &quot;bachelor's degree&quot;; 4; 5)))))" office:value-type="float" office:value="3" calcext:value-type="float">
            <text:p>3</text:p>
          </table:table-cell>
          <table:table-cell table:formula="of:=IF([StudentsPerformance.D432] = &quot;standard&quot;; 1; 0)" office:value-type="float" office:value="0" calcext:value-type="float">
            <text:p>0</text:p>
          </table:table-cell>
          <table:table-cell table:formula="of:=IF([StudentsPerformance.E432] = &quot;completed&quot;; 1; 0)" office:value-type="float" office:value="0" calcext:value-type="float">
            <text:p>0</text:p>
          </table:table-cell>
          <table:table-cell table:formula="of:=([StudentsPerformance.F432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432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432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433] = &quot;male&quot;; 1; 0)" office:value-type="float" office:value="0" calcext:value-type="float">
            <text:p>0</text:p>
          </table:table-cell>
          <table:table-cell table:formula="of:=IF([StudentsPerformance.B433] = &quot;group A&quot;; 0; IF([StudentsPerformance.B433] = &quot;group B&quot;; 1; IF([StudentsPerformance.B433] = &quot;group C&quot;; 2; IF([StudentsPerformance.B433] = &quot;group D&quot;; 3; 4))))" office:value-type="float" office:value="2" calcext:value-type="float">
            <text:p>2</text:p>
          </table:table-cell>
          <table:table-cell table:formula="of:=IF([StudentsPerformance.C433] = &quot;some high school&quot;; 0; IF([StudentsPerformance.C433] = &quot;high school&quot;; 1; IF([StudentsPerformance.C433] = &quot;some college&quot;; 2; IF([StudentsPerformance.C433] = &quot;associate's degree&quot;; 3; IF([StudentsPerformance.C433] = &quot;bachelor's degree&quot;; 4; 5)))))" office:value-type="float" office:value="1" calcext:value-type="float">
            <text:p>1</text:p>
          </table:table-cell>
          <table:table-cell table:formula="of:=IF([StudentsPerformance.D433] = &quot;standard&quot;; 1; 0)" office:value-type="float" office:value="1" calcext:value-type="float">
            <text:p>1</text:p>
          </table:table-cell>
          <table:table-cell table:formula="of:=IF([StudentsPerformance.E433] = &quot;completed&quot;; 1; 0)" office:value-type="float" office:value="0" calcext:value-type="float">
            <text:p>0</text:p>
          </table:table-cell>
          <table:table-cell table:formula="of:=([StudentsPerformance.F433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433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433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434] = &quot;male&quot;; 1; 0)" office:value-type="float" office:value="1" calcext:value-type="float">
            <text:p>1</text:p>
          </table:table-cell>
          <table:table-cell table:formula="of:=IF([StudentsPerformance.B434] = &quot;group A&quot;; 0; IF([StudentsPerformance.B434] = &quot;group B&quot;; 1; IF([StudentsPerformance.B434] = &quot;group C&quot;; 2; IF([StudentsPerformance.B434] = &quot;group D&quot;; 3; 4))))" office:value-type="float" office:value="2" calcext:value-type="float">
            <text:p>2</text:p>
          </table:table-cell>
          <table:table-cell table:formula="of:=IF([StudentsPerformance.C434] = &quot;some high school&quot;; 0; IF([StudentsPerformance.C434] = &quot;high school&quot;; 1; IF([StudentsPerformance.C434] = &quot;some college&quot;; 2; IF([StudentsPerformance.C434] = &quot;associate's degree&quot;; 3; IF([StudentsPerformance.C434] = &quot;bachelor's degree&quot;; 4; 5)))))" office:value-type="float" office:value="1" calcext:value-type="float">
            <text:p>1</text:p>
          </table:table-cell>
          <table:table-cell table:formula="of:=IF([StudentsPerformance.D434] = &quot;standard&quot;; 1; 0)" office:value-type="float" office:value="1" calcext:value-type="float">
            <text:p>1</text:p>
          </table:table-cell>
          <table:table-cell table:formula="of:=IF([StudentsPerformance.E434] = &quot;completed&quot;; 1; 0)" office:value-type="float" office:value="0" calcext:value-type="float">
            <text:p>0</text:p>
          </table:table-cell>
          <table:table-cell table:formula="of:=([StudentsPerformance.F434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434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434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435] = &quot;male&quot;; 1; 0)" office:value-type="float" office:value="0" calcext:value-type="float">
            <text:p>0</text:p>
          </table:table-cell>
          <table:table-cell table:formula="of:=IF([StudentsPerformance.B435] = &quot;group A&quot;; 0; IF([StudentsPerformance.B435] = &quot;group B&quot;; 1; IF([StudentsPerformance.B435] = &quot;group C&quot;; 2; IF([StudentsPerformance.B435] = &quot;group D&quot;; 3; 4))))" office:value-type="float" office:value="0" calcext:value-type="float">
            <text:p>0</text:p>
          </table:table-cell>
          <table:table-cell table:formula="of:=IF([StudentsPerformance.C435] = &quot;some high school&quot;; 0; IF([StudentsPerformance.C435] = &quot;high school&quot;; 1; IF([StudentsPerformance.C435] = &quot;some college&quot;; 2; IF([StudentsPerformance.C435] = &quot;associate's degree&quot;; 3; IF([StudentsPerformance.C435] = &quot;bachelor's degree&quot;; 4; 5)))))" office:value-type="float" office:value="0" calcext:value-type="float">
            <text:p>0</text:p>
          </table:table-cell>
          <table:table-cell table:formula="of:=IF([StudentsPerformance.D435] = &quot;standard&quot;; 1; 0)" office:value-type="float" office:value="0" calcext:value-type="float">
            <text:p>0</text:p>
          </table:table-cell>
          <table:table-cell table:formula="of:=IF([StudentsPerformance.E435] = &quot;completed&quot;; 1; 0)" office:value-type="float" office:value="0" calcext:value-type="float">
            <text:p>0</text:p>
          </table:table-cell>
          <table:table-cell table:formula="of:=([StudentsPerformance.F435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435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435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436] = &quot;male&quot;; 1; 0)" office:value-type="float" office:value="1" calcext:value-type="float">
            <text:p>1</text:p>
          </table:table-cell>
          <table:table-cell table:formula="of:=IF([StudentsPerformance.B436] = &quot;group A&quot;; 0; IF([StudentsPerformance.B436] = &quot;group B&quot;; 1; IF([StudentsPerformance.B436] = &quot;group C&quot;; 2; IF([StudentsPerformance.B436] = &quot;group D&quot;; 3; 4))))" office:value-type="float" office:value="2" calcext:value-type="float">
            <text:p>2</text:p>
          </table:table-cell>
          <table:table-cell table:formula="of:=IF([StudentsPerformance.C436] = &quot;some high school&quot;; 0; IF([StudentsPerformance.C436] = &quot;high school&quot;; 1; IF([StudentsPerformance.C436] = &quot;some college&quot;; 2; IF([StudentsPerformance.C436] = &quot;associate's degree&quot;; 3; IF([StudentsPerformance.C436] = &quot;bachelor's degree&quot;; 4; 5)))))" office:value-type="float" office:value="0" calcext:value-type="float">
            <text:p>0</text:p>
          </table:table-cell>
          <table:table-cell table:formula="of:=IF([StudentsPerformance.D436] = &quot;standard&quot;; 1; 0)" office:value-type="float" office:value="1" calcext:value-type="float">
            <text:p>1</text:p>
          </table:table-cell>
          <table:table-cell table:formula="of:=IF([StudentsPerformance.E436] = &quot;completed&quot;; 1; 0)" office:value-type="float" office:value="0" calcext:value-type="float">
            <text:p>0</text:p>
          </table:table-cell>
          <table:table-cell table:formula="of:=([StudentsPerformance.F436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436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436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437] = &quot;male&quot;; 1; 0)" office:value-type="float" office:value="1" calcext:value-type="float">
            <text:p>1</text:p>
          </table:table-cell>
          <table:table-cell table:formula="of:=IF([StudentsPerformance.B437] = &quot;group A&quot;; 0; IF([StudentsPerformance.B437] = &quot;group B&quot;; 1; IF([StudentsPerformance.B437] = &quot;group C&quot;; 2; IF([StudentsPerformance.B437] = &quot;group D&quot;; 3; 4))))" office:value-type="float" office:value="2" calcext:value-type="float">
            <text:p>2</text:p>
          </table:table-cell>
          <table:table-cell table:formula="of:=IF([StudentsPerformance.C437] = &quot;some high school&quot;; 0; IF([StudentsPerformance.C437] = &quot;high school&quot;; 1; IF([StudentsPerformance.C437] = &quot;some college&quot;; 2; IF([StudentsPerformance.C437] = &quot;associate's degree&quot;; 3; IF([StudentsPerformance.C437] = &quot;bachelor's degree&quot;; 4; 5)))))" office:value-type="float" office:value="2" calcext:value-type="float">
            <text:p>2</text:p>
          </table:table-cell>
          <table:table-cell table:formula="of:=IF([StudentsPerformance.D437] = &quot;standard&quot;; 1; 0)" office:value-type="float" office:value="0" calcext:value-type="float">
            <text:p>0</text:p>
          </table:table-cell>
          <table:table-cell table:formula="of:=IF([StudentsPerformance.E437] = &quot;completed&quot;; 1; 0)" office:value-type="float" office:value="1" calcext:value-type="float">
            <text:p>1</text:p>
          </table:table-cell>
          <table:table-cell table:formula="of:=([StudentsPerformance.F437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437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437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438] = &quot;male&quot;; 1; 0)" office:value-type="float" office:value="1" calcext:value-type="float">
            <text:p>1</text:p>
          </table:table-cell>
          <table:table-cell table:formula="of:=IF([StudentsPerformance.B438] = &quot;group A&quot;; 0; IF([StudentsPerformance.B438] = &quot;group B&quot;; 1; IF([StudentsPerformance.B438] = &quot;group C&quot;; 2; IF([StudentsPerformance.B438] = &quot;group D&quot;; 3; 4))))" office:value-type="float" office:value="3" calcext:value-type="float">
            <text:p>3</text:p>
          </table:table-cell>
          <table:table-cell table:formula="of:=IF([StudentsPerformance.C438] = &quot;some high school&quot;; 0; IF([StudentsPerformance.C438] = &quot;high school&quot;; 1; IF([StudentsPerformance.C438] = &quot;some college&quot;; 2; IF([StudentsPerformance.C438] = &quot;associate's degree&quot;; 3; IF([StudentsPerformance.C438] = &quot;bachelor's degree&quot;; 4; 5)))))" office:value-type="float" office:value="3" calcext:value-type="float">
            <text:p>3</text:p>
          </table:table-cell>
          <table:table-cell table:formula="of:=IF([StudentsPerformance.D438] = &quot;standard&quot;; 1; 0)" office:value-type="float" office:value="1" calcext:value-type="float">
            <text:p>1</text:p>
          </table:table-cell>
          <table:table-cell table:formula="of:=IF([StudentsPerformance.E438] = &quot;completed&quot;; 1; 0)" office:value-type="float" office:value="0" calcext:value-type="float">
            <text:p>0</text:p>
          </table:table-cell>
          <table:table-cell table:formula="of:=([StudentsPerformance.F438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438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438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439] = &quot;male&quot;; 1; 0)" office:value-type="float" office:value="1" calcext:value-type="float">
            <text:p>1</text:p>
          </table:table-cell>
          <table:table-cell table:formula="of:=IF([StudentsPerformance.B439] = &quot;group A&quot;; 0; IF([StudentsPerformance.B439] = &quot;group B&quot;; 1; IF([StudentsPerformance.B439] = &quot;group C&quot;; 2; IF([StudentsPerformance.B439] = &quot;group D&quot;; 3; 4))))" office:value-type="float" office:value="3" calcext:value-type="float">
            <text:p>3</text:p>
          </table:table-cell>
          <table:table-cell table:formula="of:=IF([StudentsPerformance.C439] = &quot;some high school&quot;; 0; IF([StudentsPerformance.C439] = &quot;high school&quot;; 1; IF([StudentsPerformance.C439] = &quot;some college&quot;; 2; IF([StudentsPerformance.C439] = &quot;associate's degree&quot;; 3; IF([StudentsPerformance.C439] = &quot;bachelor's degree&quot;; 4; 5)))))" office:value-type="float" office:value="3" calcext:value-type="float">
            <text:p>3</text:p>
          </table:table-cell>
          <table:table-cell table:formula="of:=IF([StudentsPerformance.D439] = &quot;standard&quot;; 1; 0)" office:value-type="float" office:value="0" calcext:value-type="float">
            <text:p>0</text:p>
          </table:table-cell>
          <table:table-cell table:formula="of:=IF([StudentsPerformance.E439] = &quot;completed&quot;; 1; 0)" office:value-type="float" office:value="0" calcext:value-type="float">
            <text:p>0</text:p>
          </table:table-cell>
          <table:table-cell table:formula="of:=([StudentsPerformance.F439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439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439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440] = &quot;male&quot;; 1; 0)" office:value-type="float" office:value="1" calcext:value-type="float">
            <text:p>1</text:p>
          </table:table-cell>
          <table:table-cell table:formula="of:=IF([StudentsPerformance.B440] = &quot;group A&quot;; 0; IF([StudentsPerformance.B440] = &quot;group B&quot;; 1; IF([StudentsPerformance.B440] = &quot;group C&quot;; 2; IF([StudentsPerformance.B440] = &quot;group D&quot;; 3; 4))))" office:value-type="float" office:value="2" calcext:value-type="float">
            <text:p>2</text:p>
          </table:table-cell>
          <table:table-cell table:formula="of:=IF([StudentsPerformance.C440] = &quot;some high school&quot;; 0; IF([StudentsPerformance.C440] = &quot;high school&quot;; 1; IF([StudentsPerformance.C440] = &quot;some college&quot;; 2; IF([StudentsPerformance.C440] = &quot;associate's degree&quot;; 3; IF([StudentsPerformance.C440] = &quot;bachelor's degree&quot;; 4; 5)))))" office:value-type="float" office:value="1" calcext:value-type="float">
            <text:p>1</text:p>
          </table:table-cell>
          <table:table-cell table:formula="of:=IF([StudentsPerformance.D440] = &quot;standard&quot;; 1; 0)" office:value-type="float" office:value="1" calcext:value-type="float">
            <text:p>1</text:p>
          </table:table-cell>
          <table:table-cell table:formula="of:=IF([StudentsPerformance.E440] = &quot;completed&quot;; 1; 0)" office:value-type="float" office:value="0" calcext:value-type="float">
            <text:p>0</text:p>
          </table:table-cell>
          <table:table-cell table:formula="of:=([StudentsPerformance.F440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440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440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441] = &quot;male&quot;; 1; 0)" office:value-type="float" office:value="1" calcext:value-type="float">
            <text:p>1</text:p>
          </table:table-cell>
          <table:table-cell table:formula="of:=IF([StudentsPerformance.B441] = &quot;group A&quot;; 0; IF([StudentsPerformance.B441] = &quot;group B&quot;; 1; IF([StudentsPerformance.B441] = &quot;group C&quot;; 2; IF([StudentsPerformance.B441] = &quot;group D&quot;; 3; 4))))" office:value-type="float" office:value="3" calcext:value-type="float">
            <text:p>3</text:p>
          </table:table-cell>
          <table:table-cell table:formula="of:=IF([StudentsPerformance.C441] = &quot;some high school&quot;; 0; IF([StudentsPerformance.C441] = &quot;high school&quot;; 1; IF([StudentsPerformance.C441] = &quot;some college&quot;; 2; IF([StudentsPerformance.C441] = &quot;associate's degree&quot;; 3; IF([StudentsPerformance.C441] = &quot;bachelor's degree&quot;; 4; 5)))))" office:value-type="float" office:value="0" calcext:value-type="float">
            <text:p>0</text:p>
          </table:table-cell>
          <table:table-cell table:formula="of:=IF([StudentsPerformance.D441] = &quot;standard&quot;; 1; 0)" office:value-type="float" office:value="1" calcext:value-type="float">
            <text:p>1</text:p>
          </table:table-cell>
          <table:table-cell table:formula="of:=IF([StudentsPerformance.E441] = &quot;completed&quot;; 1; 0)" office:value-type="float" office:value="1" calcext:value-type="float">
            <text:p>1</text:p>
          </table:table-cell>
          <table:table-cell table:formula="of:=([StudentsPerformance.F441] - [StudentsPerformance.$J$2])/[StudentsPerformance.$K$2]" office:value-type="float" office:value="1.51097269518675" calcext:value-type="float">
            <text:p>1.51097269518675</text:p>
          </table:table-cell>
          <table:table-cell table:formula="of:=([StudentsPerformance.G441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441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442] = &quot;male&quot;; 1; 0)" office:value-type="float" office:value="0" calcext:value-type="float">
            <text:p>0</text:p>
          </table:table-cell>
          <table:table-cell table:formula="of:=IF([StudentsPerformance.B442] = &quot;group A&quot;; 0; IF([StudentsPerformance.B442] = &quot;group B&quot;; 1; IF([StudentsPerformance.B442] = &quot;group C&quot;; 2; IF([StudentsPerformance.B442] = &quot;group D&quot;; 3; 4))))" office:value-type="float" office:value="2" calcext:value-type="float">
            <text:p>2</text:p>
          </table:table-cell>
          <table:table-cell table:formula="of:=IF([StudentsPerformance.C442] = &quot;some high school&quot;; 0; IF([StudentsPerformance.C442] = &quot;high school&quot;; 1; IF([StudentsPerformance.C442] = &quot;some college&quot;; 2; IF([StudentsPerformance.C442] = &quot;associate's degree&quot;; 3; IF([StudentsPerformance.C442] = &quot;bachelor's degree&quot;; 4; 5)))))" office:value-type="float" office:value="2" calcext:value-type="float">
            <text:p>2</text:p>
          </table:table-cell>
          <table:table-cell table:formula="of:=IF([StudentsPerformance.D442] = &quot;standard&quot;; 1; 0)" office:value-type="float" office:value="1" calcext:value-type="float">
            <text:p>1</text:p>
          </table:table-cell>
          <table:table-cell table:formula="of:=IF([StudentsPerformance.E442] = &quot;completed&quot;; 1; 0)" office:value-type="float" office:value="1" calcext:value-type="float">
            <text:p>1</text:p>
          </table:table-cell>
          <table:table-cell table:formula="of:=([StudentsPerformance.F442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442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442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443] = &quot;male&quot;; 1; 0)" office:value-type="float" office:value="0" calcext:value-type="float">
            <text:p>0</text:p>
          </table:table-cell>
          <table:table-cell table:formula="of:=IF([StudentsPerformance.B443] = &quot;group A&quot;; 0; IF([StudentsPerformance.B443] = &quot;group B&quot;; 1; IF([StudentsPerformance.B443] = &quot;group C&quot;; 2; IF([StudentsPerformance.B443] = &quot;group D&quot;; 3; 4))))" office:value-type="float" office:value="3" calcext:value-type="float">
            <text:p>3</text:p>
          </table:table-cell>
          <table:table-cell table:formula="of:=IF([StudentsPerformance.C443] = &quot;some high school&quot;; 0; IF([StudentsPerformance.C443] = &quot;high school&quot;; 1; IF([StudentsPerformance.C443] = &quot;some college&quot;; 2; IF([StudentsPerformance.C443] = &quot;associate's degree&quot;; 3; IF([StudentsPerformance.C443] = &quot;bachelor's degree&quot;; 4; 5)))))" office:value-type="float" office:value="1" calcext:value-type="float">
            <text:p>1</text:p>
          </table:table-cell>
          <table:table-cell table:formula="of:=IF([StudentsPerformance.D443] = &quot;standard&quot;; 1; 0)" office:value-type="float" office:value="1" calcext:value-type="float">
            <text:p>1</text:p>
          </table:table-cell>
          <table:table-cell table:formula="of:=IF([StudentsPerformance.E443] = &quot;completed&quot;; 1; 0)" office:value-type="float" office:value="0" calcext:value-type="float">
            <text:p>0</text:p>
          </table:table-cell>
          <table:table-cell table:formula="of:=([StudentsPerformance.F443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443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443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444] = &quot;male&quot;; 1; 0)" office:value-type="float" office:value="0" calcext:value-type="float">
            <text:p>0</text:p>
          </table:table-cell>
          <table:table-cell table:formula="of:=IF([StudentsPerformance.B444] = &quot;group A&quot;; 0; IF([StudentsPerformance.B444] = &quot;group B&quot;; 1; IF([StudentsPerformance.B444] = &quot;group C&quot;; 2; IF([StudentsPerformance.B444] = &quot;group D&quot;; 3; 4))))" office:value-type="float" office:value="0" calcext:value-type="float">
            <text:p>0</text:p>
          </table:table-cell>
          <table:table-cell table:formula="of:=IF([StudentsPerformance.C444] = &quot;some high school&quot;; 0; IF([StudentsPerformance.C444] = &quot;high school&quot;; 1; IF([StudentsPerformance.C444] = &quot;some college&quot;; 2; IF([StudentsPerformance.C444] = &quot;associate's degree&quot;; 3; IF([StudentsPerformance.C444] = &quot;bachelor's degree&quot;; 4; 5)))))" office:value-type="float" office:value="0" calcext:value-type="float">
            <text:p>0</text:p>
          </table:table-cell>
          <table:table-cell table:formula="of:=IF([StudentsPerformance.D444] = &quot;standard&quot;; 1; 0)" office:value-type="float" office:value="0" calcext:value-type="float">
            <text:p>0</text:p>
          </table:table-cell>
          <table:table-cell table:formula="of:=IF([StudentsPerformance.E444] = &quot;completed&quot;; 1; 0)" office:value-type="float" office:value="0" calcext:value-type="float">
            <text:p>0</text:p>
          </table:table-cell>
          <table:table-cell table:formula="of:=([StudentsPerformance.F444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444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444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445] = &quot;male&quot;; 1; 0)" office:value-type="float" office:value="0" calcext:value-type="float">
            <text:p>0</text:p>
          </table:table-cell>
          <table:table-cell table:formula="of:=IF([StudentsPerformance.B445] = &quot;group A&quot;; 0; IF([StudentsPerformance.B445] = &quot;group B&quot;; 1; IF([StudentsPerformance.B445] = &quot;group C&quot;; 2; IF([StudentsPerformance.B445] = &quot;group D&quot;; 3; 4))))" office:value-type="float" office:value="1" calcext:value-type="float">
            <text:p>1</text:p>
          </table:table-cell>
          <table:table-cell table:formula="of:=IF([StudentsPerformance.C445] = &quot;some high school&quot;; 0; IF([StudentsPerformance.C445] = &quot;high school&quot;; 1; IF([StudentsPerformance.C445] = &quot;some college&quot;; 2; IF([StudentsPerformance.C445] = &quot;associate's degree&quot;; 3; IF([StudentsPerformance.C445] = &quot;bachelor's degree&quot;; 4; 5)))))" office:value-type="float" office:value="3" calcext:value-type="float">
            <text:p>3</text:p>
          </table:table-cell>
          <table:table-cell table:formula="of:=IF([StudentsPerformance.D445] = &quot;standard&quot;; 1; 0)" office:value-type="float" office:value="1" calcext:value-type="float">
            <text:p>1</text:p>
          </table:table-cell>
          <table:table-cell table:formula="of:=IF([StudentsPerformance.E445] = &quot;completed&quot;; 1; 0)" office:value-type="float" office:value="0" calcext:value-type="float">
            <text:p>0</text:p>
          </table:table-cell>
          <table:table-cell table:formula="of:=([StudentsPerformance.F445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445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445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446] = &quot;male&quot;; 1; 0)" office:value-type="float" office:value="1" calcext:value-type="float">
            <text:p>1</text:p>
          </table:table-cell>
          <table:table-cell table:formula="of:=IF([StudentsPerformance.B446] = &quot;group A&quot;; 0; IF([StudentsPerformance.B446] = &quot;group B&quot;; 1; IF([StudentsPerformance.B446] = &quot;group C&quot;; 2; IF([StudentsPerformance.B446] = &quot;group D&quot;; 3; 4))))" office:value-type="float" office:value="0" calcext:value-type="float">
            <text:p>0</text:p>
          </table:table-cell>
          <table:table-cell table:formula="of:=IF([StudentsPerformance.C446] = &quot;some high school&quot;; 0; IF([StudentsPerformance.C446] = &quot;high school&quot;; 1; IF([StudentsPerformance.C446] = &quot;some college&quot;; 2; IF([StudentsPerformance.C446] = &quot;associate's degree&quot;; 3; IF([StudentsPerformance.C446] = &quot;bachelor's degree&quot;; 4; 5)))))" office:value-type="float" office:value="0" calcext:value-type="float">
            <text:p>0</text:p>
          </table:table-cell>
          <table:table-cell table:formula="of:=IF([StudentsPerformance.D446] = &quot;standard&quot;; 1; 0)" office:value-type="float" office:value="0" calcext:value-type="float">
            <text:p>0</text:p>
          </table:table-cell>
          <table:table-cell table:formula="of:=IF([StudentsPerformance.E446] = &quot;completed&quot;; 1; 0)" office:value-type="float" office:value="0" calcext:value-type="float">
            <text:p>0</text:p>
          </table:table-cell>
          <table:table-cell table:formula="of:=([StudentsPerformance.F446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446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446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447] = &quot;male&quot;; 1; 0)" office:value-type="float" office:value="0" calcext:value-type="float">
            <text:p>0</text:p>
          </table:table-cell>
          <table:table-cell table:formula="of:=IF([StudentsPerformance.B447] = &quot;group A&quot;; 0; IF([StudentsPerformance.B447] = &quot;group B&quot;; 1; IF([StudentsPerformance.B447] = &quot;group C&quot;; 2; IF([StudentsPerformance.B447] = &quot;group D&quot;; 3; 4))))" office:value-type="float" office:value="2" calcext:value-type="float">
            <text:p>2</text:p>
          </table:table-cell>
          <table:table-cell table:formula="of:=IF([StudentsPerformance.C447] = &quot;some high school&quot;; 0; IF([StudentsPerformance.C447] = &quot;high school&quot;; 1; IF([StudentsPerformance.C447] = &quot;some college&quot;; 2; IF([StudentsPerformance.C447] = &quot;associate's degree&quot;; 3; IF([StudentsPerformance.C447] = &quot;bachelor's degree&quot;; 4; 5)))))" office:value-type="float" office:value="0" calcext:value-type="float">
            <text:p>0</text:p>
          </table:table-cell>
          <table:table-cell table:formula="of:=IF([StudentsPerformance.D447] = &quot;standard&quot;; 1; 0)" office:value-type="float" office:value="1" calcext:value-type="float">
            <text:p>1</text:p>
          </table:table-cell>
          <table:table-cell table:formula="of:=IF([StudentsPerformance.E447] = &quot;completed&quot;; 1; 0)" office:value-type="float" office:value="1" calcext:value-type="float">
            <text:p>1</text:p>
          </table:table-cell>
          <table:table-cell table:formula="of:=([StudentsPerformance.F447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447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447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448] = &quot;male&quot;; 1; 0)" office:value-type="float" office:value="1" calcext:value-type="float">
            <text:p>1</text:p>
          </table:table-cell>
          <table:table-cell table:formula="of:=IF([StudentsPerformance.B448] = &quot;group A&quot;; 0; IF([StudentsPerformance.B448] = &quot;group B&quot;; 1; IF([StudentsPerformance.B448] = &quot;group C&quot;; 2; IF([StudentsPerformance.B448] = &quot;group D&quot;; 3; 4))))" office:value-type="float" office:value="3" calcext:value-type="float">
            <text:p>3</text:p>
          </table:table-cell>
          <table:table-cell table:formula="of:=IF([StudentsPerformance.C448] = &quot;some high school&quot;; 0; IF([StudentsPerformance.C448] = &quot;high school&quot;; 1; IF([StudentsPerformance.C448] = &quot;some college&quot;; 2; IF([StudentsPerformance.C448] = &quot;associate's degree&quot;; 3; IF([StudentsPerformance.C448] = &quot;bachelor's degree&quot;; 4; 5)))))" office:value-type="float" office:value="2" calcext:value-type="float">
            <text:p>2</text:p>
          </table:table-cell>
          <table:table-cell table:formula="of:=IF([StudentsPerformance.D448] = &quot;standard&quot;; 1; 0)" office:value-type="float" office:value="0" calcext:value-type="float">
            <text:p>0</text:p>
          </table:table-cell>
          <table:table-cell table:formula="of:=IF([StudentsPerformance.E448] = &quot;completed&quot;; 1; 0)" office:value-type="float" office:value="0" calcext:value-type="float">
            <text:p>0</text:p>
          </table:table-cell>
          <table:table-cell table:formula="of:=([StudentsPerformance.F448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448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448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449] = &quot;male&quot;; 1; 0)" office:value-type="float" office:value="1" calcext:value-type="float">
            <text:p>1</text:p>
          </table:table-cell>
          <table:table-cell table:formula="of:=IF([StudentsPerformance.B449] = &quot;group A&quot;; 0; IF([StudentsPerformance.B449] = &quot;group B&quot;; 1; IF([StudentsPerformance.B449] = &quot;group C&quot;; 2; IF([StudentsPerformance.B449] = &quot;group D&quot;; 3; 4))))" office:value-type="float" office:value="2" calcext:value-type="float">
            <text:p>2</text:p>
          </table:table-cell>
          <table:table-cell table:formula="of:=IF([StudentsPerformance.C449] = &quot;some high school&quot;; 0; IF([StudentsPerformance.C449] = &quot;high school&quot;; 1; IF([StudentsPerformance.C449] = &quot;some college&quot;; 2; IF([StudentsPerformance.C449] = &quot;associate's degree&quot;; 3; IF([StudentsPerformance.C449] = &quot;bachelor's degree&quot;; 4; 5)))))" office:value-type="float" office:value="1" calcext:value-type="float">
            <text:p>1</text:p>
          </table:table-cell>
          <table:table-cell table:formula="of:=IF([StudentsPerformance.D449] = &quot;standard&quot;; 1; 0)" office:value-type="float" office:value="1" calcext:value-type="float">
            <text:p>1</text:p>
          </table:table-cell>
          <table:table-cell table:formula="of:=IF([StudentsPerformance.E449] = &quot;completed&quot;; 1; 0)" office:value-type="float" office:value="1" calcext:value-type="float">
            <text:p>1</text:p>
          </table:table-cell>
          <table:table-cell table:formula="of:=([StudentsPerformance.F449] - [StudentsPerformance.$J$2])/[StudentsPerformance.$K$2]" office:value-type="float" office:value="1.31312371061339" calcext:value-type="float">
            <text:p>1.31312371061339</text:p>
          </table:table-cell>
          <table:table-cell table:formula="of:=([StudentsPerformance.G449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449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450] = &quot;male&quot;; 1; 0)" office:value-type="float" office:value="1" calcext:value-type="float">
            <text:p>1</text:p>
          </table:table-cell>
          <table:table-cell table:formula="of:=IF([StudentsPerformance.B450] = &quot;group A&quot;; 0; IF([StudentsPerformance.B450] = &quot;group B&quot;; 1; IF([StudentsPerformance.B450] = &quot;group C&quot;; 2; IF([StudentsPerformance.B450] = &quot;group D&quot;; 3; 4))))" office:value-type="float" office:value="1" calcext:value-type="float">
            <text:p>1</text:p>
          </table:table-cell>
          <table:table-cell table:formula="of:=IF([StudentsPerformance.C450] = &quot;some high school&quot;; 0; IF([StudentsPerformance.C450] = &quot;high school&quot;; 1; IF([StudentsPerformance.C450] = &quot;some college&quot;; 2; IF([StudentsPerformance.C450] = &quot;associate's degree&quot;; 3; IF([StudentsPerformance.C450] = &quot;bachelor's degree&quot;; 4; 5)))))" office:value-type="float" office:value="1" calcext:value-type="float">
            <text:p>1</text:p>
          </table:table-cell>
          <table:table-cell table:formula="of:=IF([StudentsPerformance.D450] = &quot;standard&quot;; 1; 0)" office:value-type="float" office:value="1" calcext:value-type="float">
            <text:p>1</text:p>
          </table:table-cell>
          <table:table-cell table:formula="of:=IF([StudentsPerformance.E450] = &quot;completed&quot;; 1; 0)" office:value-type="float" office:value="0" calcext:value-type="float">
            <text:p>0</text:p>
          </table:table-cell>
          <table:table-cell table:formula="of:=([StudentsPerformance.F450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450] - [StudentsPerformance.$M$2])/[StudentsPerformance.$N$2]" office:value-type="float" office:value="-1.58689694625757" calcext:value-type="float">
            <text:p>-1.58689694625757</text:p>
          </table:table-cell>
          <table:table-cell table:formula="of:=([StudentsPerformance.H450] - [StudentsPerformance.$P$2])/[StudentsPerformance.$Q$2]" office:value-type="float" office:value="-1.71456883906785" calcext:value-type="float">
            <text:p>-1.71456883906785</text:p>
          </table:table-cell>
        </table:table-row>
        <table:table-row table:style-name="ro1">
          <table:table-cell table:formula="of:=IF([StudentsPerformance.A451] = &quot;male&quot;; 1; 0)" office:value-type="float" office:value="1" calcext:value-type="float">
            <text:p>1</text:p>
          </table:table-cell>
          <table:table-cell table:formula="of:=IF([StudentsPerformance.B451] = &quot;group A&quot;; 0; IF([StudentsPerformance.B451] = &quot;group B&quot;; 1; IF([StudentsPerformance.B451] = &quot;group C&quot;; 2; IF([StudentsPerformance.B451] = &quot;group D&quot;; 3; 4))))" office:value-type="float" office:value="1" calcext:value-type="float">
            <text:p>1</text:p>
          </table:table-cell>
          <table:table-cell table:formula="of:=IF([StudentsPerformance.C451] = &quot;some high school&quot;; 0; IF([StudentsPerformance.C451] = &quot;high school&quot;; 1; IF([StudentsPerformance.C451] = &quot;some college&quot;; 2; IF([StudentsPerformance.C451] = &quot;associate's degree&quot;; 3; IF([StudentsPerformance.C451] = &quot;bachelor's degree&quot;; 4; 5)))))" office:value-type="float" office:value="3" calcext:value-type="float">
            <text:p>3</text:p>
          </table:table-cell>
          <table:table-cell table:formula="of:=IF([StudentsPerformance.D451] = &quot;standard&quot;; 1; 0)" office:value-type="float" office:value="1" calcext:value-type="float">
            <text:p>1</text:p>
          </table:table-cell>
          <table:table-cell table:formula="of:=IF([StudentsPerformance.E451] = &quot;completed&quot;; 1; 0)" office:value-type="float" office:value="0" calcext:value-type="float">
            <text:p>0</text:p>
          </table:table-cell>
          <table:table-cell table:formula="of:=([StudentsPerformance.F451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451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451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452] = &quot;male&quot;; 1; 0)" office:value-type="float" office:value="0" calcext:value-type="float">
            <text:p>0</text:p>
          </table:table-cell>
          <table:table-cell table:formula="of:=IF([StudentsPerformance.B452] = &quot;group A&quot;; 0; IF([StudentsPerformance.B452] = &quot;group B&quot;; 1; IF([StudentsPerformance.B452] = &quot;group C&quot;; 2; IF([StudentsPerformance.B452] = &quot;group D&quot;; 3; 4))))" office:value-type="float" office:value="2" calcext:value-type="float">
            <text:p>2</text:p>
          </table:table-cell>
          <table:table-cell table:formula="of:=IF([StudentsPerformance.C452] = &quot;some high school&quot;; 0; IF([StudentsPerformance.C452] = &quot;high school&quot;; 1; IF([StudentsPerformance.C452] = &quot;some college&quot;; 2; IF([StudentsPerformance.C452] = &quot;associate's degree&quot;; 3; IF([StudentsPerformance.C452] = &quot;bachelor's degree&quot;; 4; 5)))))" office:value-type="float" office:value="2" calcext:value-type="float">
            <text:p>2</text:p>
          </table:table-cell>
          <table:table-cell table:formula="of:=IF([StudentsPerformance.D452] = &quot;standard&quot;; 1; 0)" office:value-type="float" office:value="0" calcext:value-type="float">
            <text:p>0</text:p>
          </table:table-cell>
          <table:table-cell table:formula="of:=IF([StudentsPerformance.E452] = &quot;completed&quot;; 1; 0)" office:value-type="float" office:value="1" calcext:value-type="float">
            <text:p>1</text:p>
          </table:table-cell>
          <table:table-cell table:formula="of:=([StudentsPerformance.F452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452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452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453] = &quot;male&quot;; 1; 0)" office:value-type="float" office:value="0" calcext:value-type="float">
            <text:p>0</text:p>
          </table:table-cell>
          <table:table-cell table:formula="of:=IF([StudentsPerformance.B453] = &quot;group A&quot;; 0; IF([StudentsPerformance.B453] = &quot;group B&quot;; 1; IF([StudentsPerformance.B453] = &quot;group C&quot;; 2; IF([StudentsPerformance.B453] = &quot;group D&quot;; 3; 4))))" office:value-type="float" office:value="4" calcext:value-type="float">
            <text:p>4</text:p>
          </table:table-cell>
          <table:table-cell table:formula="of:=IF([StudentsPerformance.C453] = &quot;some high school&quot;; 0; IF([StudentsPerformance.C453] = &quot;high school&quot;; 1; IF([StudentsPerformance.C453] = &quot;some college&quot;; 2; IF([StudentsPerformance.C453] = &quot;associate's degree&quot;; 3; IF([StudentsPerformance.C453] = &quot;bachelor's degree&quot;; 4; 5)))))" office:value-type="float" office:value="2" calcext:value-type="float">
            <text:p>2</text:p>
          </table:table-cell>
          <table:table-cell table:formula="of:=IF([StudentsPerformance.D453] = &quot;standard&quot;; 1; 0)" office:value-type="float" office:value="1" calcext:value-type="float">
            <text:p>1</text:p>
          </table:table-cell>
          <table:table-cell table:formula="of:=IF([StudentsPerformance.E453] = &quot;completed&quot;; 1; 0)" office:value-type="float" office:value="0" calcext:value-type="float">
            <text:p>0</text:p>
          </table:table-cell>
          <table:table-cell table:formula="of:=([StudentsPerformance.F453] - [StudentsPerformance.$J$2])/[StudentsPerformance.$K$2]" office:value-type="float" office:value="2.23641897195574" calcext:value-type="float">
            <text:p>2.23641897195574</text:p>
          </table:table-cell>
          <table:table-cell table:formula="of:=([StudentsPerformance.G453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453] - [StudentsPerformance.$P$2])/[StudentsPerformance.$Q$2]" office:value-type="float" office:value="1.90488637505404" calcext:value-type="float">
            <text:p>1.90488637505404</text:p>
          </table:table-cell>
        </table:table-row>
        <table:table-row table:style-name="ro1">
          <table:table-cell table:formula="of:=IF([StudentsPerformance.A454] = &quot;male&quot;; 1; 0)" office:value-type="float" office:value="0" calcext:value-type="float">
            <text:p>0</text:p>
          </table:table-cell>
          <table:table-cell table:formula="of:=IF([StudentsPerformance.B454] = &quot;group A&quot;; 0; IF([StudentsPerformance.B454] = &quot;group B&quot;; 1; IF([StudentsPerformance.B454] = &quot;group C&quot;; 2; IF([StudentsPerformance.B454] = &quot;group D&quot;; 3; 4))))" office:value-type="float" office:value="2" calcext:value-type="float">
            <text:p>2</text:p>
          </table:table-cell>
          <table:table-cell table:formula="of:=IF([StudentsPerformance.C454] = &quot;some high school&quot;; 0; IF([StudentsPerformance.C454] = &quot;high school&quot;; 1; IF([StudentsPerformance.C454] = &quot;some college&quot;; 2; IF([StudentsPerformance.C454] = &quot;associate's degree&quot;; 3; IF([StudentsPerformance.C454] = &quot;bachelor's degree&quot;; 4; 5)))))" office:value-type="float" office:value="3" calcext:value-type="float">
            <text:p>3</text:p>
          </table:table-cell>
          <table:table-cell table:formula="of:=IF([StudentsPerformance.D454] = &quot;standard&quot;; 1; 0)" office:value-type="float" office:value="0" calcext:value-type="float">
            <text:p>0</text:p>
          </table:table-cell>
          <table:table-cell table:formula="of:=IF([StudentsPerformance.E454] = &quot;completed&quot;; 1; 0)" office:value-type="float" office:value="0" calcext:value-type="float">
            <text:p>0</text:p>
          </table:table-cell>
          <table:table-cell table:formula="of:=([StudentsPerformance.F454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454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454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455] = &quot;male&quot;; 1; 0)" office:value-type="float" office:value="1" calcext:value-type="float">
            <text:p>1</text:p>
          </table:table-cell>
          <table:table-cell table:formula="of:=IF([StudentsPerformance.B455] = &quot;group A&quot;; 0; IF([StudentsPerformance.B455] = &quot;group B&quot;; 1; IF([StudentsPerformance.B455] = &quot;group C&quot;; 2; IF([StudentsPerformance.B455] = &quot;group D&quot;; 3; 4))))" office:value-type="float" office:value="2" calcext:value-type="float">
            <text:p>2</text:p>
          </table:table-cell>
          <table:table-cell table:formula="of:=IF([StudentsPerformance.C455] = &quot;some high school&quot;; 0; IF([StudentsPerformance.C455] = &quot;high school&quot;; 1; IF([StudentsPerformance.C455] = &quot;some college&quot;; 2; IF([StudentsPerformance.C455] = &quot;associate's degree&quot;; 3; IF([StudentsPerformance.C455] = &quot;bachelor's degree&quot;; 4; 5)))))" office:value-type="float" office:value="2" calcext:value-type="float">
            <text:p>2</text:p>
          </table:table-cell>
          <table:table-cell table:formula="of:=IF([StudentsPerformance.D455] = &quot;standard&quot;; 1; 0)" office:value-type="float" office:value="0" calcext:value-type="float">
            <text:p>0</text:p>
          </table:table-cell>
          <table:table-cell table:formula="of:=IF([StudentsPerformance.E455] = &quot;completed&quot;; 1; 0)" office:value-type="float" office:value="0" calcext:value-type="float">
            <text:p>0</text:p>
          </table:table-cell>
          <table:table-cell table:formula="of:=([StudentsPerformance.F45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455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455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456] = &quot;male&quot;; 1; 0)" office:value-type="float" office:value="0" calcext:value-type="float">
            <text:p>0</text:p>
          </table:table-cell>
          <table:table-cell table:formula="of:=IF([StudentsPerformance.B456] = &quot;group A&quot;; 0; IF([StudentsPerformance.B456] = &quot;group B&quot;; 1; IF([StudentsPerformance.B456] = &quot;group C&quot;; 2; IF([StudentsPerformance.B456] = &quot;group D&quot;; 3; 4))))" office:value-type="float" office:value="2" calcext:value-type="float">
            <text:p>2</text:p>
          </table:table-cell>
          <table:table-cell table:formula="of:=IF([StudentsPerformance.C456] = &quot;some high school&quot;; 0; IF([StudentsPerformance.C456] = &quot;high school&quot;; 1; IF([StudentsPerformance.C456] = &quot;some college&quot;; 2; IF([StudentsPerformance.C456] = &quot;associate's degree&quot;; 3; IF([StudentsPerformance.C456] = &quot;bachelor's degree&quot;; 4; 5)))))" office:value-type="float" office:value="3" calcext:value-type="float">
            <text:p>3</text:p>
          </table:table-cell>
          <table:table-cell table:formula="of:=IF([StudentsPerformance.D456] = &quot;standard&quot;; 1; 0)" office:value-type="float" office:value="0" calcext:value-type="float">
            <text:p>0</text:p>
          </table:table-cell>
          <table:table-cell table:formula="of:=IF([StudentsPerformance.E456] = &quot;completed&quot;; 1; 0)" office:value-type="float" office:value="0" calcext:value-type="float">
            <text:p>0</text:p>
          </table:table-cell>
          <table:table-cell table:formula="of:=([StudentsPerformance.F456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456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456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457] = &quot;male&quot;; 1; 0)" office:value-type="float" office:value="1" calcext:value-type="float">
            <text:p>1</text:p>
          </table:table-cell>
          <table:table-cell table:formula="of:=IF([StudentsPerformance.B457] = &quot;group A&quot;; 0; IF([StudentsPerformance.B457] = &quot;group B&quot;; 1; IF([StudentsPerformance.B457] = &quot;group C&quot;; 2; IF([StudentsPerformance.B457] = &quot;group D&quot;; 3; 4))))" office:value-type="float" office:value="2" calcext:value-type="float">
            <text:p>2</text:p>
          </table:table-cell>
          <table:table-cell table:formula="of:=IF([StudentsPerformance.C457] = &quot;some high school&quot;; 0; IF([StudentsPerformance.C457] = &quot;high school&quot;; 1; IF([StudentsPerformance.C457] = &quot;some college&quot;; 2; IF([StudentsPerformance.C457] = &quot;associate's degree&quot;; 3; IF([StudentsPerformance.C457] = &quot;bachelor's degree&quot;; 4; 5)))))" office:value-type="float" office:value="4" calcext:value-type="float">
            <text:p>4</text:p>
          </table:table-cell>
          <table:table-cell table:formula="of:=IF([StudentsPerformance.D457] = &quot;standard&quot;; 1; 0)" office:value-type="float" office:value="0" calcext:value-type="float">
            <text:p>0</text:p>
          </table:table-cell>
          <table:table-cell table:formula="of:=IF([StudentsPerformance.E457] = &quot;completed&quot;; 1; 0)" office:value-type="float" office:value="0" calcext:value-type="float">
            <text:p>0</text:p>
          </table:table-cell>
          <table:table-cell table:formula="of:=([StudentsPerformance.F457] - [StudentsPerformance.$J$2])/[StudentsPerformance.$K$2]" office:value-type="float" office:value="-1.91840970408482" calcext:value-type="float">
            <text:p>-1.91840970408482</text:p>
          </table:table-cell>
          <table:table-cell table:formula="of:=([StudentsPerformance.G457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457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458] = &quot;male&quot;; 1; 0)" office:value-type="float" office:value="0" calcext:value-type="float">
            <text:p>0</text:p>
          </table:table-cell>
          <table:table-cell table:formula="of:=IF([StudentsPerformance.B458] = &quot;group A&quot;; 0; IF([StudentsPerformance.B458] = &quot;group B&quot;; 1; IF([StudentsPerformance.B458] = &quot;group C&quot;; 2; IF([StudentsPerformance.B458] = &quot;group D&quot;; 3; 4))))" office:value-type="float" office:value="3" calcext:value-type="float">
            <text:p>3</text:p>
          </table:table-cell>
          <table:table-cell table:formula="of:=IF([StudentsPerformance.C458] = &quot;some high school&quot;; 0; IF([StudentsPerformance.C458] = &quot;high school&quot;; 1; IF([StudentsPerformance.C458] = &quot;some college&quot;; 2; IF([StudentsPerformance.C458] = &quot;associate's degree&quot;; 3; IF([StudentsPerformance.C458] = &quot;bachelor's degree&quot;; 4; 5)))))" office:value-type="float" office:value="4" calcext:value-type="float">
            <text:p>4</text:p>
          </table:table-cell>
          <table:table-cell table:formula="of:=IF([StudentsPerformance.D458] = &quot;standard&quot;; 1; 0)" office:value-type="float" office:value="1" calcext:value-type="float">
            <text:p>1</text:p>
          </table:table-cell>
          <table:table-cell table:formula="of:=IF([StudentsPerformance.E458] = &quot;completed&quot;; 1; 0)" office:value-type="float" office:value="0" calcext:value-type="float">
            <text:p>0</text:p>
          </table:table-cell>
          <table:table-cell table:formula="of:=([StudentsPerformance.F458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458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458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459] = &quot;male&quot;; 1; 0)" office:value-type="float" office:value="1" calcext:value-type="float">
            <text:p>1</text:p>
          </table:table-cell>
          <table:table-cell table:formula="of:=IF([StudentsPerformance.B459] = &quot;group A&quot;; 0; IF([StudentsPerformance.B459] = &quot;group B&quot;; 1; IF([StudentsPerformance.B459] = &quot;group C&quot;; 2; IF([StudentsPerformance.B459] = &quot;group D&quot;; 3; 4))))" office:value-type="float" office:value="3" calcext:value-type="float">
            <text:p>3</text:p>
          </table:table-cell>
          <table:table-cell table:formula="of:=IF([StudentsPerformance.C459] = &quot;some high school&quot;; 0; IF([StudentsPerformance.C459] = &quot;high school&quot;; 1; IF([StudentsPerformance.C459] = &quot;some college&quot;; 2; IF([StudentsPerformance.C459] = &quot;associate's degree&quot;; 3; IF([StudentsPerformance.C459] = &quot;bachelor's degree&quot;; 4; 5)))))" office:value-type="float" office:value="3" calcext:value-type="float">
            <text:p>3</text:p>
          </table:table-cell>
          <table:table-cell table:formula="of:=IF([StudentsPerformance.D459] = &quot;standard&quot;; 1; 0)" office:value-type="float" office:value="0" calcext:value-type="float">
            <text:p>0</text:p>
          </table:table-cell>
          <table:table-cell table:formula="of:=IF([StudentsPerformance.E459] = &quot;completed&quot;; 1; 0)" office:value-type="float" office:value="0" calcext:value-type="float">
            <text:p>0</text:p>
          </table:table-cell>
          <table:table-cell table:formula="of:=([StudentsPerformance.F459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459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459] - [StudentsPerformance.$P$2])/[StudentsPerformance.$Q$2]" office:value-type="float" office:value="-1.31971917934546" calcext:value-type="float">
            <text:p>-1.31971917934546</text:p>
          </table:table-cell>
        </table:table-row>
        <table:table-row table:style-name="ro1">
          <table:table-cell table:formula="of:=IF([StudentsPerformance.A460] = &quot;male&quot;; 1; 0)" office:value-type="float" office:value="0" calcext:value-type="float">
            <text:p>0</text:p>
          </table:table-cell>
          <table:table-cell table:formula="of:=IF([StudentsPerformance.B460] = &quot;group A&quot;; 0; IF([StudentsPerformance.B460] = &quot;group B&quot;; 1; IF([StudentsPerformance.B460] = &quot;group C&quot;; 2; IF([StudentsPerformance.B460] = &quot;group D&quot;; 3; 4))))" office:value-type="float" office:value="4" calcext:value-type="float">
            <text:p>4</text:p>
          </table:table-cell>
          <table:table-cell table:formula="of:=IF([StudentsPerformance.C460] = &quot;some high school&quot;; 0; IF([StudentsPerformance.C460] = &quot;high school&quot;; 1; IF([StudentsPerformance.C460] = &quot;some college&quot;; 2; IF([StudentsPerformance.C460] = &quot;associate's degree&quot;; 3; IF([StudentsPerformance.C460] = &quot;bachelor's degree&quot;; 4; 5)))))" office:value-type="float" office:value="4" calcext:value-type="float">
            <text:p>4</text:p>
          </table:table-cell>
          <table:table-cell table:formula="of:=IF([StudentsPerformance.D460] = &quot;standard&quot;; 1; 0)" office:value-type="float" office:value="1" calcext:value-type="float">
            <text:p>1</text:p>
          </table:table-cell>
          <table:table-cell table:formula="of:=IF([StudentsPerformance.E460] = &quot;completed&quot;; 1; 0)" office:value-type="float" office:value="0" calcext:value-type="float">
            <text:p>0</text:p>
          </table:table-cell>
          <table:table-cell table:formula="of:=([StudentsPerformance.F460] - [StudentsPerformance.$J$2])/[StudentsPerformance.$K$2]" office:value-type="float" office:value="2.23641897195574" calcext:value-type="float">
            <text:p>2.23641897195574</text:p>
          </table:table-cell>
          <table:table-cell table:formula="of:=([StudentsPerformance.G460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460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461] = &quot;male&quot;; 1; 0)" office:value-type="float" office:value="1" calcext:value-type="float">
            <text:p>1</text:p>
          </table:table-cell>
          <table:table-cell table:formula="of:=IF([StudentsPerformance.B461] = &quot;group A&quot;; 0; IF([StudentsPerformance.B461] = &quot;group B&quot;; 1; IF([StudentsPerformance.B461] = &quot;group C&quot;; 2; IF([StudentsPerformance.B461] = &quot;group D&quot;; 3; 4))))" office:value-type="float" office:value="1" calcext:value-type="float">
            <text:p>1</text:p>
          </table:table-cell>
          <table:table-cell table:formula="of:=IF([StudentsPerformance.C461] = &quot;some high school&quot;; 0; IF([StudentsPerformance.C461] = &quot;high school&quot;; 1; IF([StudentsPerformance.C461] = &quot;some college&quot;; 2; IF([StudentsPerformance.C461] = &quot;associate's degree&quot;; 3; IF([StudentsPerformance.C461] = &quot;bachelor's degree&quot;; 4; 5)))))" office:value-type="float" office:value="1" calcext:value-type="float">
            <text:p>1</text:p>
          </table:table-cell>
          <table:table-cell table:formula="of:=IF([StudentsPerformance.D461] = &quot;standard&quot;; 1; 0)" office:value-type="float" office:value="1" calcext:value-type="float">
            <text:p>1</text:p>
          </table:table-cell>
          <table:table-cell table:formula="of:=IF([StudentsPerformance.E461] = &quot;completed&quot;; 1; 0)" office:value-type="float" office:value="1" calcext:value-type="float">
            <text:p>1</text:p>
          </table:table-cell>
          <table:table-cell table:formula="of:=([StudentsPerformance.F461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461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461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462] = &quot;male&quot;; 1; 0)" office:value-type="float" office:value="1" calcext:value-type="float">
            <text:p>1</text:p>
          </table:table-cell>
          <table:table-cell table:formula="of:=IF([StudentsPerformance.B462] = &quot;group A&quot;; 0; IF([StudentsPerformance.B462] = &quot;group B&quot;; 1; IF([StudentsPerformance.B462] = &quot;group C&quot;; 2; IF([StudentsPerformance.B462] = &quot;group D&quot;; 3; 4))))" office:value-type="float" office:value="2" calcext:value-type="float">
            <text:p>2</text:p>
          </table:table-cell>
          <table:table-cell table:formula="of:=IF([StudentsPerformance.C462] = &quot;some high school&quot;; 0; IF([StudentsPerformance.C462] = &quot;high school&quot;; 1; IF([StudentsPerformance.C462] = &quot;some college&quot;; 2; IF([StudentsPerformance.C462] = &quot;associate's degree&quot;; 3; IF([StudentsPerformance.C462] = &quot;bachelor's degree&quot;; 4; 5)))))" office:value-type="float" office:value="4" calcext:value-type="float">
            <text:p>4</text:p>
          </table:table-cell>
          <table:table-cell table:formula="of:=IF([StudentsPerformance.D462] = &quot;standard&quot;; 1; 0)" office:value-type="float" office:value="0" calcext:value-type="float">
            <text:p>0</text:p>
          </table:table-cell>
          <table:table-cell table:formula="of:=IF([StudentsPerformance.E462] = &quot;completed&quot;; 1; 0)" office:value-type="float" office:value="0" calcext:value-type="float">
            <text:p>0</text:p>
          </table:table-cell>
          <table:table-cell table:formula="of:=([StudentsPerformance.F462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462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462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463] = &quot;male&quot;; 1; 0)" office:value-type="float" office:value="1" calcext:value-type="float">
            <text:p>1</text:p>
          </table:table-cell>
          <table:table-cell table:formula="of:=IF([StudentsPerformance.B463] = &quot;group A&quot;; 0; IF([StudentsPerformance.B463] = &quot;group B&quot;; 1; IF([StudentsPerformance.B463] = &quot;group C&quot;; 2; IF([StudentsPerformance.B463] = &quot;group D&quot;; 3; 4))))" office:value-type="float" office:value="1" calcext:value-type="float">
            <text:p>1</text:p>
          </table:table-cell>
          <table:table-cell table:formula="of:=IF([StudentsPerformance.C463] = &quot;some high school&quot;; 0; IF([StudentsPerformance.C463] = &quot;high school&quot;; 1; IF([StudentsPerformance.C463] = &quot;some college&quot;; 2; IF([StudentsPerformance.C463] = &quot;associate's degree&quot;; 3; IF([StudentsPerformance.C463] = &quot;bachelor's degree&quot;; 4; 5)))))" office:value-type="float" office:value="2" calcext:value-type="float">
            <text:p>2</text:p>
          </table:table-cell>
          <table:table-cell table:formula="of:=IF([StudentsPerformance.D463] = &quot;standard&quot;; 1; 0)" office:value-type="float" office:value="0" calcext:value-type="float">
            <text:p>0</text:p>
          </table:table-cell>
          <table:table-cell table:formula="of:=IF([StudentsPerformance.E463] = &quot;completed&quot;; 1; 0)" office:value-type="float" office:value="0" calcext:value-type="float">
            <text:p>0</text:p>
          </table:table-cell>
          <table:table-cell table:formula="of:=([StudentsPerformance.F463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463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463] - [StudentsPerformance.$P$2])/[StudentsPerformance.$Q$2]" office:value-type="float" office:value="-1.51714400920666" calcext:value-type="float">
            <text:p>-1.51714400920666</text:p>
          </table:table-cell>
        </table:table-row>
        <table:table-row table:style-name="ro1">
          <table:table-cell table:formula="of:=IF([StudentsPerformance.A464] = &quot;male&quot;; 1; 0)" office:value-type="float" office:value="0" calcext:value-type="float">
            <text:p>0</text:p>
          </table:table-cell>
          <table:table-cell table:formula="of:=IF([StudentsPerformance.B464] = &quot;group A&quot;; 0; IF([StudentsPerformance.B464] = &quot;group B&quot;; 1; IF([StudentsPerformance.B464] = &quot;group C&quot;; 2; IF([StudentsPerformance.B464] = &quot;group D&quot;; 3; 4))))" office:value-type="float" office:value="4" calcext:value-type="float">
            <text:p>4</text:p>
          </table:table-cell>
          <table:table-cell table:formula="of:=IF([StudentsPerformance.C464] = &quot;some high school&quot;; 0; IF([StudentsPerformance.C464] = &quot;high school&quot;; 1; IF([StudentsPerformance.C464] = &quot;some college&quot;; 2; IF([StudentsPerformance.C464] = &quot;associate's degree&quot;; 3; IF([StudentsPerformance.C464] = &quot;bachelor's degree&quot;; 4; 5)))))" office:value-type="float" office:value="2" calcext:value-type="float">
            <text:p>2</text:p>
          </table:table-cell>
          <table:table-cell table:formula="of:=IF([StudentsPerformance.D464] = &quot;standard&quot;; 1; 0)" office:value-type="float" office:value="1" calcext:value-type="float">
            <text:p>1</text:p>
          </table:table-cell>
          <table:table-cell table:formula="of:=IF([StudentsPerformance.E464] = &quot;completed&quot;; 1; 0)" office:value-type="float" office:value="0" calcext:value-type="float">
            <text:p>0</text:p>
          </table:table-cell>
          <table:table-cell table:formula="of:=([StudentsPerformance.F464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464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464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465] = &quot;male&quot;; 1; 0)" office:value-type="float" office:value="0" calcext:value-type="float">
            <text:p>0</text:p>
          </table:table-cell>
          <table:table-cell table:formula="of:=IF([StudentsPerformance.B465] = &quot;group A&quot;; 0; IF([StudentsPerformance.B465] = &quot;group B&quot;; 1; IF([StudentsPerformance.B465] = &quot;group C&quot;; 2; IF([StudentsPerformance.B465] = &quot;group D&quot;; 3; 4))))" office:value-type="float" office:value="2" calcext:value-type="float">
            <text:p>2</text:p>
          </table:table-cell>
          <table:table-cell table:formula="of:=IF([StudentsPerformance.C465] = &quot;some high school&quot;; 0; IF([StudentsPerformance.C465] = &quot;high school&quot;; 1; IF([StudentsPerformance.C465] = &quot;some college&quot;; 2; IF([StudentsPerformance.C465] = &quot;associate's degree&quot;; 3; IF([StudentsPerformance.C465] = &quot;bachelor's degree&quot;; 4; 5)))))" office:value-type="float" office:value="2" calcext:value-type="float">
            <text:p>2</text:p>
          </table:table-cell>
          <table:table-cell table:formula="of:=IF([StudentsPerformance.D465] = &quot;standard&quot;; 1; 0)" office:value-type="float" office:value="0" calcext:value-type="float">
            <text:p>0</text:p>
          </table:table-cell>
          <table:table-cell table:formula="of:=IF([StudentsPerformance.E465] = &quot;completed&quot;; 1; 0)" office:value-type="float" office:value="0" calcext:value-type="float">
            <text:p>0</text:p>
          </table:table-cell>
          <table:table-cell table:formula="of:=([StudentsPerformance.F465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465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465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466] = &quot;male&quot;; 1; 0)" office:value-type="float" office:value="1" calcext:value-type="float">
            <text:p>1</text:p>
          </table:table-cell>
          <table:table-cell table:formula="of:=IF([StudentsPerformance.B466] = &quot;group A&quot;; 0; IF([StudentsPerformance.B466] = &quot;group B&quot;; 1; IF([StudentsPerformance.B466] = &quot;group C&quot;; 2; IF([StudentsPerformance.B466] = &quot;group D&quot;; 3; 4))))" office:value-type="float" office:value="0" calcext:value-type="float">
            <text:p>0</text:p>
          </table:table-cell>
          <table:table-cell table:formula="of:=IF([StudentsPerformance.C466] = &quot;some high school&quot;; 0; IF([StudentsPerformance.C466] = &quot;high school&quot;; 1; IF([StudentsPerformance.C466] = &quot;some college&quot;; 2; IF([StudentsPerformance.C466] = &quot;associate's degree&quot;; 3; IF([StudentsPerformance.C466] = &quot;bachelor's degree&quot;; 4; 5)))))" office:value-type="float" office:value="4" calcext:value-type="float">
            <text:p>4</text:p>
          </table:table-cell>
          <table:table-cell table:formula="of:=IF([StudentsPerformance.D466] = &quot;standard&quot;; 1; 0)" office:value-type="float" office:value="1" calcext:value-type="float">
            <text:p>1</text:p>
          </table:table-cell>
          <table:table-cell table:formula="of:=IF([StudentsPerformance.E466] = &quot;completed&quot;; 1; 0)" office:value-type="float" office:value="1" calcext:value-type="float">
            <text:p>1</text:p>
          </table:table-cell>
          <table:table-cell table:formula="of:=([StudentsPerformance.F466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466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466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467] = &quot;male&quot;; 1; 0)" office:value-type="float" office:value="0" calcext:value-type="float">
            <text:p>0</text:p>
          </table:table-cell>
          <table:table-cell table:formula="of:=IF([StudentsPerformance.B467] = &quot;group A&quot;; 0; IF([StudentsPerformance.B467] = &quot;group B&quot;; 1; IF([StudentsPerformance.B467] = &quot;group C&quot;; 2; IF([StudentsPerformance.B467] = &quot;group D&quot;; 3; 4))))" office:value-type="float" office:value="2" calcext:value-type="float">
            <text:p>2</text:p>
          </table:table-cell>
          <table:table-cell table:formula="of:=IF([StudentsPerformance.C467] = &quot;some high school&quot;; 0; IF([StudentsPerformance.C467] = &quot;high school&quot;; 1; IF([StudentsPerformance.C467] = &quot;some college&quot;; 2; IF([StudentsPerformance.C467] = &quot;associate's degree&quot;; 3; IF([StudentsPerformance.C467] = &quot;bachelor's degree&quot;; 4; 5)))))" office:value-type="float" office:value="2" calcext:value-type="float">
            <text:p>2</text:p>
          </table:table-cell>
          <table:table-cell table:formula="of:=IF([StudentsPerformance.D467] = &quot;standard&quot;; 1; 0)" office:value-type="float" office:value="1" calcext:value-type="float">
            <text:p>1</text:p>
          </table:table-cell>
          <table:table-cell table:formula="of:=IF([StudentsPerformance.E467] = &quot;completed&quot;; 1; 0)" office:value-type="float" office:value="0" calcext:value-type="float">
            <text:p>0</text:p>
          </table:table-cell>
          <table:table-cell table:formula="of:=([StudentsPerformance.F467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467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467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468] = &quot;male&quot;; 1; 0)" office:value-type="float" office:value="0" calcext:value-type="float">
            <text:p>0</text:p>
          </table:table-cell>
          <table:table-cell table:formula="of:=IF([StudentsPerformance.B468] = &quot;group A&quot;; 0; IF([StudentsPerformance.B468] = &quot;group B&quot;; 1; IF([StudentsPerformance.B468] = &quot;group C&quot;; 2; IF([StudentsPerformance.B468] = &quot;group D&quot;; 3; 4))))" office:value-type="float" office:value="3" calcext:value-type="float">
            <text:p>3</text:p>
          </table:table-cell>
          <table:table-cell table:formula="of:=IF([StudentsPerformance.C468] = &quot;some high school&quot;; 0; IF([StudentsPerformance.C468] = &quot;high school&quot;; 1; IF([StudentsPerformance.C468] = &quot;some college&quot;; 2; IF([StudentsPerformance.C468] = &quot;associate's degree&quot;; 3; IF([StudentsPerformance.C468] = &quot;bachelor's degree&quot;; 4; 5)))))" office:value-type="float" office:value="3" calcext:value-type="float">
            <text:p>3</text:p>
          </table:table-cell>
          <table:table-cell table:formula="of:=IF([StudentsPerformance.D468] = &quot;standard&quot;; 1; 0)" office:value-type="float" office:value="0" calcext:value-type="float">
            <text:p>0</text:p>
          </table:table-cell>
          <table:table-cell table:formula="of:=IF([StudentsPerformance.E468] = &quot;completed&quot;; 1; 0)" office:value-type="float" office:value="0" calcext:value-type="float">
            <text:p>0</text:p>
          </table:table-cell>
          <table:table-cell table:formula="of:=([StudentsPerformance.F468] - [StudentsPerformance.$J$2])/[StudentsPerformance.$K$2]" office:value-type="float" office:value="-2.64385598085381" calcext:value-type="float">
            <text:p>-2.64385598085381</text:p>
          </table:table-cell>
          <table:table-cell table:formula="of:=([StudentsPerformance.G468] - [StudentsPerformance.$M$2])/[StudentsPerformance.$N$2]" office:value-type="float" office:value="-2.61428070014698" calcext:value-type="float">
            <text:p>-2.61428070014698</text:p>
          </table:table-cell>
          <table:table-cell table:formula="of:=([StudentsPerformance.H468] - [StudentsPerformance.$P$2])/[StudentsPerformance.$Q$2]" office:value-type="float" office:value="-1.97780194554944" calcext:value-type="float">
            <text:p>-1.97780194554944</text:p>
          </table:table-cell>
        </table:table-row>
        <table:table-row table:style-name="ro1">
          <table:table-cell table:formula="of:=IF([StudentsPerformance.A469] = &quot;male&quot;; 1; 0)" office:value-type="float" office:value="1" calcext:value-type="float">
            <text:p>1</text:p>
          </table:table-cell>
          <table:table-cell table:formula="of:=IF([StudentsPerformance.B469] = &quot;group A&quot;; 0; IF([StudentsPerformance.B469] = &quot;group B&quot;; 1; IF([StudentsPerformance.B469] = &quot;group C&quot;; 2; IF([StudentsPerformance.B469] = &quot;group D&quot;; 3; 4))))" office:value-type="float" office:value="0" calcext:value-type="float">
            <text:p>0</text:p>
          </table:table-cell>
          <table:table-cell table:formula="of:=IF([StudentsPerformance.C469] = &quot;some high school&quot;; 0; IF([StudentsPerformance.C469] = &quot;high school&quot;; 1; IF([StudentsPerformance.C469] = &quot;some college&quot;; 2; IF([StudentsPerformance.C469] = &quot;associate's degree&quot;; 3; IF([StudentsPerformance.C469] = &quot;bachelor's degree&quot;; 4; 5)))))" office:value-type="float" office:value="1" calcext:value-type="float">
            <text:p>1</text:p>
          </table:table-cell>
          <table:table-cell table:formula="of:=IF([StudentsPerformance.D469] = &quot;standard&quot;; 1; 0)" office:value-type="float" office:value="0" calcext:value-type="float">
            <text:p>0</text:p>
          </table:table-cell>
          <table:table-cell table:formula="of:=IF([StudentsPerformance.E469] = &quot;completed&quot;; 1; 0)" office:value-type="float" office:value="1" calcext:value-type="float">
            <text:p>1</text:p>
          </table:table-cell>
          <table:table-cell table:formula="of:=([StudentsPerformance.F469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469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469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470] = &quot;male&quot;; 1; 0)" office:value-type="float" office:value="0" calcext:value-type="float">
            <text:p>0</text:p>
          </table:table-cell>
          <table:table-cell table:formula="of:=IF([StudentsPerformance.B470] = &quot;group A&quot;; 0; IF([StudentsPerformance.B470] = &quot;group B&quot;; 1; IF([StudentsPerformance.B470] = &quot;group C&quot;; 2; IF([StudentsPerformance.B470] = &quot;group D&quot;; 3; 4))))" office:value-type="float" office:value="0" calcext:value-type="float">
            <text:p>0</text:p>
          </table:table-cell>
          <table:table-cell table:formula="of:=IF([StudentsPerformance.C470] = &quot;some high school&quot;; 0; IF([StudentsPerformance.C470] = &quot;high school&quot;; 1; IF([StudentsPerformance.C470] = &quot;some college&quot;; 2; IF([StudentsPerformance.C470] = &quot;associate's degree&quot;; 3; IF([StudentsPerformance.C470] = &quot;bachelor's degree&quot;; 4; 5)))))" office:value-type="float" office:value="1" calcext:value-type="float">
            <text:p>1</text:p>
          </table:table-cell>
          <table:table-cell table:formula="of:=IF([StudentsPerformance.D470] = &quot;standard&quot;; 1; 0)" office:value-type="float" office:value="0" calcext:value-type="float">
            <text:p>0</text:p>
          </table:table-cell>
          <table:table-cell table:formula="of:=IF([StudentsPerformance.E470] = &quot;completed&quot;; 1; 0)" office:value-type="float" office:value="1" calcext:value-type="float">
            <text:p>1</text:p>
          </table:table-cell>
          <table:table-cell table:formula="of:=([StudentsPerformance.F470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470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470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471] = &quot;male&quot;; 1; 0)" office:value-type="float" office:value="1" calcext:value-type="float">
            <text:p>1</text:p>
          </table:table-cell>
          <table:table-cell table:formula="of:=IF([StudentsPerformance.B471] = &quot;group A&quot;; 0; IF([StudentsPerformance.B471] = &quot;group B&quot;; 1; IF([StudentsPerformance.B471] = &quot;group C&quot;; 2; IF([StudentsPerformance.B471] = &quot;group D&quot;; 3; 4))))" office:value-type="float" office:value="2" calcext:value-type="float">
            <text:p>2</text:p>
          </table:table-cell>
          <table:table-cell table:formula="of:=IF([StudentsPerformance.C471] = &quot;some high school&quot;; 0; IF([StudentsPerformance.C471] = &quot;high school&quot;; 1; IF([StudentsPerformance.C471] = &quot;some college&quot;; 2; IF([StudentsPerformance.C471] = &quot;associate's degree&quot;; 3; IF([StudentsPerformance.C471] = &quot;bachelor's degree&quot;; 4; 5)))))" office:value-type="float" office:value="2" calcext:value-type="float">
            <text:p>2</text:p>
          </table:table-cell>
          <table:table-cell table:formula="of:=IF([StudentsPerformance.D471] = &quot;standard&quot;; 1; 0)" office:value-type="float" office:value="1" calcext:value-type="float">
            <text:p>1</text:p>
          </table:table-cell>
          <table:table-cell table:formula="of:=IF([StudentsPerformance.E471] = &quot;completed&quot;; 1; 0)" office:value-type="float" office:value="0" calcext:value-type="float">
            <text:p>0</text:p>
          </table:table-cell>
          <table:table-cell table:formula="of:=([StudentsPerformance.F471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471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471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472] = &quot;male&quot;; 1; 0)" office:value-type="float" office:value="0" calcext:value-type="float">
            <text:p>0</text:p>
          </table:table-cell>
          <table:table-cell table:formula="of:=IF([StudentsPerformance.B472] = &quot;group A&quot;; 0; IF([StudentsPerformance.B472] = &quot;group B&quot;; 1; IF([StudentsPerformance.B472] = &quot;group C&quot;; 2; IF([StudentsPerformance.B472] = &quot;group D&quot;; 3; 4))))" office:value-type="float" office:value="2" calcext:value-type="float">
            <text:p>2</text:p>
          </table:table-cell>
          <table:table-cell table:formula="of:=IF([StudentsPerformance.C472] = &quot;some high school&quot;; 0; IF([StudentsPerformance.C472] = &quot;high school&quot;; 1; IF([StudentsPerformance.C472] = &quot;some college&quot;; 2; IF([StudentsPerformance.C472] = &quot;associate's degree&quot;; 3; IF([StudentsPerformance.C472] = &quot;bachelor's degree&quot;; 4; 5)))))" office:value-type="float" office:value="3" calcext:value-type="float">
            <text:p>3</text:p>
          </table:table-cell>
          <table:table-cell table:formula="of:=IF([StudentsPerformance.D472] = &quot;standard&quot;; 1; 0)" office:value-type="float" office:value="1" calcext:value-type="float">
            <text:p>1</text:p>
          </table:table-cell>
          <table:table-cell table:formula="of:=IF([StudentsPerformance.E472] = &quot;completed&quot;; 1; 0)" office:value-type="float" office:value="1" calcext:value-type="float">
            <text:p>1</text:p>
          </table:table-cell>
          <table:table-cell table:formula="of:=([StudentsPerformance.F472] - [StudentsPerformance.$J$2])/[StudentsPerformance.$K$2]" office:value-type="float" office:value="1.11527472604003" calcext:value-type="float">
            <text:p>1.11527472604003</text:p>
          </table:table-cell>
          <table:table-cell table:formula="of:=([StudentsPerformance.G472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472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473] = &quot;male&quot;; 1; 0)" office:value-type="float" office:value="0" calcext:value-type="float">
            <text:p>0</text:p>
          </table:table-cell>
          <table:table-cell table:formula="of:=IF([StudentsPerformance.B473] = &quot;group A&quot;; 0; IF([StudentsPerformance.B473] = &quot;group B&quot;; 1; IF([StudentsPerformance.B473] = &quot;group C&quot;; 2; IF([StudentsPerformance.B473] = &quot;group D&quot;; 3; 4))))" office:value-type="float" office:value="2" calcext:value-type="float">
            <text:p>2</text:p>
          </table:table-cell>
          <table:table-cell table:formula="of:=IF([StudentsPerformance.C473] = &quot;some high school&quot;; 0; IF([StudentsPerformance.C473] = &quot;high school&quot;; 1; IF([StudentsPerformance.C473] = &quot;some college&quot;; 2; IF([StudentsPerformance.C473] = &quot;associate's degree&quot;; 3; IF([StudentsPerformance.C473] = &quot;bachelor's degree&quot;; 4; 5)))))" office:value-type="float" office:value="1" calcext:value-type="float">
            <text:p>1</text:p>
          </table:table-cell>
          <table:table-cell table:formula="of:=IF([StudentsPerformance.D473] = &quot;standard&quot;; 1; 0)" office:value-type="float" office:value="1" calcext:value-type="float">
            <text:p>1</text:p>
          </table:table-cell>
          <table:table-cell table:formula="of:=IF([StudentsPerformance.E473] = &quot;completed&quot;; 1; 0)" office:value-type="float" office:value="0" calcext:value-type="float">
            <text:p>0</text:p>
          </table:table-cell>
          <table:table-cell table:formula="of:=([StudentsPerformance.F473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473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473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474] = &quot;male&quot;; 1; 0)" office:value-type="float" office:value="0" calcext:value-type="float">
            <text:p>0</text:p>
          </table:table-cell>
          <table:table-cell table:formula="of:=IF([StudentsPerformance.B474] = &quot;group A&quot;; 0; IF([StudentsPerformance.B474] = &quot;group B&quot;; 1; IF([StudentsPerformance.B474] = &quot;group C&quot;; 2; IF([StudentsPerformance.B474] = &quot;group D&quot;; 3; 4))))" office:value-type="float" office:value="2" calcext:value-type="float">
            <text:p>2</text:p>
          </table:table-cell>
          <table:table-cell table:formula="of:=IF([StudentsPerformance.C474] = &quot;some high school&quot;; 0; IF([StudentsPerformance.C474] = &quot;high school&quot;; 1; IF([StudentsPerformance.C474] = &quot;some college&quot;; 2; IF([StudentsPerformance.C474] = &quot;associate's degree&quot;; 3; IF([StudentsPerformance.C474] = &quot;bachelor's degree&quot;; 4; 5)))))" office:value-type="float" office:value="3" calcext:value-type="float">
            <text:p>3</text:p>
          </table:table-cell>
          <table:table-cell table:formula="of:=IF([StudentsPerformance.D474] = &quot;standard&quot;; 1; 0)" office:value-type="float" office:value="1" calcext:value-type="float">
            <text:p>1</text:p>
          </table:table-cell>
          <table:table-cell table:formula="of:=IF([StudentsPerformance.E474] = &quot;completed&quot;; 1; 0)" office:value-type="float" office:value="1" calcext:value-type="float">
            <text:p>1</text:p>
          </table:table-cell>
          <table:table-cell table:formula="of:=([StudentsPerformance.F474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474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474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475] = &quot;male&quot;; 1; 0)" office:value-type="float" office:value="0" calcext:value-type="float">
            <text:p>0</text:p>
          </table:table-cell>
          <table:table-cell table:formula="of:=IF([StudentsPerformance.B475] = &quot;group A&quot;; 0; IF([StudentsPerformance.B475] = &quot;group B&quot;; 1; IF([StudentsPerformance.B475] = &quot;group C&quot;; 2; IF([StudentsPerformance.B475] = &quot;group D&quot;; 3; 4))))" office:value-type="float" office:value="3" calcext:value-type="float">
            <text:p>3</text:p>
          </table:table-cell>
          <table:table-cell table:formula="of:=IF([StudentsPerformance.C475] = &quot;some high school&quot;; 0; IF([StudentsPerformance.C475] = &quot;high school&quot;; 1; IF([StudentsPerformance.C475] = &quot;some college&quot;; 2; IF([StudentsPerformance.C475] = &quot;associate's degree&quot;; 3; IF([StudentsPerformance.C475] = &quot;bachelor's degree&quot;; 4; 5)))))" office:value-type="float" office:value="0" calcext:value-type="float">
            <text:p>0</text:p>
          </table:table-cell>
          <table:table-cell table:formula="of:=IF([StudentsPerformance.D475] = &quot;standard&quot;; 1; 0)" office:value-type="float" office:value="1" calcext:value-type="float">
            <text:p>1</text:p>
          </table:table-cell>
          <table:table-cell table:formula="of:=IF([StudentsPerformance.E475] = &quot;completed&quot;; 1; 0)" office:value-type="float" office:value="0" calcext:value-type="float">
            <text:p>0</text:p>
          </table:table-cell>
          <table:table-cell table:formula="of:=([StudentsPerformance.F475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475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475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476] = &quot;male&quot;; 1; 0)" office:value-type="float" office:value="0" calcext:value-type="float">
            <text:p>0</text:p>
          </table:table-cell>
          <table:table-cell table:formula="of:=IF([StudentsPerformance.B476] = &quot;group A&quot;; 0; IF([StudentsPerformance.B476] = &quot;group B&quot;; 1; IF([StudentsPerformance.B476] = &quot;group C&quot;; 2; IF([StudentsPerformance.B476] = &quot;group D&quot;; 3; 4))))" office:value-type="float" office:value="1" calcext:value-type="float">
            <text:p>1</text:p>
          </table:table-cell>
          <table:table-cell table:formula="of:=IF([StudentsPerformance.C476] = &quot;some high school&quot;; 0; IF([StudentsPerformance.C476] = &quot;high school&quot;; 1; IF([StudentsPerformance.C476] = &quot;some college&quot;; 2; IF([StudentsPerformance.C476] = &quot;associate's degree&quot;; 3; IF([StudentsPerformance.C476] = &quot;bachelor's degree&quot;; 4; 5)))))" office:value-type="float" office:value="3" calcext:value-type="float">
            <text:p>3</text:p>
          </table:table-cell>
          <table:table-cell table:formula="of:=IF([StudentsPerformance.D476] = &quot;standard&quot;; 1; 0)" office:value-type="float" office:value="1" calcext:value-type="float">
            <text:p>1</text:p>
          </table:table-cell>
          <table:table-cell table:formula="of:=IF([StudentsPerformance.E476] = &quot;completed&quot;; 1; 0)" office:value-type="float" office:value="1" calcext:value-type="float">
            <text:p>1</text:p>
          </table:table-cell>
          <table:table-cell table:formula="of:=([StudentsPerformance.F476] - [StudentsPerformance.$J$2])/[StudentsPerformance.$K$2]" office:value-type="float" office:value="1.5769223567112" calcext:value-type="float">
            <text:p>1.5769223567112</text:p>
          </table:table-cell>
          <table:table-cell table:formula="of:=([StudentsPerformance.G476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476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477] = &quot;male&quot;; 1; 0)" office:value-type="float" office:value="0" calcext:value-type="float">
            <text:p>0</text:p>
          </table:table-cell>
          <table:table-cell table:formula="of:=IF([StudentsPerformance.B477] = &quot;group A&quot;; 0; IF([StudentsPerformance.B477] = &quot;group B&quot;; 1; IF([StudentsPerformance.B477] = &quot;group C&quot;; 2; IF([StudentsPerformance.B477] = &quot;group D&quot;; 3; 4))))" office:value-type="float" office:value="3" calcext:value-type="float">
            <text:p>3</text:p>
          </table:table-cell>
          <table:table-cell table:formula="of:=IF([StudentsPerformance.C477] = &quot;some high school&quot;; 0; IF([StudentsPerformance.C477] = &quot;high school&quot;; 1; IF([StudentsPerformance.C477] = &quot;some college&quot;; 2; IF([StudentsPerformance.C477] = &quot;associate's degree&quot;; 3; IF([StudentsPerformance.C477] = &quot;bachelor's degree&quot;; 4; 5)))))" office:value-type="float" office:value="4" calcext:value-type="float">
            <text:p>4</text:p>
          </table:table-cell>
          <table:table-cell table:formula="of:=IF([StudentsPerformance.D477] = &quot;standard&quot;; 1; 0)" office:value-type="float" office:value="1" calcext:value-type="float">
            <text:p>1</text:p>
          </table:table-cell>
          <table:table-cell table:formula="of:=IF([StudentsPerformance.E477] = &quot;completed&quot;; 1; 0)" office:value-type="float" office:value="1" calcext:value-type="float">
            <text:p>1</text:p>
          </table:table-cell>
          <table:table-cell table:formula="of:=([StudentsPerformance.F477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477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477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478] = &quot;male&quot;; 1; 0)" office:value-type="float" office:value="1" calcext:value-type="float">
            <text:p>1</text:p>
          </table:table-cell>
          <table:table-cell table:formula="of:=IF([StudentsPerformance.B478] = &quot;group A&quot;; 0; IF([StudentsPerformance.B478] = &quot;group B&quot;; 1; IF([StudentsPerformance.B478] = &quot;group C&quot;; 2; IF([StudentsPerformance.B478] = &quot;group D&quot;; 3; 4))))" office:value-type="float" office:value="4" calcext:value-type="float">
            <text:p>4</text:p>
          </table:table-cell>
          <table:table-cell table:formula="of:=IF([StudentsPerformance.C478] = &quot;some high school&quot;; 0; IF([StudentsPerformance.C478] = &quot;high school&quot;; 1; IF([StudentsPerformance.C478] = &quot;some college&quot;; 2; IF([StudentsPerformance.C478] = &quot;associate's degree&quot;; 3; IF([StudentsPerformance.C478] = &quot;bachelor's degree&quot;; 4; 5)))))" office:value-type="float" office:value="4" calcext:value-type="float">
            <text:p>4</text:p>
          </table:table-cell>
          <table:table-cell table:formula="of:=IF([StudentsPerformance.D478] = &quot;standard&quot;; 1; 0)" office:value-type="float" office:value="1" calcext:value-type="float">
            <text:p>1</text:p>
          </table:table-cell>
          <table:table-cell table:formula="of:=IF([StudentsPerformance.E478] = &quot;completed&quot;; 1; 0)" office:value-type="float" office:value="1" calcext:value-type="float">
            <text:p>1</text:p>
          </table:table-cell>
          <table:table-cell table:formula="of:=([StudentsPerformance.F478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478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478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479] = &quot;male&quot;; 1; 0)" office:value-type="float" office:value="1" calcext:value-type="float">
            <text:p>1</text:p>
          </table:table-cell>
          <table:table-cell table:formula="of:=IF([StudentsPerformance.B479] = &quot;group A&quot;; 0; IF([StudentsPerformance.B479] = &quot;group B&quot;; 1; IF([StudentsPerformance.B479] = &quot;group C&quot;; 2; IF([StudentsPerformance.B479] = &quot;group D&quot;; 3; 4))))" office:value-type="float" office:value="3" calcext:value-type="float">
            <text:p>3</text:p>
          </table:table-cell>
          <table:table-cell table:formula="of:=IF([StudentsPerformance.C479] = &quot;some high school&quot;; 0; IF([StudentsPerformance.C479] = &quot;high school&quot;; 1; IF([StudentsPerformance.C479] = &quot;some college&quot;; 2; IF([StudentsPerformance.C479] = &quot;associate's degree&quot;; 3; IF([StudentsPerformance.C479] = &quot;bachelor's degree&quot;; 4; 5)))))" office:value-type="float" office:value="3" calcext:value-type="float">
            <text:p>3</text:p>
          </table:table-cell>
          <table:table-cell table:formula="of:=IF([StudentsPerformance.D479] = &quot;standard&quot;; 1; 0)" office:value-type="float" office:value="1" calcext:value-type="float">
            <text:p>1</text:p>
          </table:table-cell>
          <table:table-cell table:formula="of:=IF([StudentsPerformance.E479] = &quot;completed&quot;; 1; 0)" office:value-type="float" office:value="0" calcext:value-type="float">
            <text:p>0</text:p>
          </table:table-cell>
          <table:table-cell table:formula="of:=([StudentsPerformance.F479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479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479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480] = &quot;male&quot;; 1; 0)" office:value-type="float" office:value="0" calcext:value-type="float">
            <text:p>0</text:p>
          </table:table-cell>
          <table:table-cell table:formula="of:=IF([StudentsPerformance.B480] = &quot;group A&quot;; 0; IF([StudentsPerformance.B480] = &quot;group B&quot;; 1; IF([StudentsPerformance.B480] = &quot;group C&quot;; 2; IF([StudentsPerformance.B480] = &quot;group D&quot;; 3; 4))))" office:value-type="float" office:value="3" calcext:value-type="float">
            <text:p>3</text:p>
          </table:table-cell>
          <table:table-cell table:formula="of:=IF([StudentsPerformance.C480] = &quot;some high school&quot;; 0; IF([StudentsPerformance.C480] = &quot;high school&quot;; 1; IF([StudentsPerformance.C480] = &quot;some college&quot;; 2; IF([StudentsPerformance.C480] = &quot;associate's degree&quot;; 3; IF([StudentsPerformance.C480] = &quot;bachelor's degree&quot;; 4; 5)))))" office:value-type="float" office:value="5" calcext:value-type="float">
            <text:p>5</text:p>
          </table:table-cell>
          <table:table-cell table:formula="of:=IF([StudentsPerformance.D480] = &quot;standard&quot;; 1; 0)" office:value-type="float" office:value="1" calcext:value-type="float">
            <text:p>1</text:p>
          </table:table-cell>
          <table:table-cell table:formula="of:=IF([StudentsPerformance.E480] = &quot;completed&quot;; 1; 0)" office:value-type="float" office:value="0" calcext:value-type="float">
            <text:p>0</text:p>
          </table:table-cell>
          <table:table-cell table:formula="of:=([StudentsPerformance.F480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480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480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481] = &quot;male&quot;; 1; 0)" office:value-type="float" office:value="1" calcext:value-type="float">
            <text:p>1</text:p>
          </table:table-cell>
          <table:table-cell table:formula="of:=IF([StudentsPerformance.B481] = &quot;group A&quot;; 0; IF([StudentsPerformance.B481] = &quot;group B&quot;; 1; IF([StudentsPerformance.B481] = &quot;group C&quot;; 2; IF([StudentsPerformance.B481] = &quot;group D&quot;; 3; 4))))" office:value-type="float" office:value="4" calcext:value-type="float">
            <text:p>4</text:p>
          </table:table-cell>
          <table:table-cell table:formula="of:=IF([StudentsPerformance.C481] = &quot;some high school&quot;; 0; IF([StudentsPerformance.C481] = &quot;high school&quot;; 1; IF([StudentsPerformance.C481] = &quot;some college&quot;; 2; IF([StudentsPerformance.C481] = &quot;associate's degree&quot;; 3; IF([StudentsPerformance.C481] = &quot;bachelor's degree&quot;; 4; 5)))))" office:value-type="float" office:value="3" calcext:value-type="float">
            <text:p>3</text:p>
          </table:table-cell>
          <table:table-cell table:formula="of:=IF([StudentsPerformance.D481] = &quot;standard&quot;; 1; 0)" office:value-type="float" office:value="1" calcext:value-type="float">
            <text:p>1</text:p>
          </table:table-cell>
          <table:table-cell table:formula="of:=IF([StudentsPerformance.E481] = &quot;completed&quot;; 1; 0)" office:value-type="float" office:value="0" calcext:value-type="float">
            <text:p>0</text:p>
          </table:table-cell>
          <table:table-cell table:formula="of:=([StudentsPerformance.F481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481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481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482] = &quot;male&quot;; 1; 0)" office:value-type="float" office:value="1" calcext:value-type="float">
            <text:p>1</text:p>
          </table:table-cell>
          <table:table-cell table:formula="of:=IF([StudentsPerformance.B482] = &quot;group A&quot;; 0; IF([StudentsPerformance.B482] = &quot;group B&quot;; 1; IF([StudentsPerformance.B482] = &quot;group C&quot;; 2; IF([StudentsPerformance.B482] = &quot;group D&quot;; 3; 4))))" office:value-type="float" office:value="1" calcext:value-type="float">
            <text:p>1</text:p>
          </table:table-cell>
          <table:table-cell table:formula="of:=IF([StudentsPerformance.C482] = &quot;some high school&quot;; 0; IF([StudentsPerformance.C482] = &quot;high school&quot;; 1; IF([StudentsPerformance.C482] = &quot;some college&quot;; 2; IF([StudentsPerformance.C482] = &quot;associate's degree&quot;; 3; IF([StudentsPerformance.C482] = &quot;bachelor's degree&quot;; 4; 5)))))" office:value-type="float" office:value="1" calcext:value-type="float">
            <text:p>1</text:p>
          </table:table-cell>
          <table:table-cell table:formula="of:=IF([StudentsPerformance.D482] = &quot;standard&quot;; 1; 0)" office:value-type="float" office:value="1" calcext:value-type="float">
            <text:p>1</text:p>
          </table:table-cell>
          <table:table-cell table:formula="of:=IF([StudentsPerformance.E482] = &quot;completed&quot;; 1; 0)" office:value-type="float" office:value="1" calcext:value-type="float">
            <text:p>1</text:p>
          </table:table-cell>
          <table:table-cell table:formula="of:=([StudentsPerformance.F482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482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482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483] = &quot;male&quot;; 1; 0)" office:value-type="float" office:value="0" calcext:value-type="float">
            <text:p>0</text:p>
          </table:table-cell>
          <table:table-cell table:formula="of:=IF([StudentsPerformance.B483] = &quot;group A&quot;; 0; IF([StudentsPerformance.B483] = &quot;group B&quot;; 1; IF([StudentsPerformance.B483] = &quot;group C&quot;; 2; IF([StudentsPerformance.B483] = &quot;group D&quot;; 3; 4))))" office:value-type="float" office:value="3" calcext:value-type="float">
            <text:p>3</text:p>
          </table:table-cell>
          <table:table-cell table:formula="of:=IF([StudentsPerformance.C483] = &quot;some high school&quot;; 0; IF([StudentsPerformance.C483] = &quot;high school&quot;; 1; IF([StudentsPerformance.C483] = &quot;some college&quot;; 2; IF([StudentsPerformance.C483] = &quot;associate's degree&quot;; 3; IF([StudentsPerformance.C483] = &quot;bachelor's degree&quot;; 4; 5)))))" office:value-type="float" office:value="3" calcext:value-type="float">
            <text:p>3</text:p>
          </table:table-cell>
          <table:table-cell table:formula="of:=IF([StudentsPerformance.D483] = &quot;standard&quot;; 1; 0)" office:value-type="float" office:value="0" calcext:value-type="float">
            <text:p>0</text:p>
          </table:table-cell>
          <table:table-cell table:formula="of:=IF([StudentsPerformance.E483] = &quot;completed&quot;; 1; 0)" office:value-type="float" office:value="0" calcext:value-type="float">
            <text:p>0</text:p>
          </table:table-cell>
          <table:table-cell table:formula="of:=([StudentsPerformance.F483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483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483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484] = &quot;male&quot;; 1; 0)" office:value-type="float" office:value="1" calcext:value-type="float">
            <text:p>1</text:p>
          </table:table-cell>
          <table:table-cell table:formula="of:=IF([StudentsPerformance.B484] = &quot;group A&quot;; 0; IF([StudentsPerformance.B484] = &quot;group B&quot;; 1; IF([StudentsPerformance.B484] = &quot;group C&quot;; 2; IF([StudentsPerformance.B484] = &quot;group D&quot;; 3; 4))))" office:value-type="float" office:value="2" calcext:value-type="float">
            <text:p>2</text:p>
          </table:table-cell>
          <table:table-cell table:formula="of:=IF([StudentsPerformance.C484] = &quot;some high school&quot;; 0; IF([StudentsPerformance.C484] = &quot;high school&quot;; 1; IF([StudentsPerformance.C484] = &quot;some college&quot;; 2; IF([StudentsPerformance.C484] = &quot;associate's degree&quot;; 3; IF([StudentsPerformance.C484] = &quot;bachelor's degree&quot;; 4; 5)))))" office:value-type="float" office:value="2" calcext:value-type="float">
            <text:p>2</text:p>
          </table:table-cell>
          <table:table-cell table:formula="of:=IF([StudentsPerformance.D484] = &quot;standard&quot;; 1; 0)" office:value-type="float" office:value="0" calcext:value-type="float">
            <text:p>0</text:p>
          </table:table-cell>
          <table:table-cell table:formula="of:=IF([StudentsPerformance.E484] = &quot;completed&quot;; 1; 0)" office:value-type="float" office:value="0" calcext:value-type="float">
            <text:p>0</text:p>
          </table:table-cell>
          <table:table-cell table:formula="of:=([StudentsPerformance.F484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484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484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485] = &quot;male&quot;; 1; 0)" office:value-type="float" office:value="1" calcext:value-type="float">
            <text:p>1</text:p>
          </table:table-cell>
          <table:table-cell table:formula="of:=IF([StudentsPerformance.B485] = &quot;group A&quot;; 0; IF([StudentsPerformance.B485] = &quot;group B&quot;; 1; IF([StudentsPerformance.B485] = &quot;group C&quot;; 2; IF([StudentsPerformance.B485] = &quot;group D&quot;; 3; 4))))" office:value-type="float" office:value="0" calcext:value-type="float">
            <text:p>0</text:p>
          </table:table-cell>
          <table:table-cell table:formula="of:=IF([StudentsPerformance.C485] = &quot;some high school&quot;; 0; IF([StudentsPerformance.C485] = &quot;high school&quot;; 1; IF([StudentsPerformance.C485] = &quot;some college&quot;; 2; IF([StudentsPerformance.C485] = &quot;associate's degree&quot;; 3; IF([StudentsPerformance.C485] = &quot;bachelor's degree&quot;; 4; 5)))))" office:value-type="float" office:value="1" calcext:value-type="float">
            <text:p>1</text:p>
          </table:table-cell>
          <table:table-cell table:formula="of:=IF([StudentsPerformance.D485] = &quot;standard&quot;; 1; 0)" office:value-type="float" office:value="1" calcext:value-type="float">
            <text:p>1</text:p>
          </table:table-cell>
          <table:table-cell table:formula="of:=IF([StudentsPerformance.E485] = &quot;completed&quot;; 1; 0)" office:value-type="float" office:value="0" calcext:value-type="float">
            <text:p>0</text:p>
          </table:table-cell>
          <table:table-cell table:formula="of:=([StudentsPerformance.F485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485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485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486] = &quot;male&quot;; 1; 0)" office:value-type="float" office:value="0" calcext:value-type="float">
            <text:p>0</text:p>
          </table:table-cell>
          <table:table-cell table:formula="of:=IF([StudentsPerformance.B486] = &quot;group A&quot;; 0; IF([StudentsPerformance.B486] = &quot;group B&quot;; 1; IF([StudentsPerformance.B486] = &quot;group C&quot;; 2; IF([StudentsPerformance.B486] = &quot;group D&quot;; 3; 4))))" office:value-type="float" office:value="1" calcext:value-type="float">
            <text:p>1</text:p>
          </table:table-cell>
          <table:table-cell table:formula="of:=IF([StudentsPerformance.C486] = &quot;some high school&quot;; 0; IF([StudentsPerformance.C486] = &quot;high school&quot;; 1; IF([StudentsPerformance.C486] = &quot;some college&quot;; 2; IF([StudentsPerformance.C486] = &quot;associate's degree&quot;; 3; IF([StudentsPerformance.C486] = &quot;bachelor's degree&quot;; 4; 5)))))" office:value-type="float" office:value="3" calcext:value-type="float">
            <text:p>3</text:p>
          </table:table-cell>
          <table:table-cell table:formula="of:=IF([StudentsPerformance.D486] = &quot;standard&quot;; 1; 0)" office:value-type="float" office:value="1" calcext:value-type="float">
            <text:p>1</text:p>
          </table:table-cell>
          <table:table-cell table:formula="of:=IF([StudentsPerformance.E486] = &quot;completed&quot;; 1; 0)" office:value-type="float" office:value="0" calcext:value-type="float">
            <text:p>0</text:p>
          </table:table-cell>
          <table:table-cell table:formula="of:=([StudentsPerformance.F486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486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486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487] = &quot;male&quot;; 1; 0)" office:value-type="float" office:value="1" calcext:value-type="float">
            <text:p>1</text:p>
          </table:table-cell>
          <table:table-cell table:formula="of:=IF([StudentsPerformance.B487] = &quot;group A&quot;; 0; IF([StudentsPerformance.B487] = &quot;group B&quot;; 1; IF([StudentsPerformance.B487] = &quot;group C&quot;; 2; IF([StudentsPerformance.B487] = &quot;group D&quot;; 3; 4))))" office:value-type="float" office:value="2" calcext:value-type="float">
            <text:p>2</text:p>
          </table:table-cell>
          <table:table-cell table:formula="of:=IF([StudentsPerformance.C487] = &quot;some high school&quot;; 0; IF([StudentsPerformance.C487] = &quot;high school&quot;; 1; IF([StudentsPerformance.C487] = &quot;some college&quot;; 2; IF([StudentsPerformance.C487] = &quot;associate's degree&quot;; 3; IF([StudentsPerformance.C487] = &quot;bachelor's degree&quot;; 4; 5)))))" office:value-type="float" office:value="1" calcext:value-type="float">
            <text:p>1</text:p>
          </table:table-cell>
          <table:table-cell table:formula="of:=IF([StudentsPerformance.D487] = &quot;standard&quot;; 1; 0)" office:value-type="float" office:value="1" calcext:value-type="float">
            <text:p>1</text:p>
          </table:table-cell>
          <table:table-cell table:formula="of:=IF([StudentsPerformance.E487] = &quot;completed&quot;; 1; 0)" office:value-type="float" office:value="0" calcext:value-type="float">
            <text:p>0</text:p>
          </table:table-cell>
          <table:table-cell table:formula="of:=([StudentsPerformance.F487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487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487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488] = &quot;male&quot;; 1; 0)" office:value-type="float" office:value="1" calcext:value-type="float">
            <text:p>1</text:p>
          </table:table-cell>
          <table:table-cell table:formula="of:=IF([StudentsPerformance.B488] = &quot;group A&quot;; 0; IF([StudentsPerformance.B488] = &quot;group B&quot;; 1; IF([StudentsPerformance.B488] = &quot;group C&quot;; 2; IF([StudentsPerformance.B488] = &quot;group D&quot;; 3; 4))))" office:value-type="float" office:value="3" calcext:value-type="float">
            <text:p>3</text:p>
          </table:table-cell>
          <table:table-cell table:formula="of:=IF([StudentsPerformance.C488] = &quot;some high school&quot;; 0; IF([StudentsPerformance.C488] = &quot;high school&quot;; 1; IF([StudentsPerformance.C488] = &quot;some college&quot;; 2; IF([StudentsPerformance.C488] = &quot;associate's degree&quot;; 3; IF([StudentsPerformance.C488] = &quot;bachelor's degree&quot;; 4; 5)))))" office:value-type="float" office:value="2" calcext:value-type="float">
            <text:p>2</text:p>
          </table:table-cell>
          <table:table-cell table:formula="of:=IF([StudentsPerformance.D488] = &quot;standard&quot;; 1; 0)" office:value-type="float" office:value="0" calcext:value-type="float">
            <text:p>0</text:p>
          </table:table-cell>
          <table:table-cell table:formula="of:=IF([StudentsPerformance.E488] = &quot;completed&quot;; 1; 0)" office:value-type="float" office:value="0" calcext:value-type="float">
            <text:p>0</text:p>
          </table:table-cell>
          <table:table-cell table:formula="of:=([StudentsPerformance.F488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488] - [StudentsPerformance.$M$2])/[StudentsPerformance.$N$2]" office:value-type="float" office:value="-1.51840469599828" calcext:value-type="float">
            <text:p>-1.51840469599828</text:p>
          </table:table-cell>
          <table:table-cell table:formula="of:=([StudentsPerformance.H488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489] = &quot;male&quot;; 1; 0)" office:value-type="float" office:value="0" calcext:value-type="float">
            <text:p>0</text:p>
          </table:table-cell>
          <table:table-cell table:formula="of:=IF([StudentsPerformance.B489] = &quot;group A&quot;; 0; IF([StudentsPerformance.B489] = &quot;group B&quot;; 1; IF([StudentsPerformance.B489] = &quot;group C&quot;; 2; IF([StudentsPerformance.B489] = &quot;group D&quot;; 3; 4))))" office:value-type="float" office:value="2" calcext:value-type="float">
            <text:p>2</text:p>
          </table:table-cell>
          <table:table-cell table:formula="of:=IF([StudentsPerformance.C489] = &quot;some high school&quot;; 0; IF([StudentsPerformance.C489] = &quot;high school&quot;; 1; IF([StudentsPerformance.C489] = &quot;some college&quot;; 2; IF([StudentsPerformance.C489] = &quot;associate's degree&quot;; 3; IF([StudentsPerformance.C489] = &quot;bachelor's degree&quot;; 4; 5)))))" office:value-type="float" office:value="3" calcext:value-type="float">
            <text:p>3</text:p>
          </table:table-cell>
          <table:table-cell table:formula="of:=IF([StudentsPerformance.D489] = &quot;standard&quot;; 1; 0)" office:value-type="float" office:value="0" calcext:value-type="float">
            <text:p>0</text:p>
          </table:table-cell>
          <table:table-cell table:formula="of:=IF([StudentsPerformance.E489] = &quot;completed&quot;; 1; 0)" office:value-type="float" office:value="0" calcext:value-type="float">
            <text:p>0</text:p>
          </table:table-cell>
          <table:table-cell table:formula="of:=([StudentsPerformance.F489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489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489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490] = &quot;male&quot;; 1; 0)" office:value-type="float" office:value="1" calcext:value-type="float">
            <text:p>1</text:p>
          </table:table-cell>
          <table:table-cell table:formula="of:=IF([StudentsPerformance.B490] = &quot;group A&quot;; 0; IF([StudentsPerformance.B490] = &quot;group B&quot;; 1; IF([StudentsPerformance.B490] = &quot;group C&quot;; 2; IF([StudentsPerformance.B490] = &quot;group D&quot;; 3; 4))))" office:value-type="float" office:value="1" calcext:value-type="float">
            <text:p>1</text:p>
          </table:table-cell>
          <table:table-cell table:formula="of:=IF([StudentsPerformance.C490] = &quot;some high school&quot;; 0; IF([StudentsPerformance.C490] = &quot;high school&quot;; 1; IF([StudentsPerformance.C490] = &quot;some college&quot;; 2; IF([StudentsPerformance.C490] = &quot;associate's degree&quot;; 3; IF([StudentsPerformance.C490] = &quot;bachelor's degree&quot;; 4; 5)))))" office:value-type="float" office:value="0" calcext:value-type="float">
            <text:p>0</text:p>
          </table:table-cell>
          <table:table-cell table:formula="of:=IF([StudentsPerformance.D490] = &quot;standard&quot;; 1; 0)" office:value-type="float" office:value="1" calcext:value-type="float">
            <text:p>1</text:p>
          </table:table-cell>
          <table:table-cell table:formula="of:=IF([StudentsPerformance.E490] = &quot;completed&quot;; 1; 0)" office:value-type="float" office:value="1" calcext:value-type="float">
            <text:p>1</text:p>
          </table:table-cell>
          <table:table-cell table:formula="of:=([StudentsPerformance.F490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490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490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491] = &quot;male&quot;; 1; 0)" office:value-type="float" office:value="1" calcext:value-type="float">
            <text:p>1</text:p>
          </table:table-cell>
          <table:table-cell table:formula="of:=IF([StudentsPerformance.B491] = &quot;group A&quot;; 0; IF([StudentsPerformance.B491] = &quot;group B&quot;; 1; IF([StudentsPerformance.B491] = &quot;group C&quot;; 2; IF([StudentsPerformance.B491] = &quot;group D&quot;; 3; 4))))" office:value-type="float" office:value="0" calcext:value-type="float">
            <text:p>0</text:p>
          </table:table-cell>
          <table:table-cell table:formula="of:=IF([StudentsPerformance.C491] = &quot;some high school&quot;; 0; IF([StudentsPerformance.C491] = &quot;high school&quot;; 1; IF([StudentsPerformance.C491] = &quot;some college&quot;; 2; IF([StudentsPerformance.C491] = &quot;associate's degree&quot;; 3; IF([StudentsPerformance.C491] = &quot;bachelor's degree&quot;; 4; 5)))))" office:value-type="float" office:value="3" calcext:value-type="float">
            <text:p>3</text:p>
          </table:table-cell>
          <table:table-cell table:formula="of:=IF([StudentsPerformance.D491] = &quot;standard&quot;; 1; 0)" office:value-type="float" office:value="0" calcext:value-type="float">
            <text:p>0</text:p>
          </table:table-cell>
          <table:table-cell table:formula="of:=IF([StudentsPerformance.E491] = &quot;completed&quot;; 1; 0)" office:value-type="float" office:value="1" calcext:value-type="float">
            <text:p>1</text:p>
          </table:table-cell>
          <table:table-cell table:formula="of:=([StudentsPerformance.F491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491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491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492] = &quot;male&quot;; 1; 0)" office:value-type="float" office:value="0" calcext:value-type="float">
            <text:p>0</text:p>
          </table:table-cell>
          <table:table-cell table:formula="of:=IF([StudentsPerformance.B492] = &quot;group A&quot;; 0; IF([StudentsPerformance.B492] = &quot;group B&quot;; 1; IF([StudentsPerformance.B492] = &quot;group C&quot;; 2; IF([StudentsPerformance.B492] = &quot;group D&quot;; 3; 4))))" office:value-type="float" office:value="0" calcext:value-type="float">
            <text:p>0</text:p>
          </table:table-cell>
          <table:table-cell table:formula="of:=IF([StudentsPerformance.C492] = &quot;some high school&quot;; 0; IF([StudentsPerformance.C492] = &quot;high school&quot;; 1; IF([StudentsPerformance.C492] = &quot;some college&quot;; 2; IF([StudentsPerformance.C492] = &quot;associate's degree&quot;; 3; IF([StudentsPerformance.C492] = &quot;bachelor's degree&quot;; 4; 5)))))" office:value-type="float" office:value="3" calcext:value-type="float">
            <text:p>3</text:p>
          </table:table-cell>
          <table:table-cell table:formula="of:=IF([StudentsPerformance.D492] = &quot;standard&quot;; 1; 0)" office:value-type="float" office:value="0" calcext:value-type="float">
            <text:p>0</text:p>
          </table:table-cell>
          <table:table-cell table:formula="of:=IF([StudentsPerformance.E492] = &quot;completed&quot;; 1; 0)" office:value-type="float" office:value="0" calcext:value-type="float">
            <text:p>0</text:p>
          </table:table-cell>
          <table:table-cell table:formula="of:=([StudentsPerformance.F492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492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492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493] = &quot;male&quot;; 1; 0)" office:value-type="float" office:value="0" calcext:value-type="float">
            <text:p>0</text:p>
          </table:table-cell>
          <table:table-cell table:formula="of:=IF([StudentsPerformance.B493] = &quot;group A&quot;; 0; IF([StudentsPerformance.B493] = &quot;group B&quot;; 1; IF([StudentsPerformance.B493] = &quot;group C&quot;; 2; IF([StudentsPerformance.B493] = &quot;group D&quot;; 3; 4))))" office:value-type="float" office:value="2" calcext:value-type="float">
            <text:p>2</text:p>
          </table:table-cell>
          <table:table-cell table:formula="of:=IF([StudentsPerformance.C493] = &quot;some high school&quot;; 0; IF([StudentsPerformance.C493] = &quot;high school&quot;; 1; IF([StudentsPerformance.C493] = &quot;some college&quot;; 2; IF([StudentsPerformance.C493] = &quot;associate's degree&quot;; 3; IF([StudentsPerformance.C493] = &quot;bachelor's degree&quot;; 4; 5)))))" office:value-type="float" office:value="3" calcext:value-type="float">
            <text:p>3</text:p>
          </table:table-cell>
          <table:table-cell table:formula="of:=IF([StudentsPerformance.D493] = &quot;standard&quot;; 1; 0)" office:value-type="float" office:value="1" calcext:value-type="float">
            <text:p>1</text:p>
          </table:table-cell>
          <table:table-cell table:formula="of:=IF([StudentsPerformance.E493] = &quot;completed&quot;; 1; 0)" office:value-type="float" office:value="0" calcext:value-type="float">
            <text:p>0</text:p>
          </table:table-cell>
          <table:table-cell table:formula="of:=([StudentsPerformance.F493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493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493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494] = &quot;male&quot;; 1; 0)" office:value-type="float" office:value="0" calcext:value-type="float">
            <text:p>0</text:p>
          </table:table-cell>
          <table:table-cell table:formula="of:=IF([StudentsPerformance.B494] = &quot;group A&quot;; 0; IF([StudentsPerformance.B494] = &quot;group B&quot;; 1; IF([StudentsPerformance.B494] = &quot;group C&quot;; 2; IF([StudentsPerformance.B494] = &quot;group D&quot;; 3; 4))))" office:value-type="float" office:value="2" calcext:value-type="float">
            <text:p>2</text:p>
          </table:table-cell>
          <table:table-cell table:formula="of:=IF([StudentsPerformance.C494] = &quot;some high school&quot;; 0; IF([StudentsPerformance.C494] = &quot;high school&quot;; 1; IF([StudentsPerformance.C494] = &quot;some college&quot;; 2; IF([StudentsPerformance.C494] = &quot;associate's degree&quot;; 3; IF([StudentsPerformance.C494] = &quot;bachelor's degree&quot;; 4; 5)))))" office:value-type="float" office:value="2" calcext:value-type="float">
            <text:p>2</text:p>
          </table:table-cell>
          <table:table-cell table:formula="of:=IF([StudentsPerformance.D494] = &quot;standard&quot;; 1; 0)" office:value-type="float" office:value="1" calcext:value-type="float">
            <text:p>1</text:p>
          </table:table-cell>
          <table:table-cell table:formula="of:=IF([StudentsPerformance.E494] = &quot;completed&quot;; 1; 0)" office:value-type="float" office:value="0" calcext:value-type="float">
            <text:p>0</text:p>
          </table:table-cell>
          <table:table-cell table:formula="of:=([StudentsPerformance.F494] - [StudentsPerformance.$J$2])/[StudentsPerformance.$K$2]" office:value-type="float" office:value="1.11527472604003" calcext:value-type="float">
            <text:p>1.11527472604003</text:p>
          </table:table-cell>
          <table:table-cell table:formula="of:=([StudentsPerformance.G494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494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495] = &quot;male&quot;; 1; 0)" office:value-type="float" office:value="0" calcext:value-type="float">
            <text:p>0</text:p>
          </table:table-cell>
          <table:table-cell table:formula="of:=IF([StudentsPerformance.B495] = &quot;group A&quot;; 0; IF([StudentsPerformance.B495] = &quot;group B&quot;; 1; IF([StudentsPerformance.B495] = &quot;group C&quot;; 2; IF([StudentsPerformance.B495] = &quot;group D&quot;; 3; 4))))" office:value-type="float" office:value="2" calcext:value-type="float">
            <text:p>2</text:p>
          </table:table-cell>
          <table:table-cell table:formula="of:=IF([StudentsPerformance.C495] = &quot;some high school&quot;; 0; IF([StudentsPerformance.C495] = &quot;high school&quot;; 1; IF([StudentsPerformance.C495] = &quot;some college&quot;; 2; IF([StudentsPerformance.C495] = &quot;associate's degree&quot;; 3; IF([StudentsPerformance.C495] = &quot;bachelor's degree&quot;; 4; 5)))))" office:value-type="float" office:value="4" calcext:value-type="float">
            <text:p>4</text:p>
          </table:table-cell>
          <table:table-cell table:formula="of:=IF([StudentsPerformance.D495] = &quot;standard&quot;; 1; 0)" office:value-type="float" office:value="1" calcext:value-type="float">
            <text:p>1</text:p>
          </table:table-cell>
          <table:table-cell table:formula="of:=IF([StudentsPerformance.E495] = &quot;completed&quot;; 1; 0)" office:value-type="float" office:value="0" calcext:value-type="float">
            <text:p>0</text:p>
          </table:table-cell>
          <table:table-cell table:formula="of:=([StudentsPerformance.F495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495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495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496] = &quot;male&quot;; 1; 0)" office:value-type="float" office:value="0" calcext:value-type="float">
            <text:p>0</text:p>
          </table:table-cell>
          <table:table-cell table:formula="of:=IF([StudentsPerformance.B496] = &quot;group A&quot;; 0; IF([StudentsPerformance.B496] = &quot;group B&quot;; 1; IF([StudentsPerformance.B496] = &quot;group C&quot;; 2; IF([StudentsPerformance.B496] = &quot;group D&quot;; 3; 4))))" office:value-type="float" office:value="1" calcext:value-type="float">
            <text:p>1</text:p>
          </table:table-cell>
          <table:table-cell table:formula="of:=IF([StudentsPerformance.C496] = &quot;some high school&quot;; 0; IF([StudentsPerformance.C496] = &quot;high school&quot;; 1; IF([StudentsPerformance.C496] = &quot;some college&quot;; 2; IF([StudentsPerformance.C496] = &quot;associate's degree&quot;; 3; IF([StudentsPerformance.C496] = &quot;bachelor's degree&quot;; 4; 5)))))" office:value-type="float" office:value="1" calcext:value-type="float">
            <text:p>1</text:p>
          </table:table-cell>
          <table:table-cell table:formula="of:=IF([StudentsPerformance.D496] = &quot;standard&quot;; 1; 0)" office:value-type="float" office:value="1" calcext:value-type="float">
            <text:p>1</text:p>
          </table:table-cell>
          <table:table-cell table:formula="of:=IF([StudentsPerformance.E496] = &quot;completed&quot;; 1; 0)" office:value-type="float" office:value="0" calcext:value-type="float">
            <text:p>0</text:p>
          </table:table-cell>
          <table:table-cell table:formula="of:=([StudentsPerformance.F496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496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496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497] = &quot;male&quot;; 1; 0)" office:value-type="float" office:value="1" calcext:value-type="float">
            <text:p>1</text:p>
          </table:table-cell>
          <table:table-cell table:formula="of:=IF([StudentsPerformance.B497] = &quot;group A&quot;; 0; IF([StudentsPerformance.B497] = &quot;group B&quot;; 1; IF([StudentsPerformance.B497] = &quot;group C&quot;; 2; IF([StudentsPerformance.B497] = &quot;group D&quot;; 3; 4))))" office:value-type="float" office:value="3" calcext:value-type="float">
            <text:p>3</text:p>
          </table:table-cell>
          <table:table-cell table:formula="of:=IF([StudentsPerformance.C497] = &quot;some high school&quot;; 0; IF([StudentsPerformance.C497] = &quot;high school&quot;; 1; IF([StudentsPerformance.C497] = &quot;some college&quot;; 2; IF([StudentsPerformance.C497] = &quot;associate's degree&quot;; 3; IF([StudentsPerformance.C497] = &quot;bachelor's degree&quot;; 4; 5)))))" office:value-type="float" office:value="1" calcext:value-type="float">
            <text:p>1</text:p>
          </table:table-cell>
          <table:table-cell table:formula="of:=IF([StudentsPerformance.D497] = &quot;standard&quot;; 1; 0)" office:value-type="float" office:value="1" calcext:value-type="float">
            <text:p>1</text:p>
          </table:table-cell>
          <table:table-cell table:formula="of:=IF([StudentsPerformance.E497] = &quot;completed&quot;; 1; 0)" office:value-type="float" office:value="1" calcext:value-type="float">
            <text:p>1</text:p>
          </table:table-cell>
          <table:table-cell table:formula="of:=([StudentsPerformance.F497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497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497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498] = &quot;male&quot;; 1; 0)" office:value-type="float" office:value="0" calcext:value-type="float">
            <text:p>0</text:p>
          </table:table-cell>
          <table:table-cell table:formula="of:=IF([StudentsPerformance.B498] = &quot;group A&quot;; 0; IF([StudentsPerformance.B498] = &quot;group B&quot;; 1; IF([StudentsPerformance.B498] = &quot;group C&quot;; 2; IF([StudentsPerformance.B498] = &quot;group D&quot;; 3; 4))))" office:value-type="float" office:value="2" calcext:value-type="float">
            <text:p>2</text:p>
          </table:table-cell>
          <table:table-cell table:formula="of:=IF([StudentsPerformance.C498] = &quot;some high school&quot;; 0; IF([StudentsPerformance.C498] = &quot;high school&quot;; 1; IF([StudentsPerformance.C498] = &quot;some college&quot;; 2; IF([StudentsPerformance.C498] = &quot;associate's degree&quot;; 3; IF([StudentsPerformance.C498] = &quot;bachelor's degree&quot;; 4; 5)))))" office:value-type="float" office:value="2" calcext:value-type="float">
            <text:p>2</text:p>
          </table:table-cell>
          <table:table-cell table:formula="of:=IF([StudentsPerformance.D498] = &quot;standard&quot;; 1; 0)" office:value-type="float" office:value="1" calcext:value-type="float">
            <text:p>1</text:p>
          </table:table-cell>
          <table:table-cell table:formula="of:=IF([StudentsPerformance.E498] = &quot;completed&quot;; 1; 0)" office:value-type="float" office:value="0" calcext:value-type="float">
            <text:p>0</text:p>
          </table:table-cell>
          <table:table-cell table:formula="of:=([StudentsPerformance.F498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498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498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499] = &quot;male&quot;; 1; 0)" office:value-type="float" office:value="0" calcext:value-type="float">
            <text:p>0</text:p>
          </table:table-cell>
          <table:table-cell table:formula="of:=IF([StudentsPerformance.B499] = &quot;group A&quot;; 0; IF([StudentsPerformance.B499] = &quot;group B&quot;; 1; IF([StudentsPerformance.B499] = &quot;group C&quot;; 2; IF([StudentsPerformance.B499] = &quot;group D&quot;; 3; 4))))" office:value-type="float" office:value="3" calcext:value-type="float">
            <text:p>3</text:p>
          </table:table-cell>
          <table:table-cell table:formula="of:=IF([StudentsPerformance.C499] = &quot;some high school&quot;; 0; IF([StudentsPerformance.C499] = &quot;high school&quot;; 1; IF([StudentsPerformance.C499] = &quot;some college&quot;; 2; IF([StudentsPerformance.C499] = &quot;associate's degree&quot;; 3; IF([StudentsPerformance.C499] = &quot;bachelor's degree&quot;; 4; 5)))))" office:value-type="float" office:value="2" calcext:value-type="float">
            <text:p>2</text:p>
          </table:table-cell>
          <table:table-cell table:formula="of:=IF([StudentsPerformance.D499] = &quot;standard&quot;; 1; 0)" office:value-type="float" office:value="0" calcext:value-type="float">
            <text:p>0</text:p>
          </table:table-cell>
          <table:table-cell table:formula="of:=IF([StudentsPerformance.E499] = &quot;completed&quot;; 1; 0)" office:value-type="float" office:value="1" calcext:value-type="float">
            <text:p>1</text:p>
          </table:table-cell>
          <table:table-cell table:formula="of:=([StudentsPerformance.F499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499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499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500] = &quot;male&quot;; 1; 0)" office:value-type="float" office:value="0" calcext:value-type="float">
            <text:p>0</text:p>
          </table:table-cell>
          <table:table-cell table:formula="of:=IF([StudentsPerformance.B500] = &quot;group A&quot;; 0; IF([StudentsPerformance.B500] = &quot;group B&quot;; 1; IF([StudentsPerformance.B500] = &quot;group C&quot;; 2; IF([StudentsPerformance.B500] = &quot;group D&quot;; 3; 4))))" office:value-type="float" office:value="1" calcext:value-type="float">
            <text:p>1</text:p>
          </table:table-cell>
          <table:table-cell table:formula="of:=IF([StudentsPerformance.C500] = &quot;some high school&quot;; 0; IF([StudentsPerformance.C500] = &quot;high school&quot;; 1; IF([StudentsPerformance.C500] = &quot;some college&quot;; 2; IF([StudentsPerformance.C500] = &quot;associate's degree&quot;; 3; IF([StudentsPerformance.C500] = &quot;bachelor's degree&quot;; 4; 5)))))" office:value-type="float" office:value="0" calcext:value-type="float">
            <text:p>0</text:p>
          </table:table-cell>
          <table:table-cell table:formula="of:=IF([StudentsPerformance.D500] = &quot;standard&quot;; 1; 0)" office:value-type="float" office:value="1" calcext:value-type="float">
            <text:p>1</text:p>
          </table:table-cell>
          <table:table-cell table:formula="of:=IF([StudentsPerformance.E500] = &quot;completed&quot;; 1; 0)" office:value-type="float" office:value="0" calcext:value-type="float">
            <text:p>0</text:p>
          </table:table-cell>
          <table:table-cell table:formula="of:=([StudentsPerformance.F500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500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500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501] = &quot;male&quot;; 1; 0)" office:value-type="float" office:value="1" calcext:value-type="float">
            <text:p>1</text:p>
          </table:table-cell>
          <table:table-cell table:formula="of:=IF([StudentsPerformance.B501] = &quot;group A&quot;; 0; IF([StudentsPerformance.B501] = &quot;group B&quot;; 1; IF([StudentsPerformance.B501] = &quot;group C&quot;; 2; IF([StudentsPerformance.B501] = &quot;group D&quot;; 3; 4))))" office:value-type="float" office:value="4" calcext:value-type="float">
            <text:p>4</text:p>
          </table:table-cell>
          <table:table-cell table:formula="of:=IF([StudentsPerformance.C501] = &quot;some high school&quot;; 0; IF([StudentsPerformance.C501] = &quot;high school&quot;; 1; IF([StudentsPerformance.C501] = &quot;some college&quot;; 2; IF([StudentsPerformance.C501] = &quot;associate's degree&quot;; 3; IF([StudentsPerformance.C501] = &quot;bachelor's degree&quot;; 4; 5)))))" office:value-type="float" office:value="2" calcext:value-type="float">
            <text:p>2</text:p>
          </table:table-cell>
          <table:table-cell table:formula="of:=IF([StudentsPerformance.D501] = &quot;standard&quot;; 1; 0)" office:value-type="float" office:value="1" calcext:value-type="float">
            <text:p>1</text:p>
          </table:table-cell>
          <table:table-cell table:formula="of:=IF([StudentsPerformance.E501] = &quot;completed&quot;; 1; 0)" office:value-type="float" office:value="0" calcext:value-type="float">
            <text:p>0</text:p>
          </table:table-cell>
          <table:table-cell table:formula="of:=([StudentsPerformance.F501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501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501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502] = &quot;male&quot;; 1; 0)" office:value-type="float" office:value="0" calcext:value-type="float">
            <text:p>0</text:p>
          </table:table-cell>
          <table:table-cell table:formula="of:=IF([StudentsPerformance.B502] = &quot;group A&quot;; 0; IF([StudentsPerformance.B502] = &quot;group B&quot;; 1; IF([StudentsPerformance.B502] = &quot;group C&quot;; 2; IF([StudentsPerformance.B502] = &quot;group D&quot;; 3; 4))))" office:value-type="float" office:value="3" calcext:value-type="float">
            <text:p>3</text:p>
          </table:table-cell>
          <table:table-cell table:formula="of:=IF([StudentsPerformance.C502] = &quot;some high school&quot;; 0; IF([StudentsPerformance.C502] = &quot;high school&quot;; 1; IF([StudentsPerformance.C502] = &quot;some college&quot;; 2; IF([StudentsPerformance.C502] = &quot;associate's degree&quot;; 3; IF([StudentsPerformance.C502] = &quot;bachelor's degree&quot;; 4; 5)))))" office:value-type="float" office:value="5" calcext:value-type="float">
            <text:p>5</text:p>
          </table:table-cell>
          <table:table-cell table:formula="of:=IF([StudentsPerformance.D502] = &quot;standard&quot;; 1; 0)" office:value-type="float" office:value="1" calcext:value-type="float">
            <text:p>1</text:p>
          </table:table-cell>
          <table:table-cell table:formula="of:=IF([StudentsPerformance.E502] = &quot;completed&quot;; 1; 0)" office:value-type="float" office:value="0" calcext:value-type="float">
            <text:p>0</text:p>
          </table:table-cell>
          <table:table-cell table:formula="of:=([StudentsPerformance.F502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502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502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503] = &quot;male&quot;; 1; 0)" office:value-type="float" office:value="0" calcext:value-type="float">
            <text:p>0</text:p>
          </table:table-cell>
          <table:table-cell table:formula="of:=IF([StudentsPerformance.B503] = &quot;group A&quot;; 0; IF([StudentsPerformance.B503] = &quot;group B&quot;; 1; IF([StudentsPerformance.B503] = &quot;group C&quot;; 2; IF([StudentsPerformance.B503] = &quot;group D&quot;; 3; 4))))" office:value-type="float" office:value="1" calcext:value-type="float">
            <text:p>1</text:p>
          </table:table-cell>
          <table:table-cell table:formula="of:=IF([StudentsPerformance.C503] = &quot;some high school&quot;; 0; IF([StudentsPerformance.C503] = &quot;high school&quot;; 1; IF([StudentsPerformance.C503] = &quot;some college&quot;; 2; IF([StudentsPerformance.C503] = &quot;associate's degree&quot;; 3; IF([StudentsPerformance.C503] = &quot;bachelor's degree&quot;; 4; 5)))))" office:value-type="float" office:value="3" calcext:value-type="float">
            <text:p>3</text:p>
          </table:table-cell>
          <table:table-cell table:formula="of:=IF([StudentsPerformance.D503] = &quot;standard&quot;; 1; 0)" office:value-type="float" office:value="1" calcext:value-type="float">
            <text:p>1</text:p>
          </table:table-cell>
          <table:table-cell table:formula="of:=IF([StudentsPerformance.E503] = &quot;completed&quot;; 1; 0)" office:value-type="float" office:value="1" calcext:value-type="float">
            <text:p>1</text:p>
          </table:table-cell>
          <table:table-cell table:formula="of:=([StudentsPerformance.F503] - [StudentsPerformance.$J$2])/[StudentsPerformance.$K$2]" office:value-type="float" office:value="1.84072100280902" calcext:value-type="float">
            <text:p>1.84072100280902</text:p>
          </table:table-cell>
          <table:table-cell table:formula="of:=([StudentsPerformance.G503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503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504] = &quot;male&quot;; 1; 0)" office:value-type="float" office:value="1" calcext:value-type="float">
            <text:p>1</text:p>
          </table:table-cell>
          <table:table-cell table:formula="of:=IF([StudentsPerformance.B504] = &quot;group A&quot;; 0; IF([StudentsPerformance.B504] = &quot;group B&quot;; 1; IF([StudentsPerformance.B504] = &quot;group C&quot;; 2; IF([StudentsPerformance.B504] = &quot;group D&quot;; 3; 4))))" office:value-type="float" office:value="2" calcext:value-type="float">
            <text:p>2</text:p>
          </table:table-cell>
          <table:table-cell table:formula="of:=IF([StudentsPerformance.C504] = &quot;some high school&quot;; 0; IF([StudentsPerformance.C504] = &quot;high school&quot;; 1; IF([StudentsPerformance.C504] = &quot;some college&quot;; 2; IF([StudentsPerformance.C504] = &quot;associate's degree&quot;; 3; IF([StudentsPerformance.C504] = &quot;bachelor's degree&quot;; 4; 5)))))" office:value-type="float" office:value="2" calcext:value-type="float">
            <text:p>2</text:p>
          </table:table-cell>
          <table:table-cell table:formula="of:=IF([StudentsPerformance.D504] = &quot;standard&quot;; 1; 0)" office:value-type="float" office:value="0" calcext:value-type="float">
            <text:p>0</text:p>
          </table:table-cell>
          <table:table-cell table:formula="of:=IF([StudentsPerformance.E504] = &quot;completed&quot;; 1; 0)" office:value-type="float" office:value="0" calcext:value-type="float">
            <text:p>0</text:p>
          </table:table-cell>
          <table:table-cell table:formula="of:=([StudentsPerformance.F504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504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504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505] = &quot;male&quot;; 1; 0)" office:value-type="float" office:value="0" calcext:value-type="float">
            <text:p>0</text:p>
          </table:table-cell>
          <table:table-cell table:formula="of:=IF([StudentsPerformance.B505] = &quot;group A&quot;; 0; IF([StudentsPerformance.B505] = &quot;group B&quot;; 1; IF([StudentsPerformance.B505] = &quot;group C&quot;; 2; IF([StudentsPerformance.B505] = &quot;group D&quot;; 3; 4))))" office:value-type="float" office:value="4" calcext:value-type="float">
            <text:p>4</text:p>
          </table:table-cell>
          <table:table-cell table:formula="of:=IF([StudentsPerformance.C505] = &quot;some high school&quot;; 0; IF([StudentsPerformance.C505] = &quot;high school&quot;; 1; IF([StudentsPerformance.C505] = &quot;some college&quot;; 2; IF([StudentsPerformance.C505] = &quot;associate's degree&quot;; 3; IF([StudentsPerformance.C505] = &quot;bachelor's degree&quot;; 4; 5)))))" office:value-type="float" office:value="3" calcext:value-type="float">
            <text:p>3</text:p>
          </table:table-cell>
          <table:table-cell table:formula="of:=IF([StudentsPerformance.D505] = &quot;standard&quot;; 1; 0)" office:value-type="float" office:value="1" calcext:value-type="float">
            <text:p>1</text:p>
          </table:table-cell>
          <table:table-cell table:formula="of:=IF([StudentsPerformance.E505] = &quot;completed&quot;; 1; 0)" office:value-type="float" office:value="1" calcext:value-type="float">
            <text:p>1</text:p>
          </table:table-cell>
          <table:table-cell table:formula="of:=([StudentsPerformance.F505] - [StudentsPerformance.$J$2])/[StudentsPerformance.$K$2]" office:value-type="float" office:value="1.90667066433347" calcext:value-type="float">
            <text:p>1.90667066433347</text:p>
          </table:table-cell>
          <table:table-cell table:formula="of:=([StudentsPerformance.G505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505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506] = &quot;male&quot;; 1; 0)" office:value-type="float" office:value="0" calcext:value-type="float">
            <text:p>0</text:p>
          </table:table-cell>
          <table:table-cell table:formula="of:=IF([StudentsPerformance.B506] = &quot;group A&quot;; 0; IF([StudentsPerformance.B506] = &quot;group B&quot;; 1; IF([StudentsPerformance.B506] = &quot;group C&quot;; 2; IF([StudentsPerformance.B506] = &quot;group D&quot;; 3; 4))))" office:value-type="float" office:value="3" calcext:value-type="float">
            <text:p>3</text:p>
          </table:table-cell>
          <table:table-cell table:formula="of:=IF([StudentsPerformance.C506] = &quot;some high school&quot;; 0; IF([StudentsPerformance.C506] = &quot;high school&quot;; 1; IF([StudentsPerformance.C506] = &quot;some college&quot;; 2; IF([StudentsPerformance.C506] = &quot;associate's degree&quot;; 3; IF([StudentsPerformance.C506] = &quot;bachelor's degree&quot;; 4; 5)))))" office:value-type="float" office:value="5" calcext:value-type="float">
            <text:p>5</text:p>
          </table:table-cell>
          <table:table-cell table:formula="of:=IF([StudentsPerformance.D506] = &quot;standard&quot;; 1; 0)" office:value-type="float" office:value="0" calcext:value-type="float">
            <text:p>0</text:p>
          </table:table-cell>
          <table:table-cell table:formula="of:=IF([StudentsPerformance.E506] = &quot;completed&quot;; 1; 0)" office:value-type="float" office:value="0" calcext:value-type="float">
            <text:p>0</text:p>
          </table:table-cell>
          <table:table-cell table:formula="of:=([StudentsPerformance.F506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506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506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507] = &quot;male&quot;; 1; 0)" office:value-type="float" office:value="0" calcext:value-type="float">
            <text:p>0</text:p>
          </table:table-cell>
          <table:table-cell table:formula="of:=IF([StudentsPerformance.B507] = &quot;group A&quot;; 0; IF([StudentsPerformance.B507] = &quot;group B&quot;; 1; IF([StudentsPerformance.B507] = &quot;group C&quot;; 2; IF([StudentsPerformance.B507] = &quot;group D&quot;; 3; 4))))" office:value-type="float" office:value="1" calcext:value-type="float">
            <text:p>1</text:p>
          </table:table-cell>
          <table:table-cell table:formula="of:=IF([StudentsPerformance.C507] = &quot;some high school&quot;; 0; IF([StudentsPerformance.C507] = &quot;high school&quot;; 1; IF([StudentsPerformance.C507] = &quot;some college&quot;; 2; IF([StudentsPerformance.C507] = &quot;associate's degree&quot;; 3; IF([StudentsPerformance.C507] = &quot;bachelor's degree&quot;; 4; 5)))))" office:value-type="float" office:value="0" calcext:value-type="float">
            <text:p>0</text:p>
          </table:table-cell>
          <table:table-cell table:formula="of:=IF([StudentsPerformance.D507] = &quot;standard&quot;; 1; 0)" office:value-type="float" office:value="1" calcext:value-type="float">
            <text:p>1</text:p>
          </table:table-cell>
          <table:table-cell table:formula="of:=IF([StudentsPerformance.E507] = &quot;completed&quot;; 1; 0)" office:value-type="float" office:value="0" calcext:value-type="float">
            <text:p>0</text:p>
          </table:table-cell>
          <table:table-cell table:formula="of:=([StudentsPerformance.F507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507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507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508] = &quot;male&quot;; 1; 0)" office:value-type="float" office:value="1" calcext:value-type="float">
            <text:p>1</text:p>
          </table:table-cell>
          <table:table-cell table:formula="of:=IF([StudentsPerformance.B508] = &quot;group A&quot;; 0; IF([StudentsPerformance.B508] = &quot;group B&quot;; 1; IF([StudentsPerformance.B508] = &quot;group C&quot;; 2; IF([StudentsPerformance.B508] = &quot;group D&quot;; 3; 4))))" office:value-type="float" office:value="0" calcext:value-type="float">
            <text:p>0</text:p>
          </table:table-cell>
          <table:table-cell table:formula="of:=IF([StudentsPerformance.C508] = &quot;some high school&quot;; 0; IF([StudentsPerformance.C508] = &quot;high school&quot;; 1; IF([StudentsPerformance.C508] = &quot;some college&quot;; 2; IF([StudentsPerformance.C508] = &quot;associate's degree&quot;; 3; IF([StudentsPerformance.C508] = &quot;bachelor's degree&quot;; 4; 5)))))" office:value-type="float" office:value="1" calcext:value-type="float">
            <text:p>1</text:p>
          </table:table-cell>
          <table:table-cell table:formula="of:=IF([StudentsPerformance.D508] = &quot;standard&quot;; 1; 0)" office:value-type="float" office:value="1" calcext:value-type="float">
            <text:p>1</text:p>
          </table:table-cell>
          <table:table-cell table:formula="of:=IF([StudentsPerformance.E508] = &quot;completed&quot;; 1; 0)" office:value-type="float" office:value="0" calcext:value-type="float">
            <text:p>0</text:p>
          </table:table-cell>
          <table:table-cell table:formula="of:=([StudentsPerformance.F508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508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508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509] = &quot;male&quot;; 1; 0)" office:value-type="float" office:value="1" calcext:value-type="float">
            <text:p>1</text:p>
          </table:table-cell>
          <table:table-cell table:formula="of:=IF([StudentsPerformance.B509] = &quot;group A&quot;; 0; IF([StudentsPerformance.B509] = &quot;group B&quot;; 1; IF([StudentsPerformance.B509] = &quot;group C&quot;; 2; IF([StudentsPerformance.B509] = &quot;group D&quot;; 3; 4))))" office:value-type="float" office:value="1" calcext:value-type="float">
            <text:p>1</text:p>
          </table:table-cell>
          <table:table-cell table:formula="of:=IF([StudentsPerformance.C509] = &quot;some high school&quot;; 0; IF([StudentsPerformance.C509] = &quot;high school&quot;; 1; IF([StudentsPerformance.C509] = &quot;some college&quot;; 2; IF([StudentsPerformance.C509] = &quot;associate's degree&quot;; 3; IF([StudentsPerformance.C509] = &quot;bachelor's degree&quot;; 4; 5)))))" office:value-type="float" office:value="4" calcext:value-type="float">
            <text:p>4</text:p>
          </table:table-cell>
          <table:table-cell table:formula="of:=IF([StudentsPerformance.D509] = &quot;standard&quot;; 1; 0)" office:value-type="float" office:value="0" calcext:value-type="float">
            <text:p>0</text:p>
          </table:table-cell>
          <table:table-cell table:formula="of:=IF([StudentsPerformance.E509] = &quot;completed&quot;; 1; 0)" office:value-type="float" office:value="0" calcext:value-type="float">
            <text:p>0</text:p>
          </table:table-cell>
          <table:table-cell table:formula="of:=([StudentsPerformance.F509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509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509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510] = &quot;male&quot;; 1; 0)" office:value-type="float" office:value="1" calcext:value-type="float">
            <text:p>1</text:p>
          </table:table-cell>
          <table:table-cell table:formula="of:=IF([StudentsPerformance.B510] = &quot;group A&quot;; 0; IF([StudentsPerformance.B510] = &quot;group B&quot;; 1; IF([StudentsPerformance.B510] = &quot;group C&quot;; 2; IF([StudentsPerformance.B510] = &quot;group D&quot;; 3; 4))))" office:value-type="float" office:value="2" calcext:value-type="float">
            <text:p>2</text:p>
          </table:table-cell>
          <table:table-cell table:formula="of:=IF([StudentsPerformance.C510] = &quot;some high school&quot;; 0; IF([StudentsPerformance.C510] = &quot;high school&quot;; 1; IF([StudentsPerformance.C510] = &quot;some college&quot;; 2; IF([StudentsPerformance.C510] = &quot;associate's degree&quot;; 3; IF([StudentsPerformance.C510] = &quot;bachelor's degree&quot;; 4; 5)))))" office:value-type="float" office:value="5" calcext:value-type="float">
            <text:p>5</text:p>
          </table:table-cell>
          <table:table-cell table:formula="of:=IF([StudentsPerformance.D510] = &quot;standard&quot;; 1; 0)" office:value-type="float" office:value="1" calcext:value-type="float">
            <text:p>1</text:p>
          </table:table-cell>
          <table:table-cell table:formula="of:=IF([StudentsPerformance.E510] = &quot;completed&quot;; 1; 0)" office:value-type="float" office:value="0" calcext:value-type="float">
            <text:p>0</text:p>
          </table:table-cell>
          <table:table-cell table:formula="of:=([StudentsPerformance.F510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510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510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511] = &quot;male&quot;; 1; 0)" office:value-type="float" office:value="0" calcext:value-type="float">
            <text:p>0</text:p>
          </table:table-cell>
          <table:table-cell table:formula="of:=IF([StudentsPerformance.B511] = &quot;group A&quot;; 0; IF([StudentsPerformance.B511] = &quot;group B&quot;; 1; IF([StudentsPerformance.B511] = &quot;group C&quot;; 2; IF([StudentsPerformance.B511] = &quot;group D&quot;; 3; 4))))" office:value-type="float" office:value="2" calcext:value-type="float">
            <text:p>2</text:p>
          </table:table-cell>
          <table:table-cell table:formula="of:=IF([StudentsPerformance.C511] = &quot;some high school&quot;; 0; IF([StudentsPerformance.C511] = &quot;high school&quot;; 1; IF([StudentsPerformance.C511] = &quot;some college&quot;; 2; IF([StudentsPerformance.C511] = &quot;associate's degree&quot;; 3; IF([StudentsPerformance.C511] = &quot;bachelor's degree&quot;; 4; 5)))))" office:value-type="float" office:value="4" calcext:value-type="float">
            <text:p>4</text:p>
          </table:table-cell>
          <table:table-cell table:formula="of:=IF([StudentsPerformance.D511] = &quot;standard&quot;; 1; 0)" office:value-type="float" office:value="1" calcext:value-type="float">
            <text:p>1</text:p>
          </table:table-cell>
          <table:table-cell table:formula="of:=IF([StudentsPerformance.E511] = &quot;completed&quot;; 1; 0)" office:value-type="float" office:value="0" calcext:value-type="float">
            <text:p>0</text:p>
          </table:table-cell>
          <table:table-cell table:formula="of:=([StudentsPerformance.F511] - [StudentsPerformance.$J$2])/[StudentsPerformance.$K$2]" office:value-type="float" office:value="1.31312371061339" calcext:value-type="float">
            <text:p>1.31312371061339</text:p>
          </table:table-cell>
          <table:table-cell table:formula="of:=([StudentsPerformance.G511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511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512] = &quot;male&quot;; 1; 0)" office:value-type="float" office:value="1" calcext:value-type="float">
            <text:p>1</text:p>
          </table:table-cell>
          <table:table-cell table:formula="of:=IF([StudentsPerformance.B512] = &quot;group A&quot;; 0; IF([StudentsPerformance.B512] = &quot;group B&quot;; 1; IF([StudentsPerformance.B512] = &quot;group C&quot;; 2; IF([StudentsPerformance.B512] = &quot;group D&quot;; 3; 4))))" office:value-type="float" office:value="3" calcext:value-type="float">
            <text:p>3</text:p>
          </table:table-cell>
          <table:table-cell table:formula="of:=IF([StudentsPerformance.C512] = &quot;some high school&quot;; 0; IF([StudentsPerformance.C512] = &quot;high school&quot;; 1; IF([StudentsPerformance.C512] = &quot;some college&quot;; 2; IF([StudentsPerformance.C512] = &quot;associate's degree&quot;; 3; IF([StudentsPerformance.C512] = &quot;bachelor's degree&quot;; 4; 5)))))" office:value-type="float" office:value="2" calcext:value-type="float">
            <text:p>2</text:p>
          </table:table-cell>
          <table:table-cell table:formula="of:=IF([StudentsPerformance.D512] = &quot;standard&quot;; 1; 0)" office:value-type="float" office:value="1" calcext:value-type="float">
            <text:p>1</text:p>
          </table:table-cell>
          <table:table-cell table:formula="of:=IF([StudentsPerformance.E512] = &quot;completed&quot;; 1; 0)" office:value-type="float" office:value="0" calcext:value-type="float">
            <text:p>0</text:p>
          </table:table-cell>
          <table:table-cell table:formula="of:=([StudentsPerformance.F512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512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512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513] = &quot;male&quot;; 1; 0)" office:value-type="float" office:value="1" calcext:value-type="float">
            <text:p>1</text:p>
          </table:table-cell>
          <table:table-cell table:formula="of:=IF([StudentsPerformance.B513] = &quot;group A&quot;; 0; IF([StudentsPerformance.B513] = &quot;group B&quot;; 1; IF([StudentsPerformance.B513] = &quot;group C&quot;; 2; IF([StudentsPerformance.B513] = &quot;group D&quot;; 3; 4))))" office:value-type="float" office:value="0" calcext:value-type="float">
            <text:p>0</text:p>
          </table:table-cell>
          <table:table-cell table:formula="of:=IF([StudentsPerformance.C513] = &quot;some high school&quot;; 0; IF([StudentsPerformance.C513] = &quot;high school&quot;; 1; IF([StudentsPerformance.C513] = &quot;some college&quot;; 2; IF([StudentsPerformance.C513] = &quot;associate's degree&quot;; 3; IF([StudentsPerformance.C513] = &quot;bachelor's degree&quot;; 4; 5)))))" office:value-type="float" office:value="0" calcext:value-type="float">
            <text:p>0</text:p>
          </table:table-cell>
          <table:table-cell table:formula="of:=IF([StudentsPerformance.D513] = &quot;standard&quot;; 1; 0)" office:value-type="float" office:value="1" calcext:value-type="float">
            <text:p>1</text:p>
          </table:table-cell>
          <table:table-cell table:formula="of:=IF([StudentsPerformance.E513] = &quot;completed&quot;; 1; 0)" office:value-type="float" office:value="0" calcext:value-type="float">
            <text:p>0</text:p>
          </table:table-cell>
          <table:table-cell table:formula="of:=([StudentsPerformance.F513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513] - [StudentsPerformance.$M$2])/[StudentsPerformance.$N$2]" office:value-type="float" office:value="-1.3129279452204" calcext:value-type="float">
            <text:p>-1.3129279452204</text:p>
          </table:table-cell>
          <table:table-cell table:formula="of:=([StudentsPerformance.H513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514] = &quot;male&quot;; 1; 0)" office:value-type="float" office:value="1" calcext:value-type="float">
            <text:p>1</text:p>
          </table:table-cell>
          <table:table-cell table:formula="of:=IF([StudentsPerformance.B514] = &quot;group A&quot;; 0; IF([StudentsPerformance.B514] = &quot;group B&quot;; 1; IF([StudentsPerformance.B514] = &quot;group C&quot;; 2; IF([StudentsPerformance.B514] = &quot;group D&quot;; 3; 4))))" office:value-type="float" office:value="3" calcext:value-type="float">
            <text:p>3</text:p>
          </table:table-cell>
          <table:table-cell table:formula="of:=IF([StudentsPerformance.C514] = &quot;some high school&quot;; 0; IF([StudentsPerformance.C514] = &quot;high school&quot;; 1; IF([StudentsPerformance.C514] = &quot;some college&quot;; 2; IF([StudentsPerformance.C514] = &quot;associate's degree&quot;; 3; IF([StudentsPerformance.C514] = &quot;bachelor's degree&quot;; 4; 5)))))" office:value-type="float" office:value="0" calcext:value-type="float">
            <text:p>0</text:p>
          </table:table-cell>
          <table:table-cell table:formula="of:=IF([StudentsPerformance.D514] = &quot;standard&quot;; 1; 0)" office:value-type="float" office:value="0" calcext:value-type="float">
            <text:p>0</text:p>
          </table:table-cell>
          <table:table-cell table:formula="of:=IF([StudentsPerformance.E514] = &quot;completed&quot;; 1; 0)" office:value-type="float" office:value="0" calcext:value-type="float">
            <text:p>0</text:p>
          </table:table-cell>
          <table:table-cell table:formula="of:=([StudentsPerformance.F514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514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514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515] = &quot;male&quot;; 1; 0)" office:value-type="float" office:value="0" calcext:value-type="float">
            <text:p>0</text:p>
          </table:table-cell>
          <table:table-cell table:formula="of:=IF([StudentsPerformance.B515] = &quot;group A&quot;; 0; IF([StudentsPerformance.B515] = &quot;group B&quot;; 1; IF([StudentsPerformance.B515] = &quot;group C&quot;; 2; IF([StudentsPerformance.B515] = &quot;group D&quot;; 3; 4))))" office:value-type="float" office:value="1" calcext:value-type="float">
            <text:p>1</text:p>
          </table:table-cell>
          <table:table-cell table:formula="of:=IF([StudentsPerformance.C515] = &quot;some high school&quot;; 0; IF([StudentsPerformance.C515] = &quot;high school&quot;; 1; IF([StudentsPerformance.C515] = &quot;some college&quot;; 2; IF([StudentsPerformance.C515] = &quot;associate's degree&quot;; 3; IF([StudentsPerformance.C515] = &quot;bachelor's degree&quot;; 4; 5)))))" office:value-type="float" office:value="0" calcext:value-type="float">
            <text:p>0</text:p>
          </table:table-cell>
          <table:table-cell table:formula="of:=IF([StudentsPerformance.D515] = &quot;standard&quot;; 1; 0)" office:value-type="float" office:value="1" calcext:value-type="float">
            <text:p>1</text:p>
          </table:table-cell>
          <table:table-cell table:formula="of:=IF([StudentsPerformance.E515] = &quot;completed&quot;; 1; 0)" office:value-type="float" office:value="1" calcext:value-type="float">
            <text:p>1</text:p>
          </table:table-cell>
          <table:table-cell table:formula="of:=([StudentsPerformance.F515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515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515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516] = &quot;male&quot;; 1; 0)" office:value-type="float" office:value="0" calcext:value-type="float">
            <text:p>0</text:p>
          </table:table-cell>
          <table:table-cell table:formula="of:=IF([StudentsPerformance.B516] = &quot;group A&quot;; 0; IF([StudentsPerformance.B516] = &quot;group B&quot;; 1; IF([StudentsPerformance.B516] = &quot;group C&quot;; 2; IF([StudentsPerformance.B516] = &quot;group D&quot;; 3; 4))))" office:value-type="float" office:value="1" calcext:value-type="float">
            <text:p>1</text:p>
          </table:table-cell>
          <table:table-cell table:formula="of:=IF([StudentsPerformance.C516] = &quot;some high school&quot;; 0; IF([StudentsPerformance.C516] = &quot;high school&quot;; 1; IF([StudentsPerformance.C516] = &quot;some college&quot;; 2; IF([StudentsPerformance.C516] = &quot;associate's degree&quot;; 3; IF([StudentsPerformance.C516] = &quot;bachelor's degree&quot;; 4; 5)))))" office:value-type="float" office:value="5" calcext:value-type="float">
            <text:p>5</text:p>
          </table:table-cell>
          <table:table-cell table:formula="of:=IF([StudentsPerformance.D516] = &quot;standard&quot;; 1; 0)" office:value-type="float" office:value="0" calcext:value-type="float">
            <text:p>0</text:p>
          </table:table-cell>
          <table:table-cell table:formula="of:=IF([StudentsPerformance.E516] = &quot;completed&quot;; 1; 0)" office:value-type="float" office:value="1" calcext:value-type="float">
            <text:p>1</text:p>
          </table:table-cell>
          <table:table-cell table:formula="of:=([StudentsPerformance.F516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516] - [StudentsPerformance.$M$2])/[StudentsPerformance.$N$2]" office:value-type="float" office:value="1.9062078169664" calcext:value-type="float">
            <text:p>1.9062078169664</text:p>
          </table:table-cell>
          <table:table-cell table:formula="of:=([StudentsPerformance.H516] - [StudentsPerformance.$P$2])/[StudentsPerformance.$Q$2]" office:value-type="float" office:value="1.70746154519285" calcext:value-type="float">
            <text:p>1.70746154519285</text:p>
          </table:table-cell>
        </table:table-row>
        <table:table-row table:style-name="ro1">
          <table:table-cell table:formula="of:=IF([StudentsPerformance.A517] = &quot;male&quot;; 1; 0)" office:value-type="float" office:value="0" calcext:value-type="float">
            <text:p>0</text:p>
          </table:table-cell>
          <table:table-cell table:formula="of:=IF([StudentsPerformance.B517] = &quot;group A&quot;; 0; IF([StudentsPerformance.B517] = &quot;group B&quot;; 1; IF([StudentsPerformance.B517] = &quot;group C&quot;; 2; IF([StudentsPerformance.B517] = &quot;group D&quot;; 3; 4))))" office:value-type="float" office:value="2" calcext:value-type="float">
            <text:p>2</text:p>
          </table:table-cell>
          <table:table-cell table:formula="of:=IF([StudentsPerformance.C517] = &quot;some high school&quot;; 0; IF([StudentsPerformance.C517] = &quot;high school&quot;; 1; IF([StudentsPerformance.C517] = &quot;some college&quot;; 2; IF([StudentsPerformance.C517] = &quot;associate's degree&quot;; 3; IF([StudentsPerformance.C517] = &quot;bachelor's degree&quot;; 4; 5)))))" office:value-type="float" office:value="0" calcext:value-type="float">
            <text:p>0</text:p>
          </table:table-cell>
          <table:table-cell table:formula="of:=IF([StudentsPerformance.D517] = &quot;standard&quot;; 1; 0)" office:value-type="float" office:value="1" calcext:value-type="float">
            <text:p>1</text:p>
          </table:table-cell>
          <table:table-cell table:formula="of:=IF([StudentsPerformance.E517] = &quot;completed&quot;; 1; 0)" office:value-type="float" office:value="1" calcext:value-type="float">
            <text:p>1</text:p>
          </table:table-cell>
          <table:table-cell table:formula="of:=([StudentsPerformance.F517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517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517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518] = &quot;male&quot;; 1; 0)" office:value-type="float" office:value="0" calcext:value-type="float">
            <text:p>0</text:p>
          </table:table-cell>
          <table:table-cell table:formula="of:=IF([StudentsPerformance.B518] = &quot;group A&quot;; 0; IF([StudentsPerformance.B518] = &quot;group B&quot;; 1; IF([StudentsPerformance.B518] = &quot;group C&quot;; 2; IF([StudentsPerformance.B518] = &quot;group D&quot;; 3; 4))))" office:value-type="float" office:value="3" calcext:value-type="float">
            <text:p>3</text:p>
          </table:table-cell>
          <table:table-cell table:formula="of:=IF([StudentsPerformance.C518] = &quot;some high school&quot;; 0; IF([StudentsPerformance.C518] = &quot;high school&quot;; 1; IF([StudentsPerformance.C518] = &quot;some college&quot;; 2; IF([StudentsPerformance.C518] = &quot;associate's degree&quot;; 3; IF([StudentsPerformance.C518] = &quot;bachelor's degree&quot;; 4; 5)))))" office:value-type="float" office:value="2" calcext:value-type="float">
            <text:p>2</text:p>
          </table:table-cell>
          <table:table-cell table:formula="of:=IF([StudentsPerformance.D518] = &quot;standard&quot;; 1; 0)" office:value-type="float" office:value="1" calcext:value-type="float">
            <text:p>1</text:p>
          </table:table-cell>
          <table:table-cell table:formula="of:=IF([StudentsPerformance.E518] = &quot;completed&quot;; 1; 0)" office:value-type="float" office:value="0" calcext:value-type="float">
            <text:p>0</text:p>
          </table:table-cell>
          <table:table-cell table:formula="of:=([StudentsPerformance.F518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518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518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519] = &quot;male&quot;; 1; 0)" office:value-type="float" office:value="0" calcext:value-type="float">
            <text:p>0</text:p>
          </table:table-cell>
          <table:table-cell table:formula="of:=IF([StudentsPerformance.B519] = &quot;group A&quot;; 0; IF([StudentsPerformance.B519] = &quot;group B&quot;; 1; IF([StudentsPerformance.B519] = &quot;group C&quot;; 2; IF([StudentsPerformance.B519] = &quot;group D&quot;; 3; 4))))" office:value-type="float" office:value="4" calcext:value-type="float">
            <text:p>4</text:p>
          </table:table-cell>
          <table:table-cell table:formula="of:=IF([StudentsPerformance.C519] = &quot;some high school&quot;; 0; IF([StudentsPerformance.C519] = &quot;high school&quot;; 1; IF([StudentsPerformance.C519] = &quot;some college&quot;; 2; IF([StudentsPerformance.C519] = &quot;associate's degree&quot;; 3; IF([StudentsPerformance.C519] = &quot;bachelor's degree&quot;; 4; 5)))))" office:value-type="float" office:value="2" calcext:value-type="float">
            <text:p>2</text:p>
          </table:table-cell>
          <table:table-cell table:formula="of:=IF([StudentsPerformance.D519] = &quot;standard&quot;; 1; 0)" office:value-type="float" office:value="1" calcext:value-type="float">
            <text:p>1</text:p>
          </table:table-cell>
          <table:table-cell table:formula="of:=IF([StudentsPerformance.E519] = &quot;completed&quot;; 1; 0)" office:value-type="float" office:value="1" calcext:value-type="float">
            <text:p>1</text:p>
          </table:table-cell>
          <table:table-cell table:formula="of:=([StudentsPerformance.F519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519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519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520] = &quot;male&quot;; 1; 0)" office:value-type="float" office:value="0" calcext:value-type="float">
            <text:p>0</text:p>
          </table:table-cell>
          <table:table-cell table:formula="of:=IF([StudentsPerformance.B520] = &quot;group A&quot;; 0; IF([StudentsPerformance.B520] = &quot;group B&quot;; 1; IF([StudentsPerformance.B520] = &quot;group C&quot;; 2; IF([StudentsPerformance.B520] = &quot;group D&quot;; 3; 4))))" office:value-type="float" office:value="3" calcext:value-type="float">
            <text:p>3</text:p>
          </table:table-cell>
          <table:table-cell table:formula="of:=IF([StudentsPerformance.C520] = &quot;some high school&quot;; 0; IF([StudentsPerformance.C520] = &quot;high school&quot;; 1; IF([StudentsPerformance.C520] = &quot;some college&quot;; 2; IF([StudentsPerformance.C520] = &quot;associate's degree&quot;; 3; IF([StudentsPerformance.C520] = &quot;bachelor's degree&quot;; 4; 5)))))" office:value-type="float" office:value="0" calcext:value-type="float">
            <text:p>0</text:p>
          </table:table-cell>
          <table:table-cell table:formula="of:=IF([StudentsPerformance.D520] = &quot;standard&quot;; 1; 0)" office:value-type="float" office:value="1" calcext:value-type="float">
            <text:p>1</text:p>
          </table:table-cell>
          <table:table-cell table:formula="of:=IF([StudentsPerformance.E520] = &quot;completed&quot;; 1; 0)" office:value-type="float" office:value="1" calcext:value-type="float">
            <text:p>1</text:p>
          </table:table-cell>
          <table:table-cell table:formula="of:=([StudentsPerformance.F520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520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520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521] = &quot;male&quot;; 1; 0)" office:value-type="float" office:value="0" calcext:value-type="float">
            <text:p>0</text:p>
          </table:table-cell>
          <table:table-cell table:formula="of:=IF([StudentsPerformance.B521] = &quot;group A&quot;; 0; IF([StudentsPerformance.B521] = &quot;group B&quot;; 1; IF([StudentsPerformance.B521] = &quot;group C&quot;; 2; IF([StudentsPerformance.B521] = &quot;group D&quot;; 3; 4))))" office:value-type="float" office:value="1" calcext:value-type="float">
            <text:p>1</text:p>
          </table:table-cell>
          <table:table-cell table:formula="of:=IF([StudentsPerformance.C521] = &quot;some high school&quot;; 0; IF([StudentsPerformance.C521] = &quot;high school&quot;; 1; IF([StudentsPerformance.C521] = &quot;some college&quot;; 2; IF([StudentsPerformance.C521] = &quot;associate's degree&quot;; 3; IF([StudentsPerformance.C521] = &quot;bachelor's degree&quot;; 4; 5)))))" office:value-type="float" office:value="1" calcext:value-type="float">
            <text:p>1</text:p>
          </table:table-cell>
          <table:table-cell table:formula="of:=IF([StudentsPerformance.D521] = &quot;standard&quot;; 1; 0)" office:value-type="float" office:value="0" calcext:value-type="float">
            <text:p>0</text:p>
          </table:table-cell>
          <table:table-cell table:formula="of:=IF([StudentsPerformance.E521] = &quot;completed&quot;; 1; 0)" office:value-type="float" office:value="1" calcext:value-type="float">
            <text:p>1</text:p>
          </table:table-cell>
          <table:table-cell table:formula="of:=([StudentsPerformance.F521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521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521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522] = &quot;male&quot;; 1; 0)" office:value-type="float" office:value="1" calcext:value-type="float">
            <text:p>1</text:p>
          </table:table-cell>
          <table:table-cell table:formula="of:=IF([StudentsPerformance.B522] = &quot;group A&quot;; 0; IF([StudentsPerformance.B522] = &quot;group B&quot;; 1; IF([StudentsPerformance.B522] = &quot;group C&quot;; 2; IF([StudentsPerformance.B522] = &quot;group D&quot;; 3; 4))))" office:value-type="float" office:value="3" calcext:value-type="float">
            <text:p>3</text:p>
          </table:table-cell>
          <table:table-cell table:formula="of:=IF([StudentsPerformance.C522] = &quot;some high school&quot;; 0; IF([StudentsPerformance.C522] = &quot;high school&quot;; 1; IF([StudentsPerformance.C522] = &quot;some college&quot;; 2; IF([StudentsPerformance.C522] = &quot;associate's degree&quot;; 3; IF([StudentsPerformance.C522] = &quot;bachelor's degree&quot;; 4; 5)))))" office:value-type="float" office:value="2" calcext:value-type="float">
            <text:p>2</text:p>
          </table:table-cell>
          <table:table-cell table:formula="of:=IF([StudentsPerformance.D522] = &quot;standard&quot;; 1; 0)" office:value-type="float" office:value="1" calcext:value-type="float">
            <text:p>1</text:p>
          </table:table-cell>
          <table:table-cell table:formula="of:=IF([StudentsPerformance.E522] = &quot;completed&quot;; 1; 0)" office:value-type="float" office:value="0" calcext:value-type="float">
            <text:p>0</text:p>
          </table:table-cell>
          <table:table-cell table:formula="of:=([StudentsPerformance.F522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522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522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523] = &quot;male&quot;; 1; 0)" office:value-type="float" office:value="0" calcext:value-type="float">
            <text:p>0</text:p>
          </table:table-cell>
          <table:table-cell table:formula="of:=IF([StudentsPerformance.B523] = &quot;group A&quot;; 0; IF([StudentsPerformance.B523] = &quot;group B&quot;; 1; IF([StudentsPerformance.B523] = &quot;group C&quot;; 2; IF([StudentsPerformance.B523] = &quot;group D&quot;; 3; 4))))" office:value-type="float" office:value="2" calcext:value-type="float">
            <text:p>2</text:p>
          </table:table-cell>
          <table:table-cell table:formula="of:=IF([StudentsPerformance.C523] = &quot;some high school&quot;; 0; IF([StudentsPerformance.C523] = &quot;high school&quot;; 1; IF([StudentsPerformance.C523] = &quot;some college&quot;; 2; IF([StudentsPerformance.C523] = &quot;associate's degree&quot;; 3; IF([StudentsPerformance.C523] = &quot;bachelor's degree&quot;; 4; 5)))))" office:value-type="float" office:value="3" calcext:value-type="float">
            <text:p>3</text:p>
          </table:table-cell>
          <table:table-cell table:formula="of:=IF([StudentsPerformance.D523] = &quot;standard&quot;; 1; 0)" office:value-type="float" office:value="1" calcext:value-type="float">
            <text:p>1</text:p>
          </table:table-cell>
          <table:table-cell table:formula="of:=IF([StudentsPerformance.E523] = &quot;completed&quot;; 1; 0)" office:value-type="float" office:value="0" calcext:value-type="float">
            <text:p>0</text:p>
          </table:table-cell>
          <table:table-cell table:formula="of:=([StudentsPerformance.F523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523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523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524] = &quot;male&quot;; 1; 0)" office:value-type="float" office:value="1" calcext:value-type="float">
            <text:p>1</text:p>
          </table:table-cell>
          <table:table-cell table:formula="of:=IF([StudentsPerformance.B524] = &quot;group A&quot;; 0; IF([StudentsPerformance.B524] = &quot;group B&quot;; 1; IF([StudentsPerformance.B524] = &quot;group C&quot;; 2; IF([StudentsPerformance.B524] = &quot;group D&quot;; 3; 4))))" office:value-type="float" office:value="3" calcext:value-type="float">
            <text:p>3</text:p>
          </table:table-cell>
          <table:table-cell table:formula="of:=IF([StudentsPerformance.C524] = &quot;some high school&quot;; 0; IF([StudentsPerformance.C524] = &quot;high school&quot;; 1; IF([StudentsPerformance.C524] = &quot;some college&quot;; 2; IF([StudentsPerformance.C524] = &quot;associate's degree&quot;; 3; IF([StudentsPerformance.C524] = &quot;bachelor's degree&quot;; 4; 5)))))" office:value-type="float" office:value="4" calcext:value-type="float">
            <text:p>4</text:p>
          </table:table-cell>
          <table:table-cell table:formula="of:=IF([StudentsPerformance.D524] = &quot;standard&quot;; 1; 0)" office:value-type="float" office:value="1" calcext:value-type="float">
            <text:p>1</text:p>
          </table:table-cell>
          <table:table-cell table:formula="of:=IF([StudentsPerformance.E524] = &quot;completed&quot;; 1; 0)" office:value-type="float" office:value="0" calcext:value-type="float">
            <text:p>0</text:p>
          </table:table-cell>
          <table:table-cell table:formula="of:=([StudentsPerformance.F524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524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524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525] = &quot;male&quot;; 1; 0)" office:value-type="float" office:value="1" calcext:value-type="float">
            <text:p>1</text:p>
          </table:table-cell>
          <table:table-cell table:formula="of:=IF([StudentsPerformance.B525] = &quot;group A&quot;; 0; IF([StudentsPerformance.B525] = &quot;group B&quot;; 1; IF([StudentsPerformance.B525] = &quot;group C&quot;; 2; IF([StudentsPerformance.B525] = &quot;group D&quot;; 3; 4))))" office:value-type="float" office:value="2" calcext:value-type="float">
            <text:p>2</text:p>
          </table:table-cell>
          <table:table-cell table:formula="of:=IF([StudentsPerformance.C525] = &quot;some high school&quot;; 0; IF([StudentsPerformance.C525] = &quot;high school&quot;; 1; IF([StudentsPerformance.C525] = &quot;some college&quot;; 2; IF([StudentsPerformance.C525] = &quot;associate's degree&quot;; 3; IF([StudentsPerformance.C525] = &quot;bachelor's degree&quot;; 4; 5)))))" office:value-type="float" office:value="5" calcext:value-type="float">
            <text:p>5</text:p>
          </table:table-cell>
          <table:table-cell table:formula="of:=IF([StudentsPerformance.D525] = &quot;standard&quot;; 1; 0)" office:value-type="float" office:value="0" calcext:value-type="float">
            <text:p>0</text:p>
          </table:table-cell>
          <table:table-cell table:formula="of:=IF([StudentsPerformance.E525] = &quot;completed&quot;; 1; 0)" office:value-type="float" office:value="0" calcext:value-type="float">
            <text:p>0</text:p>
          </table:table-cell>
          <table:table-cell table:formula="of:=([StudentsPerformance.F525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525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525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526] = &quot;male&quot;; 1; 0)" office:value-type="float" office:value="1" calcext:value-type="float">
            <text:p>1</text:p>
          </table:table-cell>
          <table:table-cell table:formula="of:=IF([StudentsPerformance.B526] = &quot;group A&quot;; 0; IF([StudentsPerformance.B526] = &quot;group B&quot;; 1; IF([StudentsPerformance.B526] = &quot;group C&quot;; 2; IF([StudentsPerformance.B526] = &quot;group D&quot;; 3; 4))))" office:value-type="float" office:value="2" calcext:value-type="float">
            <text:p>2</text:p>
          </table:table-cell>
          <table:table-cell table:formula="of:=IF([StudentsPerformance.C526] = &quot;some high school&quot;; 0; IF([StudentsPerformance.C526] = &quot;high school&quot;; 1; IF([StudentsPerformance.C526] = &quot;some college&quot;; 2; IF([StudentsPerformance.C526] = &quot;associate's degree&quot;; 3; IF([StudentsPerformance.C526] = &quot;bachelor's degree&quot;; 4; 5)))))" office:value-type="float" office:value="1" calcext:value-type="float">
            <text:p>1</text:p>
          </table:table-cell>
          <table:table-cell table:formula="of:=IF([StudentsPerformance.D526] = &quot;standard&quot;; 1; 0)" office:value-type="float" office:value="1" calcext:value-type="float">
            <text:p>1</text:p>
          </table:table-cell>
          <table:table-cell table:formula="of:=IF([StudentsPerformance.E526] = &quot;completed&quot;; 1; 0)" office:value-type="float" office:value="1" calcext:value-type="float">
            <text:p>1</text:p>
          </table:table-cell>
          <table:table-cell table:formula="of:=([StudentsPerformance.F526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526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526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527] = &quot;male&quot;; 1; 0)" office:value-type="float" office:value="1" calcext:value-type="float">
            <text:p>1</text:p>
          </table:table-cell>
          <table:table-cell table:formula="of:=IF([StudentsPerformance.B527] = &quot;group A&quot;; 0; IF([StudentsPerformance.B527] = &quot;group B&quot;; 1; IF([StudentsPerformance.B527] = &quot;group C&quot;; 2; IF([StudentsPerformance.B527] = &quot;group D&quot;; 3; 4))))" office:value-type="float" office:value="4" calcext:value-type="float">
            <text:p>4</text:p>
          </table:table-cell>
          <table:table-cell table:formula="of:=IF([StudentsPerformance.C527] = &quot;some high school&quot;; 0; IF([StudentsPerformance.C527] = &quot;high school&quot;; 1; IF([StudentsPerformance.C527] = &quot;some college&quot;; 2; IF([StudentsPerformance.C527] = &quot;associate's degree&quot;; 3; IF([StudentsPerformance.C527] = &quot;bachelor's degree&quot;; 4; 5)))))" office:value-type="float" office:value="2" calcext:value-type="float">
            <text:p>2</text:p>
          </table:table-cell>
          <table:table-cell table:formula="of:=IF([StudentsPerformance.D527] = &quot;standard&quot;; 1; 0)" office:value-type="float" office:value="1" calcext:value-type="float">
            <text:p>1</text:p>
          </table:table-cell>
          <table:table-cell table:formula="of:=IF([StudentsPerformance.E527] = &quot;completed&quot;; 1; 0)" office:value-type="float" office:value="0" calcext:value-type="float">
            <text:p>0</text:p>
          </table:table-cell>
          <table:table-cell table:formula="of:=([StudentsPerformance.F527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527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527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528] = &quot;male&quot;; 1; 0)" office:value-type="float" office:value="1" calcext:value-type="float">
            <text:p>1</text:p>
          </table:table-cell>
          <table:table-cell table:formula="of:=IF([StudentsPerformance.B528] = &quot;group A&quot;; 0; IF([StudentsPerformance.B528] = &quot;group B&quot;; 1; IF([StudentsPerformance.B528] = &quot;group C&quot;; 2; IF([StudentsPerformance.B528] = &quot;group D&quot;; 3; 4))))" office:value-type="float" office:value="2" calcext:value-type="float">
            <text:p>2</text:p>
          </table:table-cell>
          <table:table-cell table:formula="of:=IF([StudentsPerformance.C528] = &quot;some high school&quot;; 0; IF([StudentsPerformance.C528] = &quot;high school&quot;; 1; IF([StudentsPerformance.C528] = &quot;some college&quot;; 2; IF([StudentsPerformance.C528] = &quot;associate's degree&quot;; 3; IF([StudentsPerformance.C528] = &quot;bachelor's degree&quot;; 4; 5)))))" office:value-type="float" office:value="0" calcext:value-type="float">
            <text:p>0</text:p>
          </table:table-cell>
          <table:table-cell table:formula="of:=IF([StudentsPerformance.D528] = &quot;standard&quot;; 1; 0)" office:value-type="float" office:value="0" calcext:value-type="float">
            <text:p>0</text:p>
          </table:table-cell>
          <table:table-cell table:formula="of:=IF([StudentsPerformance.E528] = &quot;completed&quot;; 1; 0)" office:value-type="float" office:value="1" calcext:value-type="float">
            <text:p>1</text:p>
          </table:table-cell>
          <table:table-cell table:formula="of:=([StudentsPerformance.F528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528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528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529] = &quot;male&quot;; 1; 0)" office:value-type="float" office:value="0" calcext:value-type="float">
            <text:p>0</text:p>
          </table:table-cell>
          <table:table-cell table:formula="of:=IF([StudentsPerformance.B529] = &quot;group A&quot;; 0; IF([StudentsPerformance.B529] = &quot;group B&quot;; 1; IF([StudentsPerformance.B529] = &quot;group C&quot;; 2; IF([StudentsPerformance.B529] = &quot;group D&quot;; 3; 4))))" office:value-type="float" office:value="2" calcext:value-type="float">
            <text:p>2</text:p>
          </table:table-cell>
          <table:table-cell table:formula="of:=IF([StudentsPerformance.C529] = &quot;some high school&quot;; 0; IF([StudentsPerformance.C529] = &quot;high school&quot;; 1; IF([StudentsPerformance.C529] = &quot;some college&quot;; 2; IF([StudentsPerformance.C529] = &quot;associate's degree&quot;; 3; IF([StudentsPerformance.C529] = &quot;bachelor's degree&quot;; 4; 5)))))" office:value-type="float" office:value="1" calcext:value-type="float">
            <text:p>1</text:p>
          </table:table-cell>
          <table:table-cell table:formula="of:=IF([StudentsPerformance.D529] = &quot;standard&quot;; 1; 0)" office:value-type="float" office:value="0" calcext:value-type="float">
            <text:p>0</text:p>
          </table:table-cell>
          <table:table-cell table:formula="of:=IF([StudentsPerformance.E529] = &quot;completed&quot;; 1; 0)" office:value-type="float" office:value="0" calcext:value-type="float">
            <text:p>0</text:p>
          </table:table-cell>
          <table:table-cell table:formula="of:=([StudentsPerformance.F529] - [StudentsPerformance.$J$2])/[StudentsPerformance.$K$2]" office:value-type="float" office:value="-1.98435936560928" calcext:value-type="float">
            <text:p>-1.98435936560928</text:p>
          </table:table-cell>
          <table:table-cell table:formula="of:=([StudentsPerformance.G529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529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530] = &quot;male&quot;; 1; 0)" office:value-type="float" office:value="0" calcext:value-type="float">
            <text:p>0</text:p>
          </table:table-cell>
          <table:table-cell table:formula="of:=IF([StudentsPerformance.B530] = &quot;group A&quot;; 0; IF([StudentsPerformance.B530] = &quot;group B&quot;; 1; IF([StudentsPerformance.B530] = &quot;group C&quot;; 2; IF([StudentsPerformance.B530] = &quot;group D&quot;; 3; 4))))" office:value-type="float" office:value="3" calcext:value-type="float">
            <text:p>3</text:p>
          </table:table-cell>
          <table:table-cell table:formula="of:=IF([StudentsPerformance.C530] = &quot;some high school&quot;; 0; IF([StudentsPerformance.C530] = &quot;high school&quot;; 1; IF([StudentsPerformance.C530] = &quot;some college&quot;; 2; IF([StudentsPerformance.C530] = &quot;associate's degree&quot;; 3; IF([StudentsPerformance.C530] = &quot;bachelor's degree&quot;; 4; 5)))))" office:value-type="float" office:value="4" calcext:value-type="float">
            <text:p>4</text:p>
          </table:table-cell>
          <table:table-cell table:formula="of:=IF([StudentsPerformance.D530] = &quot;standard&quot;; 1; 0)" office:value-type="float" office:value="0" calcext:value-type="float">
            <text:p>0</text:p>
          </table:table-cell>
          <table:table-cell table:formula="of:=IF([StudentsPerformance.E530] = &quot;completed&quot;; 1; 0)" office:value-type="float" office:value="0" calcext:value-type="float">
            <text:p>0</text:p>
          </table:table-cell>
          <table:table-cell table:formula="of:=([StudentsPerformance.F530] - [StudentsPerformance.$J$2])/[StudentsPerformance.$K$2]" office:value-type="float" office:value="-2.44600699628045" calcext:value-type="float">
            <text:p>-2.44600699628045</text:p>
          </table:table-cell>
          <table:table-cell table:formula="of:=([StudentsPerformance.G530] - [StudentsPerformance.$M$2])/[StudentsPerformance.$N$2]" office:value-type="float" office:value="-1.92935819755404" calcext:value-type="float">
            <text:p>-1.92935819755404</text:p>
          </table:table-cell>
          <table:table-cell table:formula="of:=([StudentsPerformance.H530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531] = &quot;male&quot;; 1; 0)" office:value-type="float" office:value="0" calcext:value-type="float">
            <text:p>0</text:p>
          </table:table-cell>
          <table:table-cell table:formula="of:=IF([StudentsPerformance.B531] = &quot;group A&quot;; 0; IF([StudentsPerformance.B531] = &quot;group B&quot;; 1; IF([StudentsPerformance.B531] = &quot;group C&quot;; 2; IF([StudentsPerformance.B531] = &quot;group D&quot;; 3; 4))))" office:value-type="float" office:value="2" calcext:value-type="float">
            <text:p>2</text:p>
          </table:table-cell>
          <table:table-cell table:formula="of:=IF([StudentsPerformance.C531] = &quot;some high school&quot;; 0; IF([StudentsPerformance.C531] = &quot;high school&quot;; 1; IF([StudentsPerformance.C531] = &quot;some college&quot;; 2; IF([StudentsPerformance.C531] = &quot;associate's degree&quot;; 3; IF([StudentsPerformance.C531] = &quot;bachelor's degree&quot;; 4; 5)))))" office:value-type="float" office:value="3" calcext:value-type="float">
            <text:p>3</text:p>
          </table:table-cell>
          <table:table-cell table:formula="of:=IF([StudentsPerformance.D531] = &quot;standard&quot;; 1; 0)" office:value-type="float" office:value="1" calcext:value-type="float">
            <text:p>1</text:p>
          </table:table-cell>
          <table:table-cell table:formula="of:=IF([StudentsPerformance.E531] = &quot;completed&quot;; 1; 0)" office:value-type="float" office:value="0" calcext:value-type="float">
            <text:p>0</text:p>
          </table:table-cell>
          <table:table-cell table:formula="of:=([StudentsPerformance.F531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531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531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532] = &quot;male&quot;; 1; 0)" office:value-type="float" office:value="0" calcext:value-type="float">
            <text:p>0</text:p>
          </table:table-cell>
          <table:table-cell table:formula="of:=IF([StudentsPerformance.B532] = &quot;group A&quot;; 0; IF([StudentsPerformance.B532] = &quot;group B&quot;; 1; IF([StudentsPerformance.B532] = &quot;group C&quot;; 2; IF([StudentsPerformance.B532] = &quot;group D&quot;; 3; 4))))" office:value-type="float" office:value="2" calcext:value-type="float">
            <text:p>2</text:p>
          </table:table-cell>
          <table:table-cell table:formula="of:=IF([StudentsPerformance.C532] = &quot;some high school&quot;; 0; IF([StudentsPerformance.C532] = &quot;high school&quot;; 1; IF([StudentsPerformance.C532] = &quot;some college&quot;; 2; IF([StudentsPerformance.C532] = &quot;associate's degree&quot;; 3; IF([StudentsPerformance.C532] = &quot;bachelor's degree&quot;; 4; 5)))))" office:value-type="float" office:value="3" calcext:value-type="float">
            <text:p>3</text:p>
          </table:table-cell>
          <table:table-cell table:formula="of:=IF([StudentsPerformance.D532] = &quot;standard&quot;; 1; 0)" office:value-type="float" office:value="1" calcext:value-type="float">
            <text:p>1</text:p>
          </table:table-cell>
          <table:table-cell table:formula="of:=IF([StudentsPerformance.E532] = &quot;completed&quot;; 1; 0)" office:value-type="float" office:value="1" calcext:value-type="float">
            <text:p>1</text:p>
          </table:table-cell>
          <table:table-cell table:formula="of:=([StudentsPerformance.F532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532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532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533] = &quot;male&quot;; 1; 0)" office:value-type="float" office:value="0" calcext:value-type="float">
            <text:p>0</text:p>
          </table:table-cell>
          <table:table-cell table:formula="of:=IF([StudentsPerformance.B533] = &quot;group A&quot;; 0; IF([StudentsPerformance.B533] = &quot;group B&quot;; 1; IF([StudentsPerformance.B533] = &quot;group C&quot;; 2; IF([StudentsPerformance.B533] = &quot;group D&quot;; 3; 4))))" office:value-type="float" office:value="2" calcext:value-type="float">
            <text:p>2</text:p>
          </table:table-cell>
          <table:table-cell table:formula="of:=IF([StudentsPerformance.C533] = &quot;some high school&quot;; 0; IF([StudentsPerformance.C533] = &quot;high school&quot;; 1; IF([StudentsPerformance.C533] = &quot;some college&quot;; 2; IF([StudentsPerformance.C533] = &quot;associate's degree&quot;; 3; IF([StudentsPerformance.C533] = &quot;bachelor's degree&quot;; 4; 5)))))" office:value-type="float" office:value="0" calcext:value-type="float">
            <text:p>0</text:p>
          </table:table-cell>
          <table:table-cell table:formula="of:=IF([StudentsPerformance.D533] = &quot;standard&quot;; 1; 0)" office:value-type="float" office:value="1" calcext:value-type="float">
            <text:p>1</text:p>
          </table:table-cell>
          <table:table-cell table:formula="of:=IF([StudentsPerformance.E533] = &quot;completed&quot;; 1; 0)" office:value-type="float" office:value="0" calcext:value-type="float">
            <text:p>0</text:p>
          </table:table-cell>
          <table:table-cell table:formula="of:=([StudentsPerformance.F533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533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533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534] = &quot;male&quot;; 1; 0)" office:value-type="float" office:value="1" calcext:value-type="float">
            <text:p>1</text:p>
          </table:table-cell>
          <table:table-cell table:formula="of:=IF([StudentsPerformance.B534] = &quot;group A&quot;; 0; IF([StudentsPerformance.B534] = &quot;group B&quot;; 1; IF([StudentsPerformance.B534] = &quot;group C&quot;; 2; IF([StudentsPerformance.B534] = &quot;group D&quot;; 3; 4))))" office:value-type="float" office:value="4" calcext:value-type="float">
            <text:p>4</text:p>
          </table:table-cell>
          <table:table-cell table:formula="of:=IF([StudentsPerformance.C534] = &quot;some high school&quot;; 0; IF([StudentsPerformance.C534] = &quot;high school&quot;; 1; IF([StudentsPerformance.C534] = &quot;some college&quot;; 2; IF([StudentsPerformance.C534] = &quot;associate's degree&quot;; 3; IF([StudentsPerformance.C534] = &quot;bachelor's degree&quot;; 4; 5)))))" office:value-type="float" office:value="3" calcext:value-type="float">
            <text:p>3</text:p>
          </table:table-cell>
          <table:table-cell table:formula="of:=IF([StudentsPerformance.D534] = &quot;standard&quot;; 1; 0)" office:value-type="float" office:value="1" calcext:value-type="float">
            <text:p>1</text:p>
          </table:table-cell>
          <table:table-cell table:formula="of:=IF([StudentsPerformance.E534] = &quot;completed&quot;; 1; 0)" office:value-type="float" office:value="1" calcext:value-type="float">
            <text:p>1</text:p>
          </table:table-cell>
          <table:table-cell table:formula="of:=([StudentsPerformance.F534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534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534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535] = &quot;male&quot;; 1; 0)" office:value-type="float" office:value="0" calcext:value-type="float">
            <text:p>0</text:p>
          </table:table-cell>
          <table:table-cell table:formula="of:=IF([StudentsPerformance.B535] = &quot;group A&quot;; 0; IF([StudentsPerformance.B535] = &quot;group B&quot;; 1; IF([StudentsPerformance.B535] = &quot;group C&quot;; 2; IF([StudentsPerformance.B535] = &quot;group D&quot;; 3; 4))))" office:value-type="float" office:value="4" calcext:value-type="float">
            <text:p>4</text:p>
          </table:table-cell>
          <table:table-cell table:formula="of:=IF([StudentsPerformance.C535] = &quot;some high school&quot;; 0; IF([StudentsPerformance.C535] = &quot;high school&quot;; 1; IF([StudentsPerformance.C535] = &quot;some college&quot;; 2; IF([StudentsPerformance.C535] = &quot;associate's degree&quot;; 3; IF([StudentsPerformance.C535] = &quot;bachelor's degree&quot;; 4; 5)))))" office:value-type="float" office:value="3" calcext:value-type="float">
            <text:p>3</text:p>
          </table:table-cell>
          <table:table-cell table:formula="of:=IF([StudentsPerformance.D535] = &quot;standard&quot;; 1; 0)" office:value-type="float" office:value="1" calcext:value-type="float">
            <text:p>1</text:p>
          </table:table-cell>
          <table:table-cell table:formula="of:=IF([StudentsPerformance.E535] = &quot;completed&quot;; 1; 0)" office:value-type="float" office:value="1" calcext:value-type="float">
            <text:p>1</text:p>
          </table:table-cell>
          <table:table-cell table:formula="of:=([StudentsPerformance.F535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535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535] - [StudentsPerformance.$P$2])/[StudentsPerformance.$Q$2]" office:value-type="float" office:value="1.70746154519285" calcext:value-type="float">
            <text:p>1.70746154519285</text:p>
          </table:table-cell>
        </table:table-row>
        <table:table-row table:style-name="ro1">
          <table:table-cell table:formula="of:=IF([StudentsPerformance.A536] = &quot;male&quot;; 1; 0)" office:value-type="float" office:value="1" calcext:value-type="float">
            <text:p>1</text:p>
          </table:table-cell>
          <table:table-cell table:formula="of:=IF([StudentsPerformance.B536] = &quot;group A&quot;; 0; IF([StudentsPerformance.B536] = &quot;group B&quot;; 1; IF([StudentsPerformance.B536] = &quot;group C&quot;; 2; IF([StudentsPerformance.B536] = &quot;group D&quot;; 3; 4))))" office:value-type="float" office:value="1" calcext:value-type="float">
            <text:p>1</text:p>
          </table:table-cell>
          <table:table-cell table:formula="of:=IF([StudentsPerformance.C536] = &quot;some high school&quot;; 0; IF([StudentsPerformance.C536] = &quot;high school&quot;; 1; IF([StudentsPerformance.C536] = &quot;some college&quot;; 2; IF([StudentsPerformance.C536] = &quot;associate's degree&quot;; 3; IF([StudentsPerformance.C536] = &quot;bachelor's degree&quot;; 4; 5)))))" office:value-type="float" office:value="1" calcext:value-type="float">
            <text:p>1</text:p>
          </table:table-cell>
          <table:table-cell table:formula="of:=IF([StudentsPerformance.D536] = &quot;standard&quot;; 1; 0)" office:value-type="float" office:value="1" calcext:value-type="float">
            <text:p>1</text:p>
          </table:table-cell>
          <table:table-cell table:formula="of:=IF([StudentsPerformance.E536] = &quot;completed&quot;; 1; 0)" office:value-type="float" office:value="1" calcext:value-type="float">
            <text:p>1</text:p>
          </table:table-cell>
          <table:table-cell table:formula="of:=([StudentsPerformance.F536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536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536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537] = &quot;male&quot;; 1; 0)" office:value-type="float" office:value="0" calcext:value-type="float">
            <text:p>0</text:p>
          </table:table-cell>
          <table:table-cell table:formula="of:=IF([StudentsPerformance.B537] = &quot;group A&quot;; 0; IF([StudentsPerformance.B537] = &quot;group B&quot;; 1; IF([StudentsPerformance.B537] = &quot;group C&quot;; 2; IF([StudentsPerformance.B537] = &quot;group D&quot;; 3; 4))))" office:value-type="float" office:value="2" calcext:value-type="float">
            <text:p>2</text:p>
          </table:table-cell>
          <table:table-cell table:formula="of:=IF([StudentsPerformance.C537] = &quot;some high school&quot;; 0; IF([StudentsPerformance.C537] = &quot;high school&quot;; 1; IF([StudentsPerformance.C537] = &quot;some college&quot;; 2; IF([StudentsPerformance.C537] = &quot;associate's degree&quot;; 3; IF([StudentsPerformance.C537] = &quot;bachelor's degree&quot;; 4; 5)))))" office:value-type="float" office:value="4" calcext:value-type="float">
            <text:p>4</text:p>
          </table:table-cell>
          <table:table-cell table:formula="of:=IF([StudentsPerformance.D537] = &quot;standard&quot;; 1; 0)" office:value-type="float" office:value="0" calcext:value-type="float">
            <text:p>0</text:p>
          </table:table-cell>
          <table:table-cell table:formula="of:=IF([StudentsPerformance.E537] = &quot;completed&quot;; 1; 0)" office:value-type="float" office:value="1" calcext:value-type="float">
            <text:p>1</text:p>
          </table:table-cell>
          <table:table-cell table:formula="of:=([StudentsPerformance.F537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537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537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538] = &quot;male&quot;; 1; 0)" office:value-type="float" office:value="1" calcext:value-type="float">
            <text:p>1</text:p>
          </table:table-cell>
          <table:table-cell table:formula="of:=IF([StudentsPerformance.B538] = &quot;group A&quot;; 0; IF([StudentsPerformance.B538] = &quot;group B&quot;; 1; IF([StudentsPerformance.B538] = &quot;group C&quot;; 2; IF([StudentsPerformance.B538] = &quot;group D&quot;; 3; 4))))" office:value-type="float" office:value="2" calcext:value-type="float">
            <text:p>2</text:p>
          </table:table-cell>
          <table:table-cell table:formula="of:=IF([StudentsPerformance.C538] = &quot;some high school&quot;; 0; IF([StudentsPerformance.C538] = &quot;high school&quot;; 1; IF([StudentsPerformance.C538] = &quot;some college&quot;; 2; IF([StudentsPerformance.C538] = &quot;associate's degree&quot;; 3; IF([StudentsPerformance.C538] = &quot;bachelor's degree&quot;; 4; 5)))))" office:value-type="float" office:value="3" calcext:value-type="float">
            <text:p>3</text:p>
          </table:table-cell>
          <table:table-cell table:formula="of:=IF([StudentsPerformance.D538] = &quot;standard&quot;; 1; 0)" office:value-type="float" office:value="1" calcext:value-type="float">
            <text:p>1</text:p>
          </table:table-cell>
          <table:table-cell table:formula="of:=IF([StudentsPerformance.E538] = &quot;completed&quot;; 1; 0)" office:value-type="float" office:value="1" calcext:value-type="float">
            <text:p>1</text:p>
          </table:table-cell>
          <table:table-cell table:formula="of:=([StudentsPerformance.F538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538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538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539] = &quot;male&quot;; 1; 0)" office:value-type="float" office:value="0" calcext:value-type="float">
            <text:p>0</text:p>
          </table:table-cell>
          <table:table-cell table:formula="of:=IF([StudentsPerformance.B539] = &quot;group A&quot;; 0; IF([StudentsPerformance.B539] = &quot;group B&quot;; 1; IF([StudentsPerformance.B539] = &quot;group C&quot;; 2; IF([StudentsPerformance.B539] = &quot;group D&quot;; 3; 4))))" office:value-type="float" office:value="3" calcext:value-type="float">
            <text:p>3</text:p>
          </table:table-cell>
          <table:table-cell table:formula="of:=IF([StudentsPerformance.C539] = &quot;some high school&quot;; 0; IF([StudentsPerformance.C539] = &quot;high school&quot;; 1; IF([StudentsPerformance.C539] = &quot;some college&quot;; 2; IF([StudentsPerformance.C539] = &quot;associate's degree&quot;; 3; IF([StudentsPerformance.C539] = &quot;bachelor's degree&quot;; 4; 5)))))" office:value-type="float" office:value="1" calcext:value-type="float">
            <text:p>1</text:p>
          </table:table-cell>
          <table:table-cell table:formula="of:=IF([StudentsPerformance.D539] = &quot;standard&quot;; 1; 0)" office:value-type="float" office:value="1" calcext:value-type="float">
            <text:p>1</text:p>
          </table:table-cell>
          <table:table-cell table:formula="of:=IF([StudentsPerformance.E539] = &quot;completed&quot;; 1; 0)" office:value-type="float" office:value="0" calcext:value-type="float">
            <text:p>0</text:p>
          </table:table-cell>
          <table:table-cell table:formula="of:=([StudentsPerformance.F539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539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539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540] = &quot;male&quot;; 1; 0)" office:value-type="float" office:value="1" calcext:value-type="float">
            <text:p>1</text:p>
          </table:table-cell>
          <table:table-cell table:formula="of:=IF([StudentsPerformance.B540] = &quot;group A&quot;; 0; IF([StudentsPerformance.B540] = &quot;group B&quot;; 1; IF([StudentsPerformance.B540] = &quot;group C&quot;; 2; IF([StudentsPerformance.B540] = &quot;group D&quot;; 3; 4))))" office:value-type="float" office:value="4" calcext:value-type="float">
            <text:p>4</text:p>
          </table:table-cell>
          <table:table-cell table:formula="of:=IF([StudentsPerformance.C540] = &quot;some high school&quot;; 0; IF([StudentsPerformance.C540] = &quot;high school&quot;; 1; IF([StudentsPerformance.C540] = &quot;some college&quot;; 2; IF([StudentsPerformance.C540] = &quot;associate's degree&quot;; 3; IF([StudentsPerformance.C540] = &quot;bachelor's degree&quot;; 4; 5)))))" office:value-type="float" office:value="4" calcext:value-type="float">
            <text:p>4</text:p>
          </table:table-cell>
          <table:table-cell table:formula="of:=IF([StudentsPerformance.D540] = &quot;standard&quot;; 1; 0)" office:value-type="float" office:value="1" calcext:value-type="float">
            <text:p>1</text:p>
          </table:table-cell>
          <table:table-cell table:formula="of:=IF([StudentsPerformance.E540] = &quot;completed&quot;; 1; 0)" office:value-type="float" office:value="1" calcext:value-type="float">
            <text:p>1</text:p>
          </table:table-cell>
          <table:table-cell table:formula="of:=([StudentsPerformance.F540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540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540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541] = &quot;male&quot;; 1; 0)" office:value-type="float" office:value="1" calcext:value-type="float">
            <text:p>1</text:p>
          </table:table-cell>
          <table:table-cell table:formula="of:=IF([StudentsPerformance.B541] = &quot;group A&quot;; 0; IF([StudentsPerformance.B541] = &quot;group B&quot;; 1; IF([StudentsPerformance.B541] = &quot;group C&quot;; 2; IF([StudentsPerformance.B541] = &quot;group D&quot;; 3; 4))))" office:value-type="float" office:value="0" calcext:value-type="float">
            <text:p>0</text:p>
          </table:table-cell>
          <table:table-cell table:formula="of:=IF([StudentsPerformance.C541] = &quot;some high school&quot;; 0; IF([StudentsPerformance.C541] = &quot;high school&quot;; 1; IF([StudentsPerformance.C541] = &quot;some college&quot;; 2; IF([StudentsPerformance.C541] = &quot;associate's degree&quot;; 3; IF([StudentsPerformance.C541] = &quot;bachelor's degree&quot;; 4; 5)))))" office:value-type="float" office:value="3" calcext:value-type="float">
            <text:p>3</text:p>
          </table:table-cell>
          <table:table-cell table:formula="of:=IF([StudentsPerformance.D541] = &quot;standard&quot;; 1; 0)" office:value-type="float" office:value="1" calcext:value-type="float">
            <text:p>1</text:p>
          </table:table-cell>
          <table:table-cell table:formula="of:=IF([StudentsPerformance.E541] = &quot;completed&quot;; 1; 0)" office:value-type="float" office:value="1" calcext:value-type="float">
            <text:p>1</text:p>
          </table:table-cell>
          <table:table-cell table:formula="of:=([StudentsPerformance.F541] - [StudentsPerformance.$J$2])/[StudentsPerformance.$K$2]" office:value-type="float" office:value="2.03856998738238" calcext:value-type="float">
            <text:p>2.03856998738238</text:p>
          </table:table-cell>
          <table:table-cell table:formula="of:=([StudentsPerformance.G541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541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542] = &quot;male&quot;; 1; 0)" office:value-type="float" office:value="1" calcext:value-type="float">
            <text:p>1</text:p>
          </table:table-cell>
          <table:table-cell table:formula="of:=IF([StudentsPerformance.B542] = &quot;group A&quot;; 0; IF([StudentsPerformance.B542] = &quot;group B&quot;; 1; IF([StudentsPerformance.B542] = &quot;group C&quot;; 2; IF([StudentsPerformance.B542] = &quot;group D&quot;; 3; 4))))" office:value-type="float" office:value="2" calcext:value-type="float">
            <text:p>2</text:p>
          </table:table-cell>
          <table:table-cell table:formula="of:=IF([StudentsPerformance.C542] = &quot;some high school&quot;; 0; IF([StudentsPerformance.C542] = &quot;high school&quot;; 1; IF([StudentsPerformance.C542] = &quot;some college&quot;; 2; IF([StudentsPerformance.C542] = &quot;associate's degree&quot;; 3; IF([StudentsPerformance.C542] = &quot;bachelor's degree&quot;; 4; 5)))))" office:value-type="float" office:value="1" calcext:value-type="float">
            <text:p>1</text:p>
          </table:table-cell>
          <table:table-cell table:formula="of:=IF([StudentsPerformance.D542] = &quot;standard&quot;; 1; 0)" office:value-type="float" office:value="1" calcext:value-type="float">
            <text:p>1</text:p>
          </table:table-cell>
          <table:table-cell table:formula="of:=IF([StudentsPerformance.E542] = &quot;completed&quot;; 1; 0)" office:value-type="float" office:value="1" calcext:value-type="float">
            <text:p>1</text:p>
          </table:table-cell>
          <table:table-cell table:formula="of:=([StudentsPerformance.F542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542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542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543] = &quot;male&quot;; 1; 0)" office:value-type="float" office:value="1" calcext:value-type="float">
            <text:p>1</text:p>
          </table:table-cell>
          <table:table-cell table:formula="of:=IF([StudentsPerformance.B543] = &quot;group A&quot;; 0; IF([StudentsPerformance.B543] = &quot;group B&quot;; 1; IF([StudentsPerformance.B543] = &quot;group C&quot;; 2; IF([StudentsPerformance.B543] = &quot;group D&quot;; 3; 4))))" office:value-type="float" office:value="3" calcext:value-type="float">
            <text:p>3</text:p>
          </table:table-cell>
          <table:table-cell table:formula="of:=IF([StudentsPerformance.C543] = &quot;some high school&quot;; 0; IF([StudentsPerformance.C543] = &quot;high school&quot;; 1; IF([StudentsPerformance.C543] = &quot;some college&quot;; 2; IF([StudentsPerformance.C543] = &quot;associate's degree&quot;; 3; IF([StudentsPerformance.C543] = &quot;bachelor's degree&quot;; 4; 5)))))" office:value-type="float" office:value="3" calcext:value-type="float">
            <text:p>3</text:p>
          </table:table-cell>
          <table:table-cell table:formula="of:=IF([StudentsPerformance.D543] = &quot;standard&quot;; 1; 0)" office:value-type="float" office:value="0" calcext:value-type="float">
            <text:p>0</text:p>
          </table:table-cell>
          <table:table-cell table:formula="of:=IF([StudentsPerformance.E543] = &quot;completed&quot;; 1; 0)" office:value-type="float" office:value="1" calcext:value-type="float">
            <text:p>1</text:p>
          </table:table-cell>
          <table:table-cell table:formula="of:=([StudentsPerformance.F543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543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543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544] = &quot;male&quot;; 1; 0)" office:value-type="float" office:value="0" calcext:value-type="float">
            <text:p>0</text:p>
          </table:table-cell>
          <table:table-cell table:formula="of:=IF([StudentsPerformance.B544] = &quot;group A&quot;; 0; IF([StudentsPerformance.B544] = &quot;group B&quot;; 1; IF([StudentsPerformance.B544] = &quot;group C&quot;; 2; IF([StudentsPerformance.B544] = &quot;group D&quot;; 3; 4))))" office:value-type="float" office:value="2" calcext:value-type="float">
            <text:p>2</text:p>
          </table:table-cell>
          <table:table-cell table:formula="of:=IF([StudentsPerformance.C544] = &quot;some high school&quot;; 0; IF([StudentsPerformance.C544] = &quot;high school&quot;; 1; IF([StudentsPerformance.C544] = &quot;some college&quot;; 2; IF([StudentsPerformance.C544] = &quot;associate's degree&quot;; 3; IF([StudentsPerformance.C544] = &quot;bachelor's degree&quot;; 4; 5)))))" office:value-type="float" office:value="3" calcext:value-type="float">
            <text:p>3</text:p>
          </table:table-cell>
          <table:table-cell table:formula="of:=IF([StudentsPerformance.D544] = &quot;standard&quot;; 1; 0)" office:value-type="float" office:value="1" calcext:value-type="float">
            <text:p>1</text:p>
          </table:table-cell>
          <table:table-cell table:formula="of:=IF([StudentsPerformance.E544] = &quot;completed&quot;; 1; 0)" office:value-type="float" office:value="0" calcext:value-type="float">
            <text:p>0</text:p>
          </table:table-cell>
          <table:table-cell table:formula="of:=([StudentsPerformance.F544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544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544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545] = &quot;male&quot;; 1; 0)" office:value-type="float" office:value="0" calcext:value-type="float">
            <text:p>0</text:p>
          </table:table-cell>
          <table:table-cell table:formula="of:=IF([StudentsPerformance.B545] = &quot;group A&quot;; 0; IF([StudentsPerformance.B545] = &quot;group B&quot;; 1; IF([StudentsPerformance.B545] = &quot;group C&quot;; 2; IF([StudentsPerformance.B545] = &quot;group D&quot;; 3; 4))))" office:value-type="float" office:value="3" calcext:value-type="float">
            <text:p>3</text:p>
          </table:table-cell>
          <table:table-cell table:formula="of:=IF([StudentsPerformance.C545] = &quot;some high school&quot;; 0; IF([StudentsPerformance.C545] = &quot;high school&quot;; 1; IF([StudentsPerformance.C545] = &quot;some college&quot;; 2; IF([StudentsPerformance.C545] = &quot;associate's degree&quot;; 3; IF([StudentsPerformance.C545] = &quot;bachelor's degree&quot;; 4; 5)))))" office:value-type="float" office:value="3" calcext:value-type="float">
            <text:p>3</text:p>
          </table:table-cell>
          <table:table-cell table:formula="of:=IF([StudentsPerformance.D545] = &quot;standard&quot;; 1; 0)" office:value-type="float" office:value="1" calcext:value-type="float">
            <text:p>1</text:p>
          </table:table-cell>
          <table:table-cell table:formula="of:=IF([StudentsPerformance.E545] = &quot;completed&quot;; 1; 0)" office:value-type="float" office:value="0" calcext:value-type="float">
            <text:p>0</text:p>
          </table:table-cell>
          <table:table-cell table:formula="of:=([StudentsPerformance.F545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545] - [StudentsPerformance.$M$2])/[StudentsPerformance.$N$2]" office:value-type="float" office:value="1.76922331644781" calcext:value-type="float">
            <text:p>1.76922331644781</text:p>
          </table:table-cell>
          <table:table-cell table:formula="of:=([StudentsPerformance.H545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546] = &quot;male&quot;; 1; 0)" office:value-type="float" office:value="0" calcext:value-type="float">
            <text:p>0</text:p>
          </table:table-cell>
          <table:table-cell table:formula="of:=IF([StudentsPerformance.B546] = &quot;group A&quot;; 0; IF([StudentsPerformance.B546] = &quot;group B&quot;; 1; IF([StudentsPerformance.B546] = &quot;group C&quot;; 2; IF([StudentsPerformance.B546] = &quot;group D&quot;; 3; 4))))" office:value-type="float" office:value="3" calcext:value-type="float">
            <text:p>3</text:p>
          </table:table-cell>
          <table:table-cell table:formula="of:=IF([StudentsPerformance.C546] = &quot;some high school&quot;; 0; IF([StudentsPerformance.C546] = &quot;high school&quot;; 1; IF([StudentsPerformance.C546] = &quot;some college&quot;; 2; IF([StudentsPerformance.C546] = &quot;associate's degree&quot;; 3; IF([StudentsPerformance.C546] = &quot;bachelor's degree&quot;; 4; 5)))))" office:value-type="float" office:value="5" calcext:value-type="float">
            <text:p>5</text:p>
          </table:table-cell>
          <table:table-cell table:formula="of:=IF([StudentsPerformance.D546] = &quot;standard&quot;; 1; 0)" office:value-type="float" office:value="1" calcext:value-type="float">
            <text:p>1</text:p>
          </table:table-cell>
          <table:table-cell table:formula="of:=IF([StudentsPerformance.E546] = &quot;completed&quot;; 1; 0)" office:value-type="float" office:value="0" calcext:value-type="float">
            <text:p>0</text:p>
          </table:table-cell>
          <table:table-cell table:formula="of:=([StudentsPerformance.F546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546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546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547] = &quot;male&quot;; 1; 0)" office:value-type="float" office:value="1" calcext:value-type="float">
            <text:p>1</text:p>
          </table:table-cell>
          <table:table-cell table:formula="of:=IF([StudentsPerformance.B547] = &quot;group A&quot;; 0; IF([StudentsPerformance.B547] = &quot;group B&quot;; 1; IF([StudentsPerformance.B547] = &quot;group C&quot;; 2; IF([StudentsPerformance.B547] = &quot;group D&quot;; 3; 4))))" office:value-type="float" office:value="4" calcext:value-type="float">
            <text:p>4</text:p>
          </table:table-cell>
          <table:table-cell table:formula="of:=IF([StudentsPerformance.C547] = &quot;some high school&quot;; 0; IF([StudentsPerformance.C547] = &quot;high school&quot;; 1; IF([StudentsPerformance.C547] = &quot;some college&quot;; 2; IF([StudentsPerformance.C547] = &quot;associate's degree&quot;; 3; IF([StudentsPerformance.C547] = &quot;bachelor's degree&quot;; 4; 5)))))" office:value-type="float" office:value="0" calcext:value-type="float">
            <text:p>0</text:p>
          </table:table-cell>
          <table:table-cell table:formula="of:=IF([StudentsPerformance.D547] = &quot;standard&quot;; 1; 0)" office:value-type="float" office:value="0" calcext:value-type="float">
            <text:p>0</text:p>
          </table:table-cell>
          <table:table-cell table:formula="of:=IF([StudentsPerformance.E547] = &quot;completed&quot;; 1; 0)" office:value-type="float" office:value="1" calcext:value-type="float">
            <text:p>1</text:p>
          </table:table-cell>
          <table:table-cell table:formula="of:=([StudentsPerformance.F547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547] - [StudentsPerformance.$M$2])/[StudentsPerformance.$N$2]" office:value-type="float" office:value="0.94731631333629" calcext:value-type="float">
            <text:p>0.94731631333629</text:p>
          </table:table-cell>
          <table:table-cell table:formula="of:=([StudentsPerformance.H547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548] = &quot;male&quot;; 1; 0)" office:value-type="float" office:value="0" calcext:value-type="float">
            <text:p>0</text:p>
          </table:table-cell>
          <table:table-cell table:formula="of:=IF([StudentsPerformance.B548] = &quot;group A&quot;; 0; IF([StudentsPerformance.B548] = &quot;group B&quot;; 1; IF([StudentsPerformance.B548] = &quot;group C&quot;; 2; IF([StudentsPerformance.B548] = &quot;group D&quot;; 3; 4))))" office:value-type="float" office:value="0" calcext:value-type="float">
            <text:p>0</text:p>
          </table:table-cell>
          <table:table-cell table:formula="of:=IF([StudentsPerformance.C548] = &quot;some high school&quot;; 0; IF([StudentsPerformance.C548] = &quot;high school&quot;; 1; IF([StudentsPerformance.C548] = &quot;some college&quot;; 2; IF([StudentsPerformance.C548] = &quot;associate's degree&quot;; 3; IF([StudentsPerformance.C548] = &quot;bachelor's degree&quot;; 4; 5)))))" office:value-type="float" office:value="0" calcext:value-type="float">
            <text:p>0</text:p>
          </table:table-cell>
          <table:table-cell table:formula="of:=IF([StudentsPerformance.D548] = &quot;standard&quot;; 1; 0)" office:value-type="float" office:value="1" calcext:value-type="float">
            <text:p>1</text:p>
          </table:table-cell>
          <table:table-cell table:formula="of:=IF([StudentsPerformance.E548] = &quot;completed&quot;; 1; 0)" office:value-type="float" office:value="1" calcext:value-type="float">
            <text:p>1</text:p>
          </table:table-cell>
          <table:table-cell table:formula="of:=([StudentsPerformance.F548] - [StudentsPerformance.$J$2])/[StudentsPerformance.$K$2]" office:value-type="float" office:value="1.70882167976011" calcext:value-type="float">
            <text:p>1.70882167976011</text:p>
          </table:table-cell>
          <table:table-cell table:formula="of:=([StudentsPerformance.G548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548] - [StudentsPerformance.$P$2])/[StudentsPerformance.$Q$2]" office:value-type="float" office:value="1.90488637505404" calcext:value-type="float">
            <text:p>1.90488637505404</text:p>
          </table:table-cell>
        </table:table-row>
        <table:table-row table:style-name="ro1">
          <table:table-cell table:formula="of:=IF([StudentsPerformance.A549] = &quot;male&quot;; 1; 0)" office:value-type="float" office:value="1" calcext:value-type="float">
            <text:p>1</text:p>
          </table:table-cell>
          <table:table-cell table:formula="of:=IF([StudentsPerformance.B549] = &quot;group A&quot;; 0; IF([StudentsPerformance.B549] = &quot;group B&quot;; 1; IF([StudentsPerformance.B549] = &quot;group C&quot;; 2; IF([StudentsPerformance.B549] = &quot;group D&quot;; 3; 4))))" office:value-type="float" office:value="2" calcext:value-type="float">
            <text:p>2</text:p>
          </table:table-cell>
          <table:table-cell table:formula="of:=IF([StudentsPerformance.C549] = &quot;some high school&quot;; 0; IF([StudentsPerformance.C549] = &quot;high school&quot;; 1; IF([StudentsPerformance.C549] = &quot;some college&quot;; 2; IF([StudentsPerformance.C549] = &quot;associate's degree&quot;; 3; IF([StudentsPerformance.C549] = &quot;bachelor's degree&quot;; 4; 5)))))" office:value-type="float" office:value="1" calcext:value-type="float">
            <text:p>1</text:p>
          </table:table-cell>
          <table:table-cell table:formula="of:=IF([StudentsPerformance.D549] = &quot;standard&quot;; 1; 0)" office:value-type="float" office:value="1" calcext:value-type="float">
            <text:p>1</text:p>
          </table:table-cell>
          <table:table-cell table:formula="of:=IF([StudentsPerformance.E549] = &quot;completed&quot;; 1; 0)" office:value-type="float" office:value="1" calcext:value-type="float">
            <text:p>1</text:p>
          </table:table-cell>
          <table:table-cell table:formula="of:=([StudentsPerformance.F549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549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549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550] = &quot;male&quot;; 1; 0)" office:value-type="float" office:value="0" calcext:value-type="float">
            <text:p>0</text:p>
          </table:table-cell>
          <table:table-cell table:formula="of:=IF([StudentsPerformance.B550] = &quot;group A&quot;; 0; IF([StudentsPerformance.B550] = &quot;group B&quot;; 1; IF([StudentsPerformance.B550] = &quot;group C&quot;; 2; IF([StudentsPerformance.B550] = &quot;group D&quot;; 3; 4))))" office:value-type="float" office:value="2" calcext:value-type="float">
            <text:p>2</text:p>
          </table:table-cell>
          <table:table-cell table:formula="of:=IF([StudentsPerformance.C550] = &quot;some high school&quot;; 0; IF([StudentsPerformance.C550] = &quot;high school&quot;; 1; IF([StudentsPerformance.C550] = &quot;some college&quot;; 2; IF([StudentsPerformance.C550] = &quot;associate's degree&quot;; 3; IF([StudentsPerformance.C550] = &quot;bachelor's degree&quot;; 4; 5)))))" office:value-type="float" office:value="1" calcext:value-type="float">
            <text:p>1</text:p>
          </table:table-cell>
          <table:table-cell table:formula="of:=IF([StudentsPerformance.D550] = &quot;standard&quot;; 1; 0)" office:value-type="float" office:value="0" calcext:value-type="float">
            <text:p>0</text:p>
          </table:table-cell>
          <table:table-cell table:formula="of:=IF([StudentsPerformance.E550] = &quot;completed&quot;; 1; 0)" office:value-type="float" office:value="0" calcext:value-type="float">
            <text:p>0</text:p>
          </table:table-cell>
          <table:table-cell table:formula="of:=([StudentsPerformance.F550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550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550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551] = &quot;male&quot;; 1; 0)" office:value-type="float" office:value="1" calcext:value-type="float">
            <text:p>1</text:p>
          </table:table-cell>
          <table:table-cell table:formula="of:=IF([StudentsPerformance.B551] = &quot;group A&quot;; 0; IF([StudentsPerformance.B551] = &quot;group B&quot;; 1; IF([StudentsPerformance.B551] = &quot;group C&quot;; 2; IF([StudentsPerformance.B551] = &quot;group D&quot;; 3; 4))))" office:value-type="float" office:value="2" calcext:value-type="float">
            <text:p>2</text:p>
          </table:table-cell>
          <table:table-cell table:formula="of:=IF([StudentsPerformance.C551] = &quot;some high school&quot;; 0; IF([StudentsPerformance.C551] = &quot;high school&quot;; 1; IF([StudentsPerformance.C551] = &quot;some college&quot;; 2; IF([StudentsPerformance.C551] = &quot;associate's degree&quot;; 3; IF([StudentsPerformance.C551] = &quot;bachelor's degree&quot;; 4; 5)))))" office:value-type="float" office:value="5" calcext:value-type="float">
            <text:p>5</text:p>
          </table:table-cell>
          <table:table-cell table:formula="of:=IF([StudentsPerformance.D551] = &quot;standard&quot;; 1; 0)" office:value-type="float" office:value="1" calcext:value-type="float">
            <text:p>1</text:p>
          </table:table-cell>
          <table:table-cell table:formula="of:=IF([StudentsPerformance.E551] = &quot;completed&quot;; 1; 0)" office:value-type="float" office:value="0" calcext:value-type="float">
            <text:p>0</text:p>
          </table:table-cell>
          <table:table-cell table:formula="of:=([StudentsPerformance.F551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551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551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552] = &quot;male&quot;; 1; 0)" office:value-type="float" office:value="1" calcext:value-type="float">
            <text:p>1</text:p>
          </table:table-cell>
          <table:table-cell table:formula="of:=IF([StudentsPerformance.B552] = &quot;group A&quot;; 0; IF([StudentsPerformance.B552] = &quot;group B&quot;; 1; IF([StudentsPerformance.B552] = &quot;group C&quot;; 2; IF([StudentsPerformance.B552] = &quot;group D&quot;; 3; 4))))" office:value-type="float" office:value="2" calcext:value-type="float">
            <text:p>2</text:p>
          </table:table-cell>
          <table:table-cell table:formula="of:=IF([StudentsPerformance.C552] = &quot;some high school&quot;; 0; IF([StudentsPerformance.C552] = &quot;high school&quot;; 1; IF([StudentsPerformance.C552] = &quot;some college&quot;; 2; IF([StudentsPerformance.C552] = &quot;associate's degree&quot;; 3; IF([StudentsPerformance.C552] = &quot;bachelor's degree&quot;; 4; 5)))))" office:value-type="float" office:value="0" calcext:value-type="float">
            <text:p>0</text:p>
          </table:table-cell>
          <table:table-cell table:formula="of:=IF([StudentsPerformance.D552] = &quot;standard&quot;; 1; 0)" office:value-type="float" office:value="0" calcext:value-type="float">
            <text:p>0</text:p>
          </table:table-cell>
          <table:table-cell table:formula="of:=IF([StudentsPerformance.E552] = &quot;completed&quot;; 1; 0)" office:value-type="float" office:value="0" calcext:value-type="float">
            <text:p>0</text:p>
          </table:table-cell>
          <table:table-cell table:formula="of:=([StudentsPerformance.F552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552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552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553] = &quot;male&quot;; 1; 0)" office:value-type="float" office:value="1" calcext:value-type="float">
            <text:p>1</text:p>
          </table:table-cell>
          <table:table-cell table:formula="of:=IF([StudentsPerformance.B553] = &quot;group A&quot;; 0; IF([StudentsPerformance.B553] = &quot;group B&quot;; 1; IF([StudentsPerformance.B553] = &quot;group C&quot;; 2; IF([StudentsPerformance.B553] = &quot;group D&quot;; 3; 4))))" office:value-type="float" office:value="1" calcext:value-type="float">
            <text:p>1</text:p>
          </table:table-cell>
          <table:table-cell table:formula="of:=IF([StudentsPerformance.C553] = &quot;some high school&quot;; 0; IF([StudentsPerformance.C553] = &quot;high school&quot;; 1; IF([StudentsPerformance.C553] = &quot;some college&quot;; 2; IF([StudentsPerformance.C553] = &quot;associate's degree&quot;; 3; IF([StudentsPerformance.C553] = &quot;bachelor's degree&quot;; 4; 5)))))" office:value-type="float" office:value="4" calcext:value-type="float">
            <text:p>4</text:p>
          </table:table-cell>
          <table:table-cell table:formula="of:=IF([StudentsPerformance.D553] = &quot;standard&quot;; 1; 0)" office:value-type="float" office:value="0" calcext:value-type="float">
            <text:p>0</text:p>
          </table:table-cell>
          <table:table-cell table:formula="of:=IF([StudentsPerformance.E553] = &quot;completed&quot;; 1; 0)" office:value-type="float" office:value="1" calcext:value-type="float">
            <text:p>1</text:p>
          </table:table-cell>
          <table:table-cell table:formula="of:=([StudentsPerformance.F553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553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553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554] = &quot;male&quot;; 1; 0)" office:value-type="float" office:value="0" calcext:value-type="float">
            <text:p>0</text:p>
          </table:table-cell>
          <table:table-cell table:formula="of:=IF([StudentsPerformance.B554] = &quot;group A&quot;; 0; IF([StudentsPerformance.B554] = &quot;group B&quot;; 1; IF([StudentsPerformance.B554] = &quot;group C&quot;; 2; IF([StudentsPerformance.B554] = &quot;group D&quot;; 3; 4))))" office:value-type="float" office:value="1" calcext:value-type="float">
            <text:p>1</text:p>
          </table:table-cell>
          <table:table-cell table:formula="of:=IF([StudentsPerformance.C554] = &quot;some high school&quot;; 0; IF([StudentsPerformance.C554] = &quot;high school&quot;; 1; IF([StudentsPerformance.C554] = &quot;some college&quot;; 2; IF([StudentsPerformance.C554] = &quot;associate's degree&quot;; 3; IF([StudentsPerformance.C554] = &quot;bachelor's degree&quot;; 4; 5)))))" office:value-type="float" office:value="3" calcext:value-type="float">
            <text:p>3</text:p>
          </table:table-cell>
          <table:table-cell table:formula="of:=IF([StudentsPerformance.D554] = &quot;standard&quot;; 1; 0)" office:value-type="float" office:value="1" calcext:value-type="float">
            <text:p>1</text:p>
          </table:table-cell>
          <table:table-cell table:formula="of:=IF([StudentsPerformance.E554] = &quot;completed&quot;; 1; 0)" office:value-type="float" office:value="0" calcext:value-type="float">
            <text:p>0</text:p>
          </table:table-cell>
          <table:table-cell table:formula="of:=([StudentsPerformance.F554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554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554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555] = &quot;male&quot;; 1; 0)" office:value-type="float" office:value="1" calcext:value-type="float">
            <text:p>1</text:p>
          </table:table-cell>
          <table:table-cell table:formula="of:=IF([StudentsPerformance.B555] = &quot;group A&quot;; 0; IF([StudentsPerformance.B555] = &quot;group B&quot;; 1; IF([StudentsPerformance.B555] = &quot;group C&quot;; 2; IF([StudentsPerformance.B555] = &quot;group D&quot;; 3; 4))))" office:value-type="float" office:value="3" calcext:value-type="float">
            <text:p>3</text:p>
          </table:table-cell>
          <table:table-cell table:formula="of:=IF([StudentsPerformance.C555] = &quot;some high school&quot;; 0; IF([StudentsPerformance.C555] = &quot;high school&quot;; 1; IF([StudentsPerformance.C555] = &quot;some college&quot;; 2; IF([StudentsPerformance.C555] = &quot;associate's degree&quot;; 3; IF([StudentsPerformance.C555] = &quot;bachelor's degree&quot;; 4; 5)))))" office:value-type="float" office:value="2" calcext:value-type="float">
            <text:p>2</text:p>
          </table:table-cell>
          <table:table-cell table:formula="of:=IF([StudentsPerformance.D555] = &quot;standard&quot;; 1; 0)" office:value-type="float" office:value="0" calcext:value-type="float">
            <text:p>0</text:p>
          </table:table-cell>
          <table:table-cell table:formula="of:=IF([StudentsPerformance.E555] = &quot;completed&quot;; 1; 0)" office:value-type="float" office:value="0" calcext:value-type="float">
            <text:p>0</text:p>
          </table:table-cell>
          <table:table-cell table:formula="of:=([StudentsPerformance.F555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555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555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556] = &quot;male&quot;; 1; 0)" office:value-type="float" office:value="1" calcext:value-type="float">
            <text:p>1</text:p>
          </table:table-cell>
          <table:table-cell table:formula="of:=IF([StudentsPerformance.B556] = &quot;group A&quot;; 0; IF([StudentsPerformance.B556] = &quot;group B&quot;; 1; IF([StudentsPerformance.B556] = &quot;group C&quot;; 2; IF([StudentsPerformance.B556] = &quot;group D&quot;; 3; 4))))" office:value-type="float" office:value="4" calcext:value-type="float">
            <text:p>4</text:p>
          </table:table-cell>
          <table:table-cell table:formula="of:=IF([StudentsPerformance.C556] = &quot;some high school&quot;; 0; IF([StudentsPerformance.C556] = &quot;high school&quot;; 1; IF([StudentsPerformance.C556] = &quot;some college&quot;; 2; IF([StudentsPerformance.C556] = &quot;associate's degree&quot;; 3; IF([StudentsPerformance.C556] = &quot;bachelor's degree&quot;; 4; 5)))))" office:value-type="float" office:value="3" calcext:value-type="float">
            <text:p>3</text:p>
          </table:table-cell>
          <table:table-cell table:formula="of:=IF([StudentsPerformance.D556] = &quot;standard&quot;; 1; 0)" office:value-type="float" office:value="1" calcext:value-type="float">
            <text:p>1</text:p>
          </table:table-cell>
          <table:table-cell table:formula="of:=IF([StudentsPerformance.E556] = &quot;completed&quot;; 1; 0)" office:value-type="float" office:value="0" calcext:value-type="float">
            <text:p>0</text:p>
          </table:table-cell>
          <table:table-cell table:formula="of:=([StudentsPerformance.F556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556] - [StudentsPerformance.$M$2])/[StudentsPerformance.$N$2]" office:value-type="float" office:value="-1.65538919651687" calcext:value-type="float">
            <text:p>-1.65538919651687</text:p>
          </table:table-cell>
          <table:table-cell table:formula="of:=([StudentsPerformance.H556] - [StudentsPerformance.$P$2])/[StudentsPerformance.$Q$2]" office:value-type="float" office:value="-1.84618539230865" calcext:value-type="float">
            <text:p>-1.84618539230865</text:p>
          </table:table-cell>
        </table:table-row>
        <table:table-row table:style-name="ro1">
          <table:table-cell table:formula="of:=IF([StudentsPerformance.A557] = &quot;male&quot;; 1; 0)" office:value-type="float" office:value="0" calcext:value-type="float">
            <text:p>0</text:p>
          </table:table-cell>
          <table:table-cell table:formula="of:=IF([StudentsPerformance.B557] = &quot;group A&quot;; 0; IF([StudentsPerformance.B557] = &quot;group B&quot;; 1; IF([StudentsPerformance.B557] = &quot;group C&quot;; 2; IF([StudentsPerformance.B557] = &quot;group D&quot;; 3; 4))))" office:value-type="float" office:value="2" calcext:value-type="float">
            <text:p>2</text:p>
          </table:table-cell>
          <table:table-cell table:formula="of:=IF([StudentsPerformance.C557] = &quot;some high school&quot;; 0; IF([StudentsPerformance.C557] = &quot;high school&quot;; 1; IF([StudentsPerformance.C557] = &quot;some college&quot;; 2; IF([StudentsPerformance.C557] = &quot;associate's degree&quot;; 3; IF([StudentsPerformance.C557] = &quot;bachelor's degree&quot;; 4; 5)))))" office:value-type="float" office:value="2" calcext:value-type="float">
            <text:p>2</text:p>
          </table:table-cell>
          <table:table-cell table:formula="of:=IF([StudentsPerformance.D557] = &quot;standard&quot;; 1; 0)" office:value-type="float" office:value="0" calcext:value-type="float">
            <text:p>0</text:p>
          </table:table-cell>
          <table:table-cell table:formula="of:=IF([StudentsPerformance.E557] = &quot;completed&quot;; 1; 0)" office:value-type="float" office:value="0" calcext:value-type="float">
            <text:p>0</text:p>
          </table:table-cell>
          <table:table-cell table:formula="of:=([StudentsPerformance.F557] - [StudentsPerformance.$J$2])/[StudentsPerformance.$K$2]" office:value-type="float" office:value="-2.24815801170709" calcext:value-type="float">
            <text:p>-2.24815801170709</text:p>
          </table:table-cell>
          <table:table-cell table:formula="of:=([StudentsPerformance.G557] - [StudentsPerformance.$M$2])/[StudentsPerformance.$N$2]" office:value-type="float" office:value="-2.06634269807263" calcext:value-type="float">
            <text:p>-2.06634269807263</text:p>
          </table:table-cell>
          <table:table-cell table:formula="of:=([StudentsPerformance.H557] - [StudentsPerformance.$P$2])/[StudentsPerformance.$Q$2]" office:value-type="float" office:value="-2.30684332865143" calcext:value-type="float">
            <text:p>-2.30684332865143</text:p>
          </table:table-cell>
        </table:table-row>
        <table:table-row table:style-name="ro1">
          <table:table-cell table:formula="of:=IF([StudentsPerformance.A558] = &quot;male&quot;; 1; 0)" office:value-type="float" office:value="0" calcext:value-type="float">
            <text:p>0</text:p>
          </table:table-cell>
          <table:table-cell table:formula="of:=IF([StudentsPerformance.B558] = &quot;group A&quot;; 0; IF([StudentsPerformance.B558] = &quot;group B&quot;; 1; IF([StudentsPerformance.B558] = &quot;group C&quot;; 2; IF([StudentsPerformance.B558] = &quot;group D&quot;; 3; 4))))" office:value-type="float" office:value="2" calcext:value-type="float">
            <text:p>2</text:p>
          </table:table-cell>
          <table:table-cell table:formula="of:=IF([StudentsPerformance.C558] = &quot;some high school&quot;; 0; IF([StudentsPerformance.C558] = &quot;high school&quot;; 1; IF([StudentsPerformance.C558] = &quot;some college&quot;; 2; IF([StudentsPerformance.C558] = &quot;associate's degree&quot;; 3; IF([StudentsPerformance.C558] = &quot;bachelor's degree&quot;; 4; 5)))))" office:value-type="float" office:value="3" calcext:value-type="float">
            <text:p>3</text:p>
          </table:table-cell>
          <table:table-cell table:formula="of:=IF([StudentsPerformance.D558] = &quot;standard&quot;; 1; 0)" office:value-type="float" office:value="1" calcext:value-type="float">
            <text:p>1</text:p>
          </table:table-cell>
          <table:table-cell table:formula="of:=IF([StudentsPerformance.E558] = &quot;completed&quot;; 1; 0)" office:value-type="float" office:value="1" calcext:value-type="float">
            <text:p>1</text:p>
          </table:table-cell>
          <table:table-cell table:formula="of:=([StudentsPerformance.F558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558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558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559] = &quot;male&quot;; 1; 0)" office:value-type="float" office:value="1" calcext:value-type="float">
            <text:p>1</text:p>
          </table:table-cell>
          <table:table-cell table:formula="of:=IF([StudentsPerformance.B559] = &quot;group A&quot;; 0; IF([StudentsPerformance.B559] = &quot;group B&quot;; 1; IF([StudentsPerformance.B559] = &quot;group C&quot;; 2; IF([StudentsPerformance.B559] = &quot;group D&quot;; 3; 4))))" office:value-type="float" office:value="2" calcext:value-type="float">
            <text:p>2</text:p>
          </table:table-cell>
          <table:table-cell table:formula="of:=IF([StudentsPerformance.C559] = &quot;some high school&quot;; 0; IF([StudentsPerformance.C559] = &quot;high school&quot;; 1; IF([StudentsPerformance.C559] = &quot;some college&quot;; 2; IF([StudentsPerformance.C559] = &quot;associate's degree&quot;; 3; IF([StudentsPerformance.C559] = &quot;bachelor's degree&quot;; 4; 5)))))" office:value-type="float" office:value="5" calcext:value-type="float">
            <text:p>5</text:p>
          </table:table-cell>
          <table:table-cell table:formula="of:=IF([StudentsPerformance.D559] = &quot;standard&quot;; 1; 0)" office:value-type="float" office:value="0" calcext:value-type="float">
            <text:p>0</text:p>
          </table:table-cell>
          <table:table-cell table:formula="of:=IF([StudentsPerformance.E559] = &quot;completed&quot;; 1; 0)" office:value-type="float" office:value="0" calcext:value-type="float">
            <text:p>0</text:p>
          </table:table-cell>
          <table:table-cell table:formula="of:=([StudentsPerformance.F559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559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559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560] = &quot;male&quot;; 1; 0)" office:value-type="float" office:value="0" calcext:value-type="float">
            <text:p>0</text:p>
          </table:table-cell>
          <table:table-cell table:formula="of:=IF([StudentsPerformance.B560] = &quot;group A&quot;; 0; IF([StudentsPerformance.B560] = &quot;group B&quot;; 1; IF([StudentsPerformance.B560] = &quot;group C&quot;; 2; IF([StudentsPerformance.B560] = &quot;group D&quot;; 3; 4))))" office:value-type="float" office:value="1" calcext:value-type="float">
            <text:p>1</text:p>
          </table:table-cell>
          <table:table-cell table:formula="of:=IF([StudentsPerformance.C560] = &quot;some high school&quot;; 0; IF([StudentsPerformance.C560] = &quot;high school&quot;; 1; IF([StudentsPerformance.C560] = &quot;some college&quot;; 2; IF([StudentsPerformance.C560] = &quot;associate's degree&quot;; 3; IF([StudentsPerformance.C560] = &quot;bachelor's degree&quot;; 4; 5)))))" office:value-type="float" office:value="3" calcext:value-type="float">
            <text:p>3</text:p>
          </table:table-cell>
          <table:table-cell table:formula="of:=IF([StudentsPerformance.D560] = &quot;standard&quot;; 1; 0)" office:value-type="float" office:value="0" calcext:value-type="float">
            <text:p>0</text:p>
          </table:table-cell>
          <table:table-cell table:formula="of:=IF([StudentsPerformance.E560] = &quot;completed&quot;; 1; 0)" office:value-type="float" office:value="0" calcext:value-type="float">
            <text:p>0</text:p>
          </table:table-cell>
          <table:table-cell table:formula="of:=([StudentsPerformance.F560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560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560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561] = &quot;male&quot;; 1; 0)" office:value-type="float" office:value="1" calcext:value-type="float">
            <text:p>1</text:p>
          </table:table-cell>
          <table:table-cell table:formula="of:=IF([StudentsPerformance.B561] = &quot;group A&quot;; 0; IF([StudentsPerformance.B561] = &quot;group B&quot;; 1; IF([StudentsPerformance.B561] = &quot;group C&quot;; 2; IF([StudentsPerformance.B561] = &quot;group D&quot;; 3; 4))))" office:value-type="float" office:value="3" calcext:value-type="float">
            <text:p>3</text:p>
          </table:table-cell>
          <table:table-cell table:formula="of:=IF([StudentsPerformance.C561] = &quot;some high school&quot;; 0; IF([StudentsPerformance.C561] = &quot;high school&quot;; 1; IF([StudentsPerformance.C561] = &quot;some college&quot;; 2; IF([StudentsPerformance.C561] = &quot;associate's degree&quot;; 3; IF([StudentsPerformance.C561] = &quot;bachelor's degree&quot;; 4; 5)))))" office:value-type="float" office:value="0" calcext:value-type="float">
            <text:p>0</text:p>
          </table:table-cell>
          <table:table-cell table:formula="of:=IF([StudentsPerformance.D561] = &quot;standard&quot;; 1; 0)" office:value-type="float" office:value="1" calcext:value-type="float">
            <text:p>1</text:p>
          </table:table-cell>
          <table:table-cell table:formula="of:=IF([StudentsPerformance.E561] = &quot;completed&quot;; 1; 0)" office:value-type="float" office:value="0" calcext:value-type="float">
            <text:p>0</text:p>
          </table:table-cell>
          <table:table-cell table:formula="of:=([StudentsPerformance.F561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561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561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562] = &quot;male&quot;; 1; 0)" office:value-type="float" office:value="0" calcext:value-type="float">
            <text:p>0</text:p>
          </table:table-cell>
          <table:table-cell table:formula="of:=IF([StudentsPerformance.B562] = &quot;group A&quot;; 0; IF([StudentsPerformance.B562] = &quot;group B&quot;; 1; IF([StudentsPerformance.B562] = &quot;group C&quot;; 2; IF([StudentsPerformance.B562] = &quot;group D&quot;; 3; 4))))" office:value-type="float" office:value="3" calcext:value-type="float">
            <text:p>3</text:p>
          </table:table-cell>
          <table:table-cell table:formula="of:=IF([StudentsPerformance.C562] = &quot;some high school&quot;; 0; IF([StudentsPerformance.C562] = &quot;high school&quot;; 1; IF([StudentsPerformance.C562] = &quot;some college&quot;; 2; IF([StudentsPerformance.C562] = &quot;associate's degree&quot;; 3; IF([StudentsPerformance.C562] = &quot;bachelor's degree&quot;; 4; 5)))))" office:value-type="float" office:value="2" calcext:value-type="float">
            <text:p>2</text:p>
          </table:table-cell>
          <table:table-cell table:formula="of:=IF([StudentsPerformance.D562] = &quot;standard&quot;; 1; 0)" office:value-type="float" office:value="1" calcext:value-type="float">
            <text:p>1</text:p>
          </table:table-cell>
          <table:table-cell table:formula="of:=IF([StudentsPerformance.E562] = &quot;completed&quot;; 1; 0)" office:value-type="float" office:value="1" calcext:value-type="float">
            <text:p>1</text:p>
          </table:table-cell>
          <table:table-cell table:formula="of:=([StudentsPerformance.F562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562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562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563] = &quot;male&quot;; 1; 0)" office:value-type="float" office:value="0" calcext:value-type="float">
            <text:p>0</text:p>
          </table:table-cell>
          <table:table-cell table:formula="of:=IF([StudentsPerformance.B563] = &quot;group A&quot;; 0; IF([StudentsPerformance.B563] = &quot;group B&quot;; 1; IF([StudentsPerformance.B563] = &quot;group C&quot;; 2; IF([StudentsPerformance.B563] = &quot;group D&quot;; 3; 4))))" office:value-type="float" office:value="2" calcext:value-type="float">
            <text:p>2</text:p>
          </table:table-cell>
          <table:table-cell table:formula="of:=IF([StudentsPerformance.C563] = &quot;some high school&quot;; 0; IF([StudentsPerformance.C563] = &quot;high school&quot;; 1; IF([StudentsPerformance.C563] = &quot;some college&quot;; 2; IF([StudentsPerformance.C563] = &quot;associate's degree&quot;; 3; IF([StudentsPerformance.C563] = &quot;bachelor's degree&quot;; 4; 5)))))" office:value-type="float" office:value="2" calcext:value-type="float">
            <text:p>2</text:p>
          </table:table-cell>
          <table:table-cell table:formula="of:=IF([StudentsPerformance.D563] = &quot;standard&quot;; 1; 0)" office:value-type="float" office:value="1" calcext:value-type="float">
            <text:p>1</text:p>
          </table:table-cell>
          <table:table-cell table:formula="of:=IF([StudentsPerformance.E563] = &quot;completed&quot;; 1; 0)" office:value-type="float" office:value="0" calcext:value-type="float">
            <text:p>0</text:p>
          </table:table-cell>
          <table:table-cell table:formula="of:=([StudentsPerformance.F563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563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563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564] = &quot;male&quot;; 1; 0)" office:value-type="float" office:value="1" calcext:value-type="float">
            <text:p>1</text:p>
          </table:table-cell>
          <table:table-cell table:formula="of:=IF([StudentsPerformance.B564] = &quot;group A&quot;; 0; IF([StudentsPerformance.B564] = &quot;group B&quot;; 1; IF([StudentsPerformance.B564] = &quot;group C&quot;; 2; IF([StudentsPerformance.B564] = &quot;group D&quot;; 3; 4))))" office:value-type="float" office:value="2" calcext:value-type="float">
            <text:p>2</text:p>
          </table:table-cell>
          <table:table-cell table:formula="of:=IF([StudentsPerformance.C564] = &quot;some high school&quot;; 0; IF([StudentsPerformance.C564] = &quot;high school&quot;; 1; IF([StudentsPerformance.C564] = &quot;some college&quot;; 2; IF([StudentsPerformance.C564] = &quot;associate's degree&quot;; 3; IF([StudentsPerformance.C564] = &quot;bachelor's degree&quot;; 4; 5)))))" office:value-type="float" office:value="4" calcext:value-type="float">
            <text:p>4</text:p>
          </table:table-cell>
          <table:table-cell table:formula="of:=IF([StudentsPerformance.D564] = &quot;standard&quot;; 1; 0)" office:value-type="float" office:value="1" calcext:value-type="float">
            <text:p>1</text:p>
          </table:table-cell>
          <table:table-cell table:formula="of:=IF([StudentsPerformance.E564] = &quot;completed&quot;; 1; 0)" office:value-type="float" office:value="1" calcext:value-type="float">
            <text:p>1</text:p>
          </table:table-cell>
          <table:table-cell table:formula="of:=([StudentsPerformance.F564] - [StudentsPerformance.$J$2])/[StudentsPerformance.$K$2]" office:value-type="float" office:value="1.97262032585792" calcext:value-type="float">
            <text:p>1.97262032585792</text:p>
          </table:table-cell>
          <table:table-cell table:formula="of:=([StudentsPerformance.G564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564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565] = &quot;male&quot;; 1; 0)" office:value-type="float" office:value="0" calcext:value-type="float">
            <text:p>0</text:p>
          </table:table-cell>
          <table:table-cell table:formula="of:=IF([StudentsPerformance.B565] = &quot;group A&quot;; 0; IF([StudentsPerformance.B565] = &quot;group B&quot;; 1; IF([StudentsPerformance.B565] = &quot;group C&quot;; 2; IF([StudentsPerformance.B565] = &quot;group D&quot;; 3; 4))))" office:value-type="float" office:value="3" calcext:value-type="float">
            <text:p>3</text:p>
          </table:table-cell>
          <table:table-cell table:formula="of:=IF([StudentsPerformance.C565] = &quot;some high school&quot;; 0; IF([StudentsPerformance.C565] = &quot;high school&quot;; 1; IF([StudentsPerformance.C565] = &quot;some college&quot;; 2; IF([StudentsPerformance.C565] = &quot;associate's degree&quot;; 3; IF([StudentsPerformance.C565] = &quot;bachelor's degree&quot;; 4; 5)))))" office:value-type="float" office:value="2" calcext:value-type="float">
            <text:p>2</text:p>
          </table:table-cell>
          <table:table-cell table:formula="of:=IF([StudentsPerformance.D565] = &quot;standard&quot;; 1; 0)" office:value-type="float" office:value="0" calcext:value-type="float">
            <text:p>0</text:p>
          </table:table-cell>
          <table:table-cell table:formula="of:=IF([StudentsPerformance.E565] = &quot;completed&quot;; 1; 0)" office:value-type="float" office:value="1" calcext:value-type="float">
            <text:p>1</text:p>
          </table:table-cell>
          <table:table-cell table:formula="of:=([StudentsPerformance.F565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565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565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566] = &quot;male&quot;; 1; 0)" office:value-type="float" office:value="1" calcext:value-type="float">
            <text:p>1</text:p>
          </table:table-cell>
          <table:table-cell table:formula="of:=IF([StudentsPerformance.B566] = &quot;group A&quot;; 0; IF([StudentsPerformance.B566] = &quot;group B&quot;; 1; IF([StudentsPerformance.B566] = &quot;group C&quot;; 2; IF([StudentsPerformance.B566] = &quot;group D&quot;; 3; 4))))" office:value-type="float" office:value="1" calcext:value-type="float">
            <text:p>1</text:p>
          </table:table-cell>
          <table:table-cell table:formula="of:=IF([StudentsPerformance.C566] = &quot;some high school&quot;; 0; IF([StudentsPerformance.C566] = &quot;high school&quot;; 1; IF([StudentsPerformance.C566] = &quot;some college&quot;; 2; IF([StudentsPerformance.C566] = &quot;associate's degree&quot;; 3; IF([StudentsPerformance.C566] = &quot;bachelor's degree&quot;; 4; 5)))))" office:value-type="float" office:value="4" calcext:value-type="float">
            <text:p>4</text:p>
          </table:table-cell>
          <table:table-cell table:formula="of:=IF([StudentsPerformance.D566] = &quot;standard&quot;; 1; 0)" office:value-type="float" office:value="0" calcext:value-type="float">
            <text:p>0</text:p>
          </table:table-cell>
          <table:table-cell table:formula="of:=IF([StudentsPerformance.E566] = &quot;completed&quot;; 1; 0)" office:value-type="float" office:value="0" calcext:value-type="float">
            <text:p>0</text:p>
          </table:table-cell>
          <table:table-cell table:formula="of:=([StudentsPerformance.F566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566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566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567] = &quot;male&quot;; 1; 0)" office:value-type="float" office:value="1" calcext:value-type="float">
            <text:p>1</text:p>
          </table:table-cell>
          <table:table-cell table:formula="of:=IF([StudentsPerformance.B567] = &quot;group A&quot;; 0; IF([StudentsPerformance.B567] = &quot;group B&quot;; 1; IF([StudentsPerformance.B567] = &quot;group C&quot;; 2; IF([StudentsPerformance.B567] = &quot;group D&quot;; 3; 4))))" office:value-type="float" office:value="1" calcext:value-type="float">
            <text:p>1</text:p>
          </table:table-cell>
          <table:table-cell table:formula="of:=IF([StudentsPerformance.C567] = &quot;some high school&quot;; 0; IF([StudentsPerformance.C567] = &quot;high school&quot;; 1; IF([StudentsPerformance.C567] = &quot;some college&quot;; 2; IF([StudentsPerformance.C567] = &quot;associate's degree&quot;; 3; IF([StudentsPerformance.C567] = &quot;bachelor's degree&quot;; 4; 5)))))" office:value-type="float" office:value="3" calcext:value-type="float">
            <text:p>3</text:p>
          </table:table-cell>
          <table:table-cell table:formula="of:=IF([StudentsPerformance.D567] = &quot;standard&quot;; 1; 0)" office:value-type="float" office:value="1" calcext:value-type="float">
            <text:p>1</text:p>
          </table:table-cell>
          <table:table-cell table:formula="of:=IF([StudentsPerformance.E567] = &quot;completed&quot;; 1; 0)" office:value-type="float" office:value="0" calcext:value-type="float">
            <text:p>0</text:p>
          </table:table-cell>
          <table:table-cell table:formula="of:=([StudentsPerformance.F567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567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567] - [StudentsPerformance.$P$2])/[StudentsPerformance.$Q$2]" office:value-type="float" office:value="-1.51714400920666" calcext:value-type="float">
            <text:p>-1.51714400920666</text:p>
          </table:table-cell>
        </table:table-row>
        <table:table-row table:style-name="ro1">
          <table:table-cell table:formula="of:=IF([StudentsPerformance.A568] = &quot;male&quot;; 1; 0)" office:value-type="float" office:value="0" calcext:value-type="float">
            <text:p>0</text:p>
          </table:table-cell>
          <table:table-cell table:formula="of:=IF([StudentsPerformance.B568] = &quot;group A&quot;; 0; IF([StudentsPerformance.B568] = &quot;group B&quot;; 1; IF([StudentsPerformance.B568] = &quot;group C&quot;; 2; IF([StudentsPerformance.B568] = &quot;group D&quot;; 3; 4))))" office:value-type="float" office:value="4" calcext:value-type="float">
            <text:p>4</text:p>
          </table:table-cell>
          <table:table-cell table:formula="of:=IF([StudentsPerformance.C568] = &quot;some high school&quot;; 0; IF([StudentsPerformance.C568] = &quot;high school&quot;; 1; IF([StudentsPerformance.C568] = &quot;some college&quot;; 2; IF([StudentsPerformance.C568] = &quot;associate's degree&quot;; 3; IF([StudentsPerformance.C568] = &quot;bachelor's degree&quot;; 4; 5)))))" office:value-type="float" office:value="4" calcext:value-type="float">
            <text:p>4</text:p>
          </table:table-cell>
          <table:table-cell table:formula="of:=IF([StudentsPerformance.D568] = &quot;standard&quot;; 1; 0)" office:value-type="float" office:value="0" calcext:value-type="float">
            <text:p>0</text:p>
          </table:table-cell>
          <table:table-cell table:formula="of:=IF([StudentsPerformance.E568] = &quot;completed&quot;; 1; 0)" office:value-type="float" office:value="1" calcext:value-type="float">
            <text:p>1</text:p>
          </table:table-cell>
          <table:table-cell table:formula="of:=([StudentsPerformance.F568] - [StudentsPerformance.$J$2])/[StudentsPerformance.$K$2]" office:value-type="float" office:value="1.70882167976011" calcext:value-type="float">
            <text:p>1.70882167976011</text:p>
          </table:table-cell>
          <table:table-cell table:formula="of:=([StudentsPerformance.G568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568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569] = &quot;male&quot;; 1; 0)" office:value-type="float" office:value="0" calcext:value-type="float">
            <text:p>0</text:p>
          </table:table-cell>
          <table:table-cell table:formula="of:=IF([StudentsPerformance.B569] = &quot;group A&quot;; 0; IF([StudentsPerformance.B569] = &quot;group B&quot;; 1; IF([StudentsPerformance.B569] = &quot;group C&quot;; 2; IF([StudentsPerformance.B569] = &quot;group D&quot;; 3; 4))))" office:value-type="float" office:value="3" calcext:value-type="float">
            <text:p>3</text:p>
          </table:table-cell>
          <table:table-cell table:formula="of:=IF([StudentsPerformance.C569] = &quot;some high school&quot;; 0; IF([StudentsPerformance.C569] = &quot;high school&quot;; 1; IF([StudentsPerformance.C569] = &quot;some college&quot;; 2; IF([StudentsPerformance.C569] = &quot;associate's degree&quot;; 3; IF([StudentsPerformance.C569] = &quot;bachelor's degree&quot;; 4; 5)))))" office:value-type="float" office:value="5" calcext:value-type="float">
            <text:p>5</text:p>
          </table:table-cell>
          <table:table-cell table:formula="of:=IF([StudentsPerformance.D569] = &quot;standard&quot;; 1; 0)" office:value-type="float" office:value="0" calcext:value-type="float">
            <text:p>0</text:p>
          </table:table-cell>
          <table:table-cell table:formula="of:=IF([StudentsPerformance.E569] = &quot;completed&quot;; 1; 0)" office:value-type="float" office:value="1" calcext:value-type="float">
            <text:p>1</text:p>
          </table:table-cell>
          <table:table-cell table:formula="of:=([StudentsPerformance.F569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569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569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570] = &quot;male&quot;; 1; 0)" office:value-type="float" office:value="1" calcext:value-type="float">
            <text:p>1</text:p>
          </table:table-cell>
          <table:table-cell table:formula="of:=IF([StudentsPerformance.B570] = &quot;group A&quot;; 0; IF([StudentsPerformance.B570] = &quot;group B&quot;; 1; IF([StudentsPerformance.B570] = &quot;group C&quot;; 2; IF([StudentsPerformance.B570] = &quot;group D&quot;; 3; 4))))" office:value-type="float" office:value="1" calcext:value-type="float">
            <text:p>1</text:p>
          </table:table-cell>
          <table:table-cell table:formula="of:=IF([StudentsPerformance.C570] = &quot;some high school&quot;; 0; IF([StudentsPerformance.C570] = &quot;high school&quot;; 1; IF([StudentsPerformance.C570] = &quot;some college&quot;; 2; IF([StudentsPerformance.C570] = &quot;associate's degree&quot;; 3; IF([StudentsPerformance.C570] = &quot;bachelor's degree&quot;; 4; 5)))))" office:value-type="float" office:value="1" calcext:value-type="float">
            <text:p>1</text:p>
          </table:table-cell>
          <table:table-cell table:formula="of:=IF([StudentsPerformance.D570] = &quot;standard&quot;; 1; 0)" office:value-type="float" office:value="0" calcext:value-type="float">
            <text:p>0</text:p>
          </table:table-cell>
          <table:table-cell table:formula="of:=IF([StudentsPerformance.E570] = &quot;completed&quot;; 1; 0)" office:value-type="float" office:value="0" calcext:value-type="float">
            <text:p>0</text:p>
          </table:table-cell>
          <table:table-cell table:formula="of:=([StudentsPerformance.F570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570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570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571] = &quot;male&quot;; 1; 0)" office:value-type="float" office:value="1" calcext:value-type="float">
            <text:p>1</text:p>
          </table:table-cell>
          <table:table-cell table:formula="of:=IF([StudentsPerformance.B571] = &quot;group A&quot;; 0; IF([StudentsPerformance.B571] = &quot;group B&quot;; 1; IF([StudentsPerformance.B571] = &quot;group C&quot;; 2; IF([StudentsPerformance.B571] = &quot;group D&quot;; 3; 4))))" office:value-type="float" office:value="3" calcext:value-type="float">
            <text:p>3</text:p>
          </table:table-cell>
          <table:table-cell table:formula="of:=IF([StudentsPerformance.C571] = &quot;some high school&quot;; 0; IF([StudentsPerformance.C571] = &quot;high school&quot;; 1; IF([StudentsPerformance.C571] = &quot;some college&quot;; 2; IF([StudentsPerformance.C571] = &quot;associate's degree&quot;; 3; IF([StudentsPerformance.C571] = &quot;bachelor's degree&quot;; 4; 5)))))" office:value-type="float" office:value="4" calcext:value-type="float">
            <text:p>4</text:p>
          </table:table-cell>
          <table:table-cell table:formula="of:=IF([StudentsPerformance.D571] = &quot;standard&quot;; 1; 0)" office:value-type="float" office:value="0" calcext:value-type="float">
            <text:p>0</text:p>
          </table:table-cell>
          <table:table-cell table:formula="of:=IF([StudentsPerformance.E571] = &quot;completed&quot;; 1; 0)" office:value-type="float" office:value="0" calcext:value-type="float">
            <text:p>0</text:p>
          </table:table-cell>
          <table:table-cell table:formula="of:=([StudentsPerformance.F571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571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571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572] = &quot;male&quot;; 1; 0)" office:value-type="float" office:value="1" calcext:value-type="float">
            <text:p>1</text:p>
          </table:table-cell>
          <table:table-cell table:formula="of:=IF([StudentsPerformance.B572] = &quot;group A&quot;; 0; IF([StudentsPerformance.B572] = &quot;group B&quot;; 1; IF([StudentsPerformance.B572] = &quot;group C&quot;; 2; IF([StudentsPerformance.B572] = &quot;group D&quot;; 3; 4))))" office:value-type="float" office:value="1" calcext:value-type="float">
            <text:p>1</text:p>
          </table:table-cell>
          <table:table-cell table:formula="of:=IF([StudentsPerformance.C572] = &quot;some high school&quot;; 0; IF([StudentsPerformance.C572] = &quot;high school&quot;; 1; IF([StudentsPerformance.C572] = &quot;some college&quot;; 2; IF([StudentsPerformance.C572] = &quot;associate's degree&quot;; 3; IF([StudentsPerformance.C572] = &quot;bachelor's degree&quot;; 4; 5)))))" office:value-type="float" office:value="2" calcext:value-type="float">
            <text:p>2</text:p>
          </table:table-cell>
          <table:table-cell table:formula="of:=IF([StudentsPerformance.D572] = &quot;standard&quot;; 1; 0)" office:value-type="float" office:value="1" calcext:value-type="float">
            <text:p>1</text:p>
          </table:table-cell>
          <table:table-cell table:formula="of:=IF([StudentsPerformance.E572] = &quot;completed&quot;; 1; 0)" office:value-type="float" office:value="1" calcext:value-type="float">
            <text:p>1</text:p>
          </table:table-cell>
          <table:table-cell table:formula="of:=([StudentsPerformance.F572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572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572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573] = &quot;male&quot;; 1; 0)" office:value-type="float" office:value="1" calcext:value-type="float">
            <text:p>1</text:p>
          </table:table-cell>
          <table:table-cell table:formula="of:=IF([StudentsPerformance.B573] = &quot;group A&quot;; 0; IF([StudentsPerformance.B573] = &quot;group B&quot;; 1; IF([StudentsPerformance.B573] = &quot;group C&quot;; 2; IF([StudentsPerformance.B573] = &quot;group D&quot;; 3; 4))))" office:value-type="float" office:value="0" calcext:value-type="float">
            <text:p>0</text:p>
          </table:table-cell>
          <table:table-cell table:formula="of:=IF([StudentsPerformance.C573] = &quot;some high school&quot;; 0; IF([StudentsPerformance.C573] = &quot;high school&quot;; 1; IF([StudentsPerformance.C573] = &quot;some college&quot;; 2; IF([StudentsPerformance.C573] = &quot;associate's degree&quot;; 3; IF([StudentsPerformance.C573] = &quot;bachelor's degree&quot;; 4; 5)))))" office:value-type="float" office:value="4" calcext:value-type="float">
            <text:p>4</text:p>
          </table:table-cell>
          <table:table-cell table:formula="of:=IF([StudentsPerformance.D573] = &quot;standard&quot;; 1; 0)" office:value-type="float" office:value="1" calcext:value-type="float">
            <text:p>1</text:p>
          </table:table-cell>
          <table:table-cell table:formula="of:=IF([StudentsPerformance.E573] = &quot;completed&quot;; 1; 0)" office:value-type="float" office:value="0" calcext:value-type="float">
            <text:p>0</text:p>
          </table:table-cell>
          <table:table-cell table:formula="of:=([StudentsPerformance.F573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573] - [StudentsPerformance.$M$2])/[StudentsPerformance.$N$2]" office:value-type="float" office:value="1.83771556670711" calcext:value-type="float">
            <text:p>1.83771556670711</text:p>
          </table:table-cell>
          <table:table-cell table:formula="of:=([StudentsPerformance.H573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574] = &quot;male&quot;; 1; 0)" office:value-type="float" office:value="0" calcext:value-type="float">
            <text:p>0</text:p>
          </table:table-cell>
          <table:table-cell table:formula="of:=IF([StudentsPerformance.B574] = &quot;group A&quot;; 0; IF([StudentsPerformance.B574] = &quot;group B&quot;; 1; IF([StudentsPerformance.B574] = &quot;group C&quot;; 2; IF([StudentsPerformance.B574] = &quot;group D&quot;; 3; 4))))" office:value-type="float" office:value="2" calcext:value-type="float">
            <text:p>2</text:p>
          </table:table-cell>
          <table:table-cell table:formula="of:=IF([StudentsPerformance.C574] = &quot;some high school&quot;; 0; IF([StudentsPerformance.C574] = &quot;high school&quot;; 1; IF([StudentsPerformance.C574] = &quot;some college&quot;; 2; IF([StudentsPerformance.C574] = &quot;associate's degree&quot;; 3; IF([StudentsPerformance.C574] = &quot;bachelor's degree&quot;; 4; 5)))))" office:value-type="float" office:value="2" calcext:value-type="float">
            <text:p>2</text:p>
          </table:table-cell>
          <table:table-cell table:formula="of:=IF([StudentsPerformance.D574] = &quot;standard&quot;; 1; 0)" office:value-type="float" office:value="1" calcext:value-type="float">
            <text:p>1</text:p>
          </table:table-cell>
          <table:table-cell table:formula="of:=IF([StudentsPerformance.E574] = &quot;completed&quot;; 1; 0)" office:value-type="float" office:value="0" calcext:value-type="float">
            <text:p>0</text:p>
          </table:table-cell>
          <table:table-cell table:formula="of:=([StudentsPerformance.F574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574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574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575] = &quot;male&quot;; 1; 0)" office:value-type="float" office:value="0" calcext:value-type="float">
            <text:p>0</text:p>
          </table:table-cell>
          <table:table-cell table:formula="of:=IF([StudentsPerformance.B575] = &quot;group A&quot;; 0; IF([StudentsPerformance.B575] = &quot;group B&quot;; 1; IF([StudentsPerformance.B575] = &quot;group C&quot;; 2; IF([StudentsPerformance.B575] = &quot;group D&quot;; 3; 4))))" office:value-type="float" office:value="2" calcext:value-type="float">
            <text:p>2</text:p>
          </table:table-cell>
          <table:table-cell table:formula="of:=IF([StudentsPerformance.C575] = &quot;some high school&quot;; 0; IF([StudentsPerformance.C575] = &quot;high school&quot;; 1; IF([StudentsPerformance.C575] = &quot;some college&quot;; 2; IF([StudentsPerformance.C575] = &quot;associate's degree&quot;; 3; IF([StudentsPerformance.C575] = &quot;bachelor's degree&quot;; 4; 5)))))" office:value-type="float" office:value="1" calcext:value-type="float">
            <text:p>1</text:p>
          </table:table-cell>
          <table:table-cell table:formula="of:=IF([StudentsPerformance.D575] = &quot;standard&quot;; 1; 0)" office:value-type="float" office:value="0" calcext:value-type="float">
            <text:p>0</text:p>
          </table:table-cell>
          <table:table-cell table:formula="of:=IF([StudentsPerformance.E575] = &quot;completed&quot;; 1; 0)" office:value-type="float" office:value="1" calcext:value-type="float">
            <text:p>1</text:p>
          </table:table-cell>
          <table:table-cell table:formula="of:=([StudentsPerformance.F575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575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575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576] = &quot;male&quot;; 1; 0)" office:value-type="float" office:value="0" calcext:value-type="float">
            <text:p>0</text:p>
          </table:table-cell>
          <table:table-cell table:formula="of:=IF([StudentsPerformance.B576] = &quot;group A&quot;; 0; IF([StudentsPerformance.B576] = &quot;group B&quot;; 1; IF([StudentsPerformance.B576] = &quot;group C&quot;; 2; IF([StudentsPerformance.B576] = &quot;group D&quot;; 3; 4))))" office:value-type="float" office:value="4" calcext:value-type="float">
            <text:p>4</text:p>
          </table:table-cell>
          <table:table-cell table:formula="of:=IF([StudentsPerformance.C576] = &quot;some high school&quot;; 0; IF([StudentsPerformance.C576] = &quot;high school&quot;; 1; IF([StudentsPerformance.C576] = &quot;some college&quot;; 2; IF([StudentsPerformance.C576] = &quot;associate's degree&quot;; 3; IF([StudentsPerformance.C576] = &quot;bachelor's degree&quot;; 4; 5)))))" office:value-type="float" office:value="1" calcext:value-type="float">
            <text:p>1</text:p>
          </table:table-cell>
          <table:table-cell table:formula="of:=IF([StudentsPerformance.D576] = &quot;standard&quot;; 1; 0)" office:value-type="float" office:value="1" calcext:value-type="float">
            <text:p>1</text:p>
          </table:table-cell>
          <table:table-cell table:formula="of:=IF([StudentsPerformance.E576] = &quot;completed&quot;; 1; 0)" office:value-type="float" office:value="0" calcext:value-type="float">
            <text:p>0</text:p>
          </table:table-cell>
          <table:table-cell table:formula="of:=([StudentsPerformance.F576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576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576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577] = &quot;male&quot;; 1; 0)" office:value-type="float" office:value="1" calcext:value-type="float">
            <text:p>1</text:p>
          </table:table-cell>
          <table:table-cell table:formula="of:=IF([StudentsPerformance.B577] = &quot;group A&quot;; 0; IF([StudentsPerformance.B577] = &quot;group B&quot;; 1; IF([StudentsPerformance.B577] = &quot;group C&quot;; 2; IF([StudentsPerformance.B577] = &quot;group D&quot;; 3; 4))))" office:value-type="float" office:value="0" calcext:value-type="float">
            <text:p>0</text:p>
          </table:table-cell>
          <table:table-cell table:formula="of:=IF([StudentsPerformance.C577] = &quot;some high school&quot;; 0; IF([StudentsPerformance.C577] = &quot;high school&quot;; 1; IF([StudentsPerformance.C577] = &quot;some college&quot;; 2; IF([StudentsPerformance.C577] = &quot;associate's degree&quot;; 3; IF([StudentsPerformance.C577] = &quot;bachelor's degree&quot;; 4; 5)))))" office:value-type="float" office:value="3" calcext:value-type="float">
            <text:p>3</text:p>
          </table:table-cell>
          <table:table-cell table:formula="of:=IF([StudentsPerformance.D577] = &quot;standard&quot;; 1; 0)" office:value-type="float" office:value="0" calcext:value-type="float">
            <text:p>0</text:p>
          </table:table-cell>
          <table:table-cell table:formula="of:=IF([StudentsPerformance.E577] = &quot;completed&quot;; 1; 0)" office:value-type="float" office:value="1" calcext:value-type="float">
            <text:p>1</text:p>
          </table:table-cell>
          <table:table-cell table:formula="of:=([StudentsPerformance.F577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577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577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578] = &quot;male&quot;; 1; 0)" office:value-type="float" office:value="1" calcext:value-type="float">
            <text:p>1</text:p>
          </table:table-cell>
          <table:table-cell table:formula="of:=IF([StudentsPerformance.B578] = &quot;group A&quot;; 0; IF([StudentsPerformance.B578] = &quot;group B&quot;; 1; IF([StudentsPerformance.B578] = &quot;group C&quot;; 2; IF([StudentsPerformance.B578] = &quot;group D&quot;; 3; 4))))" office:value-type="float" office:value="0" calcext:value-type="float">
            <text:p>0</text:p>
          </table:table-cell>
          <table:table-cell table:formula="of:=IF([StudentsPerformance.C578] = &quot;some high school&quot;; 0; IF([StudentsPerformance.C578] = &quot;high school&quot;; 1; IF([StudentsPerformance.C578] = &quot;some college&quot;; 2; IF([StudentsPerformance.C578] = &quot;associate's degree&quot;; 3; IF([StudentsPerformance.C578] = &quot;bachelor's degree&quot;; 4; 5)))))" office:value-type="float" office:value="2" calcext:value-type="float">
            <text:p>2</text:p>
          </table:table-cell>
          <table:table-cell table:formula="of:=IF([StudentsPerformance.D578] = &quot;standard&quot;; 1; 0)" office:value-type="float" office:value="1" calcext:value-type="float">
            <text:p>1</text:p>
          </table:table-cell>
          <table:table-cell table:formula="of:=IF([StudentsPerformance.E578] = &quot;completed&quot;; 1; 0)" office:value-type="float" office:value="1" calcext:value-type="float">
            <text:p>1</text:p>
          </table:table-cell>
          <table:table-cell table:formula="of:=([StudentsPerformance.F578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578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578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579] = &quot;male&quot;; 1; 0)" office:value-type="float" office:value="0" calcext:value-type="float">
            <text:p>0</text:p>
          </table:table-cell>
          <table:table-cell table:formula="of:=IF([StudentsPerformance.B579] = &quot;group A&quot;; 0; IF([StudentsPerformance.B579] = &quot;group B&quot;; 1; IF([StudentsPerformance.B579] = &quot;group C&quot;; 2; IF([StudentsPerformance.B579] = &quot;group D&quot;; 3; 4))))" office:value-type="float" office:value="1" calcext:value-type="float">
            <text:p>1</text:p>
          </table:table-cell>
          <table:table-cell table:formula="of:=IF([StudentsPerformance.C579] = &quot;some high school&quot;; 0; IF([StudentsPerformance.C579] = &quot;high school&quot;; 1; IF([StudentsPerformance.C579] = &quot;some college&quot;; 2; IF([StudentsPerformance.C579] = &quot;associate's degree&quot;; 3; IF([StudentsPerformance.C579] = &quot;bachelor's degree&quot;; 4; 5)))))" office:value-type="float" office:value="1" calcext:value-type="float">
            <text:p>1</text:p>
          </table:table-cell>
          <table:table-cell table:formula="of:=IF([StudentsPerformance.D579] = &quot;standard&quot;; 1; 0)" office:value-type="float" office:value="1" calcext:value-type="float">
            <text:p>1</text:p>
          </table:table-cell>
          <table:table-cell table:formula="of:=IF([StudentsPerformance.E579] = &quot;completed&quot;; 1; 0)" office:value-type="float" office:value="0" calcext:value-type="float">
            <text:p>0</text:p>
          </table:table-cell>
          <table:table-cell table:formula="of:=([StudentsPerformance.F579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579] - [StudentsPerformance.$M$2])/[StudentsPerformance.$N$2]" office:value-type="float" office:value="1.49525431541064" calcext:value-type="float">
            <text:p>1.49525431541064</text:p>
          </table:table-cell>
          <table:table-cell table:formula="of:=([StudentsPerformance.H579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580] = &quot;male&quot;; 1; 0)" office:value-type="float" office:value="0" calcext:value-type="float">
            <text:p>0</text:p>
          </table:table-cell>
          <table:table-cell table:formula="of:=IF([StudentsPerformance.B580] = &quot;group A&quot;; 0; IF([StudentsPerformance.B580] = &quot;group B&quot;; 1; IF([StudentsPerformance.B580] = &quot;group C&quot;; 2; IF([StudentsPerformance.B580] = &quot;group D&quot;; 3; 4))))" office:value-type="float" office:value="1" calcext:value-type="float">
            <text:p>1</text:p>
          </table:table-cell>
          <table:table-cell table:formula="of:=IF([StudentsPerformance.C580] = &quot;some high school&quot;; 0; IF([StudentsPerformance.C580] = &quot;high school&quot;; 1; IF([StudentsPerformance.C580] = &quot;some college&quot;; 2; IF([StudentsPerformance.C580] = &quot;associate's degree&quot;; 3; IF([StudentsPerformance.C580] = &quot;bachelor's degree&quot;; 4; 5)))))" office:value-type="float" office:value="2" calcext:value-type="float">
            <text:p>2</text:p>
          </table:table-cell>
          <table:table-cell table:formula="of:=IF([StudentsPerformance.D580] = &quot;standard&quot;; 1; 0)" office:value-type="float" office:value="0" calcext:value-type="float">
            <text:p>0</text:p>
          </table:table-cell>
          <table:table-cell table:formula="of:=IF([StudentsPerformance.E580] = &quot;completed&quot;; 1; 0)" office:value-type="float" office:value="1" calcext:value-type="float">
            <text:p>1</text:p>
          </table:table-cell>
          <table:table-cell table:formula="of:=([StudentsPerformance.F580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580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580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581] = &quot;male&quot;; 1; 0)" office:value-type="float" office:value="0" calcext:value-type="float">
            <text:p>0</text:p>
          </table:table-cell>
          <table:table-cell table:formula="of:=IF([StudentsPerformance.B581] = &quot;group A&quot;; 0; IF([StudentsPerformance.B581] = &quot;group B&quot;; 1; IF([StudentsPerformance.B581] = &quot;group C&quot;; 2; IF([StudentsPerformance.B581] = &quot;group D&quot;; 3; 4))))" office:value-type="float" office:value="3" calcext:value-type="float">
            <text:p>3</text:p>
          </table:table-cell>
          <table:table-cell table:formula="of:=IF([StudentsPerformance.C581] = &quot;some high school&quot;; 0; IF([StudentsPerformance.C581] = &quot;high school&quot;; 1; IF([StudentsPerformance.C581] = &quot;some college&quot;; 2; IF([StudentsPerformance.C581] = &quot;associate's degree&quot;; 3; IF([StudentsPerformance.C581] = &quot;bachelor's degree&quot;; 4; 5)))))" office:value-type="float" office:value="5" calcext:value-type="float">
            <text:p>5</text:p>
          </table:table-cell>
          <table:table-cell table:formula="of:=IF([StudentsPerformance.D581] = &quot;standard&quot;; 1; 0)" office:value-type="float" office:value="1" calcext:value-type="float">
            <text:p>1</text:p>
          </table:table-cell>
          <table:table-cell table:formula="of:=IF([StudentsPerformance.E581] = &quot;completed&quot;; 1; 0)" office:value-type="float" office:value="0" calcext:value-type="float">
            <text:p>0</text:p>
          </table:table-cell>
          <table:table-cell table:formula="of:=([StudentsPerformance.F581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581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581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582] = &quot;male&quot;; 1; 0)" office:value-type="float" office:value="0" calcext:value-type="float">
            <text:p>0</text:p>
          </table:table-cell>
          <table:table-cell table:formula="of:=IF([StudentsPerformance.B582] = &quot;group A&quot;; 0; IF([StudentsPerformance.B582] = &quot;group B&quot;; 1; IF([StudentsPerformance.B582] = &quot;group C&quot;; 2; IF([StudentsPerformance.B582] = &quot;group D&quot;; 3; 4))))" office:value-type="float" office:value="3" calcext:value-type="float">
            <text:p>3</text:p>
          </table:table-cell>
          <table:table-cell table:formula="of:=IF([StudentsPerformance.C582] = &quot;some high school&quot;; 0; IF([StudentsPerformance.C582] = &quot;high school&quot;; 1; IF([StudentsPerformance.C582] = &quot;some college&quot;; 2; IF([StudentsPerformance.C582] = &quot;associate's degree&quot;; 3; IF([StudentsPerformance.C582] = &quot;bachelor's degree&quot;; 4; 5)))))" office:value-type="float" office:value="0" calcext:value-type="float">
            <text:p>0</text:p>
          </table:table-cell>
          <table:table-cell table:formula="of:=IF([StudentsPerformance.D582] = &quot;standard&quot;; 1; 0)" office:value-type="float" office:value="1" calcext:value-type="float">
            <text:p>1</text:p>
          </table:table-cell>
          <table:table-cell table:formula="of:=IF([StudentsPerformance.E582] = &quot;completed&quot;; 1; 0)" office:value-type="float" office:value="0" calcext:value-type="float">
            <text:p>0</text:p>
          </table:table-cell>
          <table:table-cell table:formula="of:=([StudentsPerformance.F582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582] - [StudentsPerformance.$M$2])/[StudentsPerformance.$N$2]" office:value-type="float" office:value="1.9062078169664" calcext:value-type="float">
            <text:p>1.9062078169664</text:p>
          </table:table-cell>
          <table:table-cell table:formula="of:=([StudentsPerformance.H582] - [StudentsPerformance.$P$2])/[StudentsPerformance.$Q$2]" office:value-type="float" office:value="1.83907809843364" calcext:value-type="float">
            <text:p>1.83907809843364</text:p>
          </table:table-cell>
        </table:table-row>
        <table:table-row table:style-name="ro1">
          <table:table-cell table:formula="of:=IF([StudentsPerformance.A583] = &quot;male&quot;; 1; 0)" office:value-type="float" office:value="0" calcext:value-type="float">
            <text:p>0</text:p>
          </table:table-cell>
          <table:table-cell table:formula="of:=IF([StudentsPerformance.B583] = &quot;group A&quot;; 0; IF([StudentsPerformance.B583] = &quot;group B&quot;; 1; IF([StudentsPerformance.B583] = &quot;group C&quot;; 2; IF([StudentsPerformance.B583] = &quot;group D&quot;; 3; 4))))" office:value-type="float" office:value="4" calcext:value-type="float">
            <text:p>4</text:p>
          </table:table-cell>
          <table:table-cell table:formula="of:=IF([StudentsPerformance.C583] = &quot;some high school&quot;; 0; IF([StudentsPerformance.C583] = &quot;high school&quot;; 1; IF([StudentsPerformance.C583] = &quot;some college&quot;; 2; IF([StudentsPerformance.C583] = &quot;associate's degree&quot;; 3; IF([StudentsPerformance.C583] = &quot;bachelor's degree&quot;; 4; 5)))))" office:value-type="float" office:value="0" calcext:value-type="float">
            <text:p>0</text:p>
          </table:table-cell>
          <table:table-cell table:formula="of:=IF([StudentsPerformance.D583] = &quot;standard&quot;; 1; 0)" office:value-type="float" office:value="1" calcext:value-type="float">
            <text:p>1</text:p>
          </table:table-cell>
          <table:table-cell table:formula="of:=IF([StudentsPerformance.E583] = &quot;completed&quot;; 1; 0)" office:value-type="float" office:value="0" calcext:value-type="float">
            <text:p>0</text:p>
          </table:table-cell>
          <table:table-cell table:formula="of:=([StudentsPerformance.F583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583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583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584] = &quot;male&quot;; 1; 0)" office:value-type="float" office:value="0" calcext:value-type="float">
            <text:p>0</text:p>
          </table:table-cell>
          <table:table-cell table:formula="of:=IF([StudentsPerformance.B584] = &quot;group A&quot;; 0; IF([StudentsPerformance.B584] = &quot;group B&quot;; 1; IF([StudentsPerformance.B584] = &quot;group C&quot;; 2; IF([StudentsPerformance.B584] = &quot;group D&quot;; 3; 4))))" office:value-type="float" office:value="3" calcext:value-type="float">
            <text:p>3</text:p>
          </table:table-cell>
          <table:table-cell table:formula="of:=IF([StudentsPerformance.C584] = &quot;some high school&quot;; 0; IF([StudentsPerformance.C584] = &quot;high school&quot;; 1; IF([StudentsPerformance.C584] = &quot;some college&quot;; 2; IF([StudentsPerformance.C584] = &quot;associate's degree&quot;; 3; IF([StudentsPerformance.C584] = &quot;bachelor's degree&quot;; 4; 5)))))" office:value-type="float" office:value="4" calcext:value-type="float">
            <text:p>4</text:p>
          </table:table-cell>
          <table:table-cell table:formula="of:=IF([StudentsPerformance.D584] = &quot;standard&quot;; 1; 0)" office:value-type="float" office:value="0" calcext:value-type="float">
            <text:p>0</text:p>
          </table:table-cell>
          <table:table-cell table:formula="of:=IF([StudentsPerformance.E584] = &quot;completed&quot;; 1; 0)" office:value-type="float" office:value="0" calcext:value-type="float">
            <text:p>0</text:p>
          </table:table-cell>
          <table:table-cell table:formula="of:=([StudentsPerformance.F584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584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584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585] = &quot;male&quot;; 1; 0)" office:value-type="float" office:value="0" calcext:value-type="float">
            <text:p>0</text:p>
          </table:table-cell>
          <table:table-cell table:formula="of:=IF([StudentsPerformance.B585] = &quot;group A&quot;; 0; IF([StudentsPerformance.B585] = &quot;group B&quot;; 1; IF([StudentsPerformance.B585] = &quot;group C&quot;; 2; IF([StudentsPerformance.B585] = &quot;group D&quot;; 3; 4))))" office:value-type="float" office:value="3" calcext:value-type="float">
            <text:p>3</text:p>
          </table:table-cell>
          <table:table-cell table:formula="of:=IF([StudentsPerformance.C585] = &quot;some high school&quot;; 0; IF([StudentsPerformance.C585] = &quot;high school&quot;; 1; IF([StudentsPerformance.C585] = &quot;some college&quot;; 2; IF([StudentsPerformance.C585] = &quot;associate's degree&quot;; 3; IF([StudentsPerformance.C585] = &quot;bachelor's degree&quot;; 4; 5)))))" office:value-type="float" office:value="3" calcext:value-type="float">
            <text:p>3</text:p>
          </table:table-cell>
          <table:table-cell table:formula="of:=IF([StudentsPerformance.D585] = &quot;standard&quot;; 1; 0)" office:value-type="float" office:value="1" calcext:value-type="float">
            <text:p>1</text:p>
          </table:table-cell>
          <table:table-cell table:formula="of:=IF([StudentsPerformance.E585] = &quot;completed&quot;; 1; 0)" office:value-type="float" office:value="1" calcext:value-type="float">
            <text:p>1</text:p>
          </table:table-cell>
          <table:table-cell table:formula="of:=([StudentsPerformance.F585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585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585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586] = &quot;male&quot;; 1; 0)" office:value-type="float" office:value="0" calcext:value-type="float">
            <text:p>0</text:p>
          </table:table-cell>
          <table:table-cell table:formula="of:=IF([StudentsPerformance.B586] = &quot;group A&quot;; 0; IF([StudentsPerformance.B586] = &quot;group B&quot;; 1; IF([StudentsPerformance.B586] = &quot;group C&quot;; 2; IF([StudentsPerformance.B586] = &quot;group D&quot;; 3; 4))))" office:value-type="float" office:value="3" calcext:value-type="float">
            <text:p>3</text:p>
          </table:table-cell>
          <table:table-cell table:formula="of:=IF([StudentsPerformance.C586] = &quot;some high school&quot;; 0; IF([StudentsPerformance.C586] = &quot;high school&quot;; 1; IF([StudentsPerformance.C586] = &quot;some college&quot;; 2; IF([StudentsPerformance.C586] = &quot;associate's degree&quot;; 3; IF([StudentsPerformance.C586] = &quot;bachelor's degree&quot;; 4; 5)))))" office:value-type="float" office:value="2" calcext:value-type="float">
            <text:p>2</text:p>
          </table:table-cell>
          <table:table-cell table:formula="of:=IF([StudentsPerformance.D586] = &quot;standard&quot;; 1; 0)" office:value-type="float" office:value="1" calcext:value-type="float">
            <text:p>1</text:p>
          </table:table-cell>
          <table:table-cell table:formula="of:=IF([StudentsPerformance.E586] = &quot;completed&quot;; 1; 0)" office:value-type="float" office:value="0" calcext:value-type="float">
            <text:p>0</text:p>
          </table:table-cell>
          <table:table-cell table:formula="of:=([StudentsPerformance.F586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586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586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587] = &quot;male&quot;; 1; 0)" office:value-type="float" office:value="0" calcext:value-type="float">
            <text:p>0</text:p>
          </table:table-cell>
          <table:table-cell table:formula="of:=IF([StudentsPerformance.B587] = &quot;group A&quot;; 0; IF([StudentsPerformance.B587] = &quot;group B&quot;; 1; IF([StudentsPerformance.B587] = &quot;group C&quot;; 2; IF([StudentsPerformance.B587] = &quot;group D&quot;; 3; 4))))" office:value-type="float" office:value="2" calcext:value-type="float">
            <text:p>2</text:p>
          </table:table-cell>
          <table:table-cell table:formula="of:=IF([StudentsPerformance.C587] = &quot;some high school&quot;; 0; IF([StudentsPerformance.C587] = &quot;high school&quot;; 1; IF([StudentsPerformance.C587] = &quot;some college&quot;; 2; IF([StudentsPerformance.C587] = &quot;associate's degree&quot;; 3; IF([StudentsPerformance.C587] = &quot;bachelor's degree&quot;; 4; 5)))))" office:value-type="float" office:value="3" calcext:value-type="float">
            <text:p>3</text:p>
          </table:table-cell>
          <table:table-cell table:formula="of:=IF([StudentsPerformance.D587] = &quot;standard&quot;; 1; 0)" office:value-type="float" office:value="1" calcext:value-type="float">
            <text:p>1</text:p>
          </table:table-cell>
          <table:table-cell table:formula="of:=IF([StudentsPerformance.E587] = &quot;completed&quot;; 1; 0)" office:value-type="float" office:value="0" calcext:value-type="float">
            <text:p>0</text:p>
          </table:table-cell>
          <table:table-cell table:formula="of:=([StudentsPerformance.F587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587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587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588] = &quot;male&quot;; 1; 0)" office:value-type="float" office:value="0" calcext:value-type="float">
            <text:p>0</text:p>
          </table:table-cell>
          <table:table-cell table:formula="of:=IF([StudentsPerformance.B588] = &quot;group A&quot;; 0; IF([StudentsPerformance.B588] = &quot;group B&quot;; 1; IF([StudentsPerformance.B588] = &quot;group C&quot;; 2; IF([StudentsPerformance.B588] = &quot;group D&quot;; 3; 4))))" office:value-type="float" office:value="0" calcext:value-type="float">
            <text:p>0</text:p>
          </table:table-cell>
          <table:table-cell table:formula="of:=IF([StudentsPerformance.C588] = &quot;some high school&quot;; 0; IF([StudentsPerformance.C588] = &quot;high school&quot;; 1; IF([StudentsPerformance.C588] = &quot;some college&quot;; 2; IF([StudentsPerformance.C588] = &quot;associate's degree&quot;; 3; IF([StudentsPerformance.C588] = &quot;bachelor's degree&quot;; 4; 5)))))" office:value-type="float" office:value="1" calcext:value-type="float">
            <text:p>1</text:p>
          </table:table-cell>
          <table:table-cell table:formula="of:=IF([StudentsPerformance.D588] = &quot;standard&quot;; 1; 0)" office:value-type="float" office:value="1" calcext:value-type="float">
            <text:p>1</text:p>
          </table:table-cell>
          <table:table-cell table:formula="of:=IF([StudentsPerformance.E588] = &quot;completed&quot;; 1; 0)" office:value-type="float" office:value="0" calcext:value-type="float">
            <text:p>0</text:p>
          </table:table-cell>
          <table:table-cell table:formula="of:=([StudentsPerformance.F588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588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588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589] = &quot;male&quot;; 1; 0)" office:value-type="float" office:value="0" calcext:value-type="float">
            <text:p>0</text:p>
          </table:table-cell>
          <table:table-cell table:formula="of:=IF([StudentsPerformance.B589] = &quot;group A&quot;; 0; IF([StudentsPerformance.B589] = &quot;group B&quot;; 1; IF([StudentsPerformance.B589] = &quot;group C&quot;; 2; IF([StudentsPerformance.B589] = &quot;group D&quot;; 3; 4))))" office:value-type="float" office:value="2" calcext:value-type="float">
            <text:p>2</text:p>
          </table:table-cell>
          <table:table-cell table:formula="of:=IF([StudentsPerformance.C589] = &quot;some high school&quot;; 0; IF([StudentsPerformance.C589] = &quot;high school&quot;; 1; IF([StudentsPerformance.C589] = &quot;some college&quot;; 2; IF([StudentsPerformance.C589] = &quot;associate's degree&quot;; 3; IF([StudentsPerformance.C589] = &quot;bachelor's degree&quot;; 4; 5)))))" office:value-type="float" office:value="4" calcext:value-type="float">
            <text:p>4</text:p>
          </table:table-cell>
          <table:table-cell table:formula="of:=IF([StudentsPerformance.D589] = &quot;standard&quot;; 1; 0)" office:value-type="float" office:value="0" calcext:value-type="float">
            <text:p>0</text:p>
          </table:table-cell>
          <table:table-cell table:formula="of:=IF([StudentsPerformance.E589] = &quot;completed&quot;; 1; 0)" office:value-type="float" office:value="0" calcext:value-type="float">
            <text:p>0</text:p>
          </table:table-cell>
          <table:table-cell table:formula="of:=([StudentsPerformance.F589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589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589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590] = &quot;male&quot;; 1; 0)" office:value-type="float" office:value="0" calcext:value-type="float">
            <text:p>0</text:p>
          </table:table-cell>
          <table:table-cell table:formula="of:=IF([StudentsPerformance.B590] = &quot;group A&quot;; 0; IF([StudentsPerformance.B590] = &quot;group B&quot;; 1; IF([StudentsPerformance.B590] = &quot;group C&quot;; 2; IF([StudentsPerformance.B590] = &quot;group D&quot;; 3; 4))))" office:value-type="float" office:value="2" calcext:value-type="float">
            <text:p>2</text:p>
          </table:table-cell>
          <table:table-cell table:formula="of:=IF([StudentsPerformance.C590] = &quot;some high school&quot;; 0; IF([StudentsPerformance.C590] = &quot;high school&quot;; 1; IF([StudentsPerformance.C590] = &quot;some college&quot;; 2; IF([StudentsPerformance.C590] = &quot;associate's degree&quot;; 3; IF([StudentsPerformance.C590] = &quot;bachelor's degree&quot;; 4; 5)))))" office:value-type="float" office:value="2" calcext:value-type="float">
            <text:p>2</text:p>
          </table:table-cell>
          <table:table-cell table:formula="of:=IF([StudentsPerformance.D590] = &quot;standard&quot;; 1; 0)" office:value-type="float" office:value="1" calcext:value-type="float">
            <text:p>1</text:p>
          </table:table-cell>
          <table:table-cell table:formula="of:=IF([StudentsPerformance.E590] = &quot;completed&quot;; 1; 0)" office:value-type="float" office:value="0" calcext:value-type="float">
            <text:p>0</text:p>
          </table:table-cell>
          <table:table-cell table:formula="of:=([StudentsPerformance.F590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590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590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591] = &quot;male&quot;; 1; 0)" office:value-type="float" office:value="0" calcext:value-type="float">
            <text:p>0</text:p>
          </table:table-cell>
          <table:table-cell table:formula="of:=IF([StudentsPerformance.B591] = &quot;group A&quot;; 0; IF([StudentsPerformance.B591] = &quot;group B&quot;; 1; IF([StudentsPerformance.B591] = &quot;group C&quot;; 2; IF([StudentsPerformance.B591] = &quot;group D&quot;; 3; 4))))" office:value-type="float" office:value="0" calcext:value-type="float">
            <text:p>0</text:p>
          </table:table-cell>
          <table:table-cell table:formula="of:=IF([StudentsPerformance.C591] = &quot;some high school&quot;; 0; IF([StudentsPerformance.C591] = &quot;high school&quot;; 1; IF([StudentsPerformance.C591] = &quot;some college&quot;; 2; IF([StudentsPerformance.C591] = &quot;associate's degree&quot;; 3; IF([StudentsPerformance.C591] = &quot;bachelor's degree&quot;; 4; 5)))))" office:value-type="float" office:value="0" calcext:value-type="float">
            <text:p>0</text:p>
          </table:table-cell>
          <table:table-cell table:formula="of:=IF([StudentsPerformance.D591] = &quot;standard&quot;; 1; 0)" office:value-type="float" office:value="1" calcext:value-type="float">
            <text:p>1</text:p>
          </table:table-cell>
          <table:table-cell table:formula="of:=IF([StudentsPerformance.E591] = &quot;completed&quot;; 1; 0)" office:value-type="float" office:value="0" calcext:value-type="float">
            <text:p>0</text:p>
          </table:table-cell>
          <table:table-cell table:formula="of:=([StudentsPerformance.F591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591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591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592] = &quot;male&quot;; 1; 0)" office:value-type="float" office:value="1" calcext:value-type="float">
            <text:p>1</text:p>
          </table:table-cell>
          <table:table-cell table:formula="of:=IF([StudentsPerformance.B592] = &quot;group A&quot;; 0; IF([StudentsPerformance.B592] = &quot;group B&quot;; 1; IF([StudentsPerformance.B592] = &quot;group C&quot;; 2; IF([StudentsPerformance.B592] = &quot;group D&quot;; 3; 4))))" office:value-type="float" office:value="2" calcext:value-type="float">
            <text:p>2</text:p>
          </table:table-cell>
          <table:table-cell table:formula="of:=IF([StudentsPerformance.C592] = &quot;some high school&quot;; 0; IF([StudentsPerformance.C592] = &quot;high school&quot;; 1; IF([StudentsPerformance.C592] = &quot;some college&quot;; 2; IF([StudentsPerformance.C592] = &quot;associate's degree&quot;; 3; IF([StudentsPerformance.C592] = &quot;bachelor's degree&quot;; 4; 5)))))" office:value-type="float" office:value="2" calcext:value-type="float">
            <text:p>2</text:p>
          </table:table-cell>
          <table:table-cell table:formula="of:=IF([StudentsPerformance.D592] = &quot;standard&quot;; 1; 0)" office:value-type="float" office:value="0" calcext:value-type="float">
            <text:p>0</text:p>
          </table:table-cell>
          <table:table-cell table:formula="of:=IF([StudentsPerformance.E592] = &quot;completed&quot;; 1; 0)" office:value-type="float" office:value="0" calcext:value-type="float">
            <text:p>0</text:p>
          </table:table-cell>
          <table:table-cell table:formula="of:=([StudentsPerformance.F592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592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592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593] = &quot;male&quot;; 1; 0)" office:value-type="float" office:value="1" calcext:value-type="float">
            <text:p>1</text:p>
          </table:table-cell>
          <table:table-cell table:formula="of:=IF([StudentsPerformance.B593] = &quot;group A&quot;; 0; IF([StudentsPerformance.B593] = &quot;group B&quot;; 1; IF([StudentsPerformance.B593] = &quot;group C&quot;; 2; IF([StudentsPerformance.B593] = &quot;group D&quot;; 3; 4))))" office:value-type="float" office:value="0" calcext:value-type="float">
            <text:p>0</text:p>
          </table:table-cell>
          <table:table-cell table:formula="of:=IF([StudentsPerformance.C593] = &quot;some high school&quot;; 0; IF([StudentsPerformance.C593] = &quot;high school&quot;; 1; IF([StudentsPerformance.C593] = &quot;some college&quot;; 2; IF([StudentsPerformance.C593] = &quot;associate's degree&quot;; 3; IF([StudentsPerformance.C593] = &quot;bachelor's degree&quot;; 4; 5)))))" office:value-type="float" office:value="0" calcext:value-type="float">
            <text:p>0</text:p>
          </table:table-cell>
          <table:table-cell table:formula="of:=IF([StudentsPerformance.D593] = &quot;standard&quot;; 1; 0)" office:value-type="float" office:value="1" calcext:value-type="float">
            <text:p>1</text:p>
          </table:table-cell>
          <table:table-cell table:formula="of:=IF([StudentsPerformance.E593] = &quot;completed&quot;; 1; 0)" office:value-type="float" office:value="0" calcext:value-type="float">
            <text:p>0</text:p>
          </table:table-cell>
          <table:table-cell table:formula="of:=([StudentsPerformance.F593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593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593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594] = &quot;male&quot;; 1; 0)" office:value-type="float" office:value="1" calcext:value-type="float">
            <text:p>1</text:p>
          </table:table-cell>
          <table:table-cell table:formula="of:=IF([StudentsPerformance.B594] = &quot;group A&quot;; 0; IF([StudentsPerformance.B594] = &quot;group B&quot;; 1; IF([StudentsPerformance.B594] = &quot;group C&quot;; 2; IF([StudentsPerformance.B594] = &quot;group D&quot;; 3; 4))))" office:value-type="float" office:value="4" calcext:value-type="float">
            <text:p>4</text:p>
          </table:table-cell>
          <table:table-cell table:formula="of:=IF([StudentsPerformance.C594] = &quot;some high school&quot;; 0; IF([StudentsPerformance.C594] = &quot;high school&quot;; 1; IF([StudentsPerformance.C594] = &quot;some college&quot;; 2; IF([StudentsPerformance.C594] = &quot;associate's degree&quot;; 3; IF([StudentsPerformance.C594] = &quot;bachelor's degree&quot;; 4; 5)))))" office:value-type="float" office:value="4" calcext:value-type="float">
            <text:p>4</text:p>
          </table:table-cell>
          <table:table-cell table:formula="of:=IF([StudentsPerformance.D594] = &quot;standard&quot;; 1; 0)" office:value-type="float" office:value="1" calcext:value-type="float">
            <text:p>1</text:p>
          </table:table-cell>
          <table:table-cell table:formula="of:=IF([StudentsPerformance.E594] = &quot;completed&quot;; 1; 0)" office:value-type="float" office:value="0" calcext:value-type="float">
            <text:p>0</text:p>
          </table:table-cell>
          <table:table-cell table:formula="of:=([StudentsPerformance.F594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594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594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595] = &quot;male&quot;; 1; 0)" office:value-type="float" office:value="0" calcext:value-type="float">
            <text:p>0</text:p>
          </table:table-cell>
          <table:table-cell table:formula="of:=IF([StudentsPerformance.B595] = &quot;group A&quot;; 0; IF([StudentsPerformance.B595] = &quot;group B&quot;; 1; IF([StudentsPerformance.B595] = &quot;group C&quot;; 2; IF([StudentsPerformance.B595] = &quot;group D&quot;; 3; 4))))" office:value-type="float" office:value="4" calcext:value-type="float">
            <text:p>4</text:p>
          </table:table-cell>
          <table:table-cell table:formula="of:=IF([StudentsPerformance.C595] = &quot;some high school&quot;; 0; IF([StudentsPerformance.C595] = &quot;high school&quot;; 1; IF([StudentsPerformance.C595] = &quot;some college&quot;; 2; IF([StudentsPerformance.C595] = &quot;associate's degree&quot;; 3; IF([StudentsPerformance.C595] = &quot;bachelor's degree&quot;; 4; 5)))))" office:value-type="float" office:value="1" calcext:value-type="float">
            <text:p>1</text:p>
          </table:table-cell>
          <table:table-cell table:formula="of:=IF([StudentsPerformance.D595] = &quot;standard&quot;; 1; 0)" office:value-type="float" office:value="1" calcext:value-type="float">
            <text:p>1</text:p>
          </table:table-cell>
          <table:table-cell table:formula="of:=IF([StudentsPerformance.E595] = &quot;completed&quot;; 1; 0)" office:value-type="float" office:value="0" calcext:value-type="float">
            <text:p>0</text:p>
          </table:table-cell>
          <table:table-cell table:formula="of:=([StudentsPerformance.F595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595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595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596] = &quot;male&quot;; 1; 0)" office:value-type="float" office:value="0" calcext:value-type="float">
            <text:p>0</text:p>
          </table:table-cell>
          <table:table-cell table:formula="of:=IF([StudentsPerformance.B596] = &quot;group A&quot;; 0; IF([StudentsPerformance.B596] = &quot;group B&quot;; 1; IF([StudentsPerformance.B596] = &quot;group C&quot;; 2; IF([StudentsPerformance.B596] = &quot;group D&quot;; 3; 4))))" office:value-type="float" office:value="2" calcext:value-type="float">
            <text:p>2</text:p>
          </table:table-cell>
          <table:table-cell table:formula="of:=IF([StudentsPerformance.C596] = &quot;some high school&quot;; 0; IF([StudentsPerformance.C596] = &quot;high school&quot;; 1; IF([StudentsPerformance.C596] = &quot;some college&quot;; 2; IF([StudentsPerformance.C596] = &quot;associate's degree&quot;; 3; IF([StudentsPerformance.C596] = &quot;bachelor's degree&quot;; 4; 5)))))" office:value-type="float" office:value="4" calcext:value-type="float">
            <text:p>4</text:p>
          </table:table-cell>
          <table:table-cell table:formula="of:=IF([StudentsPerformance.D596] = &quot;standard&quot;; 1; 0)" office:value-type="float" office:value="1" calcext:value-type="float">
            <text:p>1</text:p>
          </table:table-cell>
          <table:table-cell table:formula="of:=IF([StudentsPerformance.E596] = &quot;completed&quot;; 1; 0)" office:value-type="float" office:value="1" calcext:value-type="float">
            <text:p>1</text:p>
          </table:table-cell>
          <table:table-cell table:formula="of:=([StudentsPerformance.F596] - [StudentsPerformance.$J$2])/[StudentsPerformance.$K$2]" office:value-type="float" office:value="1.70882167976011" calcext:value-type="float">
            <text:p>1.70882167976011</text:p>
          </table:table-cell>
          <table:table-cell table:formula="of:=([StudentsPerformance.G596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596] - [StudentsPerformance.$P$2])/[StudentsPerformance.$Q$2]" office:value-type="float" office:value="2.03650292829484" calcext:value-type="float">
            <text:p>2.03650292829484</text:p>
          </table:table-cell>
        </table:table-row>
        <table:table-row table:style-name="ro1">
          <table:table-cell table:formula="of:=IF([StudentsPerformance.A597] = &quot;male&quot;; 1; 0)" office:value-type="float" office:value="0" calcext:value-type="float">
            <text:p>0</text:p>
          </table:table-cell>
          <table:table-cell table:formula="of:=IF([StudentsPerformance.B597] = &quot;group A&quot;; 0; IF([StudentsPerformance.B597] = &quot;group B&quot;; 1; IF([StudentsPerformance.B597] = &quot;group C&quot;; 2; IF([StudentsPerformance.B597] = &quot;group D&quot;; 3; 4))))" office:value-type="float" office:value="2" calcext:value-type="float">
            <text:p>2</text:p>
          </table:table-cell>
          <table:table-cell table:formula="of:=IF([StudentsPerformance.C597] = &quot;some high school&quot;; 0; IF([StudentsPerformance.C597] = &quot;high school&quot;; 1; IF([StudentsPerformance.C597] = &quot;some college&quot;; 2; IF([StudentsPerformance.C597] = &quot;associate's degree&quot;; 3; IF([StudentsPerformance.C597] = &quot;bachelor's degree&quot;; 4; 5)))))" office:value-type="float" office:value="4" calcext:value-type="float">
            <text:p>4</text:p>
          </table:table-cell>
          <table:table-cell table:formula="of:=IF([StudentsPerformance.D597] = &quot;standard&quot;; 1; 0)" office:value-type="float" office:value="1" calcext:value-type="float">
            <text:p>1</text:p>
          </table:table-cell>
          <table:table-cell table:formula="of:=IF([StudentsPerformance.E597] = &quot;completed&quot;; 1; 0)" office:value-type="float" office:value="1" calcext:value-type="float">
            <text:p>1</text:p>
          </table:table-cell>
          <table:table-cell table:formula="of:=([StudentsPerformance.F597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597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597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598] = &quot;male&quot;; 1; 0)" office:value-type="float" office:value="1" calcext:value-type="float">
            <text:p>1</text:p>
          </table:table-cell>
          <table:table-cell table:formula="of:=IF([StudentsPerformance.B598] = &quot;group A&quot;; 0; IF([StudentsPerformance.B598] = &quot;group B&quot;; 1; IF([StudentsPerformance.B598] = &quot;group C&quot;; 2; IF([StudentsPerformance.B598] = &quot;group D&quot;; 3; 4))))" office:value-type="float" office:value="1" calcext:value-type="float">
            <text:p>1</text:p>
          </table:table-cell>
          <table:table-cell table:formula="of:=IF([StudentsPerformance.C598] = &quot;some high school&quot;; 0; IF([StudentsPerformance.C598] = &quot;high school&quot;; 1; IF([StudentsPerformance.C598] = &quot;some college&quot;; 2; IF([StudentsPerformance.C598] = &quot;associate's degree&quot;; 3; IF([StudentsPerformance.C598] = &quot;bachelor's degree&quot;; 4; 5)))))" office:value-type="float" office:value="1" calcext:value-type="float">
            <text:p>1</text:p>
          </table:table-cell>
          <table:table-cell table:formula="of:=IF([StudentsPerformance.D598] = &quot;standard&quot;; 1; 0)" office:value-type="float" office:value="0" calcext:value-type="float">
            <text:p>0</text:p>
          </table:table-cell>
          <table:table-cell table:formula="of:=IF([StudentsPerformance.E598] = &quot;completed&quot;; 1; 0)" office:value-type="float" office:value="0" calcext:value-type="float">
            <text:p>0</text:p>
          </table:table-cell>
          <table:table-cell table:formula="of:=([StudentsPerformance.F598] - [StudentsPerformance.$J$2])/[StudentsPerformance.$K$2]" office:value-type="float" office:value="-2.380057334756" calcext:value-type="float">
            <text:p>-2.380057334756</text:p>
          </table:table-cell>
          <table:table-cell table:formula="of:=([StudentsPerformance.G598] - [StudentsPerformance.$M$2])/[StudentsPerformance.$N$2]" office:value-type="float" office:value="-3.09372645196203" calcext:value-type="float">
            <text:p>-3.09372645196203</text:p>
          </table:table-cell>
          <table:table-cell table:formula="of:=([StudentsPerformance.H598] - [StudentsPerformance.$P$2])/[StudentsPerformance.$Q$2]" office:value-type="float" office:value="-3.4913923078186" calcext:value-type="float">
            <text:p>-3.4913923078186</text:p>
          </table:table-cell>
        </table:table-row>
        <table:table-row table:style-name="ro1">
          <table:table-cell table:formula="of:=IF([StudentsPerformance.A599] = &quot;male&quot;; 1; 0)" office:value-type="float" office:value="1" calcext:value-type="float">
            <text:p>1</text:p>
          </table:table-cell>
          <table:table-cell table:formula="of:=IF([StudentsPerformance.B599] = &quot;group A&quot;; 0; IF([StudentsPerformance.B599] = &quot;group B&quot;; 1; IF([StudentsPerformance.B599] = &quot;group C&quot;; 2; IF([StudentsPerformance.B599] = &quot;group D&quot;; 3; 4))))" office:value-type="float" office:value="0" calcext:value-type="float">
            <text:p>0</text:p>
          </table:table-cell>
          <table:table-cell table:formula="of:=IF([StudentsPerformance.C599] = &quot;some high school&quot;; 0; IF([StudentsPerformance.C599] = &quot;high school&quot;; 1; IF([StudentsPerformance.C599] = &quot;some college&quot;; 2; IF([StudentsPerformance.C599] = &quot;associate's degree&quot;; 3; IF([StudentsPerformance.C599] = &quot;bachelor's degree&quot;; 4; 5)))))" office:value-type="float" office:value="0" calcext:value-type="float">
            <text:p>0</text:p>
          </table:table-cell>
          <table:table-cell table:formula="of:=IF([StudentsPerformance.D599] = &quot;standard&quot;; 1; 0)" office:value-type="float" office:value="1" calcext:value-type="float">
            <text:p>1</text:p>
          </table:table-cell>
          <table:table-cell table:formula="of:=IF([StudentsPerformance.E599] = &quot;completed&quot;; 1; 0)" office:value-type="float" office:value="0" calcext:value-type="float">
            <text:p>0</text:p>
          </table:table-cell>
          <table:table-cell table:formula="of:=([StudentsPerformance.F599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599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599] - [StudentsPerformance.$P$2])/[StudentsPerformance.$Q$2]" office:value-type="float" office:value="-1.31971917934546" calcext:value-type="float">
            <text:p>-1.31971917934546</text:p>
          </table:table-cell>
        </table:table-row>
        <table:table-row table:style-name="ro1">
          <table:table-cell table:formula="of:=IF([StudentsPerformance.A600] = &quot;male&quot;; 1; 0)" office:value-type="float" office:value="0" calcext:value-type="float">
            <text:p>0</text:p>
          </table:table-cell>
          <table:table-cell table:formula="of:=IF([StudentsPerformance.B600] = &quot;group A&quot;; 0; IF([StudentsPerformance.B600] = &quot;group B&quot;; 1; IF([StudentsPerformance.B600] = &quot;group C&quot;; 2; IF([StudentsPerformance.B600] = &quot;group D&quot;; 3; 4))))" office:value-type="float" office:value="3" calcext:value-type="float">
            <text:p>3</text:p>
          </table:table-cell>
          <table:table-cell table:formula="of:=IF([StudentsPerformance.C600] = &quot;some high school&quot;; 0; IF([StudentsPerformance.C600] = &quot;high school&quot;; 1; IF([StudentsPerformance.C600] = &quot;some college&quot;; 2; IF([StudentsPerformance.C600] = &quot;associate's degree&quot;; 3; IF([StudentsPerformance.C600] = &quot;bachelor's degree&quot;; 4; 5)))))" office:value-type="float" office:value="1" calcext:value-type="float">
            <text:p>1</text:p>
          </table:table-cell>
          <table:table-cell table:formula="of:=IF([StudentsPerformance.D600] = &quot;standard&quot;; 1; 0)" office:value-type="float" office:value="1" calcext:value-type="float">
            <text:p>1</text:p>
          </table:table-cell>
          <table:table-cell table:formula="of:=IF([StudentsPerformance.E600] = &quot;completed&quot;; 1; 0)" office:value-type="float" office:value="0" calcext:value-type="float">
            <text:p>0</text:p>
          </table:table-cell>
          <table:table-cell table:formula="of:=([StudentsPerformance.F600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600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600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601] = &quot;male&quot;; 1; 0)" office:value-type="float" office:value="0" calcext:value-type="float">
            <text:p>0</text:p>
          </table:table-cell>
          <table:table-cell table:formula="of:=IF([StudentsPerformance.B601] = &quot;group A&quot;; 0; IF([StudentsPerformance.B601] = &quot;group B&quot;; 1; IF([StudentsPerformance.B601] = &quot;group C&quot;; 2; IF([StudentsPerformance.B601] = &quot;group D&quot;; 3; 4))))" office:value-type="float" office:value="3" calcext:value-type="float">
            <text:p>3</text:p>
          </table:table-cell>
          <table:table-cell table:formula="of:=IF([StudentsPerformance.C601] = &quot;some high school&quot;; 0; IF([StudentsPerformance.C601] = &quot;high school&quot;; 1; IF([StudentsPerformance.C601] = &quot;some college&quot;; 2; IF([StudentsPerformance.C601] = &quot;associate's degree&quot;; 3; IF([StudentsPerformance.C601] = &quot;bachelor's degree&quot;; 4; 5)))))" office:value-type="float" office:value="0" calcext:value-type="float">
            <text:p>0</text:p>
          </table:table-cell>
          <table:table-cell table:formula="of:=IF([StudentsPerformance.D601] = &quot;standard&quot;; 1; 0)" office:value-type="float" office:value="1" calcext:value-type="float">
            <text:p>1</text:p>
          </table:table-cell>
          <table:table-cell table:formula="of:=IF([StudentsPerformance.E601] = &quot;completed&quot;; 1; 0)" office:value-type="float" office:value="0" calcext:value-type="float">
            <text:p>0</text:p>
          </table:table-cell>
          <table:table-cell table:formula="of:=([StudentsPerformance.F601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601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601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602] = &quot;male&quot;; 1; 0)" office:value-type="float" office:value="0" calcext:value-type="float">
            <text:p>0</text:p>
          </table:table-cell>
          <table:table-cell table:formula="of:=IF([StudentsPerformance.B602] = &quot;group A&quot;; 0; IF([StudentsPerformance.B602] = &quot;group B&quot;; 1; IF([StudentsPerformance.B602] = &quot;group C&quot;; 2; IF([StudentsPerformance.B602] = &quot;group D&quot;; 3; 4))))" office:value-type="float" office:value="3" calcext:value-type="float">
            <text:p>3</text:p>
          </table:table-cell>
          <table:table-cell table:formula="of:=IF([StudentsPerformance.C602] = &quot;some high school&quot;; 0; IF([StudentsPerformance.C602] = &quot;high school&quot;; 1; IF([StudentsPerformance.C602] = &quot;some college&quot;; 2; IF([StudentsPerformance.C602] = &quot;associate's degree&quot;; 3; IF([StudentsPerformance.C602] = &quot;bachelor's degree&quot;; 4; 5)))))" office:value-type="float" office:value="5" calcext:value-type="float">
            <text:p>5</text:p>
          </table:table-cell>
          <table:table-cell table:formula="of:=IF([StudentsPerformance.D602] = &quot;standard&quot;; 1; 0)" office:value-type="float" office:value="1" calcext:value-type="float">
            <text:p>1</text:p>
          </table:table-cell>
          <table:table-cell table:formula="of:=IF([StudentsPerformance.E602] = &quot;completed&quot;; 1; 0)" office:value-type="float" office:value="0" calcext:value-type="float">
            <text:p>0</text:p>
          </table:table-cell>
          <table:table-cell table:formula="of:=([StudentsPerformance.F602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602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602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603] = &quot;male&quot;; 1; 0)" office:value-type="float" office:value="0" calcext:value-type="float">
            <text:p>0</text:p>
          </table:table-cell>
          <table:table-cell table:formula="of:=IF([StudentsPerformance.B603] = &quot;group A&quot;; 0; IF([StudentsPerformance.B603] = &quot;group B&quot;; 1; IF([StudentsPerformance.B603] = &quot;group C&quot;; 2; IF([StudentsPerformance.B603] = &quot;group D&quot;; 3; 4))))" office:value-type="float" office:value="2" calcext:value-type="float">
            <text:p>2</text:p>
          </table:table-cell>
          <table:table-cell table:formula="of:=IF([StudentsPerformance.C603] = &quot;some high school&quot;; 0; IF([StudentsPerformance.C603] = &quot;high school&quot;; 1; IF([StudentsPerformance.C603] = &quot;some college&quot;; 2; IF([StudentsPerformance.C603] = &quot;associate's degree&quot;; 3; IF([StudentsPerformance.C603] = &quot;bachelor's degree&quot;; 4; 5)))))" office:value-type="float" office:value="1" calcext:value-type="float">
            <text:p>1</text:p>
          </table:table-cell>
          <table:table-cell table:formula="of:=IF([StudentsPerformance.D603] = &quot;standard&quot;; 1; 0)" office:value-type="float" office:value="1" calcext:value-type="float">
            <text:p>1</text:p>
          </table:table-cell>
          <table:table-cell table:formula="of:=IF([StudentsPerformance.E603] = &quot;completed&quot;; 1; 0)" office:value-type="float" office:value="0" calcext:value-type="float">
            <text:p>0</text:p>
          </table:table-cell>
          <table:table-cell table:formula="of:=([StudentsPerformance.F603] - [StudentsPerformance.$J$2])/[StudentsPerformance.$K$2]" office:value-type="float" office:value="-2.44600699628045" calcext:value-type="float">
            <text:p>-2.44600699628045</text:p>
          </table:table-cell>
          <table:table-cell table:formula="of:=([StudentsPerformance.G603] - [StudentsPerformance.$M$2])/[StudentsPerformance.$N$2]" office:value-type="float" office:value="-2.75126520066557" calcext:value-type="float">
            <text:p>-2.75126520066557</text:p>
          </table:table-cell>
          <table:table-cell table:formula="of:=([StudentsPerformance.H603] - [StudentsPerformance.$P$2])/[StudentsPerformance.$Q$2]" office:value-type="float" office:value="-2.50426815851263" calcext:value-type="float">
            <text:p>-2.50426815851263</text:p>
          </table:table-cell>
        </table:table-row>
        <table:table-row table:style-name="ro1">
          <table:table-cell table:formula="of:=IF([StudentsPerformance.A604] = &quot;male&quot;; 1; 0)" office:value-type="float" office:value="0" calcext:value-type="float">
            <text:p>0</text:p>
          </table:table-cell>
          <table:table-cell table:formula="of:=IF([StudentsPerformance.B604] = &quot;group A&quot;; 0; IF([StudentsPerformance.B604] = &quot;group B&quot;; 1; IF([StudentsPerformance.B604] = &quot;group C&quot;; 2; IF([StudentsPerformance.B604] = &quot;group D&quot;; 3; 4))))" office:value-type="float" office:value="4" calcext:value-type="float">
            <text:p>4</text:p>
          </table:table-cell>
          <table:table-cell table:formula="of:=IF([StudentsPerformance.C604] = &quot;some high school&quot;; 0; IF([StudentsPerformance.C604] = &quot;high school&quot;; 1; IF([StudentsPerformance.C604] = &quot;some college&quot;; 2; IF([StudentsPerformance.C604] = &quot;associate's degree&quot;; 3; IF([StudentsPerformance.C604] = &quot;bachelor's degree&quot;; 4; 5)))))" office:value-type="float" office:value="2" calcext:value-type="float">
            <text:p>2</text:p>
          </table:table-cell>
          <table:table-cell table:formula="of:=IF([StudentsPerformance.D604] = &quot;standard&quot;; 1; 0)" office:value-type="float" office:value="1" calcext:value-type="float">
            <text:p>1</text:p>
          </table:table-cell>
          <table:table-cell table:formula="of:=IF([StudentsPerformance.E604] = &quot;completed&quot;; 1; 0)" office:value-type="float" office:value="0" calcext:value-type="float">
            <text:p>0</text:p>
          </table:table-cell>
          <table:table-cell table:formula="of:=([StudentsPerformance.F604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604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604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605] = &quot;male&quot;; 1; 0)" office:value-type="float" office:value="1" calcext:value-type="float">
            <text:p>1</text:p>
          </table:table-cell>
          <table:table-cell table:formula="of:=IF([StudentsPerformance.B605] = &quot;group A&quot;; 0; IF([StudentsPerformance.B605] = &quot;group B&quot;; 1; IF([StudentsPerformance.B605] = &quot;group C&quot;; 2; IF([StudentsPerformance.B605] = &quot;group D&quot;; 3; 4))))" office:value-type="float" office:value="3" calcext:value-type="float">
            <text:p>3</text:p>
          </table:table-cell>
          <table:table-cell table:formula="of:=IF([StudentsPerformance.C605] = &quot;some high school&quot;; 0; IF([StudentsPerformance.C605] = &quot;high school&quot;; 1; IF([StudentsPerformance.C605] = &quot;some college&quot;; 2; IF([StudentsPerformance.C605] = &quot;associate's degree&quot;; 3; IF([StudentsPerformance.C605] = &quot;bachelor's degree&quot;; 4; 5)))))" office:value-type="float" office:value="1" calcext:value-type="float">
            <text:p>1</text:p>
          </table:table-cell>
          <table:table-cell table:formula="of:=IF([StudentsPerformance.D605] = &quot;standard&quot;; 1; 0)" office:value-type="float" office:value="0" calcext:value-type="float">
            <text:p>0</text:p>
          </table:table-cell>
          <table:table-cell table:formula="of:=IF([StudentsPerformance.E605] = &quot;completed&quot;; 1; 0)" office:value-type="float" office:value="0" calcext:value-type="float">
            <text:p>0</text:p>
          </table:table-cell>
          <table:table-cell table:formula="of:=([StudentsPerformance.F605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605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605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606] = &quot;male&quot;; 1; 0)" office:value-type="float" office:value="1" calcext:value-type="float">
            <text:p>1</text:p>
          </table:table-cell>
          <table:table-cell table:formula="of:=IF([StudentsPerformance.B606] = &quot;group A&quot;; 0; IF([StudentsPerformance.B606] = &quot;group B&quot;; 1; IF([StudentsPerformance.B606] = &quot;group C&quot;; 2; IF([StudentsPerformance.B606] = &quot;group D&quot;; 3; 4))))" office:value-type="float" office:value="3" calcext:value-type="float">
            <text:p>3</text:p>
          </table:table-cell>
          <table:table-cell table:formula="of:=IF([StudentsPerformance.C606] = &quot;some high school&quot;; 0; IF([StudentsPerformance.C606] = &quot;high school&quot;; 1; IF([StudentsPerformance.C606] = &quot;some college&quot;; 2; IF([StudentsPerformance.C606] = &quot;associate's degree&quot;; 3; IF([StudentsPerformance.C606] = &quot;bachelor's degree&quot;; 4; 5)))))" office:value-type="float" office:value="5" calcext:value-type="float">
            <text:p>5</text:p>
          </table:table-cell>
          <table:table-cell table:formula="of:=IF([StudentsPerformance.D606] = &quot;standard&quot;; 1; 0)" office:value-type="float" office:value="0" calcext:value-type="float">
            <text:p>0</text:p>
          </table:table-cell>
          <table:table-cell table:formula="of:=IF([StudentsPerformance.E606] = &quot;completed&quot;; 1; 0)" office:value-type="float" office:value="1" calcext:value-type="float">
            <text:p>1</text:p>
          </table:table-cell>
          <table:table-cell table:formula="of:=([StudentsPerformance.F606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606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606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607] = &quot;male&quot;; 1; 0)" office:value-type="float" office:value="1" calcext:value-type="float">
            <text:p>1</text:p>
          </table:table-cell>
          <table:table-cell table:formula="of:=IF([StudentsPerformance.B607] = &quot;group A&quot;; 0; IF([StudentsPerformance.B607] = &quot;group B&quot;; 1; IF([StudentsPerformance.B607] = &quot;group C&quot;; 2; IF([StudentsPerformance.B607] = &quot;group D&quot;; 3; 4))))" office:value-type="float" office:value="2" calcext:value-type="float">
            <text:p>2</text:p>
          </table:table-cell>
          <table:table-cell table:formula="of:=IF([StudentsPerformance.C607] = &quot;some high school&quot;; 0; IF([StudentsPerformance.C607] = &quot;high school&quot;; 1; IF([StudentsPerformance.C607] = &quot;some college&quot;; 2; IF([StudentsPerformance.C607] = &quot;associate's degree&quot;; 3; IF([StudentsPerformance.C607] = &quot;bachelor's degree&quot;; 4; 5)))))" office:value-type="float" office:value="0" calcext:value-type="float">
            <text:p>0</text:p>
          </table:table-cell>
          <table:table-cell table:formula="of:=IF([StudentsPerformance.D607] = &quot;standard&quot;; 1; 0)" office:value-type="float" office:value="1" calcext:value-type="float">
            <text:p>1</text:p>
          </table:table-cell>
          <table:table-cell table:formula="of:=IF([StudentsPerformance.E607] = &quot;completed&quot;; 1; 0)" office:value-type="float" office:value="0" calcext:value-type="float">
            <text:p>0</text:p>
          </table:table-cell>
          <table:table-cell table:formula="of:=([StudentsPerformance.F607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607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607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608] = &quot;male&quot;; 1; 0)" office:value-type="float" office:value="0" calcext:value-type="float">
            <text:p>0</text:p>
          </table:table-cell>
          <table:table-cell table:formula="of:=IF([StudentsPerformance.B608] = &quot;group A&quot;; 0; IF([StudentsPerformance.B608] = &quot;group B&quot;; 1; IF([StudentsPerformance.B608] = &quot;group C&quot;; 2; IF([StudentsPerformance.B608] = &quot;group D&quot;; 3; 4))))" office:value-type="float" office:value="2" calcext:value-type="float">
            <text:p>2</text:p>
          </table:table-cell>
          <table:table-cell table:formula="of:=IF([StudentsPerformance.C608] = &quot;some high school&quot;; 0; IF([StudentsPerformance.C608] = &quot;high school&quot;; 1; IF([StudentsPerformance.C608] = &quot;some college&quot;; 2; IF([StudentsPerformance.C608] = &quot;associate's degree&quot;; 3; IF([StudentsPerformance.C608] = &quot;bachelor's degree&quot;; 4; 5)))))" office:value-type="float" office:value="3" calcext:value-type="float">
            <text:p>3</text:p>
          </table:table-cell>
          <table:table-cell table:formula="of:=IF([StudentsPerformance.D608] = &quot;standard&quot;; 1; 0)" office:value-type="float" office:value="1" calcext:value-type="float">
            <text:p>1</text:p>
          </table:table-cell>
          <table:table-cell table:formula="of:=IF([StudentsPerformance.E608] = &quot;completed&quot;; 1; 0)" office:value-type="float" office:value="0" calcext:value-type="float">
            <text:p>0</text:p>
          </table:table-cell>
          <table:table-cell table:formula="of:=([StudentsPerformance.F608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608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608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609] = &quot;male&quot;; 1; 0)" office:value-type="float" office:value="0" calcext:value-type="float">
            <text:p>0</text:p>
          </table:table-cell>
          <table:table-cell table:formula="of:=IF([StudentsPerformance.B609] = &quot;group A&quot;; 0; IF([StudentsPerformance.B609] = &quot;group B&quot;; 1; IF([StudentsPerformance.B609] = &quot;group C&quot;; 2; IF([StudentsPerformance.B609] = &quot;group D&quot;; 3; 4))))" office:value-type="float" office:value="2" calcext:value-type="float">
            <text:p>2</text:p>
          </table:table-cell>
          <table:table-cell table:formula="of:=IF([StudentsPerformance.C609] = &quot;some high school&quot;; 0; IF([StudentsPerformance.C609] = &quot;high school&quot;; 1; IF([StudentsPerformance.C609] = &quot;some college&quot;; 2; IF([StudentsPerformance.C609] = &quot;associate's degree&quot;; 3; IF([StudentsPerformance.C609] = &quot;bachelor's degree&quot;; 4; 5)))))" office:value-type="float" office:value="5" calcext:value-type="float">
            <text:p>5</text:p>
          </table:table-cell>
          <table:table-cell table:formula="of:=IF([StudentsPerformance.D609] = &quot;standard&quot;; 1; 0)" office:value-type="float" office:value="0" calcext:value-type="float">
            <text:p>0</text:p>
          </table:table-cell>
          <table:table-cell table:formula="of:=IF([StudentsPerformance.E609] = &quot;completed&quot;; 1; 0)" office:value-type="float" office:value="0" calcext:value-type="float">
            <text:p>0</text:p>
          </table:table-cell>
          <table:table-cell table:formula="of:=([StudentsPerformance.F609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609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609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610] = &quot;male&quot;; 1; 0)" office:value-type="float" office:value="0" calcext:value-type="float">
            <text:p>0</text:p>
          </table:table-cell>
          <table:table-cell table:formula="of:=IF([StudentsPerformance.B610] = &quot;group A&quot;; 0; IF([StudentsPerformance.B610] = &quot;group B&quot;; 1; IF([StudentsPerformance.B610] = &quot;group C&quot;; 2; IF([StudentsPerformance.B610] = &quot;group D&quot;; 3; 4))))" office:value-type="float" office:value="4" calcext:value-type="float">
            <text:p>4</text:p>
          </table:table-cell>
          <table:table-cell table:formula="of:=IF([StudentsPerformance.C610] = &quot;some high school&quot;; 0; IF([StudentsPerformance.C610] = &quot;high school&quot;; 1; IF([StudentsPerformance.C610] = &quot;some college&quot;; 2; IF([StudentsPerformance.C610] = &quot;associate's degree&quot;; 3; IF([StudentsPerformance.C610] = &quot;bachelor's degree&quot;; 4; 5)))))" office:value-type="float" office:value="2" calcext:value-type="float">
            <text:p>2</text:p>
          </table:table-cell>
          <table:table-cell table:formula="of:=IF([StudentsPerformance.D610] = &quot;standard&quot;; 1; 0)" office:value-type="float" office:value="1" calcext:value-type="float">
            <text:p>1</text:p>
          </table:table-cell>
          <table:table-cell table:formula="of:=IF([StudentsPerformance.E610] = &quot;completed&quot;; 1; 0)" office:value-type="float" office:value="0" calcext:value-type="float">
            <text:p>0</text:p>
          </table:table-cell>
          <table:table-cell table:formula="of:=([StudentsPerformance.F610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610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610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611] = &quot;male&quot;; 1; 0)" office:value-type="float" office:value="0" calcext:value-type="float">
            <text:p>0</text:p>
          </table:table-cell>
          <table:table-cell table:formula="of:=IF([StudentsPerformance.B611] = &quot;group A&quot;; 0; IF([StudentsPerformance.B611] = &quot;group B&quot;; 1; IF([StudentsPerformance.B611] = &quot;group C&quot;; 2; IF([StudentsPerformance.B611] = &quot;group D&quot;; 3; 4))))" office:value-type="float" office:value="1" calcext:value-type="float">
            <text:p>1</text:p>
          </table:table-cell>
          <table:table-cell table:formula="of:=IF([StudentsPerformance.C611] = &quot;some high school&quot;; 0; IF([StudentsPerformance.C611] = &quot;high school&quot;; 1; IF([StudentsPerformance.C611] = &quot;some college&quot;; 2; IF([StudentsPerformance.C611] = &quot;associate's degree&quot;; 3; IF([StudentsPerformance.C611] = &quot;bachelor's degree&quot;; 4; 5)))))" office:value-type="float" office:value="3" calcext:value-type="float">
            <text:p>3</text:p>
          </table:table-cell>
          <table:table-cell table:formula="of:=IF([StudentsPerformance.D611] = &quot;standard&quot;; 1; 0)" office:value-type="float" office:value="1" calcext:value-type="float">
            <text:p>1</text:p>
          </table:table-cell>
          <table:table-cell table:formula="of:=IF([StudentsPerformance.E611] = &quot;completed&quot;; 1; 0)" office:value-type="float" office:value="0" calcext:value-type="float">
            <text:p>0</text:p>
          </table:table-cell>
          <table:table-cell table:formula="of:=([StudentsPerformance.F611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611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611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612] = &quot;male&quot;; 1; 0)" office:value-type="float" office:value="1" calcext:value-type="float">
            <text:p>1</text:p>
          </table:table-cell>
          <table:table-cell table:formula="of:=IF([StudentsPerformance.B612] = &quot;group A&quot;; 0; IF([StudentsPerformance.B612] = &quot;group B&quot;; 1; IF([StudentsPerformance.B612] = &quot;group C&quot;; 2; IF([StudentsPerformance.B612] = &quot;group D&quot;; 3; 4))))" office:value-type="float" office:value="3" calcext:value-type="float">
            <text:p>3</text:p>
          </table:table-cell>
          <table:table-cell table:formula="of:=IF([StudentsPerformance.C612] = &quot;some high school&quot;; 0; IF([StudentsPerformance.C612] = &quot;high school&quot;; 1; IF([StudentsPerformance.C612] = &quot;some college&quot;; 2; IF([StudentsPerformance.C612] = &quot;associate's degree&quot;; 3; IF([StudentsPerformance.C612] = &quot;bachelor's degree&quot;; 4; 5)))))" office:value-type="float" office:value="2" calcext:value-type="float">
            <text:p>2</text:p>
          </table:table-cell>
          <table:table-cell table:formula="of:=IF([StudentsPerformance.D612] = &quot;standard&quot;; 1; 0)" office:value-type="float" office:value="0" calcext:value-type="float">
            <text:p>0</text:p>
          </table:table-cell>
          <table:table-cell table:formula="of:=IF([StudentsPerformance.E612] = &quot;completed&quot;; 1; 0)" office:value-type="float" office:value="1" calcext:value-type="float">
            <text:p>1</text:p>
          </table:table-cell>
          <table:table-cell table:formula="of:=([StudentsPerformance.F612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612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612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613] = &quot;male&quot;; 1; 0)" office:value-type="float" office:value="0" calcext:value-type="float">
            <text:p>0</text:p>
          </table:table-cell>
          <table:table-cell table:formula="of:=IF([StudentsPerformance.B613] = &quot;group A&quot;; 0; IF([StudentsPerformance.B613] = &quot;group B&quot;; 1; IF([StudentsPerformance.B613] = &quot;group C&quot;; 2; IF([StudentsPerformance.B613] = &quot;group D&quot;; 3; 4))))" office:value-type="float" office:value="2" calcext:value-type="float">
            <text:p>2</text:p>
          </table:table-cell>
          <table:table-cell table:formula="of:=IF([StudentsPerformance.C613] = &quot;some high school&quot;; 0; IF([StudentsPerformance.C613] = &quot;high school&quot;; 1; IF([StudentsPerformance.C613] = &quot;some college&quot;; 2; IF([StudentsPerformance.C613] = &quot;associate's degree&quot;; 3; IF([StudentsPerformance.C613] = &quot;bachelor's degree&quot;; 4; 5)))))" office:value-type="float" office:value="2" calcext:value-type="float">
            <text:p>2</text:p>
          </table:table-cell>
          <table:table-cell table:formula="of:=IF([StudentsPerformance.D613] = &quot;standard&quot;; 1; 0)" office:value-type="float" office:value="1" calcext:value-type="float">
            <text:p>1</text:p>
          </table:table-cell>
          <table:table-cell table:formula="of:=IF([StudentsPerformance.E613] = &quot;completed&quot;; 1; 0)" office:value-type="float" office:value="0" calcext:value-type="float">
            <text:p>0</text:p>
          </table:table-cell>
          <table:table-cell table:formula="of:=([StudentsPerformance.F613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613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613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614] = &quot;male&quot;; 1; 0)" office:value-type="float" office:value="1" calcext:value-type="float">
            <text:p>1</text:p>
          </table:table-cell>
          <table:table-cell table:formula="of:=IF([StudentsPerformance.B614] = &quot;group A&quot;; 0; IF([StudentsPerformance.B614] = &quot;group B&quot;; 1; IF([StudentsPerformance.B614] = &quot;group C&quot;; 2; IF([StudentsPerformance.B614] = &quot;group D&quot;; 3; 4))))" office:value-type="float" office:value="2" calcext:value-type="float">
            <text:p>2</text:p>
          </table:table-cell>
          <table:table-cell table:formula="of:=IF([StudentsPerformance.C614] = &quot;some high school&quot;; 0; IF([StudentsPerformance.C614] = &quot;high school&quot;; 1; IF([StudentsPerformance.C614] = &quot;some college&quot;; 2; IF([StudentsPerformance.C614] = &quot;associate's degree&quot;; 3; IF([StudentsPerformance.C614] = &quot;bachelor's degree&quot;; 4; 5)))))" office:value-type="float" office:value="4" calcext:value-type="float">
            <text:p>4</text:p>
          </table:table-cell>
          <table:table-cell table:formula="of:=IF([StudentsPerformance.D614] = &quot;standard&quot;; 1; 0)" office:value-type="float" office:value="1" calcext:value-type="float">
            <text:p>1</text:p>
          </table:table-cell>
          <table:table-cell table:formula="of:=IF([StudentsPerformance.E614] = &quot;completed&quot;; 1; 0)" office:value-type="float" office:value="1" calcext:value-type="float">
            <text:p>1</text:p>
          </table:table-cell>
          <table:table-cell table:formula="of:=([StudentsPerformance.F614] - [StudentsPerformance.$J$2])/[StudentsPerformance.$K$2]" office:value-type="float" office:value="1.84072100280902" calcext:value-type="float">
            <text:p>1.84072100280902</text:p>
          </table:table-cell>
          <table:table-cell table:formula="of:=([StudentsPerformance.G614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614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615] = &quot;male&quot;; 1; 0)" office:value-type="float" office:value="0" calcext:value-type="float">
            <text:p>0</text:p>
          </table:table-cell>
          <table:table-cell table:formula="of:=IF([StudentsPerformance.B615] = &quot;group A&quot;; 0; IF([StudentsPerformance.B615] = &quot;group B&quot;; 1; IF([StudentsPerformance.B615] = &quot;group C&quot;; 2; IF([StudentsPerformance.B615] = &quot;group D&quot;; 3; 4))))" office:value-type="float" office:value="2" calcext:value-type="float">
            <text:p>2</text:p>
          </table:table-cell>
          <table:table-cell table:formula="of:=IF([StudentsPerformance.C615] = &quot;some high school&quot;; 0; IF([StudentsPerformance.C615] = &quot;high school&quot;; 1; IF([StudentsPerformance.C615] = &quot;some college&quot;; 2; IF([StudentsPerformance.C615] = &quot;associate's degree&quot;; 3; IF([StudentsPerformance.C615] = &quot;bachelor's degree&quot;; 4; 5)))))" office:value-type="float" office:value="3" calcext:value-type="float">
            <text:p>3</text:p>
          </table:table-cell>
          <table:table-cell table:formula="of:=IF([StudentsPerformance.D615] = &quot;standard&quot;; 1; 0)" office:value-type="float" office:value="1" calcext:value-type="float">
            <text:p>1</text:p>
          </table:table-cell>
          <table:table-cell table:formula="of:=IF([StudentsPerformance.E615] = &quot;completed&quot;; 1; 0)" office:value-type="float" office:value="0" calcext:value-type="float">
            <text:p>0</text:p>
          </table:table-cell>
          <table:table-cell table:formula="of:=([StudentsPerformance.F61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615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615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616] = &quot;male&quot;; 1; 0)" office:value-type="float" office:value="0" calcext:value-type="float">
            <text:p>0</text:p>
          </table:table-cell>
          <table:table-cell table:formula="of:=IF([StudentsPerformance.B616] = &quot;group A&quot;; 0; IF([StudentsPerformance.B616] = &quot;group B&quot;; 1; IF([StudentsPerformance.B616] = &quot;group C&quot;; 2; IF([StudentsPerformance.B616] = &quot;group D&quot;; 3; 4))))" office:value-type="float" office:value="0" calcext:value-type="float">
            <text:p>0</text:p>
          </table:table-cell>
          <table:table-cell table:formula="of:=IF([StudentsPerformance.C616] = &quot;some high school&quot;; 0; IF([StudentsPerformance.C616] = &quot;high school&quot;; 1; IF([StudentsPerformance.C616] = &quot;some college&quot;; 2; IF([StudentsPerformance.C616] = &quot;associate's degree&quot;; 3; IF([StudentsPerformance.C616] = &quot;bachelor's degree&quot;; 4; 5)))))" office:value-type="float" office:value="3" calcext:value-type="float">
            <text:p>3</text:p>
          </table:table-cell>
          <table:table-cell table:formula="of:=IF([StudentsPerformance.D616] = &quot;standard&quot;; 1; 0)" office:value-type="float" office:value="1" calcext:value-type="float">
            <text:p>1</text:p>
          </table:table-cell>
          <table:table-cell table:formula="of:=IF([StudentsPerformance.E616] = &quot;completed&quot;; 1; 0)" office:value-type="float" office:value="0" calcext:value-type="float">
            <text:p>0</text:p>
          </table:table-cell>
          <table:table-cell table:formula="of:=([StudentsPerformance.F616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616] - [StudentsPerformance.$M$2])/[StudentsPerformance.$N$2]" office:value-type="float" office:value="1.63223881592923" calcext:value-type="float">
            <text:p>1.63223881592923</text:p>
          </table:table-cell>
          <table:table-cell table:formula="of:=([StudentsPerformance.H616] - [StudentsPerformance.$P$2])/[StudentsPerformance.$Q$2]" office:value-type="float" office:value="1.64165326857245" calcext:value-type="float">
            <text:p>1.64165326857245</text:p>
          </table:table-cell>
        </table:table-row>
        <table:table-row table:style-name="ro1">
          <table:table-cell table:formula="of:=IF([StudentsPerformance.A617] = &quot;male&quot;; 1; 0)" office:value-type="float" office:value="0" calcext:value-type="float">
            <text:p>0</text:p>
          </table:table-cell>
          <table:table-cell table:formula="of:=IF([StudentsPerformance.B617] = &quot;group A&quot;; 0; IF([StudentsPerformance.B617] = &quot;group B&quot;; 1; IF([StudentsPerformance.B617] = &quot;group C&quot;; 2; IF([StudentsPerformance.B617] = &quot;group D&quot;; 3; 4))))" office:value-type="float" office:value="2" calcext:value-type="float">
            <text:p>2</text:p>
          </table:table-cell>
          <table:table-cell table:formula="of:=IF([StudentsPerformance.C617] = &quot;some high school&quot;; 0; IF([StudentsPerformance.C617] = &quot;high school&quot;; 1; IF([StudentsPerformance.C617] = &quot;some college&quot;; 2; IF([StudentsPerformance.C617] = &quot;associate's degree&quot;; 3; IF([StudentsPerformance.C617] = &quot;bachelor's degree&quot;; 4; 5)))))" office:value-type="float" office:value="1" calcext:value-type="float">
            <text:p>1</text:p>
          </table:table-cell>
          <table:table-cell table:formula="of:=IF([StudentsPerformance.D617] = &quot;standard&quot;; 1; 0)" office:value-type="float" office:value="1" calcext:value-type="float">
            <text:p>1</text:p>
          </table:table-cell>
          <table:table-cell table:formula="of:=IF([StudentsPerformance.E617] = &quot;completed&quot;; 1; 0)" office:value-type="float" office:value="0" calcext:value-type="float">
            <text:p>0</text:p>
          </table:table-cell>
          <table:table-cell table:formula="of:=([StudentsPerformance.F617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617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617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618] = &quot;male&quot;; 1; 0)" office:value-type="float" office:value="0" calcext:value-type="float">
            <text:p>0</text:p>
          </table:table-cell>
          <table:table-cell table:formula="of:=IF([StudentsPerformance.B618] = &quot;group A&quot;; 0; IF([StudentsPerformance.B618] = &quot;group B&quot;; 1; IF([StudentsPerformance.B618] = &quot;group C&quot;; 2; IF([StudentsPerformance.B618] = &quot;group D&quot;; 3; 4))))" office:value-type="float" office:value="4" calcext:value-type="float">
            <text:p>4</text:p>
          </table:table-cell>
          <table:table-cell table:formula="of:=IF([StudentsPerformance.C618] = &quot;some high school&quot;; 0; IF([StudentsPerformance.C618] = &quot;high school&quot;; 1; IF([StudentsPerformance.C618] = &quot;some college&quot;; 2; IF([StudentsPerformance.C618] = &quot;associate's degree&quot;; 3; IF([StudentsPerformance.C618] = &quot;bachelor's degree&quot;; 4; 5)))))" office:value-type="float" office:value="4" calcext:value-type="float">
            <text:p>4</text:p>
          </table:table-cell>
          <table:table-cell table:formula="of:=IF([StudentsPerformance.D618] = &quot;standard&quot;; 1; 0)" office:value-type="float" office:value="1" calcext:value-type="float">
            <text:p>1</text:p>
          </table:table-cell>
          <table:table-cell table:formula="of:=IF([StudentsPerformance.E618] = &quot;completed&quot;; 1; 0)" office:value-type="float" office:value="0" calcext:value-type="float">
            <text:p>0</text:p>
          </table:table-cell>
          <table:table-cell table:formula="of:=([StudentsPerformance.F618] - [StudentsPerformance.$J$2])/[StudentsPerformance.$K$2]" office:value-type="float" office:value="-1.91840970408482" calcext:value-type="float">
            <text:p>-1.91840970408482</text:p>
          </table:table-cell>
          <table:table-cell table:formula="of:=([StudentsPerformance.G618] - [StudentsPerformance.$M$2])/[StudentsPerformance.$N$2]" office:value-type="float" office:value="-1.65538919651687" calcext:value-type="float">
            <text:p>-1.65538919651687</text:p>
          </table:table-cell>
          <table:table-cell table:formula="of:=([StudentsPerformance.H618] - [StudentsPerformance.$P$2])/[StudentsPerformance.$Q$2]" office:value-type="float" office:value="-1.97780194554944" calcext:value-type="float">
            <text:p>-1.97780194554944</text:p>
          </table:table-cell>
        </table:table-row>
        <table:table-row table:style-name="ro1">
          <table:table-cell table:formula="of:=IF([StudentsPerformance.A619] = &quot;male&quot;; 1; 0)" office:value-type="float" office:value="1" calcext:value-type="float">
            <text:p>1</text:p>
          </table:table-cell>
          <table:table-cell table:formula="of:=IF([StudentsPerformance.B619] = &quot;group A&quot;; 0; IF([StudentsPerformance.B619] = &quot;group B&quot;; 1; IF([StudentsPerformance.B619] = &quot;group C&quot;; 2; IF([StudentsPerformance.B619] = &quot;group D&quot;; 3; 4))))" office:value-type="float" office:value="3" calcext:value-type="float">
            <text:p>3</text:p>
          </table:table-cell>
          <table:table-cell table:formula="of:=IF([StudentsPerformance.C619] = &quot;some high school&quot;; 0; IF([StudentsPerformance.C619] = &quot;high school&quot;; 1; IF([StudentsPerformance.C619] = &quot;some college&quot;; 2; IF([StudentsPerformance.C619] = &quot;associate's degree&quot;; 3; IF([StudentsPerformance.C619] = &quot;bachelor's degree&quot;; 4; 5)))))" office:value-type="float" office:value="4" calcext:value-type="float">
            <text:p>4</text:p>
          </table:table-cell>
          <table:table-cell table:formula="of:=IF([StudentsPerformance.D619] = &quot;standard&quot;; 1; 0)" office:value-type="float" office:value="1" calcext:value-type="float">
            <text:p>1</text:p>
          </table:table-cell>
          <table:table-cell table:formula="of:=IF([StudentsPerformance.E619] = &quot;completed&quot;; 1; 0)" office:value-type="float" office:value="0" calcext:value-type="float">
            <text:p>0</text:p>
          </table:table-cell>
          <table:table-cell table:formula="of:=([StudentsPerformance.F619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619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619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620] = &quot;male&quot;; 1; 0)" office:value-type="float" office:value="1" calcext:value-type="float">
            <text:p>1</text:p>
          </table:table-cell>
          <table:table-cell table:formula="of:=IF([StudentsPerformance.B620] = &quot;group A&quot;; 0; IF([StudentsPerformance.B620] = &quot;group B&quot;; 1; IF([StudentsPerformance.B620] = &quot;group C&quot;; 2; IF([StudentsPerformance.B620] = &quot;group D&quot;; 3; 4))))" office:value-type="float" office:value="3" calcext:value-type="float">
            <text:p>3</text:p>
          </table:table-cell>
          <table:table-cell table:formula="of:=IF([StudentsPerformance.C620] = &quot;some high school&quot;; 0; IF([StudentsPerformance.C620] = &quot;high school&quot;; 1; IF([StudentsPerformance.C620] = &quot;some college&quot;; 2; IF([StudentsPerformance.C620] = &quot;associate's degree&quot;; 3; IF([StudentsPerformance.C620] = &quot;bachelor's degree&quot;; 4; 5)))))" office:value-type="float" office:value="5" calcext:value-type="float">
            <text:p>5</text:p>
          </table:table-cell>
          <table:table-cell table:formula="of:=IF([StudentsPerformance.D620] = &quot;standard&quot;; 1; 0)" office:value-type="float" office:value="1" calcext:value-type="float">
            <text:p>1</text:p>
          </table:table-cell>
          <table:table-cell table:formula="of:=IF([StudentsPerformance.E620] = &quot;completed&quot;; 1; 0)" office:value-type="float" office:value="0" calcext:value-type="float">
            <text:p>0</text:p>
          </table:table-cell>
          <table:table-cell table:formula="of:=([StudentsPerformance.F620] - [StudentsPerformance.$J$2])/[StudentsPerformance.$K$2]" office:value-type="float" office:value="1.90667066433347" calcext:value-type="float">
            <text:p>1.90667066433347</text:p>
          </table:table-cell>
          <table:table-cell table:formula="of:=([StudentsPerformance.G620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620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621] = &quot;male&quot;; 1; 0)" office:value-type="float" office:value="1" calcext:value-type="float">
            <text:p>1</text:p>
          </table:table-cell>
          <table:table-cell table:formula="of:=IF([StudentsPerformance.B621] = &quot;group A&quot;; 0; IF([StudentsPerformance.B621] = &quot;group B&quot;; 1; IF([StudentsPerformance.B621] = &quot;group C&quot;; 2; IF([StudentsPerformance.B621] = &quot;group D&quot;; 3; 4))))" office:value-type="float" office:value="2" calcext:value-type="float">
            <text:p>2</text:p>
          </table:table-cell>
          <table:table-cell table:formula="of:=IF([StudentsPerformance.C621] = &quot;some high school&quot;; 0; IF([StudentsPerformance.C621] = &quot;high school&quot;; 1; IF([StudentsPerformance.C621] = &quot;some college&quot;; 2; IF([StudentsPerformance.C621] = &quot;associate's degree&quot;; 3; IF([StudentsPerformance.C621] = &quot;bachelor's degree&quot;; 4; 5)))))" office:value-type="float" office:value="3" calcext:value-type="float">
            <text:p>3</text:p>
          </table:table-cell>
          <table:table-cell table:formula="of:=IF([StudentsPerformance.D621] = &quot;standard&quot;; 1; 0)" office:value-type="float" office:value="0" calcext:value-type="float">
            <text:p>0</text:p>
          </table:table-cell>
          <table:table-cell table:formula="of:=IF([StudentsPerformance.E621] = &quot;completed&quot;; 1; 0)" office:value-type="float" office:value="1" calcext:value-type="float">
            <text:p>1</text:p>
          </table:table-cell>
          <table:table-cell table:formula="of:=([StudentsPerformance.F621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621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621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622] = &quot;male&quot;; 1; 0)" office:value-type="float" office:value="0" calcext:value-type="float">
            <text:p>0</text:p>
          </table:table-cell>
          <table:table-cell table:formula="of:=IF([StudentsPerformance.B622] = &quot;group A&quot;; 0; IF([StudentsPerformance.B622] = &quot;group B&quot;; 1; IF([StudentsPerformance.B622] = &quot;group C&quot;; 2; IF([StudentsPerformance.B622] = &quot;group D&quot;; 3; 4))))" office:value-type="float" office:value="2" calcext:value-type="float">
            <text:p>2</text:p>
          </table:table-cell>
          <table:table-cell table:formula="of:=IF([StudentsPerformance.C622] = &quot;some high school&quot;; 0; IF([StudentsPerformance.C622] = &quot;high school&quot;; 1; IF([StudentsPerformance.C622] = &quot;some college&quot;; 2; IF([StudentsPerformance.C622] = &quot;associate's degree&quot;; 3; IF([StudentsPerformance.C622] = &quot;bachelor's degree&quot;; 4; 5)))))" office:value-type="float" office:value="1" calcext:value-type="float">
            <text:p>1</text:p>
          </table:table-cell>
          <table:table-cell table:formula="of:=IF([StudentsPerformance.D622] = &quot;standard&quot;; 1; 0)" office:value-type="float" office:value="0" calcext:value-type="float">
            <text:p>0</text:p>
          </table:table-cell>
          <table:table-cell table:formula="of:=IF([StudentsPerformance.E622] = &quot;completed&quot;; 1; 0)" office:value-type="float" office:value="0" calcext:value-type="float">
            <text:p>0</text:p>
          </table:table-cell>
          <table:table-cell table:formula="of:=([StudentsPerformance.F622] - [StudentsPerformance.$J$2])/[StudentsPerformance.$K$2]" office:value-type="float" office:value="-2.05030902713373" calcext:value-type="float">
            <text:p>-2.05030902713373</text:p>
          </table:table-cell>
          <table:table-cell table:formula="of:=([StudentsPerformance.G622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622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623] = &quot;male&quot;; 1; 0)" office:value-type="float" office:value="1" calcext:value-type="float">
            <text:p>1</text:p>
          </table:table-cell>
          <table:table-cell table:formula="of:=IF([StudentsPerformance.B623] = &quot;group A&quot;; 0; IF([StudentsPerformance.B623] = &quot;group B&quot;; 1; IF([StudentsPerformance.B623] = &quot;group C&quot;; 2; IF([StudentsPerformance.B623] = &quot;group D&quot;; 3; 4))))" office:value-type="float" office:value="1" calcext:value-type="float">
            <text:p>1</text:p>
          </table:table-cell>
          <table:table-cell table:formula="of:=IF([StudentsPerformance.C623] = &quot;some high school&quot;; 0; IF([StudentsPerformance.C623] = &quot;high school&quot;; 1; IF([StudentsPerformance.C623] = &quot;some college&quot;; 2; IF([StudentsPerformance.C623] = &quot;associate's degree&quot;; 3; IF([StudentsPerformance.C623] = &quot;bachelor's degree&quot;; 4; 5)))))" office:value-type="float" office:value="4" calcext:value-type="float">
            <text:p>4</text:p>
          </table:table-cell>
          <table:table-cell table:formula="of:=IF([StudentsPerformance.D623] = &quot;standard&quot;; 1; 0)" office:value-type="float" office:value="0" calcext:value-type="float">
            <text:p>0</text:p>
          </table:table-cell>
          <table:table-cell table:formula="of:=IF([StudentsPerformance.E623] = &quot;completed&quot;; 1; 0)" office:value-type="float" office:value="0" calcext:value-type="float">
            <text:p>0</text:p>
          </table:table-cell>
          <table:table-cell table:formula="of:=([StudentsPerformance.F623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623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623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624] = &quot;male&quot;; 1; 0)" office:value-type="float" office:value="1" calcext:value-type="float">
            <text:p>1</text:p>
          </table:table-cell>
          <table:table-cell table:formula="of:=IF([StudentsPerformance.B624] = &quot;group A&quot;; 0; IF([StudentsPerformance.B624] = &quot;group B&quot;; 1; IF([StudentsPerformance.B624] = &quot;group C&quot;; 2; IF([StudentsPerformance.B624] = &quot;group D&quot;; 3; 4))))" office:value-type="float" office:value="2" calcext:value-type="float">
            <text:p>2</text:p>
          </table:table-cell>
          <table:table-cell table:formula="of:=IF([StudentsPerformance.C624] = &quot;some high school&quot;; 0; IF([StudentsPerformance.C624] = &quot;high school&quot;; 1; IF([StudentsPerformance.C624] = &quot;some college&quot;; 2; IF([StudentsPerformance.C624] = &quot;associate's degree&quot;; 3; IF([StudentsPerformance.C624] = &quot;bachelor's degree&quot;; 4; 5)))))" office:value-type="float" office:value="1" calcext:value-type="float">
            <text:p>1</text:p>
          </table:table-cell>
          <table:table-cell table:formula="of:=IF([StudentsPerformance.D624] = &quot;standard&quot;; 1; 0)" office:value-type="float" office:value="0" calcext:value-type="float">
            <text:p>0</text:p>
          </table:table-cell>
          <table:table-cell table:formula="of:=IF([StudentsPerformance.E624] = &quot;completed&quot;; 1; 0)" office:value-type="float" office:value="1" calcext:value-type="float">
            <text:p>1</text:p>
          </table:table-cell>
          <table:table-cell table:formula="of:=([StudentsPerformance.F624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624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624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625] = &quot;male&quot;; 1; 0)" office:value-type="float" office:value="1" calcext:value-type="float">
            <text:p>1</text:p>
          </table:table-cell>
          <table:table-cell table:formula="of:=IF([StudentsPerformance.B625] = &quot;group A&quot;; 0; IF([StudentsPerformance.B625] = &quot;group B&quot;; 1; IF([StudentsPerformance.B625] = &quot;group C&quot;; 2; IF([StudentsPerformance.B625] = &quot;group D&quot;; 3; 4))))" office:value-type="float" office:value="0" calcext:value-type="float">
            <text:p>0</text:p>
          </table:table-cell>
          <table:table-cell table:formula="of:=IF([StudentsPerformance.C625] = &quot;some high school&quot;; 0; IF([StudentsPerformance.C625] = &quot;high school&quot;; 1; IF([StudentsPerformance.C625] = &quot;some college&quot;; 2; IF([StudentsPerformance.C625] = &quot;associate's degree&quot;; 3; IF([StudentsPerformance.C625] = &quot;bachelor's degree&quot;; 4; 5)))))" office:value-type="float" office:value="2" calcext:value-type="float">
            <text:p>2</text:p>
          </table:table-cell>
          <table:table-cell table:formula="of:=IF([StudentsPerformance.D625] = &quot;standard&quot;; 1; 0)" office:value-type="float" office:value="1" calcext:value-type="float">
            <text:p>1</text:p>
          </table:table-cell>
          <table:table-cell table:formula="of:=IF([StudentsPerformance.E625] = &quot;completed&quot;; 1; 0)" office:value-type="float" office:value="1" calcext:value-type="float">
            <text:p>1</text:p>
          </table:table-cell>
          <table:table-cell table:formula="of:=([StudentsPerformance.F625] - [StudentsPerformance.$J$2])/[StudentsPerformance.$K$2]" office:value-type="float" office:value="2.23641897195574" calcext:value-type="float">
            <text:p>2.23641897195574</text:p>
          </table:table-cell>
          <table:table-cell table:formula="of:=([StudentsPerformance.G625] - [StudentsPerformance.$M$2])/[StudentsPerformance.$N$2]" office:value-type="float" office:value="1.83771556670711" calcext:value-type="float">
            <text:p>1.83771556670711</text:p>
          </table:table-cell>
          <table:table-cell table:formula="of:=([StudentsPerformance.H625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626] = &quot;male&quot;; 1; 0)" office:value-type="float" office:value="0" calcext:value-type="float">
            <text:p>0</text:p>
          </table:table-cell>
          <table:table-cell table:formula="of:=IF([StudentsPerformance.B626] = &quot;group A&quot;; 0; IF([StudentsPerformance.B626] = &quot;group B&quot;; 1; IF([StudentsPerformance.B626] = &quot;group C&quot;; 2; IF([StudentsPerformance.B626] = &quot;group D&quot;; 3; 4))))" office:value-type="float" office:value="4" calcext:value-type="float">
            <text:p>4</text:p>
          </table:table-cell>
          <table:table-cell table:formula="of:=IF([StudentsPerformance.C626] = &quot;some high school&quot;; 0; IF([StudentsPerformance.C626] = &quot;high school&quot;; 1; IF([StudentsPerformance.C626] = &quot;some college&quot;; 2; IF([StudentsPerformance.C626] = &quot;associate's degree&quot;; 3; IF([StudentsPerformance.C626] = &quot;bachelor's degree&quot;; 4; 5)))))" office:value-type="float" office:value="4" calcext:value-type="float">
            <text:p>4</text:p>
          </table:table-cell>
          <table:table-cell table:formula="of:=IF([StudentsPerformance.D626] = &quot;standard&quot;; 1; 0)" office:value-type="float" office:value="0" calcext:value-type="float">
            <text:p>0</text:p>
          </table:table-cell>
          <table:table-cell table:formula="of:=IF([StudentsPerformance.E626] = &quot;completed&quot;; 1; 0)" office:value-type="float" office:value="0" calcext:value-type="float">
            <text:p>0</text:p>
          </table:table-cell>
          <table:table-cell table:formula="of:=([StudentsPerformance.F626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626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626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627] = &quot;male&quot;; 1; 0)" office:value-type="float" office:value="1" calcext:value-type="float">
            <text:p>1</text:p>
          </table:table-cell>
          <table:table-cell table:formula="of:=IF([StudentsPerformance.B627] = &quot;group A&quot;; 0; IF([StudentsPerformance.B627] = &quot;group B&quot;; 1; IF([StudentsPerformance.B627] = &quot;group C&quot;; 2; IF([StudentsPerformance.B627] = &quot;group D&quot;; 3; 4))))" office:value-type="float" office:value="3" calcext:value-type="float">
            <text:p>3</text:p>
          </table:table-cell>
          <table:table-cell table:formula="of:=IF([StudentsPerformance.C627] = &quot;some high school&quot;; 0; IF([StudentsPerformance.C627] = &quot;high school&quot;; 1; IF([StudentsPerformance.C627] = &quot;some college&quot;; 2; IF([StudentsPerformance.C627] = &quot;associate's degree&quot;; 3; IF([StudentsPerformance.C627] = &quot;bachelor's degree&quot;; 4; 5)))))" office:value-type="float" office:value="2" calcext:value-type="float">
            <text:p>2</text:p>
          </table:table-cell>
          <table:table-cell table:formula="of:=IF([StudentsPerformance.D627] = &quot;standard&quot;; 1; 0)" office:value-type="float" office:value="1" calcext:value-type="float">
            <text:p>1</text:p>
          </table:table-cell>
          <table:table-cell table:formula="of:=IF([StudentsPerformance.E627] = &quot;completed&quot;; 1; 0)" office:value-type="float" office:value="1" calcext:value-type="float">
            <text:p>1</text:p>
          </table:table-cell>
          <table:table-cell table:formula="of:=([StudentsPerformance.F627] - [StudentsPerformance.$J$2])/[StudentsPerformance.$K$2]" office:value-type="float" office:value="2.23641897195574" calcext:value-type="float">
            <text:p>2.23641897195574</text:p>
          </table:table-cell>
          <table:table-cell table:formula="of:=([StudentsPerformance.G627] - [StudentsPerformance.$M$2])/[StudentsPerformance.$N$2]" office:value-type="float" office:value="1.9062078169664" calcext:value-type="float">
            <text:p>1.9062078169664</text:p>
          </table:table-cell>
          <table:table-cell table:formula="of:=([StudentsPerformance.H627] - [StudentsPerformance.$P$2])/[StudentsPerformance.$Q$2]" office:value-type="float" office:value="2.03650292829484" calcext:value-type="float">
            <text:p>2.03650292829484</text:p>
          </table:table-cell>
        </table:table-row>
        <table:table-row table:style-name="ro1">
          <table:table-cell table:formula="of:=IF([StudentsPerformance.A628] = &quot;male&quot;; 1; 0)" office:value-type="float" office:value="1" calcext:value-type="float">
            <text:p>1</text:p>
          </table:table-cell>
          <table:table-cell table:formula="of:=IF([StudentsPerformance.B628] = &quot;group A&quot;; 0; IF([StudentsPerformance.B628] = &quot;group B&quot;; 1; IF([StudentsPerformance.B628] = &quot;group C&quot;; 2; IF([StudentsPerformance.B628] = &quot;group D&quot;; 3; 4))))" office:value-type="float" office:value="1" calcext:value-type="float">
            <text:p>1</text:p>
          </table:table-cell>
          <table:table-cell table:formula="of:=IF([StudentsPerformance.C628] = &quot;some high school&quot;; 0; IF([StudentsPerformance.C628] = &quot;high school&quot;; 1; IF([StudentsPerformance.C628] = &quot;some college&quot;; 2; IF([StudentsPerformance.C628] = &quot;associate's degree&quot;; 3; IF([StudentsPerformance.C628] = &quot;bachelor's degree&quot;; 4; 5)))))" office:value-type="float" office:value="3" calcext:value-type="float">
            <text:p>3</text:p>
          </table:table-cell>
          <table:table-cell table:formula="of:=IF([StudentsPerformance.D628] = &quot;standard&quot;; 1; 0)" office:value-type="float" office:value="0" calcext:value-type="float">
            <text:p>0</text:p>
          </table:table-cell>
          <table:table-cell table:formula="of:=IF([StudentsPerformance.E628] = &quot;completed&quot;; 1; 0)" office:value-type="float" office:value="1" calcext:value-type="float">
            <text:p>1</text:p>
          </table:table-cell>
          <table:table-cell table:formula="of:=([StudentsPerformance.F628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628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628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629] = &quot;male&quot;; 1; 0)" office:value-type="float" office:value="1" calcext:value-type="float">
            <text:p>1</text:p>
          </table:table-cell>
          <table:table-cell table:formula="of:=IF([StudentsPerformance.B629] = &quot;group A&quot;; 0; IF([StudentsPerformance.B629] = &quot;group B&quot;; 1; IF([StudentsPerformance.B629] = &quot;group C&quot;; 2; IF([StudentsPerformance.B629] = &quot;group D&quot;; 3; 4))))" office:value-type="float" office:value="3" calcext:value-type="float">
            <text:p>3</text:p>
          </table:table-cell>
          <table:table-cell table:formula="of:=IF([StudentsPerformance.C629] = &quot;some high school&quot;; 0; IF([StudentsPerformance.C629] = &quot;high school&quot;; 1; IF([StudentsPerformance.C629] = &quot;some college&quot;; 2; IF([StudentsPerformance.C629] = &quot;associate's degree&quot;; 3; IF([StudentsPerformance.C629] = &quot;bachelor's degree&quot;; 4; 5)))))" office:value-type="float" office:value="3" calcext:value-type="float">
            <text:p>3</text:p>
          </table:table-cell>
          <table:table-cell table:formula="of:=IF([StudentsPerformance.D629] = &quot;standard&quot;; 1; 0)" office:value-type="float" office:value="1" calcext:value-type="float">
            <text:p>1</text:p>
          </table:table-cell>
          <table:table-cell table:formula="of:=IF([StudentsPerformance.E629] = &quot;completed&quot;; 1; 0)" office:value-type="float" office:value="0" calcext:value-type="float">
            <text:p>0</text:p>
          </table:table-cell>
          <table:table-cell table:formula="of:=([StudentsPerformance.F629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629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629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630] = &quot;male&quot;; 1; 0)" office:value-type="float" office:value="1" calcext:value-type="float">
            <text:p>1</text:p>
          </table:table-cell>
          <table:table-cell table:formula="of:=IF([StudentsPerformance.B630] = &quot;group A&quot;; 0; IF([StudentsPerformance.B630] = &quot;group B&quot;; 1; IF([StudentsPerformance.B630] = &quot;group C&quot;; 2; IF([StudentsPerformance.B630] = &quot;group D&quot;; 3; 4))))" office:value-type="float" office:value="3" calcext:value-type="float">
            <text:p>3</text:p>
          </table:table-cell>
          <table:table-cell table:formula="of:=IF([StudentsPerformance.C630] = &quot;some high school&quot;; 0; IF([StudentsPerformance.C630] = &quot;high school&quot;; 1; IF([StudentsPerformance.C630] = &quot;some college&quot;; 2; IF([StudentsPerformance.C630] = &quot;associate's degree&quot;; 3; IF([StudentsPerformance.C630] = &quot;bachelor's degree&quot;; 4; 5)))))" office:value-type="float" office:value="2" calcext:value-type="float">
            <text:p>2</text:p>
          </table:table-cell>
          <table:table-cell table:formula="of:=IF([StudentsPerformance.D630] = &quot;standard&quot;; 1; 0)" office:value-type="float" office:value="0" calcext:value-type="float">
            <text:p>0</text:p>
          </table:table-cell>
          <table:table-cell table:formula="of:=IF([StudentsPerformance.E630] = &quot;completed&quot;; 1; 0)" office:value-type="float" office:value="0" calcext:value-type="float">
            <text:p>0</text:p>
          </table:table-cell>
          <table:table-cell table:formula="of:=([StudentsPerformance.F630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630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630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631] = &quot;male&quot;; 1; 0)" office:value-type="float" office:value="0" calcext:value-type="float">
            <text:p>0</text:p>
          </table:table-cell>
          <table:table-cell table:formula="of:=IF([StudentsPerformance.B631] = &quot;group A&quot;; 0; IF([StudentsPerformance.B631] = &quot;group B&quot;; 1; IF([StudentsPerformance.B631] = &quot;group C&quot;; 2; IF([StudentsPerformance.B631] = &quot;group D&quot;; 3; 4))))" office:value-type="float" office:value="2" calcext:value-type="float">
            <text:p>2</text:p>
          </table:table-cell>
          <table:table-cell table:formula="of:=IF([StudentsPerformance.C631] = &quot;some high school&quot;; 0; IF([StudentsPerformance.C631] = &quot;high school&quot;; 1; IF([StudentsPerformance.C631] = &quot;some college&quot;; 2; IF([StudentsPerformance.C631] = &quot;associate's degree&quot;; 3; IF([StudentsPerformance.C631] = &quot;bachelor's degree&quot;; 4; 5)))))" office:value-type="float" office:value="0" calcext:value-type="float">
            <text:p>0</text:p>
          </table:table-cell>
          <table:table-cell table:formula="of:=IF([StudentsPerformance.D631] = &quot;standard&quot;; 1; 0)" office:value-type="float" office:value="1" calcext:value-type="float">
            <text:p>1</text:p>
          </table:table-cell>
          <table:table-cell table:formula="of:=IF([StudentsPerformance.E631] = &quot;completed&quot;; 1; 0)" office:value-type="float" office:value="1" calcext:value-type="float">
            <text:p>1</text:p>
          </table:table-cell>
          <table:table-cell table:formula="of:=([StudentsPerformance.F631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631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631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632] = &quot;male&quot;; 1; 0)" office:value-type="float" office:value="1" calcext:value-type="float">
            <text:p>1</text:p>
          </table:table-cell>
          <table:table-cell table:formula="of:=IF([StudentsPerformance.B632] = &quot;group A&quot;; 0; IF([StudentsPerformance.B632] = &quot;group B&quot;; 1; IF([StudentsPerformance.B632] = &quot;group C&quot;; 2; IF([StudentsPerformance.B632] = &quot;group D&quot;; 3; 4))))" office:value-type="float" office:value="3" calcext:value-type="float">
            <text:p>3</text:p>
          </table:table-cell>
          <table:table-cell table:formula="of:=IF([StudentsPerformance.C632] = &quot;some high school&quot;; 0; IF([StudentsPerformance.C632] = &quot;high school&quot;; 1; IF([StudentsPerformance.C632] = &quot;some college&quot;; 2; IF([StudentsPerformance.C632] = &quot;associate's degree&quot;; 3; IF([StudentsPerformance.C632] = &quot;bachelor's degree&quot;; 4; 5)))))" office:value-type="float" office:value="2" calcext:value-type="float">
            <text:p>2</text:p>
          </table:table-cell>
          <table:table-cell table:formula="of:=IF([StudentsPerformance.D632] = &quot;standard&quot;; 1; 0)" office:value-type="float" office:value="1" calcext:value-type="float">
            <text:p>1</text:p>
          </table:table-cell>
          <table:table-cell table:formula="of:=IF([StudentsPerformance.E632] = &quot;completed&quot;; 1; 0)" office:value-type="float" office:value="0" calcext:value-type="float">
            <text:p>0</text:p>
          </table:table-cell>
          <table:table-cell table:formula="of:=([StudentsPerformance.F632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632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632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633] = &quot;male&quot;; 1; 0)" office:value-type="float" office:value="1" calcext:value-type="float">
            <text:p>1</text:p>
          </table:table-cell>
          <table:table-cell table:formula="of:=IF([StudentsPerformance.B633] = &quot;group A&quot;; 0; IF([StudentsPerformance.B633] = &quot;group B&quot;; 1; IF([StudentsPerformance.B633] = &quot;group C&quot;; 2; IF([StudentsPerformance.B633] = &quot;group D&quot;; 3; 4))))" office:value-type="float" office:value="1" calcext:value-type="float">
            <text:p>1</text:p>
          </table:table-cell>
          <table:table-cell table:formula="of:=IF([StudentsPerformance.C633] = &quot;some high school&quot;; 0; IF([StudentsPerformance.C633] = &quot;high school&quot;; 1; IF([StudentsPerformance.C633] = &quot;some college&quot;; 2; IF([StudentsPerformance.C633] = &quot;associate's degree&quot;; 3; IF([StudentsPerformance.C633] = &quot;bachelor's degree&quot;; 4; 5)))))" office:value-type="float" office:value="1" calcext:value-type="float">
            <text:p>1</text:p>
          </table:table-cell>
          <table:table-cell table:formula="of:=IF([StudentsPerformance.D633] = &quot;standard&quot;; 1; 0)" office:value-type="float" office:value="1" calcext:value-type="float">
            <text:p>1</text:p>
          </table:table-cell>
          <table:table-cell table:formula="of:=IF([StudentsPerformance.E633] = &quot;completed&quot;; 1; 0)" office:value-type="float" office:value="0" calcext:value-type="float">
            <text:p>0</text:p>
          </table:table-cell>
          <table:table-cell table:formula="of:=([StudentsPerformance.F633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633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633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634] = &quot;male&quot;; 1; 0)" office:value-type="float" office:value="0" calcext:value-type="float">
            <text:p>0</text:p>
          </table:table-cell>
          <table:table-cell table:formula="of:=IF([StudentsPerformance.B634] = &quot;group A&quot;; 0; IF([StudentsPerformance.B634] = &quot;group B&quot;; 1; IF([StudentsPerformance.B634] = &quot;group C&quot;; 2; IF([StudentsPerformance.B634] = &quot;group D&quot;; 3; 4))))" office:value-type="float" office:value="1" calcext:value-type="float">
            <text:p>1</text:p>
          </table:table-cell>
          <table:table-cell table:formula="of:=IF([StudentsPerformance.C634] = &quot;some high school&quot;; 0; IF([StudentsPerformance.C634] = &quot;high school&quot;; 1; IF([StudentsPerformance.C634] = &quot;some college&quot;; 2; IF([StudentsPerformance.C634] = &quot;associate's degree&quot;; 3; IF([StudentsPerformance.C634] = &quot;bachelor's degree&quot;; 4; 5)))))" office:value-type="float" office:value="4" calcext:value-type="float">
            <text:p>4</text:p>
          </table:table-cell>
          <table:table-cell table:formula="of:=IF([StudentsPerformance.D634] = &quot;standard&quot;; 1; 0)" office:value-type="float" office:value="1" calcext:value-type="float">
            <text:p>1</text:p>
          </table:table-cell>
          <table:table-cell table:formula="of:=IF([StudentsPerformance.E634] = &quot;completed&quot;; 1; 0)" office:value-type="float" office:value="1" calcext:value-type="float">
            <text:p>1</text:p>
          </table:table-cell>
          <table:table-cell table:formula="of:=([StudentsPerformance.F634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634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634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635] = &quot;male&quot;; 1; 0)" office:value-type="float" office:value="0" calcext:value-type="float">
            <text:p>0</text:p>
          </table:table-cell>
          <table:table-cell table:formula="of:=IF([StudentsPerformance.B635] = &quot;group A&quot;; 0; IF([StudentsPerformance.B635] = &quot;group B&quot;; 1; IF([StudentsPerformance.B635] = &quot;group C&quot;; 2; IF([StudentsPerformance.B635] = &quot;group D&quot;; 3; 4))))" office:value-type="float" office:value="2" calcext:value-type="float">
            <text:p>2</text:p>
          </table:table-cell>
          <table:table-cell table:formula="of:=IF([StudentsPerformance.C635] = &quot;some high school&quot;; 0; IF([StudentsPerformance.C635] = &quot;high school&quot;; 1; IF([StudentsPerformance.C635] = &quot;some college&quot;; 2; IF([StudentsPerformance.C635] = &quot;associate's degree&quot;; 3; IF([StudentsPerformance.C635] = &quot;bachelor's degree&quot;; 4; 5)))))" office:value-type="float" office:value="1" calcext:value-type="float">
            <text:p>1</text:p>
          </table:table-cell>
          <table:table-cell table:formula="of:=IF([StudentsPerformance.D635] = &quot;standard&quot;; 1; 0)" office:value-type="float" office:value="1" calcext:value-type="float">
            <text:p>1</text:p>
          </table:table-cell>
          <table:table-cell table:formula="of:=IF([StudentsPerformance.E635] = &quot;completed&quot;; 1; 0)" office:value-type="float" office:value="0" calcext:value-type="float">
            <text:p>0</text:p>
          </table:table-cell>
          <table:table-cell table:formula="of:=([StudentsPerformance.F635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635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635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636] = &quot;male&quot;; 1; 0)" office:value-type="float" office:value="1" calcext:value-type="float">
            <text:p>1</text:p>
          </table:table-cell>
          <table:table-cell table:formula="of:=IF([StudentsPerformance.B636] = &quot;group A&quot;; 0; IF([StudentsPerformance.B636] = &quot;group B&quot;; 1; IF([StudentsPerformance.B636] = &quot;group C&quot;; 2; IF([StudentsPerformance.B636] = &quot;group D&quot;; 3; 4))))" office:value-type="float" office:value="3" calcext:value-type="float">
            <text:p>3</text:p>
          </table:table-cell>
          <table:table-cell table:formula="of:=IF([StudentsPerformance.C636] = &quot;some high school&quot;; 0; IF([StudentsPerformance.C636] = &quot;high school&quot;; 1; IF([StudentsPerformance.C636] = &quot;some college&quot;; 2; IF([StudentsPerformance.C636] = &quot;associate's degree&quot;; 3; IF([StudentsPerformance.C636] = &quot;bachelor's degree&quot;; 4; 5)))))" office:value-type="float" office:value="0" calcext:value-type="float">
            <text:p>0</text:p>
          </table:table-cell>
          <table:table-cell table:formula="of:=IF([StudentsPerformance.D636] = &quot;standard&quot;; 1; 0)" office:value-type="float" office:value="1" calcext:value-type="float">
            <text:p>1</text:p>
          </table:table-cell>
          <table:table-cell table:formula="of:=IF([StudentsPerformance.E636] = &quot;completed&quot;; 1; 0)" office:value-type="float" office:value="0" calcext:value-type="float">
            <text:p>0</text:p>
          </table:table-cell>
          <table:table-cell table:formula="of:=([StudentsPerformance.F636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636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636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637] = &quot;male&quot;; 1; 0)" office:value-type="float" office:value="1" calcext:value-type="float">
            <text:p>1</text:p>
          </table:table-cell>
          <table:table-cell table:formula="of:=IF([StudentsPerformance.B637] = &quot;group A&quot;; 0; IF([StudentsPerformance.B637] = &quot;group B&quot;; 1; IF([StudentsPerformance.B637] = &quot;group C&quot;; 2; IF([StudentsPerformance.B637] = &quot;group D&quot;; 3; 4))))" office:value-type="float" office:value="0" calcext:value-type="float">
            <text:p>0</text:p>
          </table:table-cell>
          <table:table-cell table:formula="of:=IF([StudentsPerformance.C637] = &quot;some high school&quot;; 0; IF([StudentsPerformance.C637] = &quot;high school&quot;; 1; IF([StudentsPerformance.C637] = &quot;some college&quot;; 2; IF([StudentsPerformance.C637] = &quot;associate's degree&quot;; 3; IF([StudentsPerformance.C637] = &quot;bachelor's degree&quot;; 4; 5)))))" office:value-type="float" office:value="1" calcext:value-type="float">
            <text:p>1</text:p>
          </table:table-cell>
          <table:table-cell table:formula="of:=IF([StudentsPerformance.D637] = &quot;standard&quot;; 1; 0)" office:value-type="float" office:value="1" calcext:value-type="float">
            <text:p>1</text:p>
          </table:table-cell>
          <table:table-cell table:formula="of:=IF([StudentsPerformance.E637] = &quot;completed&quot;; 1; 0)" office:value-type="float" office:value="0" calcext:value-type="float">
            <text:p>0</text:p>
          </table:table-cell>
          <table:table-cell table:formula="of:=([StudentsPerformance.F637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637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637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638] = &quot;male&quot;; 1; 0)" office:value-type="float" office:value="0" calcext:value-type="float">
            <text:p>0</text:p>
          </table:table-cell>
          <table:table-cell table:formula="of:=IF([StudentsPerformance.B638] = &quot;group A&quot;; 0; IF([StudentsPerformance.B638] = &quot;group B&quot;; 1; IF([StudentsPerformance.B638] = &quot;group C&quot;; 2; IF([StudentsPerformance.B638] = &quot;group D&quot;; 3; 4))))" office:value-type="float" office:value="1" calcext:value-type="float">
            <text:p>1</text:p>
          </table:table-cell>
          <table:table-cell table:formula="of:=IF([StudentsPerformance.C638] = &quot;some high school&quot;; 0; IF([StudentsPerformance.C638] = &quot;high school&quot;; 1; IF([StudentsPerformance.C638] = &quot;some college&quot;; 2; IF([StudentsPerformance.C638] = &quot;associate's degree&quot;; 3; IF([StudentsPerformance.C638] = &quot;bachelor's degree&quot;; 4; 5)))))" office:value-type="float" office:value="1" calcext:value-type="float">
            <text:p>1</text:p>
          </table:table-cell>
          <table:table-cell table:formula="of:=IF([StudentsPerformance.D638] = &quot;standard&quot;; 1; 0)" office:value-type="float" office:value="0" calcext:value-type="float">
            <text:p>0</text:p>
          </table:table-cell>
          <table:table-cell table:formula="of:=IF([StudentsPerformance.E638] = &quot;completed&quot;; 1; 0)" office:value-type="float" office:value="1" calcext:value-type="float">
            <text:p>1</text:p>
          </table:table-cell>
          <table:table-cell table:formula="of:=([StudentsPerformance.F638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638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638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639] = &quot;male&quot;; 1; 0)" office:value-type="float" office:value="0" calcext:value-type="float">
            <text:p>0</text:p>
          </table:table-cell>
          <table:table-cell table:formula="of:=IF([StudentsPerformance.B639] = &quot;group A&quot;; 0; IF([StudentsPerformance.B639] = &quot;group B&quot;; 1; IF([StudentsPerformance.B639] = &quot;group C&quot;; 2; IF([StudentsPerformance.B639] = &quot;group D&quot;; 3; 4))))" office:value-type="float" office:value="3" calcext:value-type="float">
            <text:p>3</text:p>
          </table:table-cell>
          <table:table-cell table:formula="of:=IF([StudentsPerformance.C639] = &quot;some high school&quot;; 0; IF([StudentsPerformance.C639] = &quot;high school&quot;; 1; IF([StudentsPerformance.C639] = &quot;some college&quot;; 2; IF([StudentsPerformance.C639] = &quot;associate's degree&quot;; 3; IF([StudentsPerformance.C639] = &quot;bachelor's degree&quot;; 4; 5)))))" office:value-type="float" office:value="0" calcext:value-type="float">
            <text:p>0</text:p>
          </table:table-cell>
          <table:table-cell table:formula="of:=IF([StudentsPerformance.D639] = &quot;standard&quot;; 1; 0)" office:value-type="float" office:value="1" calcext:value-type="float">
            <text:p>1</text:p>
          </table:table-cell>
          <table:table-cell table:formula="of:=IF([StudentsPerformance.E639] = &quot;completed&quot;; 1; 0)" office:value-type="float" office:value="1" calcext:value-type="float">
            <text:p>1</text:p>
          </table:table-cell>
          <table:table-cell table:formula="of:=([StudentsPerformance.F639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639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639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640] = &quot;male&quot;; 1; 0)" office:value-type="float" office:value="1" calcext:value-type="float">
            <text:p>1</text:p>
          </table:table-cell>
          <table:table-cell table:formula="of:=IF([StudentsPerformance.B640] = &quot;group A&quot;; 0; IF([StudentsPerformance.B640] = &quot;group B&quot;; 1; IF([StudentsPerformance.B640] = &quot;group C&quot;; 2; IF([StudentsPerformance.B640] = &quot;group D&quot;; 3; 4))))" office:value-type="float" office:value="4" calcext:value-type="float">
            <text:p>4</text:p>
          </table:table-cell>
          <table:table-cell table:formula="of:=IF([StudentsPerformance.C640] = &quot;some high school&quot;; 0; IF([StudentsPerformance.C640] = &quot;high school&quot;; 1; IF([StudentsPerformance.C640] = &quot;some college&quot;; 2; IF([StudentsPerformance.C640] = &quot;associate's degree&quot;; 3; IF([StudentsPerformance.C640] = &quot;bachelor's degree&quot;; 4; 5)))))" office:value-type="float" office:value="2" calcext:value-type="float">
            <text:p>2</text:p>
          </table:table-cell>
          <table:table-cell table:formula="of:=IF([StudentsPerformance.D640] = &quot;standard&quot;; 1; 0)" office:value-type="float" office:value="1" calcext:value-type="float">
            <text:p>1</text:p>
          </table:table-cell>
          <table:table-cell table:formula="of:=IF([StudentsPerformance.E640] = &quot;completed&quot;; 1; 0)" office:value-type="float" office:value="0" calcext:value-type="float">
            <text:p>0</text:p>
          </table:table-cell>
          <table:table-cell table:formula="of:=([StudentsPerformance.F640] - [StudentsPerformance.$J$2])/[StudentsPerformance.$K$2]" office:value-type="float" office:value="1.31312371061339" calcext:value-type="float">
            <text:p>1.31312371061339</text:p>
          </table:table-cell>
          <table:table-cell table:formula="of:=([StudentsPerformance.G640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640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641] = &quot;male&quot;; 1; 0)" office:value-type="float" office:value="0" calcext:value-type="float">
            <text:p>0</text:p>
          </table:table-cell>
          <table:table-cell table:formula="of:=IF([StudentsPerformance.B641] = &quot;group A&quot;; 0; IF([StudentsPerformance.B641] = &quot;group B&quot;; 1; IF([StudentsPerformance.B641] = &quot;group C&quot;; 2; IF([StudentsPerformance.B641] = &quot;group D&quot;; 3; 4))))" office:value-type="float" office:value="3" calcext:value-type="float">
            <text:p>3</text:p>
          </table:table-cell>
          <table:table-cell table:formula="of:=IF([StudentsPerformance.C641] = &quot;some high school&quot;; 0; IF([StudentsPerformance.C641] = &quot;high school&quot;; 1; IF([StudentsPerformance.C641] = &quot;some college&quot;; 2; IF([StudentsPerformance.C641] = &quot;associate's degree&quot;; 3; IF([StudentsPerformance.C641] = &quot;bachelor's degree&quot;; 4; 5)))))" office:value-type="float" office:value="3" calcext:value-type="float">
            <text:p>3</text:p>
          </table:table-cell>
          <table:table-cell table:formula="of:=IF([StudentsPerformance.D641] = &quot;standard&quot;; 1; 0)" office:value-type="float" office:value="1" calcext:value-type="float">
            <text:p>1</text:p>
          </table:table-cell>
          <table:table-cell table:formula="of:=IF([StudentsPerformance.E641] = &quot;completed&quot;; 1; 0)" office:value-type="float" office:value="0" calcext:value-type="float">
            <text:p>0</text:p>
          </table:table-cell>
          <table:table-cell table:formula="of:=([StudentsPerformance.F641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641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641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642] = &quot;male&quot;; 1; 0)" office:value-type="float" office:value="1" calcext:value-type="float">
            <text:p>1</text:p>
          </table:table-cell>
          <table:table-cell table:formula="of:=IF([StudentsPerformance.B642] = &quot;group A&quot;; 0; IF([StudentsPerformance.B642] = &quot;group B&quot;; 1; IF([StudentsPerformance.B642] = &quot;group C&quot;; 2; IF([StudentsPerformance.B642] = &quot;group D&quot;; 3; 4))))" office:value-type="float" office:value="3" calcext:value-type="float">
            <text:p>3</text:p>
          </table:table-cell>
          <table:table-cell table:formula="of:=IF([StudentsPerformance.C642] = &quot;some high school&quot;; 0; IF([StudentsPerformance.C642] = &quot;high school&quot;; 1; IF([StudentsPerformance.C642] = &quot;some college&quot;; 2; IF([StudentsPerformance.C642] = &quot;associate's degree&quot;; 3; IF([StudentsPerformance.C642] = &quot;bachelor's degree&quot;; 4; 5)))))" office:value-type="float" office:value="1" calcext:value-type="float">
            <text:p>1</text:p>
          </table:table-cell>
          <table:table-cell table:formula="of:=IF([StudentsPerformance.D642] = &quot;standard&quot;; 1; 0)" office:value-type="float" office:value="1" calcext:value-type="float">
            <text:p>1</text:p>
          </table:table-cell>
          <table:table-cell table:formula="of:=IF([StudentsPerformance.E642] = &quot;completed&quot;; 1; 0)" office:value-type="float" office:value="0" calcext:value-type="float">
            <text:p>0</text:p>
          </table:table-cell>
          <table:table-cell table:formula="of:=([StudentsPerformance.F642] - [StudentsPerformance.$J$2])/[StudentsPerformance.$K$2]" office:value-type="float" office:value="-1.65461105798701" calcext:value-type="float">
            <text:p>-1.65461105798701</text:p>
          </table:table-cell>
          <table:table-cell table:formula="of:=([StudentsPerformance.G642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642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643] = &quot;male&quot;; 1; 0)" office:value-type="float" office:value="0" calcext:value-type="float">
            <text:p>0</text:p>
          </table:table-cell>
          <table:table-cell table:formula="of:=IF([StudentsPerformance.B643] = &quot;group A&quot;; 0; IF([StudentsPerformance.B643] = &quot;group B&quot;; 1; IF([StudentsPerformance.B643] = &quot;group C&quot;; 2; IF([StudentsPerformance.B643] = &quot;group D&quot;; 3; 4))))" office:value-type="float" office:value="3" calcext:value-type="float">
            <text:p>3</text:p>
          </table:table-cell>
          <table:table-cell table:formula="of:=IF([StudentsPerformance.C643] = &quot;some high school&quot;; 0; IF([StudentsPerformance.C643] = &quot;high school&quot;; 1; IF([StudentsPerformance.C643] = &quot;some college&quot;; 2; IF([StudentsPerformance.C643] = &quot;associate's degree&quot;; 3; IF([StudentsPerformance.C643] = &quot;bachelor's degree&quot;; 4; 5)))))" office:value-type="float" office:value="3" calcext:value-type="float">
            <text:p>3</text:p>
          </table:table-cell>
          <table:table-cell table:formula="of:=IF([StudentsPerformance.D643] = &quot;standard&quot;; 1; 0)" office:value-type="float" office:value="0" calcext:value-type="float">
            <text:p>0</text:p>
          </table:table-cell>
          <table:table-cell table:formula="of:=IF([StudentsPerformance.E643] = &quot;completed&quot;; 1; 0)" office:value-type="float" office:value="1" calcext:value-type="float">
            <text:p>1</text:p>
          </table:table-cell>
          <table:table-cell table:formula="of:=([StudentsPerformance.F643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643] - [StudentsPerformance.$M$2])/[StudentsPerformance.$N$2]" office:value-type="float" office:value="1.28977756463276" calcext:value-type="float">
            <text:p>1.28977756463276</text:p>
          </table:table-cell>
          <table:table-cell table:formula="of:=([StudentsPerformance.H643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644] = &quot;male&quot;; 1; 0)" office:value-type="float" office:value="0" calcext:value-type="float">
            <text:p>0</text:p>
          </table:table-cell>
          <table:table-cell table:formula="of:=IF([StudentsPerformance.B644] = &quot;group A&quot;; 0; IF([StudentsPerformance.B644] = &quot;group B&quot;; 1; IF([StudentsPerformance.B644] = &quot;group C&quot;; 2; IF([StudentsPerformance.B644] = &quot;group D&quot;; 3; 4))))" office:value-type="float" office:value="1" calcext:value-type="float">
            <text:p>1</text:p>
          </table:table-cell>
          <table:table-cell table:formula="of:=IF([StudentsPerformance.C644] = &quot;some high school&quot;; 0; IF([StudentsPerformance.C644] = &quot;high school&quot;; 1; IF([StudentsPerformance.C644] = &quot;some college&quot;; 2; IF([StudentsPerformance.C644] = &quot;associate's degree&quot;; 3; IF([StudentsPerformance.C644] = &quot;bachelor's degree&quot;; 4; 5)))))" office:value-type="float" office:value="0" calcext:value-type="float">
            <text:p>0</text:p>
          </table:table-cell>
          <table:table-cell table:formula="of:=IF([StudentsPerformance.D644] = &quot;standard&quot;; 1; 0)" office:value-type="float" office:value="0" calcext:value-type="float">
            <text:p>0</text:p>
          </table:table-cell>
          <table:table-cell table:formula="of:=IF([StudentsPerformance.E644] = &quot;completed&quot;; 1; 0)" office:value-type="float" office:value="0" calcext:value-type="float">
            <text:p>0</text:p>
          </table:table-cell>
          <table:table-cell table:formula="of:=([StudentsPerformance.F644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644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644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645] = &quot;male&quot;; 1; 0)" office:value-type="float" office:value="0" calcext:value-type="float">
            <text:p>0</text:p>
          </table:table-cell>
          <table:table-cell table:formula="of:=IF([StudentsPerformance.B645] = &quot;group A&quot;; 0; IF([StudentsPerformance.B645] = &quot;group B&quot;; 1; IF([StudentsPerformance.B645] = &quot;group C&quot;; 2; IF([StudentsPerformance.B645] = &quot;group D&quot;; 3; 4))))" office:value-type="float" office:value="4" calcext:value-type="float">
            <text:p>4</text:p>
          </table:table-cell>
          <table:table-cell table:formula="of:=IF([StudentsPerformance.C645] = &quot;some high school&quot;; 0; IF([StudentsPerformance.C645] = &quot;high school&quot;; 1; IF([StudentsPerformance.C645] = &quot;some college&quot;; 2; IF([StudentsPerformance.C645] = &quot;associate's degree&quot;; 3; IF([StudentsPerformance.C645] = &quot;bachelor's degree&quot;; 4; 5)))))" office:value-type="float" office:value="1" calcext:value-type="float">
            <text:p>1</text:p>
          </table:table-cell>
          <table:table-cell table:formula="of:=IF([StudentsPerformance.D645] = &quot;standard&quot;; 1; 0)" office:value-type="float" office:value="1" calcext:value-type="float">
            <text:p>1</text:p>
          </table:table-cell>
          <table:table-cell table:formula="of:=IF([StudentsPerformance.E645] = &quot;completed&quot;; 1; 0)" office:value-type="float" office:value="1" calcext:value-type="float">
            <text:p>1</text:p>
          </table:table-cell>
          <table:table-cell table:formula="of:=([StudentsPerformance.F645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645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645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646] = &quot;male&quot;; 1; 0)" office:value-type="float" office:value="1" calcext:value-type="float">
            <text:p>1</text:p>
          </table:table-cell>
          <table:table-cell table:formula="of:=IF([StudentsPerformance.B646] = &quot;group A&quot;; 0; IF([StudentsPerformance.B646] = &quot;group B&quot;; 1; IF([StudentsPerformance.B646] = &quot;group C&quot;; 2; IF([StudentsPerformance.B646] = &quot;group D&quot;; 3; 4))))" office:value-type="float" office:value="1" calcext:value-type="float">
            <text:p>1</text:p>
          </table:table-cell>
          <table:table-cell table:formula="of:=IF([StudentsPerformance.C646] = &quot;some high school&quot;; 0; IF([StudentsPerformance.C646] = &quot;high school&quot;; 1; IF([StudentsPerformance.C646] = &quot;some college&quot;; 2; IF([StudentsPerformance.C646] = &quot;associate's degree&quot;; 3; IF([StudentsPerformance.C646] = &quot;bachelor's degree&quot;; 4; 5)))))" office:value-type="float" office:value="1" calcext:value-type="float">
            <text:p>1</text:p>
          </table:table-cell>
          <table:table-cell table:formula="of:=IF([StudentsPerformance.D646] = &quot;standard&quot;; 1; 0)" office:value-type="float" office:value="1" calcext:value-type="float">
            <text:p>1</text:p>
          </table:table-cell>
          <table:table-cell table:formula="of:=IF([StudentsPerformance.E646] = &quot;completed&quot;; 1; 0)" office:value-type="float" office:value="0" calcext:value-type="float">
            <text:p>0</text:p>
          </table:table-cell>
          <table:table-cell table:formula="of:=([StudentsPerformance.F646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646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646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647] = &quot;male&quot;; 1; 0)" office:value-type="float" office:value="0" calcext:value-type="float">
            <text:p>0</text:p>
          </table:table-cell>
          <table:table-cell table:formula="of:=IF([StudentsPerformance.B647] = &quot;group A&quot;; 0; IF([StudentsPerformance.B647] = &quot;group B&quot;; 1; IF([StudentsPerformance.B647] = &quot;group C&quot;; 2; IF([StudentsPerformance.B647] = &quot;group D&quot;; 3; 4))))" office:value-type="float" office:value="1" calcext:value-type="float">
            <text:p>1</text:p>
          </table:table-cell>
          <table:table-cell table:formula="of:=IF([StudentsPerformance.C647] = &quot;some high school&quot;; 0; IF([StudentsPerformance.C647] = &quot;high school&quot;; 1; IF([StudentsPerformance.C647] = &quot;some college&quot;; 2; IF([StudentsPerformance.C647] = &quot;associate's degree&quot;; 3; IF([StudentsPerformance.C647] = &quot;bachelor's degree&quot;; 4; 5)))))" office:value-type="float" office:value="4" calcext:value-type="float">
            <text:p>4</text:p>
          </table:table-cell>
          <table:table-cell table:formula="of:=IF([StudentsPerformance.D647] = &quot;standard&quot;; 1; 0)" office:value-type="float" office:value="1" calcext:value-type="float">
            <text:p>1</text:p>
          </table:table-cell>
          <table:table-cell table:formula="of:=IF([StudentsPerformance.E647] = &quot;completed&quot;; 1; 0)" office:value-type="float" office:value="1" calcext:value-type="float">
            <text:p>1</text:p>
          </table:table-cell>
          <table:table-cell table:formula="of:=([StudentsPerformance.F647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647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647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648] = &quot;male&quot;; 1; 0)" office:value-type="float" office:value="0" calcext:value-type="float">
            <text:p>0</text:p>
          </table:table-cell>
          <table:table-cell table:formula="of:=IF([StudentsPerformance.B648] = &quot;group A&quot;; 0; IF([StudentsPerformance.B648] = &quot;group B&quot;; 1; IF([StudentsPerformance.B648] = &quot;group C&quot;; 2; IF([StudentsPerformance.B648] = &quot;group D&quot;; 3; 4))))" office:value-type="float" office:value="3" calcext:value-type="float">
            <text:p>3</text:p>
          </table:table-cell>
          <table:table-cell table:formula="of:=IF([StudentsPerformance.C648] = &quot;some high school&quot;; 0; IF([StudentsPerformance.C648] = &quot;high school&quot;; 1; IF([StudentsPerformance.C648] = &quot;some college&quot;; 2; IF([StudentsPerformance.C648] = &quot;associate's degree&quot;; 3; IF([StudentsPerformance.C648] = &quot;bachelor's degree&quot;; 4; 5)))))" office:value-type="float" office:value="3" calcext:value-type="float">
            <text:p>3</text:p>
          </table:table-cell>
          <table:table-cell table:formula="of:=IF([StudentsPerformance.D648] = &quot;standard&quot;; 1; 0)" office:value-type="float" office:value="1" calcext:value-type="float">
            <text:p>1</text:p>
          </table:table-cell>
          <table:table-cell table:formula="of:=IF([StudentsPerformance.E648] = &quot;completed&quot;; 1; 0)" office:value-type="float" office:value="0" calcext:value-type="float">
            <text:p>0</text:p>
          </table:table-cell>
          <table:table-cell table:formula="of:=([StudentsPerformance.F648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648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648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649] = &quot;male&quot;; 1; 0)" office:value-type="float" office:value="0" calcext:value-type="float">
            <text:p>0</text:p>
          </table:table-cell>
          <table:table-cell table:formula="of:=IF([StudentsPerformance.B649] = &quot;group A&quot;; 0; IF([StudentsPerformance.B649] = &quot;group B&quot;; 1; IF([StudentsPerformance.B649] = &quot;group C&quot;; 2; IF([StudentsPerformance.B649] = &quot;group D&quot;; 3; 4))))" office:value-type="float" office:value="4" calcext:value-type="float">
            <text:p>4</text:p>
          </table:table-cell>
          <table:table-cell table:formula="of:=IF([StudentsPerformance.C649] = &quot;some high school&quot;; 0; IF([StudentsPerformance.C649] = &quot;high school&quot;; 1; IF([StudentsPerformance.C649] = &quot;some college&quot;; 2; IF([StudentsPerformance.C649] = &quot;associate's degree&quot;; 3; IF([StudentsPerformance.C649] = &quot;bachelor's degree&quot;; 4; 5)))))" office:value-type="float" office:value="1" calcext:value-type="float">
            <text:p>1</text:p>
          </table:table-cell>
          <table:table-cell table:formula="of:=IF([StudentsPerformance.D649] = &quot;standard&quot;; 1; 0)" office:value-type="float" office:value="0" calcext:value-type="float">
            <text:p>0</text:p>
          </table:table-cell>
          <table:table-cell table:formula="of:=IF([StudentsPerformance.E649] = &quot;completed&quot;; 1; 0)" office:value-type="float" office:value="0" calcext:value-type="float">
            <text:p>0</text:p>
          </table:table-cell>
          <table:table-cell table:formula="of:=([StudentsPerformance.F649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649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649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650] = &quot;male&quot;; 1; 0)" office:value-type="float" office:value="0" calcext:value-type="float">
            <text:p>0</text:p>
          </table:table-cell>
          <table:table-cell table:formula="of:=IF([StudentsPerformance.B650] = &quot;group A&quot;; 0; IF([StudentsPerformance.B650] = &quot;group B&quot;; 1; IF([StudentsPerformance.B650] = &quot;group C&quot;; 2; IF([StudentsPerformance.B650] = &quot;group D&quot;; 3; 4))))" office:value-type="float" office:value="1" calcext:value-type="float">
            <text:p>1</text:p>
          </table:table-cell>
          <table:table-cell table:formula="of:=IF([StudentsPerformance.C650] = &quot;some high school&quot;; 0; IF([StudentsPerformance.C650] = &quot;high school&quot;; 1; IF([StudentsPerformance.C650] = &quot;some college&quot;; 2; IF([StudentsPerformance.C650] = &quot;associate's degree&quot;; 3; IF([StudentsPerformance.C650] = &quot;bachelor's degree&quot;; 4; 5)))))" office:value-type="float" office:value="1" calcext:value-type="float">
            <text:p>1</text:p>
          </table:table-cell>
          <table:table-cell table:formula="of:=IF([StudentsPerformance.D650] = &quot;standard&quot;; 1; 0)" office:value-type="float" office:value="1" calcext:value-type="float">
            <text:p>1</text:p>
          </table:table-cell>
          <table:table-cell table:formula="of:=IF([StudentsPerformance.E650] = &quot;completed&quot;; 1; 0)" office:value-type="float" office:value="0" calcext:value-type="float">
            <text:p>0</text:p>
          </table:table-cell>
          <table:table-cell table:formula="of:=([StudentsPerformance.F650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650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650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651] = &quot;male&quot;; 1; 0)" office:value-type="float" office:value="0" calcext:value-type="float">
            <text:p>0</text:p>
          </table:table-cell>
          <table:table-cell table:formula="of:=IF([StudentsPerformance.B651] = &quot;group A&quot;; 0; IF([StudentsPerformance.B651] = &quot;group B&quot;; 1; IF([StudentsPerformance.B651] = &quot;group C&quot;; 2; IF([StudentsPerformance.B651] = &quot;group D&quot;; 3; 4))))" office:value-type="float" office:value="3" calcext:value-type="float">
            <text:p>3</text:p>
          </table:table-cell>
          <table:table-cell table:formula="of:=IF([StudentsPerformance.C651] = &quot;some high school&quot;; 0; IF([StudentsPerformance.C651] = &quot;high school&quot;; 1; IF([StudentsPerformance.C651] = &quot;some college&quot;; 2; IF([StudentsPerformance.C651] = &quot;associate's degree&quot;; 3; IF([StudentsPerformance.C651] = &quot;bachelor's degree&quot;; 4; 5)))))" office:value-type="float" office:value="2" calcext:value-type="float">
            <text:p>2</text:p>
          </table:table-cell>
          <table:table-cell table:formula="of:=IF([StudentsPerformance.D651] = &quot;standard&quot;; 1; 0)" office:value-type="float" office:value="1" calcext:value-type="float">
            <text:p>1</text:p>
          </table:table-cell>
          <table:table-cell table:formula="of:=IF([StudentsPerformance.E651] = &quot;completed&quot;; 1; 0)" office:value-type="float" office:value="1" calcext:value-type="float">
            <text:p>1</text:p>
          </table:table-cell>
          <table:table-cell table:formula="of:=([StudentsPerformance.F651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651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651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652] = &quot;male&quot;; 1; 0)" office:value-type="float" office:value="1" calcext:value-type="float">
            <text:p>1</text:p>
          </table:table-cell>
          <table:table-cell table:formula="of:=IF([StudentsPerformance.B652] = &quot;group A&quot;; 0; IF([StudentsPerformance.B652] = &quot;group B&quot;; 1; IF([StudentsPerformance.B652] = &quot;group C&quot;; 2; IF([StudentsPerformance.B652] = &quot;group D&quot;; 3; 4))))" office:value-type="float" office:value="2" calcext:value-type="float">
            <text:p>2</text:p>
          </table:table-cell>
          <table:table-cell table:formula="of:=IF([StudentsPerformance.C652] = &quot;some high school&quot;; 0; IF([StudentsPerformance.C652] = &quot;high school&quot;; 1; IF([StudentsPerformance.C652] = &quot;some college&quot;; 2; IF([StudentsPerformance.C652] = &quot;associate's degree&quot;; 3; IF([StudentsPerformance.C652] = &quot;bachelor's degree&quot;; 4; 5)))))" office:value-type="float" office:value="0" calcext:value-type="float">
            <text:p>0</text:p>
          </table:table-cell>
          <table:table-cell table:formula="of:=IF([StudentsPerformance.D652] = &quot;standard&quot;; 1; 0)" office:value-type="float" office:value="0" calcext:value-type="float">
            <text:p>0</text:p>
          </table:table-cell>
          <table:table-cell table:formula="of:=IF([StudentsPerformance.E652] = &quot;completed&quot;; 1; 0)" office:value-type="float" office:value="1" calcext:value-type="float">
            <text:p>1</text:p>
          </table:table-cell>
          <table:table-cell table:formula="of:=([StudentsPerformance.F652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652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652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653] = &quot;male&quot;; 1; 0)" office:value-type="float" office:value="0" calcext:value-type="float">
            <text:p>0</text:p>
          </table:table-cell>
          <table:table-cell table:formula="of:=IF([StudentsPerformance.B653] = &quot;group A&quot;; 0; IF([StudentsPerformance.B653] = &quot;group B&quot;; 1; IF([StudentsPerformance.B653] = &quot;group C&quot;; 2; IF([StudentsPerformance.B653] = &quot;group D&quot;; 3; 4))))" office:value-type="float" office:value="0" calcext:value-type="float">
            <text:p>0</text:p>
          </table:table-cell>
          <table:table-cell table:formula="of:=IF([StudentsPerformance.C653] = &quot;some high school&quot;; 0; IF([StudentsPerformance.C653] = &quot;high school&quot;; 1; IF([StudentsPerformance.C653] = &quot;some college&quot;; 2; IF([StudentsPerformance.C653] = &quot;associate's degree&quot;; 3; IF([StudentsPerformance.C653] = &quot;bachelor's degree&quot;; 4; 5)))))" office:value-type="float" office:value="1" calcext:value-type="float">
            <text:p>1</text:p>
          </table:table-cell>
          <table:table-cell table:formula="of:=IF([StudentsPerformance.D653] = &quot;standard&quot;; 1; 0)" office:value-type="float" office:value="1" calcext:value-type="float">
            <text:p>1</text:p>
          </table:table-cell>
          <table:table-cell table:formula="of:=IF([StudentsPerformance.E653] = &quot;completed&quot;; 1; 0)" office:value-type="float" office:value="1" calcext:value-type="float">
            <text:p>1</text:p>
          </table:table-cell>
          <table:table-cell table:formula="of:=([StudentsPerformance.F653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653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653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654] = &quot;male&quot;; 1; 0)" office:value-type="float" office:value="0" calcext:value-type="float">
            <text:p>0</text:p>
          </table:table-cell>
          <table:table-cell table:formula="of:=IF([StudentsPerformance.B654] = &quot;group A&quot;; 0; IF([StudentsPerformance.B654] = &quot;group B&quot;; 1; IF([StudentsPerformance.B654] = &quot;group C&quot;; 2; IF([StudentsPerformance.B654] = &quot;group D&quot;; 3; 4))))" office:value-type="float" office:value="3" calcext:value-type="float">
            <text:p>3</text:p>
          </table:table-cell>
          <table:table-cell table:formula="of:=IF([StudentsPerformance.C654] = &quot;some high school&quot;; 0; IF([StudentsPerformance.C654] = &quot;high school&quot;; 1; IF([StudentsPerformance.C654] = &quot;some college&quot;; 2; IF([StudentsPerformance.C654] = &quot;associate's degree&quot;; 3; IF([StudentsPerformance.C654] = &quot;bachelor's degree&quot;; 4; 5)))))" office:value-type="float" office:value="2" calcext:value-type="float">
            <text:p>2</text:p>
          </table:table-cell>
          <table:table-cell table:formula="of:=IF([StudentsPerformance.D654] = &quot;standard&quot;; 1; 0)" office:value-type="float" office:value="1" calcext:value-type="float">
            <text:p>1</text:p>
          </table:table-cell>
          <table:table-cell table:formula="of:=IF([StudentsPerformance.E654] = &quot;completed&quot;; 1; 0)" office:value-type="float" office:value="1" calcext:value-type="float">
            <text:p>1</text:p>
          </table:table-cell>
          <table:table-cell table:formula="of:=([StudentsPerformance.F654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654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654] - [StudentsPerformance.$P$2])/[StudentsPerformance.$Q$2]" office:value-type="float" office:value="1.97069465167444" calcext:value-type="float">
            <text:p>1.97069465167444</text:p>
          </table:table-cell>
        </table:table-row>
        <table:table-row table:style-name="ro1">
          <table:table-cell table:formula="of:=IF([StudentsPerformance.A655] = &quot;male&quot;; 1; 0)" office:value-type="float" office:value="0" calcext:value-type="float">
            <text:p>0</text:p>
          </table:table-cell>
          <table:table-cell table:formula="of:=IF([StudentsPerformance.B655] = &quot;group A&quot;; 0; IF([StudentsPerformance.B655] = &quot;group B&quot;; 1; IF([StudentsPerformance.B655] = &quot;group C&quot;; 2; IF([StudentsPerformance.B655] = &quot;group D&quot;; 3; 4))))" office:value-type="float" office:value="0" calcext:value-type="float">
            <text:p>0</text:p>
          </table:table-cell>
          <table:table-cell table:formula="of:=IF([StudentsPerformance.C655] = &quot;some high school&quot;; 0; IF([StudentsPerformance.C655] = &quot;high school&quot;; 1; IF([StudentsPerformance.C655] = &quot;some college&quot;; 2; IF([StudentsPerformance.C655] = &quot;associate's degree&quot;; 3; IF([StudentsPerformance.C655] = &quot;bachelor's degree&quot;; 4; 5)))))" office:value-type="float" office:value="3" calcext:value-type="float">
            <text:p>3</text:p>
          </table:table-cell>
          <table:table-cell table:formula="of:=IF([StudentsPerformance.D655] = &quot;standard&quot;; 1; 0)" office:value-type="float" office:value="1" calcext:value-type="float">
            <text:p>1</text:p>
          </table:table-cell>
          <table:table-cell table:formula="of:=IF([StudentsPerformance.E655] = &quot;completed&quot;; 1; 0)" office:value-type="float" office:value="1" calcext:value-type="float">
            <text:p>1</text:p>
          </table:table-cell>
          <table:table-cell table:formula="of:=([StudentsPerformance.F65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655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655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656] = &quot;male&quot;; 1; 0)" office:value-type="float" office:value="0" calcext:value-type="float">
            <text:p>0</text:p>
          </table:table-cell>
          <table:table-cell table:formula="of:=IF([StudentsPerformance.B656] = &quot;group A&quot;; 0; IF([StudentsPerformance.B656] = &quot;group B&quot;; 1; IF([StudentsPerformance.B656] = &quot;group C&quot;; 2; IF([StudentsPerformance.B656] = &quot;group D&quot;; 3; 4))))" office:value-type="float" office:value="1" calcext:value-type="float">
            <text:p>1</text:p>
          </table:table-cell>
          <table:table-cell table:formula="of:=IF([StudentsPerformance.C656] = &quot;some high school&quot;; 0; IF([StudentsPerformance.C656] = &quot;high school&quot;; 1; IF([StudentsPerformance.C656] = &quot;some college&quot;; 2; IF([StudentsPerformance.C656] = &quot;associate's degree&quot;; 3; IF([StudentsPerformance.C656] = &quot;bachelor's degree&quot;; 4; 5)))))" office:value-type="float" office:value="0" calcext:value-type="float">
            <text:p>0</text:p>
          </table:table-cell>
          <table:table-cell table:formula="of:=IF([StudentsPerformance.D656] = &quot;standard&quot;; 1; 0)" office:value-type="float" office:value="1" calcext:value-type="float">
            <text:p>1</text:p>
          </table:table-cell>
          <table:table-cell table:formula="of:=IF([StudentsPerformance.E656] = &quot;completed&quot;; 1; 0)" office:value-type="float" office:value="0" calcext:value-type="float">
            <text:p>0</text:p>
          </table:table-cell>
          <table:table-cell table:formula="of:=([StudentsPerformance.F656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656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656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657] = &quot;male&quot;; 1; 0)" office:value-type="float" office:value="0" calcext:value-type="float">
            <text:p>0</text:p>
          </table:table-cell>
          <table:table-cell table:formula="of:=IF([StudentsPerformance.B657] = &quot;group A&quot;; 0; IF([StudentsPerformance.B657] = &quot;group B&quot;; 1; IF([StudentsPerformance.B657] = &quot;group C&quot;; 2; IF([StudentsPerformance.B657] = &quot;group D&quot;; 3; 4))))" office:value-type="float" office:value="1" calcext:value-type="float">
            <text:p>1</text:p>
          </table:table-cell>
          <table:table-cell table:formula="of:=IF([StudentsPerformance.C657] = &quot;some high school&quot;; 0; IF([StudentsPerformance.C657] = &quot;high school&quot;; 1; IF([StudentsPerformance.C657] = &quot;some college&quot;; 2; IF([StudentsPerformance.C657] = &quot;associate's degree&quot;; 3; IF([StudentsPerformance.C657] = &quot;bachelor's degree&quot;; 4; 5)))))" office:value-type="float" office:value="2" calcext:value-type="float">
            <text:p>2</text:p>
          </table:table-cell>
          <table:table-cell table:formula="of:=IF([StudentsPerformance.D657] = &quot;standard&quot;; 1; 0)" office:value-type="float" office:value="1" calcext:value-type="float">
            <text:p>1</text:p>
          </table:table-cell>
          <table:table-cell table:formula="of:=IF([StudentsPerformance.E657] = &quot;completed&quot;; 1; 0)" office:value-type="float" office:value="0" calcext:value-type="float">
            <text:p>0</text:p>
          </table:table-cell>
          <table:table-cell table:formula="of:=([StudentsPerformance.F657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657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657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658] = &quot;male&quot;; 1; 0)" office:value-type="float" office:value="1" calcext:value-type="float">
            <text:p>1</text:p>
          </table:table-cell>
          <table:table-cell table:formula="of:=IF([StudentsPerformance.B658] = &quot;group A&quot;; 0; IF([StudentsPerformance.B658] = &quot;group B&quot;; 1; IF([StudentsPerformance.B658] = &quot;group C&quot;; 2; IF([StudentsPerformance.B658] = &quot;group D&quot;; 3; 4))))" office:value-type="float" office:value="2" calcext:value-type="float">
            <text:p>2</text:p>
          </table:table-cell>
          <table:table-cell table:formula="of:=IF([StudentsPerformance.C658] = &quot;some high school&quot;; 0; IF([StudentsPerformance.C658] = &quot;high school&quot;; 1; IF([StudentsPerformance.C658] = &quot;some college&quot;; 2; IF([StudentsPerformance.C658] = &quot;associate's degree&quot;; 3; IF([StudentsPerformance.C658] = &quot;bachelor's degree&quot;; 4; 5)))))" office:value-type="float" office:value="3" calcext:value-type="float">
            <text:p>3</text:p>
          </table:table-cell>
          <table:table-cell table:formula="of:=IF([StudentsPerformance.D658] = &quot;standard&quot;; 1; 0)" office:value-type="float" office:value="0" calcext:value-type="float">
            <text:p>0</text:p>
          </table:table-cell>
          <table:table-cell table:formula="of:=IF([StudentsPerformance.E658] = &quot;completed&quot;; 1; 0)" office:value-type="float" office:value="0" calcext:value-type="float">
            <text:p>0</text:p>
          </table:table-cell>
          <table:table-cell table:formula="of:=([StudentsPerformance.F658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658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658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659] = &quot;male&quot;; 1; 0)" office:value-type="float" office:value="1" calcext:value-type="float">
            <text:p>1</text:p>
          </table:table-cell>
          <table:table-cell table:formula="of:=IF([StudentsPerformance.B659] = &quot;group A&quot;; 0; IF([StudentsPerformance.B659] = &quot;group B&quot;; 1; IF([StudentsPerformance.B659] = &quot;group C&quot;; 2; IF([StudentsPerformance.B659] = &quot;group D&quot;; 3; 4))))" office:value-type="float" office:value="3" calcext:value-type="float">
            <text:p>3</text:p>
          </table:table-cell>
          <table:table-cell table:formula="of:=IF([StudentsPerformance.C659] = &quot;some high school&quot;; 0; IF([StudentsPerformance.C659] = &quot;high school&quot;; 1; IF([StudentsPerformance.C659] = &quot;some college&quot;; 2; IF([StudentsPerformance.C659] = &quot;associate's degree&quot;; 3; IF([StudentsPerformance.C659] = &quot;bachelor's degree&quot;; 4; 5)))))" office:value-type="float" office:value="0" calcext:value-type="float">
            <text:p>0</text:p>
          </table:table-cell>
          <table:table-cell table:formula="of:=IF([StudentsPerformance.D659] = &quot;standard&quot;; 1; 0)" office:value-type="float" office:value="1" calcext:value-type="float">
            <text:p>1</text:p>
          </table:table-cell>
          <table:table-cell table:formula="of:=IF([StudentsPerformance.E659] = &quot;completed&quot;; 1; 0)" office:value-type="float" office:value="0" calcext:value-type="float">
            <text:p>0</text:p>
          </table:table-cell>
          <table:table-cell table:formula="of:=([StudentsPerformance.F659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659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659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660] = &quot;male&quot;; 1; 0)" office:value-type="float" office:value="0" calcext:value-type="float">
            <text:p>0</text:p>
          </table:table-cell>
          <table:table-cell table:formula="of:=IF([StudentsPerformance.B660] = &quot;group A&quot;; 0; IF([StudentsPerformance.B660] = &quot;group B&quot;; 1; IF([StudentsPerformance.B660] = &quot;group C&quot;; 2; IF([StudentsPerformance.B660] = &quot;group D&quot;; 3; 4))))" office:value-type="float" office:value="3" calcext:value-type="float">
            <text:p>3</text:p>
          </table:table-cell>
          <table:table-cell table:formula="of:=IF([StudentsPerformance.C660] = &quot;some high school&quot;; 0; IF([StudentsPerformance.C660] = &quot;high school&quot;; 1; IF([StudentsPerformance.C660] = &quot;some college&quot;; 2; IF([StudentsPerformance.C660] = &quot;associate's degree&quot;; 3; IF([StudentsPerformance.C660] = &quot;bachelor's degree&quot;; 4; 5)))))" office:value-type="float" office:value="3" calcext:value-type="float">
            <text:p>3</text:p>
          </table:table-cell>
          <table:table-cell table:formula="of:=IF([StudentsPerformance.D660] = &quot;standard&quot;; 1; 0)" office:value-type="float" office:value="0" calcext:value-type="float">
            <text:p>0</text:p>
          </table:table-cell>
          <table:table-cell table:formula="of:=IF([StudentsPerformance.E660] = &quot;completed&quot;; 1; 0)" office:value-type="float" office:value="0" calcext:value-type="float">
            <text:p>0</text:p>
          </table:table-cell>
          <table:table-cell table:formula="of:=([StudentsPerformance.F660] - [StudentsPerformance.$J$2])/[StudentsPerformance.$K$2]" office:value-type="float" office:value="-1.5227117349381" calcext:value-type="float">
            <text:p>-1.5227117349381</text:p>
          </table:table-cell>
          <table:table-cell table:formula="of:=([StudentsPerformance.G660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660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661] = &quot;male&quot;; 1; 0)" office:value-type="float" office:value="1" calcext:value-type="float">
            <text:p>1</text:p>
          </table:table-cell>
          <table:table-cell table:formula="of:=IF([StudentsPerformance.B661] = &quot;group A&quot;; 0; IF([StudentsPerformance.B661] = &quot;group B&quot;; 1; IF([StudentsPerformance.B661] = &quot;group C&quot;; 2; IF([StudentsPerformance.B661] = &quot;group D&quot;; 3; 4))))" office:value-type="float" office:value="3" calcext:value-type="float">
            <text:p>3</text:p>
          </table:table-cell>
          <table:table-cell table:formula="of:=IF([StudentsPerformance.C661] = &quot;some high school&quot;; 0; IF([StudentsPerformance.C661] = &quot;high school&quot;; 1; IF([StudentsPerformance.C661] = &quot;some college&quot;; 2; IF([StudentsPerformance.C661] = &quot;associate's degree&quot;; 3; IF([StudentsPerformance.C661] = &quot;bachelor's degree&quot;; 4; 5)))))" office:value-type="float" office:value="3" calcext:value-type="float">
            <text:p>3</text:p>
          </table:table-cell>
          <table:table-cell table:formula="of:=IF([StudentsPerformance.D661] = &quot;standard&quot;; 1; 0)" office:value-type="float" office:value="1" calcext:value-type="float">
            <text:p>1</text:p>
          </table:table-cell>
          <table:table-cell table:formula="of:=IF([StudentsPerformance.E661] = &quot;completed&quot;; 1; 0)" office:value-type="float" office:value="0" calcext:value-type="float">
            <text:p>0</text:p>
          </table:table-cell>
          <table:table-cell table:formula="of:=([StudentsPerformance.F661] - [StudentsPerformance.$J$2])/[StudentsPerformance.$K$2]" office:value-type="float" office:value="1.5769223567112" calcext:value-type="float">
            <text:p>1.5769223567112</text:p>
          </table:table-cell>
          <table:table-cell table:formula="of:=([StudentsPerformance.G661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661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662] = &quot;male&quot;; 1; 0)" office:value-type="float" office:value="1" calcext:value-type="float">
            <text:p>1</text:p>
          </table:table-cell>
          <table:table-cell table:formula="of:=IF([StudentsPerformance.B662] = &quot;group A&quot;; 0; IF([StudentsPerformance.B662] = &quot;group B&quot;; 1; IF([StudentsPerformance.B662] = &quot;group C&quot;; 2; IF([StudentsPerformance.B662] = &quot;group D&quot;; 3; 4))))" office:value-type="float" office:value="2" calcext:value-type="float">
            <text:p>2</text:p>
          </table:table-cell>
          <table:table-cell table:formula="of:=IF([StudentsPerformance.C662] = &quot;some high school&quot;; 0; IF([StudentsPerformance.C662] = &quot;high school&quot;; 1; IF([StudentsPerformance.C662] = &quot;some college&quot;; 2; IF([StudentsPerformance.C662] = &quot;associate's degree&quot;; 3; IF([StudentsPerformance.C662] = &quot;bachelor's degree&quot;; 4; 5)))))" office:value-type="float" office:value="2" calcext:value-type="float">
            <text:p>2</text:p>
          </table:table-cell>
          <table:table-cell table:formula="of:=IF([StudentsPerformance.D662] = &quot;standard&quot;; 1; 0)" office:value-type="float" office:value="0" calcext:value-type="float">
            <text:p>0</text:p>
          </table:table-cell>
          <table:table-cell table:formula="of:=IF([StudentsPerformance.E662] = &quot;completed&quot;; 1; 0)" office:value-type="float" office:value="0" calcext:value-type="float">
            <text:p>0</text:p>
          </table:table-cell>
          <table:table-cell table:formula="of:=([StudentsPerformance.F662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662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662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663] = &quot;male&quot;; 1; 0)" office:value-type="float" office:value="1" calcext:value-type="float">
            <text:p>1</text:p>
          </table:table-cell>
          <table:table-cell table:formula="of:=IF([StudentsPerformance.B663] = &quot;group A&quot;; 0; IF([StudentsPerformance.B663] = &quot;group B&quot;; 1; IF([StudentsPerformance.B663] = &quot;group C&quot;; 2; IF([StudentsPerformance.B663] = &quot;group D&quot;; 3; 4))))" office:value-type="float" office:value="2" calcext:value-type="float">
            <text:p>2</text:p>
          </table:table-cell>
          <table:table-cell table:formula="of:=IF([StudentsPerformance.C663] = &quot;some high school&quot;; 0; IF([StudentsPerformance.C663] = &quot;high school&quot;; 1; IF([StudentsPerformance.C663] = &quot;some college&quot;; 2; IF([StudentsPerformance.C663] = &quot;associate's degree&quot;; 3; IF([StudentsPerformance.C663] = &quot;bachelor's degree&quot;; 4; 5)))))" office:value-type="float" office:value="0" calcext:value-type="float">
            <text:p>0</text:p>
          </table:table-cell>
          <table:table-cell table:formula="of:=IF([StudentsPerformance.D663] = &quot;standard&quot;; 1; 0)" office:value-type="float" office:value="1" calcext:value-type="float">
            <text:p>1</text:p>
          </table:table-cell>
          <table:table-cell table:formula="of:=IF([StudentsPerformance.E663] = &quot;completed&quot;; 1; 0)" office:value-type="float" office:value="0" calcext:value-type="float">
            <text:p>0</text:p>
          </table:table-cell>
          <table:table-cell table:formula="of:=([StudentsPerformance.F663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663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663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664] = &quot;male&quot;; 1; 0)" office:value-type="float" office:value="0" calcext:value-type="float">
            <text:p>0</text:p>
          </table:table-cell>
          <table:table-cell table:formula="of:=IF([StudentsPerformance.B664] = &quot;group A&quot;; 0; IF([StudentsPerformance.B664] = &quot;group B&quot;; 1; IF([StudentsPerformance.B664] = &quot;group C&quot;; 2; IF([StudentsPerformance.B664] = &quot;group D&quot;; 3; 4))))" office:value-type="float" office:value="3" calcext:value-type="float">
            <text:p>3</text:p>
          </table:table-cell>
          <table:table-cell table:formula="of:=IF([StudentsPerformance.C664] = &quot;some high school&quot;; 0; IF([StudentsPerformance.C664] = &quot;high school&quot;; 1; IF([StudentsPerformance.C664] = &quot;some college&quot;; 2; IF([StudentsPerformance.C664] = &quot;associate's degree&quot;; 3; IF([StudentsPerformance.C664] = &quot;bachelor's degree&quot;; 4; 5)))))" office:value-type="float" office:value="2" calcext:value-type="float">
            <text:p>2</text:p>
          </table:table-cell>
          <table:table-cell table:formula="of:=IF([StudentsPerformance.D664] = &quot;standard&quot;; 1; 0)" office:value-type="float" office:value="0" calcext:value-type="float">
            <text:p>0</text:p>
          </table:table-cell>
          <table:table-cell table:formula="of:=IF([StudentsPerformance.E664] = &quot;completed&quot;; 1; 0)" office:value-type="float" office:value="0" calcext:value-type="float">
            <text:p>0</text:p>
          </table:table-cell>
          <table:table-cell table:formula="of:=([StudentsPerformance.F664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664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664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665] = &quot;male&quot;; 1; 0)" office:value-type="float" office:value="0" calcext:value-type="float">
            <text:p>0</text:p>
          </table:table-cell>
          <table:table-cell table:formula="of:=IF([StudentsPerformance.B665] = &quot;group A&quot;; 0; IF([StudentsPerformance.B665] = &quot;group B&quot;; 1; IF([StudentsPerformance.B665] = &quot;group C&quot;; 2; IF([StudentsPerformance.B665] = &quot;group D&quot;; 3; 4))))" office:value-type="float" office:value="2" calcext:value-type="float">
            <text:p>2</text:p>
          </table:table-cell>
          <table:table-cell table:formula="of:=IF([StudentsPerformance.C665] = &quot;some high school&quot;; 0; IF([StudentsPerformance.C665] = &quot;high school&quot;; 1; IF([StudentsPerformance.C665] = &quot;some college&quot;; 2; IF([StudentsPerformance.C665] = &quot;associate's degree&quot;; 3; IF([StudentsPerformance.C665] = &quot;bachelor's degree&quot;; 4; 5)))))" office:value-type="float" office:value="1" calcext:value-type="float">
            <text:p>1</text:p>
          </table:table-cell>
          <table:table-cell table:formula="of:=IF([StudentsPerformance.D665] = &quot;standard&quot;; 1; 0)" office:value-type="float" office:value="1" calcext:value-type="float">
            <text:p>1</text:p>
          </table:table-cell>
          <table:table-cell table:formula="of:=IF([StudentsPerformance.E665] = &quot;completed&quot;; 1; 0)" office:value-type="float" office:value="0" calcext:value-type="float">
            <text:p>0</text:p>
          </table:table-cell>
          <table:table-cell table:formula="of:=([StudentsPerformance.F66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665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665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666] = &quot;male&quot;; 1; 0)" office:value-type="float" office:value="1" calcext:value-type="float">
            <text:p>1</text:p>
          </table:table-cell>
          <table:table-cell table:formula="of:=IF([StudentsPerformance.B666] = &quot;group A&quot;; 0; IF([StudentsPerformance.B666] = &quot;group B&quot;; 1; IF([StudentsPerformance.B666] = &quot;group C&quot;; 2; IF([StudentsPerformance.B666] = &quot;group D&quot;; 3; 4))))" office:value-type="float" office:value="3" calcext:value-type="float">
            <text:p>3</text:p>
          </table:table-cell>
          <table:table-cell table:formula="of:=IF([StudentsPerformance.C666] = &quot;some high school&quot;; 0; IF([StudentsPerformance.C666] = &quot;high school&quot;; 1; IF([StudentsPerformance.C666] = &quot;some college&quot;; 2; IF([StudentsPerformance.C666] = &quot;associate's degree&quot;; 3; IF([StudentsPerformance.C666] = &quot;bachelor's degree&quot;; 4; 5)))))" office:value-type="float" office:value="3" calcext:value-type="float">
            <text:p>3</text:p>
          </table:table-cell>
          <table:table-cell table:formula="of:=IF([StudentsPerformance.D666] = &quot;standard&quot;; 1; 0)" office:value-type="float" office:value="1" calcext:value-type="float">
            <text:p>1</text:p>
          </table:table-cell>
          <table:table-cell table:formula="of:=IF([StudentsPerformance.E666] = &quot;completed&quot;; 1; 0)" office:value-type="float" office:value="0" calcext:value-type="float">
            <text:p>0</text:p>
          </table:table-cell>
          <table:table-cell table:formula="of:=([StudentsPerformance.F666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666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666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667] = &quot;male&quot;; 1; 0)" office:value-type="float" office:value="0" calcext:value-type="float">
            <text:p>0</text:p>
          </table:table-cell>
          <table:table-cell table:formula="of:=IF([StudentsPerformance.B667] = &quot;group A&quot;; 0; IF([StudentsPerformance.B667] = &quot;group B&quot;; 1; IF([StudentsPerformance.B667] = &quot;group C&quot;; 2; IF([StudentsPerformance.B667] = &quot;group D&quot;; 3; 4))))" office:value-type="float" office:value="2" calcext:value-type="float">
            <text:p>2</text:p>
          </table:table-cell>
          <table:table-cell table:formula="of:=IF([StudentsPerformance.C667] = &quot;some high school&quot;; 0; IF([StudentsPerformance.C667] = &quot;high school&quot;; 1; IF([StudentsPerformance.C667] = &quot;some college&quot;; 2; IF([StudentsPerformance.C667] = &quot;associate's degree&quot;; 3; IF([StudentsPerformance.C667] = &quot;bachelor's degree&quot;; 4; 5)))))" office:value-type="float" office:value="0" calcext:value-type="float">
            <text:p>0</text:p>
          </table:table-cell>
          <table:table-cell table:formula="of:=IF([StudentsPerformance.D667] = &quot;standard&quot;; 1; 0)" office:value-type="float" office:value="0" calcext:value-type="float">
            <text:p>0</text:p>
          </table:table-cell>
          <table:table-cell table:formula="of:=IF([StudentsPerformance.E667] = &quot;completed&quot;; 1; 0)" office:value-type="float" office:value="1" calcext:value-type="float">
            <text:p>1</text:p>
          </table:table-cell>
          <table:table-cell table:formula="of:=([StudentsPerformance.F667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667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667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668] = &quot;male&quot;; 1; 0)" office:value-type="float" office:value="0" calcext:value-type="float">
            <text:p>0</text:p>
          </table:table-cell>
          <table:table-cell table:formula="of:=IF([StudentsPerformance.B668] = &quot;group A&quot;; 0; IF([StudentsPerformance.B668] = &quot;group B&quot;; 1; IF([StudentsPerformance.B668] = &quot;group C&quot;; 2; IF([StudentsPerformance.B668] = &quot;group D&quot;; 3; 4))))" office:value-type="float" office:value="2" calcext:value-type="float">
            <text:p>2</text:p>
          </table:table-cell>
          <table:table-cell table:formula="of:=IF([StudentsPerformance.C668] = &quot;some high school&quot;; 0; IF([StudentsPerformance.C668] = &quot;high school&quot;; 1; IF([StudentsPerformance.C668] = &quot;some college&quot;; 2; IF([StudentsPerformance.C668] = &quot;associate's degree&quot;; 3; IF([StudentsPerformance.C668] = &quot;bachelor's degree&quot;; 4; 5)))))" office:value-type="float" office:value="2" calcext:value-type="float">
            <text:p>2</text:p>
          </table:table-cell>
          <table:table-cell table:formula="of:=IF([StudentsPerformance.D668] = &quot;standard&quot;; 1; 0)" office:value-type="float" office:value="0" calcext:value-type="float">
            <text:p>0</text:p>
          </table:table-cell>
          <table:table-cell table:formula="of:=IF([StudentsPerformance.E668] = &quot;completed&quot;; 1; 0)" office:value-type="float" office:value="1" calcext:value-type="float">
            <text:p>1</text:p>
          </table:table-cell>
          <table:table-cell table:formula="of:=([StudentsPerformance.F668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668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668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669] = &quot;male&quot;; 1; 0)" office:value-type="float" office:value="0" calcext:value-type="float">
            <text:p>0</text:p>
          </table:table-cell>
          <table:table-cell table:formula="of:=IF([StudentsPerformance.B669] = &quot;group A&quot;; 0; IF([StudentsPerformance.B669] = &quot;group B&quot;; 1; IF([StudentsPerformance.B669] = &quot;group C&quot;; 2; IF([StudentsPerformance.B669] = &quot;group D&quot;; 3; 4))))" office:value-type="float" office:value="1" calcext:value-type="float">
            <text:p>1</text:p>
          </table:table-cell>
          <table:table-cell table:formula="of:=IF([StudentsPerformance.C669] = &quot;some high school&quot;; 0; IF([StudentsPerformance.C669] = &quot;high school&quot;; 1; IF([StudentsPerformance.C669] = &quot;some college&quot;; 2; IF([StudentsPerformance.C669] = &quot;associate's degree&quot;; 3; IF([StudentsPerformance.C669] = &quot;bachelor's degree&quot;; 4; 5)))))" office:value-type="float" office:value="4" calcext:value-type="float">
            <text:p>4</text:p>
          </table:table-cell>
          <table:table-cell table:formula="of:=IF([StudentsPerformance.D669] = &quot;standard&quot;; 1; 0)" office:value-type="float" office:value="0" calcext:value-type="float">
            <text:p>0</text:p>
          </table:table-cell>
          <table:table-cell table:formula="of:=IF([StudentsPerformance.E669] = &quot;completed&quot;; 1; 0)" office:value-type="float" office:value="0" calcext:value-type="float">
            <text:p>0</text:p>
          </table:table-cell>
          <table:table-cell table:formula="of:=([StudentsPerformance.F669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669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669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670] = &quot;male&quot;; 1; 0)" office:value-type="float" office:value="1" calcext:value-type="float">
            <text:p>1</text:p>
          </table:table-cell>
          <table:table-cell table:formula="of:=IF([StudentsPerformance.B670] = &quot;group A&quot;; 0; IF([StudentsPerformance.B670] = &quot;group B&quot;; 1; IF([StudentsPerformance.B670] = &quot;group C&quot;; 2; IF([StudentsPerformance.B670] = &quot;group D&quot;; 3; 4))))" office:value-type="float" office:value="2" calcext:value-type="float">
            <text:p>2</text:p>
          </table:table-cell>
          <table:table-cell table:formula="of:=IF([StudentsPerformance.C670] = &quot;some high school&quot;; 0; IF([StudentsPerformance.C670] = &quot;high school&quot;; 1; IF([StudentsPerformance.C670] = &quot;some college&quot;; 2; IF([StudentsPerformance.C670] = &quot;associate's degree&quot;; 3; IF([StudentsPerformance.C670] = &quot;bachelor's degree&quot;; 4; 5)))))" office:value-type="float" office:value="2" calcext:value-type="float">
            <text:p>2</text:p>
          </table:table-cell>
          <table:table-cell table:formula="of:=IF([StudentsPerformance.D670] = &quot;standard&quot;; 1; 0)" office:value-type="float" office:value="1" calcext:value-type="float">
            <text:p>1</text:p>
          </table:table-cell>
          <table:table-cell table:formula="of:=IF([StudentsPerformance.E670] = &quot;completed&quot;; 1; 0)" office:value-type="float" office:value="0" calcext:value-type="float">
            <text:p>0</text:p>
          </table:table-cell>
          <table:table-cell table:formula="of:=([StudentsPerformance.F670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670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670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671] = &quot;male&quot;; 1; 0)" office:value-type="float" office:value="1" calcext:value-type="float">
            <text:p>1</text:p>
          </table:table-cell>
          <table:table-cell table:formula="of:=IF([StudentsPerformance.B671] = &quot;group A&quot;; 0; IF([StudentsPerformance.B671] = &quot;group B&quot;; 1; IF([StudentsPerformance.B671] = &quot;group C&quot;; 2; IF([StudentsPerformance.B671] = &quot;group D&quot;; 3; 4))))" office:value-type="float" office:value="3" calcext:value-type="float">
            <text:p>3</text:p>
          </table:table-cell>
          <table:table-cell table:formula="of:=IF([StudentsPerformance.C671] = &quot;some high school&quot;; 0; IF([StudentsPerformance.C671] = &quot;high school&quot;; 1; IF([StudentsPerformance.C671] = &quot;some college&quot;; 2; IF([StudentsPerformance.C671] = &quot;associate's degree&quot;; 3; IF([StudentsPerformance.C671] = &quot;bachelor's degree&quot;; 4; 5)))))" office:value-type="float" office:value="3" calcext:value-type="float">
            <text:p>3</text:p>
          </table:table-cell>
          <table:table-cell table:formula="of:=IF([StudentsPerformance.D671] = &quot;standard&quot;; 1; 0)" office:value-type="float" office:value="1" calcext:value-type="float">
            <text:p>1</text:p>
          </table:table-cell>
          <table:table-cell table:formula="of:=IF([StudentsPerformance.E671] = &quot;completed&quot;; 1; 0)" office:value-type="float" office:value="1" calcext:value-type="float">
            <text:p>1</text:p>
          </table:table-cell>
          <table:table-cell table:formula="of:=([StudentsPerformance.F671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671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671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672] = &quot;male&quot;; 1; 0)" office:value-type="float" office:value="0" calcext:value-type="float">
            <text:p>0</text:p>
          </table:table-cell>
          <table:table-cell table:formula="of:=IF([StudentsPerformance.B672] = &quot;group A&quot;; 0; IF([StudentsPerformance.B672] = &quot;group B&quot;; 1; IF([StudentsPerformance.B672] = &quot;group C&quot;; 2; IF([StudentsPerformance.B672] = &quot;group D&quot;; 3; 4))))" office:value-type="float" office:value="2" calcext:value-type="float">
            <text:p>2</text:p>
          </table:table-cell>
          <table:table-cell table:formula="of:=IF([StudentsPerformance.C672] = &quot;some high school&quot;; 0; IF([StudentsPerformance.C672] = &quot;high school&quot;; 1; IF([StudentsPerformance.C672] = &quot;some college&quot;; 2; IF([StudentsPerformance.C672] = &quot;associate's degree&quot;; 3; IF([StudentsPerformance.C672] = &quot;bachelor's degree&quot;; 4; 5)))))" office:value-type="float" office:value="1" calcext:value-type="float">
            <text:p>1</text:p>
          </table:table-cell>
          <table:table-cell table:formula="of:=IF([StudentsPerformance.D672] = &quot;standard&quot;; 1; 0)" office:value-type="float" office:value="0" calcext:value-type="float">
            <text:p>0</text:p>
          </table:table-cell>
          <table:table-cell table:formula="of:=IF([StudentsPerformance.E672] = &quot;completed&quot;; 1; 0)" office:value-type="float" office:value="0" calcext:value-type="float">
            <text:p>0</text:p>
          </table:table-cell>
          <table:table-cell table:formula="of:=([StudentsPerformance.F672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672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672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673] = &quot;male&quot;; 1; 0)" office:value-type="float" office:value="1" calcext:value-type="float">
            <text:p>1</text:p>
          </table:table-cell>
          <table:table-cell table:formula="of:=IF([StudentsPerformance.B673] = &quot;group A&quot;; 0; IF([StudentsPerformance.B673] = &quot;group B&quot;; 1; IF([StudentsPerformance.B673] = &quot;group C&quot;; 2; IF([StudentsPerformance.B673] = &quot;group D&quot;; 3; 4))))" office:value-type="float" office:value="3" calcext:value-type="float">
            <text:p>3</text:p>
          </table:table-cell>
          <table:table-cell table:formula="of:=IF([StudentsPerformance.C673] = &quot;some high school&quot;; 0; IF([StudentsPerformance.C673] = &quot;high school&quot;; 1; IF([StudentsPerformance.C673] = &quot;some college&quot;; 2; IF([StudentsPerformance.C673] = &quot;associate's degree&quot;; 3; IF([StudentsPerformance.C673] = &quot;bachelor's degree&quot;; 4; 5)))))" office:value-type="float" office:value="3" calcext:value-type="float">
            <text:p>3</text:p>
          </table:table-cell>
          <table:table-cell table:formula="of:=IF([StudentsPerformance.D673] = &quot;standard&quot;; 1; 0)" office:value-type="float" office:value="0" calcext:value-type="float">
            <text:p>0</text:p>
          </table:table-cell>
          <table:table-cell table:formula="of:=IF([StudentsPerformance.E673] = &quot;completed&quot;; 1; 0)" office:value-type="float" office:value="0" calcext:value-type="float">
            <text:p>0</text:p>
          </table:table-cell>
          <table:table-cell table:formula="of:=([StudentsPerformance.F673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673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673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674] = &quot;male&quot;; 1; 0)" office:value-type="float" office:value="0" calcext:value-type="float">
            <text:p>0</text:p>
          </table:table-cell>
          <table:table-cell table:formula="of:=IF([StudentsPerformance.B674] = &quot;group A&quot;; 0; IF([StudentsPerformance.B674] = &quot;group B&quot;; 1; IF([StudentsPerformance.B674] = &quot;group C&quot;; 2; IF([StudentsPerformance.B674] = &quot;group D&quot;; 3; 4))))" office:value-type="float" office:value="2" calcext:value-type="float">
            <text:p>2</text:p>
          </table:table-cell>
          <table:table-cell table:formula="of:=IF([StudentsPerformance.C674] = &quot;some high school&quot;; 0; IF([StudentsPerformance.C674] = &quot;high school&quot;; 1; IF([StudentsPerformance.C674] = &quot;some college&quot;; 2; IF([StudentsPerformance.C674] = &quot;associate's degree&quot;; 3; IF([StudentsPerformance.C674] = &quot;bachelor's degree&quot;; 4; 5)))))" office:value-type="float" office:value="2" calcext:value-type="float">
            <text:p>2</text:p>
          </table:table-cell>
          <table:table-cell table:formula="of:=IF([StudentsPerformance.D674] = &quot;standard&quot;; 1; 0)" office:value-type="float" office:value="1" calcext:value-type="float">
            <text:p>1</text:p>
          </table:table-cell>
          <table:table-cell table:formula="of:=IF([StudentsPerformance.E674] = &quot;completed&quot;; 1; 0)" office:value-type="float" office:value="0" calcext:value-type="float">
            <text:p>0</text:p>
          </table:table-cell>
          <table:table-cell table:formula="of:=([StudentsPerformance.F674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674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674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675] = &quot;male&quot;; 1; 0)" office:value-type="float" office:value="0" calcext:value-type="float">
            <text:p>0</text:p>
          </table:table-cell>
          <table:table-cell table:formula="of:=IF([StudentsPerformance.B675] = &quot;group A&quot;; 0; IF([StudentsPerformance.B675] = &quot;group B&quot;; 1; IF([StudentsPerformance.B675] = &quot;group C&quot;; 2; IF([StudentsPerformance.B675] = &quot;group D&quot;; 3; 4))))" office:value-type="float" office:value="2" calcext:value-type="float">
            <text:p>2</text:p>
          </table:table-cell>
          <table:table-cell table:formula="of:=IF([StudentsPerformance.C675] = &quot;some high school&quot;; 0; IF([StudentsPerformance.C675] = &quot;high school&quot;; 1; IF([StudentsPerformance.C675] = &quot;some college&quot;; 2; IF([StudentsPerformance.C675] = &quot;associate's degree&quot;; 3; IF([StudentsPerformance.C675] = &quot;bachelor's degree&quot;; 4; 5)))))" office:value-type="float" office:value="3" calcext:value-type="float">
            <text:p>3</text:p>
          </table:table-cell>
          <table:table-cell table:formula="of:=IF([StudentsPerformance.D675] = &quot;standard&quot;; 1; 0)" office:value-type="float" office:value="1" calcext:value-type="float">
            <text:p>1</text:p>
          </table:table-cell>
          <table:table-cell table:formula="of:=IF([StudentsPerformance.E675] = &quot;completed&quot;; 1; 0)" office:value-type="float" office:value="1" calcext:value-type="float">
            <text:p>1</text:p>
          </table:table-cell>
          <table:table-cell table:formula="of:=([StudentsPerformance.F67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675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675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676] = &quot;male&quot;; 1; 0)" office:value-type="float" office:value="0" calcext:value-type="float">
            <text:p>0</text:p>
          </table:table-cell>
          <table:table-cell table:formula="of:=IF([StudentsPerformance.B676] = &quot;group A&quot;; 0; IF([StudentsPerformance.B676] = &quot;group B&quot;; 1; IF([StudentsPerformance.B676] = &quot;group C&quot;; 2; IF([StudentsPerformance.B676] = &quot;group D&quot;; 3; 4))))" office:value-type="float" office:value="3" calcext:value-type="float">
            <text:p>3</text:p>
          </table:table-cell>
          <table:table-cell table:formula="of:=IF([StudentsPerformance.C676] = &quot;some high school&quot;; 0; IF([StudentsPerformance.C676] = &quot;high school&quot;; 1; IF([StudentsPerformance.C676] = &quot;some college&quot;; 2; IF([StudentsPerformance.C676] = &quot;associate's degree&quot;; 3; IF([StudentsPerformance.C676] = &quot;bachelor's degree&quot;; 4; 5)))))" office:value-type="float" office:value="1" calcext:value-type="float">
            <text:p>1</text:p>
          </table:table-cell>
          <table:table-cell table:formula="of:=IF([StudentsPerformance.D676] = &quot;standard&quot;; 1; 0)" office:value-type="float" office:value="1" calcext:value-type="float">
            <text:p>1</text:p>
          </table:table-cell>
          <table:table-cell table:formula="of:=IF([StudentsPerformance.E676] = &quot;completed&quot;; 1; 0)" office:value-type="float" office:value="1" calcext:value-type="float">
            <text:p>1</text:p>
          </table:table-cell>
          <table:table-cell table:formula="of:=([StudentsPerformance.F676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676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676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677] = &quot;male&quot;; 1; 0)" office:value-type="float" office:value="0" calcext:value-type="float">
            <text:p>0</text:p>
          </table:table-cell>
          <table:table-cell table:formula="of:=IF([StudentsPerformance.B677] = &quot;group A&quot;; 0; IF([StudentsPerformance.B677] = &quot;group B&quot;; 1; IF([StudentsPerformance.B677] = &quot;group C&quot;; 2; IF([StudentsPerformance.B677] = &quot;group D&quot;; 3; 4))))" office:value-type="float" office:value="1" calcext:value-type="float">
            <text:p>1</text:p>
          </table:table-cell>
          <table:table-cell table:formula="of:=IF([StudentsPerformance.C677] = &quot;some high school&quot;; 0; IF([StudentsPerformance.C677] = &quot;high school&quot;; 1; IF([StudentsPerformance.C677] = &quot;some college&quot;; 2; IF([StudentsPerformance.C677] = &quot;associate's degree&quot;; 3; IF([StudentsPerformance.C677] = &quot;bachelor's degree&quot;; 4; 5)))))" office:value-type="float" office:value="2" calcext:value-type="float">
            <text:p>2</text:p>
          </table:table-cell>
          <table:table-cell table:formula="of:=IF([StudentsPerformance.D677] = &quot;standard&quot;; 1; 0)" office:value-type="float" office:value="1" calcext:value-type="float">
            <text:p>1</text:p>
          </table:table-cell>
          <table:table-cell table:formula="of:=IF([StudentsPerformance.E677] = &quot;completed&quot;; 1; 0)" office:value-type="float" office:value="1" calcext:value-type="float">
            <text:p>1</text:p>
          </table:table-cell>
          <table:table-cell table:formula="of:=([StudentsPerformance.F677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677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677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678] = &quot;male&quot;; 1; 0)" office:value-type="float" office:value="0" calcext:value-type="float">
            <text:p>0</text:p>
          </table:table-cell>
          <table:table-cell table:formula="of:=IF([StudentsPerformance.B678] = &quot;group A&quot;; 0; IF([StudentsPerformance.B678] = &quot;group B&quot;; 1; IF([StudentsPerformance.B678] = &quot;group C&quot;; 2; IF([StudentsPerformance.B678] = &quot;group D&quot;; 3; 4))))" office:value-type="float" office:value="4" calcext:value-type="float">
            <text:p>4</text:p>
          </table:table-cell>
          <table:table-cell table:formula="of:=IF([StudentsPerformance.C678] = &quot;some high school&quot;; 0; IF([StudentsPerformance.C678] = &quot;high school&quot;; 1; IF([StudentsPerformance.C678] = &quot;some college&quot;; 2; IF([StudentsPerformance.C678] = &quot;associate's degree&quot;; 3; IF([StudentsPerformance.C678] = &quot;bachelor's degree&quot;; 4; 5)))))" office:value-type="float" office:value="2" calcext:value-type="float">
            <text:p>2</text:p>
          </table:table-cell>
          <table:table-cell table:formula="of:=IF([StudentsPerformance.D678] = &quot;standard&quot;; 1; 0)" office:value-type="float" office:value="1" calcext:value-type="float">
            <text:p>1</text:p>
          </table:table-cell>
          <table:table-cell table:formula="of:=IF([StudentsPerformance.E678] = &quot;completed&quot;; 1; 0)" office:value-type="float" office:value="1" calcext:value-type="float">
            <text:p>1</text:p>
          </table:table-cell>
          <table:table-cell table:formula="of:=([StudentsPerformance.F678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678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678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679] = &quot;male&quot;; 1; 0)" office:value-type="float" office:value="0" calcext:value-type="float">
            <text:p>0</text:p>
          </table:table-cell>
          <table:table-cell table:formula="of:=IF([StudentsPerformance.B679] = &quot;group A&quot;; 0; IF([StudentsPerformance.B679] = &quot;group B&quot;; 1; IF([StudentsPerformance.B679] = &quot;group C&quot;; 2; IF([StudentsPerformance.B679] = &quot;group D&quot;; 3; 4))))" office:value-type="float" office:value="2" calcext:value-type="float">
            <text:p>2</text:p>
          </table:table-cell>
          <table:table-cell table:formula="of:=IF([StudentsPerformance.C679] = &quot;some high school&quot;; 0; IF([StudentsPerformance.C679] = &quot;high school&quot;; 1; IF([StudentsPerformance.C679] = &quot;some college&quot;; 2; IF([StudentsPerformance.C679] = &quot;associate's degree&quot;; 3; IF([StudentsPerformance.C679] = &quot;bachelor's degree&quot;; 4; 5)))))" office:value-type="float" office:value="0" calcext:value-type="float">
            <text:p>0</text:p>
          </table:table-cell>
          <table:table-cell table:formula="of:=IF([StudentsPerformance.D679] = &quot;standard&quot;; 1; 0)" office:value-type="float" office:value="1" calcext:value-type="float">
            <text:p>1</text:p>
          </table:table-cell>
          <table:table-cell table:formula="of:=IF([StudentsPerformance.E679] = &quot;completed&quot;; 1; 0)" office:value-type="float" office:value="1" calcext:value-type="float">
            <text:p>1</text:p>
          </table:table-cell>
          <table:table-cell table:formula="of:=([StudentsPerformance.F679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679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679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680] = &quot;male&quot;; 1; 0)" office:value-type="float" office:value="1" calcext:value-type="float">
            <text:p>1</text:p>
          </table:table-cell>
          <table:table-cell table:formula="of:=IF([StudentsPerformance.B680] = &quot;group A&quot;; 0; IF([StudentsPerformance.B680] = &quot;group B&quot;; 1; IF([StudentsPerformance.B680] = &quot;group C&quot;; 2; IF([StudentsPerformance.B680] = &quot;group D&quot;; 3; 4))))" office:value-type="float" office:value="3" calcext:value-type="float">
            <text:p>3</text:p>
          </table:table-cell>
          <table:table-cell table:formula="of:=IF([StudentsPerformance.C680] = &quot;some high school&quot;; 0; IF([StudentsPerformance.C680] = &quot;high school&quot;; 1; IF([StudentsPerformance.C680] = &quot;some college&quot;; 2; IF([StudentsPerformance.C680] = &quot;associate's degree&quot;; 3; IF([StudentsPerformance.C680] = &quot;bachelor's degree&quot;; 4; 5)))))" office:value-type="float" office:value="3" calcext:value-type="float">
            <text:p>3</text:p>
          </table:table-cell>
          <table:table-cell table:formula="of:=IF([StudentsPerformance.D680] = &quot;standard&quot;; 1; 0)" office:value-type="float" office:value="0" calcext:value-type="float">
            <text:p>0</text:p>
          </table:table-cell>
          <table:table-cell table:formula="of:=IF([StudentsPerformance.E680] = &quot;completed&quot;; 1; 0)" office:value-type="float" office:value="0" calcext:value-type="float">
            <text:p>0</text:p>
          </table:table-cell>
          <table:table-cell table:formula="of:=([StudentsPerformance.F680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680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680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681] = &quot;male&quot;; 1; 0)" office:value-type="float" office:value="1" calcext:value-type="float">
            <text:p>1</text:p>
          </table:table-cell>
          <table:table-cell table:formula="of:=IF([StudentsPerformance.B681] = &quot;group A&quot;; 0; IF([StudentsPerformance.B681] = &quot;group B&quot;; 1; IF([StudentsPerformance.B681] = &quot;group C&quot;; 2; IF([StudentsPerformance.B681] = &quot;group D&quot;; 3; 4))))" office:value-type="float" office:value="3" calcext:value-type="float">
            <text:p>3</text:p>
          </table:table-cell>
          <table:table-cell table:formula="of:=IF([StudentsPerformance.C681] = &quot;some high school&quot;; 0; IF([StudentsPerformance.C681] = &quot;high school&quot;; 1; IF([StudentsPerformance.C681] = &quot;some college&quot;; 2; IF([StudentsPerformance.C681] = &quot;associate's degree&quot;; 3; IF([StudentsPerformance.C681] = &quot;bachelor's degree&quot;; 4; 5)))))" office:value-type="float" office:value="2" calcext:value-type="float">
            <text:p>2</text:p>
          </table:table-cell>
          <table:table-cell table:formula="of:=IF([StudentsPerformance.D681] = &quot;standard&quot;; 1; 0)" office:value-type="float" office:value="0" calcext:value-type="float">
            <text:p>0</text:p>
          </table:table-cell>
          <table:table-cell table:formula="of:=IF([StudentsPerformance.E681] = &quot;completed&quot;; 1; 0)" office:value-type="float" office:value="0" calcext:value-type="float">
            <text:p>0</text:p>
          </table:table-cell>
          <table:table-cell table:formula="of:=([StudentsPerformance.F681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681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681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682] = &quot;male&quot;; 1; 0)" office:value-type="float" office:value="0" calcext:value-type="float">
            <text:p>0</text:p>
          </table:table-cell>
          <table:table-cell table:formula="of:=IF([StudentsPerformance.B682] = &quot;group A&quot;; 0; IF([StudentsPerformance.B682] = &quot;group B&quot;; 1; IF([StudentsPerformance.B682] = &quot;group C&quot;; 2; IF([StudentsPerformance.B682] = &quot;group D&quot;; 3; 4))))" office:value-type="float" office:value="3" calcext:value-type="float">
            <text:p>3</text:p>
          </table:table-cell>
          <table:table-cell table:formula="of:=IF([StudentsPerformance.C682] = &quot;some high school&quot;; 0; IF([StudentsPerformance.C682] = &quot;high school&quot;; 1; IF([StudentsPerformance.C682] = &quot;some college&quot;; 2; IF([StudentsPerformance.C682] = &quot;associate's degree&quot;; 3; IF([StudentsPerformance.C682] = &quot;bachelor's degree&quot;; 4; 5)))))" office:value-type="float" office:value="1" calcext:value-type="float">
            <text:p>1</text:p>
          </table:table-cell>
          <table:table-cell table:formula="of:=IF([StudentsPerformance.D682] = &quot;standard&quot;; 1; 0)" office:value-type="float" office:value="1" calcext:value-type="float">
            <text:p>1</text:p>
          </table:table-cell>
          <table:table-cell table:formula="of:=IF([StudentsPerformance.E682] = &quot;completed&quot;; 1; 0)" office:value-type="float" office:value="0" calcext:value-type="float">
            <text:p>0</text:p>
          </table:table-cell>
          <table:table-cell table:formula="of:=([StudentsPerformance.F682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682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682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683] = &quot;male&quot;; 1; 0)" office:value-type="float" office:value="1" calcext:value-type="float">
            <text:p>1</text:p>
          </table:table-cell>
          <table:table-cell table:formula="of:=IF([StudentsPerformance.B683] = &quot;group A&quot;; 0; IF([StudentsPerformance.B683] = &quot;group B&quot;; 1; IF([StudentsPerformance.B683] = &quot;group C&quot;; 2; IF([StudentsPerformance.B683] = &quot;group D&quot;; 3; 4))))" office:value-type="float" office:value="1" calcext:value-type="float">
            <text:p>1</text:p>
          </table:table-cell>
          <table:table-cell table:formula="of:=IF([StudentsPerformance.C683] = &quot;some high school&quot;; 0; IF([StudentsPerformance.C683] = &quot;high school&quot;; 1; IF([StudentsPerformance.C683] = &quot;some college&quot;; 2; IF([StudentsPerformance.C683] = &quot;associate's degree&quot;; 3; IF([StudentsPerformance.C683] = &quot;bachelor's degree&quot;; 4; 5)))))" office:value-type="float" office:value="1" calcext:value-type="float">
            <text:p>1</text:p>
          </table:table-cell>
          <table:table-cell table:formula="of:=IF([StudentsPerformance.D683] = &quot;standard&quot;; 1; 0)" office:value-type="float" office:value="1" calcext:value-type="float">
            <text:p>1</text:p>
          </table:table-cell>
          <table:table-cell table:formula="of:=IF([StudentsPerformance.E683] = &quot;completed&quot;; 1; 0)" office:value-type="float" office:value="0" calcext:value-type="float">
            <text:p>0</text:p>
          </table:table-cell>
          <table:table-cell table:formula="of:=([StudentsPerformance.F683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683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683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684] = &quot;male&quot;; 1; 0)" office:value-type="float" office:value="1" calcext:value-type="float">
            <text:p>1</text:p>
          </table:table-cell>
          <table:table-cell table:formula="of:=IF([StudentsPerformance.B684] = &quot;group A&quot;; 0; IF([StudentsPerformance.B684] = &quot;group B&quot;; 1; IF([StudentsPerformance.B684] = &quot;group C&quot;; 2; IF([StudentsPerformance.B684] = &quot;group D&quot;; 3; 4))))" office:value-type="float" office:value="1" calcext:value-type="float">
            <text:p>1</text:p>
          </table:table-cell>
          <table:table-cell table:formula="of:=IF([StudentsPerformance.C684] = &quot;some high school&quot;; 0; IF([StudentsPerformance.C684] = &quot;high school&quot;; 1; IF([StudentsPerformance.C684] = &quot;some college&quot;; 2; IF([StudentsPerformance.C684] = &quot;associate's degree&quot;; 3; IF([StudentsPerformance.C684] = &quot;bachelor's degree&quot;; 4; 5)))))" office:value-type="float" office:value="1" calcext:value-type="float">
            <text:p>1</text:p>
          </table:table-cell>
          <table:table-cell table:formula="of:=IF([StudentsPerformance.D684] = &quot;standard&quot;; 1; 0)" office:value-type="float" office:value="1" calcext:value-type="float">
            <text:p>1</text:p>
          </table:table-cell>
          <table:table-cell table:formula="of:=IF([StudentsPerformance.E684] = &quot;completed&quot;; 1; 0)" office:value-type="float" office:value="0" calcext:value-type="float">
            <text:p>0</text:p>
          </table:table-cell>
          <table:table-cell table:formula="of:=([StudentsPerformance.F684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684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684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685] = &quot;male&quot;; 1; 0)" office:value-type="float" office:value="0" calcext:value-type="float">
            <text:p>0</text:p>
          </table:table-cell>
          <table:table-cell table:formula="of:=IF([StudentsPerformance.B685] = &quot;group A&quot;; 0; IF([StudentsPerformance.B685] = &quot;group B&quot;; 1; IF([StudentsPerformance.B685] = &quot;group C&quot;; 2; IF([StudentsPerformance.B685] = &quot;group D&quot;; 3; 4))))" office:value-type="float" office:value="2" calcext:value-type="float">
            <text:p>2</text:p>
          </table:table-cell>
          <table:table-cell table:formula="of:=IF([StudentsPerformance.C685] = &quot;some high school&quot;; 0; IF([StudentsPerformance.C685] = &quot;high school&quot;; 1; IF([StudentsPerformance.C685] = &quot;some college&quot;; 2; IF([StudentsPerformance.C685] = &quot;associate's degree&quot;; 3; IF([StudentsPerformance.C685] = &quot;bachelor's degree&quot;; 4; 5)))))" office:value-type="float" office:value="0" calcext:value-type="float">
            <text:p>0</text:p>
          </table:table-cell>
          <table:table-cell table:formula="of:=IF([StudentsPerformance.D685] = &quot;standard&quot;; 1; 0)" office:value-type="float" office:value="0" calcext:value-type="float">
            <text:p>0</text:p>
          </table:table-cell>
          <table:table-cell table:formula="of:=IF([StudentsPerformance.E685] = &quot;completed&quot;; 1; 0)" office:value-type="float" office:value="1" calcext:value-type="float">
            <text:p>1</text:p>
          </table:table-cell>
          <table:table-cell table:formula="of:=([StudentsPerformance.F685] - [StudentsPerformance.$J$2])/[StudentsPerformance.$K$2]" office:value-type="float" office:value="-2.44600699628045" calcext:value-type="float">
            <text:p>-2.44600699628045</text:p>
          </table:table-cell>
          <table:table-cell table:formula="of:=([StudentsPerformance.G685] - [StudentsPerformance.$M$2])/[StudentsPerformance.$N$2]" office:value-type="float" office:value="-1.99785044781334" calcext:value-type="float">
            <text:p>-1.99785044781334</text:p>
          </table:table-cell>
          <table:table-cell table:formula="of:=([StudentsPerformance.H685] - [StudentsPerformance.$P$2])/[StudentsPerformance.$Q$2]" office:value-type="float" office:value="-1.58295228582705" calcext:value-type="float">
            <text:p>-1.58295228582705</text:p>
          </table:table-cell>
        </table:table-row>
        <table:table-row table:style-name="ro1">
          <table:table-cell table:formula="of:=IF([StudentsPerformance.A686] = &quot;male&quot;; 1; 0)" office:value-type="float" office:value="1" calcext:value-type="float">
            <text:p>1</text:p>
          </table:table-cell>
          <table:table-cell table:formula="of:=IF([StudentsPerformance.B686] = &quot;group A&quot;; 0; IF([StudentsPerformance.B686] = &quot;group B&quot;; 1; IF([StudentsPerformance.B686] = &quot;group C&quot;; 2; IF([StudentsPerformance.B686] = &quot;group D&quot;; 3; 4))))" office:value-type="float" office:value="1" calcext:value-type="float">
            <text:p>1</text:p>
          </table:table-cell>
          <table:table-cell table:formula="of:=IF([StudentsPerformance.C686] = &quot;some high school&quot;; 0; IF([StudentsPerformance.C686] = &quot;high school&quot;; 1; IF([StudentsPerformance.C686] = &quot;some college&quot;; 2; IF([StudentsPerformance.C686] = &quot;associate's degree&quot;; 3; IF([StudentsPerformance.C686] = &quot;bachelor's degree&quot;; 4; 5)))))" office:value-type="float" office:value="2" calcext:value-type="float">
            <text:p>2</text:p>
          </table:table-cell>
          <table:table-cell table:formula="of:=IF([StudentsPerformance.D686] = &quot;standard&quot;; 1; 0)" office:value-type="float" office:value="1" calcext:value-type="float">
            <text:p>1</text:p>
          </table:table-cell>
          <table:table-cell table:formula="of:=IF([StudentsPerformance.E686] = &quot;completed&quot;; 1; 0)" office:value-type="float" office:value="1" calcext:value-type="float">
            <text:p>1</text:p>
          </table:table-cell>
          <table:table-cell table:formula="of:=([StudentsPerformance.F686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686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686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687] = &quot;male&quot;; 1; 0)" office:value-type="float" office:value="0" calcext:value-type="float">
            <text:p>0</text:p>
          </table:table-cell>
          <table:table-cell table:formula="of:=IF([StudentsPerformance.B687] = &quot;group A&quot;; 0; IF([StudentsPerformance.B687] = &quot;group B&quot;; 1; IF([StudentsPerformance.B687] = &quot;group C&quot;; 2; IF([StudentsPerformance.B687] = &quot;group D&quot;; 3; 4))))" office:value-type="float" office:value="4" calcext:value-type="float">
            <text:p>4</text:p>
          </table:table-cell>
          <table:table-cell table:formula="of:=IF([StudentsPerformance.C687] = &quot;some high school&quot;; 0; IF([StudentsPerformance.C687] = &quot;high school&quot;; 1; IF([StudentsPerformance.C687] = &quot;some college&quot;; 2; IF([StudentsPerformance.C687] = &quot;associate's degree&quot;; 3; IF([StudentsPerformance.C687] = &quot;bachelor's degree&quot;; 4; 5)))))" office:value-type="float" office:value="5" calcext:value-type="float">
            <text:p>5</text:p>
          </table:table-cell>
          <table:table-cell table:formula="of:=IF([StudentsPerformance.D687] = &quot;standard&quot;; 1; 0)" office:value-type="float" office:value="1" calcext:value-type="float">
            <text:p>1</text:p>
          </table:table-cell>
          <table:table-cell table:formula="of:=IF([StudentsPerformance.E687] = &quot;completed&quot;; 1; 0)" office:value-type="float" office:value="1" calcext:value-type="float">
            <text:p>1</text:p>
          </table:table-cell>
          <table:table-cell table:formula="of:=([StudentsPerformance.F687] - [StudentsPerformance.$J$2])/[StudentsPerformance.$K$2]" office:value-type="float" office:value="1.84072100280902" calcext:value-type="float">
            <text:p>1.84072100280902</text:p>
          </table:table-cell>
          <table:table-cell table:formula="of:=([StudentsPerformance.G687] - [StudentsPerformance.$M$2])/[StudentsPerformance.$N$2]" office:value-type="float" office:value="2.04319231748499" calcext:value-type="float">
            <text:p>2.04319231748499</text:p>
          </table:table-cell>
          <table:table-cell table:formula="of:=([StudentsPerformance.H687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688] = &quot;male&quot;; 1; 0)" office:value-type="float" office:value="1" calcext:value-type="float">
            <text:p>1</text:p>
          </table:table-cell>
          <table:table-cell table:formula="of:=IF([StudentsPerformance.B688] = &quot;group A&quot;; 0; IF([StudentsPerformance.B688] = &quot;group B&quot;; 1; IF([StudentsPerformance.B688] = &quot;group C&quot;; 2; IF([StudentsPerformance.B688] = &quot;group D&quot;; 3; 4))))" office:value-type="float" office:value="4" calcext:value-type="float">
            <text:p>4</text:p>
          </table:table-cell>
          <table:table-cell table:formula="of:=IF([StudentsPerformance.C688] = &quot;some high school&quot;; 0; IF([StudentsPerformance.C688] = &quot;high school&quot;; 1; IF([StudentsPerformance.C688] = &quot;some college&quot;; 2; IF([StudentsPerformance.C688] = &quot;associate's degree&quot;; 3; IF([StudentsPerformance.C688] = &quot;bachelor's degree&quot;; 4; 5)))))" office:value-type="float" office:value="2" calcext:value-type="float">
            <text:p>2</text:p>
          </table:table-cell>
          <table:table-cell table:formula="of:=IF([StudentsPerformance.D688] = &quot;standard&quot;; 1; 0)" office:value-type="float" office:value="1" calcext:value-type="float">
            <text:p>1</text:p>
          </table:table-cell>
          <table:table-cell table:formula="of:=IF([StudentsPerformance.E688] = &quot;completed&quot;; 1; 0)" office:value-type="float" office:value="1" calcext:value-type="float">
            <text:p>1</text:p>
          </table:table-cell>
          <table:table-cell table:formula="of:=([StudentsPerformance.F688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688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688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689] = &quot;male&quot;; 1; 0)" office:value-type="float" office:value="1" calcext:value-type="float">
            <text:p>1</text:p>
          </table:table-cell>
          <table:table-cell table:formula="of:=IF([StudentsPerformance.B689] = &quot;group A&quot;; 0; IF([StudentsPerformance.B689] = &quot;group B&quot;; 1; IF([StudentsPerformance.B689] = &quot;group C&quot;; 2; IF([StudentsPerformance.B689] = &quot;group D&quot;; 3; 4))))" office:value-type="float" office:value="3" calcext:value-type="float">
            <text:p>3</text:p>
          </table:table-cell>
          <table:table-cell table:formula="of:=IF([StudentsPerformance.C689] = &quot;some high school&quot;; 0; IF([StudentsPerformance.C689] = &quot;high school&quot;; 1; IF([StudentsPerformance.C689] = &quot;some college&quot;; 2; IF([StudentsPerformance.C689] = &quot;associate's degree&quot;; 3; IF([StudentsPerformance.C689] = &quot;bachelor's degree&quot;; 4; 5)))))" office:value-type="float" office:value="3" calcext:value-type="float">
            <text:p>3</text:p>
          </table:table-cell>
          <table:table-cell table:formula="of:=IF([StudentsPerformance.D689] = &quot;standard&quot;; 1; 0)" office:value-type="float" office:value="0" calcext:value-type="float">
            <text:p>0</text:p>
          </table:table-cell>
          <table:table-cell table:formula="of:=IF([StudentsPerformance.E689] = &quot;completed&quot;; 1; 0)" office:value-type="float" office:value="0" calcext:value-type="float">
            <text:p>0</text:p>
          </table:table-cell>
          <table:table-cell table:formula="of:=([StudentsPerformance.F689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689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689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690] = &quot;male&quot;; 1; 0)" office:value-type="float" office:value="1" calcext:value-type="float">
            <text:p>1</text:p>
          </table:table-cell>
          <table:table-cell table:formula="of:=IF([StudentsPerformance.B690] = &quot;group A&quot;; 0; IF([StudentsPerformance.B690] = &quot;group B&quot;; 1; IF([StudentsPerformance.B690] = &quot;group C&quot;; 2; IF([StudentsPerformance.B690] = &quot;group D&quot;; 3; 4))))" office:value-type="float" office:value="0" calcext:value-type="float">
            <text:p>0</text:p>
          </table:table-cell>
          <table:table-cell table:formula="of:=IF([StudentsPerformance.C690] = &quot;some high school&quot;; 0; IF([StudentsPerformance.C690] = &quot;high school&quot;; 1; IF([StudentsPerformance.C690] = &quot;some college&quot;; 2; IF([StudentsPerformance.C690] = &quot;associate's degree&quot;; 3; IF([StudentsPerformance.C690] = &quot;bachelor's degree&quot;; 4; 5)))))" office:value-type="float" office:value="1" calcext:value-type="float">
            <text:p>1</text:p>
          </table:table-cell>
          <table:table-cell table:formula="of:=IF([StudentsPerformance.D690] = &quot;standard&quot;; 1; 0)" office:value-type="float" office:value="0" calcext:value-type="float">
            <text:p>0</text:p>
          </table:table-cell>
          <table:table-cell table:formula="of:=IF([StudentsPerformance.E690] = &quot;completed&quot;; 1; 0)" office:value-type="float" office:value="0" calcext:value-type="float">
            <text:p>0</text:p>
          </table:table-cell>
          <table:table-cell table:formula="of:=([StudentsPerformance.F690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690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690] - [StudentsPerformance.$P$2])/[StudentsPerformance.$Q$2]" office:value-type="float" office:value="-1.58295228582705" calcext:value-type="float">
            <text:p>-1.58295228582705</text:p>
          </table:table-cell>
        </table:table-row>
        <table:table-row table:style-name="ro1">
          <table:table-cell table:formula="of:=IF([StudentsPerformance.A691] = &quot;male&quot;; 1; 0)" office:value-type="float" office:value="1" calcext:value-type="float">
            <text:p>1</text:p>
          </table:table-cell>
          <table:table-cell table:formula="of:=IF([StudentsPerformance.B691] = &quot;group A&quot;; 0; IF([StudentsPerformance.B691] = &quot;group B&quot;; 1; IF([StudentsPerformance.B691] = &quot;group C&quot;; 2; IF([StudentsPerformance.B691] = &quot;group D&quot;; 3; 4))))" office:value-type="float" office:value="4" calcext:value-type="float">
            <text:p>4</text:p>
          </table:table-cell>
          <table:table-cell table:formula="of:=IF([StudentsPerformance.C691] = &quot;some high school&quot;; 0; IF([StudentsPerformance.C691] = &quot;high school&quot;; 1; IF([StudentsPerformance.C691] = &quot;some college&quot;; 2; IF([StudentsPerformance.C691] = &quot;associate's degree&quot;; 3; IF([StudentsPerformance.C691] = &quot;bachelor's degree&quot;; 4; 5)))))" office:value-type="float" office:value="2" calcext:value-type="float">
            <text:p>2</text:p>
          </table:table-cell>
          <table:table-cell table:formula="of:=IF([StudentsPerformance.D691] = &quot;standard&quot;; 1; 0)" office:value-type="float" office:value="0" calcext:value-type="float">
            <text:p>0</text:p>
          </table:table-cell>
          <table:table-cell table:formula="of:=IF([StudentsPerformance.E691] = &quot;completed&quot;; 1; 0)" office:value-type="float" office:value="0" calcext:value-type="float">
            <text:p>0</text:p>
          </table:table-cell>
          <table:table-cell table:formula="of:=([StudentsPerformance.F691] - [StudentsPerformance.$J$2])/[StudentsPerformance.$K$2]" office:value-type="float" office:value="1.77477134128456" calcext:value-type="float">
            <text:p>1.77477134128456</text:p>
          </table:table-cell>
          <table:table-cell table:formula="of:=([StudentsPerformance.G691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691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692] = &quot;male&quot;; 1; 0)" office:value-type="float" office:value="0" calcext:value-type="float">
            <text:p>0</text:p>
          </table:table-cell>
          <table:table-cell table:formula="of:=IF([StudentsPerformance.B692] = &quot;group A&quot;; 0; IF([StudentsPerformance.B692] = &quot;group B&quot;; 1; IF([StudentsPerformance.B692] = &quot;group C&quot;; 2; IF([StudentsPerformance.B692] = &quot;group D&quot;; 3; 4))))" office:value-type="float" office:value="2" calcext:value-type="float">
            <text:p>2</text:p>
          </table:table-cell>
          <table:table-cell table:formula="of:=IF([StudentsPerformance.C692] = &quot;some high school&quot;; 0; IF([StudentsPerformance.C692] = &quot;high school&quot;; 1; IF([StudentsPerformance.C692] = &quot;some college&quot;; 2; IF([StudentsPerformance.C692] = &quot;associate's degree&quot;; 3; IF([StudentsPerformance.C692] = &quot;bachelor's degree&quot;; 4; 5)))))" office:value-type="float" office:value="3" calcext:value-type="float">
            <text:p>3</text:p>
          </table:table-cell>
          <table:table-cell table:formula="of:=IF([StudentsPerformance.D692] = &quot;standard&quot;; 1; 0)" office:value-type="float" office:value="1" calcext:value-type="float">
            <text:p>1</text:p>
          </table:table-cell>
          <table:table-cell table:formula="of:=IF([StudentsPerformance.E692] = &quot;completed&quot;; 1; 0)" office:value-type="float" office:value="0" calcext:value-type="float">
            <text:p>0</text:p>
          </table:table-cell>
          <table:table-cell table:formula="of:=([StudentsPerformance.F692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692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692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693] = &quot;male&quot;; 1; 0)" office:value-type="float" office:value="0" calcext:value-type="float">
            <text:p>0</text:p>
          </table:table-cell>
          <table:table-cell table:formula="of:=IF([StudentsPerformance.B693] = &quot;group A&quot;; 0; IF([StudentsPerformance.B693] = &quot;group B&quot;; 1; IF([StudentsPerformance.B693] = &quot;group C&quot;; 2; IF([StudentsPerformance.B693] = &quot;group D&quot;; 3; 4))))" office:value-type="float" office:value="4" calcext:value-type="float">
            <text:p>4</text:p>
          </table:table-cell>
          <table:table-cell table:formula="of:=IF([StudentsPerformance.C693] = &quot;some high school&quot;; 0; IF([StudentsPerformance.C693] = &quot;high school&quot;; 1; IF([StudentsPerformance.C693] = &quot;some college&quot;; 2; IF([StudentsPerformance.C693] = &quot;associate's degree&quot;; 3; IF([StudentsPerformance.C693] = &quot;bachelor's degree&quot;; 4; 5)))))" office:value-type="float" office:value="3" calcext:value-type="float">
            <text:p>3</text:p>
          </table:table-cell>
          <table:table-cell table:formula="of:=IF([StudentsPerformance.D693] = &quot;standard&quot;; 1; 0)" office:value-type="float" office:value="0" calcext:value-type="float">
            <text:p>0</text:p>
          </table:table-cell>
          <table:table-cell table:formula="of:=IF([StudentsPerformance.E693] = &quot;completed&quot;; 1; 0)" office:value-type="float" office:value="0" calcext:value-type="float">
            <text:p>0</text:p>
          </table:table-cell>
          <table:table-cell table:formula="of:=([StudentsPerformance.F693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693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693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694] = &quot;male&quot;; 1; 0)" office:value-type="float" office:value="0" calcext:value-type="float">
            <text:p>0</text:p>
          </table:table-cell>
          <table:table-cell table:formula="of:=IF([StudentsPerformance.B694] = &quot;group A&quot;; 0; IF([StudentsPerformance.B694] = &quot;group B&quot;; 1; IF([StudentsPerformance.B694] = &quot;group C&quot;; 2; IF([StudentsPerformance.B694] = &quot;group D&quot;; 3; 4))))" office:value-type="float" office:value="2" calcext:value-type="float">
            <text:p>2</text:p>
          </table:table-cell>
          <table:table-cell table:formula="of:=IF([StudentsPerformance.C694] = &quot;some high school&quot;; 0; IF([StudentsPerformance.C694] = &quot;high school&quot;; 1; IF([StudentsPerformance.C694] = &quot;some college&quot;; 2; IF([StudentsPerformance.C694] = &quot;associate's degree&quot;; 3; IF([StudentsPerformance.C694] = &quot;bachelor's degree&quot;; 4; 5)))))" office:value-type="float" office:value="4" calcext:value-type="float">
            <text:p>4</text:p>
          </table:table-cell>
          <table:table-cell table:formula="of:=IF([StudentsPerformance.D694] = &quot;standard&quot;; 1; 0)" office:value-type="float" office:value="0" calcext:value-type="float">
            <text:p>0</text:p>
          </table:table-cell>
          <table:table-cell table:formula="of:=IF([StudentsPerformance.E694] = &quot;completed&quot;; 1; 0)" office:value-type="float" office:value="1" calcext:value-type="float">
            <text:p>1</text:p>
          </table:table-cell>
          <table:table-cell table:formula="of:=([StudentsPerformance.F694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694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694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695] = &quot;male&quot;; 1; 0)" office:value-type="float" office:value="0" calcext:value-type="float">
            <text:p>0</text:p>
          </table:table-cell>
          <table:table-cell table:formula="of:=IF([StudentsPerformance.B695] = &quot;group A&quot;; 0; IF([StudentsPerformance.B695] = &quot;group B&quot;; 1; IF([StudentsPerformance.B695] = &quot;group C&quot;; 2; IF([StudentsPerformance.B695] = &quot;group D&quot;; 3; 4))))" office:value-type="float" office:value="3" calcext:value-type="float">
            <text:p>3</text:p>
          </table:table-cell>
          <table:table-cell table:formula="of:=IF([StudentsPerformance.C695] = &quot;some high school&quot;; 0; IF([StudentsPerformance.C695] = &quot;high school&quot;; 1; IF([StudentsPerformance.C695] = &quot;some college&quot;; 2; IF([StudentsPerformance.C695] = &quot;associate's degree&quot;; 3; IF([StudentsPerformance.C695] = &quot;bachelor's degree&quot;; 4; 5)))))" office:value-type="float" office:value="3" calcext:value-type="float">
            <text:p>3</text:p>
          </table:table-cell>
          <table:table-cell table:formula="of:=IF([StudentsPerformance.D695] = &quot;standard&quot;; 1; 0)" office:value-type="float" office:value="1" calcext:value-type="float">
            <text:p>1</text:p>
          </table:table-cell>
          <table:table-cell table:formula="of:=IF([StudentsPerformance.E695] = &quot;completed&quot;; 1; 0)" office:value-type="float" office:value="0" calcext:value-type="float">
            <text:p>0</text:p>
          </table:table-cell>
          <table:table-cell table:formula="of:=([StudentsPerformance.F695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695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695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696] = &quot;male&quot;; 1; 0)" office:value-type="float" office:value="0" calcext:value-type="float">
            <text:p>0</text:p>
          </table:table-cell>
          <table:table-cell table:formula="of:=IF([StudentsPerformance.B696] = &quot;group A&quot;; 0; IF([StudentsPerformance.B696] = &quot;group B&quot;; 1; IF([StudentsPerformance.B696] = &quot;group C&quot;; 2; IF([StudentsPerformance.B696] = &quot;group D&quot;; 3; 4))))" office:value-type="float" office:value="2" calcext:value-type="float">
            <text:p>2</text:p>
          </table:table-cell>
          <table:table-cell table:formula="of:=IF([StudentsPerformance.C696] = &quot;some high school&quot;; 0; IF([StudentsPerformance.C696] = &quot;high school&quot;; 1; IF([StudentsPerformance.C696] = &quot;some college&quot;; 2; IF([StudentsPerformance.C696] = &quot;associate's degree&quot;; 3; IF([StudentsPerformance.C696] = &quot;bachelor's degree&quot;; 4; 5)))))" office:value-type="float" office:value="0" calcext:value-type="float">
            <text:p>0</text:p>
          </table:table-cell>
          <table:table-cell table:formula="of:=IF([StudentsPerformance.D696] = &quot;standard&quot;; 1; 0)" office:value-type="float" office:value="1" calcext:value-type="float">
            <text:p>1</text:p>
          </table:table-cell>
          <table:table-cell table:formula="of:=IF([StudentsPerformance.E696] = &quot;completed&quot;; 1; 0)" office:value-type="float" office:value="0" calcext:value-type="float">
            <text:p>0</text:p>
          </table:table-cell>
          <table:table-cell table:formula="of:=([StudentsPerformance.F696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696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696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697] = &quot;male&quot;; 1; 0)" office:value-type="float" office:value="0" calcext:value-type="float">
            <text:p>0</text:p>
          </table:table-cell>
          <table:table-cell table:formula="of:=IF([StudentsPerformance.B697] = &quot;group A&quot;; 0; IF([StudentsPerformance.B697] = &quot;group B&quot;; 1; IF([StudentsPerformance.B697] = &quot;group C&quot;; 2; IF([StudentsPerformance.B697] = &quot;group D&quot;; 3; 4))))" office:value-type="float" office:value="3" calcext:value-type="float">
            <text:p>3</text:p>
          </table:table-cell>
          <table:table-cell table:formula="of:=IF([StudentsPerformance.C697] = &quot;some high school&quot;; 0; IF([StudentsPerformance.C697] = &quot;high school&quot;; 1; IF([StudentsPerformance.C697] = &quot;some college&quot;; 2; IF([StudentsPerformance.C697] = &quot;associate's degree&quot;; 3; IF([StudentsPerformance.C697] = &quot;bachelor's degree&quot;; 4; 5)))))" office:value-type="float" office:value="2" calcext:value-type="float">
            <text:p>2</text:p>
          </table:table-cell>
          <table:table-cell table:formula="of:=IF([StudentsPerformance.D697] = &quot;standard&quot;; 1; 0)" office:value-type="float" office:value="0" calcext:value-type="float">
            <text:p>0</text:p>
          </table:table-cell>
          <table:table-cell table:formula="of:=IF([StudentsPerformance.E697] = &quot;completed&quot;; 1; 0)" office:value-type="float" office:value="0" calcext:value-type="float">
            <text:p>0</text:p>
          </table:table-cell>
          <table:table-cell table:formula="of:=([StudentsPerformance.F697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697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697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698] = &quot;male&quot;; 1; 0)" office:value-type="float" office:value="0" calcext:value-type="float">
            <text:p>0</text:p>
          </table:table-cell>
          <table:table-cell table:formula="of:=IF([StudentsPerformance.B698] = &quot;group A&quot;; 0; IF([StudentsPerformance.B698] = &quot;group B&quot;; 1; IF([StudentsPerformance.B698] = &quot;group C&quot;; 2; IF([StudentsPerformance.B698] = &quot;group D&quot;; 3; 4))))" office:value-type="float" office:value="2" calcext:value-type="float">
            <text:p>2</text:p>
          </table:table-cell>
          <table:table-cell table:formula="of:=IF([StudentsPerformance.C698] = &quot;some high school&quot;; 0; IF([StudentsPerformance.C698] = &quot;high school&quot;; 1; IF([StudentsPerformance.C698] = &quot;some college&quot;; 2; IF([StudentsPerformance.C698] = &quot;associate's degree&quot;; 3; IF([StudentsPerformance.C698] = &quot;bachelor's degree&quot;; 4; 5)))))" office:value-type="float" office:value="3" calcext:value-type="float">
            <text:p>3</text:p>
          </table:table-cell>
          <table:table-cell table:formula="of:=IF([StudentsPerformance.D698] = &quot;standard&quot;; 1; 0)" office:value-type="float" office:value="1" calcext:value-type="float">
            <text:p>1</text:p>
          </table:table-cell>
          <table:table-cell table:formula="of:=IF([StudentsPerformance.E698] = &quot;completed&quot;; 1; 0)" office:value-type="float" office:value="1" calcext:value-type="float">
            <text:p>1</text:p>
          </table:table-cell>
          <table:table-cell table:formula="of:=([StudentsPerformance.F698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698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698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699] = &quot;male&quot;; 1; 0)" office:value-type="float" office:value="0" calcext:value-type="float">
            <text:p>0</text:p>
          </table:table-cell>
          <table:table-cell table:formula="of:=IF([StudentsPerformance.B699] = &quot;group A&quot;; 0; IF([StudentsPerformance.B699] = &quot;group B&quot;; 1; IF([StudentsPerformance.B699] = &quot;group C&quot;; 2; IF([StudentsPerformance.B699] = &quot;group D&quot;; 3; 4))))" office:value-type="float" office:value="0" calcext:value-type="float">
            <text:p>0</text:p>
          </table:table-cell>
          <table:table-cell table:formula="of:=IF([StudentsPerformance.C699] = &quot;some high school&quot;; 0; IF([StudentsPerformance.C699] = &quot;high school&quot;; 1; IF([StudentsPerformance.C699] = &quot;some college&quot;; 2; IF([StudentsPerformance.C699] = &quot;associate's degree&quot;; 3; IF([StudentsPerformance.C699] = &quot;bachelor's degree&quot;; 4; 5)))))" office:value-type="float" office:value="4" calcext:value-type="float">
            <text:p>4</text:p>
          </table:table-cell>
          <table:table-cell table:formula="of:=IF([StudentsPerformance.D699] = &quot;standard&quot;; 1; 0)" office:value-type="float" office:value="1" calcext:value-type="float">
            <text:p>1</text:p>
          </table:table-cell>
          <table:table-cell table:formula="of:=IF([StudentsPerformance.E699] = &quot;completed&quot;; 1; 0)" office:value-type="float" office:value="0" calcext:value-type="float">
            <text:p>0</text:p>
          </table:table-cell>
          <table:table-cell table:formula="of:=([StudentsPerformance.F699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699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699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700] = &quot;male&quot;; 1; 0)" office:value-type="float" office:value="0" calcext:value-type="float">
            <text:p>0</text:p>
          </table:table-cell>
          <table:table-cell table:formula="of:=IF([StudentsPerformance.B700] = &quot;group A&quot;; 0; IF([StudentsPerformance.B700] = &quot;group B&quot;; 1; IF([StudentsPerformance.B700] = &quot;group C&quot;; 2; IF([StudentsPerformance.B700] = &quot;group D&quot;; 3; 4))))" office:value-type="float" office:value="3" calcext:value-type="float">
            <text:p>3</text:p>
          </table:table-cell>
          <table:table-cell table:formula="of:=IF([StudentsPerformance.C700] = &quot;some high school&quot;; 0; IF([StudentsPerformance.C700] = &quot;high school&quot;; 1; IF([StudentsPerformance.C700] = &quot;some college&quot;; 2; IF([StudentsPerformance.C700] = &quot;associate's degree&quot;; 3; IF([StudentsPerformance.C700] = &quot;bachelor's degree&quot;; 4; 5)))))" office:value-type="float" office:value="3" calcext:value-type="float">
            <text:p>3</text:p>
          </table:table-cell>
          <table:table-cell table:formula="of:=IF([StudentsPerformance.D700] = &quot;standard&quot;; 1; 0)" office:value-type="float" office:value="1" calcext:value-type="float">
            <text:p>1</text:p>
          </table:table-cell>
          <table:table-cell table:formula="of:=IF([StudentsPerformance.E700] = &quot;completed&quot;; 1; 0)" office:value-type="float" office:value="1" calcext:value-type="float">
            <text:p>1</text:p>
          </table:table-cell>
          <table:table-cell table:formula="of:=([StudentsPerformance.F700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700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700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701] = &quot;male&quot;; 1; 0)" office:value-type="float" office:value="1" calcext:value-type="float">
            <text:p>1</text:p>
          </table:table-cell>
          <table:table-cell table:formula="of:=IF([StudentsPerformance.B701] = &quot;group A&quot;; 0; IF([StudentsPerformance.B701] = &quot;group B&quot;; 1; IF([StudentsPerformance.B701] = &quot;group C&quot;; 2; IF([StudentsPerformance.B701] = &quot;group D&quot;; 3; 4))))" office:value-type="float" office:value="2" calcext:value-type="float">
            <text:p>2</text:p>
          </table:table-cell>
          <table:table-cell table:formula="of:=IF([StudentsPerformance.C701] = &quot;some high school&quot;; 0; IF([StudentsPerformance.C701] = &quot;high school&quot;; 1; IF([StudentsPerformance.C701] = &quot;some college&quot;; 2; IF([StudentsPerformance.C701] = &quot;associate's degree&quot;; 3; IF([StudentsPerformance.C701] = &quot;bachelor's degree&quot;; 4; 5)))))" office:value-type="float" office:value="1" calcext:value-type="float">
            <text:p>1</text:p>
          </table:table-cell>
          <table:table-cell table:formula="of:=IF([StudentsPerformance.D701] = &quot;standard&quot;; 1; 0)" office:value-type="float" office:value="0" calcext:value-type="float">
            <text:p>0</text:p>
          </table:table-cell>
          <table:table-cell table:formula="of:=IF([StudentsPerformance.E701] = &quot;completed&quot;; 1; 0)" office:value-type="float" office:value="0" calcext:value-type="float">
            <text:p>0</text:p>
          </table:table-cell>
          <table:table-cell table:formula="of:=([StudentsPerformance.F701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701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701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702] = &quot;male&quot;; 1; 0)" office:value-type="float" office:value="0" calcext:value-type="float">
            <text:p>0</text:p>
          </table:table-cell>
          <table:table-cell table:formula="of:=IF([StudentsPerformance.B702] = &quot;group A&quot;; 0; IF([StudentsPerformance.B702] = &quot;group B&quot;; 1; IF([StudentsPerformance.B702] = &quot;group C&quot;; 2; IF([StudentsPerformance.B702] = &quot;group D&quot;; 3; 4))))" office:value-type="float" office:value="4" calcext:value-type="float">
            <text:p>4</text:p>
          </table:table-cell>
          <table:table-cell table:formula="of:=IF([StudentsPerformance.C702] = &quot;some high school&quot;; 0; IF([StudentsPerformance.C702] = &quot;high school&quot;; 1; IF([StudentsPerformance.C702] = &quot;some college&quot;; 2; IF([StudentsPerformance.C702] = &quot;associate's degree&quot;; 3; IF([StudentsPerformance.C702] = &quot;bachelor's degree&quot;; 4; 5)))))" office:value-type="float" office:value="4" calcext:value-type="float">
            <text:p>4</text:p>
          </table:table-cell>
          <table:table-cell table:formula="of:=IF([StudentsPerformance.D702] = &quot;standard&quot;; 1; 0)" office:value-type="float" office:value="1" calcext:value-type="float">
            <text:p>1</text:p>
          </table:table-cell>
          <table:table-cell table:formula="of:=IF([StudentsPerformance.E702] = &quot;completed&quot;; 1; 0)" office:value-type="float" office:value="1" calcext:value-type="float">
            <text:p>1</text:p>
          </table:table-cell>
          <table:table-cell table:formula="of:=([StudentsPerformance.F702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702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702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703] = &quot;male&quot;; 1; 0)" office:value-type="float" office:value="0" calcext:value-type="float">
            <text:p>0</text:p>
          </table:table-cell>
          <table:table-cell table:formula="of:=IF([StudentsPerformance.B703] = &quot;group A&quot;; 0; IF([StudentsPerformance.B703] = &quot;group B&quot;; 1; IF([StudentsPerformance.B703] = &quot;group C&quot;; 2; IF([StudentsPerformance.B703] = &quot;group D&quot;; 3; 4))))" office:value-type="float" office:value="1" calcext:value-type="float">
            <text:p>1</text:p>
          </table:table-cell>
          <table:table-cell table:formula="of:=IF([StudentsPerformance.C703] = &quot;some high school&quot;; 0; IF([StudentsPerformance.C703] = &quot;high school&quot;; 1; IF([StudentsPerformance.C703] = &quot;some college&quot;; 2; IF([StudentsPerformance.C703] = &quot;associate's degree&quot;; 3; IF([StudentsPerformance.C703] = &quot;bachelor's degree&quot;; 4; 5)))))" office:value-type="float" office:value="0" calcext:value-type="float">
            <text:p>0</text:p>
          </table:table-cell>
          <table:table-cell table:formula="of:=IF([StudentsPerformance.D703] = &quot;standard&quot;; 1; 0)" office:value-type="float" office:value="1" calcext:value-type="float">
            <text:p>1</text:p>
          </table:table-cell>
          <table:table-cell table:formula="of:=IF([StudentsPerformance.E703] = &quot;completed&quot;; 1; 0)" office:value-type="float" office:value="0" calcext:value-type="float">
            <text:p>0</text:p>
          </table:table-cell>
          <table:table-cell table:formula="of:=([StudentsPerformance.F703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703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703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704] = &quot;male&quot;; 1; 0)" office:value-type="float" office:value="1" calcext:value-type="float">
            <text:p>1</text:p>
          </table:table-cell>
          <table:table-cell table:formula="of:=IF([StudentsPerformance.B704] = &quot;group A&quot;; 0; IF([StudentsPerformance.B704] = &quot;group B&quot;; 1; IF([StudentsPerformance.B704] = &quot;group C&quot;; 2; IF([StudentsPerformance.B704] = &quot;group D&quot;; 3; 4))))" office:value-type="float" office:value="0" calcext:value-type="float">
            <text:p>0</text:p>
          </table:table-cell>
          <table:table-cell table:formula="of:=IF([StudentsPerformance.C704] = &quot;some high school&quot;; 0; IF([StudentsPerformance.C704] = &quot;high school&quot;; 1; IF([StudentsPerformance.C704] = &quot;some college&quot;; 2; IF([StudentsPerformance.C704] = &quot;associate's degree&quot;; 3; IF([StudentsPerformance.C704] = &quot;bachelor's degree&quot;; 4; 5)))))" office:value-type="float" office:value="4" calcext:value-type="float">
            <text:p>4</text:p>
          </table:table-cell>
          <table:table-cell table:formula="of:=IF([StudentsPerformance.D704] = &quot;standard&quot;; 1; 0)" office:value-type="float" office:value="1" calcext:value-type="float">
            <text:p>1</text:p>
          </table:table-cell>
          <table:table-cell table:formula="of:=IF([StudentsPerformance.E704] = &quot;completed&quot;; 1; 0)" office:value-type="float" office:value="1" calcext:value-type="float">
            <text:p>1</text:p>
          </table:table-cell>
          <table:table-cell table:formula="of:=([StudentsPerformance.F704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704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704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705] = &quot;male&quot;; 1; 0)" office:value-type="float" office:value="0" calcext:value-type="float">
            <text:p>0</text:p>
          </table:table-cell>
          <table:table-cell table:formula="of:=IF([StudentsPerformance.B705] = &quot;group A&quot;; 0; IF([StudentsPerformance.B705] = &quot;group B&quot;; 1; IF([StudentsPerformance.B705] = &quot;group C&quot;; 2; IF([StudentsPerformance.B705] = &quot;group D&quot;; 3; 4))))" office:value-type="float" office:value="3" calcext:value-type="float">
            <text:p>3</text:p>
          </table:table-cell>
          <table:table-cell table:formula="of:=IF([StudentsPerformance.C705] = &quot;some high school&quot;; 0; IF([StudentsPerformance.C705] = &quot;high school&quot;; 1; IF([StudentsPerformance.C705] = &quot;some college&quot;; 2; IF([StudentsPerformance.C705] = &quot;associate's degree&quot;; 3; IF([StudentsPerformance.C705] = &quot;bachelor's degree&quot;; 4; 5)))))" office:value-type="float" office:value="2" calcext:value-type="float">
            <text:p>2</text:p>
          </table:table-cell>
          <table:table-cell table:formula="of:=IF([StudentsPerformance.D705] = &quot;standard&quot;; 1; 0)" office:value-type="float" office:value="1" calcext:value-type="float">
            <text:p>1</text:p>
          </table:table-cell>
          <table:table-cell table:formula="of:=IF([StudentsPerformance.E705] = &quot;completed&quot;; 1; 0)" office:value-type="float" office:value="0" calcext:value-type="float">
            <text:p>0</text:p>
          </table:table-cell>
          <table:table-cell table:formula="of:=([StudentsPerformance.F705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705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705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706] = &quot;male&quot;; 1; 0)" office:value-type="float" office:value="0" calcext:value-type="float">
            <text:p>0</text:p>
          </table:table-cell>
          <table:table-cell table:formula="of:=IF([StudentsPerformance.B706] = &quot;group A&quot;; 0; IF([StudentsPerformance.B706] = &quot;group B&quot;; 1; IF([StudentsPerformance.B706] = &quot;group C&quot;; 2; IF([StudentsPerformance.B706] = &quot;group D&quot;; 3; 4))))" office:value-type="float" office:value="1" calcext:value-type="float">
            <text:p>1</text:p>
          </table:table-cell>
          <table:table-cell table:formula="of:=IF([StudentsPerformance.C706] = &quot;some high school&quot;; 0; IF([StudentsPerformance.C706] = &quot;high school&quot;; 1; IF([StudentsPerformance.C706] = &quot;some college&quot;; 2; IF([StudentsPerformance.C706] = &quot;associate's degree&quot;; 3; IF([StudentsPerformance.C706] = &quot;bachelor's degree&quot;; 4; 5)))))" office:value-type="float" office:value="0" calcext:value-type="float">
            <text:p>0</text:p>
          </table:table-cell>
          <table:table-cell table:formula="of:=IF([StudentsPerformance.D706] = &quot;standard&quot;; 1; 0)" office:value-type="float" office:value="0" calcext:value-type="float">
            <text:p>0</text:p>
          </table:table-cell>
          <table:table-cell table:formula="of:=IF([StudentsPerformance.E706] = &quot;completed&quot;; 1; 0)" office:value-type="float" office:value="1" calcext:value-type="float">
            <text:p>1</text:p>
          </table:table-cell>
          <table:table-cell table:formula="of:=([StudentsPerformance.F706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706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706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707] = &quot;male&quot;; 1; 0)" office:value-type="float" office:value="1" calcext:value-type="float">
            <text:p>1</text:p>
          </table:table-cell>
          <table:table-cell table:formula="of:=IF([StudentsPerformance.B707] = &quot;group A&quot;; 0; IF([StudentsPerformance.B707] = &quot;group B&quot;; 1; IF([StudentsPerformance.B707] = &quot;group C&quot;; 2; IF([StudentsPerformance.B707] = &quot;group D&quot;; 3; 4))))" office:value-type="float" office:value="0" calcext:value-type="float">
            <text:p>0</text:p>
          </table:table-cell>
          <table:table-cell table:formula="of:=IF([StudentsPerformance.C707] = &quot;some high school&quot;; 0; IF([StudentsPerformance.C707] = &quot;high school&quot;; 1; IF([StudentsPerformance.C707] = &quot;some college&quot;; 2; IF([StudentsPerformance.C707] = &quot;associate's degree&quot;; 3; IF([StudentsPerformance.C707] = &quot;bachelor's degree&quot;; 4; 5)))))" office:value-type="float" office:value="4" calcext:value-type="float">
            <text:p>4</text:p>
          </table:table-cell>
          <table:table-cell table:formula="of:=IF([StudentsPerformance.D707] = &quot;standard&quot;; 1; 0)" office:value-type="float" office:value="0" calcext:value-type="float">
            <text:p>0</text:p>
          </table:table-cell>
          <table:table-cell table:formula="of:=IF([StudentsPerformance.E707] = &quot;completed&quot;; 1; 0)" office:value-type="float" office:value="0" calcext:value-type="float">
            <text:p>0</text:p>
          </table:table-cell>
          <table:table-cell table:formula="of:=([StudentsPerformance.F707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707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707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708] = &quot;male&quot;; 1; 0)" office:value-type="float" office:value="1" calcext:value-type="float">
            <text:p>1</text:p>
          </table:table-cell>
          <table:table-cell table:formula="of:=IF([StudentsPerformance.B708] = &quot;group A&quot;; 0; IF([StudentsPerformance.B708] = &quot;group B&quot;; 1; IF([StudentsPerformance.B708] = &quot;group C&quot;; 2; IF([StudentsPerformance.B708] = &quot;group D&quot;; 3; 4))))" office:value-type="float" office:value="3" calcext:value-type="float">
            <text:p>3</text:p>
          </table:table-cell>
          <table:table-cell table:formula="of:=IF([StudentsPerformance.C708] = &quot;some high school&quot;; 0; IF([StudentsPerformance.C708] = &quot;high school&quot;; 1; IF([StudentsPerformance.C708] = &quot;some college&quot;; 2; IF([StudentsPerformance.C708] = &quot;associate's degree&quot;; 3; IF([StudentsPerformance.C708] = &quot;bachelor's degree&quot;; 4; 5)))))" office:value-type="float" office:value="1" calcext:value-type="float">
            <text:p>1</text:p>
          </table:table-cell>
          <table:table-cell table:formula="of:=IF([StudentsPerformance.D708] = &quot;standard&quot;; 1; 0)" office:value-type="float" office:value="1" calcext:value-type="float">
            <text:p>1</text:p>
          </table:table-cell>
          <table:table-cell table:formula="of:=IF([StudentsPerformance.E708] = &quot;completed&quot;; 1; 0)" office:value-type="float" office:value="0" calcext:value-type="float">
            <text:p>0</text:p>
          </table:table-cell>
          <table:table-cell table:formula="of:=([StudentsPerformance.F708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708] - [StudentsPerformance.$M$2])/[StudentsPerformance.$N$2]" office:value-type="float" office:value="-2.4088039493691" calcext:value-type="float">
            <text:p>-2.4088039493691</text:p>
          </table:table-cell>
          <table:table-cell table:formula="of:=([StudentsPerformance.H708] - [StudentsPerformance.$P$2])/[StudentsPerformance.$Q$2]" office:value-type="float" office:value="-2.10941849879024" calcext:value-type="float">
            <text:p>-2.10941849879024</text:p>
          </table:table-cell>
        </table:table-row>
        <table:table-row table:style-name="ro1">
          <table:table-cell table:formula="of:=IF([StudentsPerformance.A709] = &quot;male&quot;; 1; 0)" office:value-type="float" office:value="1" calcext:value-type="float">
            <text:p>1</text:p>
          </table:table-cell>
          <table:table-cell table:formula="of:=IF([StudentsPerformance.B709] = &quot;group A&quot;; 0; IF([StudentsPerformance.B709] = &quot;group B&quot;; 1; IF([StudentsPerformance.B709] = &quot;group C&quot;; 2; IF([StudentsPerformance.B709] = &quot;group D&quot;; 3; 4))))" office:value-type="float" office:value="2" calcext:value-type="float">
            <text:p>2</text:p>
          </table:table-cell>
          <table:table-cell table:formula="of:=IF([StudentsPerformance.C709] = &quot;some high school&quot;; 0; IF([StudentsPerformance.C709] = &quot;high school&quot;; 1; IF([StudentsPerformance.C709] = &quot;some college&quot;; 2; IF([StudentsPerformance.C709] = &quot;associate's degree&quot;; 3; IF([StudentsPerformance.C709] = &quot;bachelor's degree&quot;; 4; 5)))))" office:value-type="float" office:value="2" calcext:value-type="float">
            <text:p>2</text:p>
          </table:table-cell>
          <table:table-cell table:formula="of:=IF([StudentsPerformance.D709] = &quot;standard&quot;; 1; 0)" office:value-type="float" office:value="1" calcext:value-type="float">
            <text:p>1</text:p>
          </table:table-cell>
          <table:table-cell table:formula="of:=IF([StudentsPerformance.E709] = &quot;completed&quot;; 1; 0)" office:value-type="float" office:value="0" calcext:value-type="float">
            <text:p>0</text:p>
          </table:table-cell>
          <table:table-cell table:formula="of:=([StudentsPerformance.F709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709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709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710] = &quot;male&quot;; 1; 0)" office:value-type="float" office:value="1" calcext:value-type="float">
            <text:p>1</text:p>
          </table:table-cell>
          <table:table-cell table:formula="of:=IF([StudentsPerformance.B710] = &quot;group A&quot;; 0; IF([StudentsPerformance.B710] = &quot;group B&quot;; 1; IF([StudentsPerformance.B710] = &quot;group C&quot;; 2; IF([StudentsPerformance.B710] = &quot;group D&quot;; 3; 4))))" office:value-type="float" office:value="3" calcext:value-type="float">
            <text:p>3</text:p>
          </table:table-cell>
          <table:table-cell table:formula="of:=IF([StudentsPerformance.C710] = &quot;some high school&quot;; 0; IF([StudentsPerformance.C710] = &quot;high school&quot;; 1; IF([StudentsPerformance.C710] = &quot;some college&quot;; 2; IF([StudentsPerformance.C710] = &quot;associate's degree&quot;; 3; IF([StudentsPerformance.C710] = &quot;bachelor's degree&quot;; 4; 5)))))" office:value-type="float" office:value="1" calcext:value-type="float">
            <text:p>1</text:p>
          </table:table-cell>
          <table:table-cell table:formula="of:=IF([StudentsPerformance.D710] = &quot;standard&quot;; 1; 0)" office:value-type="float" office:value="1" calcext:value-type="float">
            <text:p>1</text:p>
          </table:table-cell>
          <table:table-cell table:formula="of:=IF([StudentsPerformance.E710] = &quot;completed&quot;; 1; 0)" office:value-type="float" office:value="0" calcext:value-type="float">
            <text:p>0</text:p>
          </table:table-cell>
          <table:table-cell table:formula="of:=([StudentsPerformance.F710] - [StudentsPerformance.$J$2])/[StudentsPerformance.$K$2]" office:value-type="float" office:value="1.51097269518675" calcext:value-type="float">
            <text:p>1.51097269518675</text:p>
          </table:table-cell>
          <table:table-cell table:formula="of:=([StudentsPerformance.G710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710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711] = &quot;male&quot;; 1; 0)" office:value-type="float" office:value="0" calcext:value-type="float">
            <text:p>0</text:p>
          </table:table-cell>
          <table:table-cell table:formula="of:=IF([StudentsPerformance.B711] = &quot;group A&quot;; 0; IF([StudentsPerformance.B711] = &quot;group B&quot;; 1; IF([StudentsPerformance.B711] = &quot;group C&quot;; 2; IF([StudentsPerformance.B711] = &quot;group D&quot;; 3; 4))))" office:value-type="float" office:value="3" calcext:value-type="float">
            <text:p>3</text:p>
          </table:table-cell>
          <table:table-cell table:formula="of:=IF([StudentsPerformance.C711] = &quot;some high school&quot;; 0; IF([StudentsPerformance.C711] = &quot;high school&quot;; 1; IF([StudentsPerformance.C711] = &quot;some college&quot;; 2; IF([StudentsPerformance.C711] = &quot;associate's degree&quot;; 3; IF([StudentsPerformance.C711] = &quot;bachelor's degree&quot;; 4; 5)))))" office:value-type="float" office:value="3" calcext:value-type="float">
            <text:p>3</text:p>
          </table:table-cell>
          <table:table-cell table:formula="of:=IF([StudentsPerformance.D711] = &quot;standard&quot;; 1; 0)" office:value-type="float" office:value="0" calcext:value-type="float">
            <text:p>0</text:p>
          </table:table-cell>
          <table:table-cell table:formula="of:=IF([StudentsPerformance.E711] = &quot;completed&quot;; 1; 0)" office:value-type="float" office:value="1" calcext:value-type="float">
            <text:p>1</text:p>
          </table:table-cell>
          <table:table-cell table:formula="of:=([StudentsPerformance.F711] - [StudentsPerformance.$J$2])/[StudentsPerformance.$K$2]" office:value-type="float" office:value="-1.58866139646256" calcext:value-type="float">
            <text:p>-1.58866139646256</text:p>
          </table:table-cell>
          <table:table-cell table:formula="of:=([StudentsPerformance.G711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711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712] = &quot;male&quot;; 1; 0)" office:value-type="float" office:value="1" calcext:value-type="float">
            <text:p>1</text:p>
          </table:table-cell>
          <table:table-cell table:formula="of:=IF([StudentsPerformance.B712] = &quot;group A&quot;; 0; IF([StudentsPerformance.B712] = &quot;group B&quot;; 1; IF([StudentsPerformance.B712] = &quot;group C&quot;; 2; IF([StudentsPerformance.B712] = &quot;group D&quot;; 3; 4))))" office:value-type="float" office:value="2" calcext:value-type="float">
            <text:p>2</text:p>
          </table:table-cell>
          <table:table-cell table:formula="of:=IF([StudentsPerformance.C712] = &quot;some high school&quot;; 0; IF([StudentsPerformance.C712] = &quot;high school&quot;; 1; IF([StudentsPerformance.C712] = &quot;some college&quot;; 2; IF([StudentsPerformance.C712] = &quot;associate's degree&quot;; 3; IF([StudentsPerformance.C712] = &quot;bachelor's degree&quot;; 4; 5)))))" office:value-type="float" office:value="2" calcext:value-type="float">
            <text:p>2</text:p>
          </table:table-cell>
          <table:table-cell table:formula="of:=IF([StudentsPerformance.D712] = &quot;standard&quot;; 1; 0)" office:value-type="float" office:value="1" calcext:value-type="float">
            <text:p>1</text:p>
          </table:table-cell>
          <table:table-cell table:formula="of:=IF([StudentsPerformance.E712] = &quot;completed&quot;; 1; 0)" office:value-type="float" office:value="1" calcext:value-type="float">
            <text:p>1</text:p>
          </table:table-cell>
          <table:table-cell table:formula="of:=([StudentsPerformance.F712] - [StudentsPerformance.$J$2])/[StudentsPerformance.$K$2]" office:value-type="float" office:value="1.77477134128456" calcext:value-type="float">
            <text:p>1.77477134128456</text:p>
          </table:table-cell>
          <table:table-cell table:formula="of:=([StudentsPerformance.G712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712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713] = &quot;male&quot;; 1; 0)" office:value-type="float" office:value="0" calcext:value-type="float">
            <text:p>0</text:p>
          </table:table-cell>
          <table:table-cell table:formula="of:=IF([StudentsPerformance.B713] = &quot;group A&quot;; 0; IF([StudentsPerformance.B713] = &quot;group B&quot;; 1; IF([StudentsPerformance.B713] = &quot;group C&quot;; 2; IF([StudentsPerformance.B713] = &quot;group D&quot;; 3; 4))))" office:value-type="float" office:value="4" calcext:value-type="float">
            <text:p>4</text:p>
          </table:table-cell>
          <table:table-cell table:formula="of:=IF([StudentsPerformance.C713] = &quot;some high school&quot;; 0; IF([StudentsPerformance.C713] = &quot;high school&quot;; 1; IF([StudentsPerformance.C713] = &quot;some college&quot;; 2; IF([StudentsPerformance.C713] = &quot;associate's degree&quot;; 3; IF([StudentsPerformance.C713] = &quot;bachelor's degree&quot;; 4; 5)))))" office:value-type="float" office:value="0" calcext:value-type="float">
            <text:p>0</text:p>
          </table:table-cell>
          <table:table-cell table:formula="of:=IF([StudentsPerformance.D713] = &quot;standard&quot;; 1; 0)" office:value-type="float" office:value="1" calcext:value-type="float">
            <text:p>1</text:p>
          </table:table-cell>
          <table:table-cell table:formula="of:=IF([StudentsPerformance.E713] = &quot;completed&quot;; 1; 0)" office:value-type="float" office:value="1" calcext:value-type="float">
            <text:p>1</text:p>
          </table:table-cell>
          <table:table-cell table:formula="of:=([StudentsPerformance.F713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713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713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714] = &quot;male&quot;; 1; 0)" office:value-type="float" office:value="0" calcext:value-type="float">
            <text:p>0</text:p>
          </table:table-cell>
          <table:table-cell table:formula="of:=IF([StudentsPerformance.B714] = &quot;group A&quot;; 0; IF([StudentsPerformance.B714] = &quot;group B&quot;; 1; IF([StudentsPerformance.B714] = &quot;group C&quot;; 2; IF([StudentsPerformance.B714] = &quot;group D&quot;; 3; 4))))" office:value-type="float" office:value="3" calcext:value-type="float">
            <text:p>3</text:p>
          </table:table-cell>
          <table:table-cell table:formula="of:=IF([StudentsPerformance.C714] = &quot;some high school&quot;; 0; IF([StudentsPerformance.C714] = &quot;high school&quot;; 1; IF([StudentsPerformance.C714] = &quot;some college&quot;; 2; IF([StudentsPerformance.C714] = &quot;associate's degree&quot;; 3; IF([StudentsPerformance.C714] = &quot;bachelor's degree&quot;; 4; 5)))))" office:value-type="float" office:value="2" calcext:value-type="float">
            <text:p>2</text:p>
          </table:table-cell>
          <table:table-cell table:formula="of:=IF([StudentsPerformance.D714] = &quot;standard&quot;; 1; 0)" office:value-type="float" office:value="1" calcext:value-type="float">
            <text:p>1</text:p>
          </table:table-cell>
          <table:table-cell table:formula="of:=IF([StudentsPerformance.E714] = &quot;completed&quot;; 1; 0)" office:value-type="float" office:value="0" calcext:value-type="float">
            <text:p>0</text:p>
          </table:table-cell>
          <table:table-cell table:formula="of:=([StudentsPerformance.F714] - [StudentsPerformance.$J$2])/[StudentsPerformance.$K$2]" office:value-type="float" office:value="2.10451964890683" calcext:value-type="float">
            <text:p>2.10451964890683</text:p>
          </table:table-cell>
          <table:table-cell table:formula="of:=([StudentsPerformance.G714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714] - [StudentsPerformance.$P$2])/[StudentsPerformance.$Q$2]" office:value-type="float" office:value="2.03650292829484" calcext:value-type="float">
            <text:p>2.03650292829484</text:p>
          </table:table-cell>
        </table:table-row>
        <table:table-row table:style-name="ro1">
          <table:table-cell table:formula="of:=IF([StudentsPerformance.A715] = &quot;male&quot;; 1; 0)" office:value-type="float" office:value="1" calcext:value-type="float">
            <text:p>1</text:p>
          </table:table-cell>
          <table:table-cell table:formula="of:=IF([StudentsPerformance.B715] = &quot;group A&quot;; 0; IF([StudentsPerformance.B715] = &quot;group B&quot;; 1; IF([StudentsPerformance.B715] = &quot;group C&quot;; 2; IF([StudentsPerformance.B715] = &quot;group D&quot;; 3; 4))))" office:value-type="float" office:value="3" calcext:value-type="float">
            <text:p>3</text:p>
          </table:table-cell>
          <table:table-cell table:formula="of:=IF([StudentsPerformance.C715] = &quot;some high school&quot;; 0; IF([StudentsPerformance.C715] = &quot;high school&quot;; 1; IF([StudentsPerformance.C715] = &quot;some college&quot;; 2; IF([StudentsPerformance.C715] = &quot;associate's degree&quot;; 3; IF([StudentsPerformance.C715] = &quot;bachelor's degree&quot;; 4; 5)))))" office:value-type="float" office:value="5" calcext:value-type="float">
            <text:p>5</text:p>
          </table:table-cell>
          <table:table-cell table:formula="of:=IF([StudentsPerformance.D715] = &quot;standard&quot;; 1; 0)" office:value-type="float" office:value="1" calcext:value-type="float">
            <text:p>1</text:p>
          </table:table-cell>
          <table:table-cell table:formula="of:=IF([StudentsPerformance.E715] = &quot;completed&quot;; 1; 0)" office:value-type="float" office:value="0" calcext:value-type="float">
            <text:p>0</text:p>
          </table:table-cell>
          <table:table-cell table:formula="of:=([StudentsPerformance.F715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715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715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716] = &quot;male&quot;; 1; 0)" office:value-type="float" office:value="0" calcext:value-type="float">
            <text:p>0</text:p>
          </table:table-cell>
          <table:table-cell table:formula="of:=IF([StudentsPerformance.B716] = &quot;group A&quot;; 0; IF([StudentsPerformance.B716] = &quot;group B&quot;; 1; IF([StudentsPerformance.B716] = &quot;group C&quot;; 2; IF([StudentsPerformance.B716] = &quot;group D&quot;; 3; 4))))" office:value-type="float" office:value="1" calcext:value-type="float">
            <text:p>1</text:p>
          </table:table-cell>
          <table:table-cell table:formula="of:=IF([StudentsPerformance.C716] = &quot;some high school&quot;; 0; IF([StudentsPerformance.C716] = &quot;high school&quot;; 1; IF([StudentsPerformance.C716] = &quot;some college&quot;; 2; IF([StudentsPerformance.C716] = &quot;associate's degree&quot;; 3; IF([StudentsPerformance.C716] = &quot;bachelor's degree&quot;; 4; 5)))))" office:value-type="float" office:value="0" calcext:value-type="float">
            <text:p>0</text:p>
          </table:table-cell>
          <table:table-cell table:formula="of:=IF([StudentsPerformance.D716] = &quot;standard&quot;; 1; 0)" office:value-type="float" office:value="1" calcext:value-type="float">
            <text:p>1</text:p>
          </table:table-cell>
          <table:table-cell table:formula="of:=IF([StudentsPerformance.E716] = &quot;completed&quot;; 1; 0)" office:value-type="float" office:value="1" calcext:value-type="float">
            <text:p>1</text:p>
          </table:table-cell>
          <table:table-cell table:formula="of:=([StudentsPerformance.F716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716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716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717] = &quot;male&quot;; 1; 0)" office:value-type="float" office:value="0" calcext:value-type="float">
            <text:p>0</text:p>
          </table:table-cell>
          <table:table-cell table:formula="of:=IF([StudentsPerformance.B717] = &quot;group A&quot;; 0; IF([StudentsPerformance.B717] = &quot;group B&quot;; 1; IF([StudentsPerformance.B717] = &quot;group C&quot;; 2; IF([StudentsPerformance.B717] = &quot;group D&quot;; 3; 4))))" office:value-type="float" office:value="1" calcext:value-type="float">
            <text:p>1</text:p>
          </table:table-cell>
          <table:table-cell table:formula="of:=IF([StudentsPerformance.C717] = &quot;some high school&quot;; 0; IF([StudentsPerformance.C717] = &quot;high school&quot;; 1; IF([StudentsPerformance.C717] = &quot;some college&quot;; 2; IF([StudentsPerformance.C717] = &quot;associate's degree&quot;; 3; IF([StudentsPerformance.C717] = &quot;bachelor's degree&quot;; 4; 5)))))" office:value-type="float" office:value="3" calcext:value-type="float">
            <text:p>3</text:p>
          </table:table-cell>
          <table:table-cell table:formula="of:=IF([StudentsPerformance.D717] = &quot;standard&quot;; 1; 0)" office:value-type="float" office:value="0" calcext:value-type="float">
            <text:p>0</text:p>
          </table:table-cell>
          <table:table-cell table:formula="of:=IF([StudentsPerformance.E717] = &quot;completed&quot;; 1; 0)" office:value-type="float" office:value="1" calcext:value-type="float">
            <text:p>1</text:p>
          </table:table-cell>
          <table:table-cell table:formula="of:=([StudentsPerformance.F717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717] - [StudentsPerformance.$M$2])/[StudentsPerformance.$N$2]" office:value-type="float" office:value="1.70073106618852" calcext:value-type="float">
            <text:p>1.70073106618852</text:p>
          </table:table-cell>
          <table:table-cell table:formula="of:=([StudentsPerformance.H717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718] = &quot;male&quot;; 1; 0)" office:value-type="float" office:value="1" calcext:value-type="float">
            <text:p>1</text:p>
          </table:table-cell>
          <table:table-cell table:formula="of:=IF([StudentsPerformance.B718] = &quot;group A&quot;; 0; IF([StudentsPerformance.B718] = &quot;group B&quot;; 1; IF([StudentsPerformance.B718] = &quot;group C&quot;; 2; IF([StudentsPerformance.B718] = &quot;group D&quot;; 3; 4))))" office:value-type="float" office:value="2" calcext:value-type="float">
            <text:p>2</text:p>
          </table:table-cell>
          <table:table-cell table:formula="of:=IF([StudentsPerformance.C718] = &quot;some high school&quot;; 0; IF([StudentsPerformance.C718] = &quot;high school&quot;; 1; IF([StudentsPerformance.C718] = &quot;some college&quot;; 2; IF([StudentsPerformance.C718] = &quot;associate's degree&quot;; 3; IF([StudentsPerformance.C718] = &quot;bachelor's degree&quot;; 4; 5)))))" office:value-type="float" office:value="3" calcext:value-type="float">
            <text:p>3</text:p>
          </table:table-cell>
          <table:table-cell table:formula="of:=IF([StudentsPerformance.D718] = &quot;standard&quot;; 1; 0)" office:value-type="float" office:value="1" calcext:value-type="float">
            <text:p>1</text:p>
          </table:table-cell>
          <table:table-cell table:formula="of:=IF([StudentsPerformance.E718] = &quot;completed&quot;; 1; 0)" office:value-type="float" office:value="1" calcext:value-type="float">
            <text:p>1</text:p>
          </table:table-cell>
          <table:table-cell table:formula="of:=([StudentsPerformance.F718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718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718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719] = &quot;male&quot;; 1; 0)" office:value-type="float" office:value="0" calcext:value-type="float">
            <text:p>0</text:p>
          </table:table-cell>
          <table:table-cell table:formula="of:=IF([StudentsPerformance.B719] = &quot;group A&quot;; 0; IF([StudentsPerformance.B719] = &quot;group B&quot;; 1; IF([StudentsPerformance.B719] = &quot;group C&quot;; 2; IF([StudentsPerformance.B719] = &quot;group D&quot;; 3; 4))))" office:value-type="float" office:value="2" calcext:value-type="float">
            <text:p>2</text:p>
          </table:table-cell>
          <table:table-cell table:formula="of:=IF([StudentsPerformance.C719] = &quot;some high school&quot;; 0; IF([StudentsPerformance.C719] = &quot;high school&quot;; 1; IF([StudentsPerformance.C719] = &quot;some college&quot;; 2; IF([StudentsPerformance.C719] = &quot;associate's degree&quot;; 3; IF([StudentsPerformance.C719] = &quot;bachelor's degree&quot;; 4; 5)))))" office:value-type="float" office:value="3" calcext:value-type="float">
            <text:p>3</text:p>
          </table:table-cell>
          <table:table-cell table:formula="of:=IF([StudentsPerformance.D719] = &quot;standard&quot;; 1; 0)" office:value-type="float" office:value="1" calcext:value-type="float">
            <text:p>1</text:p>
          </table:table-cell>
          <table:table-cell table:formula="of:=IF([StudentsPerformance.E719] = &quot;completed&quot;; 1; 0)" office:value-type="float" office:value="1" calcext:value-type="float">
            <text:p>1</text:p>
          </table:table-cell>
          <table:table-cell table:formula="of:=([StudentsPerformance.F719] - [StudentsPerformance.$J$2])/[StudentsPerformance.$K$2]" office:value-type="float" office:value="1.97262032585792" calcext:value-type="float">
            <text:p>1.97262032585792</text:p>
          </table:table-cell>
          <table:table-cell table:formula="of:=([StudentsPerformance.G719] - [StudentsPerformance.$M$2])/[StudentsPerformance.$N$2]" office:value-type="float" office:value="1.83771556670711" calcext:value-type="float">
            <text:p>1.83771556670711</text:p>
          </table:table-cell>
          <table:table-cell table:formula="of:=([StudentsPerformance.H719] - [StudentsPerformance.$P$2])/[StudentsPerformance.$Q$2]" office:value-type="float" office:value="2.03650292829484" calcext:value-type="float">
            <text:p>2.03650292829484</text:p>
          </table:table-cell>
        </table:table-row>
        <table:table-row table:style-name="ro1">
          <table:table-cell table:formula="of:=IF([StudentsPerformance.A720] = &quot;male&quot;; 1; 0)" office:value-type="float" office:value="0" calcext:value-type="float">
            <text:p>0</text:p>
          </table:table-cell>
          <table:table-cell table:formula="of:=IF([StudentsPerformance.B720] = &quot;group A&quot;; 0; IF([StudentsPerformance.B720] = &quot;group B&quot;; 1; IF([StudentsPerformance.B720] = &quot;group C&quot;; 2; IF([StudentsPerformance.B720] = &quot;group D&quot;; 3; 4))))" office:value-type="float" office:value="2" calcext:value-type="float">
            <text:p>2</text:p>
          </table:table-cell>
          <table:table-cell table:formula="of:=IF([StudentsPerformance.C720] = &quot;some high school&quot;; 0; IF([StudentsPerformance.C720] = &quot;high school&quot;; 1; IF([StudentsPerformance.C720] = &quot;some college&quot;; 2; IF([StudentsPerformance.C720] = &quot;associate's degree&quot;; 3; IF([StudentsPerformance.C720] = &quot;bachelor's degree&quot;; 4; 5)))))" office:value-type="float" office:value="1" calcext:value-type="float">
            <text:p>1</text:p>
          </table:table-cell>
          <table:table-cell table:formula="of:=IF([StudentsPerformance.D720] = &quot;standard&quot;; 1; 0)" office:value-type="float" office:value="1" calcext:value-type="float">
            <text:p>1</text:p>
          </table:table-cell>
          <table:table-cell table:formula="of:=IF([StudentsPerformance.E720] = &quot;completed&quot;; 1; 0)" office:value-type="float" office:value="0" calcext:value-type="float">
            <text:p>0</text:p>
          </table:table-cell>
          <table:table-cell table:formula="of:=([StudentsPerformance.F720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720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720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721] = &quot;male&quot;; 1; 0)" office:value-type="float" office:value="1" calcext:value-type="float">
            <text:p>1</text:p>
          </table:table-cell>
          <table:table-cell table:formula="of:=IF([StudentsPerformance.B721] = &quot;group A&quot;; 0; IF([StudentsPerformance.B721] = &quot;group B&quot;; 1; IF([StudentsPerformance.B721] = &quot;group C&quot;; 2; IF([StudentsPerformance.B721] = &quot;group D&quot;; 3; 4))))" office:value-type="float" office:value="4" calcext:value-type="float">
            <text:p>4</text:p>
          </table:table-cell>
          <table:table-cell table:formula="of:=IF([StudentsPerformance.C721] = &quot;some high school&quot;; 0; IF([StudentsPerformance.C721] = &quot;high school&quot;; 1; IF([StudentsPerformance.C721] = &quot;some college&quot;; 2; IF([StudentsPerformance.C721] = &quot;associate's degree&quot;; 3; IF([StudentsPerformance.C721] = &quot;bachelor's degree&quot;; 4; 5)))))" office:value-type="float" office:value="3" calcext:value-type="float">
            <text:p>3</text:p>
          </table:table-cell>
          <table:table-cell table:formula="of:=IF([StudentsPerformance.D721] = &quot;standard&quot;; 1; 0)" office:value-type="float" office:value="0" calcext:value-type="float">
            <text:p>0</text:p>
          </table:table-cell>
          <table:table-cell table:formula="of:=IF([StudentsPerformance.E721] = &quot;completed&quot;; 1; 0)" office:value-type="float" office:value="1" calcext:value-type="float">
            <text:p>1</text:p>
          </table:table-cell>
          <table:table-cell table:formula="of:=([StudentsPerformance.F721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721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721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722] = &quot;male&quot;; 1; 0)" office:value-type="float" office:value="0" calcext:value-type="float">
            <text:p>0</text:p>
          </table:table-cell>
          <table:table-cell table:formula="of:=IF([StudentsPerformance.B722] = &quot;group A&quot;; 0; IF([StudentsPerformance.B722] = &quot;group B&quot;; 1; IF([StudentsPerformance.B722] = &quot;group C&quot;; 2; IF([StudentsPerformance.B722] = &quot;group D&quot;; 3; 4))))" office:value-type="float" office:value="2" calcext:value-type="float">
            <text:p>2</text:p>
          </table:table-cell>
          <table:table-cell table:formula="of:=IF([StudentsPerformance.C722] = &quot;some high school&quot;; 0; IF([StudentsPerformance.C722] = &quot;high school&quot;; 1; IF([StudentsPerformance.C722] = &quot;some college&quot;; 2; IF([StudentsPerformance.C722] = &quot;associate's degree&quot;; 3; IF([StudentsPerformance.C722] = &quot;bachelor's degree&quot;; 4; 5)))))" office:value-type="float" office:value="2" calcext:value-type="float">
            <text:p>2</text:p>
          </table:table-cell>
          <table:table-cell table:formula="of:=IF([StudentsPerformance.D722] = &quot;standard&quot;; 1; 0)" office:value-type="float" office:value="0" calcext:value-type="float">
            <text:p>0</text:p>
          </table:table-cell>
          <table:table-cell table:formula="of:=IF([StudentsPerformance.E722] = &quot;completed&quot;; 1; 0)" office:value-type="float" office:value="0" calcext:value-type="float">
            <text:p>0</text:p>
          </table:table-cell>
          <table:table-cell table:formula="of:=([StudentsPerformance.F722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722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722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723] = &quot;male&quot;; 1; 0)" office:value-type="float" office:value="1" calcext:value-type="float">
            <text:p>1</text:p>
          </table:table-cell>
          <table:table-cell table:formula="of:=IF([StudentsPerformance.B723] = &quot;group A&quot;; 0; IF([StudentsPerformance.B723] = &quot;group B&quot;; 1; IF([StudentsPerformance.B723] = &quot;group C&quot;; 2; IF([StudentsPerformance.B723] = &quot;group D&quot;; 3; 4))))" office:value-type="float" office:value="3" calcext:value-type="float">
            <text:p>3</text:p>
          </table:table-cell>
          <table:table-cell table:formula="of:=IF([StudentsPerformance.C723] = &quot;some high school&quot;; 0; IF([StudentsPerformance.C723] = &quot;high school&quot;; 1; IF([StudentsPerformance.C723] = &quot;some college&quot;; 2; IF([StudentsPerformance.C723] = &quot;associate's degree&quot;; 3; IF([StudentsPerformance.C723] = &quot;bachelor's degree&quot;; 4; 5)))))" office:value-type="float" office:value="0" calcext:value-type="float">
            <text:p>0</text:p>
          </table:table-cell>
          <table:table-cell table:formula="of:=IF([StudentsPerformance.D723] = &quot;standard&quot;; 1; 0)" office:value-type="float" office:value="0" calcext:value-type="float">
            <text:p>0</text:p>
          </table:table-cell>
          <table:table-cell table:formula="of:=IF([StudentsPerformance.E723] = &quot;completed&quot;; 1; 0)" office:value-type="float" office:value="1" calcext:value-type="float">
            <text:p>1</text:p>
          </table:table-cell>
          <table:table-cell table:formula="of:=([StudentsPerformance.F723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723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723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724] = &quot;male&quot;; 1; 0)" office:value-type="float" office:value="0" calcext:value-type="float">
            <text:p>0</text:p>
          </table:table-cell>
          <table:table-cell table:formula="of:=IF([StudentsPerformance.B724] = &quot;group A&quot;; 0; IF([StudentsPerformance.B724] = &quot;group B&quot;; 1; IF([StudentsPerformance.B724] = &quot;group C&quot;; 2; IF([StudentsPerformance.B724] = &quot;group D&quot;; 3; 4))))" office:value-type="float" office:value="1" calcext:value-type="float">
            <text:p>1</text:p>
          </table:table-cell>
          <table:table-cell table:formula="of:=IF([StudentsPerformance.C724] = &quot;some high school&quot;; 0; IF([StudentsPerformance.C724] = &quot;high school&quot;; 1; IF([StudentsPerformance.C724] = &quot;some college&quot;; 2; IF([StudentsPerformance.C724] = &quot;associate's degree&quot;; 3; IF([StudentsPerformance.C724] = &quot;bachelor's degree&quot;; 4; 5)))))" office:value-type="float" office:value="0" calcext:value-type="float">
            <text:p>0</text:p>
          </table:table-cell>
          <table:table-cell table:formula="of:=IF([StudentsPerformance.D724] = &quot;standard&quot;; 1; 0)" office:value-type="float" office:value="0" calcext:value-type="float">
            <text:p>0</text:p>
          </table:table-cell>
          <table:table-cell table:formula="of:=IF([StudentsPerformance.E724] = &quot;completed&quot;; 1; 0)" office:value-type="float" office:value="1" calcext:value-type="float">
            <text:p>1</text:p>
          </table:table-cell>
          <table:table-cell table:formula="of:=([StudentsPerformance.F724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724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724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725] = &quot;male&quot;; 1; 0)" office:value-type="float" office:value="1" calcext:value-type="float">
            <text:p>1</text:p>
          </table:table-cell>
          <table:table-cell table:formula="of:=IF([StudentsPerformance.B725] = &quot;group A&quot;; 0; IF([StudentsPerformance.B725] = &quot;group B&quot;; 1; IF([StudentsPerformance.B725] = &quot;group C&quot;; 2; IF([StudentsPerformance.B725] = &quot;group D&quot;; 3; 4))))" office:value-type="float" office:value="2" calcext:value-type="float">
            <text:p>2</text:p>
          </table:table-cell>
          <table:table-cell table:formula="of:=IF([StudentsPerformance.C725] = &quot;some high school&quot;; 0; IF([StudentsPerformance.C725] = &quot;high school&quot;; 1; IF([StudentsPerformance.C725] = &quot;some college&quot;; 2; IF([StudentsPerformance.C725] = &quot;associate's degree&quot;; 3; IF([StudentsPerformance.C725] = &quot;bachelor's degree&quot;; 4; 5)))))" office:value-type="float" office:value="1" calcext:value-type="float">
            <text:p>1</text:p>
          </table:table-cell>
          <table:table-cell table:formula="of:=IF([StudentsPerformance.D725] = &quot;standard&quot;; 1; 0)" office:value-type="float" office:value="1" calcext:value-type="float">
            <text:p>1</text:p>
          </table:table-cell>
          <table:table-cell table:formula="of:=IF([StudentsPerformance.E725] = &quot;completed&quot;; 1; 0)" office:value-type="float" office:value="0" calcext:value-type="float">
            <text:p>0</text:p>
          </table:table-cell>
          <table:table-cell table:formula="of:=([StudentsPerformance.F725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725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725] - [StudentsPerformance.$P$2])/[StudentsPerformance.$Q$2]" office:value-type="float" office:value="-1.71456883906785" calcext:value-type="float">
            <text:p>-1.71456883906785</text:p>
          </table:table-cell>
        </table:table-row>
        <table:table-row table:style-name="ro1">
          <table:table-cell table:formula="of:=IF([StudentsPerformance.A726] = &quot;male&quot;; 1; 0)" office:value-type="float" office:value="1" calcext:value-type="float">
            <text:p>1</text:p>
          </table:table-cell>
          <table:table-cell table:formula="of:=IF([StudentsPerformance.B726] = &quot;group A&quot;; 0; IF([StudentsPerformance.B726] = &quot;group B&quot;; 1; IF([StudentsPerformance.B726] = &quot;group C&quot;; 2; IF([StudentsPerformance.B726] = &quot;group D&quot;; 3; 4))))" office:value-type="float" office:value="1" calcext:value-type="float">
            <text:p>1</text:p>
          </table:table-cell>
          <table:table-cell table:formula="of:=IF([StudentsPerformance.C726] = &quot;some high school&quot;; 0; IF([StudentsPerformance.C726] = &quot;high school&quot;; 1; IF([StudentsPerformance.C726] = &quot;some college&quot;; 2; IF([StudentsPerformance.C726] = &quot;associate's degree&quot;; 3; IF([StudentsPerformance.C726] = &quot;bachelor's degree&quot;; 4; 5)))))" office:value-type="float" office:value="2" calcext:value-type="float">
            <text:p>2</text:p>
          </table:table-cell>
          <table:table-cell table:formula="of:=IF([StudentsPerformance.D726] = &quot;standard&quot;; 1; 0)" office:value-type="float" office:value="1" calcext:value-type="float">
            <text:p>1</text:p>
          </table:table-cell>
          <table:table-cell table:formula="of:=IF([StudentsPerformance.E726] = &quot;completed&quot;; 1; 0)" office:value-type="float" office:value="0" calcext:value-type="float">
            <text:p>0</text:p>
          </table:table-cell>
          <table:table-cell table:formula="of:=([StudentsPerformance.F726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726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726] - [StudentsPerformance.$P$2])/[StudentsPerformance.$Q$2]" office:value-type="float" office:value="-1.78037711568825" calcext:value-type="float">
            <text:p>-1.78037711568825</text:p>
          </table:table-cell>
        </table:table-row>
        <table:table-row table:style-name="ro1">
          <table:table-cell table:formula="of:=IF([StudentsPerformance.A727] = &quot;male&quot;; 1; 0)" office:value-type="float" office:value="1" calcext:value-type="float">
            <text:p>1</text:p>
          </table:table-cell>
          <table:table-cell table:formula="of:=IF([StudentsPerformance.B727] = &quot;group A&quot;; 0; IF([StudentsPerformance.B727] = &quot;group B&quot;; 1; IF([StudentsPerformance.B727] = &quot;group C&quot;; 2; IF([StudentsPerformance.B727] = &quot;group D&quot;; 3; 4))))" office:value-type="float" office:value="4" calcext:value-type="float">
            <text:p>4</text:p>
          </table:table-cell>
          <table:table-cell table:formula="of:=IF([StudentsPerformance.C727] = &quot;some high school&quot;; 0; IF([StudentsPerformance.C727] = &quot;high school&quot;; 1; IF([StudentsPerformance.C727] = &quot;some college&quot;; 2; IF([StudentsPerformance.C727] = &quot;associate's degree&quot;; 3; IF([StudentsPerformance.C727] = &quot;bachelor's degree&quot;; 4; 5)))))" office:value-type="float" office:value="2" calcext:value-type="float">
            <text:p>2</text:p>
          </table:table-cell>
          <table:table-cell table:formula="of:=IF([StudentsPerformance.D727] = &quot;standard&quot;; 1; 0)" office:value-type="float" office:value="1" calcext:value-type="float">
            <text:p>1</text:p>
          </table:table-cell>
          <table:table-cell table:formula="of:=IF([StudentsPerformance.E727] = &quot;completed&quot;; 1; 0)" office:value-type="float" office:value="1" calcext:value-type="float">
            <text:p>1</text:p>
          </table:table-cell>
          <table:table-cell table:formula="of:=([StudentsPerformance.F727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727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727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728] = &quot;male&quot;; 1; 0)" office:value-type="float" office:value="0" calcext:value-type="float">
            <text:p>0</text:p>
          </table:table-cell>
          <table:table-cell table:formula="of:=IF([StudentsPerformance.B728] = &quot;group A&quot;; 0; IF([StudentsPerformance.B728] = &quot;group B&quot;; 1; IF([StudentsPerformance.B728] = &quot;group C&quot;; 2; IF([StudentsPerformance.B728] = &quot;group D&quot;; 3; 4))))" office:value-type="float" office:value="4" calcext:value-type="float">
            <text:p>4</text:p>
          </table:table-cell>
          <table:table-cell table:formula="of:=IF([StudentsPerformance.C728] = &quot;some high school&quot;; 0; IF([StudentsPerformance.C728] = &quot;high school&quot;; 1; IF([StudentsPerformance.C728] = &quot;some college&quot;; 2; IF([StudentsPerformance.C728] = &quot;associate's degree&quot;; 3; IF([StudentsPerformance.C728] = &quot;bachelor's degree&quot;; 4; 5)))))" office:value-type="float" office:value="3" calcext:value-type="float">
            <text:p>3</text:p>
          </table:table-cell>
          <table:table-cell table:formula="of:=IF([StudentsPerformance.D728] = &quot;standard&quot;; 1; 0)" office:value-type="float" office:value="1" calcext:value-type="float">
            <text:p>1</text:p>
          </table:table-cell>
          <table:table-cell table:formula="of:=IF([StudentsPerformance.E728] = &quot;completed&quot;; 1; 0)" office:value-type="float" office:value="1" calcext:value-type="float">
            <text:p>1</text:p>
          </table:table-cell>
          <table:table-cell table:formula="of:=([StudentsPerformance.F728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728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728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729] = &quot;male&quot;; 1; 0)" office:value-type="float" office:value="1" calcext:value-type="float">
            <text:p>1</text:p>
          </table:table-cell>
          <table:table-cell table:formula="of:=IF([StudentsPerformance.B729] = &quot;group A&quot;; 0; IF([StudentsPerformance.B729] = &quot;group B&quot;; 1; IF([StudentsPerformance.B729] = &quot;group C&quot;; 2; IF([StudentsPerformance.B729] = &quot;group D&quot;; 3; 4))))" office:value-type="float" office:value="4" calcext:value-type="float">
            <text:p>4</text:p>
          </table:table-cell>
          <table:table-cell table:formula="of:=IF([StudentsPerformance.C729] = &quot;some high school&quot;; 0; IF([StudentsPerformance.C729] = &quot;high school&quot;; 1; IF([StudentsPerformance.C729] = &quot;some college&quot;; 2; IF([StudentsPerformance.C729] = &quot;associate's degree&quot;; 3; IF([StudentsPerformance.C729] = &quot;bachelor's degree&quot;; 4; 5)))))" office:value-type="float" office:value="0" calcext:value-type="float">
            <text:p>0</text:p>
          </table:table-cell>
          <table:table-cell table:formula="of:=IF([StudentsPerformance.D729] = &quot;standard&quot;; 1; 0)" office:value-type="float" office:value="1" calcext:value-type="float">
            <text:p>1</text:p>
          </table:table-cell>
          <table:table-cell table:formula="of:=IF([StudentsPerformance.E729] = &quot;completed&quot;; 1; 0)" office:value-type="float" office:value="1" calcext:value-type="float">
            <text:p>1</text:p>
          </table:table-cell>
          <table:table-cell table:formula="of:=([StudentsPerformance.F729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729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729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730] = &quot;male&quot;; 1; 0)" office:value-type="float" office:value="0" calcext:value-type="float">
            <text:p>0</text:p>
          </table:table-cell>
          <table:table-cell table:formula="of:=IF([StudentsPerformance.B730] = &quot;group A&quot;; 0; IF([StudentsPerformance.B730] = &quot;group B&quot;; 1; IF([StudentsPerformance.B730] = &quot;group C&quot;; 2; IF([StudentsPerformance.B730] = &quot;group D&quot;; 3; 4))))" office:value-type="float" office:value="3" calcext:value-type="float">
            <text:p>3</text:p>
          </table:table-cell>
          <table:table-cell table:formula="of:=IF([StudentsPerformance.C730] = &quot;some high school&quot;; 0; IF([StudentsPerformance.C730] = &quot;high school&quot;; 1; IF([StudentsPerformance.C730] = &quot;some college&quot;; 2; IF([StudentsPerformance.C730] = &quot;associate's degree&quot;; 3; IF([StudentsPerformance.C730] = &quot;bachelor's degree&quot;; 4; 5)))))" office:value-type="float" office:value="1" calcext:value-type="float">
            <text:p>1</text:p>
          </table:table-cell>
          <table:table-cell table:formula="of:=IF([StudentsPerformance.D730] = &quot;standard&quot;; 1; 0)" office:value-type="float" office:value="0" calcext:value-type="float">
            <text:p>0</text:p>
          </table:table-cell>
          <table:table-cell table:formula="of:=IF([StudentsPerformance.E730] = &quot;completed&quot;; 1; 0)" office:value-type="float" office:value="0" calcext:value-type="float">
            <text:p>0</text:p>
          </table:table-cell>
          <table:table-cell table:formula="of:=([StudentsPerformance.F730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730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730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731] = &quot;male&quot;; 1; 0)" office:value-type="float" office:value="1" calcext:value-type="float">
            <text:p>1</text:p>
          </table:table-cell>
          <table:table-cell table:formula="of:=IF([StudentsPerformance.B731] = &quot;group A&quot;; 0; IF([StudentsPerformance.B731] = &quot;group B&quot;; 1; IF([StudentsPerformance.B731] = &quot;group C&quot;; 2; IF([StudentsPerformance.B731] = &quot;group D&quot;; 3; 4))))" office:value-type="float" office:value="2" calcext:value-type="float">
            <text:p>2</text:p>
          </table:table-cell>
          <table:table-cell table:formula="of:=IF([StudentsPerformance.C731] = &quot;some high school&quot;; 0; IF([StudentsPerformance.C731] = &quot;high school&quot;; 1; IF([StudentsPerformance.C731] = &quot;some college&quot;; 2; IF([StudentsPerformance.C731] = &quot;associate's degree&quot;; 3; IF([StudentsPerformance.C731] = &quot;bachelor's degree&quot;; 4; 5)))))" office:value-type="float" office:value="2" calcext:value-type="float">
            <text:p>2</text:p>
          </table:table-cell>
          <table:table-cell table:formula="of:=IF([StudentsPerformance.D731] = &quot;standard&quot;; 1; 0)" office:value-type="float" office:value="1" calcext:value-type="float">
            <text:p>1</text:p>
          </table:table-cell>
          <table:table-cell table:formula="of:=IF([StudentsPerformance.E731] = &quot;completed&quot;; 1; 0)" office:value-type="float" office:value="0" calcext:value-type="float">
            <text:p>0</text:p>
          </table:table-cell>
          <table:table-cell table:formula="of:=([StudentsPerformance.F731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731] - [StudentsPerformance.$M$2])/[StudentsPerformance.$N$2]" office:value-type="float" office:value="-2.06634269807263" calcext:value-type="float">
            <text:p>-2.06634269807263</text:p>
          </table:table-cell>
          <table:table-cell table:formula="of:=([StudentsPerformance.H731] - [StudentsPerformance.$P$2])/[StudentsPerformance.$Q$2]" office:value-type="float" office:value="-2.04361022216984" calcext:value-type="float">
            <text:p>-2.04361022216984</text:p>
          </table:table-cell>
        </table:table-row>
        <table:table-row table:style-name="ro1">
          <table:table-cell table:formula="of:=IF([StudentsPerformance.A732] = &quot;male&quot;; 1; 0)" office:value-type="float" office:value="0" calcext:value-type="float">
            <text:p>0</text:p>
          </table:table-cell>
          <table:table-cell table:formula="of:=IF([StudentsPerformance.B732] = &quot;group A&quot;; 0; IF([StudentsPerformance.B732] = &quot;group B&quot;; 1; IF([StudentsPerformance.B732] = &quot;group C&quot;; 2; IF([StudentsPerformance.B732] = &quot;group D&quot;; 3; 4))))" office:value-type="float" office:value="1" calcext:value-type="float">
            <text:p>1</text:p>
          </table:table-cell>
          <table:table-cell table:formula="of:=IF([StudentsPerformance.C732] = &quot;some high school&quot;; 0; IF([StudentsPerformance.C732] = &quot;high school&quot;; 1; IF([StudentsPerformance.C732] = &quot;some college&quot;; 2; IF([StudentsPerformance.C732] = &quot;associate's degree&quot;; 3; IF([StudentsPerformance.C732] = &quot;bachelor's degree&quot;; 4; 5)))))" office:value-type="float" office:value="3" calcext:value-type="float">
            <text:p>3</text:p>
          </table:table-cell>
          <table:table-cell table:formula="of:=IF([StudentsPerformance.D732] = &quot;standard&quot;; 1; 0)" office:value-type="float" office:value="0" calcext:value-type="float">
            <text:p>0</text:p>
          </table:table-cell>
          <table:table-cell table:formula="of:=IF([StudentsPerformance.E732] = &quot;completed&quot;; 1; 0)" office:value-type="float" office:value="1" calcext:value-type="float">
            <text:p>1</text:p>
          </table:table-cell>
          <table:table-cell table:formula="of:=([StudentsPerformance.F732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732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732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733] = &quot;male&quot;; 1; 0)" office:value-type="float" office:value="1" calcext:value-type="float">
            <text:p>1</text:p>
          </table:table-cell>
          <table:table-cell table:formula="of:=IF([StudentsPerformance.B733] = &quot;group A&quot;; 0; IF([StudentsPerformance.B733] = &quot;group B&quot;; 1; IF([StudentsPerformance.B733] = &quot;group C&quot;; 2; IF([StudentsPerformance.B733] = &quot;group D&quot;; 3; 4))))" office:value-type="float" office:value="0" calcext:value-type="float">
            <text:p>0</text:p>
          </table:table-cell>
          <table:table-cell table:formula="of:=IF([StudentsPerformance.C733] = &quot;some high school&quot;; 0; IF([StudentsPerformance.C733] = &quot;high school&quot;; 1; IF([StudentsPerformance.C733] = &quot;some college&quot;; 2; IF([StudentsPerformance.C733] = &quot;associate's degree&quot;; 3; IF([StudentsPerformance.C733] = &quot;bachelor's degree&quot;; 4; 5)))))" office:value-type="float" office:value="0" calcext:value-type="float">
            <text:p>0</text:p>
          </table:table-cell>
          <table:table-cell table:formula="of:=IF([StudentsPerformance.D733] = &quot;standard&quot;; 1; 0)" office:value-type="float" office:value="0" calcext:value-type="float">
            <text:p>0</text:p>
          </table:table-cell>
          <table:table-cell table:formula="of:=IF([StudentsPerformance.E733] = &quot;completed&quot;; 1; 0)" office:value-type="float" office:value="0" calcext:value-type="float">
            <text:p>0</text:p>
          </table:table-cell>
          <table:table-cell table:formula="of:=([StudentsPerformance.F733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733] - [StudentsPerformance.$M$2])/[StudentsPerformance.$N$2]" office:value-type="float" office:value="-1.58689694625757" calcext:value-type="float">
            <text:p>-1.58689694625757</text:p>
          </table:table-cell>
          <table:table-cell table:formula="of:=([StudentsPerformance.H733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734] = &quot;male&quot;; 1; 0)" office:value-type="float" office:value="0" calcext:value-type="float">
            <text:p>0</text:p>
          </table:table-cell>
          <table:table-cell table:formula="of:=IF([StudentsPerformance.B734] = &quot;group A&quot;; 0; IF([StudentsPerformance.B734] = &quot;group B&quot;; 1; IF([StudentsPerformance.B734] = &quot;group C&quot;; 2; IF([StudentsPerformance.B734] = &quot;group D&quot;; 3; 4))))" office:value-type="float" office:value="2" calcext:value-type="float">
            <text:p>2</text:p>
          </table:table-cell>
          <table:table-cell table:formula="of:=IF([StudentsPerformance.C734] = &quot;some high school&quot;; 0; IF([StudentsPerformance.C734] = &quot;high school&quot;; 1; IF([StudentsPerformance.C734] = &quot;some college&quot;; 2; IF([StudentsPerformance.C734] = &quot;associate's degree&quot;; 3; IF([StudentsPerformance.C734] = &quot;bachelor's degree&quot;; 4; 5)))))" office:value-type="float" office:value="2" calcext:value-type="float">
            <text:p>2</text:p>
          </table:table-cell>
          <table:table-cell table:formula="of:=IF([StudentsPerformance.D734] = &quot;standard&quot;; 1; 0)" office:value-type="float" office:value="1" calcext:value-type="float">
            <text:p>1</text:p>
          </table:table-cell>
          <table:table-cell table:formula="of:=IF([StudentsPerformance.E734] = &quot;completed&quot;; 1; 0)" office:value-type="float" office:value="1" calcext:value-type="float">
            <text:p>1</text:p>
          </table:table-cell>
          <table:table-cell table:formula="of:=([StudentsPerformance.F734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734] - [StudentsPerformance.$M$2])/[StudentsPerformance.$N$2]" office:value-type="float" office:value="1.35826981489205" calcext:value-type="float">
            <text:p>1.35826981489205</text:p>
          </table:table-cell>
          <table:table-cell table:formula="of:=([StudentsPerformance.H734] - [StudentsPerformance.$P$2])/[StudentsPerformance.$Q$2]" office:value-type="float" office:value="1.70746154519285" calcext:value-type="float">
            <text:p>1.70746154519285</text:p>
          </table:table-cell>
        </table:table-row>
        <table:table-row table:style-name="ro1">
          <table:table-cell table:formula="of:=IF([StudentsPerformance.A735] = &quot;male&quot;; 1; 0)" office:value-type="float" office:value="1" calcext:value-type="float">
            <text:p>1</text:p>
          </table:table-cell>
          <table:table-cell table:formula="of:=IF([StudentsPerformance.B735] = &quot;group A&quot;; 0; IF([StudentsPerformance.B735] = &quot;group B&quot;; 1; IF([StudentsPerformance.B735] = &quot;group C&quot;; 2; IF([StudentsPerformance.B735] = &quot;group D&quot;; 3; 4))))" office:value-type="float" office:value="3" calcext:value-type="float">
            <text:p>3</text:p>
          </table:table-cell>
          <table:table-cell table:formula="of:=IF([StudentsPerformance.C735] = &quot;some high school&quot;; 0; IF([StudentsPerformance.C735] = &quot;high school&quot;; 1; IF([StudentsPerformance.C735] = &quot;some college&quot;; 2; IF([StudentsPerformance.C735] = &quot;associate's degree&quot;; 3; IF([StudentsPerformance.C735] = &quot;bachelor's degree&quot;; 4; 5)))))" office:value-type="float" office:value="0" calcext:value-type="float">
            <text:p>0</text:p>
          </table:table-cell>
          <table:table-cell table:formula="of:=IF([StudentsPerformance.D735] = &quot;standard&quot;; 1; 0)" office:value-type="float" office:value="1" calcext:value-type="float">
            <text:p>1</text:p>
          </table:table-cell>
          <table:table-cell table:formula="of:=IF([StudentsPerformance.E735] = &quot;completed&quot;; 1; 0)" office:value-type="float" office:value="0" calcext:value-type="float">
            <text:p>0</text:p>
          </table:table-cell>
          <table:table-cell table:formula="of:=([StudentsPerformance.F735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735] - [StudentsPerformance.$M$2])/[StudentsPerformance.$N$2]" office:value-type="float" office:value="-1.51840469599828" calcext:value-type="float">
            <text:p>-1.51840469599828</text:p>
          </table:table-cell>
          <table:table-cell table:formula="of:=([StudentsPerformance.H735] - [StudentsPerformance.$P$2])/[StudentsPerformance.$Q$2]" office:value-type="float" office:value="-1.58295228582705" calcext:value-type="float">
            <text:p>-1.58295228582705</text:p>
          </table:table-cell>
        </table:table-row>
        <table:table-row table:style-name="ro1">
          <table:table-cell table:formula="of:=IF([StudentsPerformance.A736] = &quot;male&quot;; 1; 0)" office:value-type="float" office:value="0" calcext:value-type="float">
            <text:p>0</text:p>
          </table:table-cell>
          <table:table-cell table:formula="of:=IF([StudentsPerformance.B736] = &quot;group A&quot;; 0; IF([StudentsPerformance.B736] = &quot;group B&quot;; 1; IF([StudentsPerformance.B736] = &quot;group C&quot;; 2; IF([StudentsPerformance.B736] = &quot;group D&quot;; 3; 4))))" office:value-type="float" office:value="4" calcext:value-type="float">
            <text:p>4</text:p>
          </table:table-cell>
          <table:table-cell table:formula="of:=IF([StudentsPerformance.C736] = &quot;some high school&quot;; 0; IF([StudentsPerformance.C736] = &quot;high school&quot;; 1; IF([StudentsPerformance.C736] = &quot;some college&quot;; 2; IF([StudentsPerformance.C736] = &quot;associate's degree&quot;; 3; IF([StudentsPerformance.C736] = &quot;bachelor's degree&quot;; 4; 5)))))" office:value-type="float" office:value="2" calcext:value-type="float">
            <text:p>2</text:p>
          </table:table-cell>
          <table:table-cell table:formula="of:=IF([StudentsPerformance.D736] = &quot;standard&quot;; 1; 0)" office:value-type="float" office:value="0" calcext:value-type="float">
            <text:p>0</text:p>
          </table:table-cell>
          <table:table-cell table:formula="of:=IF([StudentsPerformance.E736] = &quot;completed&quot;; 1; 0)" office:value-type="float" office:value="0" calcext:value-type="float">
            <text:p>0</text:p>
          </table:table-cell>
          <table:table-cell table:formula="of:=([StudentsPerformance.F736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736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736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737] = &quot;male&quot;; 1; 0)" office:value-type="float" office:value="1" calcext:value-type="float">
            <text:p>1</text:p>
          </table:table-cell>
          <table:table-cell table:formula="of:=IF([StudentsPerformance.B737] = &quot;group A&quot;; 0; IF([StudentsPerformance.B737] = &quot;group B&quot;; 1; IF([StudentsPerformance.B737] = &quot;group C&quot;; 2; IF([StudentsPerformance.B737] = &quot;group D&quot;; 3; 4))))" office:value-type="float" office:value="2" calcext:value-type="float">
            <text:p>2</text:p>
          </table:table-cell>
          <table:table-cell table:formula="of:=IF([StudentsPerformance.C737] = &quot;some high school&quot;; 0; IF([StudentsPerformance.C737] = &quot;high school&quot;; 1; IF([StudentsPerformance.C737] = &quot;some college&quot;; 2; IF([StudentsPerformance.C737] = &quot;associate's degree&quot;; 3; IF([StudentsPerformance.C737] = &quot;bachelor's degree&quot;; 4; 5)))))" office:value-type="float" office:value="5" calcext:value-type="float">
            <text:p>5</text:p>
          </table:table-cell>
          <table:table-cell table:formula="of:=IF([StudentsPerformance.D737] = &quot;standard&quot;; 1; 0)" office:value-type="float" office:value="1" calcext:value-type="float">
            <text:p>1</text:p>
          </table:table-cell>
          <table:table-cell table:formula="of:=IF([StudentsPerformance.E737] = &quot;completed&quot;; 1; 0)" office:value-type="float" office:value="0" calcext:value-type="float">
            <text:p>0</text:p>
          </table:table-cell>
          <table:table-cell table:formula="of:=([StudentsPerformance.F737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737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737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738] = &quot;male&quot;; 1; 0)" office:value-type="float" office:value="1" calcext:value-type="float">
            <text:p>1</text:p>
          </table:table-cell>
          <table:table-cell table:formula="of:=IF([StudentsPerformance.B738] = &quot;group A&quot;; 0; IF([StudentsPerformance.B738] = &quot;group B&quot;; 1; IF([StudentsPerformance.B738] = &quot;group C&quot;; 2; IF([StudentsPerformance.B738] = &quot;group D&quot;; 3; 4))))" office:value-type="float" office:value="2" calcext:value-type="float">
            <text:p>2</text:p>
          </table:table-cell>
          <table:table-cell table:formula="of:=IF([StudentsPerformance.C738] = &quot;some high school&quot;; 0; IF([StudentsPerformance.C738] = &quot;high school&quot;; 1; IF([StudentsPerformance.C738] = &quot;some college&quot;; 2; IF([StudentsPerformance.C738] = &quot;associate's degree&quot;; 3; IF([StudentsPerformance.C738] = &quot;bachelor's degree&quot;; 4; 5)))))" office:value-type="float" office:value="3" calcext:value-type="float">
            <text:p>3</text:p>
          </table:table-cell>
          <table:table-cell table:formula="of:=IF([StudentsPerformance.D738] = &quot;standard&quot;; 1; 0)" office:value-type="float" office:value="1" calcext:value-type="float">
            <text:p>1</text:p>
          </table:table-cell>
          <table:table-cell table:formula="of:=IF([StudentsPerformance.E738] = &quot;completed&quot;; 1; 0)" office:value-type="float" office:value="0" calcext:value-type="float">
            <text:p>0</text:p>
          </table:table-cell>
          <table:table-cell table:formula="of:=([StudentsPerformance.F738] - [StudentsPerformance.$J$2])/[StudentsPerformance.$K$2]" office:value-type="float" office:value="1.70882167976011" calcext:value-type="float">
            <text:p>1.70882167976011</text:p>
          </table:table-cell>
          <table:table-cell table:formula="of:=([StudentsPerformance.G738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738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739] = &quot;male&quot;; 1; 0)" office:value-type="float" office:value="0" calcext:value-type="float">
            <text:p>0</text:p>
          </table:table-cell>
          <table:table-cell table:formula="of:=IF([StudentsPerformance.B739] = &quot;group A&quot;; 0; IF([StudentsPerformance.B739] = &quot;group B&quot;; 1; IF([StudentsPerformance.B739] = &quot;group C&quot;; 2; IF([StudentsPerformance.B739] = &quot;group D&quot;; 3; 4))))" office:value-type="float" office:value="1" calcext:value-type="float">
            <text:p>1</text:p>
          </table:table-cell>
          <table:table-cell table:formula="of:=IF([StudentsPerformance.C739] = &quot;some high school&quot;; 0; IF([StudentsPerformance.C739] = &quot;high school&quot;; 1; IF([StudentsPerformance.C739] = &quot;some college&quot;; 2; IF([StudentsPerformance.C739] = &quot;associate's degree&quot;; 3; IF([StudentsPerformance.C739] = &quot;bachelor's degree&quot;; 4; 5)))))" office:value-type="float" office:value="2" calcext:value-type="float">
            <text:p>2</text:p>
          </table:table-cell>
          <table:table-cell table:formula="of:=IF([StudentsPerformance.D739] = &quot;standard&quot;; 1; 0)" office:value-type="float" office:value="0" calcext:value-type="float">
            <text:p>0</text:p>
          </table:table-cell>
          <table:table-cell table:formula="of:=IF([StudentsPerformance.E739] = &quot;completed&quot;; 1; 0)" office:value-type="float" office:value="1" calcext:value-type="float">
            <text:p>1</text:p>
          </table:table-cell>
          <table:table-cell table:formula="of:=([StudentsPerformance.F739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739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739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740] = &quot;male&quot;; 1; 0)" office:value-type="float" office:value="1" calcext:value-type="float">
            <text:p>1</text:p>
          </table:table-cell>
          <table:table-cell table:formula="of:=IF([StudentsPerformance.B740] = &quot;group A&quot;; 0; IF([StudentsPerformance.B740] = &quot;group B&quot;; 1; IF([StudentsPerformance.B740] = &quot;group C&quot;; 2; IF([StudentsPerformance.B740] = &quot;group D&quot;; 3; 4))))" office:value-type="float" office:value="3" calcext:value-type="float">
            <text:p>3</text:p>
          </table:table-cell>
          <table:table-cell table:formula="of:=IF([StudentsPerformance.C740] = &quot;some high school&quot;; 0; IF([StudentsPerformance.C740] = &quot;high school&quot;; 1; IF([StudentsPerformance.C740] = &quot;some college&quot;; 2; IF([StudentsPerformance.C740] = &quot;associate's degree&quot;; 3; IF([StudentsPerformance.C740] = &quot;bachelor's degree&quot;; 4; 5)))))" office:value-type="float" office:value="3" calcext:value-type="float">
            <text:p>3</text:p>
          </table:table-cell>
          <table:table-cell table:formula="of:=IF([StudentsPerformance.D740] = &quot;standard&quot;; 1; 0)" office:value-type="float" office:value="1" calcext:value-type="float">
            <text:p>1</text:p>
          </table:table-cell>
          <table:table-cell table:formula="of:=IF([StudentsPerformance.E740] = &quot;completed&quot;; 1; 0)" office:value-type="float" office:value="0" calcext:value-type="float">
            <text:p>0</text:p>
          </table:table-cell>
          <table:table-cell table:formula="of:=([StudentsPerformance.F740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740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740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741] = &quot;male&quot;; 1; 0)" office:value-type="float" office:value="1" calcext:value-type="float">
            <text:p>1</text:p>
          </table:table-cell>
          <table:table-cell table:formula="of:=IF([StudentsPerformance.B741] = &quot;group A&quot;; 0; IF([StudentsPerformance.B741] = &quot;group B&quot;; 1; IF([StudentsPerformance.B741] = &quot;group C&quot;; 2; IF([StudentsPerformance.B741] = &quot;group D&quot;; 3; 4))))" office:value-type="float" office:value="2" calcext:value-type="float">
            <text:p>2</text:p>
          </table:table-cell>
          <table:table-cell table:formula="of:=IF([StudentsPerformance.C741] = &quot;some high school&quot;; 0; IF([StudentsPerformance.C741] = &quot;high school&quot;; 1; IF([StudentsPerformance.C741] = &quot;some college&quot;; 2; IF([StudentsPerformance.C741] = &quot;associate's degree&quot;; 3; IF([StudentsPerformance.C741] = &quot;bachelor's degree&quot;; 4; 5)))))" office:value-type="float" office:value="1" calcext:value-type="float">
            <text:p>1</text:p>
          </table:table-cell>
          <table:table-cell table:formula="of:=IF([StudentsPerformance.D741] = &quot;standard&quot;; 1; 0)" office:value-type="float" office:value="0" calcext:value-type="float">
            <text:p>0</text:p>
          </table:table-cell>
          <table:table-cell table:formula="of:=IF([StudentsPerformance.E741] = &quot;completed&quot;; 1; 0)" office:value-type="float" office:value="0" calcext:value-type="float">
            <text:p>0</text:p>
          </table:table-cell>
          <table:table-cell table:formula="of:=([StudentsPerformance.F741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741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741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742] = &quot;male&quot;; 1; 0)" office:value-type="float" office:value="1" calcext:value-type="float">
            <text:p>1</text:p>
          </table:table-cell>
          <table:table-cell table:formula="of:=IF([StudentsPerformance.B742] = &quot;group A&quot;; 0; IF([StudentsPerformance.B742] = &quot;group B&quot;; 1; IF([StudentsPerformance.B742] = &quot;group C&quot;; 2; IF([StudentsPerformance.B742] = &quot;group D&quot;; 3; 4))))" office:value-type="float" office:value="3" calcext:value-type="float">
            <text:p>3</text:p>
          </table:table-cell>
          <table:table-cell table:formula="of:=IF([StudentsPerformance.C742] = &quot;some high school&quot;; 0; IF([StudentsPerformance.C742] = &quot;high school&quot;; 1; IF([StudentsPerformance.C742] = &quot;some college&quot;; 2; IF([StudentsPerformance.C742] = &quot;associate's degree&quot;; 3; IF([StudentsPerformance.C742] = &quot;bachelor's degree&quot;; 4; 5)))))" office:value-type="float" office:value="4" calcext:value-type="float">
            <text:p>4</text:p>
          </table:table-cell>
          <table:table-cell table:formula="of:=IF([StudentsPerformance.D742] = &quot;standard&quot;; 1; 0)" office:value-type="float" office:value="1" calcext:value-type="float">
            <text:p>1</text:p>
          </table:table-cell>
          <table:table-cell table:formula="of:=IF([StudentsPerformance.E742] = &quot;completed&quot;; 1; 0)" office:value-type="float" office:value="0" calcext:value-type="float">
            <text:p>0</text:p>
          </table:table-cell>
          <table:table-cell table:formula="of:=([StudentsPerformance.F742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742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742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743] = &quot;male&quot;; 1; 0)" office:value-type="float" office:value="0" calcext:value-type="float">
            <text:p>0</text:p>
          </table:table-cell>
          <table:table-cell table:formula="of:=IF([StudentsPerformance.B743] = &quot;group A&quot;; 0; IF([StudentsPerformance.B743] = &quot;group B&quot;; 1; IF([StudentsPerformance.B743] = &quot;group C&quot;; 2; IF([StudentsPerformance.B743] = &quot;group D&quot;; 3; 4))))" office:value-type="float" office:value="0" calcext:value-type="float">
            <text:p>0</text:p>
          </table:table-cell>
          <table:table-cell table:formula="of:=IF([StudentsPerformance.C743] = &quot;some high school&quot;; 0; IF([StudentsPerformance.C743] = &quot;high school&quot;; 1; IF([StudentsPerformance.C743] = &quot;some college&quot;; 2; IF([StudentsPerformance.C743] = &quot;associate's degree&quot;; 3; IF([StudentsPerformance.C743] = &quot;bachelor's degree&quot;; 4; 5)))))" office:value-type="float" office:value="3" calcext:value-type="float">
            <text:p>3</text:p>
          </table:table-cell>
          <table:table-cell table:formula="of:=IF([StudentsPerformance.D743] = &quot;standard&quot;; 1; 0)" office:value-type="float" office:value="0" calcext:value-type="float">
            <text:p>0</text:p>
          </table:table-cell>
          <table:table-cell table:formula="of:=IF([StudentsPerformance.E743] = &quot;completed&quot;; 1; 0)" office:value-type="float" office:value="0" calcext:value-type="float">
            <text:p>0</text:p>
          </table:table-cell>
          <table:table-cell table:formula="of:=([StudentsPerformance.F743] - [StudentsPerformance.$J$2])/[StudentsPerformance.$K$2]" office:value-type="float" office:value="-1.91840970408482" calcext:value-type="float">
            <text:p>-1.91840970408482</text:p>
          </table:table-cell>
          <table:table-cell table:formula="of:=([StudentsPerformance.G743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743] - [StudentsPerformance.$P$2])/[StudentsPerformance.$Q$2]" office:value-type="float" office:value="-0.793252966382278" calcext:value-type="float">
            <text:p>-0.793252966382278</text:p>
          </table:table-cell>
        </table:table-row>
        <table:table-row table:style-name="ro1">
          <table:table-cell table:formula="of:=IF([StudentsPerformance.A744] = &quot;male&quot;; 1; 0)" office:value-type="float" office:value="0" calcext:value-type="float">
            <text:p>0</text:p>
          </table:table-cell>
          <table:table-cell table:formula="of:=IF([StudentsPerformance.B744] = &quot;group A&quot;; 0; IF([StudentsPerformance.B744] = &quot;group B&quot;; 1; IF([StudentsPerformance.B744] = &quot;group C&quot;; 2; IF([StudentsPerformance.B744] = &quot;group D&quot;; 3; 4))))" office:value-type="float" office:value="2" calcext:value-type="float">
            <text:p>2</text:p>
          </table:table-cell>
          <table:table-cell table:formula="of:=IF([StudentsPerformance.C744] = &quot;some high school&quot;; 0; IF([StudentsPerformance.C744] = &quot;high school&quot;; 1; IF([StudentsPerformance.C744] = &quot;some college&quot;; 2; IF([StudentsPerformance.C744] = &quot;associate's degree&quot;; 3; IF([StudentsPerformance.C744] = &quot;bachelor's degree&quot;; 4; 5)))))" office:value-type="float" office:value="1" calcext:value-type="float">
            <text:p>1</text:p>
          </table:table-cell>
          <table:table-cell table:formula="of:=IF([StudentsPerformance.D744] = &quot;standard&quot;; 1; 0)" office:value-type="float" office:value="1" calcext:value-type="float">
            <text:p>1</text:p>
          </table:table-cell>
          <table:table-cell table:formula="of:=IF([StudentsPerformance.E744] = &quot;completed&quot;; 1; 0)" office:value-type="float" office:value="0" calcext:value-type="float">
            <text:p>0</text:p>
          </table:table-cell>
          <table:table-cell table:formula="of:=([StudentsPerformance.F744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744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744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745] = &quot;male&quot;; 1; 0)" office:value-type="float" office:value="0" calcext:value-type="float">
            <text:p>0</text:p>
          </table:table-cell>
          <table:table-cell table:formula="of:=IF([StudentsPerformance.B745] = &quot;group A&quot;; 0; IF([StudentsPerformance.B745] = &quot;group B&quot;; 1; IF([StudentsPerformance.B745] = &quot;group C&quot;; 2; IF([StudentsPerformance.B745] = &quot;group D&quot;; 3; 4))))" office:value-type="float" office:value="2" calcext:value-type="float">
            <text:p>2</text:p>
          </table:table-cell>
          <table:table-cell table:formula="of:=IF([StudentsPerformance.C745] = &quot;some high school&quot;; 0; IF([StudentsPerformance.C745] = &quot;high school&quot;; 1; IF([StudentsPerformance.C745] = &quot;some college&quot;; 2; IF([StudentsPerformance.C745] = &quot;associate's degree&quot;; 3; IF([StudentsPerformance.C745] = &quot;bachelor's degree&quot;; 4; 5)))))" office:value-type="float" office:value="3" calcext:value-type="float">
            <text:p>3</text:p>
          </table:table-cell>
          <table:table-cell table:formula="of:=IF([StudentsPerformance.D745] = &quot;standard&quot;; 1; 0)" office:value-type="float" office:value="1" calcext:value-type="float">
            <text:p>1</text:p>
          </table:table-cell>
          <table:table-cell table:formula="of:=IF([StudentsPerformance.E745] = &quot;completed&quot;; 1; 0)" office:value-type="float" office:value="1" calcext:value-type="float">
            <text:p>1</text:p>
          </table:table-cell>
          <table:table-cell table:formula="of:=([StudentsPerformance.F745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745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745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746] = &quot;male&quot;; 1; 0)" office:value-type="float" office:value="1" calcext:value-type="float">
            <text:p>1</text:p>
          </table:table-cell>
          <table:table-cell table:formula="of:=IF([StudentsPerformance.B746] = &quot;group A&quot;; 0; IF([StudentsPerformance.B746] = &quot;group B&quot;; 1; IF([StudentsPerformance.B746] = &quot;group C&quot;; 2; IF([StudentsPerformance.B746] = &quot;group D&quot;; 3; 4))))" office:value-type="float" office:value="1" calcext:value-type="float">
            <text:p>1</text:p>
          </table:table-cell>
          <table:table-cell table:formula="of:=IF([StudentsPerformance.C746] = &quot;some high school&quot;; 0; IF([StudentsPerformance.C746] = &quot;high school&quot;; 1; IF([StudentsPerformance.C746] = &quot;some college&quot;; 2; IF([StudentsPerformance.C746] = &quot;associate's degree&quot;; 3; IF([StudentsPerformance.C746] = &quot;bachelor's degree&quot;; 4; 5)))))" office:value-type="float" office:value="2" calcext:value-type="float">
            <text:p>2</text:p>
          </table:table-cell>
          <table:table-cell table:formula="of:=IF([StudentsPerformance.D746] = &quot;standard&quot;; 1; 0)" office:value-type="float" office:value="0" calcext:value-type="float">
            <text:p>0</text:p>
          </table:table-cell>
          <table:table-cell table:formula="of:=IF([StudentsPerformance.E746] = &quot;completed&quot;; 1; 0)" office:value-type="float" office:value="0" calcext:value-type="float">
            <text:p>0</text:p>
          </table:table-cell>
          <table:table-cell table:formula="of:=([StudentsPerformance.F746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746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746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747] = &quot;male&quot;; 1; 0)" office:value-type="float" office:value="1" calcext:value-type="float">
            <text:p>1</text:p>
          </table:table-cell>
          <table:table-cell table:formula="of:=IF([StudentsPerformance.B747] = &quot;group A&quot;; 0; IF([StudentsPerformance.B747] = &quot;group B&quot;; 1; IF([StudentsPerformance.B747] = &quot;group C&quot;; 2; IF([StudentsPerformance.B747] = &quot;group D&quot;; 3; 4))))" office:value-type="float" office:value="3" calcext:value-type="float">
            <text:p>3</text:p>
          </table:table-cell>
          <table:table-cell table:formula="of:=IF([StudentsPerformance.C747] = &quot;some high school&quot;; 0; IF([StudentsPerformance.C747] = &quot;high school&quot;; 1; IF([StudentsPerformance.C747] = &quot;some college&quot;; 2; IF([StudentsPerformance.C747] = &quot;associate's degree&quot;; 3; IF([StudentsPerformance.C747] = &quot;bachelor's degree&quot;; 4; 5)))))" office:value-type="float" office:value="3" calcext:value-type="float">
            <text:p>3</text:p>
          </table:table-cell>
          <table:table-cell table:formula="of:=IF([StudentsPerformance.D747] = &quot;standard&quot;; 1; 0)" office:value-type="float" office:value="1" calcext:value-type="float">
            <text:p>1</text:p>
          </table:table-cell>
          <table:table-cell table:formula="of:=IF([StudentsPerformance.E747] = &quot;completed&quot;; 1; 0)" office:value-type="float" office:value="0" calcext:value-type="float">
            <text:p>0</text:p>
          </table:table-cell>
          <table:table-cell table:formula="of:=([StudentsPerformance.F747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747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747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748] = &quot;male&quot;; 1; 0)" office:value-type="float" office:value="1" calcext:value-type="float">
            <text:p>1</text:p>
          </table:table-cell>
          <table:table-cell table:formula="of:=IF([StudentsPerformance.B748] = &quot;group A&quot;; 0; IF([StudentsPerformance.B748] = &quot;group B&quot;; 1; IF([StudentsPerformance.B748] = &quot;group C&quot;; 2; IF([StudentsPerformance.B748] = &quot;group D&quot;; 3; 4))))" office:value-type="float" office:value="3" calcext:value-type="float">
            <text:p>3</text:p>
          </table:table-cell>
          <table:table-cell table:formula="of:=IF([StudentsPerformance.C748] = &quot;some high school&quot;; 0; IF([StudentsPerformance.C748] = &quot;high school&quot;; 1; IF([StudentsPerformance.C748] = &quot;some college&quot;; 2; IF([StudentsPerformance.C748] = &quot;associate's degree&quot;; 3; IF([StudentsPerformance.C748] = &quot;bachelor's degree&quot;; 4; 5)))))" office:value-type="float" office:value="1" calcext:value-type="float">
            <text:p>1</text:p>
          </table:table-cell>
          <table:table-cell table:formula="of:=IF([StudentsPerformance.D748] = &quot;standard&quot;; 1; 0)" office:value-type="float" office:value="1" calcext:value-type="float">
            <text:p>1</text:p>
          </table:table-cell>
          <table:table-cell table:formula="of:=IF([StudentsPerformance.E748] = &quot;completed&quot;; 1; 0)" office:value-type="float" office:value="0" calcext:value-type="float">
            <text:p>0</text:p>
          </table:table-cell>
          <table:table-cell table:formula="of:=([StudentsPerformance.F748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748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748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749] = &quot;male&quot;; 1; 0)" office:value-type="float" office:value="1" calcext:value-type="float">
            <text:p>1</text:p>
          </table:table-cell>
          <table:table-cell table:formula="of:=IF([StudentsPerformance.B749] = &quot;group A&quot;; 0; IF([StudentsPerformance.B749] = &quot;group B&quot;; 1; IF([StudentsPerformance.B749] = &quot;group C&quot;; 2; IF([StudentsPerformance.B749] = &quot;group D&quot;; 3; 4))))" office:value-type="float" office:value="2" calcext:value-type="float">
            <text:p>2</text:p>
          </table:table-cell>
          <table:table-cell table:formula="of:=IF([StudentsPerformance.C749] = &quot;some high school&quot;; 0; IF([StudentsPerformance.C749] = &quot;high school&quot;; 1; IF([StudentsPerformance.C749] = &quot;some college&quot;; 2; IF([StudentsPerformance.C749] = &quot;associate's degree&quot;; 3; IF([StudentsPerformance.C749] = &quot;bachelor's degree&quot;; 4; 5)))))" office:value-type="float" office:value="2" calcext:value-type="float">
            <text:p>2</text:p>
          </table:table-cell>
          <table:table-cell table:formula="of:=IF([StudentsPerformance.D749] = &quot;standard&quot;; 1; 0)" office:value-type="float" office:value="1" calcext:value-type="float">
            <text:p>1</text:p>
          </table:table-cell>
          <table:table-cell table:formula="of:=IF([StudentsPerformance.E749] = &quot;completed&quot;; 1; 0)" office:value-type="float" office:value="0" calcext:value-type="float">
            <text:p>0</text:p>
          </table:table-cell>
          <table:table-cell table:formula="of:=([StudentsPerformance.F749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749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749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750] = &quot;male&quot;; 1; 0)" office:value-type="float" office:value="0" calcext:value-type="float">
            <text:p>0</text:p>
          </table:table-cell>
          <table:table-cell table:formula="of:=IF([StudentsPerformance.B750] = &quot;group A&quot;; 0; IF([StudentsPerformance.B750] = &quot;group B&quot;; 1; IF([StudentsPerformance.B750] = &quot;group C&quot;; 2; IF([StudentsPerformance.B750] = &quot;group D&quot;; 3; 4))))" office:value-type="float" office:value="2" calcext:value-type="float">
            <text:p>2</text:p>
          </table:table-cell>
          <table:table-cell table:formula="of:=IF([StudentsPerformance.C750] = &quot;some high school&quot;; 0; IF([StudentsPerformance.C750] = &quot;high school&quot;; 1; IF([StudentsPerformance.C750] = &quot;some college&quot;; 2; IF([StudentsPerformance.C750] = &quot;associate's degree&quot;; 3; IF([StudentsPerformance.C750] = &quot;bachelor's degree&quot;; 4; 5)))))" office:value-type="float" office:value="4" calcext:value-type="float">
            <text:p>4</text:p>
          </table:table-cell>
          <table:table-cell table:formula="of:=IF([StudentsPerformance.D750] = &quot;standard&quot;; 1; 0)" office:value-type="float" office:value="0" calcext:value-type="float">
            <text:p>0</text:p>
          </table:table-cell>
          <table:table-cell table:formula="of:=IF([StudentsPerformance.E750] = &quot;completed&quot;; 1; 0)" office:value-type="float" office:value="0" calcext:value-type="float">
            <text:p>0</text:p>
          </table:table-cell>
          <table:table-cell table:formula="of:=([StudentsPerformance.F750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750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750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751] = &quot;male&quot;; 1; 0)" office:value-type="float" office:value="1" calcext:value-type="float">
            <text:p>1</text:p>
          </table:table-cell>
          <table:table-cell table:formula="of:=IF([StudentsPerformance.B751] = &quot;group A&quot;; 0; IF([StudentsPerformance.B751] = &quot;group B&quot;; 1; IF([StudentsPerformance.B751] = &quot;group C&quot;; 2; IF([StudentsPerformance.B751] = &quot;group D&quot;; 3; 4))))" office:value-type="float" office:value="1" calcext:value-type="float">
            <text:p>1</text:p>
          </table:table-cell>
          <table:table-cell table:formula="of:=IF([StudentsPerformance.C751] = &quot;some high school&quot;; 0; IF([StudentsPerformance.C751] = &quot;high school&quot;; 1; IF([StudentsPerformance.C751] = &quot;some college&quot;; 2; IF([StudentsPerformance.C751] = &quot;associate's degree&quot;; 3; IF([StudentsPerformance.C751] = &quot;bachelor's degree&quot;; 4; 5)))))" office:value-type="float" office:value="2" calcext:value-type="float">
            <text:p>2</text:p>
          </table:table-cell>
          <table:table-cell table:formula="of:=IF([StudentsPerformance.D751] = &quot;standard&quot;; 1; 0)" office:value-type="float" office:value="1" calcext:value-type="float">
            <text:p>1</text:p>
          </table:table-cell>
          <table:table-cell table:formula="of:=IF([StudentsPerformance.E751] = &quot;completed&quot;; 1; 0)" office:value-type="float" office:value="1" calcext:value-type="float">
            <text:p>1</text:p>
          </table:table-cell>
          <table:table-cell table:formula="of:=([StudentsPerformance.F751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751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751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752] = &quot;male&quot;; 1; 0)" office:value-type="float" office:value="1" calcext:value-type="float">
            <text:p>1</text:p>
          </table:table-cell>
          <table:table-cell table:formula="of:=IF([StudentsPerformance.B752] = &quot;group A&quot;; 0; IF([StudentsPerformance.B752] = &quot;group B&quot;; 1; IF([StudentsPerformance.B752] = &quot;group C&quot;; 2; IF([StudentsPerformance.B752] = &quot;group D&quot;; 3; 4))))" office:value-type="float" office:value="3" calcext:value-type="float">
            <text:p>3</text:p>
          </table:table-cell>
          <table:table-cell table:formula="of:=IF([StudentsPerformance.C752] = &quot;some high school&quot;; 0; IF([StudentsPerformance.C752] = &quot;high school&quot;; 1; IF([StudentsPerformance.C752] = &quot;some college&quot;; 2; IF([StudentsPerformance.C752] = &quot;associate's degree&quot;; 3; IF([StudentsPerformance.C752] = &quot;bachelor's degree&quot;; 4; 5)))))" office:value-type="float" office:value="0" calcext:value-type="float">
            <text:p>0</text:p>
          </table:table-cell>
          <table:table-cell table:formula="of:=IF([StudentsPerformance.D752] = &quot;standard&quot;; 1; 0)" office:value-type="float" office:value="1" calcext:value-type="float">
            <text:p>1</text:p>
          </table:table-cell>
          <table:table-cell table:formula="of:=IF([StudentsPerformance.E752] = &quot;completed&quot;; 1; 0)" office:value-type="float" office:value="1" calcext:value-type="float">
            <text:p>1</text:p>
          </table:table-cell>
          <table:table-cell table:formula="of:=([StudentsPerformance.F752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752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752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753] = &quot;male&quot;; 1; 0)" office:value-type="float" office:value="1" calcext:value-type="float">
            <text:p>1</text:p>
          </table:table-cell>
          <table:table-cell table:formula="of:=IF([StudentsPerformance.B753] = &quot;group A&quot;; 0; IF([StudentsPerformance.B753] = &quot;group B&quot;; 1; IF([StudentsPerformance.B753] = &quot;group C&quot;; 2; IF([StudentsPerformance.B753] = &quot;group D&quot;; 3; 4))))" office:value-type="float" office:value="4" calcext:value-type="float">
            <text:p>4</text:p>
          </table:table-cell>
          <table:table-cell table:formula="of:=IF([StudentsPerformance.C753] = &quot;some high school&quot;; 0; IF([StudentsPerformance.C753] = &quot;high school&quot;; 1; IF([StudentsPerformance.C753] = &quot;some college&quot;; 2; IF([StudentsPerformance.C753] = &quot;associate's degree&quot;; 3; IF([StudentsPerformance.C753] = &quot;bachelor's degree&quot;; 4; 5)))))" office:value-type="float" office:value="2" calcext:value-type="float">
            <text:p>2</text:p>
          </table:table-cell>
          <table:table-cell table:formula="of:=IF([StudentsPerformance.D753] = &quot;standard&quot;; 1; 0)" office:value-type="float" office:value="1" calcext:value-type="float">
            <text:p>1</text:p>
          </table:table-cell>
          <table:table-cell table:formula="of:=IF([StudentsPerformance.E753] = &quot;completed&quot;; 1; 0)" office:value-type="float" office:value="0" calcext:value-type="float">
            <text:p>0</text:p>
          </table:table-cell>
          <table:table-cell table:formula="of:=([StudentsPerformance.F753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753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753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754] = &quot;male&quot;; 1; 0)" office:value-type="float" office:value="1" calcext:value-type="float">
            <text:p>1</text:p>
          </table:table-cell>
          <table:table-cell table:formula="of:=IF([StudentsPerformance.B754] = &quot;group A&quot;; 0; IF([StudentsPerformance.B754] = &quot;group B&quot;; 1; IF([StudentsPerformance.B754] = &quot;group C&quot;; 2; IF([StudentsPerformance.B754] = &quot;group D&quot;; 3; 4))))" office:value-type="float" office:value="2" calcext:value-type="float">
            <text:p>2</text:p>
          </table:table-cell>
          <table:table-cell table:formula="of:=IF([StudentsPerformance.C754] = &quot;some high school&quot;; 0; IF([StudentsPerformance.C754] = &quot;high school&quot;; 1; IF([StudentsPerformance.C754] = &quot;some college&quot;; 2; IF([StudentsPerformance.C754] = &quot;associate's degree&quot;; 3; IF([StudentsPerformance.C754] = &quot;bachelor's degree&quot;; 4; 5)))))" office:value-type="float" office:value="5" calcext:value-type="float">
            <text:p>5</text:p>
          </table:table-cell>
          <table:table-cell table:formula="of:=IF([StudentsPerformance.D754] = &quot;standard&quot;; 1; 0)" office:value-type="float" office:value="0" calcext:value-type="float">
            <text:p>0</text:p>
          </table:table-cell>
          <table:table-cell table:formula="of:=IF([StudentsPerformance.E754] = &quot;completed&quot;; 1; 0)" office:value-type="float" office:value="1" calcext:value-type="float">
            <text:p>1</text:p>
          </table:table-cell>
          <table:table-cell table:formula="of:=([StudentsPerformance.F754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754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754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755] = &quot;male&quot;; 1; 0)" office:value-type="float" office:value="0" calcext:value-type="float">
            <text:p>0</text:p>
          </table:table-cell>
          <table:table-cell table:formula="of:=IF([StudentsPerformance.B755] = &quot;group A&quot;; 0; IF([StudentsPerformance.B755] = &quot;group B&quot;; 1; IF([StudentsPerformance.B755] = &quot;group C&quot;; 2; IF([StudentsPerformance.B755] = &quot;group D&quot;; 3; 4))))" office:value-type="float" office:value="2" calcext:value-type="float">
            <text:p>2</text:p>
          </table:table-cell>
          <table:table-cell table:formula="of:=IF([StudentsPerformance.C755] = &quot;some high school&quot;; 0; IF([StudentsPerformance.C755] = &quot;high school&quot;; 1; IF([StudentsPerformance.C755] = &quot;some college&quot;; 2; IF([StudentsPerformance.C755] = &quot;associate's degree&quot;; 3; IF([StudentsPerformance.C755] = &quot;bachelor's degree&quot;; 4; 5)))))" office:value-type="float" office:value="0" calcext:value-type="float">
            <text:p>0</text:p>
          </table:table-cell>
          <table:table-cell table:formula="of:=IF([StudentsPerformance.D755] = &quot;standard&quot;; 1; 0)" office:value-type="float" office:value="1" calcext:value-type="float">
            <text:p>1</text:p>
          </table:table-cell>
          <table:table-cell table:formula="of:=IF([StudentsPerformance.E755] = &quot;completed&quot;; 1; 0)" office:value-type="float" office:value="1" calcext:value-type="float">
            <text:p>1</text:p>
          </table:table-cell>
          <table:table-cell table:formula="of:=([StudentsPerformance.F755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755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755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756] = &quot;male&quot;; 1; 0)" office:value-type="float" office:value="1" calcext:value-type="float">
            <text:p>1</text:p>
          </table:table-cell>
          <table:table-cell table:formula="of:=IF([StudentsPerformance.B756] = &quot;group A&quot;; 0; IF([StudentsPerformance.B756] = &quot;group B&quot;; 1; IF([StudentsPerformance.B756] = &quot;group C&quot;; 2; IF([StudentsPerformance.B756] = &quot;group D&quot;; 3; 4))))" office:value-type="float" office:value="2" calcext:value-type="float">
            <text:p>2</text:p>
          </table:table-cell>
          <table:table-cell table:formula="of:=IF([StudentsPerformance.C756] = &quot;some high school&quot;; 0; IF([StudentsPerformance.C756] = &quot;high school&quot;; 1; IF([StudentsPerformance.C756] = &quot;some college&quot;; 2; IF([StudentsPerformance.C756] = &quot;associate's degree&quot;; 3; IF([StudentsPerformance.C756] = &quot;bachelor's degree&quot;; 4; 5)))))" office:value-type="float" office:value="3" calcext:value-type="float">
            <text:p>3</text:p>
          </table:table-cell>
          <table:table-cell table:formula="of:=IF([StudentsPerformance.D756] = &quot;standard&quot;; 1; 0)" office:value-type="float" office:value="0" calcext:value-type="float">
            <text:p>0</text:p>
          </table:table-cell>
          <table:table-cell table:formula="of:=IF([StudentsPerformance.E756] = &quot;completed&quot;; 1; 0)" office:value-type="float" office:value="0" calcext:value-type="float">
            <text:p>0</text:p>
          </table:table-cell>
          <table:table-cell table:formula="of:=([StudentsPerformance.F756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756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756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757] = &quot;male&quot;; 1; 0)" office:value-type="float" office:value="0" calcext:value-type="float">
            <text:p>0</text:p>
          </table:table-cell>
          <table:table-cell table:formula="of:=IF([StudentsPerformance.B757] = &quot;group A&quot;; 0; IF([StudentsPerformance.B757] = &quot;group B&quot;; 1; IF([StudentsPerformance.B757] = &quot;group C&quot;; 2; IF([StudentsPerformance.B757] = &quot;group D&quot;; 3; 4))))" office:value-type="float" office:value="4" calcext:value-type="float">
            <text:p>4</text:p>
          </table:table-cell>
          <table:table-cell table:formula="of:=IF([StudentsPerformance.C757] = &quot;some high school&quot;; 0; IF([StudentsPerformance.C757] = &quot;high school&quot;; 1; IF([StudentsPerformance.C757] = &quot;some college&quot;; 2; IF([StudentsPerformance.C757] = &quot;associate's degree&quot;; 3; IF([StudentsPerformance.C757] = &quot;bachelor's degree&quot;; 4; 5)))))" office:value-type="float" office:value="3" calcext:value-type="float">
            <text:p>3</text:p>
          </table:table-cell>
          <table:table-cell table:formula="of:=IF([StudentsPerformance.D757] = &quot;standard&quot;; 1; 0)" office:value-type="float" office:value="1" calcext:value-type="float">
            <text:p>1</text:p>
          </table:table-cell>
          <table:table-cell table:formula="of:=IF([StudentsPerformance.E757] = &quot;completed&quot;; 1; 0)" office:value-type="float" office:value="0" calcext:value-type="float">
            <text:p>0</text:p>
          </table:table-cell>
          <table:table-cell table:formula="of:=([StudentsPerformance.F757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757] - [StudentsPerformance.$M$2])/[StudentsPerformance.$N$2]" office:value-type="float" office:value="1.76922331644781" calcext:value-type="float">
            <text:p>1.76922331644781</text:p>
          </table:table-cell>
          <table:table-cell table:formula="of:=([StudentsPerformance.H757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758] = &quot;male&quot;; 1; 0)" office:value-type="float" office:value="1" calcext:value-type="float">
            <text:p>1</text:p>
          </table:table-cell>
          <table:table-cell table:formula="of:=IF([StudentsPerformance.B758] = &quot;group A&quot;; 0; IF([StudentsPerformance.B758] = &quot;group B&quot;; 1; IF([StudentsPerformance.B758] = &quot;group C&quot;; 2; IF([StudentsPerformance.B758] = &quot;group D&quot;; 3; 4))))" office:value-type="float" office:value="3" calcext:value-type="float">
            <text:p>3</text:p>
          </table:table-cell>
          <table:table-cell table:formula="of:=IF([StudentsPerformance.C758] = &quot;some high school&quot;; 0; IF([StudentsPerformance.C758] = &quot;high school&quot;; 1; IF([StudentsPerformance.C758] = &quot;some college&quot;; 2; IF([StudentsPerformance.C758] = &quot;associate's degree&quot;; 3; IF([StudentsPerformance.C758] = &quot;bachelor's degree&quot;; 4; 5)))))" office:value-type="float" office:value="2" calcext:value-type="float">
            <text:p>2</text:p>
          </table:table-cell>
          <table:table-cell table:formula="of:=IF([StudentsPerformance.D758] = &quot;standard&quot;; 1; 0)" office:value-type="float" office:value="1" calcext:value-type="float">
            <text:p>1</text:p>
          </table:table-cell>
          <table:table-cell table:formula="of:=IF([StudentsPerformance.E758] = &quot;completed&quot;; 1; 0)" office:value-type="float" office:value="0" calcext:value-type="float">
            <text:p>0</text:p>
          </table:table-cell>
          <table:table-cell table:formula="of:=([StudentsPerformance.F758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758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758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759] = &quot;male&quot;; 1; 0)" office:value-type="float" office:value="1" calcext:value-type="float">
            <text:p>1</text:p>
          </table:table-cell>
          <table:table-cell table:formula="of:=IF([StudentsPerformance.B759] = &quot;group A&quot;; 0; IF([StudentsPerformance.B759] = &quot;group B&quot;; 1; IF([StudentsPerformance.B759] = &quot;group C&quot;; 2; IF([StudentsPerformance.B759] = &quot;group D&quot;; 3; 4))))" office:value-type="float" office:value="4" calcext:value-type="float">
            <text:p>4</text:p>
          </table:table-cell>
          <table:table-cell table:formula="of:=IF([StudentsPerformance.C759] = &quot;some high school&quot;; 0; IF([StudentsPerformance.C759] = &quot;high school&quot;; 1; IF([StudentsPerformance.C759] = &quot;some college&quot;; 2; IF([StudentsPerformance.C759] = &quot;associate's degree&quot;; 3; IF([StudentsPerformance.C759] = &quot;bachelor's degree&quot;; 4; 5)))))" office:value-type="float" office:value="4" calcext:value-type="float">
            <text:p>4</text:p>
          </table:table-cell>
          <table:table-cell table:formula="of:=IF([StudentsPerformance.D759] = &quot;standard&quot;; 1; 0)" office:value-type="float" office:value="0" calcext:value-type="float">
            <text:p>0</text:p>
          </table:table-cell>
          <table:table-cell table:formula="of:=IF([StudentsPerformance.E759] = &quot;completed&quot;; 1; 0)" office:value-type="float" office:value="1" calcext:value-type="float">
            <text:p>1</text:p>
          </table:table-cell>
          <table:table-cell table:formula="of:=([StudentsPerformance.F759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759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759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760] = &quot;male&quot;; 1; 0)" office:value-type="float" office:value="0" calcext:value-type="float">
            <text:p>0</text:p>
          </table:table-cell>
          <table:table-cell table:formula="of:=IF([StudentsPerformance.B760] = &quot;group A&quot;; 0; IF([StudentsPerformance.B760] = &quot;group B&quot;; 1; IF([StudentsPerformance.B760] = &quot;group C&quot;; 2; IF([StudentsPerformance.B760] = &quot;group D&quot;; 3; 4))))" office:value-type="float" office:value="3" calcext:value-type="float">
            <text:p>3</text:p>
          </table:table-cell>
          <table:table-cell table:formula="of:=IF([StudentsPerformance.C760] = &quot;some high school&quot;; 0; IF([StudentsPerformance.C760] = &quot;high school&quot;; 1; IF([StudentsPerformance.C760] = &quot;some college&quot;; 2; IF([StudentsPerformance.C760] = &quot;associate's degree&quot;; 3; IF([StudentsPerformance.C760] = &quot;bachelor's degree&quot;; 4; 5)))))" office:value-type="float" office:value="2" calcext:value-type="float">
            <text:p>2</text:p>
          </table:table-cell>
          <table:table-cell table:formula="of:=IF([StudentsPerformance.D760] = &quot;standard&quot;; 1; 0)" office:value-type="float" office:value="0" calcext:value-type="float">
            <text:p>0</text:p>
          </table:table-cell>
          <table:table-cell table:formula="of:=IF([StudentsPerformance.E760] = &quot;completed&quot;; 1; 0)" office:value-type="float" office:value="1" calcext:value-type="float">
            <text:p>1</text:p>
          </table:table-cell>
          <table:table-cell table:formula="of:=([StudentsPerformance.F760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760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760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761] = &quot;male&quot;; 1; 0)" office:value-type="float" office:value="1" calcext:value-type="float">
            <text:p>1</text:p>
          </table:table-cell>
          <table:table-cell table:formula="of:=IF([StudentsPerformance.B761] = &quot;group A&quot;; 0; IF([StudentsPerformance.B761] = &quot;group B&quot;; 1; IF([StudentsPerformance.B761] = &quot;group C&quot;; 2; IF([StudentsPerformance.B761] = &quot;group D&quot;; 3; 4))))" office:value-type="float" office:value="1" calcext:value-type="float">
            <text:p>1</text:p>
          </table:table-cell>
          <table:table-cell table:formula="of:=IF([StudentsPerformance.C761] = &quot;some high school&quot;; 0; IF([StudentsPerformance.C761] = &quot;high school&quot;; 1; IF([StudentsPerformance.C761] = &quot;some college&quot;; 2; IF([StudentsPerformance.C761] = &quot;associate's degree&quot;; 3; IF([StudentsPerformance.C761] = &quot;bachelor's degree&quot;; 4; 5)))))" office:value-type="float" office:value="2" calcext:value-type="float">
            <text:p>2</text:p>
          </table:table-cell>
          <table:table-cell table:formula="of:=IF([StudentsPerformance.D761] = &quot;standard&quot;; 1; 0)" office:value-type="float" office:value="1" calcext:value-type="float">
            <text:p>1</text:p>
          </table:table-cell>
          <table:table-cell table:formula="of:=IF([StudentsPerformance.E761] = &quot;completed&quot;; 1; 0)" office:value-type="float" office:value="1" calcext:value-type="float">
            <text:p>1</text:p>
          </table:table-cell>
          <table:table-cell table:formula="of:=([StudentsPerformance.F761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761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761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762] = &quot;male&quot;; 1; 0)" office:value-type="float" office:value="0" calcext:value-type="float">
            <text:p>0</text:p>
          </table:table-cell>
          <table:table-cell table:formula="of:=IF([StudentsPerformance.B762] = &quot;group A&quot;; 0; IF([StudentsPerformance.B762] = &quot;group B&quot;; 1; IF([StudentsPerformance.B762] = &quot;group C&quot;; 2; IF([StudentsPerformance.B762] = &quot;group D&quot;; 3; 4))))" office:value-type="float" office:value="2" calcext:value-type="float">
            <text:p>2</text:p>
          </table:table-cell>
          <table:table-cell table:formula="of:=IF([StudentsPerformance.C762] = &quot;some high school&quot;; 0; IF([StudentsPerformance.C762] = &quot;high school&quot;; 1; IF([StudentsPerformance.C762] = &quot;some college&quot;; 2; IF([StudentsPerformance.C762] = &quot;associate's degree&quot;; 3; IF([StudentsPerformance.C762] = &quot;bachelor's degree&quot;; 4; 5)))))" office:value-type="float" office:value="1" calcext:value-type="float">
            <text:p>1</text:p>
          </table:table-cell>
          <table:table-cell table:formula="of:=IF([StudentsPerformance.D762] = &quot;standard&quot;; 1; 0)" office:value-type="float" office:value="0" calcext:value-type="float">
            <text:p>0</text:p>
          </table:table-cell>
          <table:table-cell table:formula="of:=IF([StudentsPerformance.E762] = &quot;completed&quot;; 1; 0)" office:value-type="float" office:value="0" calcext:value-type="float">
            <text:p>0</text:p>
          </table:table-cell>
          <table:table-cell table:formula="of:=([StudentsPerformance.F762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762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762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763] = &quot;male&quot;; 1; 0)" office:value-type="float" office:value="0" calcext:value-type="float">
            <text:p>0</text:p>
          </table:table-cell>
          <table:table-cell table:formula="of:=IF([StudentsPerformance.B763] = &quot;group A&quot;; 0; IF([StudentsPerformance.B763] = &quot;group B&quot;; 1; IF([StudentsPerformance.B763] = &quot;group C&quot;; 2; IF([StudentsPerformance.B763] = &quot;group D&quot;; 3; 4))))" office:value-type="float" office:value="3" calcext:value-type="float">
            <text:p>3</text:p>
          </table:table-cell>
          <table:table-cell table:formula="of:=IF([StudentsPerformance.C763] = &quot;some high school&quot;; 0; IF([StudentsPerformance.C763] = &quot;high school&quot;; 1; IF([StudentsPerformance.C763] = &quot;some college&quot;; 2; IF([StudentsPerformance.C763] = &quot;associate's degree&quot;; 3; IF([StudentsPerformance.C763] = &quot;bachelor's degree&quot;; 4; 5)))))" office:value-type="float" office:value="0" calcext:value-type="float">
            <text:p>0</text:p>
          </table:table-cell>
          <table:table-cell table:formula="of:=IF([StudentsPerformance.D763] = &quot;standard&quot;; 1; 0)" office:value-type="float" office:value="1" calcext:value-type="float">
            <text:p>1</text:p>
          </table:table-cell>
          <table:table-cell table:formula="of:=IF([StudentsPerformance.E763] = &quot;completed&quot;; 1; 0)" office:value-type="float" office:value="0" calcext:value-type="float">
            <text:p>0</text:p>
          </table:table-cell>
          <table:table-cell table:formula="of:=([StudentsPerformance.F763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763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763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764] = &quot;male&quot;; 1; 0)" office:value-type="float" office:value="1" calcext:value-type="float">
            <text:p>1</text:p>
          </table:table-cell>
          <table:table-cell table:formula="of:=IF([StudentsPerformance.B764] = &quot;group A&quot;; 0; IF([StudentsPerformance.B764] = &quot;group B&quot;; 1; IF([StudentsPerformance.B764] = &quot;group C&quot;; 2; IF([StudentsPerformance.B764] = &quot;group D&quot;; 3; 4))))" office:value-type="float" office:value="3" calcext:value-type="float">
            <text:p>3</text:p>
          </table:table-cell>
          <table:table-cell table:formula="of:=IF([StudentsPerformance.C764] = &quot;some high school&quot;; 0; IF([StudentsPerformance.C764] = &quot;high school&quot;; 1; IF([StudentsPerformance.C764] = &quot;some college&quot;; 2; IF([StudentsPerformance.C764] = &quot;associate's degree&quot;; 3; IF([StudentsPerformance.C764] = &quot;bachelor's degree&quot;; 4; 5)))))" office:value-type="float" office:value="0" calcext:value-type="float">
            <text:p>0</text:p>
          </table:table-cell>
          <table:table-cell table:formula="of:=IF([StudentsPerformance.D764] = &quot;standard&quot;; 1; 0)" office:value-type="float" office:value="1" calcext:value-type="float">
            <text:p>1</text:p>
          </table:table-cell>
          <table:table-cell table:formula="of:=IF([StudentsPerformance.E764] = &quot;completed&quot;; 1; 0)" office:value-type="float" office:value="1" calcext:value-type="float">
            <text:p>1</text:p>
          </table:table-cell>
          <table:table-cell table:formula="of:=([StudentsPerformance.F764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764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764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765] = &quot;male&quot;; 1; 0)" office:value-type="float" office:value="0" calcext:value-type="float">
            <text:p>0</text:p>
          </table:table-cell>
          <table:table-cell table:formula="of:=IF([StudentsPerformance.B765] = &quot;group A&quot;; 0; IF([StudentsPerformance.B765] = &quot;group B&quot;; 1; IF([StudentsPerformance.B765] = &quot;group C&quot;; 2; IF([StudentsPerformance.B765] = &quot;group D&quot;; 3; 4))))" office:value-type="float" office:value="1" calcext:value-type="float">
            <text:p>1</text:p>
          </table:table-cell>
          <table:table-cell table:formula="of:=IF([StudentsPerformance.C765] = &quot;some high school&quot;; 0; IF([StudentsPerformance.C765] = &quot;high school&quot;; 1; IF([StudentsPerformance.C765] = &quot;some college&quot;; 2; IF([StudentsPerformance.C765] = &quot;associate's degree&quot;; 3; IF([StudentsPerformance.C765] = &quot;bachelor's degree&quot;; 4; 5)))))" office:value-type="float" office:value="1" calcext:value-type="float">
            <text:p>1</text:p>
          </table:table-cell>
          <table:table-cell table:formula="of:=IF([StudentsPerformance.D765] = &quot;standard&quot;; 1; 0)" office:value-type="float" office:value="1" calcext:value-type="float">
            <text:p>1</text:p>
          </table:table-cell>
          <table:table-cell table:formula="of:=IF([StudentsPerformance.E765] = &quot;completed&quot;; 1; 0)" office:value-type="float" office:value="0" calcext:value-type="float">
            <text:p>0</text:p>
          </table:table-cell>
          <table:table-cell table:formula="of:=([StudentsPerformance.F765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765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765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766] = &quot;male&quot;; 1; 0)" office:value-type="float" office:value="1" calcext:value-type="float">
            <text:p>1</text:p>
          </table:table-cell>
          <table:table-cell table:formula="of:=IF([StudentsPerformance.B766] = &quot;group A&quot;; 0; IF([StudentsPerformance.B766] = &quot;group B&quot;; 1; IF([StudentsPerformance.B766] = &quot;group C&quot;; 2; IF([StudentsPerformance.B766] = &quot;group D&quot;; 3; 4))))" office:value-type="float" office:value="3" calcext:value-type="float">
            <text:p>3</text:p>
          </table:table-cell>
          <table:table-cell table:formula="of:=IF([StudentsPerformance.C766] = &quot;some high school&quot;; 0; IF([StudentsPerformance.C766] = &quot;high school&quot;; 1; IF([StudentsPerformance.C766] = &quot;some college&quot;; 2; IF([StudentsPerformance.C766] = &quot;associate's degree&quot;; 3; IF([StudentsPerformance.C766] = &quot;bachelor's degree&quot;; 4; 5)))))" office:value-type="float" office:value="2" calcext:value-type="float">
            <text:p>2</text:p>
          </table:table-cell>
          <table:table-cell table:formula="of:=IF([StudentsPerformance.D766] = &quot;standard&quot;; 1; 0)" office:value-type="float" office:value="1" calcext:value-type="float">
            <text:p>1</text:p>
          </table:table-cell>
          <table:table-cell table:formula="of:=IF([StudentsPerformance.E766] = &quot;completed&quot;; 1; 0)" office:value-type="float" office:value="0" calcext:value-type="float">
            <text:p>0</text:p>
          </table:table-cell>
          <table:table-cell table:formula="of:=([StudentsPerformance.F766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766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766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767] = &quot;male&quot;; 1; 0)" office:value-type="float" office:value="0" calcext:value-type="float">
            <text:p>0</text:p>
          </table:table-cell>
          <table:table-cell table:formula="of:=IF([StudentsPerformance.B767] = &quot;group A&quot;; 0; IF([StudentsPerformance.B767] = &quot;group B&quot;; 1; IF([StudentsPerformance.B767] = &quot;group C&quot;; 2; IF([StudentsPerformance.B767] = &quot;group D&quot;; 3; 4))))" office:value-type="float" office:value="1" calcext:value-type="float">
            <text:p>1</text:p>
          </table:table-cell>
          <table:table-cell table:formula="of:=IF([StudentsPerformance.C767] = &quot;some high school&quot;; 0; IF([StudentsPerformance.C767] = &quot;high school&quot;; 1; IF([StudentsPerformance.C767] = &quot;some college&quot;; 2; IF([StudentsPerformance.C767] = &quot;associate's degree&quot;; 3; IF([StudentsPerformance.C767] = &quot;bachelor's degree&quot;; 4; 5)))))" office:value-type="float" office:value="1" calcext:value-type="float">
            <text:p>1</text:p>
          </table:table-cell>
          <table:table-cell table:formula="of:=IF([StudentsPerformance.D767] = &quot;standard&quot;; 1; 0)" office:value-type="float" office:value="1" calcext:value-type="float">
            <text:p>1</text:p>
          </table:table-cell>
          <table:table-cell table:formula="of:=IF([StudentsPerformance.E767] = &quot;completed&quot;; 1; 0)" office:value-type="float" office:value="0" calcext:value-type="float">
            <text:p>0</text:p>
          </table:table-cell>
          <table:table-cell table:formula="of:=([StudentsPerformance.F767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767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767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768] = &quot;male&quot;; 1; 0)" office:value-type="float" office:value="0" calcext:value-type="float">
            <text:p>0</text:p>
          </table:table-cell>
          <table:table-cell table:formula="of:=IF([StudentsPerformance.B768] = &quot;group A&quot;; 0; IF([StudentsPerformance.B768] = &quot;group B&quot;; 1; IF([StudentsPerformance.B768] = &quot;group C&quot;; 2; IF([StudentsPerformance.B768] = &quot;group D&quot;; 3; 4))))" office:value-type="float" office:value="2" calcext:value-type="float">
            <text:p>2</text:p>
          </table:table-cell>
          <table:table-cell table:formula="of:=IF([StudentsPerformance.C768] = &quot;some high school&quot;; 0; IF([StudentsPerformance.C768] = &quot;high school&quot;; 1; IF([StudentsPerformance.C768] = &quot;some college&quot;; 2; IF([StudentsPerformance.C768] = &quot;associate's degree&quot;; 3; IF([StudentsPerformance.C768] = &quot;bachelor's degree&quot;; 4; 5)))))" office:value-type="float" office:value="1" calcext:value-type="float">
            <text:p>1</text:p>
          </table:table-cell>
          <table:table-cell table:formula="of:=IF([StudentsPerformance.D768] = &quot;standard&quot;; 1; 0)" office:value-type="float" office:value="1" calcext:value-type="float">
            <text:p>1</text:p>
          </table:table-cell>
          <table:table-cell table:formula="of:=IF([StudentsPerformance.E768] = &quot;completed&quot;; 1; 0)" office:value-type="float" office:value="1" calcext:value-type="float">
            <text:p>1</text:p>
          </table:table-cell>
          <table:table-cell table:formula="of:=([StudentsPerformance.F768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768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768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769] = &quot;male&quot;; 1; 0)" office:value-type="float" office:value="1" calcext:value-type="float">
            <text:p>1</text:p>
          </table:table-cell>
          <table:table-cell table:formula="of:=IF([StudentsPerformance.B769] = &quot;group A&quot;; 0; IF([StudentsPerformance.B769] = &quot;group B&quot;; 1; IF([StudentsPerformance.B769] = &quot;group C&quot;; 2; IF([StudentsPerformance.B769] = &quot;group D&quot;; 3; 4))))" office:value-type="float" office:value="1" calcext:value-type="float">
            <text:p>1</text:p>
          </table:table-cell>
          <table:table-cell table:formula="of:=IF([StudentsPerformance.C769] = &quot;some high school&quot;; 0; IF([StudentsPerformance.C769] = &quot;high school&quot;; 1; IF([StudentsPerformance.C769] = &quot;some college&quot;; 2; IF([StudentsPerformance.C769] = &quot;associate's degree&quot;; 3; IF([StudentsPerformance.C769] = &quot;bachelor's degree&quot;; 4; 5)))))" office:value-type="float" office:value="1" calcext:value-type="float">
            <text:p>1</text:p>
          </table:table-cell>
          <table:table-cell table:formula="of:=IF([StudentsPerformance.D769] = &quot;standard&quot;; 1; 0)" office:value-type="float" office:value="1" calcext:value-type="float">
            <text:p>1</text:p>
          </table:table-cell>
          <table:table-cell table:formula="of:=IF([StudentsPerformance.E769] = &quot;completed&quot;; 1; 0)" office:value-type="float" office:value="1" calcext:value-type="float">
            <text:p>1</text:p>
          </table:table-cell>
          <table:table-cell table:formula="of:=([StudentsPerformance.F769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769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769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770] = &quot;male&quot;; 1; 0)" office:value-type="float" office:value="0" calcext:value-type="float">
            <text:p>0</text:p>
          </table:table-cell>
          <table:table-cell table:formula="of:=IF([StudentsPerformance.B770] = &quot;group A&quot;; 0; IF([StudentsPerformance.B770] = &quot;group B&quot;; 1; IF([StudentsPerformance.B770] = &quot;group C&quot;; 2; IF([StudentsPerformance.B770] = &quot;group D&quot;; 3; 4))))" office:value-type="float" office:value="3" calcext:value-type="float">
            <text:p>3</text:p>
          </table:table-cell>
          <table:table-cell table:formula="of:=IF([StudentsPerformance.C770] = &quot;some high school&quot;; 0; IF([StudentsPerformance.C770] = &quot;high school&quot;; 1; IF([StudentsPerformance.C770] = &quot;some college&quot;; 2; IF([StudentsPerformance.C770] = &quot;associate's degree&quot;; 3; IF([StudentsPerformance.C770] = &quot;bachelor's degree&quot;; 4; 5)))))" office:value-type="float" office:value="0" calcext:value-type="float">
            <text:p>0</text:p>
          </table:table-cell>
          <table:table-cell table:formula="of:=IF([StudentsPerformance.D770] = &quot;standard&quot;; 1; 0)" office:value-type="float" office:value="1" calcext:value-type="float">
            <text:p>1</text:p>
          </table:table-cell>
          <table:table-cell table:formula="of:=IF([StudentsPerformance.E770] = &quot;completed&quot;; 1; 0)" office:value-type="float" office:value="0" calcext:value-type="float">
            <text:p>0</text:p>
          </table:table-cell>
          <table:table-cell table:formula="of:=([StudentsPerformance.F770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770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770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771] = &quot;male&quot;; 1; 0)" office:value-type="float" office:value="1" calcext:value-type="float">
            <text:p>1</text:p>
          </table:table-cell>
          <table:table-cell table:formula="of:=IF([StudentsPerformance.B771] = &quot;group A&quot;; 0; IF([StudentsPerformance.B771] = &quot;group B&quot;; 1; IF([StudentsPerformance.B771] = &quot;group C&quot;; 2; IF([StudentsPerformance.B771] = &quot;group D&quot;; 3; 4))))" office:value-type="float" office:value="0" calcext:value-type="float">
            <text:p>0</text:p>
          </table:table-cell>
          <table:table-cell table:formula="of:=IF([StudentsPerformance.C771] = &quot;some high school&quot;; 0; IF([StudentsPerformance.C771] = &quot;high school&quot;; 1; IF([StudentsPerformance.C771] = &quot;some college&quot;; 2; IF([StudentsPerformance.C771] = &quot;associate's degree&quot;; 3; IF([StudentsPerformance.C771] = &quot;bachelor's degree&quot;; 4; 5)))))" office:value-type="float" office:value="2" calcext:value-type="float">
            <text:p>2</text:p>
          </table:table-cell>
          <table:table-cell table:formula="of:=IF([StudentsPerformance.D771] = &quot;standard&quot;; 1; 0)" office:value-type="float" office:value="0" calcext:value-type="float">
            <text:p>0</text:p>
          </table:table-cell>
          <table:table-cell table:formula="of:=IF([StudentsPerformance.E771] = &quot;completed&quot;; 1; 0)" office:value-type="float" office:value="0" calcext:value-type="float">
            <text:p>0</text:p>
          </table:table-cell>
          <table:table-cell table:formula="of:=([StudentsPerformance.F771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771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771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772] = &quot;male&quot;; 1; 0)" office:value-type="float" office:value="1" calcext:value-type="float">
            <text:p>1</text:p>
          </table:table-cell>
          <table:table-cell table:formula="of:=IF([StudentsPerformance.B772] = &quot;group A&quot;; 0; IF([StudentsPerformance.B772] = &quot;group B&quot;; 1; IF([StudentsPerformance.B772] = &quot;group C&quot;; 2; IF([StudentsPerformance.B772] = &quot;group D&quot;; 3; 4))))" office:value-type="float" office:value="1" calcext:value-type="float">
            <text:p>1</text:p>
          </table:table-cell>
          <table:table-cell table:formula="of:=IF([StudentsPerformance.C772] = &quot;some high school&quot;; 0; IF([StudentsPerformance.C772] = &quot;high school&quot;; 1; IF([StudentsPerformance.C772] = &quot;some college&quot;; 2; IF([StudentsPerformance.C772] = &quot;associate's degree&quot;; 3; IF([StudentsPerformance.C772] = &quot;bachelor's degree&quot;; 4; 5)))))" office:value-type="float" office:value="1" calcext:value-type="float">
            <text:p>1</text:p>
          </table:table-cell>
          <table:table-cell table:formula="of:=IF([StudentsPerformance.D772] = &quot;standard&quot;; 1; 0)" office:value-type="float" office:value="1" calcext:value-type="float">
            <text:p>1</text:p>
          </table:table-cell>
          <table:table-cell table:formula="of:=IF([StudentsPerformance.E772] = &quot;completed&quot;; 1; 0)" office:value-type="float" office:value="0" calcext:value-type="float">
            <text:p>0</text:p>
          </table:table-cell>
          <table:table-cell table:formula="of:=([StudentsPerformance.F772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772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772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773] = &quot;male&quot;; 1; 0)" office:value-type="float" office:value="1" calcext:value-type="float">
            <text:p>1</text:p>
          </table:table-cell>
          <table:table-cell table:formula="of:=IF([StudentsPerformance.B773] = &quot;group A&quot;; 0; IF([StudentsPerformance.B773] = &quot;group B&quot;; 1; IF([StudentsPerformance.B773] = &quot;group C&quot;; 2; IF([StudentsPerformance.B773] = &quot;group D&quot;; 3; 4))))" office:value-type="float" office:value="3" calcext:value-type="float">
            <text:p>3</text:p>
          </table:table-cell>
          <table:table-cell table:formula="of:=IF([StudentsPerformance.C773] = &quot;some high school&quot;; 0; IF([StudentsPerformance.C773] = &quot;high school&quot;; 1; IF([StudentsPerformance.C773] = &quot;some college&quot;; 2; IF([StudentsPerformance.C773] = &quot;associate's degree&quot;; 3; IF([StudentsPerformance.C773] = &quot;bachelor's degree&quot;; 4; 5)))))" office:value-type="float" office:value="4" calcext:value-type="float">
            <text:p>4</text:p>
          </table:table-cell>
          <table:table-cell table:formula="of:=IF([StudentsPerformance.D773] = &quot;standard&quot;; 1; 0)" office:value-type="float" office:value="1" calcext:value-type="float">
            <text:p>1</text:p>
          </table:table-cell>
          <table:table-cell table:formula="of:=IF([StudentsPerformance.E773] = &quot;completed&quot;; 1; 0)" office:value-type="float" office:value="0" calcext:value-type="float">
            <text:p>0</text:p>
          </table:table-cell>
          <table:table-cell table:formula="of:=([StudentsPerformance.F773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773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773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774] = &quot;male&quot;; 1; 0)" office:value-type="float" office:value="0" calcext:value-type="float">
            <text:p>0</text:p>
          </table:table-cell>
          <table:table-cell table:formula="of:=IF([StudentsPerformance.B774] = &quot;group A&quot;; 0; IF([StudentsPerformance.B774] = &quot;group B&quot;; 1; IF([StudentsPerformance.B774] = &quot;group C&quot;; 2; IF([StudentsPerformance.B774] = &quot;group D&quot;; 3; 4))))" office:value-type="float" office:value="1" calcext:value-type="float">
            <text:p>1</text:p>
          </table:table-cell>
          <table:table-cell table:formula="of:=IF([StudentsPerformance.C774] = &quot;some high school&quot;; 0; IF([StudentsPerformance.C774] = &quot;high school&quot;; 1; IF([StudentsPerformance.C774] = &quot;some college&quot;; 2; IF([StudentsPerformance.C774] = &quot;associate's degree&quot;; 3; IF([StudentsPerformance.C774] = &quot;bachelor's degree&quot;; 4; 5)))))" office:value-type="float" office:value="0" calcext:value-type="float">
            <text:p>0</text:p>
          </table:table-cell>
          <table:table-cell table:formula="of:=IF([StudentsPerformance.D774] = &quot;standard&quot;; 1; 0)" office:value-type="float" office:value="0" calcext:value-type="float">
            <text:p>0</text:p>
          </table:table-cell>
          <table:table-cell table:formula="of:=IF([StudentsPerformance.E774] = &quot;completed&quot;; 1; 0)" office:value-type="float" office:value="1" calcext:value-type="float">
            <text:p>1</text:p>
          </table:table-cell>
          <table:table-cell table:formula="of:=([StudentsPerformance.F774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774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774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775] = &quot;male&quot;; 1; 0)" office:value-type="float" office:value="0" calcext:value-type="float">
            <text:p>0</text:p>
          </table:table-cell>
          <table:table-cell table:formula="of:=IF([StudentsPerformance.B775] = &quot;group A&quot;; 0; IF([StudentsPerformance.B775] = &quot;group B&quot;; 1; IF([StudentsPerformance.B775] = &quot;group C&quot;; 2; IF([StudentsPerformance.B775] = &quot;group D&quot;; 3; 4))))" office:value-type="float" office:value="2" calcext:value-type="float">
            <text:p>2</text:p>
          </table:table-cell>
          <table:table-cell table:formula="of:=IF([StudentsPerformance.C775] = &quot;some high school&quot;; 0; IF([StudentsPerformance.C775] = &quot;high school&quot;; 1; IF([StudentsPerformance.C775] = &quot;some college&quot;; 2; IF([StudentsPerformance.C775] = &quot;associate's degree&quot;; 3; IF([StudentsPerformance.C775] = &quot;bachelor's degree&quot;; 4; 5)))))" office:value-type="float" office:value="4" calcext:value-type="float">
            <text:p>4</text:p>
          </table:table-cell>
          <table:table-cell table:formula="of:=IF([StudentsPerformance.D775] = &quot;standard&quot;; 1; 0)" office:value-type="float" office:value="0" calcext:value-type="float">
            <text:p>0</text:p>
          </table:table-cell>
          <table:table-cell table:formula="of:=IF([StudentsPerformance.E775] = &quot;completed&quot;; 1; 0)" office:value-type="float" office:value="0" calcext:value-type="float">
            <text:p>0</text:p>
          </table:table-cell>
          <table:table-cell table:formula="of:=([StudentsPerformance.F775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775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775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776] = &quot;male&quot;; 1; 0)" office:value-type="float" office:value="1" calcext:value-type="float">
            <text:p>1</text:p>
          </table:table-cell>
          <table:table-cell table:formula="of:=IF([StudentsPerformance.B776] = &quot;group A&quot;; 0; IF([StudentsPerformance.B776] = &quot;group B&quot;; 1; IF([StudentsPerformance.B776] = &quot;group C&quot;; 2; IF([StudentsPerformance.B776] = &quot;group D&quot;; 3; 4))))" office:value-type="float" office:value="1" calcext:value-type="float">
            <text:p>1</text:p>
          </table:table-cell>
          <table:table-cell table:formula="of:=IF([StudentsPerformance.C776] = &quot;some high school&quot;; 0; IF([StudentsPerformance.C776] = &quot;high school&quot;; 1; IF([StudentsPerformance.C776] = &quot;some college&quot;; 2; IF([StudentsPerformance.C776] = &quot;associate's degree&quot;; 3; IF([StudentsPerformance.C776] = &quot;bachelor's degree&quot;; 4; 5)))))" office:value-type="float" office:value="2" calcext:value-type="float">
            <text:p>2</text:p>
          </table:table-cell>
          <table:table-cell table:formula="of:=IF([StudentsPerformance.D776] = &quot;standard&quot;; 1; 0)" office:value-type="float" office:value="1" calcext:value-type="float">
            <text:p>1</text:p>
          </table:table-cell>
          <table:table-cell table:formula="of:=IF([StudentsPerformance.E776] = &quot;completed&quot;; 1; 0)" office:value-type="float" office:value="0" calcext:value-type="float">
            <text:p>0</text:p>
          </table:table-cell>
          <table:table-cell table:formula="of:=([StudentsPerformance.F776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776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776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777] = &quot;male&quot;; 1; 0)" office:value-type="float" office:value="0" calcext:value-type="float">
            <text:p>0</text:p>
          </table:table-cell>
          <table:table-cell table:formula="of:=IF([StudentsPerformance.B777] = &quot;group A&quot;; 0; IF([StudentsPerformance.B777] = &quot;group B&quot;; 1; IF([StudentsPerformance.B777] = &quot;group C&quot;; 2; IF([StudentsPerformance.B777] = &quot;group D&quot;; 3; 4))))" office:value-type="float" office:value="1" calcext:value-type="float">
            <text:p>1</text:p>
          </table:table-cell>
          <table:table-cell table:formula="of:=IF([StudentsPerformance.C777] = &quot;some high school&quot;; 0; IF([StudentsPerformance.C777] = &quot;high school&quot;; 1; IF([StudentsPerformance.C777] = &quot;some college&quot;; 2; IF([StudentsPerformance.C777] = &quot;associate's degree&quot;; 3; IF([StudentsPerformance.C777] = &quot;bachelor's degree&quot;; 4; 5)))))" office:value-type="float" office:value="0" calcext:value-type="float">
            <text:p>0</text:p>
          </table:table-cell>
          <table:table-cell table:formula="of:=IF([StudentsPerformance.D777] = &quot;standard&quot;; 1; 0)" office:value-type="float" office:value="0" calcext:value-type="float">
            <text:p>0</text:p>
          </table:table-cell>
          <table:table-cell table:formula="of:=IF([StudentsPerformance.E777] = &quot;completed&quot;; 1; 0)" office:value-type="float" office:value="0" calcext:value-type="float">
            <text:p>0</text:p>
          </table:table-cell>
          <table:table-cell table:formula="of:=([StudentsPerformance.F777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777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777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778] = &quot;male&quot;; 1; 0)" office:value-type="float" office:value="0" calcext:value-type="float">
            <text:p>0</text:p>
          </table:table-cell>
          <table:table-cell table:formula="of:=IF([StudentsPerformance.B778] = &quot;group A&quot;; 0; IF([StudentsPerformance.B778] = &quot;group B&quot;; 1; IF([StudentsPerformance.B778] = &quot;group C&quot;; 2; IF([StudentsPerformance.B778] = &quot;group D&quot;; 3; 4))))" office:value-type="float" office:value="1" calcext:value-type="float">
            <text:p>1</text:p>
          </table:table-cell>
          <table:table-cell table:formula="of:=IF([StudentsPerformance.C778] = &quot;some high school&quot;; 0; IF([StudentsPerformance.C778] = &quot;high school&quot;; 1; IF([StudentsPerformance.C778] = &quot;some college&quot;; 2; IF([StudentsPerformance.C778] = &quot;associate's degree&quot;; 3; IF([StudentsPerformance.C778] = &quot;bachelor's degree&quot;; 4; 5)))))" office:value-type="float" office:value="1" calcext:value-type="float">
            <text:p>1</text:p>
          </table:table-cell>
          <table:table-cell table:formula="of:=IF([StudentsPerformance.D778] = &quot;standard&quot;; 1; 0)" office:value-type="float" office:value="1" calcext:value-type="float">
            <text:p>1</text:p>
          </table:table-cell>
          <table:table-cell table:formula="of:=IF([StudentsPerformance.E778] = &quot;completed&quot;; 1; 0)" office:value-type="float" office:value="0" calcext:value-type="float">
            <text:p>0</text:p>
          </table:table-cell>
          <table:table-cell table:formula="of:=([StudentsPerformance.F778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778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778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779] = &quot;male&quot;; 1; 0)" office:value-type="float" office:value="0" calcext:value-type="float">
            <text:p>0</text:p>
          </table:table-cell>
          <table:table-cell table:formula="of:=IF([StudentsPerformance.B779] = &quot;group A&quot;; 0; IF([StudentsPerformance.B779] = &quot;group B&quot;; 1; IF([StudentsPerformance.B779] = &quot;group C&quot;; 2; IF([StudentsPerformance.B779] = &quot;group D&quot;; 3; 4))))" office:value-type="float" office:value="2" calcext:value-type="float">
            <text:p>2</text:p>
          </table:table-cell>
          <table:table-cell table:formula="of:=IF([StudentsPerformance.C779] = &quot;some high school&quot;; 0; IF([StudentsPerformance.C779] = &quot;high school&quot;; 1; IF([StudentsPerformance.C779] = &quot;some college&quot;; 2; IF([StudentsPerformance.C779] = &quot;associate's degree&quot;; 3; IF([StudentsPerformance.C779] = &quot;bachelor's degree&quot;; 4; 5)))))" office:value-type="float" office:value="2" calcext:value-type="float">
            <text:p>2</text:p>
          </table:table-cell>
          <table:table-cell table:formula="of:=IF([StudentsPerformance.D779] = &quot;standard&quot;; 1; 0)" office:value-type="float" office:value="0" calcext:value-type="float">
            <text:p>0</text:p>
          </table:table-cell>
          <table:table-cell table:formula="of:=IF([StudentsPerformance.E779] = &quot;completed&quot;; 1; 0)" office:value-type="float" office:value="0" calcext:value-type="float">
            <text:p>0</text:p>
          </table:table-cell>
          <table:table-cell table:formula="of:=([StudentsPerformance.F779] - [StudentsPerformance.$J$2])/[StudentsPerformance.$K$2]" office:value-type="float" office:value="-2.05030902713373" calcext:value-type="float">
            <text:p>-2.05030902713373</text:p>
          </table:table-cell>
          <table:table-cell table:formula="of:=([StudentsPerformance.G779] - [StudentsPerformance.$M$2])/[StudentsPerformance.$N$2]" office:value-type="float" office:value="-1.72388144677616" calcext:value-type="float">
            <text:p>-1.72388144677616</text:p>
          </table:table-cell>
          <table:table-cell table:formula="of:=([StudentsPerformance.H779] - [StudentsPerformance.$P$2])/[StudentsPerformance.$Q$2]" office:value-type="float" office:value="-1.64876056244745" calcext:value-type="float">
            <text:p>-1.64876056244745</text:p>
          </table:table-cell>
        </table:table-row>
        <table:table-row table:style-name="ro1">
          <table:table-cell table:formula="of:=IF([StudentsPerformance.A780] = &quot;male&quot;; 1; 0)" office:value-type="float" office:value="0" calcext:value-type="float">
            <text:p>0</text:p>
          </table:table-cell>
          <table:table-cell table:formula="of:=IF([StudentsPerformance.B780] = &quot;group A&quot;; 0; IF([StudentsPerformance.B780] = &quot;group B&quot;; 1; IF([StudentsPerformance.B780] = &quot;group C&quot;; 2; IF([StudentsPerformance.B780] = &quot;group D&quot;; 3; 4))))" office:value-type="float" office:value="0" calcext:value-type="float">
            <text:p>0</text:p>
          </table:table-cell>
          <table:table-cell table:formula="of:=IF([StudentsPerformance.C780] = &quot;some high school&quot;; 0; IF([StudentsPerformance.C780] = &quot;high school&quot;; 1; IF([StudentsPerformance.C780] = &quot;some college&quot;; 2; IF([StudentsPerformance.C780] = &quot;associate's degree&quot;; 3; IF([StudentsPerformance.C780] = &quot;bachelor's degree&quot;; 4; 5)))))" office:value-type="float" office:value="2" calcext:value-type="float">
            <text:p>2</text:p>
          </table:table-cell>
          <table:table-cell table:formula="of:=IF([StudentsPerformance.D780] = &quot;standard&quot;; 1; 0)" office:value-type="float" office:value="1" calcext:value-type="float">
            <text:p>1</text:p>
          </table:table-cell>
          <table:table-cell table:formula="of:=IF([StudentsPerformance.E780] = &quot;completed&quot;; 1; 0)" office:value-type="float" office:value="1" calcext:value-type="float">
            <text:p>1</text:p>
          </table:table-cell>
          <table:table-cell table:formula="of:=([StudentsPerformance.F780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780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780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781] = &quot;male&quot;; 1; 0)" office:value-type="float" office:value="1" calcext:value-type="float">
            <text:p>1</text:p>
          </table:table-cell>
          <table:table-cell table:formula="of:=IF([StudentsPerformance.B781] = &quot;group A&quot;; 0; IF([StudentsPerformance.B781] = &quot;group B&quot;; 1; IF([StudentsPerformance.B781] = &quot;group C&quot;; 2; IF([StudentsPerformance.B781] = &quot;group D&quot;; 3; 4))))" office:value-type="float" office:value="4" calcext:value-type="float">
            <text:p>4</text:p>
          </table:table-cell>
          <table:table-cell table:formula="of:=IF([StudentsPerformance.C781] = &quot;some high school&quot;; 0; IF([StudentsPerformance.C781] = &quot;high school&quot;; 1; IF([StudentsPerformance.C781] = &quot;some college&quot;; 2; IF([StudentsPerformance.C781] = &quot;associate's degree&quot;; 3; IF([StudentsPerformance.C781] = &quot;bachelor's degree&quot;; 4; 5)))))" office:value-type="float" office:value="3" calcext:value-type="float">
            <text:p>3</text:p>
          </table:table-cell>
          <table:table-cell table:formula="of:=IF([StudentsPerformance.D781] = &quot;standard&quot;; 1; 0)" office:value-type="float" office:value="1" calcext:value-type="float">
            <text:p>1</text:p>
          </table:table-cell>
          <table:table-cell table:formula="of:=IF([StudentsPerformance.E781] = &quot;completed&quot;; 1; 0)" office:value-type="float" office:value="1" calcext:value-type="float">
            <text:p>1</text:p>
          </table:table-cell>
          <table:table-cell table:formula="of:=([StudentsPerformance.F781] - [StudentsPerformance.$J$2])/[StudentsPerformance.$K$2]" office:value-type="float" office:value="1.84072100280902" calcext:value-type="float">
            <text:p>1.84072100280902</text:p>
          </table:table-cell>
          <table:table-cell table:formula="of:=([StudentsPerformance.G781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781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782] = &quot;male&quot;; 1; 0)" office:value-type="float" office:value="0" calcext:value-type="float">
            <text:p>0</text:p>
          </table:table-cell>
          <table:table-cell table:formula="of:=IF([StudentsPerformance.B782] = &quot;group A&quot;; 0; IF([StudentsPerformance.B782] = &quot;group B&quot;; 1; IF([StudentsPerformance.B782] = &quot;group C&quot;; 2; IF([StudentsPerformance.B782] = &quot;group D&quot;; 3; 4))))" office:value-type="float" office:value="3" calcext:value-type="float">
            <text:p>3</text:p>
          </table:table-cell>
          <table:table-cell table:formula="of:=IF([StudentsPerformance.C782] = &quot;some high school&quot;; 0; IF([StudentsPerformance.C782] = &quot;high school&quot;; 1; IF([StudentsPerformance.C782] = &quot;some college&quot;; 2; IF([StudentsPerformance.C782] = &quot;associate's degree&quot;; 3; IF([StudentsPerformance.C782] = &quot;bachelor's degree&quot;; 4; 5)))))" office:value-type="float" office:value="3" calcext:value-type="float">
            <text:p>3</text:p>
          </table:table-cell>
          <table:table-cell table:formula="of:=IF([StudentsPerformance.D782] = &quot;standard&quot;; 1; 0)" office:value-type="float" office:value="0" calcext:value-type="float">
            <text:p>0</text:p>
          </table:table-cell>
          <table:table-cell table:formula="of:=IF([StudentsPerformance.E782] = &quot;completed&quot;; 1; 0)" office:value-type="float" office:value="0" calcext:value-type="float">
            <text:p>0</text:p>
          </table:table-cell>
          <table:table-cell table:formula="of:=([StudentsPerformance.F782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782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782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783] = &quot;male&quot;; 1; 0)" office:value-type="float" office:value="0" calcext:value-type="float">
            <text:p>0</text:p>
          </table:table-cell>
          <table:table-cell table:formula="of:=IF([StudentsPerformance.B783] = &quot;group A&quot;; 0; IF([StudentsPerformance.B783] = &quot;group B&quot;; 1; IF([StudentsPerformance.B783] = &quot;group C&quot;; 2; IF([StudentsPerformance.B783] = &quot;group D&quot;; 3; 4))))" office:value-type="float" office:value="1" calcext:value-type="float">
            <text:p>1</text:p>
          </table:table-cell>
          <table:table-cell table:formula="of:=IF([StudentsPerformance.C783] = &quot;some high school&quot;; 0; IF([StudentsPerformance.C783] = &quot;high school&quot;; 1; IF([StudentsPerformance.C783] = &quot;some college&quot;; 2; IF([StudentsPerformance.C783] = &quot;associate's degree&quot;; 3; IF([StudentsPerformance.C783] = &quot;bachelor's degree&quot;; 4; 5)))))" office:value-type="float" office:value="5" calcext:value-type="float">
            <text:p>5</text:p>
          </table:table-cell>
          <table:table-cell table:formula="of:=IF([StudentsPerformance.D783] = &quot;standard&quot;; 1; 0)" office:value-type="float" office:value="1" calcext:value-type="float">
            <text:p>1</text:p>
          </table:table-cell>
          <table:table-cell table:formula="of:=IF([StudentsPerformance.E783] = &quot;completed&quot;; 1; 0)" office:value-type="float" office:value="0" calcext:value-type="float">
            <text:p>0</text:p>
          </table:table-cell>
          <table:table-cell table:formula="of:=([StudentsPerformance.F783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783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783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784] = &quot;male&quot;; 1; 0)" office:value-type="float" office:value="0" calcext:value-type="float">
            <text:p>0</text:p>
          </table:table-cell>
          <table:table-cell table:formula="of:=IF([StudentsPerformance.B784] = &quot;group A&quot;; 0; IF([StudentsPerformance.B784] = &quot;group B&quot;; 1; IF([StudentsPerformance.B784] = &quot;group C&quot;; 2; IF([StudentsPerformance.B784] = &quot;group D&quot;; 3; 4))))" office:value-type="float" office:value="1" calcext:value-type="float">
            <text:p>1</text:p>
          </table:table-cell>
          <table:table-cell table:formula="of:=IF([StudentsPerformance.C784] = &quot;some high school&quot;; 0; IF([StudentsPerformance.C784] = &quot;high school&quot;; 1; IF([StudentsPerformance.C784] = &quot;some college&quot;; 2; IF([StudentsPerformance.C784] = &quot;associate's degree&quot;; 3; IF([StudentsPerformance.C784] = &quot;bachelor's degree&quot;; 4; 5)))))" office:value-type="float" office:value="1" calcext:value-type="float">
            <text:p>1</text:p>
          </table:table-cell>
          <table:table-cell table:formula="of:=IF([StudentsPerformance.D784] = &quot;standard&quot;; 1; 0)" office:value-type="float" office:value="0" calcext:value-type="float">
            <text:p>0</text:p>
          </table:table-cell>
          <table:table-cell table:formula="of:=IF([StudentsPerformance.E784] = &quot;completed&quot;; 1; 0)" office:value-type="float" office:value="1" calcext:value-type="float">
            <text:p>1</text:p>
          </table:table-cell>
          <table:table-cell table:formula="of:=([StudentsPerformance.F784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784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784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785] = &quot;male&quot;; 1; 0)" office:value-type="float" office:value="0" calcext:value-type="float">
            <text:p>0</text:p>
          </table:table-cell>
          <table:table-cell table:formula="of:=IF([StudentsPerformance.B785] = &quot;group A&quot;; 0; IF([StudentsPerformance.B785] = &quot;group B&quot;; 1; IF([StudentsPerformance.B785] = &quot;group C&quot;; 2; IF([StudentsPerformance.B785] = &quot;group D&quot;; 3; 4))))" office:value-type="float" office:value="2" calcext:value-type="float">
            <text:p>2</text:p>
          </table:table-cell>
          <table:table-cell table:formula="of:=IF([StudentsPerformance.C785] = &quot;some high school&quot;; 0; IF([StudentsPerformance.C785] = &quot;high school&quot;; 1; IF([StudentsPerformance.C785] = &quot;some college&quot;; 2; IF([StudentsPerformance.C785] = &quot;associate's degree&quot;; 3; IF([StudentsPerformance.C785] = &quot;bachelor's degree&quot;; 4; 5)))))" office:value-type="float" office:value="3" calcext:value-type="float">
            <text:p>3</text:p>
          </table:table-cell>
          <table:table-cell table:formula="of:=IF([StudentsPerformance.D785] = &quot;standard&quot;; 1; 0)" office:value-type="float" office:value="1" calcext:value-type="float">
            <text:p>1</text:p>
          </table:table-cell>
          <table:table-cell table:formula="of:=IF([StudentsPerformance.E785] = &quot;completed&quot;; 1; 0)" office:value-type="float" office:value="1" calcext:value-type="float">
            <text:p>1</text:p>
          </table:table-cell>
          <table:table-cell table:formula="of:=([StudentsPerformance.F785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785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785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786] = &quot;male&quot;; 1; 0)" office:value-type="float" office:value="1" calcext:value-type="float">
            <text:p>1</text:p>
          </table:table-cell>
          <table:table-cell table:formula="of:=IF([StudentsPerformance.B786] = &quot;group A&quot;; 0; IF([StudentsPerformance.B786] = &quot;group B&quot;; 1; IF([StudentsPerformance.B786] = &quot;group C&quot;; 2; IF([StudentsPerformance.B786] = &quot;group D&quot;; 3; 4))))" office:value-type="float" office:value="2" calcext:value-type="float">
            <text:p>2</text:p>
          </table:table-cell>
          <table:table-cell table:formula="of:=IF([StudentsPerformance.C786] = &quot;some high school&quot;; 0; IF([StudentsPerformance.C786] = &quot;high school&quot;; 1; IF([StudentsPerformance.C786] = &quot;some college&quot;; 2; IF([StudentsPerformance.C786] = &quot;associate's degree&quot;; 3; IF([StudentsPerformance.C786] = &quot;bachelor's degree&quot;; 4; 5)))))" office:value-type="float" office:value="4" calcext:value-type="float">
            <text:p>4</text:p>
          </table:table-cell>
          <table:table-cell table:formula="of:=IF([StudentsPerformance.D786] = &quot;standard&quot;; 1; 0)" office:value-type="float" office:value="1" calcext:value-type="float">
            <text:p>1</text:p>
          </table:table-cell>
          <table:table-cell table:formula="of:=IF([StudentsPerformance.E786] = &quot;completed&quot;; 1; 0)" office:value-type="float" office:value="1" calcext:value-type="float">
            <text:p>1</text:p>
          </table:table-cell>
          <table:table-cell table:formula="of:=([StudentsPerformance.F786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786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786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787] = &quot;male&quot;; 1; 0)" office:value-type="float" office:value="0" calcext:value-type="float">
            <text:p>0</text:p>
          </table:table-cell>
          <table:table-cell table:formula="of:=IF([StudentsPerformance.B787] = &quot;group A&quot;; 0; IF([StudentsPerformance.B787] = &quot;group B&quot;; 1; IF([StudentsPerformance.B787] = &quot;group C&quot;; 2; IF([StudentsPerformance.B787] = &quot;group D&quot;; 3; 4))))" office:value-type="float" office:value="1" calcext:value-type="float">
            <text:p>1</text:p>
          </table:table-cell>
          <table:table-cell table:formula="of:=IF([StudentsPerformance.C787] = &quot;some high school&quot;; 0; IF([StudentsPerformance.C787] = &quot;high school&quot;; 1; IF([StudentsPerformance.C787] = &quot;some college&quot;; 2; IF([StudentsPerformance.C787] = &quot;associate's degree&quot;; 3; IF([StudentsPerformance.C787] = &quot;bachelor's degree&quot;; 4; 5)))))" office:value-type="float" office:value="0" calcext:value-type="float">
            <text:p>0</text:p>
          </table:table-cell>
          <table:table-cell table:formula="of:=IF([StudentsPerformance.D787] = &quot;standard&quot;; 1; 0)" office:value-type="float" office:value="1" calcext:value-type="float">
            <text:p>1</text:p>
          </table:table-cell>
          <table:table-cell table:formula="of:=IF([StudentsPerformance.E787] = &quot;completed&quot;; 1; 0)" office:value-type="float" office:value="1" calcext:value-type="float">
            <text:p>1</text:p>
          </table:table-cell>
          <table:table-cell table:formula="of:=([StudentsPerformance.F787] - [StudentsPerformance.$J$2])/[StudentsPerformance.$K$2]" office:value-type="float" office:value="-2.24815801170709" calcext:value-type="float">
            <text:p>-2.24815801170709</text:p>
          </table:table-cell>
          <table:table-cell table:formula="of:=([StudentsPerformance.G787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787] - [StudentsPerformance.$P$2])/[StudentsPerformance.$Q$2]" office:value-type="float" office:value="-1.58295228582705" calcext:value-type="float">
            <text:p>-1.58295228582705</text:p>
          </table:table-cell>
        </table:table-row>
        <table:table-row table:style-name="ro1">
          <table:table-cell table:formula="of:=IF([StudentsPerformance.A788] = &quot;male&quot;; 1; 0)" office:value-type="float" office:value="0" calcext:value-type="float">
            <text:p>0</text:p>
          </table:table-cell>
          <table:table-cell table:formula="of:=IF([StudentsPerformance.B788] = &quot;group A&quot;; 0; IF([StudentsPerformance.B788] = &quot;group B&quot;; 1; IF([StudentsPerformance.B788] = &quot;group C&quot;; 2; IF([StudentsPerformance.B788] = &quot;group D&quot;; 3; 4))))" office:value-type="float" office:value="4" calcext:value-type="float">
            <text:p>4</text:p>
          </table:table-cell>
          <table:table-cell table:formula="of:=IF([StudentsPerformance.C788] = &quot;some high school&quot;; 0; IF([StudentsPerformance.C788] = &quot;high school&quot;; 1; IF([StudentsPerformance.C788] = &quot;some college&quot;; 2; IF([StudentsPerformance.C788] = &quot;associate's degree&quot;; 3; IF([StudentsPerformance.C788] = &quot;bachelor's degree&quot;; 4; 5)))))" office:value-type="float" office:value="0" calcext:value-type="float">
            <text:p>0</text:p>
          </table:table-cell>
          <table:table-cell table:formula="of:=IF([StudentsPerformance.D788] = &quot;standard&quot;; 1; 0)" office:value-type="float" office:value="0" calcext:value-type="float">
            <text:p>0</text:p>
          </table:table-cell>
          <table:table-cell table:formula="of:=IF([StudentsPerformance.E788] = &quot;completed&quot;; 1; 0)" office:value-type="float" office:value="0" calcext:value-type="float">
            <text:p>0</text:p>
          </table:table-cell>
          <table:table-cell table:formula="of:=([StudentsPerformance.F788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788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788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789] = &quot;male&quot;; 1; 0)" office:value-type="float" office:value="0" calcext:value-type="float">
            <text:p>0</text:p>
          </table:table-cell>
          <table:table-cell table:formula="of:=IF([StudentsPerformance.B789] = &quot;group A&quot;; 0; IF([StudentsPerformance.B789] = &quot;group B&quot;; 1; IF([StudentsPerformance.B789] = &quot;group C&quot;; 2; IF([StudentsPerformance.B789] = &quot;group D&quot;; 3; 4))))" office:value-type="float" office:value="1" calcext:value-type="float">
            <text:p>1</text:p>
          </table:table-cell>
          <table:table-cell table:formula="of:=IF([StudentsPerformance.C789] = &quot;some high school&quot;; 0; IF([StudentsPerformance.C789] = &quot;high school&quot;; 1; IF([StudentsPerformance.C789] = &quot;some college&quot;; 2; IF([StudentsPerformance.C789] = &quot;associate's degree&quot;; 3; IF([StudentsPerformance.C789] = &quot;bachelor's degree&quot;; 4; 5)))))" office:value-type="float" office:value="2" calcext:value-type="float">
            <text:p>2</text:p>
          </table:table-cell>
          <table:table-cell table:formula="of:=IF([StudentsPerformance.D789] = &quot;standard&quot;; 1; 0)" office:value-type="float" office:value="1" calcext:value-type="float">
            <text:p>1</text:p>
          </table:table-cell>
          <table:table-cell table:formula="of:=IF([StudentsPerformance.E789] = &quot;completed&quot;; 1; 0)" office:value-type="float" office:value="0" calcext:value-type="float">
            <text:p>0</text:p>
          </table:table-cell>
          <table:table-cell table:formula="of:=([StudentsPerformance.F789] - [StudentsPerformance.$J$2])/[StudentsPerformance.$K$2]" office:value-type="float" office:value="-3.10550361152498" calcext:value-type="float">
            <text:p>-3.10550361152498</text:p>
          </table:table-cell>
          <table:table-cell table:formula="of:=([StudentsPerformance.G789] - [StudentsPerformance.$M$2])/[StudentsPerformance.$N$2]" office:value-type="float" office:value="-2.13483494833192" calcext:value-type="float">
            <text:p>-2.13483494833192</text:p>
          </table:table-cell>
          <table:table-cell table:formula="of:=([StudentsPerformance.H789] - [StudentsPerformance.$P$2])/[StudentsPerformance.$Q$2]" office:value-type="float" office:value="-2.37265160527183" calcext:value-type="float">
            <text:p>-2.37265160527183</text:p>
          </table:table-cell>
        </table:table-row>
        <table:table-row table:style-name="ro1">
          <table:table-cell table:formula="of:=IF([StudentsPerformance.A790] = &quot;male&quot;; 1; 0)" office:value-type="float" office:value="1" calcext:value-type="float">
            <text:p>1</text:p>
          </table:table-cell>
          <table:table-cell table:formula="of:=IF([StudentsPerformance.B790] = &quot;group A&quot;; 0; IF([StudentsPerformance.B790] = &quot;group B&quot;; 1; IF([StudentsPerformance.B790] = &quot;group C&quot;; 2; IF([StudentsPerformance.B790] = &quot;group D&quot;; 3; 4))))" office:value-type="float" office:value="2" calcext:value-type="float">
            <text:p>2</text:p>
          </table:table-cell>
          <table:table-cell table:formula="of:=IF([StudentsPerformance.C790] = &quot;some high school&quot;; 0; IF([StudentsPerformance.C790] = &quot;high school&quot;; 1; IF([StudentsPerformance.C790] = &quot;some college&quot;; 2; IF([StudentsPerformance.C790] = &quot;associate's degree&quot;; 3; IF([StudentsPerformance.C790] = &quot;bachelor's degree&quot;; 4; 5)))))" office:value-type="float" office:value="3" calcext:value-type="float">
            <text:p>3</text:p>
          </table:table-cell>
          <table:table-cell table:formula="of:=IF([StudentsPerformance.D790] = &quot;standard&quot;; 1; 0)" office:value-type="float" office:value="0" calcext:value-type="float">
            <text:p>0</text:p>
          </table:table-cell>
          <table:table-cell table:formula="of:=IF([StudentsPerformance.E790] = &quot;completed&quot;; 1; 0)" office:value-type="float" office:value="0" calcext:value-type="float">
            <text:p>0</text:p>
          </table:table-cell>
          <table:table-cell table:formula="of:=([StudentsPerformance.F790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790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790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791] = &quot;male&quot;; 1; 0)" office:value-type="float" office:value="0" calcext:value-type="float">
            <text:p>0</text:p>
          </table:table-cell>
          <table:table-cell table:formula="of:=IF([StudentsPerformance.B791] = &quot;group A&quot;; 0; IF([StudentsPerformance.B791] = &quot;group B&quot;; 1; IF([StudentsPerformance.B791] = &quot;group C&quot;; 2; IF([StudentsPerformance.B791] = &quot;group D&quot;; 3; 4))))" office:value-type="float" office:value="2" calcext:value-type="float">
            <text:p>2</text:p>
          </table:table-cell>
          <table:table-cell table:formula="of:=IF([StudentsPerformance.C791] = &quot;some high school&quot;; 0; IF([StudentsPerformance.C791] = &quot;high school&quot;; 1; IF([StudentsPerformance.C791] = &quot;some college&quot;; 2; IF([StudentsPerformance.C791] = &quot;associate's degree&quot;; 3; IF([StudentsPerformance.C791] = &quot;bachelor's degree&quot;; 4; 5)))))" office:value-type="float" office:value="5" calcext:value-type="float">
            <text:p>5</text:p>
          </table:table-cell>
          <table:table-cell table:formula="of:=IF([StudentsPerformance.D791] = &quot;standard&quot;; 1; 0)" office:value-type="float" office:value="0" calcext:value-type="float">
            <text:p>0</text:p>
          </table:table-cell>
          <table:table-cell table:formula="of:=IF([StudentsPerformance.E791] = &quot;completed&quot;; 1; 0)" office:value-type="float" office:value="0" calcext:value-type="float">
            <text:p>0</text:p>
          </table:table-cell>
          <table:table-cell table:formula="of:=([StudentsPerformance.F791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791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791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792] = &quot;male&quot;; 1; 0)" office:value-type="float" office:value="0" calcext:value-type="float">
            <text:p>0</text:p>
          </table:table-cell>
          <table:table-cell table:formula="of:=IF([StudentsPerformance.B792] = &quot;group A&quot;; 0; IF([StudentsPerformance.B792] = &quot;group B&quot;; 1; IF([StudentsPerformance.B792] = &quot;group C&quot;; 2; IF([StudentsPerformance.B792] = &quot;group D&quot;; 3; 4))))" office:value-type="float" office:value="1" calcext:value-type="float">
            <text:p>1</text:p>
          </table:table-cell>
          <table:table-cell table:formula="of:=IF([StudentsPerformance.C792] = &quot;some high school&quot;; 0; IF([StudentsPerformance.C792] = &quot;high school&quot;; 1; IF([StudentsPerformance.C792] = &quot;some college&quot;; 2; IF([StudentsPerformance.C792] = &quot;associate's degree&quot;; 3; IF([StudentsPerformance.C792] = &quot;bachelor's degree&quot;; 4; 5)))))" office:value-type="float" office:value="1" calcext:value-type="float">
            <text:p>1</text:p>
          </table:table-cell>
          <table:table-cell table:formula="of:=IF([StudentsPerformance.D792] = &quot;standard&quot;; 1; 0)" office:value-type="float" office:value="1" calcext:value-type="float">
            <text:p>1</text:p>
          </table:table-cell>
          <table:table-cell table:formula="of:=IF([StudentsPerformance.E792] = &quot;completed&quot;; 1; 0)" office:value-type="float" office:value="0" calcext:value-type="float">
            <text:p>0</text:p>
          </table:table-cell>
          <table:table-cell table:formula="of:=([StudentsPerformance.F792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792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792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793] = &quot;male&quot;; 1; 0)" office:value-type="float" office:value="0" calcext:value-type="float">
            <text:p>0</text:p>
          </table:table-cell>
          <table:table-cell table:formula="of:=IF([StudentsPerformance.B793] = &quot;group A&quot;; 0; IF([StudentsPerformance.B793] = &quot;group B&quot;; 1; IF([StudentsPerformance.B793] = &quot;group C&quot;; 2; IF([StudentsPerformance.B793] = &quot;group D&quot;; 3; 4))))" office:value-type="float" office:value="3" calcext:value-type="float">
            <text:p>3</text:p>
          </table:table-cell>
          <table:table-cell table:formula="of:=IF([StudentsPerformance.C793] = &quot;some high school&quot;; 0; IF([StudentsPerformance.C793] = &quot;high school&quot;; 1; IF([StudentsPerformance.C793] = &quot;some college&quot;; 2; IF([StudentsPerformance.C793] = &quot;associate's degree&quot;; 3; IF([StudentsPerformance.C793] = &quot;bachelor's degree&quot;; 4; 5)))))" office:value-type="float" office:value="2" calcext:value-type="float">
            <text:p>2</text:p>
          </table:table-cell>
          <table:table-cell table:formula="of:=IF([StudentsPerformance.D793] = &quot;standard&quot;; 1; 0)" office:value-type="float" office:value="0" calcext:value-type="float">
            <text:p>0</text:p>
          </table:table-cell>
          <table:table-cell table:formula="of:=IF([StudentsPerformance.E793] = &quot;completed&quot;; 1; 0)" office:value-type="float" office:value="0" calcext:value-type="float">
            <text:p>0</text:p>
          </table:table-cell>
          <table:table-cell table:formula="of:=([StudentsPerformance.F793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793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793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794] = &quot;male&quot;; 1; 0)" office:value-type="float" office:value="1" calcext:value-type="float">
            <text:p>1</text:p>
          </table:table-cell>
          <table:table-cell table:formula="of:=IF([StudentsPerformance.B794] = &quot;group A&quot;; 0; IF([StudentsPerformance.B794] = &quot;group B&quot;; 1; IF([StudentsPerformance.B794] = &quot;group C&quot;; 2; IF([StudentsPerformance.B794] = &quot;group D&quot;; 3; 4))))" office:value-type="float" office:value="3" calcext:value-type="float">
            <text:p>3</text:p>
          </table:table-cell>
          <table:table-cell table:formula="of:=IF([StudentsPerformance.C794] = &quot;some high school&quot;; 0; IF([StudentsPerformance.C794] = &quot;high school&quot;; 1; IF([StudentsPerformance.C794] = &quot;some college&quot;; 2; IF([StudentsPerformance.C794] = &quot;associate's degree&quot;; 3; IF([StudentsPerformance.C794] = &quot;bachelor's degree&quot;; 4; 5)))))" office:value-type="float" office:value="1" calcext:value-type="float">
            <text:p>1</text:p>
          </table:table-cell>
          <table:table-cell table:formula="of:=IF([StudentsPerformance.D794] = &quot;standard&quot;; 1; 0)" office:value-type="float" office:value="0" calcext:value-type="float">
            <text:p>0</text:p>
          </table:table-cell>
          <table:table-cell table:formula="of:=IF([StudentsPerformance.E794] = &quot;completed&quot;; 1; 0)" office:value-type="float" office:value="0" calcext:value-type="float">
            <text:p>0</text:p>
          </table:table-cell>
          <table:table-cell table:formula="of:=([StudentsPerformance.F794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794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794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795] = &quot;male&quot;; 1; 0)" office:value-type="float" office:value="1" calcext:value-type="float">
            <text:p>1</text:p>
          </table:table-cell>
          <table:table-cell table:formula="of:=IF([StudentsPerformance.B795] = &quot;group A&quot;; 0; IF([StudentsPerformance.B795] = &quot;group B&quot;; 1; IF([StudentsPerformance.B795] = &quot;group C&quot;; 2; IF([StudentsPerformance.B795] = &quot;group D&quot;; 3; 4))))" office:value-type="float" office:value="4" calcext:value-type="float">
            <text:p>4</text:p>
          </table:table-cell>
          <table:table-cell table:formula="of:=IF([StudentsPerformance.C795] = &quot;some high school&quot;; 0; IF([StudentsPerformance.C795] = &quot;high school&quot;; 1; IF([StudentsPerformance.C795] = &quot;some college&quot;; 2; IF([StudentsPerformance.C795] = &quot;associate's degree&quot;; 3; IF([StudentsPerformance.C795] = &quot;bachelor's degree&quot;; 4; 5)))))" office:value-type="float" office:value="0" calcext:value-type="float">
            <text:p>0</text:p>
          </table:table-cell>
          <table:table-cell table:formula="of:=IF([StudentsPerformance.D795] = &quot;standard&quot;; 1; 0)" office:value-type="float" office:value="1" calcext:value-type="float">
            <text:p>1</text:p>
          </table:table-cell>
          <table:table-cell table:formula="of:=IF([StudentsPerformance.E795] = &quot;completed&quot;; 1; 0)" office:value-type="float" office:value="1" calcext:value-type="float">
            <text:p>1</text:p>
          </table:table-cell>
          <table:table-cell table:formula="of:=([StudentsPerformance.F795] - [StudentsPerformance.$J$2])/[StudentsPerformance.$K$2]" office:value-type="float" office:value="1.51097269518675" calcext:value-type="float">
            <text:p>1.51097269518675</text:p>
          </table:table-cell>
          <table:table-cell table:formula="of:=([StudentsPerformance.G795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795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796] = &quot;male&quot;; 1; 0)" office:value-type="float" office:value="0" calcext:value-type="float">
            <text:p>0</text:p>
          </table:table-cell>
          <table:table-cell table:formula="of:=IF([StudentsPerformance.B796] = &quot;group A&quot;; 0; IF([StudentsPerformance.B796] = &quot;group B&quot;; 1; IF([StudentsPerformance.B796] = &quot;group C&quot;; 2; IF([StudentsPerformance.B796] = &quot;group D&quot;; 3; 4))))" office:value-type="float" office:value="1" calcext:value-type="float">
            <text:p>1</text:p>
          </table:table-cell>
          <table:table-cell table:formula="of:=IF([StudentsPerformance.C796] = &quot;some high school&quot;; 0; IF([StudentsPerformance.C796] = &quot;high school&quot;; 1; IF([StudentsPerformance.C796] = &quot;some college&quot;; 2; IF([StudentsPerformance.C796] = &quot;associate's degree&quot;; 3; IF([StudentsPerformance.C796] = &quot;bachelor's degree&quot;; 4; 5)))))" office:value-type="float" office:value="1" calcext:value-type="float">
            <text:p>1</text:p>
          </table:table-cell>
          <table:table-cell table:formula="of:=IF([StudentsPerformance.D796] = &quot;standard&quot;; 1; 0)" office:value-type="float" office:value="1" calcext:value-type="float">
            <text:p>1</text:p>
          </table:table-cell>
          <table:table-cell table:formula="of:=IF([StudentsPerformance.E796] = &quot;completed&quot;; 1; 0)" office:value-type="float" office:value="0" calcext:value-type="float">
            <text:p>0</text:p>
          </table:table-cell>
          <table:table-cell table:formula="of:=([StudentsPerformance.F796] - [StudentsPerformance.$J$2])/[StudentsPerformance.$K$2]" office:value-type="float" office:value="-1.58866139646256" calcext:value-type="float">
            <text:p>-1.58866139646256</text:p>
          </table:table-cell>
          <table:table-cell table:formula="of:=([StudentsPerformance.G796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796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797] = &quot;male&quot;; 1; 0)" office:value-type="float" office:value="0" calcext:value-type="float">
            <text:p>0</text:p>
          </table:table-cell>
          <table:table-cell table:formula="of:=IF([StudentsPerformance.B797] = &quot;group A&quot;; 0; IF([StudentsPerformance.B797] = &quot;group B&quot;; 1; IF([StudentsPerformance.B797] = &quot;group C&quot;; 2; IF([StudentsPerformance.B797] = &quot;group D&quot;; 3; 4))))" office:value-type="float" office:value="4" calcext:value-type="float">
            <text:p>4</text:p>
          </table:table-cell>
          <table:table-cell table:formula="of:=IF([StudentsPerformance.C797] = &quot;some high school&quot;; 0; IF([StudentsPerformance.C797] = &quot;high school&quot;; 1; IF([StudentsPerformance.C797] = &quot;some college&quot;; 2; IF([StudentsPerformance.C797] = &quot;associate's degree&quot;; 3; IF([StudentsPerformance.C797] = &quot;bachelor's degree&quot;; 4; 5)))))" office:value-type="float" office:value="3" calcext:value-type="float">
            <text:p>3</text:p>
          </table:table-cell>
          <table:table-cell table:formula="of:=IF([StudentsPerformance.D797] = &quot;standard&quot;; 1; 0)" office:value-type="float" office:value="0" calcext:value-type="float">
            <text:p>0</text:p>
          </table:table-cell>
          <table:table-cell table:formula="of:=IF([StudentsPerformance.E797] = &quot;completed&quot;; 1; 0)" office:value-type="float" office:value="1" calcext:value-type="float">
            <text:p>1</text:p>
          </table:table-cell>
          <table:table-cell table:formula="of:=([StudentsPerformance.F797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797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797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798] = &quot;male&quot;; 1; 0)" office:value-type="float" office:value="1" calcext:value-type="float">
            <text:p>1</text:p>
          </table:table-cell>
          <table:table-cell table:formula="of:=IF([StudentsPerformance.B798] = &quot;group A&quot;; 0; IF([StudentsPerformance.B798] = &quot;group B&quot;; 1; IF([StudentsPerformance.B798] = &quot;group C&quot;; 2; IF([StudentsPerformance.B798] = &quot;group D&quot;; 3; 4))))" office:value-type="float" office:value="3" calcext:value-type="float">
            <text:p>3</text:p>
          </table:table-cell>
          <table:table-cell table:formula="of:=IF([StudentsPerformance.C798] = &quot;some high school&quot;; 0; IF([StudentsPerformance.C798] = &quot;high school&quot;; 1; IF([StudentsPerformance.C798] = &quot;some college&quot;; 2; IF([StudentsPerformance.C798] = &quot;associate's degree&quot;; 3; IF([StudentsPerformance.C798] = &quot;bachelor's degree&quot;; 4; 5)))))" office:value-type="float" office:value="1" calcext:value-type="float">
            <text:p>1</text:p>
          </table:table-cell>
          <table:table-cell table:formula="of:=IF([StudentsPerformance.D798] = &quot;standard&quot;; 1; 0)" office:value-type="float" office:value="1" calcext:value-type="float">
            <text:p>1</text:p>
          </table:table-cell>
          <table:table-cell table:formula="of:=IF([StudentsPerformance.E798] = &quot;completed&quot;; 1; 0)" office:value-type="float" office:value="0" calcext:value-type="float">
            <text:p>0</text:p>
          </table:table-cell>
          <table:table-cell table:formula="of:=([StudentsPerformance.F798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798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798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799] = &quot;male&quot;; 1; 0)" office:value-type="float" office:value="0" calcext:value-type="float">
            <text:p>0</text:p>
          </table:table-cell>
          <table:table-cell table:formula="of:=IF([StudentsPerformance.B799] = &quot;group A&quot;; 0; IF([StudentsPerformance.B799] = &quot;group B&quot;; 1; IF([StudentsPerformance.B799] = &quot;group C&quot;; 2; IF([StudentsPerformance.B799] = &quot;group D&quot;; 3; 4))))" office:value-type="float" office:value="4" calcext:value-type="float">
            <text:p>4</text:p>
          </table:table-cell>
          <table:table-cell table:formula="of:=IF([StudentsPerformance.C799] = &quot;some high school&quot;; 0; IF([StudentsPerformance.C799] = &quot;high school&quot;; 1; IF([StudentsPerformance.C799] = &quot;some college&quot;; 2; IF([StudentsPerformance.C799] = &quot;associate's degree&quot;; 3; IF([StudentsPerformance.C799] = &quot;bachelor's degree&quot;; 4; 5)))))" office:value-type="float" office:value="3" calcext:value-type="float">
            <text:p>3</text:p>
          </table:table-cell>
          <table:table-cell table:formula="of:=IF([StudentsPerformance.D799] = &quot;standard&quot;; 1; 0)" office:value-type="float" office:value="0" calcext:value-type="float">
            <text:p>0</text:p>
          </table:table-cell>
          <table:table-cell table:formula="of:=IF([StudentsPerformance.E799] = &quot;completed&quot;; 1; 0)" office:value-type="float" office:value="0" calcext:value-type="float">
            <text:p>0</text:p>
          </table:table-cell>
          <table:table-cell table:formula="of:=([StudentsPerformance.F799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799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799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800] = &quot;male&quot;; 1; 0)" office:value-type="float" office:value="1" calcext:value-type="float">
            <text:p>1</text:p>
          </table:table-cell>
          <table:table-cell table:formula="of:=IF([StudentsPerformance.B800] = &quot;group A&quot;; 0; IF([StudentsPerformance.B800] = &quot;group B&quot;; 1; IF([StudentsPerformance.B800] = &quot;group C&quot;; 2; IF([StudentsPerformance.B800] = &quot;group D&quot;; 3; 4))))" office:value-type="float" office:value="4" calcext:value-type="float">
            <text:p>4</text:p>
          </table:table-cell>
          <table:table-cell table:formula="of:=IF([StudentsPerformance.C800] = &quot;some high school&quot;; 0; IF([StudentsPerformance.C800] = &quot;high school&quot;; 1; IF([StudentsPerformance.C800] = &quot;some college&quot;; 2; IF([StudentsPerformance.C800] = &quot;associate's degree&quot;; 3; IF([StudentsPerformance.C800] = &quot;bachelor's degree&quot;; 4; 5)))))" office:value-type="float" office:value="2" calcext:value-type="float">
            <text:p>2</text:p>
          </table:table-cell>
          <table:table-cell table:formula="of:=IF([StudentsPerformance.D800] = &quot;standard&quot;; 1; 0)" office:value-type="float" office:value="1" calcext:value-type="float">
            <text:p>1</text:p>
          </table:table-cell>
          <table:table-cell table:formula="of:=IF([StudentsPerformance.E800] = &quot;completed&quot;; 1; 0)" office:value-type="float" office:value="0" calcext:value-type="float">
            <text:p>0</text:p>
          </table:table-cell>
          <table:table-cell table:formula="of:=([StudentsPerformance.F800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800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800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801] = &quot;male&quot;; 1; 0)" office:value-type="float" office:value="0" calcext:value-type="float">
            <text:p>0</text:p>
          </table:table-cell>
          <table:table-cell table:formula="of:=IF([StudentsPerformance.B801] = &quot;group A&quot;; 0; IF([StudentsPerformance.B801] = &quot;group B&quot;; 1; IF([StudentsPerformance.B801] = &quot;group C&quot;; 2; IF([StudentsPerformance.B801] = &quot;group D&quot;; 3; 4))))" office:value-type="float" office:value="2" calcext:value-type="float">
            <text:p>2</text:p>
          </table:table-cell>
          <table:table-cell table:formula="of:=IF([StudentsPerformance.C801] = &quot;some high school&quot;; 0; IF([StudentsPerformance.C801] = &quot;high school&quot;; 1; IF([StudentsPerformance.C801] = &quot;some college&quot;; 2; IF([StudentsPerformance.C801] = &quot;associate's degree&quot;; 3; IF([StudentsPerformance.C801] = &quot;bachelor's degree&quot;; 4; 5)))))" office:value-type="float" office:value="3" calcext:value-type="float">
            <text:p>3</text:p>
          </table:table-cell>
          <table:table-cell table:formula="of:=IF([StudentsPerformance.D801] = &quot;standard&quot;; 1; 0)" office:value-type="float" office:value="1" calcext:value-type="float">
            <text:p>1</text:p>
          </table:table-cell>
          <table:table-cell table:formula="of:=IF([StudentsPerformance.E801] = &quot;completed&quot;; 1; 0)" office:value-type="float" office:value="0" calcext:value-type="float">
            <text:p>0</text:p>
          </table:table-cell>
          <table:table-cell table:formula="of:=([StudentsPerformance.F801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801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801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802] = &quot;male&quot;; 1; 0)" office:value-type="float" office:value="1" calcext:value-type="float">
            <text:p>1</text:p>
          </table:table-cell>
          <table:table-cell table:formula="of:=IF([StudentsPerformance.B802] = &quot;group A&quot;; 0; IF([StudentsPerformance.B802] = &quot;group B&quot;; 1; IF([StudentsPerformance.B802] = &quot;group C&quot;; 2; IF([StudentsPerformance.B802] = &quot;group D&quot;; 3; 4))))" office:value-type="float" office:value="2" calcext:value-type="float">
            <text:p>2</text:p>
          </table:table-cell>
          <table:table-cell table:formula="of:=IF([StudentsPerformance.C802] = &quot;some high school&quot;; 0; IF([StudentsPerformance.C802] = &quot;high school&quot;; 1; IF([StudentsPerformance.C802] = &quot;some college&quot;; 2; IF([StudentsPerformance.C802] = &quot;associate's degree&quot;; 3; IF([StudentsPerformance.C802] = &quot;bachelor's degree&quot;; 4; 5)))))" office:value-type="float" office:value="0" calcext:value-type="float">
            <text:p>0</text:p>
          </table:table-cell>
          <table:table-cell table:formula="of:=IF([StudentsPerformance.D802] = &quot;standard&quot;; 1; 0)" office:value-type="float" office:value="1" calcext:value-type="float">
            <text:p>1</text:p>
          </table:table-cell>
          <table:table-cell table:formula="of:=IF([StudentsPerformance.E802] = &quot;completed&quot;; 1; 0)" office:value-type="float" office:value="1" calcext:value-type="float">
            <text:p>1</text:p>
          </table:table-cell>
          <table:table-cell table:formula="of:=([StudentsPerformance.F802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802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802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803] = &quot;male&quot;; 1; 0)" office:value-type="float" office:value="1" calcext:value-type="float">
            <text:p>1</text:p>
          </table:table-cell>
          <table:table-cell table:formula="of:=IF([StudentsPerformance.B803] = &quot;group A&quot;; 0; IF([StudentsPerformance.B803] = &quot;group B&quot;; 1; IF([StudentsPerformance.B803] = &quot;group C&quot;; 2; IF([StudentsPerformance.B803] = &quot;group D&quot;; 3; 4))))" office:value-type="float" office:value="2" calcext:value-type="float">
            <text:p>2</text:p>
          </table:table-cell>
          <table:table-cell table:formula="of:=IF([StudentsPerformance.C803] = &quot;some high school&quot;; 0; IF([StudentsPerformance.C803] = &quot;high school&quot;; 1; IF([StudentsPerformance.C803] = &quot;some college&quot;; 2; IF([StudentsPerformance.C803] = &quot;associate's degree&quot;; 3; IF([StudentsPerformance.C803] = &quot;bachelor's degree&quot;; 4; 5)))))" office:value-type="float" office:value="0" calcext:value-type="float">
            <text:p>0</text:p>
          </table:table-cell>
          <table:table-cell table:formula="of:=IF([StudentsPerformance.D803] = &quot;standard&quot;; 1; 0)" office:value-type="float" office:value="1" calcext:value-type="float">
            <text:p>1</text:p>
          </table:table-cell>
          <table:table-cell table:formula="of:=IF([StudentsPerformance.E803] = &quot;completed&quot;; 1; 0)" office:value-type="float" office:value="1" calcext:value-type="float">
            <text:p>1</text:p>
          </table:table-cell>
          <table:table-cell table:formula="of:=([StudentsPerformance.F803] - [StudentsPerformance.$J$2])/[StudentsPerformance.$K$2]" office:value-type="float" office:value="0.653627095368857" calcext:value-type="float">
            <text:p>0.653627095368857</text:p>
          </table:table-cell>
          <table:table-cell table:formula="of:=([StudentsPerformance.G803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803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804] = &quot;male&quot;; 1; 0)" office:value-type="float" office:value="0" calcext:value-type="float">
            <text:p>0</text:p>
          </table:table-cell>
          <table:table-cell table:formula="of:=IF([StudentsPerformance.B804] = &quot;group A&quot;; 0; IF([StudentsPerformance.B804] = &quot;group B&quot;; 1; IF([StudentsPerformance.B804] = &quot;group C&quot;; 2; IF([StudentsPerformance.B804] = &quot;group D&quot;; 3; 4))))" office:value-type="float" office:value="4" calcext:value-type="float">
            <text:p>4</text:p>
          </table:table-cell>
          <table:table-cell table:formula="of:=IF([StudentsPerformance.C804] = &quot;some high school&quot;; 0; IF([StudentsPerformance.C804] = &quot;high school&quot;; 1; IF([StudentsPerformance.C804] = &quot;some college&quot;; 2; IF([StudentsPerformance.C804] = &quot;associate's degree&quot;; 3; IF([StudentsPerformance.C804] = &quot;bachelor's degree&quot;; 4; 5)))))" office:value-type="float" office:value="3" calcext:value-type="float">
            <text:p>3</text:p>
          </table:table-cell>
          <table:table-cell table:formula="of:=IF([StudentsPerformance.D804] = &quot;standard&quot;; 1; 0)" office:value-type="float" office:value="1" calcext:value-type="float">
            <text:p>1</text:p>
          </table:table-cell>
          <table:table-cell table:formula="of:=IF([StudentsPerformance.E804] = &quot;completed&quot;; 1; 0)" office:value-type="float" office:value="0" calcext:value-type="float">
            <text:p>0</text:p>
          </table:table-cell>
          <table:table-cell table:formula="of:=([StudentsPerformance.F804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804] - [StudentsPerformance.$M$2])/[StudentsPerformance.$N$2]" office:value-type="float" office:value="1.70073106618852" calcext:value-type="float">
            <text:p>1.70073106618852</text:p>
          </table:table-cell>
          <table:table-cell table:formula="of:=([StudentsPerformance.H804] - [StudentsPerformance.$P$2])/[StudentsPerformance.$Q$2]" office:value-type="float" office:value="1.77326982181325" calcext:value-type="float">
            <text:p>1.77326982181325</text:p>
          </table:table-cell>
        </table:table-row>
        <table:table-row table:style-name="ro1">
          <table:table-cell table:formula="of:=IF([StudentsPerformance.A805] = &quot;male&quot;; 1; 0)" office:value-type="float" office:value="0" calcext:value-type="float">
            <text:p>0</text:p>
          </table:table-cell>
          <table:table-cell table:formula="of:=IF([StudentsPerformance.B805] = &quot;group A&quot;; 0; IF([StudentsPerformance.B805] = &quot;group B&quot;; 1; IF([StudentsPerformance.B805] = &quot;group C&quot;; 2; IF([StudentsPerformance.B805] = &quot;group D&quot;; 3; 4))))" office:value-type="float" office:value="1" calcext:value-type="float">
            <text:p>1</text:p>
          </table:table-cell>
          <table:table-cell table:formula="of:=IF([StudentsPerformance.C805] = &quot;some high school&quot;; 0; IF([StudentsPerformance.C805] = &quot;high school&quot;; 1; IF([StudentsPerformance.C805] = &quot;some college&quot;; 2; IF([StudentsPerformance.C805] = &quot;associate's degree&quot;; 3; IF([StudentsPerformance.C805] = &quot;bachelor's degree&quot;; 4; 5)))))" office:value-type="float" office:value="2" calcext:value-type="float">
            <text:p>2</text:p>
          </table:table-cell>
          <table:table-cell table:formula="of:=IF([StudentsPerformance.D805] = &quot;standard&quot;; 1; 0)" office:value-type="float" office:value="1" calcext:value-type="float">
            <text:p>1</text:p>
          </table:table-cell>
          <table:table-cell table:formula="of:=IF([StudentsPerformance.E805] = &quot;completed&quot;; 1; 0)" office:value-type="float" office:value="0" calcext:value-type="float">
            <text:p>0</text:p>
          </table:table-cell>
          <table:table-cell table:formula="of:=([StudentsPerformance.F805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805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805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806] = &quot;male&quot;; 1; 0)" office:value-type="float" office:value="0" calcext:value-type="float">
            <text:p>0</text:p>
          </table:table-cell>
          <table:table-cell table:formula="of:=IF([StudentsPerformance.B806] = &quot;group A&quot;; 0; IF([StudentsPerformance.B806] = &quot;group B&quot;; 1; IF([StudentsPerformance.B806] = &quot;group C&quot;; 2; IF([StudentsPerformance.B806] = &quot;group D&quot;; 3; 4))))" office:value-type="float" office:value="2" calcext:value-type="float">
            <text:p>2</text:p>
          </table:table-cell>
          <table:table-cell table:formula="of:=IF([StudentsPerformance.C806] = &quot;some high school&quot;; 0; IF([StudentsPerformance.C806] = &quot;high school&quot;; 1; IF([StudentsPerformance.C806] = &quot;some college&quot;; 2; IF([StudentsPerformance.C806] = &quot;associate's degree&quot;; 3; IF([StudentsPerformance.C806] = &quot;bachelor's degree&quot;; 4; 5)))))" office:value-type="float" office:value="2" calcext:value-type="float">
            <text:p>2</text:p>
          </table:table-cell>
          <table:table-cell table:formula="of:=IF([StudentsPerformance.D806] = &quot;standard&quot;; 1; 0)" office:value-type="float" office:value="1" calcext:value-type="float">
            <text:p>1</text:p>
          </table:table-cell>
          <table:table-cell table:formula="of:=IF([StudentsPerformance.E806] = &quot;completed&quot;; 1; 0)" office:value-type="float" office:value="0" calcext:value-type="float">
            <text:p>0</text:p>
          </table:table-cell>
          <table:table-cell table:formula="of:=([StudentsPerformance.F806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806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806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807] = &quot;male&quot;; 1; 0)" office:value-type="float" office:value="1" calcext:value-type="float">
            <text:p>1</text:p>
          </table:table-cell>
          <table:table-cell table:formula="of:=IF([StudentsPerformance.B807] = &quot;group A&quot;; 0; IF([StudentsPerformance.B807] = &quot;group B&quot;; 1; IF([StudentsPerformance.B807] = &quot;group C&quot;; 2; IF([StudentsPerformance.B807] = &quot;group D&quot;; 3; 4))))" office:value-type="float" office:value="0" calcext:value-type="float">
            <text:p>0</text:p>
          </table:table-cell>
          <table:table-cell table:formula="of:=IF([StudentsPerformance.C807] = &quot;some high school&quot;; 0; IF([StudentsPerformance.C807] = &quot;high school&quot;; 1; IF([StudentsPerformance.C807] = &quot;some college&quot;; 2; IF([StudentsPerformance.C807] = &quot;associate's degree&quot;; 3; IF([StudentsPerformance.C807] = &quot;bachelor's degree&quot;; 4; 5)))))" office:value-type="float" office:value="2" calcext:value-type="float">
            <text:p>2</text:p>
          </table:table-cell>
          <table:table-cell table:formula="of:=IF([StudentsPerformance.D807] = &quot;standard&quot;; 1; 0)" office:value-type="float" office:value="0" calcext:value-type="float">
            <text:p>0</text:p>
          </table:table-cell>
          <table:table-cell table:formula="of:=IF([StudentsPerformance.E807] = &quot;completed&quot;; 1; 0)" office:value-type="float" office:value="0" calcext:value-type="float">
            <text:p>0</text:p>
          </table:table-cell>
          <table:table-cell table:formula="of:=([StudentsPerformance.F807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807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807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808] = &quot;male&quot;; 1; 0)" office:value-type="float" office:value="0" calcext:value-type="float">
            <text:p>0</text:p>
          </table:table-cell>
          <table:table-cell table:formula="of:=IF([StudentsPerformance.B808] = &quot;group A&quot;; 0; IF([StudentsPerformance.B808] = &quot;group B&quot;; 1; IF([StudentsPerformance.B808] = &quot;group C&quot;; 2; IF([StudentsPerformance.B808] = &quot;group D&quot;; 3; 4))))" office:value-type="float" office:value="3" calcext:value-type="float">
            <text:p>3</text:p>
          </table:table-cell>
          <table:table-cell table:formula="of:=IF([StudentsPerformance.C808] = &quot;some high school&quot;; 0; IF([StudentsPerformance.C808] = &quot;high school&quot;; 1; IF([StudentsPerformance.C808] = &quot;some college&quot;; 2; IF([StudentsPerformance.C808] = &quot;associate's degree&quot;; 3; IF([StudentsPerformance.C808] = &quot;bachelor's degree&quot;; 4; 5)))))" office:value-type="float" office:value="2" calcext:value-type="float">
            <text:p>2</text:p>
          </table:table-cell>
          <table:table-cell table:formula="of:=IF([StudentsPerformance.D808] = &quot;standard&quot;; 1; 0)" office:value-type="float" office:value="0" calcext:value-type="float">
            <text:p>0</text:p>
          </table:table-cell>
          <table:table-cell table:formula="of:=IF([StudentsPerformance.E808] = &quot;completed&quot;; 1; 0)" office:value-type="float" office:value="0" calcext:value-type="float">
            <text:p>0</text:p>
          </table:table-cell>
          <table:table-cell table:formula="of:=([StudentsPerformance.F808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808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808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809] = &quot;male&quot;; 1; 0)" office:value-type="float" office:value="0" calcext:value-type="float">
            <text:p>0</text:p>
          </table:table-cell>
          <table:table-cell table:formula="of:=IF([StudentsPerformance.B809] = &quot;group A&quot;; 0; IF([StudentsPerformance.B809] = &quot;group B&quot;; 1; IF([StudentsPerformance.B809] = &quot;group C&quot;; 2; IF([StudentsPerformance.B809] = &quot;group D&quot;; 3; 4))))" office:value-type="float" office:value="4" calcext:value-type="float">
            <text:p>4</text:p>
          </table:table-cell>
          <table:table-cell table:formula="of:=IF([StudentsPerformance.C809] = &quot;some high school&quot;; 0; IF([StudentsPerformance.C809] = &quot;high school&quot;; 1; IF([StudentsPerformance.C809] = &quot;some college&quot;; 2; IF([StudentsPerformance.C809] = &quot;associate's degree&quot;; 3; IF([StudentsPerformance.C809] = &quot;bachelor's degree&quot;; 4; 5)))))" office:value-type="float" office:value="1" calcext:value-type="float">
            <text:p>1</text:p>
          </table:table-cell>
          <table:table-cell table:formula="of:=IF([StudentsPerformance.D809] = &quot;standard&quot;; 1; 0)" office:value-type="float" office:value="0" calcext:value-type="float">
            <text:p>0</text:p>
          </table:table-cell>
          <table:table-cell table:formula="of:=IF([StudentsPerformance.E809] = &quot;completed&quot;; 1; 0)" office:value-type="float" office:value="0" calcext:value-type="float">
            <text:p>0</text:p>
          </table:table-cell>
          <table:table-cell table:formula="of:=([StudentsPerformance.F809] - [StudentsPerformance.$J$2])/[StudentsPerformance.$K$2]" office:value-type="float" office:value="-1.65461105798701" calcext:value-type="float">
            <text:p>-1.65461105798701</text:p>
          </table:table-cell>
          <table:table-cell table:formula="of:=([StudentsPerformance.G809] - [StudentsPerformance.$M$2])/[StudentsPerformance.$N$2]" office:value-type="float" office:value="-1.65538919651687" calcext:value-type="float">
            <text:p>-1.65538919651687</text:p>
          </table:table-cell>
          <table:table-cell table:formula="of:=([StudentsPerformance.H809] - [StudentsPerformance.$P$2])/[StudentsPerformance.$Q$2]" office:value-type="float" office:value="-1.84618539230865" calcext:value-type="float">
            <text:p>-1.84618539230865</text:p>
          </table:table-cell>
        </table:table-row>
        <table:table-row table:style-name="ro1">
          <table:table-cell table:formula="of:=IF([StudentsPerformance.A810] = &quot;male&quot;; 1; 0)" office:value-type="float" office:value="1" calcext:value-type="float">
            <text:p>1</text:p>
          </table:table-cell>
          <table:table-cell table:formula="of:=IF([StudentsPerformance.B810] = &quot;group A&quot;; 0; IF([StudentsPerformance.B810] = &quot;group B&quot;; 1; IF([StudentsPerformance.B810] = &quot;group C&quot;; 2; IF([StudentsPerformance.B810] = &quot;group D&quot;; 3; 4))))" office:value-type="float" office:value="2" calcext:value-type="float">
            <text:p>2</text:p>
          </table:table-cell>
          <table:table-cell table:formula="of:=IF([StudentsPerformance.C810] = &quot;some high school&quot;; 0; IF([StudentsPerformance.C810] = &quot;high school&quot;; 1; IF([StudentsPerformance.C810] = &quot;some college&quot;; 2; IF([StudentsPerformance.C810] = &quot;associate's degree&quot;; 3; IF([StudentsPerformance.C810] = &quot;bachelor's degree&quot;; 4; 5)))))" office:value-type="float" office:value="1" calcext:value-type="float">
            <text:p>1</text:p>
          </table:table-cell>
          <table:table-cell table:formula="of:=IF([StudentsPerformance.D810] = &quot;standard&quot;; 1; 0)" office:value-type="float" office:value="1" calcext:value-type="float">
            <text:p>1</text:p>
          </table:table-cell>
          <table:table-cell table:formula="of:=IF([StudentsPerformance.E810] = &quot;completed&quot;; 1; 0)" office:value-type="float" office:value="0" calcext:value-type="float">
            <text:p>0</text:p>
          </table:table-cell>
          <table:table-cell table:formula="of:=([StudentsPerformance.F810] - [StudentsPerformance.$J$2])/[StudentsPerformance.$K$2]" office:value-type="float" office:value="1.5769223567112" calcext:value-type="float">
            <text:p>1.5769223567112</text:p>
          </table:table-cell>
          <table:table-cell table:formula="of:=([StudentsPerformance.G810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810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811] = &quot;male&quot;; 1; 0)" office:value-type="float" office:value="1" calcext:value-type="float">
            <text:p>1</text:p>
          </table:table-cell>
          <table:table-cell table:formula="of:=IF([StudentsPerformance.B811] = &quot;group A&quot;; 0; IF([StudentsPerformance.B811] = &quot;group B&quot;; 1; IF([StudentsPerformance.B811] = &quot;group C&quot;; 2; IF([StudentsPerformance.B811] = &quot;group D&quot;; 3; 4))))" office:value-type="float" office:value="1" calcext:value-type="float">
            <text:p>1</text:p>
          </table:table-cell>
          <table:table-cell table:formula="of:=IF([StudentsPerformance.C811] = &quot;some high school&quot;; 0; IF([StudentsPerformance.C811] = &quot;high school&quot;; 1; IF([StudentsPerformance.C811] = &quot;some college&quot;; 2; IF([StudentsPerformance.C811] = &quot;associate's degree&quot;; 3; IF([StudentsPerformance.C811] = &quot;bachelor's degree&quot;; 4; 5)))))" office:value-type="float" office:value="4" calcext:value-type="float">
            <text:p>4</text:p>
          </table:table-cell>
          <table:table-cell table:formula="of:=IF([StudentsPerformance.D811] = &quot;standard&quot;; 1; 0)" office:value-type="float" office:value="1" calcext:value-type="float">
            <text:p>1</text:p>
          </table:table-cell>
          <table:table-cell table:formula="of:=IF([StudentsPerformance.E811] = &quot;completed&quot;; 1; 0)" office:value-type="float" office:value="0" calcext:value-type="float">
            <text:p>0</text:p>
          </table:table-cell>
          <table:table-cell table:formula="of:=([StudentsPerformance.F811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811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811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812] = &quot;male&quot;; 1; 0)" office:value-type="float" office:value="1" calcext:value-type="float">
            <text:p>1</text:p>
          </table:table-cell>
          <table:table-cell table:formula="of:=IF([StudentsPerformance.B812] = &quot;group A&quot;; 0; IF([StudentsPerformance.B812] = &quot;group B&quot;; 1; IF([StudentsPerformance.B812] = &quot;group C&quot;; 2; IF([StudentsPerformance.B812] = &quot;group D&quot;; 3; 4))))" office:value-type="float" office:value="0" calcext:value-type="float">
            <text:p>0</text:p>
          </table:table-cell>
          <table:table-cell table:formula="of:=IF([StudentsPerformance.C812] = &quot;some high school&quot;; 0; IF([StudentsPerformance.C812] = &quot;high school&quot;; 1; IF([StudentsPerformance.C812] = &quot;some college&quot;; 2; IF([StudentsPerformance.C812] = &quot;associate's degree&quot;; 3; IF([StudentsPerformance.C812] = &quot;bachelor's degree&quot;; 4; 5)))))" office:value-type="float" office:value="0" calcext:value-type="float">
            <text:p>0</text:p>
          </table:table-cell>
          <table:table-cell table:formula="of:=IF([StudentsPerformance.D812] = &quot;standard&quot;; 1; 0)" office:value-type="float" office:value="1" calcext:value-type="float">
            <text:p>1</text:p>
          </table:table-cell>
          <table:table-cell table:formula="of:=IF([StudentsPerformance.E812] = &quot;completed&quot;; 1; 0)" office:value-type="float" office:value="0" calcext:value-type="float">
            <text:p>0</text:p>
          </table:table-cell>
          <table:table-cell table:formula="of:=([StudentsPerformance.F812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812] - [StudentsPerformance.$M$2])/[StudentsPerformance.$N$2]" office:value-type="float" office:value="-2.61428070014698" calcext:value-type="float">
            <text:p>-2.61428070014698</text:p>
          </table:table-cell>
          <table:table-cell table:formula="of:=([StudentsPerformance.H812] - [StudentsPerformance.$P$2])/[StudentsPerformance.$Q$2]" office:value-type="float" office:value="-2.10941849879024" calcext:value-type="float">
            <text:p>-2.10941849879024</text:p>
          </table:table-cell>
        </table:table-row>
        <table:table-row table:style-name="ro1">
          <table:table-cell table:formula="of:=IF([StudentsPerformance.A813] = &quot;male&quot;; 1; 0)" office:value-type="float" office:value="1" calcext:value-type="float">
            <text:p>1</text:p>
          </table:table-cell>
          <table:table-cell table:formula="of:=IF([StudentsPerformance.B813] = &quot;group A&quot;; 0; IF([StudentsPerformance.B813] = &quot;group B&quot;; 1; IF([StudentsPerformance.B813] = &quot;group C&quot;; 2; IF([StudentsPerformance.B813] = &quot;group D&quot;; 3; 4))))" office:value-type="float" office:value="0" calcext:value-type="float">
            <text:p>0</text:p>
          </table:table-cell>
          <table:table-cell table:formula="of:=IF([StudentsPerformance.C813] = &quot;some high school&quot;; 0; IF([StudentsPerformance.C813] = &quot;high school&quot;; 1; IF([StudentsPerformance.C813] = &quot;some college&quot;; 2; IF([StudentsPerformance.C813] = &quot;associate's degree&quot;; 3; IF([StudentsPerformance.C813] = &quot;bachelor's degree&quot;; 4; 5)))))" office:value-type="float" office:value="1" calcext:value-type="float">
            <text:p>1</text:p>
          </table:table-cell>
          <table:table-cell table:formula="of:=IF([StudentsPerformance.D813] = &quot;standard&quot;; 1; 0)" office:value-type="float" office:value="0" calcext:value-type="float">
            <text:p>0</text:p>
          </table:table-cell>
          <table:table-cell table:formula="of:=IF([StudentsPerformance.E813] = &quot;completed&quot;; 1; 0)" office:value-type="float" office:value="0" calcext:value-type="float">
            <text:p>0</text:p>
          </table:table-cell>
          <table:table-cell table:formula="of:=([StudentsPerformance.F813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813] - [StudentsPerformance.$M$2])/[StudentsPerformance.$N$2]" office:value-type="float" office:value="-1.51840469599828" calcext:value-type="float">
            <text:p>-1.51840469599828</text:p>
          </table:table-cell>
          <table:table-cell table:formula="of:=([StudentsPerformance.H813] - [StudentsPerformance.$P$2])/[StudentsPerformance.$Q$2]" office:value-type="float" office:value="-1.25391090272506" calcext:value-type="float">
            <text:p>-1.25391090272506</text:p>
          </table:table-cell>
        </table:table-row>
        <table:table-row table:style-name="ro1">
          <table:table-cell table:formula="of:=IF([StudentsPerformance.A814] = &quot;male&quot;; 1; 0)" office:value-type="float" office:value="0" calcext:value-type="float">
            <text:p>0</text:p>
          </table:table-cell>
          <table:table-cell table:formula="of:=IF([StudentsPerformance.B814] = &quot;group A&quot;; 0; IF([StudentsPerformance.B814] = &quot;group B&quot;; 1; IF([StudentsPerformance.B814] = &quot;group C&quot;; 2; IF([StudentsPerformance.B814] = &quot;group D&quot;; 3; 4))))" office:value-type="float" office:value="2" calcext:value-type="float">
            <text:p>2</text:p>
          </table:table-cell>
          <table:table-cell table:formula="of:=IF([StudentsPerformance.C814] = &quot;some high school&quot;; 0; IF([StudentsPerformance.C814] = &quot;high school&quot;; 1; IF([StudentsPerformance.C814] = &quot;some college&quot;; 2; IF([StudentsPerformance.C814] = &quot;associate's degree&quot;; 3; IF([StudentsPerformance.C814] = &quot;bachelor's degree&quot;; 4; 5)))))" office:value-type="float" office:value="5" calcext:value-type="float">
            <text:p>5</text:p>
          </table:table-cell>
          <table:table-cell table:formula="of:=IF([StudentsPerformance.D814] = &quot;standard&quot;; 1; 0)" office:value-type="float" office:value="1" calcext:value-type="float">
            <text:p>1</text:p>
          </table:table-cell>
          <table:table-cell table:formula="of:=IF([StudentsPerformance.E814] = &quot;completed&quot;; 1; 0)" office:value-type="float" office:value="1" calcext:value-type="float">
            <text:p>1</text:p>
          </table:table-cell>
          <table:table-cell table:formula="of:=([StudentsPerformance.F814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814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814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815] = &quot;male&quot;; 1; 0)" office:value-type="float" office:value="1" calcext:value-type="float">
            <text:p>1</text:p>
          </table:table-cell>
          <table:table-cell table:formula="of:=IF([StudentsPerformance.B815] = &quot;group A&quot;; 0; IF([StudentsPerformance.B815] = &quot;group B&quot;; 1; IF([StudentsPerformance.B815] = &quot;group C&quot;; 2; IF([StudentsPerformance.B815] = &quot;group D&quot;; 3; 4))))" office:value-type="float" office:value="4" calcext:value-type="float">
            <text:p>4</text:p>
          </table:table-cell>
          <table:table-cell table:formula="of:=IF([StudentsPerformance.C815] = &quot;some high school&quot;; 0; IF([StudentsPerformance.C815] = &quot;high school&quot;; 1; IF([StudentsPerformance.C815] = &quot;some college&quot;; 2; IF([StudentsPerformance.C815] = &quot;associate's degree&quot;; 3; IF([StudentsPerformance.C815] = &quot;bachelor's degree&quot;; 4; 5)))))" office:value-type="float" office:value="0" calcext:value-type="float">
            <text:p>0</text:p>
          </table:table-cell>
          <table:table-cell table:formula="of:=IF([StudentsPerformance.D815] = &quot;standard&quot;; 1; 0)" office:value-type="float" office:value="1" calcext:value-type="float">
            <text:p>1</text:p>
          </table:table-cell>
          <table:table-cell table:formula="of:=IF([StudentsPerformance.E815] = &quot;completed&quot;; 1; 0)" office:value-type="float" office:value="1" calcext:value-type="float">
            <text:p>1</text:p>
          </table:table-cell>
          <table:table-cell table:formula="of:=([StudentsPerformance.F815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815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815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816] = &quot;male&quot;; 1; 0)" office:value-type="float" office:value="0" calcext:value-type="float">
            <text:p>0</text:p>
          </table:table-cell>
          <table:table-cell table:formula="of:=IF([StudentsPerformance.B816] = &quot;group A&quot;; 0; IF([StudentsPerformance.B816] = &quot;group B&quot;; 1; IF([StudentsPerformance.B816] = &quot;group C&quot;; 2; IF([StudentsPerformance.B816] = &quot;group D&quot;; 3; 4))))" office:value-type="float" office:value="2" calcext:value-type="float">
            <text:p>2</text:p>
          </table:table-cell>
          <table:table-cell table:formula="of:=IF([StudentsPerformance.C816] = &quot;some high school&quot;; 0; IF([StudentsPerformance.C816] = &quot;high school&quot;; 1; IF([StudentsPerformance.C816] = &quot;some college&quot;; 2; IF([StudentsPerformance.C816] = &quot;associate's degree&quot;; 3; IF([StudentsPerformance.C816] = &quot;bachelor's degree&quot;; 4; 5)))))" office:value-type="float" office:value="1" calcext:value-type="float">
            <text:p>1</text:p>
          </table:table-cell>
          <table:table-cell table:formula="of:=IF([StudentsPerformance.D816] = &quot;standard&quot;; 1; 0)" office:value-type="float" office:value="1" calcext:value-type="float">
            <text:p>1</text:p>
          </table:table-cell>
          <table:table-cell table:formula="of:=IF([StudentsPerformance.E816] = &quot;completed&quot;; 1; 0)" office:value-type="float" office:value="0" calcext:value-type="float">
            <text:p>0</text:p>
          </table:table-cell>
          <table:table-cell table:formula="of:=([StudentsPerformance.F816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816] - [StudentsPerformance.$M$2])/[StudentsPerformance.$N$2]" office:value-type="float" office:value="0.741839562558409" calcext:value-type="float">
            <text:p>0.741839562558409</text:p>
          </table:table-cell>
          <table:table-cell table:formula="of:=([StudentsPerformance.H816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817] = &quot;male&quot;; 1; 0)" office:value-type="float" office:value="1" calcext:value-type="float">
            <text:p>1</text:p>
          </table:table-cell>
          <table:table-cell table:formula="of:=IF([StudentsPerformance.B817] = &quot;group A&quot;; 0; IF([StudentsPerformance.B817] = &quot;group B&quot;; 1; IF([StudentsPerformance.B817] = &quot;group C&quot;; 2; IF([StudentsPerformance.B817] = &quot;group D&quot;; 3; 4))))" office:value-type="float" office:value="1" calcext:value-type="float">
            <text:p>1</text:p>
          </table:table-cell>
          <table:table-cell table:formula="of:=IF([StudentsPerformance.C817] = &quot;some high school&quot;; 0; IF([StudentsPerformance.C817] = &quot;high school&quot;; 1; IF([StudentsPerformance.C817] = &quot;some college&quot;; 2; IF([StudentsPerformance.C817] = &quot;associate's degree&quot;; 3; IF([StudentsPerformance.C817] = &quot;bachelor's degree&quot;; 4; 5)))))" office:value-type="float" office:value="0" calcext:value-type="float">
            <text:p>0</text:p>
          </table:table-cell>
          <table:table-cell table:formula="of:=IF([StudentsPerformance.D817] = &quot;standard&quot;; 1; 0)" office:value-type="float" office:value="1" calcext:value-type="float">
            <text:p>1</text:p>
          </table:table-cell>
          <table:table-cell table:formula="of:=IF([StudentsPerformance.E817] = &quot;completed&quot;; 1; 0)" office:value-type="float" office:value="1" calcext:value-type="float">
            <text:p>1</text:p>
          </table:table-cell>
          <table:table-cell table:formula="of:=([StudentsPerformance.F817] - [StudentsPerformance.$J$2])/[StudentsPerformance.$K$2]" office:value-type="float" office:value="1.84072100280902" calcext:value-type="float">
            <text:p>1.84072100280902</text:p>
          </table:table-cell>
          <table:table-cell table:formula="of:=([StudentsPerformance.G817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817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818] = &quot;male&quot;; 1; 0)" office:value-type="float" office:value="0" calcext:value-type="float">
            <text:p>0</text:p>
          </table:table-cell>
          <table:table-cell table:formula="of:=IF([StudentsPerformance.B818] = &quot;group A&quot;; 0; IF([StudentsPerformance.B818] = &quot;group B&quot;; 1; IF([StudentsPerformance.B818] = &quot;group C&quot;; 2; IF([StudentsPerformance.B818] = &quot;group D&quot;; 3; 4))))" office:value-type="float" office:value="0" calcext:value-type="float">
            <text:p>0</text:p>
          </table:table-cell>
          <table:table-cell table:formula="of:=IF([StudentsPerformance.C818] = &quot;some high school&quot;; 0; IF([StudentsPerformance.C818] = &quot;high school&quot;; 1; IF([StudentsPerformance.C818] = &quot;some college&quot;; 2; IF([StudentsPerformance.C818] = &quot;associate's degree&quot;; 3; IF([StudentsPerformance.C818] = &quot;bachelor's degree&quot;; 4; 5)))))" office:value-type="float" office:value="4" calcext:value-type="float">
            <text:p>4</text:p>
          </table:table-cell>
          <table:table-cell table:formula="of:=IF([StudentsPerformance.D818] = &quot;standard&quot;; 1; 0)" office:value-type="float" office:value="1" calcext:value-type="float">
            <text:p>1</text:p>
          </table:table-cell>
          <table:table-cell table:formula="of:=IF([StudentsPerformance.E818] = &quot;completed&quot;; 1; 0)" office:value-type="float" office:value="0" calcext:value-type="float">
            <text:p>0</text:p>
          </table:table-cell>
          <table:table-cell table:formula="of:=([StudentsPerformance.F818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818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818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819] = &quot;male&quot;; 1; 0)" office:value-type="float" office:value="1" calcext:value-type="float">
            <text:p>1</text:p>
          </table:table-cell>
          <table:table-cell table:formula="of:=IF([StudentsPerformance.B819] = &quot;group A&quot;; 0; IF([StudentsPerformance.B819] = &quot;group B&quot;; 1; IF([StudentsPerformance.B819] = &quot;group C&quot;; 2; IF([StudentsPerformance.B819] = &quot;group D&quot;; 3; 4))))" office:value-type="float" office:value="3" calcext:value-type="float">
            <text:p>3</text:p>
          </table:table-cell>
          <table:table-cell table:formula="of:=IF([StudentsPerformance.C819] = &quot;some high school&quot;; 0; IF([StudentsPerformance.C819] = &quot;high school&quot;; 1; IF([StudentsPerformance.C819] = &quot;some college&quot;; 2; IF([StudentsPerformance.C819] = &quot;associate's degree&quot;; 3; IF([StudentsPerformance.C819] = &quot;bachelor's degree&quot;; 4; 5)))))" office:value-type="float" office:value="4" calcext:value-type="float">
            <text:p>4</text:p>
          </table:table-cell>
          <table:table-cell table:formula="of:=IF([StudentsPerformance.D819] = &quot;standard&quot;; 1; 0)" office:value-type="float" office:value="0" calcext:value-type="float">
            <text:p>0</text:p>
          </table:table-cell>
          <table:table-cell table:formula="of:=IF([StudentsPerformance.E819] = &quot;completed&quot;; 1; 0)" office:value-type="float" office:value="1" calcext:value-type="float">
            <text:p>1</text:p>
          </table:table-cell>
          <table:table-cell table:formula="of:=([StudentsPerformance.F819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819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819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820] = &quot;male&quot;; 1; 0)" office:value-type="float" office:value="0" calcext:value-type="float">
            <text:p>0</text:p>
          </table:table-cell>
          <table:table-cell table:formula="of:=IF([StudentsPerformance.B820] = &quot;group A&quot;; 0; IF([StudentsPerformance.B820] = &quot;group B&quot;; 1; IF([StudentsPerformance.B820] = &quot;group C&quot;; 2; IF([StudentsPerformance.B820] = &quot;group D&quot;; 3; 4))))" office:value-type="float" office:value="1" calcext:value-type="float">
            <text:p>1</text:p>
          </table:table-cell>
          <table:table-cell table:formula="of:=IF([StudentsPerformance.C820] = &quot;some high school&quot;; 0; IF([StudentsPerformance.C820] = &quot;high school&quot;; 1; IF([StudentsPerformance.C820] = &quot;some college&quot;; 2; IF([StudentsPerformance.C820] = &quot;associate's degree&quot;; 3; IF([StudentsPerformance.C820] = &quot;bachelor's degree&quot;; 4; 5)))))" office:value-type="float" office:value="1" calcext:value-type="float">
            <text:p>1</text:p>
          </table:table-cell>
          <table:table-cell table:formula="of:=IF([StudentsPerformance.D820] = &quot;standard&quot;; 1; 0)" office:value-type="float" office:value="0" calcext:value-type="float">
            <text:p>0</text:p>
          </table:table-cell>
          <table:table-cell table:formula="of:=IF([StudentsPerformance.E820] = &quot;completed&quot;; 1; 0)" office:value-type="float" office:value="0" calcext:value-type="float">
            <text:p>0</text:p>
          </table:table-cell>
          <table:table-cell table:formula="of:=([StudentsPerformance.F820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820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820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821] = &quot;male&quot;; 1; 0)" office:value-type="float" office:value="0" calcext:value-type="float">
            <text:p>0</text:p>
          </table:table-cell>
          <table:table-cell table:formula="of:=IF([StudentsPerformance.B821] = &quot;group A&quot;; 0; IF([StudentsPerformance.B821] = &quot;group B&quot;; 1; IF([StudentsPerformance.B821] = &quot;group C&quot;; 2; IF([StudentsPerformance.B821] = &quot;group D&quot;; 3; 4))))" office:value-type="float" office:value="2" calcext:value-type="float">
            <text:p>2</text:p>
          </table:table-cell>
          <table:table-cell table:formula="of:=IF([StudentsPerformance.C821] = &quot;some high school&quot;; 0; IF([StudentsPerformance.C821] = &quot;high school&quot;; 1; IF([StudentsPerformance.C821] = &quot;some college&quot;; 2; IF([StudentsPerformance.C821] = &quot;associate's degree&quot;; 3; IF([StudentsPerformance.C821] = &quot;bachelor's degree&quot;; 4; 5)))))" office:value-type="float" office:value="0" calcext:value-type="float">
            <text:p>0</text:p>
          </table:table-cell>
          <table:table-cell table:formula="of:=IF([StudentsPerformance.D821] = &quot;standard&quot;; 1; 0)" office:value-type="float" office:value="1" calcext:value-type="float">
            <text:p>1</text:p>
          </table:table-cell>
          <table:table-cell table:formula="of:=IF([StudentsPerformance.E821] = &quot;completed&quot;; 1; 0)" office:value-type="float" office:value="0" calcext:value-type="float">
            <text:p>0</text:p>
          </table:table-cell>
          <table:table-cell table:formula="of:=([StudentsPerformance.F821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821] - [StudentsPerformance.$M$2])/[StudentsPerformance.$N$2]" office:value-type="float" office:value="1.49525431541064" calcext:value-type="float">
            <text:p>1.49525431541064</text:p>
          </table:table-cell>
          <table:table-cell table:formula="of:=([StudentsPerformance.H821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822] = &quot;male&quot;; 1; 0)" office:value-type="float" office:value="0" calcext:value-type="float">
            <text:p>0</text:p>
          </table:table-cell>
          <table:table-cell table:formula="of:=IF([StudentsPerformance.B822] = &quot;group A&quot;; 0; IF([StudentsPerformance.B822] = &quot;group B&quot;; 1; IF([StudentsPerformance.B822] = &quot;group C&quot;; 2; IF([StudentsPerformance.B822] = &quot;group D&quot;; 3; 4))))" office:value-type="float" office:value="0" calcext:value-type="float">
            <text:p>0</text:p>
          </table:table-cell>
          <table:table-cell table:formula="of:=IF([StudentsPerformance.C822] = &quot;some high school&quot;; 0; IF([StudentsPerformance.C822] = &quot;high school&quot;; 1; IF([StudentsPerformance.C822] = &quot;some college&quot;; 2; IF([StudentsPerformance.C822] = &quot;associate's degree&quot;; 3; IF([StudentsPerformance.C822] = &quot;bachelor's degree&quot;; 4; 5)))))" office:value-type="float" office:value="0" calcext:value-type="float">
            <text:p>0</text:p>
          </table:table-cell>
          <table:table-cell table:formula="of:=IF([StudentsPerformance.D822] = &quot;standard&quot;; 1; 0)" office:value-type="float" office:value="1" calcext:value-type="float">
            <text:p>1</text:p>
          </table:table-cell>
          <table:table-cell table:formula="of:=IF([StudentsPerformance.E822] = &quot;completed&quot;; 1; 0)" office:value-type="float" office:value="1" calcext:value-type="float">
            <text:p>1</text:p>
          </table:table-cell>
          <table:table-cell table:formula="of:=([StudentsPerformance.F822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822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822] - [StudentsPerformance.$P$2])/[StudentsPerformance.$Q$2]" office:value-type="float" office:value="1.57584499195205" calcext:value-type="float">
            <text:p>1.57584499195205</text:p>
          </table:table-cell>
        </table:table-row>
        <table:table-row table:style-name="ro1">
          <table:table-cell table:formula="of:=IF([StudentsPerformance.A823] = &quot;male&quot;; 1; 0)" office:value-type="float" office:value="0" calcext:value-type="float">
            <text:p>0</text:p>
          </table:table-cell>
          <table:table-cell table:formula="of:=IF([StudentsPerformance.B823] = &quot;group A&quot;; 0; IF([StudentsPerformance.B823] = &quot;group B&quot;; 1; IF([StudentsPerformance.B823] = &quot;group C&quot;; 2; IF([StudentsPerformance.B823] = &quot;group D&quot;; 3; 4))))" office:value-type="float" office:value="3" calcext:value-type="float">
            <text:p>3</text:p>
          </table:table-cell>
          <table:table-cell table:formula="of:=IF([StudentsPerformance.C823] = &quot;some high school&quot;; 0; IF([StudentsPerformance.C823] = &quot;high school&quot;; 1; IF([StudentsPerformance.C823] = &quot;some college&quot;; 2; IF([StudentsPerformance.C823] = &quot;associate's degree&quot;; 3; IF([StudentsPerformance.C823] = &quot;bachelor's degree&quot;; 4; 5)))))" office:value-type="float" office:value="4" calcext:value-type="float">
            <text:p>4</text:p>
          </table:table-cell>
          <table:table-cell table:formula="of:=IF([StudentsPerformance.D823] = &quot;standard&quot;; 1; 0)" office:value-type="float" office:value="0" calcext:value-type="float">
            <text:p>0</text:p>
          </table:table-cell>
          <table:table-cell table:formula="of:=IF([StudentsPerformance.E823] = &quot;completed&quot;; 1; 0)" office:value-type="float" office:value="0" calcext:value-type="float">
            <text:p>0</text:p>
          </table:table-cell>
          <table:table-cell table:formula="of:=([StudentsPerformance.F823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823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823] - [StudentsPerformance.$P$2])/[StudentsPerformance.$Q$2]" office:value-type="float" office:value="1.64165326857245" calcext:value-type="float">
            <text:p>1.64165326857245</text:p>
          </table:table-cell>
        </table:table-row>
        <table:table-row table:style-name="ro1">
          <table:table-cell table:formula="of:=IF([StudentsPerformance.A824] = &quot;male&quot;; 1; 0)" office:value-type="float" office:value="1" calcext:value-type="float">
            <text:p>1</text:p>
          </table:table-cell>
          <table:table-cell table:formula="of:=IF([StudentsPerformance.B824] = &quot;group A&quot;; 0; IF([StudentsPerformance.B824] = &quot;group B&quot;; 1; IF([StudentsPerformance.B824] = &quot;group C&quot;; 2; IF([StudentsPerformance.B824] = &quot;group D&quot;; 3; 4))))" office:value-type="float" office:value="4" calcext:value-type="float">
            <text:p>4</text:p>
          </table:table-cell>
          <table:table-cell table:formula="of:=IF([StudentsPerformance.C824] = &quot;some high school&quot;; 0; IF([StudentsPerformance.C824] = &quot;high school&quot;; 1; IF([StudentsPerformance.C824] = &quot;some college&quot;; 2; IF([StudentsPerformance.C824] = &quot;associate's degree&quot;; 3; IF([StudentsPerformance.C824] = &quot;bachelor's degree&quot;; 4; 5)))))" office:value-type="float" office:value="2" calcext:value-type="float">
            <text:p>2</text:p>
          </table:table-cell>
          <table:table-cell table:formula="of:=IF([StudentsPerformance.D824] = &quot;standard&quot;; 1; 0)" office:value-type="float" office:value="0" calcext:value-type="float">
            <text:p>0</text:p>
          </table:table-cell>
          <table:table-cell table:formula="of:=IF([StudentsPerformance.E824] = &quot;completed&quot;; 1; 0)" office:value-type="float" office:value="1" calcext:value-type="float">
            <text:p>1</text:p>
          </table:table-cell>
          <table:table-cell table:formula="of:=([StudentsPerformance.F824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824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824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825] = &quot;male&quot;; 1; 0)" office:value-type="float" office:value="0" calcext:value-type="float">
            <text:p>0</text:p>
          </table:table-cell>
          <table:table-cell table:formula="of:=IF([StudentsPerformance.B825] = &quot;group A&quot;; 0; IF([StudentsPerformance.B825] = &quot;group B&quot;; 1; IF([StudentsPerformance.B825] = &quot;group C&quot;; 2; IF([StudentsPerformance.B825] = &quot;group D&quot;; 3; 4))))" office:value-type="float" office:value="1" calcext:value-type="float">
            <text:p>1</text:p>
          </table:table-cell>
          <table:table-cell table:formula="of:=IF([StudentsPerformance.C825] = &quot;some high school&quot;; 0; IF([StudentsPerformance.C825] = &quot;high school&quot;; 1; IF([StudentsPerformance.C825] = &quot;some college&quot;; 2; IF([StudentsPerformance.C825] = &quot;associate's degree&quot;; 3; IF([StudentsPerformance.C825] = &quot;bachelor's degree&quot;; 4; 5)))))" office:value-type="float" office:value="1" calcext:value-type="float">
            <text:p>1</text:p>
          </table:table-cell>
          <table:table-cell table:formula="of:=IF([StudentsPerformance.D825] = &quot;standard&quot;; 1; 0)" office:value-type="float" office:value="0" calcext:value-type="float">
            <text:p>0</text:p>
          </table:table-cell>
          <table:table-cell table:formula="of:=IF([StudentsPerformance.E825] = &quot;completed&quot;; 1; 0)" office:value-type="float" office:value="0" calcext:value-type="float">
            <text:p>0</text:p>
          </table:table-cell>
          <table:table-cell table:formula="of:=([StudentsPerformance.F825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825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825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826] = &quot;male&quot;; 1; 0)" office:value-type="float" office:value="0" calcext:value-type="float">
            <text:p>0</text:p>
          </table:table-cell>
          <table:table-cell table:formula="of:=IF([StudentsPerformance.B826] = &quot;group A&quot;; 0; IF([StudentsPerformance.B826] = &quot;group B&quot;; 1; IF([StudentsPerformance.B826] = &quot;group C&quot;; 2; IF([StudentsPerformance.B826] = &quot;group D&quot;; 3; 4))))" office:value-type="float" office:value="2" calcext:value-type="float">
            <text:p>2</text:p>
          </table:table-cell>
          <table:table-cell table:formula="of:=IF([StudentsPerformance.C826] = &quot;some high school&quot;; 0; IF([StudentsPerformance.C826] = &quot;high school&quot;; 1; IF([StudentsPerformance.C826] = &quot;some college&quot;; 2; IF([StudentsPerformance.C826] = &quot;associate's degree&quot;; 3; IF([StudentsPerformance.C826] = &quot;bachelor's degree&quot;; 4; 5)))))" office:value-type="float" office:value="0" calcext:value-type="float">
            <text:p>0</text:p>
          </table:table-cell>
          <table:table-cell table:formula="of:=IF([StudentsPerformance.D826] = &quot;standard&quot;; 1; 0)" office:value-type="float" office:value="0" calcext:value-type="float">
            <text:p>0</text:p>
          </table:table-cell>
          <table:table-cell table:formula="of:=IF([StudentsPerformance.E826] = &quot;completed&quot;; 1; 0)" office:value-type="float" office:value="0" calcext:value-type="float">
            <text:p>0</text:p>
          </table:table-cell>
          <table:table-cell table:formula="of:=([StudentsPerformance.F826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826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826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827] = &quot;male&quot;; 1; 0)" office:value-type="float" office:value="1" calcext:value-type="float">
            <text:p>1</text:p>
          </table:table-cell>
          <table:table-cell table:formula="of:=IF([StudentsPerformance.B827] = &quot;group A&quot;; 0; IF([StudentsPerformance.B827] = &quot;group B&quot;; 1; IF([StudentsPerformance.B827] = &quot;group C&quot;; 2; IF([StudentsPerformance.B827] = &quot;group D&quot;; 3; 4))))" office:value-type="float" office:value="2" calcext:value-type="float">
            <text:p>2</text:p>
          </table:table-cell>
          <table:table-cell table:formula="of:=IF([StudentsPerformance.C827] = &quot;some high school&quot;; 0; IF([StudentsPerformance.C827] = &quot;high school&quot;; 1; IF([StudentsPerformance.C827] = &quot;some college&quot;; 2; IF([StudentsPerformance.C827] = &quot;associate's degree&quot;; 3; IF([StudentsPerformance.C827] = &quot;bachelor's degree&quot;; 4; 5)))))" office:value-type="float" office:value="1" calcext:value-type="float">
            <text:p>1</text:p>
          </table:table-cell>
          <table:table-cell table:formula="of:=IF([StudentsPerformance.D827] = &quot;standard&quot;; 1; 0)" office:value-type="float" office:value="1" calcext:value-type="float">
            <text:p>1</text:p>
          </table:table-cell>
          <table:table-cell table:formula="of:=IF([StudentsPerformance.E827] = &quot;completed&quot;; 1; 0)" office:value-type="float" office:value="0" calcext:value-type="float">
            <text:p>0</text:p>
          </table:table-cell>
          <table:table-cell table:formula="of:=([StudentsPerformance.F827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827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827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828] = &quot;male&quot;; 1; 0)" office:value-type="float" office:value="0" calcext:value-type="float">
            <text:p>0</text:p>
          </table:table-cell>
          <table:table-cell table:formula="of:=IF([StudentsPerformance.B828] = &quot;group A&quot;; 0; IF([StudentsPerformance.B828] = &quot;group B&quot;; 1; IF([StudentsPerformance.B828] = &quot;group C&quot;; 2; IF([StudentsPerformance.B828] = &quot;group D&quot;; 3; 4))))" office:value-type="float" office:value="2" calcext:value-type="float">
            <text:p>2</text:p>
          </table:table-cell>
          <table:table-cell table:formula="of:=IF([StudentsPerformance.C828] = &quot;some high school&quot;; 0; IF([StudentsPerformance.C828] = &quot;high school&quot;; 1; IF([StudentsPerformance.C828] = &quot;some college&quot;; 2; IF([StudentsPerformance.C828] = &quot;associate's degree&quot;; 3; IF([StudentsPerformance.C828] = &quot;bachelor's degree&quot;; 4; 5)))))" office:value-type="float" office:value="3" calcext:value-type="float">
            <text:p>3</text:p>
          </table:table-cell>
          <table:table-cell table:formula="of:=IF([StudentsPerformance.D828] = &quot;standard&quot;; 1; 0)" office:value-type="float" office:value="0" calcext:value-type="float">
            <text:p>0</text:p>
          </table:table-cell>
          <table:table-cell table:formula="of:=IF([StudentsPerformance.E828] = &quot;completed&quot;; 1; 0)" office:value-type="float" office:value="1" calcext:value-type="float">
            <text:p>1</text:p>
          </table:table-cell>
          <table:table-cell table:formula="of:=([StudentsPerformance.F828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828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828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829] = &quot;male&quot;; 1; 0)" office:value-type="float" office:value="0" calcext:value-type="float">
            <text:p>0</text:p>
          </table:table-cell>
          <table:table-cell table:formula="of:=IF([StudentsPerformance.B829] = &quot;group A&quot;; 0; IF([StudentsPerformance.B829] = &quot;group B&quot;; 1; IF([StudentsPerformance.B829] = &quot;group C&quot;; 2; IF([StudentsPerformance.B829] = &quot;group D&quot;; 3; 4))))" office:value-type="float" office:value="2" calcext:value-type="float">
            <text:p>2</text:p>
          </table:table-cell>
          <table:table-cell table:formula="of:=IF([StudentsPerformance.C829] = &quot;some high school&quot;; 0; IF([StudentsPerformance.C829] = &quot;high school&quot;; 1; IF([StudentsPerformance.C829] = &quot;some college&quot;; 2; IF([StudentsPerformance.C829] = &quot;associate's degree&quot;; 3; IF([StudentsPerformance.C829] = &quot;bachelor's degree&quot;; 4; 5)))))" office:value-type="float" office:value="0" calcext:value-type="float">
            <text:p>0</text:p>
          </table:table-cell>
          <table:table-cell table:formula="of:=IF([StudentsPerformance.D829] = &quot;standard&quot;; 1; 0)" office:value-type="float" office:value="1" calcext:value-type="float">
            <text:p>1</text:p>
          </table:table-cell>
          <table:table-cell table:formula="of:=IF([StudentsPerformance.E829] = &quot;completed&quot;; 1; 0)" office:value-type="float" office:value="0" calcext:value-type="float">
            <text:p>0</text:p>
          </table:table-cell>
          <table:table-cell table:formula="of:=([StudentsPerformance.F829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829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829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830] = &quot;male&quot;; 1; 0)" office:value-type="float" office:value="0" calcext:value-type="float">
            <text:p>0</text:p>
          </table:table-cell>
          <table:table-cell table:formula="of:=IF([StudentsPerformance.B830] = &quot;group A&quot;; 0; IF([StudentsPerformance.B830] = &quot;group B&quot;; 1; IF([StudentsPerformance.B830] = &quot;group C&quot;; 2; IF([StudentsPerformance.B830] = &quot;group D&quot;; 3; 4))))" office:value-type="float" office:value="3" calcext:value-type="float">
            <text:p>3</text:p>
          </table:table-cell>
          <table:table-cell table:formula="of:=IF([StudentsPerformance.C830] = &quot;some high school&quot;; 0; IF([StudentsPerformance.C830] = &quot;high school&quot;; 1; IF([StudentsPerformance.C830] = &quot;some college&quot;; 2; IF([StudentsPerformance.C830] = &quot;associate's degree&quot;; 3; IF([StudentsPerformance.C830] = &quot;bachelor's degree&quot;; 4; 5)))))" office:value-type="float" office:value="0" calcext:value-type="float">
            <text:p>0</text:p>
          </table:table-cell>
          <table:table-cell table:formula="of:=IF([StudentsPerformance.D830] = &quot;standard&quot;; 1; 0)" office:value-type="float" office:value="0" calcext:value-type="float">
            <text:p>0</text:p>
          </table:table-cell>
          <table:table-cell table:formula="of:=IF([StudentsPerformance.E830] = &quot;completed&quot;; 1; 0)" office:value-type="float" office:value="1" calcext:value-type="float">
            <text:p>1</text:p>
          </table:table-cell>
          <table:table-cell table:formula="of:=([StudentsPerformance.F830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830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830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831] = &quot;male&quot;; 1; 0)" office:value-type="float" office:value="1" calcext:value-type="float">
            <text:p>1</text:p>
          </table:table-cell>
          <table:table-cell table:formula="of:=IF([StudentsPerformance.B831] = &quot;group A&quot;; 0; IF([StudentsPerformance.B831] = &quot;group B&quot;; 1; IF([StudentsPerformance.B831] = &quot;group C&quot;; 2; IF([StudentsPerformance.B831] = &quot;group D&quot;; 3; 4))))" office:value-type="float" office:value="1" calcext:value-type="float">
            <text:p>1</text:p>
          </table:table-cell>
          <table:table-cell table:formula="of:=IF([StudentsPerformance.C831] = &quot;some high school&quot;; 0; IF([StudentsPerformance.C831] = &quot;high school&quot;; 1; IF([StudentsPerformance.C831] = &quot;some college&quot;; 2; IF([StudentsPerformance.C831] = &quot;associate's degree&quot;; 3; IF([StudentsPerformance.C831] = &quot;bachelor's degree&quot;; 4; 5)))))" office:value-type="float" office:value="0" calcext:value-type="float">
            <text:p>0</text:p>
          </table:table-cell>
          <table:table-cell table:formula="of:=IF([StudentsPerformance.D831] = &quot;standard&quot;; 1; 0)" office:value-type="float" office:value="1" calcext:value-type="float">
            <text:p>1</text:p>
          </table:table-cell>
          <table:table-cell table:formula="of:=IF([StudentsPerformance.E831] = &quot;completed&quot;; 1; 0)" office:value-type="float" office:value="0" calcext:value-type="float">
            <text:p>0</text:p>
          </table:table-cell>
          <table:table-cell table:formula="of:=([StudentsPerformance.F831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831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831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832] = &quot;male&quot;; 1; 0)" office:value-type="float" office:value="0" calcext:value-type="float">
            <text:p>0</text:p>
          </table:table-cell>
          <table:table-cell table:formula="of:=IF([StudentsPerformance.B832] = &quot;group A&quot;; 0; IF([StudentsPerformance.B832] = &quot;group B&quot;; 1; IF([StudentsPerformance.B832] = &quot;group C&quot;; 2; IF([StudentsPerformance.B832] = &quot;group D&quot;; 3; 4))))" office:value-type="float" office:value="0" calcext:value-type="float">
            <text:p>0</text:p>
          </table:table-cell>
          <table:table-cell table:formula="of:=IF([StudentsPerformance.C832] = &quot;some high school&quot;; 0; IF([StudentsPerformance.C832] = &quot;high school&quot;; 1; IF([StudentsPerformance.C832] = &quot;some college&quot;; 2; IF([StudentsPerformance.C832] = &quot;associate's degree&quot;; 3; IF([StudentsPerformance.C832] = &quot;bachelor's degree&quot;; 4; 5)))))" office:value-type="float" office:value="2" calcext:value-type="float">
            <text:p>2</text:p>
          </table:table-cell>
          <table:table-cell table:formula="of:=IF([StudentsPerformance.D832] = &quot;standard&quot;; 1; 0)" office:value-type="float" office:value="0" calcext:value-type="float">
            <text:p>0</text:p>
          </table:table-cell>
          <table:table-cell table:formula="of:=IF([StudentsPerformance.E832] = &quot;completed&quot;; 1; 0)" office:value-type="float" office:value="0" calcext:value-type="float">
            <text:p>0</text:p>
          </table:table-cell>
          <table:table-cell table:formula="of:=([StudentsPerformance.F832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832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832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833] = &quot;male&quot;; 1; 0)" office:value-type="float" office:value="0" calcext:value-type="float">
            <text:p>0</text:p>
          </table:table-cell>
          <table:table-cell table:formula="of:=IF([StudentsPerformance.B833] = &quot;group A&quot;; 0; IF([StudentsPerformance.B833] = &quot;group B&quot;; 1; IF([StudentsPerformance.B833] = &quot;group C&quot;; 2; IF([StudentsPerformance.B833] = &quot;group D&quot;; 3; 4))))" office:value-type="float" office:value="2" calcext:value-type="float">
            <text:p>2</text:p>
          </table:table-cell>
          <table:table-cell table:formula="of:=IF([StudentsPerformance.C833] = &quot;some high school&quot;; 0; IF([StudentsPerformance.C833] = &quot;high school&quot;; 1; IF([StudentsPerformance.C833] = &quot;some college&quot;; 2; IF([StudentsPerformance.C833] = &quot;associate's degree&quot;; 3; IF([StudentsPerformance.C833] = &quot;bachelor's degree&quot;; 4; 5)))))" office:value-type="float" office:value="4" calcext:value-type="float">
            <text:p>4</text:p>
          </table:table-cell>
          <table:table-cell table:formula="of:=IF([StudentsPerformance.D833] = &quot;standard&quot;; 1; 0)" office:value-type="float" office:value="0" calcext:value-type="float">
            <text:p>0</text:p>
          </table:table-cell>
          <table:table-cell table:formula="of:=IF([StudentsPerformance.E833] = &quot;completed&quot;; 1; 0)" office:value-type="float" office:value="1" calcext:value-type="float">
            <text:p>1</text:p>
          </table:table-cell>
          <table:table-cell table:formula="of:=([StudentsPerformance.F833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833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833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834] = &quot;male&quot;; 1; 0)" office:value-type="float" office:value="1" calcext:value-type="float">
            <text:p>1</text:p>
          </table:table-cell>
          <table:table-cell table:formula="of:=IF([StudentsPerformance.B834] = &quot;group A&quot;; 0; IF([StudentsPerformance.B834] = &quot;group B&quot;; 1; IF([StudentsPerformance.B834] = &quot;group C&quot;; 2; IF([StudentsPerformance.B834] = &quot;group D&quot;; 3; 4))))" office:value-type="float" office:value="0" calcext:value-type="float">
            <text:p>0</text:p>
          </table:table-cell>
          <table:table-cell table:formula="of:=IF([StudentsPerformance.C834] = &quot;some high school&quot;; 0; IF([StudentsPerformance.C834] = &quot;high school&quot;; 1; IF([StudentsPerformance.C834] = &quot;some college&quot;; 2; IF([StudentsPerformance.C834] = &quot;associate's degree&quot;; 3; IF([StudentsPerformance.C834] = &quot;bachelor's degree&quot;; 4; 5)))))" office:value-type="float" office:value="4" calcext:value-type="float">
            <text:p>4</text:p>
          </table:table-cell>
          <table:table-cell table:formula="of:=IF([StudentsPerformance.D834] = &quot;standard&quot;; 1; 0)" office:value-type="float" office:value="1" calcext:value-type="float">
            <text:p>1</text:p>
          </table:table-cell>
          <table:table-cell table:formula="of:=IF([StudentsPerformance.E834] = &quot;completed&quot;; 1; 0)" office:value-type="float" office:value="0" calcext:value-type="float">
            <text:p>0</text:p>
          </table:table-cell>
          <table:table-cell table:formula="of:=([StudentsPerformance.F834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834] - [StudentsPerformance.$M$2])/[StudentsPerformance.$N$2]" office:value-type="float" office:value="-0.628005442627463" calcext:value-type="float">
            <text:p>-0.628005442627463</text:p>
          </table:table-cell>
          <table:table-cell table:formula="of:=([StudentsPerformance.H834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835] = &quot;male&quot;; 1; 0)" office:value-type="float" office:value="0" calcext:value-type="float">
            <text:p>0</text:p>
          </table:table-cell>
          <table:table-cell table:formula="of:=IF([StudentsPerformance.B835] = &quot;group A&quot;; 0; IF([StudentsPerformance.B835] = &quot;group B&quot;; 1; IF([StudentsPerformance.B835] = &quot;group C&quot;; 2; IF([StudentsPerformance.B835] = &quot;group D&quot;; 3; 4))))" office:value-type="float" office:value="1" calcext:value-type="float">
            <text:p>1</text:p>
          </table:table-cell>
          <table:table-cell table:formula="of:=IF([StudentsPerformance.C835] = &quot;some high school&quot;; 0; IF([StudentsPerformance.C835] = &quot;high school&quot;; 1; IF([StudentsPerformance.C835] = &quot;some college&quot;; 2; IF([StudentsPerformance.C835] = &quot;associate's degree&quot;; 3; IF([StudentsPerformance.C835] = &quot;bachelor's degree&quot;; 4; 5)))))" office:value-type="float" office:value="1" calcext:value-type="float">
            <text:p>1</text:p>
          </table:table-cell>
          <table:table-cell table:formula="of:=IF([StudentsPerformance.D835] = &quot;standard&quot;; 1; 0)" office:value-type="float" office:value="1" calcext:value-type="float">
            <text:p>1</text:p>
          </table:table-cell>
          <table:table-cell table:formula="of:=IF([StudentsPerformance.E835] = &quot;completed&quot;; 1; 0)" office:value-type="float" office:value="1" calcext:value-type="float">
            <text:p>1</text:p>
          </table:table-cell>
          <table:table-cell table:formula="of:=([StudentsPerformance.F835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835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835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836] = &quot;male&quot;; 1; 0)" office:value-type="float" office:value="1" calcext:value-type="float">
            <text:p>1</text:p>
          </table:table-cell>
          <table:table-cell table:formula="of:=IF([StudentsPerformance.B836] = &quot;group A&quot;; 0; IF([StudentsPerformance.B836] = &quot;group B&quot;; 1; IF([StudentsPerformance.B836] = &quot;group C&quot;; 2; IF([StudentsPerformance.B836] = &quot;group D&quot;; 3; 4))))" office:value-type="float" office:value="1" calcext:value-type="float">
            <text:p>1</text:p>
          </table:table-cell>
          <table:table-cell table:formula="of:=IF([StudentsPerformance.C836] = &quot;some high school&quot;; 0; IF([StudentsPerformance.C836] = &quot;high school&quot;; 1; IF([StudentsPerformance.C836] = &quot;some college&quot;; 2; IF([StudentsPerformance.C836] = &quot;associate's degree&quot;; 3; IF([StudentsPerformance.C836] = &quot;bachelor's degree&quot;; 4; 5)))))" office:value-type="float" office:value="2" calcext:value-type="float">
            <text:p>2</text:p>
          </table:table-cell>
          <table:table-cell table:formula="of:=IF([StudentsPerformance.D836] = &quot;standard&quot;; 1; 0)" office:value-type="float" office:value="1" calcext:value-type="float">
            <text:p>1</text:p>
          </table:table-cell>
          <table:table-cell table:formula="of:=IF([StudentsPerformance.E836] = &quot;completed&quot;; 1; 0)" office:value-type="float" office:value="0" calcext:value-type="float">
            <text:p>0</text:p>
          </table:table-cell>
          <table:table-cell table:formula="of:=([StudentsPerformance.F836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836] - [StudentsPerformance.$M$2])/[StudentsPerformance.$N$2]" office:value-type="float" office:value="-1.3129279452204" calcext:value-type="float">
            <text:p>-1.3129279452204</text:p>
          </table:table-cell>
          <table:table-cell table:formula="of:=([StudentsPerformance.H836] - [StudentsPerformance.$P$2])/[StudentsPerformance.$Q$2]" office:value-type="float" office:value="-1.51714400920666" calcext:value-type="float">
            <text:p>-1.51714400920666</text:p>
          </table:table-cell>
        </table:table-row>
        <table:table-row table:style-name="ro1">
          <table:table-cell table:formula="of:=IF([StudentsPerformance.A837] = &quot;male&quot;; 1; 0)" office:value-type="float" office:value="0" calcext:value-type="float">
            <text:p>0</text:p>
          </table:table-cell>
          <table:table-cell table:formula="of:=IF([StudentsPerformance.B837] = &quot;group A&quot;; 0; IF([StudentsPerformance.B837] = &quot;group B&quot;; 1; IF([StudentsPerformance.B837] = &quot;group C&quot;; 2; IF([StudentsPerformance.B837] = &quot;group D&quot;; 3; 4))))" office:value-type="float" office:value="2" calcext:value-type="float">
            <text:p>2</text:p>
          </table:table-cell>
          <table:table-cell table:formula="of:=IF([StudentsPerformance.C837] = &quot;some high school&quot;; 0; IF([StudentsPerformance.C837] = &quot;high school&quot;; 1; IF([StudentsPerformance.C837] = &quot;some college&quot;; 2; IF([StudentsPerformance.C837] = &quot;associate's degree&quot;; 3; IF([StudentsPerformance.C837] = &quot;bachelor's degree&quot;; 4; 5)))))" office:value-type="float" office:value="1" calcext:value-type="float">
            <text:p>1</text:p>
          </table:table-cell>
          <table:table-cell table:formula="of:=IF([StudentsPerformance.D837] = &quot;standard&quot;; 1; 0)" office:value-type="float" office:value="1" calcext:value-type="float">
            <text:p>1</text:p>
          </table:table-cell>
          <table:table-cell table:formula="of:=IF([StudentsPerformance.E837] = &quot;completed&quot;; 1; 0)" office:value-type="float" office:value="1" calcext:value-type="float">
            <text:p>1</text:p>
          </table:table-cell>
          <table:table-cell table:formula="of:=([StudentsPerformance.F837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837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837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838] = &quot;male&quot;; 1; 0)" office:value-type="float" office:value="1" calcext:value-type="float">
            <text:p>1</text:p>
          </table:table-cell>
          <table:table-cell table:formula="of:=IF([StudentsPerformance.B838] = &quot;group A&quot;; 0; IF([StudentsPerformance.B838] = &quot;group B&quot;; 1; IF([StudentsPerformance.B838] = &quot;group C&quot;; 2; IF([StudentsPerformance.B838] = &quot;group D&quot;; 3; 4))))" office:value-type="float" office:value="4" calcext:value-type="float">
            <text:p>4</text:p>
          </table:table-cell>
          <table:table-cell table:formula="of:=IF([StudentsPerformance.C838] = &quot;some high school&quot;; 0; IF([StudentsPerformance.C838] = &quot;high school&quot;; 1; IF([StudentsPerformance.C838] = &quot;some college&quot;; 2; IF([StudentsPerformance.C838] = &quot;associate's degree&quot;; 3; IF([StudentsPerformance.C838] = &quot;bachelor's degree&quot;; 4; 5)))))" office:value-type="float" office:value="1" calcext:value-type="float">
            <text:p>1</text:p>
          </table:table-cell>
          <table:table-cell table:formula="of:=IF([StudentsPerformance.D838] = &quot;standard&quot;; 1; 0)" office:value-type="float" office:value="1" calcext:value-type="float">
            <text:p>1</text:p>
          </table:table-cell>
          <table:table-cell table:formula="of:=IF([StudentsPerformance.E838] = &quot;completed&quot;; 1; 0)" office:value-type="float" office:value="0" calcext:value-type="float">
            <text:p>0</text:p>
          </table:table-cell>
          <table:table-cell table:formula="of:=([StudentsPerformance.F838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838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838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839] = &quot;male&quot;; 1; 0)" office:value-type="float" office:value="0" calcext:value-type="float">
            <text:p>0</text:p>
          </table:table-cell>
          <table:table-cell table:formula="of:=IF([StudentsPerformance.B839] = &quot;group A&quot;; 0; IF([StudentsPerformance.B839] = &quot;group B&quot;; 1; IF([StudentsPerformance.B839] = &quot;group C&quot;; 2; IF([StudentsPerformance.B839] = &quot;group D&quot;; 3; 4))))" office:value-type="float" office:value="0" calcext:value-type="float">
            <text:p>0</text:p>
          </table:table-cell>
          <table:table-cell table:formula="of:=IF([StudentsPerformance.C839] = &quot;some high school&quot;; 0; IF([StudentsPerformance.C839] = &quot;high school&quot;; 1; IF([StudentsPerformance.C839] = &quot;some college&quot;; 2; IF([StudentsPerformance.C839] = &quot;associate's degree&quot;; 3; IF([StudentsPerformance.C839] = &quot;bachelor's degree&quot;; 4; 5)))))" office:value-type="float" office:value="1" calcext:value-type="float">
            <text:p>1</text:p>
          </table:table-cell>
          <table:table-cell table:formula="of:=IF([StudentsPerformance.D839] = &quot;standard&quot;; 1; 0)" office:value-type="float" office:value="1" calcext:value-type="float">
            <text:p>1</text:p>
          </table:table-cell>
          <table:table-cell table:formula="of:=IF([StudentsPerformance.E839] = &quot;completed&quot;; 1; 0)" office:value-type="float" office:value="1" calcext:value-type="float">
            <text:p>1</text:p>
          </table:table-cell>
          <table:table-cell table:formula="of:=([StudentsPerformance.F839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839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839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840] = &quot;male&quot;; 1; 0)" office:value-type="float" office:value="1" calcext:value-type="float">
            <text:p>1</text:p>
          </table:table-cell>
          <table:table-cell table:formula="of:=IF([StudentsPerformance.B840] = &quot;group A&quot;; 0; IF([StudentsPerformance.B840] = &quot;group B&quot;; 1; IF([StudentsPerformance.B840] = &quot;group C&quot;; 2; IF([StudentsPerformance.B840] = &quot;group D&quot;; 3; 4))))" office:value-type="float" office:value="1" calcext:value-type="float">
            <text:p>1</text:p>
          </table:table-cell>
          <table:table-cell table:formula="of:=IF([StudentsPerformance.C840] = &quot;some high school&quot;; 0; IF([StudentsPerformance.C840] = &quot;high school&quot;; 1; IF([StudentsPerformance.C840] = &quot;some college&quot;; 2; IF([StudentsPerformance.C840] = &quot;associate's degree&quot;; 3; IF([StudentsPerformance.C840] = &quot;bachelor's degree&quot;; 4; 5)))))" office:value-type="float" office:value="3" calcext:value-type="float">
            <text:p>3</text:p>
          </table:table-cell>
          <table:table-cell table:formula="of:=IF([StudentsPerformance.D840] = &quot;standard&quot;; 1; 0)" office:value-type="float" office:value="0" calcext:value-type="float">
            <text:p>0</text:p>
          </table:table-cell>
          <table:table-cell table:formula="of:=IF([StudentsPerformance.E840] = &quot;completed&quot;; 1; 0)" office:value-type="float" office:value="1" calcext:value-type="float">
            <text:p>1</text:p>
          </table:table-cell>
          <table:table-cell table:formula="of:=([StudentsPerformance.F840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840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840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841] = &quot;male&quot;; 1; 0)" office:value-type="float" office:value="0" calcext:value-type="float">
            <text:p>0</text:p>
          </table:table-cell>
          <table:table-cell table:formula="of:=IF([StudentsPerformance.B841] = &quot;group A&quot;; 0; IF([StudentsPerformance.B841] = &quot;group B&quot;; 1; IF([StudentsPerformance.B841] = &quot;group C&quot;; 2; IF([StudentsPerformance.B841] = &quot;group D&quot;; 3; 4))))" office:value-type="float" office:value="2" calcext:value-type="float">
            <text:p>2</text:p>
          </table:table-cell>
          <table:table-cell table:formula="of:=IF([StudentsPerformance.C841] = &quot;some high school&quot;; 0; IF([StudentsPerformance.C841] = &quot;high school&quot;; 1; IF([StudentsPerformance.C841] = &quot;some college&quot;; 2; IF([StudentsPerformance.C841] = &quot;associate's degree&quot;; 3; IF([StudentsPerformance.C841] = &quot;bachelor's degree&quot;; 4; 5)))))" office:value-type="float" office:value="3" calcext:value-type="float">
            <text:p>3</text:p>
          </table:table-cell>
          <table:table-cell table:formula="of:=IF([StudentsPerformance.D841] = &quot;standard&quot;; 1; 0)" office:value-type="float" office:value="1" calcext:value-type="float">
            <text:p>1</text:p>
          </table:table-cell>
          <table:table-cell table:formula="of:=IF([StudentsPerformance.E841] = &quot;completed&quot;; 1; 0)" office:value-type="float" office:value="0" calcext:value-type="float">
            <text:p>0</text:p>
          </table:table-cell>
          <table:table-cell table:formula="of:=([StudentsPerformance.F841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841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841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842] = &quot;male&quot;; 1; 0)" office:value-type="float" office:value="0" calcext:value-type="float">
            <text:p>0</text:p>
          </table:table-cell>
          <table:table-cell table:formula="of:=IF([StudentsPerformance.B842] = &quot;group A&quot;; 0; IF([StudentsPerformance.B842] = &quot;group B&quot;; 1; IF([StudentsPerformance.B842] = &quot;group C&quot;; 2; IF([StudentsPerformance.B842] = &quot;group D&quot;; 3; 4))))" office:value-type="float" office:value="3" calcext:value-type="float">
            <text:p>3</text:p>
          </table:table-cell>
          <table:table-cell table:formula="of:=IF([StudentsPerformance.C842] = &quot;some high school&quot;; 0; IF([StudentsPerformance.C842] = &quot;high school&quot;; 1; IF([StudentsPerformance.C842] = &quot;some college&quot;; 2; IF([StudentsPerformance.C842] = &quot;associate's degree&quot;; 3; IF([StudentsPerformance.C842] = &quot;bachelor's degree&quot;; 4; 5)))))" office:value-type="float" office:value="1" calcext:value-type="float">
            <text:p>1</text:p>
          </table:table-cell>
          <table:table-cell table:formula="of:=IF([StudentsPerformance.D842] = &quot;standard&quot;; 1; 0)" office:value-type="float" office:value="0" calcext:value-type="float">
            <text:p>0</text:p>
          </table:table-cell>
          <table:table-cell table:formula="of:=IF([StudentsPerformance.E842] = &quot;completed&quot;; 1; 0)" office:value-type="float" office:value="0" calcext:value-type="float">
            <text:p>0</text:p>
          </table:table-cell>
          <table:table-cell table:formula="of:=([StudentsPerformance.F842] - [StudentsPerformance.$J$2])/[StudentsPerformance.$K$2]" office:value-type="float" office:value="-1.78651038103592" calcext:value-type="float">
            <text:p>-1.78651038103592</text:p>
          </table:table-cell>
          <table:table-cell table:formula="of:=([StudentsPerformance.G842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842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843] = &quot;male&quot;; 1; 0)" office:value-type="float" office:value="1" calcext:value-type="float">
            <text:p>1</text:p>
          </table:table-cell>
          <table:table-cell table:formula="of:=IF([StudentsPerformance.B843] = &quot;group A&quot;; 0; IF([StudentsPerformance.B843] = &quot;group B&quot;; 1; IF([StudentsPerformance.B843] = &quot;group C&quot;; 2; IF([StudentsPerformance.B843] = &quot;group D&quot;; 3; 4))))" office:value-type="float" office:value="2" calcext:value-type="float">
            <text:p>2</text:p>
          </table:table-cell>
          <table:table-cell table:formula="of:=IF([StudentsPerformance.C843] = &quot;some high school&quot;; 0; IF([StudentsPerformance.C843] = &quot;high school&quot;; 1; IF([StudentsPerformance.C843] = &quot;some college&quot;; 2; IF([StudentsPerformance.C843] = &quot;associate's degree&quot;; 3; IF([StudentsPerformance.C843] = &quot;bachelor's degree&quot;; 4; 5)))))" office:value-type="float" office:value="0" calcext:value-type="float">
            <text:p>0</text:p>
          </table:table-cell>
          <table:table-cell table:formula="of:=IF([StudentsPerformance.D843] = &quot;standard&quot;; 1; 0)" office:value-type="float" office:value="1" calcext:value-type="float">
            <text:p>1</text:p>
          </table:table-cell>
          <table:table-cell table:formula="of:=IF([StudentsPerformance.E843] = &quot;completed&quot;; 1; 0)" office:value-type="float" office:value="0" calcext:value-type="float">
            <text:p>0</text:p>
          </table:table-cell>
          <table:table-cell table:formula="of:=([StudentsPerformance.F843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843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843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844] = &quot;male&quot;; 1; 0)" office:value-type="float" office:value="0" calcext:value-type="float">
            <text:p>0</text:p>
          </table:table-cell>
          <table:table-cell table:formula="of:=IF([StudentsPerformance.B844] = &quot;group A&quot;; 0; IF([StudentsPerformance.B844] = &quot;group B&quot;; 1; IF([StudentsPerformance.B844] = &quot;group C&quot;; 2; IF([StudentsPerformance.B844] = &quot;group D&quot;; 3; 4))))" office:value-type="float" office:value="1" calcext:value-type="float">
            <text:p>1</text:p>
          </table:table-cell>
          <table:table-cell table:formula="of:=IF([StudentsPerformance.C844] = &quot;some high school&quot;; 0; IF([StudentsPerformance.C844] = &quot;high school&quot;; 1; IF([StudentsPerformance.C844] = &quot;some college&quot;; 2; IF([StudentsPerformance.C844] = &quot;associate's degree&quot;; 3; IF([StudentsPerformance.C844] = &quot;bachelor's degree&quot;; 4; 5)))))" office:value-type="float" office:value="1" calcext:value-type="float">
            <text:p>1</text:p>
          </table:table-cell>
          <table:table-cell table:formula="of:=IF([StudentsPerformance.D844] = &quot;standard&quot;; 1; 0)" office:value-type="float" office:value="0" calcext:value-type="float">
            <text:p>0</text:p>
          </table:table-cell>
          <table:table-cell table:formula="of:=IF([StudentsPerformance.E844] = &quot;completed&quot;; 1; 0)" office:value-type="float" office:value="1" calcext:value-type="float">
            <text:p>1</text:p>
          </table:table-cell>
          <table:table-cell table:formula="of:=([StudentsPerformance.F844] - [StudentsPerformance.$J$2])/[StudentsPerformance.$K$2]" office:value-type="float" office:value="-2.84170496542717" calcext:value-type="float">
            <text:p>-2.84170496542717</text:p>
          </table:table-cell>
          <table:table-cell table:formula="of:=([StudentsPerformance.G844] - [StudentsPerformance.$M$2])/[StudentsPerformance.$N$2]" office:value-type="float" office:value="-1.72388144677616" calcext:value-type="float">
            <text:p>-1.72388144677616</text:p>
          </table:table-cell>
          <table:table-cell table:formula="of:=([StudentsPerformance.H844] - [StudentsPerformance.$P$2])/[StudentsPerformance.$Q$2]" office:value-type="float" office:value="-2.10941849879024" calcext:value-type="float">
            <text:p>-2.10941849879024</text:p>
          </table:table-cell>
        </table:table-row>
        <table:table-row table:style-name="ro1">
          <table:table-cell table:formula="of:=IF([StudentsPerformance.A845] = &quot;male&quot;; 1; 0)" office:value-type="float" office:value="1" calcext:value-type="float">
            <text:p>1</text:p>
          </table:table-cell>
          <table:table-cell table:formula="of:=IF([StudentsPerformance.B845] = &quot;group A&quot;; 0; IF([StudentsPerformance.B845] = &quot;group B&quot;; 1; IF([StudentsPerformance.B845] = &quot;group C&quot;; 2; IF([StudentsPerformance.B845] = &quot;group D&quot;; 3; 4))))" office:value-type="float" office:value="1" calcext:value-type="float">
            <text:p>1</text:p>
          </table:table-cell>
          <table:table-cell table:formula="of:=IF([StudentsPerformance.C845] = &quot;some high school&quot;; 0; IF([StudentsPerformance.C845] = &quot;high school&quot;; 1; IF([StudentsPerformance.C845] = &quot;some college&quot;; 2; IF([StudentsPerformance.C845] = &quot;associate's degree&quot;; 3; IF([StudentsPerformance.C845] = &quot;bachelor's degree&quot;; 4; 5)))))" office:value-type="float" office:value="2" calcext:value-type="float">
            <text:p>2</text:p>
          </table:table-cell>
          <table:table-cell table:formula="of:=IF([StudentsPerformance.D845] = &quot;standard&quot;; 1; 0)" office:value-type="float" office:value="0" calcext:value-type="float">
            <text:p>0</text:p>
          </table:table-cell>
          <table:table-cell table:formula="of:=IF([StudentsPerformance.E845] = &quot;completed&quot;; 1; 0)" office:value-type="float" office:value="1" calcext:value-type="float">
            <text:p>1</text:p>
          </table:table-cell>
          <table:table-cell table:formula="of:=([StudentsPerformance.F845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845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845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846] = &quot;male&quot;; 1; 0)" office:value-type="float" office:value="0" calcext:value-type="float">
            <text:p>0</text:p>
          </table:table-cell>
          <table:table-cell table:formula="of:=IF([StudentsPerformance.B846] = &quot;group A&quot;; 0; IF([StudentsPerformance.B846] = &quot;group B&quot;; 1; IF([StudentsPerformance.B846] = &quot;group C&quot;; 2; IF([StudentsPerformance.B846] = &quot;group D&quot;; 3; 4))))" office:value-type="float" office:value="3" calcext:value-type="float">
            <text:p>3</text:p>
          </table:table-cell>
          <table:table-cell table:formula="of:=IF([StudentsPerformance.C846] = &quot;some high school&quot;; 0; IF([StudentsPerformance.C846] = &quot;high school&quot;; 1; IF([StudentsPerformance.C846] = &quot;some college&quot;; 2; IF([StudentsPerformance.C846] = &quot;associate's degree&quot;; 3; IF([StudentsPerformance.C846] = &quot;bachelor's degree&quot;; 4; 5)))))" office:value-type="float" office:value="0" calcext:value-type="float">
            <text:p>0</text:p>
          </table:table-cell>
          <table:table-cell table:formula="of:=IF([StudentsPerformance.D846] = &quot;standard&quot;; 1; 0)" office:value-type="float" office:value="0" calcext:value-type="float">
            <text:p>0</text:p>
          </table:table-cell>
          <table:table-cell table:formula="of:=IF([StudentsPerformance.E846] = &quot;completed&quot;; 1; 0)" office:value-type="float" office:value="1" calcext:value-type="float">
            <text:p>1</text:p>
          </table:table-cell>
          <table:table-cell table:formula="of:=([StudentsPerformance.F846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846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846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847] = &quot;male&quot;; 1; 0)" office:value-type="float" office:value="1" calcext:value-type="float">
            <text:p>1</text:p>
          </table:table-cell>
          <table:table-cell table:formula="of:=IF([StudentsPerformance.B847] = &quot;group A&quot;; 0; IF([StudentsPerformance.B847] = &quot;group B&quot;; 1; IF([StudentsPerformance.B847] = &quot;group C&quot;; 2; IF([StudentsPerformance.B847] = &quot;group D&quot;; 3; 4))))" office:value-type="float" office:value="4" calcext:value-type="float">
            <text:p>4</text:p>
          </table:table-cell>
          <table:table-cell table:formula="of:=IF([StudentsPerformance.C847] = &quot;some high school&quot;; 0; IF([StudentsPerformance.C847] = &quot;high school&quot;; 1; IF([StudentsPerformance.C847] = &quot;some college&quot;; 2; IF([StudentsPerformance.C847] = &quot;associate's degree&quot;; 3; IF([StudentsPerformance.C847] = &quot;bachelor's degree&quot;; 4; 5)))))" office:value-type="float" office:value="5" calcext:value-type="float">
            <text:p>5</text:p>
          </table:table-cell>
          <table:table-cell table:formula="of:=IF([StudentsPerformance.D847] = &quot;standard&quot;; 1; 0)" office:value-type="float" office:value="1" calcext:value-type="float">
            <text:p>1</text:p>
          </table:table-cell>
          <table:table-cell table:formula="of:=IF([StudentsPerformance.E847] = &quot;completed&quot;; 1; 0)" office:value-type="float" office:value="0" calcext:value-type="float">
            <text:p>0</text:p>
          </table:table-cell>
          <table:table-cell table:formula="of:=([StudentsPerformance.F847] - [StudentsPerformance.$J$2])/[StudentsPerformance.$K$2]" office:value-type="float" office:value="1.5769223567112" calcext:value-type="float">
            <text:p>1.5769223567112</text:p>
          </table:table-cell>
          <table:table-cell table:formula="of:=([StudentsPerformance.G847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847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848] = &quot;male&quot;; 1; 0)" office:value-type="float" office:value="1" calcext:value-type="float">
            <text:p>1</text:p>
          </table:table-cell>
          <table:table-cell table:formula="of:=IF([StudentsPerformance.B848] = &quot;group A&quot;; 0; IF([StudentsPerformance.B848] = &quot;group B&quot;; 1; IF([StudentsPerformance.B848] = &quot;group C&quot;; 2; IF([StudentsPerformance.B848] = &quot;group D&quot;; 3; 4))))" office:value-type="float" office:value="2" calcext:value-type="float">
            <text:p>2</text:p>
          </table:table-cell>
          <table:table-cell table:formula="of:=IF([StudentsPerformance.C848] = &quot;some high school&quot;; 0; IF([StudentsPerformance.C848] = &quot;high school&quot;; 1; IF([StudentsPerformance.C848] = &quot;some college&quot;; 2; IF([StudentsPerformance.C848] = &quot;associate's degree&quot;; 3; IF([StudentsPerformance.C848] = &quot;bachelor's degree&quot;; 4; 5)))))" office:value-type="float" office:value="5" calcext:value-type="float">
            <text:p>5</text:p>
          </table:table-cell>
          <table:table-cell table:formula="of:=IF([StudentsPerformance.D848] = &quot;standard&quot;; 1; 0)" office:value-type="float" office:value="1" calcext:value-type="float">
            <text:p>1</text:p>
          </table:table-cell>
          <table:table-cell table:formula="of:=IF([StudentsPerformance.E848] = &quot;completed&quot;; 1; 0)" office:value-type="float" office:value="1" calcext:value-type="float">
            <text:p>1</text:p>
          </table:table-cell>
          <table:table-cell table:formula="of:=([StudentsPerformance.F848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848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848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849] = &quot;male&quot;; 1; 0)" office:value-type="float" office:value="1" calcext:value-type="float">
            <text:p>1</text:p>
          </table:table-cell>
          <table:table-cell table:formula="of:=IF([StudentsPerformance.B849] = &quot;group A&quot;; 0; IF([StudentsPerformance.B849] = &quot;group B&quot;; 1; IF([StudentsPerformance.B849] = &quot;group C&quot;; 2; IF([StudentsPerformance.B849] = &quot;group D&quot;; 3; 4))))" office:value-type="float" office:value="3" calcext:value-type="float">
            <text:p>3</text:p>
          </table:table-cell>
          <table:table-cell table:formula="of:=IF([StudentsPerformance.C849] = &quot;some high school&quot;; 0; IF([StudentsPerformance.C849] = &quot;high school&quot;; 1; IF([StudentsPerformance.C849] = &quot;some college&quot;; 2; IF([StudentsPerformance.C849] = &quot;associate's degree&quot;; 3; IF([StudentsPerformance.C849] = &quot;bachelor's degree&quot;; 4; 5)))))" office:value-type="float" office:value="1" calcext:value-type="float">
            <text:p>1</text:p>
          </table:table-cell>
          <table:table-cell table:formula="of:=IF([StudentsPerformance.D849] = &quot;standard&quot;; 1; 0)" office:value-type="float" office:value="1" calcext:value-type="float">
            <text:p>1</text:p>
          </table:table-cell>
          <table:table-cell table:formula="of:=IF([StudentsPerformance.E849] = &quot;completed&quot;; 1; 0)" office:value-type="float" office:value="0" calcext:value-type="float">
            <text:p>0</text:p>
          </table:table-cell>
          <table:table-cell table:formula="of:=([StudentsPerformance.F849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849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849] - [StudentsPerformance.$P$2])/[StudentsPerformance.$Q$2]" office:value-type="float" office:value="-1.18810262610467" calcext:value-type="float">
            <text:p>-1.18810262610467</text:p>
          </table:table-cell>
        </table:table-row>
        <table:table-row table:style-name="ro1">
          <table:table-cell table:formula="of:=IF([StudentsPerformance.A850] = &quot;male&quot;; 1; 0)" office:value-type="float" office:value="0" calcext:value-type="float">
            <text:p>0</text:p>
          </table:table-cell>
          <table:table-cell table:formula="of:=IF([StudentsPerformance.B850] = &quot;group A&quot;; 0; IF([StudentsPerformance.B850] = &quot;group B&quot;; 1; IF([StudentsPerformance.B850] = &quot;group C&quot;; 2; IF([StudentsPerformance.B850] = &quot;group D&quot;; 3; 4))))" office:value-type="float" office:value="2" calcext:value-type="float">
            <text:p>2</text:p>
          </table:table-cell>
          <table:table-cell table:formula="of:=IF([StudentsPerformance.C850] = &quot;some high school&quot;; 0; IF([StudentsPerformance.C850] = &quot;high school&quot;; 1; IF([StudentsPerformance.C850] = &quot;some college&quot;; 2; IF([StudentsPerformance.C850] = &quot;associate's degree&quot;; 3; IF([StudentsPerformance.C850] = &quot;bachelor's degree&quot;; 4; 5)))))" office:value-type="float" office:value="1" calcext:value-type="float">
            <text:p>1</text:p>
          </table:table-cell>
          <table:table-cell table:formula="of:=IF([StudentsPerformance.D850] = &quot;standard&quot;; 1; 0)" office:value-type="float" office:value="1" calcext:value-type="float">
            <text:p>1</text:p>
          </table:table-cell>
          <table:table-cell table:formula="of:=IF([StudentsPerformance.E850] = &quot;completed&quot;; 1; 0)" office:value-type="float" office:value="0" calcext:value-type="float">
            <text:p>0</text:p>
          </table:table-cell>
          <table:table-cell table:formula="of:=([StudentsPerformance.F850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850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850] - [StudentsPerformance.$P$2])/[StudentsPerformance.$Q$2]" office:value-type="float" office:value="-0.00355364693750163" calcext:value-type="float">
            <text:p>-0.003553646937502</text:p>
          </table:table-cell>
        </table:table-row>
        <table:table-row table:style-name="ro1">
          <table:table-cell table:formula="of:=IF([StudentsPerformance.A851] = &quot;male&quot;; 1; 0)" office:value-type="float" office:value="1" calcext:value-type="float">
            <text:p>1</text:p>
          </table:table-cell>
          <table:table-cell table:formula="of:=IF([StudentsPerformance.B851] = &quot;group A&quot;; 0; IF([StudentsPerformance.B851] = &quot;group B&quot;; 1; IF([StudentsPerformance.B851] = &quot;group C&quot;; 2; IF([StudentsPerformance.B851] = &quot;group D&quot;; 3; 4))))" office:value-type="float" office:value="3" calcext:value-type="float">
            <text:p>3</text:p>
          </table:table-cell>
          <table:table-cell table:formula="of:=IF([StudentsPerformance.C851] = &quot;some high school&quot;; 0; IF([StudentsPerformance.C851] = &quot;high school&quot;; 1; IF([StudentsPerformance.C851] = &quot;some college&quot;; 2; IF([StudentsPerformance.C851] = &quot;associate's degree&quot;; 3; IF([StudentsPerformance.C851] = &quot;bachelor's degree&quot;; 4; 5)))))" office:value-type="float" office:value="3" calcext:value-type="float">
            <text:p>3</text:p>
          </table:table-cell>
          <table:table-cell table:formula="of:=IF([StudentsPerformance.D851] = &quot;standard&quot;; 1; 0)" office:value-type="float" office:value="1" calcext:value-type="float">
            <text:p>1</text:p>
          </table:table-cell>
          <table:table-cell table:formula="of:=IF([StudentsPerformance.E851] = &quot;completed&quot;; 1; 0)" office:value-type="float" office:value="0" calcext:value-type="float">
            <text:p>0</text:p>
          </table:table-cell>
          <table:table-cell table:formula="of:=([StudentsPerformance.F851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851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851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852] = &quot;male&quot;; 1; 0)" office:value-type="float" office:value="1" calcext:value-type="float">
            <text:p>1</text:p>
          </table:table-cell>
          <table:table-cell table:formula="of:=IF([StudentsPerformance.B852] = &quot;group A&quot;; 0; IF([StudentsPerformance.B852] = &quot;group B&quot;; 1; IF([StudentsPerformance.B852] = &quot;group C&quot;; 2; IF([StudentsPerformance.B852] = &quot;group D&quot;; 3; 4))))" office:value-type="float" office:value="2" calcext:value-type="float">
            <text:p>2</text:p>
          </table:table-cell>
          <table:table-cell table:formula="of:=IF([StudentsPerformance.C852] = &quot;some high school&quot;; 0; IF([StudentsPerformance.C852] = &quot;high school&quot;; 1; IF([StudentsPerformance.C852] = &quot;some college&quot;; 2; IF([StudentsPerformance.C852] = &quot;associate's degree&quot;; 3; IF([StudentsPerformance.C852] = &quot;bachelor's degree&quot;; 4; 5)))))" office:value-type="float" office:value="5" calcext:value-type="float">
            <text:p>5</text:p>
          </table:table-cell>
          <table:table-cell table:formula="of:=IF([StudentsPerformance.D852] = &quot;standard&quot;; 1; 0)" office:value-type="float" office:value="1" calcext:value-type="float">
            <text:p>1</text:p>
          </table:table-cell>
          <table:table-cell table:formula="of:=IF([StudentsPerformance.E852] = &quot;completed&quot;; 1; 0)" office:value-type="float" office:value="0" calcext:value-type="float">
            <text:p>0</text:p>
          </table:table-cell>
          <table:table-cell table:formula="of:=([StudentsPerformance.F852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852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852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853] = &quot;male&quot;; 1; 0)" office:value-type="float" office:value="0" calcext:value-type="float">
            <text:p>0</text:p>
          </table:table-cell>
          <table:table-cell table:formula="of:=IF([StudentsPerformance.B853] = &quot;group A&quot;; 0; IF([StudentsPerformance.B853] = &quot;group B&quot;; 1; IF([StudentsPerformance.B853] = &quot;group C&quot;; 2; IF([StudentsPerformance.B853] = &quot;group D&quot;; 3; 4))))" office:value-type="float" office:value="0" calcext:value-type="float">
            <text:p>0</text:p>
          </table:table-cell>
          <table:table-cell table:formula="of:=IF([StudentsPerformance.C853] = &quot;some high school&quot;; 0; IF([StudentsPerformance.C853] = &quot;high school&quot;; 1; IF([StudentsPerformance.C853] = &quot;some college&quot;; 2; IF([StudentsPerformance.C853] = &quot;associate's degree&quot;; 3; IF([StudentsPerformance.C853] = &quot;bachelor's degree&quot;; 4; 5)))))" office:value-type="float" office:value="1" calcext:value-type="float">
            <text:p>1</text:p>
          </table:table-cell>
          <table:table-cell table:formula="of:=IF([StudentsPerformance.D853] = &quot;standard&quot;; 1; 0)" office:value-type="float" office:value="1" calcext:value-type="float">
            <text:p>1</text:p>
          </table:table-cell>
          <table:table-cell table:formula="of:=IF([StudentsPerformance.E853] = &quot;completed&quot;; 1; 0)" office:value-type="float" office:value="0" calcext:value-type="float">
            <text:p>0</text:p>
          </table:table-cell>
          <table:table-cell table:formula="of:=([StudentsPerformance.F853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853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853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854] = &quot;male&quot;; 1; 0)" office:value-type="float" office:value="0" calcext:value-type="float">
            <text:p>0</text:p>
          </table:table-cell>
          <table:table-cell table:formula="of:=IF([StudentsPerformance.B854] = &quot;group A&quot;; 0; IF([StudentsPerformance.B854] = &quot;group B&quot;; 1; IF([StudentsPerformance.B854] = &quot;group C&quot;; 2; IF([StudentsPerformance.B854] = &quot;group D&quot;; 3; 4))))" office:value-type="float" office:value="4" calcext:value-type="float">
            <text:p>4</text:p>
          </table:table-cell>
          <table:table-cell table:formula="of:=IF([StudentsPerformance.C854] = &quot;some high school&quot;; 0; IF([StudentsPerformance.C854] = &quot;high school&quot;; 1; IF([StudentsPerformance.C854] = &quot;some college&quot;; 2; IF([StudentsPerformance.C854] = &quot;associate's degree&quot;; 3; IF([StudentsPerformance.C854] = &quot;bachelor's degree&quot;; 4; 5)))))" office:value-type="float" office:value="2" calcext:value-type="float">
            <text:p>2</text:p>
          </table:table-cell>
          <table:table-cell table:formula="of:=IF([StudentsPerformance.D854] = &quot;standard&quot;; 1; 0)" office:value-type="float" office:value="1" calcext:value-type="float">
            <text:p>1</text:p>
          </table:table-cell>
          <table:table-cell table:formula="of:=IF([StudentsPerformance.E854] = &quot;completed&quot;; 1; 0)" office:value-type="float" office:value="0" calcext:value-type="float">
            <text:p>0</text:p>
          </table:table-cell>
          <table:table-cell table:formula="of:=([StudentsPerformance.F854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854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854] - [StudentsPerformance.$P$2])/[StudentsPerformance.$Q$2]" office:value-type="float" office:value="1.64165326857245" calcext:value-type="float">
            <text:p>1.64165326857245</text:p>
          </table:table-cell>
        </table:table-row>
        <table:table-row table:style-name="ro1">
          <table:table-cell table:formula="of:=IF([StudentsPerformance.A855] = &quot;male&quot;; 1; 0)" office:value-type="float" office:value="1" calcext:value-type="float">
            <text:p>1</text:p>
          </table:table-cell>
          <table:table-cell table:formula="of:=IF([StudentsPerformance.B855] = &quot;group A&quot;; 0; IF([StudentsPerformance.B855] = &quot;group B&quot;; 1; IF([StudentsPerformance.B855] = &quot;group C&quot;; 2; IF([StudentsPerformance.B855] = &quot;group D&quot;; 3; 4))))" office:value-type="float" office:value="4" calcext:value-type="float">
            <text:p>4</text:p>
          </table:table-cell>
          <table:table-cell table:formula="of:=IF([StudentsPerformance.C855] = &quot;some high school&quot;; 0; IF([StudentsPerformance.C855] = &quot;high school&quot;; 1; IF([StudentsPerformance.C855] = &quot;some college&quot;; 2; IF([StudentsPerformance.C855] = &quot;associate's degree&quot;; 3; IF([StudentsPerformance.C855] = &quot;bachelor's degree&quot;; 4; 5)))))" office:value-type="float" office:value="0" calcext:value-type="float">
            <text:p>0</text:p>
          </table:table-cell>
          <table:table-cell table:formula="of:=IF([StudentsPerformance.D855] = &quot;standard&quot;; 1; 0)" office:value-type="float" office:value="1" calcext:value-type="float">
            <text:p>1</text:p>
          </table:table-cell>
          <table:table-cell table:formula="of:=IF([StudentsPerformance.E855] = &quot;completed&quot;; 1; 0)" office:value-type="float" office:value="0" calcext:value-type="float">
            <text:p>0</text:p>
          </table:table-cell>
          <table:table-cell table:formula="of:=([StudentsPerformance.F855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855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855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856] = &quot;male&quot;; 1; 0)" office:value-type="float" office:value="1" calcext:value-type="float">
            <text:p>1</text:p>
          </table:table-cell>
          <table:table-cell table:formula="of:=IF([StudentsPerformance.B856] = &quot;group A&quot;; 0; IF([StudentsPerformance.B856] = &quot;group B&quot;; 1; IF([StudentsPerformance.B856] = &quot;group C&quot;; 2; IF([StudentsPerformance.B856] = &quot;group D&quot;; 3; 4))))" office:value-type="float" office:value="2" calcext:value-type="float">
            <text:p>2</text:p>
          </table:table-cell>
          <table:table-cell table:formula="of:=IF([StudentsPerformance.C856] = &quot;some high school&quot;; 0; IF([StudentsPerformance.C856] = &quot;high school&quot;; 1; IF([StudentsPerformance.C856] = &quot;some college&quot;; 2; IF([StudentsPerformance.C856] = &quot;associate's degree&quot;; 3; IF([StudentsPerformance.C856] = &quot;bachelor's degree&quot;; 4; 5)))))" office:value-type="float" office:value="0" calcext:value-type="float">
            <text:p>0</text:p>
          </table:table-cell>
          <table:table-cell table:formula="of:=IF([StudentsPerformance.D856] = &quot;standard&quot;; 1; 0)" office:value-type="float" office:value="1" calcext:value-type="float">
            <text:p>1</text:p>
          </table:table-cell>
          <table:table-cell table:formula="of:=IF([StudentsPerformance.E856] = &quot;completed&quot;; 1; 0)" office:value-type="float" office:value="0" calcext:value-type="float">
            <text:p>0</text:p>
          </table:table-cell>
          <table:table-cell table:formula="of:=([StudentsPerformance.F856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856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856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857] = &quot;male&quot;; 1; 0)" office:value-type="float" office:value="0" calcext:value-type="float">
            <text:p>0</text:p>
          </table:table-cell>
          <table:table-cell table:formula="of:=IF([StudentsPerformance.B857] = &quot;group A&quot;; 0; IF([StudentsPerformance.B857] = &quot;group B&quot;; 1; IF([StudentsPerformance.B857] = &quot;group C&quot;; 2; IF([StudentsPerformance.B857] = &quot;group D&quot;; 3; 4))))" office:value-type="float" office:value="1" calcext:value-type="float">
            <text:p>1</text:p>
          </table:table-cell>
          <table:table-cell table:formula="of:=IF([StudentsPerformance.C857] = &quot;some high school&quot;; 0; IF([StudentsPerformance.C857] = &quot;high school&quot;; 1; IF([StudentsPerformance.C857] = &quot;some college&quot;; 2; IF([StudentsPerformance.C857] = &quot;associate's degree&quot;; 3; IF([StudentsPerformance.C857] = &quot;bachelor's degree&quot;; 4; 5)))))" office:value-type="float" office:value="4" calcext:value-type="float">
            <text:p>4</text:p>
          </table:table-cell>
          <table:table-cell table:formula="of:=IF([StudentsPerformance.D857] = &quot;standard&quot;; 1; 0)" office:value-type="float" office:value="1" calcext:value-type="float">
            <text:p>1</text:p>
          </table:table-cell>
          <table:table-cell table:formula="of:=IF([StudentsPerformance.E857] = &quot;completed&quot;; 1; 0)" office:value-type="float" office:value="0" calcext:value-type="float">
            <text:p>0</text:p>
          </table:table-cell>
          <table:table-cell table:formula="of:=([StudentsPerformance.F857] - [StudentsPerformance.$J$2])/[StudentsPerformance.$K$2]" office:value-type="float" office:value="2.03856998738238" calcext:value-type="float">
            <text:p>2.03856998738238</text:p>
          </table:table-cell>
          <table:table-cell table:formula="of:=([StudentsPerformance.G857] - [StudentsPerformance.$M$2])/[StudentsPerformance.$N$2]" office:value-type="float" office:value="1.9062078169664" calcext:value-type="float">
            <text:p>1.9062078169664</text:p>
          </table:table-cell>
          <table:table-cell table:formula="of:=([StudentsPerformance.H857] - [StudentsPerformance.$P$2])/[StudentsPerformance.$Q$2]" office:value-type="float" office:value="1.83907809843364" calcext:value-type="float">
            <text:p>1.83907809843364</text:p>
          </table:table-cell>
        </table:table-row>
        <table:table-row table:style-name="ro1">
          <table:table-cell table:formula="of:=IF([StudentsPerformance.A858] = &quot;male&quot;; 1; 0)" office:value-type="float" office:value="1" calcext:value-type="float">
            <text:p>1</text:p>
          </table:table-cell>
          <table:table-cell table:formula="of:=IF([StudentsPerformance.B858] = &quot;group A&quot;; 0; IF([StudentsPerformance.B858] = &quot;group B&quot;; 1; IF([StudentsPerformance.B858] = &quot;group C&quot;; 2; IF([StudentsPerformance.B858] = &quot;group D&quot;; 3; 4))))" office:value-type="float" office:value="1" calcext:value-type="float">
            <text:p>1</text:p>
          </table:table-cell>
          <table:table-cell table:formula="of:=IF([StudentsPerformance.C858] = &quot;some high school&quot;; 0; IF([StudentsPerformance.C858] = &quot;high school&quot;; 1; IF([StudentsPerformance.C858] = &quot;some college&quot;; 2; IF([StudentsPerformance.C858] = &quot;associate's degree&quot;; 3; IF([StudentsPerformance.C858] = &quot;bachelor's degree&quot;; 4; 5)))))" office:value-type="float" office:value="2" calcext:value-type="float">
            <text:p>2</text:p>
          </table:table-cell>
          <table:table-cell table:formula="of:=IF([StudentsPerformance.D858] = &quot;standard&quot;; 1; 0)" office:value-type="float" office:value="0" calcext:value-type="float">
            <text:p>0</text:p>
          </table:table-cell>
          <table:table-cell table:formula="of:=IF([StudentsPerformance.E858] = &quot;completed&quot;; 1; 0)" office:value-type="float" office:value="0" calcext:value-type="float">
            <text:p>0</text:p>
          </table:table-cell>
          <table:table-cell table:formula="of:=([StudentsPerformance.F858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858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858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859] = &quot;male&quot;; 1; 0)" office:value-type="float" office:value="0" calcext:value-type="float">
            <text:p>0</text:p>
          </table:table-cell>
          <table:table-cell table:formula="of:=IF([StudentsPerformance.B859] = &quot;group A&quot;; 0; IF([StudentsPerformance.B859] = &quot;group B&quot;; 1; IF([StudentsPerformance.B859] = &quot;group C&quot;; 2; IF([StudentsPerformance.B859] = &quot;group D&quot;; 3; 4))))" office:value-type="float" office:value="2" calcext:value-type="float">
            <text:p>2</text:p>
          </table:table-cell>
          <table:table-cell table:formula="of:=IF([StudentsPerformance.C859] = &quot;some high school&quot;; 0; IF([StudentsPerformance.C859] = &quot;high school&quot;; 1; IF([StudentsPerformance.C859] = &quot;some college&quot;; 2; IF([StudentsPerformance.C859] = &quot;associate's degree&quot;; 3; IF([StudentsPerformance.C859] = &quot;bachelor's degree&quot;; 4; 5)))))" office:value-type="float" office:value="4" calcext:value-type="float">
            <text:p>4</text:p>
          </table:table-cell>
          <table:table-cell table:formula="of:=IF([StudentsPerformance.D859] = &quot;standard&quot;; 1; 0)" office:value-type="float" office:value="1" calcext:value-type="float">
            <text:p>1</text:p>
          </table:table-cell>
          <table:table-cell table:formula="of:=IF([StudentsPerformance.E859] = &quot;completed&quot;; 1; 0)" office:value-type="float" office:value="0" calcext:value-type="float">
            <text:p>0</text:p>
          </table:table-cell>
          <table:table-cell table:formula="of:=([StudentsPerformance.F859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859] - [StudentsPerformance.$M$2])/[StudentsPerformance.$N$2]" office:value-type="float" office:value="0.673347312299116" calcext:value-type="float">
            <text:p>0.673347312299116</text:p>
          </table:table-cell>
          <table:table-cell table:formula="of:=([StudentsPerformance.H859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860] = &quot;male&quot;; 1; 0)" office:value-type="float" office:value="1" calcext:value-type="float">
            <text:p>1</text:p>
          </table:table-cell>
          <table:table-cell table:formula="of:=IF([StudentsPerformance.B860] = &quot;group A&quot;; 0; IF([StudentsPerformance.B860] = &quot;group B&quot;; 1; IF([StudentsPerformance.B860] = &quot;group C&quot;; 2; IF([StudentsPerformance.B860] = &quot;group D&quot;; 3; 4))))" office:value-type="float" office:value="1" calcext:value-type="float">
            <text:p>1</text:p>
          </table:table-cell>
          <table:table-cell table:formula="of:=IF([StudentsPerformance.C860] = &quot;some high school&quot;; 0; IF([StudentsPerformance.C860] = &quot;high school&quot;; 1; IF([StudentsPerformance.C860] = &quot;some college&quot;; 2; IF([StudentsPerformance.C860] = &quot;associate's degree&quot;; 3; IF([StudentsPerformance.C860] = &quot;bachelor's degree&quot;; 4; 5)))))" office:value-type="float" office:value="1" calcext:value-type="float">
            <text:p>1</text:p>
          </table:table-cell>
          <table:table-cell table:formula="of:=IF([StudentsPerformance.D860] = &quot;standard&quot;; 1; 0)" office:value-type="float" office:value="1" calcext:value-type="float">
            <text:p>1</text:p>
          </table:table-cell>
          <table:table-cell table:formula="of:=IF([StudentsPerformance.E860] = &quot;completed&quot;; 1; 0)" office:value-type="float" office:value="1" calcext:value-type="float">
            <text:p>1</text:p>
          </table:table-cell>
          <table:table-cell table:formula="of:=([StudentsPerformance.F860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860] - [StudentsPerformance.$M$2])/[StudentsPerformance.$N$2]" office:value-type="float" office:value="-1.38142019547969" calcext:value-type="float">
            <text:p>-1.38142019547969</text:p>
          </table:table-cell>
          <table:table-cell table:formula="of:=([StudentsPerformance.H860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861] = &quot;male&quot;; 1; 0)" office:value-type="float" office:value="1" calcext:value-type="float">
            <text:p>1</text:p>
          </table:table-cell>
          <table:table-cell table:formula="of:=IF([StudentsPerformance.B861] = &quot;group A&quot;; 0; IF([StudentsPerformance.B861] = &quot;group B&quot;; 1; IF([StudentsPerformance.B861] = &quot;group C&quot;; 2; IF([StudentsPerformance.B861] = &quot;group D&quot;; 3; 4))))" office:value-type="float" office:value="2" calcext:value-type="float">
            <text:p>2</text:p>
          </table:table-cell>
          <table:table-cell table:formula="of:=IF([StudentsPerformance.C861] = &quot;some high school&quot;; 0; IF([StudentsPerformance.C861] = &quot;high school&quot;; 1; IF([StudentsPerformance.C861] = &quot;some college&quot;; 2; IF([StudentsPerformance.C861] = &quot;associate's degree&quot;; 3; IF([StudentsPerformance.C861] = &quot;bachelor's degree&quot;; 4; 5)))))" office:value-type="float" office:value="3" calcext:value-type="float">
            <text:p>3</text:p>
          </table:table-cell>
          <table:table-cell table:formula="of:=IF([StudentsPerformance.D861] = &quot;standard&quot;; 1; 0)" office:value-type="float" office:value="0" calcext:value-type="float">
            <text:p>0</text:p>
          </table:table-cell>
          <table:table-cell table:formula="of:=IF([StudentsPerformance.E861] = &quot;completed&quot;; 1; 0)" office:value-type="float" office:value="0" calcext:value-type="float">
            <text:p>0</text:p>
          </table:table-cell>
          <table:table-cell table:formula="of:=([StudentsPerformance.F861] - [StudentsPerformance.$J$2])/[StudentsPerformance.$K$2]" office:value-type="float" office:value="1.37907337213784" calcext:value-type="float">
            <text:p>1.37907337213784</text:p>
          </table:table-cell>
          <table:table-cell table:formula="of:=([StudentsPerformance.G861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861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862] = &quot;male&quot;; 1; 0)" office:value-type="float" office:value="0" calcext:value-type="float">
            <text:p>0</text:p>
          </table:table-cell>
          <table:table-cell table:formula="of:=IF([StudentsPerformance.B862] = &quot;group A&quot;; 0; IF([StudentsPerformance.B862] = &quot;group B&quot;; 1; IF([StudentsPerformance.B862] = &quot;group C&quot;; 2; IF([StudentsPerformance.B862] = &quot;group D&quot;; 3; 4))))" office:value-type="float" office:value="2" calcext:value-type="float">
            <text:p>2</text:p>
          </table:table-cell>
          <table:table-cell table:formula="of:=IF([StudentsPerformance.C862] = &quot;some high school&quot;; 0; IF([StudentsPerformance.C862] = &quot;high school&quot;; 1; IF([StudentsPerformance.C862] = &quot;some college&quot;; 2; IF([StudentsPerformance.C862] = &quot;associate's degree&quot;; 3; IF([StudentsPerformance.C862] = &quot;bachelor's degree&quot;; 4; 5)))))" office:value-type="float" office:value="3" calcext:value-type="float">
            <text:p>3</text:p>
          </table:table-cell>
          <table:table-cell table:formula="of:=IF([StudentsPerformance.D862] = &quot;standard&quot;; 1; 0)" office:value-type="float" office:value="1" calcext:value-type="float">
            <text:p>1</text:p>
          </table:table-cell>
          <table:table-cell table:formula="of:=IF([StudentsPerformance.E862] = &quot;completed&quot;; 1; 0)" office:value-type="float" office:value="0" calcext:value-type="float">
            <text:p>0</text:p>
          </table:table-cell>
          <table:table-cell table:formula="of:=([StudentsPerformance.F862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862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862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863] = &quot;male&quot;; 1; 0)" office:value-type="float" office:value="0" calcext:value-type="float">
            <text:p>0</text:p>
          </table:table-cell>
          <table:table-cell table:formula="of:=IF([StudentsPerformance.B863] = &quot;group A&quot;; 0; IF([StudentsPerformance.B863] = &quot;group B&quot;; 1; IF([StudentsPerformance.B863] = &quot;group C&quot;; 2; IF([StudentsPerformance.B863] = &quot;group D&quot;; 3; 4))))" office:value-type="float" office:value="4" calcext:value-type="float">
            <text:p>4</text:p>
          </table:table-cell>
          <table:table-cell table:formula="of:=IF([StudentsPerformance.C863] = &quot;some high school&quot;; 0; IF([StudentsPerformance.C863] = &quot;high school&quot;; 1; IF([StudentsPerformance.C863] = &quot;some college&quot;; 2; IF([StudentsPerformance.C863] = &quot;associate's degree&quot;; 3; IF([StudentsPerformance.C863] = &quot;bachelor's degree&quot;; 4; 5)))))" office:value-type="float" office:value="5" calcext:value-type="float">
            <text:p>5</text:p>
          </table:table-cell>
          <table:table-cell table:formula="of:=IF([StudentsPerformance.D863] = &quot;standard&quot;; 1; 0)" office:value-type="float" office:value="0" calcext:value-type="float">
            <text:p>0</text:p>
          </table:table-cell>
          <table:table-cell table:formula="of:=IF([StudentsPerformance.E863] = &quot;completed&quot;; 1; 0)" office:value-type="float" office:value="0" calcext:value-type="float">
            <text:p>0</text:p>
          </table:table-cell>
          <table:table-cell table:formula="of:=([StudentsPerformance.F863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863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863] - [StudentsPerformance.$P$2])/[StudentsPerformance.$Q$2]" office:value-type="float" office:value="1.24680360885006" calcext:value-type="float">
            <text:p>1.24680360885006</text:p>
          </table:table-cell>
        </table:table-row>
        <table:table-row table:style-name="ro1">
          <table:table-cell table:formula="of:=IF([StudentsPerformance.A864] = &quot;male&quot;; 1; 0)" office:value-type="float" office:value="1" calcext:value-type="float">
            <text:p>1</text:p>
          </table:table-cell>
          <table:table-cell table:formula="of:=IF([StudentsPerformance.B864] = &quot;group A&quot;; 0; IF([StudentsPerformance.B864] = &quot;group B&quot;; 1; IF([StudentsPerformance.B864] = &quot;group C&quot;; 2; IF([StudentsPerformance.B864] = &quot;group D&quot;; 3; 4))))" office:value-type="float" office:value="3" calcext:value-type="float">
            <text:p>3</text:p>
          </table:table-cell>
          <table:table-cell table:formula="of:=IF([StudentsPerformance.C864] = &quot;some high school&quot;; 0; IF([StudentsPerformance.C864] = &quot;high school&quot;; 1; IF([StudentsPerformance.C864] = &quot;some college&quot;; 2; IF([StudentsPerformance.C864] = &quot;associate's degree&quot;; 3; IF([StudentsPerformance.C864] = &quot;bachelor's degree&quot;; 4; 5)))))" office:value-type="float" office:value="4" calcext:value-type="float">
            <text:p>4</text:p>
          </table:table-cell>
          <table:table-cell table:formula="of:=IF([StudentsPerformance.D864] = &quot;standard&quot;; 1; 0)" office:value-type="float" office:value="0" calcext:value-type="float">
            <text:p>0</text:p>
          </table:table-cell>
          <table:table-cell table:formula="of:=IF([StudentsPerformance.E864] = &quot;completed&quot;; 1; 0)" office:value-type="float" office:value="1" calcext:value-type="float">
            <text:p>1</text:p>
          </table:table-cell>
          <table:table-cell table:formula="of:=([StudentsPerformance.F864] - [StudentsPerformance.$J$2])/[StudentsPerformance.$K$2]" office:value-type="float" office:value="-1.78651038103592" calcext:value-type="float">
            <text:p>-1.78651038103592</text:p>
          </table:table-cell>
          <table:table-cell table:formula="of:=([StudentsPerformance.G864] - [StudentsPerformance.$M$2])/[StudentsPerformance.$N$2]" office:value-type="float" office:value="-1.86086594729475" calcext:value-type="float">
            <text:p>-1.86086594729475</text:p>
          </table:table-cell>
          <table:table-cell table:formula="of:=([StudentsPerformance.H864] - [StudentsPerformance.$P$2])/[StudentsPerformance.$Q$2]" office:value-type="float" office:value="-1.97780194554944" calcext:value-type="float">
            <text:p>-1.97780194554944</text:p>
          </table:table-cell>
        </table:table-row>
        <table:table-row table:style-name="ro1">
          <table:table-cell table:formula="of:=IF([StudentsPerformance.A865] = &quot;male&quot;; 1; 0)" office:value-type="float" office:value="0" calcext:value-type="float">
            <text:p>0</text:p>
          </table:table-cell>
          <table:table-cell table:formula="of:=IF([StudentsPerformance.B865] = &quot;group A&quot;; 0; IF([StudentsPerformance.B865] = &quot;group B&quot;; 1; IF([StudentsPerformance.B865] = &quot;group C&quot;; 2; IF([StudentsPerformance.B865] = &quot;group D&quot;; 3; 4))))" office:value-type="float" office:value="2" calcext:value-type="float">
            <text:p>2</text:p>
          </table:table-cell>
          <table:table-cell table:formula="of:=IF([StudentsPerformance.C865] = &quot;some high school&quot;; 0; IF([StudentsPerformance.C865] = &quot;high school&quot;; 1; IF([StudentsPerformance.C865] = &quot;some college&quot;; 2; IF([StudentsPerformance.C865] = &quot;associate's degree&quot;; 3; IF([StudentsPerformance.C865] = &quot;bachelor's degree&quot;; 4; 5)))))" office:value-type="float" office:value="2" calcext:value-type="float">
            <text:p>2</text:p>
          </table:table-cell>
          <table:table-cell table:formula="of:=IF([StudentsPerformance.D865] = &quot;standard&quot;; 1; 0)" office:value-type="float" office:value="1" calcext:value-type="float">
            <text:p>1</text:p>
          </table:table-cell>
          <table:table-cell table:formula="of:=IF([StudentsPerformance.E865] = &quot;completed&quot;; 1; 0)" office:value-type="float" office:value="1" calcext:value-type="float">
            <text:p>1</text:p>
          </table:table-cell>
          <table:table-cell table:formula="of:=([StudentsPerformance.F865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865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865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866] = &quot;male&quot;; 1; 0)" office:value-type="float" office:value="1" calcext:value-type="float">
            <text:p>1</text:p>
          </table:table-cell>
          <table:table-cell table:formula="of:=IF([StudentsPerformance.B866] = &quot;group A&quot;; 0; IF([StudentsPerformance.B866] = &quot;group B&quot;; 1; IF([StudentsPerformance.B866] = &quot;group C&quot;; 2; IF([StudentsPerformance.B866] = &quot;group D&quot;; 3; 4))))" office:value-type="float" office:value="2" calcext:value-type="float">
            <text:p>2</text:p>
          </table:table-cell>
          <table:table-cell table:formula="of:=IF([StudentsPerformance.C866] = &quot;some high school&quot;; 0; IF([StudentsPerformance.C866] = &quot;high school&quot;; 1; IF([StudentsPerformance.C866] = &quot;some college&quot;; 2; IF([StudentsPerformance.C866] = &quot;associate's degree&quot;; 3; IF([StudentsPerformance.C866] = &quot;bachelor's degree&quot;; 4; 5)))))" office:value-type="float" office:value="3" calcext:value-type="float">
            <text:p>3</text:p>
          </table:table-cell>
          <table:table-cell table:formula="of:=IF([StudentsPerformance.D866] = &quot;standard&quot;; 1; 0)" office:value-type="float" office:value="1" calcext:value-type="float">
            <text:p>1</text:p>
          </table:table-cell>
          <table:table-cell table:formula="of:=IF([StudentsPerformance.E866] = &quot;completed&quot;; 1; 0)" office:value-type="float" office:value="0" calcext:value-type="float">
            <text:p>0</text:p>
          </table:table-cell>
          <table:table-cell table:formula="of:=([StudentsPerformance.F866] - [StudentsPerformance.$J$2])/[StudentsPerformance.$K$2]" office:value-type="float" office:value="2.03856998738238" calcext:value-type="float">
            <text:p>2.03856998738238</text:p>
          </table:table-cell>
          <table:table-cell table:formula="of:=([StudentsPerformance.G866] - [StudentsPerformance.$M$2])/[StudentsPerformance.$N$2]" office:value-type="float" office:value="1.63223881592923" calcext:value-type="float">
            <text:p>1.63223881592923</text:p>
          </table:table-cell>
          <table:table-cell table:formula="of:=([StudentsPerformance.H866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867] = &quot;male&quot;; 1; 0)" office:value-type="float" office:value="1" calcext:value-type="float">
            <text:p>1</text:p>
          </table:table-cell>
          <table:table-cell table:formula="of:=IF([StudentsPerformance.B867] = &quot;group A&quot;; 0; IF([StudentsPerformance.B867] = &quot;group B&quot;; 1; IF([StudentsPerformance.B867] = &quot;group C&quot;; 2; IF([StudentsPerformance.B867] = &quot;group D&quot;; 3; 4))))" office:value-type="float" office:value="3" calcext:value-type="float">
            <text:p>3</text:p>
          </table:table-cell>
          <table:table-cell table:formula="of:=IF([StudentsPerformance.C867] = &quot;some high school&quot;; 0; IF([StudentsPerformance.C867] = &quot;high school&quot;; 1; IF([StudentsPerformance.C867] = &quot;some college&quot;; 2; IF([StudentsPerformance.C867] = &quot;associate's degree&quot;; 3; IF([StudentsPerformance.C867] = &quot;bachelor's degree&quot;; 4; 5)))))" office:value-type="float" office:value="2" calcext:value-type="float">
            <text:p>2</text:p>
          </table:table-cell>
          <table:table-cell table:formula="of:=IF([StudentsPerformance.D867] = &quot;standard&quot;; 1; 0)" office:value-type="float" office:value="1" calcext:value-type="float">
            <text:p>1</text:p>
          </table:table-cell>
          <table:table-cell table:formula="of:=IF([StudentsPerformance.E867] = &quot;completed&quot;; 1; 0)" office:value-type="float" office:value="1" calcext:value-type="float">
            <text:p>1</text:p>
          </table:table-cell>
          <table:table-cell table:formula="of:=([StudentsPerformance.F867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867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867] - [StudentsPerformance.$P$2])/[StudentsPerformance.$Q$2]" office:value-type="float" office:value="1.31261188547046" calcext:value-type="float">
            <text:p>1.31261188547046</text:p>
          </table:table-cell>
        </table:table-row>
        <table:table-row table:style-name="ro1">
          <table:table-cell table:formula="of:=IF([StudentsPerformance.A868] = &quot;male&quot;; 1; 0)" office:value-type="float" office:value="1" calcext:value-type="float">
            <text:p>1</text:p>
          </table:table-cell>
          <table:table-cell table:formula="of:=IF([StudentsPerformance.B868] = &quot;group A&quot;; 0; IF([StudentsPerformance.B868] = &quot;group B&quot;; 1; IF([StudentsPerformance.B868] = &quot;group C&quot;; 2; IF([StudentsPerformance.B868] = &quot;group D&quot;; 3; 4))))" office:value-type="float" office:value="2" calcext:value-type="float">
            <text:p>2</text:p>
          </table:table-cell>
          <table:table-cell table:formula="of:=IF([StudentsPerformance.C868] = &quot;some high school&quot;; 0; IF([StudentsPerformance.C868] = &quot;high school&quot;; 1; IF([StudentsPerformance.C868] = &quot;some college&quot;; 2; IF([StudentsPerformance.C868] = &quot;associate's degree&quot;; 3; IF([StudentsPerformance.C868] = &quot;bachelor's degree&quot;; 4; 5)))))" office:value-type="float" office:value="1" calcext:value-type="float">
            <text:p>1</text:p>
          </table:table-cell>
          <table:table-cell table:formula="of:=IF([StudentsPerformance.D868] = &quot;standard&quot;; 1; 0)" office:value-type="float" office:value="0" calcext:value-type="float">
            <text:p>0</text:p>
          </table:table-cell>
          <table:table-cell table:formula="of:=IF([StudentsPerformance.E868] = &quot;completed&quot;; 1; 0)" office:value-type="float" office:value="0" calcext:value-type="float">
            <text:p>0</text:p>
          </table:table-cell>
          <table:table-cell table:formula="of:=([StudentsPerformance.F868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868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868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869] = &quot;male&quot;; 1; 0)" office:value-type="float" office:value="1" calcext:value-type="float">
            <text:p>1</text:p>
          </table:table-cell>
          <table:table-cell table:formula="of:=IF([StudentsPerformance.B869] = &quot;group A&quot;; 0; IF([StudentsPerformance.B869] = &quot;group B&quot;; 1; IF([StudentsPerformance.B869] = &quot;group C&quot;; 2; IF([StudentsPerformance.B869] = &quot;group D&quot;; 3; 4))))" office:value-type="float" office:value="1" calcext:value-type="float">
            <text:p>1</text:p>
          </table:table-cell>
          <table:table-cell table:formula="of:=IF([StudentsPerformance.C869] = &quot;some high school&quot;; 0; IF([StudentsPerformance.C869] = &quot;high school&quot;; 1; IF([StudentsPerformance.C869] = &quot;some college&quot;; 2; IF([StudentsPerformance.C869] = &quot;associate's degree&quot;; 3; IF([StudentsPerformance.C869] = &quot;bachelor's degree&quot;; 4; 5)))))" office:value-type="float" office:value="3" calcext:value-type="float">
            <text:p>3</text:p>
          </table:table-cell>
          <table:table-cell table:formula="of:=IF([StudentsPerformance.D869] = &quot;standard&quot;; 1; 0)" office:value-type="float" office:value="1" calcext:value-type="float">
            <text:p>1</text:p>
          </table:table-cell>
          <table:table-cell table:formula="of:=IF([StudentsPerformance.E869] = &quot;completed&quot;; 1; 0)" office:value-type="float" office:value="0" calcext:value-type="float">
            <text:p>0</text:p>
          </table:table-cell>
          <table:table-cell table:formula="of:=([StudentsPerformance.F869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869] - [StudentsPerformance.$M$2])/[StudentsPerformance.$N$2]" office:value-type="float" office:value="-1.86086594729475" calcext:value-type="float">
            <text:p>-1.86086594729475</text:p>
          </table:table-cell>
          <table:table-cell table:formula="of:=([StudentsPerformance.H869] - [StudentsPerformance.$P$2])/[StudentsPerformance.$Q$2]" office:value-type="float" office:value="-1.78037711568825" calcext:value-type="float">
            <text:p>-1.78037711568825</text:p>
          </table:table-cell>
        </table:table-row>
        <table:table-row table:style-name="ro1">
          <table:table-cell table:formula="of:=IF([StudentsPerformance.A870] = &quot;male&quot;; 1; 0)" office:value-type="float" office:value="1" calcext:value-type="float">
            <text:p>1</text:p>
          </table:table-cell>
          <table:table-cell table:formula="of:=IF([StudentsPerformance.B870] = &quot;group A&quot;; 0; IF([StudentsPerformance.B870] = &quot;group B&quot;; 1; IF([StudentsPerformance.B870] = &quot;group C&quot;; 2; IF([StudentsPerformance.B870] = &quot;group D&quot;; 3; 4))))" office:value-type="float" office:value="4" calcext:value-type="float">
            <text:p>4</text:p>
          </table:table-cell>
          <table:table-cell table:formula="of:=IF([StudentsPerformance.C870] = &quot;some high school&quot;; 0; IF([StudentsPerformance.C870] = &quot;high school&quot;; 1; IF([StudentsPerformance.C870] = &quot;some college&quot;; 2; IF([StudentsPerformance.C870] = &quot;associate's degree&quot;; 3; IF([StudentsPerformance.C870] = &quot;bachelor's degree&quot;; 4; 5)))))" office:value-type="float" office:value="3" calcext:value-type="float">
            <text:p>3</text:p>
          </table:table-cell>
          <table:table-cell table:formula="of:=IF([StudentsPerformance.D870] = &quot;standard&quot;; 1; 0)" office:value-type="float" office:value="0" calcext:value-type="float">
            <text:p>0</text:p>
          </table:table-cell>
          <table:table-cell table:formula="of:=IF([StudentsPerformance.E870] = &quot;completed&quot;; 1; 0)" office:value-type="float" office:value="1" calcext:value-type="float">
            <text:p>1</text:p>
          </table:table-cell>
          <table:table-cell table:formula="of:=([StudentsPerformance.F870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870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870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871] = &quot;male&quot;; 1; 0)" office:value-type="float" office:value="1" calcext:value-type="float">
            <text:p>1</text:p>
          </table:table-cell>
          <table:table-cell table:formula="of:=IF([StudentsPerformance.B871] = &quot;group A&quot;; 0; IF([StudentsPerformance.B871] = &quot;group B&quot;; 1; IF([StudentsPerformance.B871] = &quot;group C&quot;; 2; IF([StudentsPerformance.B871] = &quot;group D&quot;; 3; 4))))" office:value-type="float" office:value="2" calcext:value-type="float">
            <text:p>2</text:p>
          </table:table-cell>
          <table:table-cell table:formula="of:=IF([StudentsPerformance.C871] = &quot;some high school&quot;; 0; IF([StudentsPerformance.C871] = &quot;high school&quot;; 1; IF([StudentsPerformance.C871] = &quot;some college&quot;; 2; IF([StudentsPerformance.C871] = &quot;associate's degree&quot;; 3; IF([StudentsPerformance.C871] = &quot;bachelor's degree&quot;; 4; 5)))))" office:value-type="float" office:value="3" calcext:value-type="float">
            <text:p>3</text:p>
          </table:table-cell>
          <table:table-cell table:formula="of:=IF([StudentsPerformance.D871] = &quot;standard&quot;; 1; 0)" office:value-type="float" office:value="0" calcext:value-type="float">
            <text:p>0</text:p>
          </table:table-cell>
          <table:table-cell table:formula="of:=IF([StudentsPerformance.E871] = &quot;completed&quot;; 1; 0)" office:value-type="float" office:value="0" calcext:value-type="float">
            <text:p>0</text:p>
          </table:table-cell>
          <table:table-cell table:formula="of:=([StudentsPerformance.F871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871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871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872] = &quot;male&quot;; 1; 0)" office:value-type="float" office:value="1" calcext:value-type="float">
            <text:p>1</text:p>
          </table:table-cell>
          <table:table-cell table:formula="of:=IF([StudentsPerformance.B872] = &quot;group A&quot;; 0; IF([StudentsPerformance.B872] = &quot;group B&quot;; 1; IF([StudentsPerformance.B872] = &quot;group C&quot;; 2; IF([StudentsPerformance.B872] = &quot;group D&quot;; 3; 4))))" office:value-type="float" office:value="1" calcext:value-type="float">
            <text:p>1</text:p>
          </table:table-cell>
          <table:table-cell table:formula="of:=IF([StudentsPerformance.C872] = &quot;some high school&quot;; 0; IF([StudentsPerformance.C872] = &quot;high school&quot;; 1; IF([StudentsPerformance.C872] = &quot;some college&quot;; 2; IF([StudentsPerformance.C872] = &quot;associate's degree&quot;; 3; IF([StudentsPerformance.C872] = &quot;bachelor's degree&quot;; 4; 5)))))" office:value-type="float" office:value="1" calcext:value-type="float">
            <text:p>1</text:p>
          </table:table-cell>
          <table:table-cell table:formula="of:=IF([StudentsPerformance.D872] = &quot;standard&quot;; 1; 0)" office:value-type="float" office:value="1" calcext:value-type="float">
            <text:p>1</text:p>
          </table:table-cell>
          <table:table-cell table:formula="of:=IF([StudentsPerformance.E872] = &quot;completed&quot;; 1; 0)" office:value-type="float" office:value="0" calcext:value-type="float">
            <text:p>0</text:p>
          </table:table-cell>
          <table:table-cell table:formula="of:=([StudentsPerformance.F872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872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872] - [StudentsPerformance.$P$2])/[StudentsPerformance.$Q$2]" office:value-type="float" office:value="-1.38552745596586" calcext:value-type="float">
            <text:p>-1.38552745596586</text:p>
          </table:table-cell>
        </table:table-row>
        <table:table-row table:style-name="ro1">
          <table:table-cell table:formula="of:=IF([StudentsPerformance.A873] = &quot;male&quot;; 1; 0)" office:value-type="float" office:value="0" calcext:value-type="float">
            <text:p>0</text:p>
          </table:table-cell>
          <table:table-cell table:formula="of:=IF([StudentsPerformance.B873] = &quot;group A&quot;; 0; IF([StudentsPerformance.B873] = &quot;group B&quot;; 1; IF([StudentsPerformance.B873] = &quot;group C&quot;; 2; IF([StudentsPerformance.B873] = &quot;group D&quot;; 3; 4))))" office:value-type="float" office:value="2" calcext:value-type="float">
            <text:p>2</text:p>
          </table:table-cell>
          <table:table-cell table:formula="of:=IF([StudentsPerformance.C873] = &quot;some high school&quot;; 0; IF([StudentsPerformance.C873] = &quot;high school&quot;; 1; IF([StudentsPerformance.C873] = &quot;some college&quot;; 2; IF([StudentsPerformance.C873] = &quot;associate's degree&quot;; 3; IF([StudentsPerformance.C873] = &quot;bachelor's degree&quot;; 4; 5)))))" office:value-type="float" office:value="2" calcext:value-type="float">
            <text:p>2</text:p>
          </table:table-cell>
          <table:table-cell table:formula="of:=IF([StudentsPerformance.D873] = &quot;standard&quot;; 1; 0)" office:value-type="float" office:value="1" calcext:value-type="float">
            <text:p>1</text:p>
          </table:table-cell>
          <table:table-cell table:formula="of:=IF([StudentsPerformance.E873] = &quot;completed&quot;; 1; 0)" office:value-type="float" office:value="1" calcext:value-type="float">
            <text:p>1</text:p>
          </table:table-cell>
          <table:table-cell table:formula="of:=([StudentsPerformance.F873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873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873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874] = &quot;male&quot;; 1; 0)" office:value-type="float" office:value="1" calcext:value-type="float">
            <text:p>1</text:p>
          </table:table-cell>
          <table:table-cell table:formula="of:=IF([StudentsPerformance.B874] = &quot;group A&quot;; 0; IF([StudentsPerformance.B874] = &quot;group B&quot;; 1; IF([StudentsPerformance.B874] = &quot;group C&quot;; 2; IF([StudentsPerformance.B874] = &quot;group D&quot;; 3; 4))))" office:value-type="float" office:value="1" calcext:value-type="float">
            <text:p>1</text:p>
          </table:table-cell>
          <table:table-cell table:formula="of:=IF([StudentsPerformance.C874] = &quot;some high school&quot;; 0; IF([StudentsPerformance.C874] = &quot;high school&quot;; 1; IF([StudentsPerformance.C874] = &quot;some college&quot;; 2; IF([StudentsPerformance.C874] = &quot;associate's degree&quot;; 3; IF([StudentsPerformance.C874] = &quot;bachelor's degree&quot;; 4; 5)))))" office:value-type="float" office:value="3" calcext:value-type="float">
            <text:p>3</text:p>
          </table:table-cell>
          <table:table-cell table:formula="of:=IF([StudentsPerformance.D874] = &quot;standard&quot;; 1; 0)" office:value-type="float" office:value="1" calcext:value-type="float">
            <text:p>1</text:p>
          </table:table-cell>
          <table:table-cell table:formula="of:=IF([StudentsPerformance.E874] = &quot;completed&quot;; 1; 0)" office:value-type="float" office:value="1" calcext:value-type="float">
            <text:p>1</text:p>
          </table:table-cell>
          <table:table-cell table:formula="of:=([StudentsPerformance.F874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874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874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875] = &quot;male&quot;; 1; 0)" office:value-type="float" office:value="1" calcext:value-type="float">
            <text:p>1</text:p>
          </table:table-cell>
          <table:table-cell table:formula="of:=IF([StudentsPerformance.B875] = &quot;group A&quot;; 0; IF([StudentsPerformance.B875] = &quot;group B&quot;; 1; IF([StudentsPerformance.B875] = &quot;group C&quot;; 2; IF([StudentsPerformance.B875] = &quot;group D&quot;; 3; 4))))" office:value-type="float" office:value="4" calcext:value-type="float">
            <text:p>4</text:p>
          </table:table-cell>
          <table:table-cell table:formula="of:=IF([StudentsPerformance.C875] = &quot;some high school&quot;; 0; IF([StudentsPerformance.C875] = &quot;high school&quot;; 1; IF([StudentsPerformance.C875] = &quot;some college&quot;; 2; IF([StudentsPerformance.C875] = &quot;associate's degree&quot;; 3; IF([StudentsPerformance.C875] = &quot;bachelor's degree&quot;; 4; 5)))))" office:value-type="float" office:value="3" calcext:value-type="float">
            <text:p>3</text:p>
          </table:table-cell>
          <table:table-cell table:formula="of:=IF([StudentsPerformance.D875] = &quot;standard&quot;; 1; 0)" office:value-type="float" office:value="0" calcext:value-type="float">
            <text:p>0</text:p>
          </table:table-cell>
          <table:table-cell table:formula="of:=IF([StudentsPerformance.E875] = &quot;completed&quot;; 1; 0)" office:value-type="float" office:value="0" calcext:value-type="float">
            <text:p>0</text:p>
          </table:table-cell>
          <table:table-cell table:formula="of:=([StudentsPerformance.F875] - [StudentsPerformance.$J$2])/[StudentsPerformance.$K$2]" office:value-type="float" office:value="1.5769223567112" calcext:value-type="float">
            <text:p>1.5769223567112</text:p>
          </table:table-cell>
          <table:table-cell table:formula="of:=([StudentsPerformance.G875] - [StudentsPerformance.$M$2])/[StudentsPerformance.$N$2]" office:value-type="float" office:value="1.42676206515135" calcext:value-type="float">
            <text:p>1.42676206515135</text:p>
          </table:table-cell>
          <table:table-cell table:formula="of:=([StudentsPerformance.H875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876] = &quot;male&quot;; 1; 0)" office:value-type="float" office:value="0" calcext:value-type="float">
            <text:p>0</text:p>
          </table:table-cell>
          <table:table-cell table:formula="of:=IF([StudentsPerformance.B876] = &quot;group A&quot;; 0; IF([StudentsPerformance.B876] = &quot;group B&quot;; 1; IF([StudentsPerformance.B876] = &quot;group C&quot;; 2; IF([StudentsPerformance.B876] = &quot;group D&quot;; 3; 4))))" office:value-type="float" office:value="2" calcext:value-type="float">
            <text:p>2</text:p>
          </table:table-cell>
          <table:table-cell table:formula="of:=IF([StudentsPerformance.C876] = &quot;some high school&quot;; 0; IF([StudentsPerformance.C876] = &quot;high school&quot;; 1; IF([StudentsPerformance.C876] = &quot;some college&quot;; 2; IF([StudentsPerformance.C876] = &quot;associate's degree&quot;; 3; IF([StudentsPerformance.C876] = &quot;bachelor's degree&quot;; 4; 5)))))" office:value-type="float" office:value="4" calcext:value-type="float">
            <text:p>4</text:p>
          </table:table-cell>
          <table:table-cell table:formula="of:=IF([StudentsPerformance.D876] = &quot;standard&quot;; 1; 0)" office:value-type="float" office:value="0" calcext:value-type="float">
            <text:p>0</text:p>
          </table:table-cell>
          <table:table-cell table:formula="of:=IF([StudentsPerformance.E876] = &quot;completed&quot;; 1; 0)" office:value-type="float" office:value="0" calcext:value-type="float">
            <text:p>0</text:p>
          </table:table-cell>
          <table:table-cell table:formula="of:=([StudentsPerformance.F876] - [StudentsPerformance.$J$2])/[StudentsPerformance.$K$2]" office:value-type="float" office:value="-1.5227117349381" calcext:value-type="float">
            <text:p>-1.5227117349381</text:p>
          </table:table-cell>
          <table:table-cell table:formula="of:=([StudentsPerformance.G876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876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877] = &quot;male&quot;; 1; 0)" office:value-type="float" office:value="1" calcext:value-type="float">
            <text:p>1</text:p>
          </table:table-cell>
          <table:table-cell table:formula="of:=IF([StudentsPerformance.B877] = &quot;group A&quot;; 0; IF([StudentsPerformance.B877] = &quot;group B&quot;; 1; IF([StudentsPerformance.B877] = &quot;group C&quot;; 2; IF([StudentsPerformance.B877] = &quot;group D&quot;; 3; 4))))" office:value-type="float" office:value="2" calcext:value-type="float">
            <text:p>2</text:p>
          </table:table-cell>
          <table:table-cell table:formula="of:=IF([StudentsPerformance.C877] = &quot;some high school&quot;; 0; IF([StudentsPerformance.C877] = &quot;high school&quot;; 1; IF([StudentsPerformance.C877] = &quot;some college&quot;; 2; IF([StudentsPerformance.C877] = &quot;associate's degree&quot;; 3; IF([StudentsPerformance.C877] = &quot;bachelor's degree&quot;; 4; 5)))))" office:value-type="float" office:value="2" calcext:value-type="float">
            <text:p>2</text:p>
          </table:table-cell>
          <table:table-cell table:formula="of:=IF([StudentsPerformance.D877] = &quot;standard&quot;; 1; 0)" office:value-type="float" office:value="0" calcext:value-type="float">
            <text:p>0</text:p>
          </table:table-cell>
          <table:table-cell table:formula="of:=IF([StudentsPerformance.E877] = &quot;completed&quot;; 1; 0)" office:value-type="float" office:value="0" calcext:value-type="float">
            <text:p>0</text:p>
          </table:table-cell>
          <table:table-cell table:formula="of:=([StudentsPerformance.F877] - [StudentsPerformance.$J$2])/[StudentsPerformance.$K$2]" office:value-type="float" office:value="0.917425741466671" calcext:value-type="float">
            <text:p>0.917425741466671</text:p>
          </table:table-cell>
          <table:table-cell table:formula="of:=([StudentsPerformance.G877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877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878] = &quot;male&quot;; 1; 0)" office:value-type="float" office:value="1" calcext:value-type="float">
            <text:p>1</text:p>
          </table:table-cell>
          <table:table-cell table:formula="of:=IF([StudentsPerformance.B878] = &quot;group A&quot;; 0; IF([StudentsPerformance.B878] = &quot;group B&quot;; 1; IF([StudentsPerformance.B878] = &quot;group C&quot;; 2; IF([StudentsPerformance.B878] = &quot;group D&quot;; 3; 4))))" office:value-type="float" office:value="3" calcext:value-type="float">
            <text:p>3</text:p>
          </table:table-cell>
          <table:table-cell table:formula="of:=IF([StudentsPerformance.C878] = &quot;some high school&quot;; 0; IF([StudentsPerformance.C878] = &quot;high school&quot;; 1; IF([StudentsPerformance.C878] = &quot;some college&quot;; 2; IF([StudentsPerformance.C878] = &quot;associate's degree&quot;; 3; IF([StudentsPerformance.C878] = &quot;bachelor's degree&quot;; 4; 5)))))" office:value-type="float" office:value="2" calcext:value-type="float">
            <text:p>2</text:p>
          </table:table-cell>
          <table:table-cell table:formula="of:=IF([StudentsPerformance.D878] = &quot;standard&quot;; 1; 0)" office:value-type="float" office:value="1" calcext:value-type="float">
            <text:p>1</text:p>
          </table:table-cell>
          <table:table-cell table:formula="of:=IF([StudentsPerformance.E878] = &quot;completed&quot;; 1; 0)" office:value-type="float" office:value="0" calcext:value-type="float">
            <text:p>0</text:p>
          </table:table-cell>
          <table:table-cell table:formula="of:=([StudentsPerformance.F878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878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878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879] = &quot;male&quot;; 1; 0)" office:value-type="float" office:value="1" calcext:value-type="float">
            <text:p>1</text:p>
          </table:table-cell>
          <table:table-cell table:formula="of:=IF([StudentsPerformance.B879] = &quot;group A&quot;; 0; IF([StudentsPerformance.B879] = &quot;group B&quot;; 1; IF([StudentsPerformance.B879] = &quot;group C&quot;; 2; IF([StudentsPerformance.B879] = &quot;group D&quot;; 3; 4))))" office:value-type="float" office:value="2" calcext:value-type="float">
            <text:p>2</text:p>
          </table:table-cell>
          <table:table-cell table:formula="of:=IF([StudentsPerformance.C879] = &quot;some high school&quot;; 0; IF([StudentsPerformance.C879] = &quot;high school&quot;; 1; IF([StudentsPerformance.C879] = &quot;some college&quot;; 2; IF([StudentsPerformance.C879] = &quot;associate's degree&quot;; 3; IF([StudentsPerformance.C879] = &quot;bachelor's degree&quot;; 4; 5)))))" office:value-type="float" office:value="0" calcext:value-type="float">
            <text:p>0</text:p>
          </table:table-cell>
          <table:table-cell table:formula="of:=IF([StudentsPerformance.D879] = &quot;standard&quot;; 1; 0)" office:value-type="float" office:value="1" calcext:value-type="float">
            <text:p>1</text:p>
          </table:table-cell>
          <table:table-cell table:formula="of:=IF([StudentsPerformance.E879] = &quot;completed&quot;; 1; 0)" office:value-type="float" office:value="0" calcext:value-type="float">
            <text:p>0</text:p>
          </table:table-cell>
          <table:table-cell table:formula="of:=([StudentsPerformance.F879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879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879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880] = &quot;male&quot;; 1; 0)" office:value-type="float" office:value="0" calcext:value-type="float">
            <text:p>0</text:p>
          </table:table-cell>
          <table:table-cell table:formula="of:=IF([StudentsPerformance.B880] = &quot;group A&quot;; 0; IF([StudentsPerformance.B880] = &quot;group B&quot;; 1; IF([StudentsPerformance.B880] = &quot;group C&quot;; 2; IF([StudentsPerformance.B880] = &quot;group D&quot;; 3; 4))))" office:value-type="float" office:value="3" calcext:value-type="float">
            <text:p>3</text:p>
          </table:table-cell>
          <table:table-cell table:formula="of:=IF([StudentsPerformance.C880] = &quot;some high school&quot;; 0; IF([StudentsPerformance.C880] = &quot;high school&quot;; 1; IF([StudentsPerformance.C880] = &quot;some college&quot;; 2; IF([StudentsPerformance.C880] = &quot;associate's degree&quot;; 3; IF([StudentsPerformance.C880] = &quot;bachelor's degree&quot;; 4; 5)))))" office:value-type="float" office:value="0" calcext:value-type="float">
            <text:p>0</text:p>
          </table:table-cell>
          <table:table-cell table:formula="of:=IF([StudentsPerformance.D880] = &quot;standard&quot;; 1; 0)" office:value-type="float" office:value="1" calcext:value-type="float">
            <text:p>1</text:p>
          </table:table-cell>
          <table:table-cell table:formula="of:=IF([StudentsPerformance.E880] = &quot;completed&quot;; 1; 0)" office:value-type="float" office:value="0" calcext:value-type="float">
            <text:p>0</text:p>
          </table:table-cell>
          <table:table-cell table:formula="of:=([StudentsPerformance.F880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880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880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881] = &quot;male&quot;; 1; 0)" office:value-type="float" office:value="0" calcext:value-type="float">
            <text:p>0</text:p>
          </table:table-cell>
          <table:table-cell table:formula="of:=IF([StudentsPerformance.B881] = &quot;group A&quot;; 0; IF([StudentsPerformance.B881] = &quot;group B&quot;; 1; IF([StudentsPerformance.B881] = &quot;group C&quot;; 2; IF([StudentsPerformance.B881] = &quot;group D&quot;; 3; 4))))" office:value-type="float" office:value="3" calcext:value-type="float">
            <text:p>3</text:p>
          </table:table-cell>
          <table:table-cell table:formula="of:=IF([StudentsPerformance.C881] = &quot;some high school&quot;; 0; IF([StudentsPerformance.C881] = &quot;high school&quot;; 1; IF([StudentsPerformance.C881] = &quot;some college&quot;; 2; IF([StudentsPerformance.C881] = &quot;associate's degree&quot;; 3; IF([StudentsPerformance.C881] = &quot;bachelor's degree&quot;; 4; 5)))))" office:value-type="float" office:value="3" calcext:value-type="float">
            <text:p>3</text:p>
          </table:table-cell>
          <table:table-cell table:formula="of:=IF([StudentsPerformance.D881] = &quot;standard&quot;; 1; 0)" office:value-type="float" office:value="1" calcext:value-type="float">
            <text:p>1</text:p>
          </table:table-cell>
          <table:table-cell table:formula="of:=IF([StudentsPerformance.E881] = &quot;completed&quot;; 1; 0)" office:value-type="float" office:value="0" calcext:value-type="float">
            <text:p>0</text:p>
          </table:table-cell>
          <table:table-cell table:formula="of:=([StudentsPerformance.F881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881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881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882] = &quot;male&quot;; 1; 0)" office:value-type="float" office:value="1" calcext:value-type="float">
            <text:p>1</text:p>
          </table:table-cell>
          <table:table-cell table:formula="of:=IF([StudentsPerformance.B882] = &quot;group A&quot;; 0; IF([StudentsPerformance.B882] = &quot;group B&quot;; 1; IF([StudentsPerformance.B882] = &quot;group C&quot;; 2; IF([StudentsPerformance.B882] = &quot;group D&quot;; 3; 4))))" office:value-type="float" office:value="2" calcext:value-type="float">
            <text:p>2</text:p>
          </table:table-cell>
          <table:table-cell table:formula="of:=IF([StudentsPerformance.C882] = &quot;some high school&quot;; 0; IF([StudentsPerformance.C882] = &quot;high school&quot;; 1; IF([StudentsPerformance.C882] = &quot;some college&quot;; 2; IF([StudentsPerformance.C882] = &quot;associate's degree&quot;; 3; IF([StudentsPerformance.C882] = &quot;bachelor's degree&quot;; 4; 5)))))" office:value-type="float" office:value="4" calcext:value-type="float">
            <text:p>4</text:p>
          </table:table-cell>
          <table:table-cell table:formula="of:=IF([StudentsPerformance.D882] = &quot;standard&quot;; 1; 0)" office:value-type="float" office:value="1" calcext:value-type="float">
            <text:p>1</text:p>
          </table:table-cell>
          <table:table-cell table:formula="of:=IF([StudentsPerformance.E882] = &quot;completed&quot;; 1; 0)" office:value-type="float" office:value="1" calcext:value-type="float">
            <text:p>1</text:p>
          </table:table-cell>
          <table:table-cell table:formula="of:=([StudentsPerformance.F882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882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882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883] = &quot;male&quot;; 1; 0)" office:value-type="float" office:value="0" calcext:value-type="float">
            <text:p>0</text:p>
          </table:table-cell>
          <table:table-cell table:formula="of:=IF([StudentsPerformance.B883] = &quot;group A&quot;; 0; IF([StudentsPerformance.B883] = &quot;group B&quot;; 1; IF([StudentsPerformance.B883] = &quot;group C&quot;; 2; IF([StudentsPerformance.B883] = &quot;group D&quot;; 3; 4))))" office:value-type="float" office:value="4" calcext:value-type="float">
            <text:p>4</text:p>
          </table:table-cell>
          <table:table-cell table:formula="of:=IF([StudentsPerformance.C883] = &quot;some high school&quot;; 0; IF([StudentsPerformance.C883] = &quot;high school&quot;; 1; IF([StudentsPerformance.C883] = &quot;some college&quot;; 2; IF([StudentsPerformance.C883] = &quot;associate's degree&quot;; 3; IF([StudentsPerformance.C883] = &quot;bachelor's degree&quot;; 4; 5)))))" office:value-type="float" office:value="4" calcext:value-type="float">
            <text:p>4</text:p>
          </table:table-cell>
          <table:table-cell table:formula="of:=IF([StudentsPerformance.D883] = &quot;standard&quot;; 1; 0)" office:value-type="float" office:value="1" calcext:value-type="float">
            <text:p>1</text:p>
          </table:table-cell>
          <table:table-cell table:formula="of:=IF([StudentsPerformance.E883] = &quot;completed&quot;; 1; 0)" office:value-type="float" office:value="1" calcext:value-type="float">
            <text:p>1</text:p>
          </table:table-cell>
          <table:table-cell table:formula="of:=([StudentsPerformance.F883] - [StudentsPerformance.$J$2])/[StudentsPerformance.$K$2]" office:value-type="float" office:value="0.323878787746591" calcext:value-type="float">
            <text:p>0.323878787746591</text:p>
          </table:table-cell>
          <table:table-cell table:formula="of:=([StudentsPerformance.G883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883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884] = &quot;male&quot;; 1; 0)" office:value-type="float" office:value="0" calcext:value-type="float">
            <text:p>0</text:p>
          </table:table-cell>
          <table:table-cell table:formula="of:=IF([StudentsPerformance.B884] = &quot;group A&quot;; 0; IF([StudentsPerformance.B884] = &quot;group B&quot;; 1; IF([StudentsPerformance.B884] = &quot;group C&quot;; 2; IF([StudentsPerformance.B884] = &quot;group D&quot;; 3; 4))))" office:value-type="float" office:value="1" calcext:value-type="float">
            <text:p>1</text:p>
          </table:table-cell>
          <table:table-cell table:formula="of:=IF([StudentsPerformance.C884] = &quot;some high school&quot;; 0; IF([StudentsPerformance.C884] = &quot;high school&quot;; 1; IF([StudentsPerformance.C884] = &quot;some college&quot;; 2; IF([StudentsPerformance.C884] = &quot;associate's degree&quot;; 3; IF([StudentsPerformance.C884] = &quot;bachelor's degree&quot;; 4; 5)))))" office:value-type="float" office:value="1" calcext:value-type="float">
            <text:p>1</text:p>
          </table:table-cell>
          <table:table-cell table:formula="of:=IF([StudentsPerformance.D884] = &quot;standard&quot;; 1; 0)" office:value-type="float" office:value="0" calcext:value-type="float">
            <text:p>0</text:p>
          </table:table-cell>
          <table:table-cell table:formula="of:=IF([StudentsPerformance.E884] = &quot;completed&quot;; 1; 0)" office:value-type="float" office:value="0" calcext:value-type="float">
            <text:p>0</text:p>
          </table:table-cell>
          <table:table-cell table:formula="of:=([StudentsPerformance.F884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884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884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885] = &quot;male&quot;; 1; 0)" office:value-type="float" office:value="1" calcext:value-type="float">
            <text:p>1</text:p>
          </table:table-cell>
          <table:table-cell table:formula="of:=IF([StudentsPerformance.B885] = &quot;group A&quot;; 0; IF([StudentsPerformance.B885] = &quot;group B&quot;; 1; IF([StudentsPerformance.B885] = &quot;group C&quot;; 2; IF([StudentsPerformance.B885] = &quot;group D&quot;; 3; 4))))" office:value-type="float" office:value="3" calcext:value-type="float">
            <text:p>3</text:p>
          </table:table-cell>
          <table:table-cell table:formula="of:=IF([StudentsPerformance.C885] = &quot;some high school&quot;; 0; IF([StudentsPerformance.C885] = &quot;high school&quot;; 1; IF([StudentsPerformance.C885] = &quot;some college&quot;; 2; IF([StudentsPerformance.C885] = &quot;associate's degree&quot;; 3; IF([StudentsPerformance.C885] = &quot;bachelor's degree&quot;; 4; 5)))))" office:value-type="float" office:value="4" calcext:value-type="float">
            <text:p>4</text:p>
          </table:table-cell>
          <table:table-cell table:formula="of:=IF([StudentsPerformance.D885] = &quot;standard&quot;; 1; 0)" office:value-type="float" office:value="0" calcext:value-type="float">
            <text:p>0</text:p>
          </table:table-cell>
          <table:table-cell table:formula="of:=IF([StudentsPerformance.E885] = &quot;completed&quot;; 1; 0)" office:value-type="float" office:value="0" calcext:value-type="float">
            <text:p>0</text:p>
          </table:table-cell>
          <table:table-cell table:formula="of:=([StudentsPerformance.F885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885] - [StudentsPerformance.$M$2])/[StudentsPerformance.$N$2]" office:value-type="float" office:value="-1.58689694625757" calcext:value-type="float">
            <text:p>-1.58689694625757</text:p>
          </table:table-cell>
          <table:table-cell table:formula="of:=([StudentsPerformance.H885] - [StudentsPerformance.$P$2])/[StudentsPerformance.$Q$2]" office:value-type="float" office:value="-1.58295228582705" calcext:value-type="float">
            <text:p>-1.58295228582705</text:p>
          </table:table-cell>
        </table:table-row>
        <table:table-row table:style-name="ro1">
          <table:table-cell table:formula="of:=IF([StudentsPerformance.A886] = &quot;male&quot;; 1; 0)" office:value-type="float" office:value="0" calcext:value-type="float">
            <text:p>0</text:p>
          </table:table-cell>
          <table:table-cell table:formula="of:=IF([StudentsPerformance.B886] = &quot;group A&quot;; 0; IF([StudentsPerformance.B886] = &quot;group B&quot;; 1; IF([StudentsPerformance.B886] = &quot;group C&quot;; 2; IF([StudentsPerformance.B886] = &quot;group D&quot;; 3; 4))))" office:value-type="float" office:value="4" calcext:value-type="float">
            <text:p>4</text:p>
          </table:table-cell>
          <table:table-cell table:formula="of:=IF([StudentsPerformance.C886] = &quot;some high school&quot;; 0; IF([StudentsPerformance.C886] = &quot;high school&quot;; 1; IF([StudentsPerformance.C886] = &quot;some college&quot;; 2; IF([StudentsPerformance.C886] = &quot;associate's degree&quot;; 3; IF([StudentsPerformance.C886] = &quot;bachelor's degree&quot;; 4; 5)))))" office:value-type="float" office:value="3" calcext:value-type="float">
            <text:p>3</text:p>
          </table:table-cell>
          <table:table-cell table:formula="of:=IF([StudentsPerformance.D886] = &quot;standard&quot;; 1; 0)" office:value-type="float" office:value="1" calcext:value-type="float">
            <text:p>1</text:p>
          </table:table-cell>
          <table:table-cell table:formula="of:=IF([StudentsPerformance.E886] = &quot;completed&quot;; 1; 0)" office:value-type="float" office:value="0" calcext:value-type="float">
            <text:p>0</text:p>
          </table:table-cell>
          <table:table-cell table:formula="of:=([StudentsPerformance.F886] - [StudentsPerformance.$J$2])/[StudentsPerformance.$K$2]" office:value-type="float" office:value="-0.995114442742477" calcext:value-type="float">
            <text:p>-0.995114442742477</text:p>
          </table:table-cell>
          <table:table-cell table:formula="of:=([StudentsPerformance.G886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886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887] = &quot;male&quot;; 1; 0)" office:value-type="float" office:value="0" calcext:value-type="float">
            <text:p>0</text:p>
          </table:table-cell>
          <table:table-cell table:formula="of:=IF([StudentsPerformance.B887] = &quot;group A&quot;; 0; IF([StudentsPerformance.B887] = &quot;group B&quot;; 1; IF([StudentsPerformance.B887] = &quot;group C&quot;; 2; IF([StudentsPerformance.B887] = &quot;group D&quot;; 3; 4))))" office:value-type="float" office:value="2" calcext:value-type="float">
            <text:p>2</text:p>
          </table:table-cell>
          <table:table-cell table:formula="of:=IF([StudentsPerformance.C887] = &quot;some high school&quot;; 0; IF([StudentsPerformance.C887] = &quot;high school&quot;; 1; IF([StudentsPerformance.C887] = &quot;some college&quot;; 2; IF([StudentsPerformance.C887] = &quot;associate's degree&quot;; 3; IF([StudentsPerformance.C887] = &quot;bachelor's degree&quot;; 4; 5)))))" office:value-type="float" office:value="3" calcext:value-type="float">
            <text:p>3</text:p>
          </table:table-cell>
          <table:table-cell table:formula="of:=IF([StudentsPerformance.D887] = &quot;standard&quot;; 1; 0)" office:value-type="float" office:value="1" calcext:value-type="float">
            <text:p>1</text:p>
          </table:table-cell>
          <table:table-cell table:formula="of:=IF([StudentsPerformance.E887] = &quot;completed&quot;; 1; 0)" office:value-type="float" office:value="1" calcext:value-type="float">
            <text:p>1</text:p>
          </table:table-cell>
          <table:table-cell table:formula="of:=([StudentsPerformance.F887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887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887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888] = &quot;male&quot;; 1; 0)" office:value-type="float" office:value="0" calcext:value-type="float">
            <text:p>0</text:p>
          </table:table-cell>
          <table:table-cell table:formula="of:=IF([StudentsPerformance.B888] = &quot;group A&quot;; 0; IF([StudentsPerformance.B888] = &quot;group B&quot;; 1; IF([StudentsPerformance.B888] = &quot;group C&quot;; 2; IF([StudentsPerformance.B888] = &quot;group D&quot;; 3; 4))))" office:value-type="float" office:value="4" calcext:value-type="float">
            <text:p>4</text:p>
          </table:table-cell>
          <table:table-cell table:formula="of:=IF([StudentsPerformance.C888] = &quot;some high school&quot;; 0; IF([StudentsPerformance.C888] = &quot;high school&quot;; 1; IF([StudentsPerformance.C888] = &quot;some college&quot;; 2; IF([StudentsPerformance.C888] = &quot;associate's degree&quot;; 3; IF([StudentsPerformance.C888] = &quot;bachelor's degree&quot;; 4; 5)))))" office:value-type="float" office:value="3" calcext:value-type="float">
            <text:p>3</text:p>
          </table:table-cell>
          <table:table-cell table:formula="of:=IF([StudentsPerformance.D888] = &quot;standard&quot;; 1; 0)" office:value-type="float" office:value="1" calcext:value-type="float">
            <text:p>1</text:p>
          </table:table-cell>
          <table:table-cell table:formula="of:=IF([StudentsPerformance.E888] = &quot;completed&quot;; 1; 0)" office:value-type="float" office:value="1" calcext:value-type="float">
            <text:p>1</text:p>
          </table:table-cell>
          <table:table-cell table:formula="of:=([StudentsPerformance.F888] - [StudentsPerformance.$J$2])/[StudentsPerformance.$K$2]" office:value-type="float" office:value="1.77477134128456" calcext:value-type="float">
            <text:p>1.77477134128456</text:p>
          </table:table-cell>
          <table:table-cell table:formula="of:=([StudentsPerformance.G888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888] - [StudentsPerformance.$P$2])/[StudentsPerformance.$Q$2]" office:value-type="float" office:value="1.77326982181325" calcext:value-type="float">
            <text:p>1.77326982181325</text:p>
          </table:table-cell>
        </table:table-row>
        <table:table-row table:style-name="ro1">
          <table:table-cell table:formula="of:=IF([StudentsPerformance.A889] = &quot;male&quot;; 1; 0)" office:value-type="float" office:value="1" calcext:value-type="float">
            <text:p>1</text:p>
          </table:table-cell>
          <table:table-cell table:formula="of:=IF([StudentsPerformance.B889] = &quot;group A&quot;; 0; IF([StudentsPerformance.B889] = &quot;group B&quot;; 1; IF([StudentsPerformance.B889] = &quot;group C&quot;; 2; IF([StudentsPerformance.B889] = &quot;group D&quot;; 3; 4))))" office:value-type="float" office:value="2" calcext:value-type="float">
            <text:p>2</text:p>
          </table:table-cell>
          <table:table-cell table:formula="of:=IF([StudentsPerformance.C889] = &quot;some high school&quot;; 0; IF([StudentsPerformance.C889] = &quot;high school&quot;; 1; IF([StudentsPerformance.C889] = &quot;some college&quot;; 2; IF([StudentsPerformance.C889] = &quot;associate's degree&quot;; 3; IF([StudentsPerformance.C889] = &quot;bachelor's degree&quot;; 4; 5)))))" office:value-type="float" office:value="1" calcext:value-type="float">
            <text:p>1</text:p>
          </table:table-cell>
          <table:table-cell table:formula="of:=IF([StudentsPerformance.D889] = &quot;standard&quot;; 1; 0)" office:value-type="float" office:value="0" calcext:value-type="float">
            <text:p>0</text:p>
          </table:table-cell>
          <table:table-cell table:formula="of:=IF([StudentsPerformance.E889] = &quot;completed&quot;; 1; 0)" office:value-type="float" office:value="0" calcext:value-type="float">
            <text:p>0</text:p>
          </table:table-cell>
          <table:table-cell table:formula="of:=([StudentsPerformance.F889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889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889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890] = &quot;male&quot;; 1; 0)" office:value-type="float" office:value="0" calcext:value-type="float">
            <text:p>0</text:p>
          </table:table-cell>
          <table:table-cell table:formula="of:=IF([StudentsPerformance.B890] = &quot;group A&quot;; 0; IF([StudentsPerformance.B890] = &quot;group B&quot;; 1; IF([StudentsPerformance.B890] = &quot;group C&quot;; 2; IF([StudentsPerformance.B890] = &quot;group D&quot;; 3; 4))))" office:value-type="float" office:value="3" calcext:value-type="float">
            <text:p>3</text:p>
          </table:table-cell>
          <table:table-cell table:formula="of:=IF([StudentsPerformance.C890] = &quot;some high school&quot;; 0; IF([StudentsPerformance.C890] = &quot;high school&quot;; 1; IF([StudentsPerformance.C890] = &quot;some college&quot;; 2; IF([StudentsPerformance.C890] = &quot;associate's degree&quot;; 3; IF([StudentsPerformance.C890] = &quot;bachelor's degree&quot;; 4; 5)))))" office:value-type="float" office:value="2" calcext:value-type="float">
            <text:p>2</text:p>
          </table:table-cell>
          <table:table-cell table:formula="of:=IF([StudentsPerformance.D890] = &quot;standard&quot;; 1; 0)" office:value-type="float" office:value="0" calcext:value-type="float">
            <text:p>0</text:p>
          </table:table-cell>
          <table:table-cell table:formula="of:=IF([StudentsPerformance.E890] = &quot;completed&quot;; 1; 0)" office:value-type="float" office:value="0" calcext:value-type="float">
            <text:p>0</text:p>
          </table:table-cell>
          <table:table-cell table:formula="of:=([StudentsPerformance.F890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890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890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891] = &quot;male&quot;; 1; 0)" office:value-type="float" office:value="1" calcext:value-type="float">
            <text:p>1</text:p>
          </table:table-cell>
          <table:table-cell table:formula="of:=IF([StudentsPerformance.B891] = &quot;group A&quot;; 0; IF([StudentsPerformance.B891] = &quot;group B&quot;; 1; IF([StudentsPerformance.B891] = &quot;group C&quot;; 2; IF([StudentsPerformance.B891] = &quot;group D&quot;; 3; 4))))" office:value-type="float" office:value="3" calcext:value-type="float">
            <text:p>3</text:p>
          </table:table-cell>
          <table:table-cell table:formula="of:=IF([StudentsPerformance.C891] = &quot;some high school&quot;; 0; IF([StudentsPerformance.C891] = &quot;high school&quot;; 1; IF([StudentsPerformance.C891] = &quot;some college&quot;; 2; IF([StudentsPerformance.C891] = &quot;associate's degree&quot;; 3; IF([StudentsPerformance.C891] = &quot;bachelor's degree&quot;; 4; 5)))))" office:value-type="float" office:value="1" calcext:value-type="float">
            <text:p>1</text:p>
          </table:table-cell>
          <table:table-cell table:formula="of:=IF([StudentsPerformance.D891] = &quot;standard&quot;; 1; 0)" office:value-type="float" office:value="0" calcext:value-type="float">
            <text:p>0</text:p>
          </table:table-cell>
          <table:table-cell table:formula="of:=IF([StudentsPerformance.E891] = &quot;completed&quot;; 1; 0)" office:value-type="float" office:value="0" calcext:value-type="float">
            <text:p>0</text:p>
          </table:table-cell>
          <table:table-cell table:formula="of:=([StudentsPerformance.F891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891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891] - [StudentsPerformance.$P$2])/[StudentsPerformance.$Q$2]" office:value-type="float" office:value="-1.31971917934546" calcext:value-type="float">
            <text:p>-1.31971917934546</text:p>
          </table:table-cell>
        </table:table-row>
        <table:table-row table:style-name="ro1">
          <table:table-cell table:formula="of:=IF([StudentsPerformance.A892] = &quot;male&quot;; 1; 0)" office:value-type="float" office:value="0" calcext:value-type="float">
            <text:p>0</text:p>
          </table:table-cell>
          <table:table-cell table:formula="of:=IF([StudentsPerformance.B892] = &quot;group A&quot;; 0; IF([StudentsPerformance.B892] = &quot;group B&quot;; 1; IF([StudentsPerformance.B892] = &quot;group C&quot;; 2; IF([StudentsPerformance.B892] = &quot;group D&quot;; 3; 4))))" office:value-type="float" office:value="4" calcext:value-type="float">
            <text:p>4</text:p>
          </table:table-cell>
          <table:table-cell table:formula="of:=IF([StudentsPerformance.C892] = &quot;some high school&quot;; 0; IF([StudentsPerformance.C892] = &quot;high school&quot;; 1; IF([StudentsPerformance.C892] = &quot;some college&quot;; 2; IF([StudentsPerformance.C892] = &quot;associate's degree&quot;; 3; IF([StudentsPerformance.C892] = &quot;bachelor's degree&quot;; 4; 5)))))" office:value-type="float" office:value="2" calcext:value-type="float">
            <text:p>2</text:p>
          </table:table-cell>
          <table:table-cell table:formula="of:=IF([StudentsPerformance.D892] = &quot;standard&quot;; 1; 0)" office:value-type="float" office:value="1" calcext:value-type="float">
            <text:p>1</text:p>
          </table:table-cell>
          <table:table-cell table:formula="of:=IF([StudentsPerformance.E892] = &quot;completed&quot;; 1; 0)" office:value-type="float" office:value="1" calcext:value-type="float">
            <text:p>1</text:p>
          </table:table-cell>
          <table:table-cell table:formula="of:=([StudentsPerformance.F892] - [StudentsPerformance.$J$2])/[StudentsPerformance.$K$2]" office:value-type="float" office:value="1.31312371061339" calcext:value-type="float">
            <text:p>1.31312371061339</text:p>
          </table:table-cell>
          <table:table-cell table:formula="of:=([StudentsPerformance.G892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892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893] = &quot;male&quot;; 1; 0)" office:value-type="float" office:value="0" calcext:value-type="float">
            <text:p>0</text:p>
          </table:table-cell>
          <table:table-cell table:formula="of:=IF([StudentsPerformance.B893] = &quot;group A&quot;; 0; IF([StudentsPerformance.B893] = &quot;group B&quot;; 1; IF([StudentsPerformance.B893] = &quot;group C&quot;; 2; IF([StudentsPerformance.B893] = &quot;group D&quot;; 3; 4))))" office:value-type="float" office:value="4" calcext:value-type="float">
            <text:p>4</text:p>
          </table:table-cell>
          <table:table-cell table:formula="of:=IF([StudentsPerformance.C893] = &quot;some high school&quot;; 0; IF([StudentsPerformance.C893] = &quot;high school&quot;; 1; IF([StudentsPerformance.C893] = &quot;some college&quot;; 2; IF([StudentsPerformance.C893] = &quot;associate's degree&quot;; 3; IF([StudentsPerformance.C893] = &quot;bachelor's degree&quot;; 4; 5)))))" office:value-type="float" office:value="3" calcext:value-type="float">
            <text:p>3</text:p>
          </table:table-cell>
          <table:table-cell table:formula="of:=IF([StudentsPerformance.D893] = &quot;standard&quot;; 1; 0)" office:value-type="float" office:value="1" calcext:value-type="float">
            <text:p>1</text:p>
          </table:table-cell>
          <table:table-cell table:formula="of:=IF([StudentsPerformance.E893] = &quot;completed&quot;; 1; 0)" office:value-type="float" office:value="0" calcext:value-type="float">
            <text:p>0</text:p>
          </table:table-cell>
          <table:table-cell table:formula="of:=([StudentsPerformance.F893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893] - [StudentsPerformance.$M$2])/[StudentsPerformance.$N$2]" office:value-type="float" office:value="1.56374656566993" calcext:value-type="float">
            <text:p>1.56374656566993</text:p>
          </table:table-cell>
          <table:table-cell table:formula="of:=([StudentsPerformance.H893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894] = &quot;male&quot;; 1; 0)" office:value-type="float" office:value="0" calcext:value-type="float">
            <text:p>0</text:p>
          </table:table-cell>
          <table:table-cell table:formula="of:=IF([StudentsPerformance.B894] = &quot;group A&quot;; 0; IF([StudentsPerformance.B894] = &quot;group B&quot;; 1; IF([StudentsPerformance.B894] = &quot;group C&quot;; 2; IF([StudentsPerformance.B894] = &quot;group D&quot;; 3; 4))))" office:value-type="float" office:value="0" calcext:value-type="float">
            <text:p>0</text:p>
          </table:table-cell>
          <table:table-cell table:formula="of:=IF([StudentsPerformance.C894] = &quot;some high school&quot;; 0; IF([StudentsPerformance.C894] = &quot;high school&quot;; 1; IF([StudentsPerformance.C894] = &quot;some college&quot;; 2; IF([StudentsPerformance.C894] = &quot;associate's degree&quot;; 3; IF([StudentsPerformance.C894] = &quot;bachelor's degree&quot;; 4; 5)))))" office:value-type="float" office:value="5" calcext:value-type="float">
            <text:p>5</text:p>
          </table:table-cell>
          <table:table-cell table:formula="of:=IF([StudentsPerformance.D894] = &quot;standard&quot;; 1; 0)" office:value-type="float" office:value="0" calcext:value-type="float">
            <text:p>0</text:p>
          </table:table-cell>
          <table:table-cell table:formula="of:=IF([StudentsPerformance.E894] = &quot;completed&quot;; 1; 0)" office:value-type="float" office:value="0" calcext:value-type="float">
            <text:p>0</text:p>
          </table:table-cell>
          <table:table-cell table:formula="of:=([StudentsPerformance.F894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894] - [StudentsPerformance.$M$2])/[StudentsPerformance.$N$2]" office:value-type="float" office:value="-0.148559690812408" calcext:value-type="float">
            <text:p>-0.148559690812408</text:p>
          </table:table-cell>
          <table:table-cell table:formula="of:=([StudentsPerformance.H894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895] = &quot;male&quot;; 1; 0)" office:value-type="float" office:value="1" calcext:value-type="float">
            <text:p>1</text:p>
          </table:table-cell>
          <table:table-cell table:formula="of:=IF([StudentsPerformance.B895] = &quot;group A&quot;; 0; IF([StudentsPerformance.B895] = &quot;group B&quot;; 1; IF([StudentsPerformance.B895] = &quot;group C&quot;; 2; IF([StudentsPerformance.B895] = &quot;group D&quot;; 3; 4))))" office:value-type="float" office:value="3" calcext:value-type="float">
            <text:p>3</text:p>
          </table:table-cell>
          <table:table-cell table:formula="of:=IF([StudentsPerformance.C895] = &quot;some high school&quot;; 0; IF([StudentsPerformance.C895] = &quot;high school&quot;; 1; IF([StudentsPerformance.C895] = &quot;some college&quot;; 2; IF([StudentsPerformance.C895] = &quot;associate's degree&quot;; 3; IF([StudentsPerformance.C895] = &quot;bachelor's degree&quot;; 4; 5)))))" office:value-type="float" office:value="0" calcext:value-type="float">
            <text:p>0</text:p>
          </table:table-cell>
          <table:table-cell table:formula="of:=IF([StudentsPerformance.D895] = &quot;standard&quot;; 1; 0)" office:value-type="float" office:value="1" calcext:value-type="float">
            <text:p>1</text:p>
          </table:table-cell>
          <table:table-cell table:formula="of:=IF([StudentsPerformance.E895] = &quot;completed&quot;; 1; 0)" office:value-type="float" office:value="1" calcext:value-type="float">
            <text:p>1</text:p>
          </table:table-cell>
          <table:table-cell table:formula="of:=([StudentsPerformance.F895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895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895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896] = &quot;male&quot;; 1; 0)" office:value-type="float" office:value="0" calcext:value-type="float">
            <text:p>0</text:p>
          </table:table-cell>
          <table:table-cell table:formula="of:=IF([StudentsPerformance.B896] = &quot;group A&quot;; 0; IF([StudentsPerformance.B896] = &quot;group B&quot;; 1; IF([StudentsPerformance.B896] = &quot;group C&quot;; 2; IF([StudentsPerformance.B896] = &quot;group D&quot;; 3; 4))))" office:value-type="float" office:value="4" calcext:value-type="float">
            <text:p>4</text:p>
          </table:table-cell>
          <table:table-cell table:formula="of:=IF([StudentsPerformance.C896] = &quot;some high school&quot;; 0; IF([StudentsPerformance.C896] = &quot;high school&quot;; 1; IF([StudentsPerformance.C896] = &quot;some college&quot;; 2; IF([StudentsPerformance.C896] = &quot;associate's degree&quot;; 3; IF([StudentsPerformance.C896] = &quot;bachelor's degree&quot;; 4; 5)))))" office:value-type="float" office:value="3" calcext:value-type="float">
            <text:p>3</text:p>
          </table:table-cell>
          <table:table-cell table:formula="of:=IF([StudentsPerformance.D896] = &quot;standard&quot;; 1; 0)" office:value-type="float" office:value="1" calcext:value-type="float">
            <text:p>1</text:p>
          </table:table-cell>
          <table:table-cell table:formula="of:=IF([StudentsPerformance.E896] = &quot;completed&quot;; 1; 0)" office:value-type="float" office:value="0" calcext:value-type="float">
            <text:p>0</text:p>
          </table:table-cell>
          <table:table-cell table:formula="of:=([StudentsPerformance.F896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896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896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897] = &quot;male&quot;; 1; 0)" office:value-type="float" office:value="0" calcext:value-type="float">
            <text:p>0</text:p>
          </table:table-cell>
          <table:table-cell table:formula="of:=IF([StudentsPerformance.B897] = &quot;group A&quot;; 0; IF([StudentsPerformance.B897] = &quot;group B&quot;; 1; IF([StudentsPerformance.B897] = &quot;group C&quot;; 2; IF([StudentsPerformance.B897] = &quot;group D&quot;; 3; 4))))" office:value-type="float" office:value="4" calcext:value-type="float">
            <text:p>4</text:p>
          </table:table-cell>
          <table:table-cell table:formula="of:=IF([StudentsPerformance.C897] = &quot;some high school&quot;; 0; IF([StudentsPerformance.C897] = &quot;high school&quot;; 1; IF([StudentsPerformance.C897] = &quot;some college&quot;; 2; IF([StudentsPerformance.C897] = &quot;associate's degree&quot;; 3; IF([StudentsPerformance.C897] = &quot;bachelor's degree&quot;; 4; 5)))))" office:value-type="float" office:value="0" calcext:value-type="float">
            <text:p>0</text:p>
          </table:table-cell>
          <table:table-cell table:formula="of:=IF([StudentsPerformance.D897] = &quot;standard&quot;; 1; 0)" office:value-type="float" office:value="0" calcext:value-type="float">
            <text:p>0</text:p>
          </table:table-cell>
          <table:table-cell table:formula="of:=IF([StudentsPerformance.E897] = &quot;completed&quot;; 1; 0)" office:value-type="float" office:value="0" calcext:value-type="float">
            <text:p>0</text:p>
          </table:table-cell>
          <table:table-cell table:formula="of:=([StudentsPerformance.F897] - [StudentsPerformance.$J$2])/[StudentsPerformance.$K$2]" office:value-type="float" office:value="-2.24815801170709" calcext:value-type="float">
            <text:p>-2.24815801170709</text:p>
          </table:table-cell>
          <table:table-cell table:formula="of:=([StudentsPerformance.G897] - [StudentsPerformance.$M$2])/[StudentsPerformance.$N$2]" office:value-type="float" office:value="-2.4088039493691" calcext:value-type="float">
            <text:p>-2.4088039493691</text:p>
          </table:table-cell>
          <table:table-cell table:formula="of:=([StudentsPerformance.H897] - [StudentsPerformance.$P$2])/[StudentsPerformance.$Q$2]" office:value-type="float" office:value="-1.97780194554944" calcext:value-type="float">
            <text:p>-1.97780194554944</text:p>
          </table:table-cell>
        </table:table-row>
        <table:table-row table:style-name="ro1">
          <table:table-cell table:formula="of:=IF([StudentsPerformance.A898] = &quot;male&quot;; 1; 0)" office:value-type="float" office:value="1" calcext:value-type="float">
            <text:p>1</text:p>
          </table:table-cell>
          <table:table-cell table:formula="of:=IF([StudentsPerformance.B898] = &quot;group A&quot;; 0; IF([StudentsPerformance.B898] = &quot;group B&quot;; 1; IF([StudentsPerformance.B898] = &quot;group C&quot;; 2; IF([StudentsPerformance.B898] = &quot;group D&quot;; 3; 4))))" office:value-type="float" office:value="1" calcext:value-type="float">
            <text:p>1</text:p>
          </table:table-cell>
          <table:table-cell table:formula="of:=IF([StudentsPerformance.C898] = &quot;some high school&quot;; 0; IF([StudentsPerformance.C898] = &quot;high school&quot;; 1; IF([StudentsPerformance.C898] = &quot;some college&quot;; 2; IF([StudentsPerformance.C898] = &quot;associate's degree&quot;; 3; IF([StudentsPerformance.C898] = &quot;bachelor's degree&quot;; 4; 5)))))" office:value-type="float" office:value="1" calcext:value-type="float">
            <text:p>1</text:p>
          </table:table-cell>
          <table:table-cell table:formula="of:=IF([StudentsPerformance.D898] = &quot;standard&quot;; 1; 0)" office:value-type="float" office:value="0" calcext:value-type="float">
            <text:p>0</text:p>
          </table:table-cell>
          <table:table-cell table:formula="of:=IF([StudentsPerformance.E898] = &quot;completed&quot;; 1; 0)" office:value-type="float" office:value="0" calcext:value-type="float">
            <text:p>0</text:p>
          </table:table-cell>
          <table:table-cell table:formula="of:=([StudentsPerformance.F898] - [StudentsPerformance.$J$2])/[StudentsPerformance.$K$2]" office:value-type="float" office:value="-1.98435936560928" calcext:value-type="float">
            <text:p>-1.98435936560928</text:p>
          </table:table-cell>
          <table:table-cell table:formula="of:=([StudentsPerformance.G898] - [StudentsPerformance.$M$2])/[StudentsPerformance.$N$2]" office:value-type="float" office:value="-2.75126520066557" calcext:value-type="float">
            <text:p>-2.75126520066557</text:p>
          </table:table-cell>
          <table:table-cell table:formula="of:=([StudentsPerformance.H898] - [StudentsPerformance.$P$2])/[StudentsPerformance.$Q$2]" office:value-type="float" office:value="-2.70169298837382" calcext:value-type="float">
            <text:p>-2.70169298837382</text:p>
          </table:table-cell>
        </table:table-row>
        <table:table-row table:style-name="ro1">
          <table:table-cell table:formula="of:=IF([StudentsPerformance.A899] = &quot;male&quot;; 1; 0)" office:value-type="float" office:value="0" calcext:value-type="float">
            <text:p>0</text:p>
          </table:table-cell>
          <table:table-cell table:formula="of:=IF([StudentsPerformance.B899] = &quot;group A&quot;; 0; IF([StudentsPerformance.B899] = &quot;group B&quot;; 1; IF([StudentsPerformance.B899] = &quot;group C&quot;; 2; IF([StudentsPerformance.B899] = &quot;group D&quot;; 3; 4))))" office:value-type="float" office:value="1" calcext:value-type="float">
            <text:p>1</text:p>
          </table:table-cell>
          <table:table-cell table:formula="of:=IF([StudentsPerformance.C899] = &quot;some high school&quot;; 0; IF([StudentsPerformance.C899] = &quot;high school&quot;; 1; IF([StudentsPerformance.C899] = &quot;some college&quot;; 2; IF([StudentsPerformance.C899] = &quot;associate's degree&quot;; 3; IF([StudentsPerformance.C899] = &quot;bachelor's degree&quot;; 4; 5)))))" office:value-type="float" office:value="0" calcext:value-type="float">
            <text:p>0</text:p>
          </table:table-cell>
          <table:table-cell table:formula="of:=IF([StudentsPerformance.D899] = &quot;standard&quot;; 1; 0)" office:value-type="float" office:value="0" calcext:value-type="float">
            <text:p>0</text:p>
          </table:table-cell>
          <table:table-cell table:formula="of:=IF([StudentsPerformance.E899] = &quot;completed&quot;; 1; 0)" office:value-type="float" office:value="1" calcext:value-type="float">
            <text:p>1</text:p>
          </table:table-cell>
          <table:table-cell table:formula="of:=([StudentsPerformance.F899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899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899] - [StudentsPerformance.$P$2])/[StudentsPerformance.$Q$2]" office:value-type="float" office:value="0.720337395886877" calcext:value-type="float">
            <text:p>0.720337395886877</text:p>
          </table:table-cell>
        </table:table-row>
        <table:table-row table:style-name="ro1">
          <table:table-cell table:formula="of:=IF([StudentsPerformance.A900] = &quot;male&quot;; 1; 0)" office:value-type="float" office:value="1" calcext:value-type="float">
            <text:p>1</text:p>
          </table:table-cell>
          <table:table-cell table:formula="of:=IF([StudentsPerformance.B900] = &quot;group A&quot;; 0; IF([StudentsPerformance.B900] = &quot;group B&quot;; 1; IF([StudentsPerformance.B900] = &quot;group C&quot;; 2; IF([StudentsPerformance.B900] = &quot;group D&quot;; 3; 4))))" office:value-type="float" office:value="3" calcext:value-type="float">
            <text:p>3</text:p>
          </table:table-cell>
          <table:table-cell table:formula="of:=IF([StudentsPerformance.C900] = &quot;some high school&quot;; 0; IF([StudentsPerformance.C900] = &quot;high school&quot;; 1; IF([StudentsPerformance.C900] = &quot;some college&quot;; 2; IF([StudentsPerformance.C900] = &quot;associate's degree&quot;; 3; IF([StudentsPerformance.C900] = &quot;bachelor's degree&quot;; 4; 5)))))" office:value-type="float" office:value="3" calcext:value-type="float">
            <text:p>3</text:p>
          </table:table-cell>
          <table:table-cell table:formula="of:=IF([StudentsPerformance.D900] = &quot;standard&quot;; 1; 0)" office:value-type="float" office:value="1" calcext:value-type="float">
            <text:p>1</text:p>
          </table:table-cell>
          <table:table-cell table:formula="of:=IF([StudentsPerformance.E900] = &quot;completed&quot;; 1; 0)" office:value-type="float" office:value="1" calcext:value-type="float">
            <text:p>1</text:p>
          </table:table-cell>
          <table:table-cell table:formula="of:=([StudentsPerformance.F900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900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900] - [StudentsPerformance.$P$2])/[StudentsPerformance.$Q$2]" office:value-type="float" office:value="-0.332595030039492" calcext:value-type="float">
            <text:p>-0.332595030039492</text:p>
          </table:table-cell>
        </table:table-row>
        <table:table-row table:style-name="ro1">
          <table:table-cell table:formula="of:=IF([StudentsPerformance.A901] = &quot;male&quot;; 1; 0)" office:value-type="float" office:value="0" calcext:value-type="float">
            <text:p>0</text:p>
          </table:table-cell>
          <table:table-cell table:formula="of:=IF([StudentsPerformance.B901] = &quot;group A&quot;; 0; IF([StudentsPerformance.B901] = &quot;group B&quot;; 1; IF([StudentsPerformance.B901] = &quot;group C&quot;; 2; IF([StudentsPerformance.B901] = &quot;group D&quot;; 3; 4))))" office:value-type="float" office:value="3" calcext:value-type="float">
            <text:p>3</text:p>
          </table:table-cell>
          <table:table-cell table:formula="of:=IF([StudentsPerformance.C901] = &quot;some high school&quot;; 0; IF([StudentsPerformance.C901] = &quot;high school&quot;; 1; IF([StudentsPerformance.C901] = &quot;some college&quot;; 2; IF([StudentsPerformance.C901] = &quot;associate's degree&quot;; 3; IF([StudentsPerformance.C901] = &quot;bachelor's degree&quot;; 4; 5)))))" office:value-type="float" office:value="0" calcext:value-type="float">
            <text:p>0</text:p>
          </table:table-cell>
          <table:table-cell table:formula="of:=IF([StudentsPerformance.D901] = &quot;standard&quot;; 1; 0)" office:value-type="float" office:value="1" calcext:value-type="float">
            <text:p>1</text:p>
          </table:table-cell>
          <table:table-cell table:formula="of:=IF([StudentsPerformance.E901] = &quot;completed&quot;; 1; 0)" office:value-type="float" office:value="1" calcext:value-type="float">
            <text:p>1</text:p>
          </table:table-cell>
          <table:table-cell table:formula="of:=([StudentsPerformance.F901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901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901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902] = &quot;male&quot;; 1; 0)" office:value-type="float" office:value="1" calcext:value-type="float">
            <text:p>1</text:p>
          </table:table-cell>
          <table:table-cell table:formula="of:=IF([StudentsPerformance.B902] = &quot;group A&quot;; 0; IF([StudentsPerformance.B902] = &quot;group B&quot;; 1; IF([StudentsPerformance.B902] = &quot;group C&quot;; 2; IF([StudentsPerformance.B902] = &quot;group D&quot;; 3; 4))))" office:value-type="float" office:value="3" calcext:value-type="float">
            <text:p>3</text:p>
          </table:table-cell>
          <table:table-cell table:formula="of:=IF([StudentsPerformance.C902] = &quot;some high school&quot;; 0; IF([StudentsPerformance.C902] = &quot;high school&quot;; 1; IF([StudentsPerformance.C902] = &quot;some college&quot;; 2; IF([StudentsPerformance.C902] = &quot;associate's degree&quot;; 3; IF([StudentsPerformance.C902] = &quot;bachelor's degree&quot;; 4; 5)))))" office:value-type="float" office:value="5" calcext:value-type="float">
            <text:p>5</text:p>
          </table:table-cell>
          <table:table-cell table:formula="of:=IF([StudentsPerformance.D902] = &quot;standard&quot;; 1; 0)" office:value-type="float" office:value="1" calcext:value-type="float">
            <text:p>1</text:p>
          </table:table-cell>
          <table:table-cell table:formula="of:=IF([StudentsPerformance.E902] = &quot;completed&quot;; 1; 0)" office:value-type="float" office:value="0" calcext:value-type="float">
            <text:p>0</text:p>
          </table:table-cell>
          <table:table-cell table:formula="of:=([StudentsPerformance.F902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902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902] - [StudentsPerformance.$P$2])/[StudentsPerformance.$Q$2]" office:value-type="float" office:value="1.37842016209086" calcext:value-type="float">
            <text:p>1.37842016209086</text:p>
          </table:table-cell>
        </table:table-row>
        <table:table-row table:style-name="ro1">
          <table:table-cell table:formula="of:=IF([StudentsPerformance.A903] = &quot;male&quot;; 1; 0)" office:value-type="float" office:value="0" calcext:value-type="float">
            <text:p>0</text:p>
          </table:table-cell>
          <table:table-cell table:formula="of:=IF([StudentsPerformance.B903] = &quot;group A&quot;; 0; IF([StudentsPerformance.B903] = &quot;group B&quot;; 1; IF([StudentsPerformance.B903] = &quot;group C&quot;; 2; IF([StudentsPerformance.B903] = &quot;group D&quot;; 3; 4))))" office:value-type="float" office:value="2" calcext:value-type="float">
            <text:p>2</text:p>
          </table:table-cell>
          <table:table-cell table:formula="of:=IF([StudentsPerformance.C903] = &quot;some high school&quot;; 0; IF([StudentsPerformance.C903] = &quot;high school&quot;; 1; IF([StudentsPerformance.C903] = &quot;some college&quot;; 2; IF([StudentsPerformance.C903] = &quot;associate's degree&quot;; 3; IF([StudentsPerformance.C903] = &quot;bachelor's degree&quot;; 4; 5)))))" office:value-type="float" office:value="5" calcext:value-type="float">
            <text:p>5</text:p>
          </table:table-cell>
          <table:table-cell table:formula="of:=IF([StudentsPerformance.D903] = &quot;standard&quot;; 1; 0)" office:value-type="float" office:value="1" calcext:value-type="float">
            <text:p>1</text:p>
          </table:table-cell>
          <table:table-cell table:formula="of:=IF([StudentsPerformance.E903] = &quot;completed&quot;; 1; 0)" office:value-type="float" office:value="0" calcext:value-type="float">
            <text:p>0</text:p>
          </table:table-cell>
          <table:table-cell table:formula="of:=([StudentsPerformance.F903] - [StudentsPerformance.$J$2])/[StudentsPerformance.$K$2]" office:value-type="float" office:value="0.455778110795497" calcext:value-type="float">
            <text:p>0.455778110795497</text:p>
          </table:table-cell>
          <table:table-cell table:formula="of:=([StudentsPerformance.G903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903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904] = &quot;male&quot;; 1; 0)" office:value-type="float" office:value="0" calcext:value-type="float">
            <text:p>0</text:p>
          </table:table-cell>
          <table:table-cell table:formula="of:=IF([StudentsPerformance.B904] = &quot;group A&quot;; 0; IF([StudentsPerformance.B904] = &quot;group B&quot;; 1; IF([StudentsPerformance.B904] = &quot;group C&quot;; 2; IF([StudentsPerformance.B904] = &quot;group D&quot;; 3; 4))))" office:value-type="float" office:value="0" calcext:value-type="float">
            <text:p>0</text:p>
          </table:table-cell>
          <table:table-cell table:formula="of:=IF([StudentsPerformance.C904] = &quot;some high school&quot;; 0; IF([StudentsPerformance.C904] = &quot;high school&quot;; 1; IF([StudentsPerformance.C904] = &quot;some college&quot;; 2; IF([StudentsPerformance.C904] = &quot;associate's degree&quot;; 3; IF([StudentsPerformance.C904] = &quot;bachelor's degree&quot;; 4; 5)))))" office:value-type="float" office:value="1" calcext:value-type="float">
            <text:p>1</text:p>
          </table:table-cell>
          <table:table-cell table:formula="of:=IF([StudentsPerformance.D904] = &quot;standard&quot;; 1; 0)" office:value-type="float" office:value="0" calcext:value-type="float">
            <text:p>0</text:p>
          </table:table-cell>
          <table:table-cell table:formula="of:=IF([StudentsPerformance.E904] = &quot;completed&quot;; 1; 0)" office:value-type="float" office:value="1" calcext:value-type="float">
            <text:p>1</text:p>
          </table:table-cell>
          <table:table-cell table:formula="of:=([StudentsPerformance.F904] - [StudentsPerformance.$J$2])/[StudentsPerformance.$K$2]" office:value-type="float" office:value="-2.11625868865818" calcext:value-type="float">
            <text:p>-2.11625868865818</text:p>
          </table:table-cell>
          <table:table-cell table:formula="of:=([StudentsPerformance.G904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904] - [StudentsPerformance.$P$2])/[StudentsPerformance.$Q$2]" office:value-type="float" office:value="-1.78037711568825" calcext:value-type="float">
            <text:p>-1.78037711568825</text:p>
          </table:table-cell>
        </table:table-row>
        <table:table-row table:style-name="ro1">
          <table:table-cell table:formula="of:=IF([StudentsPerformance.A905] = &quot;male&quot;; 1; 0)" office:value-type="float" office:value="0" calcext:value-type="float">
            <text:p>0</text:p>
          </table:table-cell>
          <table:table-cell table:formula="of:=IF([StudentsPerformance.B905] = &quot;group A&quot;; 0; IF([StudentsPerformance.B905] = &quot;group B&quot;; 1; IF([StudentsPerformance.B905] = &quot;group C&quot;; 2; IF([StudentsPerformance.B905] = &quot;group D&quot;; 3; 4))))" office:value-type="float" office:value="3" calcext:value-type="float">
            <text:p>3</text:p>
          </table:table-cell>
          <table:table-cell table:formula="of:=IF([StudentsPerformance.C905] = &quot;some high school&quot;; 0; IF([StudentsPerformance.C905] = &quot;high school&quot;; 1; IF([StudentsPerformance.C905] = &quot;some college&quot;; 2; IF([StudentsPerformance.C905] = &quot;associate's degree&quot;; 3; IF([StudentsPerformance.C905] = &quot;bachelor's degree&quot;; 4; 5)))))" office:value-type="float" office:value="4" calcext:value-type="float">
            <text:p>4</text:p>
          </table:table-cell>
          <table:table-cell table:formula="of:=IF([StudentsPerformance.D905] = &quot;standard&quot;; 1; 0)" office:value-type="float" office:value="0" calcext:value-type="float">
            <text:p>0</text:p>
          </table:table-cell>
          <table:table-cell table:formula="of:=IF([StudentsPerformance.E905] = &quot;completed&quot;; 1; 0)" office:value-type="float" office:value="1" calcext:value-type="float">
            <text:p>1</text:p>
          </table:table-cell>
          <table:table-cell table:formula="of:=([StudentsPerformance.F905] - [StudentsPerformance.$J$2])/[StudentsPerformance.$K$2]" office:value-type="float" office:value="1.77477134128456" calcext:value-type="float">
            <text:p>1.77477134128456</text:p>
          </table:table-cell>
          <table:table-cell table:formula="of:=([StudentsPerformance.G905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905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906] = &quot;male&quot;; 1; 0)" office:value-type="float" office:value="0" calcext:value-type="float">
            <text:p>0</text:p>
          </table:table-cell>
          <table:table-cell table:formula="of:=IF([StudentsPerformance.B906] = &quot;group A&quot;; 0; IF([StudentsPerformance.B906] = &quot;group B&quot;; 1; IF([StudentsPerformance.B906] = &quot;group C&quot;; 2; IF([StudentsPerformance.B906] = &quot;group D&quot;; 3; 4))))" office:value-type="float" office:value="3" calcext:value-type="float">
            <text:p>3</text:p>
          </table:table-cell>
          <table:table-cell table:formula="of:=IF([StudentsPerformance.C906] = &quot;some high school&quot;; 0; IF([StudentsPerformance.C906] = &quot;high school&quot;; 1; IF([StudentsPerformance.C906] = &quot;some college&quot;; 2; IF([StudentsPerformance.C906] = &quot;associate's degree&quot;; 3; IF([StudentsPerformance.C906] = &quot;bachelor's degree&quot;; 4; 5)))))" office:value-type="float" office:value="0" calcext:value-type="float">
            <text:p>0</text:p>
          </table:table-cell>
          <table:table-cell table:formula="of:=IF([StudentsPerformance.D906] = &quot;standard&quot;; 1; 0)" office:value-type="float" office:value="0" calcext:value-type="float">
            <text:p>0</text:p>
          </table:table-cell>
          <table:table-cell table:formula="of:=IF([StudentsPerformance.E906] = &quot;completed&quot;; 1; 0)" office:value-type="float" office:value="0" calcext:value-type="float">
            <text:p>0</text:p>
          </table:table-cell>
          <table:table-cell table:formula="of:=([StudentsPerformance.F906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906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906] - [StudentsPerformance.$P$2])/[StudentsPerformance.$Q$2]" office:value-type="float" office:value="1.04937877898887" calcext:value-type="float">
            <text:p>1.04937877898887</text:p>
          </table:table-cell>
        </table:table-row>
        <table:table-row table:style-name="ro1">
          <table:table-cell table:formula="of:=IF([StudentsPerformance.A907] = &quot;male&quot;; 1; 0)" office:value-type="float" office:value="1" calcext:value-type="float">
            <text:p>1</text:p>
          </table:table-cell>
          <table:table-cell table:formula="of:=IF([StudentsPerformance.B907] = &quot;group A&quot;; 0; IF([StudentsPerformance.B907] = &quot;group B&quot;; 1; IF([StudentsPerformance.B907] = &quot;group C&quot;; 2; IF([StudentsPerformance.B907] = &quot;group D&quot;; 3; 4))))" office:value-type="float" office:value="3" calcext:value-type="float">
            <text:p>3</text:p>
          </table:table-cell>
          <table:table-cell table:formula="of:=IF([StudentsPerformance.C907] = &quot;some high school&quot;; 0; IF([StudentsPerformance.C907] = &quot;high school&quot;; 1; IF([StudentsPerformance.C907] = &quot;some college&quot;; 2; IF([StudentsPerformance.C907] = &quot;associate's degree&quot;; 3; IF([StudentsPerformance.C907] = &quot;bachelor's degree&quot;; 4; 5)))))" office:value-type="float" office:value="2" calcext:value-type="float">
            <text:p>2</text:p>
          </table:table-cell>
          <table:table-cell table:formula="of:=IF([StudentsPerformance.D907] = &quot;standard&quot;; 1; 0)" office:value-type="float" office:value="1" calcext:value-type="float">
            <text:p>1</text:p>
          </table:table-cell>
          <table:table-cell table:formula="of:=IF([StudentsPerformance.E907] = &quot;completed&quot;; 1; 0)" office:value-type="float" office:value="0" calcext:value-type="float">
            <text:p>0</text:p>
          </table:table-cell>
          <table:table-cell table:formula="of:=([StudentsPerformance.F907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907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907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908] = &quot;male&quot;; 1; 0)" office:value-type="float" office:value="1" calcext:value-type="float">
            <text:p>1</text:p>
          </table:table-cell>
          <table:table-cell table:formula="of:=IF([StudentsPerformance.B908] = &quot;group A&quot;; 0; IF([StudentsPerformance.B908] = &quot;group B&quot;; 1; IF([StudentsPerformance.B908] = &quot;group C&quot;; 2; IF([StudentsPerformance.B908] = &quot;group D&quot;; 3; 4))))" office:value-type="float" office:value="1" calcext:value-type="float">
            <text:p>1</text:p>
          </table:table-cell>
          <table:table-cell table:formula="of:=IF([StudentsPerformance.C908] = &quot;some high school&quot;; 0; IF([StudentsPerformance.C908] = &quot;high school&quot;; 1; IF([StudentsPerformance.C908] = &quot;some college&quot;; 2; IF([StudentsPerformance.C908] = &quot;associate's degree&quot;; 3; IF([StudentsPerformance.C908] = &quot;bachelor's degree&quot;; 4; 5)))))" office:value-type="float" office:value="1" calcext:value-type="float">
            <text:p>1</text:p>
          </table:table-cell>
          <table:table-cell table:formula="of:=IF([StudentsPerformance.D908] = &quot;standard&quot;; 1; 0)" office:value-type="float" office:value="1" calcext:value-type="float">
            <text:p>1</text:p>
          </table:table-cell>
          <table:table-cell table:formula="of:=IF([StudentsPerformance.E908] = &quot;completed&quot;; 1; 0)" office:value-type="float" office:value="0" calcext:value-type="float">
            <text:p>0</text:p>
          </table:table-cell>
          <table:table-cell table:formula="of:=([StudentsPerformance.F908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908] - [StudentsPerformance.$M$2])/[StudentsPerformance.$N$2]" office:value-type="float" office:value="-1.44991244573899" calcext:value-type="float">
            <text:p>-1.44991244573899</text:p>
          </table:table-cell>
          <table:table-cell table:formula="of:=([StudentsPerformance.H908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909] = &quot;male&quot;; 1; 0)" office:value-type="float" office:value="0" calcext:value-type="float">
            <text:p>0</text:p>
          </table:table-cell>
          <table:table-cell table:formula="of:=IF([StudentsPerformance.B909] = &quot;group A&quot;; 0; IF([StudentsPerformance.B909] = &quot;group B&quot;; 1; IF([StudentsPerformance.B909] = &quot;group C&quot;; 2; IF([StudentsPerformance.B909] = &quot;group D&quot;; 3; 4))))" office:value-type="float" office:value="3" calcext:value-type="float">
            <text:p>3</text:p>
          </table:table-cell>
          <table:table-cell table:formula="of:=IF([StudentsPerformance.C909] = &quot;some high school&quot;; 0; IF([StudentsPerformance.C909] = &quot;high school&quot;; 1; IF([StudentsPerformance.C909] = &quot;some college&quot;; 2; IF([StudentsPerformance.C909] = &quot;associate's degree&quot;; 3; IF([StudentsPerformance.C909] = &quot;bachelor's degree&quot;; 4; 5)))))" office:value-type="float" office:value="2" calcext:value-type="float">
            <text:p>2</text:p>
          </table:table-cell>
          <table:table-cell table:formula="of:=IF([StudentsPerformance.D909] = &quot;standard&quot;; 1; 0)" office:value-type="float" office:value="1" calcext:value-type="float">
            <text:p>1</text:p>
          </table:table-cell>
          <table:table-cell table:formula="of:=IF([StudentsPerformance.E909] = &quot;completed&quot;; 1; 0)" office:value-type="float" office:value="1" calcext:value-type="float">
            <text:p>1</text:p>
          </table:table-cell>
          <table:table-cell table:formula="of:=([StudentsPerformance.F909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909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909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910] = &quot;male&quot;; 1; 0)" office:value-type="float" office:value="0" calcext:value-type="float">
            <text:p>0</text:p>
          </table:table-cell>
          <table:table-cell table:formula="of:=IF([StudentsPerformance.B910] = &quot;group A&quot;; 0; IF([StudentsPerformance.B910] = &quot;group B&quot;; 1; IF([StudentsPerformance.B910] = &quot;group C&quot;; 2; IF([StudentsPerformance.B910] = &quot;group D&quot;; 3; 4))))" office:value-type="float" office:value="2" calcext:value-type="float">
            <text:p>2</text:p>
          </table:table-cell>
          <table:table-cell table:formula="of:=IF([StudentsPerformance.C910] = &quot;some high school&quot;; 0; IF([StudentsPerformance.C910] = &quot;high school&quot;; 1; IF([StudentsPerformance.C910] = &quot;some college&quot;; 2; IF([StudentsPerformance.C910] = &quot;associate's degree&quot;; 3; IF([StudentsPerformance.C910] = &quot;bachelor's degree&quot;; 4; 5)))))" office:value-type="float" office:value="4" calcext:value-type="float">
            <text:p>4</text:p>
          </table:table-cell>
          <table:table-cell table:formula="of:=IF([StudentsPerformance.D910] = &quot;standard&quot;; 1; 0)" office:value-type="float" office:value="0" calcext:value-type="float">
            <text:p>0</text:p>
          </table:table-cell>
          <table:table-cell table:formula="of:=IF([StudentsPerformance.E910] = &quot;completed&quot;; 1; 0)" office:value-type="float" office:value="0" calcext:value-type="float">
            <text:p>0</text:p>
          </table:table-cell>
          <table:table-cell table:formula="of:=([StudentsPerformance.F910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910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910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911] = &quot;male&quot;; 1; 0)" office:value-type="float" office:value="1" calcext:value-type="float">
            <text:p>1</text:p>
          </table:table-cell>
          <table:table-cell table:formula="of:=IF([StudentsPerformance.B911] = &quot;group A&quot;; 0; IF([StudentsPerformance.B911] = &quot;group B&quot;; 1; IF([StudentsPerformance.B911] = &quot;group C&quot;; 2; IF([StudentsPerformance.B911] = &quot;group D&quot;; 3; 4))))" office:value-type="float" office:value="4" calcext:value-type="float">
            <text:p>4</text:p>
          </table:table-cell>
          <table:table-cell table:formula="of:=IF([StudentsPerformance.C911] = &quot;some high school&quot;; 0; IF([StudentsPerformance.C911] = &quot;high school&quot;; 1; IF([StudentsPerformance.C911] = &quot;some college&quot;; 2; IF([StudentsPerformance.C911] = &quot;associate's degree&quot;; 3; IF([StudentsPerformance.C911] = &quot;bachelor's degree&quot;; 4; 5)))))" office:value-type="float" office:value="4" calcext:value-type="float">
            <text:p>4</text:p>
          </table:table-cell>
          <table:table-cell table:formula="of:=IF([StudentsPerformance.D911] = &quot;standard&quot;; 1; 0)" office:value-type="float" office:value="1" calcext:value-type="float">
            <text:p>1</text:p>
          </table:table-cell>
          <table:table-cell table:formula="of:=IF([StudentsPerformance.E911] = &quot;completed&quot;; 1; 0)" office:value-type="float" office:value="1" calcext:value-type="float">
            <text:p>1</text:p>
          </table:table-cell>
          <table:table-cell table:formula="of:=([StudentsPerformance.F911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911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911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912] = &quot;male&quot;; 1; 0)" office:value-type="float" office:value="1" calcext:value-type="float">
            <text:p>1</text:p>
          </table:table-cell>
          <table:table-cell table:formula="of:=IF([StudentsPerformance.B912] = &quot;group A&quot;; 0; IF([StudentsPerformance.B912] = &quot;group B&quot;; 1; IF([StudentsPerformance.B912] = &quot;group C&quot;; 2; IF([StudentsPerformance.B912] = &quot;group D&quot;; 3; 4))))" office:value-type="float" office:value="3" calcext:value-type="float">
            <text:p>3</text:p>
          </table:table-cell>
          <table:table-cell table:formula="of:=IF([StudentsPerformance.C912] = &quot;some high school&quot;; 0; IF([StudentsPerformance.C912] = &quot;high school&quot;; 1; IF([StudentsPerformance.C912] = &quot;some college&quot;; 2; IF([StudentsPerformance.C912] = &quot;associate's degree&quot;; 3; IF([StudentsPerformance.C912] = &quot;bachelor's degree&quot;; 4; 5)))))" office:value-type="float" office:value="4" calcext:value-type="float">
            <text:p>4</text:p>
          </table:table-cell>
          <table:table-cell table:formula="of:=IF([StudentsPerformance.D912] = &quot;standard&quot;; 1; 0)" office:value-type="float" office:value="0" calcext:value-type="float">
            <text:p>0</text:p>
          </table:table-cell>
          <table:table-cell table:formula="of:=IF([StudentsPerformance.E912] = &quot;completed&quot;; 1; 0)" office:value-type="float" office:value="0" calcext:value-type="float">
            <text:p>0</text:p>
          </table:table-cell>
          <table:table-cell table:formula="of:=([StudentsPerformance.F912] - [StudentsPerformance.$J$2])/[StudentsPerformance.$K$2]" office:value-type="float" office:value="-1.06106410426693" calcext:value-type="float">
            <text:p>-1.06106410426693</text:p>
          </table:table-cell>
          <table:table-cell table:formula="of:=([StudentsPerformance.G912] - [StudentsPerformance.$M$2])/[StudentsPerformance.$N$2]" office:value-type="float" office:value="-1.86086594729475" calcext:value-type="float">
            <text:p>-1.86086594729475</text:p>
          </table:table-cell>
          <table:table-cell table:formula="of:=([StudentsPerformance.H912] - [StudentsPerformance.$P$2])/[StudentsPerformance.$Q$2]" office:value-type="float" office:value="-1.31971917934546" calcext:value-type="float">
            <text:p>-1.31971917934546</text:p>
          </table:table-cell>
        </table:table-row>
        <table:table-row table:style-name="ro1">
          <table:table-cell table:formula="of:=IF([StudentsPerformance.A913] = &quot;male&quot;; 1; 0)" office:value-type="float" office:value="0" calcext:value-type="float">
            <text:p>0</text:p>
          </table:table-cell>
          <table:table-cell table:formula="of:=IF([StudentsPerformance.B913] = &quot;group A&quot;; 0; IF([StudentsPerformance.B913] = &quot;group B&quot;; 1; IF([StudentsPerformance.B913] = &quot;group C&quot;; 2; IF([StudentsPerformance.B913] = &quot;group D&quot;; 3; 4))))" office:value-type="float" office:value="0" calcext:value-type="float">
            <text:p>0</text:p>
          </table:table-cell>
          <table:table-cell table:formula="of:=IF([StudentsPerformance.C913] = &quot;some high school&quot;; 0; IF([StudentsPerformance.C913] = &quot;high school&quot;; 1; IF([StudentsPerformance.C913] = &quot;some college&quot;; 2; IF([StudentsPerformance.C913] = &quot;associate's degree&quot;; 3; IF([StudentsPerformance.C913] = &quot;bachelor's degree&quot;; 4; 5)))))" office:value-type="float" office:value="2" calcext:value-type="float">
            <text:p>2</text:p>
          </table:table-cell>
          <table:table-cell table:formula="of:=IF([StudentsPerformance.D913] = &quot;standard&quot;; 1; 0)" office:value-type="float" office:value="1" calcext:value-type="float">
            <text:p>1</text:p>
          </table:table-cell>
          <table:table-cell table:formula="of:=IF([StudentsPerformance.E913] = &quot;completed&quot;; 1; 0)" office:value-type="float" office:value="0" calcext:value-type="float">
            <text:p>0</text:p>
          </table:table-cell>
          <table:table-cell table:formula="of:=([StudentsPerformance.F913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913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913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914] = &quot;male&quot;; 1; 0)" office:value-type="float" office:value="0" calcext:value-type="float">
            <text:p>0</text:p>
          </table:table-cell>
          <table:table-cell table:formula="of:=IF([StudentsPerformance.B914] = &quot;group A&quot;; 0; IF([StudentsPerformance.B914] = &quot;group B&quot;; 1; IF([StudentsPerformance.B914] = &quot;group C&quot;; 2; IF([StudentsPerformance.B914] = &quot;group D&quot;; 3; 4))))" office:value-type="float" office:value="2" calcext:value-type="float">
            <text:p>2</text:p>
          </table:table-cell>
          <table:table-cell table:formula="of:=IF([StudentsPerformance.C914] = &quot;some high school&quot;; 0; IF([StudentsPerformance.C914] = &quot;high school&quot;; 1; IF([StudentsPerformance.C914] = &quot;some college&quot;; 2; IF([StudentsPerformance.C914] = &quot;associate's degree&quot;; 3; IF([StudentsPerformance.C914] = &quot;bachelor's degree&quot;; 4; 5)))))" office:value-type="float" office:value="4" calcext:value-type="float">
            <text:p>4</text:p>
          </table:table-cell>
          <table:table-cell table:formula="of:=IF([StudentsPerformance.D914] = &quot;standard&quot;; 1; 0)" office:value-type="float" office:value="1" calcext:value-type="float">
            <text:p>1</text:p>
          </table:table-cell>
          <table:table-cell table:formula="of:=IF([StudentsPerformance.E914] = &quot;completed&quot;; 1; 0)" office:value-type="float" office:value="1" calcext:value-type="float">
            <text:p>1</text:p>
          </table:table-cell>
          <table:table-cell table:formula="of:=([StudentsPerformance.F914] - [StudentsPerformance.$J$2])/[StudentsPerformance.$K$2]" office:value-type="float" office:value="-0.929164781218023" calcext:value-type="float">
            <text:p>-0.929164781218023</text:p>
          </table:table-cell>
          <table:table-cell table:formula="of:=([StudentsPerformance.G914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914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915] = &quot;male&quot;; 1; 0)" office:value-type="float" office:value="0" calcext:value-type="float">
            <text:p>0</text:p>
          </table:table-cell>
          <table:table-cell table:formula="of:=IF([StudentsPerformance.B915] = &quot;group A&quot;; 0; IF([StudentsPerformance.B915] = &quot;group B&quot;; 1; IF([StudentsPerformance.B915] = &quot;group C&quot;; 2; IF([StudentsPerformance.B915] = &quot;group D&quot;; 3; 4))))" office:value-type="float" office:value="2" calcext:value-type="float">
            <text:p>2</text:p>
          </table:table-cell>
          <table:table-cell table:formula="of:=IF([StudentsPerformance.C915] = &quot;some high school&quot;; 0; IF([StudentsPerformance.C915] = &quot;high school&quot;; 1; IF([StudentsPerformance.C915] = &quot;some college&quot;; 2; IF([StudentsPerformance.C915] = &quot;associate's degree&quot;; 3; IF([StudentsPerformance.C915] = &quot;bachelor's degree&quot;; 4; 5)))))" office:value-type="float" office:value="4" calcext:value-type="float">
            <text:p>4</text:p>
          </table:table-cell>
          <table:table-cell table:formula="of:=IF([StudentsPerformance.D915] = &quot;standard&quot;; 1; 0)" office:value-type="float" office:value="0" calcext:value-type="float">
            <text:p>0</text:p>
          </table:table-cell>
          <table:table-cell table:formula="of:=IF([StudentsPerformance.E915] = &quot;completed&quot;; 1; 0)" office:value-type="float" office:value="1" calcext:value-type="float">
            <text:p>1</text:p>
          </table:table-cell>
          <table:table-cell table:formula="of:=([StudentsPerformance.F915] - [StudentsPerformance.$J$2])/[StudentsPerformance.$K$2]" office:value-type="float" office:value="-1.25891308884029" calcext:value-type="float">
            <text:p>-1.25891308884029</text:p>
          </table:table-cell>
          <table:table-cell table:formula="of:=([StudentsPerformance.G915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915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916] = &quot;male&quot;; 1; 0)" office:value-type="float" office:value="0" calcext:value-type="float">
            <text:p>0</text:p>
          </table:table-cell>
          <table:table-cell table:formula="of:=IF([StudentsPerformance.B916] = &quot;group A&quot;; 0; IF([StudentsPerformance.B916] = &quot;group B&quot;; 1; IF([StudentsPerformance.B916] = &quot;group C&quot;; 2; IF([StudentsPerformance.B916] = &quot;group D&quot;; 3; 4))))" office:value-type="float" office:value="1" calcext:value-type="float">
            <text:p>1</text:p>
          </table:table-cell>
          <table:table-cell table:formula="of:=IF([StudentsPerformance.C916] = &quot;some high school&quot;; 0; IF([StudentsPerformance.C916] = &quot;high school&quot;; 1; IF([StudentsPerformance.C916] = &quot;some college&quot;; 2; IF([StudentsPerformance.C916] = &quot;associate's degree&quot;; 3; IF([StudentsPerformance.C916] = &quot;bachelor's degree&quot;; 4; 5)))))" office:value-type="float" office:value="3" calcext:value-type="float">
            <text:p>3</text:p>
          </table:table-cell>
          <table:table-cell table:formula="of:=IF([StudentsPerformance.D916] = &quot;standard&quot;; 1; 0)" office:value-type="float" office:value="0" calcext:value-type="float">
            <text:p>0</text:p>
          </table:table-cell>
          <table:table-cell table:formula="of:=IF([StudentsPerformance.E916] = &quot;completed&quot;; 1; 0)" office:value-type="float" office:value="0" calcext:value-type="float">
            <text:p>0</text:p>
          </table:table-cell>
          <table:table-cell table:formula="of:=([StudentsPerformance.F916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916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916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917] = &quot;male&quot;; 1; 0)" office:value-type="float" office:value="0" calcext:value-type="float">
            <text:p>0</text:p>
          </table:table-cell>
          <table:table-cell table:formula="of:=IF([StudentsPerformance.B917] = &quot;group A&quot;; 0; IF([StudentsPerformance.B917] = &quot;group B&quot;; 1; IF([StudentsPerformance.B917] = &quot;group C&quot;; 2; IF([StudentsPerformance.B917] = &quot;group D&quot;; 3; 4))))" office:value-type="float" office:value="4" calcext:value-type="float">
            <text:p>4</text:p>
          </table:table-cell>
          <table:table-cell table:formula="of:=IF([StudentsPerformance.C917] = &quot;some high school&quot;; 0; IF([StudentsPerformance.C917] = &quot;high school&quot;; 1; IF([StudentsPerformance.C917] = &quot;some college&quot;; 2; IF([StudentsPerformance.C917] = &quot;associate's degree&quot;; 3; IF([StudentsPerformance.C917] = &quot;bachelor's degree&quot;; 4; 5)))))" office:value-type="float" office:value="2" calcext:value-type="float">
            <text:p>2</text:p>
          </table:table-cell>
          <table:table-cell table:formula="of:=IF([StudentsPerformance.D917] = &quot;standard&quot;; 1; 0)" office:value-type="float" office:value="1" calcext:value-type="float">
            <text:p>1</text:p>
          </table:table-cell>
          <table:table-cell table:formula="of:=IF([StudentsPerformance.E917] = &quot;completed&quot;; 1; 0)" office:value-type="float" office:value="0" calcext:value-type="float">
            <text:p>0</text:p>
          </table:table-cell>
          <table:table-cell table:formula="of:=([StudentsPerformance.F917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917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917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918] = &quot;male&quot;; 1; 0)" office:value-type="float" office:value="1" calcext:value-type="float">
            <text:p>1</text:p>
          </table:table-cell>
          <table:table-cell table:formula="of:=IF([StudentsPerformance.B918] = &quot;group A&quot;; 0; IF([StudentsPerformance.B918] = &quot;group B&quot;; 1; IF([StudentsPerformance.B918] = &quot;group C&quot;; 2; IF([StudentsPerformance.B918] = &quot;group D&quot;; 3; 4))))" office:value-type="float" office:value="4" calcext:value-type="float">
            <text:p>4</text:p>
          </table:table-cell>
          <table:table-cell table:formula="of:=IF([StudentsPerformance.C918] = &quot;some high school&quot;; 0; IF([StudentsPerformance.C918] = &quot;high school&quot;; 1; IF([StudentsPerformance.C918] = &quot;some college&quot;; 2; IF([StudentsPerformance.C918] = &quot;associate's degree&quot;; 3; IF([StudentsPerformance.C918] = &quot;bachelor's degree&quot;; 4; 5)))))" office:value-type="float" office:value="4" calcext:value-type="float">
            <text:p>4</text:p>
          </table:table-cell>
          <table:table-cell table:formula="of:=IF([StudentsPerformance.D918] = &quot;standard&quot;; 1; 0)" office:value-type="float" office:value="1" calcext:value-type="float">
            <text:p>1</text:p>
          </table:table-cell>
          <table:table-cell table:formula="of:=IF([StudentsPerformance.E918] = &quot;completed&quot;; 1; 0)" office:value-type="float" office:value="1" calcext:value-type="float">
            <text:p>1</text:p>
          </table:table-cell>
          <table:table-cell table:formula="of:=([StudentsPerformance.F918] - [StudentsPerformance.$J$2])/[StudentsPerformance.$K$2]" office:value-type="float" office:value="2.23641897195574" calcext:value-type="float">
            <text:p>2.23641897195574</text:p>
          </table:table-cell>
          <table:table-cell table:formula="of:=([StudentsPerformance.G918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918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919] = &quot;male&quot;; 1; 0)" office:value-type="float" office:value="0" calcext:value-type="float">
            <text:p>0</text:p>
          </table:table-cell>
          <table:table-cell table:formula="of:=IF([StudentsPerformance.B919] = &quot;group A&quot;; 0; IF([StudentsPerformance.B919] = &quot;group B&quot;; 1; IF([StudentsPerformance.B919] = &quot;group C&quot;; 2; IF([StudentsPerformance.B919] = &quot;group D&quot;; 3; 4))))" office:value-type="float" office:value="2" calcext:value-type="float">
            <text:p>2</text:p>
          </table:table-cell>
          <table:table-cell table:formula="of:=IF([StudentsPerformance.C919] = &quot;some high school&quot;; 0; IF([StudentsPerformance.C919] = &quot;high school&quot;; 1; IF([StudentsPerformance.C919] = &quot;some college&quot;; 2; IF([StudentsPerformance.C919] = &quot;associate's degree&quot;; 3; IF([StudentsPerformance.C919] = &quot;bachelor's degree&quot;; 4; 5)))))" office:value-type="float" office:value="1" calcext:value-type="float">
            <text:p>1</text:p>
          </table:table-cell>
          <table:table-cell table:formula="of:=IF([StudentsPerformance.D919] = &quot;standard&quot;; 1; 0)" office:value-type="float" office:value="1" calcext:value-type="float">
            <text:p>1</text:p>
          </table:table-cell>
          <table:table-cell table:formula="of:=IF([StudentsPerformance.E919] = &quot;completed&quot;; 1; 0)" office:value-type="float" office:value="0" calcext:value-type="float">
            <text:p>0</text:p>
          </table:table-cell>
          <table:table-cell table:formula="of:=([StudentsPerformance.F919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919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919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920] = &quot;male&quot;; 1; 0)" office:value-type="float" office:value="0" calcext:value-type="float">
            <text:p>0</text:p>
          </table:table-cell>
          <table:table-cell table:formula="of:=IF([StudentsPerformance.B920] = &quot;group A&quot;; 0; IF([StudentsPerformance.B920] = &quot;group B&quot;; 1; IF([StudentsPerformance.B920] = &quot;group C&quot;; 2; IF([StudentsPerformance.B920] = &quot;group D&quot;; 3; 4))))" office:value-type="float" office:value="2" calcext:value-type="float">
            <text:p>2</text:p>
          </table:table-cell>
          <table:table-cell table:formula="of:=IF([StudentsPerformance.C920] = &quot;some high school&quot;; 0; IF([StudentsPerformance.C920] = &quot;high school&quot;; 1; IF([StudentsPerformance.C920] = &quot;some college&quot;; 2; IF([StudentsPerformance.C920] = &quot;associate's degree&quot;; 3; IF([StudentsPerformance.C920] = &quot;bachelor's degree&quot;; 4; 5)))))" office:value-type="float" office:value="3" calcext:value-type="float">
            <text:p>3</text:p>
          </table:table-cell>
          <table:table-cell table:formula="of:=IF([StudentsPerformance.D920] = &quot;standard&quot;; 1; 0)" office:value-type="float" office:value="1" calcext:value-type="float">
            <text:p>1</text:p>
          </table:table-cell>
          <table:table-cell table:formula="of:=IF([StudentsPerformance.E920] = &quot;completed&quot;; 1; 0)" office:value-type="float" office:value="1" calcext:value-type="float">
            <text:p>1</text:p>
          </table:table-cell>
          <table:table-cell table:formula="of:=([StudentsPerformance.F920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920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920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921] = &quot;male&quot;; 1; 0)" office:value-type="float" office:value="1" calcext:value-type="float">
            <text:p>1</text:p>
          </table:table-cell>
          <table:table-cell table:formula="of:=IF([StudentsPerformance.B921] = &quot;group A&quot;; 0; IF([StudentsPerformance.B921] = &quot;group B&quot;; 1; IF([StudentsPerformance.B921] = &quot;group C&quot;; 2; IF([StudentsPerformance.B921] = &quot;group D&quot;; 3; 4))))" office:value-type="float" office:value="1" calcext:value-type="float">
            <text:p>1</text:p>
          </table:table-cell>
          <table:table-cell table:formula="of:=IF([StudentsPerformance.C921] = &quot;some high school&quot;; 0; IF([StudentsPerformance.C921] = &quot;high school&quot;; 1; IF([StudentsPerformance.C921] = &quot;some college&quot;; 2; IF([StudentsPerformance.C921] = &quot;associate's degree&quot;; 3; IF([StudentsPerformance.C921] = &quot;bachelor's degree&quot;; 4; 5)))))" office:value-type="float" office:value="2" calcext:value-type="float">
            <text:p>2</text:p>
          </table:table-cell>
          <table:table-cell table:formula="of:=IF([StudentsPerformance.D921] = &quot;standard&quot;; 1; 0)" office:value-type="float" office:value="1" calcext:value-type="float">
            <text:p>1</text:p>
          </table:table-cell>
          <table:table-cell table:formula="of:=IF([StudentsPerformance.E921] = &quot;completed&quot;; 1; 0)" office:value-type="float" office:value="1" calcext:value-type="float">
            <text:p>1</text:p>
          </table:table-cell>
          <table:table-cell table:formula="of:=([StudentsPerformance.F921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921] - [StudentsPerformance.$M$2])/[StudentsPerformance.$N$2]" office:value-type="float" office:value="1.83771556670711" calcext:value-type="float">
            <text:p>1.83771556670711</text:p>
          </table:table-cell>
          <table:table-cell table:formula="of:=([StudentsPerformance.H921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922] = &quot;male&quot;; 1; 0)" office:value-type="float" office:value="1" calcext:value-type="float">
            <text:p>1</text:p>
          </table:table-cell>
          <table:table-cell table:formula="of:=IF([StudentsPerformance.B922] = &quot;group A&quot;; 0; IF([StudentsPerformance.B922] = &quot;group B&quot;; 1; IF([StudentsPerformance.B922] = &quot;group C&quot;; 2; IF([StudentsPerformance.B922] = &quot;group D&quot;; 3; 4))))" office:value-type="float" office:value="3" calcext:value-type="float">
            <text:p>3</text:p>
          </table:table-cell>
          <table:table-cell table:formula="of:=IF([StudentsPerformance.C922] = &quot;some high school&quot;; 0; IF([StudentsPerformance.C922] = &quot;high school&quot;; 1; IF([StudentsPerformance.C922] = &quot;some college&quot;; 2; IF([StudentsPerformance.C922] = &quot;associate's degree&quot;; 3; IF([StudentsPerformance.C922] = &quot;bachelor's degree&quot;; 4; 5)))))" office:value-type="float" office:value="1" calcext:value-type="float">
            <text:p>1</text:p>
          </table:table-cell>
          <table:table-cell table:formula="of:=IF([StudentsPerformance.D922] = &quot;standard&quot;; 1; 0)" office:value-type="float" office:value="0" calcext:value-type="float">
            <text:p>0</text:p>
          </table:table-cell>
          <table:table-cell table:formula="of:=IF([StudentsPerformance.E922] = &quot;completed&quot;; 1; 0)" office:value-type="float" office:value="0" calcext:value-type="float">
            <text:p>0</text:p>
          </table:table-cell>
          <table:table-cell table:formula="of:=([StudentsPerformance.F922] - [StudentsPerformance.$J$2])/[StudentsPerformance.$K$2]" office:value-type="float" office:value="0.191979464697684" calcext:value-type="float">
            <text:p>0.191979464697684</text:p>
          </table:table-cell>
          <table:table-cell table:formula="of:=([StudentsPerformance.G922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922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923] = &quot;male&quot;; 1; 0)" office:value-type="float" office:value="0" calcext:value-type="float">
            <text:p>0</text:p>
          </table:table-cell>
          <table:table-cell table:formula="of:=IF([StudentsPerformance.B923] = &quot;group A&quot;; 0; IF([StudentsPerformance.B923] = &quot;group B&quot;; 1; IF([StudentsPerformance.B923] = &quot;group C&quot;; 2; IF([StudentsPerformance.B923] = &quot;group D&quot;; 3; 4))))" office:value-type="float" office:value="2" calcext:value-type="float">
            <text:p>2</text:p>
          </table:table-cell>
          <table:table-cell table:formula="of:=IF([StudentsPerformance.C923] = &quot;some high school&quot;; 0; IF([StudentsPerformance.C923] = &quot;high school&quot;; 1; IF([StudentsPerformance.C923] = &quot;some college&quot;; 2; IF([StudentsPerformance.C923] = &quot;associate's degree&quot;; 3; IF([StudentsPerformance.C923] = &quot;bachelor's degree&quot;; 4; 5)))))" office:value-type="float" office:value="1" calcext:value-type="float">
            <text:p>1</text:p>
          </table:table-cell>
          <table:table-cell table:formula="of:=IF([StudentsPerformance.D923] = &quot;standard&quot;; 1; 0)" office:value-type="float" office:value="0" calcext:value-type="float">
            <text:p>0</text:p>
          </table:table-cell>
          <table:table-cell table:formula="of:=IF([StudentsPerformance.E923] = &quot;completed&quot;; 1; 0)" office:value-type="float" office:value="0" calcext:value-type="float">
            <text:p>0</text:p>
          </table:table-cell>
          <table:table-cell table:formula="of:=([StudentsPerformance.F923] - [StudentsPerformance.$J$2])/[StudentsPerformance.$K$2]" office:value-type="float" office:value="-2.05030902713373" calcext:value-type="float">
            <text:p>-2.05030902713373</text:p>
          </table:table-cell>
          <table:table-cell table:formula="of:=([StudentsPerformance.G923] - [StudentsPerformance.$M$2])/[StudentsPerformance.$N$2]" office:value-type="float" office:value="-1.10745119444252" calcext:value-type="float">
            <text:p>-1.10745119444252</text:p>
          </table:table-cell>
          <table:table-cell table:formula="of:=([StudentsPerformance.H923] - [StudentsPerformance.$P$2])/[StudentsPerformance.$Q$2]" office:value-type="float" office:value="-1.45133573258626" calcext:value-type="float">
            <text:p>-1.45133573258626</text:p>
          </table:table-cell>
        </table:table-row>
        <table:table-row table:style-name="ro1">
          <table:table-cell table:formula="of:=IF([StudentsPerformance.A924] = &quot;male&quot;; 1; 0)" office:value-type="float" office:value="1" calcext:value-type="float">
            <text:p>1</text:p>
          </table:table-cell>
          <table:table-cell table:formula="of:=IF([StudentsPerformance.B924] = &quot;group A&quot;; 0; IF([StudentsPerformance.B924] = &quot;group B&quot;; 1; IF([StudentsPerformance.B924] = &quot;group C&quot;; 2; IF([StudentsPerformance.B924] = &quot;group D&quot;; 3; 4))))" office:value-type="float" office:value="3" calcext:value-type="float">
            <text:p>3</text:p>
          </table:table-cell>
          <table:table-cell table:formula="of:=IF([StudentsPerformance.C924] = &quot;some high school&quot;; 0; IF([StudentsPerformance.C924] = &quot;high school&quot;; 1; IF([StudentsPerformance.C924] = &quot;some college&quot;; 2; IF([StudentsPerformance.C924] = &quot;associate's degree&quot;; 3; IF([StudentsPerformance.C924] = &quot;bachelor's degree&quot;; 4; 5)))))" office:value-type="float" office:value="1" calcext:value-type="float">
            <text:p>1</text:p>
          </table:table-cell>
          <table:table-cell table:formula="of:=IF([StudentsPerformance.D924] = &quot;standard&quot;; 1; 0)" office:value-type="float" office:value="1" calcext:value-type="float">
            <text:p>1</text:p>
          </table:table-cell>
          <table:table-cell table:formula="of:=IF([StudentsPerformance.E924] = &quot;completed&quot;; 1; 0)" office:value-type="float" office:value="0" calcext:value-type="float">
            <text:p>0</text:p>
          </table:table-cell>
          <table:table-cell table:formula="of:=([StudentsPerformance.F924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924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924] - [StudentsPerformance.$P$2])/[StudentsPerformance.$Q$2]" office:value-type="float" office:value="-0.135170200178298" calcext:value-type="float">
            <text:p>-0.135170200178298</text:p>
          </table:table-cell>
        </table:table-row>
        <table:table-row table:style-name="ro1">
          <table:table-cell table:formula="of:=IF([StudentsPerformance.A925] = &quot;male&quot;; 1; 0)" office:value-type="float" office:value="0" calcext:value-type="float">
            <text:p>0</text:p>
          </table:table-cell>
          <table:table-cell table:formula="of:=IF([StudentsPerformance.B925] = &quot;group A&quot;; 0; IF([StudentsPerformance.B925] = &quot;group B&quot;; 1; IF([StudentsPerformance.B925] = &quot;group C&quot;; 2; IF([StudentsPerformance.B925] = &quot;group D&quot;; 3; 4))))" office:value-type="float" office:value="1" calcext:value-type="float">
            <text:p>1</text:p>
          </table:table-cell>
          <table:table-cell table:formula="of:=IF([StudentsPerformance.C925] = &quot;some high school&quot;; 0; IF([StudentsPerformance.C925] = &quot;high school&quot;; 1; IF([StudentsPerformance.C925] = &quot;some college&quot;; 2; IF([StudentsPerformance.C925] = &quot;associate's degree&quot;; 3; IF([StudentsPerformance.C925] = &quot;bachelor's degree&quot;; 4; 5)))))" office:value-type="float" office:value="3" calcext:value-type="float">
            <text:p>3</text:p>
          </table:table-cell>
          <table:table-cell table:formula="of:=IF([StudentsPerformance.D925] = &quot;standard&quot;; 1; 0)" office:value-type="float" office:value="0" calcext:value-type="float">
            <text:p>0</text:p>
          </table:table-cell>
          <table:table-cell table:formula="of:=IF([StudentsPerformance.E925] = &quot;completed&quot;; 1; 0)" office:value-type="float" office:value="0" calcext:value-type="float">
            <text:p>0</text:p>
          </table:table-cell>
          <table:table-cell table:formula="of:=([StudentsPerformance.F925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925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925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926] = &quot;male&quot;; 1; 0)" office:value-type="float" office:value="1" calcext:value-type="float">
            <text:p>1</text:p>
          </table:table-cell>
          <table:table-cell table:formula="of:=IF([StudentsPerformance.B926] = &quot;group A&quot;; 0; IF([StudentsPerformance.B926] = &quot;group B&quot;; 1; IF([StudentsPerformance.B926] = &quot;group C&quot;; 2; IF([StudentsPerformance.B926] = &quot;group D&quot;; 3; 4))))" office:value-type="float" office:value="3" calcext:value-type="float">
            <text:p>3</text:p>
          </table:table-cell>
          <table:table-cell table:formula="of:=IF([StudentsPerformance.C926] = &quot;some high school&quot;; 0; IF([StudentsPerformance.C926] = &quot;high school&quot;; 1; IF([StudentsPerformance.C926] = &quot;some college&quot;; 2; IF([StudentsPerformance.C926] = &quot;associate's degree&quot;; 3; IF([StudentsPerformance.C926] = &quot;bachelor's degree&quot;; 4; 5)))))" office:value-type="float" office:value="1" calcext:value-type="float">
            <text:p>1</text:p>
          </table:table-cell>
          <table:table-cell table:formula="of:=IF([StudentsPerformance.D926] = &quot;standard&quot;; 1; 0)" office:value-type="float" office:value="0" calcext:value-type="float">
            <text:p>0</text:p>
          </table:table-cell>
          <table:table-cell table:formula="of:=IF([StudentsPerformance.E926] = &quot;completed&quot;; 1; 0)" office:value-type="float" office:value="0" calcext:value-type="float">
            <text:p>0</text:p>
          </table:table-cell>
          <table:table-cell table:formula="of:=([StudentsPerformance.F926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926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926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927] = &quot;male&quot;; 1; 0)" office:value-type="float" office:value="1" calcext:value-type="float">
            <text:p>1</text:p>
          </table:table-cell>
          <table:table-cell table:formula="of:=IF([StudentsPerformance.B927] = &quot;group A&quot;; 0; IF([StudentsPerformance.B927] = &quot;group B&quot;; 1; IF([StudentsPerformance.B927] = &quot;group C&quot;; 2; IF([StudentsPerformance.B927] = &quot;group D&quot;; 3; 4))))" office:value-type="float" office:value="4" calcext:value-type="float">
            <text:p>4</text:p>
          </table:table-cell>
          <table:table-cell table:formula="of:=IF([StudentsPerformance.C927] = &quot;some high school&quot;; 0; IF([StudentsPerformance.C927] = &quot;high school&quot;; 1; IF([StudentsPerformance.C927] = &quot;some college&quot;; 2; IF([StudentsPerformance.C927] = &quot;associate's degree&quot;; 3; IF([StudentsPerformance.C927] = &quot;bachelor's degree&quot;; 4; 5)))))" office:value-type="float" office:value="0" calcext:value-type="float">
            <text:p>0</text:p>
          </table:table-cell>
          <table:table-cell table:formula="of:=IF([StudentsPerformance.D927] = &quot;standard&quot;; 1; 0)" office:value-type="float" office:value="1" calcext:value-type="float">
            <text:p>1</text:p>
          </table:table-cell>
          <table:table-cell table:formula="of:=IF([StudentsPerformance.E927] = &quot;completed&quot;; 1; 0)" office:value-type="float" office:value="1" calcext:value-type="float">
            <text:p>1</text:p>
          </table:table-cell>
          <table:table-cell table:formula="of:=([StudentsPerformance.F927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927] - [StudentsPerformance.$M$2])/[StudentsPerformance.$N$2]" office:value-type="float" office:value="-0.354036441590288" calcext:value-type="float">
            <text:p>-0.354036441590288</text:p>
          </table:table-cell>
          <table:table-cell table:formula="of:=([StudentsPerformance.H927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928] = &quot;male&quot;; 1; 0)" office:value-type="float" office:value="1" calcext:value-type="float">
            <text:p>1</text:p>
          </table:table-cell>
          <table:table-cell table:formula="of:=IF([StudentsPerformance.B928] = &quot;group A&quot;; 0; IF([StudentsPerformance.B928] = &quot;group B&quot;; 1; IF([StudentsPerformance.B928] = &quot;group C&quot;; 2; IF([StudentsPerformance.B928] = &quot;group D&quot;; 3; 4))))" office:value-type="float" office:value="4" calcext:value-type="float">
            <text:p>4</text:p>
          </table:table-cell>
          <table:table-cell table:formula="of:=IF([StudentsPerformance.C928] = &quot;some high school&quot;; 0; IF([StudentsPerformance.C928] = &quot;high school&quot;; 1; IF([StudentsPerformance.C928] = &quot;some college&quot;; 2; IF([StudentsPerformance.C928] = &quot;associate's degree&quot;; 3; IF([StudentsPerformance.C928] = &quot;bachelor's degree&quot;; 4; 5)))))" office:value-type="float" office:value="3" calcext:value-type="float">
            <text:p>3</text:p>
          </table:table-cell>
          <table:table-cell table:formula="of:=IF([StudentsPerformance.D928] = &quot;standard&quot;; 1; 0)" office:value-type="float" office:value="0" calcext:value-type="float">
            <text:p>0</text:p>
          </table:table-cell>
          <table:table-cell table:formula="of:=IF([StudentsPerformance.E928] = &quot;completed&quot;; 1; 0)" office:value-type="float" office:value="0" calcext:value-type="float">
            <text:p>0</text:p>
          </table:table-cell>
          <table:table-cell table:formula="of:=([StudentsPerformance.F928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928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928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929] = &quot;male&quot;; 1; 0)" office:value-type="float" office:value="0" calcext:value-type="float">
            <text:p>0</text:p>
          </table:table-cell>
          <table:table-cell table:formula="of:=IF([StudentsPerformance.B929] = &quot;group A&quot;; 0; IF([StudentsPerformance.B929] = &quot;group B&quot;; 1; IF([StudentsPerformance.B929] = &quot;group C&quot;; 2; IF([StudentsPerformance.B929] = &quot;group D&quot;; 3; 4))))" office:value-type="float" office:value="3" calcext:value-type="float">
            <text:p>3</text:p>
          </table:table-cell>
          <table:table-cell table:formula="of:=IF([StudentsPerformance.C929] = &quot;some high school&quot;; 0; IF([StudentsPerformance.C929] = &quot;high school&quot;; 1; IF([StudentsPerformance.C929] = &quot;some college&quot;; 2; IF([StudentsPerformance.C929] = &quot;associate's degree&quot;; 3; IF([StudentsPerformance.C929] = &quot;bachelor's degree&quot;; 4; 5)))))" office:value-type="float" office:value="1" calcext:value-type="float">
            <text:p>1</text:p>
          </table:table-cell>
          <table:table-cell table:formula="of:=IF([StudentsPerformance.D929] = &quot;standard&quot;; 1; 0)" office:value-type="float" office:value="0" calcext:value-type="float">
            <text:p>0</text:p>
          </table:table-cell>
          <table:table-cell table:formula="of:=IF([StudentsPerformance.E929] = &quot;completed&quot;; 1; 0)" office:value-type="float" office:value="1" calcext:value-type="float">
            <text:p>1</text:p>
          </table:table-cell>
          <table:table-cell table:formula="of:=([StudentsPerformance.F929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929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929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930] = &quot;male&quot;; 1; 0)" office:value-type="float" office:value="1" calcext:value-type="float">
            <text:p>1</text:p>
          </table:table-cell>
          <table:table-cell table:formula="of:=IF([StudentsPerformance.B930] = &quot;group A&quot;; 0; IF([StudentsPerformance.B930] = &quot;group B&quot;; 1; IF([StudentsPerformance.B930] = &quot;group C&quot;; 2; IF([StudentsPerformance.B930] = &quot;group D&quot;; 3; 4))))" office:value-type="float" office:value="4" calcext:value-type="float">
            <text:p>4</text:p>
          </table:table-cell>
          <table:table-cell table:formula="of:=IF([StudentsPerformance.C930] = &quot;some high school&quot;; 0; IF([StudentsPerformance.C930] = &quot;high school&quot;; 1; IF([StudentsPerformance.C930] = &quot;some college&quot;; 2; IF([StudentsPerformance.C930] = &quot;associate's degree&quot;; 3; IF([StudentsPerformance.C930] = &quot;bachelor's degree&quot;; 4; 5)))))" office:value-type="float" office:value="3" calcext:value-type="float">
            <text:p>3</text:p>
          </table:table-cell>
          <table:table-cell table:formula="of:=IF([StudentsPerformance.D930] = &quot;standard&quot;; 1; 0)" office:value-type="float" office:value="0" calcext:value-type="float">
            <text:p>0</text:p>
          </table:table-cell>
          <table:table-cell table:formula="of:=IF([StudentsPerformance.E930] = &quot;completed&quot;; 1; 0)" office:value-type="float" office:value="1" calcext:value-type="float">
            <text:p>1</text:p>
          </table:table-cell>
          <table:table-cell table:formula="of:=([StudentsPerformance.F930] - [StudentsPerformance.$J$2])/[StudentsPerformance.$K$2]" office:value-type="float" office:value="-1.32486275036474" calcext:value-type="float">
            <text:p>-1.32486275036474</text:p>
          </table:table-cell>
          <table:table-cell table:formula="of:=([StudentsPerformance.G930] - [StudentsPerformance.$M$2])/[StudentsPerformance.$N$2]" office:value-type="float" office:value="-1.79237369703545" calcext:value-type="float">
            <text:p>-1.79237369703545</text:p>
          </table:table-cell>
          <table:table-cell table:formula="of:=([StudentsPerformance.H930] - [StudentsPerformance.$P$2])/[StudentsPerformance.$Q$2]" office:value-type="float" office:value="-1.58295228582705" calcext:value-type="float">
            <text:p>-1.58295228582705</text:p>
          </table:table-cell>
        </table:table-row>
        <table:table-row table:style-name="ro1">
          <table:table-cell table:formula="of:=IF([StudentsPerformance.A931] = &quot;male&quot;; 1; 0)" office:value-type="float" office:value="0" calcext:value-type="float">
            <text:p>0</text:p>
          </table:table-cell>
          <table:table-cell table:formula="of:=IF([StudentsPerformance.B931] = &quot;group A&quot;; 0; IF([StudentsPerformance.B931] = &quot;group B&quot;; 1; IF([StudentsPerformance.B931] = &quot;group C&quot;; 2; IF([StudentsPerformance.B931] = &quot;group D&quot;; 3; 4))))" office:value-type="float" office:value="2" calcext:value-type="float">
            <text:p>2</text:p>
          </table:table-cell>
          <table:table-cell table:formula="of:=IF([StudentsPerformance.C931] = &quot;some high school&quot;; 0; IF([StudentsPerformance.C931] = &quot;high school&quot;; 1; IF([StudentsPerformance.C931] = &quot;some college&quot;; 2; IF([StudentsPerformance.C931] = &quot;associate's degree&quot;; 3; IF([StudentsPerformance.C931] = &quot;bachelor's degree&quot;; 4; 5)))))" office:value-type="float" office:value="0" calcext:value-type="float">
            <text:p>0</text:p>
          </table:table-cell>
          <table:table-cell table:formula="of:=IF([StudentsPerformance.D931] = &quot;standard&quot;; 1; 0)" office:value-type="float" office:value="0" calcext:value-type="float">
            <text:p>0</text:p>
          </table:table-cell>
          <table:table-cell table:formula="of:=IF([StudentsPerformance.E931] = &quot;completed&quot;; 1; 0)" office:value-type="float" office:value="0" calcext:value-type="float">
            <text:p>0</text:p>
          </table:table-cell>
          <table:table-cell table:formula="of:=([StudentsPerformance.F931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931] - [StudentsPerformance.$M$2])/[StudentsPerformance.$N$2]" office:value-type="float" office:value="-0.901974443664638" calcext:value-type="float">
            <text:p>-0.901974443664638</text:p>
          </table:table-cell>
          <table:table-cell table:formula="of:=([StudentsPerformance.H931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932] = &quot;male&quot;; 1; 0)" office:value-type="float" office:value="1" calcext:value-type="float">
            <text:p>1</text:p>
          </table:table-cell>
          <table:table-cell table:formula="of:=IF([StudentsPerformance.B932] = &quot;group A&quot;; 0; IF([StudentsPerformance.B932] = &quot;group B&quot;; 1; IF([StudentsPerformance.B932] = &quot;group C&quot;; 2; IF([StudentsPerformance.B932] = &quot;group D&quot;; 3; 4))))" office:value-type="float" office:value="2" calcext:value-type="float">
            <text:p>2</text:p>
          </table:table-cell>
          <table:table-cell table:formula="of:=IF([StudentsPerformance.C932] = &quot;some high school&quot;; 0; IF([StudentsPerformance.C932] = &quot;high school&quot;; 1; IF([StudentsPerformance.C932] = &quot;some college&quot;; 2; IF([StudentsPerformance.C932] = &quot;associate's degree&quot;; 3; IF([StudentsPerformance.C932] = &quot;bachelor's degree&quot;; 4; 5)))))" office:value-type="float" office:value="2" calcext:value-type="float">
            <text:p>2</text:p>
          </table:table-cell>
          <table:table-cell table:formula="of:=IF([StudentsPerformance.D932] = &quot;standard&quot;; 1; 0)" office:value-type="float" office:value="0" calcext:value-type="float">
            <text:p>0</text:p>
          </table:table-cell>
          <table:table-cell table:formula="of:=IF([StudentsPerformance.E932] = &quot;completed&quot;; 1; 0)" office:value-type="float" office:value="1" calcext:value-type="float">
            <text:p>1</text:p>
          </table:table-cell>
          <table:table-cell table:formula="of:=([StudentsPerformance.F932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932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932] - [StudentsPerformance.$P$2])/[StudentsPerformance.$Q$2]" office:value-type="float" office:value="0.128062906303294" calcext:value-type="float">
            <text:p>0.128062906303294</text:p>
          </table:table-cell>
        </table:table-row>
        <table:table-row table:style-name="ro1">
          <table:table-cell table:formula="of:=IF([StudentsPerformance.A933] = &quot;male&quot;; 1; 0)" office:value-type="float" office:value="1" calcext:value-type="float">
            <text:p>1</text:p>
          </table:table-cell>
          <table:table-cell table:formula="of:=IF([StudentsPerformance.B933] = &quot;group A&quot;; 0; IF([StudentsPerformance.B933] = &quot;group B&quot;; 1; IF([StudentsPerformance.B933] = &quot;group C&quot;; 2; IF([StudentsPerformance.B933] = &quot;group D&quot;; 3; 4))))" office:value-type="float" office:value="3" calcext:value-type="float">
            <text:p>3</text:p>
          </table:table-cell>
          <table:table-cell table:formula="of:=IF([StudentsPerformance.C933] = &quot;some high school&quot;; 0; IF([StudentsPerformance.C933] = &quot;high school&quot;; 1; IF([StudentsPerformance.C933] = &quot;some college&quot;; 2; IF([StudentsPerformance.C933] = &quot;associate's degree&quot;; 3; IF([StudentsPerformance.C933] = &quot;bachelor's degree&quot;; 4; 5)))))" office:value-type="float" office:value="2" calcext:value-type="float">
            <text:p>2</text:p>
          </table:table-cell>
          <table:table-cell table:formula="of:=IF([StudentsPerformance.D933] = &quot;standard&quot;; 1; 0)" office:value-type="float" office:value="0" calcext:value-type="float">
            <text:p>0</text:p>
          </table:table-cell>
          <table:table-cell table:formula="of:=IF([StudentsPerformance.E933] = &quot;completed&quot;; 1; 0)" office:value-type="float" office:value="0" calcext:value-type="float">
            <text:p>0</text:p>
          </table:table-cell>
          <table:table-cell table:formula="of:=([StudentsPerformance.F933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933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933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934] = &quot;male&quot;; 1; 0)" office:value-type="float" office:value="1" calcext:value-type="float">
            <text:p>1</text:p>
          </table:table-cell>
          <table:table-cell table:formula="of:=IF([StudentsPerformance.B934] = &quot;group A&quot;; 0; IF([StudentsPerformance.B934] = &quot;group B&quot;; 1; IF([StudentsPerformance.B934] = &quot;group C&quot;; 2; IF([StudentsPerformance.B934] = &quot;group D&quot;; 3; 4))))" office:value-type="float" office:value="3" calcext:value-type="float">
            <text:p>3</text:p>
          </table:table-cell>
          <table:table-cell table:formula="of:=IF([StudentsPerformance.C934] = &quot;some high school&quot;; 0; IF([StudentsPerformance.C934] = &quot;high school&quot;; 1; IF([StudentsPerformance.C934] = &quot;some college&quot;; 2; IF([StudentsPerformance.C934] = &quot;associate's degree&quot;; 3; IF([StudentsPerformance.C934] = &quot;bachelor's degree&quot;; 4; 5)))))" office:value-type="float" office:value="3" calcext:value-type="float">
            <text:p>3</text:p>
          </table:table-cell>
          <table:table-cell table:formula="of:=IF([StudentsPerformance.D934] = &quot;standard&quot;; 1; 0)" office:value-type="float" office:value="0" calcext:value-type="float">
            <text:p>0</text:p>
          </table:table-cell>
          <table:table-cell table:formula="of:=IF([StudentsPerformance.E934] = &quot;completed&quot;; 1; 0)" office:value-type="float" office:value="1" calcext:value-type="float">
            <text:p>1</text:p>
          </table:table-cell>
          <table:table-cell table:formula="of:=([StudentsPerformance.F934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934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934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935] = &quot;male&quot;; 1; 0)" office:value-type="float" office:value="1" calcext:value-type="float">
            <text:p>1</text:p>
          </table:table-cell>
          <table:table-cell table:formula="of:=IF([StudentsPerformance.B935] = &quot;group A&quot;; 0; IF([StudentsPerformance.B935] = &quot;group B&quot;; 1; IF([StudentsPerformance.B935] = &quot;group C&quot;; 2; IF([StudentsPerformance.B935] = &quot;group D&quot;; 3; 4))))" office:value-type="float" office:value="2" calcext:value-type="float">
            <text:p>2</text:p>
          </table:table-cell>
          <table:table-cell table:formula="of:=IF([StudentsPerformance.C935] = &quot;some high school&quot;; 0; IF([StudentsPerformance.C935] = &quot;high school&quot;; 1; IF([StudentsPerformance.C935] = &quot;some college&quot;; 2; IF([StudentsPerformance.C935] = &quot;associate's degree&quot;; 3; IF([StudentsPerformance.C935] = &quot;bachelor's degree&quot;; 4; 5)))))" office:value-type="float" office:value="4" calcext:value-type="float">
            <text:p>4</text:p>
          </table:table-cell>
          <table:table-cell table:formula="of:=IF([StudentsPerformance.D935] = &quot;standard&quot;; 1; 0)" office:value-type="float" office:value="0" calcext:value-type="float">
            <text:p>0</text:p>
          </table:table-cell>
          <table:table-cell table:formula="of:=IF([StudentsPerformance.E935] = &quot;completed&quot;; 1; 0)" office:value-type="float" office:value="1" calcext:value-type="float">
            <text:p>1</text:p>
          </table:table-cell>
          <table:table-cell table:formula="of:=([StudentsPerformance.F935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935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935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936] = &quot;male&quot;; 1; 0)" office:value-type="float" office:value="1" calcext:value-type="float">
            <text:p>1</text:p>
          </table:table-cell>
          <table:table-cell table:formula="of:=IF([StudentsPerformance.B936] = &quot;group A&quot;; 0; IF([StudentsPerformance.B936] = &quot;group B&quot;; 1; IF([StudentsPerformance.B936] = &quot;group C&quot;; 2; IF([StudentsPerformance.B936] = &quot;group D&quot;; 3; 4))))" office:value-type="float" office:value="2" calcext:value-type="float">
            <text:p>2</text:p>
          </table:table-cell>
          <table:table-cell table:formula="of:=IF([StudentsPerformance.C936] = &quot;some high school&quot;; 0; IF([StudentsPerformance.C936] = &quot;high school&quot;; 1; IF([StudentsPerformance.C936] = &quot;some college&quot;; 2; IF([StudentsPerformance.C936] = &quot;associate's degree&quot;; 3; IF([StudentsPerformance.C936] = &quot;bachelor's degree&quot;; 4; 5)))))" office:value-type="float" office:value="3" calcext:value-type="float">
            <text:p>3</text:p>
          </table:table-cell>
          <table:table-cell table:formula="of:=IF([StudentsPerformance.D936] = &quot;standard&quot;; 1; 0)" office:value-type="float" office:value="1" calcext:value-type="float">
            <text:p>1</text:p>
          </table:table-cell>
          <table:table-cell table:formula="of:=IF([StudentsPerformance.E936] = &quot;completed&quot;; 1; 0)" office:value-type="float" office:value="1" calcext:value-type="float">
            <text:p>1</text:p>
          </table:table-cell>
          <table:table-cell table:formula="of:=([StudentsPerformance.F936] - [StudentsPerformance.$J$2])/[StudentsPerformance.$K$2]" office:value-type="float" office:value="2.10451964890683" calcext:value-type="float">
            <text:p>2.10451964890683</text:p>
          </table:table-cell>
          <table:table-cell table:formula="of:=([StudentsPerformance.G936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936] - [StudentsPerformance.$P$2])/[StudentsPerformance.$Q$2]" office:value-type="float" office:value="1.44422843871126" calcext:value-type="float">
            <text:p>1.44422843871126</text:p>
          </table:table-cell>
        </table:table-row>
        <table:table-row table:style-name="ro1">
          <table:table-cell table:formula="of:=IF([StudentsPerformance.A937] = &quot;male&quot;; 1; 0)" office:value-type="float" office:value="1" calcext:value-type="float">
            <text:p>1</text:p>
          </table:table-cell>
          <table:table-cell table:formula="of:=IF([StudentsPerformance.B937] = &quot;group A&quot;; 0; IF([StudentsPerformance.B937] = &quot;group B&quot;; 1; IF([StudentsPerformance.B937] = &quot;group C&quot;; 2; IF([StudentsPerformance.B937] = &quot;group D&quot;; 3; 4))))" office:value-type="float" office:value="3" calcext:value-type="float">
            <text:p>3</text:p>
          </table:table-cell>
          <table:table-cell table:formula="of:=IF([StudentsPerformance.C937] = &quot;some high school&quot;; 0; IF([StudentsPerformance.C937] = &quot;high school&quot;; 1; IF([StudentsPerformance.C937] = &quot;some college&quot;; 2; IF([StudentsPerformance.C937] = &quot;associate's degree&quot;; 3; IF([StudentsPerformance.C937] = &quot;bachelor's degree&quot;; 4; 5)))))" office:value-type="float" office:value="2" calcext:value-type="float">
            <text:p>2</text:p>
          </table:table-cell>
          <table:table-cell table:formula="of:=IF([StudentsPerformance.D937] = &quot;standard&quot;; 1; 0)" office:value-type="float" office:value="0" calcext:value-type="float">
            <text:p>0</text:p>
          </table:table-cell>
          <table:table-cell table:formula="of:=IF([StudentsPerformance.E937] = &quot;completed&quot;; 1; 0)" office:value-type="float" office:value="0" calcext:value-type="float">
            <text:p>0</text:p>
          </table:table-cell>
          <table:table-cell table:formula="of:=([StudentsPerformance.F937] - [StudentsPerformance.$J$2])/[StudentsPerformance.$K$2]" office:value-type="float" office:value="0.257929126222137" calcext:value-type="float">
            <text:p>0.257929126222137</text:p>
          </table:table-cell>
          <table:table-cell table:formula="of:=([StudentsPerformance.G937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937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938] = &quot;male&quot;; 1; 0)" office:value-type="float" office:value="1" calcext:value-type="float">
            <text:p>1</text:p>
          </table:table-cell>
          <table:table-cell table:formula="of:=IF([StudentsPerformance.B938] = &quot;group A&quot;; 0; IF([StudentsPerformance.B938] = &quot;group B&quot;; 1; IF([StudentsPerformance.B938] = &quot;group C&quot;; 2; IF([StudentsPerformance.B938] = &quot;group D&quot;; 3; 4))))" office:value-type="float" office:value="0" calcext:value-type="float">
            <text:p>0</text:p>
          </table:table-cell>
          <table:table-cell table:formula="of:=IF([StudentsPerformance.C938] = &quot;some high school&quot;; 0; IF([StudentsPerformance.C938] = &quot;high school&quot;; 1; IF([StudentsPerformance.C938] = &quot;some college&quot;; 2; IF([StudentsPerformance.C938] = &quot;associate's degree&quot;; 3; IF([StudentsPerformance.C938] = &quot;bachelor's degree&quot;; 4; 5)))))" office:value-type="float" office:value="3" calcext:value-type="float">
            <text:p>3</text:p>
          </table:table-cell>
          <table:table-cell table:formula="of:=IF([StudentsPerformance.D938] = &quot;standard&quot;; 1; 0)" office:value-type="float" office:value="1" calcext:value-type="float">
            <text:p>1</text:p>
          </table:table-cell>
          <table:table-cell table:formula="of:=IF([StudentsPerformance.E938] = &quot;completed&quot;; 1; 0)" office:value-type="float" office:value="0" calcext:value-type="float">
            <text:p>0</text:p>
          </table:table-cell>
          <table:table-cell table:formula="of:=([StudentsPerformance.F938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938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938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939] = &quot;male&quot;; 1; 0)" office:value-type="float" office:value="0" calcext:value-type="float">
            <text:p>0</text:p>
          </table:table-cell>
          <table:table-cell table:formula="of:=IF([StudentsPerformance.B939] = &quot;group A&quot;; 0; IF([StudentsPerformance.B939] = &quot;group B&quot;; 1; IF([StudentsPerformance.B939] = &quot;group C&quot;; 2; IF([StudentsPerformance.B939] = &quot;group D&quot;; 3; 4))))" office:value-type="float" office:value="4" calcext:value-type="float">
            <text:p>4</text:p>
          </table:table-cell>
          <table:table-cell table:formula="of:=IF([StudentsPerformance.C939] = &quot;some high school&quot;; 0; IF([StudentsPerformance.C939] = &quot;high school&quot;; 1; IF([StudentsPerformance.C939] = &quot;some college&quot;; 2; IF([StudentsPerformance.C939] = &quot;associate's degree&quot;; 3; IF([StudentsPerformance.C939] = &quot;bachelor's degree&quot;; 4; 5)))))" office:value-type="float" office:value="1" calcext:value-type="float">
            <text:p>1</text:p>
          </table:table-cell>
          <table:table-cell table:formula="of:=IF([StudentsPerformance.D939] = &quot;standard&quot;; 1; 0)" office:value-type="float" office:value="0" calcext:value-type="float">
            <text:p>0</text:p>
          </table:table-cell>
          <table:table-cell table:formula="of:=IF([StudentsPerformance.E939] = &quot;completed&quot;; 1; 0)" office:value-type="float" office:value="0" calcext:value-type="float">
            <text:p>0</text:p>
          </table:table-cell>
          <table:table-cell table:formula="of:=([StudentsPerformance.F939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939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939] - [StudentsPerformance.$P$2])/[StudentsPerformance.$Q$2]" office:value-type="float" office:value="-0.72744468976188" calcext:value-type="float">
            <text:p>-0.72744468976188</text:p>
          </table:table-cell>
        </table:table-row>
        <table:table-row table:style-name="ro1">
          <table:table-cell table:formula="of:=IF([StudentsPerformance.A940] = &quot;male&quot;; 1; 0)" office:value-type="float" office:value="1" calcext:value-type="float">
            <text:p>1</text:p>
          </table:table-cell>
          <table:table-cell table:formula="of:=IF([StudentsPerformance.B940] = &quot;group A&quot;; 0; IF([StudentsPerformance.B940] = &quot;group B&quot;; 1; IF([StudentsPerformance.B940] = &quot;group C&quot;; 2; IF([StudentsPerformance.B940] = &quot;group D&quot;; 3; 4))))" office:value-type="float" office:value="3" calcext:value-type="float">
            <text:p>3</text:p>
          </table:table-cell>
          <table:table-cell table:formula="of:=IF([StudentsPerformance.C940] = &quot;some high school&quot;; 0; IF([StudentsPerformance.C940] = &quot;high school&quot;; 1; IF([StudentsPerformance.C940] = &quot;some college&quot;; 2; IF([StudentsPerformance.C940] = &quot;associate's degree&quot;; 3; IF([StudentsPerformance.C940] = &quot;bachelor's degree&quot;; 4; 5)))))" office:value-type="float" office:value="2" calcext:value-type="float">
            <text:p>2</text:p>
          </table:table-cell>
          <table:table-cell table:formula="of:=IF([StudentsPerformance.D940] = &quot;standard&quot;; 1; 0)" office:value-type="float" office:value="1" calcext:value-type="float">
            <text:p>1</text:p>
          </table:table-cell>
          <table:table-cell table:formula="of:=IF([StudentsPerformance.E940] = &quot;completed&quot;; 1; 0)" office:value-type="float" office:value="1" calcext:value-type="float">
            <text:p>1</text:p>
          </table:table-cell>
          <table:table-cell table:formula="of:=([StudentsPerformance.F940] - [StudentsPerformance.$J$2])/[StudentsPerformance.$K$2]" office:value-type="float" office:value="1.24717404908894" calcext:value-type="float">
            <text:p>1.24717404908894</text:p>
          </table:table-cell>
          <table:table-cell table:formula="of:=([StudentsPerformance.G940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940] - [StudentsPerformance.$P$2])/[StudentsPerformance.$Q$2]" office:value-type="float" office:value="1.11518705560927" calcext:value-type="float">
            <text:p>1.11518705560927</text:p>
          </table:table-cell>
        </table:table-row>
        <table:table-row table:style-name="ro1">
          <table:table-cell table:formula="of:=IF([StudentsPerformance.A941] = &quot;male&quot;; 1; 0)" office:value-type="float" office:value="1" calcext:value-type="float">
            <text:p>1</text:p>
          </table:table-cell>
          <table:table-cell table:formula="of:=IF([StudentsPerformance.B941] = &quot;group A&quot;; 0; IF([StudentsPerformance.B941] = &quot;group B&quot;; 1; IF([StudentsPerformance.B941] = &quot;group C&quot;; 2; IF([StudentsPerformance.B941] = &quot;group D&quot;; 3; 4))))" office:value-type="float" office:value="3" calcext:value-type="float">
            <text:p>3</text:p>
          </table:table-cell>
          <table:table-cell table:formula="of:=IF([StudentsPerformance.C941] = &quot;some high school&quot;; 0; IF([StudentsPerformance.C941] = &quot;high school&quot;; 1; IF([StudentsPerformance.C941] = &quot;some college&quot;; 2; IF([StudentsPerformance.C941] = &quot;associate's degree&quot;; 3; IF([StudentsPerformance.C941] = &quot;bachelor's degree&quot;; 4; 5)))))" office:value-type="float" office:value="0" calcext:value-type="float">
            <text:p>0</text:p>
          </table:table-cell>
          <table:table-cell table:formula="of:=IF([StudentsPerformance.D941] = &quot;standard&quot;; 1; 0)" office:value-type="float" office:value="1" calcext:value-type="float">
            <text:p>1</text:p>
          </table:table-cell>
          <table:table-cell table:formula="of:=IF([StudentsPerformance.E941] = &quot;completed&quot;; 1; 0)" office:value-type="float" office:value="1" calcext:value-type="float">
            <text:p>1</text:p>
          </table:table-cell>
          <table:table-cell table:formula="of:=([StudentsPerformance.F941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941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941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942] = &quot;male&quot;; 1; 0)" office:value-type="float" office:value="1" calcext:value-type="float">
            <text:p>1</text:p>
          </table:table-cell>
          <table:table-cell table:formula="of:=IF([StudentsPerformance.B942] = &quot;group A&quot;; 0; IF([StudentsPerformance.B942] = &quot;group B&quot;; 1; IF([StudentsPerformance.B942] = &quot;group C&quot;; 2; IF([StudentsPerformance.B942] = &quot;group D&quot;; 3; 4))))" office:value-type="float" office:value="2" calcext:value-type="float">
            <text:p>2</text:p>
          </table:table-cell>
          <table:table-cell table:formula="of:=IF([StudentsPerformance.C942] = &quot;some high school&quot;; 0; IF([StudentsPerformance.C942] = &quot;high school&quot;; 1; IF([StudentsPerformance.C942] = &quot;some college&quot;; 2; IF([StudentsPerformance.C942] = &quot;associate's degree&quot;; 3; IF([StudentsPerformance.C942] = &quot;bachelor's degree&quot;; 4; 5)))))" office:value-type="float" office:value="5" calcext:value-type="float">
            <text:p>5</text:p>
          </table:table-cell>
          <table:table-cell table:formula="of:=IF([StudentsPerformance.D942] = &quot;standard&quot;; 1; 0)" office:value-type="float" office:value="0" calcext:value-type="float">
            <text:p>0</text:p>
          </table:table-cell>
          <table:table-cell table:formula="of:=IF([StudentsPerformance.E942] = &quot;completed&quot;; 1; 0)" office:value-type="float" office:value="1" calcext:value-type="float">
            <text:p>1</text:p>
          </table:table-cell>
          <table:table-cell table:formula="of:=([StudentsPerformance.F942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942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942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943] = &quot;male&quot;; 1; 0)" office:value-type="float" office:value="0" calcext:value-type="float">
            <text:p>0</text:p>
          </table:table-cell>
          <table:table-cell table:formula="of:=IF([StudentsPerformance.B943] = &quot;group A&quot;; 0; IF([StudentsPerformance.B943] = &quot;group B&quot;; 1; IF([StudentsPerformance.B943] = &quot;group C&quot;; 2; IF([StudentsPerformance.B943] = &quot;group D&quot;; 3; 4))))" office:value-type="float" office:value="3" calcext:value-type="float">
            <text:p>3</text:p>
          </table:table-cell>
          <table:table-cell table:formula="of:=IF([StudentsPerformance.C943] = &quot;some high school&quot;; 0; IF([StudentsPerformance.C943] = &quot;high school&quot;; 1; IF([StudentsPerformance.C943] = &quot;some college&quot;; 2; IF([StudentsPerformance.C943] = &quot;associate's degree&quot;; 3; IF([StudentsPerformance.C943] = &quot;bachelor's degree&quot;; 4; 5)))))" office:value-type="float" office:value="5" calcext:value-type="float">
            <text:p>5</text:p>
          </table:table-cell>
          <table:table-cell table:formula="of:=IF([StudentsPerformance.D943] = &quot;standard&quot;; 1; 0)" office:value-type="float" office:value="1" calcext:value-type="float">
            <text:p>1</text:p>
          </table:table-cell>
          <table:table-cell table:formula="of:=IF([StudentsPerformance.E943] = &quot;completed&quot;; 1; 0)" office:value-type="float" office:value="0" calcext:value-type="float">
            <text:p>0</text:p>
          </table:table-cell>
          <table:table-cell table:formula="of:=([StudentsPerformance.F943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943] - [StudentsPerformance.$M$2])/[StudentsPerformance.$N$2]" office:value-type="float" office:value="1.49525431541064" calcext:value-type="float">
            <text:p>1.49525431541064</text:p>
          </table:table-cell>
          <table:table-cell table:formula="of:=([StudentsPerformance.H943] - [StudentsPerformance.$P$2])/[StudentsPerformance.$Q$2]" office:value-type="float" office:value="1.83907809843364" calcext:value-type="float">
            <text:p>1.83907809843364</text:p>
          </table:table-cell>
        </table:table-row>
        <table:table-row table:style-name="ro1">
          <table:table-cell table:formula="of:=IF([StudentsPerformance.A944] = &quot;male&quot;; 1; 0)" office:value-type="float" office:value="1" calcext:value-type="float">
            <text:p>1</text:p>
          </table:table-cell>
          <table:table-cell table:formula="of:=IF([StudentsPerformance.B944] = &quot;group A&quot;; 0; IF([StudentsPerformance.B944] = &quot;group B&quot;; 1; IF([StudentsPerformance.B944] = &quot;group C&quot;; 2; IF([StudentsPerformance.B944] = &quot;group D&quot;; 3; 4))))" office:value-type="float" office:value="2" calcext:value-type="float">
            <text:p>2</text:p>
          </table:table-cell>
          <table:table-cell table:formula="of:=IF([StudentsPerformance.C944] = &quot;some high school&quot;; 0; IF([StudentsPerformance.C944] = &quot;high school&quot;; 1; IF([StudentsPerformance.C944] = &quot;some college&quot;; 2; IF([StudentsPerformance.C944] = &quot;associate's degree&quot;; 3; IF([StudentsPerformance.C944] = &quot;bachelor's degree&quot;; 4; 5)))))" office:value-type="float" office:value="1" calcext:value-type="float">
            <text:p>1</text:p>
          </table:table-cell>
          <table:table-cell table:formula="of:=IF([StudentsPerformance.D944] = &quot;standard&quot;; 1; 0)" office:value-type="float" office:value="1" calcext:value-type="float">
            <text:p>1</text:p>
          </table:table-cell>
          <table:table-cell table:formula="of:=IF([StudentsPerformance.E944] = &quot;completed&quot;; 1; 0)" office:value-type="float" office:value="0" calcext:value-type="float">
            <text:p>0</text:p>
          </table:table-cell>
          <table:table-cell table:formula="of:=([StudentsPerformance.F944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944] - [StudentsPerformance.$M$2])/[StudentsPerformance.$N$2]" office:value-type="float" office:value="-0.217051941071701" calcext:value-type="float">
            <text:p>-0.217051941071701</text:p>
          </table:table-cell>
          <table:table-cell table:formula="of:=([StudentsPerformance.H944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945] = &quot;male&quot;; 1; 0)" office:value-type="float" office:value="1" calcext:value-type="float">
            <text:p>1</text:p>
          </table:table-cell>
          <table:table-cell table:formula="of:=IF([StudentsPerformance.B945] = &quot;group A&quot;; 0; IF([StudentsPerformance.B945] = &quot;group B&quot;; 1; IF([StudentsPerformance.B945] = &quot;group C&quot;; 2; IF([StudentsPerformance.B945] = &quot;group D&quot;; 3; 4))))" office:value-type="float" office:value="0" calcext:value-type="float">
            <text:p>0</text:p>
          </table:table-cell>
          <table:table-cell table:formula="of:=IF([StudentsPerformance.C945] = &quot;some high school&quot;; 0; IF([StudentsPerformance.C945] = &quot;high school&quot;; 1; IF([StudentsPerformance.C945] = &quot;some college&quot;; 2; IF([StudentsPerformance.C945] = &quot;associate's degree&quot;; 3; IF([StudentsPerformance.C945] = &quot;bachelor's degree&quot;; 4; 5)))))" office:value-type="float" office:value="0" calcext:value-type="float">
            <text:p>0</text:p>
          </table:table-cell>
          <table:table-cell table:formula="of:=IF([StudentsPerformance.D945] = &quot;standard&quot;; 1; 0)" office:value-type="float" office:value="0" calcext:value-type="float">
            <text:p>0</text:p>
          </table:table-cell>
          <table:table-cell table:formula="of:=IF([StudentsPerformance.E945] = &quot;completed&quot;; 1; 0)" office:value-type="float" office:value="1" calcext:value-type="float">
            <text:p>1</text:p>
          </table:table-cell>
          <table:table-cell table:formula="of:=([StudentsPerformance.F945] - [StudentsPerformance.$J$2])/[StudentsPerformance.$K$2]" office:value-type="float" office:value="-0.335617827497943" calcext:value-type="float">
            <text:p>-0.335617827497943</text:p>
          </table:table-cell>
          <table:table-cell table:formula="of:=([StudentsPerformance.G945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945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946] = &quot;male&quot;; 1; 0)" office:value-type="float" office:value="0" calcext:value-type="float">
            <text:p>0</text:p>
          </table:table-cell>
          <table:table-cell table:formula="of:=IF([StudentsPerformance.B946] = &quot;group A&quot;; 0; IF([StudentsPerformance.B946] = &quot;group B&quot;; 1; IF([StudentsPerformance.B946] = &quot;group C&quot;; 2; IF([StudentsPerformance.B946] = &quot;group D&quot;; 3; 4))))" office:value-type="float" office:value="1" calcext:value-type="float">
            <text:p>1</text:p>
          </table:table-cell>
          <table:table-cell table:formula="of:=IF([StudentsPerformance.C946] = &quot;some high school&quot;; 0; IF([StudentsPerformance.C946] = &quot;high school&quot;; 1; IF([StudentsPerformance.C946] = &quot;some college&quot;; 2; IF([StudentsPerformance.C946] = &quot;associate's degree&quot;; 3; IF([StudentsPerformance.C946] = &quot;bachelor's degree&quot;; 4; 5)))))" office:value-type="float" office:value="1" calcext:value-type="float">
            <text:p>1</text:p>
          </table:table-cell>
          <table:table-cell table:formula="of:=IF([StudentsPerformance.D946] = &quot;standard&quot;; 1; 0)" office:value-type="float" office:value="1" calcext:value-type="float">
            <text:p>1</text:p>
          </table:table-cell>
          <table:table-cell table:formula="of:=IF([StudentsPerformance.E946] = &quot;completed&quot;; 1; 0)" office:value-type="float" office:value="0" calcext:value-type="float">
            <text:p>0</text:p>
          </table:table-cell>
          <table:table-cell table:formula="of:=([StudentsPerformance.F946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946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946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947] = &quot;male&quot;; 1; 0)" office:value-type="float" office:value="0" calcext:value-type="float">
            <text:p>0</text:p>
          </table:table-cell>
          <table:table-cell table:formula="of:=IF([StudentsPerformance.B947] = &quot;group A&quot;; 0; IF([StudentsPerformance.B947] = &quot;group B&quot;; 1; IF([StudentsPerformance.B947] = &quot;group C&quot;; 2; IF([StudentsPerformance.B947] = &quot;group D&quot;; 3; 4))))" office:value-type="float" office:value="2" calcext:value-type="float">
            <text:p>2</text:p>
          </table:table-cell>
          <table:table-cell table:formula="of:=IF([StudentsPerformance.C947] = &quot;some high school&quot;; 0; IF([StudentsPerformance.C947] = &quot;high school&quot;; 1; IF([StudentsPerformance.C947] = &quot;some college&quot;; 2; IF([StudentsPerformance.C947] = &quot;associate's degree&quot;; 3; IF([StudentsPerformance.C947] = &quot;bachelor's degree&quot;; 4; 5)))))" office:value-type="float" office:value="3" calcext:value-type="float">
            <text:p>3</text:p>
          </table:table-cell>
          <table:table-cell table:formula="of:=IF([StudentsPerformance.D947] = &quot;standard&quot;; 1; 0)" office:value-type="float" office:value="1" calcext:value-type="float">
            <text:p>1</text:p>
          </table:table-cell>
          <table:table-cell table:formula="of:=IF([StudentsPerformance.E947] = &quot;completed&quot;; 1; 0)" office:value-type="float" office:value="0" calcext:value-type="float">
            <text:p>0</text:p>
          </table:table-cell>
          <table:table-cell table:formula="of:=([StudentsPerformance.F947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947] - [StudentsPerformance.$M$2])/[StudentsPerformance.$N$2]" office:value-type="float" office:value="-0.559513192368169" calcext:value-type="float">
            <text:p>-0.559513192368169</text:p>
          </table:table-cell>
          <table:table-cell table:formula="of:=([StudentsPerformance.H947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948] = &quot;male&quot;; 1; 0)" office:value-type="float" office:value="1" calcext:value-type="float">
            <text:p>1</text:p>
          </table:table-cell>
          <table:table-cell table:formula="of:=IF([StudentsPerformance.B948] = &quot;group A&quot;; 0; IF([StudentsPerformance.B948] = &quot;group B&quot;; 1; IF([StudentsPerformance.B948] = &quot;group C&quot;; 2; IF([StudentsPerformance.B948] = &quot;group D&quot;; 3; 4))))" office:value-type="float" office:value="1" calcext:value-type="float">
            <text:p>1</text:p>
          </table:table-cell>
          <table:table-cell table:formula="of:=IF([StudentsPerformance.C948] = &quot;some high school&quot;; 0; IF([StudentsPerformance.C948] = &quot;high school&quot;; 1; IF([StudentsPerformance.C948] = &quot;some college&quot;; 2; IF([StudentsPerformance.C948] = &quot;associate's degree&quot;; 3; IF([StudentsPerformance.C948] = &quot;bachelor's degree&quot;; 4; 5)))))" office:value-type="float" office:value="1" calcext:value-type="float">
            <text:p>1</text:p>
          </table:table-cell>
          <table:table-cell table:formula="of:=IF([StudentsPerformance.D948] = &quot;standard&quot;; 1; 0)" office:value-type="float" office:value="1" calcext:value-type="float">
            <text:p>1</text:p>
          </table:table-cell>
          <table:table-cell table:formula="of:=IF([StudentsPerformance.E948] = &quot;completed&quot;; 1; 0)" office:value-type="float" office:value="0" calcext:value-type="float">
            <text:p>0</text:p>
          </table:table-cell>
          <table:table-cell table:formula="of:=([StudentsPerformance.F948] - [StudentsPerformance.$J$2])/[StudentsPerformance.$K$2]" office:value-type="float" office:value="1.04932506451558" calcext:value-type="float">
            <text:p>1.04932506451558</text:p>
          </table:table-cell>
          <table:table-cell table:formula="of:=([StudentsPerformance.G948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948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949] = &quot;male&quot;; 1; 0)" office:value-type="float" office:value="0" calcext:value-type="float">
            <text:p>0</text:p>
          </table:table-cell>
          <table:table-cell table:formula="of:=IF([StudentsPerformance.B949] = &quot;group A&quot;; 0; IF([StudentsPerformance.B949] = &quot;group B&quot;; 1; IF([StudentsPerformance.B949] = &quot;group C&quot;; 2; IF([StudentsPerformance.B949] = &quot;group D&quot;; 3; 4))))" office:value-type="float" office:value="3" calcext:value-type="float">
            <text:p>3</text:p>
          </table:table-cell>
          <table:table-cell table:formula="of:=IF([StudentsPerformance.C949] = &quot;some high school&quot;; 0; IF([StudentsPerformance.C949] = &quot;high school&quot;; 1; IF([StudentsPerformance.C949] = &quot;some college&quot;; 2; IF([StudentsPerformance.C949] = &quot;associate's degree&quot;; 3; IF([StudentsPerformance.C949] = &quot;bachelor's degree&quot;; 4; 5)))))" office:value-type="float" office:value="2" calcext:value-type="float">
            <text:p>2</text:p>
          </table:table-cell>
          <table:table-cell table:formula="of:=IF([StudentsPerformance.D949] = &quot;standard&quot;; 1; 0)" office:value-type="float" office:value="0" calcext:value-type="float">
            <text:p>0</text:p>
          </table:table-cell>
          <table:table-cell table:formula="of:=IF([StudentsPerformance.E949] = &quot;completed&quot;; 1; 0)" office:value-type="float" office:value="0" calcext:value-type="float">
            <text:p>0</text:p>
          </table:table-cell>
          <table:table-cell table:formula="of:=([StudentsPerformance.F949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949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949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950] = &quot;male&quot;; 1; 0)" office:value-type="float" office:value="1" calcext:value-type="float">
            <text:p>1</text:p>
          </table:table-cell>
          <table:table-cell table:formula="of:=IF([StudentsPerformance.B950] = &quot;group A&quot;; 0; IF([StudentsPerformance.B950] = &quot;group B&quot;; 1; IF([StudentsPerformance.B950] = &quot;group C&quot;; 2; IF([StudentsPerformance.B950] = &quot;group D&quot;; 3; 4))))" office:value-type="float" office:value="1" calcext:value-type="float">
            <text:p>1</text:p>
          </table:table-cell>
          <table:table-cell table:formula="of:=IF([StudentsPerformance.C950] = &quot;some high school&quot;; 0; IF([StudentsPerformance.C950] = &quot;high school&quot;; 1; IF([StudentsPerformance.C950] = &quot;some college&quot;; 2; IF([StudentsPerformance.C950] = &quot;associate's degree&quot;; 3; IF([StudentsPerformance.C950] = &quot;bachelor's degree&quot;; 4; 5)))))" office:value-type="float" office:value="0" calcext:value-type="float">
            <text:p>0</text:p>
          </table:table-cell>
          <table:table-cell table:formula="of:=IF([StudentsPerformance.D950] = &quot;standard&quot;; 1; 0)" office:value-type="float" office:value="0" calcext:value-type="float">
            <text:p>0</text:p>
          </table:table-cell>
          <table:table-cell table:formula="of:=IF([StudentsPerformance.E950] = &quot;completed&quot;; 1; 0)" office:value-type="float" office:value="1" calcext:value-type="float">
            <text:p>1</text:p>
          </table:table-cell>
          <table:table-cell table:formula="of:=([StudentsPerformance.F950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950] - [StudentsPerformance.$M$2])/[StudentsPerformance.$N$2]" office:value-type="float" office:value="-1.3129279452204" calcext:value-type="float">
            <text:p>-1.3129279452204</text:p>
          </table:table-cell>
          <table:table-cell table:formula="of:=([StudentsPerformance.H950] - [StudentsPerformance.$P$2])/[StudentsPerformance.$Q$2]" office:value-type="float" office:value="-1.05648607286387" calcext:value-type="float">
            <text:p>-1.05648607286387</text:p>
          </table:table-cell>
        </table:table-row>
        <table:table-row table:style-name="ro1">
          <table:table-cell table:formula="of:=IF([StudentsPerformance.A951] = &quot;male&quot;; 1; 0)" office:value-type="float" office:value="0" calcext:value-type="float">
            <text:p>0</text:p>
          </table:table-cell>
          <table:table-cell table:formula="of:=IF([StudentsPerformance.B951] = &quot;group A&quot;; 0; IF([StudentsPerformance.B951] = &quot;group B&quot;; 1; IF([StudentsPerformance.B951] = &quot;group C&quot;; 2; IF([StudentsPerformance.B951] = &quot;group D&quot;; 3; 4))))" office:value-type="float" office:value="4" calcext:value-type="float">
            <text:p>4</text:p>
          </table:table-cell>
          <table:table-cell table:formula="of:=IF([StudentsPerformance.C951] = &quot;some high school&quot;; 0; IF([StudentsPerformance.C951] = &quot;high school&quot;; 1; IF([StudentsPerformance.C951] = &quot;some college&quot;; 2; IF([StudentsPerformance.C951] = &quot;associate's degree&quot;; 3; IF([StudentsPerformance.C951] = &quot;bachelor's degree&quot;; 4; 5)))))" office:value-type="float" office:value="1" calcext:value-type="float">
            <text:p>1</text:p>
          </table:table-cell>
          <table:table-cell table:formula="of:=IF([StudentsPerformance.D951] = &quot;standard&quot;; 1; 0)" office:value-type="float" office:value="0" calcext:value-type="float">
            <text:p>0</text:p>
          </table:table-cell>
          <table:table-cell table:formula="of:=IF([StudentsPerformance.E951] = &quot;completed&quot;; 1; 0)" office:value-type="float" office:value="1" calcext:value-type="float">
            <text:p>1</text:p>
          </table:table-cell>
          <table:table-cell table:formula="of:=([StudentsPerformance.F951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951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951] - [StudentsPerformance.$P$2])/[StudentsPerformance.$Q$2]" office:value-type="float" office:value="0.325487736164488" calcext:value-type="float">
            <text:p>0.325487736164488</text:p>
          </table:table-cell>
        </table:table-row>
        <table:table-row table:style-name="ro1">
          <table:table-cell table:formula="of:=IF([StudentsPerformance.A952] = &quot;male&quot;; 1; 0)" office:value-type="float" office:value="1" calcext:value-type="float">
            <text:p>1</text:p>
          </table:table-cell>
          <table:table-cell table:formula="of:=IF([StudentsPerformance.B952] = &quot;group A&quot;; 0; IF([StudentsPerformance.B952] = &quot;group B&quot;; 1; IF([StudentsPerformance.B952] = &quot;group C&quot;; 2; IF([StudentsPerformance.B952] = &quot;group D&quot;; 3; 4))))" office:value-type="float" office:value="4" calcext:value-type="float">
            <text:p>4</text:p>
          </table:table-cell>
          <table:table-cell table:formula="of:=IF([StudentsPerformance.C952] = &quot;some high school&quot;; 0; IF([StudentsPerformance.C952] = &quot;high school&quot;; 1; IF([StudentsPerformance.C952] = &quot;some college&quot;; 2; IF([StudentsPerformance.C952] = &quot;associate's degree&quot;; 3; IF([StudentsPerformance.C952] = &quot;bachelor's degree&quot;; 4; 5)))))" office:value-type="float" office:value="1" calcext:value-type="float">
            <text:p>1</text:p>
          </table:table-cell>
          <table:table-cell table:formula="of:=IF([StudentsPerformance.D952] = &quot;standard&quot;; 1; 0)" office:value-type="float" office:value="1" calcext:value-type="float">
            <text:p>1</text:p>
          </table:table-cell>
          <table:table-cell table:formula="of:=IF([StudentsPerformance.E952] = &quot;completed&quot;; 1; 0)" office:value-type="float" office:value="0" calcext:value-type="float">
            <text:p>0</text:p>
          </table:table-cell>
          <table:table-cell table:formula="of:=([StudentsPerformance.F952] - [StudentsPerformance.$J$2])/[StudentsPerformance.$K$2]" office:value-type="float" office:value="1.84072100280902" calcext:value-type="float">
            <text:p>1.84072100280902</text:p>
          </table:table-cell>
          <table:table-cell table:formula="of:=([StudentsPerformance.G952] - [StudentsPerformance.$M$2])/[StudentsPerformance.$N$2]" office:value-type="float" office:value="0.262393810743354" calcext:value-type="float">
            <text:p>0.262393810743354</text:p>
          </table:table-cell>
          <table:table-cell table:formula="of:=([StudentsPerformance.H952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953] = &quot;male&quot;; 1; 0)" office:value-type="float" office:value="0" calcext:value-type="float">
            <text:p>0</text:p>
          </table:table-cell>
          <table:table-cell table:formula="of:=IF([StudentsPerformance.B953] = &quot;group A&quot;; 0; IF([StudentsPerformance.B953] = &quot;group B&quot;; 1; IF([StudentsPerformance.B953] = &quot;group C&quot;; 2; IF([StudentsPerformance.B953] = &quot;group D&quot;; 3; 4))))" office:value-type="float" office:value="3" calcext:value-type="float">
            <text:p>3</text:p>
          </table:table-cell>
          <table:table-cell table:formula="of:=IF([StudentsPerformance.C953] = &quot;some high school&quot;; 0; IF([StudentsPerformance.C953] = &quot;high school&quot;; 1; IF([StudentsPerformance.C953] = &quot;some college&quot;; 2; IF([StudentsPerformance.C953] = &quot;associate's degree&quot;; 3; IF([StudentsPerformance.C953] = &quot;bachelor's degree&quot;; 4; 5)))))" office:value-type="float" office:value="2" calcext:value-type="float">
            <text:p>2</text:p>
          </table:table-cell>
          <table:table-cell table:formula="of:=IF([StudentsPerformance.D953] = &quot;standard&quot;; 1; 0)" office:value-type="float" office:value="1" calcext:value-type="float">
            <text:p>1</text:p>
          </table:table-cell>
          <table:table-cell table:formula="of:=IF([StudentsPerformance.E953] = &quot;completed&quot;; 1; 0)" office:value-type="float" office:value="1" calcext:value-type="float">
            <text:p>1</text:p>
          </table:table-cell>
          <table:table-cell table:formula="of:=([StudentsPerformance.F953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953] - [StudentsPerformance.$M$2])/[StudentsPerformance.$N$2]" office:value-type="float" office:value="0.536362811780529" calcext:value-type="float">
            <text:p>0.536362811780529</text:p>
          </table:table-cell>
          <table:table-cell table:formula="of:=([StudentsPerformance.H953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954] = &quot;male&quot;; 1; 0)" office:value-type="float" office:value="0" calcext:value-type="float">
            <text:p>0</text:p>
          </table:table-cell>
          <table:table-cell table:formula="of:=IF([StudentsPerformance.B954] = &quot;group A&quot;; 0; IF([StudentsPerformance.B954] = &quot;group B&quot;; 1; IF([StudentsPerformance.B954] = &quot;group C&quot;; 2; IF([StudentsPerformance.B954] = &quot;group D&quot;; 3; 4))))" office:value-type="float" office:value="4" calcext:value-type="float">
            <text:p>4</text:p>
          </table:table-cell>
          <table:table-cell table:formula="of:=IF([StudentsPerformance.C954] = &quot;some high school&quot;; 0; IF([StudentsPerformance.C954] = &quot;high school&quot;; 1; IF([StudentsPerformance.C954] = &quot;some college&quot;; 2; IF([StudentsPerformance.C954] = &quot;associate's degree&quot;; 3; IF([StudentsPerformance.C954] = &quot;bachelor's degree&quot;; 4; 5)))))" office:value-type="float" office:value="0" calcext:value-type="float">
            <text:p>0</text:p>
          </table:table-cell>
          <table:table-cell table:formula="of:=IF([StudentsPerformance.D954] = &quot;standard&quot;; 1; 0)" office:value-type="float" office:value="0" calcext:value-type="float">
            <text:p>0</text:p>
          </table:table-cell>
          <table:table-cell table:formula="of:=IF([StudentsPerformance.E954] = &quot;completed&quot;; 1; 0)" office:value-type="float" office:value="0" calcext:value-type="float">
            <text:p>0</text:p>
          </table:table-cell>
          <table:table-cell table:formula="of:=([StudentsPerformance.F954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954] - [StudentsPerformance.$M$2])/[StudentsPerformance.$N$2]" office:value-type="float" office:value="0.330886061002648" calcext:value-type="float">
            <text:p>0.330886061002648</text:p>
          </table:table-cell>
          <table:table-cell table:formula="of:=([StudentsPerformance.H954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955] = &quot;male&quot;; 1; 0)" office:value-type="float" office:value="1" calcext:value-type="float">
            <text:p>1</text:p>
          </table:table-cell>
          <table:table-cell table:formula="of:=IF([StudentsPerformance.B955] = &quot;group A&quot;; 0; IF([StudentsPerformance.B955] = &quot;group B&quot;; 1; IF([StudentsPerformance.B955] = &quot;group C&quot;; 2; IF([StudentsPerformance.B955] = &quot;group D&quot;; 3; 4))))" office:value-type="float" office:value="2" calcext:value-type="float">
            <text:p>2</text:p>
          </table:table-cell>
          <table:table-cell table:formula="of:=IF([StudentsPerformance.C955] = &quot;some high school&quot;; 0; IF([StudentsPerformance.C955] = &quot;high school&quot;; 1; IF([StudentsPerformance.C955] = &quot;some college&quot;; 2; IF([StudentsPerformance.C955] = &quot;associate's degree&quot;; 3; IF([StudentsPerformance.C955] = &quot;bachelor's degree&quot;; 4; 5)))))" office:value-type="float" office:value="1" calcext:value-type="float">
            <text:p>1</text:p>
          </table:table-cell>
          <table:table-cell table:formula="of:=IF([StudentsPerformance.D955] = &quot;standard&quot;; 1; 0)" office:value-type="float" office:value="1" calcext:value-type="float">
            <text:p>1</text:p>
          </table:table-cell>
          <table:table-cell table:formula="of:=IF([StudentsPerformance.E955] = &quot;completed&quot;; 1; 0)" office:value-type="float" office:value="1" calcext:value-type="float">
            <text:p>1</text:p>
          </table:table-cell>
          <table:table-cell table:formula="of:=([StudentsPerformance.F955] - [StudentsPerformance.$J$2])/[StudentsPerformance.$K$2]" office:value-type="float" office:value="-0.533466812071303" calcext:value-type="float">
            <text:p>-0.533466812071303</text:p>
          </table:table-cell>
          <table:table-cell table:formula="of:=([StudentsPerformance.G955] - [StudentsPerformance.$M$2])/[StudentsPerformance.$N$2]" office:value-type="float" office:value="-1.17594344470181" calcext:value-type="float">
            <text:p>-1.17594344470181</text:p>
          </table:table-cell>
          <table:table-cell table:formula="of:=([StudentsPerformance.H955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956] = &quot;male&quot;; 1; 0)" office:value-type="float" office:value="0" calcext:value-type="float">
            <text:p>0</text:p>
          </table:table-cell>
          <table:table-cell table:formula="of:=IF([StudentsPerformance.B956] = &quot;group A&quot;; 0; IF([StudentsPerformance.B956] = &quot;group B&quot;; 1; IF([StudentsPerformance.B956] = &quot;group C&quot;; 2; IF([StudentsPerformance.B956] = &quot;group D&quot;; 3; 4))))" office:value-type="float" office:value="2" calcext:value-type="float">
            <text:p>2</text:p>
          </table:table-cell>
          <table:table-cell table:formula="of:=IF([StudentsPerformance.C956] = &quot;some high school&quot;; 0; IF([StudentsPerformance.C956] = &quot;high school&quot;; 1; IF([StudentsPerformance.C956] = &quot;some college&quot;; 2; IF([StudentsPerformance.C956] = &quot;associate's degree&quot;; 3; IF([StudentsPerformance.C956] = &quot;bachelor's degree&quot;; 4; 5)))))" office:value-type="float" office:value="2" calcext:value-type="float">
            <text:p>2</text:p>
          </table:table-cell>
          <table:table-cell table:formula="of:=IF([StudentsPerformance.D956] = &quot;standard&quot;; 1; 0)" office:value-type="float" office:value="1" calcext:value-type="float">
            <text:p>1</text:p>
          </table:table-cell>
          <table:table-cell table:formula="of:=IF([StudentsPerformance.E956] = &quot;completed&quot;; 1; 0)" office:value-type="float" office:value="0" calcext:value-type="float">
            <text:p>0</text:p>
          </table:table-cell>
          <table:table-cell table:formula="of:=([StudentsPerformance.F956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956] - [StudentsPerformance.$M$2])/[StudentsPerformance.$N$2]" office:value-type="float" office:value="-0.0115751902938204" calcext:value-type="float">
            <text:p>-0.011575190293821</text:p>
          </table:table-cell>
          <table:table-cell table:formula="of:=([StudentsPerformance.H956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957] = &quot;male&quot;; 1; 0)" office:value-type="float" office:value="1" calcext:value-type="float">
            <text:p>1</text:p>
          </table:table-cell>
          <table:table-cell table:formula="of:=IF([StudentsPerformance.B957] = &quot;group A&quot;; 0; IF([StudentsPerformance.B957] = &quot;group B&quot;; 1; IF([StudentsPerformance.B957] = &quot;group C&quot;; 2; IF([StudentsPerformance.B957] = &quot;group D&quot;; 3; 4))))" office:value-type="float" office:value="4" calcext:value-type="float">
            <text:p>4</text:p>
          </table:table-cell>
          <table:table-cell table:formula="of:=IF([StudentsPerformance.C957] = &quot;some high school&quot;; 0; IF([StudentsPerformance.C957] = &quot;high school&quot;; 1; IF([StudentsPerformance.C957] = &quot;some college&quot;; 2; IF([StudentsPerformance.C957] = &quot;associate's degree&quot;; 3; IF([StudentsPerformance.C957] = &quot;bachelor's degree&quot;; 4; 5)))))" office:value-type="float" office:value="3" calcext:value-type="float">
            <text:p>3</text:p>
          </table:table-cell>
          <table:table-cell table:formula="of:=IF([StudentsPerformance.D957] = &quot;standard&quot;; 1; 0)" office:value-type="float" office:value="1" calcext:value-type="float">
            <text:p>1</text:p>
          </table:table-cell>
          <table:table-cell table:formula="of:=IF([StudentsPerformance.E957] = &quot;completed&quot;; 1; 0)" office:value-type="float" office:value="0" calcext:value-type="float">
            <text:p>0</text:p>
          </table:table-cell>
          <table:table-cell table:formula="of:=([StudentsPerformance.F957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957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957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958] = &quot;male&quot;; 1; 0)" office:value-type="float" office:value="1" calcext:value-type="float">
            <text:p>1</text:p>
          </table:table-cell>
          <table:table-cell table:formula="of:=IF([StudentsPerformance.B958] = &quot;group A&quot;; 0; IF([StudentsPerformance.B958] = &quot;group B&quot;; 1; IF([StudentsPerformance.B958] = &quot;group C&quot;; 2; IF([StudentsPerformance.B958] = &quot;group D&quot;; 3; 4))))" office:value-type="float" office:value="2" calcext:value-type="float">
            <text:p>2</text:p>
          </table:table-cell>
          <table:table-cell table:formula="of:=IF([StudentsPerformance.C958] = &quot;some high school&quot;; 0; IF([StudentsPerformance.C958] = &quot;high school&quot;; 1; IF([StudentsPerformance.C958] = &quot;some college&quot;; 2; IF([StudentsPerformance.C958] = &quot;associate's degree&quot;; 3; IF([StudentsPerformance.C958] = &quot;bachelor's degree&quot;; 4; 5)))))" office:value-type="float" office:value="2" calcext:value-type="float">
            <text:p>2</text:p>
          </table:table-cell>
          <table:table-cell table:formula="of:=IF([StudentsPerformance.D958] = &quot;standard&quot;; 1; 0)" office:value-type="float" office:value="1" calcext:value-type="float">
            <text:p>1</text:p>
          </table:table-cell>
          <table:table-cell table:formula="of:=IF([StudentsPerformance.E958] = &quot;completed&quot;; 1; 0)" office:value-type="float" office:value="0" calcext:value-type="float">
            <text:p>0</text:p>
          </table:table-cell>
          <table:table-cell table:formula="of:=([StudentsPerformance.F958] - [StudentsPerformance.$J$2])/[StudentsPerformance.$K$2]" office:value-type="float" office:value="1.18122438756448" calcext:value-type="float">
            <text:p>1.18122438756448</text:p>
          </table:table-cell>
          <table:table-cell table:formula="of:=([StudentsPerformance.G958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958] - [StudentsPerformance.$P$2])/[StudentsPerformance.$Q$2]" office:value-type="float" office:value="0.851953949127673" calcext:value-type="float">
            <text:p>0.851953949127673</text:p>
          </table:table-cell>
        </table:table-row>
        <table:table-row table:style-name="ro1">
          <table:table-cell table:formula="of:=IF([StudentsPerformance.A959] = &quot;male&quot;; 1; 0)" office:value-type="float" office:value="0" calcext:value-type="float">
            <text:p>0</text:p>
          </table:table-cell>
          <table:table-cell table:formula="of:=IF([StudentsPerformance.B959] = &quot;group A&quot;; 0; IF([StudentsPerformance.B959] = &quot;group B&quot;; 1; IF([StudentsPerformance.B959] = &quot;group C&quot;; 2; IF([StudentsPerformance.B959] = &quot;group D&quot;; 3; 4))))" office:value-type="float" office:value="3" calcext:value-type="float">
            <text:p>3</text:p>
          </table:table-cell>
          <table:table-cell table:formula="of:=IF([StudentsPerformance.C959] = &quot;some high school&quot;; 0; IF([StudentsPerformance.C959] = &quot;high school&quot;; 1; IF([StudentsPerformance.C959] = &quot;some college&quot;; 2; IF([StudentsPerformance.C959] = &quot;associate's degree&quot;; 3; IF([StudentsPerformance.C959] = &quot;bachelor's degree&quot;; 4; 5)))))" office:value-type="float" office:value="5" calcext:value-type="float">
            <text:p>5</text:p>
          </table:table-cell>
          <table:table-cell table:formula="of:=IF([StudentsPerformance.D959] = &quot;standard&quot;; 1; 0)" office:value-type="float" office:value="1" calcext:value-type="float">
            <text:p>1</text:p>
          </table:table-cell>
          <table:table-cell table:formula="of:=IF([StudentsPerformance.E959] = &quot;completed&quot;; 1; 0)" office:value-type="float" office:value="0" calcext:value-type="float">
            <text:p>0</text:p>
          </table:table-cell>
          <table:table-cell table:formula="of:=([StudentsPerformance.F959] - [StudentsPerformance.$J$2])/[StudentsPerformance.$K$2]" office:value-type="float" office:value="1.70882167976011" calcext:value-type="float">
            <text:p>1.70882167976011</text:p>
          </table:table-cell>
          <table:table-cell table:formula="of:=([StudentsPerformance.G959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959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960] = &quot;male&quot;; 1; 0)" office:value-type="float" office:value="0" calcext:value-type="float">
            <text:p>0</text:p>
          </table:table-cell>
          <table:table-cell table:formula="of:=IF([StudentsPerformance.B960] = &quot;group A&quot;; 0; IF([StudentsPerformance.B960] = &quot;group B&quot;; 1; IF([StudentsPerformance.B960] = &quot;group C&quot;; 2; IF([StudentsPerformance.B960] = &quot;group D&quot;; 3; 4))))" office:value-type="float" office:value="3" calcext:value-type="float">
            <text:p>3</text:p>
          </table:table-cell>
          <table:table-cell table:formula="of:=IF([StudentsPerformance.C960] = &quot;some high school&quot;; 0; IF([StudentsPerformance.C960] = &quot;high school&quot;; 1; IF([StudentsPerformance.C960] = &quot;some college&quot;; 2; IF([StudentsPerformance.C960] = &quot;associate's degree&quot;; 3; IF([StudentsPerformance.C960] = &quot;bachelor's degree&quot;; 4; 5)))))" office:value-type="float" office:value="1" calcext:value-type="float">
            <text:p>1</text:p>
          </table:table-cell>
          <table:table-cell table:formula="of:=IF([StudentsPerformance.D960] = &quot;standard&quot;; 1; 0)" office:value-type="float" office:value="1" calcext:value-type="float">
            <text:p>1</text:p>
          </table:table-cell>
          <table:table-cell table:formula="of:=IF([StudentsPerformance.E960] = &quot;completed&quot;; 1; 0)" office:value-type="float" office:value="0" calcext:value-type="float">
            <text:p>0</text:p>
          </table:table-cell>
          <table:table-cell table:formula="of:=([StudentsPerformance.F960] - [StudentsPerformance.$J$2])/[StudentsPerformance.$K$2]" office:value-type="float" office:value="-1.3908124118892" calcext:value-type="float">
            <text:p>-1.3908124118892</text:p>
          </table:table-cell>
          <table:table-cell table:formula="of:=([StudentsPerformance.G960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960] - [StudentsPerformance.$P$2])/[StudentsPerformance.$Q$2]" office:value-type="float" office:value="-0.595828136521084" calcext:value-type="float">
            <text:p>-0.595828136521084</text:p>
          </table:table-cell>
        </table:table-row>
        <table:table-row table:style-name="ro1">
          <table:table-cell table:formula="of:=IF([StudentsPerformance.A961] = &quot;male&quot;; 1; 0)" office:value-type="float" office:value="1" calcext:value-type="float">
            <text:p>1</text:p>
          </table:table-cell>
          <table:table-cell table:formula="of:=IF([StudentsPerformance.B961] = &quot;group A&quot;; 0; IF([StudentsPerformance.B961] = &quot;group B&quot;; 1; IF([StudentsPerformance.B961] = &quot;group C&quot;; 2; IF([StudentsPerformance.B961] = &quot;group D&quot;; 3; 4))))" office:value-type="float" office:value="2" calcext:value-type="float">
            <text:p>2</text:p>
          </table:table-cell>
          <table:table-cell table:formula="of:=IF([StudentsPerformance.C961] = &quot;some high school&quot;; 0; IF([StudentsPerformance.C961] = &quot;high school&quot;; 1; IF([StudentsPerformance.C961] = &quot;some college&quot;; 2; IF([StudentsPerformance.C961] = &quot;associate's degree&quot;; 3; IF([StudentsPerformance.C961] = &quot;bachelor's degree&quot;; 4; 5)))))" office:value-type="float" office:value="1" calcext:value-type="float">
            <text:p>1</text:p>
          </table:table-cell>
          <table:table-cell table:formula="of:=IF([StudentsPerformance.D961] = &quot;standard&quot;; 1; 0)" office:value-type="float" office:value="1" calcext:value-type="float">
            <text:p>1</text:p>
          </table:table-cell>
          <table:table-cell table:formula="of:=IF([StudentsPerformance.E961] = &quot;completed&quot;; 1; 0)" office:value-type="float" office:value="0" calcext:value-type="float">
            <text:p>0</text:p>
          </table:table-cell>
          <table:table-cell table:formula="of:=([StudentsPerformance.F961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961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961] - [StudentsPerformance.$P$2])/[StudentsPerformance.$Q$2]" office:value-type="float" office:value="0.193871182923692" calcext:value-type="float">
            <text:p>0.193871182923692</text:p>
          </table:table-cell>
        </table:table-row>
        <table:table-row table:style-name="ro1">
          <table:table-cell table:formula="of:=IF([StudentsPerformance.A962] = &quot;male&quot;; 1; 0)" office:value-type="float" office:value="0" calcext:value-type="float">
            <text:p>0</text:p>
          </table:table-cell>
          <table:table-cell table:formula="of:=IF([StudentsPerformance.B962] = &quot;group A&quot;; 0; IF([StudentsPerformance.B962] = &quot;group B&quot;; 1; IF([StudentsPerformance.B962] = &quot;group C&quot;; 2; IF([StudentsPerformance.B962] = &quot;group D&quot;; 3; 4))))" office:value-type="float" office:value="0" calcext:value-type="float">
            <text:p>0</text:p>
          </table:table-cell>
          <table:table-cell table:formula="of:=IF([StudentsPerformance.C962] = &quot;some high school&quot;; 0; IF([StudentsPerformance.C962] = &quot;high school&quot;; 1; IF([StudentsPerformance.C962] = &quot;some college&quot;; 2; IF([StudentsPerformance.C962] = &quot;associate's degree&quot;; 3; IF([StudentsPerformance.C962] = &quot;bachelor's degree&quot;; 4; 5)))))" office:value-type="float" office:value="2" calcext:value-type="float">
            <text:p>2</text:p>
          </table:table-cell>
          <table:table-cell table:formula="of:=IF([StudentsPerformance.D962] = &quot;standard&quot;; 1; 0)" office:value-type="float" office:value="1" calcext:value-type="float">
            <text:p>1</text:p>
          </table:table-cell>
          <table:table-cell table:formula="of:=IF([StudentsPerformance.E962] = &quot;completed&quot;; 1; 0)" office:value-type="float" office:value="0" calcext:value-type="float">
            <text:p>0</text:p>
          </table:table-cell>
          <table:table-cell table:formula="of:=([StudentsPerformance.F962] - [StudentsPerformance.$J$2])/[StudentsPerformance.$K$2]" office:value-type="float" office:value="-0.66536613512021" calcext:value-type="float">
            <text:p>-0.66536613512021</text:p>
          </table:table-cell>
          <table:table-cell table:formula="of:=([StudentsPerformance.G962] - [StudentsPerformance.$M$2])/[StudentsPerformance.$N$2]" office:value-type="float" office:value="-0.76498994314605" calcext:value-type="float">
            <text:p>-0.76498994314605</text:p>
          </table:table-cell>
          <table:table-cell table:formula="of:=([StudentsPerformance.H962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963] = &quot;male&quot;; 1; 0)" office:value-type="float" office:value="0" calcext:value-type="float">
            <text:p>0</text:p>
          </table:table-cell>
          <table:table-cell table:formula="of:=IF([StudentsPerformance.B963] = &quot;group A&quot;; 0; IF([StudentsPerformance.B963] = &quot;group B&quot;; 1; IF([StudentsPerformance.B963] = &quot;group C&quot;; 2; IF([StudentsPerformance.B963] = &quot;group D&quot;; 3; 4))))" office:value-type="float" office:value="3" calcext:value-type="float">
            <text:p>3</text:p>
          </table:table-cell>
          <table:table-cell table:formula="of:=IF([StudentsPerformance.C963] = &quot;some high school&quot;; 0; IF([StudentsPerformance.C963] = &quot;high school&quot;; 1; IF([StudentsPerformance.C963] = &quot;some college&quot;; 2; IF([StudentsPerformance.C963] = &quot;associate's degree&quot;; 3; IF([StudentsPerformance.C963] = &quot;bachelor's degree&quot;; 4; 5)))))" office:value-type="float" office:value="0" calcext:value-type="float">
            <text:p>0</text:p>
          </table:table-cell>
          <table:table-cell table:formula="of:=IF([StudentsPerformance.D963] = &quot;standard&quot;; 1; 0)" office:value-type="float" office:value="0" calcext:value-type="float">
            <text:p>0</text:p>
          </table:table-cell>
          <table:table-cell table:formula="of:=IF([StudentsPerformance.E963] = &quot;completed&quot;; 1; 0)" office:value-type="float" office:value="0" calcext:value-type="float">
            <text:p>0</text:p>
          </table:table-cell>
          <table:table-cell table:formula="of:=([StudentsPerformance.F963] - [StudentsPerformance.$J$2])/[StudentsPerformance.$K$2]" office:value-type="float" office:value="-1.19296342731584" calcext:value-type="float">
            <text:p>-1.19296342731584</text:p>
          </table:table-cell>
          <table:table-cell table:formula="of:=([StudentsPerformance.G963] - [StudentsPerformance.$M$2])/[StudentsPerformance.$N$2]" office:value-type="float" office:value="-1.03895894418322" calcext:value-type="float">
            <text:p>-1.03895894418322</text:p>
          </table:table-cell>
          <table:table-cell table:formula="of:=([StudentsPerformance.H963] - [StudentsPerformance.$P$2])/[StudentsPerformance.$Q$2]" office:value-type="float" office:value="-0.990677796243472" calcext:value-type="float">
            <text:p>-0.990677796243472</text:p>
          </table:table-cell>
        </table:table-row>
        <table:table-row table:style-name="ro1">
          <table:table-cell table:formula="of:=IF([StudentsPerformance.A964] = &quot;male&quot;; 1; 0)" office:value-type="float" office:value="0" calcext:value-type="float">
            <text:p>0</text:p>
          </table:table-cell>
          <table:table-cell table:formula="of:=IF([StudentsPerformance.B964] = &quot;group A&quot;; 0; IF([StudentsPerformance.B964] = &quot;group B&quot;; 1; IF([StudentsPerformance.B964] = &quot;group C&quot;; 2; IF([StudentsPerformance.B964] = &quot;group D&quot;; 3; 4))))" office:value-type="float" office:value="4" calcext:value-type="float">
            <text:p>4</text:p>
          </table:table-cell>
          <table:table-cell table:formula="of:=IF([StudentsPerformance.C964] = &quot;some high school&quot;; 0; IF([StudentsPerformance.C964] = &quot;high school&quot;; 1; IF([StudentsPerformance.C964] = &quot;some college&quot;; 2; IF([StudentsPerformance.C964] = &quot;associate's degree&quot;; 3; IF([StudentsPerformance.C964] = &quot;bachelor's degree&quot;; 4; 5)))))" office:value-type="float" office:value="3" calcext:value-type="float">
            <text:p>3</text:p>
          </table:table-cell>
          <table:table-cell table:formula="of:=IF([StudentsPerformance.D964] = &quot;standard&quot;; 1; 0)" office:value-type="float" office:value="1" calcext:value-type="float">
            <text:p>1</text:p>
          </table:table-cell>
          <table:table-cell table:formula="of:=IF([StudentsPerformance.E964] = &quot;completed&quot;; 1; 0)" office:value-type="float" office:value="0" calcext:value-type="float">
            <text:p>0</text:p>
          </table:table-cell>
          <table:table-cell table:formula="of:=([StudentsPerformance.F964] - [StudentsPerformance.$J$2])/[StudentsPerformance.$K$2]" office:value-type="float" office:value="2.23641897195574" calcext:value-type="float">
            <text:p>2.23641897195574</text:p>
          </table:table-cell>
          <table:table-cell table:formula="of:=([StudentsPerformance.G964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964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965] = &quot;male&quot;; 1; 0)" office:value-type="float" office:value="0" calcext:value-type="float">
            <text:p>0</text:p>
          </table:table-cell>
          <table:table-cell table:formula="of:=IF([StudentsPerformance.B965] = &quot;group A&quot;; 0; IF([StudentsPerformance.B965] = &quot;group B&quot;; 1; IF([StudentsPerformance.B965] = &quot;group C&quot;; 2; IF([StudentsPerformance.B965] = &quot;group D&quot;; 3; 4))))" office:value-type="float" office:value="2" calcext:value-type="float">
            <text:p>2</text:p>
          </table:table-cell>
          <table:table-cell table:formula="of:=IF([StudentsPerformance.C965] = &quot;some high school&quot;; 0; IF([StudentsPerformance.C965] = &quot;high school&quot;; 1; IF([StudentsPerformance.C965] = &quot;some college&quot;; 2; IF([StudentsPerformance.C965] = &quot;associate's degree&quot;; 3; IF([StudentsPerformance.C965] = &quot;bachelor's degree&quot;; 4; 5)))))" office:value-type="float" office:value="0" calcext:value-type="float">
            <text:p>0</text:p>
          </table:table-cell>
          <table:table-cell table:formula="of:=IF([StudentsPerformance.D965] = &quot;standard&quot;; 1; 0)" office:value-type="float" office:value="0" calcext:value-type="float">
            <text:p>0</text:p>
          </table:table-cell>
          <table:table-cell table:formula="of:=IF([StudentsPerformance.E965] = &quot;completed&quot;; 1; 0)" office:value-type="float" office:value="1" calcext:value-type="float">
            <text:p>1</text:p>
          </table:table-cell>
          <table:table-cell table:formula="of:=([StudentsPerformance.F965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965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965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966] = &quot;male&quot;; 1; 0)" office:value-type="float" office:value="1" calcext:value-type="float">
            <text:p>1</text:p>
          </table:table-cell>
          <table:table-cell table:formula="of:=IF([StudentsPerformance.B966] = &quot;group A&quot;; 0; IF([StudentsPerformance.B966] = &quot;group B&quot;; 1; IF([StudentsPerformance.B966] = &quot;group C&quot;; 2; IF([StudentsPerformance.B966] = &quot;group D&quot;; 3; 4))))" office:value-type="float" office:value="3" calcext:value-type="float">
            <text:p>3</text:p>
          </table:table-cell>
          <table:table-cell table:formula="of:=IF([StudentsPerformance.C966] = &quot;some high school&quot;; 0; IF([StudentsPerformance.C966] = &quot;high school&quot;; 1; IF([StudentsPerformance.C966] = &quot;some college&quot;; 2; IF([StudentsPerformance.C966] = &quot;associate's degree&quot;; 3; IF([StudentsPerformance.C966] = &quot;bachelor's degree&quot;; 4; 5)))))" office:value-type="float" office:value="2" calcext:value-type="float">
            <text:p>2</text:p>
          </table:table-cell>
          <table:table-cell table:formula="of:=IF([StudentsPerformance.D966] = &quot;standard&quot;; 1; 0)" office:value-type="float" office:value="1" calcext:value-type="float">
            <text:p>1</text:p>
          </table:table-cell>
          <table:table-cell table:formula="of:=IF([StudentsPerformance.E966] = &quot;completed&quot;; 1; 0)" office:value-type="float" office:value="0" calcext:value-type="float">
            <text:p>0</text:p>
          </table:table-cell>
          <table:table-cell table:formula="of:=([StudentsPerformance.F966] - [StudentsPerformance.$J$2])/[StudentsPerformance.$K$2]" office:value-type="float" office:value="0.389828449271044" calcext:value-type="float">
            <text:p>0.389828449271044</text:p>
          </table:table-cell>
          <table:table-cell table:formula="of:=([StudentsPerformance.G966] - [StudentsPerformance.$M$2])/[StudentsPerformance.$N$2]" office:value-type="float" office:value="-0.833482193405344" calcext:value-type="float">
            <text:p>-0.833482193405344</text:p>
          </table:table-cell>
          <table:table-cell table:formula="of:=([StudentsPerformance.H966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967] = &quot;male&quot;; 1; 0)" office:value-type="float" office:value="0" calcext:value-type="float">
            <text:p>0</text:p>
          </table:table-cell>
          <table:table-cell table:formula="of:=IF([StudentsPerformance.B967] = &quot;group A&quot;; 0; IF([StudentsPerformance.B967] = &quot;group B&quot;; 1; IF([StudentsPerformance.B967] = &quot;group C&quot;; 2; IF([StudentsPerformance.B967] = &quot;group D&quot;; 3; 4))))" office:value-type="float" office:value="3" calcext:value-type="float">
            <text:p>3</text:p>
          </table:table-cell>
          <table:table-cell table:formula="of:=IF([StudentsPerformance.C967] = &quot;some high school&quot;; 0; IF([StudentsPerformance.C967] = &quot;high school&quot;; 1; IF([StudentsPerformance.C967] = &quot;some college&quot;; 2; IF([StudentsPerformance.C967] = &quot;associate's degree&quot;; 3; IF([StudentsPerformance.C967] = &quot;bachelor's degree&quot;; 4; 5)))))" office:value-type="float" office:value="2" calcext:value-type="float">
            <text:p>2</text:p>
          </table:table-cell>
          <table:table-cell table:formula="of:=IF([StudentsPerformance.D967] = &quot;standard&quot;; 1; 0)" office:value-type="float" office:value="1" calcext:value-type="float">
            <text:p>1</text:p>
          </table:table-cell>
          <table:table-cell table:formula="of:=IF([StudentsPerformance.E967] = &quot;completed&quot;; 1; 0)" office:value-type="float" office:value="0" calcext:value-type="float">
            <text:p>0</text:p>
          </table:table-cell>
          <table:table-cell table:formula="of:=([StudentsPerformance.F967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967] - [StudentsPerformance.$M$2])/[StudentsPerformance.$N$2]" office:value-type="float" office:value="0.0569170599654732" calcext:value-type="float">
            <text:p>0.056917059965473</text:p>
          </table:table-cell>
          <table:table-cell table:formula="of:=([StudentsPerformance.H967] - [StudentsPerformance.$P$2])/[StudentsPerformance.$Q$2]" office:value-type="float" office:value="0.25967945954409" calcext:value-type="float">
            <text:p>0.25967945954409</text:p>
          </table:table-cell>
        </table:table-row>
        <table:table-row table:style-name="ro1">
          <table:table-cell table:formula="of:=IF([StudentsPerformance.A968] = &quot;male&quot;; 1; 0)" office:value-type="float" office:value="1" calcext:value-type="float">
            <text:p>1</text:p>
          </table:table-cell>
          <table:table-cell table:formula="of:=IF([StudentsPerformance.B968] = &quot;group A&quot;; 0; IF([StudentsPerformance.B968] = &quot;group B&quot;; 1; IF([StudentsPerformance.B968] = &quot;group C&quot;; 2; IF([StudentsPerformance.B968] = &quot;group D&quot;; 3; 4))))" office:value-type="float" office:value="0" calcext:value-type="float">
            <text:p>0</text:p>
          </table:table-cell>
          <table:table-cell table:formula="of:=IF([StudentsPerformance.C968] = &quot;some high school&quot;; 0; IF([StudentsPerformance.C968] = &quot;high school&quot;; 1; IF([StudentsPerformance.C968] = &quot;some college&quot;; 2; IF([StudentsPerformance.C968] = &quot;associate's degree&quot;; 3; IF([StudentsPerformance.C968] = &quot;bachelor's degree&quot;; 4; 5)))))" office:value-type="float" office:value="0" calcext:value-type="float">
            <text:p>0</text:p>
          </table:table-cell>
          <table:table-cell table:formula="of:=IF([StudentsPerformance.D968] = &quot;standard&quot;; 1; 0)" office:value-type="float" office:value="1" calcext:value-type="float">
            <text:p>1</text:p>
          </table:table-cell>
          <table:table-cell table:formula="of:=IF([StudentsPerformance.E968] = &quot;completed&quot;; 1; 0)" office:value-type="float" office:value="1" calcext:value-type="float">
            <text:p>1</text:p>
          </table:table-cell>
          <table:table-cell table:formula="of:=([StudentsPerformance.F968] - [StudentsPerformance.$J$2])/[StudentsPerformance.$K$2]" office:value-type="float" office:value="-0.00586951987567626" calcext:value-type="float">
            <text:p>-0.005869519875676</text:p>
          </table:table-cell>
          <table:table-cell table:formula="of:=([StudentsPerformance.G968] - [StudentsPerformance.$M$2])/[StudentsPerformance.$N$2]" office:value-type="float" office:value="-0.080067440553114" calcext:value-type="float">
            <text:p>-0.080067440553114</text:p>
          </table:table-cell>
          <table:table-cell table:formula="of:=([StudentsPerformance.H968] - [StudentsPerformance.$P$2])/[StudentsPerformance.$Q$2]" office:value-type="float" office:value="-0.266786753419094" calcext:value-type="float">
            <text:p>-0.266786753419094</text:p>
          </table:table-cell>
        </table:table-row>
        <table:table-row table:style-name="ro1">
          <table:table-cell table:formula="of:=IF([StudentsPerformance.A969] = &quot;male&quot;; 1; 0)" office:value-type="float" office:value="1" calcext:value-type="float">
            <text:p>1</text:p>
          </table:table-cell>
          <table:table-cell table:formula="of:=IF([StudentsPerformance.B969] = &quot;group A&quot;; 0; IF([StudentsPerformance.B969] = &quot;group B&quot;; 1; IF([StudentsPerformance.B969] = &quot;group C&quot;; 2; IF([StudentsPerformance.B969] = &quot;group D&quot;; 3; 4))))" office:value-type="float" office:value="2" calcext:value-type="float">
            <text:p>2</text:p>
          </table:table-cell>
          <table:table-cell table:formula="of:=IF([StudentsPerformance.C969] = &quot;some high school&quot;; 0; IF([StudentsPerformance.C969] = &quot;high school&quot;; 1; IF([StudentsPerformance.C969] = &quot;some college&quot;; 2; IF([StudentsPerformance.C969] = &quot;associate's degree&quot;; 3; IF([StudentsPerformance.C969] = &quot;bachelor's degree&quot;; 4; 5)))))" office:value-type="float" office:value="2" calcext:value-type="float">
            <text:p>2</text:p>
          </table:table-cell>
          <table:table-cell table:formula="of:=IF([StudentsPerformance.D969] = &quot;standard&quot;; 1; 0)" office:value-type="float" office:value="1" calcext:value-type="float">
            <text:p>1</text:p>
          </table:table-cell>
          <table:table-cell table:formula="of:=IF([StudentsPerformance.E969] = &quot;completed&quot;; 1; 0)" office:value-type="float" office:value="0" calcext:value-type="float">
            <text:p>0</text:p>
          </table:table-cell>
          <table:table-cell table:formula="of:=([StudentsPerformance.F969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969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969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970] = &quot;male&quot;; 1; 0)" office:value-type="float" office:value="0" calcext:value-type="float">
            <text:p>0</text:p>
          </table:table-cell>
          <table:table-cell table:formula="of:=IF([StudentsPerformance.B970] = &quot;group A&quot;; 0; IF([StudentsPerformance.B970] = &quot;group B&quot;; 1; IF([StudentsPerformance.B970] = &quot;group C&quot;; 2; IF([StudentsPerformance.B970] = &quot;group D&quot;; 3; 4))))" office:value-type="float" office:value="4" calcext:value-type="float">
            <text:p>4</text:p>
          </table:table-cell>
          <table:table-cell table:formula="of:=IF([StudentsPerformance.C970] = &quot;some high school&quot;; 0; IF([StudentsPerformance.C970] = &quot;high school&quot;; 1; IF([StudentsPerformance.C970] = &quot;some college&quot;; 2; IF([StudentsPerformance.C970] = &quot;associate's degree&quot;; 3; IF([StudentsPerformance.C970] = &quot;bachelor's degree&quot;; 4; 5)))))" office:value-type="float" office:value="3" calcext:value-type="float">
            <text:p>3</text:p>
          </table:table-cell>
          <table:table-cell table:formula="of:=IF([StudentsPerformance.D970] = &quot;standard&quot;; 1; 0)" office:value-type="float" office:value="1" calcext:value-type="float">
            <text:p>1</text:p>
          </table:table-cell>
          <table:table-cell table:formula="of:=IF([StudentsPerformance.E970] = &quot;completed&quot;; 1; 0)" office:value-type="float" office:value="0" calcext:value-type="float">
            <text:p>0</text:p>
          </table:table-cell>
          <table:table-cell table:formula="of:=([StudentsPerformance.F970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970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970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971] = &quot;male&quot;; 1; 0)" office:value-type="float" office:value="0" calcext:value-type="float">
            <text:p>0</text:p>
          </table:table-cell>
          <table:table-cell table:formula="of:=IF([StudentsPerformance.B971] = &quot;group A&quot;; 0; IF([StudentsPerformance.B971] = &quot;group B&quot;; 1; IF([StudentsPerformance.B971] = &quot;group C&quot;; 2; IF([StudentsPerformance.B971] = &quot;group D&quot;; 3; 4))))" office:value-type="float" office:value="1" calcext:value-type="float">
            <text:p>1</text:p>
          </table:table-cell>
          <table:table-cell table:formula="of:=IF([StudentsPerformance.C971] = &quot;some high school&quot;; 0; IF([StudentsPerformance.C971] = &quot;high school&quot;; 1; IF([StudentsPerformance.C971] = &quot;some college&quot;; 2; IF([StudentsPerformance.C971] = &quot;associate's degree&quot;; 3; IF([StudentsPerformance.C971] = &quot;bachelor's degree&quot;; 4; 5)))))" office:value-type="float" office:value="4" calcext:value-type="float">
            <text:p>4</text:p>
          </table:table-cell>
          <table:table-cell table:formula="of:=IF([StudentsPerformance.D971] = &quot;standard&quot;; 1; 0)" office:value-type="float" office:value="1" calcext:value-type="float">
            <text:p>1</text:p>
          </table:table-cell>
          <table:table-cell table:formula="of:=IF([StudentsPerformance.E971] = &quot;completed&quot;; 1; 0)" office:value-type="float" office:value="0" calcext:value-type="float">
            <text:p>0</text:p>
          </table:table-cell>
          <table:table-cell table:formula="of:=([StudentsPerformance.F971] - [StudentsPerformance.$J$2])/[StudentsPerformance.$K$2]" office:value-type="float" office:value="0.587677433844404" calcext:value-type="float">
            <text:p>0.587677433844404</text:p>
          </table:table-cell>
          <table:table-cell table:formula="of:=([StudentsPerformance.G971] - [StudentsPerformance.$M$2])/[StudentsPerformance.$N$2]" office:value-type="float" office:value="1.01580856359558" calcext:value-type="float">
            <text:p>1.01580856359558</text:p>
          </table:table-cell>
          <table:table-cell table:formula="of:=([StudentsPerformance.H971] - [StudentsPerformance.$P$2])/[StudentsPerformance.$Q$2]" office:value-type="float" office:value="0.786145672507275" calcext:value-type="float">
            <text:p>0.786145672507275</text:p>
          </table:table-cell>
        </table:table-row>
        <table:table-row table:style-name="ro1">
          <table:table-cell table:formula="of:=IF([StudentsPerformance.A972] = &quot;male&quot;; 1; 0)" office:value-type="float" office:value="0" calcext:value-type="float">
            <text:p>0</text:p>
          </table:table-cell>
          <table:table-cell table:formula="of:=IF([StudentsPerformance.B972] = &quot;group A&quot;; 0; IF([StudentsPerformance.B972] = &quot;group B&quot;; 1; IF([StudentsPerformance.B972] = &quot;group C&quot;; 2; IF([StudentsPerformance.B972] = &quot;group D&quot;; 3; 4))))" office:value-type="float" office:value="3" calcext:value-type="float">
            <text:p>3</text:p>
          </table:table-cell>
          <table:table-cell table:formula="of:=IF([StudentsPerformance.C972] = &quot;some high school&quot;; 0; IF([StudentsPerformance.C972] = &quot;high school&quot;; 1; IF([StudentsPerformance.C972] = &quot;some college&quot;; 2; IF([StudentsPerformance.C972] = &quot;associate's degree&quot;; 3; IF([StudentsPerformance.C972] = &quot;bachelor's degree&quot;; 4; 5)))))" office:value-type="float" office:value="4" calcext:value-type="float">
            <text:p>4</text:p>
          </table:table-cell>
          <table:table-cell table:formula="of:=IF([StudentsPerformance.D972] = &quot;standard&quot;; 1; 0)" office:value-type="float" office:value="1" calcext:value-type="float">
            <text:p>1</text:p>
          </table:table-cell>
          <table:table-cell table:formula="of:=IF([StudentsPerformance.E972] = &quot;completed&quot;; 1; 0)" office:value-type="float" office:value="0" calcext:value-type="float">
            <text:p>0</text:p>
          </table:table-cell>
          <table:table-cell table:formula="of:=([StudentsPerformance.F972] - [StudentsPerformance.$J$2])/[StudentsPerformance.$K$2]" office:value-type="float" office:value="1.51097269518675" calcext:value-type="float">
            <text:p>1.51097269518675</text:p>
          </table:table-cell>
          <table:table-cell table:formula="of:=([StudentsPerformance.G972] - [StudentsPerformance.$M$2])/[StudentsPerformance.$N$2]" office:value-type="float" office:value="2.11168456774428" calcext:value-type="float">
            <text:p>2.11168456774428</text:p>
          </table:table-cell>
          <table:table-cell table:formula="of:=([StudentsPerformance.H972] - [StudentsPerformance.$P$2])/[StudentsPerformance.$Q$2]" office:value-type="float" office:value="2.10231120491524" calcext:value-type="float">
            <text:p>2.10231120491524</text:p>
          </table:table-cell>
        </table:table-row>
        <table:table-row table:style-name="ro1">
          <table:table-cell table:formula="of:=IF([StudentsPerformance.A973] = &quot;male&quot;; 1; 0)" office:value-type="float" office:value="1" calcext:value-type="float">
            <text:p>1</text:p>
          </table:table-cell>
          <table:table-cell table:formula="of:=IF([StudentsPerformance.B973] = &quot;group A&quot;; 0; IF([StudentsPerformance.B973] = &quot;group B&quot;; 1; IF([StudentsPerformance.B973] = &quot;group C&quot;; 2; IF([StudentsPerformance.B973] = &quot;group D&quot;; 3; 4))))" office:value-type="float" office:value="2" calcext:value-type="float">
            <text:p>2</text:p>
          </table:table-cell>
          <table:table-cell table:formula="of:=IF([StudentsPerformance.C973] = &quot;some high school&quot;; 0; IF([StudentsPerformance.C973] = &quot;high school&quot;; 1; IF([StudentsPerformance.C973] = &quot;some college&quot;; 2; IF([StudentsPerformance.C973] = &quot;associate's degree&quot;; 3; IF([StudentsPerformance.C973] = &quot;bachelor's degree&quot;; 4; 5)))))" office:value-type="float" office:value="0" calcext:value-type="float">
            <text:p>0</text:p>
          </table:table-cell>
          <table:table-cell table:formula="of:=IF([StudentsPerformance.D973] = &quot;standard&quot;; 1; 0)" office:value-type="float" office:value="1" calcext:value-type="float">
            <text:p>1</text:p>
          </table:table-cell>
          <table:table-cell table:formula="of:=IF([StudentsPerformance.E973] = &quot;completed&quot;; 1; 0)" office:value-type="float" office:value="1" calcext:value-type="float">
            <text:p>1</text:p>
          </table:table-cell>
          <table:table-cell table:formula="of:=([StudentsPerformance.F973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973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973] - [StudentsPerformance.$P$2])/[StudentsPerformance.$Q$2]" office:value-type="float" office:value="0.0622546296828964" calcext:value-type="float">
            <text:p>0.062254629682896</text:p>
          </table:table-cell>
        </table:table-row>
        <table:table-row table:style-name="ro1">
          <table:table-cell table:formula="of:=IF([StudentsPerformance.A974] = &quot;male&quot;; 1; 0)" office:value-type="float" office:value="0" calcext:value-type="float">
            <text:p>0</text:p>
          </table:table-cell>
          <table:table-cell table:formula="of:=IF([StudentsPerformance.B974] = &quot;group A&quot;; 0; IF([StudentsPerformance.B974] = &quot;group B&quot;; 1; IF([StudentsPerformance.B974] = &quot;group C&quot;; 2; IF([StudentsPerformance.B974] = &quot;group D&quot;; 3; 4))))" office:value-type="float" office:value="0" calcext:value-type="float">
            <text:p>0</text:p>
          </table:table-cell>
          <table:table-cell table:formula="of:=IF([StudentsPerformance.C974] = &quot;some high school&quot;; 0; IF([StudentsPerformance.C974] = &quot;high school&quot;; 1; IF([StudentsPerformance.C974] = &quot;some college&quot;; 2; IF([StudentsPerformance.C974] = &quot;associate's degree&quot;; 3; IF([StudentsPerformance.C974] = &quot;bachelor's degree&quot;; 4; 5)))))" office:value-type="float" office:value="1" calcext:value-type="float">
            <text:p>1</text:p>
          </table:table-cell>
          <table:table-cell table:formula="of:=IF([StudentsPerformance.D974] = &quot;standard&quot;; 1; 0)" office:value-type="float" office:value="0" calcext:value-type="float">
            <text:p>0</text:p>
          </table:table-cell>
          <table:table-cell table:formula="of:=IF([StudentsPerformance.E974] = &quot;completed&quot;; 1; 0)" office:value-type="float" office:value="1" calcext:value-type="float">
            <text:p>1</text:p>
          </table:table-cell>
          <table:table-cell table:formula="of:=([StudentsPerformance.F974] - [StudentsPerformance.$J$2])/[StudentsPerformance.$K$2]" office:value-type="float" office:value="-0.86321511969357" calcext:value-type="float">
            <text:p>-0.86321511969357</text:p>
          </table:table-cell>
          <table:table-cell table:formula="of:=([StudentsPerformance.G974] - [StudentsPerformance.$M$2])/[StudentsPerformance.$N$2]" office:value-type="float" office:value="-1.3129279452204" calcext:value-type="float">
            <text:p>-1.3129279452204</text:p>
          </table:table-cell>
          <table:table-cell table:formula="of:=([StudentsPerformance.H974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975] = &quot;male&quot;; 1; 0)" office:value-type="float" office:value="0" calcext:value-type="float">
            <text:p>0</text:p>
          </table:table-cell>
          <table:table-cell table:formula="of:=IF([StudentsPerformance.B975] = &quot;group A&quot;; 0; IF([StudentsPerformance.B975] = &quot;group B&quot;; 1; IF([StudentsPerformance.B975] = &quot;group C&quot;; 2; IF([StudentsPerformance.B975] = &quot;group D&quot;; 3; 4))))" office:value-type="float" office:value="3" calcext:value-type="float">
            <text:p>3</text:p>
          </table:table-cell>
          <table:table-cell table:formula="of:=IF([StudentsPerformance.C975] = &quot;some high school&quot;; 0; IF([StudentsPerformance.C975] = &quot;high school&quot;; 1; IF([StudentsPerformance.C975] = &quot;some college&quot;; 2; IF([StudentsPerformance.C975] = &quot;associate's degree&quot;; 3; IF([StudentsPerformance.C975] = &quot;bachelor's degree&quot;; 4; 5)))))" office:value-type="float" office:value="2" calcext:value-type="float">
            <text:p>2</text:p>
          </table:table-cell>
          <table:table-cell table:formula="of:=IF([StudentsPerformance.D975] = &quot;standard&quot;; 1; 0)" office:value-type="float" office:value="0" calcext:value-type="float">
            <text:p>0</text:p>
          </table:table-cell>
          <table:table-cell table:formula="of:=IF([StudentsPerformance.E975] = &quot;completed&quot;; 1; 0)" office:value-type="float" office:value="0" calcext:value-type="float">
            <text:p>0</text:p>
          </table:table-cell>
          <table:table-cell table:formula="of:=([StudentsPerformance.F975] - [StudentsPerformance.$J$2])/[StudentsPerformance.$K$2]" office:value-type="float" office:value="-1.12701376579138" calcext:value-type="float">
            <text:p>-1.12701376579138</text:p>
          </table:table-cell>
          <table:table-cell table:formula="of:=([StudentsPerformance.G975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975] - [StudentsPerformance.$P$2])/[StudentsPerformance.$Q$2]" office:value-type="float" office:value="-0.464211583280288" calcext:value-type="float">
            <text:p>-0.464211583280288</text:p>
          </table:table-cell>
        </table:table-row>
        <table:table-row table:style-name="ro1">
          <table:table-cell table:formula="of:=IF([StudentsPerformance.A976] = &quot;male&quot;; 1; 0)" office:value-type="float" office:value="0" calcext:value-type="float">
            <text:p>0</text:p>
          </table:table-cell>
          <table:table-cell table:formula="of:=IF([StudentsPerformance.B976] = &quot;group A&quot;; 0; IF([StudentsPerformance.B976] = &quot;group B&quot;; 1; IF([StudentsPerformance.B976] = &quot;group C&quot;; 2; IF([StudentsPerformance.B976] = &quot;group D&quot;; 3; 4))))" office:value-type="float" office:value="0" calcext:value-type="float">
            <text:p>0</text:p>
          </table:table-cell>
          <table:table-cell table:formula="of:=IF([StudentsPerformance.C976] = &quot;some high school&quot;; 0; IF([StudentsPerformance.C976] = &quot;high school&quot;; 1; IF([StudentsPerformance.C976] = &quot;some college&quot;; 2; IF([StudentsPerformance.C976] = &quot;associate's degree&quot;; 3; IF([StudentsPerformance.C976] = &quot;bachelor's degree&quot;; 4; 5)))))" office:value-type="float" office:value="2" calcext:value-type="float">
            <text:p>2</text:p>
          </table:table-cell>
          <table:table-cell table:formula="of:=IF([StudentsPerformance.D976] = &quot;standard&quot;; 1; 0)" office:value-type="float" office:value="1" calcext:value-type="float">
            <text:p>1</text:p>
          </table:table-cell>
          <table:table-cell table:formula="of:=IF([StudentsPerformance.E976] = &quot;completed&quot;; 1; 0)" office:value-type="float" office:value="0" calcext:value-type="float">
            <text:p>0</text:p>
          </table:table-cell>
          <table:table-cell table:formula="of:=([StudentsPerformance.F976] - [StudentsPerformance.$J$2])/[StudentsPerformance.$K$2]" office:value-type="float" office:value="-0.797265458169116" calcext:value-type="float">
            <text:p>-0.797265458169116</text:p>
          </table:table-cell>
          <table:table-cell table:formula="of:=([StudentsPerformance.G976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976] - [StudentsPerformance.$P$2])/[StudentsPerformance.$Q$2]" office:value-type="float" office:value="-0.0693619235578997" calcext:value-type="float">
            <text:p>-0.0693619235579</text:p>
          </table:table-cell>
        </table:table-row>
        <table:table-row table:style-name="ro1">
          <table:table-cell table:formula="of:=IF([StudentsPerformance.A977] = &quot;male&quot;; 1; 0)" office:value-type="float" office:value="0" calcext:value-type="float">
            <text:p>0</text:p>
          </table:table-cell>
          <table:table-cell table:formula="of:=IF([StudentsPerformance.B977] = &quot;group A&quot;; 0; IF([StudentsPerformance.B977] = &quot;group B&quot;; 1; IF([StudentsPerformance.B977] = &quot;group C&quot;; 2; IF([StudentsPerformance.B977] = &quot;group D&quot;; 3; 4))))" office:value-type="float" office:value="2" calcext:value-type="float">
            <text:p>2</text:p>
          </table:table-cell>
          <table:table-cell table:formula="of:=IF([StudentsPerformance.C977] = &quot;some high school&quot;; 0; IF([StudentsPerformance.C977] = &quot;high school&quot;; 1; IF([StudentsPerformance.C977] = &quot;some college&quot;; 2; IF([StudentsPerformance.C977] = &quot;associate's degree&quot;; 3; IF([StudentsPerformance.C977] = &quot;bachelor's degree&quot;; 4; 5)))))" office:value-type="float" office:value="2" calcext:value-type="float">
            <text:p>2</text:p>
          </table:table-cell>
          <table:table-cell table:formula="of:=IF([StudentsPerformance.D977] = &quot;standard&quot;; 1; 0)" office:value-type="float" office:value="1" calcext:value-type="float">
            <text:p>1</text:p>
          </table:table-cell>
          <table:table-cell table:formula="of:=IF([StudentsPerformance.E977] = &quot;completed&quot;; 1; 0)" office:value-type="float" office:value="1" calcext:value-type="float">
            <text:p>1</text:p>
          </table:table-cell>
          <table:table-cell table:formula="of:=([StudentsPerformance.F977] - [StudentsPerformance.$J$2])/[StudentsPerformance.$K$2]" office:value-type="float" office:value="-0.137768842924583" calcext:value-type="float">
            <text:p>-0.137768842924583</text:p>
          </table:table-cell>
          <table:table-cell table:formula="of:=([StudentsPerformance.G977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977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978] = &quot;male&quot;; 1; 0)" office:value-type="float" office:value="1" calcext:value-type="float">
            <text:p>1</text:p>
          </table:table-cell>
          <table:table-cell table:formula="of:=IF([StudentsPerformance.B978] = &quot;group A&quot;; 0; IF([StudentsPerformance.B978] = &quot;group B&quot;; 1; IF([StudentsPerformance.B978] = &quot;group C&quot;; 2; IF([StudentsPerformance.B978] = &quot;group D&quot;; 3; 4))))" office:value-type="float" office:value="1" calcext:value-type="float">
            <text:p>1</text:p>
          </table:table-cell>
          <table:table-cell table:formula="of:=IF([StudentsPerformance.C978] = &quot;some high school&quot;; 0; IF([StudentsPerformance.C978] = &quot;high school&quot;; 1; IF([StudentsPerformance.C978] = &quot;some college&quot;; 2; IF([StudentsPerformance.C978] = &quot;associate's degree&quot;; 3; IF([StudentsPerformance.C978] = &quot;bachelor's degree&quot;; 4; 5)))))" office:value-type="float" office:value="2" calcext:value-type="float">
            <text:p>2</text:p>
          </table:table-cell>
          <table:table-cell table:formula="of:=IF([StudentsPerformance.D978] = &quot;standard&quot;; 1; 0)" office:value-type="float" office:value="0" calcext:value-type="float">
            <text:p>0</text:p>
          </table:table-cell>
          <table:table-cell table:formula="of:=IF([StudentsPerformance.E978] = &quot;completed&quot;; 1; 0)" office:value-type="float" office:value="1" calcext:value-type="float">
            <text:p>1</text:p>
          </table:table-cell>
          <table:table-cell table:formula="of:=([StudentsPerformance.F978] - [StudentsPerformance.$J$2])/[StudentsPerformance.$K$2]" office:value-type="float" office:value="-0.401567489022396" calcext:value-type="float">
            <text:p>-0.401567489022396</text:p>
          </table:table-cell>
          <table:table-cell table:formula="of:=([StudentsPerformance.G978] - [StudentsPerformance.$M$2])/[StudentsPerformance.$N$2]" office:value-type="float" office:value="-0.491020942108876" calcext:value-type="float">
            <text:p>-0.491020942108876</text:p>
          </table:table-cell>
          <table:table-cell table:formula="of:=([StudentsPerformance.H978] - [StudentsPerformance.$P$2])/[StudentsPerformance.$Q$2]" office:value-type="float" office:value="-0.530019859900686" calcext:value-type="float">
            <text:p>-0.530019859900686</text:p>
          </table:table-cell>
        </table:table-row>
        <table:table-row table:style-name="ro1">
          <table:table-cell table:formula="of:=IF([StudentsPerformance.A979] = &quot;male&quot;; 1; 0)" office:value-type="float" office:value="1" calcext:value-type="float">
            <text:p>1</text:p>
          </table:table-cell>
          <table:table-cell table:formula="of:=IF([StudentsPerformance.B979] = &quot;group A&quot;; 0; IF([StudentsPerformance.B979] = &quot;group B&quot;; 1; IF([StudentsPerformance.B979] = &quot;group C&quot;; 2; IF([StudentsPerformance.B979] = &quot;group D&quot;; 3; 4))))" office:value-type="float" office:value="2" calcext:value-type="float">
            <text:p>2</text:p>
          </table:table-cell>
          <table:table-cell table:formula="of:=IF([StudentsPerformance.C979] = &quot;some high school&quot;; 0; IF([StudentsPerformance.C979] = &quot;high school&quot;; 1; IF([StudentsPerformance.C979] = &quot;some college&quot;; 2; IF([StudentsPerformance.C979] = &quot;associate's degree&quot;; 3; IF([StudentsPerformance.C979] = &quot;bachelor's degree&quot;; 4; 5)))))" office:value-type="float" office:value="3" calcext:value-type="float">
            <text:p>3</text:p>
          </table:table-cell>
          <table:table-cell table:formula="of:=IF([StudentsPerformance.D979] = &quot;standard&quot;; 1; 0)" office:value-type="float" office:value="1" calcext:value-type="float">
            <text:p>1</text:p>
          </table:table-cell>
          <table:table-cell table:formula="of:=IF([StudentsPerformance.E979] = &quot;completed&quot;; 1; 0)" office:value-type="float" office:value="0" calcext:value-type="float">
            <text:p>0</text:p>
          </table:table-cell>
          <table:table-cell table:formula="of:=([StudentsPerformance.F979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979] - [StudentsPerformance.$M$2])/[StudentsPerformance.$N$2]" office:value-type="float" office:value="-0.285544191330995" calcext:value-type="float">
            <text:p>-0.285544191330995</text:p>
          </table:table-cell>
          <table:table-cell table:formula="of:=([StudentsPerformance.H979] - [StudentsPerformance.$P$2])/[StudentsPerformance.$Q$2]" office:value-type="float" office:value="-0.661636413141482" calcext:value-type="float">
            <text:p>-0.661636413141482</text:p>
          </table:table-cell>
        </table:table-row>
        <table:table-row table:style-name="ro1">
          <table:table-cell table:formula="of:=IF([StudentsPerformance.A980] = &quot;male&quot;; 1; 0)" office:value-type="float" office:value="1" calcext:value-type="float">
            <text:p>1</text:p>
          </table:table-cell>
          <table:table-cell table:formula="of:=IF([StudentsPerformance.B980] = &quot;group A&quot;; 0; IF([StudentsPerformance.B980] = &quot;group B&quot;; 1; IF([StudentsPerformance.B980] = &quot;group C&quot;; 2; IF([StudentsPerformance.B980] = &quot;group D&quot;; 3; 4))))" office:value-type="float" office:value="3" calcext:value-type="float">
            <text:p>3</text:p>
          </table:table-cell>
          <table:table-cell table:formula="of:=IF([StudentsPerformance.C980] = &quot;some high school&quot;; 0; IF([StudentsPerformance.C980] = &quot;high school&quot;; 1; IF([StudentsPerformance.C980] = &quot;some college&quot;; 2; IF([StudentsPerformance.C980] = &quot;associate's degree&quot;; 3; IF([StudentsPerformance.C980] = &quot;bachelor's degree&quot;; 4; 5)))))" office:value-type="float" office:value="1" calcext:value-type="float">
            <text:p>1</text:p>
          </table:table-cell>
          <table:table-cell table:formula="of:=IF([StudentsPerformance.D980] = &quot;standard&quot;; 1; 0)" office:value-type="float" office:value="1" calcext:value-type="float">
            <text:p>1</text:p>
          </table:table-cell>
          <table:table-cell table:formula="of:=IF([StudentsPerformance.E980] = &quot;completed&quot;; 1; 0)" office:value-type="float" office:value="1" calcext:value-type="float">
            <text:p>1</text:p>
          </table:table-cell>
          <table:table-cell table:formula="of:=([StudentsPerformance.F980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980] - [StudentsPerformance.$M$2])/[StudentsPerformance.$N$2]" office:value-type="float" office:value="-1.92935819755404" calcext:value-type="float">
            <text:p>-1.92935819755404</text:p>
          </table:table-cell>
          <table:table-cell table:formula="of:=([StudentsPerformance.H980] - [StudentsPerformance.$P$2])/[StudentsPerformance.$Q$2]" office:value-type="float" office:value="-1.31971917934546" calcext:value-type="float">
            <text:p>-1.31971917934546</text:p>
          </table:table-cell>
        </table:table-row>
        <table:table-row table:style-name="ro1">
          <table:table-cell table:formula="of:=IF([StudentsPerformance.A981] = &quot;male&quot;; 1; 0)" office:value-type="float" office:value="0" calcext:value-type="float">
            <text:p>0</text:p>
          </table:table-cell>
          <table:table-cell table:formula="of:=IF([StudentsPerformance.B981] = &quot;group A&quot;; 0; IF([StudentsPerformance.B981] = &quot;group B&quot;; 1; IF([StudentsPerformance.B981] = &quot;group C&quot;; 2; IF([StudentsPerformance.B981] = &quot;group D&quot;; 3; 4))))" office:value-type="float" office:value="2" calcext:value-type="float">
            <text:p>2</text:p>
          </table:table-cell>
          <table:table-cell table:formula="of:=IF([StudentsPerformance.C981] = &quot;some high school&quot;; 0; IF([StudentsPerformance.C981] = &quot;high school&quot;; 1; IF([StudentsPerformance.C981] = &quot;some college&quot;; 2; IF([StudentsPerformance.C981] = &quot;associate's degree&quot;; 3; IF([StudentsPerformance.C981] = &quot;bachelor's degree&quot;; 4; 5)))))" office:value-type="float" office:value="3" calcext:value-type="float">
            <text:p>3</text:p>
          </table:table-cell>
          <table:table-cell table:formula="of:=IF([StudentsPerformance.D981] = &quot;standard&quot;; 1; 0)" office:value-type="float" office:value="1" calcext:value-type="float">
            <text:p>1</text:p>
          </table:table-cell>
          <table:table-cell table:formula="of:=IF([StudentsPerformance.E981] = &quot;completed&quot;; 1; 0)" office:value-type="float" office:value="0" calcext:value-type="float">
            <text:p>0</text:p>
          </table:table-cell>
          <table:table-cell table:formula="of:=([StudentsPerformance.F981] - [StudentsPerformance.$J$2])/[StudentsPerformance.$K$2]" office:value-type="float" office:value="1.64287201823566" calcext:value-type="float">
            <text:p>1.64287201823566</text:p>
          </table:table-cell>
          <table:table-cell table:formula="of:=([StudentsPerformance.G981] - [StudentsPerformance.$M$2])/[StudentsPerformance.$N$2]" office:value-type="float" office:value="1.76922331644781" calcext:value-type="float">
            <text:p>1.76922331644781</text:p>
          </table:table-cell>
          <table:table-cell table:formula="of:=([StudentsPerformance.H981] - [StudentsPerformance.$P$2])/[StudentsPerformance.$Q$2]" office:value-type="float" office:value="1.70746154519285" calcext:value-type="float">
            <text:p>1.70746154519285</text:p>
          </table:table-cell>
        </table:table-row>
        <table:table-row table:style-name="ro1">
          <table:table-cell table:formula="of:=IF([StudentsPerformance.A982] = &quot;male&quot;; 1; 0)" office:value-type="float" office:value="0" calcext:value-type="float">
            <text:p>0</text:p>
          </table:table-cell>
          <table:table-cell table:formula="of:=IF([StudentsPerformance.B982] = &quot;group A&quot;; 0; IF([StudentsPerformance.B982] = &quot;group B&quot;; 1; IF([StudentsPerformance.B982] = &quot;group C&quot;; 2; IF([StudentsPerformance.B982] = &quot;group D&quot;; 3; 4))))" office:value-type="float" office:value="1" calcext:value-type="float">
            <text:p>1</text:p>
          </table:table-cell>
          <table:table-cell table:formula="of:=IF([StudentsPerformance.C982] = &quot;some high school&quot;; 0; IF([StudentsPerformance.C982] = &quot;high school&quot;; 1; IF([StudentsPerformance.C982] = &quot;some college&quot;; 2; IF([StudentsPerformance.C982] = &quot;associate's degree&quot;; 3; IF([StudentsPerformance.C982] = &quot;bachelor's degree&quot;; 4; 5)))))" office:value-type="float" office:value="1" calcext:value-type="float">
            <text:p>1</text:p>
          </table:table-cell>
          <table:table-cell table:formula="of:=IF([StudentsPerformance.D982] = &quot;standard&quot;; 1; 0)" office:value-type="float" office:value="0" calcext:value-type="float">
            <text:p>0</text:p>
          </table:table-cell>
          <table:table-cell table:formula="of:=IF([StudentsPerformance.E982] = &quot;completed&quot;; 1; 0)" office:value-type="float" office:value="0" calcext:value-type="float">
            <text:p>0</text:p>
          </table:table-cell>
          <table:table-cell table:formula="of:=([StudentsPerformance.F982] - [StudentsPerformance.$J$2])/[StudentsPerformance.$K$2]" office:value-type="float" office:value="-3.83094988829397" calcext:value-type="float">
            <text:p>-3.83094988829397</text:p>
          </table:table-cell>
          <table:table-cell table:formula="of:=([StudentsPerformance.G982] - [StudentsPerformance.$M$2])/[StudentsPerformance.$N$2]" office:value-type="float" office:value="-3.09372645196203" calcext:value-type="float">
            <text:p>-3.09372645196203</text:p>
          </table:table-cell>
          <table:table-cell table:formula="of:=([StudentsPerformance.H982] - [StudentsPerformance.$P$2])/[StudentsPerformance.$Q$2]" office:value-type="float" office:value="-2.96492609485541" calcext:value-type="float">
            <text:p>-2.96492609485541</text:p>
          </table:table-cell>
        </table:table-row>
        <table:table-row table:style-name="ro1">
          <table:table-cell table:formula="of:=IF([StudentsPerformance.A983] = &quot;male&quot;; 1; 0)" office:value-type="float" office:value="1" calcext:value-type="float">
            <text:p>1</text:p>
          </table:table-cell>
          <table:table-cell table:formula="of:=IF([StudentsPerformance.B983] = &quot;group A&quot;; 0; IF([StudentsPerformance.B983] = &quot;group B&quot;; 1; IF([StudentsPerformance.B983] = &quot;group C&quot;; 2; IF([StudentsPerformance.B983] = &quot;group D&quot;; 3; 4))))" office:value-type="float" office:value="3" calcext:value-type="float">
            <text:p>3</text:p>
          </table:table-cell>
          <table:table-cell table:formula="of:=IF([StudentsPerformance.C983] = &quot;some high school&quot;; 0; IF([StudentsPerformance.C983] = &quot;high school&quot;; 1; IF([StudentsPerformance.C983] = &quot;some college&quot;; 2; IF([StudentsPerformance.C983] = &quot;associate's degree&quot;; 3; IF([StudentsPerformance.C983] = &quot;bachelor's degree&quot;; 4; 5)))))" office:value-type="float" office:value="0" calcext:value-type="float">
            <text:p>0</text:p>
          </table:table-cell>
          <table:table-cell table:formula="of:=IF([StudentsPerformance.D983] = &quot;standard&quot;; 1; 0)" office:value-type="float" office:value="1" calcext:value-type="float">
            <text:p>1</text:p>
          </table:table-cell>
          <table:table-cell table:formula="of:=IF([StudentsPerformance.E983] = &quot;completed&quot;; 1; 0)" office:value-type="float" office:value="0" calcext:value-type="float">
            <text:p>0</text:p>
          </table:table-cell>
          <table:table-cell table:formula="of:=([StudentsPerformance.F983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983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983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984] = &quot;male&quot;; 1; 0)" office:value-type="float" office:value="1" calcext:value-type="float">
            <text:p>1</text:p>
          </table:table-cell>
          <table:table-cell table:formula="of:=IF([StudentsPerformance.B984] = &quot;group A&quot;; 0; IF([StudentsPerformance.B984] = &quot;group B&quot;; 1; IF([StudentsPerformance.B984] = &quot;group C&quot;; 2; IF([StudentsPerformance.B984] = &quot;group D&quot;; 3; 4))))" office:value-type="float" office:value="1" calcext:value-type="float">
            <text:p>1</text:p>
          </table:table-cell>
          <table:table-cell table:formula="of:=IF([StudentsPerformance.C984] = &quot;some high school&quot;; 0; IF([StudentsPerformance.C984] = &quot;high school&quot;; 1; IF([StudentsPerformance.C984] = &quot;some college&quot;; 2; IF([StudentsPerformance.C984] = &quot;associate's degree&quot;; 3; IF([StudentsPerformance.C984] = &quot;bachelor's degree&quot;; 4; 5)))))" office:value-type="float" office:value="0" calcext:value-type="float">
            <text:p>0</text:p>
          </table:table-cell>
          <table:table-cell table:formula="of:=IF([StudentsPerformance.D984] = &quot;standard&quot;; 1; 0)" office:value-type="float" office:value="1" calcext:value-type="float">
            <text:p>1</text:p>
          </table:table-cell>
          <table:table-cell table:formula="of:=IF([StudentsPerformance.E984] = &quot;completed&quot;; 1; 0)" office:value-type="float" office:value="1" calcext:value-type="float">
            <text:p>1</text:p>
          </table:table-cell>
          <table:table-cell table:formula="of:=([StudentsPerformance.F984] - [StudentsPerformance.$J$2])/[StudentsPerformance.$K$2]" office:value-type="float" office:value="0.851476079942217" calcext:value-type="float">
            <text:p>0.851476079942217</text:p>
          </table:table-cell>
          <table:table-cell table:formula="of:=([StudentsPerformance.G984] - [StudentsPerformance.$M$2])/[StudentsPerformance.$N$2]" office:value-type="float" office:value="1.08430081385488" calcext:value-type="float">
            <text:p>1.08430081385488</text:p>
          </table:table-cell>
          <table:table-cell table:formula="of:=([StudentsPerformance.H984] - [StudentsPerformance.$P$2])/[StudentsPerformance.$Q$2]" office:value-type="float" office:value="1.18099533222966" calcext:value-type="float">
            <text:p>1.18099533222966</text:p>
          </table:table-cell>
        </table:table-row>
        <table:table-row table:style-name="ro1">
          <table:table-cell table:formula="of:=IF([StudentsPerformance.A985] = &quot;male&quot;; 1; 0)" office:value-type="float" office:value="0" calcext:value-type="float">
            <text:p>0</text:p>
          </table:table-cell>
          <table:table-cell table:formula="of:=IF([StudentsPerformance.B985] = &quot;group A&quot;; 0; IF([StudentsPerformance.B985] = &quot;group B&quot;; 1; IF([StudentsPerformance.B985] = &quot;group C&quot;; 2; IF([StudentsPerformance.B985] = &quot;group D&quot;; 3; 4))))" office:value-type="float" office:value="0" calcext:value-type="float">
            <text:p>0</text:p>
          </table:table-cell>
          <table:table-cell table:formula="of:=IF([StudentsPerformance.C985] = &quot;some high school&quot;; 0; IF([StudentsPerformance.C985] = &quot;high school&quot;; 1; IF([StudentsPerformance.C985] = &quot;some college&quot;; 2; IF([StudentsPerformance.C985] = &quot;associate's degree&quot;; 3; IF([StudentsPerformance.C985] = &quot;bachelor's degree&quot;; 4; 5)))))" office:value-type="float" office:value="2" calcext:value-type="float">
            <text:p>2</text:p>
          </table:table-cell>
          <table:table-cell table:formula="of:=IF([StudentsPerformance.D985] = &quot;standard&quot;; 1; 0)" office:value-type="float" office:value="1" calcext:value-type="float">
            <text:p>1</text:p>
          </table:table-cell>
          <table:table-cell table:formula="of:=IF([StudentsPerformance.E985] = &quot;completed&quot;; 1; 0)" office:value-type="float" office:value="1" calcext:value-type="float">
            <text:p>1</text:p>
          </table:table-cell>
          <table:table-cell table:formula="of:=([StudentsPerformance.F985] - [StudentsPerformance.$J$2])/[StudentsPerformance.$K$2]" office:value-type="float" office:value="0.785526418417764" calcext:value-type="float">
            <text:p>0.785526418417764</text:p>
          </table:table-cell>
          <table:table-cell table:formula="of:=([StudentsPerformance.G985] - [StudentsPerformance.$M$2])/[StudentsPerformance.$N$2]" office:value-type="float" office:value="1.22128531437346" calcext:value-type="float">
            <text:p>1.22128531437346</text:p>
          </table:table-cell>
          <table:table-cell table:formula="of:=([StudentsPerformance.H985] - [StudentsPerformance.$P$2])/[StudentsPerformance.$Q$2]" office:value-type="float" office:value="1.51003671533165" calcext:value-type="float">
            <text:p>1.51003671533165</text:p>
          </table:table-cell>
        </table:table-row>
        <table:table-row table:style-name="ro1">
          <table:table-cell table:formula="of:=IF([StudentsPerformance.A986] = &quot;male&quot;; 1; 0)" office:value-type="float" office:value="0" calcext:value-type="float">
            <text:p>0</text:p>
          </table:table-cell>
          <table:table-cell table:formula="of:=IF([StudentsPerformance.B986] = &quot;group A&quot;; 0; IF([StudentsPerformance.B986] = &quot;group B&quot;; 1; IF([StudentsPerformance.B986] = &quot;group C&quot;; 2; IF([StudentsPerformance.B986] = &quot;group D&quot;; 3; 4))))" office:value-type="float" office:value="2" calcext:value-type="float">
            <text:p>2</text:p>
          </table:table-cell>
          <table:table-cell table:formula="of:=IF([StudentsPerformance.C986] = &quot;some high school&quot;; 0; IF([StudentsPerformance.C986] = &quot;high school&quot;; 1; IF([StudentsPerformance.C986] = &quot;some college&quot;; 2; IF([StudentsPerformance.C986] = &quot;associate's degree&quot;; 3; IF([StudentsPerformance.C986] = &quot;bachelor's degree&quot;; 4; 5)))))" office:value-type="float" office:value="0" calcext:value-type="float">
            <text:p>0</text:p>
          </table:table-cell>
          <table:table-cell table:formula="of:=IF([StudentsPerformance.D986] = &quot;standard&quot;; 1; 0)" office:value-type="float" office:value="1" calcext:value-type="float">
            <text:p>1</text:p>
          </table:table-cell>
          <table:table-cell table:formula="of:=IF([StudentsPerformance.E986] = &quot;completed&quot;; 1; 0)" office:value-type="float" office:value="0" calcext:value-type="float">
            <text:p>0</text:p>
          </table:table-cell>
          <table:table-cell table:formula="of:=([StudentsPerformance.F986] - [StudentsPerformance.$J$2])/[StudentsPerformance.$K$2]" office:value-type="float" office:value="0.521727772319951" calcext:value-type="float">
            <text:p>0.521727772319951</text:p>
          </table:table-cell>
          <table:table-cell table:formula="of:=([StudentsPerformance.G986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986] - [StudentsPerformance.$P$2])/[StudentsPerformance.$Q$2]" office:value-type="float" office:value="0.917762225748071" calcext:value-type="float">
            <text:p>0.917762225748071</text:p>
          </table:table-cell>
        </table:table-row>
        <table:table-row table:style-name="ro1">
          <table:table-cell table:formula="of:=IF([StudentsPerformance.A987] = &quot;male&quot;; 1; 0)" office:value-type="float" office:value="1" calcext:value-type="float">
            <text:p>1</text:p>
          </table:table-cell>
          <table:table-cell table:formula="of:=IF([StudentsPerformance.B987] = &quot;group A&quot;; 0; IF([StudentsPerformance.B987] = &quot;group B&quot;; 1; IF([StudentsPerformance.B987] = &quot;group C&quot;; 2; IF([StudentsPerformance.B987] = &quot;group D&quot;; 3; 4))))" office:value-type="float" office:value="0" calcext:value-type="float">
            <text:p>0</text:p>
          </table:table-cell>
          <table:table-cell table:formula="of:=IF([StudentsPerformance.C987] = &quot;some high school&quot;; 0; IF([StudentsPerformance.C987] = &quot;high school&quot;; 1; IF([StudentsPerformance.C987] = &quot;some college&quot;; 2; IF([StudentsPerformance.C987] = &quot;associate's degree&quot;; 3; IF([StudentsPerformance.C987] = &quot;bachelor's degree&quot;; 4; 5)))))" office:value-type="float" office:value="1" calcext:value-type="float">
            <text:p>1</text:p>
          </table:table-cell>
          <table:table-cell table:formula="of:=IF([StudentsPerformance.D987] = &quot;standard&quot;; 1; 0)" office:value-type="float" office:value="1" calcext:value-type="float">
            <text:p>1</text:p>
          </table:table-cell>
          <table:table-cell table:formula="of:=IF([StudentsPerformance.E987] = &quot;completed&quot;; 1; 0)" office:value-type="float" office:value="0" calcext:value-type="float">
            <text:p>0</text:p>
          </table:table-cell>
          <table:table-cell table:formula="of:=([StudentsPerformance.F987] - [StudentsPerformance.$J$2])/[StudentsPerformance.$K$2]" office:value-type="float" office:value="-0.599416473595756" calcext:value-type="float">
            <text:p>-0.599416473595756</text:p>
          </table:table-cell>
          <table:table-cell table:formula="of:=([StudentsPerformance.G987] - [StudentsPerformance.$M$2])/[StudentsPerformance.$N$2]" office:value-type="float" office:value="-1.24443569496111" calcext:value-type="float">
            <text:p>-1.24443569496111</text:p>
          </table:table-cell>
          <table:table-cell table:formula="of:=([StudentsPerformance.H987] - [StudentsPerformance.$P$2])/[StudentsPerformance.$Q$2]" office:value-type="float" office:value="-0.924869519623074" calcext:value-type="float">
            <text:p>-0.924869519623074</text:p>
          </table:table-cell>
        </table:table-row>
        <table:table-row table:style-name="ro1">
          <table:table-cell table:formula="of:=IF([StudentsPerformance.A988] = &quot;male&quot;; 1; 0)" office:value-type="float" office:value="0" calcext:value-type="float">
            <text:p>0</text:p>
          </table:table-cell>
          <table:table-cell table:formula="of:=IF([StudentsPerformance.B988] = &quot;group A&quot;; 0; IF([StudentsPerformance.B988] = &quot;group B&quot;; 1; IF([StudentsPerformance.B988] = &quot;group C&quot;; 2; IF([StudentsPerformance.B988] = &quot;group D&quot;; 3; 4))))" office:value-type="float" office:value="2" calcext:value-type="float">
            <text:p>2</text:p>
          </table:table-cell>
          <table:table-cell table:formula="of:=IF([StudentsPerformance.C988] = &quot;some high school&quot;; 0; IF([StudentsPerformance.C988] = &quot;high school&quot;; 1; IF([StudentsPerformance.C988] = &quot;some college&quot;; 2; IF([StudentsPerformance.C988] = &quot;associate's degree&quot;; 3; IF([StudentsPerformance.C988] = &quot;bachelor's degree&quot;; 4; 5)))))" office:value-type="float" office:value="3" calcext:value-type="float">
            <text:p>3</text:p>
          </table:table-cell>
          <table:table-cell table:formula="of:=IF([StudentsPerformance.D988] = &quot;standard&quot;; 1; 0)" office:value-type="float" office:value="1" calcext:value-type="float">
            <text:p>1</text:p>
          </table:table-cell>
          <table:table-cell table:formula="of:=IF([StudentsPerformance.E988] = &quot;completed&quot;; 1; 0)" office:value-type="float" office:value="0" calcext:value-type="float">
            <text:p>0</text:p>
          </table:table-cell>
          <table:table-cell table:formula="of:=([StudentsPerformance.F988] - [StudentsPerformance.$J$2])/[StudentsPerformance.$K$2]" office:value-type="float" office:value="-1.72056071951146" calcext:value-type="float">
            <text:p>-1.72056071951146</text:p>
          </table:table-cell>
          <table:table-cell table:formula="of:=([StudentsPerformance.G988] - [StudentsPerformance.$M$2])/[StudentsPerformance.$N$2]" office:value-type="float" office:value="-0.696497692886757" calcext:value-type="float">
            <text:p>-0.696497692886757</text:p>
          </table:table-cell>
          <table:table-cell table:formula="of:=([StudentsPerformance.H988] - [StudentsPerformance.$P$2])/[StudentsPerformance.$Q$2]" office:value-type="float" office:value="-1.12229434948427" calcext:value-type="float">
            <text:p>-1.12229434948427</text:p>
          </table:table-cell>
        </table:table-row>
        <table:table-row table:style-name="ro1">
          <table:table-cell table:formula="of:=IF([StudentsPerformance.A989] = &quot;male&quot;; 1; 0)" office:value-type="float" office:value="1" calcext:value-type="float">
            <text:p>1</text:p>
          </table:table-cell>
          <table:table-cell table:formula="of:=IF([StudentsPerformance.B989] = &quot;group A&quot;; 0; IF([StudentsPerformance.B989] = &quot;group B&quot;; 1; IF([StudentsPerformance.B989] = &quot;group C&quot;; 2; IF([StudentsPerformance.B989] = &quot;group D&quot;; 3; 4))))" office:value-type="float" office:value="4" calcext:value-type="float">
            <text:p>4</text:p>
          </table:table-cell>
          <table:table-cell table:formula="of:=IF([StudentsPerformance.C989] = &quot;some high school&quot;; 0; IF([StudentsPerformance.C989] = &quot;high school&quot;; 1; IF([StudentsPerformance.C989] = &quot;some college&quot;; 2; IF([StudentsPerformance.C989] = &quot;associate's degree&quot;; 3; IF([StudentsPerformance.C989] = &quot;bachelor's degree&quot;; 4; 5)))))" office:value-type="float" office:value="0" calcext:value-type="float">
            <text:p>0</text:p>
          </table:table-cell>
          <table:table-cell table:formula="of:=IF([StudentsPerformance.D989] = &quot;standard&quot;; 1; 0)" office:value-type="float" office:value="1" calcext:value-type="float">
            <text:p>1</text:p>
          </table:table-cell>
          <table:table-cell table:formula="of:=IF([StudentsPerformance.E989] = &quot;completed&quot;; 1; 0)" office:value-type="float" office:value="1" calcext:value-type="float">
            <text:p>1</text:p>
          </table:table-cell>
          <table:table-cell table:formula="of:=([StudentsPerformance.F989] - [StudentsPerformance.$J$2])/[StudentsPerformance.$K$2]" office:value-type="float" office:value="0.983375402991124" calcext:value-type="float">
            <text:p>0.983375402991124</text:p>
          </table:table-cell>
          <table:table-cell table:formula="of:=([StudentsPerformance.G989] - [StudentsPerformance.$M$2])/[StudentsPerformance.$N$2]" office:value-type="float" office:value="0.399378311261941" calcext:value-type="float">
            <text:p>0.399378311261941</text:p>
          </table:table-cell>
          <table:table-cell table:formula="of:=([StudentsPerformance.H989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990] = &quot;male&quot;; 1; 0)" office:value-type="float" office:value="0" calcext:value-type="float">
            <text:p>0</text:p>
          </table:table-cell>
          <table:table-cell table:formula="of:=IF([StudentsPerformance.B990] = &quot;group A&quot;; 0; IF([StudentsPerformance.B990] = &quot;group B&quot;; 1; IF([StudentsPerformance.B990] = &quot;group C&quot;; 2; IF([StudentsPerformance.B990] = &quot;group D&quot;; 3; 4))))" office:value-type="float" office:value="0" calcext:value-type="float">
            <text:p>0</text:p>
          </table:table-cell>
          <table:table-cell table:formula="of:=IF([StudentsPerformance.C990] = &quot;some high school&quot;; 0; IF([StudentsPerformance.C990] = &quot;high school&quot;; 1; IF([StudentsPerformance.C990] = &quot;some college&quot;; 2; IF([StudentsPerformance.C990] = &quot;associate's degree&quot;; 3; IF([StudentsPerformance.C990] = &quot;bachelor's degree&quot;; 4; 5)))))" office:value-type="float" office:value="0" calcext:value-type="float">
            <text:p>0</text:p>
          </table:table-cell>
          <table:table-cell table:formula="of:=IF([StudentsPerformance.D990] = &quot;standard&quot;; 1; 0)" office:value-type="float" office:value="0" calcext:value-type="float">
            <text:p>0</text:p>
          </table:table-cell>
          <table:table-cell table:formula="of:=IF([StudentsPerformance.E990] = &quot;completed&quot;; 1; 0)" office:value-type="float" office:value="0" calcext:value-type="float">
            <text:p>0</text:p>
          </table:table-cell>
          <table:table-cell table:formula="of:=([StudentsPerformance.F990] - [StudentsPerformance.$J$2])/[StudentsPerformance.$K$2]" office:value-type="float" office:value="-1.45676207341365" calcext:value-type="float">
            <text:p>-1.45676207341365</text:p>
          </table:table-cell>
          <table:table-cell table:formula="of:=([StudentsPerformance.G990] - [StudentsPerformance.$M$2])/[StudentsPerformance.$N$2]" office:value-type="float" office:value="-1.65538919651687" calcext:value-type="float">
            <text:p>-1.65538919651687</text:p>
          </table:table-cell>
          <table:table-cell table:formula="of:=([StudentsPerformance.H990] - [StudentsPerformance.$P$2])/[StudentsPerformance.$Q$2]" office:value-type="float" office:value="-1.51714400920666" calcext:value-type="float">
            <text:p>-1.51714400920666</text:p>
          </table:table-cell>
        </table:table-row>
        <table:table-row table:style-name="ro1">
          <table:table-cell table:formula="of:=IF([StudentsPerformance.A991] = &quot;male&quot;; 1; 0)" office:value-type="float" office:value="0" calcext:value-type="float">
            <text:p>0</text:p>
          </table:table-cell>
          <table:table-cell table:formula="of:=IF([StudentsPerformance.B991] = &quot;group A&quot;; 0; IF([StudentsPerformance.B991] = &quot;group B&quot;; 1; IF([StudentsPerformance.B991] = &quot;group C&quot;; 2; IF([StudentsPerformance.B991] = &quot;group D&quot;; 3; 4))))" office:value-type="float" office:value="3" calcext:value-type="float">
            <text:p>3</text:p>
          </table:table-cell>
          <table:table-cell table:formula="of:=IF([StudentsPerformance.C991] = &quot;some high school&quot;; 0; IF([StudentsPerformance.C991] = &quot;high school&quot;; 1; IF([StudentsPerformance.C991] = &quot;some college&quot;; 2; IF([StudentsPerformance.C991] = &quot;associate's degree&quot;; 3; IF([StudentsPerformance.C991] = &quot;bachelor's degree&quot;; 4; 5)))))" office:value-type="float" office:value="2" calcext:value-type="float">
            <text:p>2</text:p>
          </table:table-cell>
          <table:table-cell table:formula="of:=IF([StudentsPerformance.D991] = &quot;standard&quot;; 1; 0)" office:value-type="float" office:value="0" calcext:value-type="float">
            <text:p>0</text:p>
          </table:table-cell>
          <table:table-cell table:formula="of:=IF([StudentsPerformance.E991] = &quot;completed&quot;; 1; 0)" office:value-type="float" office:value="1" calcext:value-type="float">
            <text:p>1</text:p>
          </table:table-cell>
          <table:table-cell table:formula="of:=([StudentsPerformance.F991] - [StudentsPerformance.$J$2])/[StudentsPerformance.$K$2]" office:value-type="float" office:value="0.0600801416487771" calcext:value-type="float">
            <text:p>0.060080141648777</text:p>
          </table:table-cell>
          <table:table-cell table:formula="of:=([StudentsPerformance.G991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991] - [StudentsPerformance.$P$2])/[StudentsPerformance.$Q$2]" office:value-type="float" office:value="0.983570502368469" calcext:value-type="float">
            <text:p>0.983570502368469</text:p>
          </table:table-cell>
        </table:table-row>
        <table:table-row table:style-name="ro1">
          <table:table-cell table:formula="of:=IF([StudentsPerformance.A992] = &quot;male&quot;; 1; 0)" office:value-type="float" office:value="1" calcext:value-type="float">
            <text:p>1</text:p>
          </table:table-cell>
          <table:table-cell table:formula="of:=IF([StudentsPerformance.B992] = &quot;group A&quot;; 0; IF([StudentsPerformance.B992] = &quot;group B&quot;; 1; IF([StudentsPerformance.B992] = &quot;group C&quot;; 2; IF([StudentsPerformance.B992] = &quot;group D&quot;; 3; 4))))" office:value-type="float" office:value="4" calcext:value-type="float">
            <text:p>4</text:p>
          </table:table-cell>
          <table:table-cell table:formula="of:=IF([StudentsPerformance.C992] = &quot;some high school&quot;; 0; IF([StudentsPerformance.C992] = &quot;high school&quot;; 1; IF([StudentsPerformance.C992] = &quot;some college&quot;; 2; IF([StudentsPerformance.C992] = &quot;associate's degree&quot;; 3; IF([StudentsPerformance.C992] = &quot;bachelor's degree&quot;; 4; 5)))))" office:value-type="float" office:value="1" calcext:value-type="float">
            <text:p>1</text:p>
          </table:table-cell>
          <table:table-cell table:formula="of:=IF([StudentsPerformance.D992] = &quot;standard&quot;; 1; 0)" office:value-type="float" office:value="0" calcext:value-type="float">
            <text:p>0</text:p>
          </table:table-cell>
          <table:table-cell table:formula="of:=IF([StudentsPerformance.E992] = &quot;completed&quot;; 1; 0)" office:value-type="float" office:value="1" calcext:value-type="float">
            <text:p>1</text:p>
          </table:table-cell>
          <table:table-cell table:formula="of:=([StudentsPerformance.F992] - [StudentsPerformance.$J$2])/[StudentsPerformance.$K$2]" office:value-type="float" office:value="1.31312371061339" calcext:value-type="float">
            <text:p>1.31312371061339</text:p>
          </table:table-cell>
          <table:table-cell table:formula="of:=([StudentsPerformance.G992] - [StudentsPerformance.$M$2])/[StudentsPerformance.$N$2]" office:value-type="float" office:value="0.810331812817703" calcext:value-type="float">
            <text:p>0.810331812817703</text:p>
          </table:table-cell>
          <table:table-cell table:formula="of:=([StudentsPerformance.H992] - [StudentsPerformance.$P$2])/[StudentsPerformance.$Q$2]" office:value-type="float" office:value="0.457104289405285" calcext:value-type="float">
            <text:p>0.457104289405285</text:p>
          </table:table-cell>
        </table:table-row>
        <table:table-row table:style-name="ro1">
          <table:table-cell table:formula="of:=IF([StudentsPerformance.A993] = &quot;male&quot;; 1; 0)" office:value-type="float" office:value="0" calcext:value-type="float">
            <text:p>0</text:p>
          </table:table-cell>
          <table:table-cell table:formula="of:=IF([StudentsPerformance.B993] = &quot;group A&quot;; 0; IF([StudentsPerformance.B993] = &quot;group B&quot;; 1; IF([StudentsPerformance.B993] = &quot;group C&quot;; 2; IF([StudentsPerformance.B993] = &quot;group D&quot;; 3; 4))))" office:value-type="float" office:value="1" calcext:value-type="float">
            <text:p>1</text:p>
          </table:table-cell>
          <table:table-cell table:formula="of:=IF([StudentsPerformance.C993] = &quot;some high school&quot;; 0; IF([StudentsPerformance.C993] = &quot;high school&quot;; 1; IF([StudentsPerformance.C993] = &quot;some college&quot;; 2; IF([StudentsPerformance.C993] = &quot;associate's degree&quot;; 3; IF([StudentsPerformance.C993] = &quot;bachelor's degree&quot;; 4; 5)))))" office:value-type="float" office:value="0" calcext:value-type="float">
            <text:p>0</text:p>
          </table:table-cell>
          <table:table-cell table:formula="of:=IF([StudentsPerformance.D993] = &quot;standard&quot;; 1; 0)" office:value-type="float" office:value="1" calcext:value-type="float">
            <text:p>1</text:p>
          </table:table-cell>
          <table:table-cell table:formula="of:=IF([StudentsPerformance.E993] = &quot;completed&quot;; 1; 0)" office:value-type="float" office:value="1" calcext:value-type="float">
            <text:p>1</text:p>
          </table:table-cell>
          <table:table-cell table:formula="of:=([StudentsPerformance.F993] - [StudentsPerformance.$J$2])/[StudentsPerformance.$K$2]" office:value-type="float" office:value="-0.0718191814001296" calcext:value-type="float">
            <text:p>-0.07181918140013</text:p>
          </table:table-cell>
          <table:table-cell table:formula="of:=([StudentsPerformance.G993] - [StudentsPerformance.$M$2])/[StudentsPerformance.$N$2]" office:value-type="float" office:value="0.878824063076997" calcext:value-type="float">
            <text:p>0.878824063076997</text:p>
          </table:table-cell>
          <table:table-cell table:formula="of:=([StudentsPerformance.H993] - [StudentsPerformance.$P$2])/[StudentsPerformance.$Q$2]" office:value-type="float" office:value="0.654529119266479" calcext:value-type="float">
            <text:p>0.654529119266479</text:p>
          </table:table-cell>
        </table:table-row>
        <table:table-row table:style-name="ro1">
          <table:table-cell table:formula="of:=IF([StudentsPerformance.A994] = &quot;male&quot;; 1; 0)" office:value-type="float" office:value="0" calcext:value-type="float">
            <text:p>0</text:p>
          </table:table-cell>
          <table:table-cell table:formula="of:=IF([StudentsPerformance.B994] = &quot;group A&quot;; 0; IF([StudentsPerformance.B994] = &quot;group B&quot;; 1; IF([StudentsPerformance.B994] = &quot;group C&quot;; 2; IF([StudentsPerformance.B994] = &quot;group D&quot;; 3; 4))))" office:value-type="float" office:value="3" calcext:value-type="float">
            <text:p>3</text:p>
          </table:table-cell>
          <table:table-cell table:formula="of:=IF([StudentsPerformance.C994] = &quot;some high school&quot;; 0; IF([StudentsPerformance.C994] = &quot;high school&quot;; 1; IF([StudentsPerformance.C994] = &quot;some college&quot;; 2; IF([StudentsPerformance.C994] = &quot;associate's degree&quot;; 3; IF([StudentsPerformance.C994] = &quot;bachelor's degree&quot;; 4; 5)))))" office:value-type="float" office:value="3" calcext:value-type="float">
            <text:p>3</text:p>
          </table:table-cell>
          <table:table-cell table:formula="of:=IF([StudentsPerformance.D994] = &quot;standard&quot;; 1; 0)" office:value-type="float" office:value="0" calcext:value-type="float">
            <text:p>0</text:p>
          </table:table-cell>
          <table:table-cell table:formula="of:=IF([StudentsPerformance.E994] = &quot;completed&quot;; 1; 0)" office:value-type="float" office:value="0" calcext:value-type="float">
            <text:p>0</text:p>
          </table:table-cell>
          <table:table-cell table:formula="of:=([StudentsPerformance.F994] - [StudentsPerformance.$J$2])/[StudentsPerformance.$K$2]" office:value-type="float" office:value="-0.731315796644663" calcext:value-type="float">
            <text:p>-0.731315796644663</text:p>
          </table:table-cell>
          <table:table-cell table:formula="of:=([StudentsPerformance.G994] - [StudentsPerformance.$M$2])/[StudentsPerformance.$N$2]" office:value-type="float" office:value="0.467870561521235" calcext:value-type="float">
            <text:p>0.467870561521235</text:p>
          </table:table-cell>
          <table:table-cell table:formula="of:=([StudentsPerformance.H994] - [StudentsPerformance.$P$2])/[StudentsPerformance.$Q$2]" office:value-type="float" office:value="0.522912566025683" calcext:value-type="float">
            <text:p>0.522912566025683</text:p>
          </table:table-cell>
        </table:table-row>
        <table:table-row table:style-name="ro1">
          <table:table-cell table:formula="of:=IF([StudentsPerformance.A995] = &quot;male&quot;; 1; 0)" office:value-type="float" office:value="0" calcext:value-type="float">
            <text:p>0</text:p>
          </table:table-cell>
          <table:table-cell table:formula="of:=IF([StudentsPerformance.B995] = &quot;group A&quot;; 0; IF([StudentsPerformance.B995] = &quot;group B&quot;; 1; IF([StudentsPerformance.B995] = &quot;group C&quot;; 2; IF([StudentsPerformance.B995] = &quot;group D&quot;; 3; 4))))" office:value-type="float" office:value="3" calcext:value-type="float">
            <text:p>3</text:p>
          </table:table-cell>
          <table:table-cell table:formula="of:=IF([StudentsPerformance.C995] = &quot;some high school&quot;; 0; IF([StudentsPerformance.C995] = &quot;high school&quot;; 1; IF([StudentsPerformance.C995] = &quot;some college&quot;; 2; IF([StudentsPerformance.C995] = &quot;associate's degree&quot;; 3; IF([StudentsPerformance.C995] = &quot;bachelor's degree&quot;; 4; 5)))))" office:value-type="float" office:value="4" calcext:value-type="float">
            <text:p>4</text:p>
          </table:table-cell>
          <table:table-cell table:formula="of:=IF([StudentsPerformance.D995] = &quot;standard&quot;; 1; 0)" office:value-type="float" office:value="0" calcext:value-type="float">
            <text:p>0</text:p>
          </table:table-cell>
          <table:table-cell table:formula="of:=IF([StudentsPerformance.E995] = &quot;completed&quot;; 1; 0)" office:value-type="float" office:value="0" calcext:value-type="float">
            <text:p>0</text:p>
          </table:table-cell>
          <table:table-cell table:formula="of:=([StudentsPerformance.F995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995] - [StudentsPerformance.$M$2])/[StudentsPerformance.$N$2]" office:value-type="float" office:value="0.19390156048406" calcext:value-type="float">
            <text:p>0.19390156048406</text:p>
          </table:table-cell>
          <table:table-cell table:formula="of:=([StudentsPerformance.H995] - [StudentsPerformance.$P$2])/[StudentsPerformance.$Q$2]" office:value-type="float" office:value="0.391296012784886" calcext:value-type="float">
            <text:p>0.391296012784886</text:p>
          </table:table-cell>
        </table:table-row>
        <table:table-row table:style-name="ro1">
          <table:table-cell table:formula="of:=IF([StudentsPerformance.A996] = &quot;male&quot;; 1; 0)" office:value-type="float" office:value="1" calcext:value-type="float">
            <text:p>1</text:p>
          </table:table-cell>
          <table:table-cell table:formula="of:=IF([StudentsPerformance.B996] = &quot;group A&quot;; 0; IF([StudentsPerformance.B996] = &quot;group B&quot;; 1; IF([StudentsPerformance.B996] = &quot;group C&quot;; 2; IF([StudentsPerformance.B996] = &quot;group D&quot;; 3; 4))))" office:value-type="float" office:value="0" calcext:value-type="float">
            <text:p>0</text:p>
          </table:table-cell>
          <table:table-cell table:formula="of:=IF([StudentsPerformance.C996] = &quot;some high school&quot;; 0; IF([StudentsPerformance.C996] = &quot;high school&quot;; 1; IF([StudentsPerformance.C996] = &quot;some college&quot;; 2; IF([StudentsPerformance.C996] = &quot;associate's degree&quot;; 3; IF([StudentsPerformance.C996] = &quot;bachelor's degree&quot;; 4; 5)))))" office:value-type="float" office:value="1" calcext:value-type="float">
            <text:p>1</text:p>
          </table:table-cell>
          <table:table-cell table:formula="of:=IF([StudentsPerformance.D996] = &quot;standard&quot;; 1; 0)" office:value-type="float" office:value="1" calcext:value-type="float">
            <text:p>1</text:p>
          </table:table-cell>
          <table:table-cell table:formula="of:=IF([StudentsPerformance.E996] = &quot;completed&quot;; 1; 0)" office:value-type="float" office:value="0" calcext:value-type="float">
            <text:p>0</text:p>
          </table:table-cell>
          <table:table-cell table:formula="of:=([StudentsPerformance.F996] - [StudentsPerformance.$J$2])/[StudentsPerformance.$K$2]" office:value-type="float" office:value="-0.203718504449036" calcext:value-type="float">
            <text:p>-0.203718504449036</text:p>
          </table:table-cell>
          <table:table-cell table:formula="of:=([StudentsPerformance.G996] - [StudentsPerformance.$M$2])/[StudentsPerformance.$N$2]" office:value-type="float" office:value="-0.422528691849582" calcext:value-type="float">
            <text:p>-0.422528691849582</text:p>
          </table:table-cell>
          <table:table-cell table:formula="of:=([StudentsPerformance.H996] - [StudentsPerformance.$P$2])/[StudentsPerformance.$Q$2]" office:value-type="float" office:value="-0.39840330665989" calcext:value-type="float">
            <text:p>-0.39840330665989</text:p>
          </table:table-cell>
        </table:table-row>
        <table:table-row table:style-name="ro1">
          <table:table-cell table:formula="of:=IF([StudentsPerformance.A997] = &quot;male&quot;; 1; 0)" office:value-type="float" office:value="0" calcext:value-type="float">
            <text:p>0</text:p>
          </table:table-cell>
          <table:table-cell table:formula="of:=IF([StudentsPerformance.B997] = &quot;group A&quot;; 0; IF([StudentsPerformance.B997] = &quot;group B&quot;; 1; IF([StudentsPerformance.B997] = &quot;group C&quot;; 2; IF([StudentsPerformance.B997] = &quot;group D&quot;; 3; 4))))" office:value-type="float" office:value="4" calcext:value-type="float">
            <text:p>4</text:p>
          </table:table-cell>
          <table:table-cell table:formula="of:=IF([StudentsPerformance.C997] = &quot;some high school&quot;; 0; IF([StudentsPerformance.C997] = &quot;high school&quot;; 1; IF([StudentsPerformance.C997] = &quot;some college&quot;; 2; IF([StudentsPerformance.C997] = &quot;associate's degree&quot;; 3; IF([StudentsPerformance.C997] = &quot;bachelor's degree&quot;; 4; 5)))))" office:value-type="float" office:value="5" calcext:value-type="float">
            <text:p>5</text:p>
          </table:table-cell>
          <table:table-cell table:formula="of:=IF([StudentsPerformance.D997] = &quot;standard&quot;; 1; 0)" office:value-type="float" office:value="1" calcext:value-type="float">
            <text:p>1</text:p>
          </table:table-cell>
          <table:table-cell table:formula="of:=IF([StudentsPerformance.E997] = &quot;completed&quot;; 1; 0)" office:value-type="float" office:value="1" calcext:value-type="float">
            <text:p>1</text:p>
          </table:table-cell>
          <table:table-cell table:formula="of:=([StudentsPerformance.F997] - [StudentsPerformance.$J$2])/[StudentsPerformance.$K$2]" office:value-type="float" office:value="1.4450230336623" calcext:value-type="float">
            <text:p>1.4450230336623</text:p>
          </table:table-cell>
          <table:table-cell table:formula="of:=([StudentsPerformance.G997] - [StudentsPerformance.$M$2])/[StudentsPerformance.$N$2]" office:value-type="float" office:value="2.04319231748499" calcext:value-type="float">
            <text:p>2.04319231748499</text:p>
          </table:table-cell>
          <table:table-cell table:formula="of:=([StudentsPerformance.H997] - [StudentsPerformance.$P$2])/[StudentsPerformance.$Q$2]" office:value-type="float" office:value="1.77326982181325" calcext:value-type="float">
            <text:p>1.77326982181325</text:p>
          </table:table-cell>
        </table:table-row>
        <table:table-row table:style-name="ro1">
          <table:table-cell table:formula="of:=IF([StudentsPerformance.A998] = &quot;male&quot;; 1; 0)" office:value-type="float" office:value="1" calcext:value-type="float">
            <text:p>1</text:p>
          </table:table-cell>
          <table:table-cell table:formula="of:=IF([StudentsPerformance.B998] = &quot;group A&quot;; 0; IF([StudentsPerformance.B998] = &quot;group B&quot;; 1; IF([StudentsPerformance.B998] = &quot;group C&quot;; 2; IF([StudentsPerformance.B998] = &quot;group D&quot;; 3; 4))))" office:value-type="float" office:value="2" calcext:value-type="float">
            <text:p>2</text:p>
          </table:table-cell>
          <table:table-cell table:formula="of:=IF([StudentsPerformance.C998] = &quot;some high school&quot;; 0; IF([StudentsPerformance.C998] = &quot;high school&quot;; 1; IF([StudentsPerformance.C998] = &quot;some college&quot;; 2; IF([StudentsPerformance.C998] = &quot;associate's degree&quot;; 3; IF([StudentsPerformance.C998] = &quot;bachelor's degree&quot;; 4; 5)))))" office:value-type="float" office:value="1" calcext:value-type="float">
            <text:p>1</text:p>
          </table:table-cell>
          <table:table-cell table:formula="of:=IF([StudentsPerformance.D998] = &quot;standard&quot;; 1; 0)" office:value-type="float" office:value="0" calcext:value-type="float">
            <text:p>0</text:p>
          </table:table-cell>
          <table:table-cell table:formula="of:=IF([StudentsPerformance.E998] = &quot;completed&quot;; 1; 0)" office:value-type="float" office:value="0" calcext:value-type="float">
            <text:p>0</text:p>
          </table:table-cell>
          <table:table-cell table:formula="of:=([StudentsPerformance.F998] - [StudentsPerformance.$J$2])/[StudentsPerformance.$K$2]" office:value-type="float" office:value="-0.26966816597349" calcext:value-type="float">
            <text:p>-0.26966816597349</text:p>
          </table:table-cell>
          <table:table-cell table:formula="of:=([StudentsPerformance.G998] - [StudentsPerformance.$M$2])/[StudentsPerformance.$N$2]" office:value-type="float" office:value="-0.970466693923931" calcext:value-type="float">
            <text:p>-0.970466693923931</text:p>
          </table:table-cell>
          <table:table-cell table:formula="of:=([StudentsPerformance.H998] - [StudentsPerformance.$P$2])/[StudentsPerformance.$Q$2]" office:value-type="float" office:value="-0.859061243002676" calcext:value-type="float">
            <text:p>-0.859061243002676</text:p>
          </table:table-cell>
        </table:table-row>
        <table:table-row table:style-name="ro1">
          <table:table-cell table:formula="of:=IF([StudentsPerformance.A999] = &quot;male&quot;; 1; 0)" office:value-type="float" office:value="0" calcext:value-type="float">
            <text:p>0</text:p>
          </table:table-cell>
          <table:table-cell table:formula="of:=IF([StudentsPerformance.B999] = &quot;group A&quot;; 0; IF([StudentsPerformance.B999] = &quot;group B&quot;; 1; IF([StudentsPerformance.B999] = &quot;group C&quot;; 2; IF([StudentsPerformance.B999] = &quot;group D&quot;; 3; 4))))" office:value-type="float" office:value="2" calcext:value-type="float">
            <text:p>2</text:p>
          </table:table-cell>
          <table:table-cell table:formula="of:=IF([StudentsPerformance.C999] = &quot;some high school&quot;; 0; IF([StudentsPerformance.C999] = &quot;high school&quot;; 1; IF([StudentsPerformance.C999] = &quot;some college&quot;; 2; IF([StudentsPerformance.C999] = &quot;associate's degree&quot;; 3; IF([StudentsPerformance.C999] = &quot;bachelor's degree&quot;; 4; 5)))))" office:value-type="float" office:value="1" calcext:value-type="float">
            <text:p>1</text:p>
          </table:table-cell>
          <table:table-cell table:formula="of:=IF([StudentsPerformance.D999] = &quot;standard&quot;; 1; 0)" office:value-type="float" office:value="0" calcext:value-type="float">
            <text:p>0</text:p>
          </table:table-cell>
          <table:table-cell table:formula="of:=IF([StudentsPerformance.E999] = &quot;completed&quot;; 1; 0)" office:value-type="float" office:value="1" calcext:value-type="float">
            <text:p>1</text:p>
          </table:table-cell>
          <table:table-cell table:formula="of:=([StudentsPerformance.F999] - [StudentsPerformance.$J$2])/[StudentsPerformance.$K$2]" office:value-type="float" office:value="-0.46751715054685" calcext:value-type="float">
            <text:p>-0.46751715054685</text:p>
          </table:table-cell>
          <table:table-cell table:formula="of:=([StudentsPerformance.G999] - [StudentsPerformance.$M$2])/[StudentsPerformance.$N$2]" office:value-type="float" office:value="0.125409310224767" calcext:value-type="float">
            <text:p>0.125409310224767</text:p>
          </table:table-cell>
          <table:table-cell table:formula="of:=([StudentsPerformance.H999] - [StudentsPerformance.$P$2])/[StudentsPerformance.$Q$2]" office:value-type="float" office:value="-0.200978476798696" calcext:value-type="float">
            <text:p>-0.200978476798696</text:p>
          </table:table-cell>
        </table:table-row>
        <table:table-row table:style-name="ro1">
          <table:table-cell table:formula="of:=IF([StudentsPerformance.A1000] = &quot;male&quot;; 1; 0)" office:value-type="float" office:value="0" calcext:value-type="float">
            <text:p>0</text:p>
          </table:table-cell>
          <table:table-cell table:formula="of:=IF([StudentsPerformance.B1000] = &quot;group A&quot;; 0; IF([StudentsPerformance.B1000] = &quot;group B&quot;; 1; IF([StudentsPerformance.B1000] = &quot;group C&quot;; 2; IF([StudentsPerformance.B1000] = &quot;group D&quot;; 3; 4))))" office:value-type="float" office:value="3" calcext:value-type="float">
            <text:p>3</text:p>
          </table:table-cell>
          <table:table-cell table:formula="of:=IF([StudentsPerformance.C1000] = &quot;some high school&quot;; 0; IF([StudentsPerformance.C1000] = &quot;high school&quot;; 1; IF([StudentsPerformance.C1000] = &quot;some college&quot;; 2; IF([StudentsPerformance.C1000] = &quot;associate's degree&quot;; 3; IF([StudentsPerformance.C1000] = &quot;bachelor's degree&quot;; 4; 5)))))" office:value-type="float" office:value="2" calcext:value-type="float">
            <text:p>2</text:p>
          </table:table-cell>
          <table:table-cell table:formula="of:=IF([StudentsPerformance.D1000] = &quot;standard&quot;; 1; 0)" office:value-type="float" office:value="1" calcext:value-type="float">
            <text:p>1</text:p>
          </table:table-cell>
          <table:table-cell table:formula="of:=IF([StudentsPerformance.E1000] = &quot;completed&quot;; 1; 0)" office:value-type="float" office:value="1" calcext:value-type="float">
            <text:p>1</text:p>
          </table:table-cell>
          <table:table-cell table:formula="of:=([StudentsPerformance.F1000] - [StudentsPerformance.$J$2])/[StudentsPerformance.$K$2]" office:value-type="float" office:value="0.12602980317323" calcext:value-type="float">
            <text:p>0.12602980317323</text:p>
          </table:table-cell>
          <table:table-cell table:formula="of:=([StudentsPerformance.G1000] - [StudentsPerformance.$M$2])/[StudentsPerformance.$N$2]" office:value-type="float" office:value="0.604855062039822" calcext:value-type="float">
            <text:p>0.604855062039822</text:p>
          </table:table-cell>
          <table:table-cell table:formula="of:=([StudentsPerformance.H1000] - [StudentsPerformance.$P$2])/[StudentsPerformance.$Q$2]" office:value-type="float" office:value="0.588720842646081" calcext:value-type="float">
            <text:p>0.588720842646081</text:p>
          </table:table-cell>
        </table:table-row>
        <table:table-row table:style-name="ro1">
          <table:table-cell table:formula="of:=IF([StudentsPerformance.A1001] = &quot;male&quot;; 1; 0)" office:value-type="float" office:value="0" calcext:value-type="float">
            <text:p>0</text:p>
          </table:table-cell>
          <table:table-cell table:formula="of:=IF([StudentsPerformance.B1001] = &quot;group A&quot;; 0; IF([StudentsPerformance.B1001] = &quot;group B&quot;; 1; IF([StudentsPerformance.B1001] = &quot;group C&quot;; 2; IF([StudentsPerformance.B1001] = &quot;group D&quot;; 3; 4))))" office:value-type="float" office:value="3" calcext:value-type="float">
            <text:p>3</text:p>
          </table:table-cell>
          <table:table-cell table:formula="of:=IF([StudentsPerformance.C1001] = &quot;some high school&quot;; 0; IF([StudentsPerformance.C1001] = &quot;high school&quot;; 1; IF([StudentsPerformance.C1001] = &quot;some college&quot;; 2; IF([StudentsPerformance.C1001] = &quot;associate's degree&quot;; 3; IF([StudentsPerformance.C1001] = &quot;bachelor's degree&quot;; 4; 5)))))" office:value-type="float" office:value="2" calcext:value-type="float">
            <text:p>2</text:p>
          </table:table-cell>
          <table:table-cell table:formula="of:=IF([StudentsPerformance.D1001] = &quot;standard&quot;; 1; 0)" office:value-type="float" office:value="0" calcext:value-type="float">
            <text:p>0</text:p>
          </table:table-cell>
          <table:table-cell table:formula="of:=IF([StudentsPerformance.E1001] = &quot;completed&quot;; 1; 0)" office:value-type="float" office:value="0" calcext:value-type="float">
            <text:p>0</text:p>
          </table:table-cell>
          <table:table-cell table:formula="of:=([StudentsPerformance.F1001] - [StudentsPerformance.$J$2])/[StudentsPerformance.$K$2]" office:value-type="float" office:value="0.719576756893311" calcext:value-type="float">
            <text:p>0.719576756893311</text:p>
          </table:table-cell>
          <table:table-cell table:formula="of:=([StudentsPerformance.G1001] - [StudentsPerformance.$M$2])/[StudentsPerformance.$N$2]" office:value-type="float" office:value="1.15279306411417" calcext:value-type="float">
            <text:p>1.15279306411417</text:p>
          </table:table-cell>
          <table:table-cell table:formula="of:=([StudentsPerformance.H1001] - [StudentsPerformance.$P$2])/[StudentsPerformance.$Q$2]" office:value-type="float" office:value="1.18099533222966" calcext:value-type="float">
            <text:p>1.18099533222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0:10:06.824257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0:51:39.760631414</dc:date>
    <meta:editing-duration>PT44M13S</meta:editing-duration>
    <meta:editing-cycles>8</meta:editing-cycles>
    <meta:generator>LibreOffice/5.2.7.2$Linux_X86_64 LibreOffice_project/20m0$Build-2</meta:generator>
    <meta:document-statistic meta:table-count="2" meta:cell-count="16028" meta:object-count="0"/>
  </office:meta>
</office:document-meta>
</file>